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jaVu Sans1" svg:font-family="'DejaVu Sans'"/>
    <style:font-face style:name="Liberation Sans2" svg:font-family="'Liberation Sans'"/>
    <style:font-face style:name="Liberation Serif2" svg:font-family="'Liberation Serif'"/>
    <style:font-face style:name="DejaVu Sans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2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0.493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solid" svg:stroke-width="0.025cm" svg:stroke-color="#44546a" draw:stroke-linejoin="round" svg:stroke-linecap="butt" draw:fill="solid" draw:fill-color="#d9d9d9" fo:padding-top="0.012cm" fo:padding-bottom="0.012cm" fo:padding-left="0.012cm" fo:padding-right="0.012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615cm" fo:min-width="2.445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solid" svg:stroke-width="0.025cm" svg:stroke-color="#44546a" draw:stroke-linejoin="round" svg:stroke-linecap="butt" draw:fill="solid" draw:fill-color="#fff2cc" fo:padding-top="0.012cm" fo:padding-bottom="0.012cm" fo:padding-left="0.012cm" fo:padding-right="0.012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1.737cm" fo:min-width="19.183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solid" svg:stroke-width="0.025cm" svg:stroke-color="#44546a" draw:stroke-linejoin="round" svg:stroke-linecap="butt" draw:fill="solid" draw:fill-color="#cfe2f3" fo:padding-top="0.012cm" fo:padding-bottom="0.012cm" fo:padding-left="0.012cm" fo:padding-right="0.012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1.145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615cm" fo:min-width="0.528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solid" svg:stroke-width="0.025cm" svg:stroke-color="#44546a" draw:stroke-linejoin="round" svg:stroke-linecap="butt" draw:fill="solid" draw:fill-color="#d9ead3" fo:padding-top="0.012cm" fo:padding-bottom="0.012cm" fo:padding-left="0.012cm" fo:padding-right="0.012cm"/>
    </style:style>
    <style:style style:name="gr11" style:family="graphic" style:parent-style-name="standard">
      <style:graphic-properties draw:stroke="none" draw:fill="solid" draw:fill-color="#ead1dc"/>
    </style:style>
    <style:style style:name="gr12" style:family="graphic" style:parent-style-name="standard">
      <style:graphic-properties draw:stroke="solid" svg:stroke-width="0.025cm" svg:stroke-color="#44546a" draw:stroke-linejoin="round" svg:stroke-linecap="butt" draw:fill="none" fo:padding-top="0.012cm" fo:padding-bottom="0.012cm" fo:padding-left="0.012cm" fo:padding-right="0.012cm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0.832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solid" svg:stroke-width="0.025cm" svg:stroke-color="#44546a" draw:stroke-linejoin="round" svg:stroke-linecap="butt" draw:fill="solid" draw:fill-color="#ead1dc" fo:padding-top="0.012cm" fo:padding-bottom="0.012cm" fo:padding-left="0.012cm" fo:padding-right="0.012cm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1.014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615cm" fo:min-width="0.679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589cm" fo:min-width="0.595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589cm" fo:min-width="0.528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0.705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0.459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.801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0.891cm" fo:padding-top="0cm" fo:padding-bottom="0cm" fo:padding-left="0cm" fo:padding-right="0cm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0.781cm" fo:padding-top="0cm" fo:padding-bottom="0cm" fo:padding-left="0cm" fo:padding-right="0cm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1.182cm" fo:min-width="12.461cm" fo:padding-top="0cm" fo:padding-bottom="0cm" fo:padding-left="0cm" fo:padding-right="0cm"/>
      <style:paragraph-properties style:writing-mode="lr-tb"/>
    </style:style>
    <style:style style:name="gr25" style:family="graphic" style:parent-style-name="standard">
      <style:graphic-properties draw:stroke="solid" svg:stroke-width="0.025cm" svg:stroke-color="#44546a" draw:stroke-linejoin="round" svg:stroke-linecap="butt" draw:fill="solid" draw:fill-color="#ff0000" fo:padding-top="0.012cm" fo:padding-bottom="0.012cm" fo:padding-left="0.012cm" fo:padding-right="0.012cm"/>
    </style:style>
    <style:style style:name="gr26" style:family="graphic" style:parent-style-name="standard">
      <style:graphic-properties draw:stroke="solid" svg:stroke-width="0.025cm" svg:stroke-color="#44546a" draw:stroke-linejoin="round" svg:stroke-linecap="butt" draw:fill="solid" draw:fill-color="#dee6ef" fo:padding-top="0.012cm" fo:padding-bottom="0.012cm" fo:padding-left="0.012cm" fo:padding-right="0.012cm"/>
    </style:style>
    <style:style style:name="gr27" style:family="graphic" style:parent-style-name="standard">
      <style:graphic-properties draw:stroke="none" draw:fill="solid" draw:fill-color="#d9ead3"/>
    </style:style>
    <style:style style:name="gr28" style:family="graphic" style:parent-style-name="standard">
      <style:graphic-properties draw:stroke="solid" svg:stroke-width="0.025cm" svg:stroke-color="#44546a" draw:stroke-linejoin="round" svg:stroke-linecap="butt" draw:fill="solid" draw:fill-color="#00a933" fo:padding-top="0.012cm" fo:padding-bottom="0.012cm" fo:padding-left="0.012cm" fo:padding-right="0.012cm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1.182cm" fo:min-width="11.106cm" fo:padding-top="0cm" fo:padding-bottom="0cm" fo:padding-left="0cm" fo:padding-right="0cm"/>
      <style:paragraph-properties style:writing-mode="lr-tb"/>
    </style:style>
    <style:style style:name="gr30" style:family="graphic" style:parent-style-name="standard">
      <style:graphic-properties draw:stroke="none" draw:fill="solid" draw:fill-color="#00a933"/>
    </style:style>
    <style:style style:name="gr31" style:family="graphic" style:parent-style-name="standard">
      <style:graphic-properties draw:stroke="none" draw:fill="solid" draw:fill-color="#fff2cc"/>
    </style:style>
    <style:style style:name="gr32" style:family="graphic" style:parent-style-name="objectwithoutfill">
      <style:graphic-properties svg:stroke-width="0.035cm" svg:stroke-color="#000000" draw:marker-start-width="0.252cm" draw:marker-end="Arrow" draw:marker-end-width="0.352cm" draw:fill="solid" draw:textarea-horizontal-align="center" draw:textarea-vertical-align="middle" fo:padding-top="0.017cm" fo:padding-bottom="0.017cm" fo:padding-left="0.017cm" fo:padding-right="0.017cm"/>
    </style:style>
    <style:style style:name="gr33" style:family="graphic" style:parent-style-name="standard">
      <style:graphic-properties draw:stroke="solid" svg:stroke-width="0.025cm" svg:stroke-color="#44546a" draw:stroke-linejoin="round" svg:stroke-linecap="butt" draw:fill="solid" draw:fill-color="#cfe2f3" draw:textarea-vertical-align="middle" fo:padding-top="0.012cm" fo:padding-bottom="0.012cm" fo:padding-left="0.012cm" fo:padding-right="0.012cm"/>
      <style:paragraph-properties style:writing-mode="lr-tb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1.182cm" fo:min-width="11.872cm" fo:padding-top="0cm" fo:padding-bottom="0cm" fo:padding-left="0cm" fo:padding-right="0cm"/>
      <style:paragraph-properties style:writing-mode="lr-tb"/>
    </style:style>
    <style:style style:name="gr35" style:family="graphic" style:parent-style-name="standard">
      <style:graphic-properties draw:stroke="solid" svg:stroke-width="0.025cm" svg:stroke-color="#44546a" draw:stroke-linejoin="round" svg:stroke-linecap="butt" draw:fill="solid" draw:fill-color="#cfe2f3" draw:textarea-vertical-align="middle" fo:padding-top="0.012cm" fo:padding-bottom="0.012cm" fo:padding-left="0.012cm" fo:padding-right="0.012cm"/>
    </style:style>
    <style:style style:name="gr36" style:family="graphic" style:parent-style-name="standard">
      <style:graphic-properties draw:stroke="solid" svg:stroke-width="0.025cm" svg:stroke-color="#44546a" draw:stroke-linejoin="round" svg:stroke-linecap="butt" draw:fill="solid" draw:fill-color="#00a933" draw:textarea-vertical-align="middle" fo:padding-top="0.012cm" fo:padding-bottom="0.012cm" fo:padding-left="0.012cm" fo:padding-right="0.012cm"/>
    </style:style>
    <style:style style:name="gr37" style:family="graphic" style:parent-style-name="standard">
      <style:graphic-properties draw:stroke="solid" svg:stroke-width="0.025cm" svg:stroke-color="#44546a" draw:stroke-linejoin="round" svg:stroke-linecap="butt" draw:fill="solid" draw:fill-color="#00a933" draw:textarea-vertical-align="middle" fo:padding-top="0.012cm" fo:padding-bottom="0.012cm" fo:padding-left="0.012cm" fo:padding-right="0.012cm"/>
      <style:paragraph-properties style:writing-mode="lr-tb"/>
    </style:style>
    <style:style style:name="gr38" style:family="graphic" style:parent-style-name="standard">
      <style:graphic-properties draw:stroke="solid" svg:stroke-width="0.025cm" svg:stroke-color="#44546a" draw:stroke-linejoin="round" svg:stroke-linecap="butt" draw:fill="solid" draw:fill-color="#ff0000" draw:textarea-vertical-align="middle" fo:padding-top="0.012cm" fo:padding-bottom="0.012cm" fo:padding-left="0.012cm" fo:padding-right="0.012cm"/>
    </style:style>
    <style:style style:name="P1" style:family="paragraph">
      <loext:graphic-properties draw:fill="solid" draw:fill-color="#ffffff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paragraph-properties style:writing-mode="lr-tb"/>
      <style:text-properties fo:font-size="14pt" style:font-size-asian="14pt" style:font-size-complex="14pt"/>
    </style:style>
    <style:style style:name="P4" style:family="paragraph">
      <loext:graphic-properties draw:fill="solid" draw:fill-color="#d9d9d9"/>
    </style:style>
    <style:style style:name="P5" style:family="paragraph">
      <loext:graphic-properties draw:fill="none"/>
      <style:paragraph-properties style:writing-mode="lr-tb"/>
      <style:text-properties fo:font-size="15pt" style:font-size-asian="15pt" style:font-size-complex="15pt"/>
    </style:style>
    <style:style style:name="P6" style:family="paragraph">
      <loext:graphic-properties draw:fill="solid" draw:fill-color="#fff2cc"/>
    </style:style>
    <style:style style:name="P7" style:family="paragraph">
      <loext:graphic-properties draw:fill="none"/>
      <style:paragraph-properties style:writing-mode="lr-tb"/>
      <style:text-properties fo:font-size="44pt" style:font-size-asian="44pt" style:font-size-complex="44pt"/>
    </style:style>
    <style:style style:name="P8" style:family="paragraph">
      <loext:graphic-properties draw:fill="solid" draw:fill-color="#cfe2f3"/>
    </style:style>
    <style:style style:name="P9" style:family="paragraph">
      <loext:graphic-properties draw:fill="none"/>
      <style:paragraph-properties style:writing-mode="lr-tb"/>
      <style:text-properties fo:font-size="13pt" style:font-size-asian="13pt" style:font-size-complex="13pt"/>
    </style:style>
    <style:style style:name="P10" style:family="paragraph">
      <loext:graphic-properties draw:fill="solid" draw:fill-color="#d9ead3"/>
    </style:style>
    <style:style style:name="P11" style:family="paragraph">
      <loext:graphic-properties draw:fill="solid" draw:fill-color="#ead1dc"/>
    </style:style>
    <style:style style:name="P12" style:family="paragraph">
      <loext:graphic-properties draw:fill="none"/>
    </style:style>
    <style:style style:name="P13" style:family="paragraph">
      <loext:graphic-properties draw:fill="none"/>
      <style:paragraph-properties style:writing-mode="lr-tb"/>
      <style:text-properties fo:font-size="18pt" style:font-size-asian="18pt" style:font-size-complex="18pt"/>
    </style:style>
    <style:style style:name="P14" style:family="paragraph">
      <loext:graphic-properties draw:fill="none"/>
      <style:paragraph-properties style:writing-mode="lr-tb"/>
      <style:text-properties fo:font-size="10pt" style:font-size-asian="10pt" style:font-size-complex="10pt"/>
    </style:style>
    <style:style style:name="P15" style:family="paragraph">
      <loext:graphic-properties draw:fill="none"/>
      <style:paragraph-properties style:writing-mode="lr-tb"/>
      <style:text-properties fo:font-size="30pt" style:font-size-asian="30pt" style:font-size-complex="30pt"/>
    </style:style>
    <style:style style:name="P16" style:family="paragraph">
      <loext:graphic-properties draw:fill="solid" draw:fill-color="#ff0000"/>
    </style:style>
    <style:style style:name="P17" style:family="paragraph">
      <loext:graphic-properties draw:fill="solid" draw:fill-color="#dee6ef"/>
    </style:style>
    <style:style style:name="P18" style:family="paragraph">
      <loext:graphic-properties draw:fill="solid" draw:fill-color="#00a933"/>
    </style:style>
    <style:style style:name="P19" style:family="paragraph">
      <loext:graphic-properties draw:fill="solid"/>
      <style:paragraph-properties fo:text-align="center"/>
    </style:style>
    <style:style style:name="P20" style:family="paragraph">
      <style:paragraph-properties fo:text-align="center" style:writing-mode="lr-tb"/>
    </style:style>
    <style:style style:name="P21" style:family="paragraph">
      <loext:graphic-properties draw:fill="solid" draw:fill-color="#cfe2f3"/>
      <style:paragraph-properties style:writing-mode="lr-tb"/>
      <style:text-properties style:font-name="Liberation Serif" fo:font-size="15pt"/>
    </style:style>
    <style:style style:name="P22" style:family="paragraph">
      <loext:graphic-properties draw:fill="solid" draw:fill-color="#00a933"/>
      <style:text-properties fo:color="#81d41a"/>
    </style:style>
    <style:style style:name="P23" style:family="paragraph">
      <loext:graphic-properties draw:fill="solid" draw:fill-color="#ead1dc"/>
      <style:text-properties fo:color="#81d41a"/>
    </style:style>
    <style:style style:name="P24" style:family="paragraph">
      <loext:graphic-properties draw:fill="solid" draw:fill-color="#ead1dc"/>
      <style:text-properties fo:color="#ead1dc"/>
    </style:style>
    <style:style style:name="P25" style:family="paragraph">
      <loext:graphic-properties draw:fill="solid" draw:fill-color="#cfe2f3"/>
      <style:paragraph-properties fo:text-align="end"/>
    </style:style>
    <style:style style:name="P26" style:family="paragraph">
      <loext:graphic-properties draw:fill="solid" draw:fill-color="#00a933"/>
      <style:paragraph-properties style:writing-mode="lr-tb"/>
      <style:text-properties style:font-name="Liberation Serif" fo:font-size="15pt"/>
    </style:style>
    <style:style style:name="P27" style:family="paragraph">
      <loext:graphic-properties draw:fill="solid" draw:fill-color="#ff0000"/>
      <style:paragraph-properties fo:text-align="end"/>
    </style:style>
    <style:style style:name="T1" style:family="text">
      <style:text-properties fo:color="#000000" style:font-name="Liberation Serif2" fo:font-size="14pt" style:font-size-asian="14pt" style:font-name-complex="Liberation Serif2" style:font-size-complex="14pt"/>
    </style:style>
    <style:style style:name="T2" style:family="text">
      <style:text-properties fo:color="#000000" style:font-name="DejaVu Sans1" fo:font-size="15pt" style:font-size-asian="15pt" style:font-name-complex="DejaVu Sans1" style:font-size-complex="15pt"/>
    </style:style>
    <style:style style:name="T3" style:family="text">
      <style:text-properties fo:color="#000000" style:font-name="Liberation Sans2" fo:font-size="44pt" style:font-size-asian="44pt" style:font-name-complex="Liberation Sans2" style:font-size-complex="44pt"/>
    </style:style>
    <style:style style:name="T4" style:family="text">
      <style:text-properties fo:color="#000000" style:font-name="DejaVu Sans1" fo:font-size="13pt" style:font-size-asian="13pt" style:font-name-complex="DejaVu Sans1" style:font-size-complex="13pt"/>
    </style:style>
    <style:style style:name="T5" style:family="text">
      <style:text-properties fo:color="#000000" style:font-name="Liberation Sans2" fo:font-size="15pt" style:font-size-asian="15pt" style:font-name-complex="Liberation Sans2" style:font-size-complex="15pt"/>
    </style:style>
    <style:style style:name="T6" style:family="text">
      <style:text-properties fo:color="#000000" style:font-name="Liberation Sans2" fo:font-size="18pt" style:font-size-asian="18pt" style:font-name-complex="Liberation Sans2" style:font-size-complex="18pt"/>
    </style:style>
    <style:style style:name="T7" style:family="text">
      <style:text-properties fo:color="#000000" style:font-name="DejaVu Sans1" fo:font-size="10pt" style:font-size-asian="10pt" style:font-name-complex="DejaVu Sans1" style:font-size-complex="10pt"/>
    </style:style>
    <style:style style:name="T8" style:family="text">
      <style:text-properties fo:color="#000000" style:font-name="Liberation Sans2" fo:font-size="30pt" style:font-size-asian="30pt" style:font-name-complex="Liberation Sans2" style:font-size-complex="3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7.998cm" svg:height="15.749cm" svg:x="0cm" svg:y="0cm" svg:viewBox="0 0 27999 15750" draw:points="0,0 27999,0 27999,15750 0,15750">
          <text:p/>
        </draw:polygon>
        <draw:frame draw:style-name="gr2" draw:text-style-name="P3" draw:layer="layout" svg:width="0.493cm" svg:height="0.547cm" svg:x="1.401cm" svg:y="14.348cm">
          <draw:text-box>
            <text:p text:style-name="P2"><text:span text:style-name="T1"><text:s/></text:span></text:p>
          </draw:text-box>
        </draw:frame>
        <draw:polygon draw:style-name="gr3" draw:text-style-name="P4" draw:layer="layout" svg:width="8.021cm" svg:height="5cm" svg:x="1.198cm" svg:y="4cm" svg:viewBox="0 0 8022 5001" draw:points="4012,5001 0,5001 0,0 8022,0 8022,5001">
          <text:p/>
        </draw:polygon>
        <draw:frame draw:style-name="gr2" draw:text-style-name="P3" draw:layer="layout" svg:width="0.493cm" svg:height="0.547cm" svg:x="13.952cm" svg:y="14.348cm">
          <draw:text-box>
            <text:p text:style-name="P2"><text:span text:style-name="T1"><text:s/></text:span></text:p>
          </draw:text-box>
        </draw:frame>
        <draw:frame draw:style-name="gr4" draw:text-style-name="P5" draw:layer="layout" svg:width="2.445cm" svg:height="0.615cm" svg:x="3.99cm" svg:y="8.067cm">
          <draw:text-box>
            <text:p text:style-name="P2"><text:span text:style-name="T2">pedaço 0</text:span></text:p>
          </draw:text-box>
        </draw:frame>
        <draw:polygon draw:style-name="gr5" draw:text-style-name="P6" draw:layer="layout" svg:width="1.856cm" svg:height="1.332cm" svg:x="1.284cm" svg:y="4.16cm" svg:viewBox="0 0 1857 1333" draw:points="929,1333 0,1333 0,0 1857,0 1857,1333">
          <text:p/>
        </draw:polygon>
        <draw:frame draw:style-name="gr6" draw:text-style-name="P7" draw:layer="layout" svg:width="19.183cm" svg:height="1.737cm" svg:x="4.41cm" svg:y="1.075cm">
          <draw:text-box>
            <text:p text:style-name="P2"><text:span text:style-name="T3">Exercício 8 – Sequence Set</text:span></text:p>
          </draw:text-box>
        </draw:frame>
        <draw:polygon draw:style-name="gr7" draw:text-style-name="P8" draw:layer="layout" svg:width="1.856cm" svg:height="0.793cm" svg:x="1.284cm" svg:y="5.515cm" svg:viewBox="0 0 1857 794" draw:points="929,794 0,794 0,0 1857,0 1857,794">
          <text:p/>
        </draw:polygon>
        <draw:frame draw:style-name="gr8" draw:text-style-name="P9" draw:layer="layout" svg:width="1.145cm" svg:height="0.53cm" svg:x="1.64cm" svg:y="4.583cm">
          <draw:text-box>
            <text:p text:style-name="P2"><text:span text:style-name="T4">dado</text:span></text:p>
          </draw:text-box>
        </draw:frame>
        <draw:polygon draw:style-name="gr5" draw:text-style-name="P6" draw:layer="layout" svg:width="1.855cm" svg:height="1.332cm" svg:x="3.276cm" svg:y="4.158cm" svg:viewBox="0 0 1856 1333" draw:points="928,1333 0,1333 0,0 1856,0 1856,1333">
          <text:p/>
        </draw:polygon>
        <draw:frame draw:style-name="gr9" draw:text-style-name="P5" draw:layer="layout" svg:width="0.528cm" svg:height="0.615cm" svg:x="2.043cm" svg:y="5.633cm">
          <draw:text-box>
            <text:p text:style-name="P2"><text:span text:style-name="T2">3</text:span></text:p>
          </draw:text-box>
        </draw:frame>
        <draw:polygon draw:style-name="gr7" draw:text-style-name="P8" draw:layer="layout" svg:width="1.855cm" svg:height="0.794cm" svg:x="3.276cm" svg:y="5.512cm" svg:viewBox="0 0 1856 795" draw:points="928,795 0,795 0,0 1856,0 1856,795">
          <text:p/>
        </draw:polygon>
        <draw:frame draw:style-name="gr8" draw:text-style-name="P9" draw:layer="layout" svg:width="1.145cm" svg:height="0.53cm" svg:x="3.634cm" svg:y="4.583cm">
          <draw:text-box>
            <text:p text:style-name="P2"><text:span text:style-name="T4">dado</text:span></text:p>
          </draw:text-box>
        </draw:frame>
        <draw:polygon draw:style-name="gr5" draw:text-style-name="P6" draw:layer="layout" svg:width="1.856cm" svg:height="1.33cm" svg:x="5.264cm" svg:y="4.16cm" svg:viewBox="0 0 1857 1331" draw:points="927,1331 0,1331 0,0 1857,0 1857,1331">
          <text:p/>
        </draw:polygon>
        <draw:frame draw:style-name="gr9" draw:text-style-name="P5" draw:layer="layout" svg:width="0.528cm" svg:height="0.615cm" svg:x="4.036cm" svg:y="5.63cm">
          <draw:text-box>
            <text:p text:style-name="P2"><text:span text:style-name="T2">5</text:span></text:p>
          </draw:text-box>
        </draw:frame>
        <draw:polygon draw:style-name="gr7" draw:text-style-name="P8" draw:layer="layout" svg:width="1.856cm" svg:height="0.792cm" svg:x="5.264cm" svg:y="5.513cm" svg:viewBox="0 0 1857 793" draw:points="927,793 0,793 0,0 1857,0 1857,793">
          <text:p/>
        </draw:polygon>
        <draw:polygon draw:style-name="gr5" draw:text-style-name="P6" draw:layer="layout" svg:width="1.856cm" svg:height="1.332cm" svg:x="7.218cm" svg:y="4.16cm" svg:viewBox="0 0 1857 1333" draw:points="929,1333 0,1333 0,0 1857,0 1857,1333">
          <text:p/>
        </draw:polygon>
        <draw:frame draw:style-name="gr8" draw:text-style-name="P9" draw:layer="layout" svg:width="1.145cm" svg:height="0.53cm" svg:x="5.62cm" svg:y="4.583cm">
          <draw:text-box>
            <text:p text:style-name="P2"><text:span text:style-name="T4">dado</text:span></text:p>
          </draw:text-box>
        </draw:frame>
        <draw:polygon draw:style-name="gr7" draw:text-style-name="P8" draw:layer="layout" svg:width="1.856cm" svg:height="0.793cm" svg:x="7.218cm" svg:y="5.515cm" svg:viewBox="0 0 1857 794" draw:points="929,794 0,794 0,0 1857,0 1857,794">
          <text:p/>
        </draw:polygon>
        <draw:polygon draw:style-name="gr10" draw:text-style-name="P10" draw:layer="layout" svg:width="1.856cm" svg:height="1.331cm" svg:x="1.284cm" svg:y="6.529cm" svg:viewBox="0 0 1857 1332" draw:points="929,1332 0,1332 0,0 1857,0 1857,1332">
          <text:p/>
        </draw:polygon>
        <draw:frame draw:style-name="gr8" draw:text-style-name="P9" draw:layer="layout" svg:width="1.145cm" svg:height="0.53cm" svg:x="7.578cm" svg:y="4.583cm">
          <draw:text-box>
            <text:p text:style-name="P2"><text:span text:style-name="T4">dado</text:span></text:p>
          </draw:text-box>
        </draw:frame>
        <draw:polygon draw:style-name="gr11" draw:text-style-name="P11" draw:layer="layout" svg:width="1.192cm" svg:height="1.331cm" svg:x="3.094cm" svg:y="6.529cm" svg:viewBox="0 0 1193 1332" draw:points="597,1332 0,1332 0,0 1193,0 1193,1332">
          <text:p/>
        </draw:polygon>
        <draw:polygon draw:style-name="gr12" draw:text-style-name="P12" draw:layer="layout" svg:width="1.192cm" svg:height="1.331cm" svg:x="3.094cm" svg:y="6.529cm" svg:viewBox="0 0 1193 1332" draw:points="597,1332 0,1332 0,0 1193,0 1193,1332">
          <text:p/>
        </draw:polygon>
        <draw:frame draw:style-name="gr13" draw:text-style-name="P9" draw:layer="layout" svg:width="0.832cm" svg:height="0.53cm" svg:x="1.799cm" svg:y="6.954cm">
          <draw:text-box>
            <text:p text:style-name="P2"><text:span text:style-name="T4">Qtd</text:span></text:p>
          </draw:text-box>
        </draw:frame>
        <draw:polygon draw:style-name="gr10" draw:text-style-name="P10" draw:layer="layout" svg:width="1.856cm" svg:height="1.331cm" svg:x="6.081cm" svg:y="6.529cm" svg:viewBox="0 0 1857 1332" draw:points="930,1332 0,1332 0,0 1857,0 1857,1332">
          <text:p/>
        </draw:polygon>
        <draw:frame draw:style-name="gr9" draw:text-style-name="P5" draw:layer="layout" svg:width="0.528cm" svg:height="0.615cm" svg:x="3.521cm" svg:y="6.917cm">
          <draw:text-box>
            <text:p text:style-name="P2"><text:span text:style-name="T2">2</text:span></text:p>
          </draw:text-box>
        </draw:frame>
        <draw:polygon draw:style-name="gr14" draw:text-style-name="P11" draw:layer="layout" svg:width="1.192cm" svg:height="1.331cm" svg:x="7.891cm" svg:y="6.529cm" svg:viewBox="0 0 1193 1332" draw:points="597,1332 0,1332 0,0 1193,0 1193,1332">
          <text:p/>
        </draw:polygon>
        <draw:frame draw:style-name="gr15" draw:text-style-name="P9" draw:layer="layout" svg:width="1.014cm" svg:height="0.53cm" svg:x="6.519cm" svg:y="6.954cm">
          <draw:text-box>
            <text:p text:style-name="P2"><text:span text:style-name="T4">Prox</text:span></text:p>
          </draw:text-box>
        </draw:frame>
        <draw:polygon draw:style-name="gr3" draw:text-style-name="P4" draw:layer="layout" svg:width="8.021cm" svg:height="5cm" svg:x="9.998cm" svg:y="4cm" svg:viewBox="0 0 8022 5001" draw:points="4013,5001 0,5001 0,0 8022,0 8022,5001">
          <text:p/>
        </draw:polygon>
        <draw:frame draw:style-name="gr9" draw:text-style-name="P5" draw:layer="layout" svg:width="0.528cm" svg:height="0.615cm" svg:x="8.319cm" svg:y="6.917cm">
          <draw:text-box>
            <text:p text:style-name="P2"><text:span text:style-name="T2">3</text:span></text:p>
          </draw:text-box>
        </draw:frame>
        <draw:polygon draw:style-name="gr5" draw:text-style-name="P6" draw:layer="layout" svg:width="1.856cm" svg:height="1.332cm" svg:x="10.084cm" svg:y="4.16cm" svg:viewBox="0 0 1857 1333" draw:points="930,1333 0,1333 0,0 1857,0 1857,1333">
          <text:p/>
        </draw:polygon>
        <draw:frame draw:style-name="gr4" draw:text-style-name="P5" draw:layer="layout" svg:width="2.445cm" svg:height="0.615cm" svg:x="12.788cm" svg:y="8.067cm">
          <draw:text-box>
            <text:p text:style-name="P2"><text:span text:style-name="T2">pedaço 1</text:span></text:p>
          </draw:text-box>
        </draw:frame>
        <draw:polygon draw:style-name="gr7" draw:text-style-name="P8" draw:layer="layout" svg:width="1.856cm" svg:height="0.793cm" svg:x="10.084cm" svg:y="5.515cm" svg:viewBox="0 0 1857 794" draw:points="930,794 0,794 0,0 1857,0 1857,794">
          <text:p/>
        </draw:polygon>
        <draw:frame draw:style-name="gr8" draw:text-style-name="P9" draw:layer="layout" svg:width="1.145cm" svg:height="0.53cm" svg:x="10.442cm" svg:y="4.583cm">
          <draw:text-box>
            <text:p text:style-name="P2"><text:span text:style-name="T4">dado</text:span></text:p>
          </draw:text-box>
        </draw:frame>
        <draw:polygon draw:style-name="gr5" draw:text-style-name="P6" draw:layer="layout" svg:width="1.856cm" svg:height="1.332cm" svg:x="12.076cm" svg:y="4.158cm" svg:viewBox="0 0 1857 1333" draw:points="927,1333 0,1333 0,0 1857,0 1857,1333">
          <text:p/>
        </draw:polygon>
        <draw:frame draw:style-name="gr16" draw:text-style-name="P5" draw:layer="layout" svg:width="0.679cm" svg:height="0.615cm" svg:x="10.675cm" svg:y="5.633cm">
          <draw:text-box>
            <text:p text:style-name="P2"><text:span text:style-name="T2">42</text:span></text:p>
          </draw:text-box>
        </draw:frame>
        <draw:polygon draw:style-name="gr7" draw:text-style-name="P8" draw:layer="layout" svg:width="1.856cm" svg:height="0.794cm" svg:x="12.076cm" svg:y="5.512cm" svg:viewBox="0 0 1857 795" draw:points="927,795 0,795 0,0 1857,0 1857,795">
          <text:p/>
        </draw:polygon>
        <draw:frame draw:style-name="gr8" draw:text-style-name="P9" draw:layer="layout" svg:width="1.145cm" svg:height="0.53cm" svg:x="12.432cm" svg:y="4.583cm">
          <draw:text-box>
            <text:p text:style-name="P2"><text:span text:style-name="T4">dado</text:span></text:p>
          </draw:text-box>
        </draw:frame>
        <draw:polygon draw:style-name="gr5" draw:text-style-name="P6" draw:layer="layout" svg:width="1.856cm" svg:height="1.33cm" svg:x="14.064cm" svg:y="4.16cm" svg:viewBox="0 0 1857 1331" draw:points="927,1331 0,1331 0,0 1857,0 1857,1331">
          <text:p/>
        </draw:polygon>
        <draw:frame draw:style-name="gr16" draw:text-style-name="P5" draw:layer="layout" svg:width="0.679cm" svg:height="0.615cm" svg:x="12.665cm" svg:y="5.63cm">
          <draw:text-box>
            <text:p text:style-name="P2"><text:span text:style-name="T2">51</text:span></text:p>
          </draw:text-box>
        </draw:frame>
        <draw:polygon draw:style-name="gr7" draw:text-style-name="P8" draw:layer="layout" svg:width="1.856cm" svg:height="0.792cm" svg:x="14.064cm" svg:y="5.513cm" svg:viewBox="0 0 1857 793" draw:points="927,793 0,793 0,0 1857,0 1857,793">
          <text:p/>
        </draw:polygon>
        <draw:frame draw:style-name="gr8" draw:text-style-name="P9" draw:layer="layout" svg:width="1.145cm" svg:height="0.53cm" svg:x="14.422cm" svg:y="4.583cm">
          <draw:text-box>
            <text:p text:style-name="P2"><text:span text:style-name="T4">dado</text:span></text:p>
          </draw:text-box>
        </draw:frame>
        <draw:polygon draw:style-name="gr5" draw:text-style-name="P6" draw:layer="layout" svg:width="1.856cm" svg:height="1.332cm" svg:x="16.019cm" svg:y="4.16cm" svg:viewBox="0 0 1857 1333" draw:points="927,1333 0,1333 0,0 1857,0 1857,1333">
          <text:p/>
        </draw:polygon>
        <draw:frame draw:style-name="gr17" draw:text-style-name="P5" draw:layer="layout" svg:width="0.595cm" svg:height="0.589cm" svg:x="14.697cm" svg:y="5.642cm">
          <draw:text-box>
            <text:p text:style-name="P2"><text:span text:style-name="T5">59</text:span></text:p>
          </draw:text-box>
        </draw:frame>
        <draw:polygon draw:style-name="gr7" draw:text-style-name="P8" draw:layer="layout" svg:width="1.856cm" svg:height="0.793cm" svg:x="16.019cm" svg:y="5.515cm" svg:viewBox="0 0 1857 794" draw:points="927,794 0,794 0,0 1857,0 1857,794">
          <text:p/>
        </draw:polygon>
        <draw:polygon draw:style-name="gr10" draw:text-style-name="P10" draw:layer="layout" svg:width="1.856cm" svg:height="1.331cm" svg:x="10.084cm" svg:y="6.529cm" svg:viewBox="0 0 1857 1332" draw:points="930,1332 0,1332 0,0 1857,0 1857,1332">
          <text:p/>
        </draw:polygon>
        <draw:frame draw:style-name="gr8" draw:text-style-name="P9" draw:layer="layout" svg:width="1.145cm" svg:height="0.53cm" svg:x="16.376cm" svg:y="4.583cm">
          <draw:text-box>
            <text:p text:style-name="P2"><text:span text:style-name="T4">dado</text:span></text:p>
          </draw:text-box>
        </draw:frame>
        <draw:polygon draw:style-name="gr14" draw:text-style-name="P11" draw:layer="layout" svg:width="1.192cm" svg:height="1.331cm" svg:x="11.894cm" svg:y="6.529cm" svg:viewBox="0 0 1193 1332" draw:points="597,1332 0,1332 0,0 1193,0 1193,1332">
          <text:p/>
        </draw:polygon>
        <draw:frame draw:style-name="gr13" draw:text-style-name="P9" draw:layer="layout" svg:width="0.832cm" svg:height="0.53cm" svg:x="10.597cm" svg:y="6.954cm">
          <draw:text-box>
            <text:p text:style-name="P2"><text:span text:style-name="T4">Qtd</text:span></text:p>
          </draw:text-box>
        </draw:frame>
        <draw:polygon draw:style-name="gr10" draw:text-style-name="P10" draw:layer="layout" svg:width="1.856cm" svg:height="1.331cm" svg:x="14.882cm" svg:y="6.529cm" svg:viewBox="0 0 1857 1332" draw:points="928,1332 0,1332 0,0 1857,0 1857,1332">
          <text:p/>
        </draw:polygon>
        <draw:frame draw:style-name="gr9" draw:text-style-name="P5" draw:layer="layout" svg:width="0.528cm" svg:height="0.615cm" svg:x="12.323cm" svg:y="6.917cm">
          <draw:text-box>
            <text:p text:style-name="P2"><text:span text:style-name="T2">3</text:span></text:p>
          </draw:text-box>
        </draw:frame>
        <draw:polygon draw:style-name="gr14" draw:text-style-name="P11" draw:layer="layout" svg:width="1.192cm" svg:height="1.331cm" svg:x="16.691cm" svg:y="6.529cm" svg:viewBox="0 0 1193 1332" draw:points="598,1332 0,1332 0,0 1193,0 1193,1332">
          <text:p/>
        </draw:polygon>
        <draw:frame draw:style-name="gr15" draw:text-style-name="P9" draw:layer="layout" svg:width="1.014cm" svg:height="0.53cm" svg:x="15.321cm" svg:y="6.954cm">
          <draw:text-box>
            <text:p text:style-name="P2"><text:span text:style-name="T4">Prox</text:span></text:p>
          </draw:text-box>
        </draw:frame>
        <draw:polygon draw:style-name="gr3" draw:text-style-name="P4" draw:layer="layout" svg:width="8.021cm" svg:height="5cm" svg:x="19.199cm" svg:y="4cm" svg:viewBox="0 0 8022 5001" draw:points="4011,5001 0,5001 0,0 8022,0 8022,5001">
          <text:p/>
        </draw:polygon>
        <draw:frame draw:style-name="gr9" draw:text-style-name="P5" draw:layer="layout" svg:width="0.528cm" svg:height="0.615cm" svg:x="17.12cm" svg:y="6.917cm">
          <draw:text-box>
            <text:p text:style-name="P2"><text:span text:style-name="T2">4</text:span></text:p>
          </draw:text-box>
        </draw:frame>
        <draw:polygon draw:style-name="gr5" draw:text-style-name="P6" draw:layer="layout" svg:width="1.856cm" svg:height="1.332cm" svg:x="19.284cm" svg:y="4.16cm" svg:viewBox="0 0 1857 1333" draw:points="930,1333 0,1333 0,0 1857,0 1857,1333">
          <text:p/>
        </draw:polygon>
        <draw:frame draw:style-name="gr4" draw:text-style-name="P5" draw:layer="layout" svg:width="2.445cm" svg:height="0.615cm" svg:x="21.989cm" svg:y="8.067cm">
          <draw:text-box>
            <text:p text:style-name="P2"><text:span text:style-name="T2">pedaço 2</text:span></text:p>
          </draw:text-box>
        </draw:frame>
        <draw:polygon draw:style-name="gr7" draw:text-style-name="P8" draw:layer="layout" svg:width="1.856cm" svg:height="0.793cm" svg:x="19.284cm" svg:y="5.515cm" svg:viewBox="0 0 1857 794" draw:points="930,794 0,794 0,0 1857,0 1857,794">
          <text:p/>
        </draw:polygon>
        <draw:frame draw:style-name="gr8" draw:text-style-name="P9" draw:layer="layout" svg:width="1.145cm" svg:height="0.53cm" svg:x="19.643cm" svg:y="4.583cm">
          <draw:text-box>
            <text:p text:style-name="P2"><text:span text:style-name="T4">dado</text:span></text:p>
          </draw:text-box>
        </draw:frame>
        <draw:polygon draw:style-name="gr5" draw:text-style-name="P6" draw:layer="layout" svg:width="1.856cm" svg:height="1.332cm" svg:x="21.275cm" svg:y="4.158cm" svg:viewBox="0 0 1857 1333" draw:points="930,1333 0,1333 0,0 1857,0 1857,1333">
          <text:p/>
        </draw:polygon>
        <draw:frame draw:style-name="gr9" draw:text-style-name="P5" draw:layer="layout" svg:width="0.528cm" svg:height="0.615cm" svg:x="20.045cm" svg:y="5.633cm">
          <draw:text-box>
            <text:p text:style-name="P2"><text:span text:style-name="T2">2</text:span></text:p>
          </draw:text-box>
        </draw:frame>
        <draw:polygon draw:style-name="gr7" draw:text-style-name="P8" draw:layer="layout" svg:width="1.856cm" svg:height="0.794cm" svg:x="21.275cm" svg:y="5.512cm" svg:viewBox="0 0 1857 795" draw:points="930,795 0,795 0,0 1857,0 1857,795">
          <text:p/>
        </draw:polygon>
        <draw:frame draw:style-name="gr8" draw:text-style-name="P9" draw:layer="layout" svg:width="1.145cm" svg:height="0.53cm" svg:x="21.632cm" svg:y="4.583cm">
          <draw:text-box>
            <text:p text:style-name="P2"><text:span text:style-name="T4">dado</text:span></text:p>
          </draw:text-box>
        </draw:frame>
        <draw:polygon draw:style-name="gr5" draw:text-style-name="P6" draw:layer="layout" svg:width="1.856cm" svg:height="1.33cm" svg:x="23.264cm" svg:y="4.16cm" svg:viewBox="0 0 1857 1331" draw:points="927,1331 0,1331 0,0 1857,0 1857,1331">
          <text:p/>
        </draw:polygon>
        <draw:frame draw:style-name="gr9" draw:text-style-name="P5" draw:layer="layout" svg:width="0.528cm" svg:height="0.615cm" svg:x="22.035cm" svg:y="5.63cm">
          <draw:text-box>
            <text:p text:style-name="P2"><text:span text:style-name="T2">8</text:span></text:p>
          </draw:text-box>
        </draw:frame>
        <draw:polygon draw:style-name="gr7" draw:text-style-name="P8" draw:layer="layout" svg:width="1.856cm" svg:height="0.792cm" svg:x="23.264cm" svg:y="5.513cm" svg:viewBox="0 0 1857 793" draw:points="927,793 0,793 0,0 1857,0 1857,793">
          <text:p/>
        </draw:polygon>
        <draw:frame draw:style-name="gr8" draw:text-style-name="P9" draw:layer="layout" svg:width="1.145cm" svg:height="0.53cm" svg:x="23.622cm" svg:y="4.583cm">
          <draw:text-box>
            <text:p text:style-name="P2"><text:span text:style-name="T4">dado</text:span></text:p>
          </draw:text-box>
        </draw:frame>
        <draw:polygon draw:style-name="gr5" draw:text-style-name="P6" draw:layer="layout" svg:width="1.856cm" svg:height="1.332cm" svg:x="25.218cm" svg:y="4.16cm" svg:viewBox="0 0 1857 1333" draw:points="929,1333 0,1333 0,0 1857,0 1857,1333">
          <text:p/>
        </draw:polygon>
        <draw:frame draw:style-name="gr18" draw:text-style-name="P5" draw:layer="layout" svg:width="0.528cm" svg:height="0.589cm" svg:x="24.045cm" svg:y="5.642cm">
          <draw:text-box>
            <text:p text:style-name="P2"><text:span text:style-name="T5">9</text:span></text:p>
          </draw:text-box>
        </draw:frame>
        <draw:polygon draw:style-name="gr7" draw:text-style-name="P8" draw:layer="layout" svg:width="1.856cm" svg:height="0.793cm" svg:x="25.218cm" svg:y="5.515cm" svg:viewBox="0 0 1857 794" draw:points="929,794 0,794 0,0 1857,0 1857,794">
          <text:p/>
        </draw:polygon>
        <draw:frame draw:style-name="gr8" draw:text-style-name="P9" draw:layer="layout" svg:width="1.145cm" svg:height="0.53cm" svg:x="25.576cm" svg:y="4.583cm">
          <draw:text-box>
            <text:p text:style-name="P2"><text:span text:style-name="T4">dado</text:span></text:p>
          </draw:text-box>
        </draw:frame>
        <draw:polygon draw:style-name="gr10" draw:text-style-name="P10" draw:layer="layout" svg:width="1.856cm" svg:height="1.331cm" svg:x="19.284cm" svg:y="6.529cm" svg:viewBox="0 0 1857 1332" draw:points="930,1332 0,1332 0,0 1857,0 1857,1332">
          <text:p/>
        </draw:polygon>
        <draw:frame draw:style-name="gr17" draw:text-style-name="P5" draw:layer="layout" svg:width="0.595cm" svg:height="0.589cm" svg:x="25.873cm" svg:y="5.645cm">
          <draw:text-box>
            <text:p text:style-name="P2"><text:span text:style-name="T5">11</text:span></text:p>
          </draw:text-box>
        </draw:frame>
        <draw:polygon draw:style-name="gr14" draw:text-style-name="P11" draw:layer="layout" svg:width="1.191cm" svg:height="1.331cm" svg:x="21.095cm" svg:y="6.529cm" svg:viewBox="0 0 1192 1332" draw:points="596,1332 0,1332 0,0 1192,0 1192,1332">
          <text:p/>
        </draw:polygon>
        <draw:frame draw:style-name="gr13" draw:text-style-name="P9" draw:layer="layout" svg:width="0.832cm" svg:height="0.53cm" svg:x="19.798cm" svg:y="6.954cm">
          <draw:text-box>
            <text:p text:style-name="P2"><text:span text:style-name="T4">Qtd</text:span></text:p>
          </draw:text-box>
        </draw:frame>
        <draw:polygon draw:style-name="gr10" draw:text-style-name="P10" draw:layer="layout" svg:width="1.856cm" svg:height="1.331cm" svg:x="24.081cm" svg:y="6.529cm" svg:viewBox="0 0 1857 1332" draw:points="929,1332 0,1332 0,0 1857,0 1857,1332">
          <text:p/>
        </draw:polygon>
        <draw:frame draw:style-name="gr9" draw:text-style-name="P5" draw:layer="layout" svg:width="0.528cm" svg:height="0.615cm" svg:x="21.523cm" svg:y="6.917cm">
          <draw:text-box>
            <text:p text:style-name="P2"><text:span text:style-name="T2">4</text:span></text:p>
          </draw:text-box>
        </draw:frame>
        <draw:polygon draw:style-name="gr14" draw:text-style-name="P11" draw:layer="layout" svg:width="1.192cm" svg:height="1.331cm" svg:x="25.891cm" svg:y="6.529cm" svg:viewBox="0 0 1193 1332" draw:points="597,1332 0,1332 0,0 1193,0 1193,1332">
          <text:p/>
        </draw:polygon>
        <draw:frame draw:style-name="gr15" draw:text-style-name="P9" draw:layer="layout" svg:width="1.014cm" svg:height="0.53cm" svg:x="24.522cm" svg:y="6.954cm">
          <draw:text-box>
            <text:p text:style-name="P2"><text:span text:style-name="T4">Prox</text:span></text:p>
          </draw:text-box>
        </draw:frame>
        <draw:polygon draw:style-name="gr3" draw:text-style-name="P4" draw:layer="layout" svg:width="8.021cm" svg:height="5cm" svg:x="1.198cm" svg:y="4cm" svg:viewBox="0 0 8022 5001" draw:points="4012,5001 0,5001 0,0 8022,0 8022,5001">
          <text:p/>
        </draw:polygon>
        <draw:frame draw:style-name="gr9" draw:text-style-name="P5" draw:layer="layout" svg:width="0.528cm" svg:height="0.615cm" svg:x="26.321cm" svg:y="6.917cm">
          <draw:text-box>
            <text:p text:style-name="P2"><text:span text:style-name="T2">0</text:span></text:p>
          </draw:text-box>
        </draw:frame>
        <draw:polygon draw:style-name="gr5" draw:text-style-name="P6" draw:layer="layout" svg:width="1.856cm" svg:height="1.332cm" svg:x="1.284cm" svg:y="4.16cm" svg:viewBox="0 0 1857 1333" draw:points="929,1333 0,1333 0,0 1857,0 1857,1333">
          <text:p/>
        </draw:polygon>
        <draw:frame draw:style-name="gr4" draw:text-style-name="P5" draw:layer="layout" svg:width="2.445cm" svg:height="0.615cm" svg:x="3.99cm" svg:y="8.067cm">
          <draw:text-box>
            <text:p text:style-name="P2"><text:span text:style-name="T2">pedaço 0</text:span></text:p>
          </draw:text-box>
        </draw:frame>
        <draw:polygon draw:style-name="gr7" draw:text-style-name="P8" draw:layer="layout" svg:width="1.856cm" svg:height="0.793cm" svg:x="1.284cm" svg:y="5.515cm" svg:viewBox="0 0 1857 794" draw:points="929,794 0,794 0,0 1857,0 1857,794">
          <text:p/>
        </draw:polygon>
        <draw:frame draw:style-name="gr8" draw:text-style-name="P9" draw:layer="layout" svg:width="1.145cm" svg:height="0.53cm" svg:x="1.64cm" svg:y="4.583cm">
          <draw:text-box>
            <text:p text:style-name="P2"><text:span text:style-name="T4">dado</text:span></text:p>
          </draw:text-box>
        </draw:frame>
        <draw:polygon draw:style-name="gr5" draw:text-style-name="P6" draw:layer="layout" svg:width="1.855cm" svg:height="1.332cm" svg:x="3.276cm" svg:y="4.158cm" svg:viewBox="0 0 1856 1333" draw:points="928,1333 0,1333 0,0 1856,0 1856,1333">
          <text:p/>
        </draw:polygon>
        <draw:frame draw:style-name="gr9" draw:text-style-name="P5" draw:layer="layout" svg:width="0.528cm" svg:height="0.615cm" svg:x="2.043cm" svg:y="5.633cm">
          <draw:text-box>
            <text:p text:style-name="P2"><text:span text:style-name="T2">3</text:span></text:p>
          </draw:text-box>
        </draw:frame>
        <draw:polygon draw:style-name="gr7" draw:text-style-name="P8" draw:layer="layout" svg:width="1.855cm" svg:height="0.794cm" svg:x="3.276cm" svg:y="5.512cm" svg:viewBox="0 0 1856 795" draw:points="928,795 0,795 0,0 1856,0 1856,795">
          <text:p/>
        </draw:polygon>
        <draw:frame draw:style-name="gr8" draw:text-style-name="P9" draw:layer="layout" svg:width="1.145cm" svg:height="0.53cm" svg:x="3.634cm" svg:y="4.583cm">
          <draw:text-box>
            <text:p text:style-name="P2"><text:span text:style-name="T4">dado</text:span></text:p>
          </draw:text-box>
        </draw:frame>
        <draw:polygon draw:style-name="gr5" draw:text-style-name="P6" draw:layer="layout" svg:width="1.856cm" svg:height="1.33cm" svg:x="5.264cm" svg:y="4.16cm" svg:viewBox="0 0 1857 1331" draw:points="927,1331 0,1331 0,0 1857,0 1857,1331">
          <text:p/>
        </draw:polygon>
        <draw:frame draw:style-name="gr9" draw:text-style-name="P5" draw:layer="layout" svg:width="0.528cm" svg:height="0.615cm" svg:x="4.036cm" svg:y="5.63cm">
          <draw:text-box>
            <text:p text:style-name="P2"><text:span text:style-name="T2">5</text:span></text:p>
          </draw:text-box>
        </draw:frame>
        <draw:polygon draw:style-name="gr7" draw:text-style-name="P8" draw:layer="layout" svg:width="1.856cm" svg:height="0.792cm" svg:x="5.264cm" svg:y="5.513cm" svg:viewBox="0 0 1857 793" draw:points="927,793 0,793 0,0 1857,0 1857,793">
          <text:p/>
        </draw:polygon>
        <draw:polygon draw:style-name="gr5" draw:text-style-name="P6" draw:layer="layout" svg:width="1.856cm" svg:height="1.332cm" svg:x="7.218cm" svg:y="4.16cm" svg:viewBox="0 0 1857 1333" draw:points="929,1333 0,1333 0,0 1857,0 1857,1333">
          <text:p/>
        </draw:polygon>
        <draw:frame draw:style-name="gr8" draw:text-style-name="P9" draw:layer="layout" svg:width="1.145cm" svg:height="0.53cm" svg:x="5.62cm" svg:y="4.583cm">
          <draw:text-box>
            <text:p text:style-name="P2"><text:span text:style-name="T4">dado</text:span></text:p>
          </draw:text-box>
        </draw:frame>
        <draw:polygon draw:style-name="gr7" draw:text-style-name="P8" draw:layer="layout" svg:width="1.856cm" svg:height="0.793cm" svg:x="7.218cm" svg:y="5.515cm" svg:viewBox="0 0 1857 794" draw:points="929,794 0,794 0,0 1857,0 1857,794">
          <text:p/>
        </draw:polygon>
        <draw:polygon draw:style-name="gr10" draw:text-style-name="P10" draw:layer="layout" svg:width="1.856cm" svg:height="1.331cm" svg:x="1.284cm" svg:y="6.529cm" svg:viewBox="0 0 1857 1332" draw:points="929,1332 0,1332 0,0 1857,0 1857,1332">
          <text:p/>
        </draw:polygon>
        <draw:frame draw:style-name="gr8" draw:text-style-name="P9" draw:layer="layout" svg:width="1.145cm" svg:height="0.53cm" svg:x="7.578cm" svg:y="4.583cm">
          <draw:text-box>
            <text:p text:style-name="P2"><text:span text:style-name="T4">dado</text:span></text:p>
          </draw:text-box>
        </draw:frame>
        <draw:polygon draw:style-name="gr14" draw:text-style-name="P11" draw:layer="layout" svg:width="1.192cm" svg:height="1.331cm" svg:x="3.094cm" svg:y="6.529cm" svg:viewBox="0 0 1193 1332" draw:points="597,1332 0,1332 0,0 1193,0 1193,1332">
          <text:p/>
        </draw:polygon>
        <draw:frame draw:style-name="gr13" draw:text-style-name="P9" draw:layer="layout" svg:width="0.832cm" svg:height="0.53cm" svg:x="1.799cm" svg:y="6.954cm">
          <draw:text-box>
            <text:p text:style-name="P2"><text:span text:style-name="T4">Qtd</text:span></text:p>
          </draw:text-box>
        </draw:frame>
        <draw:polygon draw:style-name="gr10" draw:text-style-name="P10" draw:layer="layout" svg:width="1.856cm" svg:height="1.331cm" svg:x="6.081cm" svg:y="6.529cm" svg:viewBox="0 0 1857 1332" draw:points="930,1332 0,1332 0,0 1857,0 1857,1332">
          <text:p/>
        </draw:polygon>
        <draw:frame draw:style-name="gr9" draw:text-style-name="P5" draw:layer="layout" svg:width="0.528cm" svg:height="0.615cm" svg:x="3.521cm" svg:y="6.917cm">
          <draw:text-box>
            <text:p text:style-name="P2"><text:span text:style-name="T2">2</text:span></text:p>
          </draw:text-box>
        </draw:frame>
        <draw:polygon draw:style-name="gr14" draw:text-style-name="P11" draw:layer="layout" svg:width="1.192cm" svg:height="1.331cm" svg:x="7.891cm" svg:y="6.529cm" svg:viewBox="0 0 1193 1332" draw:points="597,1332 0,1332 0,0 1193,0 1193,1332">
          <text:p/>
        </draw:polygon>
        <draw:frame draw:style-name="gr15" draw:text-style-name="P9" draw:layer="layout" svg:width="1.014cm" svg:height="0.53cm" svg:x="6.519cm" svg:y="6.954cm">
          <draw:text-box>
            <text:p text:style-name="P2"><text:span text:style-name="T4">Prox</text:span></text:p>
          </draw:text-box>
        </draw:frame>
        <draw:polygon draw:style-name="gr3" draw:text-style-name="P4" draw:layer="layout" svg:width="8.021cm" svg:height="5cm" svg:x="1.198cm" svg:y="4cm" svg:viewBox="0 0 8022 5001" draw:points="4012,5001 0,5001 0,0 8022,0 8022,5001">
          <text:p/>
        </draw:polygon>
        <draw:frame draw:style-name="gr9" draw:text-style-name="P5" draw:layer="layout" svg:width="0.528cm" svg:height="0.615cm" svg:x="8.319cm" svg:y="6.917cm">
          <draw:text-box>
            <text:p text:style-name="P2"><text:span text:style-name="T2">3</text:span></text:p>
          </draw:text-box>
        </draw:frame>
        <draw:polygon draw:style-name="gr5" draw:text-style-name="P6" draw:layer="layout" svg:width="1.856cm" svg:height="1.332cm" svg:x="1.284cm" svg:y="4.16cm" svg:viewBox="0 0 1857 1333" draw:points="929,1333 0,1333 0,0 1857,0 1857,1333">
          <text:p/>
        </draw:polygon>
        <draw:frame draw:style-name="gr4" draw:text-style-name="P5" draw:layer="layout" svg:width="2.445cm" svg:height="0.615cm" svg:x="3.99cm" svg:y="8.067cm">
          <draw:text-box>
            <text:p text:style-name="P2"><text:span text:style-name="T2">pedaço 0</text:span></text:p>
          </draw:text-box>
        </draw:frame>
        <draw:polygon draw:style-name="gr7" draw:text-style-name="P8" draw:layer="layout" svg:width="1.856cm" svg:height="0.793cm" svg:x="1.284cm" svg:y="5.515cm" svg:viewBox="0 0 1857 794" draw:points="929,794 0,794 0,0 1857,0 1857,794">
          <text:p/>
        </draw:polygon>
        <draw:frame draw:style-name="gr8" draw:text-style-name="P9" draw:layer="layout" svg:width="1.145cm" svg:height="0.53cm" svg:x="1.64cm" svg:y="4.583cm">
          <draw:text-box>
            <text:p text:style-name="P2"><text:span text:style-name="T4">dado</text:span></text:p>
          </draw:text-box>
        </draw:frame>
        <draw:polygon draw:style-name="gr5" draw:text-style-name="P6" draw:layer="layout" svg:width="1.855cm" svg:height="1.332cm" svg:x="3.276cm" svg:y="4.158cm" svg:viewBox="0 0 1856 1333" draw:points="928,1333 0,1333 0,0 1856,0 1856,1333">
          <text:p/>
        </draw:polygon>
        <draw:frame draw:style-name="gr16" draw:text-style-name="P5" draw:layer="layout" svg:width="0.679cm" svg:height="0.615cm" svg:x="1.873cm" svg:y="5.633cm">
          <draw:text-box>
            <text:p text:style-name="P2"><text:span text:style-name="T2">14</text:span></text:p>
          </draw:text-box>
        </draw:frame>
        <draw:polygon draw:style-name="gr7" draw:text-style-name="P8" draw:layer="layout" svg:width="1.855cm" svg:height="0.794cm" svg:x="3.276cm" svg:y="5.512cm" svg:viewBox="0 0 1856 795" draw:points="928,795 0,795 0,0 1856,0 1856,795">
          <text:p/>
        </draw:polygon>
        <draw:frame draw:style-name="gr8" draw:text-style-name="P9" draw:layer="layout" svg:width="1.145cm" svg:height="0.53cm" svg:x="3.634cm" svg:y="4.583cm">
          <draw:text-box>
            <text:p text:style-name="P2"><text:span text:style-name="T4">dado</text:span></text:p>
          </draw:text-box>
        </draw:frame>
        <draw:polygon draw:style-name="gr5" draw:text-style-name="P6" draw:layer="layout" svg:width="1.856cm" svg:height="1.33cm" svg:x="5.264cm" svg:y="4.16cm" svg:viewBox="0 0 1857 1331" draw:points="927,1331 0,1331 0,0 1857,0 1857,1331">
          <text:p/>
        </draw:polygon>
        <draw:frame draw:style-name="gr16" draw:text-style-name="P5" draw:layer="layout" svg:width="0.679cm" svg:height="0.615cm" svg:x="3.866cm" svg:y="5.63cm">
          <draw:text-box>
            <text:p text:style-name="P2"><text:span text:style-name="T2">18</text:span></text:p>
          </draw:text-box>
        </draw:frame>
        <draw:polygon draw:style-name="gr7" draw:text-style-name="P8" draw:layer="layout" svg:width="1.856cm" svg:height="0.792cm" svg:x="5.264cm" svg:y="5.513cm" svg:viewBox="0 0 1857 793" draw:points="927,793 0,793 0,0 1857,0 1857,793">
          <text:p/>
        </draw:polygon>
        <draw:frame draw:style-name="gr8" draw:text-style-name="P9" draw:layer="layout" svg:width="1.145cm" svg:height="0.53cm" svg:x="5.62cm" svg:y="4.583cm">
          <draw:text-box>
            <text:p text:style-name="P2"><text:span text:style-name="T4">dado</text:span></text:p>
          </draw:text-box>
        </draw:frame>
        <draw:polygon draw:style-name="gr5" draw:text-style-name="P6" draw:layer="layout" svg:width="1.856cm" svg:height="1.332cm" svg:x="7.218cm" svg:y="4.16cm" svg:viewBox="0 0 1857 1333" draw:points="929,1333 0,1333 0,0 1857,0 1857,1333">
          <text:p/>
        </draw:polygon>
        <draw:frame draw:style-name="gr19" draw:text-style-name="P13" draw:layer="layout" svg:width="0.705cm" svg:height="0.712cm" svg:x="5.842cm" svg:y="5.588cm">
          <draw:text-box>
            <text:p text:style-name="P2"><text:span text:style-name="T6">23</text:span></text:p>
          </draw:text-box>
        </draw:frame>
        <draw:polygon draw:style-name="gr7" draw:text-style-name="P8" draw:layer="layout" svg:width="1.856cm" svg:height="0.793cm" svg:x="7.218cm" svg:y="5.515cm" svg:viewBox="0 0 1857 794" draw:points="929,794 0,794 0,0 1857,0 1857,794">
          <text:p/>
        </draw:polygon>
        <draw:polygon draw:style-name="gr10" draw:text-style-name="P10" draw:layer="layout" svg:width="1.856cm" svg:height="1.331cm" svg:x="1.284cm" svg:y="6.529cm" svg:viewBox="0 0 1857 1332" draw:points="929,1332 0,1332 0,0 1857,0 1857,1332">
          <text:p/>
        </draw:polygon>
        <draw:frame draw:style-name="gr8" draw:text-style-name="P9" draw:layer="layout" svg:width="1.145cm" svg:height="0.53cm" svg:x="7.578cm" svg:y="4.583cm">
          <draw:text-box>
            <text:p text:style-name="P2"><text:span text:style-name="T4">dado</text:span></text:p>
          </draw:text-box>
        </draw:frame>
        <draw:polygon draw:style-name="gr11" draw:text-style-name="P11" draw:layer="layout" svg:width="1.192cm" svg:height="1.331cm" svg:x="3.094cm" svg:y="6.529cm" svg:viewBox="0 0 1193 1332" draw:points="597,1332 0,1332 0,0 1193,0 1193,1332">
          <text:p/>
        </draw:polygon>
        <draw:polygon draw:style-name="gr12" draw:text-style-name="P12" draw:layer="layout" svg:width="1.192cm" svg:height="1.331cm" svg:x="3.094cm" svg:y="6.529cm" svg:viewBox="0 0 1193 1332" draw:points="597,1332 0,1332 0,0 1193,0 1193,1332">
          <text:p/>
        </draw:polygon>
        <draw:frame draw:style-name="gr13" draw:text-style-name="P9" draw:layer="layout" svg:width="0.832cm" svg:height="0.53cm" svg:x="1.799cm" svg:y="6.954cm">
          <draw:text-box>
            <text:p text:style-name="P2"><text:span text:style-name="T4">Qtd</text:span></text:p>
          </draw:text-box>
        </draw:frame>
        <draw:polygon draw:style-name="gr10" draw:text-style-name="P10" draw:layer="layout" svg:width="1.856cm" svg:height="1.331cm" svg:x="6.081cm" svg:y="6.529cm" svg:viewBox="0 0 1857 1332" draw:points="930,1332 0,1332 0,0 1857,0 1857,1332">
          <text:p/>
        </draw:polygon>
        <draw:frame draw:style-name="gr9" draw:text-style-name="P5" draw:layer="layout" svg:width="0.528cm" svg:height="0.615cm" svg:x="3.521cm" svg:y="6.917cm">
          <draw:text-box>
            <text:p text:style-name="P2"><text:span text:style-name="T2">3</text:span></text:p>
          </draw:text-box>
        </draw:frame>
        <draw:polygon draw:style-name="gr14" draw:text-style-name="P11" draw:layer="layout" svg:width="1.192cm" svg:height="1.331cm" svg:x="7.891cm" svg:y="6.529cm" svg:viewBox="0 0 1193 1332" draw:points="597,1332 0,1332 0,0 1193,0 1193,1332">
          <text:p/>
        </draw:polygon>
        <draw:frame draw:style-name="gr15" draw:text-style-name="P9" draw:layer="layout" svg:width="1.014cm" svg:height="0.53cm" svg:x="6.519cm" svg:y="6.954cm">
          <draw:text-box>
            <text:p text:style-name="P2"><text:span text:style-name="T4">Prox</text:span></text:p>
          </draw:text-box>
        </draw:frame>
        <draw:polygon draw:style-name="gr3" draw:text-style-name="P4" draw:layer="layout" svg:width="8.021cm" svg:height="5cm" svg:x="17.378cm" svg:y="9.6cm" svg:viewBox="0 0 8022 5001" draw:points="4011,5001 0,5001 0,0 8022,0 8022,5001">
          <text:p/>
        </draw:polygon>
        <draw:frame draw:style-name="gr9" draw:text-style-name="P5" draw:layer="layout" svg:width="0.528cm" svg:height="0.615cm" svg:x="8.319cm" svg:y="6.917cm">
          <draw:text-box>
            <text:p text:style-name="P2"><text:span text:style-name="T2">3</text:span></text:p>
          </draw:text-box>
        </draw:frame>
        <draw:polygon draw:style-name="gr5" draw:text-style-name="P6" draw:layer="layout" svg:width="1.856cm" svg:height="1.332cm" svg:x="17.464cm" svg:y="9.76cm" svg:viewBox="0 0 1857 1333" draw:points="928,1333 0,1333 0,0 1857,0 1857,1333">
          <text:p/>
        </draw:polygon>
        <draw:frame draw:style-name="gr4" draw:text-style-name="P5" draw:layer="layout" svg:width="2.445cm" svg:height="0.615cm" svg:x="20.168cm" svg:y="13.666cm">
          <draw:text-box>
            <text:p text:style-name="P2"><text:span text:style-name="T2">pedaço 4</text:span></text:p>
          </draw:text-box>
        </draw:frame>
        <draw:polygon draw:style-name="gr7" draw:text-style-name="P8" draw:layer="layout" svg:width="1.856cm" svg:height="0.793cm" svg:x="17.464cm" svg:y="11.115cm" svg:viewBox="0 0 1857 794" draw:points="928,794 0,794 0,0 1857,0 1857,794">
          <text:p/>
        </draw:polygon>
        <draw:frame draw:style-name="gr8" draw:text-style-name="P9" draw:layer="layout" svg:width="1.145cm" svg:height="0.53cm" svg:x="17.822cm" svg:y="10.186cm">
          <draw:text-box>
            <text:p text:style-name="P2"><text:span text:style-name="T4">dado</text:span></text:p>
          </draw:text-box>
        </draw:frame>
        <draw:polygon draw:style-name="gr5" draw:text-style-name="P6" draw:layer="layout" svg:width="1.856cm" svg:height="1.332cm" svg:x="19.454cm" svg:y="9.758cm" svg:viewBox="0 0 1857 1333" draw:points="930,1333 0,1333 0,0 1857,0 1857,1333">
          <text:p/>
        </draw:polygon>
        <draw:frame draw:style-name="gr16" draw:text-style-name="P5" draw:layer="layout" svg:width="0.679cm" svg:height="0.615cm" svg:x="18.055cm" svg:y="11.232cm">
          <draw:text-box>
            <text:p text:style-name="P2"><text:span text:style-name="T2">72</text:span></text:p>
          </draw:text-box>
        </draw:frame>
        <draw:polygon draw:style-name="gr7" draw:text-style-name="P8" draw:layer="layout" svg:width="1.856cm" svg:height="0.794cm" svg:x="19.454cm" svg:y="11.112cm" svg:viewBox="0 0 1857 795" draw:points="930,795 0,795 0,0 1857,0 1857,795">
          <text:p/>
        </draw:polygon>
        <draw:frame draw:style-name="gr8" draw:text-style-name="P9" draw:layer="layout" svg:width="1.145cm" svg:height="0.53cm" svg:x="19.812cm" svg:y="10.182cm">
          <draw:text-box>
            <text:p text:style-name="P2"><text:span text:style-name="T4">dado</text:span></text:p>
          </draw:text-box>
        </draw:frame>
        <draw:polygon draw:style-name="gr5" draw:text-style-name="P6" draw:layer="layout" svg:width="1.856cm" svg:height="1.33cm" svg:x="21.442cm" svg:y="9.76cm" svg:viewBox="0 0 1857 1331" draw:points="929,1331 0,1331 0,0 1857,0 1857,1331">
          <text:p/>
        </draw:polygon>
        <draw:frame draw:style-name="gr16" draw:text-style-name="P5" draw:layer="layout" svg:width="0.679cm" svg:height="0.615cm" svg:x="20.045cm" svg:y="11.232cm">
          <draw:text-box>
            <text:p text:style-name="P2"><text:span text:style-name="T2">80</text:span></text:p>
          </draw:text-box>
        </draw:frame>
        <draw:polygon draw:style-name="gr7" draw:text-style-name="P8" draw:layer="layout" svg:width="1.856cm" svg:height="0.792cm" svg:x="21.442cm" svg:y="11.113cm" svg:viewBox="0 0 1857 793" draw:points="929,793 0,793 0,0 1857,0 1857,793">
          <text:p/>
        </draw:polygon>
        <draw:polygon draw:style-name="gr5" draw:text-style-name="P6" draw:layer="layout" svg:width="1.856cm" svg:height="1.332cm" svg:x="23.397cm" svg:y="9.76cm" svg:viewBox="0 0 1857 1333" draw:points="929,1333 0,1333 0,0 1857,0 1857,1333">
          <text:p/>
        </draw:polygon>
        <draw:frame draw:style-name="gr8" draw:text-style-name="P9" draw:layer="layout" svg:width="1.145cm" svg:height="0.53cm" svg:x="21.802cm" svg:y="10.186cm">
          <draw:text-box>
            <text:p text:style-name="P2"><text:span text:style-name="T4">dado</text:span></text:p>
          </draw:text-box>
        </draw:frame>
        <draw:polygon draw:style-name="gr7" draw:text-style-name="P8" draw:layer="layout" svg:width="1.856cm" svg:height="0.793cm" svg:x="23.397cm" svg:y="11.115cm" svg:viewBox="0 0 1857 794" draw:points="929,794 0,794 0,0 1857,0 1857,794">
          <text:p/>
        </draw:polygon>
        <draw:polygon draw:style-name="gr10" draw:text-style-name="P10" draw:layer="layout" svg:width="1.856cm" svg:height="1.331cm" svg:x="17.464cm" svg:y="12.129cm" svg:viewBox="0 0 1857 1332" draw:points="928,1332 0,1332 0,0 1857,0 1857,1332">
          <text:p/>
        </draw:polygon>
        <draw:frame draw:style-name="gr8" draw:text-style-name="P9" draw:layer="layout" svg:width="1.145cm" svg:height="0.53cm" svg:x="23.756cm" svg:y="10.186cm">
          <draw:text-box>
            <text:p text:style-name="P2"><text:span text:style-name="T4">dado</text:span></text:p>
          </draw:text-box>
        </draw:frame>
        <draw:polygon draw:style-name="gr14" draw:text-style-name="P11" draw:layer="layout" svg:width="1.192cm" svg:height="1.331cm" svg:x="19.274cm" svg:y="12.129cm" svg:viewBox="0 0 1193 1332" draw:points="596,1332 0,1332 0,0 1193,0 1193,1332">
          <text:p/>
        </draw:polygon>
        <draw:frame draw:style-name="gr13" draw:text-style-name="P9" draw:layer="layout" svg:width="0.832cm" svg:height="0.53cm" svg:x="17.978cm" svg:y="12.553cm">
          <draw:text-box>
            <text:p text:style-name="P2"><text:span text:style-name="T4">Qtd</text:span></text:p>
          </draw:text-box>
        </draw:frame>
        <draw:polygon draw:style-name="gr10" draw:text-style-name="P10" draw:layer="layout" svg:width="1.856cm" svg:height="1.331cm" svg:x="22.26cm" svg:y="12.129cm" svg:viewBox="0 0 1857 1332" draw:points="930,1332 0,1332 0,0 1857,0 1857,1332">
          <text:p/>
        </draw:polygon>
        <draw:frame draw:style-name="gr9" draw:text-style-name="P5" draw:layer="layout" svg:width="0.528cm" svg:height="0.615cm" svg:x="19.703cm" svg:y="12.516cm">
          <draw:text-box>
            <text:p text:style-name="P2"><text:span text:style-name="T2">2</text:span></text:p>
          </draw:text-box>
        </draw:frame>
        <draw:polygon draw:style-name="gr14" draw:text-style-name="P11" draw:layer="layout" svg:width="1.192cm" svg:height="1.331cm" svg:x="24.071cm" svg:y="12.129cm" svg:viewBox="0 0 1193 1332" draw:points="596,1332 0,1332 0,0 1193,0 1193,1332">
          <text:p/>
        </draw:polygon>
        <draw:frame draw:style-name="gr15" draw:text-style-name="P9" draw:layer="layout" svg:width="1.014cm" svg:height="0.53cm" svg:x="22.698cm" svg:y="12.553cm">
          <draw:text-box>
            <text:p text:style-name="P2"><text:span text:style-name="T4">Prox</text:span></text:p>
          </draw:text-box>
        </draw:frame>
        <draw:polygon draw:style-name="gr3" draw:text-style-name="P4" draw:layer="layout" svg:width="8.021cm" svg:height="5cm" svg:x="8.183cm" svg:y="9.56cm" svg:viewBox="0 0 8022 5001" draw:points="4012,5001 0,5001 0,0 8022,0 8022,5001">
          <text:p/>
        </draw:polygon>
        <draw:frame draw:style-name="gr20" draw:text-style-name="P9" draw:layer="layout" svg:width="0.459cm" svg:height="0.53cm" svg:x="24.44cm" svg:y="12.553cm">
          <draw:text-box>
            <text:p text:style-name="P2"><text:span text:style-name="T4">-1</text:span></text:p>
          </draw:text-box>
        </draw:frame>
        <draw:polygon draw:style-name="gr5" draw:text-style-name="P6" draw:layer="layout" svg:width="1.856cm" svg:height="1.332cm" svg:x="8.269cm" svg:y="9.72cm" svg:viewBox="0 0 1857 1333" draw:points="930,1333 0,1333 0,0 1857,0 1857,1333">
          <text:p/>
        </draw:polygon>
        <draw:frame draw:style-name="gr4" draw:text-style-name="P5" draw:layer="layout" svg:width="2.445cm" svg:height="0.615cm" svg:x="10.975cm" svg:y="13.627cm">
          <draw:text-box>
            <text:p text:style-name="P2"><text:span text:style-name="T2">pedaço 3</text:span></text:p>
          </draw:text-box>
        </draw:frame>
        <draw:polygon draw:style-name="gr7" draw:text-style-name="P8" draw:layer="layout" svg:width="1.856cm" svg:height="0.793cm" svg:x="8.269cm" svg:y="11.075cm" svg:viewBox="0 0 1857 794" draw:points="930,794 0,794 0,0 1857,0 1857,794">
          <text:p/>
        </draw:polygon>
        <draw:frame draw:style-name="gr8" draw:text-style-name="P9" draw:layer="layout" svg:width="1.145cm" svg:height="0.53cm" svg:x="8.625cm" svg:y="10.147cm">
          <draw:text-box>
            <text:p text:style-name="P2"><text:span text:style-name="T4">dado</text:span></text:p>
          </draw:text-box>
        </draw:frame>
        <draw:polygon draw:style-name="gr5" draw:text-style-name="P6" draw:layer="layout" svg:width="1.855cm" svg:height="1.332cm" svg:x="10.261cm" svg:y="9.718cm" svg:viewBox="0 0 1856 1333" draw:points="928,1333 0,1333 0,0 1856,0 1856,1333">
          <text:p/>
        </draw:polygon>
        <draw:frame draw:style-name="gr16" draw:text-style-name="P5" draw:layer="layout" svg:width="0.679cm" svg:height="0.615cm" svg:x="8.858cm" svg:y="11.193cm">
          <draw:text-box>
            <text:p text:style-name="P2"><text:span text:style-name="T2">32</text:span></text:p>
          </draw:text-box>
        </draw:frame>
        <draw:polygon draw:style-name="gr7" draw:text-style-name="P8" draw:layer="layout" svg:width="1.855cm" svg:height="0.794cm" svg:x="10.261cm" svg:y="11.072cm" svg:viewBox="0 0 1856 795" draw:points="928,795 0,795 0,0 1856,0 1856,795">
          <text:p/>
        </draw:polygon>
        <draw:frame draw:style-name="gr8" draw:text-style-name="P9" draw:layer="layout" svg:width="1.145cm" svg:height="0.53cm" svg:x="10.619cm" svg:y="10.143cm">
          <draw:text-box>
            <text:p text:style-name="P2"><text:span text:style-name="T4">dado</text:span></text:p>
          </draw:text-box>
        </draw:frame>
        <draw:polygon draw:style-name="gr5" draw:text-style-name="P6" draw:layer="layout" svg:width="1.856cm" svg:height="1.33cm" svg:x="12.249cm" svg:y="9.72cm" svg:viewBox="0 0 1857 1331" draw:points="927,1331 0,1331 0,0 1857,0 1857,1331">
          <text:p/>
        </draw:polygon>
        <draw:frame draw:style-name="gr16" draw:text-style-name="P5" draw:layer="layout" svg:width="0.679cm" svg:height="0.615cm" svg:x="10.851cm" svg:y="11.189cm">
          <draw:text-box>
            <text:p text:style-name="P2"><text:span text:style-name="T2">35</text:span></text:p>
          </draw:text-box>
        </draw:frame>
        <draw:polygon draw:style-name="gr7" draw:text-style-name="P8" draw:layer="layout" svg:width="1.856cm" svg:height="0.792cm" svg:x="12.249cm" svg:y="11.073cm" svg:viewBox="0 0 1857 793" draw:points="927,793 0,793 0,0 1857,0 1857,793">
          <text:p/>
        </draw:polygon>
        <draw:frame draw:style-name="gr8" draw:text-style-name="P9" draw:layer="layout" svg:width="1.145cm" svg:height="0.53cm" svg:x="12.605cm" svg:y="10.143cm">
          <draw:text-box>
            <text:p text:style-name="P2"><text:span text:style-name="T4">dado</text:span></text:p>
          </draw:text-box>
        </draw:frame>
        <draw:polygon draw:style-name="gr5" draw:text-style-name="P6" draw:layer="layout" svg:width="1.856cm" svg:height="1.332cm" svg:x="14.203cm" svg:y="9.72cm" svg:viewBox="0 0 1857 1333" draw:points="929,1333 0,1333 0,0 1857,0 1857,1333">
          <text:p/>
        </draw:polygon>
        <draw:frame draw:style-name="gr17" draw:text-style-name="P5" draw:layer="layout" svg:width="0.595cm" svg:height="0.589cm" svg:x="12.88cm" svg:y="11.201cm">
          <draw:text-box>
            <text:p text:style-name="P2"><text:span text:style-name="T5">38</text:span></text:p>
          </draw:text-box>
        </draw:frame>
        <draw:polygon draw:style-name="gr7" draw:text-style-name="P8" draw:layer="layout" svg:width="1.856cm" svg:height="0.793cm" svg:x="14.203cm" svg:y="11.075cm" svg:viewBox="0 0 1857 794" draw:points="929,794 0,794 0,0 1857,0 1857,794">
          <text:p/>
        </draw:polygon>
        <draw:frame draw:style-name="gr8" draw:text-style-name="P9" draw:layer="layout" svg:width="1.145cm" svg:height="0.53cm" svg:x="14.563cm" svg:y="10.147cm">
          <draw:text-box>
            <text:p text:style-name="P2"><text:span text:style-name="T4">dado</text:span></text:p>
          </draw:text-box>
        </draw:frame>
        <draw:polygon draw:style-name="gr10" draw:text-style-name="P10" draw:layer="layout" svg:width="1.856cm" svg:height="1.331cm" svg:x="8.269cm" svg:y="12.089cm" svg:viewBox="0 0 1857 1332" draw:points="930,1332 0,1332 0,0 1857,0 1857,1332">
          <text:p/>
        </draw:polygon>
        <draw:frame draw:style-name="gr17" draw:text-style-name="P5" draw:layer="layout" svg:width="0.595cm" svg:height="0.589cm" svg:x="14.834cm" svg:y="11.205cm">
          <draw:text-box>
            <text:p text:style-name="P2"><text:span text:style-name="T5">40</text:span></text:p>
          </draw:text-box>
        </draw:frame>
        <draw:polygon draw:style-name="gr14" draw:text-style-name="P11" draw:layer="layout" svg:width="1.192cm" svg:height="1.331cm" svg:x="10.079cm" svg:y="12.089cm" svg:viewBox="0 0 1193 1332" draw:points="598,1332 0,1332 0,0 1193,0 1193,1332">
          <text:p/>
        </draw:polygon>
        <draw:frame draw:style-name="gr13" draw:text-style-name="P9" draw:layer="layout" svg:width="0.832cm" svg:height="0.53cm" svg:x="8.784cm" svg:y="12.514cm">
          <draw:text-box>
            <text:p text:style-name="P2"><text:span text:style-name="T4">Qtd</text:span></text:p>
          </draw:text-box>
        </draw:frame>
        <draw:polygon draw:style-name="gr10" draw:text-style-name="P10" draw:layer="layout" svg:width="1.856cm" svg:height="1.331cm" svg:x="13.066cm" svg:y="12.089cm" svg:viewBox="0 0 1857 1332" draw:points="930,1332 0,1332 0,0 1857,0 1857,1332">
          <text:p/>
        </draw:polygon>
        <draw:frame draw:style-name="gr9" draw:text-style-name="P5" draw:layer="layout" svg:width="0.528cm" svg:height="0.615cm" svg:x="10.506cm" svg:y="12.477cm">
          <draw:text-box>
            <text:p text:style-name="P2"><text:span text:style-name="T2">4</text:span></text:p>
          </draw:text-box>
        </draw:frame>
        <draw:polygon draw:style-name="gr14" draw:text-style-name="P11" draw:layer="layout" svg:width="1.192cm" svg:height="1.331cm" svg:x="14.876cm" svg:y="12.089cm" svg:viewBox="0 0 1193 1332" draw:points="598,1332 0,1332 0,0 1193,0 1193,1332">
          <text:p/>
        </draw:polygon>
        <draw:frame draw:style-name="gr15" draw:text-style-name="P9" draw:layer="layout" svg:width="1.014cm" svg:height="0.53cm" svg:x="13.504cm" svg:y="12.514cm">
          <draw:text-box>
            <text:p text:style-name="P2"><text:span text:style-name="T4">Prox</text:span></text:p>
          </draw:text-box>
        </draw:frame>
        <draw:polygon draw:style-name="gr3" draw:text-style-name="P4" draw:layer="layout" svg:width="3.513cm" svg:height="4.938cm" svg:x="1.287cm" svg:y="9.862cm" svg:viewBox="0 0 3514 4939" draw:points="1758,4939 0,4939 0,0 3514,0 3514,4939">
          <text:p/>
        </draw:polygon>
        <draw:frame draw:style-name="gr9" draw:text-style-name="P5" draw:layer="layout" svg:width="0.528cm" svg:height="0.615cm" svg:x="15.304cm" svg:y="12.477cm">
          <draw:text-box>
            <text:p text:style-name="P2"><text:span text:style-name="T2">1</text:span></text:p>
          </draw:text-box>
        </draw:frame>
        <draw:polygon draw:style-name="gr10" draw:text-style-name="P10" draw:layer="layout" svg:width="1.659cm" svg:height="1.197cm" svg:x="1.665cm" svg:y="10.02cm" svg:viewBox="0 0 1660 1198" draw:points="830,1198 0,1198 0,0 1660,0 1660,1198">
          <text:p/>
        </draw:polygon>
        <draw:frame draw:style-name="gr21" draw:text-style-name="P14" draw:layer="layout" svg:width="1.801cm" svg:height="0.412cm" svg:x="2.145cm" svg:y="14.065cm">
          <draw:text-box>
            <text:p text:style-name="P2"><text:span text:style-name="T7">cabeçalho</text:span></text:p>
          </draw:text-box>
        </draw:frame>
        <draw:polygon draw:style-name="gr14" draw:text-style-name="P11" draw:layer="layout" svg:width="1.067cm" svg:height="1.197cm" svg:x="3.282cm" svg:y="10.02cm" svg:viewBox="0 0 1068 1198" draw:points="534,1198 0,1198 0,0 1068,0 1068,1198">
          <text:p/>
        </draw:polygon>
        <draw:frame draw:style-name="gr22" draw:text-style-name="P14" draw:layer="layout" svg:width="0.891cm" svg:height="0.412cm" svg:x="2.05cm" svg:y="10.432cm">
          <draw:text-box>
            <text:p text:style-name="P2"><text:span text:style-name="T7">nSeq</text:span></text:p>
          </draw:text-box>
        </draw:frame>
        <draw:polygon draw:style-name="gr10" draw:text-style-name="P10" draw:layer="layout" svg:width="1.659cm" svg:height="1.198cm" svg:x="1.665cm" svg:y="11.328cm" svg:viewBox="0 0 1660 1199" draw:points="830,1199 0,1199 0,0 1660,0 1660,1199">
          <text:p/>
        </draw:polygon>
        <draw:frame draw:style-name="gr9" draw:text-style-name="P5" draw:layer="layout" svg:width="0.528cm" svg:height="0.615cm" svg:x="3.648cm" svg:y="10.339cm">
          <draw:text-box>
            <text:p text:style-name="P2"><text:span text:style-name="T2">5</text:span></text:p>
          </draw:text-box>
        </draw:frame>
        <draw:polygon draw:style-name="gr14" draw:text-style-name="P11" draw:layer="layout" svg:width="1.067cm" svg:height="1.198cm" svg:x="3.282cm" svg:y="11.328cm" svg:viewBox="0 0 1068 1199" draw:points="534,1199 0,1199 0,0 1068,0 1068,1199">
          <text:p/>
        </draw:polygon>
        <draw:frame draw:style-name="gr22" draw:text-style-name="P14" draw:layer="layout" svg:width="0.891cm" svg:height="0.412cm" svg:x="2.05cm" svg:y="11.741cm">
          <draw:text-box>
            <text:p text:style-name="P2"><text:span text:style-name="T7">pSeq</text:span></text:p>
          </draw:text-box>
        </draw:frame>
        <draw:polygon draw:style-name="gr10" draw:text-style-name="P10" draw:layer="layout" svg:width="1.659cm" svg:height="1.198cm" svg:x="1.665cm" svg:y="12.65cm" svg:viewBox="0 0 1660 1199" draw:points="830,1199 0,1199 0,0 1660,0 1660,1199">
          <text:p/>
        </draw:polygon>
        <draw:frame draw:style-name="gr9" draw:text-style-name="P5" draw:layer="layout" svg:width="0.528cm" svg:height="0.615cm" svg:x="3.648cm" svg:y="11.648cm">
          <draw:text-box>
            <text:p text:style-name="P2"><text:span text:style-name="T2">2</text:span></text:p>
          </draw:text-box>
        </draw:frame>
        <draw:polygon draw:style-name="gr14" draw:text-style-name="P11" draw:layer="layout" svg:width="1.067cm" svg:height="1.198cm" svg:x="3.282cm" svg:y="12.65cm" svg:viewBox="0 0 1068 1199" draw:points="534,1199 0,1199 0,0 1068,0 1068,1199">
          <text:p/>
        </draw:polygon>
        <draw:frame draw:style-name="gr23" draw:text-style-name="P14" draw:layer="layout" svg:width="0.781cm" svg:height="0.412cm" svg:x="2.117cm" svg:y="13.063cm">
          <draw:text-box>
            <text:p text:style-name="P2"><text:span text:style-name="T7">Prox</text:span></text:p>
          </draw:text-box>
        </draw:frame>
        <draw:frame draw:style-name="gr9" draw:text-style-name="P5" draw:layer="layout" svg:width="0.528cm" svg:height="0.615cm" svg:x="3.648cm" svg:y="12.971cm">
          <draw:text-box>
            <text:p text:style-name="P2"><text:span text:style-name="T2">5</text:span></text:p>
          </draw:text-box>
        </draw:frame>
      </draw:page>
      <draw:page draw:name="page2" draw:style-name="dp1" draw:master-page-name="master-page3">
        <draw:polygon draw:style-name="gr1" draw:text-style-name="P1" draw:layer="layout" svg:width="27.998cm" svg:height="15.749cm" svg:x="0cm" svg:y="0cm" svg:viewBox="0 0 27999 15750" draw:points="0,0 27999,0 27999,15750 0,15750">
          <text:p/>
        </draw:polygon>
        <draw:frame draw:style-name="gr2" draw:text-style-name="P3" draw:layer="layout" svg:width="0.493cm" svg:height="0.547cm" svg:x="1.401cm" svg:y="14.348cm">
          <draw:text-box>
            <text:p text:style-name="P2"><text:span text:style-name="T1"><text:s/></text:span></text:p>
          </draw:text-box>
        </draw:frame>
        <draw:polygon draw:style-name="gr3" draw:text-style-name="P4" draw:layer="layout" svg:width="8.021cm" svg:height="5cm" svg:x="1.198cm" svg:y="4cm" svg:viewBox="0 0 8022 5001" draw:points="4012,5001 0,5001 0,0 8022,0 8022,5001">
          <text:p/>
        </draw:polygon>
        <draw:frame draw:style-name="gr2" draw:text-style-name="P3" draw:layer="layout" svg:width="0.493cm" svg:height="0.547cm" svg:x="13.952cm" svg:y="14.348cm">
          <draw:text-box>
            <text:p text:style-name="P2"><text:span text:style-name="T1"><text:s/></text:span></text:p>
          </draw:text-box>
        </draw:frame>
        <draw:frame draw:style-name="gr4" draw:text-style-name="P5" draw:layer="layout" svg:width="2.445cm" svg:height="0.615cm" svg:x="3.99cm" svg:y="8.067cm">
          <draw:text-box>
            <text:p text:style-name="P2"><text:span text:style-name="T2">pedaço 0</text:span></text:p>
          </draw:text-box>
        </draw:frame>
        <draw:polygon draw:style-name="gr5" draw:text-style-name="P6" draw:layer="layout" svg:width="1.856cm" svg:height="1.332cm" svg:x="1.284cm" svg:y="4.16cm" svg:viewBox="0 0 1857 1333" draw:points="929,1333 0,1333 0,0 1857,0 1857,1333">
          <text:p/>
        </draw:polygon>
        <draw:frame draw:style-name="gr24" draw:text-style-name="P15" draw:layer="layout" svg:width="12.461cm" svg:height="1.182cm" svg:x="1.401cm" svg:y="1.354cm">
          <draw:text-box>
            <text:p text:style-name="P2"><text:span text:style-name="T8">1. Remover o elemento 59</text:span></text:p>
          </draw:text-box>
        </draw:frame>
        <draw:polygon draw:style-name="gr7" draw:text-style-name="P8" draw:layer="layout" svg:width="1.856cm" svg:height="0.793cm" svg:x="1.284cm" svg:y="5.515cm" svg:viewBox="0 0 1857 794" draw:points="929,794 0,794 0,0 1857,0 1857,794">
          <text:p/>
        </draw:polygon>
        <draw:frame draw:style-name="gr8" draw:text-style-name="P9" draw:layer="layout" svg:width="1.145cm" svg:height="0.53cm" svg:x="1.64cm" svg:y="4.583cm">
          <draw:text-box>
            <text:p text:style-name="P2"><text:span text:style-name="T4">dado</text:span></text:p>
          </draw:text-box>
        </draw:frame>
        <draw:polygon draw:style-name="gr5" draw:text-style-name="P6" draw:layer="layout" svg:width="1.855cm" svg:height="1.332cm" svg:x="3.276cm" svg:y="4.158cm" svg:viewBox="0 0 1856 1333" draw:points="928,1333 0,1333 0,0 1856,0 1856,1333">
          <text:p/>
        </draw:polygon>
        <draw:frame draw:style-name="gr9" draw:text-style-name="P5" draw:layer="layout" svg:width="0.528cm" svg:height="0.615cm" svg:x="2.043cm" svg:y="5.633cm">
          <draw:text-box>
            <text:p text:style-name="P2"><text:span text:style-name="T2">3</text:span></text:p>
          </draw:text-box>
        </draw:frame>
        <draw:polygon draw:style-name="gr7" draw:text-style-name="P8" draw:layer="layout" svg:width="1.855cm" svg:height="0.794cm" svg:x="3.276cm" svg:y="5.512cm" svg:viewBox="0 0 1856 795" draw:points="928,795 0,795 0,0 1856,0 1856,795">
          <text:p/>
        </draw:polygon>
        <draw:frame draw:style-name="gr8" draw:text-style-name="P9" draw:layer="layout" svg:width="1.145cm" svg:height="0.53cm" svg:x="3.634cm" svg:y="4.583cm">
          <draw:text-box>
            <text:p text:style-name="P2"><text:span text:style-name="T4">dado</text:span></text:p>
          </draw:text-box>
        </draw:frame>
        <draw:polygon draw:style-name="gr5" draw:text-style-name="P6" draw:layer="layout" svg:width="1.856cm" svg:height="1.33cm" svg:x="5.264cm" svg:y="4.16cm" svg:viewBox="0 0 1857 1331" draw:points="927,1331 0,1331 0,0 1857,0 1857,1331">
          <text:p/>
        </draw:polygon>
        <draw:frame draw:style-name="gr9" draw:text-style-name="P5" draw:layer="layout" svg:width="0.528cm" svg:height="0.615cm" svg:x="4.036cm" svg:y="5.63cm">
          <draw:text-box>
            <text:p text:style-name="P2"><text:span text:style-name="T2">5</text:span></text:p>
          </draw:text-box>
        </draw:frame>
        <draw:polygon draw:style-name="gr7" draw:text-style-name="P8" draw:layer="layout" svg:width="1.856cm" svg:height="0.792cm" svg:x="5.264cm" svg:y="5.513cm" svg:viewBox="0 0 1857 793" draw:points="927,793 0,793 0,0 1857,0 1857,793">
          <text:p/>
        </draw:polygon>
        <draw:polygon draw:style-name="gr5" draw:text-style-name="P6" draw:layer="layout" svg:width="1.856cm" svg:height="1.332cm" svg:x="7.218cm" svg:y="4.16cm" svg:viewBox="0 0 1857 1333" draw:points="929,1333 0,1333 0,0 1857,0 1857,1333">
          <text:p/>
        </draw:polygon>
        <draw:frame draw:style-name="gr8" draw:text-style-name="P9" draw:layer="layout" svg:width="1.145cm" svg:height="0.53cm" svg:x="5.62cm" svg:y="4.583cm">
          <draw:text-box>
            <text:p text:style-name="P2"><text:span text:style-name="T4">dado</text:span></text:p>
          </draw:text-box>
        </draw:frame>
        <draw:polygon draw:style-name="gr7" draw:text-style-name="P8" draw:layer="layout" svg:width="1.856cm" svg:height="0.793cm" svg:x="7.218cm" svg:y="5.515cm" svg:viewBox="0 0 1857 794" draw:points="929,794 0,794 0,0 1857,0 1857,794">
          <text:p/>
        </draw:polygon>
        <draw:polygon draw:style-name="gr10" draw:text-style-name="P10" draw:layer="layout" svg:width="1.856cm" svg:height="1.331cm" svg:x="1.284cm" svg:y="6.529cm" svg:viewBox="0 0 1857 1332" draw:points="929,1332 0,1332 0,0 1857,0 1857,1332">
          <text:p/>
        </draw:polygon>
        <draw:frame draw:style-name="gr8" draw:text-style-name="P9" draw:layer="layout" svg:width="1.145cm" svg:height="0.53cm" svg:x="7.578cm" svg:y="4.583cm">
          <draw:text-box>
            <text:p text:style-name="P2"><text:span text:style-name="T4">dado</text:span></text:p>
          </draw:text-box>
        </draw:frame>
        <draw:polygon draw:style-name="gr11" draw:text-style-name="P11" draw:layer="layout" svg:width="1.192cm" svg:height="1.331cm" svg:x="3.094cm" svg:y="6.529cm" svg:viewBox="0 0 1193 1332" draw:points="597,1332 0,1332 0,0 1193,0 1193,1332">
          <text:p/>
        </draw:polygon>
        <draw:polygon draw:style-name="gr12" draw:text-style-name="P12" draw:layer="layout" svg:width="1.192cm" svg:height="1.331cm" svg:x="3.094cm" svg:y="6.529cm" svg:viewBox="0 0 1193 1332" draw:points="597,1332 0,1332 0,0 1193,0 1193,1332">
          <text:p/>
        </draw:polygon>
        <draw:frame draw:style-name="gr13" draw:text-style-name="P9" draw:layer="layout" svg:width="0.832cm" svg:height="0.53cm" svg:x="1.799cm" svg:y="6.954cm">
          <draw:text-box>
            <text:p text:style-name="P2"><text:span text:style-name="T4">Qtd</text:span></text:p>
          </draw:text-box>
        </draw:frame>
        <draw:polygon draw:style-name="gr10" draw:text-style-name="P10" draw:layer="layout" svg:width="1.856cm" svg:height="1.331cm" svg:x="6.081cm" svg:y="6.529cm" svg:viewBox="0 0 1857 1332" draw:points="930,1332 0,1332 0,0 1857,0 1857,1332">
          <text:p/>
        </draw:polygon>
        <draw:frame draw:style-name="gr9" draw:text-style-name="P5" draw:layer="layout" svg:width="0.528cm" svg:height="0.615cm" svg:x="3.521cm" svg:y="6.917cm">
          <draw:text-box>
            <text:p text:style-name="P2"><text:span text:style-name="T2">2</text:span></text:p>
          </draw:text-box>
        </draw:frame>
        <draw:polygon draw:style-name="gr14" draw:text-style-name="P11" draw:layer="layout" svg:width="1.192cm" svg:height="1.331cm" svg:x="7.891cm" svg:y="6.529cm" svg:viewBox="0 0 1193 1332" draw:points="597,1332 0,1332 0,0 1193,0 1193,1332">
          <text:p/>
        </draw:polygon>
        <draw:frame draw:style-name="gr15" draw:text-style-name="P9" draw:layer="layout" svg:width="1.014cm" svg:height="0.53cm" svg:x="6.519cm" svg:y="6.954cm">
          <draw:text-box>
            <text:p text:style-name="P2"><text:span text:style-name="T4">Prox</text:span></text:p>
          </draw:text-box>
        </draw:frame>
        <draw:polygon draw:style-name="gr3" draw:text-style-name="P4" draw:layer="layout" svg:width="8.021cm" svg:height="5cm" svg:x="9.998cm" svg:y="4cm" svg:viewBox="0 0 8022 5001" draw:points="4013,5001 0,5001 0,0 8022,0 8022,5001">
          <text:p/>
        </draw:polygon>
        <draw:frame draw:style-name="gr9" draw:text-style-name="P5" draw:layer="layout" svg:width="0.528cm" svg:height="0.615cm" svg:x="8.319cm" svg:y="6.917cm">
          <draw:text-box>
            <text:p text:style-name="P2"><text:span text:style-name="T2">3</text:span></text:p>
          </draw:text-box>
        </draw:frame>
        <draw:polygon draw:style-name="gr5" draw:text-style-name="P6" draw:layer="layout" svg:width="1.856cm" svg:height="1.332cm" svg:x="10.084cm" svg:y="4.16cm" svg:viewBox="0 0 1857 1333" draw:points="930,1333 0,1333 0,0 1857,0 1857,1333">
          <text:p/>
        </draw:polygon>
        <draw:frame draw:style-name="gr4" draw:text-style-name="P5" draw:layer="layout" svg:width="2.445cm" svg:height="0.615cm" svg:x="12.788cm" svg:y="8.067cm">
          <draw:text-box>
            <text:p text:style-name="P2"><text:span text:style-name="T2">pedaço 1</text:span></text:p>
          </draw:text-box>
        </draw:frame>
        <draw:polygon draw:style-name="gr7" draw:text-style-name="P8" draw:layer="layout" svg:width="1.856cm" svg:height="0.793cm" svg:x="10.084cm" svg:y="5.515cm" svg:viewBox="0 0 1857 794" draw:points="930,794 0,794 0,0 1857,0 1857,794">
          <text:p/>
        </draw:polygon>
        <draw:frame draw:style-name="gr8" draw:text-style-name="P9" draw:layer="layout" svg:width="1.145cm" svg:height="0.53cm" svg:x="10.442cm" svg:y="4.583cm">
          <draw:text-box>
            <text:p text:style-name="P2"><text:span text:style-name="T4">dado</text:span></text:p>
          </draw:text-box>
        </draw:frame>
        <draw:polygon draw:style-name="gr5" draw:text-style-name="P6" draw:layer="layout" svg:width="1.856cm" svg:height="1.332cm" svg:x="12.076cm" svg:y="4.158cm" svg:viewBox="0 0 1857 1333" draw:points="927,1333 0,1333 0,0 1857,0 1857,1333">
          <text:p/>
        </draw:polygon>
        <draw:frame draw:style-name="gr16" draw:text-style-name="P5" draw:layer="layout" svg:width="0.679cm" svg:height="0.615cm" svg:x="10.675cm" svg:y="5.633cm">
          <draw:text-box>
            <text:p text:style-name="P2"><text:span text:style-name="T2">42</text:span></text:p>
          </draw:text-box>
        </draw:frame>
        <draw:polygon draw:style-name="gr7" draw:text-style-name="P8" draw:layer="layout" svg:width="1.856cm" svg:height="0.794cm" svg:x="12.076cm" svg:y="5.512cm" svg:viewBox="0 0 1857 795" draw:points="927,795 0,795 0,0 1857,0 1857,795">
          <text:p/>
        </draw:polygon>
        <draw:frame draw:style-name="gr8" draw:text-style-name="P9" draw:layer="layout" svg:width="1.145cm" svg:height="0.53cm" svg:x="12.432cm" svg:y="4.583cm">
          <draw:text-box>
            <text:p text:style-name="P2"><text:span text:style-name="T4">dado</text:span></text:p>
          </draw:text-box>
        </draw:frame>
        <draw:polygon draw:style-name="gr5" draw:text-style-name="P6" draw:layer="layout" svg:width="1.856cm" svg:height="1.33cm" svg:x="14.064cm" svg:y="4.16cm" svg:viewBox="0 0 1857 1331" draw:points="927,1331 0,1331 0,0 1857,0 1857,1331">
          <text:p/>
        </draw:polygon>
        <draw:frame draw:style-name="gr16" draw:text-style-name="P5" draw:layer="layout" svg:width="0.679cm" svg:height="0.615cm" svg:x="12.665cm" svg:y="5.63cm">
          <draw:text-box>
            <text:p text:style-name="P2"><text:span text:style-name="T2">51</text:span></text:p>
          </draw:text-box>
        </draw:frame>
        <draw:polygon draw:style-name="gr25" draw:text-style-name="P16" draw:layer="layout" svg:width="1.856cm" svg:height="0.792cm" svg:x="14.064cm" svg:y="5.513cm" svg:viewBox="0 0 1857 793" draw:points="927,793 0,793 0,0 1857,0 1857,793">
          <text:p/>
        </draw:polygon>
        <draw:frame draw:style-name="gr8" draw:text-style-name="P9" draw:layer="layout" svg:width="1.145cm" svg:height="0.53cm" svg:x="14.422cm" svg:y="4.583cm">
          <draw:text-box>
            <text:p text:style-name="P2"><text:span text:style-name="T4">dado</text:span></text:p>
          </draw:text-box>
        </draw:frame>
        <draw:polygon draw:style-name="gr5" draw:text-style-name="P6" draw:layer="layout" svg:width="1.856cm" svg:height="1.332cm" svg:x="16.019cm" svg:y="4.16cm" svg:viewBox="0 0 1857 1333" draw:points="927,1333 0,1333 0,0 1857,0 1857,1333">
          <text:p/>
        </draw:polygon>
        <draw:frame draw:style-name="gr17" draw:text-style-name="P5" draw:layer="layout" svg:width="0.595cm" svg:height="0.589cm" svg:x="14.697cm" svg:y="5.642cm">
          <draw:text-box>
            <text:p text:style-name="P2"><text:span text:style-name="T5">59</text:span></text:p>
          </draw:text-box>
        </draw:frame>
        <draw:polygon draw:style-name="gr7" draw:text-style-name="P8" draw:layer="layout" svg:width="1.856cm" svg:height="0.793cm" svg:x="16.019cm" svg:y="5.515cm" svg:viewBox="0 0 1857 794" draw:points="927,794 0,794 0,0 1857,0 1857,794">
          <text:p/>
        </draw:polygon>
        <draw:polygon draw:style-name="gr10" draw:text-style-name="P10" draw:layer="layout" svg:width="1.856cm" svg:height="1.331cm" svg:x="10.084cm" svg:y="6.529cm" svg:viewBox="0 0 1857 1332" draw:points="930,1332 0,1332 0,0 1857,0 1857,1332">
          <text:p/>
        </draw:polygon>
        <draw:frame draw:style-name="gr8" draw:text-style-name="P9" draw:layer="layout" svg:width="1.145cm" svg:height="0.53cm" svg:x="16.376cm" svg:y="4.583cm">
          <draw:text-box>
            <text:p text:style-name="P2"><text:span text:style-name="T4">dado</text:span></text:p>
          </draw:text-box>
        </draw:frame>
        <draw:polygon draw:style-name="gr14" draw:text-style-name="P11" draw:layer="layout" svg:width="1.192cm" svg:height="1.331cm" svg:x="11.894cm" svg:y="6.529cm" svg:viewBox="0 0 1193 1332" draw:points="597,1332 0,1332 0,0 1193,0 1193,1332">
          <text:p/>
        </draw:polygon>
        <draw:frame draw:style-name="gr13" draw:text-style-name="P9" draw:layer="layout" svg:width="0.832cm" svg:height="0.53cm" svg:x="10.597cm" svg:y="6.954cm">
          <draw:text-box>
            <text:p text:style-name="P2"><text:span text:style-name="T4">Qtd</text:span></text:p>
          </draw:text-box>
        </draw:frame>
        <draw:polygon draw:style-name="gr10" draw:text-style-name="P10" draw:layer="layout" svg:width="1.856cm" svg:height="1.331cm" svg:x="14.882cm" svg:y="6.529cm" svg:viewBox="0 0 1857 1332" draw:points="928,1332 0,1332 0,0 1857,0 1857,1332">
          <text:p/>
        </draw:polygon>
        <draw:frame draw:style-name="gr9" draw:text-style-name="P5" draw:layer="layout" svg:width="0.528cm" svg:height="0.615cm" svg:x="12.323cm" svg:y="6.917cm">
          <draw:text-box>
            <text:p text:style-name="P2"><text:span text:style-name="T2">3</text:span></text:p>
          </draw:text-box>
        </draw:frame>
        <draw:polygon draw:style-name="gr14" draw:text-style-name="P11" draw:layer="layout" svg:width="1.192cm" svg:height="1.331cm" svg:x="16.691cm" svg:y="6.529cm" svg:viewBox="0 0 1193 1332" draw:points="598,1332 0,1332 0,0 1193,0 1193,1332">
          <text:p/>
        </draw:polygon>
        <draw:frame draw:style-name="gr15" draw:text-style-name="P9" draw:layer="layout" svg:width="1.014cm" svg:height="0.53cm" svg:x="15.321cm" svg:y="6.954cm">
          <draw:text-box>
            <text:p text:style-name="P2"><text:span text:style-name="T4">Prox</text:span></text:p>
          </draw:text-box>
        </draw:frame>
        <draw:polygon draw:style-name="gr3" draw:text-style-name="P4" draw:layer="layout" svg:width="8.021cm" svg:height="5cm" svg:x="19.199cm" svg:y="4cm" svg:viewBox="0 0 8022 5001" draw:points="4011,5001 0,5001 0,0 8022,0 8022,5001">
          <text:p/>
        </draw:polygon>
        <draw:frame draw:style-name="gr9" draw:text-style-name="P5" draw:layer="layout" svg:width="0.528cm" svg:height="0.615cm" svg:x="17.12cm" svg:y="6.917cm">
          <draw:text-box>
            <text:p text:style-name="P2"><text:span text:style-name="T2">4</text:span></text:p>
          </draw:text-box>
        </draw:frame>
        <draw:polygon draw:style-name="gr5" draw:text-style-name="P6" draw:layer="layout" svg:width="1.856cm" svg:height="1.332cm" svg:x="19.284cm" svg:y="4.16cm" svg:viewBox="0 0 1857 1333" draw:points="930,1333 0,1333 0,0 1857,0 1857,1333">
          <text:p/>
        </draw:polygon>
        <draw:frame draw:style-name="gr4" draw:text-style-name="P5" draw:layer="layout" svg:width="2.445cm" svg:height="0.615cm" svg:x="21.989cm" svg:y="8.067cm">
          <draw:text-box>
            <text:p text:style-name="P2"><text:span text:style-name="T2">pedaço 2</text:span></text:p>
          </draw:text-box>
        </draw:frame>
        <draw:polygon draw:style-name="gr7" draw:text-style-name="P8" draw:layer="layout" svg:width="1.856cm" svg:height="0.793cm" svg:x="19.284cm" svg:y="5.515cm" svg:viewBox="0 0 1857 794" draw:points="930,794 0,794 0,0 1857,0 1857,794">
          <text:p/>
        </draw:polygon>
        <draw:frame draw:style-name="gr8" draw:text-style-name="P9" draw:layer="layout" svg:width="1.145cm" svg:height="0.53cm" svg:x="19.643cm" svg:y="4.583cm">
          <draw:text-box>
            <text:p text:style-name="P2"><text:span text:style-name="T4">dado</text:span></text:p>
          </draw:text-box>
        </draw:frame>
        <draw:polygon draw:style-name="gr5" draw:text-style-name="P6" draw:layer="layout" svg:width="1.856cm" svg:height="1.332cm" svg:x="21.275cm" svg:y="4.158cm" svg:viewBox="0 0 1857 1333" draw:points="930,1333 0,1333 0,0 1857,0 1857,1333">
          <text:p/>
        </draw:polygon>
        <draw:frame draw:style-name="gr9" draw:text-style-name="P5" draw:layer="layout" svg:width="0.528cm" svg:height="0.615cm" svg:x="20.045cm" svg:y="5.633cm">
          <draw:text-box>
            <text:p text:style-name="P2"><text:span text:style-name="T2">2</text:span></text:p>
          </draw:text-box>
        </draw:frame>
        <draw:polygon draw:style-name="gr7" draw:text-style-name="P8" draw:layer="layout" svg:width="1.856cm" svg:height="0.794cm" svg:x="21.275cm" svg:y="5.512cm" svg:viewBox="0 0 1857 795" draw:points="930,795 0,795 0,0 1857,0 1857,795">
          <text:p/>
        </draw:polygon>
        <draw:frame draw:style-name="gr8" draw:text-style-name="P9" draw:layer="layout" svg:width="1.145cm" svg:height="0.53cm" svg:x="21.632cm" svg:y="4.583cm">
          <draw:text-box>
            <text:p text:style-name="P2"><text:span text:style-name="T4">dado</text:span></text:p>
          </draw:text-box>
        </draw:frame>
        <draw:polygon draw:style-name="gr5" draw:text-style-name="P6" draw:layer="layout" svg:width="1.856cm" svg:height="1.33cm" svg:x="23.264cm" svg:y="4.16cm" svg:viewBox="0 0 1857 1331" draw:points="927,1331 0,1331 0,0 1857,0 1857,1331">
          <text:p/>
        </draw:polygon>
        <draw:frame draw:style-name="gr9" draw:text-style-name="P5" draw:layer="layout" svg:width="0.528cm" svg:height="0.615cm" svg:x="22.035cm" svg:y="5.63cm">
          <draw:text-box>
            <text:p text:style-name="P2"><text:span text:style-name="T2">8</text:span></text:p>
          </draw:text-box>
        </draw:frame>
        <draw:polygon draw:style-name="gr7" draw:text-style-name="P8" draw:layer="layout" svg:width="1.856cm" svg:height="0.792cm" svg:x="23.264cm" svg:y="5.513cm" svg:viewBox="0 0 1857 793" draw:points="927,793 0,793 0,0 1857,0 1857,793">
          <text:p/>
        </draw:polygon>
        <draw:frame draw:style-name="gr8" draw:text-style-name="P9" draw:layer="layout" svg:width="1.145cm" svg:height="0.53cm" svg:x="23.622cm" svg:y="4.583cm">
          <draw:text-box>
            <text:p text:style-name="P2"><text:span text:style-name="T4">dado</text:span></text:p>
          </draw:text-box>
        </draw:frame>
        <draw:polygon draw:style-name="gr5" draw:text-style-name="P6" draw:layer="layout" svg:width="1.856cm" svg:height="1.332cm" svg:x="25.218cm" svg:y="4.16cm" svg:viewBox="0 0 1857 1333" draw:points="929,1333 0,1333 0,0 1857,0 1857,1333">
          <text:p/>
        </draw:polygon>
        <draw:frame draw:style-name="gr18" draw:text-style-name="P5" draw:layer="layout" svg:width="0.528cm" svg:height="0.589cm" svg:x="24.045cm" svg:y="5.642cm">
          <draw:text-box>
            <text:p text:style-name="P2"><text:span text:style-name="T5">9</text:span></text:p>
          </draw:text-box>
        </draw:frame>
        <draw:polygon draw:style-name="gr7" draw:text-style-name="P8" draw:layer="layout" svg:width="1.856cm" svg:height="0.793cm" svg:x="25.218cm" svg:y="5.515cm" svg:viewBox="0 0 1857 794" draw:points="929,794 0,794 0,0 1857,0 1857,794">
          <text:p/>
        </draw:polygon>
        <draw:frame draw:style-name="gr8" draw:text-style-name="P9" draw:layer="layout" svg:width="1.145cm" svg:height="0.53cm" svg:x="25.576cm" svg:y="4.583cm">
          <draw:text-box>
            <text:p text:style-name="P2"><text:span text:style-name="T4">dado</text:span></text:p>
          </draw:text-box>
        </draw:frame>
        <draw:polygon draw:style-name="gr10" draw:text-style-name="P10" draw:layer="layout" svg:width="1.856cm" svg:height="1.331cm" svg:x="19.284cm" svg:y="6.529cm" svg:viewBox="0 0 1857 1332" draw:points="930,1332 0,1332 0,0 1857,0 1857,1332">
          <text:p/>
        </draw:polygon>
        <draw:frame draw:style-name="gr17" draw:text-style-name="P5" draw:layer="layout" svg:width="0.595cm" svg:height="0.589cm" svg:x="25.873cm" svg:y="5.645cm">
          <draw:text-box>
            <text:p text:style-name="P2"><text:span text:style-name="T5">11</text:span></text:p>
          </draw:text-box>
        </draw:frame>
        <draw:polygon draw:style-name="gr14" draw:text-style-name="P11" draw:layer="layout" svg:width="1.191cm" svg:height="1.331cm" svg:x="21.095cm" svg:y="6.529cm" svg:viewBox="0 0 1192 1332" draw:points="596,1332 0,1332 0,0 1192,0 1192,1332">
          <text:p/>
        </draw:polygon>
        <draw:frame draw:style-name="gr13" draw:text-style-name="P9" draw:layer="layout" svg:width="0.832cm" svg:height="0.53cm" svg:x="19.798cm" svg:y="6.954cm">
          <draw:text-box>
            <text:p text:style-name="P2"><text:span text:style-name="T4">Qtd</text:span></text:p>
          </draw:text-box>
        </draw:frame>
        <draw:polygon draw:style-name="gr10" draw:text-style-name="P10" draw:layer="layout" svg:width="1.856cm" svg:height="1.331cm" svg:x="24.081cm" svg:y="6.529cm" svg:viewBox="0 0 1857 1332" draw:points="929,1332 0,1332 0,0 1857,0 1857,1332">
          <text:p/>
        </draw:polygon>
        <draw:frame draw:style-name="gr9" draw:text-style-name="P5" draw:layer="layout" svg:width="0.528cm" svg:height="0.615cm" svg:x="21.523cm" svg:y="6.917cm">
          <draw:text-box>
            <text:p text:style-name="P2"><text:span text:style-name="T2">4</text:span></text:p>
          </draw:text-box>
        </draw:frame>
        <draw:polygon draw:style-name="gr14" draw:text-style-name="P11" draw:layer="layout" svg:width="1.192cm" svg:height="1.331cm" svg:x="25.891cm" svg:y="6.529cm" svg:viewBox="0 0 1193 1332" draw:points="597,1332 0,1332 0,0 1193,0 1193,1332">
          <text:p/>
        </draw:polygon>
        <draw:frame draw:style-name="gr15" draw:text-style-name="P9" draw:layer="layout" svg:width="1.014cm" svg:height="0.53cm" svg:x="24.522cm" svg:y="6.954cm">
          <draw:text-box>
            <text:p text:style-name="P2"><text:span text:style-name="T4">Prox</text:span></text:p>
          </draw:text-box>
        </draw:frame>
        <draw:polygon draw:style-name="gr3" draw:text-style-name="P4" draw:layer="layout" svg:width="8.021cm" svg:height="5cm" svg:x="1.198cm" svg:y="4cm" svg:viewBox="0 0 8022 5001" draw:points="4012,5001 0,5001 0,0 8022,0 8022,5001">
          <text:p/>
        </draw:polygon>
        <draw:frame draw:style-name="gr9" draw:text-style-name="P5" draw:layer="layout" svg:width="0.528cm" svg:height="0.615cm" svg:x="26.321cm" svg:y="6.917cm">
          <draw:text-box>
            <text:p text:style-name="P2"><text:span text:style-name="T2">0</text:span></text:p>
          </draw:text-box>
        </draw:frame>
        <draw:polygon draw:style-name="gr5" draw:text-style-name="P6" draw:layer="layout" svg:width="1.856cm" svg:height="1.332cm" svg:x="1.284cm" svg:y="4.16cm" svg:viewBox="0 0 1857 1333" draw:points="929,1333 0,1333 0,0 1857,0 1857,1333">
          <text:p/>
        </draw:polygon>
        <draw:frame draw:style-name="gr4" draw:text-style-name="P5" draw:layer="layout" svg:width="2.445cm" svg:height="0.615cm" svg:x="3.99cm" svg:y="8.067cm">
          <draw:text-box>
            <text:p text:style-name="P2"><text:span text:style-name="T2">pedaço 0</text:span></text:p>
          </draw:text-box>
        </draw:frame>
        <draw:polygon draw:style-name="gr7" draw:text-style-name="P8" draw:layer="layout" svg:width="1.856cm" svg:height="0.793cm" svg:x="1.284cm" svg:y="5.515cm" svg:viewBox="0 0 1857 794" draw:points="929,794 0,794 0,0 1857,0 1857,794">
          <text:p/>
        </draw:polygon>
        <draw:frame draw:style-name="gr8" draw:text-style-name="P9" draw:layer="layout" svg:width="1.145cm" svg:height="0.53cm" svg:x="1.64cm" svg:y="4.583cm">
          <draw:text-box>
            <text:p text:style-name="P2"><text:span text:style-name="T4">dado</text:span></text:p>
          </draw:text-box>
        </draw:frame>
        <draw:polygon draw:style-name="gr5" draw:text-style-name="P6" draw:layer="layout" svg:width="1.855cm" svg:height="1.332cm" svg:x="3.276cm" svg:y="4.158cm" svg:viewBox="0 0 1856 1333" draw:points="928,1333 0,1333 0,0 1856,0 1856,1333">
          <text:p/>
        </draw:polygon>
        <draw:frame draw:style-name="gr9" draw:text-style-name="P5" draw:layer="layout" svg:width="0.528cm" svg:height="0.615cm" svg:x="2.043cm" svg:y="5.633cm">
          <draw:text-box>
            <text:p text:style-name="P2"><text:span text:style-name="T2">3</text:span></text:p>
          </draw:text-box>
        </draw:frame>
        <draw:polygon draw:style-name="gr7" draw:text-style-name="P8" draw:layer="layout" svg:width="1.855cm" svg:height="0.794cm" svg:x="3.276cm" svg:y="5.512cm" svg:viewBox="0 0 1856 795" draw:points="928,795 0,795 0,0 1856,0 1856,795">
          <text:p/>
        </draw:polygon>
        <draw:frame draw:style-name="gr8" draw:text-style-name="P9" draw:layer="layout" svg:width="1.145cm" svg:height="0.53cm" svg:x="3.634cm" svg:y="4.583cm">
          <draw:text-box>
            <text:p text:style-name="P2"><text:span text:style-name="T4">dado</text:span></text:p>
          </draw:text-box>
        </draw:frame>
        <draw:polygon draw:style-name="gr5" draw:text-style-name="P6" draw:layer="layout" svg:width="1.856cm" svg:height="1.33cm" svg:x="5.264cm" svg:y="4.16cm" svg:viewBox="0 0 1857 1331" draw:points="927,1331 0,1331 0,0 1857,0 1857,1331">
          <text:p/>
        </draw:polygon>
        <draw:frame draw:style-name="gr9" draw:text-style-name="P5" draw:layer="layout" svg:width="0.528cm" svg:height="0.615cm" svg:x="4.036cm" svg:y="5.63cm">
          <draw:text-box>
            <text:p text:style-name="P2"><text:span text:style-name="T2">5</text:span></text:p>
          </draw:text-box>
        </draw:frame>
        <draw:polygon draw:style-name="gr7" draw:text-style-name="P8" draw:layer="layout" svg:width="1.856cm" svg:height="0.792cm" svg:x="5.264cm" svg:y="5.513cm" svg:viewBox="0 0 1857 793" draw:points="927,793 0,793 0,0 1857,0 1857,793">
          <text:p/>
        </draw:polygon>
        <draw:polygon draw:style-name="gr5" draw:text-style-name="P6" draw:layer="layout" svg:width="1.856cm" svg:height="1.332cm" svg:x="7.218cm" svg:y="4.16cm" svg:viewBox="0 0 1857 1333" draw:points="929,1333 0,1333 0,0 1857,0 1857,1333">
          <text:p/>
        </draw:polygon>
        <draw:frame draw:style-name="gr8" draw:text-style-name="P9" draw:layer="layout" svg:width="1.145cm" svg:height="0.53cm" svg:x="5.62cm" svg:y="4.583cm">
          <draw:text-box>
            <text:p text:style-name="P2"><text:span text:style-name="T4">dado</text:span></text:p>
          </draw:text-box>
        </draw:frame>
        <draw:polygon draw:style-name="gr7" draw:text-style-name="P8" draw:layer="layout" svg:width="1.856cm" svg:height="0.793cm" svg:x="7.218cm" svg:y="5.515cm" svg:viewBox="0 0 1857 794" draw:points="929,794 0,794 0,0 1857,0 1857,794">
          <text:p/>
        </draw:polygon>
        <draw:polygon draw:style-name="gr10" draw:text-style-name="P10" draw:layer="layout" svg:width="1.856cm" svg:height="1.331cm" svg:x="1.284cm" svg:y="6.529cm" svg:viewBox="0 0 1857 1332" draw:points="929,1332 0,1332 0,0 1857,0 1857,1332">
          <text:p/>
        </draw:polygon>
        <draw:frame draw:style-name="gr8" draw:text-style-name="P9" draw:layer="layout" svg:width="1.145cm" svg:height="0.53cm" svg:x="7.578cm" svg:y="4.583cm">
          <draw:text-box>
            <text:p text:style-name="P2"><text:span text:style-name="T4">dado</text:span></text:p>
          </draw:text-box>
        </draw:frame>
        <draw:polygon draw:style-name="gr14" draw:text-style-name="P11" draw:layer="layout" svg:width="1.192cm" svg:height="1.331cm" svg:x="3.094cm" svg:y="6.529cm" svg:viewBox="0 0 1193 1332" draw:points="597,1332 0,1332 0,0 1193,0 1193,1332">
          <text:p/>
        </draw:polygon>
        <draw:frame draw:style-name="gr13" draw:text-style-name="P9" draw:layer="layout" svg:width="0.832cm" svg:height="0.53cm" svg:x="1.799cm" svg:y="6.954cm">
          <draw:text-box>
            <text:p text:style-name="P2"><text:span text:style-name="T4">Qtd</text:span></text:p>
          </draw:text-box>
        </draw:frame>
        <draw:polygon draw:style-name="gr10" draw:text-style-name="P10" draw:layer="layout" svg:width="1.856cm" svg:height="1.331cm" svg:x="6.081cm" svg:y="6.529cm" svg:viewBox="0 0 1857 1332" draw:points="930,1332 0,1332 0,0 1857,0 1857,1332">
          <text:p/>
        </draw:polygon>
        <draw:frame draw:style-name="gr9" draw:text-style-name="P5" draw:layer="layout" svg:width="0.528cm" svg:height="0.615cm" svg:x="3.521cm" svg:y="6.917cm">
          <draw:text-box>
            <text:p text:style-name="P2"><text:span text:style-name="T2">2</text:span></text:p>
          </draw:text-box>
        </draw:frame>
        <draw:polygon draw:style-name="gr14" draw:text-style-name="P11" draw:layer="layout" svg:width="1.192cm" svg:height="1.331cm" svg:x="7.891cm" svg:y="6.529cm" svg:viewBox="0 0 1193 1332" draw:points="597,1332 0,1332 0,0 1193,0 1193,1332">
          <text:p/>
        </draw:polygon>
        <draw:frame draw:style-name="gr15" draw:text-style-name="P9" draw:layer="layout" svg:width="1.014cm" svg:height="0.53cm" svg:x="6.519cm" svg:y="6.954cm">
          <draw:text-box>
            <text:p text:style-name="P2"><text:span text:style-name="T4">Prox</text:span></text:p>
          </draw:text-box>
        </draw:frame>
        <draw:polygon draw:style-name="gr3" draw:text-style-name="P4" draw:layer="layout" svg:width="8.021cm" svg:height="5cm" svg:x="1.198cm" svg:y="4cm" svg:viewBox="0 0 8022 5001" draw:points="4012,5001 0,5001 0,0 8022,0 8022,5001">
          <text:p/>
        </draw:polygon>
        <draw:frame draw:style-name="gr9" draw:text-style-name="P5" draw:layer="layout" svg:width="0.528cm" svg:height="0.615cm" svg:x="8.319cm" svg:y="6.917cm">
          <draw:text-box>
            <text:p text:style-name="P2"><text:span text:style-name="T2">3</text:span></text:p>
          </draw:text-box>
        </draw:frame>
        <draw:polygon draw:style-name="gr5" draw:text-style-name="P6" draw:layer="layout" svg:width="1.856cm" svg:height="1.332cm" svg:x="1.284cm" svg:y="4.16cm" svg:viewBox="0 0 1857 1333" draw:points="929,1333 0,1333 0,0 1857,0 1857,1333">
          <text:p/>
        </draw:polygon>
        <draw:frame draw:style-name="gr4" draw:text-style-name="P5" draw:layer="layout" svg:width="2.445cm" svg:height="0.615cm" svg:x="3.99cm" svg:y="8.067cm">
          <draw:text-box>
            <text:p text:style-name="P2"><text:span text:style-name="T2">pedaço 0</text:span></text:p>
          </draw:text-box>
        </draw:frame>
        <draw:polygon draw:style-name="gr7" draw:text-style-name="P8" draw:layer="layout" svg:width="1.856cm" svg:height="0.793cm" svg:x="1.284cm" svg:y="5.515cm" svg:viewBox="0 0 1857 794" draw:points="929,794 0,794 0,0 1857,0 1857,794">
          <text:p/>
        </draw:polygon>
        <draw:frame draw:style-name="gr8" draw:text-style-name="P9" draw:layer="layout" svg:width="1.145cm" svg:height="0.53cm" svg:x="1.64cm" svg:y="4.583cm">
          <draw:text-box>
            <text:p text:style-name="P2"><text:span text:style-name="T4">dado</text:span></text:p>
          </draw:text-box>
        </draw:frame>
        <draw:polygon draw:style-name="gr5" draw:text-style-name="P6" draw:layer="layout" svg:width="1.855cm" svg:height="1.332cm" svg:x="3.276cm" svg:y="4.158cm" svg:viewBox="0 0 1856 1333" draw:points="928,1333 0,1333 0,0 1856,0 1856,1333">
          <text:p/>
        </draw:polygon>
        <draw:frame draw:style-name="gr16" draw:text-style-name="P5" draw:layer="layout" svg:width="0.679cm" svg:height="0.615cm" svg:x="1.873cm" svg:y="5.633cm">
          <draw:text-box>
            <text:p text:style-name="P2"><text:span text:style-name="T2">14</text:span></text:p>
          </draw:text-box>
        </draw:frame>
        <draw:polygon draw:style-name="gr7" draw:text-style-name="P8" draw:layer="layout" svg:width="1.855cm" svg:height="0.794cm" svg:x="3.276cm" svg:y="5.512cm" svg:viewBox="0 0 1856 795" draw:points="928,795 0,795 0,0 1856,0 1856,795">
          <text:p/>
        </draw:polygon>
        <draw:frame draw:style-name="gr8" draw:text-style-name="P9" draw:layer="layout" svg:width="1.145cm" svg:height="0.53cm" svg:x="3.634cm" svg:y="4.583cm">
          <draw:text-box>
            <text:p text:style-name="P2"><text:span text:style-name="T4">dado</text:span></text:p>
          </draw:text-box>
        </draw:frame>
        <draw:polygon draw:style-name="gr5" draw:text-style-name="P6" draw:layer="layout" svg:width="1.856cm" svg:height="1.33cm" svg:x="5.264cm" svg:y="4.16cm" svg:viewBox="0 0 1857 1331" draw:points="927,1331 0,1331 0,0 1857,0 1857,1331">
          <text:p/>
        </draw:polygon>
        <draw:frame draw:style-name="gr16" draw:text-style-name="P5" draw:layer="layout" svg:width="0.679cm" svg:height="0.615cm" svg:x="3.866cm" svg:y="5.63cm">
          <draw:text-box>
            <text:p text:style-name="P2"><text:span text:style-name="T2">18</text:span></text:p>
          </draw:text-box>
        </draw:frame>
        <draw:polygon draw:style-name="gr7" draw:text-style-name="P8" draw:layer="layout" svg:width="1.856cm" svg:height="0.792cm" svg:x="5.264cm" svg:y="5.513cm" svg:viewBox="0 0 1857 793" draw:points="927,793 0,793 0,0 1857,0 1857,793">
          <text:p/>
        </draw:polygon>
        <draw:frame draw:style-name="gr8" draw:text-style-name="P9" draw:layer="layout" svg:width="1.145cm" svg:height="0.53cm" svg:x="5.62cm" svg:y="4.583cm">
          <draw:text-box>
            <text:p text:style-name="P2"><text:span text:style-name="T4">dado</text:span></text:p>
          </draw:text-box>
        </draw:frame>
        <draw:polygon draw:style-name="gr5" draw:text-style-name="P6" draw:layer="layout" svg:width="1.856cm" svg:height="1.332cm" svg:x="7.218cm" svg:y="4.16cm" svg:viewBox="0 0 1857 1333" draw:points="929,1333 0,1333 0,0 1857,0 1857,1333">
          <text:p/>
        </draw:polygon>
        <draw:frame draw:style-name="gr19" draw:text-style-name="P13" draw:layer="layout" svg:width="0.705cm" svg:height="0.712cm" svg:x="5.842cm" svg:y="5.588cm">
          <draw:text-box>
            <text:p text:style-name="P2"><text:span text:style-name="T6">23</text:span></text:p>
          </draw:text-box>
        </draw:frame>
        <draw:polygon draw:style-name="gr7" draw:text-style-name="P8" draw:layer="layout" svg:width="1.856cm" svg:height="0.793cm" svg:x="7.218cm" svg:y="5.515cm" svg:viewBox="0 0 1857 794" draw:points="929,794 0,794 0,0 1857,0 1857,794">
          <text:p/>
        </draw:polygon>
        <draw:polygon draw:style-name="gr10" draw:text-style-name="P10" draw:layer="layout" svg:width="1.856cm" svg:height="1.331cm" svg:x="1.284cm" svg:y="6.529cm" svg:viewBox="0 0 1857 1332" draw:points="929,1332 0,1332 0,0 1857,0 1857,1332">
          <text:p/>
        </draw:polygon>
        <draw:frame draw:style-name="gr8" draw:text-style-name="P9" draw:layer="layout" svg:width="1.145cm" svg:height="0.53cm" svg:x="7.578cm" svg:y="4.583cm">
          <draw:text-box>
            <text:p text:style-name="P2"><text:span text:style-name="T4">dado</text:span></text:p>
          </draw:text-box>
        </draw:frame>
        <draw:polygon draw:style-name="gr11" draw:text-style-name="P11" draw:layer="layout" svg:width="1.192cm" svg:height="1.331cm" svg:x="3.094cm" svg:y="6.529cm" svg:viewBox="0 0 1193 1332" draw:points="597,1332 0,1332 0,0 1193,0 1193,1332">
          <text:p/>
        </draw:polygon>
        <draw:polygon draw:style-name="gr12" draw:text-style-name="P12" draw:layer="layout" svg:width="1.192cm" svg:height="1.331cm" svg:x="3.094cm" svg:y="6.529cm" svg:viewBox="0 0 1193 1332" draw:points="597,1332 0,1332 0,0 1193,0 1193,1332">
          <text:p/>
        </draw:polygon>
        <draw:frame draw:style-name="gr13" draw:text-style-name="P9" draw:layer="layout" svg:width="0.832cm" svg:height="0.53cm" svg:x="1.799cm" svg:y="6.954cm">
          <draw:text-box>
            <text:p text:style-name="P2"><text:span text:style-name="T4">Qtd</text:span></text:p>
          </draw:text-box>
        </draw:frame>
        <draw:polygon draw:style-name="gr10" draw:text-style-name="P10" draw:layer="layout" svg:width="1.856cm" svg:height="1.331cm" svg:x="6.081cm" svg:y="6.529cm" svg:viewBox="0 0 1857 1332" draw:points="930,1332 0,1332 0,0 1857,0 1857,1332">
          <text:p/>
        </draw:polygon>
        <draw:frame draw:style-name="gr9" draw:text-style-name="P5" draw:layer="layout" svg:width="0.528cm" svg:height="0.615cm" svg:x="3.521cm" svg:y="6.917cm">
          <draw:text-box>
            <text:p text:style-name="P2"><text:span text:style-name="T2">3</text:span></text:p>
          </draw:text-box>
        </draw:frame>
        <draw:polygon draw:style-name="gr14" draw:text-style-name="P11" draw:layer="layout" svg:width="1.192cm" svg:height="1.331cm" svg:x="7.891cm" svg:y="6.529cm" svg:viewBox="0 0 1193 1332" draw:points="597,1332 0,1332 0,0 1193,0 1193,1332">
          <text:p/>
        </draw:polygon>
        <draw:frame draw:style-name="gr15" draw:text-style-name="P9" draw:layer="layout" svg:width="1.014cm" svg:height="0.53cm" svg:x="6.519cm" svg:y="6.954cm">
          <draw:text-box>
            <text:p text:style-name="P2"><text:span text:style-name="T4">Prox</text:span></text:p>
          </draw:text-box>
        </draw:frame>
        <draw:polygon draw:style-name="gr3" draw:text-style-name="P4" draw:layer="layout" svg:width="8.021cm" svg:height="5cm" svg:x="17.378cm" svg:y="9.6cm" svg:viewBox="0 0 8022 5001" draw:points="4011,5001 0,5001 0,0 8022,0 8022,5001">
          <text:p/>
        </draw:polygon>
        <draw:frame draw:style-name="gr9" draw:text-style-name="P5" draw:layer="layout" svg:width="0.528cm" svg:height="0.615cm" svg:x="8.319cm" svg:y="6.917cm">
          <draw:text-box>
            <text:p text:style-name="P2"><text:span text:style-name="T2">3</text:span></text:p>
          </draw:text-box>
        </draw:frame>
        <draw:polygon draw:style-name="gr5" draw:text-style-name="P6" draw:layer="layout" svg:width="1.856cm" svg:height="1.332cm" svg:x="17.464cm" svg:y="9.76cm" svg:viewBox="0 0 1857 1333" draw:points="928,1333 0,1333 0,0 1857,0 1857,1333">
          <text:p/>
        </draw:polygon>
        <draw:frame draw:style-name="gr4" draw:text-style-name="P5" draw:layer="layout" svg:width="2.445cm" svg:height="0.615cm" svg:x="20.168cm" svg:y="13.666cm">
          <draw:text-box>
            <text:p text:style-name="P2"><text:span text:style-name="T2">pedaço 4</text:span></text:p>
          </draw:text-box>
        </draw:frame>
        <draw:polygon draw:style-name="gr7" draw:text-style-name="P8" draw:layer="layout" svg:width="1.856cm" svg:height="0.793cm" svg:x="17.464cm" svg:y="11.115cm" svg:viewBox="0 0 1857 794" draw:points="928,794 0,794 0,0 1857,0 1857,794">
          <text:p/>
        </draw:polygon>
        <draw:frame draw:style-name="gr8" draw:text-style-name="P9" draw:layer="layout" svg:width="1.145cm" svg:height="0.53cm" svg:x="17.822cm" svg:y="10.186cm">
          <draw:text-box>
            <text:p text:style-name="P2"><text:span text:style-name="T4">dado</text:span></text:p>
          </draw:text-box>
        </draw:frame>
        <draw:polygon draw:style-name="gr5" draw:text-style-name="P6" draw:layer="layout" svg:width="1.856cm" svg:height="1.332cm" svg:x="19.454cm" svg:y="9.758cm" svg:viewBox="0 0 1857 1333" draw:points="930,1333 0,1333 0,0 1857,0 1857,1333">
          <text:p/>
        </draw:polygon>
        <draw:frame draw:style-name="gr16" draw:text-style-name="P5" draw:layer="layout" svg:width="0.679cm" svg:height="0.615cm" svg:x="18.055cm" svg:y="11.232cm">
          <draw:text-box>
            <text:p text:style-name="P2"><text:span text:style-name="T2">72</text:span></text:p>
          </draw:text-box>
        </draw:frame>
        <draw:polygon draw:style-name="gr7" draw:text-style-name="P8" draw:layer="layout" svg:width="1.856cm" svg:height="0.794cm" svg:x="19.454cm" svg:y="11.112cm" svg:viewBox="0 0 1857 795" draw:points="930,795 0,795 0,0 1857,0 1857,795">
          <text:p/>
        </draw:polygon>
        <draw:frame draw:style-name="gr8" draw:text-style-name="P9" draw:layer="layout" svg:width="1.145cm" svg:height="0.53cm" svg:x="19.812cm" svg:y="10.182cm">
          <draw:text-box>
            <text:p text:style-name="P2"><text:span text:style-name="T4">dado</text:span></text:p>
          </draw:text-box>
        </draw:frame>
        <draw:polygon draw:style-name="gr5" draw:text-style-name="P6" draw:layer="layout" svg:width="1.856cm" svg:height="1.33cm" svg:x="21.442cm" svg:y="9.76cm" svg:viewBox="0 0 1857 1331" draw:points="929,1331 0,1331 0,0 1857,0 1857,1331">
          <text:p/>
        </draw:polygon>
        <draw:frame draw:style-name="gr16" draw:text-style-name="P5" draw:layer="layout" svg:width="0.679cm" svg:height="0.615cm" svg:x="20.045cm" svg:y="11.232cm">
          <draw:text-box>
            <text:p text:style-name="P2"><text:span text:style-name="T2">80</text:span></text:p>
          </draw:text-box>
        </draw:frame>
        <draw:polygon draw:style-name="gr7" draw:text-style-name="P8" draw:layer="layout" svg:width="1.856cm" svg:height="0.792cm" svg:x="21.442cm" svg:y="11.113cm" svg:viewBox="0 0 1857 793" draw:points="929,793 0,793 0,0 1857,0 1857,793">
          <text:p/>
        </draw:polygon>
        <draw:polygon draw:style-name="gr5" draw:text-style-name="P6" draw:layer="layout" svg:width="1.856cm" svg:height="1.332cm" svg:x="23.397cm" svg:y="9.76cm" svg:viewBox="0 0 1857 1333" draw:points="929,1333 0,1333 0,0 1857,0 1857,1333">
          <text:p/>
        </draw:polygon>
        <draw:frame draw:style-name="gr8" draw:text-style-name="P9" draw:layer="layout" svg:width="1.145cm" svg:height="0.53cm" svg:x="21.802cm" svg:y="10.186cm">
          <draw:text-box>
            <text:p text:style-name="P2"><text:span text:style-name="T4">dado</text:span></text:p>
          </draw:text-box>
        </draw:frame>
        <draw:polygon draw:style-name="gr7" draw:text-style-name="P8" draw:layer="layout" svg:width="1.856cm" svg:height="0.793cm" svg:x="23.397cm" svg:y="11.115cm" svg:viewBox="0 0 1857 794" draw:points="929,794 0,794 0,0 1857,0 1857,794">
          <text:p/>
        </draw:polygon>
        <draw:polygon draw:style-name="gr10" draw:text-style-name="P10" draw:layer="layout" svg:width="1.856cm" svg:height="1.331cm" svg:x="17.464cm" svg:y="12.129cm" svg:viewBox="0 0 1857 1332" draw:points="928,1332 0,1332 0,0 1857,0 1857,1332">
          <text:p/>
        </draw:polygon>
        <draw:frame draw:style-name="gr8" draw:text-style-name="P9" draw:layer="layout" svg:width="1.145cm" svg:height="0.53cm" svg:x="23.756cm" svg:y="10.186cm">
          <draw:text-box>
            <text:p text:style-name="P2"><text:span text:style-name="T4">dado</text:span></text:p>
          </draw:text-box>
        </draw:frame>
        <draw:polygon draw:style-name="gr14" draw:text-style-name="P11" draw:layer="layout" svg:width="1.192cm" svg:height="1.331cm" svg:x="19.274cm" svg:y="12.129cm" svg:viewBox="0 0 1193 1332" draw:points="596,1332 0,1332 0,0 1193,0 1193,1332">
          <text:p/>
        </draw:polygon>
        <draw:frame draw:style-name="gr13" draw:text-style-name="P9" draw:layer="layout" svg:width="0.832cm" svg:height="0.53cm" svg:x="17.978cm" svg:y="12.553cm">
          <draw:text-box>
            <text:p text:style-name="P2"><text:span text:style-name="T4">Qtd</text:span></text:p>
          </draw:text-box>
        </draw:frame>
        <draw:polygon draw:style-name="gr10" draw:text-style-name="P10" draw:layer="layout" svg:width="1.856cm" svg:height="1.331cm" svg:x="22.26cm" svg:y="12.129cm" svg:viewBox="0 0 1857 1332" draw:points="930,1332 0,1332 0,0 1857,0 1857,1332">
          <text:p/>
        </draw:polygon>
        <draw:frame draw:style-name="gr9" draw:text-style-name="P5" draw:layer="layout" svg:width="0.528cm" svg:height="0.615cm" svg:x="19.703cm" svg:y="12.516cm">
          <draw:text-box>
            <text:p text:style-name="P2"><text:span text:style-name="T2">2</text:span></text:p>
          </draw:text-box>
        </draw:frame>
        <draw:polygon draw:style-name="gr14" draw:text-style-name="P11" draw:layer="layout" svg:width="1.192cm" svg:height="1.331cm" svg:x="24.071cm" svg:y="12.129cm" svg:viewBox="0 0 1193 1332" draw:points="596,1332 0,1332 0,0 1193,0 1193,1332">
          <text:p/>
        </draw:polygon>
        <draw:frame draw:style-name="gr15" draw:text-style-name="P9" draw:layer="layout" svg:width="1.014cm" svg:height="0.53cm" svg:x="22.698cm" svg:y="12.553cm">
          <draw:text-box>
            <text:p text:style-name="P2"><text:span text:style-name="T4">Prox</text:span></text:p>
          </draw:text-box>
        </draw:frame>
        <draw:polygon draw:style-name="gr3" draw:text-style-name="P4" draw:layer="layout" svg:width="8.021cm" svg:height="5cm" svg:x="8.183cm" svg:y="9.56cm" svg:viewBox="0 0 8022 5001" draw:points="4012,5001 0,5001 0,0 8022,0 8022,5001">
          <text:p/>
        </draw:polygon>
        <draw:frame draw:style-name="gr20" draw:text-style-name="P9" draw:layer="layout" svg:width="0.459cm" svg:height="0.53cm" svg:x="24.44cm" svg:y="12.553cm">
          <draw:text-box>
            <text:p text:style-name="P2"><text:span text:style-name="T4">-1</text:span></text:p>
          </draw:text-box>
        </draw:frame>
        <draw:polygon draw:style-name="gr5" draw:text-style-name="P6" draw:layer="layout" svg:width="1.856cm" svg:height="1.332cm" svg:x="8.269cm" svg:y="9.72cm" svg:viewBox="0 0 1857 1333" draw:points="930,1333 0,1333 0,0 1857,0 1857,1333">
          <text:p/>
        </draw:polygon>
        <draw:frame draw:style-name="gr4" draw:text-style-name="P5" draw:layer="layout" svg:width="2.445cm" svg:height="0.615cm" svg:x="10.975cm" svg:y="13.627cm">
          <draw:text-box>
            <text:p text:style-name="P2"><text:span text:style-name="T2">pedaço 3</text:span></text:p>
          </draw:text-box>
        </draw:frame>
        <draw:polygon draw:style-name="gr7" draw:text-style-name="P8" draw:layer="layout" svg:width="1.856cm" svg:height="0.793cm" svg:x="8.269cm" svg:y="11.075cm" svg:viewBox="0 0 1857 794" draw:points="930,794 0,794 0,0 1857,0 1857,794">
          <text:p/>
        </draw:polygon>
        <draw:frame draw:style-name="gr8" draw:text-style-name="P9" draw:layer="layout" svg:width="1.145cm" svg:height="0.53cm" svg:x="8.625cm" svg:y="10.147cm">
          <draw:text-box>
            <text:p text:style-name="P2"><text:span text:style-name="T4">dado</text:span></text:p>
          </draw:text-box>
        </draw:frame>
        <draw:polygon draw:style-name="gr5" draw:text-style-name="P6" draw:layer="layout" svg:width="1.855cm" svg:height="1.332cm" svg:x="10.261cm" svg:y="9.718cm" svg:viewBox="0 0 1856 1333" draw:points="928,1333 0,1333 0,0 1856,0 1856,1333">
          <text:p/>
        </draw:polygon>
        <draw:frame draw:style-name="gr16" draw:text-style-name="P5" draw:layer="layout" svg:width="0.679cm" svg:height="0.615cm" svg:x="8.858cm" svg:y="11.193cm">
          <draw:text-box>
            <text:p text:style-name="P2"><text:span text:style-name="T2">32</text:span></text:p>
          </draw:text-box>
        </draw:frame>
        <draw:polygon draw:style-name="gr7" draw:text-style-name="P8" draw:layer="layout" svg:width="1.855cm" svg:height="0.794cm" svg:x="10.261cm" svg:y="11.072cm" svg:viewBox="0 0 1856 795" draw:points="928,795 0,795 0,0 1856,0 1856,795">
          <text:p/>
        </draw:polygon>
        <draw:frame draw:style-name="gr8" draw:text-style-name="P9" draw:layer="layout" svg:width="1.145cm" svg:height="0.53cm" svg:x="10.619cm" svg:y="10.143cm">
          <draw:text-box>
            <text:p text:style-name="P2"><text:span text:style-name="T4">dado</text:span></text:p>
          </draw:text-box>
        </draw:frame>
        <draw:polygon draw:style-name="gr5" draw:text-style-name="P6" draw:layer="layout" svg:width="1.856cm" svg:height="1.33cm" svg:x="12.249cm" svg:y="9.72cm" svg:viewBox="0 0 1857 1331" draw:points="927,1331 0,1331 0,0 1857,0 1857,1331">
          <text:p/>
        </draw:polygon>
        <draw:frame draw:style-name="gr16" draw:text-style-name="P5" draw:layer="layout" svg:width="0.679cm" svg:height="0.615cm" svg:x="10.851cm" svg:y="11.189cm">
          <draw:text-box>
            <text:p text:style-name="P2"><text:span text:style-name="T2">35</text:span></text:p>
          </draw:text-box>
        </draw:frame>
        <draw:polygon draw:style-name="gr7" draw:text-style-name="P8" draw:layer="layout" svg:width="1.856cm" svg:height="0.792cm" svg:x="12.249cm" svg:y="11.073cm" svg:viewBox="0 0 1857 793" draw:points="927,793 0,793 0,0 1857,0 1857,793">
          <text:p/>
        </draw:polygon>
        <draw:frame draw:style-name="gr8" draw:text-style-name="P9" draw:layer="layout" svg:width="1.145cm" svg:height="0.53cm" svg:x="12.605cm" svg:y="10.143cm">
          <draw:text-box>
            <text:p text:style-name="P2"><text:span text:style-name="T4">dado</text:span></text:p>
          </draw:text-box>
        </draw:frame>
        <draw:polygon draw:style-name="gr5" draw:text-style-name="P6" draw:layer="layout" svg:width="1.856cm" svg:height="1.332cm" svg:x="14.203cm" svg:y="9.72cm" svg:viewBox="0 0 1857 1333" draw:points="929,1333 0,1333 0,0 1857,0 1857,1333">
          <text:p/>
        </draw:polygon>
        <draw:frame draw:style-name="gr17" draw:text-style-name="P5" draw:layer="layout" svg:width="0.595cm" svg:height="0.589cm" svg:x="12.88cm" svg:y="11.201cm">
          <draw:text-box>
            <text:p text:style-name="P2"><text:span text:style-name="T5">38</text:span></text:p>
          </draw:text-box>
        </draw:frame>
        <draw:polygon draw:style-name="gr7" draw:text-style-name="P8" draw:layer="layout" svg:width="1.856cm" svg:height="0.793cm" svg:x="14.203cm" svg:y="11.075cm" svg:viewBox="0 0 1857 794" draw:points="929,794 0,794 0,0 1857,0 1857,794">
          <text:p/>
        </draw:polygon>
        <draw:frame draw:style-name="gr8" draw:text-style-name="P9" draw:layer="layout" svg:width="1.145cm" svg:height="0.53cm" svg:x="14.563cm" svg:y="10.147cm">
          <draw:text-box>
            <text:p text:style-name="P2"><text:span text:style-name="T4">dado</text:span></text:p>
          </draw:text-box>
        </draw:frame>
        <draw:polygon draw:style-name="gr10" draw:text-style-name="P10" draw:layer="layout" svg:width="1.856cm" svg:height="1.331cm" svg:x="8.269cm" svg:y="12.089cm" svg:viewBox="0 0 1857 1332" draw:points="930,1332 0,1332 0,0 1857,0 1857,1332">
          <text:p/>
        </draw:polygon>
        <draw:frame draw:style-name="gr17" draw:text-style-name="P5" draw:layer="layout" svg:width="0.595cm" svg:height="0.589cm" svg:x="14.834cm" svg:y="11.205cm">
          <draw:text-box>
            <text:p text:style-name="P2"><text:span text:style-name="T5">40</text:span></text:p>
          </draw:text-box>
        </draw:frame>
        <draw:polygon draw:style-name="gr14" draw:text-style-name="P11" draw:layer="layout" svg:width="1.192cm" svg:height="1.331cm" svg:x="10.079cm" svg:y="12.089cm" svg:viewBox="0 0 1193 1332" draw:points="598,1332 0,1332 0,0 1193,0 1193,1332">
          <text:p/>
        </draw:polygon>
        <draw:frame draw:style-name="gr13" draw:text-style-name="P9" draw:layer="layout" svg:width="0.832cm" svg:height="0.53cm" svg:x="8.784cm" svg:y="12.514cm">
          <draw:text-box>
            <text:p text:style-name="P2"><text:span text:style-name="T4">Qtd</text:span></text:p>
          </draw:text-box>
        </draw:frame>
        <draw:polygon draw:style-name="gr10" draw:text-style-name="P10" draw:layer="layout" svg:width="1.856cm" svg:height="1.331cm" svg:x="13.066cm" svg:y="12.089cm" svg:viewBox="0 0 1857 1332" draw:points="930,1332 0,1332 0,0 1857,0 1857,1332">
          <text:p/>
        </draw:polygon>
        <draw:frame draw:style-name="gr9" draw:text-style-name="P5" draw:layer="layout" svg:width="0.528cm" svg:height="0.615cm" svg:x="10.506cm" svg:y="12.477cm">
          <draw:text-box>
            <text:p text:style-name="P2"><text:span text:style-name="T2">4</text:span></text:p>
          </draw:text-box>
        </draw:frame>
        <draw:polygon draw:style-name="gr14" draw:text-style-name="P11" draw:layer="layout" svg:width="1.192cm" svg:height="1.331cm" svg:x="14.876cm" svg:y="12.089cm" svg:viewBox="0 0 1193 1332" draw:points="598,1332 0,1332 0,0 1193,0 1193,1332">
          <text:p/>
        </draw:polygon>
        <draw:frame draw:style-name="gr15" draw:text-style-name="P9" draw:layer="layout" svg:width="1.014cm" svg:height="0.53cm" svg:x="13.504cm" svg:y="12.514cm">
          <draw:text-box>
            <text:p text:style-name="P2"><text:span text:style-name="T4">Prox</text:span></text:p>
          </draw:text-box>
        </draw:frame>
        <draw:polygon draw:style-name="gr3" draw:text-style-name="P4" draw:layer="layout" svg:width="3.513cm" svg:height="4.938cm" svg:x="1.287cm" svg:y="9.862cm" svg:viewBox="0 0 3514 4939" draw:points="1758,4939 0,4939 0,0 3514,0 3514,4939">
          <text:p/>
        </draw:polygon>
        <draw:frame draw:style-name="gr9" draw:text-style-name="P5" draw:layer="layout" svg:width="0.528cm" svg:height="0.615cm" svg:x="15.304cm" svg:y="12.477cm">
          <draw:text-box>
            <text:p text:style-name="P2"><text:span text:style-name="T2">1</text:span></text:p>
          </draw:text-box>
        </draw:frame>
        <draw:polygon draw:style-name="gr10" draw:text-style-name="P10" draw:layer="layout" svg:width="1.659cm" svg:height="1.197cm" svg:x="1.665cm" svg:y="10.02cm" svg:viewBox="0 0 1660 1198" draw:points="830,1198 0,1198 0,0 1660,0 1660,1198">
          <text:p/>
        </draw:polygon>
        <draw:frame draw:style-name="gr21" draw:text-style-name="P14" draw:layer="layout" svg:width="1.801cm" svg:height="0.412cm" svg:x="2.145cm" svg:y="14.065cm">
          <draw:text-box>
            <text:p text:style-name="P2"><text:span text:style-name="T7">cabeçalho</text:span></text:p>
          </draw:text-box>
        </draw:frame>
        <draw:polygon draw:style-name="gr14" draw:text-style-name="P11" draw:layer="layout" svg:width="1.067cm" svg:height="1.197cm" svg:x="3.282cm" svg:y="10.02cm" svg:viewBox="0 0 1068 1198" draw:points="534,1198 0,1198 0,0 1068,0 1068,1198">
          <text:p/>
        </draw:polygon>
        <draw:frame draw:style-name="gr22" draw:text-style-name="P14" draw:layer="layout" svg:width="0.891cm" svg:height="0.412cm" svg:x="2.05cm" svg:y="10.432cm">
          <draw:text-box>
            <text:p text:style-name="P2"><text:span text:style-name="T7">nSeq</text:span></text:p>
          </draw:text-box>
        </draw:frame>
        <draw:polygon draw:style-name="gr10" draw:text-style-name="P10" draw:layer="layout" svg:width="1.659cm" svg:height="1.198cm" svg:x="1.665cm" svg:y="11.328cm" svg:viewBox="0 0 1660 1199" draw:points="830,1199 0,1199 0,0 1660,0 1660,1199">
          <text:p/>
        </draw:polygon>
        <draw:frame draw:style-name="gr9" draw:text-style-name="P5" draw:layer="layout" svg:width="0.528cm" svg:height="0.615cm" svg:x="3.648cm" svg:y="10.339cm">
          <draw:text-box>
            <text:p text:style-name="P2"><text:span text:style-name="T2">5</text:span></text:p>
          </draw:text-box>
        </draw:frame>
        <draw:polygon draw:style-name="gr14" draw:text-style-name="P11" draw:layer="layout" svg:width="1.067cm" svg:height="1.198cm" svg:x="3.282cm" svg:y="11.328cm" svg:viewBox="0 0 1068 1199" draw:points="534,1199 0,1199 0,0 1068,0 1068,1199">
          <text:p/>
        </draw:polygon>
        <draw:frame draw:style-name="gr22" draw:text-style-name="P14" draw:layer="layout" svg:width="0.891cm" svg:height="0.412cm" svg:x="2.05cm" svg:y="11.741cm">
          <draw:text-box>
            <text:p text:style-name="P2"><text:span text:style-name="T7">pSeq</text:span></text:p>
          </draw:text-box>
        </draw:frame>
        <draw:polygon draw:style-name="gr10" draw:text-style-name="P10" draw:layer="layout" svg:width="1.659cm" svg:height="1.198cm" svg:x="1.665cm" svg:y="12.65cm" svg:viewBox="0 0 1660 1199" draw:points="830,1199 0,1199 0,0 1660,0 1660,1199">
          <text:p/>
        </draw:polygon>
        <draw:frame draw:style-name="gr9" draw:text-style-name="P5" draw:layer="layout" svg:width="0.528cm" svg:height="0.615cm" svg:x="3.648cm" svg:y="11.648cm">
          <draw:text-box>
            <text:p text:style-name="P2"><text:span text:style-name="T2">2</text:span></text:p>
          </draw:text-box>
        </draw:frame>
        <draw:polygon draw:style-name="gr14" draw:text-style-name="P11" draw:layer="layout" svg:width="1.067cm" svg:height="1.198cm" svg:x="3.282cm" svg:y="12.65cm" svg:viewBox="0 0 1068 1199" draw:points="534,1199 0,1199 0,0 1068,0 1068,1199">
          <text:p/>
        </draw:polygon>
        <draw:frame draw:style-name="gr23" draw:text-style-name="P14" draw:layer="layout" svg:width="0.781cm" svg:height="0.412cm" svg:x="2.117cm" svg:y="13.063cm">
          <draw:text-box>
            <text:p text:style-name="P2"><text:span text:style-name="T7">Prox</text:span></text:p>
          </draw:text-box>
        </draw:frame>
        <draw:frame draw:style-name="gr9" draw:text-style-name="P5" draw:layer="layout" svg:width="0.528cm" svg:height="0.615cm" svg:x="3.648cm" svg:y="12.971cm">
          <draw:text-box>
            <text:p text:style-name="P2"><text:span text:style-name="T2">5</text:span></text:p>
          </draw:text-box>
        </draw:frame>
      </draw:page>
      <draw:page draw:name="page3" draw:style-name="dp1" draw:master-page-name="master-page3">
        <draw:polygon draw:style-name="gr1" draw:text-style-name="P1" draw:layer="layout" svg:width="27.998cm" svg:height="15.749cm" svg:x="0cm" svg:y="0cm" svg:viewBox="0 0 27999 15750" draw:points="0,0 27999,0 27999,15750 0,15750">
          <text:p/>
        </draw:polygon>
        <draw:frame draw:style-name="gr2" draw:text-style-name="P3" draw:layer="layout" svg:width="0.493cm" svg:height="0.547cm" svg:x="1.401cm" svg:y="14.348cm">
          <draw:text-box>
            <text:p text:style-name="P2"><text:span text:style-name="T1"><text:s/></text:span></text:p>
          </draw:text-box>
        </draw:frame>
        <draw:polygon draw:style-name="gr3" draw:text-style-name="P4" draw:layer="layout" svg:width="8.021cm" svg:height="5cm" svg:x="1.198cm" svg:y="4cm" svg:viewBox="0 0 8022 5001" draw:points="4012,5001 0,5001 0,0 8022,0 8022,5001">
          <text:p/>
        </draw:polygon>
        <draw:frame draw:style-name="gr2" draw:text-style-name="P3" draw:layer="layout" svg:width="0.493cm" svg:height="0.547cm" svg:x="13.952cm" svg:y="14.348cm">
          <draw:text-box>
            <text:p text:style-name="P2"><text:span text:style-name="T1"><text:s/></text:span></text:p>
          </draw:text-box>
        </draw:frame>
        <draw:frame draw:style-name="gr4" draw:text-style-name="P5" draw:layer="layout" svg:width="2.445cm" svg:height="0.615cm" svg:x="3.99cm" svg:y="8.067cm">
          <draw:text-box>
            <text:p text:style-name="P2"><text:span text:style-name="T2">pedaço 0</text:span></text:p>
          </draw:text-box>
        </draw:frame>
        <draw:polygon draw:style-name="gr5" draw:text-style-name="P6" draw:layer="layout" svg:width="1.856cm" svg:height="1.332cm" svg:x="1.284cm" svg:y="4.16cm" svg:viewBox="0 0 1857 1333" draw:points="929,1333 0,1333 0,0 1857,0 1857,1333">
          <text:p/>
        </draw:polygon>
        <draw:frame draw:style-name="gr24" draw:text-style-name="P15" draw:layer="layout" svg:width="12.461cm" svg:height="1.182cm" svg:x="1.401cm" svg:y="1.354cm">
          <draw:text-box>
            <text:p text:style-name="P2"><text:span text:style-name="T8">1. Remover o elemento 59</text:span></text:p>
          </draw:text-box>
        </draw:frame>
        <draw:polygon draw:style-name="gr7" draw:text-style-name="P8" draw:layer="layout" svg:width="1.856cm" svg:height="0.793cm" svg:x="1.284cm" svg:y="5.515cm" svg:viewBox="0 0 1857 794" draw:points="929,794 0,794 0,0 1857,0 1857,794">
          <text:p/>
        </draw:polygon>
        <draw:frame draw:style-name="gr8" draw:text-style-name="P9" draw:layer="layout" svg:width="1.145cm" svg:height="0.53cm" svg:x="1.64cm" svg:y="4.583cm">
          <draw:text-box>
            <text:p text:style-name="P2"><text:span text:style-name="T4">dado</text:span></text:p>
          </draw:text-box>
        </draw:frame>
        <draw:polygon draw:style-name="gr5" draw:text-style-name="P6" draw:layer="layout" svg:width="1.855cm" svg:height="1.332cm" svg:x="3.276cm" svg:y="4.158cm" svg:viewBox="0 0 1856 1333" draw:points="928,1333 0,1333 0,0 1856,0 1856,1333">
          <text:p/>
        </draw:polygon>
        <draw:frame draw:style-name="gr9" draw:text-style-name="P5" draw:layer="layout" svg:width="0.528cm" svg:height="0.615cm" svg:x="2.043cm" svg:y="5.633cm">
          <draw:text-box>
            <text:p text:style-name="P2"><text:span text:style-name="T2">3</text:span></text:p>
          </draw:text-box>
        </draw:frame>
        <draw:polygon draw:style-name="gr7" draw:text-style-name="P8" draw:layer="layout" svg:width="1.855cm" svg:height="0.794cm" svg:x="3.276cm" svg:y="5.512cm" svg:viewBox="0 0 1856 795" draw:points="928,795 0,795 0,0 1856,0 1856,795">
          <text:p/>
        </draw:polygon>
        <draw:frame draw:style-name="gr8" draw:text-style-name="P9" draw:layer="layout" svg:width="1.145cm" svg:height="0.53cm" svg:x="3.634cm" svg:y="4.583cm">
          <draw:text-box>
            <text:p text:style-name="P2"><text:span text:style-name="T4">dado</text:span></text:p>
          </draw:text-box>
        </draw:frame>
        <draw:polygon draw:style-name="gr5" draw:text-style-name="P6" draw:layer="layout" svg:width="1.856cm" svg:height="1.33cm" svg:x="5.264cm" svg:y="4.16cm" svg:viewBox="0 0 1857 1331" draw:points="927,1331 0,1331 0,0 1857,0 1857,1331">
          <text:p/>
        </draw:polygon>
        <draw:frame draw:style-name="gr9" draw:text-style-name="P5" draw:layer="layout" svg:width="0.528cm" svg:height="0.615cm" svg:x="4.036cm" svg:y="5.63cm">
          <draw:text-box>
            <text:p text:style-name="P2"><text:span text:style-name="T2">5</text:span></text:p>
          </draw:text-box>
        </draw:frame>
        <draw:polygon draw:style-name="gr7" draw:text-style-name="P8" draw:layer="layout" svg:width="1.856cm" svg:height="0.792cm" svg:x="5.264cm" svg:y="5.513cm" svg:viewBox="0 0 1857 793" draw:points="927,793 0,793 0,0 1857,0 1857,793">
          <text:p/>
        </draw:polygon>
        <draw:polygon draw:style-name="gr5" draw:text-style-name="P6" draw:layer="layout" svg:width="1.856cm" svg:height="1.332cm" svg:x="7.218cm" svg:y="4.16cm" svg:viewBox="0 0 1857 1333" draw:points="929,1333 0,1333 0,0 1857,0 1857,1333">
          <text:p/>
        </draw:polygon>
        <draw:frame draw:style-name="gr8" draw:text-style-name="P9" draw:layer="layout" svg:width="1.145cm" svg:height="0.53cm" svg:x="5.62cm" svg:y="4.583cm">
          <draw:text-box>
            <text:p text:style-name="P2"><text:span text:style-name="T4">dado</text:span></text:p>
          </draw:text-box>
        </draw:frame>
        <draw:polygon draw:style-name="gr7" draw:text-style-name="P8" draw:layer="layout" svg:width="1.856cm" svg:height="0.793cm" svg:x="7.218cm" svg:y="5.515cm" svg:viewBox="0 0 1857 794" draw:points="929,794 0,794 0,0 1857,0 1857,794">
          <text:p/>
        </draw:polygon>
        <draw:polygon draw:style-name="gr10" draw:text-style-name="P10" draw:layer="layout" svg:width="1.856cm" svg:height="1.331cm" svg:x="1.284cm" svg:y="6.529cm" svg:viewBox="0 0 1857 1332" draw:points="929,1332 0,1332 0,0 1857,0 1857,1332">
          <text:p/>
        </draw:polygon>
        <draw:frame draw:style-name="gr8" draw:text-style-name="P9" draw:layer="layout" svg:width="1.145cm" svg:height="0.53cm" svg:x="7.578cm" svg:y="4.583cm">
          <draw:text-box>
            <text:p text:style-name="P2"><text:span text:style-name="T4">dado</text:span></text:p>
          </draw:text-box>
        </draw:frame>
        <draw:polygon draw:style-name="gr11" draw:text-style-name="P11" draw:layer="layout" svg:width="1.192cm" svg:height="1.331cm" svg:x="3.094cm" svg:y="6.529cm" svg:viewBox="0 0 1193 1332" draw:points="597,1332 0,1332 0,0 1193,0 1193,1332">
          <text:p/>
        </draw:polygon>
        <draw:polygon draw:style-name="gr12" draw:text-style-name="P12" draw:layer="layout" svg:width="1.192cm" svg:height="1.331cm" svg:x="3.094cm" svg:y="6.529cm" svg:viewBox="0 0 1193 1332" draw:points="597,1332 0,1332 0,0 1193,0 1193,1332">
          <text:p/>
        </draw:polygon>
        <draw:frame draw:style-name="gr13" draw:text-style-name="P9" draw:layer="layout" svg:width="0.832cm" svg:height="0.53cm" svg:x="1.799cm" svg:y="6.954cm">
          <draw:text-box>
            <text:p text:style-name="P2"><text:span text:style-name="T4">Qtd</text:span></text:p>
          </draw:text-box>
        </draw:frame>
        <draw:polygon draw:style-name="gr10" draw:text-style-name="P10" draw:layer="layout" svg:width="1.856cm" svg:height="1.331cm" svg:x="6.081cm" svg:y="6.529cm" svg:viewBox="0 0 1857 1332" draw:points="930,1332 0,1332 0,0 1857,0 1857,1332">
          <text:p/>
        </draw:polygon>
        <draw:frame draw:style-name="gr9" draw:text-style-name="P5" draw:layer="layout" svg:width="0.528cm" svg:height="0.615cm" svg:x="3.521cm" svg:y="6.917cm">
          <draw:text-box>
            <text:p text:style-name="P2"><text:span text:style-name="T2">2</text:span></text:p>
          </draw:text-box>
        </draw:frame>
        <draw:polygon draw:style-name="gr14" draw:text-style-name="P11" draw:layer="layout" svg:width="1.192cm" svg:height="1.331cm" svg:x="7.891cm" svg:y="6.529cm" svg:viewBox="0 0 1193 1332" draw:points="597,1332 0,1332 0,0 1193,0 1193,1332">
          <text:p/>
        </draw:polygon>
        <draw:frame draw:style-name="gr15" draw:text-style-name="P9" draw:layer="layout" svg:width="1.014cm" svg:height="0.53cm" svg:x="6.519cm" svg:y="6.954cm">
          <draw:text-box>
            <text:p text:style-name="P2"><text:span text:style-name="T4">Prox</text:span></text:p>
          </draw:text-box>
        </draw:frame>
        <draw:polygon draw:style-name="gr3" draw:text-style-name="P4" draw:layer="layout" svg:width="8.021cm" svg:height="5cm" svg:x="9.998cm" svg:y="4cm" svg:viewBox="0 0 8022 5001" draw:points="4013,5001 0,5001 0,0 8022,0 8022,5001">
          <text:p/>
        </draw:polygon>
        <draw:frame draw:style-name="gr9" draw:text-style-name="P5" draw:layer="layout" svg:width="0.528cm" svg:height="0.615cm" svg:x="8.319cm" svg:y="6.917cm">
          <draw:text-box>
            <text:p text:style-name="P2"><text:span text:style-name="T2">3</text:span></text:p>
          </draw:text-box>
        </draw:frame>
        <draw:polygon draw:style-name="gr5" draw:text-style-name="P6" draw:layer="layout" svg:width="1.856cm" svg:height="1.332cm" svg:x="10.084cm" svg:y="4.16cm" svg:viewBox="0 0 1857 1333" draw:points="930,1333 0,1333 0,0 1857,0 1857,1333">
          <text:p/>
        </draw:polygon>
        <draw:frame draw:style-name="gr4" draw:text-style-name="P5" draw:layer="layout" svg:width="2.445cm" svg:height="0.615cm" svg:x="12.788cm" svg:y="8.067cm">
          <draw:text-box>
            <text:p text:style-name="P2"><text:span text:style-name="T2">pedaço 1</text:span></text:p>
          </draw:text-box>
        </draw:frame>
        <draw:polygon draw:style-name="gr7" draw:text-style-name="P8" draw:layer="layout" svg:width="1.856cm" svg:height="0.793cm" svg:x="10.084cm" svg:y="5.515cm" svg:viewBox="0 0 1857 794" draw:points="930,794 0,794 0,0 1857,0 1857,794">
          <text:p/>
        </draw:polygon>
        <draw:frame draw:style-name="gr8" draw:text-style-name="P9" draw:layer="layout" svg:width="1.145cm" svg:height="0.53cm" svg:x="10.442cm" svg:y="4.583cm">
          <draw:text-box>
            <text:p text:style-name="P2"><text:span text:style-name="T4">dado</text:span></text:p>
          </draw:text-box>
        </draw:frame>
        <draw:polygon draw:style-name="gr5" draw:text-style-name="P6" draw:layer="layout" svg:width="1.856cm" svg:height="1.332cm" svg:x="12.076cm" svg:y="4.158cm" svg:viewBox="0 0 1857 1333" draw:points="927,1333 0,1333 0,0 1857,0 1857,1333">
          <text:p/>
        </draw:polygon>
        <draw:frame draw:style-name="gr16" draw:text-style-name="P5" draw:layer="layout" svg:width="0.679cm" svg:height="0.615cm" svg:x="10.675cm" svg:y="5.633cm">
          <draw:text-box>
            <text:p text:style-name="P2"><text:span text:style-name="T2">42</text:span></text:p>
          </draw:text-box>
        </draw:frame>
        <draw:polygon draw:style-name="gr7" draw:text-style-name="P8" draw:layer="layout" svg:width="1.856cm" svg:height="0.794cm" svg:x="12.076cm" svg:y="5.512cm" svg:viewBox="0 0 1857 795" draw:points="927,795 0,795 0,0 1857,0 1857,795">
          <text:p/>
        </draw:polygon>
        <draw:frame draw:style-name="gr8" draw:text-style-name="P9" draw:layer="layout" svg:width="1.145cm" svg:height="0.53cm" svg:x="12.432cm" svg:y="4.583cm">
          <draw:text-box>
            <text:p text:style-name="P2"><text:span text:style-name="T4">dado</text:span></text:p>
          </draw:text-box>
        </draw:frame>
        <draw:polygon draw:style-name="gr5" draw:text-style-name="P6" draw:layer="layout" svg:width="1.856cm" svg:height="1.33cm" svg:x="14.064cm" svg:y="4.16cm" svg:viewBox="0 0 1857 1331" draw:points="927,1331 0,1331 0,0 1857,0 1857,1331">
          <text:p/>
        </draw:polygon>
        <draw:frame draw:style-name="gr16" draw:text-style-name="P5" draw:layer="layout" svg:width="0.679cm" svg:height="0.615cm" svg:x="12.665cm" svg:y="5.63cm">
          <draw:text-box>
            <text:p text:style-name="P2"><text:span text:style-name="T2">51</text:span></text:p>
          </draw:text-box>
        </draw:frame>
        <draw:polygon draw:style-name="gr26" draw:text-style-name="P17" draw:layer="layout" svg:width="1.856cm" svg:height="0.792cm" svg:x="14.064cm" svg:y="5.513cm" svg:viewBox="0 0 1857 793" draw:points="927,793 0,793 0,0 1857,0 1857,793">
          <text:p/>
        </draw:polygon>
        <draw:polygon draw:style-name="gr5" draw:text-style-name="P6" draw:layer="layout" svg:width="1.856cm" svg:height="1.332cm" svg:x="16.019cm" svg:y="4.16cm" svg:viewBox="0 0 1857 1333" draw:points="927,1333 0,1333 0,0 1857,0 1857,1333">
          <text:p/>
        </draw:polygon>
        <draw:frame draw:style-name="gr8" draw:text-style-name="P9" draw:layer="layout" svg:width="1.145cm" svg:height="0.53cm" svg:x="14.422cm" svg:y="4.583cm">
          <draw:text-box>
            <text:p text:style-name="P2"><text:span text:style-name="T4">dado</text:span></text:p>
          </draw:text-box>
        </draw:frame>
        <draw:polygon draw:style-name="gr7" draw:text-style-name="P8" draw:layer="layout" svg:width="1.856cm" svg:height="0.793cm" svg:x="16.019cm" svg:y="5.515cm" svg:viewBox="0 0 1857 794" draw:points="927,794 0,794 0,0 1857,0 1857,794">
          <text:p/>
        </draw:polygon>
        <draw:polygon draw:style-name="gr10" draw:text-style-name="P10" draw:layer="layout" svg:width="1.856cm" svg:height="1.331cm" svg:x="10.084cm" svg:y="6.529cm" svg:viewBox="0 0 1857 1332" draw:points="930,1332 0,1332 0,0 1857,0 1857,1332">
          <text:p/>
        </draw:polygon>
        <draw:frame draw:style-name="gr8" draw:text-style-name="P9" draw:layer="layout" svg:width="1.145cm" svg:height="0.53cm" svg:x="16.376cm" svg:y="4.583cm">
          <draw:text-box>
            <text:p text:style-name="P2"><text:span text:style-name="T4">dado</text:span></text:p>
          </draw:text-box>
        </draw:frame>
        <draw:polygon draw:style-name="gr14" draw:text-style-name="P11" draw:layer="layout" svg:width="1.192cm" svg:height="1.331cm" svg:x="11.894cm" svg:y="6.529cm" svg:viewBox="0 0 1193 1332" draw:points="597,1332 0,1332 0,0 1193,0 1193,1332">
          <text:p/>
        </draw:polygon>
        <draw:frame draw:style-name="gr13" draw:text-style-name="P9" draw:layer="layout" svg:width="0.832cm" svg:height="0.53cm" svg:x="10.597cm" svg:y="6.954cm">
          <draw:text-box>
            <text:p text:style-name="P2"><text:span text:style-name="T4">Qtd</text:span></text:p>
          </draw:text-box>
        </draw:frame>
        <draw:polygon draw:style-name="gr10" draw:text-style-name="P10" draw:layer="layout" svg:width="1.856cm" svg:height="1.331cm" svg:x="14.882cm" svg:y="6.529cm" svg:viewBox="0 0 1857 1332" draw:points="928,1332 0,1332 0,0 1857,0 1857,1332">
          <text:p/>
        </draw:polygon>
        <draw:frame draw:style-name="gr9" draw:text-style-name="P5" draw:layer="layout" svg:width="0.528cm" svg:height="0.615cm" svg:x="12.323cm" svg:y="6.917cm">
          <draw:text-box>
            <text:p text:style-name="P2"><text:span text:style-name="T2">3</text:span></text:p>
          </draw:text-box>
        </draw:frame>
        <draw:polygon draw:style-name="gr14" draw:text-style-name="P11" draw:layer="layout" svg:width="1.192cm" svg:height="1.331cm" svg:x="16.691cm" svg:y="6.529cm" svg:viewBox="0 0 1193 1332" draw:points="598,1332 0,1332 0,0 1193,0 1193,1332">
          <text:p/>
        </draw:polygon>
        <draw:frame draw:style-name="gr15" draw:text-style-name="P9" draw:layer="layout" svg:width="1.014cm" svg:height="0.53cm" svg:x="15.321cm" svg:y="6.954cm">
          <draw:text-box>
            <text:p text:style-name="P2"><text:span text:style-name="T4">Prox</text:span></text:p>
          </draw:text-box>
        </draw:frame>
        <draw:polygon draw:style-name="gr3" draw:text-style-name="P4" draw:layer="layout" svg:width="8.021cm" svg:height="5cm" svg:x="19.199cm" svg:y="4cm" svg:viewBox="0 0 8022 5001" draw:points="4011,5001 0,5001 0,0 8022,0 8022,5001">
          <text:p/>
        </draw:polygon>
        <draw:frame draw:style-name="gr9" draw:text-style-name="P5" draw:layer="layout" svg:width="0.528cm" svg:height="0.615cm" svg:x="17.12cm" svg:y="6.917cm">
          <draw:text-box>
            <text:p text:style-name="P2"><text:span text:style-name="T2">4</text:span></text:p>
          </draw:text-box>
        </draw:frame>
        <draw:polygon draw:style-name="gr5" draw:text-style-name="P6" draw:layer="layout" svg:width="1.856cm" svg:height="1.332cm" svg:x="19.284cm" svg:y="4.16cm" svg:viewBox="0 0 1857 1333" draw:points="930,1333 0,1333 0,0 1857,0 1857,1333">
          <text:p/>
        </draw:polygon>
        <draw:frame draw:style-name="gr4" draw:text-style-name="P5" draw:layer="layout" svg:width="2.445cm" svg:height="0.615cm" svg:x="21.989cm" svg:y="8.067cm">
          <draw:text-box>
            <text:p text:style-name="P2"><text:span text:style-name="T2">pedaço 2</text:span></text:p>
          </draw:text-box>
        </draw:frame>
        <draw:polygon draw:style-name="gr7" draw:text-style-name="P8" draw:layer="layout" svg:width="1.856cm" svg:height="0.793cm" svg:x="19.284cm" svg:y="5.515cm" svg:viewBox="0 0 1857 794" draw:points="930,794 0,794 0,0 1857,0 1857,794">
          <text:p/>
        </draw:polygon>
        <draw:frame draw:style-name="gr8" draw:text-style-name="P9" draw:layer="layout" svg:width="1.145cm" svg:height="0.53cm" svg:x="19.643cm" svg:y="4.583cm">
          <draw:text-box>
            <text:p text:style-name="P2"><text:span text:style-name="T4">dado</text:span></text:p>
          </draw:text-box>
        </draw:frame>
        <draw:polygon draw:style-name="gr5" draw:text-style-name="P6" draw:layer="layout" svg:width="1.856cm" svg:height="1.332cm" svg:x="21.275cm" svg:y="4.158cm" svg:viewBox="0 0 1857 1333" draw:points="930,1333 0,1333 0,0 1857,0 1857,1333">
          <text:p/>
        </draw:polygon>
        <draw:frame draw:style-name="gr9" draw:text-style-name="P5" draw:layer="layout" svg:width="0.528cm" svg:height="0.615cm" svg:x="20.045cm" svg:y="5.633cm">
          <draw:text-box>
            <text:p text:style-name="P2"><text:span text:style-name="T2">2</text:span></text:p>
          </draw:text-box>
        </draw:frame>
        <draw:polygon draw:style-name="gr7" draw:text-style-name="P8" draw:layer="layout" svg:width="1.856cm" svg:height="0.794cm" svg:x="21.275cm" svg:y="5.512cm" svg:viewBox="0 0 1857 795" draw:points="930,795 0,795 0,0 1857,0 1857,795">
          <text:p/>
        </draw:polygon>
        <draw:frame draw:style-name="gr8" draw:text-style-name="P9" draw:layer="layout" svg:width="1.145cm" svg:height="0.53cm" svg:x="21.632cm" svg:y="4.583cm">
          <draw:text-box>
            <text:p text:style-name="P2"><text:span text:style-name="T4">dado</text:span></text:p>
          </draw:text-box>
        </draw:frame>
        <draw:polygon draw:style-name="gr5" draw:text-style-name="P6" draw:layer="layout" svg:width="1.856cm" svg:height="1.33cm" svg:x="23.264cm" svg:y="4.16cm" svg:viewBox="0 0 1857 1331" draw:points="927,1331 0,1331 0,0 1857,0 1857,1331">
          <text:p/>
        </draw:polygon>
        <draw:frame draw:style-name="gr9" draw:text-style-name="P5" draw:layer="layout" svg:width="0.528cm" svg:height="0.615cm" svg:x="22.035cm" svg:y="5.63cm">
          <draw:text-box>
            <text:p text:style-name="P2"><text:span text:style-name="T2">8</text:span></text:p>
          </draw:text-box>
        </draw:frame>
        <draw:polygon draw:style-name="gr7" draw:text-style-name="P8" draw:layer="layout" svg:width="1.856cm" svg:height="0.792cm" svg:x="23.264cm" svg:y="5.513cm" svg:viewBox="0 0 1857 793" draw:points="927,793 0,793 0,0 1857,0 1857,793">
          <text:p/>
        </draw:polygon>
        <draw:frame draw:style-name="gr8" draw:text-style-name="P9" draw:layer="layout" svg:width="1.145cm" svg:height="0.53cm" svg:x="23.622cm" svg:y="4.583cm">
          <draw:text-box>
            <text:p text:style-name="P2"><text:span text:style-name="T4">dado</text:span></text:p>
          </draw:text-box>
        </draw:frame>
        <draw:polygon draw:style-name="gr5" draw:text-style-name="P6" draw:layer="layout" svg:width="1.856cm" svg:height="1.332cm" svg:x="25.218cm" svg:y="4.16cm" svg:viewBox="0 0 1857 1333" draw:points="929,1333 0,1333 0,0 1857,0 1857,1333">
          <text:p/>
        </draw:polygon>
        <draw:frame draw:style-name="gr18" draw:text-style-name="P5" draw:layer="layout" svg:width="0.528cm" svg:height="0.589cm" svg:x="24.045cm" svg:y="5.642cm">
          <draw:text-box>
            <text:p text:style-name="P2"><text:span text:style-name="T5">9</text:span></text:p>
          </draw:text-box>
        </draw:frame>
        <draw:polygon draw:style-name="gr7" draw:text-style-name="P8" draw:layer="layout" svg:width="1.856cm" svg:height="0.793cm" svg:x="25.218cm" svg:y="5.515cm" svg:viewBox="0 0 1857 794" draw:points="929,794 0,794 0,0 1857,0 1857,794">
          <text:p/>
        </draw:polygon>
        <draw:frame draw:style-name="gr8" draw:text-style-name="P9" draw:layer="layout" svg:width="1.145cm" svg:height="0.53cm" svg:x="25.576cm" svg:y="4.583cm">
          <draw:text-box>
            <text:p text:style-name="P2"><text:span text:style-name="T4">dado</text:span></text:p>
          </draw:text-box>
        </draw:frame>
        <draw:polygon draw:style-name="gr10" draw:text-style-name="P10" draw:layer="layout" svg:width="1.856cm" svg:height="1.331cm" svg:x="19.284cm" svg:y="6.529cm" svg:viewBox="0 0 1857 1332" draw:points="930,1332 0,1332 0,0 1857,0 1857,1332">
          <text:p/>
        </draw:polygon>
        <draw:frame draw:style-name="gr17" draw:text-style-name="P5" draw:layer="layout" svg:width="0.595cm" svg:height="0.589cm" svg:x="25.873cm" svg:y="5.645cm">
          <draw:text-box>
            <text:p text:style-name="P2"><text:span text:style-name="T5">11</text:span></text:p>
          </draw:text-box>
        </draw:frame>
        <draw:polygon draw:style-name="gr14" draw:text-style-name="P11" draw:layer="layout" svg:width="1.191cm" svg:height="1.331cm" svg:x="21.095cm" svg:y="6.529cm" svg:viewBox="0 0 1192 1332" draw:points="596,1332 0,1332 0,0 1192,0 1192,1332">
          <text:p/>
        </draw:polygon>
        <draw:frame draw:style-name="gr13" draw:text-style-name="P9" draw:layer="layout" svg:width="0.832cm" svg:height="0.53cm" svg:x="19.798cm" svg:y="6.954cm">
          <draw:text-box>
            <text:p text:style-name="P2"><text:span text:style-name="T4">Qtd</text:span></text:p>
          </draw:text-box>
        </draw:frame>
        <draw:polygon draw:style-name="gr10" draw:text-style-name="P10" draw:layer="layout" svg:width="1.856cm" svg:height="1.331cm" svg:x="24.081cm" svg:y="6.529cm" svg:viewBox="0 0 1857 1332" draw:points="929,1332 0,1332 0,0 1857,0 1857,1332">
          <text:p/>
        </draw:polygon>
        <draw:frame draw:style-name="gr9" draw:text-style-name="P5" draw:layer="layout" svg:width="0.528cm" svg:height="0.615cm" svg:x="21.523cm" svg:y="6.917cm">
          <draw:text-box>
            <text:p text:style-name="P2"><text:span text:style-name="T2">4</text:span></text:p>
          </draw:text-box>
        </draw:frame>
        <draw:polygon draw:style-name="gr14" draw:text-style-name="P11" draw:layer="layout" svg:width="1.192cm" svg:height="1.331cm" svg:x="25.891cm" svg:y="6.529cm" svg:viewBox="0 0 1193 1332" draw:points="597,1332 0,1332 0,0 1193,0 1193,1332">
          <text:p/>
        </draw:polygon>
        <draw:frame draw:style-name="gr15" draw:text-style-name="P9" draw:layer="layout" svg:width="1.014cm" svg:height="0.53cm" svg:x="24.522cm" svg:y="6.954cm">
          <draw:text-box>
            <text:p text:style-name="P2"><text:span text:style-name="T4">Prox</text:span></text:p>
          </draw:text-box>
        </draw:frame>
        <draw:polygon draw:style-name="gr3" draw:text-style-name="P4" draw:layer="layout" svg:width="8.021cm" svg:height="5cm" svg:x="1.198cm" svg:y="4cm" svg:viewBox="0 0 8022 5001" draw:points="4012,5001 0,5001 0,0 8022,0 8022,5001">
          <text:p/>
        </draw:polygon>
        <draw:frame draw:style-name="gr9" draw:text-style-name="P5" draw:layer="layout" svg:width="0.528cm" svg:height="0.615cm" svg:x="26.321cm" svg:y="6.917cm">
          <draw:text-box>
            <text:p text:style-name="P2"><text:span text:style-name="T2">0</text:span></text:p>
          </draw:text-box>
        </draw:frame>
        <draw:polygon draw:style-name="gr5" draw:text-style-name="P6" draw:layer="layout" svg:width="1.856cm" svg:height="1.332cm" svg:x="1.284cm" svg:y="4.16cm" svg:viewBox="0 0 1857 1333" draw:points="929,1333 0,1333 0,0 1857,0 1857,1333">
          <text:p/>
        </draw:polygon>
        <draw:frame draw:style-name="gr4" draw:text-style-name="P5" draw:layer="layout" svg:width="2.445cm" svg:height="0.615cm" svg:x="3.99cm" svg:y="8.067cm">
          <draw:text-box>
            <text:p text:style-name="P2"><text:span text:style-name="T2">pedaço 0</text:span></text:p>
          </draw:text-box>
        </draw:frame>
        <draw:polygon draw:style-name="gr7" draw:text-style-name="P8" draw:layer="layout" svg:width="1.856cm" svg:height="0.793cm" svg:x="1.284cm" svg:y="5.515cm" svg:viewBox="0 0 1857 794" draw:points="929,794 0,794 0,0 1857,0 1857,794">
          <text:p/>
        </draw:polygon>
        <draw:frame draw:style-name="gr8" draw:text-style-name="P9" draw:layer="layout" svg:width="1.145cm" svg:height="0.53cm" svg:x="1.64cm" svg:y="4.583cm">
          <draw:text-box>
            <text:p text:style-name="P2"><text:span text:style-name="T4">dado</text:span></text:p>
          </draw:text-box>
        </draw:frame>
        <draw:polygon draw:style-name="gr5" draw:text-style-name="P6" draw:layer="layout" svg:width="1.855cm" svg:height="1.332cm" svg:x="3.276cm" svg:y="4.158cm" svg:viewBox="0 0 1856 1333" draw:points="928,1333 0,1333 0,0 1856,0 1856,1333">
          <text:p/>
        </draw:polygon>
        <draw:frame draw:style-name="gr9" draw:text-style-name="P5" draw:layer="layout" svg:width="0.528cm" svg:height="0.615cm" svg:x="2.043cm" svg:y="5.633cm">
          <draw:text-box>
            <text:p text:style-name="P2"><text:span text:style-name="T2">3</text:span></text:p>
          </draw:text-box>
        </draw:frame>
        <draw:polygon draw:style-name="gr7" draw:text-style-name="P8" draw:layer="layout" svg:width="1.855cm" svg:height="0.794cm" svg:x="3.276cm" svg:y="5.512cm" svg:viewBox="0 0 1856 795" draw:points="928,795 0,795 0,0 1856,0 1856,795">
          <text:p/>
        </draw:polygon>
        <draw:frame draw:style-name="gr8" draw:text-style-name="P9" draw:layer="layout" svg:width="1.145cm" svg:height="0.53cm" svg:x="3.634cm" svg:y="4.583cm">
          <draw:text-box>
            <text:p text:style-name="P2"><text:span text:style-name="T4">dado</text:span></text:p>
          </draw:text-box>
        </draw:frame>
        <draw:polygon draw:style-name="gr5" draw:text-style-name="P6" draw:layer="layout" svg:width="1.856cm" svg:height="1.33cm" svg:x="5.264cm" svg:y="4.16cm" svg:viewBox="0 0 1857 1331" draw:points="927,1331 0,1331 0,0 1857,0 1857,1331">
          <text:p/>
        </draw:polygon>
        <draw:frame draw:style-name="gr9" draw:text-style-name="P5" draw:layer="layout" svg:width="0.528cm" svg:height="0.615cm" svg:x="4.036cm" svg:y="5.63cm">
          <draw:text-box>
            <text:p text:style-name="P2"><text:span text:style-name="T2">5</text:span></text:p>
          </draw:text-box>
        </draw:frame>
        <draw:polygon draw:style-name="gr7" draw:text-style-name="P8" draw:layer="layout" svg:width="1.856cm" svg:height="0.792cm" svg:x="5.264cm" svg:y="5.513cm" svg:viewBox="0 0 1857 793" draw:points="927,793 0,793 0,0 1857,0 1857,793">
          <text:p/>
        </draw:polygon>
        <draw:polygon draw:style-name="gr5" draw:text-style-name="P6" draw:layer="layout" svg:width="1.856cm" svg:height="1.332cm" svg:x="7.218cm" svg:y="4.16cm" svg:viewBox="0 0 1857 1333" draw:points="929,1333 0,1333 0,0 1857,0 1857,1333">
          <text:p/>
        </draw:polygon>
        <draw:frame draw:style-name="gr8" draw:text-style-name="P9" draw:layer="layout" svg:width="1.145cm" svg:height="0.53cm" svg:x="5.62cm" svg:y="4.583cm">
          <draw:text-box>
            <text:p text:style-name="P2"><text:span text:style-name="T4">dado</text:span></text:p>
          </draw:text-box>
        </draw:frame>
        <draw:polygon draw:style-name="gr7" draw:text-style-name="P8" draw:layer="layout" svg:width="1.856cm" svg:height="0.793cm" svg:x="7.218cm" svg:y="5.515cm" svg:viewBox="0 0 1857 794" draw:points="929,794 0,794 0,0 1857,0 1857,794">
          <text:p/>
        </draw:polygon>
        <draw:polygon draw:style-name="gr10" draw:text-style-name="P10" draw:layer="layout" svg:width="1.856cm" svg:height="1.331cm" svg:x="1.284cm" svg:y="6.529cm" svg:viewBox="0 0 1857 1332" draw:points="929,1332 0,1332 0,0 1857,0 1857,1332">
          <text:p/>
        </draw:polygon>
        <draw:frame draw:style-name="gr8" draw:text-style-name="P9" draw:layer="layout" svg:width="1.145cm" svg:height="0.53cm" svg:x="7.578cm" svg:y="4.583cm">
          <draw:text-box>
            <text:p text:style-name="P2"><text:span text:style-name="T4">dado</text:span></text:p>
          </draw:text-box>
        </draw:frame>
        <draw:polygon draw:style-name="gr14" draw:text-style-name="P11" draw:layer="layout" svg:width="1.192cm" svg:height="1.331cm" svg:x="3.094cm" svg:y="6.529cm" svg:viewBox="0 0 1193 1332" draw:points="597,1332 0,1332 0,0 1193,0 1193,1332">
          <text:p/>
        </draw:polygon>
        <draw:frame draw:style-name="gr13" draw:text-style-name="P9" draw:layer="layout" svg:width="0.832cm" svg:height="0.53cm" svg:x="1.799cm" svg:y="6.954cm">
          <draw:text-box>
            <text:p text:style-name="P2"><text:span text:style-name="T4">Qtd</text:span></text:p>
          </draw:text-box>
        </draw:frame>
        <draw:polygon draw:style-name="gr10" draw:text-style-name="P10" draw:layer="layout" svg:width="1.856cm" svg:height="1.331cm" svg:x="6.081cm" svg:y="6.529cm" svg:viewBox="0 0 1857 1332" draw:points="930,1332 0,1332 0,0 1857,0 1857,1332">
          <text:p/>
        </draw:polygon>
        <draw:frame draw:style-name="gr9" draw:text-style-name="P5" draw:layer="layout" svg:width="0.528cm" svg:height="0.615cm" svg:x="3.521cm" svg:y="6.917cm">
          <draw:text-box>
            <text:p text:style-name="P2"><text:span text:style-name="T2">2</text:span></text:p>
          </draw:text-box>
        </draw:frame>
        <draw:polygon draw:style-name="gr14" draw:text-style-name="P11" draw:layer="layout" svg:width="1.192cm" svg:height="1.331cm" svg:x="7.891cm" svg:y="6.529cm" svg:viewBox="0 0 1193 1332" draw:points="597,1332 0,1332 0,0 1193,0 1193,1332">
          <text:p/>
        </draw:polygon>
        <draw:frame draw:style-name="gr15" draw:text-style-name="P9" draw:layer="layout" svg:width="1.014cm" svg:height="0.53cm" svg:x="6.519cm" svg:y="6.954cm">
          <draw:text-box>
            <text:p text:style-name="P2"><text:span text:style-name="T4">Prox</text:span></text:p>
          </draw:text-box>
        </draw:frame>
        <draw:polygon draw:style-name="gr3" draw:text-style-name="P4" draw:layer="layout" svg:width="8.021cm" svg:height="5cm" svg:x="1.198cm" svg:y="4cm" svg:viewBox="0 0 8022 5001" draw:points="4012,5001 0,5001 0,0 8022,0 8022,5001">
          <text:p/>
        </draw:polygon>
        <draw:frame draw:style-name="gr9" draw:text-style-name="P5" draw:layer="layout" svg:width="0.528cm" svg:height="0.615cm" svg:x="8.319cm" svg:y="6.917cm">
          <draw:text-box>
            <text:p text:style-name="P2"><text:span text:style-name="T2">3</text:span></text:p>
          </draw:text-box>
        </draw:frame>
        <draw:polygon draw:style-name="gr5" draw:text-style-name="P6" draw:layer="layout" svg:width="1.856cm" svg:height="1.332cm" svg:x="1.284cm" svg:y="4.16cm" svg:viewBox="0 0 1857 1333" draw:points="929,1333 0,1333 0,0 1857,0 1857,1333">
          <text:p/>
        </draw:polygon>
        <draw:frame draw:style-name="gr4" draw:text-style-name="P5" draw:layer="layout" svg:width="2.445cm" svg:height="0.615cm" svg:x="3.99cm" svg:y="8.067cm">
          <draw:text-box>
            <text:p text:style-name="P2"><text:span text:style-name="T2">pedaço 0</text:span></text:p>
          </draw:text-box>
        </draw:frame>
        <draw:polygon draw:style-name="gr7" draw:text-style-name="P8" draw:layer="layout" svg:width="1.856cm" svg:height="0.793cm" svg:x="1.284cm" svg:y="5.515cm" svg:viewBox="0 0 1857 794" draw:points="929,794 0,794 0,0 1857,0 1857,794">
          <text:p/>
        </draw:polygon>
        <draw:frame draw:style-name="gr8" draw:text-style-name="P9" draw:layer="layout" svg:width="1.145cm" svg:height="0.53cm" svg:x="1.64cm" svg:y="4.583cm">
          <draw:text-box>
            <text:p text:style-name="P2"><text:span text:style-name="T4">dado</text:span></text:p>
          </draw:text-box>
        </draw:frame>
        <draw:polygon draw:style-name="gr5" draw:text-style-name="P6" draw:layer="layout" svg:width="1.855cm" svg:height="1.332cm" svg:x="3.276cm" svg:y="4.158cm" svg:viewBox="0 0 1856 1333" draw:points="928,1333 0,1333 0,0 1856,0 1856,1333">
          <text:p/>
        </draw:polygon>
        <draw:frame draw:style-name="gr16" draw:text-style-name="P5" draw:layer="layout" svg:width="0.679cm" svg:height="0.615cm" svg:x="1.873cm" svg:y="5.633cm">
          <draw:text-box>
            <text:p text:style-name="P2"><text:span text:style-name="T2">14</text:span></text:p>
          </draw:text-box>
        </draw:frame>
        <draw:polygon draw:style-name="gr7" draw:text-style-name="P8" draw:layer="layout" svg:width="1.855cm" svg:height="0.794cm" svg:x="3.276cm" svg:y="5.512cm" svg:viewBox="0 0 1856 795" draw:points="928,795 0,795 0,0 1856,0 1856,795">
          <text:p/>
        </draw:polygon>
        <draw:frame draw:style-name="gr8" draw:text-style-name="P9" draw:layer="layout" svg:width="1.145cm" svg:height="0.53cm" svg:x="3.634cm" svg:y="4.583cm">
          <draw:text-box>
            <text:p text:style-name="P2"><text:span text:style-name="T4">dado</text:span></text:p>
          </draw:text-box>
        </draw:frame>
        <draw:polygon draw:style-name="gr5" draw:text-style-name="P6" draw:layer="layout" svg:width="1.856cm" svg:height="1.33cm" svg:x="5.264cm" svg:y="4.16cm" svg:viewBox="0 0 1857 1331" draw:points="927,1331 0,1331 0,0 1857,0 1857,1331">
          <text:p/>
        </draw:polygon>
        <draw:frame draw:style-name="gr16" draw:text-style-name="P5" draw:layer="layout" svg:width="0.679cm" svg:height="0.615cm" svg:x="3.866cm" svg:y="5.63cm">
          <draw:text-box>
            <text:p text:style-name="P2"><text:span text:style-name="T2">18</text:span></text:p>
          </draw:text-box>
        </draw:frame>
        <draw:polygon draw:style-name="gr7" draw:text-style-name="P8" draw:layer="layout" svg:width="1.856cm" svg:height="0.792cm" svg:x="5.264cm" svg:y="5.513cm" svg:viewBox="0 0 1857 793" draw:points="927,793 0,793 0,0 1857,0 1857,793">
          <text:p/>
        </draw:polygon>
        <draw:frame draw:style-name="gr8" draw:text-style-name="P9" draw:layer="layout" svg:width="1.145cm" svg:height="0.53cm" svg:x="5.62cm" svg:y="4.583cm">
          <draw:text-box>
            <text:p text:style-name="P2"><text:span text:style-name="T4">dado</text:span></text:p>
          </draw:text-box>
        </draw:frame>
        <draw:polygon draw:style-name="gr5" draw:text-style-name="P6" draw:layer="layout" svg:width="1.856cm" svg:height="1.332cm" svg:x="7.218cm" svg:y="4.16cm" svg:viewBox="0 0 1857 1333" draw:points="929,1333 0,1333 0,0 1857,0 1857,1333">
          <text:p/>
        </draw:polygon>
        <draw:frame draw:style-name="gr19" draw:text-style-name="P13" draw:layer="layout" svg:width="0.705cm" svg:height="0.712cm" svg:x="5.842cm" svg:y="5.588cm">
          <draw:text-box>
            <text:p text:style-name="P2"><text:span text:style-name="T6">23</text:span></text:p>
          </draw:text-box>
        </draw:frame>
        <draw:polygon draw:style-name="gr7" draw:text-style-name="P8" draw:layer="layout" svg:width="1.856cm" svg:height="0.793cm" svg:x="7.218cm" svg:y="5.515cm" svg:viewBox="0 0 1857 794" draw:points="929,794 0,794 0,0 1857,0 1857,794">
          <text:p/>
        </draw:polygon>
        <draw:polygon draw:style-name="gr10" draw:text-style-name="P10" draw:layer="layout" svg:width="1.856cm" svg:height="1.331cm" svg:x="1.284cm" svg:y="6.529cm" svg:viewBox="0 0 1857 1332" draw:points="929,1332 0,1332 0,0 1857,0 1857,1332">
          <text:p/>
        </draw:polygon>
        <draw:frame draw:style-name="gr8" draw:text-style-name="P9" draw:layer="layout" svg:width="1.145cm" svg:height="0.53cm" svg:x="7.578cm" svg:y="4.583cm">
          <draw:text-box>
            <text:p text:style-name="P2"><text:span text:style-name="T4">dado</text:span></text:p>
          </draw:text-box>
        </draw:frame>
        <draw:polygon draw:style-name="gr14" draw:text-style-name="P11" draw:layer="layout" svg:width="1.192cm" svg:height="1.331cm" svg:x="3.094cm" svg:y="6.529cm" svg:viewBox="0 0 1193 1332" draw:points="597,1332 0,1332 0,0 1193,0 1193,1332">
          <text:p/>
        </draw:polygon>
        <draw:frame draw:style-name="gr13" draw:text-style-name="P9" draw:layer="layout" svg:width="0.832cm" svg:height="0.53cm" svg:x="1.799cm" svg:y="6.954cm">
          <draw:text-box>
            <text:p text:style-name="P2"><text:span text:style-name="T4">Qtd</text:span></text:p>
          </draw:text-box>
        </draw:frame>
        <draw:polygon draw:style-name="gr10" draw:text-style-name="P10" draw:layer="layout" svg:width="1.856cm" svg:height="1.331cm" svg:x="6.081cm" svg:y="6.529cm" svg:viewBox="0 0 1857 1332" draw:points="930,1332 0,1332 0,0 1857,0 1857,1332">
          <text:p/>
        </draw:polygon>
        <draw:frame draw:style-name="gr9" draw:text-style-name="P5" draw:layer="layout" svg:width="0.528cm" svg:height="0.615cm" svg:x="3.521cm" svg:y="6.917cm">
          <draw:text-box>
            <text:p text:style-name="P2"><text:span text:style-name="T2">3</text:span></text:p>
          </draw:text-box>
        </draw:frame>
        <draw:polygon draw:style-name="gr14" draw:text-style-name="P11" draw:layer="layout" svg:width="1.192cm" svg:height="1.331cm" svg:x="7.891cm" svg:y="6.529cm" svg:viewBox="0 0 1193 1332" draw:points="597,1332 0,1332 0,0 1193,0 1193,1332">
          <text:p/>
        </draw:polygon>
        <draw:frame draw:style-name="gr15" draw:text-style-name="P9" draw:layer="layout" svg:width="1.014cm" svg:height="0.53cm" svg:x="6.519cm" svg:y="6.954cm">
          <draw:text-box>
            <text:p text:style-name="P2"><text:span text:style-name="T4">Prox</text:span></text:p>
          </draw:text-box>
        </draw:frame>
        <draw:polygon draw:style-name="gr3" draw:text-style-name="P4" draw:layer="layout" svg:width="8.021cm" svg:height="5cm" svg:x="17.378cm" svg:y="9.6cm" svg:viewBox="0 0 8022 5001" draw:points="4011,5001 0,5001 0,0 8022,0 8022,5001">
          <text:p/>
        </draw:polygon>
        <draw:frame draw:style-name="gr9" draw:text-style-name="P5" draw:layer="layout" svg:width="0.528cm" svg:height="0.615cm" svg:x="8.319cm" svg:y="6.917cm">
          <draw:text-box>
            <text:p text:style-name="P2"><text:span text:style-name="T2">3</text:span></text:p>
          </draw:text-box>
        </draw:frame>
        <draw:polygon draw:style-name="gr5" draw:text-style-name="P6" draw:layer="layout" svg:width="1.856cm" svg:height="1.332cm" svg:x="17.464cm" svg:y="9.76cm" svg:viewBox="0 0 1857 1333" draw:points="928,1333 0,1333 0,0 1857,0 1857,1333">
          <text:p/>
        </draw:polygon>
        <draw:frame draw:style-name="gr4" draw:text-style-name="P5" draw:layer="layout" svg:width="2.445cm" svg:height="0.615cm" svg:x="20.168cm" svg:y="13.666cm">
          <draw:text-box>
            <text:p text:style-name="P2"><text:span text:style-name="T2">pedaço 4</text:span></text:p>
          </draw:text-box>
        </draw:frame>
        <draw:polygon draw:style-name="gr7" draw:text-style-name="P8" draw:layer="layout" svg:width="1.856cm" svg:height="0.793cm" svg:x="17.464cm" svg:y="11.115cm" svg:viewBox="0 0 1857 794" draw:points="928,794 0,794 0,0 1857,0 1857,794">
          <text:p/>
        </draw:polygon>
        <draw:frame draw:style-name="gr8" draw:text-style-name="P9" draw:layer="layout" svg:width="1.145cm" svg:height="0.53cm" svg:x="17.822cm" svg:y="10.186cm">
          <draw:text-box>
            <text:p text:style-name="P2"><text:span text:style-name="T4">dado</text:span></text:p>
          </draw:text-box>
        </draw:frame>
        <draw:polygon draw:style-name="gr5" draw:text-style-name="P6" draw:layer="layout" svg:width="1.856cm" svg:height="1.332cm" svg:x="19.454cm" svg:y="9.758cm" svg:viewBox="0 0 1857 1333" draw:points="930,1333 0,1333 0,0 1857,0 1857,1333">
          <text:p/>
        </draw:polygon>
        <draw:frame draw:style-name="gr16" draw:text-style-name="P5" draw:layer="layout" svg:width="0.679cm" svg:height="0.615cm" svg:x="18.055cm" svg:y="11.232cm">
          <draw:text-box>
            <text:p text:style-name="P2"><text:span text:style-name="T2">72</text:span></text:p>
          </draw:text-box>
        </draw:frame>
        <draw:polygon draw:style-name="gr7" draw:text-style-name="P8" draw:layer="layout" svg:width="1.856cm" svg:height="0.794cm" svg:x="19.454cm" svg:y="11.112cm" svg:viewBox="0 0 1857 795" draw:points="930,795 0,795 0,0 1857,0 1857,795">
          <text:p/>
        </draw:polygon>
        <draw:frame draw:style-name="gr8" draw:text-style-name="P9" draw:layer="layout" svg:width="1.145cm" svg:height="0.53cm" svg:x="19.812cm" svg:y="10.182cm">
          <draw:text-box>
            <text:p text:style-name="P2"><text:span text:style-name="T4">dado</text:span></text:p>
          </draw:text-box>
        </draw:frame>
        <draw:polygon draw:style-name="gr5" draw:text-style-name="P6" draw:layer="layout" svg:width="1.856cm" svg:height="1.33cm" svg:x="21.442cm" svg:y="9.76cm" svg:viewBox="0 0 1857 1331" draw:points="929,1331 0,1331 0,0 1857,0 1857,1331">
          <text:p/>
        </draw:polygon>
        <draw:frame draw:style-name="gr16" draw:text-style-name="P5" draw:layer="layout" svg:width="0.679cm" svg:height="0.615cm" svg:x="20.045cm" svg:y="11.232cm">
          <draw:text-box>
            <text:p text:style-name="P2"><text:span text:style-name="T2">80</text:span></text:p>
          </draw:text-box>
        </draw:frame>
        <draw:polygon draw:style-name="gr7" draw:text-style-name="P8" draw:layer="layout" svg:width="1.856cm" svg:height="0.792cm" svg:x="21.442cm" svg:y="11.113cm" svg:viewBox="0 0 1857 793" draw:points="929,793 0,793 0,0 1857,0 1857,793">
          <text:p/>
        </draw:polygon>
        <draw:polygon draw:style-name="gr5" draw:text-style-name="P6" draw:layer="layout" svg:width="1.856cm" svg:height="1.332cm" svg:x="23.397cm" svg:y="9.76cm" svg:viewBox="0 0 1857 1333" draw:points="929,1333 0,1333 0,0 1857,0 1857,1333">
          <text:p/>
        </draw:polygon>
        <draw:frame draw:style-name="gr8" draw:text-style-name="P9" draw:layer="layout" svg:width="1.145cm" svg:height="0.53cm" svg:x="21.802cm" svg:y="10.186cm">
          <draw:text-box>
            <text:p text:style-name="P2"><text:span text:style-name="T4">dado</text:span></text:p>
          </draw:text-box>
        </draw:frame>
        <draw:polygon draw:style-name="gr7" draw:text-style-name="P8" draw:layer="layout" svg:width="1.856cm" svg:height="0.793cm" svg:x="23.397cm" svg:y="11.115cm" svg:viewBox="0 0 1857 794" draw:points="929,794 0,794 0,0 1857,0 1857,794">
          <text:p/>
        </draw:polygon>
        <draw:polygon draw:style-name="gr10" draw:text-style-name="P10" draw:layer="layout" svg:width="1.856cm" svg:height="1.331cm" svg:x="17.464cm" svg:y="12.129cm" svg:viewBox="0 0 1857 1332" draw:points="928,1332 0,1332 0,0 1857,0 1857,1332">
          <text:p/>
        </draw:polygon>
        <draw:frame draw:style-name="gr8" draw:text-style-name="P9" draw:layer="layout" svg:width="1.145cm" svg:height="0.53cm" svg:x="23.756cm" svg:y="10.186cm">
          <draw:text-box>
            <text:p text:style-name="P2"><text:span text:style-name="T4">dado</text:span></text:p>
          </draw:text-box>
        </draw:frame>
        <draw:polygon draw:style-name="gr14" draw:text-style-name="P11" draw:layer="layout" svg:width="1.192cm" svg:height="1.331cm" svg:x="19.274cm" svg:y="12.129cm" svg:viewBox="0 0 1193 1332" draw:points="596,1332 0,1332 0,0 1193,0 1193,1332">
          <text:p/>
        </draw:polygon>
        <draw:frame draw:style-name="gr13" draw:text-style-name="P9" draw:layer="layout" svg:width="0.832cm" svg:height="0.53cm" svg:x="17.978cm" svg:y="12.553cm">
          <draw:text-box>
            <text:p text:style-name="P2"><text:span text:style-name="T4">Qtd</text:span></text:p>
          </draw:text-box>
        </draw:frame>
        <draw:polygon draw:style-name="gr10" draw:text-style-name="P10" draw:layer="layout" svg:width="1.856cm" svg:height="1.331cm" svg:x="22.26cm" svg:y="12.129cm" svg:viewBox="0 0 1857 1332" draw:points="930,1332 0,1332 0,0 1857,0 1857,1332">
          <text:p/>
        </draw:polygon>
        <draw:frame draw:style-name="gr9" draw:text-style-name="P5" draw:layer="layout" svg:width="0.528cm" svg:height="0.615cm" svg:x="19.703cm" svg:y="12.516cm">
          <draw:text-box>
            <text:p text:style-name="P2"><text:span text:style-name="T2">2</text:span></text:p>
          </draw:text-box>
        </draw:frame>
        <draw:polygon draw:style-name="gr14" draw:text-style-name="P11" draw:layer="layout" svg:width="1.192cm" svg:height="1.331cm" svg:x="24.071cm" svg:y="12.129cm" svg:viewBox="0 0 1193 1332" draw:points="596,1332 0,1332 0,0 1193,0 1193,1332">
          <text:p/>
        </draw:polygon>
        <draw:frame draw:style-name="gr15" draw:text-style-name="P9" draw:layer="layout" svg:width="1.014cm" svg:height="0.53cm" svg:x="22.698cm" svg:y="12.553cm">
          <draw:text-box>
            <text:p text:style-name="P2"><text:span text:style-name="T4">Prox</text:span></text:p>
          </draw:text-box>
        </draw:frame>
        <draw:polygon draw:style-name="gr3" draw:text-style-name="P4" draw:layer="layout" svg:width="8.021cm" svg:height="5cm" svg:x="8.183cm" svg:y="9.56cm" svg:viewBox="0 0 8022 5001" draw:points="4012,5001 0,5001 0,0 8022,0 8022,5001">
          <text:p/>
        </draw:polygon>
        <draw:frame draw:style-name="gr20" draw:text-style-name="P9" draw:layer="layout" svg:width="0.459cm" svg:height="0.53cm" svg:x="24.44cm" svg:y="12.553cm">
          <draw:text-box>
            <text:p text:style-name="P2"><text:span text:style-name="T4">-1</text:span></text:p>
          </draw:text-box>
        </draw:frame>
        <draw:polygon draw:style-name="gr5" draw:text-style-name="P6" draw:layer="layout" svg:width="1.856cm" svg:height="1.332cm" svg:x="8.269cm" svg:y="9.72cm" svg:viewBox="0 0 1857 1333" draw:points="930,1333 0,1333 0,0 1857,0 1857,1333">
          <text:p/>
        </draw:polygon>
        <draw:frame draw:style-name="gr4" draw:text-style-name="P5" draw:layer="layout" svg:width="2.445cm" svg:height="0.615cm" svg:x="10.975cm" svg:y="13.627cm">
          <draw:text-box>
            <text:p text:style-name="P2"><text:span text:style-name="T2">pedaço 3</text:span></text:p>
          </draw:text-box>
        </draw:frame>
        <draw:polygon draw:style-name="gr7" draw:text-style-name="P8" draw:layer="layout" svg:width="1.856cm" svg:height="0.793cm" svg:x="8.269cm" svg:y="11.075cm" svg:viewBox="0 0 1857 794" draw:points="930,794 0,794 0,0 1857,0 1857,794">
          <text:p/>
        </draw:polygon>
        <draw:frame draw:style-name="gr8" draw:text-style-name="P9" draw:layer="layout" svg:width="1.145cm" svg:height="0.53cm" svg:x="8.625cm" svg:y="10.147cm">
          <draw:text-box>
            <text:p text:style-name="P2"><text:span text:style-name="T4">dado</text:span></text:p>
          </draw:text-box>
        </draw:frame>
        <draw:polygon draw:style-name="gr5" draw:text-style-name="P6" draw:layer="layout" svg:width="1.855cm" svg:height="1.332cm" svg:x="10.261cm" svg:y="9.718cm" svg:viewBox="0 0 1856 1333" draw:points="928,1333 0,1333 0,0 1856,0 1856,1333">
          <text:p/>
        </draw:polygon>
        <draw:frame draw:style-name="gr16" draw:text-style-name="P5" draw:layer="layout" svg:width="0.679cm" svg:height="0.615cm" svg:x="8.858cm" svg:y="11.193cm">
          <draw:text-box>
            <text:p text:style-name="P2"><text:span text:style-name="T2">32</text:span></text:p>
          </draw:text-box>
        </draw:frame>
        <draw:polygon draw:style-name="gr7" draw:text-style-name="P8" draw:layer="layout" svg:width="1.855cm" svg:height="0.794cm" svg:x="10.261cm" svg:y="11.072cm" svg:viewBox="0 0 1856 795" draw:points="928,795 0,795 0,0 1856,0 1856,795">
          <text:p/>
        </draw:polygon>
        <draw:frame draw:style-name="gr8" draw:text-style-name="P9" draw:layer="layout" svg:width="1.145cm" svg:height="0.53cm" svg:x="10.619cm" svg:y="10.143cm">
          <draw:text-box>
            <text:p text:style-name="P2"><text:span text:style-name="T4">dado</text:span></text:p>
          </draw:text-box>
        </draw:frame>
        <draw:polygon draw:style-name="gr5" draw:text-style-name="P6" draw:layer="layout" svg:width="1.856cm" svg:height="1.33cm" svg:x="12.249cm" svg:y="9.72cm" svg:viewBox="0 0 1857 1331" draw:points="927,1331 0,1331 0,0 1857,0 1857,1331">
          <text:p/>
        </draw:polygon>
        <draw:frame draw:style-name="gr16" draw:text-style-name="P5" draw:layer="layout" svg:width="0.679cm" svg:height="0.615cm" svg:x="10.851cm" svg:y="11.189cm">
          <draw:text-box>
            <text:p text:style-name="P2"><text:span text:style-name="T2">35</text:span></text:p>
          </draw:text-box>
        </draw:frame>
        <draw:polygon draw:style-name="gr7" draw:text-style-name="P8" draw:layer="layout" svg:width="1.856cm" svg:height="0.792cm" svg:x="12.249cm" svg:y="11.073cm" svg:viewBox="0 0 1857 793" draw:points="927,793 0,793 0,0 1857,0 1857,793">
          <text:p/>
        </draw:polygon>
        <draw:frame draw:style-name="gr8" draw:text-style-name="P9" draw:layer="layout" svg:width="1.145cm" svg:height="0.53cm" svg:x="12.605cm" svg:y="10.143cm">
          <draw:text-box>
            <text:p text:style-name="P2"><text:span text:style-name="T4">dado</text:span></text:p>
          </draw:text-box>
        </draw:frame>
        <draw:polygon draw:style-name="gr5" draw:text-style-name="P6" draw:layer="layout" svg:width="1.856cm" svg:height="1.332cm" svg:x="14.203cm" svg:y="9.72cm" svg:viewBox="0 0 1857 1333" draw:points="929,1333 0,1333 0,0 1857,0 1857,1333">
          <text:p/>
        </draw:polygon>
        <draw:frame draw:style-name="gr17" draw:text-style-name="P5" draw:layer="layout" svg:width="0.595cm" svg:height="0.589cm" svg:x="12.88cm" svg:y="11.201cm">
          <draw:text-box>
            <text:p text:style-name="P2"><text:span text:style-name="T5">38</text:span></text:p>
          </draw:text-box>
        </draw:frame>
        <draw:polygon draw:style-name="gr7" draw:text-style-name="P8" draw:layer="layout" svg:width="1.856cm" svg:height="0.793cm" svg:x="14.203cm" svg:y="11.075cm" svg:viewBox="0 0 1857 794" draw:points="929,794 0,794 0,0 1857,0 1857,794">
          <text:p/>
        </draw:polygon>
        <draw:frame draw:style-name="gr8" draw:text-style-name="P9" draw:layer="layout" svg:width="1.145cm" svg:height="0.53cm" svg:x="14.563cm" svg:y="10.147cm">
          <draw:text-box>
            <text:p text:style-name="P2"><text:span text:style-name="T4">dado</text:span></text:p>
          </draw:text-box>
        </draw:frame>
        <draw:polygon draw:style-name="gr27" draw:text-style-name="P10" draw:layer="layout" svg:width="1.856cm" svg:height="1.331cm" svg:x="8.269cm" svg:y="12.089cm" svg:viewBox="0 0 1857 1332" draw:points="930,1332 0,1332 0,0 1857,0 1857,1332">
          <text:p/>
        </draw:polygon>
        <draw:polygon draw:style-name="gr12" draw:text-style-name="P12" draw:layer="layout" svg:width="1.856cm" svg:height="1.331cm" svg:x="8.269cm" svg:y="12.089cm" svg:viewBox="0 0 1857 1332" draw:points="930,1332 0,1332 0,0 1857,0 1857,1332">
          <text:p/>
        </draw:polygon>
        <draw:frame draw:style-name="gr17" draw:text-style-name="P5" draw:layer="layout" svg:width="0.595cm" svg:height="0.589cm" svg:x="14.834cm" svg:y="11.205cm">
          <draw:text-box>
            <text:p text:style-name="P2"><text:span text:style-name="T5">40</text:span></text:p>
          </draw:text-box>
        </draw:frame>
        <draw:polygon draw:style-name="gr14" draw:text-style-name="P11" draw:layer="layout" svg:width="1.192cm" svg:height="1.331cm" svg:x="10.079cm" svg:y="12.089cm" svg:viewBox="0 0 1193 1332" draw:points="598,1332 0,1332 0,0 1193,0 1193,1332">
          <text:p/>
        </draw:polygon>
        <draw:frame draw:style-name="gr13" draw:text-style-name="P9" draw:layer="layout" svg:width="0.832cm" svg:height="0.53cm" svg:x="8.784cm" svg:y="12.514cm">
          <draw:text-box>
            <text:p text:style-name="P2"><text:span text:style-name="T4">Qtd</text:span></text:p>
          </draw:text-box>
        </draw:frame>
        <draw:polygon draw:style-name="gr10" draw:text-style-name="P10" draw:layer="layout" svg:width="1.856cm" svg:height="1.331cm" svg:x="13.066cm" svg:y="12.089cm" svg:viewBox="0 0 1857 1332" draw:points="930,1332 0,1332 0,0 1857,0 1857,1332">
          <text:p/>
        </draw:polygon>
        <draw:frame draw:style-name="gr9" draw:text-style-name="P5" draw:layer="layout" svg:width="0.528cm" svg:height="0.615cm" svg:x="10.506cm" svg:y="12.477cm">
          <draw:text-box>
            <text:p text:style-name="P2"><text:span text:style-name="T2">4</text:span></text:p>
          </draw:text-box>
        </draw:frame>
        <draw:polygon draw:style-name="gr14" draw:text-style-name="P11" draw:layer="layout" svg:width="1.192cm" svg:height="1.331cm" svg:x="14.876cm" svg:y="12.089cm" svg:viewBox="0 0 1193 1332" draw:points="598,1332 0,1332 0,0 1193,0 1193,1332">
          <text:p/>
        </draw:polygon>
        <draw:frame draw:style-name="gr15" draw:text-style-name="P9" draw:layer="layout" svg:width="1.014cm" svg:height="0.53cm" svg:x="13.504cm" svg:y="12.514cm">
          <draw:text-box>
            <text:p text:style-name="P2"><text:span text:style-name="T4">Prox</text:span></text:p>
          </draw:text-box>
        </draw:frame>
        <draw:polygon draw:style-name="gr3" draw:text-style-name="P4" draw:layer="layout" svg:width="3.513cm" svg:height="4.938cm" svg:x="1.287cm" svg:y="9.862cm" svg:viewBox="0 0 3514 4939" draw:points="1758,4939 0,4939 0,0 3514,0 3514,4939">
          <text:p/>
        </draw:polygon>
        <draw:frame draw:style-name="gr9" draw:text-style-name="P5" draw:layer="layout" svg:width="0.528cm" svg:height="0.615cm" svg:x="15.304cm" svg:y="12.477cm">
          <draw:text-box>
            <text:p text:style-name="P2"><text:span text:style-name="T2">1</text:span></text:p>
          </draw:text-box>
        </draw:frame>
        <draw:polygon draw:style-name="gr10" draw:text-style-name="P10" draw:layer="layout" svg:width="1.659cm" svg:height="1.197cm" svg:x="1.665cm" svg:y="10.02cm" svg:viewBox="0 0 1660 1198" draw:points="830,1198 0,1198 0,0 1660,0 1660,1198">
          <text:p/>
        </draw:polygon>
        <draw:frame draw:style-name="gr21" draw:text-style-name="P14" draw:layer="layout" svg:width="1.801cm" svg:height="0.412cm" svg:x="2.145cm" svg:y="14.065cm">
          <draw:text-box>
            <text:p text:style-name="P2"><text:span text:style-name="T7">cabeçalho</text:span></text:p>
          </draw:text-box>
        </draw:frame>
        <draw:polygon draw:style-name="gr14" draw:text-style-name="P11" draw:layer="layout" svg:width="1.067cm" svg:height="1.197cm" svg:x="3.282cm" svg:y="10.02cm" svg:viewBox="0 0 1068 1198" draw:points="534,1198 0,1198 0,0 1068,0 1068,1198">
          <text:p/>
        </draw:polygon>
        <draw:frame draw:style-name="gr22" draw:text-style-name="P14" draw:layer="layout" svg:width="0.891cm" svg:height="0.412cm" svg:x="2.05cm" svg:y="10.432cm">
          <draw:text-box>
            <text:p text:style-name="P2"><text:span text:style-name="T7">nSeq</text:span></text:p>
          </draw:text-box>
        </draw:frame>
        <draw:polygon draw:style-name="gr10" draw:text-style-name="P10" draw:layer="layout" svg:width="1.659cm" svg:height="1.198cm" svg:x="1.665cm" svg:y="11.328cm" svg:viewBox="0 0 1660 1199" draw:points="830,1199 0,1199 0,0 1660,0 1660,1199">
          <text:p/>
        </draw:polygon>
        <draw:frame draw:style-name="gr9" draw:text-style-name="P5" draw:layer="layout" svg:width="0.528cm" svg:height="0.615cm" svg:x="3.648cm" svg:y="10.339cm">
          <draw:text-box>
            <text:p text:style-name="P2"><text:span text:style-name="T2">5</text:span></text:p>
          </draw:text-box>
        </draw:frame>
        <draw:polygon draw:style-name="gr11" draw:text-style-name="P11" draw:layer="layout" svg:width="1.067cm" svg:height="1.198cm" svg:x="3.282cm" svg:y="11.328cm" svg:viewBox="0 0 1068 1199" draw:points="534,1199 0,1199 0,0 1068,0 1068,1199">
          <text:p/>
        </draw:polygon>
        <draw:polygon draw:style-name="gr12" draw:text-style-name="P12" draw:layer="layout" svg:width="1.067cm" svg:height="1.198cm" svg:x="3.282cm" svg:y="11.328cm" svg:viewBox="0 0 1068 1199" draw:points="534,1199 0,1199 0,0 1068,0 1068,1199">
          <text:p/>
        </draw:polygon>
        <draw:frame draw:style-name="gr22" draw:text-style-name="P14" draw:layer="layout" svg:width="0.891cm" svg:height="0.412cm" svg:x="2.05cm" svg:y="11.741cm">
          <draw:text-box>
            <text:p text:style-name="P2"><text:span text:style-name="T7">pSeq</text:span></text:p>
          </draw:text-box>
        </draw:frame>
        <draw:polygon draw:style-name="gr10" draw:text-style-name="P10" draw:layer="layout" svg:width="1.659cm" svg:height="1.198cm" svg:x="1.665cm" svg:y="12.65cm" svg:viewBox="0 0 1660 1199" draw:points="830,1199 0,1199 0,0 1660,0 1660,1199">
          <text:p/>
        </draw:polygon>
        <draw:frame draw:style-name="gr9" draw:text-style-name="P5" draw:layer="layout" svg:width="0.528cm" svg:height="0.615cm" svg:x="3.648cm" svg:y="11.648cm">
          <draw:text-box>
            <text:p text:style-name="P2"><text:span text:style-name="T2">2</text:span></text:p>
          </draw:text-box>
        </draw:frame>
        <draw:polygon draw:style-name="gr14" draw:text-style-name="P11" draw:layer="layout" svg:width="1.067cm" svg:height="1.198cm" svg:x="3.282cm" svg:y="12.65cm" svg:viewBox="0 0 1068 1199" draw:points="534,1199 0,1199 0,0 1068,0 1068,1199">
          <text:p/>
        </draw:polygon>
        <draw:frame draw:style-name="gr23" draw:text-style-name="P14" draw:layer="layout" svg:width="0.781cm" svg:height="0.412cm" svg:x="2.117cm" svg:y="13.063cm">
          <draw:text-box>
            <text:p text:style-name="P2"><text:span text:style-name="T7">Prox</text:span></text:p>
          </draw:text-box>
        </draw:frame>
        <draw:frame draw:style-name="gr9" draw:text-style-name="P5" draw:layer="layout" svg:width="0.528cm" svg:height="0.615cm" svg:x="3.648cm" svg:y="12.971cm">
          <draw:text-box>
            <text:p text:style-name="P2"><text:span text:style-name="T2">5</text:span></text:p>
          </draw:text-box>
        </draw:frame>
      </draw:page>
      <draw:page draw:name="page4" draw:style-name="dp1" draw:master-page-name="master-page3">
        <draw:polygon draw:style-name="gr1" draw:text-style-name="P1" draw:layer="layout" svg:width="27.998cm" svg:height="15.749cm" svg:x="0cm" svg:y="0cm" svg:viewBox="0 0 27999 15750" draw:points="0,0 27999,0 27999,15750 0,15750">
          <text:p/>
        </draw:polygon>
        <draw:frame draw:style-name="gr2" draw:text-style-name="P3" draw:layer="layout" svg:width="0.493cm" svg:height="0.547cm" svg:x="1.401cm" svg:y="14.348cm">
          <draw:text-box>
            <text:p text:style-name="P2"><text:span text:style-name="T1"><text:s/></text:span></text:p>
          </draw:text-box>
        </draw:frame>
        <draw:polygon draw:style-name="gr3" draw:text-style-name="P4" draw:layer="layout" svg:width="8.021cm" svg:height="5cm" svg:x="1.198cm" svg:y="4cm" svg:viewBox="0 0 8022 5001" draw:points="4012,5001 0,5001 0,0 8022,0 8022,5001">
          <text:p/>
        </draw:polygon>
        <draw:frame draw:style-name="gr2" draw:text-style-name="P3" draw:layer="layout" svg:width="0.493cm" svg:height="0.547cm" svg:x="13.952cm" svg:y="14.348cm">
          <draw:text-box>
            <text:p text:style-name="P2"><text:span text:style-name="T1"><text:s/></text:span></text:p>
          </draw:text-box>
        </draw:frame>
        <draw:frame draw:style-name="gr4" draw:text-style-name="P5" draw:layer="layout" svg:width="2.445cm" svg:height="0.615cm" svg:x="3.99cm" svg:y="8.067cm">
          <draw:text-box>
            <text:p text:style-name="P2"><text:span text:style-name="T2">pedaço 0</text:span></text:p>
          </draw:text-box>
        </draw:frame>
        <draw:polygon draw:style-name="gr5" draw:text-style-name="P6" draw:layer="layout" svg:width="1.856cm" svg:height="1.332cm" svg:x="1.284cm" svg:y="4.16cm" svg:viewBox="0 0 1857 1333" draw:points="929,1333 0,1333 0,0 1857,0 1857,1333">
          <text:p/>
        </draw:polygon>
        <draw:frame draw:style-name="gr24" draw:text-style-name="P15" draw:layer="layout" svg:width="12.461cm" svg:height="1.182cm" svg:x="1.401cm" svg:y="1.354cm">
          <draw:text-box>
            <text:p text:style-name="P2"><text:span text:style-name="T8">1. Remover o elemento 59</text:span></text:p>
          </draw:text-box>
        </draw:frame>
        <draw:polygon draw:style-name="gr7" draw:text-style-name="P8" draw:layer="layout" svg:width="1.856cm" svg:height="0.793cm" svg:x="1.284cm" svg:y="5.515cm" svg:viewBox="0 0 1857 794" draw:points="929,794 0,794 0,0 1857,0 1857,794">
          <text:p/>
        </draw:polygon>
        <draw:frame draw:style-name="gr8" draw:text-style-name="P9" draw:layer="layout" svg:width="1.145cm" svg:height="0.53cm" svg:x="1.64cm" svg:y="4.583cm">
          <draw:text-box>
            <text:p text:style-name="P2"><text:span text:style-name="T4">dado</text:span></text:p>
          </draw:text-box>
        </draw:frame>
        <draw:polygon draw:style-name="gr5" draw:text-style-name="P6" draw:layer="layout" svg:width="1.855cm" svg:height="1.332cm" svg:x="3.276cm" svg:y="4.158cm" svg:viewBox="0 0 1856 1333" draw:points="928,1333 0,1333 0,0 1856,0 1856,1333">
          <text:p/>
        </draw:polygon>
        <draw:frame draw:style-name="gr9" draw:text-style-name="P5" draw:layer="layout" svg:width="0.528cm" svg:height="0.615cm" svg:x="2.043cm" svg:y="5.633cm">
          <draw:text-box>
            <text:p text:style-name="P2"><text:span text:style-name="T2">3</text:span></text:p>
          </draw:text-box>
        </draw:frame>
        <draw:polygon draw:style-name="gr7" draw:text-style-name="P8" draw:layer="layout" svg:width="1.855cm" svg:height="0.794cm" svg:x="3.276cm" svg:y="5.512cm" svg:viewBox="0 0 1856 795" draw:points="928,795 0,795 0,0 1856,0 1856,795">
          <text:p/>
        </draw:polygon>
        <draw:frame draw:style-name="gr8" draw:text-style-name="P9" draw:layer="layout" svg:width="1.145cm" svg:height="0.53cm" svg:x="3.634cm" svg:y="4.583cm">
          <draw:text-box>
            <text:p text:style-name="P2"><text:span text:style-name="T4">dado</text:span></text:p>
          </draw:text-box>
        </draw:frame>
        <draw:polygon draw:style-name="gr5" draw:text-style-name="P6" draw:layer="layout" svg:width="1.856cm" svg:height="1.33cm" svg:x="5.264cm" svg:y="4.16cm" svg:viewBox="0 0 1857 1331" draw:points="927,1331 0,1331 0,0 1857,0 1857,1331">
          <text:p/>
        </draw:polygon>
        <draw:frame draw:style-name="gr9" draw:text-style-name="P5" draw:layer="layout" svg:width="0.528cm" svg:height="0.615cm" svg:x="4.036cm" svg:y="5.63cm">
          <draw:text-box>
            <text:p text:style-name="P2"><text:span text:style-name="T2">5</text:span></text:p>
          </draw:text-box>
        </draw:frame>
        <draw:polygon draw:style-name="gr7" draw:text-style-name="P8" draw:layer="layout" svg:width="1.856cm" svg:height="0.792cm" svg:x="5.264cm" svg:y="5.513cm" svg:viewBox="0 0 1857 793" draw:points="927,793 0,793 0,0 1857,0 1857,793">
          <text:p/>
        </draw:polygon>
        <draw:polygon draw:style-name="gr5" draw:text-style-name="P6" draw:layer="layout" svg:width="1.856cm" svg:height="1.332cm" svg:x="7.218cm" svg:y="4.16cm" svg:viewBox="0 0 1857 1333" draw:points="929,1333 0,1333 0,0 1857,0 1857,1333">
          <text:p/>
        </draw:polygon>
        <draw:frame draw:style-name="gr8" draw:text-style-name="P9" draw:layer="layout" svg:width="1.145cm" svg:height="0.53cm" svg:x="5.62cm" svg:y="4.583cm">
          <draw:text-box>
            <text:p text:style-name="P2"><text:span text:style-name="T4">dado</text:span></text:p>
          </draw:text-box>
        </draw:frame>
        <draw:polygon draw:style-name="gr7" draw:text-style-name="P8" draw:layer="layout" svg:width="1.856cm" svg:height="0.793cm" svg:x="7.218cm" svg:y="5.515cm" svg:viewBox="0 0 1857 794" draw:points="929,794 0,794 0,0 1857,0 1857,794">
          <text:p/>
        </draw:polygon>
        <draw:polygon draw:style-name="gr10" draw:text-style-name="P10" draw:layer="layout" svg:width="1.856cm" svg:height="1.331cm" svg:x="1.284cm" svg:y="6.529cm" svg:viewBox="0 0 1857 1332" draw:points="929,1332 0,1332 0,0 1857,0 1857,1332">
          <text:p/>
        </draw:polygon>
        <draw:frame draw:style-name="gr8" draw:text-style-name="P9" draw:layer="layout" svg:width="1.145cm" svg:height="0.53cm" svg:x="7.578cm" svg:y="4.583cm">
          <draw:text-box>
            <text:p text:style-name="P2"><text:span text:style-name="T4">dado</text:span></text:p>
          </draw:text-box>
        </draw:frame>
        <draw:polygon draw:style-name="gr11" draw:text-style-name="P11" draw:layer="layout" svg:width="1.192cm" svg:height="1.331cm" svg:x="3.094cm" svg:y="6.529cm" svg:viewBox="0 0 1193 1332" draw:points="597,1332 0,1332 0,0 1193,0 1193,1332">
          <text:p/>
        </draw:polygon>
        <draw:polygon draw:style-name="gr12" draw:text-style-name="P12" draw:layer="layout" svg:width="1.192cm" svg:height="1.331cm" svg:x="3.094cm" svg:y="6.529cm" svg:viewBox="0 0 1193 1332" draw:points="597,1332 0,1332 0,0 1193,0 1193,1332">
          <text:p/>
        </draw:polygon>
        <draw:frame draw:style-name="gr13" draw:text-style-name="P9" draw:layer="layout" svg:width="0.832cm" svg:height="0.53cm" svg:x="1.799cm" svg:y="6.954cm">
          <draw:text-box>
            <text:p text:style-name="P2"><text:span text:style-name="T4">Qtd</text:span></text:p>
          </draw:text-box>
        </draw:frame>
        <draw:polygon draw:style-name="gr10" draw:text-style-name="P10" draw:layer="layout" svg:width="1.856cm" svg:height="1.331cm" svg:x="6.081cm" svg:y="6.529cm" svg:viewBox="0 0 1857 1332" draw:points="930,1332 0,1332 0,0 1857,0 1857,1332">
          <text:p/>
        </draw:polygon>
        <draw:frame draw:style-name="gr9" draw:text-style-name="P5" draw:layer="layout" svg:width="0.528cm" svg:height="0.615cm" svg:x="3.521cm" svg:y="6.917cm">
          <draw:text-box>
            <text:p text:style-name="P2"><text:span text:style-name="T2">2</text:span></text:p>
          </draw:text-box>
        </draw:frame>
        <draw:polygon draw:style-name="gr14" draw:text-style-name="P11" draw:layer="layout" svg:width="1.192cm" svg:height="1.331cm" svg:x="7.891cm" svg:y="6.529cm" svg:viewBox="0 0 1193 1332" draw:points="597,1332 0,1332 0,0 1193,0 1193,1332">
          <text:p/>
        </draw:polygon>
        <draw:frame draw:style-name="gr15" draw:text-style-name="P9" draw:layer="layout" svg:width="1.014cm" svg:height="0.53cm" svg:x="6.519cm" svg:y="6.954cm">
          <draw:text-box>
            <text:p text:style-name="P2"><text:span text:style-name="T4">Prox</text:span></text:p>
          </draw:text-box>
        </draw:frame>
        <draw:polygon draw:style-name="gr3" draw:text-style-name="P4" draw:layer="layout" svg:width="8.021cm" svg:height="5cm" svg:x="9.998cm" svg:y="4cm" svg:viewBox="0 0 8022 5001" draw:points="4013,5001 0,5001 0,0 8022,0 8022,5001">
          <text:p/>
        </draw:polygon>
        <draw:frame draw:style-name="gr9" draw:text-style-name="P5" draw:layer="layout" svg:width="0.528cm" svg:height="0.615cm" svg:x="8.319cm" svg:y="6.917cm">
          <draw:text-box>
            <text:p text:style-name="P2"><text:span text:style-name="T2">3</text:span></text:p>
          </draw:text-box>
        </draw:frame>
        <draw:polygon draw:style-name="gr5" draw:text-style-name="P6" draw:layer="layout" svg:width="1.856cm" svg:height="1.332cm" svg:x="10.084cm" svg:y="4.16cm" svg:viewBox="0 0 1857 1333" draw:points="930,1333 0,1333 0,0 1857,0 1857,1333">
          <text:p/>
        </draw:polygon>
        <draw:frame draw:style-name="gr4" draw:text-style-name="P5" draw:layer="layout" svg:width="2.445cm" svg:height="0.615cm" svg:x="12.788cm" svg:y="8.067cm">
          <draw:text-box>
            <text:p text:style-name="P2"><text:span text:style-name="T2">pedaço 1</text:span></text:p>
          </draw:text-box>
        </draw:frame>
        <draw:polygon draw:style-name="gr7" draw:text-style-name="P8" draw:layer="layout" svg:width="1.856cm" svg:height="0.793cm" svg:x="10.084cm" svg:y="5.515cm" svg:viewBox="0 0 1857 794" draw:points="930,794 0,794 0,0 1857,0 1857,794">
          <text:p/>
        </draw:polygon>
        <draw:frame draw:style-name="gr8" draw:text-style-name="P9" draw:layer="layout" svg:width="1.145cm" svg:height="0.53cm" svg:x="10.442cm" svg:y="4.583cm">
          <draw:text-box>
            <text:p text:style-name="P2"><text:span text:style-name="T4">dado</text:span></text:p>
          </draw:text-box>
        </draw:frame>
        <draw:polygon draw:style-name="gr5" draw:text-style-name="P6" draw:layer="layout" svg:width="1.856cm" svg:height="1.332cm" svg:x="12.076cm" svg:y="4.158cm" svg:viewBox="0 0 1857 1333" draw:points="927,1333 0,1333 0,0 1857,0 1857,1333">
          <text:p/>
        </draw:polygon>
        <draw:frame draw:style-name="gr16" draw:text-style-name="P5" draw:layer="layout" svg:width="0.679cm" svg:height="0.615cm" svg:x="10.675cm" svg:y="5.633cm">
          <draw:text-box>
            <text:p text:style-name="P2"><text:span text:style-name="T2">42</text:span></text:p>
          </draw:text-box>
        </draw:frame>
        <draw:polygon draw:style-name="gr7" draw:text-style-name="P8" draw:layer="layout" svg:width="1.856cm" svg:height="0.794cm" svg:x="12.076cm" svg:y="5.512cm" svg:viewBox="0 0 1857 795" draw:points="927,795 0,795 0,0 1857,0 1857,795">
          <text:p/>
        </draw:polygon>
        <draw:frame draw:style-name="gr8" draw:text-style-name="P9" draw:layer="layout" svg:width="1.145cm" svg:height="0.53cm" svg:x="12.432cm" svg:y="4.583cm">
          <draw:text-box>
            <text:p text:style-name="P2"><text:span text:style-name="T4">dado</text:span></text:p>
          </draw:text-box>
        </draw:frame>
        <draw:polygon draw:style-name="gr5" draw:text-style-name="P6" draw:layer="layout" svg:width="1.856cm" svg:height="1.33cm" svg:x="14.064cm" svg:y="4.16cm" svg:viewBox="0 0 1857 1331" draw:points="927,1331 0,1331 0,0 1857,0 1857,1331">
          <text:p/>
        </draw:polygon>
        <draw:frame draw:style-name="gr16" draw:text-style-name="P5" draw:layer="layout" svg:width="0.679cm" svg:height="0.615cm" svg:x="12.665cm" svg:y="5.63cm">
          <draw:text-box>
            <text:p text:style-name="P2"><text:span text:style-name="T2">51</text:span></text:p>
          </draw:text-box>
        </draw:frame>
        <draw:polygon draw:style-name="gr26" draw:text-style-name="P17" draw:layer="layout" svg:width="1.856cm" svg:height="0.792cm" svg:x="14.064cm" svg:y="5.513cm" svg:viewBox="0 0 1857 793" draw:points="927,793 0,793 0,0 1857,0 1857,793">
          <text:p/>
        </draw:polygon>
        <draw:polygon draw:style-name="gr5" draw:text-style-name="P6" draw:layer="layout" svg:width="1.856cm" svg:height="1.332cm" svg:x="16.019cm" svg:y="4.16cm" svg:viewBox="0 0 1857 1333" draw:points="927,1333 0,1333 0,0 1857,0 1857,1333">
          <text:p/>
        </draw:polygon>
        <draw:frame draw:style-name="gr8" draw:text-style-name="P9" draw:layer="layout" svg:width="1.145cm" svg:height="0.53cm" svg:x="14.422cm" svg:y="4.583cm">
          <draw:text-box>
            <text:p text:style-name="P2"><text:span text:style-name="T4">dado</text:span></text:p>
          </draw:text-box>
        </draw:frame>
        <draw:polygon draw:style-name="gr7" draw:text-style-name="P8" draw:layer="layout" svg:width="1.856cm" svg:height="0.793cm" svg:x="16.019cm" svg:y="5.515cm" svg:viewBox="0 0 1857 794" draw:points="927,794 0,794 0,0 1857,0 1857,794">
          <text:p/>
        </draw:polygon>
        <draw:polygon draw:style-name="gr10" draw:text-style-name="P10" draw:layer="layout" svg:width="1.856cm" svg:height="1.331cm" svg:x="10.084cm" svg:y="6.529cm" svg:viewBox="0 0 1857 1332" draw:points="930,1332 0,1332 0,0 1857,0 1857,1332">
          <text:p/>
        </draw:polygon>
        <draw:frame draw:style-name="gr8" draw:text-style-name="P9" draw:layer="layout" svg:width="1.145cm" svg:height="0.53cm" svg:x="16.376cm" svg:y="4.583cm">
          <draw:text-box>
            <text:p text:style-name="P2"><text:span text:style-name="T4">dado</text:span></text:p>
          </draw:text-box>
        </draw:frame>
        <draw:polygon draw:style-name="gr28" draw:text-style-name="P18" draw:layer="layout" svg:width="1.192cm" svg:height="1.331cm" svg:x="11.894cm" svg:y="6.529cm" svg:viewBox="0 0 1193 1332" draw:points="597,1332 0,1332 0,0 1193,0 1193,1332">
          <text:p/>
        </draw:polygon>
        <draw:frame draw:style-name="gr13" draw:text-style-name="P9" draw:layer="layout" svg:width="0.832cm" svg:height="0.53cm" svg:x="10.597cm" svg:y="6.954cm">
          <draw:text-box>
            <text:p text:style-name="P2"><text:span text:style-name="T4">Qtd</text:span></text:p>
          </draw:text-box>
        </draw:frame>
        <draw:polygon draw:style-name="gr10" draw:text-style-name="P10" draw:layer="layout" svg:width="1.856cm" svg:height="1.331cm" svg:x="14.882cm" svg:y="6.529cm" svg:viewBox="0 0 1857 1332" draw:points="928,1332 0,1332 0,0 1857,0 1857,1332">
          <text:p/>
        </draw:polygon>
        <draw:frame draw:style-name="gr9" draw:text-style-name="P5" draw:layer="layout" svg:width="0.528cm" svg:height="0.615cm" svg:x="12.323cm" svg:y="6.917cm">
          <draw:text-box>
            <text:p text:style-name="P2"><text:span text:style-name="T2">3</text:span></text:p>
          </draw:text-box>
        </draw:frame>
        <draw:polygon draw:style-name="gr14" draw:text-style-name="P11" draw:layer="layout" svg:width="1.192cm" svg:height="1.331cm" svg:x="16.691cm" svg:y="6.529cm" svg:viewBox="0 0 1193 1332" draw:points="598,1332 0,1332 0,0 1193,0 1193,1332">
          <text:p/>
        </draw:polygon>
        <draw:frame draw:style-name="gr15" draw:text-style-name="P9" draw:layer="layout" svg:width="1.014cm" svg:height="0.53cm" svg:x="15.321cm" svg:y="6.954cm">
          <draw:text-box>
            <text:p text:style-name="P2"><text:span text:style-name="T4">Prox</text:span></text:p>
          </draw:text-box>
        </draw:frame>
        <draw:polygon draw:style-name="gr3" draw:text-style-name="P4" draw:layer="layout" svg:width="8.021cm" svg:height="5cm" svg:x="19.199cm" svg:y="4cm" svg:viewBox="0 0 8022 5001" draw:points="4011,5001 0,5001 0,0 8022,0 8022,5001">
          <text:p/>
        </draw:polygon>
        <draw:frame draw:style-name="gr9" draw:text-style-name="P5" draw:layer="layout" svg:width="0.528cm" svg:height="0.615cm" svg:x="17.12cm" svg:y="6.917cm">
          <draw:text-box>
            <text:p text:style-name="P2"><text:span text:style-name="T2">4</text:span></text:p>
          </draw:text-box>
        </draw:frame>
        <draw:polygon draw:style-name="gr5" draw:text-style-name="P6" draw:layer="layout" svg:width="1.856cm" svg:height="1.332cm" svg:x="19.284cm" svg:y="4.16cm" svg:viewBox="0 0 1857 1333" draw:points="930,1333 0,1333 0,0 1857,0 1857,1333">
          <text:p/>
        </draw:polygon>
        <draw:frame draw:style-name="gr4" draw:text-style-name="P5" draw:layer="layout" svg:width="2.445cm" svg:height="0.615cm" svg:x="21.989cm" svg:y="8.067cm">
          <draw:text-box>
            <text:p text:style-name="P2"><text:span text:style-name="T2">pedaço 2</text:span></text:p>
          </draw:text-box>
        </draw:frame>
        <draw:polygon draw:style-name="gr7" draw:text-style-name="P8" draw:layer="layout" svg:width="1.856cm" svg:height="0.793cm" svg:x="19.284cm" svg:y="5.515cm" svg:viewBox="0 0 1857 794" draw:points="930,794 0,794 0,0 1857,0 1857,794">
          <text:p/>
        </draw:polygon>
        <draw:frame draw:style-name="gr8" draw:text-style-name="P9" draw:layer="layout" svg:width="1.145cm" svg:height="0.53cm" svg:x="19.643cm" svg:y="4.583cm">
          <draw:text-box>
            <text:p text:style-name="P2"><text:span text:style-name="T4">dado</text:span></text:p>
          </draw:text-box>
        </draw:frame>
        <draw:polygon draw:style-name="gr5" draw:text-style-name="P6" draw:layer="layout" svg:width="1.856cm" svg:height="1.332cm" svg:x="21.275cm" svg:y="4.158cm" svg:viewBox="0 0 1857 1333" draw:points="930,1333 0,1333 0,0 1857,0 1857,1333">
          <text:p/>
        </draw:polygon>
        <draw:frame draw:style-name="gr9" draw:text-style-name="P5" draw:layer="layout" svg:width="0.528cm" svg:height="0.615cm" svg:x="20.045cm" svg:y="5.633cm">
          <draw:text-box>
            <text:p text:style-name="P2"><text:span text:style-name="T2">2</text:span></text:p>
          </draw:text-box>
        </draw:frame>
        <draw:polygon draw:style-name="gr7" draw:text-style-name="P8" draw:layer="layout" svg:width="1.856cm" svg:height="0.794cm" svg:x="21.275cm" svg:y="5.512cm" svg:viewBox="0 0 1857 795" draw:points="930,795 0,795 0,0 1857,0 1857,795">
          <text:p/>
        </draw:polygon>
        <draw:frame draw:style-name="gr8" draw:text-style-name="P9" draw:layer="layout" svg:width="1.145cm" svg:height="0.53cm" svg:x="21.632cm" svg:y="4.583cm">
          <draw:text-box>
            <text:p text:style-name="P2"><text:span text:style-name="T4">dado</text:span></text:p>
          </draw:text-box>
        </draw:frame>
        <draw:polygon draw:style-name="gr5" draw:text-style-name="P6" draw:layer="layout" svg:width="1.856cm" svg:height="1.33cm" svg:x="23.264cm" svg:y="4.16cm" svg:viewBox="0 0 1857 1331" draw:points="927,1331 0,1331 0,0 1857,0 1857,1331">
          <text:p/>
        </draw:polygon>
        <draw:frame draw:style-name="gr9" draw:text-style-name="P5" draw:layer="layout" svg:width="0.528cm" svg:height="0.615cm" svg:x="22.035cm" svg:y="5.63cm">
          <draw:text-box>
            <text:p text:style-name="P2"><text:span text:style-name="T2">8</text:span></text:p>
          </draw:text-box>
        </draw:frame>
        <draw:polygon draw:style-name="gr7" draw:text-style-name="P8" draw:layer="layout" svg:width="1.856cm" svg:height="0.792cm" svg:x="23.264cm" svg:y="5.513cm" svg:viewBox="0 0 1857 793" draw:points="927,793 0,793 0,0 1857,0 1857,793">
          <text:p/>
        </draw:polygon>
        <draw:frame draw:style-name="gr8" draw:text-style-name="P9" draw:layer="layout" svg:width="1.145cm" svg:height="0.53cm" svg:x="23.622cm" svg:y="4.583cm">
          <draw:text-box>
            <text:p text:style-name="P2"><text:span text:style-name="T4">dado</text:span></text:p>
          </draw:text-box>
        </draw:frame>
        <draw:polygon draw:style-name="gr5" draw:text-style-name="P6" draw:layer="layout" svg:width="1.856cm" svg:height="1.332cm" svg:x="25.218cm" svg:y="4.16cm" svg:viewBox="0 0 1857 1333" draw:points="929,1333 0,1333 0,0 1857,0 1857,1333">
          <text:p/>
        </draw:polygon>
        <draw:frame draw:style-name="gr18" draw:text-style-name="P5" draw:layer="layout" svg:width="0.528cm" svg:height="0.589cm" svg:x="24.045cm" svg:y="5.642cm">
          <draw:text-box>
            <text:p text:style-name="P2"><text:span text:style-name="T5">9</text:span></text:p>
          </draw:text-box>
        </draw:frame>
        <draw:polygon draw:style-name="gr7" draw:text-style-name="P8" draw:layer="layout" svg:width="1.856cm" svg:height="0.793cm" svg:x="25.218cm" svg:y="5.515cm" svg:viewBox="0 0 1857 794" draw:points="929,794 0,794 0,0 1857,0 1857,794">
          <text:p/>
        </draw:polygon>
        <draw:frame draw:style-name="gr8" draw:text-style-name="P9" draw:layer="layout" svg:width="1.145cm" svg:height="0.53cm" svg:x="25.576cm" svg:y="4.583cm">
          <draw:text-box>
            <text:p text:style-name="P2"><text:span text:style-name="T4">dado</text:span></text:p>
          </draw:text-box>
        </draw:frame>
        <draw:polygon draw:style-name="gr10" draw:text-style-name="P10" draw:layer="layout" svg:width="1.856cm" svg:height="1.331cm" svg:x="19.284cm" svg:y="6.529cm" svg:viewBox="0 0 1857 1332" draw:points="930,1332 0,1332 0,0 1857,0 1857,1332">
          <text:p/>
        </draw:polygon>
        <draw:frame draw:style-name="gr17" draw:text-style-name="P5" draw:layer="layout" svg:width="0.595cm" svg:height="0.589cm" svg:x="25.873cm" svg:y="5.645cm">
          <draw:text-box>
            <text:p text:style-name="P2"><text:span text:style-name="T5">11</text:span></text:p>
          </draw:text-box>
        </draw:frame>
        <draw:polygon draw:style-name="gr14" draw:text-style-name="P11" draw:layer="layout" svg:width="1.191cm" svg:height="1.331cm" svg:x="21.095cm" svg:y="6.529cm" svg:viewBox="0 0 1192 1332" draw:points="596,1332 0,1332 0,0 1192,0 1192,1332">
          <text:p/>
        </draw:polygon>
        <draw:frame draw:style-name="gr13" draw:text-style-name="P9" draw:layer="layout" svg:width="0.832cm" svg:height="0.53cm" svg:x="19.798cm" svg:y="6.954cm">
          <draw:text-box>
            <text:p text:style-name="P2"><text:span text:style-name="T4">Qtd</text:span></text:p>
          </draw:text-box>
        </draw:frame>
        <draw:polygon draw:style-name="gr10" draw:text-style-name="P10" draw:layer="layout" svg:width="1.856cm" svg:height="1.331cm" svg:x="24.081cm" svg:y="6.529cm" svg:viewBox="0 0 1857 1332" draw:points="929,1332 0,1332 0,0 1857,0 1857,1332">
          <text:p/>
        </draw:polygon>
        <draw:frame draw:style-name="gr9" draw:text-style-name="P5" draw:layer="layout" svg:width="0.528cm" svg:height="0.615cm" svg:x="21.523cm" svg:y="6.917cm">
          <draw:text-box>
            <text:p text:style-name="P2"><text:span text:style-name="T2">4</text:span></text:p>
          </draw:text-box>
        </draw:frame>
        <draw:polygon draw:style-name="gr14" draw:text-style-name="P11" draw:layer="layout" svg:width="1.192cm" svg:height="1.331cm" svg:x="25.891cm" svg:y="6.529cm" svg:viewBox="0 0 1193 1332" draw:points="597,1332 0,1332 0,0 1193,0 1193,1332">
          <text:p/>
        </draw:polygon>
        <draw:frame draw:style-name="gr15" draw:text-style-name="P9" draw:layer="layout" svg:width="1.014cm" svg:height="0.53cm" svg:x="24.522cm" svg:y="6.954cm">
          <draw:text-box>
            <text:p text:style-name="P2"><text:span text:style-name="T4">Prox</text:span></text:p>
          </draw:text-box>
        </draw:frame>
        <draw:polygon draw:style-name="gr3" draw:text-style-name="P4" draw:layer="layout" svg:width="8.021cm" svg:height="5cm" svg:x="1.198cm" svg:y="4cm" svg:viewBox="0 0 8022 5001" draw:points="4012,5001 0,5001 0,0 8022,0 8022,5001">
          <text:p/>
        </draw:polygon>
        <draw:frame draw:style-name="gr9" draw:text-style-name="P5" draw:layer="layout" svg:width="0.528cm" svg:height="0.615cm" svg:x="26.321cm" svg:y="6.917cm">
          <draw:text-box>
            <text:p text:style-name="P2"><text:span text:style-name="T2">0</text:span></text:p>
          </draw:text-box>
        </draw:frame>
        <draw:polygon draw:style-name="gr5" draw:text-style-name="P6" draw:layer="layout" svg:width="1.856cm" svg:height="1.332cm" svg:x="1.284cm" svg:y="4.16cm" svg:viewBox="0 0 1857 1333" draw:points="929,1333 0,1333 0,0 1857,0 1857,1333">
          <text:p/>
        </draw:polygon>
        <draw:frame draw:style-name="gr4" draw:text-style-name="P5" draw:layer="layout" svg:width="2.445cm" svg:height="0.615cm" svg:x="3.99cm" svg:y="8.067cm">
          <draw:text-box>
            <text:p text:style-name="P2"><text:span text:style-name="T2">pedaço 0</text:span></text:p>
          </draw:text-box>
        </draw:frame>
        <draw:polygon draw:style-name="gr7" draw:text-style-name="P8" draw:layer="layout" svg:width="1.856cm" svg:height="0.793cm" svg:x="1.284cm" svg:y="5.515cm" svg:viewBox="0 0 1857 794" draw:points="929,794 0,794 0,0 1857,0 1857,794">
          <text:p/>
        </draw:polygon>
        <draw:frame draw:style-name="gr8" draw:text-style-name="P9" draw:layer="layout" svg:width="1.145cm" svg:height="0.53cm" svg:x="1.64cm" svg:y="4.583cm">
          <draw:text-box>
            <text:p text:style-name="P2"><text:span text:style-name="T4">dado</text:span></text:p>
          </draw:text-box>
        </draw:frame>
        <draw:polygon draw:style-name="gr5" draw:text-style-name="P6" draw:layer="layout" svg:width="1.855cm" svg:height="1.332cm" svg:x="3.276cm" svg:y="4.158cm" svg:viewBox="0 0 1856 1333" draw:points="928,1333 0,1333 0,0 1856,0 1856,1333">
          <text:p/>
        </draw:polygon>
        <draw:frame draw:style-name="gr9" draw:text-style-name="P5" draw:layer="layout" svg:width="0.528cm" svg:height="0.615cm" svg:x="2.043cm" svg:y="5.633cm">
          <draw:text-box>
            <text:p text:style-name="P2"><text:span text:style-name="T2">3</text:span></text:p>
          </draw:text-box>
        </draw:frame>
        <draw:polygon draw:style-name="gr7" draw:text-style-name="P8" draw:layer="layout" svg:width="1.855cm" svg:height="0.794cm" svg:x="3.276cm" svg:y="5.512cm" svg:viewBox="0 0 1856 795" draw:points="928,795 0,795 0,0 1856,0 1856,795">
          <text:p/>
        </draw:polygon>
        <draw:frame draw:style-name="gr8" draw:text-style-name="P9" draw:layer="layout" svg:width="1.145cm" svg:height="0.53cm" svg:x="3.634cm" svg:y="4.583cm">
          <draw:text-box>
            <text:p text:style-name="P2"><text:span text:style-name="T4">dado</text:span></text:p>
          </draw:text-box>
        </draw:frame>
        <draw:polygon draw:style-name="gr5" draw:text-style-name="P6" draw:layer="layout" svg:width="1.856cm" svg:height="1.33cm" svg:x="5.264cm" svg:y="4.16cm" svg:viewBox="0 0 1857 1331" draw:points="927,1331 0,1331 0,0 1857,0 1857,1331">
          <text:p/>
        </draw:polygon>
        <draw:frame draw:style-name="gr9" draw:text-style-name="P5" draw:layer="layout" svg:width="0.528cm" svg:height="0.615cm" svg:x="4.036cm" svg:y="5.63cm">
          <draw:text-box>
            <text:p text:style-name="P2"><text:span text:style-name="T2">5</text:span></text:p>
          </draw:text-box>
        </draw:frame>
        <draw:polygon draw:style-name="gr7" draw:text-style-name="P8" draw:layer="layout" svg:width="1.856cm" svg:height="0.792cm" svg:x="5.264cm" svg:y="5.513cm" svg:viewBox="0 0 1857 793" draw:points="927,793 0,793 0,0 1857,0 1857,793">
          <text:p/>
        </draw:polygon>
        <draw:polygon draw:style-name="gr5" draw:text-style-name="P6" draw:layer="layout" svg:width="1.856cm" svg:height="1.332cm" svg:x="7.218cm" svg:y="4.16cm" svg:viewBox="0 0 1857 1333" draw:points="929,1333 0,1333 0,0 1857,0 1857,1333">
          <text:p/>
        </draw:polygon>
        <draw:frame draw:style-name="gr8" draw:text-style-name="P9" draw:layer="layout" svg:width="1.145cm" svg:height="0.53cm" svg:x="5.62cm" svg:y="4.583cm">
          <draw:text-box>
            <text:p text:style-name="P2"><text:span text:style-name="T4">dado</text:span></text:p>
          </draw:text-box>
        </draw:frame>
        <draw:polygon draw:style-name="gr7" draw:text-style-name="P8" draw:layer="layout" svg:width="1.856cm" svg:height="0.793cm" svg:x="7.218cm" svg:y="5.515cm" svg:viewBox="0 0 1857 794" draw:points="929,794 0,794 0,0 1857,0 1857,794">
          <text:p/>
        </draw:polygon>
        <draw:polygon draw:style-name="gr10" draw:text-style-name="P10" draw:layer="layout" svg:width="1.856cm" svg:height="1.331cm" svg:x="1.284cm" svg:y="6.529cm" svg:viewBox="0 0 1857 1332" draw:points="929,1332 0,1332 0,0 1857,0 1857,1332">
          <text:p/>
        </draw:polygon>
        <draw:frame draw:style-name="gr8" draw:text-style-name="P9" draw:layer="layout" svg:width="1.145cm" svg:height="0.53cm" svg:x="7.578cm" svg:y="4.583cm">
          <draw:text-box>
            <text:p text:style-name="P2"><text:span text:style-name="T4">dado</text:span></text:p>
          </draw:text-box>
        </draw:frame>
        <draw:polygon draw:style-name="gr14" draw:text-style-name="P11" draw:layer="layout" svg:width="1.192cm" svg:height="1.331cm" svg:x="3.094cm" svg:y="6.529cm" svg:viewBox="0 0 1193 1332" draw:points="597,1332 0,1332 0,0 1193,0 1193,1332">
          <text:p/>
        </draw:polygon>
        <draw:frame draw:style-name="gr13" draw:text-style-name="P9" draw:layer="layout" svg:width="0.832cm" svg:height="0.53cm" svg:x="1.799cm" svg:y="6.954cm">
          <draw:text-box>
            <text:p text:style-name="P2"><text:span text:style-name="T4">Qtd</text:span></text:p>
          </draw:text-box>
        </draw:frame>
        <draw:polygon draw:style-name="gr10" draw:text-style-name="P10" draw:layer="layout" svg:width="1.856cm" svg:height="1.331cm" svg:x="6.081cm" svg:y="6.529cm" svg:viewBox="0 0 1857 1332" draw:points="930,1332 0,1332 0,0 1857,0 1857,1332">
          <text:p/>
        </draw:polygon>
        <draw:frame draw:style-name="gr9" draw:text-style-name="P5" draw:layer="layout" svg:width="0.528cm" svg:height="0.615cm" svg:x="3.521cm" svg:y="6.917cm">
          <draw:text-box>
            <text:p text:style-name="P2"><text:span text:style-name="T2">2</text:span></text:p>
          </draw:text-box>
        </draw:frame>
        <draw:polygon draw:style-name="gr14" draw:text-style-name="P11" draw:layer="layout" svg:width="1.192cm" svg:height="1.331cm" svg:x="7.891cm" svg:y="6.529cm" svg:viewBox="0 0 1193 1332" draw:points="597,1332 0,1332 0,0 1193,0 1193,1332">
          <text:p/>
        </draw:polygon>
        <draw:frame draw:style-name="gr15" draw:text-style-name="P9" draw:layer="layout" svg:width="1.014cm" svg:height="0.53cm" svg:x="6.519cm" svg:y="6.954cm">
          <draw:text-box>
            <text:p text:style-name="P2"><text:span text:style-name="T4">Prox</text:span></text:p>
          </draw:text-box>
        </draw:frame>
        <draw:polygon draw:style-name="gr3" draw:text-style-name="P4" draw:layer="layout" svg:width="8.021cm" svg:height="5cm" svg:x="1.198cm" svg:y="4cm" svg:viewBox="0 0 8022 5001" draw:points="4012,5001 0,5001 0,0 8022,0 8022,5001">
          <text:p/>
        </draw:polygon>
        <draw:frame draw:style-name="gr9" draw:text-style-name="P5" draw:layer="layout" svg:width="0.528cm" svg:height="0.615cm" svg:x="8.319cm" svg:y="6.917cm">
          <draw:text-box>
            <text:p text:style-name="P2"><text:span text:style-name="T2">3</text:span></text:p>
          </draw:text-box>
        </draw:frame>
        <draw:polygon draw:style-name="gr5" draw:text-style-name="P6" draw:layer="layout" svg:width="1.856cm" svg:height="1.332cm" svg:x="1.284cm" svg:y="4.16cm" svg:viewBox="0 0 1857 1333" draw:points="929,1333 0,1333 0,0 1857,0 1857,1333">
          <text:p/>
        </draw:polygon>
        <draw:frame draw:style-name="gr4" draw:text-style-name="P5" draw:layer="layout" svg:width="2.445cm" svg:height="0.615cm" svg:x="3.99cm" svg:y="8.067cm">
          <draw:text-box>
            <text:p text:style-name="P2"><text:span text:style-name="T2">pedaço 0</text:span></text:p>
          </draw:text-box>
        </draw:frame>
        <draw:polygon draw:style-name="gr7" draw:text-style-name="P8" draw:layer="layout" svg:width="1.856cm" svg:height="0.793cm" svg:x="1.284cm" svg:y="5.515cm" svg:viewBox="0 0 1857 794" draw:points="929,794 0,794 0,0 1857,0 1857,794">
          <text:p/>
        </draw:polygon>
        <draw:frame draw:style-name="gr8" draw:text-style-name="P9" draw:layer="layout" svg:width="1.145cm" svg:height="0.53cm" svg:x="1.64cm" svg:y="4.583cm">
          <draw:text-box>
            <text:p text:style-name="P2"><text:span text:style-name="T4">dado</text:span></text:p>
          </draw:text-box>
        </draw:frame>
        <draw:polygon draw:style-name="gr5" draw:text-style-name="P6" draw:layer="layout" svg:width="1.855cm" svg:height="1.332cm" svg:x="3.276cm" svg:y="4.158cm" svg:viewBox="0 0 1856 1333" draw:points="928,1333 0,1333 0,0 1856,0 1856,1333">
          <text:p/>
        </draw:polygon>
        <draw:frame draw:style-name="gr16" draw:text-style-name="P5" draw:layer="layout" svg:width="0.679cm" svg:height="0.615cm" svg:x="1.873cm" svg:y="5.633cm">
          <draw:text-box>
            <text:p text:style-name="P2"><text:span text:style-name="T2">14</text:span></text:p>
          </draw:text-box>
        </draw:frame>
        <draw:polygon draw:style-name="gr7" draw:text-style-name="P8" draw:layer="layout" svg:width="1.855cm" svg:height="0.794cm" svg:x="3.276cm" svg:y="5.512cm" svg:viewBox="0 0 1856 795" draw:points="928,795 0,795 0,0 1856,0 1856,795">
          <text:p/>
        </draw:polygon>
        <draw:frame draw:style-name="gr8" draw:text-style-name="P9" draw:layer="layout" svg:width="1.145cm" svg:height="0.53cm" svg:x="3.634cm" svg:y="4.583cm">
          <draw:text-box>
            <text:p text:style-name="P2"><text:span text:style-name="T4">dado</text:span></text:p>
          </draw:text-box>
        </draw:frame>
        <draw:polygon draw:style-name="gr5" draw:text-style-name="P6" draw:layer="layout" svg:width="1.856cm" svg:height="1.33cm" svg:x="5.264cm" svg:y="4.16cm" svg:viewBox="0 0 1857 1331" draw:points="927,1331 0,1331 0,0 1857,0 1857,1331">
          <text:p/>
        </draw:polygon>
        <draw:frame draw:style-name="gr16" draw:text-style-name="P5" draw:layer="layout" svg:width="0.679cm" svg:height="0.615cm" svg:x="3.866cm" svg:y="5.63cm">
          <draw:text-box>
            <text:p text:style-name="P2"><text:span text:style-name="T2">18</text:span></text:p>
          </draw:text-box>
        </draw:frame>
        <draw:polygon draw:style-name="gr7" draw:text-style-name="P8" draw:layer="layout" svg:width="1.856cm" svg:height="0.792cm" svg:x="5.264cm" svg:y="5.513cm" svg:viewBox="0 0 1857 793" draw:points="927,793 0,793 0,0 1857,0 1857,793">
          <text:p/>
        </draw:polygon>
        <draw:frame draw:style-name="gr8" draw:text-style-name="P9" draw:layer="layout" svg:width="1.145cm" svg:height="0.53cm" svg:x="5.62cm" svg:y="4.583cm">
          <draw:text-box>
            <text:p text:style-name="P2"><text:span text:style-name="T4">dado</text:span></text:p>
          </draw:text-box>
        </draw:frame>
        <draw:polygon draw:style-name="gr5" draw:text-style-name="P6" draw:layer="layout" svg:width="1.856cm" svg:height="1.332cm" svg:x="7.218cm" svg:y="4.16cm" svg:viewBox="0 0 1857 1333" draw:points="929,1333 0,1333 0,0 1857,0 1857,1333">
          <text:p/>
        </draw:polygon>
        <draw:frame draw:style-name="gr19" draw:text-style-name="P13" draw:layer="layout" svg:width="0.705cm" svg:height="0.712cm" svg:x="5.842cm" svg:y="5.588cm">
          <draw:text-box>
            <text:p text:style-name="P2"><text:span text:style-name="T6">23</text:span></text:p>
          </draw:text-box>
        </draw:frame>
        <draw:polygon draw:style-name="gr7" draw:text-style-name="P8" draw:layer="layout" svg:width="1.856cm" svg:height="0.793cm" svg:x="7.218cm" svg:y="5.515cm" svg:viewBox="0 0 1857 794" draw:points="929,794 0,794 0,0 1857,0 1857,794">
          <text:p/>
        </draw:polygon>
        <draw:polygon draw:style-name="gr10" draw:text-style-name="P10" draw:layer="layout" svg:width="1.856cm" svg:height="1.331cm" svg:x="1.284cm" svg:y="6.529cm" svg:viewBox="0 0 1857 1332" draw:points="929,1332 0,1332 0,0 1857,0 1857,1332">
          <text:p/>
        </draw:polygon>
        <draw:frame draw:style-name="gr8" draw:text-style-name="P9" draw:layer="layout" svg:width="1.145cm" svg:height="0.53cm" svg:x="7.578cm" svg:y="4.583cm">
          <draw:text-box>
            <text:p text:style-name="P2"><text:span text:style-name="T4">dado</text:span></text:p>
          </draw:text-box>
        </draw:frame>
        <draw:polygon draw:style-name="gr14" draw:text-style-name="P11" draw:layer="layout" svg:width="1.192cm" svg:height="1.331cm" svg:x="3.094cm" svg:y="6.529cm" svg:viewBox="0 0 1193 1332" draw:points="597,1332 0,1332 0,0 1193,0 1193,1332">
          <text:p/>
        </draw:polygon>
        <draw:frame draw:style-name="gr13" draw:text-style-name="P9" draw:layer="layout" svg:width="0.832cm" svg:height="0.53cm" svg:x="1.799cm" svg:y="6.954cm">
          <draw:text-box>
            <text:p text:style-name="P2"><text:span text:style-name="T4">Qtd</text:span></text:p>
          </draw:text-box>
        </draw:frame>
        <draw:polygon draw:style-name="gr10" draw:text-style-name="P10" draw:layer="layout" svg:width="1.856cm" svg:height="1.331cm" svg:x="6.081cm" svg:y="6.529cm" svg:viewBox="0 0 1857 1332" draw:points="930,1332 0,1332 0,0 1857,0 1857,1332">
          <text:p/>
        </draw:polygon>
        <draw:frame draw:style-name="gr9" draw:text-style-name="P5" draw:layer="layout" svg:width="0.528cm" svg:height="0.615cm" svg:x="3.521cm" svg:y="6.917cm">
          <draw:text-box>
            <text:p text:style-name="P2"><text:span text:style-name="T2">3</text:span></text:p>
          </draw:text-box>
        </draw:frame>
        <draw:polygon draw:style-name="gr14" draw:text-style-name="P11" draw:layer="layout" svg:width="1.192cm" svg:height="1.331cm" svg:x="7.891cm" svg:y="6.529cm" svg:viewBox="0 0 1193 1332" draw:points="597,1332 0,1332 0,0 1193,0 1193,1332">
          <text:p/>
        </draw:polygon>
        <draw:frame draw:style-name="gr15" draw:text-style-name="P9" draw:layer="layout" svg:width="1.014cm" svg:height="0.53cm" svg:x="6.519cm" svg:y="6.954cm">
          <draw:text-box>
            <text:p text:style-name="P2"><text:span text:style-name="T4">Prox</text:span></text:p>
          </draw:text-box>
        </draw:frame>
        <draw:polygon draw:style-name="gr3" draw:text-style-name="P4" draw:layer="layout" svg:width="8.021cm" svg:height="5cm" svg:x="17.378cm" svg:y="9.6cm" svg:viewBox="0 0 8022 5001" draw:points="4011,5001 0,5001 0,0 8022,0 8022,5001">
          <text:p/>
        </draw:polygon>
        <draw:frame draw:style-name="gr9" draw:text-style-name="P5" draw:layer="layout" svg:width="0.528cm" svg:height="0.615cm" svg:x="8.319cm" svg:y="6.917cm">
          <draw:text-box>
            <text:p text:style-name="P2"><text:span text:style-name="T2">3</text:span></text:p>
          </draw:text-box>
        </draw:frame>
        <draw:polygon draw:style-name="gr5" draw:text-style-name="P6" draw:layer="layout" svg:width="1.856cm" svg:height="1.332cm" svg:x="17.464cm" svg:y="9.76cm" svg:viewBox="0 0 1857 1333" draw:points="928,1333 0,1333 0,0 1857,0 1857,1333">
          <text:p/>
        </draw:polygon>
        <draw:frame draw:style-name="gr4" draw:text-style-name="P5" draw:layer="layout" svg:width="2.445cm" svg:height="0.615cm" svg:x="20.168cm" svg:y="13.666cm">
          <draw:text-box>
            <text:p text:style-name="P2"><text:span text:style-name="T2">pedaço 4</text:span></text:p>
          </draw:text-box>
        </draw:frame>
        <draw:polygon draw:style-name="gr7" draw:text-style-name="P8" draw:layer="layout" svg:width="1.856cm" svg:height="0.793cm" svg:x="17.464cm" svg:y="11.115cm" svg:viewBox="0 0 1857 794" draw:points="928,794 0,794 0,0 1857,0 1857,794">
          <text:p/>
        </draw:polygon>
        <draw:frame draw:style-name="gr8" draw:text-style-name="P9" draw:layer="layout" svg:width="1.145cm" svg:height="0.53cm" svg:x="17.822cm" svg:y="10.186cm">
          <draw:text-box>
            <text:p text:style-name="P2"><text:span text:style-name="T4">dado</text:span></text:p>
          </draw:text-box>
        </draw:frame>
        <draw:polygon draw:style-name="gr5" draw:text-style-name="P6" draw:layer="layout" svg:width="1.856cm" svg:height="1.332cm" svg:x="19.454cm" svg:y="9.758cm" svg:viewBox="0 0 1857 1333" draw:points="930,1333 0,1333 0,0 1857,0 1857,1333">
          <text:p/>
        </draw:polygon>
        <draw:frame draw:style-name="gr16" draw:text-style-name="P5" draw:layer="layout" svg:width="0.679cm" svg:height="0.615cm" svg:x="18.055cm" svg:y="11.232cm">
          <draw:text-box>
            <text:p text:style-name="P2"><text:span text:style-name="T2">72</text:span></text:p>
          </draw:text-box>
        </draw:frame>
        <draw:polygon draw:style-name="gr7" draw:text-style-name="P8" draw:layer="layout" svg:width="1.856cm" svg:height="0.794cm" svg:x="19.454cm" svg:y="11.112cm" svg:viewBox="0 0 1857 795" draw:points="930,795 0,795 0,0 1857,0 1857,795">
          <text:p/>
        </draw:polygon>
        <draw:frame draw:style-name="gr8" draw:text-style-name="P9" draw:layer="layout" svg:width="1.145cm" svg:height="0.53cm" svg:x="19.812cm" svg:y="10.182cm">
          <draw:text-box>
            <text:p text:style-name="P2"><text:span text:style-name="T4">dado</text:span></text:p>
          </draw:text-box>
        </draw:frame>
        <draw:polygon draw:style-name="gr5" draw:text-style-name="P6" draw:layer="layout" svg:width="1.856cm" svg:height="1.33cm" svg:x="21.442cm" svg:y="9.76cm" svg:viewBox="0 0 1857 1331" draw:points="929,1331 0,1331 0,0 1857,0 1857,1331">
          <text:p/>
        </draw:polygon>
        <draw:frame draw:style-name="gr16" draw:text-style-name="P5" draw:layer="layout" svg:width="0.679cm" svg:height="0.615cm" svg:x="20.045cm" svg:y="11.232cm">
          <draw:text-box>
            <text:p text:style-name="P2"><text:span text:style-name="T2">80</text:span></text:p>
          </draw:text-box>
        </draw:frame>
        <draw:polygon draw:style-name="gr7" draw:text-style-name="P8" draw:layer="layout" svg:width="1.856cm" svg:height="0.792cm" svg:x="21.442cm" svg:y="11.113cm" svg:viewBox="0 0 1857 793" draw:points="929,793 0,793 0,0 1857,0 1857,793">
          <text:p/>
        </draw:polygon>
        <draw:polygon draw:style-name="gr5" draw:text-style-name="P6" draw:layer="layout" svg:width="1.856cm" svg:height="1.332cm" svg:x="23.397cm" svg:y="9.76cm" svg:viewBox="0 0 1857 1333" draw:points="929,1333 0,1333 0,0 1857,0 1857,1333">
          <text:p/>
        </draw:polygon>
        <draw:frame draw:style-name="gr8" draw:text-style-name="P9" draw:layer="layout" svg:width="1.145cm" svg:height="0.53cm" svg:x="21.802cm" svg:y="10.186cm">
          <draw:text-box>
            <text:p text:style-name="P2"><text:span text:style-name="T4">dado</text:span></text:p>
          </draw:text-box>
        </draw:frame>
        <draw:polygon draw:style-name="gr7" draw:text-style-name="P8" draw:layer="layout" svg:width="1.856cm" svg:height="0.793cm" svg:x="23.397cm" svg:y="11.115cm" svg:viewBox="0 0 1857 794" draw:points="929,794 0,794 0,0 1857,0 1857,794">
          <text:p/>
        </draw:polygon>
        <draw:polygon draw:style-name="gr10" draw:text-style-name="P10" draw:layer="layout" svg:width="1.856cm" svg:height="1.331cm" svg:x="17.464cm" svg:y="12.129cm" svg:viewBox="0 0 1857 1332" draw:points="928,1332 0,1332 0,0 1857,0 1857,1332">
          <text:p/>
        </draw:polygon>
        <draw:frame draw:style-name="gr8" draw:text-style-name="P9" draw:layer="layout" svg:width="1.145cm" svg:height="0.53cm" svg:x="23.756cm" svg:y="10.186cm">
          <draw:text-box>
            <text:p text:style-name="P2"><text:span text:style-name="T4">dado</text:span></text:p>
          </draw:text-box>
        </draw:frame>
        <draw:polygon draw:style-name="gr14" draw:text-style-name="P11" draw:layer="layout" svg:width="1.192cm" svg:height="1.331cm" svg:x="19.274cm" svg:y="12.129cm" svg:viewBox="0 0 1193 1332" draw:points="596,1332 0,1332 0,0 1193,0 1193,1332">
          <text:p/>
        </draw:polygon>
        <draw:frame draw:style-name="gr13" draw:text-style-name="P9" draw:layer="layout" svg:width="0.832cm" svg:height="0.53cm" svg:x="17.978cm" svg:y="12.553cm">
          <draw:text-box>
            <text:p text:style-name="P2"><text:span text:style-name="T4">Qtd</text:span></text:p>
          </draw:text-box>
        </draw:frame>
        <draw:polygon draw:style-name="gr10" draw:text-style-name="P10" draw:layer="layout" svg:width="1.856cm" svg:height="1.331cm" svg:x="22.26cm" svg:y="12.129cm" svg:viewBox="0 0 1857 1332" draw:points="930,1332 0,1332 0,0 1857,0 1857,1332">
          <text:p/>
        </draw:polygon>
        <draw:frame draw:style-name="gr9" draw:text-style-name="P5" draw:layer="layout" svg:width="0.528cm" svg:height="0.615cm" svg:x="19.703cm" svg:y="12.516cm">
          <draw:text-box>
            <text:p text:style-name="P2"><text:span text:style-name="T2">2</text:span></text:p>
          </draw:text-box>
        </draw:frame>
        <draw:polygon draw:style-name="gr14" draw:text-style-name="P11" draw:layer="layout" svg:width="1.192cm" svg:height="1.331cm" svg:x="24.071cm" svg:y="12.129cm" svg:viewBox="0 0 1193 1332" draw:points="596,1332 0,1332 0,0 1193,0 1193,1332">
          <text:p/>
        </draw:polygon>
        <draw:frame draw:style-name="gr15" draw:text-style-name="P9" draw:layer="layout" svg:width="1.014cm" svg:height="0.53cm" svg:x="22.698cm" svg:y="12.553cm">
          <draw:text-box>
            <text:p text:style-name="P2"><text:span text:style-name="T4">Prox</text:span></text:p>
          </draw:text-box>
        </draw:frame>
        <draw:polygon draw:style-name="gr3" draw:text-style-name="P4" draw:layer="layout" svg:width="8.021cm" svg:height="5cm" svg:x="8.183cm" svg:y="9.56cm" svg:viewBox="0 0 8022 5001" draw:points="4012,5001 0,5001 0,0 8022,0 8022,5001">
          <text:p/>
        </draw:polygon>
        <draw:frame draw:style-name="gr20" draw:text-style-name="P9" draw:layer="layout" svg:width="0.459cm" svg:height="0.53cm" svg:x="24.44cm" svg:y="12.553cm">
          <draw:text-box>
            <text:p text:style-name="P2"><text:span text:style-name="T4">-1</text:span></text:p>
          </draw:text-box>
        </draw:frame>
        <draw:polygon draw:style-name="gr5" draw:text-style-name="P6" draw:layer="layout" svg:width="1.856cm" svg:height="1.332cm" svg:x="8.269cm" svg:y="9.72cm" svg:viewBox="0 0 1857 1333" draw:points="930,1333 0,1333 0,0 1857,0 1857,1333">
          <text:p/>
        </draw:polygon>
        <draw:frame draw:style-name="gr4" draw:text-style-name="P5" draw:layer="layout" svg:width="2.445cm" svg:height="0.615cm" svg:x="10.975cm" svg:y="13.627cm">
          <draw:text-box>
            <text:p text:style-name="P2"><text:span text:style-name="T2">pedaço 3</text:span></text:p>
          </draw:text-box>
        </draw:frame>
        <draw:polygon draw:style-name="gr7" draw:text-style-name="P8" draw:layer="layout" svg:width="1.856cm" svg:height="0.793cm" svg:x="8.269cm" svg:y="11.075cm" svg:viewBox="0 0 1857 794" draw:points="930,794 0,794 0,0 1857,0 1857,794">
          <text:p/>
        </draw:polygon>
        <draw:frame draw:style-name="gr8" draw:text-style-name="P9" draw:layer="layout" svg:width="1.145cm" svg:height="0.53cm" svg:x="8.625cm" svg:y="10.147cm">
          <draw:text-box>
            <text:p text:style-name="P2"><text:span text:style-name="T4">dado</text:span></text:p>
          </draw:text-box>
        </draw:frame>
        <draw:polygon draw:style-name="gr5" draw:text-style-name="P6" draw:layer="layout" svg:width="1.855cm" svg:height="1.332cm" svg:x="10.261cm" svg:y="9.718cm" svg:viewBox="0 0 1856 1333" draw:points="928,1333 0,1333 0,0 1856,0 1856,1333">
          <text:p/>
        </draw:polygon>
        <draw:frame draw:style-name="gr16" draw:text-style-name="P5" draw:layer="layout" svg:width="0.679cm" svg:height="0.615cm" svg:x="8.858cm" svg:y="11.193cm">
          <draw:text-box>
            <text:p text:style-name="P2"><text:span text:style-name="T2">32</text:span></text:p>
          </draw:text-box>
        </draw:frame>
        <draw:polygon draw:style-name="gr7" draw:text-style-name="P8" draw:layer="layout" svg:width="1.855cm" svg:height="0.794cm" svg:x="10.261cm" svg:y="11.072cm" svg:viewBox="0 0 1856 795" draw:points="928,795 0,795 0,0 1856,0 1856,795">
          <text:p/>
        </draw:polygon>
        <draw:frame draw:style-name="gr8" draw:text-style-name="P9" draw:layer="layout" svg:width="1.145cm" svg:height="0.53cm" svg:x="10.619cm" svg:y="10.143cm">
          <draw:text-box>
            <text:p text:style-name="P2"><text:span text:style-name="T4">dado</text:span></text:p>
          </draw:text-box>
        </draw:frame>
        <draw:polygon draw:style-name="gr5" draw:text-style-name="P6" draw:layer="layout" svg:width="1.856cm" svg:height="1.33cm" svg:x="12.249cm" svg:y="9.72cm" svg:viewBox="0 0 1857 1331" draw:points="927,1331 0,1331 0,0 1857,0 1857,1331">
          <text:p/>
        </draw:polygon>
        <draw:frame draw:style-name="gr16" draw:text-style-name="P5" draw:layer="layout" svg:width="0.679cm" svg:height="0.615cm" svg:x="10.851cm" svg:y="11.189cm">
          <draw:text-box>
            <text:p text:style-name="P2"><text:span text:style-name="T2">35</text:span></text:p>
          </draw:text-box>
        </draw:frame>
        <draw:polygon draw:style-name="gr7" draw:text-style-name="P8" draw:layer="layout" svg:width="1.856cm" svg:height="0.792cm" svg:x="12.249cm" svg:y="11.073cm" svg:viewBox="0 0 1857 793" draw:points="927,793 0,793 0,0 1857,0 1857,793">
          <text:p/>
        </draw:polygon>
        <draw:frame draw:style-name="gr8" draw:text-style-name="P9" draw:layer="layout" svg:width="1.145cm" svg:height="0.53cm" svg:x="12.605cm" svg:y="10.143cm">
          <draw:text-box>
            <text:p text:style-name="P2"><text:span text:style-name="T4">dado</text:span></text:p>
          </draw:text-box>
        </draw:frame>
        <draw:polygon draw:style-name="gr5" draw:text-style-name="P6" draw:layer="layout" svg:width="1.856cm" svg:height="1.332cm" svg:x="14.203cm" svg:y="9.72cm" svg:viewBox="0 0 1857 1333" draw:points="929,1333 0,1333 0,0 1857,0 1857,1333">
          <text:p/>
        </draw:polygon>
        <draw:frame draw:style-name="gr17" draw:text-style-name="P5" draw:layer="layout" svg:width="0.595cm" svg:height="0.589cm" svg:x="12.88cm" svg:y="11.201cm">
          <draw:text-box>
            <text:p text:style-name="P2"><text:span text:style-name="T5">38</text:span></text:p>
          </draw:text-box>
        </draw:frame>
        <draw:polygon draw:style-name="gr7" draw:text-style-name="P8" draw:layer="layout" svg:width="1.856cm" svg:height="0.793cm" svg:x="14.203cm" svg:y="11.075cm" svg:viewBox="0 0 1857 794" draw:points="929,794 0,794 0,0 1857,0 1857,794">
          <text:p/>
        </draw:polygon>
        <draw:frame draw:style-name="gr8" draw:text-style-name="P9" draw:layer="layout" svg:width="1.145cm" svg:height="0.53cm" svg:x="14.563cm" svg:y="10.147cm">
          <draw:text-box>
            <text:p text:style-name="P2"><text:span text:style-name="T4">dado</text:span></text:p>
          </draw:text-box>
        </draw:frame>
        <draw:polygon draw:style-name="gr27" draw:text-style-name="P10" draw:layer="layout" svg:width="1.856cm" svg:height="1.331cm" svg:x="8.269cm" svg:y="12.089cm" svg:viewBox="0 0 1857 1332" draw:points="930,1332 0,1332 0,0 1857,0 1857,1332">
          <text:p/>
        </draw:polygon>
        <draw:polygon draw:style-name="gr12" draw:text-style-name="P12" draw:layer="layout" svg:width="1.856cm" svg:height="1.331cm" svg:x="8.269cm" svg:y="12.089cm" svg:viewBox="0 0 1857 1332" draw:points="930,1332 0,1332 0,0 1857,0 1857,1332">
          <text:p/>
        </draw:polygon>
        <draw:frame draw:style-name="gr17" draw:text-style-name="P5" draw:layer="layout" svg:width="0.595cm" svg:height="0.589cm" svg:x="14.834cm" svg:y="11.205cm">
          <draw:text-box>
            <text:p text:style-name="P2"><text:span text:style-name="T5">40</text:span></text:p>
          </draw:text-box>
        </draw:frame>
        <draw:polygon draw:style-name="gr14" draw:text-style-name="P11" draw:layer="layout" svg:width="1.192cm" svg:height="1.331cm" svg:x="10.079cm" svg:y="12.089cm" svg:viewBox="0 0 1193 1332" draw:points="598,1332 0,1332 0,0 1193,0 1193,1332">
          <text:p/>
        </draw:polygon>
        <draw:frame draw:style-name="gr13" draw:text-style-name="P9" draw:layer="layout" svg:width="0.832cm" svg:height="0.53cm" svg:x="8.784cm" svg:y="12.514cm">
          <draw:text-box>
            <text:p text:style-name="P2"><text:span text:style-name="T4">Qtd</text:span></text:p>
          </draw:text-box>
        </draw:frame>
        <draw:polygon draw:style-name="gr10" draw:text-style-name="P10" draw:layer="layout" svg:width="1.856cm" svg:height="1.331cm" svg:x="13.066cm" svg:y="12.089cm" svg:viewBox="0 0 1857 1332" draw:points="930,1332 0,1332 0,0 1857,0 1857,1332">
          <text:p/>
        </draw:polygon>
        <draw:frame draw:style-name="gr9" draw:text-style-name="P5" draw:layer="layout" svg:width="0.528cm" svg:height="0.615cm" svg:x="10.506cm" svg:y="12.477cm">
          <draw:text-box>
            <text:p text:style-name="P2"><text:span text:style-name="T2">4</text:span></text:p>
          </draw:text-box>
        </draw:frame>
        <draw:polygon draw:style-name="gr14" draw:text-style-name="P11" draw:layer="layout" svg:width="1.192cm" svg:height="1.331cm" svg:x="14.876cm" svg:y="12.089cm" svg:viewBox="0 0 1193 1332" draw:points="598,1332 0,1332 0,0 1193,0 1193,1332">
          <text:p/>
        </draw:polygon>
        <draw:frame draw:style-name="gr15" draw:text-style-name="P9" draw:layer="layout" svg:width="1.014cm" svg:height="0.53cm" svg:x="13.504cm" svg:y="12.514cm">
          <draw:text-box>
            <text:p text:style-name="P2"><text:span text:style-name="T4">Prox</text:span></text:p>
          </draw:text-box>
        </draw:frame>
        <draw:polygon draw:style-name="gr3" draw:text-style-name="P4" draw:layer="layout" svg:width="3.513cm" svg:height="4.938cm" svg:x="1.287cm" svg:y="9.862cm" svg:viewBox="0 0 3514 4939" draw:points="1758,4939 0,4939 0,0 3514,0 3514,4939">
          <text:p/>
        </draw:polygon>
        <draw:frame draw:style-name="gr9" draw:text-style-name="P5" draw:layer="layout" svg:width="0.528cm" svg:height="0.615cm" svg:x="15.304cm" svg:y="12.477cm">
          <draw:text-box>
            <text:p text:style-name="P2"><text:span text:style-name="T2">1</text:span></text:p>
          </draw:text-box>
        </draw:frame>
        <draw:polygon draw:style-name="gr10" draw:text-style-name="P10" draw:layer="layout" svg:width="1.659cm" svg:height="1.197cm" svg:x="1.665cm" svg:y="10.02cm" svg:viewBox="0 0 1660 1198" draw:points="830,1198 0,1198 0,0 1660,0 1660,1198">
          <text:p/>
        </draw:polygon>
        <draw:frame draw:style-name="gr21" draw:text-style-name="P14" draw:layer="layout" svg:width="1.801cm" svg:height="0.412cm" svg:x="2.145cm" svg:y="14.065cm">
          <draw:text-box>
            <text:p text:style-name="P2"><text:span text:style-name="T7">cabeçalho</text:span></text:p>
          </draw:text-box>
        </draw:frame>
        <draw:polygon draw:style-name="gr14" draw:text-style-name="P11" draw:layer="layout" svg:width="1.067cm" svg:height="1.197cm" svg:x="3.282cm" svg:y="10.02cm" svg:viewBox="0 0 1068 1198" draw:points="534,1198 0,1198 0,0 1068,0 1068,1198">
          <text:p/>
        </draw:polygon>
        <draw:frame draw:style-name="gr22" draw:text-style-name="P14" draw:layer="layout" svg:width="0.891cm" svg:height="0.412cm" svg:x="2.05cm" svg:y="10.432cm">
          <draw:text-box>
            <text:p text:style-name="P2"><text:span text:style-name="T7">nSeq</text:span></text:p>
          </draw:text-box>
        </draw:frame>
        <draw:polygon draw:style-name="gr10" draw:text-style-name="P10" draw:layer="layout" svg:width="1.659cm" svg:height="1.198cm" svg:x="1.665cm" svg:y="11.328cm" svg:viewBox="0 0 1660 1199" draw:points="830,1199 0,1199 0,0 1660,0 1660,1199">
          <text:p/>
        </draw:polygon>
        <draw:frame draw:style-name="gr9" draw:text-style-name="P5" draw:layer="layout" svg:width="0.528cm" svg:height="0.615cm" svg:x="3.648cm" svg:y="10.339cm">
          <draw:text-box>
            <text:p text:style-name="P2"><text:span text:style-name="T2">5</text:span></text:p>
          </draw:text-box>
        </draw:frame>
        <draw:polygon draw:style-name="gr11" draw:text-style-name="P11" draw:layer="layout" svg:width="1.067cm" svg:height="1.198cm" svg:x="3.282cm" svg:y="11.328cm" svg:viewBox="0 0 1068 1199" draw:points="534,1199 0,1199 0,0 1068,0 1068,1199">
          <text:p/>
        </draw:polygon>
        <draw:polygon draw:style-name="gr12" draw:text-style-name="P12" draw:layer="layout" svg:width="1.067cm" svg:height="1.198cm" svg:x="3.282cm" svg:y="11.328cm" svg:viewBox="0 0 1068 1199" draw:points="534,1199 0,1199 0,0 1068,0 1068,1199">
          <text:p/>
        </draw:polygon>
        <draw:frame draw:style-name="gr22" draw:text-style-name="P14" draw:layer="layout" svg:width="0.891cm" svg:height="0.412cm" svg:x="2.05cm" svg:y="11.741cm">
          <draw:text-box>
            <text:p text:style-name="P2"><text:span text:style-name="T7">pSeq</text:span></text:p>
          </draw:text-box>
        </draw:frame>
        <draw:polygon draw:style-name="gr10" draw:text-style-name="P10" draw:layer="layout" svg:width="1.659cm" svg:height="1.198cm" svg:x="1.665cm" svg:y="12.65cm" svg:viewBox="0 0 1660 1199" draw:points="830,1199 0,1199 0,0 1660,0 1660,1199">
          <text:p/>
        </draw:polygon>
        <draw:frame draw:style-name="gr9" draw:text-style-name="P5" draw:layer="layout" svg:width="0.528cm" svg:height="0.615cm" svg:x="3.648cm" svg:y="11.648cm">
          <draw:text-box>
            <text:p text:style-name="P2"><text:span text:style-name="T2">2</text:span></text:p>
          </draw:text-box>
        </draw:frame>
        <draw:polygon draw:style-name="gr14" draw:text-style-name="P11" draw:layer="layout" svg:width="1.067cm" svg:height="1.198cm" svg:x="3.282cm" svg:y="12.65cm" svg:viewBox="0 0 1068 1199" draw:points="534,1199 0,1199 0,0 1068,0 1068,1199">
          <text:p/>
        </draw:polygon>
        <draw:frame draw:style-name="gr23" draw:text-style-name="P14" draw:layer="layout" svg:width="0.781cm" svg:height="0.412cm" svg:x="2.117cm" svg:y="13.063cm">
          <draw:text-box>
            <text:p text:style-name="P2"><text:span text:style-name="T7">Prox</text:span></text:p>
          </draw:text-box>
        </draw:frame>
        <draw:frame draw:style-name="gr9" draw:text-style-name="P5" draw:layer="layout" svg:width="0.528cm" svg:height="0.615cm" svg:x="3.648cm" svg:y="12.971cm">
          <draw:text-box>
            <text:p text:style-name="P2"><text:span text:style-name="T2">5</text:span></text:p>
          </draw:text-box>
        </draw:frame>
      </draw:page>
      <draw:page draw:name="page5" draw:style-name="dp1" draw:master-page-name="master-page3">
        <draw:polygon draw:style-name="gr1" draw:text-style-name="P1" draw:layer="layout" svg:width="27.998cm" svg:height="15.749cm" svg:x="0cm" svg:y="0cm" svg:viewBox="0 0 27999 15750" draw:points="0,0 27999,0 27999,15750 0,15750">
          <text:p/>
        </draw:polygon>
        <draw:frame draw:style-name="gr2" draw:text-style-name="P3" draw:layer="layout" svg:width="0.493cm" svg:height="0.547cm" svg:x="1.401cm" svg:y="14.348cm">
          <draw:text-box>
            <text:p text:style-name="P2"><text:span text:style-name="T1"><text:s/></text:span></text:p>
          </draw:text-box>
        </draw:frame>
        <draw:polygon draw:style-name="gr3" draw:text-style-name="P4" draw:layer="layout" svg:width="8.021cm" svg:height="5cm" svg:x="1.198cm" svg:y="4cm" svg:viewBox="0 0 8022 5001" draw:points="4012,5001 0,5001 0,0 8022,0 8022,5001">
          <text:p/>
        </draw:polygon>
        <draw:frame draw:style-name="gr2" draw:text-style-name="P3" draw:layer="layout" svg:width="0.493cm" svg:height="0.547cm" svg:x="13.952cm" svg:y="14.348cm">
          <draw:text-box>
            <text:p text:style-name="P2"><text:span text:style-name="T1"><text:s/></text:span></text:p>
          </draw:text-box>
        </draw:frame>
        <draw:frame draw:style-name="gr4" draw:text-style-name="P5" draw:layer="layout" svg:width="2.445cm" svg:height="0.615cm" svg:x="3.99cm" svg:y="8.067cm">
          <draw:text-box>
            <text:p text:style-name="P2"><text:span text:style-name="T2">pedaço 0</text:span></text:p>
          </draw:text-box>
        </draw:frame>
        <draw:polygon draw:style-name="gr5" draw:text-style-name="P6" draw:layer="layout" svg:width="1.856cm" svg:height="1.332cm" svg:x="1.284cm" svg:y="4.16cm" svg:viewBox="0 0 1857 1333" draw:points="929,1333 0,1333 0,0 1857,0 1857,1333">
          <text:p/>
        </draw:polygon>
        <draw:frame draw:style-name="gr24" draw:text-style-name="P15" draw:layer="layout" svg:width="12.461cm" svg:height="1.182cm" svg:x="1.401cm" svg:y="1.354cm">
          <draw:text-box>
            <text:p text:style-name="P2"><text:span text:style-name="T8">1. Remover o elemento 59</text:span></text:p>
          </draw:text-box>
        </draw:frame>
        <draw:polygon draw:style-name="gr7" draw:text-style-name="P8" draw:layer="layout" svg:width="1.856cm" svg:height="0.793cm" svg:x="1.284cm" svg:y="5.515cm" svg:viewBox="0 0 1857 794" draw:points="929,794 0,794 0,0 1857,0 1857,794">
          <text:p/>
        </draw:polygon>
        <draw:frame draw:style-name="gr8" draw:text-style-name="P9" draw:layer="layout" svg:width="1.145cm" svg:height="0.53cm" svg:x="1.64cm" svg:y="4.583cm">
          <draw:text-box>
            <text:p text:style-name="P2"><text:span text:style-name="T4">dado</text:span></text:p>
          </draw:text-box>
        </draw:frame>
        <draw:polygon draw:style-name="gr5" draw:text-style-name="P6" draw:layer="layout" svg:width="1.855cm" svg:height="1.332cm" svg:x="3.276cm" svg:y="4.158cm" svg:viewBox="0 0 1856 1333" draw:points="928,1333 0,1333 0,0 1856,0 1856,1333">
          <text:p/>
        </draw:polygon>
        <draw:frame draw:style-name="gr9" draw:text-style-name="P5" draw:layer="layout" svg:width="0.528cm" svg:height="0.615cm" svg:x="2.043cm" svg:y="5.633cm">
          <draw:text-box>
            <text:p text:style-name="P2"><text:span text:style-name="T2">3</text:span></text:p>
          </draw:text-box>
        </draw:frame>
        <draw:polygon draw:style-name="gr7" draw:text-style-name="P8" draw:layer="layout" svg:width="1.855cm" svg:height="0.794cm" svg:x="3.276cm" svg:y="5.512cm" svg:viewBox="0 0 1856 795" draw:points="928,795 0,795 0,0 1856,0 1856,795">
          <text:p/>
        </draw:polygon>
        <draw:frame draw:style-name="gr8" draw:text-style-name="P9" draw:layer="layout" svg:width="1.145cm" svg:height="0.53cm" svg:x="3.634cm" svg:y="4.583cm">
          <draw:text-box>
            <text:p text:style-name="P2"><text:span text:style-name="T4">dado</text:span></text:p>
          </draw:text-box>
        </draw:frame>
        <draw:polygon draw:style-name="gr5" draw:text-style-name="P6" draw:layer="layout" svg:width="1.856cm" svg:height="1.33cm" svg:x="5.264cm" svg:y="4.16cm" svg:viewBox="0 0 1857 1331" draw:points="927,1331 0,1331 0,0 1857,0 1857,1331">
          <text:p/>
        </draw:polygon>
        <draw:frame draw:style-name="gr9" draw:text-style-name="P5" draw:layer="layout" svg:width="0.528cm" svg:height="0.615cm" svg:x="4.036cm" svg:y="5.63cm">
          <draw:text-box>
            <text:p text:style-name="P2"><text:span text:style-name="T2">5</text:span></text:p>
          </draw:text-box>
        </draw:frame>
        <draw:polygon draw:style-name="gr7" draw:text-style-name="P8" draw:layer="layout" svg:width="1.856cm" svg:height="0.792cm" svg:x="5.264cm" svg:y="5.513cm" svg:viewBox="0 0 1857 793" draw:points="927,793 0,793 0,0 1857,0 1857,793">
          <text:p/>
        </draw:polygon>
        <draw:polygon draw:style-name="gr5" draw:text-style-name="P6" draw:layer="layout" svg:width="1.856cm" svg:height="1.332cm" svg:x="7.218cm" svg:y="4.16cm" svg:viewBox="0 0 1857 1333" draw:points="929,1333 0,1333 0,0 1857,0 1857,1333">
          <text:p/>
        </draw:polygon>
        <draw:frame draw:style-name="gr8" draw:text-style-name="P9" draw:layer="layout" svg:width="1.145cm" svg:height="0.53cm" svg:x="5.62cm" svg:y="4.583cm">
          <draw:text-box>
            <text:p text:style-name="P2"><text:span text:style-name="T4">dado</text:span></text:p>
          </draw:text-box>
        </draw:frame>
        <draw:polygon draw:style-name="gr7" draw:text-style-name="P8" draw:layer="layout" svg:width="1.856cm" svg:height="0.793cm" svg:x="7.218cm" svg:y="5.515cm" svg:viewBox="0 0 1857 794" draw:points="929,794 0,794 0,0 1857,0 1857,794">
          <text:p/>
        </draw:polygon>
        <draw:polygon draw:style-name="gr10" draw:text-style-name="P10" draw:layer="layout" svg:width="1.856cm" svg:height="1.331cm" svg:x="1.284cm" svg:y="6.529cm" svg:viewBox="0 0 1857 1332" draw:points="929,1332 0,1332 0,0 1857,0 1857,1332">
          <text:p/>
        </draw:polygon>
        <draw:frame draw:style-name="gr8" draw:text-style-name="P9" draw:layer="layout" svg:width="1.145cm" svg:height="0.53cm" svg:x="7.578cm" svg:y="4.583cm">
          <draw:text-box>
            <text:p text:style-name="P2"><text:span text:style-name="T4">dado</text:span></text:p>
          </draw:text-box>
        </draw:frame>
        <draw:polygon draw:style-name="gr11" draw:text-style-name="P11" draw:layer="layout" svg:width="1.192cm" svg:height="1.331cm" svg:x="3.094cm" svg:y="6.529cm" svg:viewBox="0 0 1193 1332" draw:points="597,1332 0,1332 0,0 1193,0 1193,1332">
          <text:p/>
        </draw:polygon>
        <draw:polygon draw:style-name="gr12" draw:text-style-name="P12" draw:layer="layout" svg:width="1.192cm" svg:height="1.331cm" svg:x="3.094cm" svg:y="6.529cm" svg:viewBox="0 0 1193 1332" draw:points="597,1332 0,1332 0,0 1193,0 1193,1332">
          <text:p/>
        </draw:polygon>
        <draw:frame draw:style-name="gr13" draw:text-style-name="P9" draw:layer="layout" svg:width="0.832cm" svg:height="0.53cm" svg:x="1.799cm" svg:y="6.954cm">
          <draw:text-box>
            <text:p text:style-name="P2"><text:span text:style-name="T4">Qtd</text:span></text:p>
          </draw:text-box>
        </draw:frame>
        <draw:polygon draw:style-name="gr10" draw:text-style-name="P10" draw:layer="layout" svg:width="1.856cm" svg:height="1.331cm" svg:x="6.081cm" svg:y="6.529cm" svg:viewBox="0 0 1857 1332" draw:points="930,1332 0,1332 0,0 1857,0 1857,1332">
          <text:p/>
        </draw:polygon>
        <draw:frame draw:style-name="gr9" draw:text-style-name="P5" draw:layer="layout" svg:width="0.528cm" svg:height="0.615cm" svg:x="3.521cm" svg:y="6.917cm">
          <draw:text-box>
            <text:p text:style-name="P2"><text:span text:style-name="T2">2</text:span></text:p>
          </draw:text-box>
        </draw:frame>
        <draw:polygon draw:style-name="gr14" draw:text-style-name="P11" draw:layer="layout" svg:width="1.192cm" svg:height="1.331cm" svg:x="7.891cm" svg:y="6.529cm" svg:viewBox="0 0 1193 1332" draw:points="597,1332 0,1332 0,0 1193,0 1193,1332">
          <text:p/>
        </draw:polygon>
        <draw:frame draw:style-name="gr15" draw:text-style-name="P9" draw:layer="layout" svg:width="1.014cm" svg:height="0.53cm" svg:x="6.519cm" svg:y="6.954cm">
          <draw:text-box>
            <text:p text:style-name="P2"><text:span text:style-name="T4">Prox</text:span></text:p>
          </draw:text-box>
        </draw:frame>
        <draw:polygon draw:style-name="gr3" draw:text-style-name="P4" draw:layer="layout" svg:width="8.021cm" svg:height="5cm" svg:x="9.998cm" svg:y="4cm" svg:viewBox="0 0 8022 5001" draw:points="4013,5001 0,5001 0,0 8022,0 8022,5001">
          <text:p/>
        </draw:polygon>
        <draw:frame draw:style-name="gr9" draw:text-style-name="P5" draw:layer="layout" svg:width="0.528cm" svg:height="0.615cm" svg:x="8.319cm" svg:y="6.917cm">
          <draw:text-box>
            <text:p text:style-name="P2"><text:span text:style-name="T2">3</text:span></text:p>
          </draw:text-box>
        </draw:frame>
        <draw:polygon draw:style-name="gr5" draw:text-style-name="P6" draw:layer="layout" svg:width="1.856cm" svg:height="1.332cm" svg:x="10.084cm" svg:y="4.16cm" svg:viewBox="0 0 1857 1333" draw:points="930,1333 0,1333 0,0 1857,0 1857,1333">
          <text:p/>
        </draw:polygon>
        <draw:frame draw:style-name="gr4" draw:text-style-name="P5" draw:layer="layout" svg:width="2.445cm" svg:height="0.615cm" svg:x="12.788cm" svg:y="8.067cm">
          <draw:text-box>
            <text:p text:style-name="P2"><text:span text:style-name="T2">pedaço 1</text:span></text:p>
          </draw:text-box>
        </draw:frame>
        <draw:polygon draw:style-name="gr7" draw:text-style-name="P8" draw:layer="layout" svg:width="1.856cm" svg:height="0.793cm" svg:x="10.084cm" svg:y="5.515cm" svg:viewBox="0 0 1857 794" draw:points="930,794 0,794 0,0 1857,0 1857,794">
          <text:p/>
        </draw:polygon>
        <draw:frame draw:style-name="gr8" draw:text-style-name="P9" draw:layer="layout" svg:width="1.145cm" svg:height="0.53cm" svg:x="10.442cm" svg:y="4.583cm">
          <draw:text-box>
            <text:p text:style-name="P2"><text:span text:style-name="T4">dado</text:span></text:p>
          </draw:text-box>
        </draw:frame>
        <draw:polygon draw:style-name="gr5" draw:text-style-name="P6" draw:layer="layout" svg:width="1.856cm" svg:height="1.332cm" svg:x="12.076cm" svg:y="4.158cm" svg:viewBox="0 0 1857 1333" draw:points="927,1333 0,1333 0,0 1857,0 1857,1333">
          <text:p/>
        </draw:polygon>
        <draw:frame draw:style-name="gr16" draw:text-style-name="P5" draw:layer="layout" svg:width="0.679cm" svg:height="0.615cm" svg:x="10.675cm" svg:y="5.633cm">
          <draw:text-box>
            <text:p text:style-name="P2"><text:span text:style-name="T2">42</text:span></text:p>
          </draw:text-box>
        </draw:frame>
        <draw:polygon draw:style-name="gr7" draw:text-style-name="P8" draw:layer="layout" svg:width="1.856cm" svg:height="0.794cm" svg:x="12.076cm" svg:y="5.512cm" svg:viewBox="0 0 1857 795" draw:points="927,795 0,795 0,0 1857,0 1857,795">
          <text:p/>
        </draw:polygon>
        <draw:frame draw:style-name="gr8" draw:text-style-name="P9" draw:layer="layout" svg:width="1.145cm" svg:height="0.53cm" svg:x="12.432cm" svg:y="4.583cm">
          <draw:text-box>
            <text:p text:style-name="P2"><text:span text:style-name="T4">dado</text:span></text:p>
          </draw:text-box>
        </draw:frame>
        <draw:polygon draw:style-name="gr5" draw:text-style-name="P6" draw:layer="layout" svg:width="1.856cm" svg:height="1.33cm" svg:x="14.064cm" svg:y="4.16cm" svg:viewBox="0 0 1857 1331" draw:points="927,1331 0,1331 0,0 1857,0 1857,1331">
          <text:p/>
        </draw:polygon>
        <draw:frame draw:style-name="gr16" draw:text-style-name="P5" draw:layer="layout" svg:width="0.679cm" svg:height="0.615cm" svg:x="12.665cm" svg:y="5.63cm">
          <draw:text-box>
            <text:p text:style-name="P2"><text:span text:style-name="T2">51</text:span></text:p>
          </draw:text-box>
        </draw:frame>
        <draw:polygon draw:style-name="gr7" draw:text-style-name="P8" draw:layer="layout" svg:width="1.856cm" svg:height="0.792cm" svg:x="14.064cm" svg:y="5.513cm" svg:viewBox="0 0 1857 793" draw:points="927,793 0,793 0,0 1857,0 1857,793">
          <text:p/>
        </draw:polygon>
        <draw:polygon draw:style-name="gr5" draw:text-style-name="P6" draw:layer="layout" svg:width="1.856cm" svg:height="1.332cm" svg:x="16.019cm" svg:y="4.16cm" svg:viewBox="0 0 1857 1333" draw:points="927,1333 0,1333 0,0 1857,0 1857,1333">
          <text:p/>
        </draw:polygon>
        <draw:frame draw:style-name="gr8" draw:text-style-name="P9" draw:layer="layout" svg:width="1.145cm" svg:height="0.53cm" svg:x="14.422cm" svg:y="4.583cm">
          <draw:text-box>
            <text:p text:style-name="P2"><text:span text:style-name="T4">dado</text:span></text:p>
          </draw:text-box>
        </draw:frame>
        <draw:polygon draw:style-name="gr7" draw:text-style-name="P8" draw:layer="layout" svg:width="1.856cm" svg:height="0.793cm" svg:x="16.019cm" svg:y="5.515cm" svg:viewBox="0 0 1857 794" draw:points="927,794 0,794 0,0 1857,0 1857,794">
          <text:p/>
        </draw:polygon>
        <draw:polygon draw:style-name="gr10" draw:text-style-name="P10" draw:layer="layout" svg:width="1.856cm" svg:height="1.331cm" svg:x="10.084cm" svg:y="6.529cm" svg:viewBox="0 0 1857 1332" draw:points="930,1332 0,1332 0,0 1857,0 1857,1332">
          <text:p/>
        </draw:polygon>
        <draw:frame draw:style-name="gr8" draw:text-style-name="P9" draw:layer="layout" svg:width="1.145cm" svg:height="0.53cm" svg:x="16.376cm" svg:y="4.583cm">
          <draw:text-box>
            <text:p text:style-name="P2"><text:span text:style-name="T4">dado</text:span></text:p>
          </draw:text-box>
        </draw:frame>
        <draw:polygon draw:style-name="gr14" draw:text-style-name="P11" draw:layer="layout" svg:width="1.192cm" svg:height="1.331cm" svg:x="11.894cm" svg:y="6.529cm" svg:viewBox="0 0 1193 1332" draw:points="597,1332 0,1332 0,0 1193,0 1193,1332">
          <text:p/>
        </draw:polygon>
        <draw:frame draw:style-name="gr13" draw:text-style-name="P9" draw:layer="layout" svg:width="0.832cm" svg:height="0.53cm" svg:x="10.597cm" svg:y="6.954cm">
          <draw:text-box>
            <text:p text:style-name="P2"><text:span text:style-name="T4">Qtd</text:span></text:p>
          </draw:text-box>
        </draw:frame>
        <draw:polygon draw:style-name="gr10" draw:text-style-name="P10" draw:layer="layout" svg:width="1.856cm" svg:height="1.331cm" svg:x="14.882cm" svg:y="6.529cm" svg:viewBox="0 0 1857 1332" draw:points="928,1332 0,1332 0,0 1857,0 1857,1332">
          <text:p/>
        </draw:polygon>
        <draw:frame draw:style-name="gr9" draw:text-style-name="P5" draw:layer="layout" svg:width="0.528cm" svg:height="0.615cm" svg:x="12.323cm" svg:y="6.917cm">
          <draw:text-box>
            <text:p text:style-name="P2"><text:span text:style-name="T2">2</text:span></text:p>
          </draw:text-box>
        </draw:frame>
        <draw:polygon draw:style-name="gr14" draw:text-style-name="P11" draw:layer="layout" svg:width="1.192cm" svg:height="1.331cm" svg:x="16.691cm" svg:y="6.529cm" svg:viewBox="0 0 1193 1332" draw:points="598,1332 0,1332 0,0 1193,0 1193,1332">
          <text:p/>
        </draw:polygon>
        <draw:frame draw:style-name="gr15" draw:text-style-name="P9" draw:layer="layout" svg:width="1.014cm" svg:height="0.53cm" svg:x="15.321cm" svg:y="6.954cm">
          <draw:text-box>
            <text:p text:style-name="P2"><text:span text:style-name="T4">Prox</text:span></text:p>
          </draw:text-box>
        </draw:frame>
        <draw:polygon draw:style-name="gr3" draw:text-style-name="P4" draw:layer="layout" svg:width="8.021cm" svg:height="5cm" svg:x="19.199cm" svg:y="4cm" svg:viewBox="0 0 8022 5001" draw:points="4011,5001 0,5001 0,0 8022,0 8022,5001">
          <text:p/>
        </draw:polygon>
        <draw:frame draw:style-name="gr9" draw:text-style-name="P5" draw:layer="layout" svg:width="0.528cm" svg:height="0.615cm" svg:x="17.12cm" svg:y="6.917cm">
          <draw:text-box>
            <text:p text:style-name="P2"><text:span text:style-name="T2">4</text:span></text:p>
          </draw:text-box>
        </draw:frame>
        <draw:polygon draw:style-name="gr5" draw:text-style-name="P6" draw:layer="layout" svg:width="1.856cm" svg:height="1.332cm" svg:x="19.284cm" svg:y="4.16cm" svg:viewBox="0 0 1857 1333" draw:points="930,1333 0,1333 0,0 1857,0 1857,1333">
          <text:p/>
        </draw:polygon>
        <draw:frame draw:style-name="gr4" draw:text-style-name="P5" draw:layer="layout" svg:width="2.445cm" svg:height="0.615cm" svg:x="21.989cm" svg:y="8.067cm">
          <draw:text-box>
            <text:p text:style-name="P2"><text:span text:style-name="T2">pedaço 2</text:span></text:p>
          </draw:text-box>
        </draw:frame>
        <draw:polygon draw:style-name="gr7" draw:text-style-name="P8" draw:layer="layout" svg:width="1.856cm" svg:height="0.793cm" svg:x="19.284cm" svg:y="5.515cm" svg:viewBox="0 0 1857 794" draw:points="930,794 0,794 0,0 1857,0 1857,794">
          <text:p/>
        </draw:polygon>
        <draw:frame draw:style-name="gr8" draw:text-style-name="P9" draw:layer="layout" svg:width="1.145cm" svg:height="0.53cm" svg:x="19.643cm" svg:y="4.583cm">
          <draw:text-box>
            <text:p text:style-name="P2"><text:span text:style-name="T4">dado</text:span></text:p>
          </draw:text-box>
        </draw:frame>
        <draw:polygon draw:style-name="gr5" draw:text-style-name="P6" draw:layer="layout" svg:width="1.856cm" svg:height="1.332cm" svg:x="21.275cm" svg:y="4.158cm" svg:viewBox="0 0 1857 1333" draw:points="930,1333 0,1333 0,0 1857,0 1857,1333">
          <text:p/>
        </draw:polygon>
        <draw:frame draw:style-name="gr9" draw:text-style-name="P5" draw:layer="layout" svg:width="0.528cm" svg:height="0.615cm" svg:x="20.045cm" svg:y="5.633cm">
          <draw:text-box>
            <text:p text:style-name="P2"><text:span text:style-name="T2">2</text:span></text:p>
          </draw:text-box>
        </draw:frame>
        <draw:polygon draw:style-name="gr7" draw:text-style-name="P8" draw:layer="layout" svg:width="1.856cm" svg:height="0.794cm" svg:x="21.275cm" svg:y="5.512cm" svg:viewBox="0 0 1857 795" draw:points="930,795 0,795 0,0 1857,0 1857,795">
          <text:p/>
        </draw:polygon>
        <draw:frame draw:style-name="gr8" draw:text-style-name="P9" draw:layer="layout" svg:width="1.145cm" svg:height="0.53cm" svg:x="21.632cm" svg:y="4.583cm">
          <draw:text-box>
            <text:p text:style-name="P2"><text:span text:style-name="T4">dado</text:span></text:p>
          </draw:text-box>
        </draw:frame>
        <draw:polygon draw:style-name="gr5" draw:text-style-name="P6" draw:layer="layout" svg:width="1.856cm" svg:height="1.33cm" svg:x="23.264cm" svg:y="4.16cm" svg:viewBox="0 0 1857 1331" draw:points="927,1331 0,1331 0,0 1857,0 1857,1331">
          <text:p/>
        </draw:polygon>
        <draw:frame draw:style-name="gr9" draw:text-style-name="P5" draw:layer="layout" svg:width="0.528cm" svg:height="0.615cm" svg:x="22.035cm" svg:y="5.63cm">
          <draw:text-box>
            <text:p text:style-name="P2"><text:span text:style-name="T2">8</text:span></text:p>
          </draw:text-box>
        </draw:frame>
        <draw:polygon draw:style-name="gr7" draw:text-style-name="P8" draw:layer="layout" svg:width="1.856cm" svg:height="0.792cm" svg:x="23.264cm" svg:y="5.513cm" svg:viewBox="0 0 1857 793" draw:points="927,793 0,793 0,0 1857,0 1857,793">
          <text:p/>
        </draw:polygon>
        <draw:frame draw:style-name="gr8" draw:text-style-name="P9" draw:layer="layout" svg:width="1.145cm" svg:height="0.53cm" svg:x="23.622cm" svg:y="4.583cm">
          <draw:text-box>
            <text:p text:style-name="P2"><text:span text:style-name="T4">dado</text:span></text:p>
          </draw:text-box>
        </draw:frame>
        <draw:polygon draw:style-name="gr5" draw:text-style-name="P6" draw:layer="layout" svg:width="1.856cm" svg:height="1.332cm" svg:x="25.218cm" svg:y="4.16cm" svg:viewBox="0 0 1857 1333" draw:points="929,1333 0,1333 0,0 1857,0 1857,1333">
          <text:p/>
        </draw:polygon>
        <draw:frame draw:style-name="gr18" draw:text-style-name="P5" draw:layer="layout" svg:width="0.528cm" svg:height="0.589cm" svg:x="24.045cm" svg:y="5.642cm">
          <draw:text-box>
            <text:p text:style-name="P2"><text:span text:style-name="T5">9</text:span></text:p>
          </draw:text-box>
        </draw:frame>
        <draw:polygon draw:style-name="gr7" draw:text-style-name="P8" draw:layer="layout" svg:width="1.856cm" svg:height="0.793cm" svg:x="25.218cm" svg:y="5.515cm" svg:viewBox="0 0 1857 794" draw:points="929,794 0,794 0,0 1857,0 1857,794">
          <text:p/>
        </draw:polygon>
        <draw:frame draw:style-name="gr8" draw:text-style-name="P9" draw:layer="layout" svg:width="1.145cm" svg:height="0.53cm" svg:x="25.576cm" svg:y="4.583cm">
          <draw:text-box>
            <text:p text:style-name="P2"><text:span text:style-name="T4">dado</text:span></text:p>
          </draw:text-box>
        </draw:frame>
        <draw:polygon draw:style-name="gr10" draw:text-style-name="P10" draw:layer="layout" svg:width="1.856cm" svg:height="1.331cm" svg:x="19.284cm" svg:y="6.529cm" svg:viewBox="0 0 1857 1332" draw:points="930,1332 0,1332 0,0 1857,0 1857,1332">
          <text:p/>
        </draw:polygon>
        <draw:frame draw:style-name="gr17" draw:text-style-name="P5" draw:layer="layout" svg:width="0.595cm" svg:height="0.589cm" svg:x="25.873cm" svg:y="5.645cm">
          <draw:text-box>
            <text:p text:style-name="P2"><text:span text:style-name="T5">11</text:span></text:p>
          </draw:text-box>
        </draw:frame>
        <draw:polygon draw:style-name="gr14" draw:text-style-name="P11" draw:layer="layout" svg:width="1.191cm" svg:height="1.331cm" svg:x="21.095cm" svg:y="6.529cm" svg:viewBox="0 0 1192 1332" draw:points="596,1332 0,1332 0,0 1192,0 1192,1332">
          <text:p/>
        </draw:polygon>
        <draw:frame draw:style-name="gr13" draw:text-style-name="P9" draw:layer="layout" svg:width="0.832cm" svg:height="0.53cm" svg:x="19.798cm" svg:y="6.954cm">
          <draw:text-box>
            <text:p text:style-name="P2"><text:span text:style-name="T4">Qtd</text:span></text:p>
          </draw:text-box>
        </draw:frame>
        <draw:polygon draw:style-name="gr10" draw:text-style-name="P10" draw:layer="layout" svg:width="1.856cm" svg:height="1.331cm" svg:x="24.081cm" svg:y="6.529cm" svg:viewBox="0 0 1857 1332" draw:points="929,1332 0,1332 0,0 1857,0 1857,1332">
          <text:p/>
        </draw:polygon>
        <draw:frame draw:style-name="gr9" draw:text-style-name="P5" draw:layer="layout" svg:width="0.528cm" svg:height="0.615cm" svg:x="21.523cm" svg:y="6.917cm">
          <draw:text-box>
            <text:p text:style-name="P2"><text:span text:style-name="T2">4</text:span></text:p>
          </draw:text-box>
        </draw:frame>
        <draw:polygon draw:style-name="gr14" draw:text-style-name="P11" draw:layer="layout" svg:width="1.192cm" svg:height="1.331cm" svg:x="25.891cm" svg:y="6.529cm" svg:viewBox="0 0 1193 1332" draw:points="597,1332 0,1332 0,0 1193,0 1193,1332">
          <text:p/>
        </draw:polygon>
        <draw:frame draw:style-name="gr15" draw:text-style-name="P9" draw:layer="layout" svg:width="1.014cm" svg:height="0.53cm" svg:x="24.522cm" svg:y="6.954cm">
          <draw:text-box>
            <text:p text:style-name="P2"><text:span text:style-name="T4">Prox</text:span></text:p>
          </draw:text-box>
        </draw:frame>
        <draw:polygon draw:style-name="gr3" draw:text-style-name="P4" draw:layer="layout" svg:width="8.021cm" svg:height="5cm" svg:x="1.198cm" svg:y="4cm" svg:viewBox="0 0 8022 5001" draw:points="4012,5001 0,5001 0,0 8022,0 8022,5001">
          <text:p/>
        </draw:polygon>
        <draw:frame draw:style-name="gr9" draw:text-style-name="P5" draw:layer="layout" svg:width="0.528cm" svg:height="0.615cm" svg:x="26.321cm" svg:y="6.917cm">
          <draw:text-box>
            <text:p text:style-name="P2"><text:span text:style-name="T2">0</text:span></text:p>
          </draw:text-box>
        </draw:frame>
        <draw:polygon draw:style-name="gr5" draw:text-style-name="P6" draw:layer="layout" svg:width="1.856cm" svg:height="1.332cm" svg:x="1.284cm" svg:y="4.16cm" svg:viewBox="0 0 1857 1333" draw:points="929,1333 0,1333 0,0 1857,0 1857,1333">
          <text:p/>
        </draw:polygon>
        <draw:frame draw:style-name="gr4" draw:text-style-name="P5" draw:layer="layout" svg:width="2.445cm" svg:height="0.615cm" svg:x="3.99cm" svg:y="8.067cm">
          <draw:text-box>
            <text:p text:style-name="P2"><text:span text:style-name="T2">pedaço 0</text:span></text:p>
          </draw:text-box>
        </draw:frame>
        <draw:polygon draw:style-name="gr7" draw:text-style-name="P8" draw:layer="layout" svg:width="1.856cm" svg:height="0.793cm" svg:x="1.284cm" svg:y="5.515cm" svg:viewBox="0 0 1857 794" draw:points="929,794 0,794 0,0 1857,0 1857,794">
          <text:p/>
        </draw:polygon>
        <draw:frame draw:style-name="gr8" draw:text-style-name="P9" draw:layer="layout" svg:width="1.145cm" svg:height="0.53cm" svg:x="1.64cm" svg:y="4.583cm">
          <draw:text-box>
            <text:p text:style-name="P2"><text:span text:style-name="T4">dado</text:span></text:p>
          </draw:text-box>
        </draw:frame>
        <draw:polygon draw:style-name="gr5" draw:text-style-name="P6" draw:layer="layout" svg:width="1.855cm" svg:height="1.332cm" svg:x="3.276cm" svg:y="4.158cm" svg:viewBox="0 0 1856 1333" draw:points="928,1333 0,1333 0,0 1856,0 1856,1333">
          <text:p/>
        </draw:polygon>
        <draw:frame draw:style-name="gr9" draw:text-style-name="P5" draw:layer="layout" svg:width="0.528cm" svg:height="0.615cm" svg:x="2.043cm" svg:y="5.633cm">
          <draw:text-box>
            <text:p text:style-name="P2"><text:span text:style-name="T2">3</text:span></text:p>
          </draw:text-box>
        </draw:frame>
        <draw:polygon draw:style-name="gr7" draw:text-style-name="P8" draw:layer="layout" svg:width="1.855cm" svg:height="0.794cm" svg:x="3.276cm" svg:y="5.512cm" svg:viewBox="0 0 1856 795" draw:points="928,795 0,795 0,0 1856,0 1856,795">
          <text:p/>
        </draw:polygon>
        <draw:frame draw:style-name="gr8" draw:text-style-name="P9" draw:layer="layout" svg:width="1.145cm" svg:height="0.53cm" svg:x="3.634cm" svg:y="4.583cm">
          <draw:text-box>
            <text:p text:style-name="P2"><text:span text:style-name="T4">dado</text:span></text:p>
          </draw:text-box>
        </draw:frame>
        <draw:polygon draw:style-name="gr5" draw:text-style-name="P6" draw:layer="layout" svg:width="1.856cm" svg:height="1.33cm" svg:x="5.264cm" svg:y="4.16cm" svg:viewBox="0 0 1857 1331" draw:points="927,1331 0,1331 0,0 1857,0 1857,1331">
          <text:p/>
        </draw:polygon>
        <draw:frame draw:style-name="gr9" draw:text-style-name="P5" draw:layer="layout" svg:width="0.528cm" svg:height="0.615cm" svg:x="4.036cm" svg:y="5.63cm">
          <draw:text-box>
            <text:p text:style-name="P2"><text:span text:style-name="T2">5</text:span></text:p>
          </draw:text-box>
        </draw:frame>
        <draw:polygon draw:style-name="gr7" draw:text-style-name="P8" draw:layer="layout" svg:width="1.856cm" svg:height="0.792cm" svg:x="5.264cm" svg:y="5.513cm" svg:viewBox="0 0 1857 793" draw:points="927,793 0,793 0,0 1857,0 1857,793">
          <text:p/>
        </draw:polygon>
        <draw:polygon draw:style-name="gr5" draw:text-style-name="P6" draw:layer="layout" svg:width="1.856cm" svg:height="1.332cm" svg:x="7.218cm" svg:y="4.16cm" svg:viewBox="0 0 1857 1333" draw:points="929,1333 0,1333 0,0 1857,0 1857,1333">
          <text:p/>
        </draw:polygon>
        <draw:frame draw:style-name="gr8" draw:text-style-name="P9" draw:layer="layout" svg:width="1.145cm" svg:height="0.53cm" svg:x="5.62cm" svg:y="4.583cm">
          <draw:text-box>
            <text:p text:style-name="P2"><text:span text:style-name="T4">dado</text:span></text:p>
          </draw:text-box>
        </draw:frame>
        <draw:polygon draw:style-name="gr7" draw:text-style-name="P8" draw:layer="layout" svg:width="1.856cm" svg:height="0.793cm" svg:x="7.218cm" svg:y="5.515cm" svg:viewBox="0 0 1857 794" draw:points="929,794 0,794 0,0 1857,0 1857,794">
          <text:p/>
        </draw:polygon>
        <draw:polygon draw:style-name="gr10" draw:text-style-name="P10" draw:layer="layout" svg:width="1.856cm" svg:height="1.331cm" svg:x="1.284cm" svg:y="6.529cm" svg:viewBox="0 0 1857 1332" draw:points="929,1332 0,1332 0,0 1857,0 1857,1332">
          <text:p/>
        </draw:polygon>
        <draw:frame draw:style-name="gr8" draw:text-style-name="P9" draw:layer="layout" svg:width="1.145cm" svg:height="0.53cm" svg:x="7.578cm" svg:y="4.583cm">
          <draw:text-box>
            <text:p text:style-name="P2"><text:span text:style-name="T4">dado</text:span></text:p>
          </draw:text-box>
        </draw:frame>
        <draw:polygon draw:style-name="gr14" draw:text-style-name="P11" draw:layer="layout" svg:width="1.192cm" svg:height="1.331cm" svg:x="3.094cm" svg:y="6.529cm" svg:viewBox="0 0 1193 1332" draw:points="597,1332 0,1332 0,0 1193,0 1193,1332">
          <text:p/>
        </draw:polygon>
        <draw:frame draw:style-name="gr13" draw:text-style-name="P9" draw:layer="layout" svg:width="0.832cm" svg:height="0.53cm" svg:x="1.799cm" svg:y="6.954cm">
          <draw:text-box>
            <text:p text:style-name="P2"><text:span text:style-name="T4">Qtd</text:span></text:p>
          </draw:text-box>
        </draw:frame>
        <draw:polygon draw:style-name="gr10" draw:text-style-name="P10" draw:layer="layout" svg:width="1.856cm" svg:height="1.331cm" svg:x="6.081cm" svg:y="6.529cm" svg:viewBox="0 0 1857 1332" draw:points="930,1332 0,1332 0,0 1857,0 1857,1332">
          <text:p/>
        </draw:polygon>
        <draw:frame draw:style-name="gr9" draw:text-style-name="P5" draw:layer="layout" svg:width="0.528cm" svg:height="0.615cm" svg:x="3.521cm" svg:y="6.917cm">
          <draw:text-box>
            <text:p text:style-name="P2"><text:span text:style-name="T2">2</text:span></text:p>
          </draw:text-box>
        </draw:frame>
        <draw:polygon draw:style-name="gr14" draw:text-style-name="P11" draw:layer="layout" svg:width="1.192cm" svg:height="1.331cm" svg:x="7.891cm" svg:y="6.529cm" svg:viewBox="0 0 1193 1332" draw:points="597,1332 0,1332 0,0 1193,0 1193,1332">
          <text:p/>
        </draw:polygon>
        <draw:frame draw:style-name="gr15" draw:text-style-name="P9" draw:layer="layout" svg:width="1.014cm" svg:height="0.53cm" svg:x="6.519cm" svg:y="6.954cm">
          <draw:text-box>
            <text:p text:style-name="P2"><text:span text:style-name="T4">Prox</text:span></text:p>
          </draw:text-box>
        </draw:frame>
        <draw:polygon draw:style-name="gr3" draw:text-style-name="P4" draw:layer="layout" svg:width="8.021cm" svg:height="5cm" svg:x="1.198cm" svg:y="4cm" svg:viewBox="0 0 8022 5001" draw:points="4012,5001 0,5001 0,0 8022,0 8022,5001">
          <text:p/>
        </draw:polygon>
        <draw:frame draw:style-name="gr9" draw:text-style-name="P5" draw:layer="layout" svg:width="0.528cm" svg:height="0.615cm" svg:x="8.319cm" svg:y="6.917cm">
          <draw:text-box>
            <text:p text:style-name="P2"><text:span text:style-name="T2">3</text:span></text:p>
          </draw:text-box>
        </draw:frame>
        <draw:polygon draw:style-name="gr5" draw:text-style-name="P6" draw:layer="layout" svg:width="1.856cm" svg:height="1.332cm" svg:x="1.284cm" svg:y="4.16cm" svg:viewBox="0 0 1857 1333" draw:points="929,1333 0,1333 0,0 1857,0 1857,1333">
          <text:p/>
        </draw:polygon>
        <draw:frame draw:style-name="gr4" draw:text-style-name="P5" draw:layer="layout" svg:width="2.445cm" svg:height="0.615cm" svg:x="3.99cm" svg:y="8.067cm">
          <draw:text-box>
            <text:p text:style-name="P2"><text:span text:style-name="T2">pedaço 0</text:span></text:p>
          </draw:text-box>
        </draw:frame>
        <draw:polygon draw:style-name="gr7" draw:text-style-name="P8" draw:layer="layout" svg:width="1.856cm" svg:height="0.793cm" svg:x="1.284cm" svg:y="5.515cm" svg:viewBox="0 0 1857 794" draw:points="929,794 0,794 0,0 1857,0 1857,794">
          <text:p/>
        </draw:polygon>
        <draw:frame draw:style-name="gr8" draw:text-style-name="P9" draw:layer="layout" svg:width="1.145cm" svg:height="0.53cm" svg:x="1.64cm" svg:y="4.583cm">
          <draw:text-box>
            <text:p text:style-name="P2"><text:span text:style-name="T4">dado</text:span></text:p>
          </draw:text-box>
        </draw:frame>
        <draw:polygon draw:style-name="gr5" draw:text-style-name="P6" draw:layer="layout" svg:width="1.855cm" svg:height="1.332cm" svg:x="3.276cm" svg:y="4.158cm" svg:viewBox="0 0 1856 1333" draw:points="928,1333 0,1333 0,0 1856,0 1856,1333">
          <text:p/>
        </draw:polygon>
        <draw:frame draw:style-name="gr16" draw:text-style-name="P5" draw:layer="layout" svg:width="0.679cm" svg:height="0.615cm" svg:x="1.873cm" svg:y="5.633cm">
          <draw:text-box>
            <text:p text:style-name="P2"><text:span text:style-name="T2">14</text:span></text:p>
          </draw:text-box>
        </draw:frame>
        <draw:polygon draw:style-name="gr7" draw:text-style-name="P8" draw:layer="layout" svg:width="1.855cm" svg:height="0.794cm" svg:x="3.276cm" svg:y="5.512cm" svg:viewBox="0 0 1856 795" draw:points="928,795 0,795 0,0 1856,0 1856,795">
          <text:p/>
        </draw:polygon>
        <draw:frame draw:style-name="gr8" draw:text-style-name="P9" draw:layer="layout" svg:width="1.145cm" svg:height="0.53cm" svg:x="3.634cm" svg:y="4.583cm">
          <draw:text-box>
            <text:p text:style-name="P2"><text:span text:style-name="T4">dado</text:span></text:p>
          </draw:text-box>
        </draw:frame>
        <draw:polygon draw:style-name="gr5" draw:text-style-name="P6" draw:layer="layout" svg:width="1.856cm" svg:height="1.33cm" svg:x="5.264cm" svg:y="4.16cm" svg:viewBox="0 0 1857 1331" draw:points="927,1331 0,1331 0,0 1857,0 1857,1331">
          <text:p/>
        </draw:polygon>
        <draw:frame draw:style-name="gr16" draw:text-style-name="P5" draw:layer="layout" svg:width="0.679cm" svg:height="0.615cm" svg:x="3.866cm" svg:y="5.63cm">
          <draw:text-box>
            <text:p text:style-name="P2"><text:span text:style-name="T2">18</text:span></text:p>
          </draw:text-box>
        </draw:frame>
        <draw:polygon draw:style-name="gr7" draw:text-style-name="P8" draw:layer="layout" svg:width="1.856cm" svg:height="0.792cm" svg:x="5.264cm" svg:y="5.513cm" svg:viewBox="0 0 1857 793" draw:points="927,793 0,793 0,0 1857,0 1857,793">
          <text:p/>
        </draw:polygon>
        <draw:frame draw:style-name="gr8" draw:text-style-name="P9" draw:layer="layout" svg:width="1.145cm" svg:height="0.53cm" svg:x="5.62cm" svg:y="4.583cm">
          <draw:text-box>
            <text:p text:style-name="P2"><text:span text:style-name="T4">dado</text:span></text:p>
          </draw:text-box>
        </draw:frame>
        <draw:polygon draw:style-name="gr5" draw:text-style-name="P6" draw:layer="layout" svg:width="1.856cm" svg:height="1.332cm" svg:x="7.218cm" svg:y="4.16cm" svg:viewBox="0 0 1857 1333" draw:points="929,1333 0,1333 0,0 1857,0 1857,1333">
          <text:p/>
        </draw:polygon>
        <draw:frame draw:style-name="gr19" draw:text-style-name="P13" draw:layer="layout" svg:width="0.705cm" svg:height="0.712cm" svg:x="5.842cm" svg:y="5.588cm">
          <draw:text-box>
            <text:p text:style-name="P2"><text:span text:style-name="T6">23</text:span></text:p>
          </draw:text-box>
        </draw:frame>
        <draw:polygon draw:style-name="gr7" draw:text-style-name="P8" draw:layer="layout" svg:width="1.856cm" svg:height="0.793cm" svg:x="7.218cm" svg:y="5.515cm" svg:viewBox="0 0 1857 794" draw:points="929,794 0,794 0,0 1857,0 1857,794">
          <text:p/>
        </draw:polygon>
        <draw:polygon draw:style-name="gr10" draw:text-style-name="P10" draw:layer="layout" svg:width="1.856cm" svg:height="1.331cm" svg:x="1.284cm" svg:y="6.529cm" svg:viewBox="0 0 1857 1332" draw:points="929,1332 0,1332 0,0 1857,0 1857,1332">
          <text:p/>
        </draw:polygon>
        <draw:frame draw:style-name="gr8" draw:text-style-name="P9" draw:layer="layout" svg:width="1.145cm" svg:height="0.53cm" svg:x="7.578cm" svg:y="4.583cm">
          <draw:text-box>
            <text:p text:style-name="P2"><text:span text:style-name="T4">dado</text:span></text:p>
          </draw:text-box>
        </draw:frame>
        <draw:polygon draw:style-name="gr14" draw:text-style-name="P11" draw:layer="layout" svg:width="1.192cm" svg:height="1.331cm" svg:x="3.094cm" svg:y="6.529cm" svg:viewBox="0 0 1193 1332" draw:points="597,1332 0,1332 0,0 1193,0 1193,1332">
          <text:p/>
        </draw:polygon>
        <draw:frame draw:style-name="gr13" draw:text-style-name="P9" draw:layer="layout" svg:width="0.832cm" svg:height="0.53cm" svg:x="1.799cm" svg:y="6.954cm">
          <draw:text-box>
            <text:p text:style-name="P2"><text:span text:style-name="T4">Qtd</text:span></text:p>
          </draw:text-box>
        </draw:frame>
        <draw:polygon draw:style-name="gr10" draw:text-style-name="P10" draw:layer="layout" svg:width="1.856cm" svg:height="1.331cm" svg:x="6.081cm" svg:y="6.529cm" svg:viewBox="0 0 1857 1332" draw:points="930,1332 0,1332 0,0 1857,0 1857,1332">
          <text:p/>
        </draw:polygon>
        <draw:frame draw:style-name="gr9" draw:text-style-name="P5" draw:layer="layout" svg:width="0.528cm" svg:height="0.615cm" svg:x="3.521cm" svg:y="6.917cm">
          <draw:text-box>
            <text:p text:style-name="P2"><text:span text:style-name="T2">3</text:span></text:p>
          </draw:text-box>
        </draw:frame>
        <draw:polygon draw:style-name="gr14" draw:text-style-name="P11" draw:layer="layout" svg:width="1.192cm" svg:height="1.331cm" svg:x="7.891cm" svg:y="6.529cm" svg:viewBox="0 0 1193 1332" draw:points="597,1332 0,1332 0,0 1193,0 1193,1332">
          <text:p/>
        </draw:polygon>
        <draw:frame draw:style-name="gr15" draw:text-style-name="P9" draw:layer="layout" svg:width="1.014cm" svg:height="0.53cm" svg:x="6.519cm" svg:y="6.954cm">
          <draw:text-box>
            <text:p text:style-name="P2"><text:span text:style-name="T4">Prox</text:span></text:p>
          </draw:text-box>
        </draw:frame>
        <draw:polygon draw:style-name="gr3" draw:text-style-name="P4" draw:layer="layout" svg:width="8.021cm" svg:height="5cm" svg:x="17.378cm" svg:y="9.6cm" svg:viewBox="0 0 8022 5001" draw:points="4011,5001 0,5001 0,0 8022,0 8022,5001">
          <text:p/>
        </draw:polygon>
        <draw:frame draw:style-name="gr9" draw:text-style-name="P5" draw:layer="layout" svg:width="0.528cm" svg:height="0.615cm" svg:x="8.319cm" svg:y="6.917cm">
          <draw:text-box>
            <text:p text:style-name="P2"><text:span text:style-name="T2">3</text:span></text:p>
          </draw:text-box>
        </draw:frame>
        <draw:polygon draw:style-name="gr5" draw:text-style-name="P6" draw:layer="layout" svg:width="1.856cm" svg:height="1.332cm" svg:x="17.464cm" svg:y="9.76cm" svg:viewBox="0 0 1857 1333" draw:points="928,1333 0,1333 0,0 1857,0 1857,1333">
          <text:p/>
        </draw:polygon>
        <draw:frame draw:style-name="gr4" draw:text-style-name="P5" draw:layer="layout" svg:width="2.445cm" svg:height="0.615cm" svg:x="20.168cm" svg:y="13.666cm">
          <draw:text-box>
            <text:p text:style-name="P2"><text:span text:style-name="T2">pedaço 4</text:span></text:p>
          </draw:text-box>
        </draw:frame>
        <draw:polygon draw:style-name="gr7" draw:text-style-name="P8" draw:layer="layout" svg:width="1.856cm" svg:height="0.793cm" svg:x="17.464cm" svg:y="11.115cm" svg:viewBox="0 0 1857 794" draw:points="928,794 0,794 0,0 1857,0 1857,794">
          <text:p/>
        </draw:polygon>
        <draw:frame draw:style-name="gr8" draw:text-style-name="P9" draw:layer="layout" svg:width="1.145cm" svg:height="0.53cm" svg:x="17.822cm" svg:y="10.186cm">
          <draw:text-box>
            <text:p text:style-name="P2"><text:span text:style-name="T4">dado</text:span></text:p>
          </draw:text-box>
        </draw:frame>
        <draw:polygon draw:style-name="gr5" draw:text-style-name="P6" draw:layer="layout" svg:width="1.856cm" svg:height="1.332cm" svg:x="19.454cm" svg:y="9.758cm" svg:viewBox="0 0 1857 1333" draw:points="930,1333 0,1333 0,0 1857,0 1857,1333">
          <text:p/>
        </draw:polygon>
        <draw:frame draw:style-name="gr16" draw:text-style-name="P5" draw:layer="layout" svg:width="0.679cm" svg:height="0.615cm" svg:x="18.055cm" svg:y="11.232cm">
          <draw:text-box>
            <text:p text:style-name="P2"><text:span text:style-name="T2">72</text:span></text:p>
          </draw:text-box>
        </draw:frame>
        <draw:polygon draw:style-name="gr7" draw:text-style-name="P8" draw:layer="layout" svg:width="1.856cm" svg:height="0.794cm" svg:x="19.454cm" svg:y="11.112cm" svg:viewBox="0 0 1857 795" draw:points="930,795 0,795 0,0 1857,0 1857,795">
          <text:p/>
        </draw:polygon>
        <draw:frame draw:style-name="gr8" draw:text-style-name="P9" draw:layer="layout" svg:width="1.145cm" svg:height="0.53cm" svg:x="19.812cm" svg:y="10.182cm">
          <draw:text-box>
            <text:p text:style-name="P2"><text:span text:style-name="T4">dado</text:span></text:p>
          </draw:text-box>
        </draw:frame>
        <draw:polygon draw:style-name="gr5" draw:text-style-name="P6" draw:layer="layout" svg:width="1.856cm" svg:height="1.33cm" svg:x="21.442cm" svg:y="9.76cm" svg:viewBox="0 0 1857 1331" draw:points="929,1331 0,1331 0,0 1857,0 1857,1331">
          <text:p/>
        </draw:polygon>
        <draw:frame draw:style-name="gr16" draw:text-style-name="P5" draw:layer="layout" svg:width="0.679cm" svg:height="0.615cm" svg:x="20.045cm" svg:y="11.232cm">
          <draw:text-box>
            <text:p text:style-name="P2"><text:span text:style-name="T2">80</text:span></text:p>
          </draw:text-box>
        </draw:frame>
        <draw:polygon draw:style-name="gr7" draw:text-style-name="P8" draw:layer="layout" svg:width="1.856cm" svg:height="0.792cm" svg:x="21.442cm" svg:y="11.113cm" svg:viewBox="0 0 1857 793" draw:points="929,793 0,793 0,0 1857,0 1857,793">
          <text:p/>
        </draw:polygon>
        <draw:polygon draw:style-name="gr5" draw:text-style-name="P6" draw:layer="layout" svg:width="1.856cm" svg:height="1.332cm" svg:x="23.397cm" svg:y="9.76cm" svg:viewBox="0 0 1857 1333" draw:points="929,1333 0,1333 0,0 1857,0 1857,1333">
          <text:p/>
        </draw:polygon>
        <draw:frame draw:style-name="gr8" draw:text-style-name="P9" draw:layer="layout" svg:width="1.145cm" svg:height="0.53cm" svg:x="21.802cm" svg:y="10.186cm">
          <draw:text-box>
            <text:p text:style-name="P2"><text:span text:style-name="T4">dado</text:span></text:p>
          </draw:text-box>
        </draw:frame>
        <draw:polygon draw:style-name="gr7" draw:text-style-name="P8" draw:layer="layout" svg:width="1.856cm" svg:height="0.793cm" svg:x="23.397cm" svg:y="11.115cm" svg:viewBox="0 0 1857 794" draw:points="929,794 0,794 0,0 1857,0 1857,794">
          <text:p/>
        </draw:polygon>
        <draw:polygon draw:style-name="gr10" draw:text-style-name="P10" draw:layer="layout" svg:width="1.856cm" svg:height="1.331cm" svg:x="17.464cm" svg:y="12.129cm" svg:viewBox="0 0 1857 1332" draw:points="928,1332 0,1332 0,0 1857,0 1857,1332">
          <text:p/>
        </draw:polygon>
        <draw:frame draw:style-name="gr8" draw:text-style-name="P9" draw:layer="layout" svg:width="1.145cm" svg:height="0.53cm" svg:x="23.756cm" svg:y="10.186cm">
          <draw:text-box>
            <text:p text:style-name="P2"><text:span text:style-name="T4">dado</text:span></text:p>
          </draw:text-box>
        </draw:frame>
        <draw:polygon draw:style-name="gr14" draw:text-style-name="P11" draw:layer="layout" svg:width="1.192cm" svg:height="1.331cm" svg:x="19.274cm" svg:y="12.129cm" svg:viewBox="0 0 1193 1332" draw:points="596,1332 0,1332 0,0 1193,0 1193,1332">
          <text:p/>
        </draw:polygon>
        <draw:frame draw:style-name="gr13" draw:text-style-name="P9" draw:layer="layout" svg:width="0.832cm" svg:height="0.53cm" svg:x="17.978cm" svg:y="12.553cm">
          <draw:text-box>
            <text:p text:style-name="P2"><text:span text:style-name="T4">Qtd</text:span></text:p>
          </draw:text-box>
        </draw:frame>
        <draw:polygon draw:style-name="gr10" draw:text-style-name="P10" draw:layer="layout" svg:width="1.856cm" svg:height="1.331cm" svg:x="22.26cm" svg:y="12.129cm" svg:viewBox="0 0 1857 1332" draw:points="930,1332 0,1332 0,0 1857,0 1857,1332">
          <text:p/>
        </draw:polygon>
        <draw:frame draw:style-name="gr9" draw:text-style-name="P5" draw:layer="layout" svg:width="0.528cm" svg:height="0.615cm" svg:x="19.703cm" svg:y="12.516cm">
          <draw:text-box>
            <text:p text:style-name="P2"><text:span text:style-name="T2">2</text:span></text:p>
          </draw:text-box>
        </draw:frame>
        <draw:polygon draw:style-name="gr14" draw:text-style-name="P11" draw:layer="layout" svg:width="1.192cm" svg:height="1.331cm" svg:x="24.071cm" svg:y="12.129cm" svg:viewBox="0 0 1193 1332" draw:points="596,1332 0,1332 0,0 1193,0 1193,1332">
          <text:p/>
        </draw:polygon>
        <draw:frame draw:style-name="gr15" draw:text-style-name="P9" draw:layer="layout" svg:width="1.014cm" svg:height="0.53cm" svg:x="22.698cm" svg:y="12.553cm">
          <draw:text-box>
            <text:p text:style-name="P2"><text:span text:style-name="T4">Prox</text:span></text:p>
          </draw:text-box>
        </draw:frame>
        <draw:polygon draw:style-name="gr3" draw:text-style-name="P4" draw:layer="layout" svg:width="8.021cm" svg:height="5cm" svg:x="8.183cm" svg:y="9.56cm" svg:viewBox="0 0 8022 5001" draw:points="4012,5001 0,5001 0,0 8022,0 8022,5001">
          <text:p/>
        </draw:polygon>
        <draw:frame draw:style-name="gr20" draw:text-style-name="P9" draw:layer="layout" svg:width="0.459cm" svg:height="0.53cm" svg:x="24.44cm" svg:y="12.553cm">
          <draw:text-box>
            <text:p text:style-name="P2"><text:span text:style-name="T4">-1</text:span></text:p>
          </draw:text-box>
        </draw:frame>
        <draw:polygon draw:style-name="gr5" draw:text-style-name="P6" draw:layer="layout" svg:width="1.856cm" svg:height="1.332cm" svg:x="8.269cm" svg:y="9.72cm" svg:viewBox="0 0 1857 1333" draw:points="930,1333 0,1333 0,0 1857,0 1857,1333">
          <text:p/>
        </draw:polygon>
        <draw:frame draw:style-name="gr4" draw:text-style-name="P5" draw:layer="layout" svg:width="2.445cm" svg:height="0.615cm" svg:x="10.975cm" svg:y="13.627cm">
          <draw:text-box>
            <text:p text:style-name="P2"><text:span text:style-name="T2">pedaço 3</text:span></text:p>
          </draw:text-box>
        </draw:frame>
        <draw:polygon draw:style-name="gr7" draw:text-style-name="P8" draw:layer="layout" svg:width="1.856cm" svg:height="0.793cm" svg:x="8.269cm" svg:y="11.075cm" svg:viewBox="0 0 1857 794" draw:points="930,794 0,794 0,0 1857,0 1857,794">
          <text:p/>
        </draw:polygon>
        <draw:frame draw:style-name="gr8" draw:text-style-name="P9" draw:layer="layout" svg:width="1.145cm" svg:height="0.53cm" svg:x="8.625cm" svg:y="10.147cm">
          <draw:text-box>
            <text:p text:style-name="P2"><text:span text:style-name="T4">dado</text:span></text:p>
          </draw:text-box>
        </draw:frame>
        <draw:polygon draw:style-name="gr5" draw:text-style-name="P6" draw:layer="layout" svg:width="1.855cm" svg:height="1.332cm" svg:x="10.261cm" svg:y="9.718cm" svg:viewBox="0 0 1856 1333" draw:points="928,1333 0,1333 0,0 1856,0 1856,1333">
          <text:p/>
        </draw:polygon>
        <draw:frame draw:style-name="gr16" draw:text-style-name="P5" draw:layer="layout" svg:width="0.679cm" svg:height="0.615cm" svg:x="8.858cm" svg:y="11.193cm">
          <draw:text-box>
            <text:p text:style-name="P2"><text:span text:style-name="T2">32</text:span></text:p>
          </draw:text-box>
        </draw:frame>
        <draw:polygon draw:style-name="gr7" draw:text-style-name="P8" draw:layer="layout" svg:width="1.855cm" svg:height="0.794cm" svg:x="10.261cm" svg:y="11.072cm" svg:viewBox="0 0 1856 795" draw:points="928,795 0,795 0,0 1856,0 1856,795">
          <text:p/>
        </draw:polygon>
        <draw:frame draw:style-name="gr8" draw:text-style-name="P9" draw:layer="layout" svg:width="1.145cm" svg:height="0.53cm" svg:x="10.619cm" svg:y="10.143cm">
          <draw:text-box>
            <text:p text:style-name="P2"><text:span text:style-name="T4">dado</text:span></text:p>
          </draw:text-box>
        </draw:frame>
        <draw:polygon draw:style-name="gr5" draw:text-style-name="P6" draw:layer="layout" svg:width="1.856cm" svg:height="1.33cm" svg:x="12.249cm" svg:y="9.72cm" svg:viewBox="0 0 1857 1331" draw:points="927,1331 0,1331 0,0 1857,0 1857,1331">
          <text:p/>
        </draw:polygon>
        <draw:frame draw:style-name="gr16" draw:text-style-name="P5" draw:layer="layout" svg:width="0.679cm" svg:height="0.615cm" svg:x="10.851cm" svg:y="11.189cm">
          <draw:text-box>
            <text:p text:style-name="P2"><text:span text:style-name="T2">35</text:span></text:p>
          </draw:text-box>
        </draw:frame>
        <draw:polygon draw:style-name="gr7" draw:text-style-name="P8" draw:layer="layout" svg:width="1.856cm" svg:height="0.792cm" svg:x="12.249cm" svg:y="11.073cm" svg:viewBox="0 0 1857 793" draw:points="927,793 0,793 0,0 1857,0 1857,793">
          <text:p/>
        </draw:polygon>
        <draw:frame draw:style-name="gr8" draw:text-style-name="P9" draw:layer="layout" svg:width="1.145cm" svg:height="0.53cm" svg:x="12.605cm" svg:y="10.143cm">
          <draw:text-box>
            <text:p text:style-name="P2"><text:span text:style-name="T4">dado</text:span></text:p>
          </draw:text-box>
        </draw:frame>
        <draw:polygon draw:style-name="gr5" draw:text-style-name="P6" draw:layer="layout" svg:width="1.856cm" svg:height="1.332cm" svg:x="14.203cm" svg:y="9.72cm" svg:viewBox="0 0 1857 1333" draw:points="929,1333 0,1333 0,0 1857,0 1857,1333">
          <text:p/>
        </draw:polygon>
        <draw:frame draw:style-name="gr17" draw:text-style-name="P5" draw:layer="layout" svg:width="0.595cm" svg:height="0.589cm" svg:x="12.88cm" svg:y="11.201cm">
          <draw:text-box>
            <text:p text:style-name="P2"><text:span text:style-name="T5">38</text:span></text:p>
          </draw:text-box>
        </draw:frame>
        <draw:polygon draw:style-name="gr7" draw:text-style-name="P8" draw:layer="layout" svg:width="1.856cm" svg:height="0.793cm" svg:x="14.203cm" svg:y="11.075cm" svg:viewBox="0 0 1857 794" draw:points="929,794 0,794 0,0 1857,0 1857,794">
          <text:p/>
        </draw:polygon>
        <draw:frame draw:style-name="gr8" draw:text-style-name="P9" draw:layer="layout" svg:width="1.145cm" svg:height="0.53cm" svg:x="14.563cm" svg:y="10.147cm">
          <draw:text-box>
            <text:p text:style-name="P2"><text:span text:style-name="T4">dado</text:span></text:p>
          </draw:text-box>
        </draw:frame>
        <draw:polygon draw:style-name="gr27" draw:text-style-name="P10" draw:layer="layout" svg:width="1.856cm" svg:height="1.331cm" svg:x="8.269cm" svg:y="12.089cm" svg:viewBox="0 0 1857 1332" draw:points="930,1332 0,1332 0,0 1857,0 1857,1332">
          <text:p/>
        </draw:polygon>
        <draw:polygon draw:style-name="gr12" draw:text-style-name="P12" draw:layer="layout" svg:width="1.856cm" svg:height="1.331cm" svg:x="8.269cm" svg:y="12.089cm" svg:viewBox="0 0 1857 1332" draw:points="930,1332 0,1332 0,0 1857,0 1857,1332">
          <text:p/>
        </draw:polygon>
        <draw:frame draw:style-name="gr17" draw:text-style-name="P5" draw:layer="layout" svg:width="0.595cm" svg:height="0.589cm" svg:x="14.834cm" svg:y="11.205cm">
          <draw:text-box>
            <text:p text:style-name="P2"><text:span text:style-name="T5">40</text:span></text:p>
          </draw:text-box>
        </draw:frame>
        <draw:polygon draw:style-name="gr14" draw:text-style-name="P11" draw:layer="layout" svg:width="1.192cm" svg:height="1.331cm" svg:x="10.079cm" svg:y="12.089cm" svg:viewBox="0 0 1193 1332" draw:points="598,1332 0,1332 0,0 1193,0 1193,1332">
          <text:p/>
        </draw:polygon>
        <draw:frame draw:style-name="gr13" draw:text-style-name="P9" draw:layer="layout" svg:width="0.832cm" svg:height="0.53cm" svg:x="8.784cm" svg:y="12.514cm">
          <draw:text-box>
            <text:p text:style-name="P2"><text:span text:style-name="T4">Qtd</text:span></text:p>
          </draw:text-box>
        </draw:frame>
        <draw:polygon draw:style-name="gr10" draw:text-style-name="P10" draw:layer="layout" svg:width="1.856cm" svg:height="1.331cm" svg:x="13.066cm" svg:y="12.089cm" svg:viewBox="0 0 1857 1332" draw:points="930,1332 0,1332 0,0 1857,0 1857,1332">
          <text:p/>
        </draw:polygon>
        <draw:frame draw:style-name="gr9" draw:text-style-name="P5" draw:layer="layout" svg:width="0.528cm" svg:height="0.615cm" svg:x="10.506cm" svg:y="12.477cm">
          <draw:text-box>
            <text:p text:style-name="P2"><text:span text:style-name="T2">4</text:span></text:p>
          </draw:text-box>
        </draw:frame>
        <draw:polygon draw:style-name="gr14" draw:text-style-name="P11" draw:layer="layout" svg:width="1.192cm" svg:height="1.331cm" svg:x="14.876cm" svg:y="12.089cm" svg:viewBox="0 0 1193 1332" draw:points="598,1332 0,1332 0,0 1193,0 1193,1332">
          <text:p/>
        </draw:polygon>
        <draw:frame draw:style-name="gr15" draw:text-style-name="P9" draw:layer="layout" svg:width="1.014cm" svg:height="0.53cm" svg:x="13.504cm" svg:y="12.514cm">
          <draw:text-box>
            <text:p text:style-name="P2"><text:span text:style-name="T4">Prox</text:span></text:p>
          </draw:text-box>
        </draw:frame>
        <draw:polygon draw:style-name="gr3" draw:text-style-name="P4" draw:layer="layout" svg:width="3.513cm" svg:height="4.938cm" svg:x="1.287cm" svg:y="9.862cm" svg:viewBox="0 0 3514 4939" draw:points="1758,4939 0,4939 0,0 3514,0 3514,4939">
          <text:p/>
        </draw:polygon>
        <draw:frame draw:style-name="gr9" draw:text-style-name="P5" draw:layer="layout" svg:width="0.528cm" svg:height="0.615cm" svg:x="15.304cm" svg:y="12.477cm">
          <draw:text-box>
            <text:p text:style-name="P2"><text:span text:style-name="T2">1</text:span></text:p>
          </draw:text-box>
        </draw:frame>
        <draw:polygon draw:style-name="gr10" draw:text-style-name="P10" draw:layer="layout" svg:width="1.659cm" svg:height="1.197cm" svg:x="1.665cm" svg:y="10.02cm" svg:viewBox="0 0 1660 1198" draw:points="830,1198 0,1198 0,0 1660,0 1660,1198">
          <text:p/>
        </draw:polygon>
        <draw:frame draw:style-name="gr21" draw:text-style-name="P14" draw:layer="layout" svg:width="1.801cm" svg:height="0.412cm" svg:x="2.145cm" svg:y="14.065cm">
          <draw:text-box>
            <text:p text:style-name="P2"><text:span text:style-name="T7">cabeçalho</text:span></text:p>
          </draw:text-box>
        </draw:frame>
        <draw:polygon draw:style-name="gr14" draw:text-style-name="P11" draw:layer="layout" svg:width="1.067cm" svg:height="1.197cm" svg:x="3.282cm" svg:y="10.02cm" svg:viewBox="0 0 1068 1198" draw:points="534,1198 0,1198 0,0 1068,0 1068,1198">
          <text:p/>
        </draw:polygon>
        <draw:frame draw:style-name="gr22" draw:text-style-name="P14" draw:layer="layout" svg:width="0.891cm" svg:height="0.412cm" svg:x="2.05cm" svg:y="10.432cm">
          <draw:text-box>
            <text:p text:style-name="P2"><text:span text:style-name="T7">nSeq</text:span></text:p>
          </draw:text-box>
        </draw:frame>
        <draw:polygon draw:style-name="gr10" draw:text-style-name="P10" draw:layer="layout" svg:width="1.659cm" svg:height="1.198cm" svg:x="1.665cm" svg:y="11.328cm" svg:viewBox="0 0 1660 1199" draw:points="830,1199 0,1199 0,0 1660,0 1660,1199">
          <text:p/>
        </draw:polygon>
        <draw:frame draw:style-name="gr9" draw:text-style-name="P5" draw:layer="layout" svg:width="0.528cm" svg:height="0.615cm" svg:x="3.648cm" svg:y="10.339cm">
          <draw:text-box>
            <text:p text:style-name="P2"><text:span text:style-name="T2">5</text:span></text:p>
          </draw:text-box>
        </draw:frame>
        <draw:polygon draw:style-name="gr11" draw:text-style-name="P11" draw:layer="layout" svg:width="1.067cm" svg:height="1.198cm" svg:x="3.282cm" svg:y="11.328cm" svg:viewBox="0 0 1068 1199" draw:points="534,1199 0,1199 0,0 1068,0 1068,1199">
          <text:p/>
        </draw:polygon>
        <draw:polygon draw:style-name="gr12" draw:text-style-name="P12" draw:layer="layout" svg:width="1.067cm" svg:height="1.198cm" svg:x="3.282cm" svg:y="11.328cm" svg:viewBox="0 0 1068 1199" draw:points="534,1199 0,1199 0,0 1068,0 1068,1199">
          <text:p/>
        </draw:polygon>
        <draw:frame draw:style-name="gr22" draw:text-style-name="P14" draw:layer="layout" svg:width="0.891cm" svg:height="0.412cm" svg:x="2.05cm" svg:y="11.741cm">
          <draw:text-box>
            <text:p text:style-name="P2"><text:span text:style-name="T7">pSeq</text:span></text:p>
          </draw:text-box>
        </draw:frame>
        <draw:polygon draw:style-name="gr10" draw:text-style-name="P10" draw:layer="layout" svg:width="1.659cm" svg:height="1.198cm" svg:x="1.665cm" svg:y="12.65cm" svg:viewBox="0 0 1660 1199" draw:points="830,1199 0,1199 0,0 1660,0 1660,1199">
          <text:p/>
        </draw:polygon>
        <draw:frame draw:style-name="gr9" draw:text-style-name="P5" draw:layer="layout" svg:width="0.528cm" svg:height="0.615cm" svg:x="3.648cm" svg:y="11.648cm">
          <draw:text-box>
            <text:p text:style-name="P2"><text:span text:style-name="T2">2</text:span></text:p>
          </draw:text-box>
        </draw:frame>
        <draw:polygon draw:style-name="gr14" draw:text-style-name="P11" draw:layer="layout" svg:width="1.067cm" svg:height="1.198cm" svg:x="3.282cm" svg:y="12.65cm" svg:viewBox="0 0 1068 1199" draw:points="534,1199 0,1199 0,0 1068,0 1068,1199">
          <text:p/>
        </draw:polygon>
        <draw:frame draw:style-name="gr23" draw:text-style-name="P14" draw:layer="layout" svg:width="0.781cm" svg:height="0.412cm" svg:x="2.117cm" svg:y="13.063cm">
          <draw:text-box>
            <text:p text:style-name="P2"><text:span text:style-name="T7">Prox</text:span></text:p>
          </draw:text-box>
        </draw:frame>
        <draw:frame draw:style-name="gr9" draw:text-style-name="P5" draw:layer="layout" svg:width="0.528cm" svg:height="0.615cm" svg:x="3.648cm" svg:y="12.971cm">
          <draw:text-box>
            <text:p text:style-name="P2"><text:span text:style-name="T2">5</text:span></text:p>
          </draw:text-box>
        </draw:frame>
      </draw:page>
      <draw:page draw:name="page6" draw:style-name="dp1" draw:master-page-name="master-page3">
        <draw:polygon draw:style-name="gr1" draw:text-style-name="P1" draw:layer="layout" svg:width="27.998cm" svg:height="15.749cm" svg:x="0cm" svg:y="0cm" svg:viewBox="0 0 27999 15750" draw:points="0,0 27999,0 27999,15750 0,15750">
          <text:p/>
        </draw:polygon>
        <draw:frame draw:style-name="gr2" draw:text-style-name="P3" draw:layer="layout" svg:width="0.493cm" svg:height="0.547cm" svg:x="1.401cm" svg:y="14.348cm">
          <draw:text-box>
            <text:p text:style-name="P2"><text:span text:style-name="T1"><text:s/></text:span></text:p>
          </draw:text-box>
        </draw:frame>
        <draw:polygon draw:style-name="gr3" draw:text-style-name="P4" draw:layer="layout" svg:width="8.021cm" svg:height="5cm" svg:x="1.198cm" svg:y="4cm" svg:viewBox="0 0 8022 5001" draw:points="4012,5001 0,5001 0,0 8022,0 8022,5001">
          <text:p/>
        </draw:polygon>
        <draw:frame draw:style-name="gr2" draw:text-style-name="P3" draw:layer="layout" svg:width="0.493cm" svg:height="0.547cm" svg:x="13.952cm" svg:y="14.348cm">
          <draw:text-box>
            <text:p text:style-name="P2"><text:span text:style-name="T1"><text:s/></text:span></text:p>
          </draw:text-box>
        </draw:frame>
        <draw:frame draw:style-name="gr4" draw:text-style-name="P5" draw:layer="layout" svg:width="2.445cm" svg:height="0.615cm" svg:x="3.99cm" svg:y="8.067cm">
          <draw:text-box>
            <text:p text:style-name="P2"><text:span text:style-name="T2">pedaço 0</text:span></text:p>
          </draw:text-box>
        </draw:frame>
        <draw:polygon draw:style-name="gr5" draw:text-style-name="P6" draw:layer="layout" svg:width="1.856cm" svg:height="1.332cm" svg:x="1.284cm" svg:y="4.16cm" svg:viewBox="0 0 1857 1333" draw:points="929,1333 0,1333 0,0 1857,0 1857,1333">
          <text:p/>
        </draw:polygon>
        <draw:frame draw:style-name="gr29" draw:text-style-name="P15" draw:layer="layout" svg:width="11.106cm" svg:height="1.182cm" svg:x="1.401cm" svg:y="1.354cm">
          <draw:text-box>
            <text:p text:style-name="P2"><text:span text:style-name="T8">2. Inserir o elemento 31</text:span></text:p>
          </draw:text-box>
        </draw:frame>
        <draw:polygon draw:style-name="gr7" draw:text-style-name="P8" draw:layer="layout" svg:width="1.856cm" svg:height="0.793cm" svg:x="1.284cm" svg:y="5.515cm" svg:viewBox="0 0 1857 794" draw:points="929,794 0,794 0,0 1857,0 1857,794">
          <text:p/>
        </draw:polygon>
        <draw:frame draw:style-name="gr8" draw:text-style-name="P9" draw:layer="layout" svg:width="1.145cm" svg:height="0.53cm" svg:x="1.64cm" svg:y="4.583cm">
          <draw:text-box>
            <text:p text:style-name="P2"><text:span text:style-name="T4">dado</text:span></text:p>
          </draw:text-box>
        </draw:frame>
        <draw:polygon draw:style-name="gr5" draw:text-style-name="P6" draw:layer="layout" svg:width="1.855cm" svg:height="1.332cm" svg:x="3.276cm" svg:y="4.158cm" svg:viewBox="0 0 1856 1333" draw:points="928,1333 0,1333 0,0 1856,0 1856,1333">
          <text:p/>
        </draw:polygon>
        <draw:frame draw:style-name="gr9" draw:text-style-name="P5" draw:layer="layout" svg:width="0.528cm" svg:height="0.615cm" svg:x="2.043cm" svg:y="5.633cm">
          <draw:text-box>
            <text:p text:style-name="P2"><text:span text:style-name="T2">3</text:span></text:p>
          </draw:text-box>
        </draw:frame>
        <draw:polygon draw:style-name="gr7" draw:text-style-name="P8" draw:layer="layout" svg:width="1.855cm" svg:height="0.794cm" svg:x="3.276cm" svg:y="5.512cm" svg:viewBox="0 0 1856 795" draw:points="928,795 0,795 0,0 1856,0 1856,795">
          <text:p/>
        </draw:polygon>
        <draw:frame draw:style-name="gr8" draw:text-style-name="P9" draw:layer="layout" svg:width="1.145cm" svg:height="0.53cm" svg:x="3.634cm" svg:y="4.583cm">
          <draw:text-box>
            <text:p text:style-name="P2"><text:span text:style-name="T4">dado</text:span></text:p>
          </draw:text-box>
        </draw:frame>
        <draw:polygon draw:style-name="gr5" draw:text-style-name="P6" draw:layer="layout" svg:width="1.856cm" svg:height="1.33cm" svg:x="5.264cm" svg:y="4.16cm" svg:viewBox="0 0 1857 1331" draw:points="927,1331 0,1331 0,0 1857,0 1857,1331">
          <text:p/>
        </draw:polygon>
        <draw:frame draw:style-name="gr9" draw:text-style-name="P5" draw:layer="layout" svg:width="0.528cm" svg:height="0.615cm" svg:x="4.036cm" svg:y="5.63cm">
          <draw:text-box>
            <text:p text:style-name="P2"><text:span text:style-name="T2">5</text:span></text:p>
          </draw:text-box>
        </draw:frame>
        <draw:polygon draw:style-name="gr7" draw:text-style-name="P8" draw:layer="layout" svg:width="1.856cm" svg:height="0.792cm" svg:x="5.264cm" svg:y="5.513cm" svg:viewBox="0 0 1857 793" draw:points="927,793 0,793 0,0 1857,0 1857,793">
          <text:p/>
        </draw:polygon>
        <draw:polygon draw:style-name="gr5" draw:text-style-name="P6" draw:layer="layout" svg:width="1.856cm" svg:height="1.332cm" svg:x="7.218cm" svg:y="4.16cm" svg:viewBox="0 0 1857 1333" draw:points="929,1333 0,1333 0,0 1857,0 1857,1333">
          <text:p/>
        </draw:polygon>
        <draw:frame draw:style-name="gr8" draw:text-style-name="P9" draw:layer="layout" svg:width="1.145cm" svg:height="0.53cm" svg:x="5.62cm" svg:y="4.583cm">
          <draw:text-box>
            <text:p text:style-name="P2"><text:span text:style-name="T4">dado</text:span></text:p>
          </draw:text-box>
        </draw:frame>
        <draw:polygon draw:style-name="gr7" draw:text-style-name="P8" draw:layer="layout" svg:width="1.856cm" svg:height="0.793cm" svg:x="7.218cm" svg:y="5.515cm" svg:viewBox="0 0 1857 794" draw:points="929,794 0,794 0,0 1857,0 1857,794">
          <text:p/>
        </draw:polygon>
        <draw:polygon draw:style-name="gr10" draw:text-style-name="P10" draw:layer="layout" svg:width="1.856cm" svg:height="1.331cm" svg:x="1.284cm" svg:y="6.529cm" svg:viewBox="0 0 1857 1332" draw:points="929,1332 0,1332 0,0 1857,0 1857,1332">
          <text:p/>
        </draw:polygon>
        <draw:frame draw:style-name="gr8" draw:text-style-name="P9" draw:layer="layout" svg:width="1.145cm" svg:height="0.53cm" svg:x="7.578cm" svg:y="4.583cm">
          <draw:text-box>
            <text:p text:style-name="P2"><text:span text:style-name="T4">dado</text:span></text:p>
          </draw:text-box>
        </draw:frame>
        <draw:polygon draw:style-name="gr11" draw:text-style-name="P11" draw:layer="layout" svg:width="1.192cm" svg:height="1.331cm" svg:x="3.094cm" svg:y="6.529cm" svg:viewBox="0 0 1193 1332" draw:points="597,1332 0,1332 0,0 1193,0 1193,1332">
          <text:p/>
        </draw:polygon>
        <draw:polygon draw:style-name="gr12" draw:text-style-name="P12" draw:layer="layout" svg:width="1.192cm" svg:height="1.331cm" svg:x="3.094cm" svg:y="6.529cm" svg:viewBox="0 0 1193 1332" draw:points="597,1332 0,1332 0,0 1193,0 1193,1332">
          <text:p/>
        </draw:polygon>
        <draw:frame draw:style-name="gr13" draw:text-style-name="P9" draw:layer="layout" svg:width="0.832cm" svg:height="0.53cm" svg:x="1.799cm" svg:y="6.954cm">
          <draw:text-box>
            <text:p text:style-name="P2"><text:span text:style-name="T4">Qtd</text:span></text:p>
          </draw:text-box>
        </draw:frame>
        <draw:polygon draw:style-name="gr10" draw:text-style-name="P10" draw:layer="layout" svg:width="1.856cm" svg:height="1.331cm" svg:x="6.081cm" svg:y="6.529cm" svg:viewBox="0 0 1857 1332" draw:points="930,1332 0,1332 0,0 1857,0 1857,1332">
          <text:p/>
        </draw:polygon>
        <draw:frame draw:style-name="gr9" draw:text-style-name="P5" draw:layer="layout" svg:width="0.528cm" svg:height="0.615cm" svg:x="3.521cm" svg:y="6.917cm">
          <draw:text-box>
            <text:p text:style-name="P2"><text:span text:style-name="T2">2</text:span></text:p>
          </draw:text-box>
        </draw:frame>
        <draw:polygon draw:style-name="gr14" draw:text-style-name="P11" draw:layer="layout" svg:width="1.192cm" svg:height="1.331cm" svg:x="7.891cm" svg:y="6.529cm" svg:viewBox="0 0 1193 1332" draw:points="597,1332 0,1332 0,0 1193,0 1193,1332">
          <text:p/>
        </draw:polygon>
        <draw:frame draw:style-name="gr15" draw:text-style-name="P9" draw:layer="layout" svg:width="1.014cm" svg:height="0.53cm" svg:x="6.519cm" svg:y="6.954cm">
          <draw:text-box>
            <text:p text:style-name="P2"><text:span text:style-name="T4">Prox</text:span></text:p>
          </draw:text-box>
        </draw:frame>
        <draw:polygon draw:style-name="gr3" draw:text-style-name="P4" draw:layer="layout" svg:width="8.021cm" svg:height="5cm" svg:x="9.998cm" svg:y="4cm" svg:viewBox="0 0 8022 5001" draw:points="4013,5001 0,5001 0,0 8022,0 8022,5001">
          <text:p/>
        </draw:polygon>
        <draw:frame draw:style-name="gr9" draw:text-style-name="P5" draw:layer="layout" svg:width="0.528cm" svg:height="0.615cm" svg:x="8.319cm" svg:y="6.917cm">
          <draw:text-box>
            <text:p text:style-name="P2"><text:span text:style-name="T2">3</text:span></text:p>
          </draw:text-box>
        </draw:frame>
        <draw:polygon draw:style-name="gr5" draw:text-style-name="P6" draw:layer="layout" svg:width="1.856cm" svg:height="1.332cm" svg:x="10.084cm" svg:y="4.16cm" svg:viewBox="0 0 1857 1333" draw:points="930,1333 0,1333 0,0 1857,0 1857,1333">
          <text:p/>
        </draw:polygon>
        <draw:frame draw:style-name="gr4" draw:text-style-name="P5" draw:layer="layout" svg:width="2.445cm" svg:height="0.615cm" svg:x="12.788cm" svg:y="8.067cm">
          <draw:text-box>
            <text:p text:style-name="P2"><text:span text:style-name="T2">pedaço 1</text:span></text:p>
          </draw:text-box>
        </draw:frame>
        <draw:polygon draw:style-name="gr7" draw:text-style-name="P8" draw:layer="layout" svg:width="1.856cm" svg:height="0.793cm" svg:x="10.084cm" svg:y="5.515cm" svg:viewBox="0 0 1857 794" draw:points="930,794 0,794 0,0 1857,0 1857,794">
          <text:p/>
        </draw:polygon>
        <draw:frame draw:style-name="gr8" draw:text-style-name="P9" draw:layer="layout" svg:width="1.145cm" svg:height="0.53cm" svg:x="10.442cm" svg:y="4.583cm">
          <draw:text-box>
            <text:p text:style-name="P2"><text:span text:style-name="T4">dado</text:span></text:p>
          </draw:text-box>
        </draw:frame>
        <draw:polygon draw:style-name="gr5" draw:text-style-name="P6" draw:layer="layout" svg:width="1.856cm" svg:height="1.332cm" svg:x="12.076cm" svg:y="4.158cm" svg:viewBox="0 0 1857 1333" draw:points="927,1333 0,1333 0,0 1857,0 1857,1333">
          <text:p/>
        </draw:polygon>
        <draw:frame draw:style-name="gr16" draw:text-style-name="P5" draw:layer="layout" svg:width="0.679cm" svg:height="0.615cm" svg:x="10.675cm" svg:y="5.633cm">
          <draw:text-box>
            <text:p text:style-name="P2"><text:span text:style-name="T2">42</text:span></text:p>
          </draw:text-box>
        </draw:frame>
        <draw:polygon draw:style-name="gr7" draw:text-style-name="P8" draw:layer="layout" svg:width="1.856cm" svg:height="0.794cm" svg:x="12.076cm" svg:y="5.512cm" svg:viewBox="0 0 1857 795" draw:points="927,795 0,795 0,0 1857,0 1857,795">
          <text:p/>
        </draw:polygon>
        <draw:frame draw:style-name="gr8" draw:text-style-name="P9" draw:layer="layout" svg:width="1.145cm" svg:height="0.53cm" svg:x="12.432cm" svg:y="4.583cm">
          <draw:text-box>
            <text:p text:style-name="P2"><text:span text:style-name="T4">dado</text:span></text:p>
          </draw:text-box>
        </draw:frame>
        <draw:polygon draw:style-name="gr5" draw:text-style-name="P6" draw:layer="layout" svg:width="1.856cm" svg:height="1.33cm" svg:x="14.064cm" svg:y="4.16cm" svg:viewBox="0 0 1857 1331" draw:points="927,1331 0,1331 0,0 1857,0 1857,1331">
          <text:p/>
        </draw:polygon>
        <draw:frame draw:style-name="gr16" draw:text-style-name="P5" draw:layer="layout" svg:width="0.679cm" svg:height="0.615cm" svg:x="12.665cm" svg:y="5.63cm">
          <draw:text-box>
            <text:p text:style-name="P2"><text:span text:style-name="T2">51</text:span></text:p>
          </draw:text-box>
        </draw:frame>
        <draw:polygon draw:style-name="gr7" draw:text-style-name="P8" draw:layer="layout" svg:width="1.856cm" svg:height="0.792cm" svg:x="14.064cm" svg:y="5.513cm" svg:viewBox="0 0 1857 793" draw:points="927,793 0,793 0,0 1857,0 1857,793">
          <text:p/>
        </draw:polygon>
        <draw:polygon draw:style-name="gr5" draw:text-style-name="P6" draw:layer="layout" svg:width="1.856cm" svg:height="1.332cm" svg:x="16.019cm" svg:y="4.16cm" svg:viewBox="0 0 1857 1333" draw:points="927,1333 0,1333 0,0 1857,0 1857,1333">
          <text:p/>
        </draw:polygon>
        <draw:frame draw:style-name="gr8" draw:text-style-name="P9" draw:layer="layout" svg:width="1.145cm" svg:height="0.53cm" svg:x="14.422cm" svg:y="4.583cm">
          <draw:text-box>
            <text:p text:style-name="P2"><text:span text:style-name="T4">dado</text:span></text:p>
          </draw:text-box>
        </draw:frame>
        <draw:polygon draw:style-name="gr7" draw:text-style-name="P8" draw:layer="layout" svg:width="1.856cm" svg:height="0.793cm" svg:x="16.019cm" svg:y="5.515cm" svg:viewBox="0 0 1857 794" draw:points="927,794 0,794 0,0 1857,0 1857,794">
          <text:p/>
        </draw:polygon>
        <draw:polygon draw:style-name="gr10" draw:text-style-name="P10" draw:layer="layout" svg:width="1.856cm" svg:height="1.331cm" svg:x="10.084cm" svg:y="6.529cm" svg:viewBox="0 0 1857 1332" draw:points="930,1332 0,1332 0,0 1857,0 1857,1332">
          <text:p/>
        </draw:polygon>
        <draw:frame draw:style-name="gr8" draw:text-style-name="P9" draw:layer="layout" svg:width="1.145cm" svg:height="0.53cm" svg:x="16.376cm" svg:y="4.583cm">
          <draw:text-box>
            <text:p text:style-name="P2"><text:span text:style-name="T4">dado</text:span></text:p>
          </draw:text-box>
        </draw:frame>
        <draw:polygon draw:style-name="gr14" draw:text-style-name="P11" draw:layer="layout" svg:width="1.192cm" svg:height="1.331cm" svg:x="11.894cm" svg:y="6.529cm" svg:viewBox="0 0 1193 1332" draw:points="597,1332 0,1332 0,0 1193,0 1193,1332">
          <text:p/>
        </draw:polygon>
        <draw:frame draw:style-name="gr13" draw:text-style-name="P9" draw:layer="layout" svg:width="0.832cm" svg:height="0.53cm" svg:x="10.597cm" svg:y="6.954cm">
          <draw:text-box>
            <text:p text:style-name="P2"><text:span text:style-name="T4">Qtd</text:span></text:p>
          </draw:text-box>
        </draw:frame>
        <draw:polygon draw:style-name="gr10" draw:text-style-name="P10" draw:layer="layout" svg:width="1.856cm" svg:height="1.331cm" svg:x="14.882cm" svg:y="6.529cm" svg:viewBox="0 0 1857 1332" draw:points="928,1332 0,1332 0,0 1857,0 1857,1332">
          <text:p/>
        </draw:polygon>
        <draw:frame draw:style-name="gr9" draw:text-style-name="P5" draw:layer="layout" svg:width="0.528cm" svg:height="0.615cm" svg:x="12.323cm" svg:y="6.917cm">
          <draw:text-box>
            <text:p text:style-name="P2"><text:span text:style-name="T2">2</text:span></text:p>
          </draw:text-box>
        </draw:frame>
        <draw:polygon draw:style-name="gr14" draw:text-style-name="P11" draw:layer="layout" svg:width="1.192cm" svg:height="1.331cm" svg:x="16.691cm" svg:y="6.529cm" svg:viewBox="0 0 1193 1332" draw:points="598,1332 0,1332 0,0 1193,0 1193,1332">
          <text:p/>
        </draw:polygon>
        <draw:frame draw:style-name="gr15" draw:text-style-name="P9" draw:layer="layout" svg:width="1.014cm" svg:height="0.53cm" svg:x="15.321cm" svg:y="6.954cm">
          <draw:text-box>
            <text:p text:style-name="P2"><text:span text:style-name="T4">Prox</text:span></text:p>
          </draw:text-box>
        </draw:frame>
        <draw:polygon draw:style-name="gr3" draw:text-style-name="P4" draw:layer="layout" svg:width="8.021cm" svg:height="5cm" svg:x="19.199cm" svg:y="4cm" svg:viewBox="0 0 8022 5001" draw:points="4011,5001 0,5001 0,0 8022,0 8022,5001">
          <text:p/>
        </draw:polygon>
        <draw:frame draw:style-name="gr9" draw:text-style-name="P5" draw:layer="layout" svg:width="0.528cm" svg:height="0.615cm" svg:x="17.12cm" svg:y="6.917cm">
          <draw:text-box>
            <text:p text:style-name="P2"><text:span text:style-name="T2">4</text:span></text:p>
          </draw:text-box>
        </draw:frame>
        <draw:polygon draw:style-name="gr5" draw:text-style-name="P6" draw:layer="layout" svg:width="1.856cm" svg:height="1.332cm" svg:x="19.284cm" svg:y="4.16cm" svg:viewBox="0 0 1857 1333" draw:points="930,1333 0,1333 0,0 1857,0 1857,1333">
          <text:p/>
        </draw:polygon>
        <draw:frame draw:style-name="gr4" draw:text-style-name="P5" draw:layer="layout" svg:width="2.445cm" svg:height="0.615cm" svg:x="21.989cm" svg:y="8.067cm">
          <draw:text-box>
            <text:p text:style-name="P2"><text:span text:style-name="T2">pedaço 2</text:span></text:p>
          </draw:text-box>
        </draw:frame>
        <draw:polygon draw:style-name="gr7" draw:text-style-name="P8" draw:layer="layout" svg:width="1.856cm" svg:height="0.793cm" svg:x="19.284cm" svg:y="5.515cm" svg:viewBox="0 0 1857 794" draw:points="930,794 0,794 0,0 1857,0 1857,794">
          <text:p/>
        </draw:polygon>
        <draw:frame draw:style-name="gr8" draw:text-style-name="P9" draw:layer="layout" svg:width="1.145cm" svg:height="0.53cm" svg:x="19.643cm" svg:y="4.583cm">
          <draw:text-box>
            <text:p text:style-name="P2"><text:span text:style-name="T4">dado</text:span></text:p>
          </draw:text-box>
        </draw:frame>
        <draw:polygon draw:style-name="gr5" draw:text-style-name="P6" draw:layer="layout" svg:width="1.856cm" svg:height="1.332cm" svg:x="21.275cm" svg:y="4.158cm" svg:viewBox="0 0 1857 1333" draw:points="930,1333 0,1333 0,0 1857,0 1857,1333">
          <text:p/>
        </draw:polygon>
        <draw:frame draw:style-name="gr9" draw:text-style-name="P5" draw:layer="layout" svg:width="0.528cm" svg:height="0.615cm" svg:x="20.045cm" svg:y="5.633cm">
          <draw:text-box>
            <text:p text:style-name="P2"><text:span text:style-name="T2">2</text:span></text:p>
          </draw:text-box>
        </draw:frame>
        <draw:polygon draw:style-name="gr7" draw:text-style-name="P8" draw:layer="layout" svg:width="1.856cm" svg:height="0.794cm" svg:x="21.275cm" svg:y="5.512cm" svg:viewBox="0 0 1857 795" draw:points="930,795 0,795 0,0 1857,0 1857,795">
          <text:p/>
        </draw:polygon>
        <draw:frame draw:style-name="gr8" draw:text-style-name="P9" draw:layer="layout" svg:width="1.145cm" svg:height="0.53cm" svg:x="21.632cm" svg:y="4.583cm">
          <draw:text-box>
            <text:p text:style-name="P2"><text:span text:style-name="T4">dado</text:span></text:p>
          </draw:text-box>
        </draw:frame>
        <draw:polygon draw:style-name="gr5" draw:text-style-name="P6" draw:layer="layout" svg:width="1.856cm" svg:height="1.33cm" svg:x="23.264cm" svg:y="4.16cm" svg:viewBox="0 0 1857 1331" draw:points="927,1331 0,1331 0,0 1857,0 1857,1331">
          <text:p/>
        </draw:polygon>
        <draw:frame draw:style-name="gr9" draw:text-style-name="P5" draw:layer="layout" svg:width="0.528cm" svg:height="0.615cm" svg:x="22.035cm" svg:y="5.63cm">
          <draw:text-box>
            <text:p text:style-name="P2"><text:span text:style-name="T2">8</text:span></text:p>
          </draw:text-box>
        </draw:frame>
        <draw:polygon draw:style-name="gr7" draw:text-style-name="P8" draw:layer="layout" svg:width="1.856cm" svg:height="0.792cm" svg:x="23.264cm" svg:y="5.513cm" svg:viewBox="0 0 1857 793" draw:points="927,793 0,793 0,0 1857,0 1857,793">
          <text:p/>
        </draw:polygon>
        <draw:frame draw:style-name="gr8" draw:text-style-name="P9" draw:layer="layout" svg:width="1.145cm" svg:height="0.53cm" svg:x="23.622cm" svg:y="4.583cm">
          <draw:text-box>
            <text:p text:style-name="P2"><text:span text:style-name="T4">dado</text:span></text:p>
          </draw:text-box>
        </draw:frame>
        <draw:polygon draw:style-name="gr5" draw:text-style-name="P6" draw:layer="layout" svg:width="1.856cm" svg:height="1.332cm" svg:x="25.218cm" svg:y="4.16cm" svg:viewBox="0 0 1857 1333" draw:points="929,1333 0,1333 0,0 1857,0 1857,1333">
          <text:p/>
        </draw:polygon>
        <draw:frame draw:style-name="gr18" draw:text-style-name="P5" draw:layer="layout" svg:width="0.528cm" svg:height="0.589cm" svg:x="24.045cm" svg:y="5.642cm">
          <draw:text-box>
            <text:p text:style-name="P2"><text:span text:style-name="T5">9</text:span></text:p>
          </draw:text-box>
        </draw:frame>
        <draw:polygon draw:style-name="gr7" draw:text-style-name="P8" draw:layer="layout" svg:width="1.856cm" svg:height="0.793cm" svg:x="25.218cm" svg:y="5.515cm" svg:viewBox="0 0 1857 794" draw:points="929,794 0,794 0,0 1857,0 1857,794">
          <text:p/>
        </draw:polygon>
        <draw:frame draw:style-name="gr8" draw:text-style-name="P9" draw:layer="layout" svg:width="1.145cm" svg:height="0.53cm" svg:x="25.576cm" svg:y="4.583cm">
          <draw:text-box>
            <text:p text:style-name="P2"><text:span text:style-name="T4">dado</text:span></text:p>
          </draw:text-box>
        </draw:frame>
        <draw:polygon draw:style-name="gr10" draw:text-style-name="P10" draw:layer="layout" svg:width="1.856cm" svg:height="1.331cm" svg:x="19.284cm" svg:y="6.529cm" svg:viewBox="0 0 1857 1332" draw:points="930,1332 0,1332 0,0 1857,0 1857,1332">
          <text:p/>
        </draw:polygon>
        <draw:frame draw:style-name="gr17" draw:text-style-name="P5" draw:layer="layout" svg:width="0.595cm" svg:height="0.589cm" svg:x="25.873cm" svg:y="5.645cm">
          <draw:text-box>
            <text:p text:style-name="P2"><text:span text:style-name="T5">11</text:span></text:p>
          </draw:text-box>
        </draw:frame>
        <draw:polygon draw:style-name="gr14" draw:text-style-name="P11" draw:layer="layout" svg:width="1.191cm" svg:height="1.331cm" svg:x="21.095cm" svg:y="6.529cm" svg:viewBox="0 0 1192 1332" draw:points="596,1332 0,1332 0,0 1192,0 1192,1332">
          <text:p/>
        </draw:polygon>
        <draw:frame draw:style-name="gr13" draw:text-style-name="P9" draw:layer="layout" svg:width="0.832cm" svg:height="0.53cm" svg:x="19.798cm" svg:y="6.954cm">
          <draw:text-box>
            <text:p text:style-name="P2"><text:span text:style-name="T4">Qtd</text:span></text:p>
          </draw:text-box>
        </draw:frame>
        <draw:polygon draw:style-name="gr10" draw:text-style-name="P10" draw:layer="layout" svg:width="1.856cm" svg:height="1.331cm" svg:x="24.081cm" svg:y="6.529cm" svg:viewBox="0 0 1857 1332" draw:points="929,1332 0,1332 0,0 1857,0 1857,1332">
          <text:p/>
        </draw:polygon>
        <draw:frame draw:style-name="gr9" draw:text-style-name="P5" draw:layer="layout" svg:width="0.528cm" svg:height="0.615cm" svg:x="21.523cm" svg:y="6.917cm">
          <draw:text-box>
            <text:p text:style-name="P2"><text:span text:style-name="T2">4</text:span></text:p>
          </draw:text-box>
        </draw:frame>
        <draw:polygon draw:style-name="gr14" draw:text-style-name="P11" draw:layer="layout" svg:width="1.192cm" svg:height="1.331cm" svg:x="25.891cm" svg:y="6.529cm" svg:viewBox="0 0 1193 1332" draw:points="597,1332 0,1332 0,0 1193,0 1193,1332">
          <text:p/>
        </draw:polygon>
        <draw:frame draw:style-name="gr15" draw:text-style-name="P9" draw:layer="layout" svg:width="1.014cm" svg:height="0.53cm" svg:x="24.522cm" svg:y="6.954cm">
          <draw:text-box>
            <text:p text:style-name="P2"><text:span text:style-name="T4">Prox</text:span></text:p>
          </draw:text-box>
        </draw:frame>
        <draw:polygon draw:style-name="gr3" draw:text-style-name="P4" draw:layer="layout" svg:width="8.021cm" svg:height="5cm" svg:x="1.198cm" svg:y="4cm" svg:viewBox="0 0 8022 5001" draw:points="4012,5001 0,5001 0,0 8022,0 8022,5001">
          <text:p/>
        </draw:polygon>
        <draw:frame draw:style-name="gr9" draw:text-style-name="P5" draw:layer="layout" svg:width="0.528cm" svg:height="0.615cm" svg:x="26.321cm" svg:y="6.917cm">
          <draw:text-box>
            <text:p text:style-name="P2"><text:span text:style-name="T2">0</text:span></text:p>
          </draw:text-box>
        </draw:frame>
        <draw:polygon draw:style-name="gr5" draw:text-style-name="P6" draw:layer="layout" svg:width="1.856cm" svg:height="1.332cm" svg:x="1.284cm" svg:y="4.16cm" svg:viewBox="0 0 1857 1333" draw:points="929,1333 0,1333 0,0 1857,0 1857,1333">
          <text:p/>
        </draw:polygon>
        <draw:frame draw:style-name="gr4" draw:text-style-name="P5" draw:layer="layout" svg:width="2.445cm" svg:height="0.615cm" svg:x="3.99cm" svg:y="8.067cm">
          <draw:text-box>
            <text:p text:style-name="P2"><text:span text:style-name="T2">pedaço 0</text:span></text:p>
          </draw:text-box>
        </draw:frame>
        <draw:polygon draw:style-name="gr7" draw:text-style-name="P8" draw:layer="layout" svg:width="1.856cm" svg:height="0.793cm" svg:x="1.284cm" svg:y="5.515cm" svg:viewBox="0 0 1857 794" draw:points="929,794 0,794 0,0 1857,0 1857,794">
          <text:p/>
        </draw:polygon>
        <draw:frame draw:style-name="gr8" draw:text-style-name="P9" draw:layer="layout" svg:width="1.145cm" svg:height="0.53cm" svg:x="1.64cm" svg:y="4.583cm">
          <draw:text-box>
            <text:p text:style-name="P2"><text:span text:style-name="T4">dado</text:span></text:p>
          </draw:text-box>
        </draw:frame>
        <draw:polygon draw:style-name="gr5" draw:text-style-name="P6" draw:layer="layout" svg:width="1.855cm" svg:height="1.332cm" svg:x="3.276cm" svg:y="4.158cm" svg:viewBox="0 0 1856 1333" draw:points="928,1333 0,1333 0,0 1856,0 1856,1333">
          <text:p/>
        </draw:polygon>
        <draw:frame draw:style-name="gr9" draw:text-style-name="P5" draw:layer="layout" svg:width="0.528cm" svg:height="0.615cm" svg:x="2.043cm" svg:y="5.633cm">
          <draw:text-box>
            <text:p text:style-name="P2"><text:span text:style-name="T2">3</text:span></text:p>
          </draw:text-box>
        </draw:frame>
        <draw:polygon draw:style-name="gr7" draw:text-style-name="P8" draw:layer="layout" svg:width="1.855cm" svg:height="0.794cm" svg:x="3.276cm" svg:y="5.512cm" svg:viewBox="0 0 1856 795" draw:points="928,795 0,795 0,0 1856,0 1856,795">
          <text:p/>
        </draw:polygon>
        <draw:frame draw:style-name="gr8" draw:text-style-name="P9" draw:layer="layout" svg:width="1.145cm" svg:height="0.53cm" svg:x="3.634cm" svg:y="4.583cm">
          <draw:text-box>
            <text:p text:style-name="P2"><text:span text:style-name="T4">dado</text:span></text:p>
          </draw:text-box>
        </draw:frame>
        <draw:polygon draw:style-name="gr5" draw:text-style-name="P6" draw:layer="layout" svg:width="1.856cm" svg:height="1.33cm" svg:x="5.264cm" svg:y="4.16cm" svg:viewBox="0 0 1857 1331" draw:points="927,1331 0,1331 0,0 1857,0 1857,1331">
          <text:p/>
        </draw:polygon>
        <draw:frame draw:style-name="gr9" draw:text-style-name="P5" draw:layer="layout" svg:width="0.528cm" svg:height="0.615cm" svg:x="4.036cm" svg:y="5.63cm">
          <draw:text-box>
            <text:p text:style-name="P2"><text:span text:style-name="T2">5</text:span></text:p>
          </draw:text-box>
        </draw:frame>
        <draw:polygon draw:style-name="gr7" draw:text-style-name="P8" draw:layer="layout" svg:width="1.856cm" svg:height="0.792cm" svg:x="5.264cm" svg:y="5.513cm" svg:viewBox="0 0 1857 793" draw:points="927,793 0,793 0,0 1857,0 1857,793">
          <text:p/>
        </draw:polygon>
        <draw:polygon draw:style-name="gr5" draw:text-style-name="P6" draw:layer="layout" svg:width="1.856cm" svg:height="1.332cm" svg:x="7.218cm" svg:y="4.16cm" svg:viewBox="0 0 1857 1333" draw:points="929,1333 0,1333 0,0 1857,0 1857,1333">
          <text:p/>
        </draw:polygon>
        <draw:frame draw:style-name="gr8" draw:text-style-name="P9" draw:layer="layout" svg:width="1.145cm" svg:height="0.53cm" svg:x="5.62cm" svg:y="4.583cm">
          <draw:text-box>
            <text:p text:style-name="P2"><text:span text:style-name="T4">dado</text:span></text:p>
          </draw:text-box>
        </draw:frame>
        <draw:polygon draw:style-name="gr7" draw:text-style-name="P8" draw:layer="layout" svg:width="1.856cm" svg:height="0.793cm" svg:x="7.218cm" svg:y="5.515cm" svg:viewBox="0 0 1857 794" draw:points="929,794 0,794 0,0 1857,0 1857,794">
          <text:p/>
        </draw:polygon>
        <draw:polygon draw:style-name="gr10" draw:text-style-name="P10" draw:layer="layout" svg:width="1.856cm" svg:height="1.331cm" svg:x="1.284cm" svg:y="6.529cm" svg:viewBox="0 0 1857 1332" draw:points="929,1332 0,1332 0,0 1857,0 1857,1332">
          <text:p/>
        </draw:polygon>
        <draw:frame draw:style-name="gr8" draw:text-style-name="P9" draw:layer="layout" svg:width="1.145cm" svg:height="0.53cm" svg:x="7.578cm" svg:y="4.583cm">
          <draw:text-box>
            <text:p text:style-name="P2"><text:span text:style-name="T4">dado</text:span></text:p>
          </draw:text-box>
        </draw:frame>
        <draw:polygon draw:style-name="gr14" draw:text-style-name="P11" draw:layer="layout" svg:width="1.192cm" svg:height="1.331cm" svg:x="3.094cm" svg:y="6.529cm" svg:viewBox="0 0 1193 1332" draw:points="597,1332 0,1332 0,0 1193,0 1193,1332">
          <text:p/>
        </draw:polygon>
        <draw:frame draw:style-name="gr13" draw:text-style-name="P9" draw:layer="layout" svg:width="0.832cm" svg:height="0.53cm" svg:x="1.799cm" svg:y="6.954cm">
          <draw:text-box>
            <text:p text:style-name="P2"><text:span text:style-name="T4">Qtd</text:span></text:p>
          </draw:text-box>
        </draw:frame>
        <draw:polygon draw:style-name="gr10" draw:text-style-name="P10" draw:layer="layout" svg:width="1.856cm" svg:height="1.331cm" svg:x="6.081cm" svg:y="6.529cm" svg:viewBox="0 0 1857 1332" draw:points="930,1332 0,1332 0,0 1857,0 1857,1332">
          <text:p/>
        </draw:polygon>
        <draw:frame draw:style-name="gr9" draw:text-style-name="P5" draw:layer="layout" svg:width="0.528cm" svg:height="0.615cm" svg:x="3.521cm" svg:y="6.917cm">
          <draw:text-box>
            <text:p text:style-name="P2"><text:span text:style-name="T2">2</text:span></text:p>
          </draw:text-box>
        </draw:frame>
        <draw:polygon draw:style-name="gr14" draw:text-style-name="P11" draw:layer="layout" svg:width="1.192cm" svg:height="1.331cm" svg:x="7.891cm" svg:y="6.529cm" svg:viewBox="0 0 1193 1332" draw:points="597,1332 0,1332 0,0 1193,0 1193,1332">
          <text:p/>
        </draw:polygon>
        <draw:frame draw:style-name="gr15" draw:text-style-name="P9" draw:layer="layout" svg:width="1.014cm" svg:height="0.53cm" svg:x="6.519cm" svg:y="6.954cm">
          <draw:text-box>
            <text:p text:style-name="P2"><text:span text:style-name="T4">Prox</text:span></text:p>
          </draw:text-box>
        </draw:frame>
        <draw:polygon draw:style-name="gr3" draw:text-style-name="P4" draw:layer="layout" svg:width="8.021cm" svg:height="5cm" svg:x="1.198cm" svg:y="4cm" svg:viewBox="0 0 8022 5001" draw:points="4012,5001 0,5001 0,0 8022,0 8022,5001">
          <text:p/>
        </draw:polygon>
        <draw:frame draw:style-name="gr9" draw:text-style-name="P5" draw:layer="layout" svg:width="0.528cm" svg:height="0.615cm" svg:x="8.319cm" svg:y="6.917cm">
          <draw:text-box>
            <text:p text:style-name="P2"><text:span text:style-name="T2">3</text:span></text:p>
          </draw:text-box>
        </draw:frame>
        <draw:polygon draw:style-name="gr5" draw:text-style-name="P6" draw:layer="layout" svg:width="1.856cm" svg:height="1.332cm" svg:x="1.284cm" svg:y="4.16cm" svg:viewBox="0 0 1857 1333" draw:points="929,1333 0,1333 0,0 1857,0 1857,1333">
          <text:p/>
        </draw:polygon>
        <draw:frame draw:style-name="gr4" draw:text-style-name="P5" draw:layer="layout" svg:width="2.445cm" svg:height="0.615cm" svg:x="3.99cm" svg:y="8.067cm">
          <draw:text-box>
            <text:p text:style-name="P2"><text:span text:style-name="T2">pedaço 0</text:span></text:p>
          </draw:text-box>
        </draw:frame>
        <draw:polygon draw:style-name="gr7" draw:text-style-name="P8" draw:layer="layout" svg:width="1.856cm" svg:height="0.793cm" svg:x="1.284cm" svg:y="5.515cm" svg:viewBox="0 0 1857 794" draw:points="929,794 0,794 0,0 1857,0 1857,794">
          <text:p/>
        </draw:polygon>
        <draw:frame draw:style-name="gr8" draw:text-style-name="P9" draw:layer="layout" svg:width="1.145cm" svg:height="0.53cm" svg:x="1.64cm" svg:y="4.583cm">
          <draw:text-box>
            <text:p text:style-name="P2"><text:span text:style-name="T4">dado</text:span></text:p>
          </draw:text-box>
        </draw:frame>
        <draw:polygon draw:style-name="gr5" draw:text-style-name="P6" draw:layer="layout" svg:width="1.855cm" svg:height="1.332cm" svg:x="3.276cm" svg:y="4.158cm" svg:viewBox="0 0 1856 1333" draw:points="928,1333 0,1333 0,0 1856,0 1856,1333">
          <text:p/>
        </draw:polygon>
        <draw:frame draw:style-name="gr16" draw:text-style-name="P5" draw:layer="layout" svg:width="0.679cm" svg:height="0.615cm" svg:x="1.873cm" svg:y="5.633cm">
          <draw:text-box>
            <text:p text:style-name="P2"><text:span text:style-name="T2">14</text:span></text:p>
          </draw:text-box>
        </draw:frame>
        <draw:polygon draw:style-name="gr7" draw:text-style-name="P8" draw:layer="layout" svg:width="1.855cm" svg:height="0.794cm" svg:x="3.276cm" svg:y="5.512cm" svg:viewBox="0 0 1856 795" draw:points="928,795 0,795 0,0 1856,0 1856,795">
          <text:p/>
        </draw:polygon>
        <draw:frame draw:style-name="gr8" draw:text-style-name="P9" draw:layer="layout" svg:width="1.145cm" svg:height="0.53cm" svg:x="3.634cm" svg:y="4.583cm">
          <draw:text-box>
            <text:p text:style-name="P2"><text:span text:style-name="T4">dado</text:span></text:p>
          </draw:text-box>
        </draw:frame>
        <draw:polygon draw:style-name="gr5" draw:text-style-name="P6" draw:layer="layout" svg:width="1.856cm" svg:height="1.33cm" svg:x="5.264cm" svg:y="4.16cm" svg:viewBox="0 0 1857 1331" draw:points="927,1331 0,1331 0,0 1857,0 1857,1331">
          <text:p/>
        </draw:polygon>
        <draw:frame draw:style-name="gr16" draw:text-style-name="P5" draw:layer="layout" svg:width="0.679cm" svg:height="0.615cm" svg:x="3.866cm" svg:y="5.63cm">
          <draw:text-box>
            <text:p text:style-name="P2"><text:span text:style-name="T2">18</text:span></text:p>
          </draw:text-box>
        </draw:frame>
        <draw:polygon draw:style-name="gr7" draw:text-style-name="P8" draw:layer="layout" svg:width="1.856cm" svg:height="0.792cm" svg:x="5.264cm" svg:y="5.513cm" svg:viewBox="0 0 1857 793" draw:points="927,793 0,793 0,0 1857,0 1857,793">
          <text:p/>
        </draw:polygon>
        <draw:frame draw:style-name="gr8" draw:text-style-name="P9" draw:layer="layout" svg:width="1.145cm" svg:height="0.53cm" svg:x="5.62cm" svg:y="4.583cm">
          <draw:text-box>
            <text:p text:style-name="P2"><text:span text:style-name="T4">dado</text:span></text:p>
          </draw:text-box>
        </draw:frame>
        <draw:polygon draw:style-name="gr5" draw:text-style-name="P6" draw:layer="layout" svg:width="1.856cm" svg:height="1.332cm" svg:x="7.218cm" svg:y="4.16cm" svg:viewBox="0 0 1857 1333" draw:points="929,1333 0,1333 0,0 1857,0 1857,1333">
          <text:p/>
        </draw:polygon>
        <draw:frame draw:style-name="gr19" draw:text-style-name="P13" draw:layer="layout" svg:width="0.705cm" svg:height="0.712cm" svg:x="5.842cm" svg:y="5.588cm">
          <draw:text-box>
            <text:p text:style-name="P2"><text:span text:style-name="T6">23</text:span></text:p>
          </draw:text-box>
        </draw:frame>
        <draw:polygon draw:style-name="gr28" draw:text-style-name="P18" draw:layer="layout" svg:width="1.856cm" svg:height="0.793cm" svg:x="7.218cm" svg:y="5.515cm" svg:viewBox="0 0 1857 794" draw:points="929,794 0,794 0,0 1857,0 1857,794">
          <text:p/>
        </draw:polygon>
        <draw:frame draw:style-name="gr8" draw:text-style-name="P9" draw:layer="layout" svg:width="1.145cm" svg:height="0.53cm" svg:x="7.578cm" svg:y="4.583cm">
          <draw:text-box>
            <text:p text:style-name="P2"><text:span text:style-name="T4">dado</text:span></text:p>
          </draw:text-box>
        </draw:frame>
        <draw:polygon draw:style-name="gr10" draw:text-style-name="P10" draw:layer="layout" svg:width="1.856cm" svg:height="1.331cm" svg:x="1.284cm" svg:y="6.529cm" svg:viewBox="0 0 1857 1332" draw:points="929,1332 0,1332 0,0 1857,0 1857,1332">
          <text:p/>
        </draw:polygon>
        <draw:frame draw:style-name="gr17" draw:text-style-name="P5" draw:layer="layout" svg:width="0.595cm" svg:height="0.589cm" svg:x="7.849cm" svg:y="5.645cm">
          <draw:text-box>
            <text:p text:style-name="P2"><text:span text:style-name="T5">31</text:span></text:p>
          </draw:text-box>
        </draw:frame>
        <draw:polygon draw:style-name="gr11" draw:text-style-name="P11" draw:layer="layout" svg:width="1.192cm" svg:height="1.331cm" svg:x="3.094cm" svg:y="6.529cm" svg:viewBox="0 0 1193 1332" draw:points="597,1332 0,1332 0,0 1193,0 1193,1332">
          <text:p/>
        </draw:polygon>
        <draw:polygon draw:style-name="gr12" draw:text-style-name="P12" draw:layer="layout" svg:width="1.192cm" svg:height="1.331cm" svg:x="3.094cm" svg:y="6.529cm" svg:viewBox="0 0 1193 1332" draw:points="597,1332 0,1332 0,0 1193,0 1193,1332">
          <text:p/>
        </draw:polygon>
        <draw:frame draw:style-name="gr13" draw:text-style-name="P9" draw:layer="layout" svg:width="0.832cm" svg:height="0.53cm" svg:x="1.799cm" svg:y="6.954cm">
          <draw:text-box>
            <text:p text:style-name="P2"><text:span text:style-name="T4">Qtd</text:span></text:p>
          </draw:text-box>
        </draw:frame>
        <draw:polygon draw:style-name="gr10" draw:text-style-name="P10" draw:layer="layout" svg:width="1.856cm" svg:height="1.331cm" svg:x="6.081cm" svg:y="6.529cm" svg:viewBox="0 0 1857 1332" draw:points="930,1332 0,1332 0,0 1857,0 1857,1332">
          <text:p/>
        </draw:polygon>
        <draw:frame draw:style-name="gr9" draw:text-style-name="P5" draw:layer="layout" svg:width="0.528cm" svg:height="0.615cm" svg:x="3.521cm" svg:y="6.917cm">
          <draw:text-box>
            <text:p text:style-name="P2"><text:span text:style-name="T2">3</text:span></text:p>
          </draw:text-box>
        </draw:frame>
        <draw:polygon draw:style-name="gr14" draw:text-style-name="P11" draw:layer="layout" svg:width="1.192cm" svg:height="1.331cm" svg:x="7.891cm" svg:y="6.529cm" svg:viewBox="0 0 1193 1332" draw:points="597,1332 0,1332 0,0 1193,0 1193,1332">
          <text:p/>
        </draw:polygon>
        <draw:frame draw:style-name="gr15" draw:text-style-name="P9" draw:layer="layout" svg:width="1.014cm" svg:height="0.53cm" svg:x="6.519cm" svg:y="6.954cm">
          <draw:text-box>
            <text:p text:style-name="P2"><text:span text:style-name="T4">Prox</text:span></text:p>
          </draw:text-box>
        </draw:frame>
        <draw:polygon draw:style-name="gr3" draw:text-style-name="P4" draw:layer="layout" svg:width="8.021cm" svg:height="5cm" svg:x="17.378cm" svg:y="9.6cm" svg:viewBox="0 0 8022 5001" draw:points="4011,5001 0,5001 0,0 8022,0 8022,5001">
          <text:p/>
        </draw:polygon>
        <draw:frame draw:style-name="gr9" draw:text-style-name="P5" draw:layer="layout" svg:width="0.528cm" svg:height="0.615cm" svg:x="8.319cm" svg:y="6.917cm">
          <draw:text-box>
            <text:p text:style-name="P2"><text:span text:style-name="T2">3</text:span></text:p>
          </draw:text-box>
        </draw:frame>
        <draw:polygon draw:style-name="gr5" draw:text-style-name="P6" draw:layer="layout" svg:width="1.856cm" svg:height="1.332cm" svg:x="17.464cm" svg:y="9.76cm" svg:viewBox="0 0 1857 1333" draw:points="928,1333 0,1333 0,0 1857,0 1857,1333">
          <text:p/>
        </draw:polygon>
        <draw:frame draw:style-name="gr4" draw:text-style-name="P5" draw:layer="layout" svg:width="2.445cm" svg:height="0.615cm" svg:x="20.168cm" svg:y="13.666cm">
          <draw:text-box>
            <text:p text:style-name="P2"><text:span text:style-name="T2">pedaço 4</text:span></text:p>
          </draw:text-box>
        </draw:frame>
        <draw:polygon draw:style-name="gr7" draw:text-style-name="P8" draw:layer="layout" svg:width="1.856cm" svg:height="0.793cm" svg:x="17.464cm" svg:y="11.115cm" svg:viewBox="0 0 1857 794" draw:points="928,794 0,794 0,0 1857,0 1857,794">
          <text:p/>
        </draw:polygon>
        <draw:frame draw:style-name="gr8" draw:text-style-name="P9" draw:layer="layout" svg:width="1.145cm" svg:height="0.53cm" svg:x="17.822cm" svg:y="10.186cm">
          <draw:text-box>
            <text:p text:style-name="P2"><text:span text:style-name="T4">dado</text:span></text:p>
          </draw:text-box>
        </draw:frame>
        <draw:polygon draw:style-name="gr5" draw:text-style-name="P6" draw:layer="layout" svg:width="1.856cm" svg:height="1.332cm" svg:x="19.454cm" svg:y="9.758cm" svg:viewBox="0 0 1857 1333" draw:points="930,1333 0,1333 0,0 1857,0 1857,1333">
          <text:p/>
        </draw:polygon>
        <draw:frame draw:style-name="gr16" draw:text-style-name="P5" draw:layer="layout" svg:width="0.679cm" svg:height="0.615cm" svg:x="18.055cm" svg:y="11.232cm">
          <draw:text-box>
            <text:p text:style-name="P2"><text:span text:style-name="T2">72</text:span></text:p>
          </draw:text-box>
        </draw:frame>
        <draw:polygon draw:style-name="gr7" draw:text-style-name="P8" draw:layer="layout" svg:width="1.856cm" svg:height="0.794cm" svg:x="19.454cm" svg:y="11.112cm" svg:viewBox="0 0 1857 795" draw:points="930,795 0,795 0,0 1857,0 1857,795">
          <text:p/>
        </draw:polygon>
        <draw:frame draw:style-name="gr8" draw:text-style-name="P9" draw:layer="layout" svg:width="1.145cm" svg:height="0.53cm" svg:x="19.812cm" svg:y="10.182cm">
          <draw:text-box>
            <text:p text:style-name="P2"><text:span text:style-name="T4">dado</text:span></text:p>
          </draw:text-box>
        </draw:frame>
        <draw:polygon draw:style-name="gr5" draw:text-style-name="P6" draw:layer="layout" svg:width="1.856cm" svg:height="1.33cm" svg:x="21.442cm" svg:y="9.76cm" svg:viewBox="0 0 1857 1331" draw:points="929,1331 0,1331 0,0 1857,0 1857,1331">
          <text:p/>
        </draw:polygon>
        <draw:frame draw:style-name="gr16" draw:text-style-name="P5" draw:layer="layout" svg:width="0.679cm" svg:height="0.615cm" svg:x="20.045cm" svg:y="11.232cm">
          <draw:text-box>
            <text:p text:style-name="P2"><text:span text:style-name="T2">80</text:span></text:p>
          </draw:text-box>
        </draw:frame>
        <draw:polygon draw:style-name="gr7" draw:text-style-name="P8" draw:layer="layout" svg:width="1.856cm" svg:height="0.792cm" svg:x="21.442cm" svg:y="11.113cm" svg:viewBox="0 0 1857 793" draw:points="929,793 0,793 0,0 1857,0 1857,793">
          <text:p/>
        </draw:polygon>
        <draw:polygon draw:style-name="gr5" draw:text-style-name="P6" draw:layer="layout" svg:width="1.856cm" svg:height="1.332cm" svg:x="23.397cm" svg:y="9.76cm" svg:viewBox="0 0 1857 1333" draw:points="929,1333 0,1333 0,0 1857,0 1857,1333">
          <text:p/>
        </draw:polygon>
        <draw:frame draw:style-name="gr8" draw:text-style-name="P9" draw:layer="layout" svg:width="1.145cm" svg:height="0.53cm" svg:x="21.802cm" svg:y="10.186cm">
          <draw:text-box>
            <text:p text:style-name="P2"><text:span text:style-name="T4">dado</text:span></text:p>
          </draw:text-box>
        </draw:frame>
        <draw:polygon draw:style-name="gr7" draw:text-style-name="P8" draw:layer="layout" svg:width="1.856cm" svg:height="0.793cm" svg:x="23.397cm" svg:y="11.115cm" svg:viewBox="0 0 1857 794" draw:points="929,794 0,794 0,0 1857,0 1857,794">
          <text:p/>
        </draw:polygon>
        <draw:polygon draw:style-name="gr10" draw:text-style-name="P10" draw:layer="layout" svg:width="1.856cm" svg:height="1.331cm" svg:x="17.464cm" svg:y="12.129cm" svg:viewBox="0 0 1857 1332" draw:points="928,1332 0,1332 0,0 1857,0 1857,1332">
          <text:p/>
        </draw:polygon>
        <draw:frame draw:style-name="gr8" draw:text-style-name="P9" draw:layer="layout" svg:width="1.145cm" svg:height="0.53cm" svg:x="23.756cm" svg:y="10.186cm">
          <draw:text-box>
            <text:p text:style-name="P2"><text:span text:style-name="T4">dado</text:span></text:p>
          </draw:text-box>
        </draw:frame>
        <draw:polygon draw:style-name="gr14" draw:text-style-name="P11" draw:layer="layout" svg:width="1.192cm" svg:height="1.331cm" svg:x="19.274cm" svg:y="12.129cm" svg:viewBox="0 0 1193 1332" draw:points="596,1332 0,1332 0,0 1193,0 1193,1332">
          <text:p/>
        </draw:polygon>
        <draw:frame draw:style-name="gr13" draw:text-style-name="P9" draw:layer="layout" svg:width="0.832cm" svg:height="0.53cm" svg:x="17.978cm" svg:y="12.553cm">
          <draw:text-box>
            <text:p text:style-name="P2"><text:span text:style-name="T4">Qtd</text:span></text:p>
          </draw:text-box>
        </draw:frame>
        <draw:polygon draw:style-name="gr10" draw:text-style-name="P10" draw:layer="layout" svg:width="1.856cm" svg:height="1.331cm" svg:x="22.26cm" svg:y="12.129cm" svg:viewBox="0 0 1857 1332" draw:points="930,1332 0,1332 0,0 1857,0 1857,1332">
          <text:p/>
        </draw:polygon>
        <draw:frame draw:style-name="gr9" draw:text-style-name="P5" draw:layer="layout" svg:width="0.528cm" svg:height="0.615cm" svg:x="19.703cm" svg:y="12.516cm">
          <draw:text-box>
            <text:p text:style-name="P2"><text:span text:style-name="T2">2</text:span></text:p>
          </draw:text-box>
        </draw:frame>
        <draw:polygon draw:style-name="gr14" draw:text-style-name="P11" draw:layer="layout" svg:width="1.192cm" svg:height="1.331cm" svg:x="24.071cm" svg:y="12.129cm" svg:viewBox="0 0 1193 1332" draw:points="596,1332 0,1332 0,0 1193,0 1193,1332">
          <text:p/>
        </draw:polygon>
        <draw:frame draw:style-name="gr15" draw:text-style-name="P9" draw:layer="layout" svg:width="1.014cm" svg:height="0.53cm" svg:x="22.698cm" svg:y="12.553cm">
          <draw:text-box>
            <text:p text:style-name="P2"><text:span text:style-name="T4">Prox</text:span></text:p>
          </draw:text-box>
        </draw:frame>
        <draw:polygon draw:style-name="gr3" draw:text-style-name="P4" draw:layer="layout" svg:width="8.021cm" svg:height="5cm" svg:x="8.183cm" svg:y="9.56cm" svg:viewBox="0 0 8022 5001" draw:points="4012,5001 0,5001 0,0 8022,0 8022,5001">
          <text:p/>
        </draw:polygon>
        <draw:frame draw:style-name="gr20" draw:text-style-name="P9" draw:layer="layout" svg:width="0.459cm" svg:height="0.53cm" svg:x="24.44cm" svg:y="12.553cm">
          <draw:text-box>
            <text:p text:style-name="P2"><text:span text:style-name="T4">-1</text:span></text:p>
          </draw:text-box>
        </draw:frame>
        <draw:polygon draw:style-name="gr5" draw:text-style-name="P6" draw:layer="layout" svg:width="1.856cm" svg:height="1.332cm" svg:x="8.269cm" svg:y="9.72cm" svg:viewBox="0 0 1857 1333" draw:points="930,1333 0,1333 0,0 1857,0 1857,1333">
          <text:p/>
        </draw:polygon>
        <draw:frame draw:style-name="gr4" draw:text-style-name="P5" draw:layer="layout" svg:width="2.445cm" svg:height="0.615cm" svg:x="10.975cm" svg:y="13.627cm">
          <draw:text-box>
            <text:p text:style-name="P2"><text:span text:style-name="T2">pedaço 3</text:span></text:p>
          </draw:text-box>
        </draw:frame>
        <draw:polygon draw:style-name="gr7" draw:text-style-name="P8" draw:layer="layout" svg:width="1.856cm" svg:height="0.793cm" svg:x="8.269cm" svg:y="11.075cm" svg:viewBox="0 0 1857 794" draw:points="930,794 0,794 0,0 1857,0 1857,794">
          <text:p/>
        </draw:polygon>
        <draw:frame draw:style-name="gr8" draw:text-style-name="P9" draw:layer="layout" svg:width="1.145cm" svg:height="0.53cm" svg:x="8.625cm" svg:y="10.147cm">
          <draw:text-box>
            <text:p text:style-name="P2"><text:span text:style-name="T4">dado</text:span></text:p>
          </draw:text-box>
        </draw:frame>
        <draw:polygon draw:style-name="gr5" draw:text-style-name="P6" draw:layer="layout" svg:width="1.855cm" svg:height="1.332cm" svg:x="10.261cm" svg:y="9.718cm" svg:viewBox="0 0 1856 1333" draw:points="928,1333 0,1333 0,0 1856,0 1856,1333">
          <text:p/>
        </draw:polygon>
        <draw:frame draw:style-name="gr16" draw:text-style-name="P5" draw:layer="layout" svg:width="0.679cm" svg:height="0.615cm" svg:x="8.858cm" svg:y="11.193cm">
          <draw:text-box>
            <text:p text:style-name="P2"><text:span text:style-name="T2">32</text:span></text:p>
          </draw:text-box>
        </draw:frame>
        <draw:polygon draw:style-name="gr7" draw:text-style-name="P8" draw:layer="layout" svg:width="1.855cm" svg:height="0.794cm" svg:x="10.261cm" svg:y="11.072cm" svg:viewBox="0 0 1856 795" draw:points="928,795 0,795 0,0 1856,0 1856,795">
          <text:p/>
        </draw:polygon>
        <draw:frame draw:style-name="gr8" draw:text-style-name="P9" draw:layer="layout" svg:width="1.145cm" svg:height="0.53cm" svg:x="10.619cm" svg:y="10.143cm">
          <draw:text-box>
            <text:p text:style-name="P2"><text:span text:style-name="T4">dado</text:span></text:p>
          </draw:text-box>
        </draw:frame>
        <draw:polygon draw:style-name="gr5" draw:text-style-name="P6" draw:layer="layout" svg:width="1.856cm" svg:height="1.33cm" svg:x="12.249cm" svg:y="9.72cm" svg:viewBox="0 0 1857 1331" draw:points="927,1331 0,1331 0,0 1857,0 1857,1331">
          <text:p/>
        </draw:polygon>
        <draw:frame draw:style-name="gr16" draw:text-style-name="P5" draw:layer="layout" svg:width="0.679cm" svg:height="0.615cm" svg:x="10.851cm" svg:y="11.189cm">
          <draw:text-box>
            <text:p text:style-name="P2"><text:span text:style-name="T2">35</text:span></text:p>
          </draw:text-box>
        </draw:frame>
        <draw:polygon draw:style-name="gr7" draw:text-style-name="P8" draw:layer="layout" svg:width="1.856cm" svg:height="0.792cm" svg:x="12.249cm" svg:y="11.073cm" svg:viewBox="0 0 1857 793" draw:points="927,793 0,793 0,0 1857,0 1857,793">
          <text:p/>
        </draw:polygon>
        <draw:frame draw:style-name="gr8" draw:text-style-name="P9" draw:layer="layout" svg:width="1.145cm" svg:height="0.53cm" svg:x="12.605cm" svg:y="10.143cm">
          <draw:text-box>
            <text:p text:style-name="P2"><text:span text:style-name="T4">dado</text:span></text:p>
          </draw:text-box>
        </draw:frame>
        <draw:polygon draw:style-name="gr5" draw:text-style-name="P6" draw:layer="layout" svg:width="1.856cm" svg:height="1.332cm" svg:x="14.203cm" svg:y="9.72cm" svg:viewBox="0 0 1857 1333" draw:points="929,1333 0,1333 0,0 1857,0 1857,1333">
          <text:p/>
        </draw:polygon>
        <draw:frame draw:style-name="gr17" draw:text-style-name="P5" draw:layer="layout" svg:width="0.595cm" svg:height="0.589cm" svg:x="12.88cm" svg:y="11.201cm">
          <draw:text-box>
            <text:p text:style-name="P2"><text:span text:style-name="T5">38</text:span></text:p>
          </draw:text-box>
        </draw:frame>
        <draw:polygon draw:style-name="gr7" draw:text-style-name="P8" draw:layer="layout" svg:width="1.856cm" svg:height="0.793cm" svg:x="14.203cm" svg:y="11.075cm" svg:viewBox="0 0 1857 794" draw:points="929,794 0,794 0,0 1857,0 1857,794">
          <text:p/>
        </draw:polygon>
        <draw:frame draw:style-name="gr8" draw:text-style-name="P9" draw:layer="layout" svg:width="1.145cm" svg:height="0.53cm" svg:x="14.563cm" svg:y="10.147cm">
          <draw:text-box>
            <text:p text:style-name="P2"><text:span text:style-name="T4">dado</text:span></text:p>
          </draw:text-box>
        </draw:frame>
        <draw:polygon draw:style-name="gr10" draw:text-style-name="P10" draw:layer="layout" svg:width="1.856cm" svg:height="1.331cm" svg:x="8.269cm" svg:y="12.089cm" svg:viewBox="0 0 1857 1332" draw:points="930,1332 0,1332 0,0 1857,0 1857,1332">
          <text:p/>
        </draw:polygon>
        <draw:frame draw:style-name="gr17" draw:text-style-name="P5" draw:layer="layout" svg:width="0.595cm" svg:height="0.589cm" svg:x="14.834cm" svg:y="11.205cm">
          <draw:text-box>
            <text:p text:style-name="P2"><text:span text:style-name="T5">40</text:span></text:p>
          </draw:text-box>
        </draw:frame>
        <draw:polygon draw:style-name="gr14" draw:text-style-name="P11" draw:layer="layout" svg:width="1.192cm" svg:height="1.331cm" svg:x="10.079cm" svg:y="12.089cm" svg:viewBox="0 0 1193 1332" draw:points="598,1332 0,1332 0,0 1193,0 1193,1332">
          <text:p/>
        </draw:polygon>
        <draw:frame draw:style-name="gr13" draw:text-style-name="P9" draw:layer="layout" svg:width="0.832cm" svg:height="0.53cm" svg:x="8.784cm" svg:y="12.514cm">
          <draw:text-box>
            <text:p text:style-name="P2"><text:span text:style-name="T4">Qtd</text:span></text:p>
          </draw:text-box>
        </draw:frame>
        <draw:polygon draw:style-name="gr10" draw:text-style-name="P10" draw:layer="layout" svg:width="1.856cm" svg:height="1.331cm" svg:x="13.066cm" svg:y="12.089cm" svg:viewBox="0 0 1857 1332" draw:points="930,1332 0,1332 0,0 1857,0 1857,1332">
          <text:p/>
        </draw:polygon>
        <draw:frame draw:style-name="gr9" draw:text-style-name="P5" draw:layer="layout" svg:width="0.528cm" svg:height="0.615cm" svg:x="10.506cm" svg:y="12.477cm">
          <draw:text-box>
            <text:p text:style-name="P2"><text:span text:style-name="T2">4</text:span></text:p>
          </draw:text-box>
        </draw:frame>
        <draw:polygon draw:style-name="gr14" draw:text-style-name="P11" draw:layer="layout" svg:width="1.192cm" svg:height="1.331cm" svg:x="14.876cm" svg:y="12.089cm" svg:viewBox="0 0 1193 1332" draw:points="598,1332 0,1332 0,0 1193,0 1193,1332">
          <text:p/>
        </draw:polygon>
        <draw:frame draw:style-name="gr15" draw:text-style-name="P9" draw:layer="layout" svg:width="1.014cm" svg:height="0.53cm" svg:x="13.504cm" svg:y="12.514cm">
          <draw:text-box>
            <text:p text:style-name="P2"><text:span text:style-name="T4">Prox</text:span></text:p>
          </draw:text-box>
        </draw:frame>
        <draw:polygon draw:style-name="gr3" draw:text-style-name="P4" draw:layer="layout" svg:width="3.513cm" svg:height="4.938cm" svg:x="1.287cm" svg:y="9.862cm" svg:viewBox="0 0 3514 4939" draw:points="1758,4939 0,4939 0,0 3514,0 3514,4939">
          <text:p/>
        </draw:polygon>
        <draw:frame draw:style-name="gr9" draw:text-style-name="P5" draw:layer="layout" svg:width="0.528cm" svg:height="0.615cm" svg:x="15.304cm" svg:y="12.477cm">
          <draw:text-box>
            <text:p text:style-name="P2"><text:span text:style-name="T2">1</text:span></text:p>
          </draw:text-box>
        </draw:frame>
        <draw:polygon draw:style-name="gr10" draw:text-style-name="P10" draw:layer="layout" svg:width="1.659cm" svg:height="1.197cm" svg:x="1.665cm" svg:y="10.02cm" svg:viewBox="0 0 1660 1198" draw:points="830,1198 0,1198 0,0 1660,0 1660,1198">
          <text:p/>
        </draw:polygon>
        <draw:frame draw:style-name="gr21" draw:text-style-name="P14" draw:layer="layout" svg:width="1.801cm" svg:height="0.412cm" svg:x="2.145cm" svg:y="14.065cm">
          <draw:text-box>
            <text:p text:style-name="P2"><text:span text:style-name="T7">cabeçalho</text:span></text:p>
          </draw:text-box>
        </draw:frame>
        <draw:polygon draw:style-name="gr14" draw:text-style-name="P11" draw:layer="layout" svg:width="1.067cm" svg:height="1.197cm" svg:x="3.282cm" svg:y="10.02cm" svg:viewBox="0 0 1068 1198" draw:points="534,1198 0,1198 0,0 1068,0 1068,1198">
          <text:p/>
        </draw:polygon>
        <draw:frame draw:style-name="gr22" draw:text-style-name="P14" draw:layer="layout" svg:width="0.891cm" svg:height="0.412cm" svg:x="2.05cm" svg:y="10.432cm">
          <draw:text-box>
            <text:p text:style-name="P2"><text:span text:style-name="T7">nSeq</text:span></text:p>
          </draw:text-box>
        </draw:frame>
        <draw:polygon draw:style-name="gr10" draw:text-style-name="P10" draw:layer="layout" svg:width="1.659cm" svg:height="1.198cm" svg:x="1.665cm" svg:y="11.328cm" svg:viewBox="0 0 1660 1199" draw:points="830,1199 0,1199 0,0 1660,0 1660,1199">
          <text:p/>
        </draw:polygon>
        <draw:frame draw:style-name="gr9" draw:text-style-name="P5" draw:layer="layout" svg:width="0.528cm" svg:height="0.615cm" svg:x="3.648cm" svg:y="10.339cm">
          <draw:text-box>
            <text:p text:style-name="P2"><text:span text:style-name="T2">5</text:span></text:p>
          </draw:text-box>
        </draw:frame>
        <draw:polygon draw:style-name="gr14" draw:text-style-name="P11" draw:layer="layout" svg:width="1.067cm" svg:height="1.198cm" svg:x="3.282cm" svg:y="11.328cm" svg:viewBox="0 0 1068 1199" draw:points="534,1199 0,1199 0,0 1068,0 1068,1199">
          <text:p/>
        </draw:polygon>
        <draw:frame draw:style-name="gr22" draw:text-style-name="P14" draw:layer="layout" svg:width="0.891cm" svg:height="0.412cm" svg:x="2.05cm" svg:y="11.741cm">
          <draw:text-box>
            <text:p text:style-name="P2"><text:span text:style-name="T7">pSeq</text:span></text:p>
          </draw:text-box>
        </draw:frame>
        <draw:polygon draw:style-name="gr10" draw:text-style-name="P10" draw:layer="layout" svg:width="1.659cm" svg:height="1.198cm" svg:x="1.665cm" svg:y="12.65cm" svg:viewBox="0 0 1660 1199" draw:points="830,1199 0,1199 0,0 1660,0 1660,1199">
          <text:p/>
        </draw:polygon>
        <draw:frame draw:style-name="gr9" draw:text-style-name="P5" draw:layer="layout" svg:width="0.528cm" svg:height="0.615cm" svg:x="3.648cm" svg:y="11.648cm">
          <draw:text-box>
            <text:p text:style-name="P2"><text:span text:style-name="T2">2</text:span></text:p>
          </draw:text-box>
        </draw:frame>
        <draw:polygon draw:style-name="gr14" draw:text-style-name="P11" draw:layer="layout" svg:width="1.067cm" svg:height="1.198cm" svg:x="3.282cm" svg:y="12.65cm" svg:viewBox="0 0 1068 1199" draw:points="534,1199 0,1199 0,0 1068,0 1068,1199">
          <text:p/>
        </draw:polygon>
        <draw:frame draw:style-name="gr23" draw:text-style-name="P14" draw:layer="layout" svg:width="0.781cm" svg:height="0.412cm" svg:x="2.117cm" svg:y="13.063cm">
          <draw:text-box>
            <text:p text:style-name="P2"><text:span text:style-name="T7">Prox</text:span></text:p>
          </draw:text-box>
        </draw:frame>
        <draw:frame draw:style-name="gr9" draw:text-style-name="P5" draw:layer="layout" svg:width="0.528cm" svg:height="0.615cm" svg:x="3.648cm" svg:y="12.971cm">
          <draw:text-box>
            <text:p text:style-name="P2"><text:span text:style-name="T2">5</text:span></text:p>
          </draw:text-box>
        </draw:frame>
      </draw:page>
      <draw:page draw:name="page7" draw:style-name="dp1" draw:master-page-name="master-page3">
        <draw:polygon draw:style-name="gr1" draw:text-style-name="P1" draw:layer="layout" svg:width="27.998cm" svg:height="15.749cm" svg:x="0cm" svg:y="0cm" svg:viewBox="0 0 27999 15750" draw:points="0,0 27999,0 27999,15750 0,15750">
          <text:p/>
        </draw:polygon>
        <draw:frame draw:style-name="gr2" draw:text-style-name="P3" draw:layer="layout" svg:width="0.493cm" svg:height="0.547cm" svg:x="1.401cm" svg:y="14.348cm">
          <draw:text-box>
            <text:p text:style-name="P2"><text:span text:style-name="T1"><text:s/></text:span></text:p>
          </draw:text-box>
        </draw:frame>
        <draw:polygon draw:style-name="gr3" draw:text-style-name="P4" draw:layer="layout" svg:width="8.021cm" svg:height="5cm" svg:x="1.198cm" svg:y="4cm" svg:viewBox="0 0 8022 5001" draw:points="4012,5001 0,5001 0,0 8022,0 8022,5001">
          <text:p/>
        </draw:polygon>
        <draw:frame draw:style-name="gr2" draw:text-style-name="P3" draw:layer="layout" svg:width="0.493cm" svg:height="0.547cm" svg:x="13.952cm" svg:y="14.348cm">
          <draw:text-box>
            <text:p text:style-name="P2"><text:span text:style-name="T1"><text:s/></text:span></text:p>
          </draw:text-box>
        </draw:frame>
        <draw:frame draw:style-name="gr4" draw:text-style-name="P5" draw:layer="layout" svg:width="2.445cm" svg:height="0.615cm" svg:x="3.99cm" svg:y="8.067cm">
          <draw:text-box>
            <text:p text:style-name="P2"><text:span text:style-name="T2">pedaço 0</text:span></text:p>
          </draw:text-box>
        </draw:frame>
        <draw:polygon draw:style-name="gr5" draw:text-style-name="P6" draw:layer="layout" svg:width="1.856cm" svg:height="1.332cm" svg:x="1.284cm" svg:y="4.16cm" svg:viewBox="0 0 1857 1333" draw:points="929,1333 0,1333 0,0 1857,0 1857,1333">
          <text:p/>
        </draw:polygon>
        <draw:frame draw:style-name="gr29" draw:text-style-name="P15" draw:layer="layout" svg:width="11.106cm" svg:height="1.182cm" svg:x="1.401cm" svg:y="1.354cm">
          <draw:text-box>
            <text:p text:style-name="P2"><text:span text:style-name="T8">2. Inserir o elemento 31</text:span></text:p>
          </draw:text-box>
        </draw:frame>
        <draw:polygon draw:style-name="gr7" draw:text-style-name="P8" draw:layer="layout" svg:width="1.856cm" svg:height="0.793cm" svg:x="1.284cm" svg:y="5.515cm" svg:viewBox="0 0 1857 794" draw:points="929,794 0,794 0,0 1857,0 1857,794">
          <text:p/>
        </draw:polygon>
        <draw:frame draw:style-name="gr8" draw:text-style-name="P9" draw:layer="layout" svg:width="1.145cm" svg:height="0.53cm" svg:x="1.64cm" svg:y="4.583cm">
          <draw:text-box>
            <text:p text:style-name="P2"><text:span text:style-name="T4">dado</text:span></text:p>
          </draw:text-box>
        </draw:frame>
        <draw:polygon draw:style-name="gr5" draw:text-style-name="P6" draw:layer="layout" svg:width="1.855cm" svg:height="1.332cm" svg:x="3.276cm" svg:y="4.158cm" svg:viewBox="0 0 1856 1333" draw:points="928,1333 0,1333 0,0 1856,0 1856,1333">
          <text:p/>
        </draw:polygon>
        <draw:frame draw:style-name="gr9" draw:text-style-name="P5" draw:layer="layout" svg:width="0.528cm" svg:height="0.615cm" svg:x="2.043cm" svg:y="5.633cm">
          <draw:text-box>
            <text:p text:style-name="P2"><text:span text:style-name="T2">3</text:span></text:p>
          </draw:text-box>
        </draw:frame>
        <draw:polygon draw:style-name="gr7" draw:text-style-name="P8" draw:layer="layout" svg:width="1.855cm" svg:height="0.794cm" svg:x="3.276cm" svg:y="5.512cm" svg:viewBox="0 0 1856 795" draw:points="928,795 0,795 0,0 1856,0 1856,795">
          <text:p/>
        </draw:polygon>
        <draw:frame draw:style-name="gr8" draw:text-style-name="P9" draw:layer="layout" svg:width="1.145cm" svg:height="0.53cm" svg:x="3.634cm" svg:y="4.583cm">
          <draw:text-box>
            <text:p text:style-name="P2"><text:span text:style-name="T4">dado</text:span></text:p>
          </draw:text-box>
        </draw:frame>
        <draw:polygon draw:style-name="gr5" draw:text-style-name="P6" draw:layer="layout" svg:width="1.856cm" svg:height="1.33cm" svg:x="5.264cm" svg:y="4.16cm" svg:viewBox="0 0 1857 1331" draw:points="927,1331 0,1331 0,0 1857,0 1857,1331">
          <text:p/>
        </draw:polygon>
        <draw:frame draw:style-name="gr9" draw:text-style-name="P5" draw:layer="layout" svg:width="0.528cm" svg:height="0.615cm" svg:x="4.036cm" svg:y="5.63cm">
          <draw:text-box>
            <text:p text:style-name="P2"><text:span text:style-name="T2">5</text:span></text:p>
          </draw:text-box>
        </draw:frame>
        <draw:polygon draw:style-name="gr7" draw:text-style-name="P8" draw:layer="layout" svg:width="1.856cm" svg:height="0.792cm" svg:x="5.264cm" svg:y="5.513cm" svg:viewBox="0 0 1857 793" draw:points="927,793 0,793 0,0 1857,0 1857,793">
          <text:p/>
        </draw:polygon>
        <draw:polygon draw:style-name="gr5" draw:text-style-name="P6" draw:layer="layout" svg:width="1.856cm" svg:height="1.332cm" svg:x="7.218cm" svg:y="4.16cm" svg:viewBox="0 0 1857 1333" draw:points="929,1333 0,1333 0,0 1857,0 1857,1333">
          <text:p/>
        </draw:polygon>
        <draw:frame draw:style-name="gr8" draw:text-style-name="P9" draw:layer="layout" svg:width="1.145cm" svg:height="0.53cm" svg:x="5.62cm" svg:y="4.583cm">
          <draw:text-box>
            <text:p text:style-name="P2"><text:span text:style-name="T4">dado</text:span></text:p>
          </draw:text-box>
        </draw:frame>
        <draw:polygon draw:style-name="gr7" draw:text-style-name="P8" draw:layer="layout" svg:width="1.856cm" svg:height="0.793cm" svg:x="7.218cm" svg:y="5.515cm" svg:viewBox="0 0 1857 794" draw:points="929,794 0,794 0,0 1857,0 1857,794">
          <text:p/>
        </draw:polygon>
        <draw:polygon draw:style-name="gr10" draw:text-style-name="P10" draw:layer="layout" svg:width="1.856cm" svg:height="1.331cm" svg:x="1.284cm" svg:y="6.529cm" svg:viewBox="0 0 1857 1332" draw:points="929,1332 0,1332 0,0 1857,0 1857,1332">
          <text:p/>
        </draw:polygon>
        <draw:frame draw:style-name="gr8" draw:text-style-name="P9" draw:layer="layout" svg:width="1.145cm" svg:height="0.53cm" svg:x="7.578cm" svg:y="4.583cm">
          <draw:text-box>
            <text:p text:style-name="P2"><text:span text:style-name="T4">dado</text:span></text:p>
          </draw:text-box>
        </draw:frame>
        <draw:polygon draw:style-name="gr11" draw:text-style-name="P11" draw:layer="layout" svg:width="1.192cm" svg:height="1.331cm" svg:x="3.094cm" svg:y="6.529cm" svg:viewBox="0 0 1193 1332" draw:points="597,1332 0,1332 0,0 1193,0 1193,1332">
          <text:p/>
        </draw:polygon>
        <draw:polygon draw:style-name="gr12" draw:text-style-name="P12" draw:layer="layout" svg:width="1.192cm" svg:height="1.331cm" svg:x="3.094cm" svg:y="6.529cm" svg:viewBox="0 0 1193 1332" draw:points="597,1332 0,1332 0,0 1193,0 1193,1332">
          <text:p/>
        </draw:polygon>
        <draw:frame draw:style-name="gr13" draw:text-style-name="P9" draw:layer="layout" svg:width="0.832cm" svg:height="0.53cm" svg:x="1.799cm" svg:y="6.954cm">
          <draw:text-box>
            <text:p text:style-name="P2"><text:span text:style-name="T4">Qtd</text:span></text:p>
          </draw:text-box>
        </draw:frame>
        <draw:polygon draw:style-name="gr10" draw:text-style-name="P10" draw:layer="layout" svg:width="1.856cm" svg:height="1.331cm" svg:x="6.081cm" svg:y="6.529cm" svg:viewBox="0 0 1857 1332" draw:points="930,1332 0,1332 0,0 1857,0 1857,1332">
          <text:p/>
        </draw:polygon>
        <draw:frame draw:style-name="gr9" draw:text-style-name="P5" draw:layer="layout" svg:width="0.528cm" svg:height="0.615cm" svg:x="3.521cm" svg:y="6.917cm">
          <draw:text-box>
            <text:p text:style-name="P2"><text:span text:style-name="T2">2</text:span></text:p>
          </draw:text-box>
        </draw:frame>
        <draw:polygon draw:style-name="gr14" draw:text-style-name="P11" draw:layer="layout" svg:width="1.192cm" svg:height="1.331cm" svg:x="7.891cm" svg:y="6.529cm" svg:viewBox="0 0 1193 1332" draw:points="597,1332 0,1332 0,0 1193,0 1193,1332">
          <text:p/>
        </draw:polygon>
        <draw:frame draw:style-name="gr15" draw:text-style-name="P9" draw:layer="layout" svg:width="1.014cm" svg:height="0.53cm" svg:x="6.519cm" svg:y="6.954cm">
          <draw:text-box>
            <text:p text:style-name="P2"><text:span text:style-name="T4">Prox</text:span></text:p>
          </draw:text-box>
        </draw:frame>
        <draw:polygon draw:style-name="gr3" draw:text-style-name="P4" draw:layer="layout" svg:width="8.021cm" svg:height="5cm" svg:x="9.998cm" svg:y="4cm" svg:viewBox="0 0 8022 5001" draw:points="4013,5001 0,5001 0,0 8022,0 8022,5001">
          <text:p/>
        </draw:polygon>
        <draw:frame draw:style-name="gr9" draw:text-style-name="P5" draw:layer="layout" svg:width="0.528cm" svg:height="0.615cm" svg:x="8.319cm" svg:y="6.917cm">
          <draw:text-box>
            <text:p text:style-name="P2"><text:span text:style-name="T2">3</text:span></text:p>
          </draw:text-box>
        </draw:frame>
        <draw:polygon draw:style-name="gr5" draw:text-style-name="P6" draw:layer="layout" svg:width="1.856cm" svg:height="1.332cm" svg:x="10.084cm" svg:y="4.16cm" svg:viewBox="0 0 1857 1333" draw:points="930,1333 0,1333 0,0 1857,0 1857,1333">
          <text:p/>
        </draw:polygon>
        <draw:frame draw:style-name="gr4" draw:text-style-name="P5" draw:layer="layout" svg:width="2.445cm" svg:height="0.615cm" svg:x="12.788cm" svg:y="8.067cm">
          <draw:text-box>
            <text:p text:style-name="P2"><text:span text:style-name="T2">pedaço 1</text:span></text:p>
          </draw:text-box>
        </draw:frame>
        <draw:polygon draw:style-name="gr7" draw:text-style-name="P8" draw:layer="layout" svg:width="1.856cm" svg:height="0.793cm" svg:x="10.084cm" svg:y="5.515cm" svg:viewBox="0 0 1857 794" draw:points="930,794 0,794 0,0 1857,0 1857,794">
          <text:p/>
        </draw:polygon>
        <draw:frame draw:style-name="gr8" draw:text-style-name="P9" draw:layer="layout" svg:width="1.145cm" svg:height="0.53cm" svg:x="10.442cm" svg:y="4.583cm">
          <draw:text-box>
            <text:p text:style-name="P2"><text:span text:style-name="T4">dado</text:span></text:p>
          </draw:text-box>
        </draw:frame>
        <draw:polygon draw:style-name="gr5" draw:text-style-name="P6" draw:layer="layout" svg:width="1.856cm" svg:height="1.332cm" svg:x="12.076cm" svg:y="4.158cm" svg:viewBox="0 0 1857 1333" draw:points="927,1333 0,1333 0,0 1857,0 1857,1333">
          <text:p/>
        </draw:polygon>
        <draw:frame draw:style-name="gr16" draw:text-style-name="P5" draw:layer="layout" svg:width="0.679cm" svg:height="0.615cm" svg:x="10.675cm" svg:y="5.633cm">
          <draw:text-box>
            <text:p text:style-name="P2"><text:span text:style-name="T2">42</text:span></text:p>
          </draw:text-box>
        </draw:frame>
        <draw:polygon draw:style-name="gr7" draw:text-style-name="P8" draw:layer="layout" svg:width="1.856cm" svg:height="0.794cm" svg:x="12.076cm" svg:y="5.512cm" svg:viewBox="0 0 1857 795" draw:points="927,795 0,795 0,0 1857,0 1857,795">
          <text:p/>
        </draw:polygon>
        <draw:frame draw:style-name="gr8" draw:text-style-name="P9" draw:layer="layout" svg:width="1.145cm" svg:height="0.53cm" svg:x="12.432cm" svg:y="4.583cm">
          <draw:text-box>
            <text:p text:style-name="P2"><text:span text:style-name="T4">dado</text:span></text:p>
          </draw:text-box>
        </draw:frame>
        <draw:polygon draw:style-name="gr5" draw:text-style-name="P6" draw:layer="layout" svg:width="1.856cm" svg:height="1.33cm" svg:x="14.064cm" svg:y="4.16cm" svg:viewBox="0 0 1857 1331" draw:points="927,1331 0,1331 0,0 1857,0 1857,1331">
          <text:p/>
        </draw:polygon>
        <draw:frame draw:style-name="gr16" draw:text-style-name="P5" draw:layer="layout" svg:width="0.679cm" svg:height="0.615cm" svg:x="12.665cm" svg:y="5.63cm">
          <draw:text-box>
            <text:p text:style-name="P2"><text:span text:style-name="T2">51</text:span></text:p>
          </draw:text-box>
        </draw:frame>
        <draw:polygon draw:style-name="gr7" draw:text-style-name="P8" draw:layer="layout" svg:width="1.856cm" svg:height="0.792cm" svg:x="14.064cm" svg:y="5.513cm" svg:viewBox="0 0 1857 793" draw:points="927,793 0,793 0,0 1857,0 1857,793">
          <text:p/>
        </draw:polygon>
        <draw:polygon draw:style-name="gr5" draw:text-style-name="P6" draw:layer="layout" svg:width="1.856cm" svg:height="1.332cm" svg:x="16.019cm" svg:y="4.16cm" svg:viewBox="0 0 1857 1333" draw:points="927,1333 0,1333 0,0 1857,0 1857,1333">
          <text:p/>
        </draw:polygon>
        <draw:frame draw:style-name="gr8" draw:text-style-name="P9" draw:layer="layout" svg:width="1.145cm" svg:height="0.53cm" svg:x="14.422cm" svg:y="4.583cm">
          <draw:text-box>
            <text:p text:style-name="P2"><text:span text:style-name="T4">dado</text:span></text:p>
          </draw:text-box>
        </draw:frame>
        <draw:polygon draw:style-name="gr7" draw:text-style-name="P8" draw:layer="layout" svg:width="1.856cm" svg:height="0.793cm" svg:x="16.019cm" svg:y="5.515cm" svg:viewBox="0 0 1857 794" draw:points="927,794 0,794 0,0 1857,0 1857,794">
          <text:p/>
        </draw:polygon>
        <draw:polygon draw:style-name="gr10" draw:text-style-name="P10" draw:layer="layout" svg:width="1.856cm" svg:height="1.331cm" svg:x="10.084cm" svg:y="6.529cm" svg:viewBox="0 0 1857 1332" draw:points="930,1332 0,1332 0,0 1857,0 1857,1332">
          <text:p/>
        </draw:polygon>
        <draw:frame draw:style-name="gr8" draw:text-style-name="P9" draw:layer="layout" svg:width="1.145cm" svg:height="0.53cm" svg:x="16.376cm" svg:y="4.583cm">
          <draw:text-box>
            <text:p text:style-name="P2"><text:span text:style-name="T4">dado</text:span></text:p>
          </draw:text-box>
        </draw:frame>
        <draw:polygon draw:style-name="gr14" draw:text-style-name="P11" draw:layer="layout" svg:width="1.192cm" svg:height="1.331cm" svg:x="11.894cm" svg:y="6.529cm" svg:viewBox="0 0 1193 1332" draw:points="597,1332 0,1332 0,0 1193,0 1193,1332">
          <text:p/>
        </draw:polygon>
        <draw:frame draw:style-name="gr13" draw:text-style-name="P9" draw:layer="layout" svg:width="0.832cm" svg:height="0.53cm" svg:x="10.597cm" svg:y="6.954cm">
          <draw:text-box>
            <text:p text:style-name="P2"><text:span text:style-name="T4">Qtd</text:span></text:p>
          </draw:text-box>
        </draw:frame>
        <draw:polygon draw:style-name="gr10" draw:text-style-name="P10" draw:layer="layout" svg:width="1.856cm" svg:height="1.331cm" svg:x="14.882cm" svg:y="6.529cm" svg:viewBox="0 0 1857 1332" draw:points="928,1332 0,1332 0,0 1857,0 1857,1332">
          <text:p/>
        </draw:polygon>
        <draw:frame draw:style-name="gr9" draw:text-style-name="P5" draw:layer="layout" svg:width="0.528cm" svg:height="0.615cm" svg:x="12.323cm" svg:y="6.917cm">
          <draw:text-box>
            <text:p text:style-name="P2"><text:span text:style-name="T2">2</text:span></text:p>
          </draw:text-box>
        </draw:frame>
        <draw:polygon draw:style-name="gr14" draw:text-style-name="P11" draw:layer="layout" svg:width="1.192cm" svg:height="1.331cm" svg:x="16.691cm" svg:y="6.529cm" svg:viewBox="0 0 1193 1332" draw:points="598,1332 0,1332 0,0 1193,0 1193,1332">
          <text:p/>
        </draw:polygon>
        <draw:frame draw:style-name="gr15" draw:text-style-name="P9" draw:layer="layout" svg:width="1.014cm" svg:height="0.53cm" svg:x="15.321cm" svg:y="6.954cm">
          <draw:text-box>
            <text:p text:style-name="P2"><text:span text:style-name="T4">Prox</text:span></text:p>
          </draw:text-box>
        </draw:frame>
        <draw:polygon draw:style-name="gr3" draw:text-style-name="P4" draw:layer="layout" svg:width="8.021cm" svg:height="5cm" svg:x="19.199cm" svg:y="4cm" svg:viewBox="0 0 8022 5001" draw:points="4011,5001 0,5001 0,0 8022,0 8022,5001">
          <text:p/>
        </draw:polygon>
        <draw:frame draw:style-name="gr9" draw:text-style-name="P5" draw:layer="layout" svg:width="0.528cm" svg:height="0.615cm" svg:x="17.12cm" svg:y="6.917cm">
          <draw:text-box>
            <text:p text:style-name="P2"><text:span text:style-name="T2">4</text:span></text:p>
          </draw:text-box>
        </draw:frame>
        <draw:polygon draw:style-name="gr5" draw:text-style-name="P6" draw:layer="layout" svg:width="1.856cm" svg:height="1.332cm" svg:x="19.284cm" svg:y="4.16cm" svg:viewBox="0 0 1857 1333" draw:points="930,1333 0,1333 0,0 1857,0 1857,1333">
          <text:p/>
        </draw:polygon>
        <draw:frame draw:style-name="gr4" draw:text-style-name="P5" draw:layer="layout" svg:width="2.445cm" svg:height="0.615cm" svg:x="21.989cm" svg:y="8.067cm">
          <draw:text-box>
            <text:p text:style-name="P2"><text:span text:style-name="T2">pedaço 2</text:span></text:p>
          </draw:text-box>
        </draw:frame>
        <draw:polygon draw:style-name="gr7" draw:text-style-name="P8" draw:layer="layout" svg:width="1.856cm" svg:height="0.793cm" svg:x="19.284cm" svg:y="5.515cm" svg:viewBox="0 0 1857 794" draw:points="930,794 0,794 0,0 1857,0 1857,794">
          <text:p/>
        </draw:polygon>
        <draw:frame draw:style-name="gr8" draw:text-style-name="P9" draw:layer="layout" svg:width="1.145cm" svg:height="0.53cm" svg:x="19.643cm" svg:y="4.583cm">
          <draw:text-box>
            <text:p text:style-name="P2"><text:span text:style-name="T4">dado</text:span></text:p>
          </draw:text-box>
        </draw:frame>
        <draw:polygon draw:style-name="gr5" draw:text-style-name="P6" draw:layer="layout" svg:width="1.856cm" svg:height="1.332cm" svg:x="21.275cm" svg:y="4.158cm" svg:viewBox="0 0 1857 1333" draw:points="930,1333 0,1333 0,0 1857,0 1857,1333">
          <text:p/>
        </draw:polygon>
        <draw:frame draw:style-name="gr9" draw:text-style-name="P5" draw:layer="layout" svg:width="0.528cm" svg:height="0.615cm" svg:x="20.045cm" svg:y="5.633cm">
          <draw:text-box>
            <text:p text:style-name="P2"><text:span text:style-name="T2">2</text:span></text:p>
          </draw:text-box>
        </draw:frame>
        <draw:polygon draw:style-name="gr7" draw:text-style-name="P8" draw:layer="layout" svg:width="1.856cm" svg:height="0.794cm" svg:x="21.275cm" svg:y="5.512cm" svg:viewBox="0 0 1857 795" draw:points="930,795 0,795 0,0 1857,0 1857,795">
          <text:p/>
        </draw:polygon>
        <draw:frame draw:style-name="gr8" draw:text-style-name="P9" draw:layer="layout" svg:width="1.145cm" svg:height="0.53cm" svg:x="21.632cm" svg:y="4.583cm">
          <draw:text-box>
            <text:p text:style-name="P2"><text:span text:style-name="T4">dado</text:span></text:p>
          </draw:text-box>
        </draw:frame>
        <draw:polygon draw:style-name="gr5" draw:text-style-name="P6" draw:layer="layout" svg:width="1.856cm" svg:height="1.33cm" svg:x="23.264cm" svg:y="4.16cm" svg:viewBox="0 0 1857 1331" draw:points="927,1331 0,1331 0,0 1857,0 1857,1331">
          <text:p/>
        </draw:polygon>
        <draw:frame draw:style-name="gr9" draw:text-style-name="P5" draw:layer="layout" svg:width="0.528cm" svg:height="0.615cm" svg:x="22.035cm" svg:y="5.63cm">
          <draw:text-box>
            <text:p text:style-name="P2"><text:span text:style-name="T2">8</text:span></text:p>
          </draw:text-box>
        </draw:frame>
        <draw:polygon draw:style-name="gr7" draw:text-style-name="P8" draw:layer="layout" svg:width="1.856cm" svg:height="0.792cm" svg:x="23.264cm" svg:y="5.513cm" svg:viewBox="0 0 1857 793" draw:points="927,793 0,793 0,0 1857,0 1857,793">
          <text:p/>
        </draw:polygon>
        <draw:frame draw:style-name="gr8" draw:text-style-name="P9" draw:layer="layout" svg:width="1.145cm" svg:height="0.53cm" svg:x="23.622cm" svg:y="4.583cm">
          <draw:text-box>
            <text:p text:style-name="P2"><text:span text:style-name="T4">dado</text:span></text:p>
          </draw:text-box>
        </draw:frame>
        <draw:polygon draw:style-name="gr5" draw:text-style-name="P6" draw:layer="layout" svg:width="1.856cm" svg:height="1.332cm" svg:x="25.218cm" svg:y="4.16cm" svg:viewBox="0 0 1857 1333" draw:points="929,1333 0,1333 0,0 1857,0 1857,1333">
          <text:p/>
        </draw:polygon>
        <draw:frame draw:style-name="gr18" draw:text-style-name="P5" draw:layer="layout" svg:width="0.528cm" svg:height="0.589cm" svg:x="24.045cm" svg:y="5.642cm">
          <draw:text-box>
            <text:p text:style-name="P2"><text:span text:style-name="T5">9</text:span></text:p>
          </draw:text-box>
        </draw:frame>
        <draw:polygon draw:style-name="gr7" draw:text-style-name="P8" draw:layer="layout" svg:width="1.856cm" svg:height="0.793cm" svg:x="25.218cm" svg:y="5.515cm" svg:viewBox="0 0 1857 794" draw:points="929,794 0,794 0,0 1857,0 1857,794">
          <text:p/>
        </draw:polygon>
        <draw:frame draw:style-name="gr8" draw:text-style-name="P9" draw:layer="layout" svg:width="1.145cm" svg:height="0.53cm" svg:x="25.576cm" svg:y="4.583cm">
          <draw:text-box>
            <text:p text:style-name="P2"><text:span text:style-name="T4">dado</text:span></text:p>
          </draw:text-box>
        </draw:frame>
        <draw:polygon draw:style-name="gr10" draw:text-style-name="P10" draw:layer="layout" svg:width="1.856cm" svg:height="1.331cm" svg:x="19.284cm" svg:y="6.529cm" svg:viewBox="0 0 1857 1332" draw:points="930,1332 0,1332 0,0 1857,0 1857,1332">
          <text:p/>
        </draw:polygon>
        <draw:frame draw:style-name="gr17" draw:text-style-name="P5" draw:layer="layout" svg:width="0.595cm" svg:height="0.589cm" svg:x="25.873cm" svg:y="5.645cm">
          <draw:text-box>
            <text:p text:style-name="P2"><text:span text:style-name="T5">11</text:span></text:p>
          </draw:text-box>
        </draw:frame>
        <draw:polygon draw:style-name="gr14" draw:text-style-name="P11" draw:layer="layout" svg:width="1.191cm" svg:height="1.331cm" svg:x="21.095cm" svg:y="6.529cm" svg:viewBox="0 0 1192 1332" draw:points="596,1332 0,1332 0,0 1192,0 1192,1332">
          <text:p/>
        </draw:polygon>
        <draw:frame draw:style-name="gr13" draw:text-style-name="P9" draw:layer="layout" svg:width="0.832cm" svg:height="0.53cm" svg:x="19.798cm" svg:y="6.954cm">
          <draw:text-box>
            <text:p text:style-name="P2"><text:span text:style-name="T4">Qtd</text:span></text:p>
          </draw:text-box>
        </draw:frame>
        <draw:polygon draw:style-name="gr10" draw:text-style-name="P10" draw:layer="layout" svg:width="1.856cm" svg:height="1.331cm" svg:x="24.081cm" svg:y="6.529cm" svg:viewBox="0 0 1857 1332" draw:points="929,1332 0,1332 0,0 1857,0 1857,1332">
          <text:p/>
        </draw:polygon>
        <draw:frame draw:style-name="gr9" draw:text-style-name="P5" draw:layer="layout" svg:width="0.528cm" svg:height="0.615cm" svg:x="21.523cm" svg:y="6.917cm">
          <draw:text-box>
            <text:p text:style-name="P2"><text:span text:style-name="T2">4</text:span></text:p>
          </draw:text-box>
        </draw:frame>
        <draw:polygon draw:style-name="gr14" draw:text-style-name="P11" draw:layer="layout" svg:width="1.192cm" svg:height="1.331cm" svg:x="25.891cm" svg:y="6.529cm" svg:viewBox="0 0 1193 1332" draw:points="597,1332 0,1332 0,0 1193,0 1193,1332">
          <text:p/>
        </draw:polygon>
        <draw:frame draw:style-name="gr15" draw:text-style-name="P9" draw:layer="layout" svg:width="1.014cm" svg:height="0.53cm" svg:x="24.522cm" svg:y="6.954cm">
          <draw:text-box>
            <text:p text:style-name="P2"><text:span text:style-name="T4">Prox</text:span></text:p>
          </draw:text-box>
        </draw:frame>
        <draw:polygon draw:style-name="gr3" draw:text-style-name="P4" draw:layer="layout" svg:width="8.021cm" svg:height="5cm" svg:x="1.198cm" svg:y="4cm" svg:viewBox="0 0 8022 5001" draw:points="4012,5001 0,5001 0,0 8022,0 8022,5001">
          <text:p/>
        </draw:polygon>
        <draw:frame draw:style-name="gr9" draw:text-style-name="P5" draw:layer="layout" svg:width="0.528cm" svg:height="0.615cm" svg:x="26.321cm" svg:y="6.917cm">
          <draw:text-box>
            <text:p text:style-name="P2"><text:span text:style-name="T2">0</text:span></text:p>
          </draw:text-box>
        </draw:frame>
        <draw:polygon draw:style-name="gr5" draw:text-style-name="P6" draw:layer="layout" svg:width="1.856cm" svg:height="1.332cm" svg:x="1.284cm" svg:y="4.16cm" svg:viewBox="0 0 1857 1333" draw:points="929,1333 0,1333 0,0 1857,0 1857,1333">
          <text:p/>
        </draw:polygon>
        <draw:frame draw:style-name="gr4" draw:text-style-name="P5" draw:layer="layout" svg:width="2.445cm" svg:height="0.615cm" svg:x="3.99cm" svg:y="8.067cm">
          <draw:text-box>
            <text:p text:style-name="P2"><text:span text:style-name="T2">pedaço 0</text:span></text:p>
          </draw:text-box>
        </draw:frame>
        <draw:polygon draw:style-name="gr7" draw:text-style-name="P8" draw:layer="layout" svg:width="1.856cm" svg:height="0.793cm" svg:x="1.284cm" svg:y="5.515cm" svg:viewBox="0 0 1857 794" draw:points="929,794 0,794 0,0 1857,0 1857,794">
          <text:p/>
        </draw:polygon>
        <draw:frame draw:style-name="gr8" draw:text-style-name="P9" draw:layer="layout" svg:width="1.145cm" svg:height="0.53cm" svg:x="1.64cm" svg:y="4.583cm">
          <draw:text-box>
            <text:p text:style-name="P2"><text:span text:style-name="T4">dado</text:span></text:p>
          </draw:text-box>
        </draw:frame>
        <draw:polygon draw:style-name="gr5" draw:text-style-name="P6" draw:layer="layout" svg:width="1.855cm" svg:height="1.332cm" svg:x="3.276cm" svg:y="4.158cm" svg:viewBox="0 0 1856 1333" draw:points="928,1333 0,1333 0,0 1856,0 1856,1333">
          <text:p/>
        </draw:polygon>
        <draw:frame draw:style-name="gr9" draw:text-style-name="P5" draw:layer="layout" svg:width="0.528cm" svg:height="0.615cm" svg:x="2.043cm" svg:y="5.633cm">
          <draw:text-box>
            <text:p text:style-name="P2"><text:span text:style-name="T2">3</text:span></text:p>
          </draw:text-box>
        </draw:frame>
        <draw:polygon draw:style-name="gr7" draw:text-style-name="P8" draw:layer="layout" svg:width="1.855cm" svg:height="0.794cm" svg:x="3.276cm" svg:y="5.512cm" svg:viewBox="0 0 1856 795" draw:points="928,795 0,795 0,0 1856,0 1856,795">
          <text:p/>
        </draw:polygon>
        <draw:frame draw:style-name="gr8" draw:text-style-name="P9" draw:layer="layout" svg:width="1.145cm" svg:height="0.53cm" svg:x="3.634cm" svg:y="4.583cm">
          <draw:text-box>
            <text:p text:style-name="P2"><text:span text:style-name="T4">dado</text:span></text:p>
          </draw:text-box>
        </draw:frame>
        <draw:polygon draw:style-name="gr5" draw:text-style-name="P6" draw:layer="layout" svg:width="1.856cm" svg:height="1.33cm" svg:x="5.264cm" svg:y="4.16cm" svg:viewBox="0 0 1857 1331" draw:points="927,1331 0,1331 0,0 1857,0 1857,1331">
          <text:p/>
        </draw:polygon>
        <draw:frame draw:style-name="gr9" draw:text-style-name="P5" draw:layer="layout" svg:width="0.528cm" svg:height="0.615cm" svg:x="4.036cm" svg:y="5.63cm">
          <draw:text-box>
            <text:p text:style-name="P2"><text:span text:style-name="T2">5</text:span></text:p>
          </draw:text-box>
        </draw:frame>
        <draw:polygon draw:style-name="gr7" draw:text-style-name="P8" draw:layer="layout" svg:width="1.856cm" svg:height="0.792cm" svg:x="5.264cm" svg:y="5.513cm" svg:viewBox="0 0 1857 793" draw:points="927,793 0,793 0,0 1857,0 1857,793">
          <text:p/>
        </draw:polygon>
        <draw:polygon draw:style-name="gr5" draw:text-style-name="P6" draw:layer="layout" svg:width="1.856cm" svg:height="1.332cm" svg:x="7.218cm" svg:y="4.16cm" svg:viewBox="0 0 1857 1333" draw:points="929,1333 0,1333 0,0 1857,0 1857,1333">
          <text:p/>
        </draw:polygon>
        <draw:frame draw:style-name="gr8" draw:text-style-name="P9" draw:layer="layout" svg:width="1.145cm" svg:height="0.53cm" svg:x="5.62cm" svg:y="4.583cm">
          <draw:text-box>
            <text:p text:style-name="P2"><text:span text:style-name="T4">dado</text:span></text:p>
          </draw:text-box>
        </draw:frame>
        <draw:polygon draw:style-name="gr7" draw:text-style-name="P8" draw:layer="layout" svg:width="1.856cm" svg:height="0.793cm" svg:x="7.218cm" svg:y="5.515cm" svg:viewBox="0 0 1857 794" draw:points="929,794 0,794 0,0 1857,0 1857,794">
          <text:p/>
        </draw:polygon>
        <draw:polygon draw:style-name="gr10" draw:text-style-name="P10" draw:layer="layout" svg:width="1.856cm" svg:height="1.331cm" svg:x="1.284cm" svg:y="6.529cm" svg:viewBox="0 0 1857 1332" draw:points="929,1332 0,1332 0,0 1857,0 1857,1332">
          <text:p/>
        </draw:polygon>
        <draw:frame draw:style-name="gr8" draw:text-style-name="P9" draw:layer="layout" svg:width="1.145cm" svg:height="0.53cm" svg:x="7.578cm" svg:y="4.583cm">
          <draw:text-box>
            <text:p text:style-name="P2"><text:span text:style-name="T4">dado</text:span></text:p>
          </draw:text-box>
        </draw:frame>
        <draw:polygon draw:style-name="gr14" draw:text-style-name="P11" draw:layer="layout" svg:width="1.192cm" svg:height="1.331cm" svg:x="3.094cm" svg:y="6.529cm" svg:viewBox="0 0 1193 1332" draw:points="597,1332 0,1332 0,0 1193,0 1193,1332">
          <text:p/>
        </draw:polygon>
        <draw:frame draw:style-name="gr13" draw:text-style-name="P9" draw:layer="layout" svg:width="0.832cm" svg:height="0.53cm" svg:x="1.799cm" svg:y="6.954cm">
          <draw:text-box>
            <text:p text:style-name="P2"><text:span text:style-name="T4">Qtd</text:span></text:p>
          </draw:text-box>
        </draw:frame>
        <draw:polygon draw:style-name="gr10" draw:text-style-name="P10" draw:layer="layout" svg:width="1.856cm" svg:height="1.331cm" svg:x="6.081cm" svg:y="6.529cm" svg:viewBox="0 0 1857 1332" draw:points="930,1332 0,1332 0,0 1857,0 1857,1332">
          <text:p/>
        </draw:polygon>
        <draw:frame draw:style-name="gr9" draw:text-style-name="P5" draw:layer="layout" svg:width="0.528cm" svg:height="0.615cm" svg:x="3.521cm" svg:y="6.917cm">
          <draw:text-box>
            <text:p text:style-name="P2"><text:span text:style-name="T2">2</text:span></text:p>
          </draw:text-box>
        </draw:frame>
        <draw:polygon draw:style-name="gr14" draw:text-style-name="P11" draw:layer="layout" svg:width="1.192cm" svg:height="1.331cm" svg:x="7.891cm" svg:y="6.529cm" svg:viewBox="0 0 1193 1332" draw:points="597,1332 0,1332 0,0 1193,0 1193,1332">
          <text:p/>
        </draw:polygon>
        <draw:frame draw:style-name="gr15" draw:text-style-name="P9" draw:layer="layout" svg:width="1.014cm" svg:height="0.53cm" svg:x="6.519cm" svg:y="6.954cm">
          <draw:text-box>
            <text:p text:style-name="P2"><text:span text:style-name="T4">Prox</text:span></text:p>
          </draw:text-box>
        </draw:frame>
        <draw:polygon draw:style-name="gr3" draw:text-style-name="P4" draw:layer="layout" svg:width="8.021cm" svg:height="5cm" svg:x="1.198cm" svg:y="4cm" svg:viewBox="0 0 8022 5001" draw:points="4012,5001 0,5001 0,0 8022,0 8022,5001">
          <text:p/>
        </draw:polygon>
        <draw:frame draw:style-name="gr9" draw:text-style-name="P5" draw:layer="layout" svg:width="0.528cm" svg:height="0.615cm" svg:x="8.319cm" svg:y="6.917cm">
          <draw:text-box>
            <text:p text:style-name="P2"><text:span text:style-name="T2">3</text:span></text:p>
          </draw:text-box>
        </draw:frame>
        <draw:polygon draw:style-name="gr5" draw:text-style-name="P6" draw:layer="layout" svg:width="1.856cm" svg:height="1.332cm" svg:x="1.284cm" svg:y="4.16cm" svg:viewBox="0 0 1857 1333" draw:points="929,1333 0,1333 0,0 1857,0 1857,1333">
          <text:p/>
        </draw:polygon>
        <draw:frame draw:style-name="gr4" draw:text-style-name="P5" draw:layer="layout" svg:width="2.445cm" svg:height="0.615cm" svg:x="3.99cm" svg:y="8.067cm">
          <draw:text-box>
            <text:p text:style-name="P2"><text:span text:style-name="T2">pedaço 0</text:span></text:p>
          </draw:text-box>
        </draw:frame>
        <draw:polygon draw:style-name="gr7" draw:text-style-name="P8" draw:layer="layout" svg:width="1.856cm" svg:height="0.793cm" svg:x="1.284cm" svg:y="5.515cm" svg:viewBox="0 0 1857 794" draw:points="929,794 0,794 0,0 1857,0 1857,794">
          <text:p/>
        </draw:polygon>
        <draw:frame draw:style-name="gr8" draw:text-style-name="P9" draw:layer="layout" svg:width="1.145cm" svg:height="0.53cm" svg:x="1.64cm" svg:y="4.583cm">
          <draw:text-box>
            <text:p text:style-name="P2"><text:span text:style-name="T4">dado</text:span></text:p>
          </draw:text-box>
        </draw:frame>
        <draw:polygon draw:style-name="gr5" draw:text-style-name="P6" draw:layer="layout" svg:width="1.855cm" svg:height="1.332cm" svg:x="3.276cm" svg:y="4.158cm" svg:viewBox="0 0 1856 1333" draw:points="928,1333 0,1333 0,0 1856,0 1856,1333">
          <text:p/>
        </draw:polygon>
        <draw:frame draw:style-name="gr16" draw:text-style-name="P5" draw:layer="layout" svg:width="0.679cm" svg:height="0.615cm" svg:x="1.873cm" svg:y="5.633cm">
          <draw:text-box>
            <text:p text:style-name="P2"><text:span text:style-name="T2">14</text:span></text:p>
          </draw:text-box>
        </draw:frame>
        <draw:polygon draw:style-name="gr7" draw:text-style-name="P8" draw:layer="layout" svg:width="1.855cm" svg:height="0.794cm" svg:x="3.276cm" svg:y="5.512cm" svg:viewBox="0 0 1856 795" draw:points="928,795 0,795 0,0 1856,0 1856,795">
          <text:p/>
        </draw:polygon>
        <draw:frame draw:style-name="gr8" draw:text-style-name="P9" draw:layer="layout" svg:width="1.145cm" svg:height="0.53cm" svg:x="3.634cm" svg:y="4.583cm">
          <draw:text-box>
            <text:p text:style-name="P2"><text:span text:style-name="T4">dado</text:span></text:p>
          </draw:text-box>
        </draw:frame>
        <draw:polygon draw:style-name="gr5" draw:text-style-name="P6" draw:layer="layout" svg:width="1.856cm" svg:height="1.33cm" svg:x="5.264cm" svg:y="4.16cm" svg:viewBox="0 0 1857 1331" draw:points="927,1331 0,1331 0,0 1857,0 1857,1331">
          <text:p/>
        </draw:polygon>
        <draw:frame draw:style-name="gr16" draw:text-style-name="P5" draw:layer="layout" svg:width="0.679cm" svg:height="0.615cm" svg:x="3.866cm" svg:y="5.63cm">
          <draw:text-box>
            <text:p text:style-name="P2"><text:span text:style-name="T2">18</text:span></text:p>
          </draw:text-box>
        </draw:frame>
        <draw:polygon draw:style-name="gr7" draw:text-style-name="P8" draw:layer="layout" svg:width="1.856cm" svg:height="0.792cm" svg:x="5.264cm" svg:y="5.513cm" svg:viewBox="0 0 1857 793" draw:points="927,793 0,793 0,0 1857,0 1857,793">
          <text:p/>
        </draw:polygon>
        <draw:frame draw:style-name="gr8" draw:text-style-name="P9" draw:layer="layout" svg:width="1.145cm" svg:height="0.53cm" svg:x="5.62cm" svg:y="4.583cm">
          <draw:text-box>
            <text:p text:style-name="P2"><text:span text:style-name="T4">dado</text:span></text:p>
          </draw:text-box>
        </draw:frame>
        <draw:polygon draw:style-name="gr5" draw:text-style-name="P6" draw:layer="layout" svg:width="1.856cm" svg:height="1.332cm" svg:x="7.218cm" svg:y="4.16cm" svg:viewBox="0 0 1857 1333" draw:points="929,1333 0,1333 0,0 1857,0 1857,1333">
          <text:p/>
        </draw:polygon>
        <draw:frame draw:style-name="gr19" draw:text-style-name="P13" draw:layer="layout" svg:width="0.705cm" svg:height="0.712cm" svg:x="5.842cm" svg:y="5.588cm">
          <draw:text-box>
            <text:p text:style-name="P2"><text:span text:style-name="T6">23</text:span></text:p>
          </draw:text-box>
        </draw:frame>
        <draw:polygon draw:style-name="gr7" draw:text-style-name="P8" draw:layer="layout" svg:width="1.856cm" svg:height="0.793cm" svg:x="7.218cm" svg:y="5.515cm" svg:viewBox="0 0 1857 794" draw:points="929,794 0,794 0,0 1857,0 1857,794">
          <text:p/>
        </draw:polygon>
        <draw:frame draw:style-name="gr8" draw:text-style-name="P9" draw:layer="layout" svg:width="1.145cm" svg:height="0.53cm" svg:x="7.578cm" svg:y="4.583cm">
          <draw:text-box>
            <text:p text:style-name="P2"><text:span text:style-name="T4">dado</text:span></text:p>
          </draw:text-box>
        </draw:frame>
        <draw:polygon draw:style-name="gr10" draw:text-style-name="P10" draw:layer="layout" svg:width="1.856cm" svg:height="1.331cm" svg:x="1.284cm" svg:y="6.529cm" svg:viewBox="0 0 1857 1332" draw:points="929,1332 0,1332 0,0 1857,0 1857,1332">
          <text:p/>
        </draw:polygon>
        <draw:frame draw:style-name="gr17" draw:text-style-name="P5" draw:layer="layout" svg:width="0.595cm" svg:height="0.589cm" svg:x="7.849cm" svg:y="5.645cm">
          <draw:text-box>
            <text:p text:style-name="P2"><text:span text:style-name="T5">31</text:span></text:p>
          </draw:text-box>
        </draw:frame>
        <draw:polygon draw:style-name="gr30" draw:text-style-name="P18" draw:layer="layout" svg:width="1.192cm" svg:height="1.331cm" svg:x="3.094cm" svg:y="6.529cm" svg:viewBox="0 0 1193 1332" draw:points="597,1332 0,1332 0,0 1193,0 1193,1332">
          <text:p/>
        </draw:polygon>
        <draw:polygon draw:style-name="gr12" draw:text-style-name="P12" draw:layer="layout" svg:width="1.192cm" svg:height="1.331cm" svg:x="3.094cm" svg:y="6.529cm" svg:viewBox="0 0 1193 1332" draw:points="597,1332 0,1332 0,0 1193,0 1193,1332">
          <text:p/>
        </draw:polygon>
        <draw:frame draw:style-name="gr13" draw:text-style-name="P9" draw:layer="layout" svg:width="0.832cm" svg:height="0.53cm" svg:x="1.799cm" svg:y="6.954cm">
          <draw:text-box>
            <text:p text:style-name="P2"><text:span text:style-name="T4">Qtd</text:span></text:p>
          </draw:text-box>
        </draw:frame>
        <draw:polygon draw:style-name="gr10" draw:text-style-name="P10" draw:layer="layout" svg:width="1.856cm" svg:height="1.331cm" svg:x="6.081cm" svg:y="6.529cm" svg:viewBox="0 0 1857 1332" draw:points="930,1332 0,1332 0,0 1857,0 1857,1332">
          <text:p/>
        </draw:polygon>
        <draw:frame draw:style-name="gr9" draw:text-style-name="P5" draw:layer="layout" svg:width="0.528cm" svg:height="0.615cm" svg:x="3.521cm" svg:y="6.917cm">
          <draw:text-box>
            <text:p text:style-name="P2"><text:span text:style-name="T2">3</text:span></text:p>
          </draw:text-box>
        </draw:frame>
        <draw:polygon draw:style-name="gr14" draw:text-style-name="P11" draw:layer="layout" svg:width="1.192cm" svg:height="1.331cm" svg:x="7.891cm" svg:y="6.529cm" svg:viewBox="0 0 1193 1332" draw:points="597,1332 0,1332 0,0 1193,0 1193,1332">
          <text:p/>
        </draw:polygon>
        <draw:frame draw:style-name="gr15" draw:text-style-name="P9" draw:layer="layout" svg:width="1.014cm" svg:height="0.53cm" svg:x="6.519cm" svg:y="6.954cm">
          <draw:text-box>
            <text:p text:style-name="P2"><text:span text:style-name="T4">Prox</text:span></text:p>
          </draw:text-box>
        </draw:frame>
        <draw:polygon draw:style-name="gr3" draw:text-style-name="P4" draw:layer="layout" svg:width="8.021cm" svg:height="5cm" svg:x="17.378cm" svg:y="9.6cm" svg:viewBox="0 0 8022 5001" draw:points="4011,5001 0,5001 0,0 8022,0 8022,5001">
          <text:p/>
        </draw:polygon>
        <draw:frame draw:style-name="gr9" draw:text-style-name="P5" draw:layer="layout" svg:width="0.528cm" svg:height="0.615cm" svg:x="8.319cm" svg:y="6.917cm">
          <draw:text-box>
            <text:p text:style-name="P2"><text:span text:style-name="T2">3</text:span></text:p>
          </draw:text-box>
        </draw:frame>
        <draw:polygon draw:style-name="gr5" draw:text-style-name="P6" draw:layer="layout" svg:width="1.856cm" svg:height="1.332cm" svg:x="17.464cm" svg:y="9.76cm" svg:viewBox="0 0 1857 1333" draw:points="928,1333 0,1333 0,0 1857,0 1857,1333">
          <text:p/>
        </draw:polygon>
        <draw:frame draw:style-name="gr4" draw:text-style-name="P5" draw:layer="layout" svg:width="2.445cm" svg:height="0.615cm" svg:x="20.168cm" svg:y="13.666cm">
          <draw:text-box>
            <text:p text:style-name="P2"><text:span text:style-name="T2">pedaço 4</text:span></text:p>
          </draw:text-box>
        </draw:frame>
        <draw:polygon draw:style-name="gr7" draw:text-style-name="P8" draw:layer="layout" svg:width="1.856cm" svg:height="0.793cm" svg:x="17.464cm" svg:y="11.115cm" svg:viewBox="0 0 1857 794" draw:points="928,794 0,794 0,0 1857,0 1857,794">
          <text:p/>
        </draw:polygon>
        <draw:frame draw:style-name="gr8" draw:text-style-name="P9" draw:layer="layout" svg:width="1.145cm" svg:height="0.53cm" svg:x="17.822cm" svg:y="10.186cm">
          <draw:text-box>
            <text:p text:style-name="P2"><text:span text:style-name="T4">dado</text:span></text:p>
          </draw:text-box>
        </draw:frame>
        <draw:polygon draw:style-name="gr5" draw:text-style-name="P6" draw:layer="layout" svg:width="1.856cm" svg:height="1.332cm" svg:x="19.454cm" svg:y="9.758cm" svg:viewBox="0 0 1857 1333" draw:points="930,1333 0,1333 0,0 1857,0 1857,1333">
          <text:p/>
        </draw:polygon>
        <draw:frame draw:style-name="gr16" draw:text-style-name="P5" draw:layer="layout" svg:width="0.679cm" svg:height="0.615cm" svg:x="18.055cm" svg:y="11.232cm">
          <draw:text-box>
            <text:p text:style-name="P2"><text:span text:style-name="T2">72</text:span></text:p>
          </draw:text-box>
        </draw:frame>
        <draw:polygon draw:style-name="gr7" draw:text-style-name="P8" draw:layer="layout" svg:width="1.856cm" svg:height="0.794cm" svg:x="19.454cm" svg:y="11.112cm" svg:viewBox="0 0 1857 795" draw:points="930,795 0,795 0,0 1857,0 1857,795">
          <text:p/>
        </draw:polygon>
        <draw:frame draw:style-name="gr8" draw:text-style-name="P9" draw:layer="layout" svg:width="1.145cm" svg:height="0.53cm" svg:x="19.812cm" svg:y="10.182cm">
          <draw:text-box>
            <text:p text:style-name="P2"><text:span text:style-name="T4">dado</text:span></text:p>
          </draw:text-box>
        </draw:frame>
        <draw:polygon draw:style-name="gr5" draw:text-style-name="P6" draw:layer="layout" svg:width="1.856cm" svg:height="1.33cm" svg:x="21.442cm" svg:y="9.76cm" svg:viewBox="0 0 1857 1331" draw:points="929,1331 0,1331 0,0 1857,0 1857,1331">
          <text:p/>
        </draw:polygon>
        <draw:frame draw:style-name="gr16" draw:text-style-name="P5" draw:layer="layout" svg:width="0.679cm" svg:height="0.615cm" svg:x="20.045cm" svg:y="11.232cm">
          <draw:text-box>
            <text:p text:style-name="P2"><text:span text:style-name="T2">80</text:span></text:p>
          </draw:text-box>
        </draw:frame>
        <draw:polygon draw:style-name="gr7" draw:text-style-name="P8" draw:layer="layout" svg:width="1.856cm" svg:height="0.792cm" svg:x="21.442cm" svg:y="11.113cm" svg:viewBox="0 0 1857 793" draw:points="929,793 0,793 0,0 1857,0 1857,793">
          <text:p/>
        </draw:polygon>
        <draw:polygon draw:style-name="gr5" draw:text-style-name="P6" draw:layer="layout" svg:width="1.856cm" svg:height="1.332cm" svg:x="23.397cm" svg:y="9.76cm" svg:viewBox="0 0 1857 1333" draw:points="929,1333 0,1333 0,0 1857,0 1857,1333">
          <text:p/>
        </draw:polygon>
        <draw:frame draw:style-name="gr8" draw:text-style-name="P9" draw:layer="layout" svg:width="1.145cm" svg:height="0.53cm" svg:x="21.802cm" svg:y="10.186cm">
          <draw:text-box>
            <text:p text:style-name="P2"><text:span text:style-name="T4">dado</text:span></text:p>
          </draw:text-box>
        </draw:frame>
        <draw:polygon draw:style-name="gr7" draw:text-style-name="P8" draw:layer="layout" svg:width="1.856cm" svg:height="0.793cm" svg:x="23.397cm" svg:y="11.115cm" svg:viewBox="0 0 1857 794" draw:points="929,794 0,794 0,0 1857,0 1857,794">
          <text:p/>
        </draw:polygon>
        <draw:polygon draw:style-name="gr10" draw:text-style-name="P10" draw:layer="layout" svg:width="1.856cm" svg:height="1.331cm" svg:x="17.464cm" svg:y="12.129cm" svg:viewBox="0 0 1857 1332" draw:points="928,1332 0,1332 0,0 1857,0 1857,1332">
          <text:p/>
        </draw:polygon>
        <draw:frame draw:style-name="gr8" draw:text-style-name="P9" draw:layer="layout" svg:width="1.145cm" svg:height="0.53cm" svg:x="23.756cm" svg:y="10.186cm">
          <draw:text-box>
            <text:p text:style-name="P2"><text:span text:style-name="T4">dado</text:span></text:p>
          </draw:text-box>
        </draw:frame>
        <draw:polygon draw:style-name="gr14" draw:text-style-name="P11" draw:layer="layout" svg:width="1.192cm" svg:height="1.331cm" svg:x="19.274cm" svg:y="12.129cm" svg:viewBox="0 0 1193 1332" draw:points="596,1332 0,1332 0,0 1193,0 1193,1332">
          <text:p/>
        </draw:polygon>
        <draw:frame draw:style-name="gr13" draw:text-style-name="P9" draw:layer="layout" svg:width="0.832cm" svg:height="0.53cm" svg:x="17.978cm" svg:y="12.553cm">
          <draw:text-box>
            <text:p text:style-name="P2"><text:span text:style-name="T4">Qtd</text:span></text:p>
          </draw:text-box>
        </draw:frame>
        <draw:polygon draw:style-name="gr10" draw:text-style-name="P10" draw:layer="layout" svg:width="1.856cm" svg:height="1.331cm" svg:x="22.26cm" svg:y="12.129cm" svg:viewBox="0 0 1857 1332" draw:points="930,1332 0,1332 0,0 1857,0 1857,1332">
          <text:p/>
        </draw:polygon>
        <draw:frame draw:style-name="gr9" draw:text-style-name="P5" draw:layer="layout" svg:width="0.528cm" svg:height="0.615cm" svg:x="19.703cm" svg:y="12.516cm">
          <draw:text-box>
            <text:p text:style-name="P2"><text:span text:style-name="T2">2</text:span></text:p>
          </draw:text-box>
        </draw:frame>
        <draw:polygon draw:style-name="gr14" draw:text-style-name="P11" draw:layer="layout" svg:width="1.192cm" svg:height="1.331cm" svg:x="24.071cm" svg:y="12.129cm" svg:viewBox="0 0 1193 1332" draw:points="596,1332 0,1332 0,0 1193,0 1193,1332">
          <text:p/>
        </draw:polygon>
        <draw:frame draw:style-name="gr15" draw:text-style-name="P9" draw:layer="layout" svg:width="1.014cm" svg:height="0.53cm" svg:x="22.698cm" svg:y="12.553cm">
          <draw:text-box>
            <text:p text:style-name="P2"><text:span text:style-name="T4">Prox</text:span></text:p>
          </draw:text-box>
        </draw:frame>
        <draw:polygon draw:style-name="gr3" draw:text-style-name="P4" draw:layer="layout" svg:width="8.021cm" svg:height="5cm" svg:x="8.183cm" svg:y="9.56cm" svg:viewBox="0 0 8022 5001" draw:points="4012,5001 0,5001 0,0 8022,0 8022,5001">
          <text:p/>
        </draw:polygon>
        <draw:frame draw:style-name="gr20" draw:text-style-name="P9" draw:layer="layout" svg:width="0.459cm" svg:height="0.53cm" svg:x="24.44cm" svg:y="12.553cm">
          <draw:text-box>
            <text:p text:style-name="P2"><text:span text:style-name="T4">-1</text:span></text:p>
          </draw:text-box>
        </draw:frame>
        <draw:polygon draw:style-name="gr5" draw:text-style-name="P6" draw:layer="layout" svg:width="1.856cm" svg:height="1.332cm" svg:x="8.269cm" svg:y="9.72cm" svg:viewBox="0 0 1857 1333" draw:points="930,1333 0,1333 0,0 1857,0 1857,1333">
          <text:p/>
        </draw:polygon>
        <draw:frame draw:style-name="gr4" draw:text-style-name="P5" draw:layer="layout" svg:width="2.445cm" svg:height="0.615cm" svg:x="10.975cm" svg:y="13.627cm">
          <draw:text-box>
            <text:p text:style-name="P2"><text:span text:style-name="T2">pedaço 3</text:span></text:p>
          </draw:text-box>
        </draw:frame>
        <draw:polygon draw:style-name="gr7" draw:text-style-name="P8" draw:layer="layout" svg:width="1.856cm" svg:height="0.793cm" svg:x="8.269cm" svg:y="11.075cm" svg:viewBox="0 0 1857 794" draw:points="930,794 0,794 0,0 1857,0 1857,794">
          <text:p/>
        </draw:polygon>
        <draw:frame draw:style-name="gr8" draw:text-style-name="P9" draw:layer="layout" svg:width="1.145cm" svg:height="0.53cm" svg:x="8.625cm" svg:y="10.147cm">
          <draw:text-box>
            <text:p text:style-name="P2"><text:span text:style-name="T4">dado</text:span></text:p>
          </draw:text-box>
        </draw:frame>
        <draw:polygon draw:style-name="gr5" draw:text-style-name="P6" draw:layer="layout" svg:width="1.855cm" svg:height="1.332cm" svg:x="10.261cm" svg:y="9.718cm" svg:viewBox="0 0 1856 1333" draw:points="928,1333 0,1333 0,0 1856,0 1856,1333">
          <text:p/>
        </draw:polygon>
        <draw:frame draw:style-name="gr16" draw:text-style-name="P5" draw:layer="layout" svg:width="0.679cm" svg:height="0.615cm" svg:x="8.858cm" svg:y="11.193cm">
          <draw:text-box>
            <text:p text:style-name="P2"><text:span text:style-name="T2">32</text:span></text:p>
          </draw:text-box>
        </draw:frame>
        <draw:polygon draw:style-name="gr7" draw:text-style-name="P8" draw:layer="layout" svg:width="1.855cm" svg:height="0.794cm" svg:x="10.261cm" svg:y="11.072cm" svg:viewBox="0 0 1856 795" draw:points="928,795 0,795 0,0 1856,0 1856,795">
          <text:p/>
        </draw:polygon>
        <draw:frame draw:style-name="gr8" draw:text-style-name="P9" draw:layer="layout" svg:width="1.145cm" svg:height="0.53cm" svg:x="10.619cm" svg:y="10.143cm">
          <draw:text-box>
            <text:p text:style-name="P2"><text:span text:style-name="T4">dado</text:span></text:p>
          </draw:text-box>
        </draw:frame>
        <draw:polygon draw:style-name="gr5" draw:text-style-name="P6" draw:layer="layout" svg:width="1.856cm" svg:height="1.33cm" svg:x="12.249cm" svg:y="9.72cm" svg:viewBox="0 0 1857 1331" draw:points="927,1331 0,1331 0,0 1857,0 1857,1331">
          <text:p/>
        </draw:polygon>
        <draw:frame draw:style-name="gr16" draw:text-style-name="P5" draw:layer="layout" svg:width="0.679cm" svg:height="0.615cm" svg:x="10.851cm" svg:y="11.189cm">
          <draw:text-box>
            <text:p text:style-name="P2"><text:span text:style-name="T2">35</text:span></text:p>
          </draw:text-box>
        </draw:frame>
        <draw:polygon draw:style-name="gr7" draw:text-style-name="P8" draw:layer="layout" svg:width="1.856cm" svg:height="0.792cm" svg:x="12.249cm" svg:y="11.073cm" svg:viewBox="0 0 1857 793" draw:points="927,793 0,793 0,0 1857,0 1857,793">
          <text:p/>
        </draw:polygon>
        <draw:frame draw:style-name="gr8" draw:text-style-name="P9" draw:layer="layout" svg:width="1.145cm" svg:height="0.53cm" svg:x="12.605cm" svg:y="10.143cm">
          <draw:text-box>
            <text:p text:style-name="P2"><text:span text:style-name="T4">dado</text:span></text:p>
          </draw:text-box>
        </draw:frame>
        <draw:polygon draw:style-name="gr5" draw:text-style-name="P6" draw:layer="layout" svg:width="1.856cm" svg:height="1.332cm" svg:x="14.203cm" svg:y="9.72cm" svg:viewBox="0 0 1857 1333" draw:points="929,1333 0,1333 0,0 1857,0 1857,1333">
          <text:p/>
        </draw:polygon>
        <draw:frame draw:style-name="gr17" draw:text-style-name="P5" draw:layer="layout" svg:width="0.595cm" svg:height="0.589cm" svg:x="12.88cm" svg:y="11.201cm">
          <draw:text-box>
            <text:p text:style-name="P2"><text:span text:style-name="T5">38</text:span></text:p>
          </draw:text-box>
        </draw:frame>
        <draw:polygon draw:style-name="gr7" draw:text-style-name="P8" draw:layer="layout" svg:width="1.856cm" svg:height="0.793cm" svg:x="14.203cm" svg:y="11.075cm" svg:viewBox="0 0 1857 794" draw:points="929,794 0,794 0,0 1857,0 1857,794">
          <text:p/>
        </draw:polygon>
        <draw:frame draw:style-name="gr8" draw:text-style-name="P9" draw:layer="layout" svg:width="1.145cm" svg:height="0.53cm" svg:x="14.563cm" svg:y="10.147cm">
          <draw:text-box>
            <text:p text:style-name="P2"><text:span text:style-name="T4">dado</text:span></text:p>
          </draw:text-box>
        </draw:frame>
        <draw:polygon draw:style-name="gr10" draw:text-style-name="P10" draw:layer="layout" svg:width="1.856cm" svg:height="1.331cm" svg:x="8.269cm" svg:y="12.089cm" svg:viewBox="0 0 1857 1332" draw:points="930,1332 0,1332 0,0 1857,0 1857,1332">
          <text:p/>
        </draw:polygon>
        <draw:frame draw:style-name="gr17" draw:text-style-name="P5" draw:layer="layout" svg:width="0.595cm" svg:height="0.589cm" svg:x="14.834cm" svg:y="11.205cm">
          <draw:text-box>
            <text:p text:style-name="P2"><text:span text:style-name="T5">40</text:span></text:p>
          </draw:text-box>
        </draw:frame>
        <draw:polygon draw:style-name="gr14" draw:text-style-name="P11" draw:layer="layout" svg:width="1.192cm" svg:height="1.331cm" svg:x="10.079cm" svg:y="12.089cm" svg:viewBox="0 0 1193 1332" draw:points="598,1332 0,1332 0,0 1193,0 1193,1332">
          <text:p/>
        </draw:polygon>
        <draw:frame draw:style-name="gr13" draw:text-style-name="P9" draw:layer="layout" svg:width="0.832cm" svg:height="0.53cm" svg:x="8.784cm" svg:y="12.514cm">
          <draw:text-box>
            <text:p text:style-name="P2"><text:span text:style-name="T4">Qtd</text:span></text:p>
          </draw:text-box>
        </draw:frame>
        <draw:polygon draw:style-name="gr10" draw:text-style-name="P10" draw:layer="layout" svg:width="1.856cm" svg:height="1.331cm" svg:x="13.066cm" svg:y="12.089cm" svg:viewBox="0 0 1857 1332" draw:points="930,1332 0,1332 0,0 1857,0 1857,1332">
          <text:p/>
        </draw:polygon>
        <draw:frame draw:style-name="gr9" draw:text-style-name="P5" draw:layer="layout" svg:width="0.528cm" svg:height="0.615cm" svg:x="10.506cm" svg:y="12.477cm">
          <draw:text-box>
            <text:p text:style-name="P2"><text:span text:style-name="T2">4</text:span></text:p>
          </draw:text-box>
        </draw:frame>
        <draw:polygon draw:style-name="gr14" draw:text-style-name="P11" draw:layer="layout" svg:width="1.192cm" svg:height="1.331cm" svg:x="14.876cm" svg:y="12.089cm" svg:viewBox="0 0 1193 1332" draw:points="598,1332 0,1332 0,0 1193,0 1193,1332">
          <text:p/>
        </draw:polygon>
        <draw:frame draw:style-name="gr15" draw:text-style-name="P9" draw:layer="layout" svg:width="1.014cm" svg:height="0.53cm" svg:x="13.504cm" svg:y="12.514cm">
          <draw:text-box>
            <text:p text:style-name="P2"><text:span text:style-name="T4">Prox</text:span></text:p>
          </draw:text-box>
        </draw:frame>
        <draw:polygon draw:style-name="gr3" draw:text-style-name="P4" draw:layer="layout" svg:width="3.513cm" svg:height="4.938cm" svg:x="1.287cm" svg:y="9.862cm" svg:viewBox="0 0 3514 4939" draw:points="1758,4939 0,4939 0,0 3514,0 3514,4939">
          <text:p/>
        </draw:polygon>
        <draw:frame draw:style-name="gr9" draw:text-style-name="P5" draw:layer="layout" svg:width="0.528cm" svg:height="0.615cm" svg:x="15.304cm" svg:y="12.477cm">
          <draw:text-box>
            <text:p text:style-name="P2"><text:span text:style-name="T2">1</text:span></text:p>
          </draw:text-box>
        </draw:frame>
        <draw:polygon draw:style-name="gr10" draw:text-style-name="P10" draw:layer="layout" svg:width="1.659cm" svg:height="1.197cm" svg:x="1.665cm" svg:y="10.02cm" svg:viewBox="0 0 1660 1198" draw:points="830,1198 0,1198 0,0 1660,0 1660,1198">
          <text:p/>
        </draw:polygon>
        <draw:frame draw:style-name="gr21" draw:text-style-name="P14" draw:layer="layout" svg:width="1.801cm" svg:height="0.412cm" svg:x="2.145cm" svg:y="14.065cm">
          <draw:text-box>
            <text:p text:style-name="P2"><text:span text:style-name="T7">cabeçalho</text:span></text:p>
          </draw:text-box>
        </draw:frame>
        <draw:polygon draw:style-name="gr14" draw:text-style-name="P11" draw:layer="layout" svg:width="1.067cm" svg:height="1.197cm" svg:x="3.282cm" svg:y="10.02cm" svg:viewBox="0 0 1068 1198" draw:points="534,1198 0,1198 0,0 1068,0 1068,1198">
          <text:p/>
        </draw:polygon>
        <draw:frame draw:style-name="gr22" draw:text-style-name="P14" draw:layer="layout" svg:width="0.891cm" svg:height="0.412cm" svg:x="2.05cm" svg:y="10.432cm">
          <draw:text-box>
            <text:p text:style-name="P2"><text:span text:style-name="T7">nSeq</text:span></text:p>
          </draw:text-box>
        </draw:frame>
        <draw:polygon draw:style-name="gr10" draw:text-style-name="P10" draw:layer="layout" svg:width="1.659cm" svg:height="1.198cm" svg:x="1.665cm" svg:y="11.328cm" svg:viewBox="0 0 1660 1199" draw:points="830,1199 0,1199 0,0 1660,0 1660,1199">
          <text:p/>
        </draw:polygon>
        <draw:frame draw:style-name="gr9" draw:text-style-name="P5" draw:layer="layout" svg:width="0.528cm" svg:height="0.615cm" svg:x="3.648cm" svg:y="10.339cm">
          <draw:text-box>
            <text:p text:style-name="P2"><text:span text:style-name="T2">5</text:span></text:p>
          </draw:text-box>
        </draw:frame>
        <draw:polygon draw:style-name="gr14" draw:text-style-name="P11" draw:layer="layout" svg:width="1.067cm" svg:height="1.198cm" svg:x="3.282cm" svg:y="11.328cm" svg:viewBox="0 0 1068 1199" draw:points="534,1199 0,1199 0,0 1068,0 1068,1199">
          <text:p/>
        </draw:polygon>
        <draw:frame draw:style-name="gr22" draw:text-style-name="P14" draw:layer="layout" svg:width="0.891cm" svg:height="0.412cm" svg:x="2.05cm" svg:y="11.741cm">
          <draw:text-box>
            <text:p text:style-name="P2"><text:span text:style-name="T7">pSeq</text:span></text:p>
          </draw:text-box>
        </draw:frame>
        <draw:polygon draw:style-name="gr10" draw:text-style-name="P10" draw:layer="layout" svg:width="1.659cm" svg:height="1.198cm" svg:x="1.665cm" svg:y="12.65cm" svg:viewBox="0 0 1660 1199" draw:points="830,1199 0,1199 0,0 1660,0 1660,1199">
          <text:p/>
        </draw:polygon>
        <draw:frame draw:style-name="gr9" draw:text-style-name="P5" draw:layer="layout" svg:width="0.528cm" svg:height="0.615cm" svg:x="3.648cm" svg:y="11.648cm">
          <draw:text-box>
            <text:p text:style-name="P2"><text:span text:style-name="T2">2</text:span></text:p>
          </draw:text-box>
        </draw:frame>
        <draw:polygon draw:style-name="gr14" draw:text-style-name="P11" draw:layer="layout" svg:width="1.067cm" svg:height="1.198cm" svg:x="3.282cm" svg:y="12.65cm" svg:viewBox="0 0 1068 1199" draw:points="534,1199 0,1199 0,0 1068,0 1068,1199">
          <text:p/>
        </draw:polygon>
        <draw:frame draw:style-name="gr23" draw:text-style-name="P14" draw:layer="layout" svg:width="0.781cm" svg:height="0.412cm" svg:x="2.117cm" svg:y="13.063cm">
          <draw:text-box>
            <text:p text:style-name="P2"><text:span text:style-name="T7">Prox</text:span></text:p>
          </draw:text-box>
        </draw:frame>
        <draw:frame draw:style-name="gr9" draw:text-style-name="P5" draw:layer="layout" svg:width="0.528cm" svg:height="0.615cm" svg:x="3.648cm" svg:y="12.971cm">
          <draw:text-box>
            <text:p text:style-name="P2"><text:span text:style-name="T2">5</text:span></text:p>
          </draw:text-box>
        </draw:frame>
      </draw:page>
      <draw:page draw:name="page8" draw:style-name="dp1" draw:master-page-name="master-page3">
        <draw:polygon draw:style-name="gr1" draw:text-style-name="P1" draw:layer="layout" svg:width="27.998cm" svg:height="15.749cm" svg:x="0cm" svg:y="0cm" svg:viewBox="0 0 27999 15750" draw:points="0,0 27999,0 27999,15750 0,15750">
          <text:p/>
        </draw:polygon>
        <draw:frame draw:style-name="gr2" draw:text-style-name="P3" draw:layer="layout" svg:width="0.493cm" svg:height="0.547cm" svg:x="1.401cm" svg:y="14.348cm">
          <draw:text-box>
            <text:p text:style-name="P2"><text:span text:style-name="T1"><text:s/></text:span></text:p>
          </draw:text-box>
        </draw:frame>
        <draw:polygon draw:style-name="gr3" draw:text-style-name="P4" draw:layer="layout" svg:width="8.021cm" svg:height="5cm" svg:x="1.198cm" svg:y="4cm" svg:viewBox="0 0 8022 5001" draw:points="4012,5001 0,5001 0,0 8022,0 8022,5001">
          <text:p/>
        </draw:polygon>
        <draw:frame draw:style-name="gr2" draw:text-style-name="P3" draw:layer="layout" svg:width="0.493cm" svg:height="0.547cm" svg:x="13.952cm" svg:y="14.348cm">
          <draw:text-box>
            <text:p text:style-name="P2"><text:span text:style-name="T1"><text:s/></text:span></text:p>
          </draw:text-box>
        </draw:frame>
        <draw:frame draw:style-name="gr4" draw:text-style-name="P5" draw:layer="layout" svg:width="2.445cm" svg:height="0.615cm" svg:x="3.99cm" svg:y="8.067cm">
          <draw:text-box>
            <text:p text:style-name="P2"><text:span text:style-name="T2">pedaço 0</text:span></text:p>
          </draw:text-box>
        </draw:frame>
        <draw:polygon draw:style-name="gr5" draw:text-style-name="P6" draw:layer="layout" svg:width="1.856cm" svg:height="1.332cm" svg:x="1.284cm" svg:y="4.16cm" svg:viewBox="0 0 1857 1333" draw:points="929,1333 0,1333 0,0 1857,0 1857,1333">
          <text:p/>
        </draw:polygon>
        <draw:frame draw:style-name="gr29" draw:text-style-name="P15" draw:layer="layout" svg:width="11.106cm" svg:height="1.182cm" svg:x="1.401cm" svg:y="1.354cm">
          <draw:text-box>
            <text:p text:style-name="P2"><text:span text:style-name="T8">2. Inserir o elemento 31</text:span></text:p>
          </draw:text-box>
        </draw:frame>
        <draw:polygon draw:style-name="gr7" draw:text-style-name="P8" draw:layer="layout" svg:width="1.856cm" svg:height="0.793cm" svg:x="1.284cm" svg:y="5.515cm" svg:viewBox="0 0 1857 794" draw:points="929,794 0,794 0,0 1857,0 1857,794">
          <text:p/>
        </draw:polygon>
        <draw:frame draw:style-name="gr8" draw:text-style-name="P9" draw:layer="layout" svg:width="1.145cm" svg:height="0.53cm" svg:x="1.64cm" svg:y="4.583cm">
          <draw:text-box>
            <text:p text:style-name="P2"><text:span text:style-name="T4">dado</text:span></text:p>
          </draw:text-box>
        </draw:frame>
        <draw:polygon draw:style-name="gr5" draw:text-style-name="P6" draw:layer="layout" svg:width="1.855cm" svg:height="1.332cm" svg:x="3.276cm" svg:y="4.158cm" svg:viewBox="0 0 1856 1333" draw:points="928,1333 0,1333 0,0 1856,0 1856,1333">
          <text:p/>
        </draw:polygon>
        <draw:frame draw:style-name="gr9" draw:text-style-name="P5" draw:layer="layout" svg:width="0.528cm" svg:height="0.615cm" svg:x="2.043cm" svg:y="5.633cm">
          <draw:text-box>
            <text:p text:style-name="P2"><text:span text:style-name="T2">3</text:span></text:p>
          </draw:text-box>
        </draw:frame>
        <draw:polygon draw:style-name="gr7" draw:text-style-name="P8" draw:layer="layout" svg:width="1.855cm" svg:height="0.794cm" svg:x="3.276cm" svg:y="5.512cm" svg:viewBox="0 0 1856 795" draw:points="928,795 0,795 0,0 1856,0 1856,795">
          <text:p/>
        </draw:polygon>
        <draw:frame draw:style-name="gr8" draw:text-style-name="P9" draw:layer="layout" svg:width="1.145cm" svg:height="0.53cm" svg:x="3.634cm" svg:y="4.583cm">
          <draw:text-box>
            <text:p text:style-name="P2"><text:span text:style-name="T4">dado</text:span></text:p>
          </draw:text-box>
        </draw:frame>
        <draw:polygon draw:style-name="gr5" draw:text-style-name="P6" draw:layer="layout" svg:width="1.856cm" svg:height="1.33cm" svg:x="5.264cm" svg:y="4.16cm" svg:viewBox="0 0 1857 1331" draw:points="927,1331 0,1331 0,0 1857,0 1857,1331">
          <text:p/>
        </draw:polygon>
        <draw:frame draw:style-name="gr9" draw:text-style-name="P5" draw:layer="layout" svg:width="0.528cm" svg:height="0.615cm" svg:x="4.036cm" svg:y="5.63cm">
          <draw:text-box>
            <text:p text:style-name="P2"><text:span text:style-name="T2">5</text:span></text:p>
          </draw:text-box>
        </draw:frame>
        <draw:polygon draw:style-name="gr7" draw:text-style-name="P8" draw:layer="layout" svg:width="1.856cm" svg:height="0.792cm" svg:x="5.264cm" svg:y="5.513cm" svg:viewBox="0 0 1857 793" draw:points="927,793 0,793 0,0 1857,0 1857,793">
          <text:p/>
        </draw:polygon>
        <draw:polygon draw:style-name="gr5" draw:text-style-name="P6" draw:layer="layout" svg:width="1.856cm" svg:height="1.332cm" svg:x="7.218cm" svg:y="4.16cm" svg:viewBox="0 0 1857 1333" draw:points="929,1333 0,1333 0,0 1857,0 1857,1333">
          <text:p/>
        </draw:polygon>
        <draw:frame draw:style-name="gr8" draw:text-style-name="P9" draw:layer="layout" svg:width="1.145cm" svg:height="0.53cm" svg:x="5.62cm" svg:y="4.583cm">
          <draw:text-box>
            <text:p text:style-name="P2"><text:span text:style-name="T4">dado</text:span></text:p>
          </draw:text-box>
        </draw:frame>
        <draw:polygon draw:style-name="gr7" draw:text-style-name="P8" draw:layer="layout" svg:width="1.856cm" svg:height="0.793cm" svg:x="7.218cm" svg:y="5.515cm" svg:viewBox="0 0 1857 794" draw:points="929,794 0,794 0,0 1857,0 1857,794">
          <text:p/>
        </draw:polygon>
        <draw:polygon draw:style-name="gr10" draw:text-style-name="P10" draw:layer="layout" svg:width="1.856cm" svg:height="1.331cm" svg:x="1.284cm" svg:y="6.529cm" svg:viewBox="0 0 1857 1332" draw:points="929,1332 0,1332 0,0 1857,0 1857,1332">
          <text:p/>
        </draw:polygon>
        <draw:frame draw:style-name="gr8" draw:text-style-name="P9" draw:layer="layout" svg:width="1.145cm" svg:height="0.53cm" svg:x="7.578cm" svg:y="4.583cm">
          <draw:text-box>
            <text:p text:style-name="P2"><text:span text:style-name="T4">dado</text:span></text:p>
          </draw:text-box>
        </draw:frame>
        <draw:polygon draw:style-name="gr11" draw:text-style-name="P11" draw:layer="layout" svg:width="1.192cm" svg:height="1.331cm" svg:x="3.094cm" svg:y="6.529cm" svg:viewBox="0 0 1193 1332" draw:points="597,1332 0,1332 0,0 1193,0 1193,1332">
          <text:p/>
        </draw:polygon>
        <draw:polygon draw:style-name="gr12" draw:text-style-name="P12" draw:layer="layout" svg:width="1.192cm" svg:height="1.331cm" svg:x="3.094cm" svg:y="6.529cm" svg:viewBox="0 0 1193 1332" draw:points="597,1332 0,1332 0,0 1193,0 1193,1332">
          <text:p/>
        </draw:polygon>
        <draw:frame draw:style-name="gr13" draw:text-style-name="P9" draw:layer="layout" svg:width="0.832cm" svg:height="0.53cm" svg:x="1.799cm" svg:y="6.954cm">
          <draw:text-box>
            <text:p text:style-name="P2"><text:span text:style-name="T4">Qtd</text:span></text:p>
          </draw:text-box>
        </draw:frame>
        <draw:polygon draw:style-name="gr10" draw:text-style-name="P10" draw:layer="layout" svg:width="1.856cm" svg:height="1.331cm" svg:x="6.081cm" svg:y="6.529cm" svg:viewBox="0 0 1857 1332" draw:points="930,1332 0,1332 0,0 1857,0 1857,1332">
          <text:p/>
        </draw:polygon>
        <draw:frame draw:style-name="gr9" draw:text-style-name="P5" draw:layer="layout" svg:width="0.528cm" svg:height="0.615cm" svg:x="3.521cm" svg:y="6.917cm">
          <draw:text-box>
            <text:p text:style-name="P2"><text:span text:style-name="T2">2</text:span></text:p>
          </draw:text-box>
        </draw:frame>
        <draw:polygon draw:style-name="gr14" draw:text-style-name="P11" draw:layer="layout" svg:width="1.192cm" svg:height="1.331cm" svg:x="7.891cm" svg:y="6.529cm" svg:viewBox="0 0 1193 1332" draw:points="597,1332 0,1332 0,0 1193,0 1193,1332">
          <text:p/>
        </draw:polygon>
        <draw:frame draw:style-name="gr15" draw:text-style-name="P9" draw:layer="layout" svg:width="1.014cm" svg:height="0.53cm" svg:x="6.519cm" svg:y="6.954cm">
          <draw:text-box>
            <text:p text:style-name="P2"><text:span text:style-name="T4">Prox</text:span></text:p>
          </draw:text-box>
        </draw:frame>
        <draw:polygon draw:style-name="gr3" draw:text-style-name="P4" draw:layer="layout" svg:width="8.021cm" svg:height="5cm" svg:x="9.998cm" svg:y="4cm" svg:viewBox="0 0 8022 5001" draw:points="4013,5001 0,5001 0,0 8022,0 8022,5001">
          <text:p/>
        </draw:polygon>
        <draw:frame draw:style-name="gr9" draw:text-style-name="P5" draw:layer="layout" svg:width="0.528cm" svg:height="0.615cm" svg:x="8.319cm" svg:y="6.917cm">
          <draw:text-box>
            <text:p text:style-name="P2"><text:span text:style-name="T2">3</text:span></text:p>
          </draw:text-box>
        </draw:frame>
        <draw:polygon draw:style-name="gr5" draw:text-style-name="P6" draw:layer="layout" svg:width="1.856cm" svg:height="1.332cm" svg:x="10.084cm" svg:y="4.16cm" svg:viewBox="0 0 1857 1333" draw:points="930,1333 0,1333 0,0 1857,0 1857,1333">
          <text:p/>
        </draw:polygon>
        <draw:frame draw:style-name="gr4" draw:text-style-name="P5" draw:layer="layout" svg:width="2.445cm" svg:height="0.615cm" svg:x="12.788cm" svg:y="8.067cm">
          <draw:text-box>
            <text:p text:style-name="P2"><text:span text:style-name="T2">pedaço 1</text:span></text:p>
          </draw:text-box>
        </draw:frame>
        <draw:polygon draw:style-name="gr7" draw:text-style-name="P8" draw:layer="layout" svg:width="1.856cm" svg:height="0.793cm" svg:x="10.084cm" svg:y="5.515cm" svg:viewBox="0 0 1857 794" draw:points="930,794 0,794 0,0 1857,0 1857,794">
          <text:p/>
        </draw:polygon>
        <draw:frame draw:style-name="gr8" draw:text-style-name="P9" draw:layer="layout" svg:width="1.145cm" svg:height="0.53cm" svg:x="10.442cm" svg:y="4.583cm">
          <draw:text-box>
            <text:p text:style-name="P2"><text:span text:style-name="T4">dado</text:span></text:p>
          </draw:text-box>
        </draw:frame>
        <draw:polygon draw:style-name="gr5" draw:text-style-name="P6" draw:layer="layout" svg:width="1.856cm" svg:height="1.332cm" svg:x="12.076cm" svg:y="4.158cm" svg:viewBox="0 0 1857 1333" draw:points="927,1333 0,1333 0,0 1857,0 1857,1333">
          <text:p/>
        </draw:polygon>
        <draw:frame draw:style-name="gr16" draw:text-style-name="P5" draw:layer="layout" svg:width="0.679cm" svg:height="0.615cm" svg:x="10.675cm" svg:y="5.633cm">
          <draw:text-box>
            <text:p text:style-name="P2"><text:span text:style-name="T2">42</text:span></text:p>
          </draw:text-box>
        </draw:frame>
        <draw:polygon draw:style-name="gr7" draw:text-style-name="P8" draw:layer="layout" svg:width="1.856cm" svg:height="0.794cm" svg:x="12.076cm" svg:y="5.512cm" svg:viewBox="0 0 1857 795" draw:points="927,795 0,795 0,0 1857,0 1857,795">
          <text:p/>
        </draw:polygon>
        <draw:frame draw:style-name="gr8" draw:text-style-name="P9" draw:layer="layout" svg:width="1.145cm" svg:height="0.53cm" svg:x="12.432cm" svg:y="4.583cm">
          <draw:text-box>
            <text:p text:style-name="P2"><text:span text:style-name="T4">dado</text:span></text:p>
          </draw:text-box>
        </draw:frame>
        <draw:polygon draw:style-name="gr5" draw:text-style-name="P6" draw:layer="layout" svg:width="1.856cm" svg:height="1.33cm" svg:x="14.064cm" svg:y="4.16cm" svg:viewBox="0 0 1857 1331" draw:points="927,1331 0,1331 0,0 1857,0 1857,1331">
          <text:p/>
        </draw:polygon>
        <draw:frame draw:style-name="gr16" draw:text-style-name="P5" draw:layer="layout" svg:width="0.679cm" svg:height="0.615cm" svg:x="12.665cm" svg:y="5.63cm">
          <draw:text-box>
            <text:p text:style-name="P2"><text:span text:style-name="T2">51</text:span></text:p>
          </draw:text-box>
        </draw:frame>
        <draw:polygon draw:style-name="gr7" draw:text-style-name="P8" draw:layer="layout" svg:width="1.856cm" svg:height="0.792cm" svg:x="14.064cm" svg:y="5.513cm" svg:viewBox="0 0 1857 793" draw:points="927,793 0,793 0,0 1857,0 1857,793">
          <text:p/>
        </draw:polygon>
        <draw:polygon draw:style-name="gr5" draw:text-style-name="P6" draw:layer="layout" svg:width="1.856cm" svg:height="1.332cm" svg:x="16.019cm" svg:y="4.16cm" svg:viewBox="0 0 1857 1333" draw:points="927,1333 0,1333 0,0 1857,0 1857,1333">
          <text:p/>
        </draw:polygon>
        <draw:frame draw:style-name="gr8" draw:text-style-name="P9" draw:layer="layout" svg:width="1.145cm" svg:height="0.53cm" svg:x="14.422cm" svg:y="4.583cm">
          <draw:text-box>
            <text:p text:style-name="P2"><text:span text:style-name="T4">dado</text:span></text:p>
          </draw:text-box>
        </draw:frame>
        <draw:polygon draw:style-name="gr7" draw:text-style-name="P8" draw:layer="layout" svg:width="1.856cm" svg:height="0.793cm" svg:x="16.019cm" svg:y="5.515cm" svg:viewBox="0 0 1857 794" draw:points="927,794 0,794 0,0 1857,0 1857,794">
          <text:p/>
        </draw:polygon>
        <draw:polygon draw:style-name="gr10" draw:text-style-name="P10" draw:layer="layout" svg:width="1.856cm" svg:height="1.331cm" svg:x="10.084cm" svg:y="6.529cm" svg:viewBox="0 0 1857 1332" draw:points="930,1332 0,1332 0,0 1857,0 1857,1332">
          <text:p/>
        </draw:polygon>
        <draw:frame draw:style-name="gr8" draw:text-style-name="P9" draw:layer="layout" svg:width="1.145cm" svg:height="0.53cm" svg:x="16.376cm" svg:y="4.583cm">
          <draw:text-box>
            <text:p text:style-name="P2"><text:span text:style-name="T4">dado</text:span></text:p>
          </draw:text-box>
        </draw:frame>
        <draw:polygon draw:style-name="gr14" draw:text-style-name="P11" draw:layer="layout" svg:width="1.192cm" svg:height="1.331cm" svg:x="11.894cm" svg:y="6.529cm" svg:viewBox="0 0 1193 1332" draw:points="597,1332 0,1332 0,0 1193,0 1193,1332">
          <text:p/>
        </draw:polygon>
        <draw:frame draw:style-name="gr13" draw:text-style-name="P9" draw:layer="layout" svg:width="0.832cm" svg:height="0.53cm" svg:x="10.597cm" svg:y="6.954cm">
          <draw:text-box>
            <text:p text:style-name="P2"><text:span text:style-name="T4">Qtd</text:span></text:p>
          </draw:text-box>
        </draw:frame>
        <draw:polygon draw:style-name="gr10" draw:text-style-name="P10" draw:layer="layout" svg:width="1.856cm" svg:height="1.331cm" svg:x="14.882cm" svg:y="6.529cm" svg:viewBox="0 0 1857 1332" draw:points="928,1332 0,1332 0,0 1857,0 1857,1332">
          <text:p/>
        </draw:polygon>
        <draw:frame draw:style-name="gr9" draw:text-style-name="P5" draw:layer="layout" svg:width="0.528cm" svg:height="0.615cm" svg:x="12.323cm" svg:y="6.917cm">
          <draw:text-box>
            <text:p text:style-name="P2"><text:span text:style-name="T2">2</text:span></text:p>
          </draw:text-box>
        </draw:frame>
        <draw:polygon draw:style-name="gr14" draw:text-style-name="P11" draw:layer="layout" svg:width="1.192cm" svg:height="1.331cm" svg:x="16.691cm" svg:y="6.529cm" svg:viewBox="0 0 1193 1332" draw:points="598,1332 0,1332 0,0 1193,0 1193,1332">
          <text:p/>
        </draw:polygon>
        <draw:frame draw:style-name="gr15" draw:text-style-name="P9" draw:layer="layout" svg:width="1.014cm" svg:height="0.53cm" svg:x="15.321cm" svg:y="6.954cm">
          <draw:text-box>
            <text:p text:style-name="P2"><text:span text:style-name="T4">Prox</text:span></text:p>
          </draw:text-box>
        </draw:frame>
        <draw:polygon draw:style-name="gr3" draw:text-style-name="P4" draw:layer="layout" svg:width="8.021cm" svg:height="5cm" svg:x="19.199cm" svg:y="4cm" svg:viewBox="0 0 8022 5001" draw:points="4011,5001 0,5001 0,0 8022,0 8022,5001">
          <text:p/>
        </draw:polygon>
        <draw:frame draw:style-name="gr9" draw:text-style-name="P5" draw:layer="layout" svg:width="0.528cm" svg:height="0.615cm" svg:x="17.12cm" svg:y="6.917cm">
          <draw:text-box>
            <text:p text:style-name="P2"><text:span text:style-name="T2">4</text:span></text:p>
          </draw:text-box>
        </draw:frame>
        <draw:polygon draw:style-name="gr5" draw:text-style-name="P6" draw:layer="layout" svg:width="1.856cm" svg:height="1.332cm" svg:x="19.284cm" svg:y="4.16cm" svg:viewBox="0 0 1857 1333" draw:points="930,1333 0,1333 0,0 1857,0 1857,1333">
          <text:p/>
        </draw:polygon>
        <draw:frame draw:style-name="gr4" draw:text-style-name="P5" draw:layer="layout" svg:width="2.445cm" svg:height="0.615cm" svg:x="21.989cm" svg:y="8.067cm">
          <draw:text-box>
            <text:p text:style-name="P2"><text:span text:style-name="T2">pedaço 2</text:span></text:p>
          </draw:text-box>
        </draw:frame>
        <draw:polygon draw:style-name="gr7" draw:text-style-name="P8" draw:layer="layout" svg:width="1.856cm" svg:height="0.793cm" svg:x="19.284cm" svg:y="5.515cm" svg:viewBox="0 0 1857 794" draw:points="930,794 0,794 0,0 1857,0 1857,794">
          <text:p/>
        </draw:polygon>
        <draw:frame draw:style-name="gr8" draw:text-style-name="P9" draw:layer="layout" svg:width="1.145cm" svg:height="0.53cm" svg:x="19.643cm" svg:y="4.583cm">
          <draw:text-box>
            <text:p text:style-name="P2"><text:span text:style-name="T4">dado</text:span></text:p>
          </draw:text-box>
        </draw:frame>
        <draw:polygon draw:style-name="gr5" draw:text-style-name="P6" draw:layer="layout" svg:width="1.856cm" svg:height="1.332cm" svg:x="21.275cm" svg:y="4.158cm" svg:viewBox="0 0 1857 1333" draw:points="930,1333 0,1333 0,0 1857,0 1857,1333">
          <text:p/>
        </draw:polygon>
        <draw:frame draw:style-name="gr9" draw:text-style-name="P5" draw:layer="layout" svg:width="0.528cm" svg:height="0.615cm" svg:x="20.045cm" svg:y="5.633cm">
          <draw:text-box>
            <text:p text:style-name="P2"><text:span text:style-name="T2">2</text:span></text:p>
          </draw:text-box>
        </draw:frame>
        <draw:polygon draw:style-name="gr7" draw:text-style-name="P8" draw:layer="layout" svg:width="1.856cm" svg:height="0.794cm" svg:x="21.275cm" svg:y="5.512cm" svg:viewBox="0 0 1857 795" draw:points="930,795 0,795 0,0 1857,0 1857,795">
          <text:p/>
        </draw:polygon>
        <draw:frame draw:style-name="gr8" draw:text-style-name="P9" draw:layer="layout" svg:width="1.145cm" svg:height="0.53cm" svg:x="21.632cm" svg:y="4.583cm">
          <draw:text-box>
            <text:p text:style-name="P2"><text:span text:style-name="T4">dado</text:span></text:p>
          </draw:text-box>
        </draw:frame>
        <draw:polygon draw:style-name="gr5" draw:text-style-name="P6" draw:layer="layout" svg:width="1.856cm" svg:height="1.33cm" svg:x="23.264cm" svg:y="4.16cm" svg:viewBox="0 0 1857 1331" draw:points="927,1331 0,1331 0,0 1857,0 1857,1331">
          <text:p/>
        </draw:polygon>
        <draw:frame draw:style-name="gr9" draw:text-style-name="P5" draw:layer="layout" svg:width="0.528cm" svg:height="0.615cm" svg:x="22.035cm" svg:y="5.63cm">
          <draw:text-box>
            <text:p text:style-name="P2"><text:span text:style-name="T2">8</text:span></text:p>
          </draw:text-box>
        </draw:frame>
        <draw:polygon draw:style-name="gr7" draw:text-style-name="P8" draw:layer="layout" svg:width="1.856cm" svg:height="0.792cm" svg:x="23.264cm" svg:y="5.513cm" svg:viewBox="0 0 1857 793" draw:points="927,793 0,793 0,0 1857,0 1857,793">
          <text:p/>
        </draw:polygon>
        <draw:frame draw:style-name="gr8" draw:text-style-name="P9" draw:layer="layout" svg:width="1.145cm" svg:height="0.53cm" svg:x="23.622cm" svg:y="4.583cm">
          <draw:text-box>
            <text:p text:style-name="P2"><text:span text:style-name="T4">dado</text:span></text:p>
          </draw:text-box>
        </draw:frame>
        <draw:polygon draw:style-name="gr5" draw:text-style-name="P6" draw:layer="layout" svg:width="1.856cm" svg:height="1.332cm" svg:x="25.218cm" svg:y="4.16cm" svg:viewBox="0 0 1857 1333" draw:points="929,1333 0,1333 0,0 1857,0 1857,1333">
          <text:p/>
        </draw:polygon>
        <draw:frame draw:style-name="gr18" draw:text-style-name="P5" draw:layer="layout" svg:width="0.528cm" svg:height="0.589cm" svg:x="24.045cm" svg:y="5.642cm">
          <draw:text-box>
            <text:p text:style-name="P2"><text:span text:style-name="T5">9</text:span></text:p>
          </draw:text-box>
        </draw:frame>
        <draw:polygon draw:style-name="gr7" draw:text-style-name="P8" draw:layer="layout" svg:width="1.856cm" svg:height="0.793cm" svg:x="25.218cm" svg:y="5.515cm" svg:viewBox="0 0 1857 794" draw:points="929,794 0,794 0,0 1857,0 1857,794">
          <text:p/>
        </draw:polygon>
        <draw:frame draw:style-name="gr8" draw:text-style-name="P9" draw:layer="layout" svg:width="1.145cm" svg:height="0.53cm" svg:x="25.576cm" svg:y="4.583cm">
          <draw:text-box>
            <text:p text:style-name="P2"><text:span text:style-name="T4">dado</text:span></text:p>
          </draw:text-box>
        </draw:frame>
        <draw:polygon draw:style-name="gr10" draw:text-style-name="P10" draw:layer="layout" svg:width="1.856cm" svg:height="1.331cm" svg:x="19.284cm" svg:y="6.529cm" svg:viewBox="0 0 1857 1332" draw:points="930,1332 0,1332 0,0 1857,0 1857,1332">
          <text:p/>
        </draw:polygon>
        <draw:frame draw:style-name="gr17" draw:text-style-name="P5" draw:layer="layout" svg:width="0.595cm" svg:height="0.589cm" svg:x="25.873cm" svg:y="5.645cm">
          <draw:text-box>
            <text:p text:style-name="P2"><text:span text:style-name="T5">11</text:span></text:p>
          </draw:text-box>
        </draw:frame>
        <draw:polygon draw:style-name="gr14" draw:text-style-name="P11" draw:layer="layout" svg:width="1.191cm" svg:height="1.331cm" svg:x="21.095cm" svg:y="6.529cm" svg:viewBox="0 0 1192 1332" draw:points="596,1332 0,1332 0,0 1192,0 1192,1332">
          <text:p/>
        </draw:polygon>
        <draw:frame draw:style-name="gr13" draw:text-style-name="P9" draw:layer="layout" svg:width="0.832cm" svg:height="0.53cm" svg:x="19.798cm" svg:y="6.954cm">
          <draw:text-box>
            <text:p text:style-name="P2"><text:span text:style-name="T4">Qtd</text:span></text:p>
          </draw:text-box>
        </draw:frame>
        <draw:polygon draw:style-name="gr10" draw:text-style-name="P10" draw:layer="layout" svg:width="1.856cm" svg:height="1.331cm" svg:x="24.081cm" svg:y="6.529cm" svg:viewBox="0 0 1857 1332" draw:points="929,1332 0,1332 0,0 1857,0 1857,1332">
          <text:p/>
        </draw:polygon>
        <draw:frame draw:style-name="gr9" draw:text-style-name="P5" draw:layer="layout" svg:width="0.528cm" svg:height="0.615cm" svg:x="21.523cm" svg:y="6.917cm">
          <draw:text-box>
            <text:p text:style-name="P2"><text:span text:style-name="T2">4</text:span></text:p>
          </draw:text-box>
        </draw:frame>
        <draw:polygon draw:style-name="gr14" draw:text-style-name="P11" draw:layer="layout" svg:width="1.192cm" svg:height="1.331cm" svg:x="25.891cm" svg:y="6.529cm" svg:viewBox="0 0 1193 1332" draw:points="597,1332 0,1332 0,0 1193,0 1193,1332">
          <text:p/>
        </draw:polygon>
        <draw:frame draw:style-name="gr15" draw:text-style-name="P9" draw:layer="layout" svg:width="1.014cm" svg:height="0.53cm" svg:x="24.522cm" svg:y="6.954cm">
          <draw:text-box>
            <text:p text:style-name="P2"><text:span text:style-name="T4">Prox</text:span></text:p>
          </draw:text-box>
        </draw:frame>
        <draw:polygon draw:style-name="gr3" draw:text-style-name="P4" draw:layer="layout" svg:width="8.021cm" svg:height="5cm" svg:x="1.198cm" svg:y="4cm" svg:viewBox="0 0 8022 5001" draw:points="4012,5001 0,5001 0,0 8022,0 8022,5001">
          <text:p/>
        </draw:polygon>
        <draw:frame draw:style-name="gr9" draw:text-style-name="P5" draw:layer="layout" svg:width="0.528cm" svg:height="0.615cm" svg:x="26.321cm" svg:y="6.917cm">
          <draw:text-box>
            <text:p text:style-name="P2"><text:span text:style-name="T2">0</text:span></text:p>
          </draw:text-box>
        </draw:frame>
        <draw:polygon draw:style-name="gr5" draw:text-style-name="P6" draw:layer="layout" svg:width="1.856cm" svg:height="1.332cm" svg:x="1.284cm" svg:y="4.16cm" svg:viewBox="0 0 1857 1333" draw:points="929,1333 0,1333 0,0 1857,0 1857,1333">
          <text:p/>
        </draw:polygon>
        <draw:frame draw:style-name="gr4" draw:text-style-name="P5" draw:layer="layout" svg:width="2.445cm" svg:height="0.615cm" svg:x="3.99cm" svg:y="8.067cm">
          <draw:text-box>
            <text:p text:style-name="P2"><text:span text:style-name="T2">pedaço 0</text:span></text:p>
          </draw:text-box>
        </draw:frame>
        <draw:polygon draw:style-name="gr7" draw:text-style-name="P8" draw:layer="layout" svg:width="1.856cm" svg:height="0.793cm" svg:x="1.284cm" svg:y="5.515cm" svg:viewBox="0 0 1857 794" draw:points="929,794 0,794 0,0 1857,0 1857,794">
          <text:p/>
        </draw:polygon>
        <draw:frame draw:style-name="gr8" draw:text-style-name="P9" draw:layer="layout" svg:width="1.145cm" svg:height="0.53cm" svg:x="1.64cm" svg:y="4.583cm">
          <draw:text-box>
            <text:p text:style-name="P2"><text:span text:style-name="T4">dado</text:span></text:p>
          </draw:text-box>
        </draw:frame>
        <draw:polygon draw:style-name="gr5" draw:text-style-name="P6" draw:layer="layout" svg:width="1.855cm" svg:height="1.332cm" svg:x="3.276cm" svg:y="4.158cm" svg:viewBox="0 0 1856 1333" draw:points="928,1333 0,1333 0,0 1856,0 1856,1333">
          <text:p/>
        </draw:polygon>
        <draw:frame draw:style-name="gr9" draw:text-style-name="P5" draw:layer="layout" svg:width="0.528cm" svg:height="0.615cm" svg:x="2.043cm" svg:y="5.633cm">
          <draw:text-box>
            <text:p text:style-name="P2"><text:span text:style-name="T2">3</text:span></text:p>
          </draw:text-box>
        </draw:frame>
        <draw:polygon draw:style-name="gr7" draw:text-style-name="P8" draw:layer="layout" svg:width="1.855cm" svg:height="0.794cm" svg:x="3.276cm" svg:y="5.512cm" svg:viewBox="0 0 1856 795" draw:points="928,795 0,795 0,0 1856,0 1856,795">
          <text:p/>
        </draw:polygon>
        <draw:frame draw:style-name="gr8" draw:text-style-name="P9" draw:layer="layout" svg:width="1.145cm" svg:height="0.53cm" svg:x="3.634cm" svg:y="4.583cm">
          <draw:text-box>
            <text:p text:style-name="P2"><text:span text:style-name="T4">dado</text:span></text:p>
          </draw:text-box>
        </draw:frame>
        <draw:polygon draw:style-name="gr5" draw:text-style-name="P6" draw:layer="layout" svg:width="1.856cm" svg:height="1.33cm" svg:x="5.264cm" svg:y="4.16cm" svg:viewBox="0 0 1857 1331" draw:points="927,1331 0,1331 0,0 1857,0 1857,1331">
          <text:p/>
        </draw:polygon>
        <draw:frame draw:style-name="gr9" draw:text-style-name="P5" draw:layer="layout" svg:width="0.528cm" svg:height="0.615cm" svg:x="4.036cm" svg:y="5.63cm">
          <draw:text-box>
            <text:p text:style-name="P2"><text:span text:style-name="T2">5</text:span></text:p>
          </draw:text-box>
        </draw:frame>
        <draw:polygon draw:style-name="gr7" draw:text-style-name="P8" draw:layer="layout" svg:width="1.856cm" svg:height="0.792cm" svg:x="5.264cm" svg:y="5.513cm" svg:viewBox="0 0 1857 793" draw:points="927,793 0,793 0,0 1857,0 1857,793">
          <text:p/>
        </draw:polygon>
        <draw:polygon draw:style-name="gr5" draw:text-style-name="P6" draw:layer="layout" svg:width="1.856cm" svg:height="1.332cm" svg:x="7.218cm" svg:y="4.16cm" svg:viewBox="0 0 1857 1333" draw:points="929,1333 0,1333 0,0 1857,0 1857,1333">
          <text:p/>
        </draw:polygon>
        <draw:frame draw:style-name="gr8" draw:text-style-name="P9" draw:layer="layout" svg:width="1.145cm" svg:height="0.53cm" svg:x="5.62cm" svg:y="4.583cm">
          <draw:text-box>
            <text:p text:style-name="P2"><text:span text:style-name="T4">dado</text:span></text:p>
          </draw:text-box>
        </draw:frame>
        <draw:polygon draw:style-name="gr7" draw:text-style-name="P8" draw:layer="layout" svg:width="1.856cm" svg:height="0.793cm" svg:x="7.218cm" svg:y="5.515cm" svg:viewBox="0 0 1857 794" draw:points="929,794 0,794 0,0 1857,0 1857,794">
          <text:p/>
        </draw:polygon>
        <draw:polygon draw:style-name="gr10" draw:text-style-name="P10" draw:layer="layout" svg:width="1.856cm" svg:height="1.331cm" svg:x="1.284cm" svg:y="6.529cm" svg:viewBox="0 0 1857 1332" draw:points="929,1332 0,1332 0,0 1857,0 1857,1332">
          <text:p/>
        </draw:polygon>
        <draw:frame draw:style-name="gr8" draw:text-style-name="P9" draw:layer="layout" svg:width="1.145cm" svg:height="0.53cm" svg:x="7.578cm" svg:y="4.583cm">
          <draw:text-box>
            <text:p text:style-name="P2"><text:span text:style-name="T4">dado</text:span></text:p>
          </draw:text-box>
        </draw:frame>
        <draw:polygon draw:style-name="gr14" draw:text-style-name="P11" draw:layer="layout" svg:width="1.192cm" svg:height="1.331cm" svg:x="3.094cm" svg:y="6.529cm" svg:viewBox="0 0 1193 1332" draw:points="597,1332 0,1332 0,0 1193,0 1193,1332">
          <text:p/>
        </draw:polygon>
        <draw:frame draw:style-name="gr13" draw:text-style-name="P9" draw:layer="layout" svg:width="0.832cm" svg:height="0.53cm" svg:x="1.799cm" svg:y="6.954cm">
          <draw:text-box>
            <text:p text:style-name="P2"><text:span text:style-name="T4">Qtd</text:span></text:p>
          </draw:text-box>
        </draw:frame>
        <draw:polygon draw:style-name="gr10" draw:text-style-name="P10" draw:layer="layout" svg:width="1.856cm" svg:height="1.331cm" svg:x="6.081cm" svg:y="6.529cm" svg:viewBox="0 0 1857 1332" draw:points="930,1332 0,1332 0,0 1857,0 1857,1332">
          <text:p/>
        </draw:polygon>
        <draw:frame draw:style-name="gr9" draw:text-style-name="P5" draw:layer="layout" svg:width="0.528cm" svg:height="0.615cm" svg:x="3.521cm" svg:y="6.917cm">
          <draw:text-box>
            <text:p text:style-name="P2"><text:span text:style-name="T2">2</text:span></text:p>
          </draw:text-box>
        </draw:frame>
        <draw:polygon draw:style-name="gr14" draw:text-style-name="P11" draw:layer="layout" svg:width="1.192cm" svg:height="1.331cm" svg:x="7.891cm" svg:y="6.529cm" svg:viewBox="0 0 1193 1332" draw:points="597,1332 0,1332 0,0 1193,0 1193,1332">
          <text:p/>
        </draw:polygon>
        <draw:frame draw:style-name="gr15" draw:text-style-name="P9" draw:layer="layout" svg:width="1.014cm" svg:height="0.53cm" svg:x="6.519cm" svg:y="6.954cm">
          <draw:text-box>
            <text:p text:style-name="P2"><text:span text:style-name="T4">Prox</text:span></text:p>
          </draw:text-box>
        </draw:frame>
        <draw:polygon draw:style-name="gr3" draw:text-style-name="P4" draw:layer="layout" svg:width="8.021cm" svg:height="5cm" svg:x="1.198cm" svg:y="4cm" svg:viewBox="0 0 8022 5001" draw:points="4012,5001 0,5001 0,0 8022,0 8022,5001">
          <text:p/>
        </draw:polygon>
        <draw:frame draw:style-name="gr9" draw:text-style-name="P5" draw:layer="layout" svg:width="0.528cm" svg:height="0.615cm" svg:x="8.319cm" svg:y="6.917cm">
          <draw:text-box>
            <text:p text:style-name="P2"><text:span text:style-name="T2">3</text:span></text:p>
          </draw:text-box>
        </draw:frame>
        <draw:polygon draw:style-name="gr5" draw:text-style-name="P6" draw:layer="layout" svg:width="1.856cm" svg:height="1.332cm" svg:x="1.284cm" svg:y="4.16cm" svg:viewBox="0 0 1857 1333" draw:points="929,1333 0,1333 0,0 1857,0 1857,1333">
          <text:p/>
        </draw:polygon>
        <draw:frame draw:style-name="gr4" draw:text-style-name="P5" draw:layer="layout" svg:width="2.445cm" svg:height="0.615cm" svg:x="3.99cm" svg:y="8.067cm">
          <draw:text-box>
            <text:p text:style-name="P2"><text:span text:style-name="T2">pedaço 0</text:span></text:p>
          </draw:text-box>
        </draw:frame>
        <draw:polygon draw:style-name="gr7" draw:text-style-name="P8" draw:layer="layout" svg:width="1.856cm" svg:height="0.793cm" svg:x="1.284cm" svg:y="5.515cm" svg:viewBox="0 0 1857 794" draw:points="929,794 0,794 0,0 1857,0 1857,794">
          <text:p/>
        </draw:polygon>
        <draw:frame draw:style-name="gr8" draw:text-style-name="P9" draw:layer="layout" svg:width="1.145cm" svg:height="0.53cm" svg:x="1.64cm" svg:y="4.583cm">
          <draw:text-box>
            <text:p text:style-name="P2"><text:span text:style-name="T4">dado</text:span></text:p>
          </draw:text-box>
        </draw:frame>
        <draw:polygon draw:style-name="gr5" draw:text-style-name="P6" draw:layer="layout" svg:width="1.855cm" svg:height="1.332cm" svg:x="3.276cm" svg:y="4.158cm" svg:viewBox="0 0 1856 1333" draw:points="928,1333 0,1333 0,0 1856,0 1856,1333">
          <text:p/>
        </draw:polygon>
        <draw:frame draw:style-name="gr16" draw:text-style-name="P5" draw:layer="layout" svg:width="0.679cm" svg:height="0.615cm" svg:x="1.873cm" svg:y="5.633cm">
          <draw:text-box>
            <text:p text:style-name="P2"><text:span text:style-name="T2">14</text:span></text:p>
          </draw:text-box>
        </draw:frame>
        <draw:polygon draw:style-name="gr7" draw:text-style-name="P8" draw:layer="layout" svg:width="1.855cm" svg:height="0.794cm" svg:x="3.276cm" svg:y="5.512cm" svg:viewBox="0 0 1856 795" draw:points="928,795 0,795 0,0 1856,0 1856,795">
          <text:p/>
        </draw:polygon>
        <draw:frame draw:style-name="gr8" draw:text-style-name="P9" draw:layer="layout" svg:width="1.145cm" svg:height="0.53cm" svg:x="3.634cm" svg:y="4.583cm">
          <draw:text-box>
            <text:p text:style-name="P2"><text:span text:style-name="T4">dado</text:span></text:p>
          </draw:text-box>
        </draw:frame>
        <draw:polygon draw:style-name="gr5" draw:text-style-name="P6" draw:layer="layout" svg:width="1.856cm" svg:height="1.33cm" svg:x="5.264cm" svg:y="4.16cm" svg:viewBox="0 0 1857 1331" draw:points="927,1331 0,1331 0,0 1857,0 1857,1331">
          <text:p/>
        </draw:polygon>
        <draw:frame draw:style-name="gr16" draw:text-style-name="P5" draw:layer="layout" svg:width="0.679cm" svg:height="0.615cm" svg:x="3.866cm" svg:y="5.63cm">
          <draw:text-box>
            <text:p text:style-name="P2"><text:span text:style-name="T2">18</text:span></text:p>
          </draw:text-box>
        </draw:frame>
        <draw:polygon draw:style-name="gr7" draw:text-style-name="P8" draw:layer="layout" svg:width="1.856cm" svg:height="0.792cm" svg:x="5.264cm" svg:y="5.513cm" svg:viewBox="0 0 1857 793" draw:points="927,793 0,793 0,0 1857,0 1857,793">
          <text:p/>
        </draw:polygon>
        <draw:frame draw:style-name="gr8" draw:text-style-name="P9" draw:layer="layout" svg:width="1.145cm" svg:height="0.53cm" svg:x="5.62cm" svg:y="4.583cm">
          <draw:text-box>
            <text:p text:style-name="P2"><text:span text:style-name="T4">dado</text:span></text:p>
          </draw:text-box>
        </draw:frame>
        <draw:polygon draw:style-name="gr5" draw:text-style-name="P6" draw:layer="layout" svg:width="1.856cm" svg:height="1.332cm" svg:x="7.218cm" svg:y="4.16cm" svg:viewBox="0 0 1857 1333" draw:points="929,1333 0,1333 0,0 1857,0 1857,1333">
          <text:p/>
        </draw:polygon>
        <draw:frame draw:style-name="gr19" draw:text-style-name="P13" draw:layer="layout" svg:width="0.705cm" svg:height="0.712cm" svg:x="5.842cm" svg:y="5.588cm">
          <draw:text-box>
            <text:p text:style-name="P2"><text:span text:style-name="T6">23</text:span></text:p>
          </draw:text-box>
        </draw:frame>
        <draw:polygon draw:style-name="gr7" draw:text-style-name="P8" draw:layer="layout" svg:width="1.856cm" svg:height="0.793cm" svg:x="7.218cm" svg:y="5.515cm" svg:viewBox="0 0 1857 794" draw:points="929,794 0,794 0,0 1857,0 1857,794">
          <text:p/>
        </draw:polygon>
        <draw:frame draw:style-name="gr8" draw:text-style-name="P9" draw:layer="layout" svg:width="1.145cm" svg:height="0.53cm" svg:x="7.578cm" svg:y="4.583cm">
          <draw:text-box>
            <text:p text:style-name="P2"><text:span text:style-name="T4">dado</text:span></text:p>
          </draw:text-box>
        </draw:frame>
        <draw:polygon draw:style-name="gr10" draw:text-style-name="P10" draw:layer="layout" svg:width="1.856cm" svg:height="1.331cm" svg:x="1.284cm" svg:y="6.529cm" svg:viewBox="0 0 1857 1332" draw:points="929,1332 0,1332 0,0 1857,0 1857,1332">
          <text:p/>
        </draw:polygon>
        <draw:frame draw:style-name="gr17" draw:text-style-name="P5" draw:layer="layout" svg:width="0.595cm" svg:height="0.589cm" svg:x="7.849cm" svg:y="5.645cm">
          <draw:text-box>
            <text:p text:style-name="P2"><text:span text:style-name="T5">31</text:span></text:p>
          </draw:text-box>
        </draw:frame>
        <draw:polygon draw:style-name="gr11" draw:text-style-name="P11" draw:layer="layout" svg:width="1.192cm" svg:height="1.331cm" svg:x="3.094cm" svg:y="6.529cm" svg:viewBox="0 0 1193 1332" draw:points="597,1332 0,1332 0,0 1193,0 1193,1332">
          <text:p/>
        </draw:polygon>
        <draw:polygon draw:style-name="gr12" draw:text-style-name="P12" draw:layer="layout" svg:width="1.192cm" svg:height="1.331cm" svg:x="3.094cm" svg:y="6.529cm" svg:viewBox="0 0 1193 1332" draw:points="597,1332 0,1332 0,0 1193,0 1193,1332">
          <text:p/>
        </draw:polygon>
        <draw:frame draw:style-name="gr13" draw:text-style-name="P9" draw:layer="layout" svg:width="0.832cm" svg:height="0.53cm" svg:x="1.799cm" svg:y="6.954cm">
          <draw:text-box>
            <text:p text:style-name="P2"><text:span text:style-name="T4">Qtd</text:span></text:p>
          </draw:text-box>
        </draw:frame>
        <draw:polygon draw:style-name="gr10" draw:text-style-name="P10" draw:layer="layout" svg:width="1.856cm" svg:height="1.331cm" svg:x="6.081cm" svg:y="6.529cm" svg:viewBox="0 0 1857 1332" draw:points="930,1332 0,1332 0,0 1857,0 1857,1332">
          <text:p/>
        </draw:polygon>
        <draw:frame draw:style-name="gr9" draw:text-style-name="P5" draw:layer="layout" svg:width="0.528cm" svg:height="0.615cm" svg:x="3.521cm" svg:y="6.917cm">
          <draw:text-box>
            <text:p text:style-name="P2"><text:span text:style-name="T2">4</text:span></text:p>
          </draw:text-box>
        </draw:frame>
        <draw:polygon draw:style-name="gr14" draw:text-style-name="P11" draw:layer="layout" svg:width="1.192cm" svg:height="1.331cm" svg:x="7.891cm" svg:y="6.529cm" svg:viewBox="0 0 1193 1332" draw:points="597,1332 0,1332 0,0 1193,0 1193,1332">
          <text:p/>
        </draw:polygon>
        <draw:frame draw:style-name="gr15" draw:text-style-name="P9" draw:layer="layout" svg:width="1.014cm" svg:height="0.53cm" svg:x="6.519cm" svg:y="6.954cm">
          <draw:text-box>
            <text:p text:style-name="P2"><text:span text:style-name="T4">Prox</text:span></text:p>
          </draw:text-box>
        </draw:frame>
        <draw:polygon draw:style-name="gr3" draw:text-style-name="P4" draw:layer="layout" svg:width="8.021cm" svg:height="5cm" svg:x="17.378cm" svg:y="9.6cm" svg:viewBox="0 0 8022 5001" draw:points="4011,5001 0,5001 0,0 8022,0 8022,5001">
          <text:p/>
        </draw:polygon>
        <draw:frame draw:style-name="gr9" draw:text-style-name="P5" draw:layer="layout" svg:width="0.528cm" svg:height="0.615cm" svg:x="8.319cm" svg:y="6.917cm">
          <draw:text-box>
            <text:p text:style-name="P2"><text:span text:style-name="T2">3</text:span></text:p>
          </draw:text-box>
        </draw:frame>
        <draw:polygon draw:style-name="gr5" draw:text-style-name="P6" draw:layer="layout" svg:width="1.856cm" svg:height="1.332cm" svg:x="17.464cm" svg:y="9.76cm" svg:viewBox="0 0 1857 1333" draw:points="928,1333 0,1333 0,0 1857,0 1857,1333">
          <text:p/>
        </draw:polygon>
        <draw:frame draw:style-name="gr4" draw:text-style-name="P5" draw:layer="layout" svg:width="2.445cm" svg:height="0.615cm" svg:x="20.168cm" svg:y="13.666cm">
          <draw:text-box>
            <text:p text:style-name="P2"><text:span text:style-name="T2">pedaço 4</text:span></text:p>
          </draw:text-box>
        </draw:frame>
        <draw:polygon draw:style-name="gr7" draw:text-style-name="P8" draw:layer="layout" svg:width="1.856cm" svg:height="0.793cm" svg:x="17.464cm" svg:y="11.115cm" svg:viewBox="0 0 1857 794" draw:points="928,794 0,794 0,0 1857,0 1857,794">
          <text:p/>
        </draw:polygon>
        <draw:frame draw:style-name="gr8" draw:text-style-name="P9" draw:layer="layout" svg:width="1.145cm" svg:height="0.53cm" svg:x="17.822cm" svg:y="10.186cm">
          <draw:text-box>
            <text:p text:style-name="P2"><text:span text:style-name="T4">dado</text:span></text:p>
          </draw:text-box>
        </draw:frame>
        <draw:polygon draw:style-name="gr5" draw:text-style-name="P6" draw:layer="layout" svg:width="1.856cm" svg:height="1.332cm" svg:x="19.454cm" svg:y="9.758cm" svg:viewBox="0 0 1857 1333" draw:points="930,1333 0,1333 0,0 1857,0 1857,1333">
          <text:p/>
        </draw:polygon>
        <draw:frame draw:style-name="gr16" draw:text-style-name="P5" draw:layer="layout" svg:width="0.679cm" svg:height="0.615cm" svg:x="18.055cm" svg:y="11.232cm">
          <draw:text-box>
            <text:p text:style-name="P2"><text:span text:style-name="T2">72</text:span></text:p>
          </draw:text-box>
        </draw:frame>
        <draw:polygon draw:style-name="gr7" draw:text-style-name="P8" draw:layer="layout" svg:width="1.856cm" svg:height="0.794cm" svg:x="19.454cm" svg:y="11.112cm" svg:viewBox="0 0 1857 795" draw:points="930,795 0,795 0,0 1857,0 1857,795">
          <text:p/>
        </draw:polygon>
        <draw:frame draw:style-name="gr8" draw:text-style-name="P9" draw:layer="layout" svg:width="1.145cm" svg:height="0.53cm" svg:x="19.812cm" svg:y="10.182cm">
          <draw:text-box>
            <text:p text:style-name="P2"><text:span text:style-name="T4">dado</text:span></text:p>
          </draw:text-box>
        </draw:frame>
        <draw:polygon draw:style-name="gr5" draw:text-style-name="P6" draw:layer="layout" svg:width="1.856cm" svg:height="1.33cm" svg:x="21.442cm" svg:y="9.76cm" svg:viewBox="0 0 1857 1331" draw:points="929,1331 0,1331 0,0 1857,0 1857,1331">
          <text:p/>
        </draw:polygon>
        <draw:frame draw:style-name="gr16" draw:text-style-name="P5" draw:layer="layout" svg:width="0.679cm" svg:height="0.615cm" svg:x="20.045cm" svg:y="11.232cm">
          <draw:text-box>
            <text:p text:style-name="P2"><text:span text:style-name="T2">80</text:span></text:p>
          </draw:text-box>
        </draw:frame>
        <draw:polygon draw:style-name="gr7" draw:text-style-name="P8" draw:layer="layout" svg:width="1.856cm" svg:height="0.792cm" svg:x="21.442cm" svg:y="11.113cm" svg:viewBox="0 0 1857 793" draw:points="929,793 0,793 0,0 1857,0 1857,793">
          <text:p/>
        </draw:polygon>
        <draw:polygon draw:style-name="gr5" draw:text-style-name="P6" draw:layer="layout" svg:width="1.856cm" svg:height="1.332cm" svg:x="23.397cm" svg:y="9.76cm" svg:viewBox="0 0 1857 1333" draw:points="929,1333 0,1333 0,0 1857,0 1857,1333">
          <text:p/>
        </draw:polygon>
        <draw:frame draw:style-name="gr8" draw:text-style-name="P9" draw:layer="layout" svg:width="1.145cm" svg:height="0.53cm" svg:x="21.802cm" svg:y="10.186cm">
          <draw:text-box>
            <text:p text:style-name="P2"><text:span text:style-name="T4">dado</text:span></text:p>
          </draw:text-box>
        </draw:frame>
        <draw:polygon draw:style-name="gr7" draw:text-style-name="P8" draw:layer="layout" svg:width="1.856cm" svg:height="0.793cm" svg:x="23.397cm" svg:y="11.115cm" svg:viewBox="0 0 1857 794" draw:points="929,794 0,794 0,0 1857,0 1857,794">
          <text:p/>
        </draw:polygon>
        <draw:polygon draw:style-name="gr10" draw:text-style-name="P10" draw:layer="layout" svg:width="1.856cm" svg:height="1.331cm" svg:x="17.464cm" svg:y="12.129cm" svg:viewBox="0 0 1857 1332" draw:points="928,1332 0,1332 0,0 1857,0 1857,1332">
          <text:p/>
        </draw:polygon>
        <draw:frame draw:style-name="gr8" draw:text-style-name="P9" draw:layer="layout" svg:width="1.145cm" svg:height="0.53cm" svg:x="23.756cm" svg:y="10.186cm">
          <draw:text-box>
            <text:p text:style-name="P2"><text:span text:style-name="T4">dado</text:span></text:p>
          </draw:text-box>
        </draw:frame>
        <draw:polygon draw:style-name="gr14" draw:text-style-name="P11" draw:layer="layout" svg:width="1.192cm" svg:height="1.331cm" svg:x="19.274cm" svg:y="12.129cm" svg:viewBox="0 0 1193 1332" draw:points="596,1332 0,1332 0,0 1193,0 1193,1332">
          <text:p/>
        </draw:polygon>
        <draw:frame draw:style-name="gr13" draw:text-style-name="P9" draw:layer="layout" svg:width="0.832cm" svg:height="0.53cm" svg:x="17.978cm" svg:y="12.553cm">
          <draw:text-box>
            <text:p text:style-name="P2"><text:span text:style-name="T4">Qtd</text:span></text:p>
          </draw:text-box>
        </draw:frame>
        <draw:polygon draw:style-name="gr10" draw:text-style-name="P10" draw:layer="layout" svg:width="1.856cm" svg:height="1.331cm" svg:x="22.26cm" svg:y="12.129cm" svg:viewBox="0 0 1857 1332" draw:points="930,1332 0,1332 0,0 1857,0 1857,1332">
          <text:p/>
        </draw:polygon>
        <draw:frame draw:style-name="gr9" draw:text-style-name="P5" draw:layer="layout" svg:width="0.528cm" svg:height="0.615cm" svg:x="19.703cm" svg:y="12.516cm">
          <draw:text-box>
            <text:p text:style-name="P2"><text:span text:style-name="T2">2</text:span></text:p>
          </draw:text-box>
        </draw:frame>
        <draw:polygon draw:style-name="gr14" draw:text-style-name="P11" draw:layer="layout" svg:width="1.192cm" svg:height="1.331cm" svg:x="24.071cm" svg:y="12.129cm" svg:viewBox="0 0 1193 1332" draw:points="596,1332 0,1332 0,0 1193,0 1193,1332">
          <text:p/>
        </draw:polygon>
        <draw:frame draw:style-name="gr15" draw:text-style-name="P9" draw:layer="layout" svg:width="1.014cm" svg:height="0.53cm" svg:x="22.698cm" svg:y="12.553cm">
          <draw:text-box>
            <text:p text:style-name="P2"><text:span text:style-name="T4">Prox</text:span></text:p>
          </draw:text-box>
        </draw:frame>
        <draw:polygon draw:style-name="gr3" draw:text-style-name="P4" draw:layer="layout" svg:width="8.021cm" svg:height="5cm" svg:x="8.183cm" svg:y="9.56cm" svg:viewBox="0 0 8022 5001" draw:points="4012,5001 0,5001 0,0 8022,0 8022,5001">
          <text:p/>
        </draw:polygon>
        <draw:frame draw:style-name="gr20" draw:text-style-name="P9" draw:layer="layout" svg:width="0.459cm" svg:height="0.53cm" svg:x="24.44cm" svg:y="12.553cm">
          <draw:text-box>
            <text:p text:style-name="P2"><text:span text:style-name="T4">-1</text:span></text:p>
          </draw:text-box>
        </draw:frame>
        <draw:polygon draw:style-name="gr5" draw:text-style-name="P6" draw:layer="layout" svg:width="1.856cm" svg:height="1.332cm" svg:x="8.269cm" svg:y="9.72cm" svg:viewBox="0 0 1857 1333" draw:points="930,1333 0,1333 0,0 1857,0 1857,1333">
          <text:p/>
        </draw:polygon>
        <draw:frame draw:style-name="gr4" draw:text-style-name="P5" draw:layer="layout" svg:width="2.445cm" svg:height="0.615cm" svg:x="10.975cm" svg:y="13.627cm">
          <draw:text-box>
            <text:p text:style-name="P2"><text:span text:style-name="T2">pedaço 3</text:span></text:p>
          </draw:text-box>
        </draw:frame>
        <draw:polygon draw:style-name="gr7" draw:text-style-name="P8" draw:layer="layout" svg:width="1.856cm" svg:height="0.793cm" svg:x="8.269cm" svg:y="11.075cm" svg:viewBox="0 0 1857 794" draw:points="930,794 0,794 0,0 1857,0 1857,794">
          <text:p/>
        </draw:polygon>
        <draw:frame draw:style-name="gr8" draw:text-style-name="P9" draw:layer="layout" svg:width="1.145cm" svg:height="0.53cm" svg:x="8.625cm" svg:y="10.147cm">
          <draw:text-box>
            <text:p text:style-name="P2"><text:span text:style-name="T4">dado</text:span></text:p>
          </draw:text-box>
        </draw:frame>
        <draw:polygon draw:style-name="gr5" draw:text-style-name="P6" draw:layer="layout" svg:width="1.855cm" svg:height="1.332cm" svg:x="10.261cm" svg:y="9.718cm" svg:viewBox="0 0 1856 1333" draw:points="928,1333 0,1333 0,0 1856,0 1856,1333">
          <text:p/>
        </draw:polygon>
        <draw:frame draw:style-name="gr16" draw:text-style-name="P5" draw:layer="layout" svg:width="0.679cm" svg:height="0.615cm" svg:x="8.858cm" svg:y="11.193cm">
          <draw:text-box>
            <text:p text:style-name="P2"><text:span text:style-name="T2">32</text:span></text:p>
          </draw:text-box>
        </draw:frame>
        <draw:polygon draw:style-name="gr7" draw:text-style-name="P8" draw:layer="layout" svg:width="1.855cm" svg:height="0.794cm" svg:x="10.261cm" svg:y="11.072cm" svg:viewBox="0 0 1856 795" draw:points="928,795 0,795 0,0 1856,0 1856,795">
          <text:p/>
        </draw:polygon>
        <draw:frame draw:style-name="gr8" draw:text-style-name="P9" draw:layer="layout" svg:width="1.145cm" svg:height="0.53cm" svg:x="10.619cm" svg:y="10.143cm">
          <draw:text-box>
            <text:p text:style-name="P2"><text:span text:style-name="T4">dado</text:span></text:p>
          </draw:text-box>
        </draw:frame>
        <draw:polygon draw:style-name="gr5" draw:text-style-name="P6" draw:layer="layout" svg:width="1.856cm" svg:height="1.33cm" svg:x="12.249cm" svg:y="9.72cm" svg:viewBox="0 0 1857 1331" draw:points="927,1331 0,1331 0,0 1857,0 1857,1331">
          <text:p/>
        </draw:polygon>
        <draw:frame draw:style-name="gr16" draw:text-style-name="P5" draw:layer="layout" svg:width="0.679cm" svg:height="0.615cm" svg:x="10.851cm" svg:y="11.189cm">
          <draw:text-box>
            <text:p text:style-name="P2"><text:span text:style-name="T2">35</text:span></text:p>
          </draw:text-box>
        </draw:frame>
        <draw:polygon draw:style-name="gr7" draw:text-style-name="P8" draw:layer="layout" svg:width="1.856cm" svg:height="0.792cm" svg:x="12.249cm" svg:y="11.073cm" svg:viewBox="0 0 1857 793" draw:points="927,793 0,793 0,0 1857,0 1857,793">
          <text:p/>
        </draw:polygon>
        <draw:frame draw:style-name="gr8" draw:text-style-name="P9" draw:layer="layout" svg:width="1.145cm" svg:height="0.53cm" svg:x="12.605cm" svg:y="10.143cm">
          <draw:text-box>
            <text:p text:style-name="P2"><text:span text:style-name="T4">dado</text:span></text:p>
          </draw:text-box>
        </draw:frame>
        <draw:polygon draw:style-name="gr5" draw:text-style-name="P6" draw:layer="layout" svg:width="1.856cm" svg:height="1.332cm" svg:x="14.203cm" svg:y="9.72cm" svg:viewBox="0 0 1857 1333" draw:points="929,1333 0,1333 0,0 1857,0 1857,1333">
          <text:p/>
        </draw:polygon>
        <draw:frame draw:style-name="gr17" draw:text-style-name="P5" draw:layer="layout" svg:width="0.595cm" svg:height="0.589cm" svg:x="12.88cm" svg:y="11.201cm">
          <draw:text-box>
            <text:p text:style-name="P2"><text:span text:style-name="T5">38</text:span></text:p>
          </draw:text-box>
        </draw:frame>
        <draw:polygon draw:style-name="gr7" draw:text-style-name="P8" draw:layer="layout" svg:width="1.856cm" svg:height="0.793cm" svg:x="14.203cm" svg:y="11.075cm" svg:viewBox="0 0 1857 794" draw:points="929,794 0,794 0,0 1857,0 1857,794">
          <text:p/>
        </draw:polygon>
        <draw:frame draw:style-name="gr8" draw:text-style-name="P9" draw:layer="layout" svg:width="1.145cm" svg:height="0.53cm" svg:x="14.563cm" svg:y="10.147cm">
          <draw:text-box>
            <text:p text:style-name="P2"><text:span text:style-name="T4">dado</text:span></text:p>
          </draw:text-box>
        </draw:frame>
        <draw:polygon draw:style-name="gr10" draw:text-style-name="P10" draw:layer="layout" svg:width="1.856cm" svg:height="1.331cm" svg:x="8.269cm" svg:y="12.089cm" svg:viewBox="0 0 1857 1332" draw:points="930,1332 0,1332 0,0 1857,0 1857,1332">
          <text:p/>
        </draw:polygon>
        <draw:frame draw:style-name="gr17" draw:text-style-name="P5" draw:layer="layout" svg:width="0.595cm" svg:height="0.589cm" svg:x="14.834cm" svg:y="11.205cm">
          <draw:text-box>
            <text:p text:style-name="P2"><text:span text:style-name="T5">40</text:span></text:p>
          </draw:text-box>
        </draw:frame>
        <draw:polygon draw:style-name="gr14" draw:text-style-name="P11" draw:layer="layout" svg:width="1.192cm" svg:height="1.331cm" svg:x="10.079cm" svg:y="12.089cm" svg:viewBox="0 0 1193 1332" draw:points="598,1332 0,1332 0,0 1193,0 1193,1332">
          <text:p/>
        </draw:polygon>
        <draw:frame draw:style-name="gr13" draw:text-style-name="P9" draw:layer="layout" svg:width="0.832cm" svg:height="0.53cm" svg:x="8.784cm" svg:y="12.514cm">
          <draw:text-box>
            <text:p text:style-name="P2"><text:span text:style-name="T4">Qtd</text:span></text:p>
          </draw:text-box>
        </draw:frame>
        <draw:polygon draw:style-name="gr10" draw:text-style-name="P10" draw:layer="layout" svg:width="1.856cm" svg:height="1.331cm" svg:x="13.066cm" svg:y="12.089cm" svg:viewBox="0 0 1857 1332" draw:points="930,1332 0,1332 0,0 1857,0 1857,1332">
          <text:p/>
        </draw:polygon>
        <draw:frame draw:style-name="gr9" draw:text-style-name="P5" draw:layer="layout" svg:width="0.528cm" svg:height="0.615cm" svg:x="10.506cm" svg:y="12.477cm">
          <draw:text-box>
            <text:p text:style-name="P2"><text:span text:style-name="T2">4</text:span></text:p>
          </draw:text-box>
        </draw:frame>
        <draw:polygon draw:style-name="gr14" draw:text-style-name="P11" draw:layer="layout" svg:width="1.192cm" svg:height="1.331cm" svg:x="14.876cm" svg:y="12.089cm" svg:viewBox="0 0 1193 1332" draw:points="598,1332 0,1332 0,0 1193,0 1193,1332">
          <text:p/>
        </draw:polygon>
        <draw:frame draw:style-name="gr15" draw:text-style-name="P9" draw:layer="layout" svg:width="1.014cm" svg:height="0.53cm" svg:x="13.504cm" svg:y="12.514cm">
          <draw:text-box>
            <text:p text:style-name="P2"><text:span text:style-name="T4">Prox</text:span></text:p>
          </draw:text-box>
        </draw:frame>
        <draw:polygon draw:style-name="gr3" draw:text-style-name="P4" draw:layer="layout" svg:width="3.513cm" svg:height="4.938cm" svg:x="1.287cm" svg:y="9.862cm" svg:viewBox="0 0 3514 4939" draw:points="1758,4939 0,4939 0,0 3514,0 3514,4939">
          <text:p/>
        </draw:polygon>
        <draw:frame draw:style-name="gr9" draw:text-style-name="P5" draw:layer="layout" svg:width="0.528cm" svg:height="0.615cm" svg:x="15.304cm" svg:y="12.477cm">
          <draw:text-box>
            <text:p text:style-name="P2"><text:span text:style-name="T2">1</text:span></text:p>
          </draw:text-box>
        </draw:frame>
        <draw:polygon draw:style-name="gr10" draw:text-style-name="P10" draw:layer="layout" svg:width="1.659cm" svg:height="1.197cm" svg:x="1.665cm" svg:y="10.02cm" svg:viewBox="0 0 1660 1198" draw:points="830,1198 0,1198 0,0 1660,0 1660,1198">
          <text:p/>
        </draw:polygon>
        <draw:frame draw:style-name="gr21" draw:text-style-name="P14" draw:layer="layout" svg:width="1.801cm" svg:height="0.412cm" svg:x="2.145cm" svg:y="14.065cm">
          <draw:text-box>
            <text:p text:style-name="P2"><text:span text:style-name="T7">cabeçalho</text:span></text:p>
          </draw:text-box>
        </draw:frame>
        <draw:polygon draw:style-name="gr14" draw:text-style-name="P11" draw:layer="layout" svg:width="1.067cm" svg:height="1.197cm" svg:x="3.282cm" svg:y="10.02cm" svg:viewBox="0 0 1068 1198" draw:points="534,1198 0,1198 0,0 1068,0 1068,1198">
          <text:p/>
        </draw:polygon>
        <draw:frame draw:style-name="gr22" draw:text-style-name="P14" draw:layer="layout" svg:width="0.891cm" svg:height="0.412cm" svg:x="2.05cm" svg:y="10.432cm">
          <draw:text-box>
            <text:p text:style-name="P2"><text:span text:style-name="T7">nSeq</text:span></text:p>
          </draw:text-box>
        </draw:frame>
        <draw:polygon draw:style-name="gr10" draw:text-style-name="P10" draw:layer="layout" svg:width="1.659cm" svg:height="1.198cm" svg:x="1.665cm" svg:y="11.328cm" svg:viewBox="0 0 1660 1199" draw:points="830,1199 0,1199 0,0 1660,0 1660,1199">
          <text:p/>
        </draw:polygon>
        <draw:frame draw:style-name="gr9" draw:text-style-name="P5" draw:layer="layout" svg:width="0.528cm" svg:height="0.615cm" svg:x="3.648cm" svg:y="10.339cm">
          <draw:text-box>
            <text:p text:style-name="P2"><text:span text:style-name="T2">5</text:span></text:p>
          </draw:text-box>
        </draw:frame>
        <draw:polygon draw:style-name="gr14" draw:text-style-name="P11" draw:layer="layout" svg:width="1.067cm" svg:height="1.198cm" svg:x="3.282cm" svg:y="11.328cm" svg:viewBox="0 0 1068 1199" draw:points="534,1199 0,1199 0,0 1068,0 1068,1199">
          <text:p/>
        </draw:polygon>
        <draw:frame draw:style-name="gr22" draw:text-style-name="P14" draw:layer="layout" svg:width="0.891cm" svg:height="0.412cm" svg:x="2.05cm" svg:y="11.741cm">
          <draw:text-box>
            <text:p text:style-name="P2"><text:span text:style-name="T7">pSeq</text:span></text:p>
          </draw:text-box>
        </draw:frame>
        <draw:polygon draw:style-name="gr10" draw:text-style-name="P10" draw:layer="layout" svg:width="1.659cm" svg:height="1.198cm" svg:x="1.665cm" svg:y="12.65cm" svg:viewBox="0 0 1660 1199" draw:points="830,1199 0,1199 0,0 1660,0 1660,1199">
          <text:p/>
        </draw:polygon>
        <draw:frame draw:style-name="gr9" draw:text-style-name="P5" draw:layer="layout" svg:width="0.528cm" svg:height="0.615cm" svg:x="3.648cm" svg:y="11.648cm">
          <draw:text-box>
            <text:p text:style-name="P2"><text:span text:style-name="T2">2</text:span></text:p>
          </draw:text-box>
        </draw:frame>
        <draw:polygon draw:style-name="gr14" draw:text-style-name="P11" draw:layer="layout" svg:width="1.067cm" svg:height="1.198cm" svg:x="3.282cm" svg:y="12.65cm" svg:viewBox="0 0 1068 1199" draw:points="534,1199 0,1199 0,0 1068,0 1068,1199">
          <text:p/>
        </draw:polygon>
        <draw:frame draw:style-name="gr23" draw:text-style-name="P14" draw:layer="layout" svg:width="0.781cm" svg:height="0.412cm" svg:x="2.117cm" svg:y="13.063cm">
          <draw:text-box>
            <text:p text:style-name="P2"><text:span text:style-name="T7">Prox</text:span></text:p>
          </draw:text-box>
        </draw:frame>
        <draw:frame draw:style-name="gr9" draw:text-style-name="P5" draw:layer="layout" svg:width="0.528cm" svg:height="0.615cm" svg:x="3.648cm" svg:y="12.971cm">
          <draw:text-box>
            <text:p text:style-name="P2"><text:span text:style-name="T2">5</text:span></text:p>
          </draw:text-box>
        </draw:frame>
      </draw:page>
      <draw:page draw:name="page9" draw:style-name="dp1" draw:master-page-name="master-page3">
        <draw:polygon draw:style-name="gr1" draw:text-style-name="P1" draw:layer="layout" svg:width="27.998cm" svg:height="15.749cm" svg:x="0cm" svg:y="0cm" svg:viewBox="0 0 27999 15750" draw:points="0,0 27999,0 27999,15750 0,15750">
          <text:p/>
        </draw:polygon>
        <draw:frame draw:style-name="gr2" draw:text-style-name="P3" draw:layer="layout" svg:width="0.493cm" svg:height="0.547cm" svg:x="1.401cm" svg:y="14.348cm">
          <draw:text-box>
            <text:p text:style-name="P2"><text:span text:style-name="T1"><text:s/></text:span></text:p>
          </draw:text-box>
        </draw:frame>
        <draw:polygon draw:style-name="gr3" draw:text-style-name="P4" draw:layer="layout" svg:width="8.021cm" svg:height="5cm" svg:x="1.198cm" svg:y="4cm" svg:viewBox="0 0 8022 5001" draw:points="4012,5001 0,5001 0,0 8022,0 8022,5001">
          <text:p/>
        </draw:polygon>
        <draw:frame draw:style-name="gr2" draw:text-style-name="P3" draw:layer="layout" svg:width="0.493cm" svg:height="0.547cm" svg:x="13.952cm" svg:y="14.348cm">
          <draw:text-box>
            <text:p text:style-name="P2"><text:span text:style-name="T1"><text:s/></text:span></text:p>
          </draw:text-box>
        </draw:frame>
        <draw:frame draw:style-name="gr4" draw:text-style-name="P5" draw:layer="layout" svg:width="2.445cm" svg:height="0.615cm" svg:x="3.99cm" svg:y="8.067cm">
          <draw:text-box>
            <text:p text:style-name="P2"><text:span text:style-name="T2">pedaço 0</text:span></text:p>
          </draw:text-box>
        </draw:frame>
        <draw:polygon draw:style-name="gr5" draw:text-style-name="P6" draw:layer="layout" svg:width="1.856cm" svg:height="1.332cm" svg:x="1.284cm" svg:y="4.16cm" svg:viewBox="0 0 1857 1333" draw:points="929,1333 0,1333 0,0 1857,0 1857,1333">
          <text:p/>
        </draw:polygon>
        <draw:frame draw:style-name="gr24" draw:text-style-name="P15" draw:layer="layout" svg:width="12.461cm" svg:height="1.182cm" svg:x="1.401cm" svg:y="1.354cm">
          <draw:text-box>
            <text:p text:style-name="P2"><text:span text:style-name="T8">3. Remover o elemento 42</text:span></text:p>
          </draw:text-box>
        </draw:frame>
        <draw:polygon draw:style-name="gr7" draw:text-style-name="P8" draw:layer="layout" svg:width="1.856cm" svg:height="0.793cm" svg:x="1.284cm" svg:y="5.515cm" svg:viewBox="0 0 1857 794" draw:points="929,794 0,794 0,0 1857,0 1857,794">
          <text:p/>
        </draw:polygon>
        <draw:frame draw:style-name="gr8" draw:text-style-name="P9" draw:layer="layout" svg:width="1.145cm" svg:height="0.53cm" svg:x="1.64cm" svg:y="4.583cm">
          <draw:text-box>
            <text:p text:style-name="P2"><text:span text:style-name="T4">dado</text:span></text:p>
          </draw:text-box>
        </draw:frame>
        <draw:polygon draw:style-name="gr5" draw:text-style-name="P6" draw:layer="layout" svg:width="1.855cm" svg:height="1.332cm" svg:x="3.276cm" svg:y="4.158cm" svg:viewBox="0 0 1856 1333" draw:points="928,1333 0,1333 0,0 1856,0 1856,1333">
          <text:p/>
        </draw:polygon>
        <draw:frame draw:style-name="gr9" draw:text-style-name="P5" draw:layer="layout" svg:width="0.528cm" svg:height="0.615cm" svg:x="2.043cm" svg:y="5.633cm">
          <draw:text-box>
            <text:p text:style-name="P2"><text:span text:style-name="T2">3</text:span></text:p>
          </draw:text-box>
        </draw:frame>
        <draw:polygon draw:style-name="gr7" draw:text-style-name="P8" draw:layer="layout" svg:width="1.855cm" svg:height="0.794cm" svg:x="3.276cm" svg:y="5.512cm" svg:viewBox="0 0 1856 795" draw:points="928,795 0,795 0,0 1856,0 1856,795">
          <text:p/>
        </draw:polygon>
        <draw:frame draw:style-name="gr8" draw:text-style-name="P9" draw:layer="layout" svg:width="1.145cm" svg:height="0.53cm" svg:x="3.634cm" svg:y="4.583cm">
          <draw:text-box>
            <text:p text:style-name="P2"><text:span text:style-name="T4">dado</text:span></text:p>
          </draw:text-box>
        </draw:frame>
        <draw:polygon draw:style-name="gr5" draw:text-style-name="P6" draw:layer="layout" svg:width="1.856cm" svg:height="1.33cm" svg:x="5.264cm" svg:y="4.16cm" svg:viewBox="0 0 1857 1331" draw:points="927,1331 0,1331 0,0 1857,0 1857,1331">
          <text:p/>
        </draw:polygon>
        <draw:frame draw:style-name="gr9" draw:text-style-name="P5" draw:layer="layout" svg:width="0.528cm" svg:height="0.615cm" svg:x="4.036cm" svg:y="5.63cm">
          <draw:text-box>
            <text:p text:style-name="P2"><text:span text:style-name="T2">5</text:span></text:p>
          </draw:text-box>
        </draw:frame>
        <draw:polygon draw:style-name="gr7" draw:text-style-name="P8" draw:layer="layout" svg:width="1.856cm" svg:height="0.792cm" svg:x="5.264cm" svg:y="5.513cm" svg:viewBox="0 0 1857 793" draw:points="927,793 0,793 0,0 1857,0 1857,793">
          <text:p/>
        </draw:polygon>
        <draw:polygon draw:style-name="gr5" draw:text-style-name="P6" draw:layer="layout" svg:width="1.856cm" svg:height="1.332cm" svg:x="7.218cm" svg:y="4.16cm" svg:viewBox="0 0 1857 1333" draw:points="929,1333 0,1333 0,0 1857,0 1857,1333">
          <text:p/>
        </draw:polygon>
        <draw:frame draw:style-name="gr8" draw:text-style-name="P9" draw:layer="layout" svg:width="1.145cm" svg:height="0.53cm" svg:x="5.62cm" svg:y="4.583cm">
          <draw:text-box>
            <text:p text:style-name="P2"><text:span text:style-name="T4">dado</text:span></text:p>
          </draw:text-box>
        </draw:frame>
        <draw:polygon draw:style-name="gr7" draw:text-style-name="P8" draw:layer="layout" svg:width="1.856cm" svg:height="0.793cm" svg:x="7.218cm" svg:y="5.515cm" svg:viewBox="0 0 1857 794" draw:points="929,794 0,794 0,0 1857,0 1857,794">
          <text:p/>
        </draw:polygon>
        <draw:polygon draw:style-name="gr10" draw:text-style-name="P10" draw:layer="layout" svg:width="1.856cm" svg:height="1.331cm" svg:x="1.284cm" svg:y="6.529cm" svg:viewBox="0 0 1857 1332" draw:points="929,1332 0,1332 0,0 1857,0 1857,1332">
          <text:p/>
        </draw:polygon>
        <draw:frame draw:style-name="gr8" draw:text-style-name="P9" draw:layer="layout" svg:width="1.145cm" svg:height="0.53cm" svg:x="7.578cm" svg:y="4.583cm">
          <draw:text-box>
            <text:p text:style-name="P2"><text:span text:style-name="T4">dado</text:span></text:p>
          </draw:text-box>
        </draw:frame>
        <draw:polygon draw:style-name="gr11" draw:text-style-name="P11" draw:layer="layout" svg:width="1.192cm" svg:height="1.331cm" svg:x="3.094cm" svg:y="6.529cm" svg:viewBox="0 0 1193 1332" draw:points="597,1332 0,1332 0,0 1193,0 1193,1332">
          <text:p/>
        </draw:polygon>
        <draw:polygon draw:style-name="gr12" draw:text-style-name="P12" draw:layer="layout" svg:width="1.192cm" svg:height="1.331cm" svg:x="3.094cm" svg:y="6.529cm" svg:viewBox="0 0 1193 1332" draw:points="597,1332 0,1332 0,0 1193,0 1193,1332">
          <text:p/>
        </draw:polygon>
        <draw:frame draw:style-name="gr13" draw:text-style-name="P9" draw:layer="layout" svg:width="0.832cm" svg:height="0.53cm" svg:x="1.799cm" svg:y="6.954cm">
          <draw:text-box>
            <text:p text:style-name="P2"><text:span text:style-name="T4">Qtd</text:span></text:p>
          </draw:text-box>
        </draw:frame>
        <draw:polygon draw:style-name="gr10" draw:text-style-name="P10" draw:layer="layout" svg:width="1.856cm" svg:height="1.331cm" svg:x="6.081cm" svg:y="6.529cm" svg:viewBox="0 0 1857 1332" draw:points="930,1332 0,1332 0,0 1857,0 1857,1332">
          <text:p/>
        </draw:polygon>
        <draw:frame draw:style-name="gr9" draw:text-style-name="P5" draw:layer="layout" svg:width="0.528cm" svg:height="0.615cm" svg:x="3.521cm" svg:y="6.917cm">
          <draw:text-box>
            <text:p text:style-name="P2"><text:span text:style-name="T2">2</text:span></text:p>
          </draw:text-box>
        </draw:frame>
        <draw:polygon draw:style-name="gr14" draw:text-style-name="P11" draw:layer="layout" svg:width="1.192cm" svg:height="1.331cm" svg:x="7.891cm" svg:y="6.529cm" svg:viewBox="0 0 1193 1332" draw:points="597,1332 0,1332 0,0 1193,0 1193,1332">
          <text:p/>
        </draw:polygon>
        <draw:frame draw:style-name="gr15" draw:text-style-name="P9" draw:layer="layout" svg:width="1.014cm" svg:height="0.53cm" svg:x="6.519cm" svg:y="6.954cm">
          <draw:text-box>
            <text:p text:style-name="P2"><text:span text:style-name="T4">Prox</text:span></text:p>
          </draw:text-box>
        </draw:frame>
        <draw:polygon draw:style-name="gr3" draw:text-style-name="P4" draw:layer="layout" svg:width="8.021cm" svg:height="5cm" svg:x="9.998cm" svg:y="4cm" svg:viewBox="0 0 8022 5001" draw:points="4013,5001 0,5001 0,0 8022,0 8022,5001">
          <text:p/>
        </draw:polygon>
        <draw:frame draw:style-name="gr9" draw:text-style-name="P5" draw:layer="layout" svg:width="0.528cm" svg:height="0.615cm" svg:x="8.319cm" svg:y="6.917cm">
          <draw:text-box>
            <text:p text:style-name="P2"><text:span text:style-name="T2">3</text:span></text:p>
          </draw:text-box>
        </draw:frame>
        <draw:polygon draw:style-name="gr5" draw:text-style-name="P6" draw:layer="layout" svg:width="1.856cm" svg:height="1.332cm" svg:x="10.084cm" svg:y="4.16cm" svg:viewBox="0 0 1857 1333" draw:points="930,1333 0,1333 0,0 1857,0 1857,1333">
          <text:p/>
        </draw:polygon>
        <draw:frame draw:style-name="gr4" draw:text-style-name="P5" draw:layer="layout" svg:width="2.445cm" svg:height="0.615cm" svg:x="12.788cm" svg:y="8.067cm">
          <draw:text-box>
            <text:p text:style-name="P2"><text:span text:style-name="T2">pedaço 1</text:span></text:p>
          </draw:text-box>
        </draw:frame>
        <draw:polygon draw:style-name="gr25" draw:text-style-name="P16" draw:layer="layout" svg:width="1.856cm" svg:height="0.793cm" svg:x="10.084cm" svg:y="5.515cm" svg:viewBox="0 0 1857 794" draw:points="930,794 0,794 0,0 1857,0 1857,794">
          <text:p/>
        </draw:polygon>
        <draw:frame draw:style-name="gr8" draw:text-style-name="P9" draw:layer="layout" svg:width="1.145cm" svg:height="0.53cm" svg:x="10.442cm" svg:y="4.583cm">
          <draw:text-box>
            <text:p text:style-name="P2"><text:span text:style-name="T4">dado</text:span></text:p>
          </draw:text-box>
        </draw:frame>
        <draw:polygon draw:style-name="gr5" draw:text-style-name="P6" draw:layer="layout" svg:width="1.856cm" svg:height="1.332cm" svg:x="12.076cm" svg:y="4.158cm" svg:viewBox="0 0 1857 1333" draw:points="927,1333 0,1333 0,0 1857,0 1857,1333">
          <text:p/>
        </draw:polygon>
        <draw:frame draw:style-name="gr16" draw:text-style-name="P5" draw:layer="layout" svg:width="0.679cm" svg:height="0.615cm" svg:x="10.675cm" svg:y="5.633cm">
          <draw:text-box>
            <text:p text:style-name="P2"><text:span text:style-name="T2">42</text:span></text:p>
          </draw:text-box>
        </draw:frame>
        <draw:polygon draw:style-name="gr7" draw:text-style-name="P8" draw:layer="layout" svg:width="1.856cm" svg:height="0.794cm" svg:x="12.076cm" svg:y="5.512cm" svg:viewBox="0 0 1857 795" draw:points="927,795 0,795 0,0 1857,0 1857,795">
          <text:p/>
        </draw:polygon>
        <draw:frame draw:style-name="gr8" draw:text-style-name="P9" draw:layer="layout" svg:width="1.145cm" svg:height="0.53cm" svg:x="12.432cm" svg:y="4.583cm">
          <draw:text-box>
            <text:p text:style-name="P2"><text:span text:style-name="T4">dado</text:span></text:p>
          </draw:text-box>
        </draw:frame>
        <draw:polygon draw:style-name="gr5" draw:text-style-name="P6" draw:layer="layout" svg:width="1.856cm" svg:height="1.33cm" svg:x="14.064cm" svg:y="4.16cm" svg:viewBox="0 0 1857 1331" draw:points="927,1331 0,1331 0,0 1857,0 1857,1331">
          <text:p/>
        </draw:polygon>
        <draw:frame draw:style-name="gr16" draw:text-style-name="P5" draw:layer="layout" svg:width="0.679cm" svg:height="0.615cm" svg:x="12.665cm" svg:y="5.63cm">
          <draw:text-box>
            <text:p text:style-name="P2"><text:span text:style-name="T2">51</text:span></text:p>
          </draw:text-box>
        </draw:frame>
        <draw:polygon draw:style-name="gr7" draw:text-style-name="P8" draw:layer="layout" svg:width="1.856cm" svg:height="0.792cm" svg:x="14.064cm" svg:y="5.513cm" svg:viewBox="0 0 1857 793" draw:points="927,793 0,793 0,0 1857,0 1857,793">
          <text:p/>
        </draw:polygon>
        <draw:polygon draw:style-name="gr5" draw:text-style-name="P6" draw:layer="layout" svg:width="1.856cm" svg:height="1.332cm" svg:x="16.019cm" svg:y="4.16cm" svg:viewBox="0 0 1857 1333" draw:points="927,1333 0,1333 0,0 1857,0 1857,1333">
          <text:p/>
        </draw:polygon>
        <draw:frame draw:style-name="gr8" draw:text-style-name="P9" draw:layer="layout" svg:width="1.145cm" svg:height="0.53cm" svg:x="14.422cm" svg:y="4.583cm">
          <draw:text-box>
            <text:p text:style-name="P2"><text:span text:style-name="T4">dado</text:span></text:p>
          </draw:text-box>
        </draw:frame>
        <draw:polygon draw:style-name="gr7" draw:text-style-name="P8" draw:layer="layout" svg:width="1.856cm" svg:height="0.793cm" svg:x="16.019cm" svg:y="5.515cm" svg:viewBox="0 0 1857 794" draw:points="927,794 0,794 0,0 1857,0 1857,794">
          <text:p/>
        </draw:polygon>
        <draw:polygon draw:style-name="gr10" draw:text-style-name="P10" draw:layer="layout" svg:width="1.856cm" svg:height="1.331cm" svg:x="10.084cm" svg:y="6.529cm" svg:viewBox="0 0 1857 1332" draw:points="930,1332 0,1332 0,0 1857,0 1857,1332">
          <text:p/>
        </draw:polygon>
        <draw:frame draw:style-name="gr8" draw:text-style-name="P9" draw:layer="layout" svg:width="1.145cm" svg:height="0.53cm" svg:x="16.376cm" svg:y="4.583cm">
          <draw:text-box>
            <text:p text:style-name="P2"><text:span text:style-name="T4">dado</text:span></text:p>
          </draw:text-box>
        </draw:frame>
        <draw:polygon draw:style-name="gr14" draw:text-style-name="P11" draw:layer="layout" svg:width="1.192cm" svg:height="1.331cm" svg:x="11.894cm" svg:y="6.529cm" svg:viewBox="0 0 1193 1332" draw:points="597,1332 0,1332 0,0 1193,0 1193,1332">
          <text:p/>
        </draw:polygon>
        <draw:frame draw:style-name="gr13" draw:text-style-name="P9" draw:layer="layout" svg:width="0.832cm" svg:height="0.53cm" svg:x="10.597cm" svg:y="6.954cm">
          <draw:text-box>
            <text:p text:style-name="P2"><text:span text:style-name="T4">Qtd</text:span></text:p>
          </draw:text-box>
        </draw:frame>
        <draw:polygon draw:style-name="gr10" draw:text-style-name="P10" draw:layer="layout" svg:width="1.856cm" svg:height="1.331cm" svg:x="14.882cm" svg:y="6.529cm" svg:viewBox="0 0 1857 1332" draw:points="928,1332 0,1332 0,0 1857,0 1857,1332">
          <text:p/>
        </draw:polygon>
        <draw:frame draw:style-name="gr9" draw:text-style-name="P5" draw:layer="layout" svg:width="0.528cm" svg:height="0.615cm" svg:x="12.323cm" svg:y="6.917cm">
          <draw:text-box>
            <text:p text:style-name="P2"><text:span text:style-name="T2">2</text:span></text:p>
          </draw:text-box>
        </draw:frame>
        <draw:polygon draw:style-name="gr14" draw:text-style-name="P11" draw:layer="layout" svg:width="1.192cm" svg:height="1.331cm" svg:x="16.691cm" svg:y="6.529cm" svg:viewBox="0 0 1193 1332" draw:points="598,1332 0,1332 0,0 1193,0 1193,1332">
          <text:p/>
        </draw:polygon>
        <draw:frame draw:style-name="gr15" draw:text-style-name="P9" draw:layer="layout" svg:width="1.014cm" svg:height="0.53cm" svg:x="15.321cm" svg:y="6.954cm">
          <draw:text-box>
            <text:p text:style-name="P2"><text:span text:style-name="T4">Prox</text:span></text:p>
          </draw:text-box>
        </draw:frame>
        <draw:polygon draw:style-name="gr3" draw:text-style-name="P4" draw:layer="layout" svg:width="8.021cm" svg:height="5cm" svg:x="19.199cm" svg:y="4cm" svg:viewBox="0 0 8022 5001" draw:points="4011,5001 0,5001 0,0 8022,0 8022,5001">
          <text:p/>
        </draw:polygon>
        <draw:frame draw:style-name="gr9" draw:text-style-name="P5" draw:layer="layout" svg:width="0.528cm" svg:height="0.615cm" svg:x="17.12cm" svg:y="6.917cm">
          <draw:text-box>
            <text:p text:style-name="P2"><text:span text:style-name="T2">4</text:span></text:p>
          </draw:text-box>
        </draw:frame>
        <draw:polygon draw:style-name="gr5" draw:text-style-name="P6" draw:layer="layout" svg:width="1.856cm" svg:height="1.332cm" svg:x="19.284cm" svg:y="4.16cm" svg:viewBox="0 0 1857 1333" draw:points="930,1333 0,1333 0,0 1857,0 1857,1333">
          <text:p/>
        </draw:polygon>
        <draw:frame draw:style-name="gr4" draw:text-style-name="P5" draw:layer="layout" svg:width="2.445cm" svg:height="0.615cm" svg:x="21.989cm" svg:y="8.067cm">
          <draw:text-box>
            <text:p text:style-name="P2"><text:span text:style-name="T2">pedaço 2</text:span></text:p>
          </draw:text-box>
        </draw:frame>
        <draw:polygon draw:style-name="gr7" draw:text-style-name="P8" draw:layer="layout" svg:width="1.856cm" svg:height="0.793cm" svg:x="19.284cm" svg:y="5.515cm" svg:viewBox="0 0 1857 794" draw:points="930,794 0,794 0,0 1857,0 1857,794">
          <text:p/>
        </draw:polygon>
        <draw:frame draw:style-name="gr8" draw:text-style-name="P9" draw:layer="layout" svg:width="1.145cm" svg:height="0.53cm" svg:x="19.643cm" svg:y="4.583cm">
          <draw:text-box>
            <text:p text:style-name="P2"><text:span text:style-name="T4">dado</text:span></text:p>
          </draw:text-box>
        </draw:frame>
        <draw:polygon draw:style-name="gr5" draw:text-style-name="P6" draw:layer="layout" svg:width="1.856cm" svg:height="1.332cm" svg:x="21.275cm" svg:y="4.158cm" svg:viewBox="0 0 1857 1333" draw:points="930,1333 0,1333 0,0 1857,0 1857,1333">
          <text:p/>
        </draw:polygon>
        <draw:frame draw:style-name="gr9" draw:text-style-name="P5" draw:layer="layout" svg:width="0.528cm" svg:height="0.615cm" svg:x="20.045cm" svg:y="5.633cm">
          <draw:text-box>
            <text:p text:style-name="P2"><text:span text:style-name="T2">2</text:span></text:p>
          </draw:text-box>
        </draw:frame>
        <draw:polygon draw:style-name="gr7" draw:text-style-name="P8" draw:layer="layout" svg:width="1.856cm" svg:height="0.794cm" svg:x="21.275cm" svg:y="5.512cm" svg:viewBox="0 0 1857 795" draw:points="930,795 0,795 0,0 1857,0 1857,795">
          <text:p/>
        </draw:polygon>
        <draw:frame draw:style-name="gr8" draw:text-style-name="P9" draw:layer="layout" svg:width="1.145cm" svg:height="0.53cm" svg:x="21.632cm" svg:y="4.583cm">
          <draw:text-box>
            <text:p text:style-name="P2"><text:span text:style-name="T4">dado</text:span></text:p>
          </draw:text-box>
        </draw:frame>
        <draw:polygon draw:style-name="gr5" draw:text-style-name="P6" draw:layer="layout" svg:width="1.856cm" svg:height="1.33cm" svg:x="23.264cm" svg:y="4.16cm" svg:viewBox="0 0 1857 1331" draw:points="927,1331 0,1331 0,0 1857,0 1857,1331">
          <text:p/>
        </draw:polygon>
        <draw:frame draw:style-name="gr9" draw:text-style-name="P5" draw:layer="layout" svg:width="0.528cm" svg:height="0.615cm" svg:x="22.035cm" svg:y="5.63cm">
          <draw:text-box>
            <text:p text:style-name="P2"><text:span text:style-name="T2">8</text:span></text:p>
          </draw:text-box>
        </draw:frame>
        <draw:polygon draw:style-name="gr7" draw:text-style-name="P8" draw:layer="layout" svg:width="1.856cm" svg:height="0.792cm" svg:x="23.264cm" svg:y="5.513cm" svg:viewBox="0 0 1857 793" draw:points="927,793 0,793 0,0 1857,0 1857,793">
          <text:p/>
        </draw:polygon>
        <draw:frame draw:style-name="gr8" draw:text-style-name="P9" draw:layer="layout" svg:width="1.145cm" svg:height="0.53cm" svg:x="23.622cm" svg:y="4.583cm">
          <draw:text-box>
            <text:p text:style-name="P2"><text:span text:style-name="T4">dado</text:span></text:p>
          </draw:text-box>
        </draw:frame>
        <draw:polygon draw:style-name="gr5" draw:text-style-name="P6" draw:layer="layout" svg:width="1.856cm" svg:height="1.332cm" svg:x="25.218cm" svg:y="4.16cm" svg:viewBox="0 0 1857 1333" draw:points="929,1333 0,1333 0,0 1857,0 1857,1333">
          <text:p/>
        </draw:polygon>
        <draw:frame draw:style-name="gr18" draw:text-style-name="P5" draw:layer="layout" svg:width="0.528cm" svg:height="0.589cm" svg:x="24.045cm" svg:y="5.642cm">
          <draw:text-box>
            <text:p text:style-name="P2"><text:span text:style-name="T5">9</text:span></text:p>
          </draw:text-box>
        </draw:frame>
        <draw:polygon draw:style-name="gr7" draw:text-style-name="P8" draw:layer="layout" svg:width="1.856cm" svg:height="0.793cm" svg:x="25.218cm" svg:y="5.515cm" svg:viewBox="0 0 1857 794" draw:points="929,794 0,794 0,0 1857,0 1857,794">
          <text:p/>
        </draw:polygon>
        <draw:frame draw:style-name="gr8" draw:text-style-name="P9" draw:layer="layout" svg:width="1.145cm" svg:height="0.53cm" svg:x="25.576cm" svg:y="4.583cm">
          <draw:text-box>
            <text:p text:style-name="P2"><text:span text:style-name="T4">dado</text:span></text:p>
          </draw:text-box>
        </draw:frame>
        <draw:polygon draw:style-name="gr10" draw:text-style-name="P10" draw:layer="layout" svg:width="1.856cm" svg:height="1.331cm" svg:x="19.284cm" svg:y="6.529cm" svg:viewBox="0 0 1857 1332" draw:points="930,1332 0,1332 0,0 1857,0 1857,1332">
          <text:p/>
        </draw:polygon>
        <draw:frame draw:style-name="gr17" draw:text-style-name="P5" draw:layer="layout" svg:width="0.595cm" svg:height="0.589cm" svg:x="25.873cm" svg:y="5.645cm">
          <draw:text-box>
            <text:p text:style-name="P2"><text:span text:style-name="T5">11</text:span></text:p>
          </draw:text-box>
        </draw:frame>
        <draw:polygon draw:style-name="gr14" draw:text-style-name="P11" draw:layer="layout" svg:width="1.191cm" svg:height="1.331cm" svg:x="21.095cm" svg:y="6.529cm" svg:viewBox="0 0 1192 1332" draw:points="596,1332 0,1332 0,0 1192,0 1192,1332">
          <text:p/>
        </draw:polygon>
        <draw:frame draw:style-name="gr13" draw:text-style-name="P9" draw:layer="layout" svg:width="0.832cm" svg:height="0.53cm" svg:x="19.798cm" svg:y="6.954cm">
          <draw:text-box>
            <text:p text:style-name="P2"><text:span text:style-name="T4">Qtd</text:span></text:p>
          </draw:text-box>
        </draw:frame>
        <draw:polygon draw:style-name="gr10" draw:text-style-name="P10" draw:layer="layout" svg:width="1.856cm" svg:height="1.331cm" svg:x="24.081cm" svg:y="6.529cm" svg:viewBox="0 0 1857 1332" draw:points="929,1332 0,1332 0,0 1857,0 1857,1332">
          <text:p/>
        </draw:polygon>
        <draw:frame draw:style-name="gr9" draw:text-style-name="P5" draw:layer="layout" svg:width="0.528cm" svg:height="0.615cm" svg:x="21.523cm" svg:y="6.917cm">
          <draw:text-box>
            <text:p text:style-name="P2"><text:span text:style-name="T2">4</text:span></text:p>
          </draw:text-box>
        </draw:frame>
        <draw:polygon draw:style-name="gr14" draw:text-style-name="P11" draw:layer="layout" svg:width="1.192cm" svg:height="1.331cm" svg:x="25.891cm" svg:y="6.529cm" svg:viewBox="0 0 1193 1332" draw:points="597,1332 0,1332 0,0 1193,0 1193,1332">
          <text:p/>
        </draw:polygon>
        <draw:frame draw:style-name="gr15" draw:text-style-name="P9" draw:layer="layout" svg:width="1.014cm" svg:height="0.53cm" svg:x="24.522cm" svg:y="6.954cm">
          <draw:text-box>
            <text:p text:style-name="P2"><text:span text:style-name="T4">Prox</text:span></text:p>
          </draw:text-box>
        </draw:frame>
        <draw:polygon draw:style-name="gr3" draw:text-style-name="P4" draw:layer="layout" svg:width="8.021cm" svg:height="5cm" svg:x="1.198cm" svg:y="4cm" svg:viewBox="0 0 8022 5001" draw:points="4012,5001 0,5001 0,0 8022,0 8022,5001">
          <text:p/>
        </draw:polygon>
        <draw:frame draw:style-name="gr9" draw:text-style-name="P5" draw:layer="layout" svg:width="0.528cm" svg:height="0.615cm" svg:x="26.321cm" svg:y="6.917cm">
          <draw:text-box>
            <text:p text:style-name="P2"><text:span text:style-name="T2">0</text:span></text:p>
          </draw:text-box>
        </draw:frame>
        <draw:polygon draw:style-name="gr5" draw:text-style-name="P6" draw:layer="layout" svg:width="1.856cm" svg:height="1.332cm" svg:x="1.284cm" svg:y="4.16cm" svg:viewBox="0 0 1857 1333" draw:points="929,1333 0,1333 0,0 1857,0 1857,1333">
          <text:p/>
        </draw:polygon>
        <draw:frame draw:style-name="gr4" draw:text-style-name="P5" draw:layer="layout" svg:width="2.445cm" svg:height="0.615cm" svg:x="3.99cm" svg:y="8.067cm">
          <draw:text-box>
            <text:p text:style-name="P2"><text:span text:style-name="T2">pedaço 0</text:span></text:p>
          </draw:text-box>
        </draw:frame>
        <draw:polygon draw:style-name="gr7" draw:text-style-name="P8" draw:layer="layout" svg:width="1.856cm" svg:height="0.793cm" svg:x="1.284cm" svg:y="5.515cm" svg:viewBox="0 0 1857 794" draw:points="929,794 0,794 0,0 1857,0 1857,794">
          <text:p/>
        </draw:polygon>
        <draw:frame draw:style-name="gr8" draw:text-style-name="P9" draw:layer="layout" svg:width="1.145cm" svg:height="0.53cm" svg:x="1.64cm" svg:y="4.583cm">
          <draw:text-box>
            <text:p text:style-name="P2"><text:span text:style-name="T4">dado</text:span></text:p>
          </draw:text-box>
        </draw:frame>
        <draw:polygon draw:style-name="gr5" draw:text-style-name="P6" draw:layer="layout" svg:width="1.855cm" svg:height="1.332cm" svg:x="3.276cm" svg:y="4.158cm" svg:viewBox="0 0 1856 1333" draw:points="928,1333 0,1333 0,0 1856,0 1856,1333">
          <text:p/>
        </draw:polygon>
        <draw:frame draw:style-name="gr9" draw:text-style-name="P5" draw:layer="layout" svg:width="0.528cm" svg:height="0.615cm" svg:x="2.043cm" svg:y="5.633cm">
          <draw:text-box>
            <text:p text:style-name="P2"><text:span text:style-name="T2">3</text:span></text:p>
          </draw:text-box>
        </draw:frame>
        <draw:polygon draw:style-name="gr7" draw:text-style-name="P8" draw:layer="layout" svg:width="1.855cm" svg:height="0.794cm" svg:x="3.276cm" svg:y="5.512cm" svg:viewBox="0 0 1856 795" draw:points="928,795 0,795 0,0 1856,0 1856,795">
          <text:p/>
        </draw:polygon>
        <draw:frame draw:style-name="gr8" draw:text-style-name="P9" draw:layer="layout" svg:width="1.145cm" svg:height="0.53cm" svg:x="3.634cm" svg:y="4.583cm">
          <draw:text-box>
            <text:p text:style-name="P2"><text:span text:style-name="T4">dado</text:span></text:p>
          </draw:text-box>
        </draw:frame>
        <draw:polygon draw:style-name="gr5" draw:text-style-name="P6" draw:layer="layout" svg:width="1.856cm" svg:height="1.33cm" svg:x="5.264cm" svg:y="4.16cm" svg:viewBox="0 0 1857 1331" draw:points="927,1331 0,1331 0,0 1857,0 1857,1331">
          <text:p/>
        </draw:polygon>
        <draw:frame draw:style-name="gr9" draw:text-style-name="P5" draw:layer="layout" svg:width="0.528cm" svg:height="0.615cm" svg:x="4.036cm" svg:y="5.63cm">
          <draw:text-box>
            <text:p text:style-name="P2"><text:span text:style-name="T2">5</text:span></text:p>
          </draw:text-box>
        </draw:frame>
        <draw:polygon draw:style-name="gr7" draw:text-style-name="P8" draw:layer="layout" svg:width="1.856cm" svg:height="0.792cm" svg:x="5.264cm" svg:y="5.513cm" svg:viewBox="0 0 1857 793" draw:points="927,793 0,793 0,0 1857,0 1857,793">
          <text:p/>
        </draw:polygon>
        <draw:polygon draw:style-name="gr5" draw:text-style-name="P6" draw:layer="layout" svg:width="1.856cm" svg:height="1.332cm" svg:x="7.218cm" svg:y="4.16cm" svg:viewBox="0 0 1857 1333" draw:points="929,1333 0,1333 0,0 1857,0 1857,1333">
          <text:p/>
        </draw:polygon>
        <draw:frame draw:style-name="gr8" draw:text-style-name="P9" draw:layer="layout" svg:width="1.145cm" svg:height="0.53cm" svg:x="5.62cm" svg:y="4.583cm">
          <draw:text-box>
            <text:p text:style-name="P2"><text:span text:style-name="T4">dado</text:span></text:p>
          </draw:text-box>
        </draw:frame>
        <draw:polygon draw:style-name="gr7" draw:text-style-name="P8" draw:layer="layout" svg:width="1.856cm" svg:height="0.793cm" svg:x="7.218cm" svg:y="5.515cm" svg:viewBox="0 0 1857 794" draw:points="929,794 0,794 0,0 1857,0 1857,794">
          <text:p/>
        </draw:polygon>
        <draw:polygon draw:style-name="gr10" draw:text-style-name="P10" draw:layer="layout" svg:width="1.856cm" svg:height="1.331cm" svg:x="1.284cm" svg:y="6.529cm" svg:viewBox="0 0 1857 1332" draw:points="929,1332 0,1332 0,0 1857,0 1857,1332">
          <text:p/>
        </draw:polygon>
        <draw:frame draw:style-name="gr8" draw:text-style-name="P9" draw:layer="layout" svg:width="1.145cm" svg:height="0.53cm" svg:x="7.578cm" svg:y="4.583cm">
          <draw:text-box>
            <text:p text:style-name="P2"><text:span text:style-name="T4">dado</text:span></text:p>
          </draw:text-box>
        </draw:frame>
        <draw:polygon draw:style-name="gr14" draw:text-style-name="P11" draw:layer="layout" svg:width="1.192cm" svg:height="1.331cm" svg:x="3.094cm" svg:y="6.529cm" svg:viewBox="0 0 1193 1332" draw:points="597,1332 0,1332 0,0 1193,0 1193,1332">
          <text:p/>
        </draw:polygon>
        <draw:frame draw:style-name="gr13" draw:text-style-name="P9" draw:layer="layout" svg:width="0.832cm" svg:height="0.53cm" svg:x="1.799cm" svg:y="6.954cm">
          <draw:text-box>
            <text:p text:style-name="P2"><text:span text:style-name="T4">Qtd</text:span></text:p>
          </draw:text-box>
        </draw:frame>
        <draw:polygon draw:style-name="gr10" draw:text-style-name="P10" draw:layer="layout" svg:width="1.856cm" svg:height="1.331cm" svg:x="6.081cm" svg:y="6.529cm" svg:viewBox="0 0 1857 1332" draw:points="930,1332 0,1332 0,0 1857,0 1857,1332">
          <text:p/>
        </draw:polygon>
        <draw:frame draw:style-name="gr9" draw:text-style-name="P5" draw:layer="layout" svg:width="0.528cm" svg:height="0.615cm" svg:x="3.521cm" svg:y="6.917cm">
          <draw:text-box>
            <text:p text:style-name="P2"><text:span text:style-name="T2">2</text:span></text:p>
          </draw:text-box>
        </draw:frame>
        <draw:polygon draw:style-name="gr14" draw:text-style-name="P11" draw:layer="layout" svg:width="1.192cm" svg:height="1.331cm" svg:x="7.891cm" svg:y="6.529cm" svg:viewBox="0 0 1193 1332" draw:points="597,1332 0,1332 0,0 1193,0 1193,1332">
          <text:p/>
        </draw:polygon>
        <draw:frame draw:style-name="gr15" draw:text-style-name="P9" draw:layer="layout" svg:width="1.014cm" svg:height="0.53cm" svg:x="6.519cm" svg:y="6.954cm">
          <draw:text-box>
            <text:p text:style-name="P2"><text:span text:style-name="T4">Prox</text:span></text:p>
          </draw:text-box>
        </draw:frame>
        <draw:polygon draw:style-name="gr3" draw:text-style-name="P4" draw:layer="layout" svg:width="8.021cm" svg:height="5cm" svg:x="1.198cm" svg:y="4cm" svg:viewBox="0 0 8022 5001" draw:points="4012,5001 0,5001 0,0 8022,0 8022,5001">
          <text:p/>
        </draw:polygon>
        <draw:frame draw:style-name="gr9" draw:text-style-name="P5" draw:layer="layout" svg:width="0.528cm" svg:height="0.615cm" svg:x="8.319cm" svg:y="6.917cm">
          <draw:text-box>
            <text:p text:style-name="P2"><text:span text:style-name="T2">3</text:span></text:p>
          </draw:text-box>
        </draw:frame>
        <draw:polygon draw:style-name="gr5" draw:text-style-name="P6" draw:layer="layout" svg:width="1.856cm" svg:height="1.332cm" svg:x="1.284cm" svg:y="4.16cm" svg:viewBox="0 0 1857 1333" draw:points="929,1333 0,1333 0,0 1857,0 1857,1333">
          <text:p/>
        </draw:polygon>
        <draw:frame draw:style-name="gr4" draw:text-style-name="P5" draw:layer="layout" svg:width="2.445cm" svg:height="0.615cm" svg:x="3.99cm" svg:y="8.067cm">
          <draw:text-box>
            <text:p text:style-name="P2"><text:span text:style-name="T2">pedaço 0</text:span></text:p>
          </draw:text-box>
        </draw:frame>
        <draw:polygon draw:style-name="gr7" draw:text-style-name="P8" draw:layer="layout" svg:width="1.856cm" svg:height="0.793cm" svg:x="1.284cm" svg:y="5.515cm" svg:viewBox="0 0 1857 794" draw:points="929,794 0,794 0,0 1857,0 1857,794">
          <text:p/>
        </draw:polygon>
        <draw:frame draw:style-name="gr8" draw:text-style-name="P9" draw:layer="layout" svg:width="1.145cm" svg:height="0.53cm" svg:x="1.64cm" svg:y="4.583cm">
          <draw:text-box>
            <text:p text:style-name="P2"><text:span text:style-name="T4">dado</text:span></text:p>
          </draw:text-box>
        </draw:frame>
        <draw:polygon draw:style-name="gr5" draw:text-style-name="P6" draw:layer="layout" svg:width="1.855cm" svg:height="1.332cm" svg:x="3.276cm" svg:y="4.158cm" svg:viewBox="0 0 1856 1333" draw:points="928,1333 0,1333 0,0 1856,0 1856,1333">
          <text:p/>
        </draw:polygon>
        <draw:frame draw:style-name="gr16" draw:text-style-name="P5" draw:layer="layout" svg:width="0.679cm" svg:height="0.615cm" svg:x="1.873cm" svg:y="5.633cm">
          <draw:text-box>
            <text:p text:style-name="P2"><text:span text:style-name="T2">14</text:span></text:p>
          </draw:text-box>
        </draw:frame>
        <draw:polygon draw:style-name="gr7" draw:text-style-name="P8" draw:layer="layout" svg:width="1.855cm" svg:height="0.794cm" svg:x="3.276cm" svg:y="5.512cm" svg:viewBox="0 0 1856 795" draw:points="928,795 0,795 0,0 1856,0 1856,795">
          <text:p/>
        </draw:polygon>
        <draw:frame draw:style-name="gr8" draw:text-style-name="P9" draw:layer="layout" svg:width="1.145cm" svg:height="0.53cm" svg:x="3.634cm" svg:y="4.583cm">
          <draw:text-box>
            <text:p text:style-name="P2"><text:span text:style-name="T4">dado</text:span></text:p>
          </draw:text-box>
        </draw:frame>
        <draw:polygon draw:style-name="gr5" draw:text-style-name="P6" draw:layer="layout" svg:width="1.856cm" svg:height="1.33cm" svg:x="5.264cm" svg:y="4.16cm" svg:viewBox="0 0 1857 1331" draw:points="927,1331 0,1331 0,0 1857,0 1857,1331">
          <text:p/>
        </draw:polygon>
        <draw:frame draw:style-name="gr16" draw:text-style-name="P5" draw:layer="layout" svg:width="0.679cm" svg:height="0.615cm" svg:x="3.866cm" svg:y="5.63cm">
          <draw:text-box>
            <text:p text:style-name="P2"><text:span text:style-name="T2">18</text:span></text:p>
          </draw:text-box>
        </draw:frame>
        <draw:polygon draw:style-name="gr7" draw:text-style-name="P8" draw:layer="layout" svg:width="1.856cm" svg:height="0.792cm" svg:x="5.264cm" svg:y="5.513cm" svg:viewBox="0 0 1857 793" draw:points="927,793 0,793 0,0 1857,0 1857,793">
          <text:p/>
        </draw:polygon>
        <draw:frame draw:style-name="gr8" draw:text-style-name="P9" draw:layer="layout" svg:width="1.145cm" svg:height="0.53cm" svg:x="5.62cm" svg:y="4.583cm">
          <draw:text-box>
            <text:p text:style-name="P2"><text:span text:style-name="T4">dado</text:span></text:p>
          </draw:text-box>
        </draw:frame>
        <draw:polygon draw:style-name="gr5" draw:text-style-name="P6" draw:layer="layout" svg:width="1.856cm" svg:height="1.332cm" svg:x="7.218cm" svg:y="4.16cm" svg:viewBox="0 0 1857 1333" draw:points="929,1333 0,1333 0,0 1857,0 1857,1333">
          <text:p/>
        </draw:polygon>
        <draw:frame draw:style-name="gr19" draw:text-style-name="P13" draw:layer="layout" svg:width="0.705cm" svg:height="0.712cm" svg:x="5.842cm" svg:y="5.588cm">
          <draw:text-box>
            <text:p text:style-name="P2"><text:span text:style-name="T6">23</text:span></text:p>
          </draw:text-box>
        </draw:frame>
        <draw:polygon draw:style-name="gr7" draw:text-style-name="P8" draw:layer="layout" svg:width="1.856cm" svg:height="0.793cm" svg:x="7.218cm" svg:y="5.515cm" svg:viewBox="0 0 1857 794" draw:points="929,794 0,794 0,0 1857,0 1857,794">
          <text:p/>
        </draw:polygon>
        <draw:frame draw:style-name="gr8" draw:text-style-name="P9" draw:layer="layout" svg:width="1.145cm" svg:height="0.53cm" svg:x="7.578cm" svg:y="4.583cm">
          <draw:text-box>
            <text:p text:style-name="P2"><text:span text:style-name="T4">dado</text:span></text:p>
          </draw:text-box>
        </draw:frame>
        <draw:polygon draw:style-name="gr10" draw:text-style-name="P10" draw:layer="layout" svg:width="1.856cm" svg:height="1.331cm" svg:x="1.284cm" svg:y="6.529cm" svg:viewBox="0 0 1857 1332" draw:points="929,1332 0,1332 0,0 1857,0 1857,1332">
          <text:p/>
        </draw:polygon>
        <draw:frame draw:style-name="gr17" draw:text-style-name="P5" draw:layer="layout" svg:width="0.595cm" svg:height="0.589cm" svg:x="7.849cm" svg:y="5.645cm">
          <draw:text-box>
            <text:p text:style-name="P2"><text:span text:style-name="T5">31</text:span></text:p>
          </draw:text-box>
        </draw:frame>
        <draw:polygon draw:style-name="gr11" draw:text-style-name="P11" draw:layer="layout" svg:width="1.192cm" svg:height="1.331cm" svg:x="3.094cm" svg:y="6.529cm" svg:viewBox="0 0 1193 1332" draw:points="597,1332 0,1332 0,0 1193,0 1193,1332">
          <text:p/>
        </draw:polygon>
        <draw:polygon draw:style-name="gr12" draw:text-style-name="P12" draw:layer="layout" svg:width="1.192cm" svg:height="1.331cm" svg:x="3.094cm" svg:y="6.529cm" svg:viewBox="0 0 1193 1332" draw:points="597,1332 0,1332 0,0 1193,0 1193,1332">
          <text:p/>
        </draw:polygon>
        <draw:frame draw:style-name="gr13" draw:text-style-name="P9" draw:layer="layout" svg:width="0.832cm" svg:height="0.53cm" svg:x="1.799cm" svg:y="6.954cm">
          <draw:text-box>
            <text:p text:style-name="P2"><text:span text:style-name="T4">Qtd</text:span></text:p>
          </draw:text-box>
        </draw:frame>
        <draw:polygon draw:style-name="gr10" draw:text-style-name="P10" draw:layer="layout" svg:width="1.856cm" svg:height="1.331cm" svg:x="6.081cm" svg:y="6.529cm" svg:viewBox="0 0 1857 1332" draw:points="930,1332 0,1332 0,0 1857,0 1857,1332">
          <text:p/>
        </draw:polygon>
        <draw:frame draw:style-name="gr9" draw:text-style-name="P5" draw:layer="layout" svg:width="0.528cm" svg:height="0.615cm" svg:x="3.521cm" svg:y="6.917cm">
          <draw:text-box>
            <text:p text:style-name="P2"><text:span text:style-name="T2">4</text:span></text:p>
          </draw:text-box>
        </draw:frame>
        <draw:polygon draw:style-name="gr14" draw:text-style-name="P11" draw:layer="layout" svg:width="1.192cm" svg:height="1.331cm" svg:x="7.891cm" svg:y="6.529cm" svg:viewBox="0 0 1193 1332" draw:points="597,1332 0,1332 0,0 1193,0 1193,1332">
          <text:p/>
        </draw:polygon>
        <draw:frame draw:style-name="gr15" draw:text-style-name="P9" draw:layer="layout" svg:width="1.014cm" svg:height="0.53cm" svg:x="6.519cm" svg:y="6.954cm">
          <draw:text-box>
            <text:p text:style-name="P2"><text:span text:style-name="T4">Prox</text:span></text:p>
          </draw:text-box>
        </draw:frame>
        <draw:polygon draw:style-name="gr3" draw:text-style-name="P4" draw:layer="layout" svg:width="8.021cm" svg:height="5cm" svg:x="17.378cm" svg:y="9.6cm" svg:viewBox="0 0 8022 5001" draw:points="4011,5001 0,5001 0,0 8022,0 8022,5001">
          <text:p/>
        </draw:polygon>
        <draw:frame draw:style-name="gr9" draw:text-style-name="P5" draw:layer="layout" svg:width="0.528cm" svg:height="0.615cm" svg:x="8.319cm" svg:y="6.917cm">
          <draw:text-box>
            <text:p text:style-name="P2"><text:span text:style-name="T2">3</text:span></text:p>
          </draw:text-box>
        </draw:frame>
        <draw:polygon draw:style-name="gr5" draw:text-style-name="P6" draw:layer="layout" svg:width="1.856cm" svg:height="1.332cm" svg:x="17.464cm" svg:y="9.76cm" svg:viewBox="0 0 1857 1333" draw:points="928,1333 0,1333 0,0 1857,0 1857,1333">
          <text:p/>
        </draw:polygon>
        <draw:frame draw:style-name="gr4" draw:text-style-name="P5" draw:layer="layout" svg:width="2.445cm" svg:height="0.615cm" svg:x="20.168cm" svg:y="13.666cm">
          <draw:text-box>
            <text:p text:style-name="P2"><text:span text:style-name="T2">pedaço 4</text:span></text:p>
          </draw:text-box>
        </draw:frame>
        <draw:polygon draw:style-name="gr7" draw:text-style-name="P8" draw:layer="layout" svg:width="1.856cm" svg:height="0.793cm" svg:x="17.464cm" svg:y="11.115cm" svg:viewBox="0 0 1857 794" draw:points="928,794 0,794 0,0 1857,0 1857,794">
          <text:p/>
        </draw:polygon>
        <draw:frame draw:style-name="gr8" draw:text-style-name="P9" draw:layer="layout" svg:width="1.145cm" svg:height="0.53cm" svg:x="17.822cm" svg:y="10.186cm">
          <draw:text-box>
            <text:p text:style-name="P2"><text:span text:style-name="T4">dado</text:span></text:p>
          </draw:text-box>
        </draw:frame>
        <draw:polygon draw:style-name="gr5" draw:text-style-name="P6" draw:layer="layout" svg:width="1.856cm" svg:height="1.332cm" svg:x="19.454cm" svg:y="9.758cm" svg:viewBox="0 0 1857 1333" draw:points="930,1333 0,1333 0,0 1857,0 1857,1333">
          <text:p/>
        </draw:polygon>
        <draw:frame draw:style-name="gr16" draw:text-style-name="P5" draw:layer="layout" svg:width="0.679cm" svg:height="0.615cm" svg:x="18.055cm" svg:y="11.232cm">
          <draw:text-box>
            <text:p text:style-name="P2"><text:span text:style-name="T2">72</text:span></text:p>
          </draw:text-box>
        </draw:frame>
        <draw:polygon draw:style-name="gr7" draw:text-style-name="P8" draw:layer="layout" svg:width="1.856cm" svg:height="0.794cm" svg:x="19.454cm" svg:y="11.112cm" svg:viewBox="0 0 1857 795" draw:points="930,795 0,795 0,0 1857,0 1857,795">
          <text:p/>
        </draw:polygon>
        <draw:frame draw:style-name="gr8" draw:text-style-name="P9" draw:layer="layout" svg:width="1.145cm" svg:height="0.53cm" svg:x="19.812cm" svg:y="10.182cm">
          <draw:text-box>
            <text:p text:style-name="P2"><text:span text:style-name="T4">dado</text:span></text:p>
          </draw:text-box>
        </draw:frame>
        <draw:polygon draw:style-name="gr5" draw:text-style-name="P6" draw:layer="layout" svg:width="1.856cm" svg:height="1.33cm" svg:x="21.442cm" svg:y="9.76cm" svg:viewBox="0 0 1857 1331" draw:points="929,1331 0,1331 0,0 1857,0 1857,1331">
          <text:p/>
        </draw:polygon>
        <draw:frame draw:style-name="gr16" draw:text-style-name="P5" draw:layer="layout" svg:width="0.679cm" svg:height="0.615cm" svg:x="20.045cm" svg:y="11.232cm">
          <draw:text-box>
            <text:p text:style-name="P2"><text:span text:style-name="T2">80</text:span></text:p>
          </draw:text-box>
        </draw:frame>
        <draw:polygon draw:style-name="gr7" draw:text-style-name="P8" draw:layer="layout" svg:width="1.856cm" svg:height="0.792cm" svg:x="21.442cm" svg:y="11.113cm" svg:viewBox="0 0 1857 793" draw:points="929,793 0,793 0,0 1857,0 1857,793">
          <text:p/>
        </draw:polygon>
        <draw:polygon draw:style-name="gr5" draw:text-style-name="P6" draw:layer="layout" svg:width="1.856cm" svg:height="1.332cm" svg:x="23.397cm" svg:y="9.76cm" svg:viewBox="0 0 1857 1333" draw:points="929,1333 0,1333 0,0 1857,0 1857,1333">
          <text:p/>
        </draw:polygon>
        <draw:frame draw:style-name="gr8" draw:text-style-name="P9" draw:layer="layout" svg:width="1.145cm" svg:height="0.53cm" svg:x="21.802cm" svg:y="10.186cm">
          <draw:text-box>
            <text:p text:style-name="P2"><text:span text:style-name="T4">dado</text:span></text:p>
          </draw:text-box>
        </draw:frame>
        <draw:polygon draw:style-name="gr7" draw:text-style-name="P8" draw:layer="layout" svg:width="1.856cm" svg:height="0.793cm" svg:x="23.397cm" svg:y="11.115cm" svg:viewBox="0 0 1857 794" draw:points="929,794 0,794 0,0 1857,0 1857,794">
          <text:p/>
        </draw:polygon>
        <draw:polygon draw:style-name="gr10" draw:text-style-name="P10" draw:layer="layout" svg:width="1.856cm" svg:height="1.331cm" svg:x="17.464cm" svg:y="12.129cm" svg:viewBox="0 0 1857 1332" draw:points="928,1332 0,1332 0,0 1857,0 1857,1332">
          <text:p/>
        </draw:polygon>
        <draw:frame draw:style-name="gr8" draw:text-style-name="P9" draw:layer="layout" svg:width="1.145cm" svg:height="0.53cm" svg:x="23.756cm" svg:y="10.186cm">
          <draw:text-box>
            <text:p text:style-name="P2"><text:span text:style-name="T4">dado</text:span></text:p>
          </draw:text-box>
        </draw:frame>
        <draw:polygon draw:style-name="gr14" draw:text-style-name="P11" draw:layer="layout" svg:width="1.192cm" svg:height="1.331cm" svg:x="19.274cm" svg:y="12.129cm" svg:viewBox="0 0 1193 1332" draw:points="596,1332 0,1332 0,0 1193,0 1193,1332">
          <text:p/>
        </draw:polygon>
        <draw:frame draw:style-name="gr13" draw:text-style-name="P9" draw:layer="layout" svg:width="0.832cm" svg:height="0.53cm" svg:x="17.978cm" svg:y="12.553cm">
          <draw:text-box>
            <text:p text:style-name="P2"><text:span text:style-name="T4">Qtd</text:span></text:p>
          </draw:text-box>
        </draw:frame>
        <draw:polygon draw:style-name="gr10" draw:text-style-name="P10" draw:layer="layout" svg:width="1.856cm" svg:height="1.331cm" svg:x="22.26cm" svg:y="12.129cm" svg:viewBox="0 0 1857 1332" draw:points="930,1332 0,1332 0,0 1857,0 1857,1332">
          <text:p/>
        </draw:polygon>
        <draw:frame draw:style-name="gr9" draw:text-style-name="P5" draw:layer="layout" svg:width="0.528cm" svg:height="0.615cm" svg:x="19.703cm" svg:y="12.516cm">
          <draw:text-box>
            <text:p text:style-name="P2"><text:span text:style-name="T2">2</text:span></text:p>
          </draw:text-box>
        </draw:frame>
        <draw:polygon draw:style-name="gr14" draw:text-style-name="P11" draw:layer="layout" svg:width="1.192cm" svg:height="1.331cm" svg:x="24.071cm" svg:y="12.129cm" svg:viewBox="0 0 1193 1332" draw:points="596,1332 0,1332 0,0 1193,0 1193,1332">
          <text:p/>
        </draw:polygon>
        <draw:frame draw:style-name="gr15" draw:text-style-name="P9" draw:layer="layout" svg:width="1.014cm" svg:height="0.53cm" svg:x="22.698cm" svg:y="12.553cm">
          <draw:text-box>
            <text:p text:style-name="P2"><text:span text:style-name="T4">Prox</text:span></text:p>
          </draw:text-box>
        </draw:frame>
        <draw:polygon draw:style-name="gr3" draw:text-style-name="P4" draw:layer="layout" svg:width="8.021cm" svg:height="5cm" svg:x="8.183cm" svg:y="9.56cm" svg:viewBox="0 0 8022 5001" draw:points="4012,5001 0,5001 0,0 8022,0 8022,5001">
          <text:p/>
        </draw:polygon>
        <draw:frame draw:style-name="gr20" draw:text-style-name="P9" draw:layer="layout" svg:width="0.459cm" svg:height="0.53cm" svg:x="24.44cm" svg:y="12.553cm">
          <draw:text-box>
            <text:p text:style-name="P2"><text:span text:style-name="T4">-1</text:span></text:p>
          </draw:text-box>
        </draw:frame>
        <draw:polygon draw:style-name="gr5" draw:text-style-name="P6" draw:layer="layout" svg:width="1.856cm" svg:height="1.332cm" svg:x="8.269cm" svg:y="9.72cm" svg:viewBox="0 0 1857 1333" draw:points="930,1333 0,1333 0,0 1857,0 1857,1333">
          <text:p/>
        </draw:polygon>
        <draw:frame draw:style-name="gr4" draw:text-style-name="P5" draw:layer="layout" svg:width="2.445cm" svg:height="0.615cm" svg:x="10.975cm" svg:y="13.627cm">
          <draw:text-box>
            <text:p text:style-name="P2"><text:span text:style-name="T2">pedaço 3</text:span></text:p>
          </draw:text-box>
        </draw:frame>
        <draw:polygon draw:style-name="gr7" draw:text-style-name="P8" draw:layer="layout" svg:width="1.856cm" svg:height="0.793cm" svg:x="8.269cm" svg:y="11.075cm" svg:viewBox="0 0 1857 794" draw:points="930,794 0,794 0,0 1857,0 1857,794">
          <text:p/>
        </draw:polygon>
        <draw:frame draw:style-name="gr8" draw:text-style-name="P9" draw:layer="layout" svg:width="1.145cm" svg:height="0.53cm" svg:x="8.625cm" svg:y="10.147cm">
          <draw:text-box>
            <text:p text:style-name="P2"><text:span text:style-name="T4">dado</text:span></text:p>
          </draw:text-box>
        </draw:frame>
        <draw:polygon draw:style-name="gr5" draw:text-style-name="P6" draw:layer="layout" svg:width="1.855cm" svg:height="1.332cm" svg:x="10.261cm" svg:y="9.718cm" svg:viewBox="0 0 1856 1333" draw:points="928,1333 0,1333 0,0 1856,0 1856,1333">
          <text:p/>
        </draw:polygon>
        <draw:frame draw:style-name="gr16" draw:text-style-name="P5" draw:layer="layout" svg:width="0.679cm" svg:height="0.615cm" svg:x="8.858cm" svg:y="11.193cm">
          <draw:text-box>
            <text:p text:style-name="P2"><text:span text:style-name="T2">32</text:span></text:p>
          </draw:text-box>
        </draw:frame>
        <draw:polygon draw:style-name="gr7" draw:text-style-name="P8" draw:layer="layout" svg:width="1.855cm" svg:height="0.794cm" svg:x="10.261cm" svg:y="11.072cm" svg:viewBox="0 0 1856 795" draw:points="928,795 0,795 0,0 1856,0 1856,795">
          <text:p/>
        </draw:polygon>
        <draw:frame draw:style-name="gr8" draw:text-style-name="P9" draw:layer="layout" svg:width="1.145cm" svg:height="0.53cm" svg:x="10.619cm" svg:y="10.143cm">
          <draw:text-box>
            <text:p text:style-name="P2"><text:span text:style-name="T4">dado</text:span></text:p>
          </draw:text-box>
        </draw:frame>
        <draw:polygon draw:style-name="gr5" draw:text-style-name="P6" draw:layer="layout" svg:width="1.856cm" svg:height="1.33cm" svg:x="12.249cm" svg:y="9.72cm" svg:viewBox="0 0 1857 1331" draw:points="927,1331 0,1331 0,0 1857,0 1857,1331">
          <text:p/>
        </draw:polygon>
        <draw:frame draw:style-name="gr16" draw:text-style-name="P5" draw:layer="layout" svg:width="0.679cm" svg:height="0.615cm" svg:x="10.851cm" svg:y="11.189cm">
          <draw:text-box>
            <text:p text:style-name="P2"><text:span text:style-name="T2">35</text:span></text:p>
          </draw:text-box>
        </draw:frame>
        <draw:polygon draw:style-name="gr7" draw:text-style-name="P8" draw:layer="layout" svg:width="1.856cm" svg:height="0.792cm" svg:x="12.249cm" svg:y="11.073cm" svg:viewBox="0 0 1857 793" draw:points="927,793 0,793 0,0 1857,0 1857,793">
          <text:p/>
        </draw:polygon>
        <draw:frame draw:style-name="gr8" draw:text-style-name="P9" draw:layer="layout" svg:width="1.145cm" svg:height="0.53cm" svg:x="12.605cm" svg:y="10.143cm">
          <draw:text-box>
            <text:p text:style-name="P2"><text:span text:style-name="T4">dado</text:span></text:p>
          </draw:text-box>
        </draw:frame>
        <draw:polygon draw:style-name="gr5" draw:text-style-name="P6" draw:layer="layout" svg:width="1.856cm" svg:height="1.332cm" svg:x="14.203cm" svg:y="9.72cm" svg:viewBox="0 0 1857 1333" draw:points="929,1333 0,1333 0,0 1857,0 1857,1333">
          <text:p/>
        </draw:polygon>
        <draw:frame draw:style-name="gr17" draw:text-style-name="P5" draw:layer="layout" svg:width="0.595cm" svg:height="0.589cm" svg:x="12.88cm" svg:y="11.201cm">
          <draw:text-box>
            <text:p text:style-name="P2"><text:span text:style-name="T5">38</text:span></text:p>
          </draw:text-box>
        </draw:frame>
        <draw:polygon draw:style-name="gr7" draw:text-style-name="P8" draw:layer="layout" svg:width="1.856cm" svg:height="0.793cm" svg:x="14.203cm" svg:y="11.075cm" svg:viewBox="0 0 1857 794" draw:points="929,794 0,794 0,0 1857,0 1857,794">
          <text:p/>
        </draw:polygon>
        <draw:frame draw:style-name="gr8" draw:text-style-name="P9" draw:layer="layout" svg:width="1.145cm" svg:height="0.53cm" svg:x="14.563cm" svg:y="10.147cm">
          <draw:text-box>
            <text:p text:style-name="P2"><text:span text:style-name="T4">dado</text:span></text:p>
          </draw:text-box>
        </draw:frame>
        <draw:polygon draw:style-name="gr10" draw:text-style-name="P10" draw:layer="layout" svg:width="1.856cm" svg:height="1.331cm" svg:x="8.269cm" svg:y="12.089cm" svg:viewBox="0 0 1857 1332" draw:points="930,1332 0,1332 0,0 1857,0 1857,1332">
          <text:p/>
        </draw:polygon>
        <draw:frame draw:style-name="gr17" draw:text-style-name="P5" draw:layer="layout" svg:width="0.595cm" svg:height="0.589cm" svg:x="14.834cm" svg:y="11.205cm">
          <draw:text-box>
            <text:p text:style-name="P2"><text:span text:style-name="T5">40</text:span></text:p>
          </draw:text-box>
        </draw:frame>
        <draw:polygon draw:style-name="gr14" draw:text-style-name="P11" draw:layer="layout" svg:width="1.192cm" svg:height="1.331cm" svg:x="10.079cm" svg:y="12.089cm" svg:viewBox="0 0 1193 1332" draw:points="598,1332 0,1332 0,0 1193,0 1193,1332">
          <text:p/>
        </draw:polygon>
        <draw:frame draw:style-name="gr13" draw:text-style-name="P9" draw:layer="layout" svg:width="0.832cm" svg:height="0.53cm" svg:x="8.784cm" svg:y="12.514cm">
          <draw:text-box>
            <text:p text:style-name="P2"><text:span text:style-name="T4">Qtd</text:span></text:p>
          </draw:text-box>
        </draw:frame>
        <draw:polygon draw:style-name="gr10" draw:text-style-name="P10" draw:layer="layout" svg:width="1.856cm" svg:height="1.331cm" svg:x="13.066cm" svg:y="12.089cm" svg:viewBox="0 0 1857 1332" draw:points="930,1332 0,1332 0,0 1857,0 1857,1332">
          <text:p/>
        </draw:polygon>
        <draw:frame draw:style-name="gr9" draw:text-style-name="P5" draw:layer="layout" svg:width="0.528cm" svg:height="0.615cm" svg:x="10.506cm" svg:y="12.477cm">
          <draw:text-box>
            <text:p text:style-name="P2"><text:span text:style-name="T2">4</text:span></text:p>
          </draw:text-box>
        </draw:frame>
        <draw:polygon draw:style-name="gr14" draw:text-style-name="P11" draw:layer="layout" svg:width="1.192cm" svg:height="1.331cm" svg:x="14.876cm" svg:y="12.089cm" svg:viewBox="0 0 1193 1332" draw:points="598,1332 0,1332 0,0 1193,0 1193,1332">
          <text:p/>
        </draw:polygon>
        <draw:frame draw:style-name="gr15" draw:text-style-name="P9" draw:layer="layout" svg:width="1.014cm" svg:height="0.53cm" svg:x="13.504cm" svg:y="12.514cm">
          <draw:text-box>
            <text:p text:style-name="P2"><text:span text:style-name="T4">Prox</text:span></text:p>
          </draw:text-box>
        </draw:frame>
        <draw:polygon draw:style-name="gr3" draw:text-style-name="P4" draw:layer="layout" svg:width="3.513cm" svg:height="4.938cm" svg:x="1.287cm" svg:y="9.862cm" svg:viewBox="0 0 3514 4939" draw:points="1758,4939 0,4939 0,0 3514,0 3514,4939">
          <text:p/>
        </draw:polygon>
        <draw:frame draw:style-name="gr9" draw:text-style-name="P5" draw:layer="layout" svg:width="0.528cm" svg:height="0.615cm" svg:x="15.304cm" svg:y="12.477cm">
          <draw:text-box>
            <text:p text:style-name="P2"><text:span text:style-name="T2">1</text:span></text:p>
          </draw:text-box>
        </draw:frame>
        <draw:polygon draw:style-name="gr10" draw:text-style-name="P10" draw:layer="layout" svg:width="1.659cm" svg:height="1.197cm" svg:x="1.665cm" svg:y="10.02cm" svg:viewBox="0 0 1660 1198" draw:points="830,1198 0,1198 0,0 1660,0 1660,1198">
          <text:p/>
        </draw:polygon>
        <draw:frame draw:style-name="gr21" draw:text-style-name="P14" draw:layer="layout" svg:width="1.801cm" svg:height="0.412cm" svg:x="2.145cm" svg:y="14.065cm">
          <draw:text-box>
            <text:p text:style-name="P2"><text:span text:style-name="T7">cabeçalho</text:span></text:p>
          </draw:text-box>
        </draw:frame>
        <draw:polygon draw:style-name="gr14" draw:text-style-name="P11" draw:layer="layout" svg:width="1.067cm" svg:height="1.197cm" svg:x="3.282cm" svg:y="10.02cm" svg:viewBox="0 0 1068 1198" draw:points="534,1198 0,1198 0,0 1068,0 1068,1198">
          <text:p/>
        </draw:polygon>
        <draw:frame draw:style-name="gr22" draw:text-style-name="P14" draw:layer="layout" svg:width="0.891cm" svg:height="0.412cm" svg:x="2.05cm" svg:y="10.432cm">
          <draw:text-box>
            <text:p text:style-name="P2"><text:span text:style-name="T7">nSeq</text:span></text:p>
          </draw:text-box>
        </draw:frame>
        <draw:polygon draw:style-name="gr10" draw:text-style-name="P10" draw:layer="layout" svg:width="1.659cm" svg:height="1.198cm" svg:x="1.665cm" svg:y="11.328cm" svg:viewBox="0 0 1660 1199" draw:points="830,1199 0,1199 0,0 1660,0 1660,1199">
          <text:p/>
        </draw:polygon>
        <draw:frame draw:style-name="gr9" draw:text-style-name="P5" draw:layer="layout" svg:width="0.528cm" svg:height="0.615cm" svg:x="3.648cm" svg:y="10.339cm">
          <draw:text-box>
            <text:p text:style-name="P2"><text:span text:style-name="T2">5</text:span></text:p>
          </draw:text-box>
        </draw:frame>
        <draw:polygon draw:style-name="gr14" draw:text-style-name="P11" draw:layer="layout" svg:width="1.067cm" svg:height="1.198cm" svg:x="3.282cm" svg:y="11.328cm" svg:viewBox="0 0 1068 1199" draw:points="534,1199 0,1199 0,0 1068,0 1068,1199">
          <text:p/>
        </draw:polygon>
        <draw:frame draw:style-name="gr22" draw:text-style-name="P14" draw:layer="layout" svg:width="0.891cm" svg:height="0.412cm" svg:x="2.05cm" svg:y="11.741cm">
          <draw:text-box>
            <text:p text:style-name="P2"><text:span text:style-name="T7">pSeq</text:span></text:p>
          </draw:text-box>
        </draw:frame>
        <draw:polygon draw:style-name="gr10" draw:text-style-name="P10" draw:layer="layout" svg:width="1.659cm" svg:height="1.198cm" svg:x="1.665cm" svg:y="12.65cm" svg:viewBox="0 0 1660 1199" draw:points="830,1199 0,1199 0,0 1660,0 1660,1199">
          <text:p/>
        </draw:polygon>
        <draw:frame draw:style-name="gr9" draw:text-style-name="P5" draw:layer="layout" svg:width="0.528cm" svg:height="0.615cm" svg:x="3.648cm" svg:y="11.648cm">
          <draw:text-box>
            <text:p text:style-name="P2"><text:span text:style-name="T2">2</text:span></text:p>
          </draw:text-box>
        </draw:frame>
        <draw:polygon draw:style-name="gr14" draw:text-style-name="P11" draw:layer="layout" svg:width="1.067cm" svg:height="1.198cm" svg:x="3.282cm" svg:y="12.65cm" svg:viewBox="0 0 1068 1199" draw:points="534,1199 0,1199 0,0 1068,0 1068,1199">
          <text:p/>
        </draw:polygon>
        <draw:frame draw:style-name="gr23" draw:text-style-name="P14" draw:layer="layout" svg:width="0.781cm" svg:height="0.412cm" svg:x="2.117cm" svg:y="13.063cm">
          <draw:text-box>
            <text:p text:style-name="P2"><text:span text:style-name="T7">Prox</text:span></text:p>
          </draw:text-box>
        </draw:frame>
        <draw:frame draw:style-name="gr9" draw:text-style-name="P5" draw:layer="layout" svg:width="0.528cm" svg:height="0.615cm" svg:x="3.648cm" svg:y="12.971cm">
          <draw:text-box>
            <text:p text:style-name="P2"><text:span text:style-name="T2">5</text:span></text:p>
          </draw:text-box>
        </draw:frame>
      </draw:page>
      <draw:page draw:name="page10" draw:style-name="dp1" draw:master-page-name="master-page3">
        <draw:polygon draw:style-name="gr1" draw:text-style-name="P1" draw:layer="layout" svg:width="27.998cm" svg:height="15.749cm" svg:x="0cm" svg:y="0cm" svg:viewBox="0 0 27999 15750" draw:points="0,0 27999,0 27999,15750 0,15750">
          <text:p/>
        </draw:polygon>
        <draw:frame draw:style-name="gr2" draw:text-style-name="P3" draw:layer="layout" svg:width="0.493cm" svg:height="0.547cm" svg:x="1.401cm" svg:y="14.348cm">
          <draw:text-box>
            <text:p text:style-name="P2"><text:span text:style-name="T1"><text:s/></text:span></text:p>
          </draw:text-box>
        </draw:frame>
        <draw:polygon draw:style-name="gr3" draw:text-style-name="P4" draw:layer="layout" svg:width="8.021cm" svg:height="5cm" svg:x="1.198cm" svg:y="4cm" svg:viewBox="0 0 8022 5001" draw:points="4012,5001 0,5001 0,0 8022,0 8022,5001">
          <text:p/>
        </draw:polygon>
        <draw:frame draw:style-name="gr2" draw:text-style-name="P3" draw:layer="layout" svg:width="0.493cm" svg:height="0.547cm" svg:x="13.952cm" svg:y="14.348cm">
          <draw:text-box>
            <text:p text:style-name="P2"><text:span text:style-name="T1"><text:s/></text:span></text:p>
          </draw:text-box>
        </draw:frame>
        <draw:frame draw:style-name="gr4" draw:text-style-name="P5" draw:layer="layout" svg:width="2.445cm" svg:height="0.615cm" svg:x="3.99cm" svg:y="8.067cm">
          <draw:text-box>
            <text:p text:style-name="P2"><text:span text:style-name="T2">pedaço 0</text:span></text:p>
          </draw:text-box>
        </draw:frame>
        <draw:polygon draw:style-name="gr5" draw:text-style-name="P6" draw:layer="layout" svg:width="1.856cm" svg:height="1.332cm" svg:x="1.284cm" svg:y="4.16cm" svg:viewBox="0 0 1857 1333" draw:points="929,1333 0,1333 0,0 1857,0 1857,1333">
          <text:p/>
        </draw:polygon>
        <draw:frame draw:style-name="gr24" draw:text-style-name="P15" draw:layer="layout" svg:width="12.461cm" svg:height="1.182cm" svg:x="1.401cm" svg:y="1.354cm">
          <draw:text-box>
            <text:p text:style-name="P2"><text:span text:style-name="T8">3. Remover o elemento 42</text:span></text:p>
          </draw:text-box>
        </draw:frame>
        <draw:polygon draw:style-name="gr7" draw:text-style-name="P8" draw:layer="layout" svg:width="1.856cm" svg:height="0.793cm" svg:x="1.284cm" svg:y="5.515cm" svg:viewBox="0 0 1857 794" draw:points="929,794 0,794 0,0 1857,0 1857,794">
          <text:p/>
        </draw:polygon>
        <draw:frame draw:style-name="gr8" draw:text-style-name="P9" draw:layer="layout" svg:width="1.145cm" svg:height="0.53cm" svg:x="1.64cm" svg:y="4.583cm">
          <draw:text-box>
            <text:p text:style-name="P2"><text:span text:style-name="T4">dado</text:span></text:p>
          </draw:text-box>
        </draw:frame>
        <draw:polygon draw:style-name="gr5" draw:text-style-name="P6" draw:layer="layout" svg:width="1.855cm" svg:height="1.332cm" svg:x="3.276cm" svg:y="4.158cm" svg:viewBox="0 0 1856 1333" draw:points="928,1333 0,1333 0,0 1856,0 1856,1333">
          <text:p/>
        </draw:polygon>
        <draw:frame draw:style-name="gr9" draw:text-style-name="P5" draw:layer="layout" svg:width="0.528cm" svg:height="0.615cm" svg:x="2.043cm" svg:y="5.633cm">
          <draw:text-box>
            <text:p text:style-name="P2"><text:span text:style-name="T2">3</text:span></text:p>
          </draw:text-box>
        </draw:frame>
        <draw:polygon draw:style-name="gr7" draw:text-style-name="P8" draw:layer="layout" svg:width="1.855cm" svg:height="0.794cm" svg:x="3.276cm" svg:y="5.512cm" svg:viewBox="0 0 1856 795" draw:points="928,795 0,795 0,0 1856,0 1856,795">
          <text:p/>
        </draw:polygon>
        <draw:frame draw:style-name="gr8" draw:text-style-name="P9" draw:layer="layout" svg:width="1.145cm" svg:height="0.53cm" svg:x="3.634cm" svg:y="4.583cm">
          <draw:text-box>
            <text:p text:style-name="P2"><text:span text:style-name="T4">dado</text:span></text:p>
          </draw:text-box>
        </draw:frame>
        <draw:polygon draw:style-name="gr5" draw:text-style-name="P6" draw:layer="layout" svg:width="1.856cm" svg:height="1.33cm" svg:x="5.264cm" svg:y="4.16cm" svg:viewBox="0 0 1857 1331" draw:points="927,1331 0,1331 0,0 1857,0 1857,1331">
          <text:p/>
        </draw:polygon>
        <draw:frame draw:style-name="gr9" draw:text-style-name="P5" draw:layer="layout" svg:width="0.528cm" svg:height="0.615cm" svg:x="4.036cm" svg:y="5.63cm">
          <draw:text-box>
            <text:p text:style-name="P2"><text:span text:style-name="T2">5</text:span></text:p>
          </draw:text-box>
        </draw:frame>
        <draw:polygon draw:style-name="gr7" draw:text-style-name="P8" draw:layer="layout" svg:width="1.856cm" svg:height="0.792cm" svg:x="5.264cm" svg:y="5.513cm" svg:viewBox="0 0 1857 793" draw:points="927,793 0,793 0,0 1857,0 1857,793">
          <text:p/>
        </draw:polygon>
        <draw:polygon draw:style-name="gr5" draw:text-style-name="P6" draw:layer="layout" svg:width="1.856cm" svg:height="1.332cm" svg:x="7.218cm" svg:y="4.16cm" svg:viewBox="0 0 1857 1333" draw:points="929,1333 0,1333 0,0 1857,0 1857,1333">
          <text:p/>
        </draw:polygon>
        <draw:frame draw:style-name="gr8" draw:text-style-name="P9" draw:layer="layout" svg:width="1.145cm" svg:height="0.53cm" svg:x="5.62cm" svg:y="4.583cm">
          <draw:text-box>
            <text:p text:style-name="P2"><text:span text:style-name="T4">dado</text:span></text:p>
          </draw:text-box>
        </draw:frame>
        <draw:polygon draw:style-name="gr7" draw:text-style-name="P8" draw:layer="layout" svg:width="1.856cm" svg:height="0.793cm" svg:x="7.218cm" svg:y="5.515cm" svg:viewBox="0 0 1857 794" draw:points="929,794 0,794 0,0 1857,0 1857,794">
          <text:p/>
        </draw:polygon>
        <draw:polygon draw:style-name="gr10" draw:text-style-name="P10" draw:layer="layout" svg:width="1.856cm" svg:height="1.331cm" svg:x="1.284cm" svg:y="6.529cm" svg:viewBox="0 0 1857 1332" draw:points="929,1332 0,1332 0,0 1857,0 1857,1332">
          <text:p/>
        </draw:polygon>
        <draw:frame draw:style-name="gr8" draw:text-style-name="P9" draw:layer="layout" svg:width="1.145cm" svg:height="0.53cm" svg:x="7.578cm" svg:y="4.583cm">
          <draw:text-box>
            <text:p text:style-name="P2"><text:span text:style-name="T4">dado</text:span></text:p>
          </draw:text-box>
        </draw:frame>
        <draw:polygon draw:style-name="gr11" draw:text-style-name="P11" draw:layer="layout" svg:width="1.192cm" svg:height="1.331cm" svg:x="3.094cm" svg:y="6.529cm" svg:viewBox="0 0 1193 1332" draw:points="597,1332 0,1332 0,0 1193,0 1193,1332">
          <text:p/>
        </draw:polygon>
        <draw:polygon draw:style-name="gr12" draw:text-style-name="P12" draw:layer="layout" svg:width="1.192cm" svg:height="1.331cm" svg:x="3.094cm" svg:y="6.529cm" svg:viewBox="0 0 1193 1332" draw:points="597,1332 0,1332 0,0 1193,0 1193,1332">
          <text:p/>
        </draw:polygon>
        <draw:frame draw:style-name="gr13" draw:text-style-name="P9" draw:layer="layout" svg:width="0.832cm" svg:height="0.53cm" svg:x="1.799cm" svg:y="6.954cm">
          <draw:text-box>
            <text:p text:style-name="P2"><text:span text:style-name="T4">Qtd</text:span></text:p>
          </draw:text-box>
        </draw:frame>
        <draw:polygon draw:style-name="gr10" draw:text-style-name="P10" draw:layer="layout" svg:width="1.856cm" svg:height="1.331cm" svg:x="6.081cm" svg:y="6.529cm" svg:viewBox="0 0 1857 1332" draw:points="930,1332 0,1332 0,0 1857,0 1857,1332">
          <text:p/>
        </draw:polygon>
        <draw:frame draw:style-name="gr9" draw:text-style-name="P5" draw:layer="layout" svg:width="0.528cm" svg:height="0.615cm" svg:x="3.521cm" svg:y="6.917cm">
          <draw:text-box>
            <text:p text:style-name="P2"><text:span text:style-name="T2">2</text:span></text:p>
          </draw:text-box>
        </draw:frame>
        <draw:polygon draw:style-name="gr14" draw:text-style-name="P11" draw:layer="layout" svg:width="1.192cm" svg:height="1.331cm" svg:x="7.891cm" svg:y="6.529cm" svg:viewBox="0 0 1193 1332" draw:points="597,1332 0,1332 0,0 1193,0 1193,1332">
          <text:p/>
        </draw:polygon>
        <draw:frame draw:style-name="gr15" draw:text-style-name="P9" draw:layer="layout" svg:width="1.014cm" svg:height="0.53cm" svg:x="6.519cm" svg:y="6.954cm">
          <draw:text-box>
            <text:p text:style-name="P2"><text:span text:style-name="T4">Prox</text:span></text:p>
          </draw:text-box>
        </draw:frame>
        <draw:polygon draw:style-name="gr3" draw:text-style-name="P4" draw:layer="layout" svg:width="8.021cm" svg:height="5cm" svg:x="9.998cm" svg:y="4cm" svg:viewBox="0 0 8022 5001" draw:points="4013,5001 0,5001 0,0 8022,0 8022,5001">
          <text:p/>
        </draw:polygon>
        <draw:frame draw:style-name="gr9" draw:text-style-name="P5" draw:layer="layout" svg:width="0.528cm" svg:height="0.615cm" svg:x="8.319cm" svg:y="6.917cm">
          <draw:text-box>
            <text:p text:style-name="P2"><text:span text:style-name="T2">3</text:span></text:p>
          </draw:text-box>
        </draw:frame>
        <draw:polygon draw:style-name="gr5" draw:text-style-name="P6" draw:layer="layout" svg:width="1.856cm" svg:height="1.332cm" svg:x="10.084cm" svg:y="4.16cm" svg:viewBox="0 0 1857 1333" draw:points="930,1333 0,1333 0,0 1857,0 1857,1333">
          <text:p/>
        </draw:polygon>
        <draw:frame draw:style-name="gr4" draw:text-style-name="P5" draw:layer="layout" svg:width="2.445cm" svg:height="0.615cm" svg:x="12.788cm" svg:y="8.067cm">
          <draw:text-box>
            <text:p text:style-name="P2"><text:span text:style-name="T2">pedaço 1</text:span></text:p>
          </draw:text-box>
        </draw:frame>
        <draw:polygon draw:style-name="gr7" draw:text-style-name="P8" draw:layer="layout" svg:width="1.856cm" svg:height="0.793cm" svg:x="10.084cm" svg:y="5.515cm" svg:viewBox="0 0 1857 794" draw:points="930,794 0,794 0,0 1857,0 1857,794">
          <text:p/>
        </draw:polygon>
        <draw:frame draw:style-name="gr8" draw:text-style-name="P9" draw:layer="layout" svg:width="1.145cm" svg:height="0.53cm" svg:x="10.442cm" svg:y="4.583cm">
          <draw:text-box>
            <text:p text:style-name="P2"><text:span text:style-name="T4">dado</text:span></text:p>
          </draw:text-box>
        </draw:frame>
        <draw:polygon draw:style-name="gr5" draw:text-style-name="P6" draw:layer="layout" svg:width="1.856cm" svg:height="1.332cm" svg:x="12.076cm" svg:y="4.158cm" svg:viewBox="0 0 1857 1333" draw:points="927,1333 0,1333 0,0 1857,0 1857,1333">
          <text:p/>
        </draw:polygon>
        <draw:frame draw:style-name="gr16" draw:text-style-name="P5" draw:layer="layout" svg:width="0.679cm" svg:height="0.615cm" svg:x="10.675cm" svg:y="5.633cm">
          <draw:text-box>
            <text:p text:style-name="P2"><text:span text:style-name="T2">51</text:span></text:p>
          </draw:text-box>
        </draw:frame>
        <draw:polygon draw:style-name="gr7" draw:text-style-name="P8" draw:layer="layout" svg:width="1.856cm" svg:height="0.794cm" svg:x="12.076cm" svg:y="5.512cm" svg:viewBox="0 0 1857 795" draw:points="927,795 0,795 0,0 1857,0 1857,795">
          <text:p/>
        </draw:polygon>
        <draw:polygon draw:style-name="gr5" draw:text-style-name="P6" draw:layer="layout" svg:width="1.856cm" svg:height="1.33cm" svg:x="14.064cm" svg:y="4.16cm" svg:viewBox="0 0 1857 1331" draw:points="927,1331 0,1331 0,0 1857,0 1857,1331">
          <text:p/>
        </draw:polygon>
        <draw:frame draw:style-name="gr8" draw:text-style-name="P9" draw:layer="layout" svg:width="1.145cm" svg:height="0.53cm" svg:x="12.432cm" svg:y="4.583cm">
          <draw:text-box>
            <text:p text:style-name="P2"><text:span text:style-name="T4">dado</text:span></text:p>
          </draw:text-box>
        </draw:frame>
        <draw:polygon draw:style-name="gr7" draw:text-style-name="P8" draw:layer="layout" svg:width="1.856cm" svg:height="0.792cm" svg:x="14.064cm" svg:y="5.513cm" svg:viewBox="0 0 1857 793" draw:points="927,793 0,793 0,0 1857,0 1857,793">
          <text:p/>
        </draw:polygon>
        <draw:polygon draw:style-name="gr5" draw:text-style-name="P6" draw:layer="layout" svg:width="1.856cm" svg:height="1.332cm" svg:x="16.019cm" svg:y="4.16cm" svg:viewBox="0 0 1857 1333" draw:points="927,1333 0,1333 0,0 1857,0 1857,1333">
          <text:p/>
        </draw:polygon>
        <draw:frame draw:style-name="gr8" draw:text-style-name="P9" draw:layer="layout" svg:width="1.145cm" svg:height="0.53cm" svg:x="14.422cm" svg:y="4.583cm">
          <draw:text-box>
            <text:p text:style-name="P2"><text:span text:style-name="T4">dado</text:span></text:p>
          </draw:text-box>
        </draw:frame>
        <draw:polygon draw:style-name="gr7" draw:text-style-name="P8" draw:layer="layout" svg:width="1.856cm" svg:height="0.793cm" svg:x="16.019cm" svg:y="5.515cm" svg:viewBox="0 0 1857 794" draw:points="927,794 0,794 0,0 1857,0 1857,794">
          <text:p/>
        </draw:polygon>
        <draw:polygon draw:style-name="gr10" draw:text-style-name="P10" draw:layer="layout" svg:width="1.856cm" svg:height="1.331cm" svg:x="10.084cm" svg:y="6.529cm" svg:viewBox="0 0 1857 1332" draw:points="930,1332 0,1332 0,0 1857,0 1857,1332">
          <text:p/>
        </draw:polygon>
        <draw:frame draw:style-name="gr8" draw:text-style-name="P9" draw:layer="layout" svg:width="1.145cm" svg:height="0.53cm" svg:x="16.376cm" svg:y="4.583cm">
          <draw:text-box>
            <text:p text:style-name="P2"><text:span text:style-name="T4">dado</text:span></text:p>
          </draw:text-box>
        </draw:frame>
        <draw:polygon draw:style-name="gr28" draw:text-style-name="P18" draw:layer="layout" svg:width="1.192cm" svg:height="1.331cm" svg:x="11.894cm" svg:y="6.529cm" svg:viewBox="0 0 1193 1332" draw:points="597,1332 0,1332 0,0 1193,0 1193,1332">
          <text:p/>
        </draw:polygon>
        <draw:frame draw:style-name="gr13" draw:text-style-name="P9" draw:layer="layout" svg:width="0.832cm" svg:height="0.53cm" svg:x="10.597cm" svg:y="6.954cm">
          <draw:text-box>
            <text:p text:style-name="P2"><text:span text:style-name="T4">Qtd</text:span></text:p>
          </draw:text-box>
        </draw:frame>
        <draw:polygon draw:style-name="gr10" draw:text-style-name="P10" draw:layer="layout" svg:width="1.856cm" svg:height="1.331cm" svg:x="14.882cm" svg:y="6.529cm" svg:viewBox="0 0 1857 1332" draw:points="928,1332 0,1332 0,0 1857,0 1857,1332">
          <text:p/>
        </draw:polygon>
        <draw:frame draw:style-name="gr9" draw:text-style-name="P5" draw:layer="layout" svg:width="0.528cm" svg:height="0.615cm" svg:x="12.323cm" svg:y="6.917cm">
          <draw:text-box>
            <text:p text:style-name="P2"><text:span text:style-name="T2">2</text:span></text:p>
          </draw:text-box>
        </draw:frame>
        <draw:polygon draw:style-name="gr14" draw:text-style-name="P11" draw:layer="layout" svg:width="1.192cm" svg:height="1.331cm" svg:x="16.691cm" svg:y="6.529cm" svg:viewBox="0 0 1193 1332" draw:points="598,1332 0,1332 0,0 1193,0 1193,1332">
          <text:p/>
        </draw:polygon>
        <draw:frame draw:style-name="gr15" draw:text-style-name="P9" draw:layer="layout" svg:width="1.014cm" svg:height="0.53cm" svg:x="15.321cm" svg:y="6.954cm">
          <draw:text-box>
            <text:p text:style-name="P2"><text:span text:style-name="T4">Prox</text:span></text:p>
          </draw:text-box>
        </draw:frame>
        <draw:polygon draw:style-name="gr3" draw:text-style-name="P4" draw:layer="layout" svg:width="8.021cm" svg:height="5cm" svg:x="19.199cm" svg:y="4cm" svg:viewBox="0 0 8022 5001" draw:points="4011,5001 0,5001 0,0 8022,0 8022,5001">
          <text:p/>
        </draw:polygon>
        <draw:frame draw:style-name="gr9" draw:text-style-name="P5" draw:layer="layout" svg:width="0.528cm" svg:height="0.615cm" svg:x="17.12cm" svg:y="6.917cm">
          <draw:text-box>
            <text:p text:style-name="P2"><text:span text:style-name="T2">4</text:span></text:p>
          </draw:text-box>
        </draw:frame>
        <draw:polygon draw:style-name="gr31" draw:text-style-name="P6" draw:layer="layout" svg:width="1.856cm" svg:height="1.332cm" svg:x="19.284cm" svg:y="4.16cm" svg:viewBox="0 0 1857 1333" draw:points="930,1333 0,1333 0,0 1857,0 1857,1333">
          <text:p/>
        </draw:polygon>
        <draw:polygon draw:style-name="gr12" draw:text-style-name="P12" draw:layer="layout" svg:width="1.856cm" svg:height="1.332cm" svg:x="19.284cm" svg:y="4.16cm" svg:viewBox="0 0 1857 1333" draw:points="930,1333 0,1333 0,0 1857,0 1857,1333">
          <text:p/>
        </draw:polygon>
        <draw:frame draw:style-name="gr4" draw:text-style-name="P5" draw:layer="layout" svg:width="2.445cm" svg:height="0.615cm" svg:x="21.989cm" svg:y="8.067cm">
          <draw:text-box>
            <text:p text:style-name="P2"><text:span text:style-name="T2">pedaço 2</text:span></text:p>
          </draw:text-box>
        </draw:frame>
        <draw:polygon draw:style-name="gr7" draw:text-style-name="P8" draw:layer="layout" svg:width="1.856cm" svg:height="0.793cm" svg:x="19.284cm" svg:y="5.515cm" svg:viewBox="0 0 1857 794" draw:points="930,794 0,794 0,0 1857,0 1857,794">
          <text:p/>
        </draw:polygon>
        <draw:frame draw:style-name="gr8" draw:text-style-name="P9" draw:layer="layout" svg:width="1.145cm" svg:height="0.53cm" svg:x="19.643cm" svg:y="4.583cm">
          <draw:text-box>
            <text:p text:style-name="P2"><text:span text:style-name="T4">dado</text:span></text:p>
          </draw:text-box>
        </draw:frame>
        <draw:polygon draw:style-name="gr5" draw:text-style-name="P6" draw:layer="layout" svg:width="1.856cm" svg:height="1.332cm" svg:x="21.275cm" svg:y="4.158cm" svg:viewBox="0 0 1857 1333" draw:points="930,1333 0,1333 0,0 1857,0 1857,1333">
          <text:p/>
        </draw:polygon>
        <draw:frame draw:style-name="gr9" draw:text-style-name="P5" draw:layer="layout" svg:width="0.528cm" svg:height="0.615cm" svg:x="20.045cm" svg:y="5.633cm">
          <draw:text-box>
            <text:p text:style-name="P2"><text:span text:style-name="T2">2</text:span></text:p>
          </draw:text-box>
        </draw:frame>
        <draw:polygon draw:style-name="gr7" draw:text-style-name="P8" draw:layer="layout" svg:width="1.856cm" svg:height="0.794cm" svg:x="21.275cm" svg:y="5.512cm" svg:viewBox="0 0 1857 795" draw:points="930,795 0,795 0,0 1857,0 1857,795">
          <text:p/>
        </draw:polygon>
        <draw:frame draw:style-name="gr8" draw:text-style-name="P9" draw:layer="layout" svg:width="1.145cm" svg:height="0.53cm" svg:x="21.632cm" svg:y="4.583cm">
          <draw:text-box>
            <text:p text:style-name="P2"><text:span text:style-name="T4">dado</text:span></text:p>
          </draw:text-box>
        </draw:frame>
        <draw:polygon draw:style-name="gr5" draw:text-style-name="P6" draw:layer="layout" svg:width="1.856cm" svg:height="1.33cm" svg:x="23.264cm" svg:y="4.16cm" svg:viewBox="0 0 1857 1331" draw:points="927,1331 0,1331 0,0 1857,0 1857,1331">
          <text:p/>
        </draw:polygon>
        <draw:frame draw:style-name="gr9" draw:text-style-name="P5" draw:layer="layout" svg:width="0.528cm" svg:height="0.615cm" svg:x="22.035cm" svg:y="5.63cm">
          <draw:text-box>
            <text:p text:style-name="P2"><text:span text:style-name="T2">8</text:span></text:p>
          </draw:text-box>
        </draw:frame>
        <draw:polygon draw:style-name="gr7" draw:text-style-name="P8" draw:layer="layout" svg:width="1.856cm" svg:height="0.792cm" svg:x="23.264cm" svg:y="5.513cm" svg:viewBox="0 0 1857 793" draw:points="927,793 0,793 0,0 1857,0 1857,793">
          <text:p/>
        </draw:polygon>
        <draw:frame draw:style-name="gr8" draw:text-style-name="P9" draw:layer="layout" svg:width="1.145cm" svg:height="0.53cm" svg:x="23.622cm" svg:y="4.583cm">
          <draw:text-box>
            <text:p text:style-name="P2"><text:span text:style-name="T4">dado</text:span></text:p>
          </draw:text-box>
        </draw:frame>
        <draw:polygon draw:style-name="gr5" draw:text-style-name="P6" draw:layer="layout" svg:width="1.856cm" svg:height="1.332cm" svg:x="25.218cm" svg:y="4.16cm" svg:viewBox="0 0 1857 1333" draw:points="929,1333 0,1333 0,0 1857,0 1857,1333">
          <text:p/>
        </draw:polygon>
        <draw:frame draw:style-name="gr18" draw:text-style-name="P5" draw:layer="layout" svg:width="0.528cm" svg:height="0.589cm" svg:x="24.045cm" svg:y="5.642cm">
          <draw:text-box>
            <text:p text:style-name="P2"><text:span text:style-name="T5">9</text:span></text:p>
          </draw:text-box>
        </draw:frame>
        <draw:polygon draw:style-name="gr7" draw:text-style-name="P8" draw:layer="layout" svg:width="1.856cm" svg:height="0.793cm" svg:x="25.218cm" svg:y="5.515cm" svg:viewBox="0 0 1857 794" draw:points="929,794 0,794 0,0 1857,0 1857,794">
          <text:p/>
        </draw:polygon>
        <draw:frame draw:style-name="gr8" draw:text-style-name="P9" draw:layer="layout" svg:width="1.145cm" svg:height="0.53cm" svg:x="25.576cm" svg:y="4.583cm">
          <draw:text-box>
            <text:p text:style-name="P2"><text:span text:style-name="T4">dado</text:span></text:p>
          </draw:text-box>
        </draw:frame>
        <draw:polygon draw:style-name="gr10" draw:text-style-name="P10" draw:layer="layout" svg:width="1.856cm" svg:height="1.331cm" svg:x="19.284cm" svg:y="6.529cm" svg:viewBox="0 0 1857 1332" draw:points="930,1332 0,1332 0,0 1857,0 1857,1332">
          <text:p/>
        </draw:polygon>
        <draw:frame draw:style-name="gr17" draw:text-style-name="P5" draw:layer="layout" svg:width="0.595cm" svg:height="0.589cm" svg:x="25.873cm" svg:y="5.645cm">
          <draw:text-box>
            <text:p text:style-name="P2"><text:span text:style-name="T5">11</text:span></text:p>
          </draw:text-box>
        </draw:frame>
        <draw:polygon draw:style-name="gr14" draw:text-style-name="P11" draw:layer="layout" svg:width="1.191cm" svg:height="1.331cm" svg:x="21.095cm" svg:y="6.529cm" svg:viewBox="0 0 1192 1332" draw:points="596,1332 0,1332 0,0 1192,0 1192,1332">
          <text:p/>
        </draw:polygon>
        <draw:frame draw:style-name="gr13" draw:text-style-name="P9" draw:layer="layout" svg:width="0.832cm" svg:height="0.53cm" svg:x="19.798cm" svg:y="6.954cm">
          <draw:text-box>
            <text:p text:style-name="P2"><text:span text:style-name="T4">Qtd</text:span></text:p>
          </draw:text-box>
        </draw:frame>
        <draw:polygon draw:style-name="gr10" draw:text-style-name="P10" draw:layer="layout" svg:width="1.856cm" svg:height="1.331cm" svg:x="24.081cm" svg:y="6.529cm" svg:viewBox="0 0 1857 1332" draw:points="929,1332 0,1332 0,0 1857,0 1857,1332">
          <text:p/>
        </draw:polygon>
        <draw:frame draw:style-name="gr9" draw:text-style-name="P5" draw:layer="layout" svg:width="0.528cm" svg:height="0.615cm" svg:x="21.523cm" svg:y="6.917cm">
          <draw:text-box>
            <text:p text:style-name="P2"><text:span text:style-name="T2">4</text:span></text:p>
          </draw:text-box>
        </draw:frame>
        <draw:polygon draw:style-name="gr14" draw:text-style-name="P11" draw:layer="layout" svg:width="1.192cm" svg:height="1.331cm" svg:x="25.891cm" svg:y="6.529cm" svg:viewBox="0 0 1193 1332" draw:points="597,1332 0,1332 0,0 1193,0 1193,1332">
          <text:p/>
        </draw:polygon>
        <draw:frame draw:style-name="gr15" draw:text-style-name="P9" draw:layer="layout" svg:width="1.014cm" svg:height="0.53cm" svg:x="24.522cm" svg:y="6.954cm">
          <draw:text-box>
            <text:p text:style-name="P2"><text:span text:style-name="T4">Prox</text:span></text:p>
          </draw:text-box>
        </draw:frame>
        <draw:polygon draw:style-name="gr3" draw:text-style-name="P4" draw:layer="layout" svg:width="8.021cm" svg:height="5cm" svg:x="1.198cm" svg:y="4cm" svg:viewBox="0 0 8022 5001" draw:points="4012,5001 0,5001 0,0 8022,0 8022,5001">
          <text:p/>
        </draw:polygon>
        <draw:frame draw:style-name="gr9" draw:text-style-name="P5" draw:layer="layout" svg:width="0.528cm" svg:height="0.615cm" svg:x="26.321cm" svg:y="6.917cm">
          <draw:text-box>
            <text:p text:style-name="P2"><text:span text:style-name="T2">0</text:span></text:p>
          </draw:text-box>
        </draw:frame>
        <draw:polygon draw:style-name="gr5" draw:text-style-name="P6" draw:layer="layout" svg:width="1.856cm" svg:height="1.332cm" svg:x="1.284cm" svg:y="4.16cm" svg:viewBox="0 0 1857 1333" draw:points="929,1333 0,1333 0,0 1857,0 1857,1333">
          <text:p/>
        </draw:polygon>
        <draw:frame draw:style-name="gr4" draw:text-style-name="P5" draw:layer="layout" svg:width="2.445cm" svg:height="0.615cm" svg:x="3.99cm" svg:y="8.067cm">
          <draw:text-box>
            <text:p text:style-name="P2"><text:span text:style-name="T2">pedaço 0</text:span></text:p>
          </draw:text-box>
        </draw:frame>
        <draw:polygon draw:style-name="gr7" draw:text-style-name="P8" draw:layer="layout" svg:width="1.856cm" svg:height="0.793cm" svg:x="1.284cm" svg:y="5.515cm" svg:viewBox="0 0 1857 794" draw:points="929,794 0,794 0,0 1857,0 1857,794">
          <text:p/>
        </draw:polygon>
        <draw:frame draw:style-name="gr8" draw:text-style-name="P9" draw:layer="layout" svg:width="1.145cm" svg:height="0.53cm" svg:x="1.64cm" svg:y="4.583cm">
          <draw:text-box>
            <text:p text:style-name="P2"><text:span text:style-name="T4">dado</text:span></text:p>
          </draw:text-box>
        </draw:frame>
        <draw:polygon draw:style-name="gr5" draw:text-style-name="P6" draw:layer="layout" svg:width="1.855cm" svg:height="1.332cm" svg:x="3.276cm" svg:y="4.158cm" svg:viewBox="0 0 1856 1333" draw:points="928,1333 0,1333 0,0 1856,0 1856,1333">
          <text:p/>
        </draw:polygon>
        <draw:frame draw:style-name="gr9" draw:text-style-name="P5" draw:layer="layout" svg:width="0.528cm" svg:height="0.615cm" svg:x="2.043cm" svg:y="5.633cm">
          <draw:text-box>
            <text:p text:style-name="P2"><text:span text:style-name="T2">3</text:span></text:p>
          </draw:text-box>
        </draw:frame>
        <draw:polygon draw:style-name="gr7" draw:text-style-name="P8" draw:layer="layout" svg:width="1.855cm" svg:height="0.794cm" svg:x="3.276cm" svg:y="5.512cm" svg:viewBox="0 0 1856 795" draw:points="928,795 0,795 0,0 1856,0 1856,795">
          <text:p/>
        </draw:polygon>
        <draw:frame draw:style-name="gr8" draw:text-style-name="P9" draw:layer="layout" svg:width="1.145cm" svg:height="0.53cm" svg:x="3.634cm" svg:y="4.583cm">
          <draw:text-box>
            <text:p text:style-name="P2"><text:span text:style-name="T4">dado</text:span></text:p>
          </draw:text-box>
        </draw:frame>
        <draw:polygon draw:style-name="gr5" draw:text-style-name="P6" draw:layer="layout" svg:width="1.856cm" svg:height="1.33cm" svg:x="5.264cm" svg:y="4.16cm" svg:viewBox="0 0 1857 1331" draw:points="927,1331 0,1331 0,0 1857,0 1857,1331">
          <text:p/>
        </draw:polygon>
        <draw:frame draw:style-name="gr9" draw:text-style-name="P5" draw:layer="layout" svg:width="0.528cm" svg:height="0.615cm" svg:x="4.036cm" svg:y="5.63cm">
          <draw:text-box>
            <text:p text:style-name="P2"><text:span text:style-name="T2">5</text:span></text:p>
          </draw:text-box>
        </draw:frame>
        <draw:polygon draw:style-name="gr7" draw:text-style-name="P8" draw:layer="layout" svg:width="1.856cm" svg:height="0.792cm" svg:x="5.264cm" svg:y="5.513cm" svg:viewBox="0 0 1857 793" draw:points="927,793 0,793 0,0 1857,0 1857,793">
          <text:p/>
        </draw:polygon>
        <draw:polygon draw:style-name="gr5" draw:text-style-name="P6" draw:layer="layout" svg:width="1.856cm" svg:height="1.332cm" svg:x="7.218cm" svg:y="4.16cm" svg:viewBox="0 0 1857 1333" draw:points="929,1333 0,1333 0,0 1857,0 1857,1333">
          <text:p/>
        </draw:polygon>
        <draw:frame draw:style-name="gr8" draw:text-style-name="P9" draw:layer="layout" svg:width="1.145cm" svg:height="0.53cm" svg:x="5.62cm" svg:y="4.583cm">
          <draw:text-box>
            <text:p text:style-name="P2"><text:span text:style-name="T4">dado</text:span></text:p>
          </draw:text-box>
        </draw:frame>
        <draw:polygon draw:style-name="gr7" draw:text-style-name="P8" draw:layer="layout" svg:width="1.856cm" svg:height="0.793cm" svg:x="7.218cm" svg:y="5.515cm" svg:viewBox="0 0 1857 794" draw:points="929,794 0,794 0,0 1857,0 1857,794">
          <text:p/>
        </draw:polygon>
        <draw:polygon draw:style-name="gr10" draw:text-style-name="P10" draw:layer="layout" svg:width="1.856cm" svg:height="1.331cm" svg:x="1.284cm" svg:y="6.529cm" svg:viewBox="0 0 1857 1332" draw:points="929,1332 0,1332 0,0 1857,0 1857,1332">
          <text:p/>
        </draw:polygon>
        <draw:frame draw:style-name="gr8" draw:text-style-name="P9" draw:layer="layout" svg:width="1.145cm" svg:height="0.53cm" svg:x="7.578cm" svg:y="4.583cm">
          <draw:text-box>
            <text:p text:style-name="P2"><text:span text:style-name="T4">dado</text:span></text:p>
          </draw:text-box>
        </draw:frame>
        <draw:polygon draw:style-name="gr11" draw:text-style-name="P11" draw:layer="layout" svg:width="1.192cm" svg:height="1.331cm" svg:x="3.094cm" svg:y="6.529cm" svg:viewBox="0 0 1193 1332" draw:points="597,1332 0,1332 0,0 1193,0 1193,1332">
          <text:p/>
        </draw:polygon>
        <draw:polygon draw:style-name="gr12" draw:text-style-name="P12" draw:layer="layout" svg:width="1.192cm" svg:height="1.331cm" svg:x="3.094cm" svg:y="6.529cm" svg:viewBox="0 0 1193 1332" draw:points="597,1332 0,1332 0,0 1193,0 1193,1332">
          <text:p/>
        </draw:polygon>
        <draw:frame draw:style-name="gr13" draw:text-style-name="P9" draw:layer="layout" svg:width="0.832cm" svg:height="0.53cm" svg:x="1.799cm" svg:y="6.954cm">
          <draw:text-box>
            <text:p text:style-name="P2"><text:span text:style-name="T4">Qtd</text:span></text:p>
          </draw:text-box>
        </draw:frame>
        <draw:polygon draw:style-name="gr10" draw:text-style-name="P10" draw:layer="layout" svg:width="1.856cm" svg:height="1.331cm" svg:x="6.081cm" svg:y="6.529cm" svg:viewBox="0 0 1857 1332" draw:points="930,1332 0,1332 0,0 1857,0 1857,1332">
          <text:p/>
        </draw:polygon>
        <draw:frame draw:style-name="gr9" draw:text-style-name="P5" draw:layer="layout" svg:width="0.528cm" svg:height="0.615cm" svg:x="3.521cm" svg:y="6.917cm">
          <draw:text-box>
            <text:p text:style-name="P2"><text:span text:style-name="T2">2</text:span></text:p>
          </draw:text-box>
        </draw:frame>
        <draw:polygon draw:style-name="gr14" draw:text-style-name="P11" draw:layer="layout" svg:width="1.192cm" svg:height="1.331cm" svg:x="7.891cm" svg:y="6.529cm" svg:viewBox="0 0 1193 1332" draw:points="597,1332 0,1332 0,0 1193,0 1193,1332">
          <text:p/>
        </draw:polygon>
        <draw:frame draw:style-name="gr15" draw:text-style-name="P9" draw:layer="layout" svg:width="1.014cm" svg:height="0.53cm" svg:x="6.519cm" svg:y="6.954cm">
          <draw:text-box>
            <text:p text:style-name="P2"><text:span text:style-name="T4">Prox</text:span></text:p>
          </draw:text-box>
        </draw:frame>
        <draw:polygon draw:style-name="gr3" draw:text-style-name="P4" draw:layer="layout" svg:width="8.021cm" svg:height="5cm" svg:x="1.198cm" svg:y="4cm" svg:viewBox="0 0 8022 5001" draw:points="4012,5001 0,5001 0,0 8022,0 8022,5001">
          <text:p/>
        </draw:polygon>
        <draw:frame draw:style-name="gr9" draw:text-style-name="P5" draw:layer="layout" svg:width="0.528cm" svg:height="0.615cm" svg:x="8.319cm" svg:y="6.917cm">
          <draw:text-box>
            <text:p text:style-name="P2"><text:span text:style-name="T2">3</text:span></text:p>
          </draw:text-box>
        </draw:frame>
        <draw:polygon draw:style-name="gr5" draw:text-style-name="P6" draw:layer="layout" svg:width="1.856cm" svg:height="1.332cm" svg:x="1.284cm" svg:y="4.16cm" svg:viewBox="0 0 1857 1333" draw:points="929,1333 0,1333 0,0 1857,0 1857,1333">
          <text:p/>
        </draw:polygon>
        <draw:frame draw:style-name="gr4" draw:text-style-name="P5" draw:layer="layout" svg:width="2.445cm" svg:height="0.615cm" svg:x="3.99cm" svg:y="8.067cm">
          <draw:text-box>
            <text:p text:style-name="P2"><text:span text:style-name="T2">pedaço 0</text:span></text:p>
          </draw:text-box>
        </draw:frame>
        <draw:polygon draw:style-name="gr7" draw:text-style-name="P8" draw:layer="layout" svg:width="1.856cm" svg:height="0.793cm" svg:x="1.284cm" svg:y="5.515cm" svg:viewBox="0 0 1857 794" draw:points="929,794 0,794 0,0 1857,0 1857,794">
          <text:p/>
        </draw:polygon>
        <draw:frame draw:style-name="gr8" draw:text-style-name="P9" draw:layer="layout" svg:width="1.145cm" svg:height="0.53cm" svg:x="1.64cm" svg:y="4.583cm">
          <draw:text-box>
            <text:p text:style-name="P2"><text:span text:style-name="T4">dado</text:span></text:p>
          </draw:text-box>
        </draw:frame>
        <draw:polygon draw:style-name="gr5" draw:text-style-name="P6" draw:layer="layout" svg:width="1.855cm" svg:height="1.332cm" svg:x="3.276cm" svg:y="4.158cm" svg:viewBox="0 0 1856 1333" draw:points="928,1333 0,1333 0,0 1856,0 1856,1333">
          <text:p/>
        </draw:polygon>
        <draw:frame draw:style-name="gr16" draw:text-style-name="P5" draw:layer="layout" svg:width="0.679cm" svg:height="0.615cm" svg:x="1.873cm" svg:y="5.633cm">
          <draw:text-box>
            <text:p text:style-name="P2"><text:span text:style-name="T2">14</text:span></text:p>
          </draw:text-box>
        </draw:frame>
        <draw:polygon draw:style-name="gr7" draw:text-style-name="P8" draw:layer="layout" svg:width="1.855cm" svg:height="0.794cm" svg:x="3.276cm" svg:y="5.512cm" svg:viewBox="0 0 1856 795" draw:points="928,795 0,795 0,0 1856,0 1856,795">
          <text:p/>
        </draw:polygon>
        <draw:frame draw:style-name="gr8" draw:text-style-name="P9" draw:layer="layout" svg:width="1.145cm" svg:height="0.53cm" svg:x="3.634cm" svg:y="4.583cm">
          <draw:text-box>
            <text:p text:style-name="P2"><text:span text:style-name="T4">dado</text:span></text:p>
          </draw:text-box>
        </draw:frame>
        <draw:polygon draw:style-name="gr5" draw:text-style-name="P6" draw:layer="layout" svg:width="1.856cm" svg:height="1.33cm" svg:x="5.264cm" svg:y="4.16cm" svg:viewBox="0 0 1857 1331" draw:points="927,1331 0,1331 0,0 1857,0 1857,1331">
          <text:p/>
        </draw:polygon>
        <draw:frame draw:style-name="gr16" draw:text-style-name="P5" draw:layer="layout" svg:width="0.679cm" svg:height="0.615cm" svg:x="3.866cm" svg:y="5.63cm">
          <draw:text-box>
            <text:p text:style-name="P2"><text:span text:style-name="T2">18</text:span></text:p>
          </draw:text-box>
        </draw:frame>
        <draw:polygon draw:style-name="gr7" draw:text-style-name="P8" draw:layer="layout" svg:width="1.856cm" svg:height="0.792cm" svg:x="5.264cm" svg:y="5.513cm" svg:viewBox="0 0 1857 793" draw:points="927,793 0,793 0,0 1857,0 1857,793">
          <text:p/>
        </draw:polygon>
        <draw:frame draw:style-name="gr8" draw:text-style-name="P9" draw:layer="layout" svg:width="1.145cm" svg:height="0.53cm" svg:x="5.62cm" svg:y="4.583cm">
          <draw:text-box>
            <text:p text:style-name="P2"><text:span text:style-name="T4">dado</text:span></text:p>
          </draw:text-box>
        </draw:frame>
        <draw:polygon draw:style-name="gr5" draw:text-style-name="P6" draw:layer="layout" svg:width="1.856cm" svg:height="1.332cm" svg:x="7.218cm" svg:y="4.16cm" svg:viewBox="0 0 1857 1333" draw:points="929,1333 0,1333 0,0 1857,0 1857,1333">
          <text:p/>
        </draw:polygon>
        <draw:frame draw:style-name="gr19" draw:text-style-name="P13" draw:layer="layout" svg:width="0.705cm" svg:height="0.712cm" svg:x="5.842cm" svg:y="5.588cm">
          <draw:text-box>
            <text:p text:style-name="P2"><text:span text:style-name="T6">23</text:span></text:p>
          </draw:text-box>
        </draw:frame>
        <draw:polygon draw:style-name="gr7" draw:text-style-name="P8" draw:layer="layout" svg:width="1.856cm" svg:height="0.793cm" svg:x="7.218cm" svg:y="5.515cm" svg:viewBox="0 0 1857 794" draw:points="929,794 0,794 0,0 1857,0 1857,794">
          <text:p/>
        </draw:polygon>
        <draw:frame draw:style-name="gr8" draw:text-style-name="P9" draw:layer="layout" svg:width="1.145cm" svg:height="0.53cm" svg:x="7.578cm" svg:y="4.583cm">
          <draw:text-box>
            <text:p text:style-name="P2"><text:span text:style-name="T4">dado</text:span></text:p>
          </draw:text-box>
        </draw:frame>
        <draw:polygon draw:style-name="gr10" draw:text-style-name="P10" draw:layer="layout" svg:width="1.856cm" svg:height="1.331cm" svg:x="1.284cm" svg:y="6.529cm" svg:viewBox="0 0 1857 1332" draw:points="929,1332 0,1332 0,0 1857,0 1857,1332">
          <text:p/>
        </draw:polygon>
        <draw:frame draw:style-name="gr17" draw:text-style-name="P5" draw:layer="layout" svg:width="0.595cm" svg:height="0.589cm" svg:x="7.849cm" svg:y="5.645cm">
          <draw:text-box>
            <text:p text:style-name="P2"><text:span text:style-name="T5">31</text:span></text:p>
          </draw:text-box>
        </draw:frame>
        <draw:polygon draw:style-name="gr14" draw:text-style-name="P11" draw:layer="layout" svg:width="1.192cm" svg:height="1.331cm" svg:x="3.094cm" svg:y="6.529cm" svg:viewBox="0 0 1193 1332" draw:points="597,1332 0,1332 0,0 1193,0 1193,1332">
          <text:p/>
        </draw:polygon>
        <draw:frame draw:style-name="gr13" draw:text-style-name="P9" draw:layer="layout" svg:width="0.832cm" svg:height="0.53cm" svg:x="1.799cm" svg:y="6.954cm">
          <draw:text-box>
            <text:p text:style-name="P2"><text:span text:style-name="T4">Qtd</text:span></text:p>
          </draw:text-box>
        </draw:frame>
        <draw:polygon draw:style-name="gr10" draw:text-style-name="P10" draw:layer="layout" svg:width="1.856cm" svg:height="1.331cm" svg:x="6.081cm" svg:y="6.529cm" svg:viewBox="0 0 1857 1332" draw:points="930,1332 0,1332 0,0 1857,0 1857,1332">
          <text:p/>
        </draw:polygon>
        <draw:frame draw:style-name="gr9" draw:text-style-name="P5" draw:layer="layout" svg:width="0.528cm" svg:height="0.615cm" svg:x="3.521cm" svg:y="6.917cm">
          <draw:text-box>
            <text:p text:style-name="P2"><text:span text:style-name="T2">4</text:span></text:p>
          </draw:text-box>
        </draw:frame>
        <draw:polygon draw:style-name="gr14" draw:text-style-name="P11" draw:layer="layout" svg:width="1.192cm" svg:height="1.331cm" svg:x="7.891cm" svg:y="6.529cm" svg:viewBox="0 0 1193 1332" draw:points="597,1332 0,1332 0,0 1193,0 1193,1332">
          <text:p/>
        </draw:polygon>
        <draw:frame draw:style-name="gr15" draw:text-style-name="P9" draw:layer="layout" svg:width="1.014cm" svg:height="0.53cm" svg:x="6.519cm" svg:y="6.954cm">
          <draw:text-box>
            <text:p text:style-name="P2"><text:span text:style-name="T4">Prox</text:span></text:p>
          </draw:text-box>
        </draw:frame>
        <draw:polygon draw:style-name="gr3" draw:text-style-name="P4" draw:layer="layout" svg:width="8.021cm" svg:height="5cm" svg:x="17.378cm" svg:y="9.6cm" svg:viewBox="0 0 8022 5001" draw:points="4011,5001 0,5001 0,0 8022,0 8022,5001">
          <text:p/>
        </draw:polygon>
        <draw:frame draw:style-name="gr9" draw:text-style-name="P5" draw:layer="layout" svg:width="0.528cm" svg:height="0.615cm" svg:x="8.319cm" svg:y="6.917cm">
          <draw:text-box>
            <text:p text:style-name="P2"><text:span text:style-name="T2">3</text:span></text:p>
          </draw:text-box>
        </draw:frame>
        <draw:polygon draw:style-name="gr5" draw:text-style-name="P6" draw:layer="layout" svg:width="1.856cm" svg:height="1.332cm" svg:x="17.464cm" svg:y="9.76cm" svg:viewBox="0 0 1857 1333" draw:points="928,1333 0,1333 0,0 1857,0 1857,1333">
          <text:p/>
        </draw:polygon>
        <draw:frame draw:style-name="gr4" draw:text-style-name="P5" draw:layer="layout" svg:width="2.445cm" svg:height="0.615cm" svg:x="20.168cm" svg:y="13.666cm">
          <draw:text-box>
            <text:p text:style-name="P2"><text:span text:style-name="T2">pedaço 4</text:span></text:p>
          </draw:text-box>
        </draw:frame>
        <draw:polygon draw:style-name="gr7" draw:text-style-name="P8" draw:layer="layout" svg:width="1.856cm" svg:height="0.793cm" svg:x="17.464cm" svg:y="11.115cm" svg:viewBox="0 0 1857 794" draw:points="928,794 0,794 0,0 1857,0 1857,794">
          <text:p/>
        </draw:polygon>
        <draw:frame draw:style-name="gr8" draw:text-style-name="P9" draw:layer="layout" svg:width="1.145cm" svg:height="0.53cm" svg:x="17.822cm" svg:y="10.186cm">
          <draw:text-box>
            <text:p text:style-name="P2"><text:span text:style-name="T4">dado</text:span></text:p>
          </draw:text-box>
        </draw:frame>
        <draw:polygon draw:style-name="gr5" draw:text-style-name="P6" draw:layer="layout" svg:width="1.856cm" svg:height="1.332cm" svg:x="19.454cm" svg:y="9.758cm" svg:viewBox="0 0 1857 1333" draw:points="930,1333 0,1333 0,0 1857,0 1857,1333">
          <text:p/>
        </draw:polygon>
        <draw:frame draw:style-name="gr16" draw:text-style-name="P5" draw:layer="layout" svg:width="0.679cm" svg:height="0.615cm" svg:x="18.055cm" svg:y="11.232cm">
          <draw:text-box>
            <text:p text:style-name="P2"><text:span text:style-name="T2">72</text:span></text:p>
          </draw:text-box>
        </draw:frame>
        <draw:polygon draw:style-name="gr7" draw:text-style-name="P8" draw:layer="layout" svg:width="1.856cm" svg:height="0.794cm" svg:x="19.454cm" svg:y="11.112cm" svg:viewBox="0 0 1857 795" draw:points="930,795 0,795 0,0 1857,0 1857,795">
          <text:p/>
        </draw:polygon>
        <draw:frame draw:style-name="gr8" draw:text-style-name="P9" draw:layer="layout" svg:width="1.145cm" svg:height="0.53cm" svg:x="19.812cm" svg:y="10.182cm">
          <draw:text-box>
            <text:p text:style-name="P2"><text:span text:style-name="T4">dado</text:span></text:p>
          </draw:text-box>
        </draw:frame>
        <draw:polygon draw:style-name="gr5" draw:text-style-name="P6" draw:layer="layout" svg:width="1.856cm" svg:height="1.33cm" svg:x="21.442cm" svg:y="9.76cm" svg:viewBox="0 0 1857 1331" draw:points="929,1331 0,1331 0,0 1857,0 1857,1331">
          <text:p/>
        </draw:polygon>
        <draw:frame draw:style-name="gr16" draw:text-style-name="P5" draw:layer="layout" svg:width="0.679cm" svg:height="0.615cm" svg:x="20.045cm" svg:y="11.232cm">
          <draw:text-box>
            <text:p text:style-name="P2"><text:span text:style-name="T2">80</text:span></text:p>
          </draw:text-box>
        </draw:frame>
        <draw:polygon draw:style-name="gr7" draw:text-style-name="P8" draw:layer="layout" svg:width="1.856cm" svg:height="0.792cm" svg:x="21.442cm" svg:y="11.113cm" svg:viewBox="0 0 1857 793" draw:points="929,793 0,793 0,0 1857,0 1857,793">
          <text:p/>
        </draw:polygon>
        <draw:polygon draw:style-name="gr5" draw:text-style-name="P6" draw:layer="layout" svg:width="1.856cm" svg:height="1.332cm" svg:x="23.397cm" svg:y="9.76cm" svg:viewBox="0 0 1857 1333" draw:points="929,1333 0,1333 0,0 1857,0 1857,1333">
          <text:p/>
        </draw:polygon>
        <draw:frame draw:style-name="gr8" draw:text-style-name="P9" draw:layer="layout" svg:width="1.145cm" svg:height="0.53cm" svg:x="21.802cm" svg:y="10.186cm">
          <draw:text-box>
            <text:p text:style-name="P2"><text:span text:style-name="T4">dado</text:span></text:p>
          </draw:text-box>
        </draw:frame>
        <draw:polygon draw:style-name="gr7" draw:text-style-name="P8" draw:layer="layout" svg:width="1.856cm" svg:height="0.793cm" svg:x="23.397cm" svg:y="11.115cm" svg:viewBox="0 0 1857 794" draw:points="929,794 0,794 0,0 1857,0 1857,794">
          <text:p/>
        </draw:polygon>
        <draw:polygon draw:style-name="gr10" draw:text-style-name="P10" draw:layer="layout" svg:width="1.856cm" svg:height="1.331cm" svg:x="17.464cm" svg:y="12.129cm" svg:viewBox="0 0 1857 1332" draw:points="928,1332 0,1332 0,0 1857,0 1857,1332">
          <text:p/>
        </draw:polygon>
        <draw:frame draw:style-name="gr8" draw:text-style-name="P9" draw:layer="layout" svg:width="1.145cm" svg:height="0.53cm" svg:x="23.756cm" svg:y="10.186cm">
          <draw:text-box>
            <text:p text:style-name="P2"><text:span text:style-name="T4">dado</text:span></text:p>
          </draw:text-box>
        </draw:frame>
        <draw:polygon draw:style-name="gr14" draw:text-style-name="P11" draw:layer="layout" svg:width="1.192cm" svg:height="1.331cm" svg:x="19.274cm" svg:y="12.129cm" svg:viewBox="0 0 1193 1332" draw:points="596,1332 0,1332 0,0 1193,0 1193,1332">
          <text:p/>
        </draw:polygon>
        <draw:frame draw:style-name="gr13" draw:text-style-name="P9" draw:layer="layout" svg:width="0.832cm" svg:height="0.53cm" svg:x="17.978cm" svg:y="12.553cm">
          <draw:text-box>
            <text:p text:style-name="P2"><text:span text:style-name="T4">Qtd</text:span></text:p>
          </draw:text-box>
        </draw:frame>
        <draw:polygon draw:style-name="gr10" draw:text-style-name="P10" draw:layer="layout" svg:width="1.856cm" svg:height="1.331cm" svg:x="22.26cm" svg:y="12.129cm" svg:viewBox="0 0 1857 1332" draw:points="930,1332 0,1332 0,0 1857,0 1857,1332">
          <text:p/>
        </draw:polygon>
        <draw:frame draw:style-name="gr9" draw:text-style-name="P5" draw:layer="layout" svg:width="0.528cm" svg:height="0.615cm" svg:x="19.703cm" svg:y="12.516cm">
          <draw:text-box>
            <text:p text:style-name="P2"><text:span text:style-name="T2">2</text:span></text:p>
          </draw:text-box>
        </draw:frame>
        <draw:polygon draw:style-name="gr14" draw:text-style-name="P11" draw:layer="layout" svg:width="1.192cm" svg:height="1.331cm" svg:x="24.071cm" svg:y="12.129cm" svg:viewBox="0 0 1193 1332" draw:points="596,1332 0,1332 0,0 1193,0 1193,1332">
          <text:p/>
        </draw:polygon>
        <draw:frame draw:style-name="gr15" draw:text-style-name="P9" draw:layer="layout" svg:width="1.014cm" svg:height="0.53cm" svg:x="22.698cm" svg:y="12.553cm">
          <draw:text-box>
            <text:p text:style-name="P2"><text:span text:style-name="T4">Prox</text:span></text:p>
          </draw:text-box>
        </draw:frame>
        <draw:polygon draw:style-name="gr3" draw:text-style-name="P4" draw:layer="layout" svg:width="8.021cm" svg:height="5cm" svg:x="8.183cm" svg:y="9.56cm" svg:viewBox="0 0 8022 5001" draw:points="4012,5001 0,5001 0,0 8022,0 8022,5001">
          <text:p/>
        </draw:polygon>
        <draw:frame draw:style-name="gr20" draw:text-style-name="P9" draw:layer="layout" svg:width="0.459cm" svg:height="0.53cm" svg:x="24.44cm" svg:y="12.553cm">
          <draw:text-box>
            <text:p text:style-name="P2"><text:span text:style-name="T4">-1</text:span></text:p>
          </draw:text-box>
        </draw:frame>
        <draw:polygon draw:style-name="gr5" draw:text-style-name="P6" draw:layer="layout" svg:width="1.856cm" svg:height="1.332cm" svg:x="8.269cm" svg:y="9.72cm" svg:viewBox="0 0 1857 1333" draw:points="930,1333 0,1333 0,0 1857,0 1857,1333">
          <text:p/>
        </draw:polygon>
        <draw:frame draw:style-name="gr4" draw:text-style-name="P5" draw:layer="layout" svg:width="2.445cm" svg:height="0.615cm" svg:x="10.975cm" svg:y="13.627cm">
          <draw:text-box>
            <text:p text:style-name="P2"><text:span text:style-name="T2">pedaço 3</text:span></text:p>
          </draw:text-box>
        </draw:frame>
        <draw:polygon draw:style-name="gr7" draw:text-style-name="P8" draw:layer="layout" svg:width="1.856cm" svg:height="0.793cm" svg:x="8.269cm" svg:y="11.075cm" svg:viewBox="0 0 1857 794" draw:points="930,794 0,794 0,0 1857,0 1857,794">
          <text:p/>
        </draw:polygon>
        <draw:frame draw:style-name="gr8" draw:text-style-name="P9" draw:layer="layout" svg:width="1.145cm" svg:height="0.53cm" svg:x="8.625cm" svg:y="10.147cm">
          <draw:text-box>
            <text:p text:style-name="P2"><text:span text:style-name="T4">dado</text:span></text:p>
          </draw:text-box>
        </draw:frame>
        <draw:polygon draw:style-name="gr5" draw:text-style-name="P6" draw:layer="layout" svg:width="1.855cm" svg:height="1.332cm" svg:x="10.261cm" svg:y="9.718cm" svg:viewBox="0 0 1856 1333" draw:points="928,1333 0,1333 0,0 1856,0 1856,1333">
          <text:p/>
        </draw:polygon>
        <draw:frame draw:style-name="gr16" draw:text-style-name="P5" draw:layer="layout" svg:width="0.679cm" svg:height="0.615cm" svg:x="8.858cm" svg:y="11.193cm">
          <draw:text-box>
            <text:p text:style-name="P2"><text:span text:style-name="T2">32</text:span></text:p>
          </draw:text-box>
        </draw:frame>
        <draw:polygon draw:style-name="gr7" draw:text-style-name="P8" draw:layer="layout" svg:width="1.855cm" svg:height="0.794cm" svg:x="10.261cm" svg:y="11.072cm" svg:viewBox="0 0 1856 795" draw:points="928,795 0,795 0,0 1856,0 1856,795">
          <text:p/>
        </draw:polygon>
        <draw:frame draw:style-name="gr8" draw:text-style-name="P9" draw:layer="layout" svg:width="1.145cm" svg:height="0.53cm" svg:x="10.619cm" svg:y="10.143cm">
          <draw:text-box>
            <text:p text:style-name="P2"><text:span text:style-name="T4">dado</text:span></text:p>
          </draw:text-box>
        </draw:frame>
        <draw:polygon draw:style-name="gr5" draw:text-style-name="P6" draw:layer="layout" svg:width="1.856cm" svg:height="1.33cm" svg:x="12.249cm" svg:y="9.72cm" svg:viewBox="0 0 1857 1331" draw:points="927,1331 0,1331 0,0 1857,0 1857,1331">
          <text:p/>
        </draw:polygon>
        <draw:frame draw:style-name="gr16" draw:text-style-name="P5" draw:layer="layout" svg:width="0.679cm" svg:height="0.615cm" svg:x="10.851cm" svg:y="11.189cm">
          <draw:text-box>
            <text:p text:style-name="P2"><text:span text:style-name="T2">35</text:span></text:p>
          </draw:text-box>
        </draw:frame>
        <draw:polygon draw:style-name="gr7" draw:text-style-name="P8" draw:layer="layout" svg:width="1.856cm" svg:height="0.792cm" svg:x="12.249cm" svg:y="11.073cm" svg:viewBox="0 0 1857 793" draw:points="927,793 0,793 0,0 1857,0 1857,793">
          <text:p/>
        </draw:polygon>
        <draw:frame draw:style-name="gr8" draw:text-style-name="P9" draw:layer="layout" svg:width="1.145cm" svg:height="0.53cm" svg:x="12.605cm" svg:y="10.143cm">
          <draw:text-box>
            <text:p text:style-name="P2"><text:span text:style-name="T4">dado</text:span></text:p>
          </draw:text-box>
        </draw:frame>
        <draw:polygon draw:style-name="gr5" draw:text-style-name="P6" draw:layer="layout" svg:width="1.856cm" svg:height="1.332cm" svg:x="14.203cm" svg:y="9.72cm" svg:viewBox="0 0 1857 1333" draw:points="929,1333 0,1333 0,0 1857,0 1857,1333">
          <text:p/>
        </draw:polygon>
        <draw:frame draw:style-name="gr17" draw:text-style-name="P5" draw:layer="layout" svg:width="0.595cm" svg:height="0.589cm" svg:x="12.88cm" svg:y="11.201cm">
          <draw:text-box>
            <text:p text:style-name="P2"><text:span text:style-name="T5">38</text:span></text:p>
          </draw:text-box>
        </draw:frame>
        <draw:polygon draw:style-name="gr7" draw:text-style-name="P8" draw:layer="layout" svg:width="1.856cm" svg:height="0.793cm" svg:x="14.203cm" svg:y="11.075cm" svg:viewBox="0 0 1857 794" draw:points="929,794 0,794 0,0 1857,0 1857,794">
          <text:p/>
        </draw:polygon>
        <draw:frame draw:style-name="gr8" draw:text-style-name="P9" draw:layer="layout" svg:width="1.145cm" svg:height="0.53cm" svg:x="14.563cm" svg:y="10.147cm">
          <draw:text-box>
            <text:p text:style-name="P2"><text:span text:style-name="T4">dado</text:span></text:p>
          </draw:text-box>
        </draw:frame>
        <draw:polygon draw:style-name="gr27" draw:text-style-name="P10" draw:layer="layout" svg:width="1.856cm" svg:height="1.331cm" svg:x="8.269cm" svg:y="12.089cm" svg:viewBox="0 0 1857 1332" draw:points="930,1332 0,1332 0,0 1857,0 1857,1332">
          <text:p/>
        </draw:polygon>
        <draw:polygon draw:style-name="gr12" draw:text-style-name="P12" draw:layer="layout" svg:width="1.856cm" svg:height="1.331cm" svg:x="8.269cm" svg:y="12.089cm" svg:viewBox="0 0 1857 1332" draw:points="930,1332 0,1332 0,0 1857,0 1857,1332">
          <text:p/>
        </draw:polygon>
        <draw:frame draw:style-name="gr17" draw:text-style-name="P5" draw:layer="layout" svg:width="0.595cm" svg:height="0.589cm" svg:x="14.834cm" svg:y="11.205cm">
          <draw:text-box>
            <text:p text:style-name="P2"><text:span text:style-name="T5">40</text:span></text:p>
          </draw:text-box>
        </draw:frame>
        <draw:polygon draw:style-name="gr14" draw:text-style-name="P11" draw:layer="layout" svg:width="1.192cm" svg:height="1.331cm" svg:x="10.079cm" svg:y="12.089cm" svg:viewBox="0 0 1193 1332" draw:points="598,1332 0,1332 0,0 1193,0 1193,1332">
          <text:p/>
        </draw:polygon>
        <draw:frame draw:style-name="gr13" draw:text-style-name="P9" draw:layer="layout" svg:width="0.832cm" svg:height="0.53cm" svg:x="8.784cm" svg:y="12.514cm">
          <draw:text-box>
            <text:p text:style-name="P2"><text:span text:style-name="T4">Qtd</text:span></text:p>
          </draw:text-box>
        </draw:frame>
        <draw:polygon draw:style-name="gr10" draw:text-style-name="P10" draw:layer="layout" svg:width="1.856cm" svg:height="1.331cm" svg:x="13.066cm" svg:y="12.089cm" svg:viewBox="0 0 1857 1332" draw:points="930,1332 0,1332 0,0 1857,0 1857,1332">
          <text:p/>
        </draw:polygon>
        <draw:frame draw:style-name="gr9" draw:text-style-name="P5" draw:layer="layout" svg:width="0.528cm" svg:height="0.615cm" svg:x="10.506cm" svg:y="12.477cm">
          <draw:text-box>
            <text:p text:style-name="P2"><text:span text:style-name="T2">4</text:span></text:p>
          </draw:text-box>
        </draw:frame>
        <draw:polygon draw:style-name="gr14" draw:text-style-name="P11" draw:layer="layout" svg:width="1.192cm" svg:height="1.331cm" svg:x="14.876cm" svg:y="12.089cm" svg:viewBox="0 0 1193 1332" draw:points="598,1332 0,1332 0,0 1193,0 1193,1332">
          <text:p/>
        </draw:polygon>
        <draw:frame draw:style-name="gr15" draw:text-style-name="P9" draw:layer="layout" svg:width="1.014cm" svg:height="0.53cm" svg:x="13.504cm" svg:y="12.514cm">
          <draw:text-box>
            <text:p text:style-name="P2"><text:span text:style-name="T4">Prox</text:span></text:p>
          </draw:text-box>
        </draw:frame>
        <draw:polygon draw:style-name="gr3" draw:text-style-name="P4" draw:layer="layout" svg:width="3.513cm" svg:height="4.938cm" svg:x="1.287cm" svg:y="9.862cm" svg:viewBox="0 0 3514 4939" draw:points="1758,4939 0,4939 0,0 3514,0 3514,4939">
          <text:p/>
        </draw:polygon>
        <draw:frame draw:style-name="gr9" draw:text-style-name="P5" draw:layer="layout" svg:width="0.528cm" svg:height="0.615cm" svg:x="15.304cm" svg:y="12.477cm">
          <draw:text-box>
            <text:p text:style-name="P2"><text:span text:style-name="T2">1</text:span></text:p>
          </draw:text-box>
        </draw:frame>
        <draw:polygon draw:style-name="gr10" draw:text-style-name="P10" draw:layer="layout" svg:width="1.659cm" svg:height="1.197cm" svg:x="1.665cm" svg:y="10.02cm" svg:viewBox="0 0 1660 1198" draw:points="830,1198 0,1198 0,0 1660,0 1660,1198">
          <text:p/>
        </draw:polygon>
        <draw:frame draw:style-name="gr21" draw:text-style-name="P14" draw:layer="layout" svg:width="1.801cm" svg:height="0.412cm" svg:x="2.145cm" svg:y="14.065cm">
          <draw:text-box>
            <text:p text:style-name="P2"><text:span text:style-name="T7">cabeçalho</text:span></text:p>
          </draw:text-box>
        </draw:frame>
        <draw:polygon draw:style-name="gr14" draw:text-style-name="P11" draw:layer="layout" svg:width="1.067cm" svg:height="1.197cm" svg:x="3.282cm" svg:y="10.02cm" svg:viewBox="0 0 1068 1198" draw:points="534,1198 0,1198 0,0 1068,0 1068,1198">
          <text:p/>
        </draw:polygon>
        <draw:frame draw:style-name="gr22" draw:text-style-name="P14" draw:layer="layout" svg:width="0.891cm" svg:height="0.412cm" svg:x="2.05cm" svg:y="10.432cm">
          <draw:text-box>
            <text:p text:style-name="P2"><text:span text:style-name="T7">nSeq</text:span></text:p>
          </draw:text-box>
        </draw:frame>
        <draw:polygon draw:style-name="gr10" draw:text-style-name="P10" draw:layer="layout" svg:width="1.659cm" svg:height="1.198cm" svg:x="1.665cm" svg:y="11.328cm" svg:viewBox="0 0 1660 1199" draw:points="830,1199 0,1199 0,0 1660,0 1660,1199">
          <text:p/>
        </draw:polygon>
        <draw:frame draw:style-name="gr9" draw:text-style-name="P5" draw:layer="layout" svg:width="0.528cm" svg:height="0.615cm" svg:x="3.648cm" svg:y="10.339cm">
          <draw:text-box>
            <text:p text:style-name="P2"><text:span text:style-name="T2">5</text:span></text:p>
          </draw:text-box>
        </draw:frame>
        <draw:polygon draw:style-name="gr11" draw:text-style-name="P11" draw:layer="layout" svg:width="1.067cm" svg:height="1.198cm" svg:x="3.282cm" svg:y="11.328cm" svg:viewBox="0 0 1068 1199" draw:points="534,1199 0,1199 0,0 1068,0 1068,1199">
          <text:p/>
        </draw:polygon>
        <draw:polygon draw:style-name="gr12" draw:text-style-name="P12" draw:layer="layout" svg:width="1.067cm" svg:height="1.198cm" svg:x="3.282cm" svg:y="11.328cm" svg:viewBox="0 0 1068 1199" draw:points="534,1199 0,1199 0,0 1068,0 1068,1199">
          <text:p/>
        </draw:polygon>
        <draw:frame draw:style-name="gr22" draw:text-style-name="P14" draw:layer="layout" svg:width="0.891cm" svg:height="0.412cm" svg:x="2.05cm" svg:y="11.741cm">
          <draw:text-box>
            <text:p text:style-name="P2"><text:span text:style-name="T7">pSeq</text:span></text:p>
          </draw:text-box>
        </draw:frame>
        <draw:polygon draw:style-name="gr10" draw:text-style-name="P10" draw:layer="layout" svg:width="1.659cm" svg:height="1.198cm" svg:x="1.665cm" svg:y="12.65cm" svg:viewBox="0 0 1660 1199" draw:points="830,1199 0,1199 0,0 1660,0 1660,1199">
          <text:p/>
        </draw:polygon>
        <draw:frame draw:style-name="gr9" draw:text-style-name="P5" draw:layer="layout" svg:width="0.528cm" svg:height="0.615cm" svg:x="3.648cm" svg:y="11.648cm">
          <draw:text-box>
            <text:p text:style-name="P2"><text:span text:style-name="T2">2</text:span></text:p>
          </draw:text-box>
        </draw:frame>
        <draw:polygon draw:style-name="gr14" draw:text-style-name="P11" draw:layer="layout" svg:width="1.067cm" svg:height="1.198cm" svg:x="3.282cm" svg:y="12.65cm" svg:viewBox="0 0 1068 1199" draw:points="534,1199 0,1199 0,0 1068,0 1068,1199">
          <text:p/>
        </draw:polygon>
        <draw:frame draw:style-name="gr23" draw:text-style-name="P14" draw:layer="layout" svg:width="0.781cm" svg:height="0.412cm" svg:x="2.117cm" svg:y="13.063cm">
          <draw:text-box>
            <text:p text:style-name="P2"><text:span text:style-name="T7">Prox</text:span></text:p>
          </draw:text-box>
        </draw:frame>
        <draw:frame draw:style-name="gr9" draw:text-style-name="P5" draw:layer="layout" svg:width="0.528cm" svg:height="0.615cm" svg:x="3.648cm" svg:y="12.971cm">
          <draw:text-box>
            <text:p text:style-name="P2"><text:span text:style-name="T2">5</text:span></text:p>
          </draw:text-box>
        </draw:frame>
      </draw:page>
      <draw:page draw:name="page11" draw:style-name="dp1" draw:master-page-name="master-page3">
        <draw:polygon draw:style-name="gr1" draw:text-style-name="P1" draw:layer="layout" svg:width="27.998cm" svg:height="15.749cm" svg:x="0cm" svg:y="0cm" svg:viewBox="0 0 27999 15750" draw:points="0,0 27999,0 27999,15750 0,15750">
          <text:p/>
        </draw:polygon>
        <draw:frame draw:style-name="gr2" draw:text-style-name="P3" draw:layer="layout" svg:width="0.493cm" svg:height="0.547cm" svg:x="1.401cm" svg:y="14.348cm">
          <draw:text-box>
            <text:p text:style-name="P2"><text:span text:style-name="T1"><text:s/></text:span></text:p>
          </draw:text-box>
        </draw:frame>
        <draw:polygon draw:style-name="gr3" draw:text-style-name="P4" draw:layer="layout" svg:width="8.021cm" svg:height="5cm" svg:x="1.198cm" svg:y="4cm" svg:viewBox="0 0 8022 5001" draw:points="4012,5001 0,5001 0,0 8022,0 8022,5001">
          <text:p/>
        </draw:polygon>
        <draw:frame draw:style-name="gr2" draw:text-style-name="P3" draw:layer="layout" svg:width="0.493cm" svg:height="0.547cm" svg:x="13.952cm" svg:y="14.348cm">
          <draw:text-box>
            <text:p text:style-name="P2"><text:span text:style-name="T1"><text:s/></text:span></text:p>
          </draw:text-box>
        </draw:frame>
        <draw:frame draw:style-name="gr4" draw:text-style-name="P5" draw:layer="layout" svg:width="2.445cm" svg:height="0.615cm" svg:x="3.99cm" svg:y="8.067cm">
          <draw:text-box>
            <text:p text:style-name="P2"><text:span text:style-name="T2">pedaço 0</text:span></text:p>
          </draw:text-box>
        </draw:frame>
        <draw:polygon draw:style-name="gr5" draw:text-style-name="P6" draw:layer="layout" svg:width="1.856cm" svg:height="1.332cm" svg:x="1.284cm" svg:y="4.16cm" svg:viewBox="0 0 1857 1333" draw:points="929,1333 0,1333 0,0 1857,0 1857,1333">
          <text:p/>
        </draw:polygon>
        <draw:frame draw:style-name="gr24" draw:text-style-name="P15" draw:layer="layout" svg:width="12.461cm" svg:height="1.182cm" svg:x="1.401cm" svg:y="1.354cm">
          <draw:text-box>
            <text:p text:style-name="P2"><text:span text:style-name="T8">3. Remover o elemento 42</text:span></text:p>
          </draw:text-box>
        </draw:frame>
        <draw:polygon draw:style-name="gr7" draw:text-style-name="P8" draw:layer="layout" svg:width="1.856cm" svg:height="0.793cm" svg:x="1.284cm" svg:y="5.515cm" svg:viewBox="0 0 1857 794" draw:points="929,794 0,794 0,0 1857,0 1857,794">
          <text:p/>
        </draw:polygon>
        <draw:frame draw:style-name="gr8" draw:text-style-name="P9" draw:layer="layout" svg:width="1.145cm" svg:height="0.53cm" svg:x="1.64cm" svg:y="4.583cm">
          <draw:text-box>
            <text:p text:style-name="P2"><text:span text:style-name="T4">dado</text:span></text:p>
          </draw:text-box>
        </draw:frame>
        <draw:polygon draw:style-name="gr5" draw:text-style-name="P6" draw:layer="layout" svg:width="1.855cm" svg:height="1.332cm" svg:x="3.276cm" svg:y="4.158cm" svg:viewBox="0 0 1856 1333" draw:points="928,1333 0,1333 0,0 1856,0 1856,1333">
          <text:p/>
        </draw:polygon>
        <draw:frame draw:style-name="gr9" draw:text-style-name="P5" draw:layer="layout" svg:width="0.528cm" svg:height="0.615cm" svg:x="2.043cm" svg:y="5.633cm">
          <draw:text-box>
            <text:p text:style-name="P2"><text:span text:style-name="T2">3</text:span></text:p>
          </draw:text-box>
        </draw:frame>
        <draw:polygon draw:style-name="gr7" draw:text-style-name="P8" draw:layer="layout" svg:width="1.855cm" svg:height="0.794cm" svg:x="3.276cm" svg:y="5.512cm" svg:viewBox="0 0 1856 795" draw:points="928,795 0,795 0,0 1856,0 1856,795">
          <text:p/>
        </draw:polygon>
        <draw:frame draw:style-name="gr8" draw:text-style-name="P9" draw:layer="layout" svg:width="1.145cm" svg:height="0.53cm" svg:x="3.634cm" svg:y="4.583cm">
          <draw:text-box>
            <text:p text:style-name="P2"><text:span text:style-name="T4">dado</text:span></text:p>
          </draw:text-box>
        </draw:frame>
        <draw:polygon draw:style-name="gr5" draw:text-style-name="P6" draw:layer="layout" svg:width="1.856cm" svg:height="1.33cm" svg:x="5.264cm" svg:y="4.16cm" svg:viewBox="0 0 1857 1331" draw:points="927,1331 0,1331 0,0 1857,0 1857,1331">
          <text:p/>
        </draw:polygon>
        <draw:frame draw:style-name="gr9" draw:text-style-name="P5" draw:layer="layout" svg:width="0.528cm" svg:height="0.615cm" svg:x="4.036cm" svg:y="5.63cm">
          <draw:text-box>
            <text:p text:style-name="P2"><text:span text:style-name="T2">5</text:span></text:p>
          </draw:text-box>
        </draw:frame>
        <draw:polygon draw:style-name="gr7" draw:text-style-name="P8" draw:layer="layout" svg:width="1.856cm" svg:height="0.792cm" svg:x="5.264cm" svg:y="5.513cm" svg:viewBox="0 0 1857 793" draw:points="927,793 0,793 0,0 1857,0 1857,793">
          <text:p/>
        </draw:polygon>
        <draw:polygon draw:style-name="gr5" draw:text-style-name="P6" draw:layer="layout" svg:width="1.856cm" svg:height="1.332cm" svg:x="7.218cm" svg:y="4.16cm" svg:viewBox="0 0 1857 1333" draw:points="929,1333 0,1333 0,0 1857,0 1857,1333">
          <text:p/>
        </draw:polygon>
        <draw:frame draw:style-name="gr8" draw:text-style-name="P9" draw:layer="layout" svg:width="1.145cm" svg:height="0.53cm" svg:x="5.62cm" svg:y="4.583cm">
          <draw:text-box>
            <text:p text:style-name="P2"><text:span text:style-name="T4">dado</text:span></text:p>
          </draw:text-box>
        </draw:frame>
        <draw:polygon draw:style-name="gr7" draw:text-style-name="P8" draw:layer="layout" svg:width="1.856cm" svg:height="0.793cm" svg:x="7.218cm" svg:y="5.515cm" svg:viewBox="0 0 1857 794" draw:points="929,794 0,794 0,0 1857,0 1857,794">
          <text:p/>
        </draw:polygon>
        <draw:polygon draw:style-name="gr10" draw:text-style-name="P10" draw:layer="layout" svg:width="1.856cm" svg:height="1.331cm" svg:x="1.284cm" svg:y="6.529cm" svg:viewBox="0 0 1857 1332" draw:points="929,1332 0,1332 0,0 1857,0 1857,1332">
          <text:p/>
        </draw:polygon>
        <draw:frame draw:style-name="gr8" draw:text-style-name="P9" draw:layer="layout" svg:width="1.145cm" svg:height="0.53cm" svg:x="7.578cm" svg:y="4.583cm">
          <draw:text-box>
            <text:p text:style-name="P2"><text:span text:style-name="T4">dado</text:span></text:p>
          </draw:text-box>
        </draw:frame>
        <draw:polygon draw:style-name="gr11" draw:text-style-name="P11" draw:layer="layout" svg:width="1.192cm" svg:height="1.331cm" svg:x="3.094cm" svg:y="6.529cm" svg:viewBox="0 0 1193 1332" draw:points="597,1332 0,1332 0,0 1193,0 1193,1332">
          <text:p/>
        </draw:polygon>
        <draw:polygon draw:style-name="gr12" draw:text-style-name="P12" draw:layer="layout" svg:width="1.192cm" svg:height="1.331cm" svg:x="3.094cm" svg:y="6.529cm" svg:viewBox="0 0 1193 1332" draw:points="597,1332 0,1332 0,0 1193,0 1193,1332">
          <text:p/>
        </draw:polygon>
        <draw:frame draw:style-name="gr13" draw:text-style-name="P9" draw:layer="layout" svg:width="0.832cm" svg:height="0.53cm" svg:x="1.799cm" svg:y="6.954cm">
          <draw:text-box>
            <text:p text:style-name="P2"><text:span text:style-name="T4">Qtd</text:span></text:p>
          </draw:text-box>
        </draw:frame>
        <draw:polygon draw:style-name="gr10" draw:text-style-name="P10" draw:layer="layout" svg:width="1.856cm" svg:height="1.331cm" svg:x="6.081cm" svg:y="6.529cm" svg:viewBox="0 0 1857 1332" draw:points="930,1332 0,1332 0,0 1857,0 1857,1332">
          <text:p/>
        </draw:polygon>
        <draw:frame draw:style-name="gr9" draw:text-style-name="P5" draw:layer="layout" svg:width="0.528cm" svg:height="0.615cm" svg:x="3.521cm" svg:y="6.917cm">
          <draw:text-box>
            <text:p text:style-name="P2"><text:span text:style-name="T2">2</text:span></text:p>
          </draw:text-box>
        </draw:frame>
        <draw:polygon draw:style-name="gr14" draw:text-style-name="P11" draw:layer="layout" svg:width="1.192cm" svg:height="1.331cm" svg:x="7.891cm" svg:y="6.529cm" svg:viewBox="0 0 1193 1332" draw:points="597,1332 0,1332 0,0 1193,0 1193,1332">
          <text:p/>
        </draw:polygon>
        <draw:frame draw:style-name="gr15" draw:text-style-name="P9" draw:layer="layout" svg:width="1.014cm" svg:height="0.53cm" svg:x="6.519cm" svg:y="6.954cm">
          <draw:text-box>
            <text:p text:style-name="P2"><text:span text:style-name="T4">Prox</text:span></text:p>
          </draw:text-box>
        </draw:frame>
        <draw:polygon draw:style-name="gr3" draw:text-style-name="P4" draw:layer="layout" svg:width="8.021cm" svg:height="5cm" svg:x="9.998cm" svg:y="4cm" svg:viewBox="0 0 8022 5001" draw:points="4013,5001 0,5001 0,0 8022,0 8022,5001">
          <text:p/>
        </draw:polygon>
        <draw:frame draw:style-name="gr9" draw:text-style-name="P5" draw:layer="layout" svg:width="0.528cm" svg:height="0.615cm" svg:x="8.319cm" svg:y="6.917cm">
          <draw:text-box>
            <text:p text:style-name="P2"><text:span text:style-name="T2">3</text:span></text:p>
          </draw:text-box>
        </draw:frame>
        <draw:polygon draw:style-name="gr5" draw:text-style-name="P6" draw:layer="layout" svg:width="1.856cm" svg:height="1.332cm" svg:x="10.084cm" svg:y="4.16cm" svg:viewBox="0 0 1857 1333" draw:points="930,1333 0,1333 0,0 1857,0 1857,1333">
          <text:p/>
        </draw:polygon>
        <draw:frame draw:style-name="gr4" draw:text-style-name="P5" draw:layer="layout" svg:width="2.445cm" svg:height="0.615cm" svg:x="12.788cm" svg:y="8.067cm">
          <draw:text-box>
            <text:p text:style-name="P2"><text:span text:style-name="T2">pedaço 1</text:span></text:p>
          </draw:text-box>
        </draw:frame>
        <draw:polygon draw:style-name="gr7" draw:text-style-name="P8" draw:layer="layout" svg:width="1.856cm" svg:height="0.793cm" svg:x="10.084cm" svg:y="5.515cm" svg:viewBox="0 0 1857 794" draw:points="930,794 0,794 0,0 1857,0 1857,794">
          <text:p/>
        </draw:polygon>
        <draw:frame draw:style-name="gr8" draw:text-style-name="P9" draw:layer="layout" svg:width="1.145cm" svg:height="0.53cm" svg:x="10.442cm" svg:y="4.583cm">
          <draw:text-box>
            <text:p text:style-name="P2"><text:span text:style-name="T4">dado</text:span></text:p>
          </draw:text-box>
        </draw:frame>
        <draw:polygon draw:style-name="gr5" draw:text-style-name="P6" draw:layer="layout" svg:width="1.856cm" svg:height="1.332cm" svg:x="12.076cm" svg:y="4.158cm" svg:viewBox="0 0 1857 1333" draw:points="927,1333 0,1333 0,0 1857,0 1857,1333">
          <text:p/>
        </draw:polygon>
        <draw:frame draw:style-name="gr16" draw:text-style-name="P5" draw:layer="layout" svg:width="0.679cm" svg:height="0.615cm" svg:x="10.675cm" svg:y="5.633cm">
          <draw:text-box>
            <text:p text:style-name="P2"><text:span text:style-name="T2">51</text:span></text:p>
          </draw:text-box>
        </draw:frame>
        <draw:polygon draw:style-name="gr7" draw:text-style-name="P8" draw:layer="layout" svg:width="1.856cm" svg:height="0.794cm" svg:x="12.076cm" svg:y="5.512cm" svg:viewBox="0 0 1857 795" draw:points="927,795 0,795 0,0 1857,0 1857,795">
          <text:p/>
        </draw:polygon>
        <draw:polygon draw:style-name="gr5" draw:text-style-name="P6" draw:layer="layout" svg:width="1.856cm" svg:height="1.33cm" svg:x="14.064cm" svg:y="4.16cm" svg:viewBox="0 0 1857 1331" draw:points="927,1331 0,1331 0,0 1857,0 1857,1331">
          <text:p/>
        </draw:polygon>
        <draw:frame draw:style-name="gr8" draw:text-style-name="P9" draw:layer="layout" svg:width="1.145cm" svg:height="0.53cm" svg:x="12.432cm" svg:y="4.583cm">
          <draw:text-box>
            <text:p text:style-name="P2"><text:span text:style-name="T4">dado</text:span></text:p>
          </draw:text-box>
        </draw:frame>
        <draw:polygon draw:style-name="gr7" draw:text-style-name="P8" draw:layer="layout" svg:width="1.856cm" svg:height="0.792cm" svg:x="14.064cm" svg:y="5.513cm" svg:viewBox="0 0 1857 793" draw:points="927,793 0,793 0,0 1857,0 1857,793">
          <text:p/>
        </draw:polygon>
        <draw:polygon draw:style-name="gr5" draw:text-style-name="P6" draw:layer="layout" svg:width="1.856cm" svg:height="1.332cm" svg:x="16.019cm" svg:y="4.16cm" svg:viewBox="0 0 1857 1333" draw:points="927,1333 0,1333 0,0 1857,0 1857,1333">
          <text:p/>
        </draw:polygon>
        <draw:frame draw:style-name="gr8" draw:text-style-name="P9" draw:layer="layout" svg:width="1.145cm" svg:height="0.53cm" svg:x="14.422cm" svg:y="4.583cm">
          <draw:text-box>
            <text:p text:style-name="P2"><text:span text:style-name="T4">dado</text:span></text:p>
          </draw:text-box>
        </draw:frame>
        <draw:polygon draw:style-name="gr7" draw:text-style-name="P8" draw:layer="layout" svg:width="1.856cm" svg:height="0.793cm" svg:x="16.019cm" svg:y="5.515cm" svg:viewBox="0 0 1857 794" draw:points="927,794 0,794 0,0 1857,0 1857,794">
          <text:p/>
        </draw:polygon>
        <draw:polygon draw:style-name="gr10" draw:text-style-name="P10" draw:layer="layout" svg:width="1.856cm" svg:height="1.331cm" svg:x="10.084cm" svg:y="6.529cm" svg:viewBox="0 0 1857 1332" draw:points="930,1332 0,1332 0,0 1857,0 1857,1332">
          <text:p/>
        </draw:polygon>
        <draw:frame draw:style-name="gr8" draw:text-style-name="P9" draw:layer="layout" svg:width="1.145cm" svg:height="0.53cm" svg:x="16.376cm" svg:y="4.583cm">
          <draw:text-box>
            <text:p text:style-name="P2"><text:span text:style-name="T4">dado</text:span></text:p>
          </draw:text-box>
        </draw:frame>
        <draw:polygon draw:style-name="gr14" draw:text-style-name="P11" draw:layer="layout" svg:width="1.192cm" svg:height="1.331cm" svg:x="11.894cm" svg:y="6.529cm" svg:viewBox="0 0 1193 1332" draw:points="597,1332 0,1332 0,0 1193,0 1193,1332">
          <text:p/>
        </draw:polygon>
        <draw:frame draw:style-name="gr13" draw:text-style-name="P9" draw:layer="layout" svg:width="0.832cm" svg:height="0.53cm" svg:x="10.597cm" svg:y="6.954cm">
          <draw:text-box>
            <text:p text:style-name="P2"><text:span text:style-name="T4">Qtd</text:span></text:p>
          </draw:text-box>
        </draw:frame>
        <draw:polygon draw:style-name="gr10" draw:text-style-name="P10" draw:layer="layout" svg:width="1.856cm" svg:height="1.331cm" svg:x="14.882cm" svg:y="6.529cm" svg:viewBox="0 0 1857 1332" draw:points="928,1332 0,1332 0,0 1857,0 1857,1332">
          <text:p/>
        </draw:polygon>
        <draw:frame draw:style-name="gr9" draw:text-style-name="P5" draw:layer="layout" svg:width="0.528cm" svg:height="0.615cm" svg:x="12.323cm" svg:y="6.917cm">
          <draw:text-box>
            <text:p text:style-name="P2"><text:span text:style-name="T2">1</text:span></text:p>
          </draw:text-box>
        </draw:frame>
        <draw:polygon draw:style-name="gr14" draw:text-style-name="P11" draw:layer="layout" svg:width="1.192cm" svg:height="1.331cm" svg:x="16.691cm" svg:y="6.529cm" svg:viewBox="0 0 1193 1332" draw:points="598,1332 0,1332 0,0 1193,0 1193,1332">
          <text:p/>
        </draw:polygon>
        <draw:frame draw:style-name="gr15" draw:text-style-name="P9" draw:layer="layout" svg:width="1.014cm" svg:height="0.53cm" svg:x="15.321cm" svg:y="6.954cm">
          <draw:text-box>
            <text:p text:style-name="P2"><text:span text:style-name="T4">Prox</text:span></text:p>
          </draw:text-box>
        </draw:frame>
        <draw:polygon draw:style-name="gr3" draw:text-style-name="P4" draw:layer="layout" svg:width="8.021cm" svg:height="5cm" svg:x="19.199cm" svg:y="4cm" svg:viewBox="0 0 8022 5001" draw:points="4011,5001 0,5001 0,0 8022,0 8022,5001">
          <text:p/>
        </draw:polygon>
        <draw:frame draw:style-name="gr9" draw:text-style-name="P5" draw:layer="layout" svg:width="0.528cm" svg:height="0.615cm" svg:x="17.12cm" svg:y="6.917cm">
          <draw:text-box>
            <text:p text:style-name="P2"><text:span text:style-name="T2">4</text:span></text:p>
          </draw:text-box>
        </draw:frame>
        <draw:polygon draw:style-name="gr31" draw:text-style-name="P6" draw:layer="layout" svg:width="1.856cm" svg:height="1.332cm" svg:x="19.284cm" svg:y="4.16cm" svg:viewBox="0 0 1857 1333" draw:points="930,1333 0,1333 0,0 1857,0 1857,1333">
          <text:p/>
        </draw:polygon>
        <draw:polygon draw:style-name="gr12" draw:text-style-name="P12" draw:layer="layout" svg:width="1.856cm" svg:height="1.332cm" svg:x="19.284cm" svg:y="4.16cm" svg:viewBox="0 0 1857 1333" draw:points="930,1333 0,1333 0,0 1857,0 1857,1333">
          <text:p/>
        </draw:polygon>
        <draw:frame draw:style-name="gr4" draw:text-style-name="P5" draw:layer="layout" svg:width="2.445cm" svg:height="0.615cm" svg:x="21.989cm" svg:y="8.067cm">
          <draw:text-box>
            <text:p text:style-name="P2"><text:span text:style-name="T2">pedaço 2</text:span></text:p>
          </draw:text-box>
        </draw:frame>
        <draw:polygon draw:style-name="gr7" draw:text-style-name="P8" draw:layer="layout" svg:width="1.856cm" svg:height="0.793cm" svg:x="19.284cm" svg:y="5.515cm" svg:viewBox="0 0 1857 794" draw:points="930,794 0,794 0,0 1857,0 1857,794">
          <text:p/>
        </draw:polygon>
        <draw:frame draw:style-name="gr8" draw:text-style-name="P9" draw:layer="layout" svg:width="1.145cm" svg:height="0.53cm" svg:x="19.643cm" svg:y="4.583cm">
          <draw:text-box>
            <text:p text:style-name="P2"><text:span text:style-name="T4">dado</text:span></text:p>
          </draw:text-box>
        </draw:frame>
        <draw:polygon draw:style-name="gr5" draw:text-style-name="P6" draw:layer="layout" svg:width="1.856cm" svg:height="1.332cm" svg:x="21.275cm" svg:y="4.158cm" svg:viewBox="0 0 1857 1333" draw:points="930,1333 0,1333 0,0 1857,0 1857,1333">
          <text:p/>
        </draw:polygon>
        <draw:frame draw:style-name="gr9" draw:text-style-name="P5" draw:layer="layout" svg:width="0.528cm" svg:height="0.615cm" svg:x="20.045cm" svg:y="5.633cm">
          <draw:text-box>
            <text:p text:style-name="P2"><text:span text:style-name="T2">2</text:span></text:p>
          </draw:text-box>
        </draw:frame>
        <draw:polygon draw:style-name="gr7" draw:text-style-name="P8" draw:layer="layout" svg:width="1.856cm" svg:height="0.794cm" svg:x="21.275cm" svg:y="5.512cm" svg:viewBox="0 0 1857 795" draw:points="930,795 0,795 0,0 1857,0 1857,795">
          <text:p/>
        </draw:polygon>
        <draw:frame draw:style-name="gr8" draw:text-style-name="P9" draw:layer="layout" svg:width="1.145cm" svg:height="0.53cm" svg:x="21.632cm" svg:y="4.583cm">
          <draw:text-box>
            <text:p text:style-name="P2"><text:span text:style-name="T4">dado</text:span></text:p>
          </draw:text-box>
        </draw:frame>
        <draw:polygon draw:style-name="gr5" draw:text-style-name="P6" draw:layer="layout" svg:width="1.856cm" svg:height="1.33cm" svg:x="23.264cm" svg:y="4.16cm" svg:viewBox="0 0 1857 1331" draw:points="927,1331 0,1331 0,0 1857,0 1857,1331">
          <text:p/>
        </draw:polygon>
        <draw:frame draw:style-name="gr9" draw:text-style-name="P5" draw:layer="layout" svg:width="0.528cm" svg:height="0.615cm" svg:x="22.035cm" svg:y="5.63cm">
          <draw:text-box>
            <text:p text:style-name="P2"><text:span text:style-name="T2">8</text:span></text:p>
          </draw:text-box>
        </draw:frame>
        <draw:polygon draw:style-name="gr7" draw:text-style-name="P8" draw:layer="layout" svg:width="1.856cm" svg:height="0.792cm" svg:x="23.264cm" svg:y="5.513cm" svg:viewBox="0 0 1857 793" draw:points="927,793 0,793 0,0 1857,0 1857,793">
          <text:p/>
        </draw:polygon>
        <draw:frame draw:style-name="gr8" draw:text-style-name="P9" draw:layer="layout" svg:width="1.145cm" svg:height="0.53cm" svg:x="23.622cm" svg:y="4.583cm">
          <draw:text-box>
            <text:p text:style-name="P2"><text:span text:style-name="T4">dado</text:span></text:p>
          </draw:text-box>
        </draw:frame>
        <draw:polygon draw:style-name="gr5" draw:text-style-name="P6" draw:layer="layout" svg:width="1.856cm" svg:height="1.332cm" svg:x="25.218cm" svg:y="4.16cm" svg:viewBox="0 0 1857 1333" draw:points="929,1333 0,1333 0,0 1857,0 1857,1333">
          <text:p/>
        </draw:polygon>
        <draw:frame draw:style-name="gr18" draw:text-style-name="P5" draw:layer="layout" svg:width="0.528cm" svg:height="0.589cm" svg:x="24.045cm" svg:y="5.642cm">
          <draw:text-box>
            <text:p text:style-name="P2"><text:span text:style-name="T5">9</text:span></text:p>
          </draw:text-box>
        </draw:frame>
        <draw:polygon draw:style-name="gr7" draw:text-style-name="P8" draw:layer="layout" svg:width="1.856cm" svg:height="0.793cm" svg:x="25.218cm" svg:y="5.515cm" svg:viewBox="0 0 1857 794" draw:points="929,794 0,794 0,0 1857,0 1857,794">
          <text:p/>
        </draw:polygon>
        <draw:frame draw:style-name="gr8" draw:text-style-name="P9" draw:layer="layout" svg:width="1.145cm" svg:height="0.53cm" svg:x="25.576cm" svg:y="4.583cm">
          <draw:text-box>
            <text:p text:style-name="P2"><text:span text:style-name="T4">dado</text:span></text:p>
          </draw:text-box>
        </draw:frame>
        <draw:polygon draw:style-name="gr10" draw:text-style-name="P10" draw:layer="layout" svg:width="1.856cm" svg:height="1.331cm" svg:x="19.284cm" svg:y="6.529cm" svg:viewBox="0 0 1857 1332" draw:points="930,1332 0,1332 0,0 1857,0 1857,1332">
          <text:p/>
        </draw:polygon>
        <draw:frame draw:style-name="gr17" draw:text-style-name="P5" draw:layer="layout" svg:width="0.595cm" svg:height="0.589cm" svg:x="25.873cm" svg:y="5.645cm">
          <draw:text-box>
            <text:p text:style-name="P2"><text:span text:style-name="T5">11</text:span></text:p>
          </draw:text-box>
        </draw:frame>
        <draw:polygon draw:style-name="gr14" draw:text-style-name="P11" draw:layer="layout" svg:width="1.191cm" svg:height="1.331cm" svg:x="21.095cm" svg:y="6.529cm" svg:viewBox="0 0 1192 1332" draw:points="596,1332 0,1332 0,0 1192,0 1192,1332">
          <text:p/>
        </draw:polygon>
        <draw:frame draw:style-name="gr13" draw:text-style-name="P9" draw:layer="layout" svg:width="0.832cm" svg:height="0.53cm" svg:x="19.798cm" svg:y="6.954cm">
          <draw:text-box>
            <text:p text:style-name="P2"><text:span text:style-name="T4">Qtd</text:span></text:p>
          </draw:text-box>
        </draw:frame>
        <draw:polygon draw:style-name="gr10" draw:text-style-name="P10" draw:layer="layout" svg:width="1.856cm" svg:height="1.331cm" svg:x="24.081cm" svg:y="6.529cm" svg:viewBox="0 0 1857 1332" draw:points="929,1332 0,1332 0,0 1857,0 1857,1332">
          <text:p/>
        </draw:polygon>
        <draw:frame draw:style-name="gr9" draw:text-style-name="P5" draw:layer="layout" svg:width="0.528cm" svg:height="0.615cm" svg:x="21.523cm" svg:y="6.917cm">
          <draw:text-box>
            <text:p text:style-name="P2"><text:span text:style-name="T2">4</text:span></text:p>
          </draw:text-box>
        </draw:frame>
        <draw:polygon draw:style-name="gr14" draw:text-style-name="P11" draw:layer="layout" svg:width="1.192cm" svg:height="1.331cm" svg:x="25.891cm" svg:y="6.529cm" svg:viewBox="0 0 1193 1332" draw:points="597,1332 0,1332 0,0 1193,0 1193,1332">
          <text:p/>
        </draw:polygon>
        <draw:frame draw:style-name="gr15" draw:text-style-name="P9" draw:layer="layout" svg:width="1.014cm" svg:height="0.53cm" svg:x="24.522cm" svg:y="6.954cm">
          <draw:text-box>
            <text:p text:style-name="P2"><text:span text:style-name="T4">Prox</text:span></text:p>
          </draw:text-box>
        </draw:frame>
        <draw:polygon draw:style-name="gr3" draw:text-style-name="P4" draw:layer="layout" svg:width="8.021cm" svg:height="5cm" svg:x="1.198cm" svg:y="4cm" svg:viewBox="0 0 8022 5001" draw:points="4012,5001 0,5001 0,0 8022,0 8022,5001">
          <text:p/>
        </draw:polygon>
        <draw:frame draw:style-name="gr9" draw:text-style-name="P5" draw:layer="layout" svg:width="0.528cm" svg:height="0.615cm" svg:x="26.321cm" svg:y="6.917cm">
          <draw:text-box>
            <text:p text:style-name="P2"><text:span text:style-name="T2">0</text:span></text:p>
          </draw:text-box>
        </draw:frame>
        <draw:polygon draw:style-name="gr5" draw:text-style-name="P6" draw:layer="layout" svg:width="1.856cm" svg:height="1.332cm" svg:x="1.284cm" svg:y="4.16cm" svg:viewBox="0 0 1857 1333" draw:points="929,1333 0,1333 0,0 1857,0 1857,1333">
          <text:p/>
        </draw:polygon>
        <draw:frame draw:style-name="gr4" draw:text-style-name="P5" draw:layer="layout" svg:width="2.445cm" svg:height="0.615cm" svg:x="3.99cm" svg:y="8.067cm">
          <draw:text-box>
            <text:p text:style-name="P2"><text:span text:style-name="T2">pedaço 0</text:span></text:p>
          </draw:text-box>
        </draw:frame>
        <draw:polygon draw:style-name="gr7" draw:text-style-name="P8" draw:layer="layout" svg:width="1.856cm" svg:height="0.793cm" svg:x="1.284cm" svg:y="5.515cm" svg:viewBox="0 0 1857 794" draw:points="929,794 0,794 0,0 1857,0 1857,794">
          <text:p/>
        </draw:polygon>
        <draw:frame draw:style-name="gr8" draw:text-style-name="P9" draw:layer="layout" svg:width="1.145cm" svg:height="0.53cm" svg:x="1.64cm" svg:y="4.583cm">
          <draw:text-box>
            <text:p text:style-name="P2"><text:span text:style-name="T4">dado</text:span></text:p>
          </draw:text-box>
        </draw:frame>
        <draw:polygon draw:style-name="gr5" draw:text-style-name="P6" draw:layer="layout" svg:width="1.855cm" svg:height="1.332cm" svg:x="3.276cm" svg:y="4.158cm" svg:viewBox="0 0 1856 1333" draw:points="928,1333 0,1333 0,0 1856,0 1856,1333">
          <text:p/>
        </draw:polygon>
        <draw:frame draw:style-name="gr9" draw:text-style-name="P5" draw:layer="layout" svg:width="0.528cm" svg:height="0.615cm" svg:x="2.043cm" svg:y="5.633cm">
          <draw:text-box>
            <text:p text:style-name="P2"><text:span text:style-name="T2">3</text:span></text:p>
          </draw:text-box>
        </draw:frame>
        <draw:polygon draw:style-name="gr7" draw:text-style-name="P8" draw:layer="layout" svg:width="1.855cm" svg:height="0.794cm" svg:x="3.276cm" svg:y="5.512cm" svg:viewBox="0 0 1856 795" draw:points="928,795 0,795 0,0 1856,0 1856,795">
          <text:p/>
        </draw:polygon>
        <draw:frame draw:style-name="gr8" draw:text-style-name="P9" draw:layer="layout" svg:width="1.145cm" svg:height="0.53cm" svg:x="3.634cm" svg:y="4.583cm">
          <draw:text-box>
            <text:p text:style-name="P2"><text:span text:style-name="T4">dado</text:span></text:p>
          </draw:text-box>
        </draw:frame>
        <draw:polygon draw:style-name="gr5" draw:text-style-name="P6" draw:layer="layout" svg:width="1.856cm" svg:height="1.33cm" svg:x="5.264cm" svg:y="4.16cm" svg:viewBox="0 0 1857 1331" draw:points="927,1331 0,1331 0,0 1857,0 1857,1331">
          <text:p/>
        </draw:polygon>
        <draw:frame draw:style-name="gr9" draw:text-style-name="P5" draw:layer="layout" svg:width="0.528cm" svg:height="0.615cm" svg:x="4.036cm" svg:y="5.63cm">
          <draw:text-box>
            <text:p text:style-name="P2"><text:span text:style-name="T2">5</text:span></text:p>
          </draw:text-box>
        </draw:frame>
        <draw:polygon draw:style-name="gr7" draw:text-style-name="P8" draw:layer="layout" svg:width="1.856cm" svg:height="0.792cm" svg:x="5.264cm" svg:y="5.513cm" svg:viewBox="0 0 1857 793" draw:points="927,793 0,793 0,0 1857,0 1857,793">
          <text:p/>
        </draw:polygon>
        <draw:polygon draw:style-name="gr5" draw:text-style-name="P6" draw:layer="layout" svg:width="1.856cm" svg:height="1.332cm" svg:x="7.218cm" svg:y="4.16cm" svg:viewBox="0 0 1857 1333" draw:points="929,1333 0,1333 0,0 1857,0 1857,1333">
          <text:p/>
        </draw:polygon>
        <draw:frame draw:style-name="gr8" draw:text-style-name="P9" draw:layer="layout" svg:width="1.145cm" svg:height="0.53cm" svg:x="5.62cm" svg:y="4.583cm">
          <draw:text-box>
            <text:p text:style-name="P2"><text:span text:style-name="T4">dado</text:span></text:p>
          </draw:text-box>
        </draw:frame>
        <draw:polygon draw:style-name="gr7" draw:text-style-name="P8" draw:layer="layout" svg:width="1.856cm" svg:height="0.793cm" svg:x="7.218cm" svg:y="5.515cm" svg:viewBox="0 0 1857 794" draw:points="929,794 0,794 0,0 1857,0 1857,794">
          <text:p/>
        </draw:polygon>
        <draw:polygon draw:style-name="gr10" draw:text-style-name="P10" draw:layer="layout" svg:width="1.856cm" svg:height="1.331cm" svg:x="1.284cm" svg:y="6.529cm" svg:viewBox="0 0 1857 1332" draw:points="929,1332 0,1332 0,0 1857,0 1857,1332">
          <text:p/>
        </draw:polygon>
        <draw:frame draw:style-name="gr8" draw:text-style-name="P9" draw:layer="layout" svg:width="1.145cm" svg:height="0.53cm" svg:x="7.578cm" svg:y="4.583cm">
          <draw:text-box>
            <text:p text:style-name="P2"><text:span text:style-name="T4">dado</text:span></text:p>
          </draw:text-box>
        </draw:frame>
        <draw:polygon draw:style-name="gr11" draw:text-style-name="P11" draw:layer="layout" svg:width="1.192cm" svg:height="1.331cm" svg:x="3.094cm" svg:y="6.529cm" svg:viewBox="0 0 1193 1332" draw:points="597,1332 0,1332 0,0 1193,0 1193,1332">
          <text:p/>
        </draw:polygon>
        <draw:polygon draw:style-name="gr12" draw:text-style-name="P12" draw:layer="layout" svg:width="1.192cm" svg:height="1.331cm" svg:x="3.094cm" svg:y="6.529cm" svg:viewBox="0 0 1193 1332" draw:points="597,1332 0,1332 0,0 1193,0 1193,1332">
          <text:p/>
        </draw:polygon>
        <draw:frame draw:style-name="gr13" draw:text-style-name="P9" draw:layer="layout" svg:width="0.832cm" svg:height="0.53cm" svg:x="1.799cm" svg:y="6.954cm">
          <draw:text-box>
            <text:p text:style-name="P2"><text:span text:style-name="T4">Qtd</text:span></text:p>
          </draw:text-box>
        </draw:frame>
        <draw:polygon draw:style-name="gr10" draw:text-style-name="P10" draw:layer="layout" svg:width="1.856cm" svg:height="1.331cm" svg:x="6.081cm" svg:y="6.529cm" svg:viewBox="0 0 1857 1332" draw:points="930,1332 0,1332 0,0 1857,0 1857,1332">
          <text:p/>
        </draw:polygon>
        <draw:frame draw:style-name="gr9" draw:text-style-name="P5" draw:layer="layout" svg:width="0.528cm" svg:height="0.615cm" svg:x="3.521cm" svg:y="6.917cm">
          <draw:text-box>
            <text:p text:style-name="P2"><text:span text:style-name="T2">2</text:span></text:p>
          </draw:text-box>
        </draw:frame>
        <draw:polygon draw:style-name="gr14" draw:text-style-name="P11" draw:layer="layout" svg:width="1.192cm" svg:height="1.331cm" svg:x="7.891cm" svg:y="6.529cm" svg:viewBox="0 0 1193 1332" draw:points="597,1332 0,1332 0,0 1193,0 1193,1332">
          <text:p/>
        </draw:polygon>
        <draw:frame draw:style-name="gr15" draw:text-style-name="P9" draw:layer="layout" svg:width="1.014cm" svg:height="0.53cm" svg:x="6.519cm" svg:y="6.954cm">
          <draw:text-box>
            <text:p text:style-name="P2"><text:span text:style-name="T4">Prox</text:span></text:p>
          </draw:text-box>
        </draw:frame>
        <draw:polygon draw:style-name="gr3" draw:text-style-name="P4" draw:layer="layout" svg:width="8.021cm" svg:height="5cm" svg:x="1.198cm" svg:y="4cm" svg:viewBox="0 0 8022 5001" draw:points="4012,5001 0,5001 0,0 8022,0 8022,5001">
          <text:p/>
        </draw:polygon>
        <draw:frame draw:style-name="gr9" draw:text-style-name="P5" draw:layer="layout" svg:width="0.528cm" svg:height="0.615cm" svg:x="8.319cm" svg:y="6.917cm">
          <draw:text-box>
            <text:p text:style-name="P2"><text:span text:style-name="T2">3</text:span></text:p>
          </draw:text-box>
        </draw:frame>
        <draw:polygon draw:style-name="gr5" draw:text-style-name="P6" draw:layer="layout" svg:width="1.856cm" svg:height="1.332cm" svg:x="1.284cm" svg:y="4.16cm" svg:viewBox="0 0 1857 1333" draw:points="929,1333 0,1333 0,0 1857,0 1857,1333">
          <text:p/>
        </draw:polygon>
        <draw:frame draw:style-name="gr4" draw:text-style-name="P5" draw:layer="layout" svg:width="2.445cm" svg:height="0.615cm" svg:x="3.99cm" svg:y="8.067cm">
          <draw:text-box>
            <text:p text:style-name="P2"><text:span text:style-name="T2">pedaço 0</text:span></text:p>
          </draw:text-box>
        </draw:frame>
        <draw:polygon draw:style-name="gr7" draw:text-style-name="P8" draw:layer="layout" svg:width="1.856cm" svg:height="0.793cm" svg:x="1.284cm" svg:y="5.515cm" svg:viewBox="0 0 1857 794" draw:points="929,794 0,794 0,0 1857,0 1857,794">
          <text:p/>
        </draw:polygon>
        <draw:frame draw:style-name="gr8" draw:text-style-name="P9" draw:layer="layout" svg:width="1.145cm" svg:height="0.53cm" svg:x="1.64cm" svg:y="4.583cm">
          <draw:text-box>
            <text:p text:style-name="P2"><text:span text:style-name="T4">dado</text:span></text:p>
          </draw:text-box>
        </draw:frame>
        <draw:polygon draw:style-name="gr5" draw:text-style-name="P6" draw:layer="layout" svg:width="1.855cm" svg:height="1.332cm" svg:x="3.276cm" svg:y="4.158cm" svg:viewBox="0 0 1856 1333" draw:points="928,1333 0,1333 0,0 1856,0 1856,1333">
          <text:p/>
        </draw:polygon>
        <draw:frame draw:style-name="gr16" draw:text-style-name="P5" draw:layer="layout" svg:width="0.679cm" svg:height="0.615cm" svg:x="1.873cm" svg:y="5.633cm">
          <draw:text-box>
            <text:p text:style-name="P2"><text:span text:style-name="T2">14</text:span></text:p>
          </draw:text-box>
        </draw:frame>
        <draw:polygon draw:style-name="gr7" draw:text-style-name="P8" draw:layer="layout" svg:width="1.855cm" svg:height="0.794cm" svg:x="3.276cm" svg:y="5.512cm" svg:viewBox="0 0 1856 795" draw:points="928,795 0,795 0,0 1856,0 1856,795">
          <text:p/>
        </draw:polygon>
        <draw:frame draw:style-name="gr8" draw:text-style-name="P9" draw:layer="layout" svg:width="1.145cm" svg:height="0.53cm" svg:x="3.634cm" svg:y="4.583cm">
          <draw:text-box>
            <text:p text:style-name="P2"><text:span text:style-name="T4">dado</text:span></text:p>
          </draw:text-box>
        </draw:frame>
        <draw:polygon draw:style-name="gr5" draw:text-style-name="P6" draw:layer="layout" svg:width="1.856cm" svg:height="1.33cm" svg:x="5.264cm" svg:y="4.16cm" svg:viewBox="0 0 1857 1331" draw:points="927,1331 0,1331 0,0 1857,0 1857,1331">
          <text:p/>
        </draw:polygon>
        <draw:frame draw:style-name="gr16" draw:text-style-name="P5" draw:layer="layout" svg:width="0.679cm" svg:height="0.615cm" svg:x="3.866cm" svg:y="5.63cm">
          <draw:text-box>
            <text:p text:style-name="P2"><text:span text:style-name="T2">18</text:span></text:p>
          </draw:text-box>
        </draw:frame>
        <draw:polygon draw:style-name="gr7" draw:text-style-name="P8" draw:layer="layout" svg:width="1.856cm" svg:height="0.792cm" svg:x="5.264cm" svg:y="5.513cm" svg:viewBox="0 0 1857 793" draw:points="927,793 0,793 0,0 1857,0 1857,793">
          <text:p/>
        </draw:polygon>
        <draw:frame draw:style-name="gr8" draw:text-style-name="P9" draw:layer="layout" svg:width="1.145cm" svg:height="0.53cm" svg:x="5.62cm" svg:y="4.583cm">
          <draw:text-box>
            <text:p text:style-name="P2"><text:span text:style-name="T4">dado</text:span></text:p>
          </draw:text-box>
        </draw:frame>
        <draw:polygon draw:style-name="gr5" draw:text-style-name="P6" draw:layer="layout" svg:width="1.856cm" svg:height="1.332cm" svg:x="7.218cm" svg:y="4.16cm" svg:viewBox="0 0 1857 1333" draw:points="929,1333 0,1333 0,0 1857,0 1857,1333">
          <text:p/>
        </draw:polygon>
        <draw:frame draw:style-name="gr19" draw:text-style-name="P13" draw:layer="layout" svg:width="0.705cm" svg:height="0.712cm" svg:x="5.842cm" svg:y="5.588cm">
          <draw:text-box>
            <text:p text:style-name="P2"><text:span text:style-name="T6">23</text:span></text:p>
          </draw:text-box>
        </draw:frame>
        <draw:polygon draw:style-name="gr7" draw:text-style-name="P8" draw:layer="layout" svg:width="1.856cm" svg:height="0.793cm" svg:x="7.218cm" svg:y="5.515cm" svg:viewBox="0 0 1857 794" draw:points="929,794 0,794 0,0 1857,0 1857,794">
          <text:p/>
        </draw:polygon>
        <draw:frame draw:style-name="gr8" draw:text-style-name="P9" draw:layer="layout" svg:width="1.145cm" svg:height="0.53cm" svg:x="7.578cm" svg:y="4.583cm">
          <draw:text-box>
            <text:p text:style-name="P2"><text:span text:style-name="T4">dado</text:span></text:p>
          </draw:text-box>
        </draw:frame>
        <draw:polygon draw:style-name="gr10" draw:text-style-name="P10" draw:layer="layout" svg:width="1.856cm" svg:height="1.331cm" svg:x="1.284cm" svg:y="6.529cm" svg:viewBox="0 0 1857 1332" draw:points="929,1332 0,1332 0,0 1857,0 1857,1332">
          <text:p/>
        </draw:polygon>
        <draw:frame draw:style-name="gr17" draw:text-style-name="P5" draw:layer="layout" svg:width="0.595cm" svg:height="0.589cm" svg:x="7.849cm" svg:y="5.645cm">
          <draw:text-box>
            <text:p text:style-name="P2"><text:span text:style-name="T5">31</text:span></text:p>
          </draw:text-box>
        </draw:frame>
        <draw:polygon draw:style-name="gr14" draw:text-style-name="P11" draw:layer="layout" svg:width="1.192cm" svg:height="1.331cm" svg:x="3.094cm" svg:y="6.529cm" svg:viewBox="0 0 1193 1332" draw:points="597,1332 0,1332 0,0 1193,0 1193,1332">
          <text:p/>
        </draw:polygon>
        <draw:frame draw:style-name="gr13" draw:text-style-name="P9" draw:layer="layout" svg:width="0.832cm" svg:height="0.53cm" svg:x="1.799cm" svg:y="6.954cm">
          <draw:text-box>
            <text:p text:style-name="P2"><text:span text:style-name="T4">Qtd</text:span></text:p>
          </draw:text-box>
        </draw:frame>
        <draw:polygon draw:style-name="gr10" draw:text-style-name="P10" draw:layer="layout" svg:width="1.856cm" svg:height="1.331cm" svg:x="6.081cm" svg:y="6.529cm" svg:viewBox="0 0 1857 1332" draw:points="930,1332 0,1332 0,0 1857,0 1857,1332">
          <text:p/>
        </draw:polygon>
        <draw:frame draw:style-name="gr9" draw:text-style-name="P5" draw:layer="layout" svg:width="0.528cm" svg:height="0.615cm" svg:x="3.521cm" svg:y="6.917cm">
          <draw:text-box>
            <text:p text:style-name="P2"><text:span text:style-name="T2">4</text:span></text:p>
          </draw:text-box>
        </draw:frame>
        <draw:polygon draw:style-name="gr14" draw:text-style-name="P11" draw:layer="layout" svg:width="1.192cm" svg:height="1.331cm" svg:x="7.891cm" svg:y="6.529cm" svg:viewBox="0 0 1193 1332" draw:points="597,1332 0,1332 0,0 1193,0 1193,1332">
          <text:p/>
        </draw:polygon>
        <draw:frame draw:style-name="gr15" draw:text-style-name="P9" draw:layer="layout" svg:width="1.014cm" svg:height="0.53cm" svg:x="6.519cm" svg:y="6.954cm">
          <draw:text-box>
            <text:p text:style-name="P2"><text:span text:style-name="T4">Prox</text:span></text:p>
          </draw:text-box>
        </draw:frame>
        <draw:polygon draw:style-name="gr3" draw:text-style-name="P4" draw:layer="layout" svg:width="8.021cm" svg:height="5cm" svg:x="17.378cm" svg:y="9.6cm" svg:viewBox="0 0 8022 5001" draw:points="4011,5001 0,5001 0,0 8022,0 8022,5001">
          <text:p/>
        </draw:polygon>
        <draw:frame draw:style-name="gr9" draw:text-style-name="P5" draw:layer="layout" svg:width="0.528cm" svg:height="0.615cm" svg:x="8.319cm" svg:y="6.917cm">
          <draw:text-box>
            <text:p text:style-name="P2"><text:span text:style-name="T2">3</text:span></text:p>
          </draw:text-box>
        </draw:frame>
        <draw:polygon draw:style-name="gr5" draw:text-style-name="P6" draw:layer="layout" svg:width="1.856cm" svg:height="1.332cm" svg:x="17.464cm" svg:y="9.76cm" svg:viewBox="0 0 1857 1333" draw:points="928,1333 0,1333 0,0 1857,0 1857,1333">
          <text:p/>
        </draw:polygon>
        <draw:frame draw:style-name="gr4" draw:text-style-name="P5" draw:layer="layout" svg:width="2.445cm" svg:height="0.615cm" svg:x="20.168cm" svg:y="13.666cm">
          <draw:text-box>
            <text:p text:style-name="P2"><text:span text:style-name="T2">pedaço 4</text:span></text:p>
          </draw:text-box>
        </draw:frame>
        <draw:polygon draw:style-name="gr7" draw:text-style-name="P8" draw:layer="layout" svg:width="1.856cm" svg:height="0.793cm" svg:x="17.464cm" svg:y="11.115cm" svg:viewBox="0 0 1857 794" draw:points="928,794 0,794 0,0 1857,0 1857,794">
          <text:p/>
        </draw:polygon>
        <draw:frame draw:style-name="gr8" draw:text-style-name="P9" draw:layer="layout" svg:width="1.145cm" svg:height="0.53cm" svg:x="17.822cm" svg:y="10.186cm">
          <draw:text-box>
            <text:p text:style-name="P2"><text:span text:style-name="T4">dado</text:span></text:p>
          </draw:text-box>
        </draw:frame>
        <draw:polygon draw:style-name="gr5" draw:text-style-name="P6" draw:layer="layout" svg:width="1.856cm" svg:height="1.332cm" svg:x="19.454cm" svg:y="9.758cm" svg:viewBox="0 0 1857 1333" draw:points="930,1333 0,1333 0,0 1857,0 1857,1333">
          <text:p/>
        </draw:polygon>
        <draw:frame draw:style-name="gr16" draw:text-style-name="P5" draw:layer="layout" svg:width="0.679cm" svg:height="0.615cm" svg:x="18.055cm" svg:y="11.232cm">
          <draw:text-box>
            <text:p text:style-name="P2"><text:span text:style-name="T2">72</text:span></text:p>
          </draw:text-box>
        </draw:frame>
        <draw:polygon draw:style-name="gr7" draw:text-style-name="P8" draw:layer="layout" svg:width="1.856cm" svg:height="0.794cm" svg:x="19.454cm" svg:y="11.112cm" svg:viewBox="0 0 1857 795" draw:points="930,795 0,795 0,0 1857,0 1857,795">
          <text:p/>
        </draw:polygon>
        <draw:frame draw:style-name="gr8" draw:text-style-name="P9" draw:layer="layout" svg:width="1.145cm" svg:height="0.53cm" svg:x="19.812cm" svg:y="10.182cm">
          <draw:text-box>
            <text:p text:style-name="P2"><text:span text:style-name="T4">dado</text:span></text:p>
          </draw:text-box>
        </draw:frame>
        <draw:polygon draw:style-name="gr5" draw:text-style-name="P6" draw:layer="layout" svg:width="1.856cm" svg:height="1.33cm" svg:x="21.442cm" svg:y="9.76cm" svg:viewBox="0 0 1857 1331" draw:points="929,1331 0,1331 0,0 1857,0 1857,1331">
          <text:p/>
        </draw:polygon>
        <draw:frame draw:style-name="gr16" draw:text-style-name="P5" draw:layer="layout" svg:width="0.679cm" svg:height="0.615cm" svg:x="20.045cm" svg:y="11.232cm">
          <draw:text-box>
            <text:p text:style-name="P2"><text:span text:style-name="T2">80</text:span></text:p>
          </draw:text-box>
        </draw:frame>
        <draw:polygon draw:style-name="gr7" draw:text-style-name="P8" draw:layer="layout" svg:width="1.856cm" svg:height="0.792cm" svg:x="21.442cm" svg:y="11.113cm" svg:viewBox="0 0 1857 793" draw:points="929,793 0,793 0,0 1857,0 1857,793">
          <text:p/>
        </draw:polygon>
        <draw:polygon draw:style-name="gr5" draw:text-style-name="P6" draw:layer="layout" svg:width="1.856cm" svg:height="1.332cm" svg:x="23.397cm" svg:y="9.76cm" svg:viewBox="0 0 1857 1333" draw:points="929,1333 0,1333 0,0 1857,0 1857,1333">
          <text:p/>
        </draw:polygon>
        <draw:frame draw:style-name="gr8" draw:text-style-name="P9" draw:layer="layout" svg:width="1.145cm" svg:height="0.53cm" svg:x="21.802cm" svg:y="10.186cm">
          <draw:text-box>
            <text:p text:style-name="P2"><text:span text:style-name="T4">dado</text:span></text:p>
          </draw:text-box>
        </draw:frame>
        <draw:polygon draw:style-name="gr7" draw:text-style-name="P8" draw:layer="layout" svg:width="1.856cm" svg:height="0.793cm" svg:x="23.397cm" svg:y="11.115cm" svg:viewBox="0 0 1857 794" draw:points="929,794 0,794 0,0 1857,0 1857,794">
          <text:p/>
        </draw:polygon>
        <draw:polygon draw:style-name="gr10" draw:text-style-name="P10" draw:layer="layout" svg:width="1.856cm" svg:height="1.331cm" svg:x="17.464cm" svg:y="12.129cm" svg:viewBox="0 0 1857 1332" draw:points="928,1332 0,1332 0,0 1857,0 1857,1332">
          <text:p/>
        </draw:polygon>
        <draw:frame draw:style-name="gr8" draw:text-style-name="P9" draw:layer="layout" svg:width="1.145cm" svg:height="0.53cm" svg:x="23.756cm" svg:y="10.186cm">
          <draw:text-box>
            <text:p text:style-name="P2"><text:span text:style-name="T4">dado</text:span></text:p>
          </draw:text-box>
        </draw:frame>
        <draw:polygon draw:style-name="gr14" draw:text-style-name="P11" draw:layer="layout" svg:width="1.192cm" svg:height="1.331cm" svg:x="19.274cm" svg:y="12.129cm" svg:viewBox="0 0 1193 1332" draw:points="596,1332 0,1332 0,0 1193,0 1193,1332">
          <text:p/>
        </draw:polygon>
        <draw:frame draw:style-name="gr13" draw:text-style-name="P9" draw:layer="layout" svg:width="0.832cm" svg:height="0.53cm" svg:x="17.978cm" svg:y="12.553cm">
          <draw:text-box>
            <text:p text:style-name="P2"><text:span text:style-name="T4">Qtd</text:span></text:p>
          </draw:text-box>
        </draw:frame>
        <draw:polygon draw:style-name="gr10" draw:text-style-name="P10" draw:layer="layout" svg:width="1.856cm" svg:height="1.331cm" svg:x="22.26cm" svg:y="12.129cm" svg:viewBox="0 0 1857 1332" draw:points="930,1332 0,1332 0,0 1857,0 1857,1332">
          <text:p/>
        </draw:polygon>
        <draw:frame draw:style-name="gr9" draw:text-style-name="P5" draw:layer="layout" svg:width="0.528cm" svg:height="0.615cm" svg:x="19.703cm" svg:y="12.516cm">
          <draw:text-box>
            <text:p text:style-name="P2"><text:span text:style-name="T2">2</text:span></text:p>
          </draw:text-box>
        </draw:frame>
        <draw:polygon draw:style-name="gr14" draw:text-style-name="P11" draw:layer="layout" svg:width="1.192cm" svg:height="1.331cm" svg:x="24.071cm" svg:y="12.129cm" svg:viewBox="0 0 1193 1332" draw:points="596,1332 0,1332 0,0 1193,0 1193,1332">
          <text:p/>
        </draw:polygon>
        <draw:frame draw:style-name="gr15" draw:text-style-name="P9" draw:layer="layout" svg:width="1.014cm" svg:height="0.53cm" svg:x="22.698cm" svg:y="12.553cm">
          <draw:text-box>
            <text:p text:style-name="P2"><text:span text:style-name="T4">Prox</text:span></text:p>
          </draw:text-box>
        </draw:frame>
        <draw:polygon draw:style-name="gr3" draw:text-style-name="P4" draw:layer="layout" svg:width="8.021cm" svg:height="5cm" svg:x="8.183cm" svg:y="9.56cm" svg:viewBox="0 0 8022 5001" draw:points="4012,5001 0,5001 0,0 8022,0 8022,5001">
          <text:p/>
        </draw:polygon>
        <draw:frame draw:style-name="gr20" draw:text-style-name="P9" draw:layer="layout" svg:width="0.459cm" svg:height="0.53cm" svg:x="24.44cm" svg:y="12.553cm">
          <draw:text-box>
            <text:p text:style-name="P2"><text:span text:style-name="T4">-1</text:span></text:p>
          </draw:text-box>
        </draw:frame>
        <draw:polygon draw:style-name="gr5" draw:text-style-name="P6" draw:layer="layout" svg:width="1.856cm" svg:height="1.332cm" svg:x="8.269cm" svg:y="9.72cm" svg:viewBox="0 0 1857 1333" draw:points="930,1333 0,1333 0,0 1857,0 1857,1333">
          <text:p/>
        </draw:polygon>
        <draw:frame draw:style-name="gr4" draw:text-style-name="P5" draw:layer="layout" svg:width="2.445cm" svg:height="0.615cm" svg:x="10.975cm" svg:y="13.627cm">
          <draw:text-box>
            <text:p text:style-name="P2"><text:span text:style-name="T2">pedaço 3</text:span></text:p>
          </draw:text-box>
        </draw:frame>
        <draw:polygon draw:style-name="gr7" draw:text-style-name="P8" draw:layer="layout" svg:width="1.856cm" svg:height="0.793cm" svg:x="8.269cm" svg:y="11.075cm" svg:viewBox="0 0 1857 794" draw:points="930,794 0,794 0,0 1857,0 1857,794">
          <text:p/>
        </draw:polygon>
        <draw:frame draw:style-name="gr8" draw:text-style-name="P9" draw:layer="layout" svg:width="1.145cm" svg:height="0.53cm" svg:x="8.625cm" svg:y="10.147cm">
          <draw:text-box>
            <text:p text:style-name="P2"><text:span text:style-name="T4">dado</text:span></text:p>
          </draw:text-box>
        </draw:frame>
        <draw:polygon draw:style-name="gr5" draw:text-style-name="P6" draw:layer="layout" svg:width="1.855cm" svg:height="1.332cm" svg:x="10.261cm" svg:y="9.718cm" svg:viewBox="0 0 1856 1333" draw:points="928,1333 0,1333 0,0 1856,0 1856,1333">
          <text:p/>
        </draw:polygon>
        <draw:frame draw:style-name="gr16" draw:text-style-name="P5" draw:layer="layout" svg:width="0.679cm" svg:height="0.615cm" svg:x="8.858cm" svg:y="11.193cm">
          <draw:text-box>
            <text:p text:style-name="P2"><text:span text:style-name="T2">32</text:span></text:p>
          </draw:text-box>
        </draw:frame>
        <draw:polygon draw:style-name="gr7" draw:text-style-name="P8" draw:layer="layout" svg:width="1.855cm" svg:height="0.794cm" svg:x="10.261cm" svg:y="11.072cm" svg:viewBox="0 0 1856 795" draw:points="928,795 0,795 0,0 1856,0 1856,795">
          <text:p/>
        </draw:polygon>
        <draw:frame draw:style-name="gr8" draw:text-style-name="P9" draw:layer="layout" svg:width="1.145cm" svg:height="0.53cm" svg:x="10.619cm" svg:y="10.143cm">
          <draw:text-box>
            <text:p text:style-name="P2"><text:span text:style-name="T4">dado</text:span></text:p>
          </draw:text-box>
        </draw:frame>
        <draw:polygon draw:style-name="gr5" draw:text-style-name="P6" draw:layer="layout" svg:width="1.856cm" svg:height="1.33cm" svg:x="12.249cm" svg:y="9.72cm" svg:viewBox="0 0 1857 1331" draw:points="927,1331 0,1331 0,0 1857,0 1857,1331">
          <text:p/>
        </draw:polygon>
        <draw:frame draw:style-name="gr16" draw:text-style-name="P5" draw:layer="layout" svg:width="0.679cm" svg:height="0.615cm" svg:x="10.851cm" svg:y="11.189cm">
          <draw:text-box>
            <text:p text:style-name="P2"><text:span text:style-name="T2">35</text:span></text:p>
          </draw:text-box>
        </draw:frame>
        <draw:polygon draw:style-name="gr7" draw:text-style-name="P8" draw:layer="layout" svg:width="1.856cm" svg:height="0.792cm" svg:x="12.249cm" svg:y="11.073cm" svg:viewBox="0 0 1857 793" draw:points="927,793 0,793 0,0 1857,0 1857,793">
          <text:p/>
        </draw:polygon>
        <draw:frame draw:style-name="gr8" draw:text-style-name="P9" draw:layer="layout" svg:width="1.145cm" svg:height="0.53cm" svg:x="12.605cm" svg:y="10.143cm">
          <draw:text-box>
            <text:p text:style-name="P2"><text:span text:style-name="T4">dado</text:span></text:p>
          </draw:text-box>
        </draw:frame>
        <draw:polygon draw:style-name="gr5" draw:text-style-name="P6" draw:layer="layout" svg:width="1.856cm" svg:height="1.332cm" svg:x="14.203cm" svg:y="9.72cm" svg:viewBox="0 0 1857 1333" draw:points="929,1333 0,1333 0,0 1857,0 1857,1333">
          <text:p/>
        </draw:polygon>
        <draw:frame draw:style-name="gr17" draw:text-style-name="P5" draw:layer="layout" svg:width="0.595cm" svg:height="0.589cm" svg:x="12.88cm" svg:y="11.201cm">
          <draw:text-box>
            <text:p text:style-name="P2"><text:span text:style-name="T5">38</text:span></text:p>
          </draw:text-box>
        </draw:frame>
        <draw:polygon draw:style-name="gr7" draw:text-style-name="P8" draw:layer="layout" svg:width="1.856cm" svg:height="0.793cm" svg:x="14.203cm" svg:y="11.075cm" svg:viewBox="0 0 1857 794" draw:points="929,794 0,794 0,0 1857,0 1857,794">
          <text:p/>
        </draw:polygon>
        <draw:frame draw:style-name="gr8" draw:text-style-name="P9" draw:layer="layout" svg:width="1.145cm" svg:height="0.53cm" svg:x="14.563cm" svg:y="10.147cm">
          <draw:text-box>
            <text:p text:style-name="P2"><text:span text:style-name="T4">dado</text:span></text:p>
          </draw:text-box>
        </draw:frame>
        <draw:polygon draw:style-name="gr27" draw:text-style-name="P10" draw:layer="layout" svg:width="1.856cm" svg:height="1.331cm" svg:x="8.269cm" svg:y="12.089cm" svg:viewBox="0 0 1857 1332" draw:points="930,1332 0,1332 0,0 1857,0 1857,1332">
          <text:p/>
        </draw:polygon>
        <draw:polygon draw:style-name="gr12" draw:text-style-name="P12" draw:layer="layout" svg:width="1.856cm" svg:height="1.331cm" svg:x="8.269cm" svg:y="12.089cm" svg:viewBox="0 0 1857 1332" draw:points="930,1332 0,1332 0,0 1857,0 1857,1332">
          <text:p/>
        </draw:polygon>
        <draw:frame draw:style-name="gr17" draw:text-style-name="P5" draw:layer="layout" svg:width="0.595cm" svg:height="0.589cm" svg:x="14.834cm" svg:y="11.205cm">
          <draw:text-box>
            <text:p text:style-name="P2"><text:span text:style-name="T5">40</text:span></text:p>
          </draw:text-box>
        </draw:frame>
        <draw:polygon draw:style-name="gr14" draw:text-style-name="P11" draw:layer="layout" svg:width="1.192cm" svg:height="1.331cm" svg:x="10.079cm" svg:y="12.089cm" svg:viewBox="0 0 1193 1332" draw:points="598,1332 0,1332 0,0 1193,0 1193,1332">
          <text:p/>
        </draw:polygon>
        <draw:frame draw:style-name="gr13" draw:text-style-name="P9" draw:layer="layout" svg:width="0.832cm" svg:height="0.53cm" svg:x="8.784cm" svg:y="12.514cm">
          <draw:text-box>
            <text:p text:style-name="P2"><text:span text:style-name="T4">Qtd</text:span></text:p>
          </draw:text-box>
        </draw:frame>
        <draw:polygon draw:style-name="gr10" draw:text-style-name="P10" draw:layer="layout" svg:width="1.856cm" svg:height="1.331cm" svg:x="13.066cm" svg:y="12.089cm" svg:viewBox="0 0 1857 1332" draw:points="930,1332 0,1332 0,0 1857,0 1857,1332">
          <text:p/>
        </draw:polygon>
        <draw:frame draw:style-name="gr9" draw:text-style-name="P5" draw:layer="layout" svg:width="0.528cm" svg:height="0.615cm" svg:x="10.506cm" svg:y="12.477cm">
          <draw:text-box>
            <text:p text:style-name="P2"><text:span text:style-name="T2">4</text:span></text:p>
          </draw:text-box>
        </draw:frame>
        <draw:polygon draw:style-name="gr14" draw:text-style-name="P11" draw:layer="layout" svg:width="1.192cm" svg:height="1.331cm" svg:x="14.876cm" svg:y="12.089cm" svg:viewBox="0 0 1193 1332" draw:points="598,1332 0,1332 0,0 1193,0 1193,1332">
          <text:p/>
        </draw:polygon>
        <draw:frame draw:style-name="gr15" draw:text-style-name="P9" draw:layer="layout" svg:width="1.014cm" svg:height="0.53cm" svg:x="13.504cm" svg:y="12.514cm">
          <draw:text-box>
            <text:p text:style-name="P2"><text:span text:style-name="T4">Prox</text:span></text:p>
          </draw:text-box>
        </draw:frame>
        <draw:polygon draw:style-name="gr3" draw:text-style-name="P4" draw:layer="layout" svg:width="3.513cm" svg:height="4.938cm" svg:x="1.287cm" svg:y="9.862cm" svg:viewBox="0 0 3514 4939" draw:points="1758,4939 0,4939 0,0 3514,0 3514,4939">
          <text:p/>
        </draw:polygon>
        <draw:frame draw:style-name="gr9" draw:text-style-name="P5" draw:layer="layout" svg:width="0.528cm" svg:height="0.615cm" svg:x="15.304cm" svg:y="12.477cm">
          <draw:text-box>
            <text:p text:style-name="P2"><text:span text:style-name="T2">1</text:span></text:p>
          </draw:text-box>
        </draw:frame>
        <draw:polygon draw:style-name="gr10" draw:text-style-name="P10" draw:layer="layout" svg:width="1.659cm" svg:height="1.197cm" svg:x="1.665cm" svg:y="10.02cm" svg:viewBox="0 0 1660 1198" draw:points="830,1198 0,1198 0,0 1660,0 1660,1198">
          <text:p/>
        </draw:polygon>
        <draw:frame draw:style-name="gr21" draw:text-style-name="P14" draw:layer="layout" svg:width="1.801cm" svg:height="0.412cm" svg:x="2.145cm" svg:y="14.065cm">
          <draw:text-box>
            <text:p text:style-name="P2"><text:span text:style-name="T7">cabeçalho</text:span></text:p>
          </draw:text-box>
        </draw:frame>
        <draw:polygon draw:style-name="gr14" draw:text-style-name="P11" draw:layer="layout" svg:width="1.067cm" svg:height="1.197cm" svg:x="3.282cm" svg:y="10.02cm" svg:viewBox="0 0 1068 1198" draw:points="534,1198 0,1198 0,0 1068,0 1068,1198">
          <text:p/>
        </draw:polygon>
        <draw:frame draw:style-name="gr22" draw:text-style-name="P14" draw:layer="layout" svg:width="0.891cm" svg:height="0.412cm" svg:x="2.05cm" svg:y="10.432cm">
          <draw:text-box>
            <text:p text:style-name="P2"><text:span text:style-name="T7">nSeq</text:span></text:p>
          </draw:text-box>
        </draw:frame>
        <draw:polygon draw:style-name="gr10" draw:text-style-name="P10" draw:layer="layout" svg:width="1.659cm" svg:height="1.198cm" svg:x="1.665cm" svg:y="11.328cm" svg:viewBox="0 0 1660 1199" draw:points="830,1199 0,1199 0,0 1660,0 1660,1199">
          <text:p/>
        </draw:polygon>
        <draw:frame draw:style-name="gr9" draw:text-style-name="P5" draw:layer="layout" svg:width="0.528cm" svg:height="0.615cm" svg:x="3.648cm" svg:y="10.339cm">
          <draw:text-box>
            <text:p text:style-name="P2"><text:span text:style-name="T2">5</text:span></text:p>
          </draw:text-box>
        </draw:frame>
        <draw:polygon draw:style-name="gr11" draw:text-style-name="P11" draw:layer="layout" svg:width="1.067cm" svg:height="1.198cm" svg:x="3.282cm" svg:y="11.328cm" svg:viewBox="0 0 1068 1199" draw:points="534,1199 0,1199 0,0 1068,0 1068,1199">
          <text:p/>
        </draw:polygon>
        <draw:polygon draw:style-name="gr12" draw:text-style-name="P12" draw:layer="layout" svg:width="1.067cm" svg:height="1.198cm" svg:x="3.282cm" svg:y="11.328cm" svg:viewBox="0 0 1068 1199" draw:points="534,1199 0,1199 0,0 1068,0 1068,1199">
          <text:p/>
        </draw:polygon>
        <draw:frame draw:style-name="gr22" draw:text-style-name="P14" draw:layer="layout" svg:width="0.891cm" svg:height="0.412cm" svg:x="2.05cm" svg:y="11.741cm">
          <draw:text-box>
            <text:p text:style-name="P2"><text:span text:style-name="T7">pSeq</text:span></text:p>
          </draw:text-box>
        </draw:frame>
        <draw:polygon draw:style-name="gr10" draw:text-style-name="P10" draw:layer="layout" svg:width="1.659cm" svg:height="1.198cm" svg:x="1.665cm" svg:y="12.65cm" svg:viewBox="0 0 1660 1199" draw:points="830,1199 0,1199 0,0 1660,0 1660,1199">
          <text:p/>
        </draw:polygon>
        <draw:frame draw:style-name="gr9" draw:text-style-name="P5" draw:layer="layout" svg:width="0.528cm" svg:height="0.615cm" svg:x="3.648cm" svg:y="11.648cm">
          <draw:text-box>
            <text:p text:style-name="P2"><text:span text:style-name="T2">2</text:span></text:p>
          </draw:text-box>
        </draw:frame>
        <draw:polygon draw:style-name="gr14" draw:text-style-name="P11" draw:layer="layout" svg:width="1.067cm" svg:height="1.198cm" svg:x="3.282cm" svg:y="12.65cm" svg:viewBox="0 0 1068 1199" draw:points="534,1199 0,1199 0,0 1068,0 1068,1199">
          <text:p/>
        </draw:polygon>
        <draw:frame draw:style-name="gr23" draw:text-style-name="P14" draw:layer="layout" svg:width="0.781cm" svg:height="0.412cm" svg:x="2.117cm" svg:y="13.063cm">
          <draw:text-box>
            <text:p text:style-name="P2"><text:span text:style-name="T7">Prox</text:span></text:p>
          </draw:text-box>
        </draw:frame>
        <draw:frame draw:style-name="gr9" draw:text-style-name="P5" draw:layer="layout" svg:width="0.528cm" svg:height="0.615cm" svg:x="3.648cm" svg:y="12.971cm">
          <draw:text-box>
            <text:p text:style-name="P2"><text:span text:style-name="T2">5</text:span></text:p>
          </draw:text-box>
        </draw:frame>
      </draw:page>
      <draw:page draw:name="page12" draw:style-name="dp1" draw:master-page-name="master-page3">
        <draw:polygon draw:style-name="gr1" draw:text-style-name="P1" draw:layer="layout" svg:width="27.998cm" svg:height="15.749cm" svg:x="0cm" svg:y="0cm" svg:viewBox="0 0 27999 15750" draw:points="0,0 27999,0 27999,15750 0,15750">
          <text:p/>
        </draw:polygon>
        <draw:frame draw:style-name="gr2" draw:text-style-name="P3" draw:layer="layout" svg:width="0.493cm" svg:height="0.547cm" svg:x="1.401cm" svg:y="14.348cm">
          <draw:text-box>
            <text:p text:style-name="P2"><text:span text:style-name="T1"><text:s/></text:span></text:p>
          </draw:text-box>
        </draw:frame>
        <draw:polygon draw:style-name="gr3" draw:text-style-name="P4" draw:layer="layout" svg:width="8.021cm" svg:height="5cm" svg:x="1.198cm" svg:y="4cm" svg:viewBox="0 0 8022 5001" draw:points="4012,5001 0,5001 0,0 8022,0 8022,5001">
          <text:p/>
        </draw:polygon>
        <draw:frame draw:style-name="gr2" draw:text-style-name="P3" draw:layer="layout" svg:width="0.493cm" svg:height="0.547cm" svg:x="13.952cm" svg:y="14.348cm">
          <draw:text-box>
            <text:p text:style-name="P2"><text:span text:style-name="T1"><text:s/></text:span></text:p>
          </draw:text-box>
        </draw:frame>
        <draw:frame draw:style-name="gr4" draw:text-style-name="P5" draw:layer="layout" svg:width="2.445cm" svg:height="0.615cm" svg:x="3.99cm" svg:y="8.067cm">
          <draw:text-box>
            <text:p text:style-name="P2"><text:span text:style-name="T2">pedaço 0</text:span></text:p>
          </draw:text-box>
        </draw:frame>
        <draw:polygon draw:style-name="gr5" draw:text-style-name="P6" draw:layer="layout" svg:width="1.856cm" svg:height="1.332cm" svg:x="1.284cm" svg:y="4.16cm" svg:viewBox="0 0 1857 1333" draw:points="929,1333 0,1333 0,0 1857,0 1857,1333">
          <text:p/>
        </draw:polygon>
        <draw:frame draw:style-name="gr24" draw:text-style-name="P15" draw:layer="layout" svg:width="12.461cm" svg:height="1.182cm" svg:x="1.401cm" svg:y="1.354cm">
          <draw:text-box>
            <text:p text:style-name="P2"><text:span text:style-name="T8">3. Remover o elemento 42</text:span></text:p>
          </draw:text-box>
        </draw:frame>
        <draw:polygon draw:style-name="gr7" draw:text-style-name="P8" draw:layer="layout" svg:width="1.856cm" svg:height="0.793cm" svg:x="1.284cm" svg:y="5.515cm" svg:viewBox="0 0 1857 794" draw:points="929,794 0,794 0,0 1857,0 1857,794">
          <text:p/>
        </draw:polygon>
        <draw:frame draw:style-name="gr8" draw:text-style-name="P9" draw:layer="layout" svg:width="1.145cm" svg:height="0.53cm" svg:x="1.64cm" svg:y="4.583cm">
          <draw:text-box>
            <text:p text:style-name="P2"><text:span text:style-name="T4">dado</text:span></text:p>
          </draw:text-box>
        </draw:frame>
        <draw:polygon draw:style-name="gr5" draw:text-style-name="P6" draw:layer="layout" svg:width="1.855cm" svg:height="1.332cm" svg:x="3.276cm" svg:y="4.158cm" svg:viewBox="0 0 1856 1333" draw:points="928,1333 0,1333 0,0 1856,0 1856,1333">
          <text:p/>
        </draw:polygon>
        <draw:frame draw:style-name="gr9" draw:text-style-name="P5" draw:layer="layout" svg:width="0.528cm" svg:height="0.615cm" svg:x="2.043cm" svg:y="5.633cm">
          <draw:text-box>
            <text:p text:style-name="P2"><text:span text:style-name="T2">3</text:span></text:p>
          </draw:text-box>
        </draw:frame>
        <draw:polygon draw:style-name="gr7" draw:text-style-name="P8" draw:layer="layout" svg:width="1.855cm" svg:height="0.794cm" svg:x="3.276cm" svg:y="5.512cm" svg:viewBox="0 0 1856 795" draw:points="928,795 0,795 0,0 1856,0 1856,795">
          <text:p/>
        </draw:polygon>
        <draw:frame draw:style-name="gr8" draw:text-style-name="P9" draw:layer="layout" svg:width="1.145cm" svg:height="0.53cm" svg:x="3.634cm" svg:y="4.583cm">
          <draw:text-box>
            <text:p text:style-name="P2"><text:span text:style-name="T4">dado</text:span></text:p>
          </draw:text-box>
        </draw:frame>
        <draw:polygon draw:style-name="gr5" draw:text-style-name="P6" draw:layer="layout" svg:width="1.856cm" svg:height="1.33cm" svg:x="5.264cm" svg:y="4.16cm" svg:viewBox="0 0 1857 1331" draw:points="927,1331 0,1331 0,0 1857,0 1857,1331">
          <text:p/>
        </draw:polygon>
        <draw:frame draw:style-name="gr9" draw:text-style-name="P5" draw:layer="layout" svg:width="0.528cm" svg:height="0.615cm" svg:x="4.036cm" svg:y="5.63cm">
          <draw:text-box>
            <text:p text:style-name="P2"><text:span text:style-name="T2">5</text:span></text:p>
          </draw:text-box>
        </draw:frame>
        <draw:polygon draw:style-name="gr7" draw:text-style-name="P8" draw:layer="layout" svg:width="1.856cm" svg:height="0.792cm" svg:x="5.264cm" svg:y="5.513cm" svg:viewBox="0 0 1857 793" draw:points="927,793 0,793 0,0 1857,0 1857,793">
          <text:p/>
        </draw:polygon>
        <draw:polygon draw:style-name="gr5" draw:text-style-name="P6" draw:layer="layout" svg:width="1.856cm" svg:height="1.332cm" svg:x="7.218cm" svg:y="4.16cm" svg:viewBox="0 0 1857 1333" draw:points="929,1333 0,1333 0,0 1857,0 1857,1333">
          <text:p/>
        </draw:polygon>
        <draw:frame draw:style-name="gr8" draw:text-style-name="P9" draw:layer="layout" svg:width="1.145cm" svg:height="0.53cm" svg:x="5.62cm" svg:y="4.583cm">
          <draw:text-box>
            <text:p text:style-name="P2"><text:span text:style-name="T4">dado</text:span></text:p>
          </draw:text-box>
        </draw:frame>
        <draw:polygon draw:style-name="gr7" draw:text-style-name="P8" draw:layer="layout" svg:width="1.856cm" svg:height="0.793cm" svg:x="7.218cm" svg:y="5.515cm" svg:viewBox="0 0 1857 794" draw:points="929,794 0,794 0,0 1857,0 1857,794">
          <text:p/>
        </draw:polygon>
        <draw:polygon draw:style-name="gr10" draw:text-style-name="P10" draw:layer="layout" svg:width="1.856cm" svg:height="1.331cm" svg:x="1.284cm" svg:y="6.529cm" svg:viewBox="0 0 1857 1332" draw:points="929,1332 0,1332 0,0 1857,0 1857,1332">
          <text:p/>
        </draw:polygon>
        <draw:frame draw:style-name="gr8" draw:text-style-name="P9" draw:layer="layout" svg:width="1.145cm" svg:height="0.53cm" svg:x="7.578cm" svg:y="4.583cm">
          <draw:text-box>
            <text:p text:style-name="P2"><text:span text:style-name="T4">dado</text:span></text:p>
          </draw:text-box>
        </draw:frame>
        <draw:polygon draw:style-name="gr11" draw:text-style-name="P11" draw:layer="layout" svg:width="1.192cm" svg:height="1.331cm" svg:x="3.094cm" svg:y="6.529cm" svg:viewBox="0 0 1193 1332" draw:points="597,1332 0,1332 0,0 1193,0 1193,1332">
          <text:p/>
        </draw:polygon>
        <draw:polygon draw:style-name="gr12" draw:text-style-name="P12" draw:layer="layout" svg:width="1.192cm" svg:height="1.331cm" svg:x="3.094cm" svg:y="6.529cm" svg:viewBox="0 0 1193 1332" draw:points="597,1332 0,1332 0,0 1193,0 1193,1332">
          <text:p/>
        </draw:polygon>
        <draw:frame draw:style-name="gr13" draw:text-style-name="P9" draw:layer="layout" svg:width="0.832cm" svg:height="0.53cm" svg:x="1.799cm" svg:y="6.954cm">
          <draw:text-box>
            <text:p text:style-name="P2"><text:span text:style-name="T4">Qtd</text:span></text:p>
          </draw:text-box>
        </draw:frame>
        <draw:polygon draw:style-name="gr10" draw:text-style-name="P10" draw:layer="layout" svg:width="1.856cm" svg:height="1.331cm" svg:x="6.081cm" svg:y="6.529cm" svg:viewBox="0 0 1857 1332" draw:points="930,1332 0,1332 0,0 1857,0 1857,1332">
          <text:p/>
        </draw:polygon>
        <draw:frame draw:style-name="gr9" draw:text-style-name="P5" draw:layer="layout" svg:width="0.528cm" svg:height="0.615cm" svg:x="3.521cm" svg:y="6.917cm">
          <draw:text-box>
            <text:p text:style-name="P2"><text:span text:style-name="T2">2</text:span></text:p>
          </draw:text-box>
        </draw:frame>
        <draw:polygon draw:style-name="gr14" draw:text-style-name="P11" draw:layer="layout" svg:width="1.192cm" svg:height="1.331cm" svg:x="7.891cm" svg:y="6.529cm" svg:viewBox="0 0 1193 1332" draw:points="597,1332 0,1332 0,0 1193,0 1193,1332">
          <text:p/>
        </draw:polygon>
        <draw:frame draw:style-name="gr15" draw:text-style-name="P9" draw:layer="layout" svg:width="1.014cm" svg:height="0.53cm" svg:x="6.519cm" svg:y="6.954cm">
          <draw:text-box>
            <text:p text:style-name="P2"><text:span text:style-name="T4">Prox</text:span></text:p>
          </draw:text-box>
        </draw:frame>
        <draw:polygon draw:style-name="gr3" draw:text-style-name="P4" draw:layer="layout" svg:width="8.021cm" svg:height="5cm" svg:x="9.998cm" svg:y="4cm" svg:viewBox="0 0 8022 5001" draw:points="4013,5001 0,5001 0,0 8022,0 8022,5001">
          <text:p/>
        </draw:polygon>
        <draw:frame draw:style-name="gr9" draw:text-style-name="P5" draw:layer="layout" svg:width="0.528cm" svg:height="0.615cm" svg:x="8.319cm" svg:y="6.917cm">
          <draw:text-box>
            <text:p text:style-name="P2"><text:span text:style-name="T2">3</text:span></text:p>
          </draw:text-box>
        </draw:frame>
        <draw:polygon draw:style-name="gr5" draw:text-style-name="P6" draw:layer="layout" svg:width="1.856cm" svg:height="1.332cm" svg:x="10.084cm" svg:y="4.16cm" svg:viewBox="0 0 1857 1333" draw:points="930,1333 0,1333 0,0 1857,0 1857,1333">
          <text:p/>
        </draw:polygon>
        <draw:frame draw:style-name="gr4" draw:text-style-name="P5" draw:layer="layout" svg:width="2.445cm" svg:height="0.615cm" svg:x="12.788cm" svg:y="8.067cm">
          <draw:text-box>
            <text:p text:style-name="P2"><text:span text:style-name="T2">pedaço 1</text:span></text:p>
          </draw:text-box>
        </draw:frame>
        <draw:polygon draw:style-name="gr7" draw:text-style-name="P8" draw:layer="layout" svg:width="1.856cm" svg:height="0.793cm" svg:x="10.084cm" svg:y="5.515cm" svg:viewBox="0 0 1857 794" draw:points="930,794 0,794 0,0 1857,0 1857,794">
          <text:p/>
        </draw:polygon>
        <draw:frame draw:style-name="gr8" draw:text-style-name="P9" draw:layer="layout" svg:width="1.145cm" svg:height="0.53cm" svg:x="10.442cm" svg:y="4.583cm">
          <draw:text-box>
            <text:p text:style-name="P2"><text:span text:style-name="T4">dado</text:span></text:p>
          </draw:text-box>
        </draw:frame>
        <draw:polygon draw:style-name="gr5" draw:text-style-name="P6" draw:layer="layout" svg:width="1.856cm" svg:height="1.332cm" svg:x="12.076cm" svg:y="4.158cm" svg:viewBox="0 0 1857 1333" draw:points="927,1333 0,1333 0,0 1857,0 1857,1333">
          <text:p/>
        </draw:polygon>
        <draw:frame draw:style-name="gr16" draw:text-style-name="P5" draw:layer="layout" svg:width="0.679cm" svg:height="0.615cm" svg:x="10.675cm" svg:y="5.633cm">
          <draw:text-box>
            <text:p text:style-name="P2"><text:span text:style-name="T2">51</text:span></text:p>
          </draw:text-box>
        </draw:frame>
        <draw:polygon draw:style-name="gr7" draw:text-style-name="P8" draw:layer="layout" svg:width="1.856cm" svg:height="0.794cm" svg:x="12.076cm" svg:y="5.512cm" svg:viewBox="0 0 1857 795" draw:points="927,795 0,795 0,0 1857,0 1857,795">
          <text:p/>
        </draw:polygon>
        <draw:polygon draw:style-name="gr5" draw:text-style-name="P6" draw:layer="layout" svg:width="1.856cm" svg:height="1.33cm" svg:x="14.064cm" svg:y="4.16cm" svg:viewBox="0 0 1857 1331" draw:points="927,1331 0,1331 0,0 1857,0 1857,1331">
          <text:p/>
        </draw:polygon>
        <draw:frame draw:style-name="gr8" draw:text-style-name="P9" draw:layer="layout" svg:width="1.145cm" svg:height="0.53cm" svg:x="12.432cm" svg:y="4.583cm">
          <draw:text-box>
            <text:p text:style-name="P2"><text:span text:style-name="T4">dado</text:span></text:p>
          </draw:text-box>
        </draw:frame>
        <draw:polygon draw:style-name="gr7" draw:text-style-name="P8" draw:layer="layout" svg:width="1.856cm" svg:height="0.792cm" svg:x="14.064cm" svg:y="5.513cm" svg:viewBox="0 0 1857 793" draw:points="927,793 0,793 0,0 1857,0 1857,793">
          <text:p/>
        </draw:polygon>
        <draw:polygon draw:style-name="gr5" draw:text-style-name="P6" draw:layer="layout" svg:width="1.856cm" svg:height="1.332cm" svg:x="16.019cm" svg:y="4.16cm" svg:viewBox="0 0 1857 1333" draw:points="927,1333 0,1333 0,0 1857,0 1857,1333">
          <text:p/>
        </draw:polygon>
        <draw:frame draw:style-name="gr8" draw:text-style-name="P9" draw:layer="layout" svg:width="1.145cm" svg:height="0.53cm" svg:x="14.422cm" svg:y="4.583cm">
          <draw:text-box>
            <text:p text:style-name="P2"><text:span text:style-name="T4">dado</text:span></text:p>
          </draw:text-box>
        </draw:frame>
        <draw:polygon draw:style-name="gr7" draw:text-style-name="P8" draw:layer="layout" svg:width="1.856cm" svg:height="0.793cm" svg:x="16.019cm" svg:y="5.515cm" svg:viewBox="0 0 1857 794" draw:points="927,794 0,794 0,0 1857,0 1857,794">
          <text:p/>
        </draw:polygon>
        <draw:polygon draw:style-name="gr10" draw:text-style-name="P10" draw:layer="layout" svg:width="1.856cm" svg:height="1.331cm" svg:x="10.084cm" svg:y="6.529cm" svg:viewBox="0 0 1857 1332" draw:points="930,1332 0,1332 0,0 1857,0 1857,1332">
          <text:p/>
        </draw:polygon>
        <draw:frame draw:style-name="gr8" draw:text-style-name="P9" draw:layer="layout" svg:width="1.145cm" svg:height="0.53cm" svg:x="16.376cm" svg:y="4.583cm">
          <draw:text-box>
            <text:p text:style-name="P2"><text:span text:style-name="T4">dado</text:span></text:p>
          </draw:text-box>
        </draw:frame>
        <draw:polygon draw:style-name="gr14" draw:text-style-name="P11" draw:layer="layout" svg:width="1.192cm" svg:height="1.331cm" svg:x="11.894cm" svg:y="6.529cm" svg:viewBox="0 0 1193 1332" draw:points="597,1332 0,1332 0,0 1193,0 1193,1332">
          <text:p/>
        </draw:polygon>
        <draw:frame draw:style-name="gr13" draw:text-style-name="P9" draw:layer="layout" svg:width="0.832cm" svg:height="0.53cm" svg:x="10.597cm" svg:y="6.954cm">
          <draw:text-box>
            <text:p text:style-name="P2"><text:span text:style-name="T4">Qtd</text:span></text:p>
          </draw:text-box>
        </draw:frame>
        <draw:polygon draw:style-name="gr10" draw:text-style-name="P10" draw:layer="layout" svg:width="1.856cm" svg:height="1.331cm" svg:x="14.882cm" svg:y="6.529cm" svg:viewBox="0 0 1857 1332" draw:points="928,1332 0,1332 0,0 1857,0 1857,1332">
          <text:p/>
        </draw:polygon>
        <draw:frame draw:style-name="gr9" draw:text-style-name="P5" draw:layer="layout" svg:width="0.528cm" svg:height="0.615cm" svg:x="12.323cm" svg:y="6.917cm">
          <draw:text-box>
            <text:p text:style-name="P2"><text:span text:style-name="T2">1</text:span></text:p>
          </draw:text-box>
        </draw:frame>
        <draw:polygon draw:style-name="gr14" draw:text-style-name="P11" draw:layer="layout" svg:width="1.192cm" svg:height="1.331cm" svg:x="16.691cm" svg:y="6.529cm" svg:viewBox="0 0 1193 1332" draw:points="598,1332 0,1332 0,0 1193,0 1193,1332">
          <text:p/>
        </draw:polygon>
        <draw:frame draw:style-name="gr15" draw:text-style-name="P9" draw:layer="layout" svg:width="1.014cm" svg:height="0.53cm" svg:x="15.321cm" svg:y="6.954cm">
          <draw:text-box>
            <text:p text:style-name="P2"><text:span text:style-name="T4">Prox</text:span></text:p>
          </draw:text-box>
        </draw:frame>
        <draw:polygon draw:style-name="gr3" draw:text-style-name="P4" draw:layer="layout" svg:width="8.021cm" svg:height="5cm" svg:x="19.199cm" svg:y="4cm" svg:viewBox="0 0 8022 5001" draw:points="4011,5001 0,5001 0,0 8022,0 8022,5001">
          <text:p/>
        </draw:polygon>
        <draw:frame draw:style-name="gr9" draw:text-style-name="P5" draw:layer="layout" svg:width="0.528cm" svg:height="0.615cm" svg:x="17.12cm" svg:y="6.917cm">
          <draw:text-box>
            <text:p text:style-name="P2"><text:span text:style-name="T2">4</text:span></text:p>
          </draw:text-box>
        </draw:frame>
        <draw:polygon draw:style-name="gr31" draw:text-style-name="P6" draw:layer="layout" svg:width="1.856cm" svg:height="1.332cm" svg:x="19.284cm" svg:y="4.16cm" svg:viewBox="0 0 1857 1333" draw:points="930,1333 0,1333 0,0 1857,0 1857,1333">
          <text:p/>
        </draw:polygon>
        <draw:polygon draw:style-name="gr12" draw:text-style-name="P12" draw:layer="layout" svg:width="1.856cm" svg:height="1.332cm" svg:x="19.284cm" svg:y="4.16cm" svg:viewBox="0 0 1857 1333" draw:points="930,1333 0,1333 0,0 1857,0 1857,1333">
          <text:p/>
        </draw:polygon>
        <draw:frame draw:style-name="gr4" draw:text-style-name="P5" draw:layer="layout" svg:width="2.445cm" svg:height="0.615cm" svg:x="21.989cm" svg:y="8.067cm">
          <draw:text-box>
            <text:p text:style-name="P2"><text:span text:style-name="T2">pedaço 2</text:span></text:p>
          </draw:text-box>
        </draw:frame>
        <draw:polygon draw:style-name="gr7" draw:text-style-name="P8" draw:layer="layout" svg:width="1.856cm" svg:height="0.793cm" svg:x="19.284cm" svg:y="5.515cm" svg:viewBox="0 0 1857 794" draw:points="930,794 0,794 0,0 1857,0 1857,794">
          <text:p/>
        </draw:polygon>
        <draw:frame draw:style-name="gr8" draw:text-style-name="P9" draw:layer="layout" svg:width="1.145cm" svg:height="0.53cm" svg:x="19.643cm" svg:y="4.583cm">
          <draw:text-box>
            <text:p text:style-name="P2"><text:span text:style-name="T4">dado</text:span></text:p>
          </draw:text-box>
        </draw:frame>
        <draw:polygon draw:style-name="gr5" draw:text-style-name="P6" draw:layer="layout" svg:width="1.856cm" svg:height="1.332cm" svg:x="21.275cm" svg:y="4.158cm" svg:viewBox="0 0 1857 1333" draw:points="930,1333 0,1333 0,0 1857,0 1857,1333">
          <text:p/>
        </draw:polygon>
        <draw:frame draw:style-name="gr9" draw:text-style-name="P5" draw:layer="layout" svg:width="0.528cm" svg:height="0.615cm" svg:x="20.045cm" svg:y="5.633cm">
          <draw:text-box>
            <text:p text:style-name="P2"><text:span text:style-name="T2">2</text:span></text:p>
          </draw:text-box>
        </draw:frame>
        <draw:polygon draw:style-name="gr7" draw:text-style-name="P8" draw:layer="layout" svg:width="1.856cm" svg:height="0.794cm" svg:x="21.275cm" svg:y="5.512cm" svg:viewBox="0 0 1857 795" draw:points="930,795 0,795 0,0 1857,0 1857,795">
          <text:p/>
        </draw:polygon>
        <draw:frame draw:style-name="gr8" draw:text-style-name="P9" draw:layer="layout" svg:width="1.145cm" svg:height="0.53cm" svg:x="21.632cm" svg:y="4.583cm">
          <draw:text-box>
            <text:p text:style-name="P2"><text:span text:style-name="T4">dado</text:span></text:p>
          </draw:text-box>
        </draw:frame>
        <draw:polygon draw:style-name="gr5" draw:text-style-name="P6" draw:layer="layout" svg:width="1.856cm" svg:height="1.33cm" svg:x="23.264cm" svg:y="4.16cm" svg:viewBox="0 0 1857 1331" draw:points="927,1331 0,1331 0,0 1857,0 1857,1331">
          <text:p/>
        </draw:polygon>
        <draw:frame draw:style-name="gr9" draw:text-style-name="P5" draw:layer="layout" svg:width="0.528cm" svg:height="0.615cm" svg:x="22.035cm" svg:y="5.63cm">
          <draw:text-box>
            <text:p text:style-name="P2"><text:span text:style-name="T2">8</text:span></text:p>
          </draw:text-box>
        </draw:frame>
        <draw:polygon draw:style-name="gr7" draw:text-style-name="P8" draw:layer="layout" svg:width="1.856cm" svg:height="0.792cm" svg:x="23.264cm" svg:y="5.513cm" svg:viewBox="0 0 1857 793" draw:points="927,793 0,793 0,0 1857,0 1857,793">
          <text:p/>
        </draw:polygon>
        <draw:frame draw:style-name="gr8" draw:text-style-name="P9" draw:layer="layout" svg:width="1.145cm" svg:height="0.53cm" svg:x="23.622cm" svg:y="4.583cm">
          <draw:text-box>
            <text:p text:style-name="P2"><text:span text:style-name="T4">dado</text:span></text:p>
          </draw:text-box>
        </draw:frame>
        <draw:polygon draw:style-name="gr5" draw:text-style-name="P6" draw:layer="layout" svg:width="1.856cm" svg:height="1.332cm" svg:x="25.218cm" svg:y="4.16cm" svg:viewBox="0 0 1857 1333" draw:points="929,1333 0,1333 0,0 1857,0 1857,1333">
          <text:p/>
        </draw:polygon>
        <draw:frame draw:style-name="gr18" draw:text-style-name="P5" draw:layer="layout" svg:width="0.528cm" svg:height="0.589cm" svg:x="24.045cm" svg:y="5.642cm">
          <draw:text-box>
            <text:p text:style-name="P2"><text:span text:style-name="T5">9</text:span></text:p>
          </draw:text-box>
        </draw:frame>
        <draw:polygon draw:style-name="gr7" draw:text-style-name="P8" draw:layer="layout" svg:width="1.856cm" svg:height="0.793cm" svg:x="25.218cm" svg:y="5.515cm" svg:viewBox="0 0 1857 794" draw:points="929,794 0,794 0,0 1857,0 1857,794">
          <text:p/>
        </draw:polygon>
        <draw:frame draw:style-name="gr8" draw:text-style-name="P9" draw:layer="layout" svg:width="1.145cm" svg:height="0.53cm" svg:x="25.576cm" svg:y="4.583cm">
          <draw:text-box>
            <text:p text:style-name="P2"><text:span text:style-name="T4">dado</text:span></text:p>
          </draw:text-box>
        </draw:frame>
        <draw:polygon draw:style-name="gr10" draw:text-style-name="P10" draw:layer="layout" svg:width="1.856cm" svg:height="1.331cm" svg:x="19.284cm" svg:y="6.529cm" svg:viewBox="0 0 1857 1332" draw:points="930,1332 0,1332 0,0 1857,0 1857,1332">
          <text:p/>
        </draw:polygon>
        <draw:frame draw:style-name="gr17" draw:text-style-name="P5" draw:layer="layout" svg:width="0.595cm" svg:height="0.589cm" svg:x="25.873cm" svg:y="5.645cm">
          <draw:text-box>
            <text:p text:style-name="P2"><text:span text:style-name="T5">11</text:span></text:p>
          </draw:text-box>
        </draw:frame>
        <draw:polygon draw:style-name="gr14" draw:text-style-name="P11" draw:layer="layout" svg:width="1.191cm" svg:height="1.331cm" svg:x="21.095cm" svg:y="6.529cm" svg:viewBox="0 0 1192 1332" draw:points="596,1332 0,1332 0,0 1192,0 1192,1332">
          <text:p/>
        </draw:polygon>
        <draw:frame draw:style-name="gr13" draw:text-style-name="P9" draw:layer="layout" svg:width="0.832cm" svg:height="0.53cm" svg:x="19.798cm" svg:y="6.954cm">
          <draw:text-box>
            <text:p text:style-name="P2"><text:span text:style-name="T4">Qtd</text:span></text:p>
          </draw:text-box>
        </draw:frame>
        <draw:polygon draw:style-name="gr10" draw:text-style-name="P10" draw:layer="layout" svg:width="1.856cm" svg:height="1.331cm" svg:x="24.081cm" svg:y="6.529cm" svg:viewBox="0 0 1857 1332" draw:points="929,1332 0,1332 0,0 1857,0 1857,1332">
          <text:p/>
        </draw:polygon>
        <draw:frame draw:style-name="gr9" draw:text-style-name="P5" draw:layer="layout" svg:width="0.528cm" svg:height="0.615cm" svg:x="21.523cm" svg:y="6.917cm">
          <draw:text-box>
            <text:p text:style-name="P2"><text:span text:style-name="T2">4</text:span></text:p>
          </draw:text-box>
        </draw:frame>
        <draw:polygon draw:style-name="gr14" draw:text-style-name="P11" draw:layer="layout" svg:width="1.192cm" svg:height="1.331cm" svg:x="25.891cm" svg:y="6.529cm" svg:viewBox="0 0 1193 1332" draw:points="597,1332 0,1332 0,0 1193,0 1193,1332">
          <text:p/>
        </draw:polygon>
        <draw:frame draw:style-name="gr15" draw:text-style-name="P9" draw:layer="layout" svg:width="1.014cm" svg:height="0.53cm" svg:x="24.522cm" svg:y="6.954cm">
          <draw:text-box>
            <text:p text:style-name="P2"><text:span text:style-name="T4">Prox</text:span></text:p>
          </draw:text-box>
        </draw:frame>
        <draw:polygon draw:style-name="gr3" draw:text-style-name="P4" draw:layer="layout" svg:width="8.021cm" svg:height="5cm" svg:x="1.198cm" svg:y="4cm" svg:viewBox="0 0 8022 5001" draw:points="4012,5001 0,5001 0,0 8022,0 8022,5001">
          <text:p/>
        </draw:polygon>
        <draw:frame draw:style-name="gr9" draw:text-style-name="P5" draw:layer="layout" svg:width="0.528cm" svg:height="0.615cm" svg:x="26.321cm" svg:y="6.917cm">
          <draw:text-box>
            <text:p text:style-name="P2"><text:span text:style-name="T2">0</text:span></text:p>
          </draw:text-box>
        </draw:frame>
        <draw:polygon draw:style-name="gr5" draw:text-style-name="P6" draw:layer="layout" svg:width="1.856cm" svg:height="1.332cm" svg:x="1.284cm" svg:y="4.16cm" svg:viewBox="0 0 1857 1333" draw:points="929,1333 0,1333 0,0 1857,0 1857,1333">
          <text:p/>
        </draw:polygon>
        <draw:frame draw:style-name="gr4" draw:text-style-name="P5" draw:layer="layout" svg:width="2.445cm" svg:height="0.615cm" svg:x="3.99cm" svg:y="8.067cm">
          <draw:text-box>
            <text:p text:style-name="P2"><text:span text:style-name="T2">pedaço 0</text:span></text:p>
          </draw:text-box>
        </draw:frame>
        <draw:polygon draw:style-name="gr7" draw:text-style-name="P8" draw:layer="layout" svg:width="1.856cm" svg:height="0.793cm" svg:x="1.284cm" svg:y="5.515cm" svg:viewBox="0 0 1857 794" draw:points="929,794 0,794 0,0 1857,0 1857,794">
          <text:p/>
        </draw:polygon>
        <draw:frame draw:style-name="gr8" draw:text-style-name="P9" draw:layer="layout" svg:width="1.145cm" svg:height="0.53cm" svg:x="1.64cm" svg:y="4.583cm">
          <draw:text-box>
            <text:p text:style-name="P2"><text:span text:style-name="T4">dado</text:span></text:p>
          </draw:text-box>
        </draw:frame>
        <draw:polygon draw:style-name="gr5" draw:text-style-name="P6" draw:layer="layout" svg:width="1.855cm" svg:height="1.332cm" svg:x="3.276cm" svg:y="4.158cm" svg:viewBox="0 0 1856 1333" draw:points="928,1333 0,1333 0,0 1856,0 1856,1333">
          <text:p/>
        </draw:polygon>
        <draw:frame draw:style-name="gr9" draw:text-style-name="P5" draw:layer="layout" svg:width="0.528cm" svg:height="0.615cm" svg:x="2.043cm" svg:y="5.633cm">
          <draw:text-box>
            <text:p text:style-name="P2"><text:span text:style-name="T2">3</text:span></text:p>
          </draw:text-box>
        </draw:frame>
        <draw:polygon draw:style-name="gr7" draw:text-style-name="P8" draw:layer="layout" svg:width="1.855cm" svg:height="0.794cm" svg:x="3.276cm" svg:y="5.512cm" svg:viewBox="0 0 1856 795" draw:points="928,795 0,795 0,0 1856,0 1856,795">
          <text:p/>
        </draw:polygon>
        <draw:frame draw:style-name="gr8" draw:text-style-name="P9" draw:layer="layout" svg:width="1.145cm" svg:height="0.53cm" svg:x="3.634cm" svg:y="4.583cm">
          <draw:text-box>
            <text:p text:style-name="P2"><text:span text:style-name="T4">dado</text:span></text:p>
          </draw:text-box>
        </draw:frame>
        <draw:polygon draw:style-name="gr5" draw:text-style-name="P6" draw:layer="layout" svg:width="1.856cm" svg:height="1.33cm" svg:x="5.264cm" svg:y="4.16cm" svg:viewBox="0 0 1857 1331" draw:points="927,1331 0,1331 0,0 1857,0 1857,1331">
          <text:p/>
        </draw:polygon>
        <draw:frame draw:style-name="gr9" draw:text-style-name="P5" draw:layer="layout" svg:width="0.528cm" svg:height="0.615cm" svg:x="4.036cm" svg:y="5.63cm">
          <draw:text-box>
            <text:p text:style-name="P2"><text:span text:style-name="T2">5</text:span></text:p>
          </draw:text-box>
        </draw:frame>
        <draw:polygon draw:style-name="gr7" draw:text-style-name="P8" draw:layer="layout" svg:width="1.856cm" svg:height="0.792cm" svg:x="5.264cm" svg:y="5.513cm" svg:viewBox="0 0 1857 793" draw:points="927,793 0,793 0,0 1857,0 1857,793">
          <text:p/>
        </draw:polygon>
        <draw:polygon draw:style-name="gr5" draw:text-style-name="P6" draw:layer="layout" svg:width="1.856cm" svg:height="1.332cm" svg:x="7.218cm" svg:y="4.16cm" svg:viewBox="0 0 1857 1333" draw:points="929,1333 0,1333 0,0 1857,0 1857,1333">
          <text:p/>
        </draw:polygon>
        <draw:frame draw:style-name="gr8" draw:text-style-name="P9" draw:layer="layout" svg:width="1.145cm" svg:height="0.53cm" svg:x="5.62cm" svg:y="4.583cm">
          <draw:text-box>
            <text:p text:style-name="P2"><text:span text:style-name="T4">dado</text:span></text:p>
          </draw:text-box>
        </draw:frame>
        <draw:polygon draw:style-name="gr7" draw:text-style-name="P8" draw:layer="layout" svg:width="1.856cm" svg:height="0.793cm" svg:x="7.218cm" svg:y="5.515cm" svg:viewBox="0 0 1857 794" draw:points="929,794 0,794 0,0 1857,0 1857,794">
          <text:p/>
        </draw:polygon>
        <draw:polygon draw:style-name="gr10" draw:text-style-name="P10" draw:layer="layout" svg:width="1.856cm" svg:height="1.331cm" svg:x="1.284cm" svg:y="6.529cm" svg:viewBox="0 0 1857 1332" draw:points="929,1332 0,1332 0,0 1857,0 1857,1332">
          <text:p/>
        </draw:polygon>
        <draw:frame draw:style-name="gr8" draw:text-style-name="P9" draw:layer="layout" svg:width="1.145cm" svg:height="0.53cm" svg:x="7.578cm" svg:y="4.583cm">
          <draw:text-box>
            <text:p text:style-name="P2"><text:span text:style-name="T4">dado</text:span></text:p>
          </draw:text-box>
        </draw:frame>
        <draw:polygon draw:style-name="gr11" draw:text-style-name="P11" draw:layer="layout" svg:width="1.192cm" svg:height="1.331cm" svg:x="3.094cm" svg:y="6.529cm" svg:viewBox="0 0 1193 1332" draw:points="597,1332 0,1332 0,0 1193,0 1193,1332">
          <text:p/>
        </draw:polygon>
        <draw:polygon draw:style-name="gr12" draw:text-style-name="P12" draw:layer="layout" svg:width="1.192cm" svg:height="1.331cm" svg:x="3.094cm" svg:y="6.529cm" svg:viewBox="0 0 1193 1332" draw:points="597,1332 0,1332 0,0 1193,0 1193,1332">
          <text:p/>
        </draw:polygon>
        <draw:frame draw:style-name="gr13" draw:text-style-name="P9" draw:layer="layout" svg:width="0.832cm" svg:height="0.53cm" svg:x="1.799cm" svg:y="6.954cm">
          <draw:text-box>
            <text:p text:style-name="P2"><text:span text:style-name="T4">Qtd</text:span></text:p>
          </draw:text-box>
        </draw:frame>
        <draw:polygon draw:style-name="gr10" draw:text-style-name="P10" draw:layer="layout" svg:width="1.856cm" svg:height="1.331cm" svg:x="6.081cm" svg:y="6.529cm" svg:viewBox="0 0 1857 1332" draw:points="930,1332 0,1332 0,0 1857,0 1857,1332">
          <text:p/>
        </draw:polygon>
        <draw:frame draw:style-name="gr9" draw:text-style-name="P5" draw:layer="layout" svg:width="0.528cm" svg:height="0.615cm" svg:x="3.521cm" svg:y="6.917cm">
          <draw:text-box>
            <text:p text:style-name="P2"><text:span text:style-name="T2">2</text:span></text:p>
          </draw:text-box>
        </draw:frame>
        <draw:polygon draw:style-name="gr14" draw:text-style-name="P11" draw:layer="layout" svg:width="1.192cm" svg:height="1.331cm" svg:x="7.891cm" svg:y="6.529cm" svg:viewBox="0 0 1193 1332" draw:points="597,1332 0,1332 0,0 1193,0 1193,1332">
          <text:p/>
        </draw:polygon>
        <draw:frame draw:style-name="gr15" draw:text-style-name="P9" draw:layer="layout" svg:width="1.014cm" svg:height="0.53cm" svg:x="6.519cm" svg:y="6.954cm">
          <draw:text-box>
            <text:p text:style-name="P2"><text:span text:style-name="T4">Prox</text:span></text:p>
          </draw:text-box>
        </draw:frame>
        <draw:polygon draw:style-name="gr3" draw:text-style-name="P4" draw:layer="layout" svg:width="8.021cm" svg:height="5cm" svg:x="1.198cm" svg:y="4cm" svg:viewBox="0 0 8022 5001" draw:points="4012,5001 0,5001 0,0 8022,0 8022,5001">
          <text:p/>
        </draw:polygon>
        <draw:frame draw:style-name="gr9" draw:text-style-name="P5" draw:layer="layout" svg:width="0.528cm" svg:height="0.615cm" svg:x="8.319cm" svg:y="6.917cm">
          <draw:text-box>
            <text:p text:style-name="P2"><text:span text:style-name="T2">3</text:span></text:p>
          </draw:text-box>
        </draw:frame>
        <draw:polygon draw:style-name="gr5" draw:text-style-name="P6" draw:layer="layout" svg:width="1.856cm" svg:height="1.332cm" svg:x="1.284cm" svg:y="4.16cm" svg:viewBox="0 0 1857 1333" draw:points="929,1333 0,1333 0,0 1857,0 1857,1333">
          <text:p/>
        </draw:polygon>
        <draw:frame draw:style-name="gr4" draw:text-style-name="P5" draw:layer="layout" svg:width="2.445cm" svg:height="0.615cm" svg:x="3.99cm" svg:y="8.067cm">
          <draw:text-box>
            <text:p text:style-name="P2"><text:span text:style-name="T2">pedaço 0</text:span></text:p>
          </draw:text-box>
        </draw:frame>
        <draw:polygon draw:style-name="gr7" draw:text-style-name="P8" draw:layer="layout" svg:width="1.856cm" svg:height="0.793cm" svg:x="1.284cm" svg:y="5.515cm" svg:viewBox="0 0 1857 794" draw:points="929,794 0,794 0,0 1857,0 1857,794">
          <text:p/>
        </draw:polygon>
        <draw:frame draw:style-name="gr8" draw:text-style-name="P9" draw:layer="layout" svg:width="1.145cm" svg:height="0.53cm" svg:x="1.64cm" svg:y="4.583cm">
          <draw:text-box>
            <text:p text:style-name="P2"><text:span text:style-name="T4">dado</text:span></text:p>
          </draw:text-box>
        </draw:frame>
        <draw:polygon draw:style-name="gr5" draw:text-style-name="P6" draw:layer="layout" svg:width="1.855cm" svg:height="1.332cm" svg:x="3.276cm" svg:y="4.158cm" svg:viewBox="0 0 1856 1333" draw:points="928,1333 0,1333 0,0 1856,0 1856,1333">
          <text:p/>
        </draw:polygon>
        <draw:frame draw:style-name="gr16" draw:text-style-name="P5" draw:layer="layout" svg:width="0.679cm" svg:height="0.615cm" svg:x="1.873cm" svg:y="5.633cm">
          <draw:text-box>
            <text:p text:style-name="P2"><text:span text:style-name="T2">14</text:span></text:p>
          </draw:text-box>
        </draw:frame>
        <draw:polygon draw:style-name="gr7" draw:text-style-name="P8" draw:layer="layout" svg:width="1.855cm" svg:height="0.794cm" svg:x="3.276cm" svg:y="5.512cm" svg:viewBox="0 0 1856 795" draw:points="928,795 0,795 0,0 1856,0 1856,795">
          <text:p/>
        </draw:polygon>
        <draw:frame draw:style-name="gr8" draw:text-style-name="P9" draw:layer="layout" svg:width="1.145cm" svg:height="0.53cm" svg:x="3.634cm" svg:y="4.583cm">
          <draw:text-box>
            <text:p text:style-name="P2"><text:span text:style-name="T4">dado</text:span></text:p>
          </draw:text-box>
        </draw:frame>
        <draw:polygon draw:style-name="gr5" draw:text-style-name="P6" draw:layer="layout" svg:width="1.856cm" svg:height="1.33cm" svg:x="5.264cm" svg:y="4.16cm" svg:viewBox="0 0 1857 1331" draw:points="927,1331 0,1331 0,0 1857,0 1857,1331">
          <text:p/>
        </draw:polygon>
        <draw:frame draw:style-name="gr16" draw:text-style-name="P5" draw:layer="layout" svg:width="0.679cm" svg:height="0.615cm" svg:x="3.866cm" svg:y="5.63cm">
          <draw:text-box>
            <text:p text:style-name="P2"><text:span text:style-name="T2">18</text:span></text:p>
          </draw:text-box>
        </draw:frame>
        <draw:polygon draw:style-name="gr7" draw:text-style-name="P8" draw:layer="layout" svg:width="1.856cm" svg:height="0.792cm" svg:x="5.264cm" svg:y="5.513cm" svg:viewBox="0 0 1857 793" draw:points="927,793 0,793 0,0 1857,0 1857,793">
          <text:p/>
        </draw:polygon>
        <draw:frame draw:style-name="gr8" draw:text-style-name="P9" draw:layer="layout" svg:width="1.145cm" svg:height="0.53cm" svg:x="5.62cm" svg:y="4.583cm">
          <draw:text-box>
            <text:p text:style-name="P2"><text:span text:style-name="T4">dado</text:span></text:p>
          </draw:text-box>
        </draw:frame>
        <draw:polygon draw:style-name="gr5" draw:text-style-name="P6" draw:layer="layout" svg:width="1.856cm" svg:height="1.332cm" svg:x="7.218cm" svg:y="4.16cm" svg:viewBox="0 0 1857 1333" draw:points="929,1333 0,1333 0,0 1857,0 1857,1333">
          <text:p/>
        </draw:polygon>
        <draw:frame draw:style-name="gr19" draw:text-style-name="P13" draw:layer="layout" svg:width="0.705cm" svg:height="0.712cm" svg:x="5.842cm" svg:y="5.588cm">
          <draw:text-box>
            <text:p text:style-name="P2"><text:span text:style-name="T6">23</text:span></text:p>
          </draw:text-box>
        </draw:frame>
        <draw:polygon draw:style-name="gr7" draw:text-style-name="P8" draw:layer="layout" svg:width="1.856cm" svg:height="0.793cm" svg:x="7.218cm" svg:y="5.515cm" svg:viewBox="0 0 1857 794" draw:points="929,794 0,794 0,0 1857,0 1857,794">
          <text:p/>
        </draw:polygon>
        <draw:frame draw:style-name="gr8" draw:text-style-name="P9" draw:layer="layout" svg:width="1.145cm" svg:height="0.53cm" svg:x="7.578cm" svg:y="4.583cm">
          <draw:text-box>
            <text:p text:style-name="P2"><text:span text:style-name="T4">dado</text:span></text:p>
          </draw:text-box>
        </draw:frame>
        <draw:polygon draw:style-name="gr10" draw:text-style-name="P10" draw:layer="layout" svg:width="1.856cm" svg:height="1.331cm" svg:x="1.284cm" svg:y="6.529cm" svg:viewBox="0 0 1857 1332" draw:points="929,1332 0,1332 0,0 1857,0 1857,1332">
          <text:p/>
        </draw:polygon>
        <draw:frame draw:style-name="gr17" draw:text-style-name="P5" draw:layer="layout" svg:width="0.595cm" svg:height="0.589cm" svg:x="7.849cm" svg:y="5.645cm">
          <draw:text-box>
            <text:p text:style-name="P2"><text:span text:style-name="T5">31</text:span></text:p>
          </draw:text-box>
        </draw:frame>
        <draw:polygon draw:style-name="gr14" draw:text-style-name="P11" draw:layer="layout" svg:width="1.192cm" svg:height="1.331cm" svg:x="3.094cm" svg:y="6.529cm" svg:viewBox="0 0 1193 1332" draw:points="597,1332 0,1332 0,0 1193,0 1193,1332">
          <text:p/>
        </draw:polygon>
        <draw:frame draw:style-name="gr13" draw:text-style-name="P9" draw:layer="layout" svg:width="0.832cm" svg:height="0.53cm" svg:x="1.799cm" svg:y="6.954cm">
          <draw:text-box>
            <text:p text:style-name="P2"><text:span text:style-name="T4">Qtd</text:span></text:p>
          </draw:text-box>
        </draw:frame>
        <draw:polygon draw:style-name="gr10" draw:text-style-name="P10" draw:layer="layout" svg:width="1.856cm" svg:height="1.331cm" svg:x="6.081cm" svg:y="6.529cm" svg:viewBox="0 0 1857 1332" draw:points="930,1332 0,1332 0,0 1857,0 1857,1332">
          <text:p/>
        </draw:polygon>
        <draw:frame draw:style-name="gr9" draw:text-style-name="P5" draw:layer="layout" svg:width="0.528cm" svg:height="0.615cm" svg:x="3.521cm" svg:y="6.917cm">
          <draw:text-box>
            <text:p text:style-name="P2"><text:span text:style-name="T2">4</text:span></text:p>
          </draw:text-box>
        </draw:frame>
        <draw:polygon draw:style-name="gr14" draw:text-style-name="P11" draw:layer="layout" svg:width="1.192cm" svg:height="1.331cm" svg:x="7.891cm" svg:y="6.529cm" svg:viewBox="0 0 1193 1332" draw:points="597,1332 0,1332 0,0 1193,0 1193,1332">
          <text:p/>
        </draw:polygon>
        <draw:frame draw:style-name="gr15" draw:text-style-name="P9" draw:layer="layout" svg:width="1.014cm" svg:height="0.53cm" svg:x="6.519cm" svg:y="6.954cm">
          <draw:text-box>
            <text:p text:style-name="P2"><text:span text:style-name="T4">Prox</text:span></text:p>
          </draw:text-box>
        </draw:frame>
        <draw:polygon draw:style-name="gr3" draw:text-style-name="P4" draw:layer="layout" svg:width="8.021cm" svg:height="5cm" svg:x="17.378cm" svg:y="9.6cm" svg:viewBox="0 0 8022 5001" draw:points="4011,5001 0,5001 0,0 8022,0 8022,5001">
          <text:p/>
        </draw:polygon>
        <draw:frame draw:style-name="gr9" draw:text-style-name="P5" draw:layer="layout" svg:width="0.528cm" svg:height="0.615cm" svg:x="8.319cm" svg:y="6.917cm">
          <draw:text-box>
            <text:p text:style-name="P2"><text:span text:style-name="T2">3</text:span></text:p>
          </draw:text-box>
        </draw:frame>
        <draw:polygon draw:style-name="gr5" draw:text-style-name="P6" draw:layer="layout" svg:width="1.856cm" svg:height="1.332cm" svg:x="17.464cm" svg:y="9.76cm" svg:viewBox="0 0 1857 1333" draw:points="928,1333 0,1333 0,0 1857,0 1857,1333">
          <text:p/>
        </draw:polygon>
        <draw:frame draw:style-name="gr4" draw:text-style-name="P5" draw:layer="layout" svg:width="2.445cm" svg:height="0.615cm" svg:x="20.168cm" svg:y="13.666cm">
          <draw:text-box>
            <text:p text:style-name="P2"><text:span text:style-name="T2">pedaço 4</text:span></text:p>
          </draw:text-box>
        </draw:frame>
        <draw:polygon draw:style-name="gr7" draw:text-style-name="P8" draw:layer="layout" svg:width="1.856cm" svg:height="0.793cm" svg:x="17.464cm" svg:y="11.115cm" svg:viewBox="0 0 1857 794" draw:points="928,794 0,794 0,0 1857,0 1857,794">
          <text:p/>
        </draw:polygon>
        <draw:frame draw:style-name="gr8" draw:text-style-name="P9" draw:layer="layout" svg:width="1.145cm" svg:height="0.53cm" svg:x="17.822cm" svg:y="10.186cm">
          <draw:text-box>
            <text:p text:style-name="P2"><text:span text:style-name="T4">dado</text:span></text:p>
          </draw:text-box>
        </draw:frame>
        <draw:polygon draw:style-name="gr5" draw:text-style-name="P6" draw:layer="layout" svg:width="1.856cm" svg:height="1.332cm" svg:x="19.454cm" svg:y="9.758cm" svg:viewBox="0 0 1857 1333" draw:points="930,1333 0,1333 0,0 1857,0 1857,1333">
          <text:p/>
        </draw:polygon>
        <draw:frame draw:style-name="gr16" draw:text-style-name="P5" draw:layer="layout" svg:width="0.679cm" svg:height="0.615cm" svg:x="18.055cm" svg:y="11.232cm">
          <draw:text-box>
            <text:p text:style-name="P2"><text:span text:style-name="T2">72</text:span></text:p>
          </draw:text-box>
        </draw:frame>
        <draw:polygon draw:style-name="gr7" draw:text-style-name="P8" draw:layer="layout" svg:width="1.856cm" svg:height="0.794cm" svg:x="19.454cm" svg:y="11.112cm" svg:viewBox="0 0 1857 795" draw:points="930,795 0,795 0,0 1857,0 1857,795">
          <text:p/>
        </draw:polygon>
        <draw:frame draw:style-name="gr8" draw:text-style-name="P9" draw:layer="layout" svg:width="1.145cm" svg:height="0.53cm" svg:x="19.812cm" svg:y="10.182cm">
          <draw:text-box>
            <text:p text:style-name="P2"><text:span text:style-name="T4">dado</text:span></text:p>
          </draw:text-box>
        </draw:frame>
        <draw:polygon draw:style-name="gr5" draw:text-style-name="P6" draw:layer="layout" svg:width="1.856cm" svg:height="1.33cm" svg:x="21.442cm" svg:y="9.76cm" svg:viewBox="0 0 1857 1331" draw:points="929,1331 0,1331 0,0 1857,0 1857,1331">
          <text:p/>
        </draw:polygon>
        <draw:frame draw:style-name="gr16" draw:text-style-name="P5" draw:layer="layout" svg:width="0.679cm" svg:height="0.615cm" svg:x="20.045cm" svg:y="11.232cm">
          <draw:text-box>
            <text:p text:style-name="P2"><text:span text:style-name="T2">80</text:span></text:p>
          </draw:text-box>
        </draw:frame>
        <draw:polygon draw:style-name="gr7" draw:text-style-name="P8" draw:layer="layout" svg:width="1.856cm" svg:height="0.792cm" svg:x="21.442cm" svg:y="11.113cm" svg:viewBox="0 0 1857 793" draw:points="929,793 0,793 0,0 1857,0 1857,793">
          <text:p/>
        </draw:polygon>
        <draw:polygon draw:style-name="gr5" draw:text-style-name="P6" draw:layer="layout" svg:width="1.856cm" svg:height="1.332cm" svg:x="23.397cm" svg:y="9.76cm" svg:viewBox="0 0 1857 1333" draw:points="929,1333 0,1333 0,0 1857,0 1857,1333">
          <text:p/>
        </draw:polygon>
        <draw:frame draw:style-name="gr8" draw:text-style-name="P9" draw:layer="layout" svg:width="1.145cm" svg:height="0.53cm" svg:x="21.802cm" svg:y="10.186cm">
          <draw:text-box>
            <text:p text:style-name="P2"><text:span text:style-name="T4">dado</text:span></text:p>
          </draw:text-box>
        </draw:frame>
        <draw:polygon draw:style-name="gr7" draw:text-style-name="P8" draw:layer="layout" svg:width="1.856cm" svg:height="0.793cm" svg:x="23.397cm" svg:y="11.115cm" svg:viewBox="0 0 1857 794" draw:points="929,794 0,794 0,0 1857,0 1857,794">
          <text:p/>
        </draw:polygon>
        <draw:polygon draw:style-name="gr10" draw:text-style-name="P10" draw:layer="layout" svg:width="1.856cm" svg:height="1.331cm" svg:x="17.464cm" svg:y="12.129cm" svg:viewBox="0 0 1857 1332" draw:points="928,1332 0,1332 0,0 1857,0 1857,1332">
          <text:p/>
        </draw:polygon>
        <draw:frame draw:style-name="gr8" draw:text-style-name="P9" draw:layer="layout" svg:width="1.145cm" svg:height="0.53cm" svg:x="23.756cm" svg:y="10.186cm">
          <draw:text-box>
            <text:p text:style-name="P2"><text:span text:style-name="T4">dado</text:span></text:p>
          </draw:text-box>
        </draw:frame>
        <draw:polygon draw:style-name="gr14" draw:text-style-name="P11" draw:layer="layout" svg:width="1.192cm" svg:height="1.331cm" svg:x="19.274cm" svg:y="12.129cm" svg:viewBox="0 0 1193 1332" draw:points="596,1332 0,1332 0,0 1193,0 1193,1332">
          <text:p/>
        </draw:polygon>
        <draw:frame draw:style-name="gr13" draw:text-style-name="P9" draw:layer="layout" svg:width="0.832cm" svg:height="0.53cm" svg:x="17.978cm" svg:y="12.553cm">
          <draw:text-box>
            <text:p text:style-name="P2"><text:span text:style-name="T4">Qtd</text:span></text:p>
          </draw:text-box>
        </draw:frame>
        <draw:polygon draw:style-name="gr10" draw:text-style-name="P10" draw:layer="layout" svg:width="1.856cm" svg:height="1.331cm" svg:x="22.26cm" svg:y="12.129cm" svg:viewBox="0 0 1857 1332" draw:points="930,1332 0,1332 0,0 1857,0 1857,1332">
          <text:p/>
        </draw:polygon>
        <draw:frame draw:style-name="gr9" draw:text-style-name="P5" draw:layer="layout" svg:width="0.528cm" svg:height="0.615cm" svg:x="19.703cm" svg:y="12.516cm">
          <draw:text-box>
            <text:p text:style-name="P2"><text:span text:style-name="T2">2</text:span></text:p>
          </draw:text-box>
        </draw:frame>
        <draw:polygon draw:style-name="gr14" draw:text-style-name="P11" draw:layer="layout" svg:width="1.192cm" svg:height="1.331cm" svg:x="24.071cm" svg:y="12.129cm" svg:viewBox="0 0 1193 1332" draw:points="596,1332 0,1332 0,0 1193,0 1193,1332">
          <text:p/>
        </draw:polygon>
        <draw:frame draw:style-name="gr15" draw:text-style-name="P9" draw:layer="layout" svg:width="1.014cm" svg:height="0.53cm" svg:x="22.698cm" svg:y="12.553cm">
          <draw:text-box>
            <text:p text:style-name="P2"><text:span text:style-name="T4">Prox</text:span></text:p>
          </draw:text-box>
        </draw:frame>
        <draw:polygon draw:style-name="gr3" draw:text-style-name="P4" draw:layer="layout" svg:width="8.021cm" svg:height="5cm" svg:x="8.183cm" svg:y="9.56cm" svg:viewBox="0 0 8022 5001" draw:points="4012,5001 0,5001 0,0 8022,0 8022,5001">
          <text:p/>
        </draw:polygon>
        <draw:frame draw:style-name="gr20" draw:text-style-name="P9" draw:layer="layout" svg:width="0.459cm" svg:height="0.53cm" svg:x="24.44cm" svg:y="12.553cm">
          <draw:text-box>
            <text:p text:style-name="P2"><text:span text:style-name="T4">-1</text:span></text:p>
          </draw:text-box>
        </draw:frame>
        <draw:polygon draw:style-name="gr5" draw:text-style-name="P6" draw:layer="layout" svg:width="1.856cm" svg:height="1.332cm" svg:x="8.269cm" svg:y="9.72cm" svg:viewBox="0 0 1857 1333" draw:points="930,1333 0,1333 0,0 1857,0 1857,1333">
          <text:p/>
        </draw:polygon>
        <draw:frame draw:style-name="gr4" draw:text-style-name="P5" draw:layer="layout" svg:width="2.445cm" svg:height="0.615cm" svg:x="10.975cm" svg:y="13.627cm">
          <draw:text-box>
            <text:p text:style-name="P2"><text:span text:style-name="T2">pedaço 3</text:span></text:p>
          </draw:text-box>
        </draw:frame>
        <draw:polygon draw:style-name="gr7" draw:text-style-name="P8" draw:layer="layout" svg:width="1.856cm" svg:height="0.793cm" svg:x="8.269cm" svg:y="11.075cm" svg:viewBox="0 0 1857 794" draw:points="930,794 0,794 0,0 1857,0 1857,794">
          <text:p/>
        </draw:polygon>
        <draw:frame draw:style-name="gr8" draw:text-style-name="P9" draw:layer="layout" svg:width="1.145cm" svg:height="0.53cm" svg:x="8.625cm" svg:y="10.147cm">
          <draw:text-box>
            <text:p text:style-name="P2"><text:span text:style-name="T4">dado</text:span></text:p>
          </draw:text-box>
        </draw:frame>
        <draw:polygon draw:style-name="gr5" draw:text-style-name="P6" draw:layer="layout" svg:width="1.855cm" svg:height="1.332cm" svg:x="10.261cm" svg:y="9.718cm" svg:viewBox="0 0 1856 1333" draw:points="928,1333 0,1333 0,0 1856,0 1856,1333">
          <text:p/>
        </draw:polygon>
        <draw:frame draw:style-name="gr16" draw:text-style-name="P5" draw:layer="layout" svg:width="0.679cm" svg:height="0.615cm" svg:x="8.858cm" svg:y="11.193cm">
          <draw:text-box>
            <text:p text:style-name="P2"><text:span text:style-name="T2">32</text:span></text:p>
          </draw:text-box>
        </draw:frame>
        <draw:polygon draw:style-name="gr7" draw:text-style-name="P8" draw:layer="layout" svg:width="1.855cm" svg:height="0.794cm" svg:x="10.261cm" svg:y="11.072cm" svg:viewBox="0 0 1856 795" draw:points="928,795 0,795 0,0 1856,0 1856,795">
          <text:p/>
        </draw:polygon>
        <draw:frame draw:style-name="gr8" draw:text-style-name="P9" draw:layer="layout" svg:width="1.145cm" svg:height="0.53cm" svg:x="10.619cm" svg:y="10.143cm">
          <draw:text-box>
            <text:p text:style-name="P2"><text:span text:style-name="T4">dado</text:span></text:p>
          </draw:text-box>
        </draw:frame>
        <draw:polygon draw:style-name="gr5" draw:text-style-name="P6" draw:layer="layout" svg:width="1.856cm" svg:height="1.33cm" svg:x="12.249cm" svg:y="9.72cm" svg:viewBox="0 0 1857 1331" draw:points="927,1331 0,1331 0,0 1857,0 1857,1331">
          <text:p/>
        </draw:polygon>
        <draw:frame draw:style-name="gr16" draw:text-style-name="P5" draw:layer="layout" svg:width="0.679cm" svg:height="0.615cm" svg:x="10.851cm" svg:y="11.189cm">
          <draw:text-box>
            <text:p text:style-name="P2"><text:span text:style-name="T2">35</text:span></text:p>
          </draw:text-box>
        </draw:frame>
        <draw:polygon draw:style-name="gr7" draw:text-style-name="P8" draw:layer="layout" svg:width="1.856cm" svg:height="0.792cm" svg:x="12.249cm" svg:y="11.073cm" svg:viewBox="0 0 1857 793" draw:points="927,793 0,793 0,0 1857,0 1857,793">
          <text:p/>
        </draw:polygon>
        <draw:frame draw:style-name="gr8" draw:text-style-name="P9" draw:layer="layout" svg:width="1.145cm" svg:height="0.53cm" svg:x="12.605cm" svg:y="10.143cm">
          <draw:text-box>
            <text:p text:style-name="P2"><text:span text:style-name="T4">dado</text:span></text:p>
          </draw:text-box>
        </draw:frame>
        <draw:polygon draw:style-name="gr5" draw:text-style-name="P6" draw:layer="layout" svg:width="1.856cm" svg:height="1.332cm" svg:x="14.203cm" svg:y="9.72cm" svg:viewBox="0 0 1857 1333" draw:points="929,1333 0,1333 0,0 1857,0 1857,1333">
          <text:p/>
        </draw:polygon>
        <draw:frame draw:style-name="gr17" draw:text-style-name="P5" draw:layer="layout" svg:width="0.595cm" svg:height="0.589cm" svg:x="12.88cm" svg:y="11.201cm">
          <draw:text-box>
            <text:p text:style-name="P2"><text:span text:style-name="T5">38</text:span></text:p>
          </draw:text-box>
        </draw:frame>
        <draw:polygon draw:style-name="gr7" draw:text-style-name="P8" draw:layer="layout" svg:width="1.856cm" svg:height="0.793cm" svg:x="14.203cm" svg:y="11.075cm" svg:viewBox="0 0 1857 794" draw:points="929,794 0,794 0,0 1857,0 1857,794">
          <text:p/>
        </draw:polygon>
        <draw:frame draw:style-name="gr8" draw:text-style-name="P9" draw:layer="layout" svg:width="1.145cm" svg:height="0.53cm" svg:x="14.563cm" svg:y="10.147cm">
          <draw:text-box>
            <text:p text:style-name="P2"><text:span text:style-name="T4">dado</text:span></text:p>
          </draw:text-box>
        </draw:frame>
        <draw:polygon draw:style-name="gr27" draw:text-style-name="P10" draw:layer="layout" svg:width="1.856cm" svg:height="1.331cm" svg:x="8.269cm" svg:y="12.089cm" svg:viewBox="0 0 1857 1332" draw:points="930,1332 0,1332 0,0 1857,0 1857,1332">
          <text:p/>
        </draw:polygon>
        <draw:polygon draw:style-name="gr12" draw:text-style-name="P12" draw:layer="layout" svg:width="1.856cm" svg:height="1.331cm" svg:x="8.269cm" svg:y="12.089cm" svg:viewBox="0 0 1857 1332" draw:points="930,1332 0,1332 0,0 1857,0 1857,1332">
          <text:p/>
        </draw:polygon>
        <draw:frame draw:style-name="gr17" draw:text-style-name="P5" draw:layer="layout" svg:width="0.595cm" svg:height="0.589cm" svg:x="14.834cm" svg:y="11.205cm">
          <draw:text-box>
            <text:p text:style-name="P2"><text:span text:style-name="T5">40</text:span></text:p>
          </draw:text-box>
        </draw:frame>
        <draw:polygon draw:style-name="gr14" draw:text-style-name="P11" draw:layer="layout" svg:width="1.192cm" svg:height="1.331cm" svg:x="10.079cm" svg:y="12.089cm" svg:viewBox="0 0 1193 1332" draw:points="598,1332 0,1332 0,0 1193,0 1193,1332">
          <text:p/>
        </draw:polygon>
        <draw:frame draw:style-name="gr13" draw:text-style-name="P9" draw:layer="layout" svg:width="0.832cm" svg:height="0.53cm" svg:x="8.784cm" svg:y="12.514cm">
          <draw:text-box>
            <text:p text:style-name="P2"><text:span text:style-name="T4">Qtd</text:span></text:p>
          </draw:text-box>
        </draw:frame>
        <draw:polygon draw:style-name="gr10" draw:text-style-name="P10" draw:layer="layout" svg:width="1.856cm" svg:height="1.331cm" svg:x="13.066cm" svg:y="12.089cm" svg:viewBox="0 0 1857 1332" draw:points="930,1332 0,1332 0,0 1857,0 1857,1332">
          <text:p/>
        </draw:polygon>
        <draw:frame draw:style-name="gr9" draw:text-style-name="P5" draw:layer="layout" svg:width="0.528cm" svg:height="0.615cm" svg:x="10.506cm" svg:y="12.477cm">
          <draw:text-box>
            <text:p text:style-name="P2"><text:span text:style-name="T2">4</text:span></text:p>
          </draw:text-box>
        </draw:frame>
        <draw:polygon draw:style-name="gr14" draw:text-style-name="P11" draw:layer="layout" svg:width="1.192cm" svg:height="1.331cm" svg:x="14.876cm" svg:y="12.089cm" svg:viewBox="0 0 1193 1332" draw:points="598,1332 0,1332 0,0 1193,0 1193,1332">
          <text:p/>
        </draw:polygon>
        <draw:frame draw:style-name="gr15" draw:text-style-name="P9" draw:layer="layout" svg:width="1.014cm" svg:height="0.53cm" svg:x="13.504cm" svg:y="12.514cm">
          <draw:text-box>
            <text:p text:style-name="P2"><text:span text:style-name="T4">Prox</text:span></text:p>
          </draw:text-box>
        </draw:frame>
        <draw:polygon draw:style-name="gr3" draw:text-style-name="P4" draw:layer="layout" svg:width="3.513cm" svg:height="4.938cm" svg:x="1.287cm" svg:y="9.862cm" svg:viewBox="0 0 3514 4939" draw:points="1758,4939 0,4939 0,0 3514,0 3514,4939">
          <text:p/>
        </draw:polygon>
        <draw:frame draw:style-name="gr9" draw:text-style-name="P5" draw:layer="layout" svg:width="0.528cm" svg:height="0.615cm" svg:x="15.304cm" svg:y="12.477cm">
          <draw:text-box>
            <text:p text:style-name="P2"><text:span text:style-name="T2">1</text:span></text:p>
          </draw:text-box>
        </draw:frame>
        <draw:polygon draw:style-name="gr10" draw:text-style-name="P10" draw:layer="layout" svg:width="1.659cm" svg:height="1.197cm" svg:x="1.665cm" svg:y="10.02cm" svg:viewBox="0 0 1660 1198" draw:points="830,1198 0,1198 0,0 1660,0 1660,1198">
          <text:p/>
        </draw:polygon>
        <draw:frame draw:style-name="gr21" draw:text-style-name="P14" draw:layer="layout" svg:width="1.801cm" svg:height="0.412cm" svg:x="2.145cm" svg:y="14.065cm">
          <draw:text-box>
            <text:p text:style-name="P2"><text:span text:style-name="T7">cabeçalho</text:span></text:p>
          </draw:text-box>
        </draw:frame>
        <draw:polygon draw:style-name="gr14" draw:text-style-name="P11" draw:layer="layout" svg:width="1.067cm" svg:height="1.197cm" svg:x="3.282cm" svg:y="10.02cm" svg:viewBox="0 0 1068 1198" draw:points="534,1198 0,1198 0,0 1068,0 1068,1198">
          <text:p/>
        </draw:polygon>
        <draw:frame draw:style-name="gr22" draw:text-style-name="P14" draw:layer="layout" svg:width="0.891cm" svg:height="0.412cm" svg:x="2.05cm" svg:y="10.432cm">
          <draw:text-box>
            <text:p text:style-name="P2"><text:span text:style-name="T7">nSeq</text:span></text:p>
          </draw:text-box>
        </draw:frame>
        <draw:polygon draw:style-name="gr10" draw:text-style-name="P10" draw:layer="layout" svg:width="1.659cm" svg:height="1.198cm" svg:x="1.665cm" svg:y="11.328cm" svg:viewBox="0 0 1660 1199" draw:points="830,1199 0,1199 0,0 1660,0 1660,1199">
          <text:p/>
        </draw:polygon>
        <draw:frame draw:style-name="gr9" draw:text-style-name="P5" draw:layer="layout" svg:width="0.528cm" svg:height="0.615cm" svg:x="3.648cm" svg:y="10.339cm">
          <draw:text-box>
            <text:p text:style-name="P2"><text:span text:style-name="T2">5</text:span></text:p>
          </draw:text-box>
        </draw:frame>
        <draw:polygon draw:style-name="gr11" draw:text-style-name="P11" draw:layer="layout" svg:width="1.067cm" svg:height="1.198cm" svg:x="3.282cm" svg:y="11.328cm" svg:viewBox="0 0 1068 1199" draw:points="534,1199 0,1199 0,0 1068,0 1068,1199">
          <text:p/>
        </draw:polygon>
        <draw:polygon draw:style-name="gr12" draw:text-style-name="P12" draw:layer="layout" svg:width="1.067cm" svg:height="1.198cm" svg:x="3.282cm" svg:y="11.328cm" svg:viewBox="0 0 1068 1199" draw:points="534,1199 0,1199 0,0 1068,0 1068,1199">
          <text:p/>
        </draw:polygon>
        <draw:frame draw:style-name="gr22" draw:text-style-name="P14" draw:layer="layout" svg:width="0.891cm" svg:height="0.412cm" svg:x="2.05cm" svg:y="11.741cm">
          <draw:text-box>
            <text:p text:style-name="P2"><text:span text:style-name="T7">pSeq</text:span></text:p>
          </draw:text-box>
        </draw:frame>
        <draw:polygon draw:style-name="gr10" draw:text-style-name="P10" draw:layer="layout" svg:width="1.659cm" svg:height="1.198cm" svg:x="1.665cm" svg:y="12.65cm" svg:viewBox="0 0 1660 1199" draw:points="830,1199 0,1199 0,0 1660,0 1660,1199">
          <text:p/>
        </draw:polygon>
        <draw:frame draw:style-name="gr9" draw:text-style-name="P5" draw:layer="layout" svg:width="0.528cm" svg:height="0.615cm" svg:x="3.648cm" svg:y="11.648cm">
          <draw:text-box>
            <text:p text:style-name="P2"><text:span text:style-name="T2">2</text:span></text:p>
          </draw:text-box>
        </draw:frame>
        <draw:polygon draw:style-name="gr14" draw:text-style-name="P11" draw:layer="layout" svg:width="1.067cm" svg:height="1.198cm" svg:x="3.282cm" svg:y="12.65cm" svg:viewBox="0 0 1068 1199" draw:points="534,1199 0,1199 0,0 1068,0 1068,1199">
          <text:p/>
        </draw:polygon>
        <draw:frame draw:style-name="gr23" draw:text-style-name="P14" draw:layer="layout" svg:width="0.781cm" svg:height="0.412cm" svg:x="2.117cm" svg:y="13.063cm">
          <draw:text-box>
            <text:p text:style-name="P2"><text:span text:style-name="T7">Prox</text:span></text:p>
          </draw:text-box>
        </draw:frame>
        <draw:frame draw:style-name="gr9" draw:text-style-name="P5" draw:layer="layout" svg:width="0.528cm" svg:height="0.615cm" svg:x="3.648cm" svg:y="12.971cm">
          <draw:text-box>
            <text:p text:style-name="P2"><text:span text:style-name="T2">5</text:span></text:p>
          </draw:text-box>
        </draw:frame>
        <draw:line draw:style-name="gr32" draw:text-style-name="P19" draw:layer="layout" svg:x1="11.1cm" svg:y1="6.3cm" svg:x2="18.5cm" svg:y2="11.1cm">
          <text:p/>
        </draw:line>
      </draw:page>
      <draw:page draw:name="page13" draw:style-name="dp1" draw:master-page-name="master-page3">
        <draw:polygon draw:style-name="gr1" draw:text-style-name="P1" draw:layer="layout" svg:width="27.998cm" svg:height="15.749cm" svg:x="0cm" svg:y="0cm" svg:viewBox="0 0 27999 15750" draw:points="0,0 27999,0 27999,15750 0,15750">
          <text:p/>
        </draw:polygon>
        <draw:frame draw:style-name="gr2" draw:text-style-name="P3" draw:layer="layout" svg:width="0.493cm" svg:height="0.547cm" svg:x="1.401cm" svg:y="14.348cm">
          <draw:text-box>
            <text:p text:style-name="P2"><text:span text:style-name="T1"><text:s/></text:span></text:p>
          </draw:text-box>
        </draw:frame>
        <draw:polygon draw:style-name="gr3" draw:text-style-name="P4" draw:layer="layout" svg:width="8.021cm" svg:height="5cm" svg:x="1.198cm" svg:y="4cm" svg:viewBox="0 0 8022 5001" draw:points="4012,5001 0,5001 0,0 8022,0 8022,5001">
          <text:p/>
        </draw:polygon>
        <draw:frame draw:style-name="gr2" draw:text-style-name="P3" draw:layer="layout" svg:width="0.493cm" svg:height="0.547cm" svg:x="13.952cm" svg:y="14.348cm">
          <draw:text-box>
            <text:p text:style-name="P2"><text:span text:style-name="T1"><text:s/></text:span></text:p>
          </draw:text-box>
        </draw:frame>
        <draw:frame draw:style-name="gr4" draw:text-style-name="P5" draw:layer="layout" svg:width="2.445cm" svg:height="0.615cm" svg:x="3.99cm" svg:y="8.067cm">
          <draw:text-box>
            <text:p text:style-name="P2"><text:span text:style-name="T2">pedaço 0</text:span></text:p>
          </draw:text-box>
        </draw:frame>
        <draw:polygon draw:style-name="gr5" draw:text-style-name="P6" draw:layer="layout" svg:width="1.856cm" svg:height="1.332cm" svg:x="1.284cm" svg:y="4.16cm" svg:viewBox="0 0 1857 1333" draw:points="929,1333 0,1333 0,0 1857,0 1857,1333">
          <text:p/>
        </draw:polygon>
        <draw:frame draw:style-name="gr24" draw:text-style-name="P15" draw:layer="layout" svg:width="12.461cm" svg:height="1.182cm" svg:x="1.401cm" svg:y="1.354cm">
          <draw:text-box>
            <text:p text:style-name="P2"><text:span text:style-name="T8">3. Remover o elemento 42</text:span></text:p>
          </draw:text-box>
        </draw:frame>
        <draw:polygon draw:style-name="gr7" draw:text-style-name="P8" draw:layer="layout" svg:width="1.856cm" svg:height="0.793cm" svg:x="1.284cm" svg:y="5.515cm" svg:viewBox="0 0 1857 794" draw:points="929,794 0,794 0,0 1857,0 1857,794">
          <text:p/>
        </draw:polygon>
        <draw:frame draw:style-name="gr8" draw:text-style-name="P9" draw:layer="layout" svg:width="1.145cm" svg:height="0.53cm" svg:x="1.64cm" svg:y="4.583cm">
          <draw:text-box>
            <text:p text:style-name="P2"><text:span text:style-name="T4">dado</text:span></text:p>
          </draw:text-box>
        </draw:frame>
        <draw:polygon draw:style-name="gr5" draw:text-style-name="P6" draw:layer="layout" svg:width="1.855cm" svg:height="1.332cm" svg:x="3.276cm" svg:y="4.158cm" svg:viewBox="0 0 1856 1333" draw:points="928,1333 0,1333 0,0 1856,0 1856,1333">
          <text:p/>
        </draw:polygon>
        <draw:frame draw:style-name="gr9" draw:text-style-name="P5" draw:layer="layout" svg:width="0.528cm" svg:height="0.615cm" svg:x="2.043cm" svg:y="5.633cm">
          <draw:text-box>
            <text:p text:style-name="P2"><text:span text:style-name="T2">3</text:span></text:p>
          </draw:text-box>
        </draw:frame>
        <draw:polygon draw:style-name="gr7" draw:text-style-name="P8" draw:layer="layout" svg:width="1.855cm" svg:height="0.794cm" svg:x="3.276cm" svg:y="5.512cm" svg:viewBox="0 0 1856 795" draw:points="928,795 0,795 0,0 1856,0 1856,795">
          <text:p/>
        </draw:polygon>
        <draw:frame draw:style-name="gr8" draw:text-style-name="P9" draw:layer="layout" svg:width="1.145cm" svg:height="0.53cm" svg:x="3.634cm" svg:y="4.583cm">
          <draw:text-box>
            <text:p text:style-name="P2"><text:span text:style-name="T4">dado</text:span></text:p>
          </draw:text-box>
        </draw:frame>
        <draw:polygon draw:style-name="gr5" draw:text-style-name="P6" draw:layer="layout" svg:width="1.856cm" svg:height="1.33cm" svg:x="5.264cm" svg:y="4.16cm" svg:viewBox="0 0 1857 1331" draw:points="927,1331 0,1331 0,0 1857,0 1857,1331">
          <text:p/>
        </draw:polygon>
        <draw:frame draw:style-name="gr9" draw:text-style-name="P5" draw:layer="layout" svg:width="0.528cm" svg:height="0.615cm" svg:x="4.036cm" svg:y="5.63cm">
          <draw:text-box>
            <text:p text:style-name="P2"><text:span text:style-name="T2">5</text:span></text:p>
          </draw:text-box>
        </draw:frame>
        <draw:polygon draw:style-name="gr7" draw:text-style-name="P8" draw:layer="layout" svg:width="1.856cm" svg:height="0.792cm" svg:x="5.264cm" svg:y="5.513cm" svg:viewBox="0 0 1857 793" draw:points="927,793 0,793 0,0 1857,0 1857,793">
          <text:p/>
        </draw:polygon>
        <draw:polygon draw:style-name="gr5" draw:text-style-name="P6" draw:layer="layout" svg:width="1.856cm" svg:height="1.332cm" svg:x="7.218cm" svg:y="4.16cm" svg:viewBox="0 0 1857 1333" draw:points="929,1333 0,1333 0,0 1857,0 1857,1333">
          <text:p/>
        </draw:polygon>
        <draw:frame draw:style-name="gr8" draw:text-style-name="P9" draw:layer="layout" svg:width="1.145cm" svg:height="0.53cm" svg:x="5.62cm" svg:y="4.583cm">
          <draw:text-box>
            <text:p text:style-name="P2"><text:span text:style-name="T4">dado</text:span></text:p>
          </draw:text-box>
        </draw:frame>
        <draw:polygon draw:style-name="gr7" draw:text-style-name="P8" draw:layer="layout" svg:width="1.856cm" svg:height="0.793cm" svg:x="7.218cm" svg:y="5.515cm" svg:viewBox="0 0 1857 794" draw:points="929,794 0,794 0,0 1857,0 1857,794">
          <text:p/>
        </draw:polygon>
        <draw:polygon draw:style-name="gr10" draw:text-style-name="P10" draw:layer="layout" svg:width="1.856cm" svg:height="1.331cm" svg:x="1.284cm" svg:y="6.529cm" svg:viewBox="0 0 1857 1332" draw:points="929,1332 0,1332 0,0 1857,0 1857,1332">
          <text:p/>
        </draw:polygon>
        <draw:frame draw:style-name="gr8" draw:text-style-name="P9" draw:layer="layout" svg:width="1.145cm" svg:height="0.53cm" svg:x="7.578cm" svg:y="4.583cm">
          <draw:text-box>
            <text:p text:style-name="P2"><text:span text:style-name="T4">dado</text:span></text:p>
          </draw:text-box>
        </draw:frame>
        <draw:polygon draw:style-name="gr11" draw:text-style-name="P11" draw:layer="layout" svg:width="1.192cm" svg:height="1.331cm" svg:x="3.094cm" svg:y="6.529cm" svg:viewBox="0 0 1193 1332" draw:points="597,1332 0,1332 0,0 1193,0 1193,1332">
          <text:p/>
        </draw:polygon>
        <draw:polygon draw:style-name="gr12" draw:text-style-name="P12" draw:layer="layout" svg:width="1.192cm" svg:height="1.331cm" svg:x="3.094cm" svg:y="6.529cm" svg:viewBox="0 0 1193 1332" draw:points="597,1332 0,1332 0,0 1193,0 1193,1332">
          <text:p/>
        </draw:polygon>
        <draw:frame draw:style-name="gr13" draw:text-style-name="P9" draw:layer="layout" svg:width="0.832cm" svg:height="0.53cm" svg:x="1.799cm" svg:y="6.954cm">
          <draw:text-box>
            <text:p text:style-name="P2"><text:span text:style-name="T4">Qtd</text:span></text:p>
          </draw:text-box>
        </draw:frame>
        <draw:polygon draw:style-name="gr10" draw:text-style-name="P10" draw:layer="layout" svg:width="1.856cm" svg:height="1.331cm" svg:x="6.081cm" svg:y="6.529cm" svg:viewBox="0 0 1857 1332" draw:points="930,1332 0,1332 0,0 1857,0 1857,1332">
          <text:p/>
        </draw:polygon>
        <draw:frame draw:style-name="gr9" draw:text-style-name="P5" draw:layer="layout" svg:width="0.528cm" svg:height="0.615cm" svg:x="3.521cm" svg:y="6.917cm">
          <draw:text-box>
            <text:p text:style-name="P2"><text:span text:style-name="T2">2</text:span></text:p>
          </draw:text-box>
        </draw:frame>
        <draw:polygon draw:style-name="gr14" draw:text-style-name="P11" draw:layer="layout" svg:width="1.192cm" svg:height="1.331cm" svg:x="7.891cm" svg:y="6.529cm" svg:viewBox="0 0 1193 1332" draw:points="597,1332 0,1332 0,0 1193,0 1193,1332">
          <text:p/>
        </draw:polygon>
        <draw:frame draw:style-name="gr15" draw:text-style-name="P9" draw:layer="layout" svg:width="1.014cm" svg:height="0.53cm" svg:x="6.519cm" svg:y="6.954cm">
          <draw:text-box>
            <text:p text:style-name="P2"><text:span text:style-name="T4">Prox</text:span></text:p>
          </draw:text-box>
        </draw:frame>
        <draw:polygon draw:style-name="gr3" draw:text-style-name="P4" draw:layer="layout" svg:width="8.021cm" svg:height="5cm" svg:x="9.998cm" svg:y="4cm" svg:viewBox="0 0 8022 5001" draw:points="4013,5001 0,5001 0,0 8022,0 8022,5001">
          <text:p/>
        </draw:polygon>
        <draw:frame draw:style-name="gr9" draw:text-style-name="P5" draw:layer="layout" svg:width="0.528cm" svg:height="0.615cm" svg:x="8.319cm" svg:y="6.917cm">
          <draw:text-box>
            <text:p text:style-name="P2"><text:span text:style-name="T2">3</text:span></text:p>
          </draw:text-box>
        </draw:frame>
        <draw:polygon draw:style-name="gr5" draw:text-style-name="P6" draw:layer="layout" svg:width="1.856cm" svg:height="1.332cm" svg:x="10.084cm" svg:y="4.16cm" svg:viewBox="0 0 1857 1333" draw:points="930,1333 0,1333 0,0 1857,0 1857,1333">
          <text:p/>
        </draw:polygon>
        <draw:frame draw:style-name="gr4" draw:text-style-name="P5" draw:layer="layout" svg:width="2.445cm" svg:height="0.615cm" svg:x="12.788cm" svg:y="8.067cm">
          <draw:text-box>
            <text:p text:style-name="P2"><text:span text:style-name="T2">pedaço 1</text:span></text:p>
          </draw:text-box>
        </draw:frame>
        <draw:polygon draw:style-name="gr7" draw:text-style-name="P8" draw:layer="layout" svg:width="1.856cm" svg:height="0.793cm" svg:x="10.084cm" svg:y="5.515cm" svg:viewBox="0 0 1857 794" draw:points="930,794 0,794 0,0 1857,0 1857,794">
          <text:p/>
        </draw:polygon>
        <draw:frame draw:style-name="gr8" draw:text-style-name="P9" draw:layer="layout" svg:width="1.145cm" svg:height="0.53cm" svg:x="10.442cm" svg:y="4.583cm">
          <draw:text-box>
            <text:p text:style-name="P2"><text:span text:style-name="T4">dado</text:span></text:p>
          </draw:text-box>
        </draw:frame>
        <draw:polygon draw:style-name="gr5" draw:text-style-name="P6" draw:layer="layout" svg:width="1.856cm" svg:height="1.332cm" svg:x="12.076cm" svg:y="4.158cm" svg:viewBox="0 0 1857 1333" draw:points="927,1333 0,1333 0,0 1857,0 1857,1333">
          <text:p/>
        </draw:polygon>
        <draw:polygon draw:style-name="gr7" draw:text-style-name="P8" draw:layer="layout" svg:width="1.856cm" svg:height="0.794cm" svg:x="12.076cm" svg:y="5.512cm" svg:viewBox="0 0 1857 795" draw:points="927,795 0,795 0,0 1857,0 1857,795">
          <text:p/>
        </draw:polygon>
        <draw:polygon draw:style-name="gr5" draw:text-style-name="P6" draw:layer="layout" svg:width="1.856cm" svg:height="1.33cm" svg:x="14.064cm" svg:y="4.16cm" svg:viewBox="0 0 1857 1331" draw:points="927,1331 0,1331 0,0 1857,0 1857,1331">
          <text:p/>
        </draw:polygon>
        <draw:frame draw:style-name="gr8" draw:text-style-name="P9" draw:layer="layout" svg:width="1.145cm" svg:height="0.53cm" svg:x="12.432cm" svg:y="4.583cm">
          <draw:text-box>
            <text:p text:style-name="P2"><text:span text:style-name="T4">dado</text:span></text:p>
          </draw:text-box>
        </draw:frame>
        <draw:polygon draw:style-name="gr7" draw:text-style-name="P8" draw:layer="layout" svg:width="1.856cm" svg:height="0.792cm" svg:x="14.064cm" svg:y="5.513cm" svg:viewBox="0 0 1857 793" draw:points="927,793 0,793 0,0 1857,0 1857,793">
          <text:p/>
        </draw:polygon>
        <draw:polygon draw:style-name="gr5" draw:text-style-name="P6" draw:layer="layout" svg:width="1.856cm" svg:height="1.332cm" svg:x="16.019cm" svg:y="4.16cm" svg:viewBox="0 0 1857 1333" draw:points="927,1333 0,1333 0,0 1857,0 1857,1333">
          <text:p/>
        </draw:polygon>
        <draw:frame draw:style-name="gr8" draw:text-style-name="P9" draw:layer="layout" svg:width="1.145cm" svg:height="0.53cm" svg:x="14.422cm" svg:y="4.583cm">
          <draw:text-box>
            <text:p text:style-name="P2"><text:span text:style-name="T4">dado</text:span></text:p>
          </draw:text-box>
        </draw:frame>
        <draw:polygon draw:style-name="gr7" draw:text-style-name="P8" draw:layer="layout" svg:width="1.856cm" svg:height="0.793cm" svg:x="16.019cm" svg:y="5.515cm" svg:viewBox="0 0 1857 794" draw:points="927,794 0,794 0,0 1857,0 1857,794">
          <text:p/>
        </draw:polygon>
        <draw:polygon draw:style-name="gr10" draw:text-style-name="P10" draw:layer="layout" svg:width="1.856cm" svg:height="1.331cm" svg:x="10.084cm" svg:y="6.529cm" svg:viewBox="0 0 1857 1332" draw:points="930,1332 0,1332 0,0 1857,0 1857,1332">
          <text:p/>
        </draw:polygon>
        <draw:frame draw:style-name="gr8" draw:text-style-name="P9" draw:layer="layout" svg:width="1.145cm" svg:height="0.53cm" svg:x="16.376cm" svg:y="4.583cm">
          <draw:text-box>
            <text:p text:style-name="P2"><text:span text:style-name="T4">dado</text:span></text:p>
          </draw:text-box>
        </draw:frame>
        <draw:polygon draw:style-name="gr14" draw:text-style-name="P11" draw:layer="layout" svg:width="1.192cm" svg:height="1.331cm" svg:x="11.894cm" svg:y="6.529cm" svg:viewBox="0 0 1193 1332" draw:points="597,1332 0,1332 0,0 1193,0 1193,1332">
          <text:p/>
        </draw:polygon>
        <draw:frame draw:style-name="gr13" draw:text-style-name="P9" draw:layer="layout" svg:width="0.832cm" svg:height="0.53cm" svg:x="10.597cm" svg:y="6.954cm">
          <draw:text-box>
            <text:p text:style-name="P2"><text:span text:style-name="T4">Qtd</text:span></text:p>
          </draw:text-box>
        </draw:frame>
        <draw:polygon draw:style-name="gr10" draw:text-style-name="P10" draw:layer="layout" svg:width="1.856cm" svg:height="1.331cm" svg:x="14.882cm" svg:y="6.529cm" svg:viewBox="0 0 1857 1332" draw:points="928,1332 0,1332 0,0 1857,0 1857,1332">
          <text:p/>
        </draw:polygon>
        <draw:frame draw:style-name="gr9" draw:text-style-name="P5" draw:layer="layout" svg:width="0.528cm" svg:height="0.615cm" svg:x="12.323cm" svg:y="6.917cm">
          <draw:text-box>
            <text:p text:style-name="P2"><text:span text:style-name="T2">1</text:span></text:p>
          </draw:text-box>
        </draw:frame>
        <draw:polygon draw:style-name="gr14" draw:text-style-name="P11" draw:layer="layout" svg:width="1.192cm" svg:height="1.331cm" svg:x="16.691cm" svg:y="6.529cm" svg:viewBox="0 0 1193 1332" draw:points="598,1332 0,1332 0,0 1193,0 1193,1332">
          <text:p/>
        </draw:polygon>
        <draw:frame draw:style-name="gr15" draw:text-style-name="P9" draw:layer="layout" svg:width="1.014cm" svg:height="0.53cm" svg:x="15.321cm" svg:y="6.954cm">
          <draw:text-box>
            <text:p text:style-name="P2"><text:span text:style-name="T4">Prox</text:span></text:p>
          </draw:text-box>
        </draw:frame>
        <draw:polygon draw:style-name="gr3" draw:text-style-name="P4" draw:layer="layout" svg:width="8.021cm" svg:height="5cm" svg:x="19.199cm" svg:y="4cm" svg:viewBox="0 0 8022 5001" draw:points="4011,5001 0,5001 0,0 8022,0 8022,5001">
          <text:p/>
        </draw:polygon>
        <draw:frame draw:style-name="gr9" draw:text-style-name="P5" draw:layer="layout" svg:width="0.528cm" svg:height="0.615cm" svg:x="17.12cm" svg:y="6.917cm">
          <draw:text-box>
            <text:p text:style-name="P2"><text:span text:style-name="T2">4</text:span></text:p>
          </draw:text-box>
        </draw:frame>
        <draw:polygon draw:style-name="gr31" draw:text-style-name="P6" draw:layer="layout" svg:width="1.856cm" svg:height="1.332cm" svg:x="19.284cm" svg:y="4.16cm" svg:viewBox="0 0 1857 1333" draw:points="930,1333 0,1333 0,0 1857,0 1857,1333">
          <text:p/>
        </draw:polygon>
        <draw:polygon draw:style-name="gr12" draw:text-style-name="P12" draw:layer="layout" svg:width="1.856cm" svg:height="1.332cm" svg:x="19.284cm" svg:y="4.16cm" svg:viewBox="0 0 1857 1333" draw:points="930,1333 0,1333 0,0 1857,0 1857,1333">
          <text:p/>
        </draw:polygon>
        <draw:frame draw:style-name="gr4" draw:text-style-name="P5" draw:layer="layout" svg:width="2.445cm" svg:height="0.615cm" svg:x="21.989cm" svg:y="8.067cm">
          <draw:text-box>
            <text:p text:style-name="P2"><text:span text:style-name="T2">pedaço 2</text:span></text:p>
          </draw:text-box>
        </draw:frame>
        <draw:polygon draw:style-name="gr7" draw:text-style-name="P8" draw:layer="layout" svg:width="1.856cm" svg:height="0.793cm" svg:x="19.284cm" svg:y="5.515cm" svg:viewBox="0 0 1857 794" draw:points="930,794 0,794 0,0 1857,0 1857,794">
          <text:p/>
        </draw:polygon>
        <draw:frame draw:style-name="gr8" draw:text-style-name="P9" draw:layer="layout" svg:width="1.145cm" svg:height="0.53cm" svg:x="19.643cm" svg:y="4.583cm">
          <draw:text-box>
            <text:p text:style-name="P2"><text:span text:style-name="T4">dado</text:span></text:p>
          </draw:text-box>
        </draw:frame>
        <draw:polygon draw:style-name="gr5" draw:text-style-name="P6" draw:layer="layout" svg:width="1.856cm" svg:height="1.332cm" svg:x="21.275cm" svg:y="4.158cm" svg:viewBox="0 0 1857 1333" draw:points="930,1333 0,1333 0,0 1857,0 1857,1333">
          <text:p/>
        </draw:polygon>
        <draw:frame draw:style-name="gr9" draw:text-style-name="P5" draw:layer="layout" svg:width="0.528cm" svg:height="0.615cm" svg:x="20.045cm" svg:y="5.633cm">
          <draw:text-box>
            <text:p text:style-name="P2"><text:span text:style-name="T2">2</text:span></text:p>
          </draw:text-box>
        </draw:frame>
        <draw:polygon draw:style-name="gr7" draw:text-style-name="P8" draw:layer="layout" svg:width="1.856cm" svg:height="0.794cm" svg:x="21.275cm" svg:y="5.512cm" svg:viewBox="0 0 1857 795" draw:points="930,795 0,795 0,0 1857,0 1857,795">
          <text:p/>
        </draw:polygon>
        <draw:frame draw:style-name="gr8" draw:text-style-name="P9" draw:layer="layout" svg:width="1.145cm" svg:height="0.53cm" svg:x="21.632cm" svg:y="4.583cm">
          <draw:text-box>
            <text:p text:style-name="P2"><text:span text:style-name="T4">dado</text:span></text:p>
          </draw:text-box>
        </draw:frame>
        <draw:polygon draw:style-name="gr5" draw:text-style-name="P6" draw:layer="layout" svg:width="1.856cm" svg:height="1.33cm" svg:x="23.264cm" svg:y="4.16cm" svg:viewBox="0 0 1857 1331" draw:points="927,1331 0,1331 0,0 1857,0 1857,1331">
          <text:p/>
        </draw:polygon>
        <draw:frame draw:style-name="gr9" draw:text-style-name="P5" draw:layer="layout" svg:width="0.528cm" svg:height="0.615cm" svg:x="22.035cm" svg:y="5.63cm">
          <draw:text-box>
            <text:p text:style-name="P2"><text:span text:style-name="T2">8</text:span></text:p>
          </draw:text-box>
        </draw:frame>
        <draw:polygon draw:style-name="gr7" draw:text-style-name="P8" draw:layer="layout" svg:width="1.856cm" svg:height="0.792cm" svg:x="23.264cm" svg:y="5.513cm" svg:viewBox="0 0 1857 793" draw:points="927,793 0,793 0,0 1857,0 1857,793">
          <text:p/>
        </draw:polygon>
        <draw:frame draw:style-name="gr8" draw:text-style-name="P9" draw:layer="layout" svg:width="1.145cm" svg:height="0.53cm" svg:x="23.622cm" svg:y="4.583cm">
          <draw:text-box>
            <text:p text:style-name="P2"><text:span text:style-name="T4">dado</text:span></text:p>
          </draw:text-box>
        </draw:frame>
        <draw:polygon draw:style-name="gr5" draw:text-style-name="P6" draw:layer="layout" svg:width="1.856cm" svg:height="1.332cm" svg:x="25.218cm" svg:y="4.16cm" svg:viewBox="0 0 1857 1333" draw:points="929,1333 0,1333 0,0 1857,0 1857,1333">
          <text:p/>
        </draw:polygon>
        <draw:frame draw:style-name="gr18" draw:text-style-name="P5" draw:layer="layout" svg:width="0.528cm" svg:height="0.589cm" svg:x="24.045cm" svg:y="5.642cm">
          <draw:text-box>
            <text:p text:style-name="P2"><text:span text:style-name="T5">9</text:span></text:p>
          </draw:text-box>
        </draw:frame>
        <draw:polygon draw:style-name="gr7" draw:text-style-name="P8" draw:layer="layout" svg:width="1.856cm" svg:height="0.793cm" svg:x="25.218cm" svg:y="5.515cm" svg:viewBox="0 0 1857 794" draw:points="929,794 0,794 0,0 1857,0 1857,794">
          <text:p/>
        </draw:polygon>
        <draw:frame draw:style-name="gr8" draw:text-style-name="P9" draw:layer="layout" svg:width="1.145cm" svg:height="0.53cm" svg:x="25.576cm" svg:y="4.583cm">
          <draw:text-box>
            <text:p text:style-name="P2"><text:span text:style-name="T4">dado</text:span></text:p>
          </draw:text-box>
        </draw:frame>
        <draw:polygon draw:style-name="gr10" draw:text-style-name="P10" draw:layer="layout" svg:width="1.856cm" svg:height="1.331cm" svg:x="19.284cm" svg:y="6.529cm" svg:viewBox="0 0 1857 1332" draw:points="930,1332 0,1332 0,0 1857,0 1857,1332">
          <text:p/>
        </draw:polygon>
        <draw:frame draw:style-name="gr17" draw:text-style-name="P5" draw:layer="layout" svg:width="0.595cm" svg:height="0.589cm" svg:x="25.873cm" svg:y="5.645cm">
          <draw:text-box>
            <text:p text:style-name="P2"><text:span text:style-name="T5">11</text:span></text:p>
          </draw:text-box>
        </draw:frame>
        <draw:polygon draw:style-name="gr14" draw:text-style-name="P11" draw:layer="layout" svg:width="1.191cm" svg:height="1.331cm" svg:x="21.095cm" svg:y="6.529cm" svg:viewBox="0 0 1192 1332" draw:points="596,1332 0,1332 0,0 1192,0 1192,1332">
          <text:p/>
        </draw:polygon>
        <draw:frame draw:style-name="gr13" draw:text-style-name="P9" draw:layer="layout" svg:width="0.832cm" svg:height="0.53cm" svg:x="19.798cm" svg:y="6.954cm">
          <draw:text-box>
            <text:p text:style-name="P2"><text:span text:style-name="T4">Qtd</text:span></text:p>
          </draw:text-box>
        </draw:frame>
        <draw:polygon draw:style-name="gr10" draw:text-style-name="P10" draw:layer="layout" svg:width="1.856cm" svg:height="1.331cm" svg:x="24.081cm" svg:y="6.529cm" svg:viewBox="0 0 1857 1332" draw:points="929,1332 0,1332 0,0 1857,0 1857,1332">
          <text:p/>
        </draw:polygon>
        <draw:frame draw:style-name="gr9" draw:text-style-name="P5" draw:layer="layout" svg:width="0.528cm" svg:height="0.615cm" svg:x="21.523cm" svg:y="6.917cm">
          <draw:text-box>
            <text:p text:style-name="P2"><text:span text:style-name="T2">4</text:span></text:p>
          </draw:text-box>
        </draw:frame>
        <draw:polygon draw:style-name="gr14" draw:text-style-name="P11" draw:layer="layout" svg:width="1.192cm" svg:height="1.331cm" svg:x="25.891cm" svg:y="6.529cm" svg:viewBox="0 0 1193 1332" draw:points="597,1332 0,1332 0,0 1193,0 1193,1332">
          <text:p/>
        </draw:polygon>
        <draw:frame draw:style-name="gr15" draw:text-style-name="P9" draw:layer="layout" svg:width="1.014cm" svg:height="0.53cm" svg:x="24.522cm" svg:y="6.954cm">
          <draw:text-box>
            <text:p text:style-name="P2"><text:span text:style-name="T4">Prox</text:span></text:p>
          </draw:text-box>
        </draw:frame>
        <draw:polygon draw:style-name="gr3" draw:text-style-name="P4" draw:layer="layout" svg:width="8.021cm" svg:height="5cm" svg:x="1.198cm" svg:y="4cm" svg:viewBox="0 0 8022 5001" draw:points="4012,5001 0,5001 0,0 8022,0 8022,5001">
          <text:p/>
        </draw:polygon>
        <draw:frame draw:style-name="gr9" draw:text-style-name="P5" draw:layer="layout" svg:width="0.528cm" svg:height="0.615cm" svg:x="26.321cm" svg:y="6.917cm">
          <draw:text-box>
            <text:p text:style-name="P2"><text:span text:style-name="T2">0</text:span></text:p>
          </draw:text-box>
        </draw:frame>
        <draw:polygon draw:style-name="gr5" draw:text-style-name="P6" draw:layer="layout" svg:width="1.856cm" svg:height="1.332cm" svg:x="1.284cm" svg:y="4.16cm" svg:viewBox="0 0 1857 1333" draw:points="929,1333 0,1333 0,0 1857,0 1857,1333">
          <text:p/>
        </draw:polygon>
        <draw:frame draw:style-name="gr4" draw:text-style-name="P5" draw:layer="layout" svg:width="2.445cm" svg:height="0.615cm" svg:x="3.99cm" svg:y="8.067cm">
          <draw:text-box>
            <text:p text:style-name="P2"><text:span text:style-name="T2">pedaço 0</text:span></text:p>
          </draw:text-box>
        </draw:frame>
        <draw:polygon draw:style-name="gr7" draw:text-style-name="P8" draw:layer="layout" svg:width="1.856cm" svg:height="0.793cm" svg:x="1.284cm" svg:y="5.515cm" svg:viewBox="0 0 1857 794" draw:points="929,794 0,794 0,0 1857,0 1857,794">
          <text:p/>
        </draw:polygon>
        <draw:frame draw:style-name="gr8" draw:text-style-name="P9" draw:layer="layout" svg:width="1.145cm" svg:height="0.53cm" svg:x="1.64cm" svg:y="4.583cm">
          <draw:text-box>
            <text:p text:style-name="P2"><text:span text:style-name="T4">dado</text:span></text:p>
          </draw:text-box>
        </draw:frame>
        <draw:polygon draw:style-name="gr5" draw:text-style-name="P6" draw:layer="layout" svg:width="1.855cm" svg:height="1.332cm" svg:x="3.276cm" svg:y="4.158cm" svg:viewBox="0 0 1856 1333" draw:points="928,1333 0,1333 0,0 1856,0 1856,1333">
          <text:p/>
        </draw:polygon>
        <draw:frame draw:style-name="gr9" draw:text-style-name="P5" draw:layer="layout" svg:width="0.528cm" svg:height="0.615cm" svg:x="2.043cm" svg:y="5.633cm">
          <draw:text-box>
            <text:p text:style-name="P2"><text:span text:style-name="T2">3</text:span></text:p>
          </draw:text-box>
        </draw:frame>
        <draw:polygon draw:style-name="gr7" draw:text-style-name="P8" draw:layer="layout" svg:width="1.855cm" svg:height="0.794cm" svg:x="3.276cm" svg:y="5.512cm" svg:viewBox="0 0 1856 795" draw:points="928,795 0,795 0,0 1856,0 1856,795">
          <text:p/>
        </draw:polygon>
        <draw:frame draw:style-name="gr8" draw:text-style-name="P9" draw:layer="layout" svg:width="1.145cm" svg:height="0.53cm" svg:x="3.634cm" svg:y="4.583cm">
          <draw:text-box>
            <text:p text:style-name="P2"><text:span text:style-name="T4">dado</text:span></text:p>
          </draw:text-box>
        </draw:frame>
        <draw:polygon draw:style-name="gr5" draw:text-style-name="P6" draw:layer="layout" svg:width="1.856cm" svg:height="1.33cm" svg:x="5.264cm" svg:y="4.16cm" svg:viewBox="0 0 1857 1331" draw:points="927,1331 0,1331 0,0 1857,0 1857,1331">
          <text:p/>
        </draw:polygon>
        <draw:frame draw:style-name="gr9" draw:text-style-name="P5" draw:layer="layout" svg:width="0.528cm" svg:height="0.615cm" svg:x="4.036cm" svg:y="5.63cm">
          <draw:text-box>
            <text:p text:style-name="P2"><text:span text:style-name="T2">5</text:span></text:p>
          </draw:text-box>
        </draw:frame>
        <draw:polygon draw:style-name="gr7" draw:text-style-name="P8" draw:layer="layout" svg:width="1.856cm" svg:height="0.792cm" svg:x="5.264cm" svg:y="5.513cm" svg:viewBox="0 0 1857 793" draw:points="927,793 0,793 0,0 1857,0 1857,793">
          <text:p/>
        </draw:polygon>
        <draw:polygon draw:style-name="gr5" draw:text-style-name="P6" draw:layer="layout" svg:width="1.856cm" svg:height="1.332cm" svg:x="7.218cm" svg:y="4.16cm" svg:viewBox="0 0 1857 1333" draw:points="929,1333 0,1333 0,0 1857,0 1857,1333">
          <text:p/>
        </draw:polygon>
        <draw:frame draw:style-name="gr8" draw:text-style-name="P9" draw:layer="layout" svg:width="1.145cm" svg:height="0.53cm" svg:x="5.62cm" svg:y="4.583cm">
          <draw:text-box>
            <text:p text:style-name="P2"><text:span text:style-name="T4">dado</text:span></text:p>
          </draw:text-box>
        </draw:frame>
        <draw:polygon draw:style-name="gr7" draw:text-style-name="P8" draw:layer="layout" svg:width="1.856cm" svg:height="0.793cm" svg:x="7.218cm" svg:y="5.515cm" svg:viewBox="0 0 1857 794" draw:points="929,794 0,794 0,0 1857,0 1857,794">
          <text:p/>
        </draw:polygon>
        <draw:polygon draw:style-name="gr10" draw:text-style-name="P10" draw:layer="layout" svg:width="1.856cm" svg:height="1.331cm" svg:x="1.284cm" svg:y="6.529cm" svg:viewBox="0 0 1857 1332" draw:points="929,1332 0,1332 0,0 1857,0 1857,1332">
          <text:p/>
        </draw:polygon>
        <draw:frame draw:style-name="gr8" draw:text-style-name="P9" draw:layer="layout" svg:width="1.145cm" svg:height="0.53cm" svg:x="7.578cm" svg:y="4.583cm">
          <draw:text-box>
            <text:p text:style-name="P2"><text:span text:style-name="T4">dado</text:span></text:p>
          </draw:text-box>
        </draw:frame>
        <draw:polygon draw:style-name="gr11" draw:text-style-name="P11" draw:layer="layout" svg:width="1.192cm" svg:height="1.331cm" svg:x="3.094cm" svg:y="6.529cm" svg:viewBox="0 0 1193 1332" draw:points="597,1332 0,1332 0,0 1193,0 1193,1332">
          <text:p/>
        </draw:polygon>
        <draw:polygon draw:style-name="gr12" draw:text-style-name="P12" draw:layer="layout" svg:width="1.192cm" svg:height="1.331cm" svg:x="3.094cm" svg:y="6.529cm" svg:viewBox="0 0 1193 1332" draw:points="597,1332 0,1332 0,0 1193,0 1193,1332">
          <text:p/>
        </draw:polygon>
        <draw:frame draw:style-name="gr13" draw:text-style-name="P9" draw:layer="layout" svg:width="0.832cm" svg:height="0.53cm" svg:x="1.799cm" svg:y="6.954cm">
          <draw:text-box>
            <text:p text:style-name="P2"><text:span text:style-name="T4">Qtd</text:span></text:p>
          </draw:text-box>
        </draw:frame>
        <draw:polygon draw:style-name="gr10" draw:text-style-name="P10" draw:layer="layout" svg:width="1.856cm" svg:height="1.331cm" svg:x="6.081cm" svg:y="6.529cm" svg:viewBox="0 0 1857 1332" draw:points="930,1332 0,1332 0,0 1857,0 1857,1332">
          <text:p/>
        </draw:polygon>
        <draw:frame draw:style-name="gr9" draw:text-style-name="P5" draw:layer="layout" svg:width="0.528cm" svg:height="0.615cm" svg:x="3.521cm" svg:y="6.917cm">
          <draw:text-box>
            <text:p text:style-name="P2"><text:span text:style-name="T2">2</text:span></text:p>
          </draw:text-box>
        </draw:frame>
        <draw:polygon draw:style-name="gr14" draw:text-style-name="P11" draw:layer="layout" svg:width="1.192cm" svg:height="1.331cm" svg:x="7.891cm" svg:y="6.529cm" svg:viewBox="0 0 1193 1332" draw:points="597,1332 0,1332 0,0 1193,0 1193,1332">
          <text:p/>
        </draw:polygon>
        <draw:frame draw:style-name="gr15" draw:text-style-name="P9" draw:layer="layout" svg:width="1.014cm" svg:height="0.53cm" svg:x="6.519cm" svg:y="6.954cm">
          <draw:text-box>
            <text:p text:style-name="P2"><text:span text:style-name="T4">Prox</text:span></text:p>
          </draw:text-box>
        </draw:frame>
        <draw:polygon draw:style-name="gr3" draw:text-style-name="P4" draw:layer="layout" svg:width="8.021cm" svg:height="5cm" svg:x="1.198cm" svg:y="4cm" svg:viewBox="0 0 8022 5001" draw:points="4012,5001 0,5001 0,0 8022,0 8022,5001">
          <text:p/>
        </draw:polygon>
        <draw:frame draw:style-name="gr9" draw:text-style-name="P5" draw:layer="layout" svg:width="0.528cm" svg:height="0.615cm" svg:x="8.319cm" svg:y="6.917cm">
          <draw:text-box>
            <text:p text:style-name="P2"><text:span text:style-name="T2">3</text:span></text:p>
          </draw:text-box>
        </draw:frame>
        <draw:polygon draw:style-name="gr5" draw:text-style-name="P6" draw:layer="layout" svg:width="1.856cm" svg:height="1.332cm" svg:x="1.284cm" svg:y="4.16cm" svg:viewBox="0 0 1857 1333" draw:points="929,1333 0,1333 0,0 1857,0 1857,1333">
          <text:p/>
        </draw:polygon>
        <draw:frame draw:style-name="gr4" draw:text-style-name="P5" draw:layer="layout" svg:width="2.445cm" svg:height="0.615cm" svg:x="3.99cm" svg:y="8.067cm">
          <draw:text-box>
            <text:p text:style-name="P2"><text:span text:style-name="T2">pedaço 0</text:span></text:p>
          </draw:text-box>
        </draw:frame>
        <draw:polygon draw:style-name="gr7" draw:text-style-name="P8" draw:layer="layout" svg:width="1.856cm" svg:height="0.793cm" svg:x="1.284cm" svg:y="5.515cm" svg:viewBox="0 0 1857 794" draw:points="929,794 0,794 0,0 1857,0 1857,794">
          <text:p/>
        </draw:polygon>
        <draw:frame draw:style-name="gr8" draw:text-style-name="P9" draw:layer="layout" svg:width="1.145cm" svg:height="0.53cm" svg:x="1.64cm" svg:y="4.583cm">
          <draw:text-box>
            <text:p text:style-name="P2"><text:span text:style-name="T4">dado</text:span></text:p>
          </draw:text-box>
        </draw:frame>
        <draw:polygon draw:style-name="gr5" draw:text-style-name="P6" draw:layer="layout" svg:width="1.855cm" svg:height="1.332cm" svg:x="3.276cm" svg:y="4.158cm" svg:viewBox="0 0 1856 1333" draw:points="928,1333 0,1333 0,0 1856,0 1856,1333">
          <text:p/>
        </draw:polygon>
        <draw:frame draw:style-name="gr16" draw:text-style-name="P5" draw:layer="layout" svg:width="0.679cm" svg:height="0.615cm" svg:x="1.873cm" svg:y="5.633cm">
          <draw:text-box>
            <text:p text:style-name="P2"><text:span text:style-name="T2">14</text:span></text:p>
          </draw:text-box>
        </draw:frame>
        <draw:polygon draw:style-name="gr7" draw:text-style-name="P8" draw:layer="layout" svg:width="1.855cm" svg:height="0.794cm" svg:x="3.276cm" svg:y="5.512cm" svg:viewBox="0 0 1856 795" draw:points="928,795 0,795 0,0 1856,0 1856,795">
          <text:p/>
        </draw:polygon>
        <draw:frame draw:style-name="gr8" draw:text-style-name="P9" draw:layer="layout" svg:width="1.145cm" svg:height="0.53cm" svg:x="3.634cm" svg:y="4.583cm">
          <draw:text-box>
            <text:p text:style-name="P2"><text:span text:style-name="T4">dado</text:span></text:p>
          </draw:text-box>
        </draw:frame>
        <draw:polygon draw:style-name="gr5" draw:text-style-name="P6" draw:layer="layout" svg:width="1.856cm" svg:height="1.33cm" svg:x="5.264cm" svg:y="4.16cm" svg:viewBox="0 0 1857 1331" draw:points="927,1331 0,1331 0,0 1857,0 1857,1331">
          <text:p/>
        </draw:polygon>
        <draw:frame draw:style-name="gr16" draw:text-style-name="P5" draw:layer="layout" svg:width="0.679cm" svg:height="0.615cm" svg:x="3.866cm" svg:y="5.63cm">
          <draw:text-box>
            <text:p text:style-name="P2"><text:span text:style-name="T2">18</text:span></text:p>
          </draw:text-box>
        </draw:frame>
        <draw:polygon draw:style-name="gr7" draw:text-style-name="P8" draw:layer="layout" svg:width="1.856cm" svg:height="0.792cm" svg:x="5.264cm" svg:y="5.513cm" svg:viewBox="0 0 1857 793" draw:points="927,793 0,793 0,0 1857,0 1857,793">
          <text:p/>
        </draw:polygon>
        <draw:frame draw:style-name="gr8" draw:text-style-name="P9" draw:layer="layout" svg:width="1.145cm" svg:height="0.53cm" svg:x="5.62cm" svg:y="4.583cm">
          <draw:text-box>
            <text:p text:style-name="P2"><text:span text:style-name="T4">dado</text:span></text:p>
          </draw:text-box>
        </draw:frame>
        <draw:polygon draw:style-name="gr5" draw:text-style-name="P6" draw:layer="layout" svg:width="1.856cm" svg:height="1.332cm" svg:x="7.218cm" svg:y="4.16cm" svg:viewBox="0 0 1857 1333" draw:points="929,1333 0,1333 0,0 1857,0 1857,1333">
          <text:p/>
        </draw:polygon>
        <draw:frame draw:style-name="gr19" draw:text-style-name="P13" draw:layer="layout" svg:width="0.705cm" svg:height="0.712cm" svg:x="5.842cm" svg:y="5.588cm">
          <draw:text-box>
            <text:p text:style-name="P2"><text:span text:style-name="T6">23</text:span></text:p>
          </draw:text-box>
        </draw:frame>
        <draw:polygon draw:style-name="gr7" draw:text-style-name="P8" draw:layer="layout" svg:width="1.856cm" svg:height="0.793cm" svg:x="7.218cm" svg:y="5.515cm" svg:viewBox="0 0 1857 794" draw:points="929,794 0,794 0,0 1857,0 1857,794">
          <text:p/>
        </draw:polygon>
        <draw:frame draw:style-name="gr8" draw:text-style-name="P9" draw:layer="layout" svg:width="1.145cm" svg:height="0.53cm" svg:x="7.578cm" svg:y="4.583cm">
          <draw:text-box>
            <text:p text:style-name="P2"><text:span text:style-name="T4">dado</text:span></text:p>
          </draw:text-box>
        </draw:frame>
        <draw:polygon draw:style-name="gr10" draw:text-style-name="P10" draw:layer="layout" svg:width="1.856cm" svg:height="1.331cm" svg:x="1.284cm" svg:y="6.529cm" svg:viewBox="0 0 1857 1332" draw:points="929,1332 0,1332 0,0 1857,0 1857,1332">
          <text:p/>
        </draw:polygon>
        <draw:frame draw:style-name="gr17" draw:text-style-name="P5" draw:layer="layout" svg:width="0.595cm" svg:height="0.589cm" svg:x="7.849cm" svg:y="5.645cm">
          <draw:text-box>
            <text:p text:style-name="P2"><text:span text:style-name="T5">31</text:span></text:p>
          </draw:text-box>
        </draw:frame>
        <draw:polygon draw:style-name="gr14" draw:text-style-name="P11" draw:layer="layout" svg:width="1.192cm" svg:height="1.331cm" svg:x="3.094cm" svg:y="6.529cm" svg:viewBox="0 0 1193 1332" draw:points="597,1332 0,1332 0,0 1193,0 1193,1332">
          <text:p/>
        </draw:polygon>
        <draw:frame draw:style-name="gr13" draw:text-style-name="P9" draw:layer="layout" svg:width="0.832cm" svg:height="0.53cm" svg:x="1.799cm" svg:y="6.954cm">
          <draw:text-box>
            <text:p text:style-name="P2"><text:span text:style-name="T4">Qtd</text:span></text:p>
          </draw:text-box>
        </draw:frame>
        <draw:polygon draw:style-name="gr10" draw:text-style-name="P10" draw:layer="layout" svg:width="1.856cm" svg:height="1.331cm" svg:x="6.081cm" svg:y="6.529cm" svg:viewBox="0 0 1857 1332" draw:points="930,1332 0,1332 0,0 1857,0 1857,1332">
          <text:p/>
        </draw:polygon>
        <draw:frame draw:style-name="gr9" draw:text-style-name="P5" draw:layer="layout" svg:width="0.528cm" svg:height="0.615cm" svg:x="3.521cm" svg:y="6.917cm">
          <draw:text-box>
            <text:p text:style-name="P2"><text:span text:style-name="T2">4</text:span></text:p>
          </draw:text-box>
        </draw:frame>
        <draw:polygon draw:style-name="gr14" draw:text-style-name="P11" draw:layer="layout" svg:width="1.192cm" svg:height="1.331cm" svg:x="7.891cm" svg:y="6.529cm" svg:viewBox="0 0 1193 1332" draw:points="597,1332 0,1332 0,0 1193,0 1193,1332">
          <text:p/>
        </draw:polygon>
        <draw:frame draw:style-name="gr15" draw:text-style-name="P9" draw:layer="layout" svg:width="1.014cm" svg:height="0.53cm" svg:x="6.519cm" svg:y="6.954cm">
          <draw:text-box>
            <text:p text:style-name="P2"><text:span text:style-name="T4">Prox</text:span></text:p>
          </draw:text-box>
        </draw:frame>
        <draw:polygon draw:style-name="gr3" draw:text-style-name="P4" draw:layer="layout" svg:width="8.021cm" svg:height="5cm" svg:x="17.378cm" svg:y="9.6cm" svg:viewBox="0 0 8022 5001" draw:points="4011,5001 0,5001 0,0 8022,0 8022,5001">
          <text:p/>
        </draw:polygon>
        <draw:frame draw:style-name="gr9" draw:text-style-name="P5" draw:layer="layout" svg:width="0.528cm" svg:height="0.615cm" svg:x="8.319cm" svg:y="6.917cm">
          <draw:text-box>
            <text:p text:style-name="P2"><text:span text:style-name="T2">3</text:span></text:p>
          </draw:text-box>
        </draw:frame>
        <draw:polygon draw:style-name="gr5" draw:text-style-name="P6" draw:layer="layout" svg:width="1.856cm" svg:height="1.332cm" svg:x="17.464cm" svg:y="9.76cm" svg:viewBox="0 0 1857 1333" draw:points="928,1333 0,1333 0,0 1857,0 1857,1333">
          <text:p/>
        </draw:polygon>
        <draw:frame draw:style-name="gr4" draw:text-style-name="P5" draw:layer="layout" svg:width="2.445cm" svg:height="0.615cm" svg:x="20.168cm" svg:y="13.666cm">
          <draw:text-box>
            <text:p text:style-name="P2"><text:span text:style-name="T2">pedaço 4</text:span></text:p>
          </draw:text-box>
        </draw:frame>
        <draw:polygon draw:style-name="gr7" draw:text-style-name="P8" draw:layer="layout" svg:width="1.856cm" svg:height="0.793cm" svg:x="17.464cm" svg:y="11.115cm" svg:viewBox="0 0 1857 794" draw:points="928,794 0,794 0,0 1857,0 1857,794">
          <text:p/>
        </draw:polygon>
        <draw:frame draw:style-name="gr8" draw:text-style-name="P9" draw:layer="layout" svg:width="1.145cm" svg:height="0.53cm" svg:x="17.822cm" svg:y="10.186cm">
          <draw:text-box>
            <text:p text:style-name="P2"><text:span text:style-name="T4">dado</text:span></text:p>
          </draw:text-box>
        </draw:frame>
        <draw:polygon draw:style-name="gr5" draw:text-style-name="P6" draw:layer="layout" svg:width="1.856cm" svg:height="1.332cm" svg:x="19.454cm" svg:y="9.758cm" svg:viewBox="0 0 1857 1333" draw:points="930,1333 0,1333 0,0 1857,0 1857,1333">
          <text:p/>
        </draw:polygon>
        <draw:frame draw:style-name="gr16" draw:text-style-name="P5" draw:layer="layout" svg:width="0.679cm" svg:height="0.615cm" svg:x="18.055cm" svg:y="11.232cm">
          <draw:text-box>
            <text:p text:style-name="P2"><text:span text:style-name="T2">51</text:span></text:p>
          </draw:text-box>
        </draw:frame>
        <draw:polygon draw:style-name="gr7" draw:text-style-name="P8" draw:layer="layout" svg:width="1.856cm" svg:height="0.794cm" svg:x="19.454cm" svg:y="11.112cm" svg:viewBox="0 0 1857 795" draw:points="930,795 0,795 0,0 1857,0 1857,795">
          <text:p/>
        </draw:polygon>
        <draw:frame draw:style-name="gr8" draw:text-style-name="P9" draw:layer="layout" svg:width="1.145cm" svg:height="0.53cm" svg:x="19.812cm" svg:y="10.182cm">
          <draw:text-box>
            <text:p text:style-name="P2"><text:span text:style-name="T4">dado</text:span></text:p>
          </draw:text-box>
        </draw:frame>
        <draw:polygon draw:style-name="gr5" draw:text-style-name="P6" draw:layer="layout" svg:width="1.856cm" svg:height="1.33cm" svg:x="21.442cm" svg:y="9.76cm" svg:viewBox="0 0 1857 1331" draw:points="929,1331 0,1331 0,0 1857,0 1857,1331">
          <text:p/>
        </draw:polygon>
        <draw:frame draw:style-name="gr16" draw:text-style-name="P5" draw:layer="layout" svg:width="0.679cm" svg:height="0.615cm" svg:x="20.045cm" svg:y="11.232cm">
          <draw:text-box>
            <text:p text:style-name="P2"><text:span text:style-name="T2">72</text:span></text:p>
          </draw:text-box>
        </draw:frame>
        <draw:polygon draw:style-name="gr33" draw:text-style-name="P21" draw:layer="layout" svg:width="1.856cm" svg:height="0.792cm" svg:x="21.442cm" svg:y="11.113cm" svg:viewBox="0 0 1857 793" draw:points="929,793 0,793 0,0 1857,0 1857,793">
          <text:p text:style-name="P20"><text:span text:style-name="T2">80</text:span></text:p>
        </draw:polygon>
        <draw:polygon draw:style-name="gr5" draw:text-style-name="P6" draw:layer="layout" svg:width="1.856cm" svg:height="1.332cm" svg:x="23.397cm" svg:y="9.76cm" svg:viewBox="0 0 1857 1333" draw:points="929,1333 0,1333 0,0 1857,0 1857,1333">
          <text:p/>
        </draw:polygon>
        <draw:frame draw:style-name="gr8" draw:text-style-name="P9" draw:layer="layout" svg:width="1.145cm" svg:height="0.53cm" svg:x="21.802cm" svg:y="10.186cm">
          <draw:text-box>
            <text:p text:style-name="P2"><text:span text:style-name="T4">dado</text:span></text:p>
          </draw:text-box>
        </draw:frame>
        <draw:polygon draw:style-name="gr7" draw:text-style-name="P8" draw:layer="layout" svg:width="1.856cm" svg:height="0.793cm" svg:x="23.397cm" svg:y="11.115cm" svg:viewBox="0 0 1857 794" draw:points="929,794 0,794 0,0 1857,0 1857,794">
          <text:p/>
        </draw:polygon>
        <draw:polygon draw:style-name="gr10" draw:text-style-name="P10" draw:layer="layout" svg:width="1.856cm" svg:height="1.331cm" svg:x="17.464cm" svg:y="12.129cm" svg:viewBox="0 0 1857 1332" draw:points="928,1332 0,1332 0,0 1857,0 1857,1332">
          <text:p/>
        </draw:polygon>
        <draw:frame draw:style-name="gr8" draw:text-style-name="P9" draw:layer="layout" svg:width="1.145cm" svg:height="0.53cm" svg:x="23.756cm" svg:y="10.186cm">
          <draw:text-box>
            <text:p text:style-name="P2"><text:span text:style-name="T4">dado</text:span></text:p>
          </draw:text-box>
        </draw:frame>
        <draw:polygon draw:style-name="gr14" draw:text-style-name="P11" draw:layer="layout" svg:width="1.192cm" svg:height="1.331cm" svg:x="19.274cm" svg:y="12.129cm" svg:viewBox="0 0 1193 1332" draw:points="596,1332 0,1332 0,0 1193,0 1193,1332">
          <text:p/>
        </draw:polygon>
        <draw:frame draw:style-name="gr13" draw:text-style-name="P9" draw:layer="layout" svg:width="0.832cm" svg:height="0.53cm" svg:x="17.978cm" svg:y="12.553cm">
          <draw:text-box>
            <text:p text:style-name="P2"><text:span text:style-name="T4">Qtd</text:span></text:p>
          </draw:text-box>
        </draw:frame>
        <draw:polygon draw:style-name="gr10" draw:text-style-name="P10" draw:layer="layout" svg:width="1.856cm" svg:height="1.331cm" svg:x="22.26cm" svg:y="12.129cm" svg:viewBox="0 0 1857 1332" draw:points="930,1332 0,1332 0,0 1857,0 1857,1332">
          <text:p/>
        </draw:polygon>
        <draw:frame draw:style-name="gr9" draw:text-style-name="P5" draw:layer="layout" svg:width="0.528cm" svg:height="0.615cm" svg:x="19.703cm" svg:y="12.516cm">
          <draw:text-box>
            <text:p text:style-name="P2"><text:span text:style-name="T2">2</text:span></text:p>
          </draw:text-box>
        </draw:frame>
        <draw:polygon draw:style-name="gr14" draw:text-style-name="P11" draw:layer="layout" svg:width="1.192cm" svg:height="1.331cm" svg:x="24.071cm" svg:y="12.129cm" svg:viewBox="0 0 1193 1332" draw:points="596,1332 0,1332 0,0 1193,0 1193,1332">
          <text:p/>
        </draw:polygon>
        <draw:frame draw:style-name="gr15" draw:text-style-name="P9" draw:layer="layout" svg:width="1.014cm" svg:height="0.53cm" svg:x="22.698cm" svg:y="12.553cm">
          <draw:text-box>
            <text:p text:style-name="P2"><text:span text:style-name="T4">Prox</text:span></text:p>
          </draw:text-box>
        </draw:frame>
        <draw:polygon draw:style-name="gr3" draw:text-style-name="P4" draw:layer="layout" svg:width="8.021cm" svg:height="5cm" svg:x="8.183cm" svg:y="9.56cm" svg:viewBox="0 0 8022 5001" draw:points="4012,5001 0,5001 0,0 8022,0 8022,5001">
          <text:p/>
        </draw:polygon>
        <draw:frame draw:style-name="gr20" draw:text-style-name="P9" draw:layer="layout" svg:width="0.459cm" svg:height="0.53cm" svg:x="24.44cm" svg:y="12.553cm">
          <draw:text-box>
            <text:p text:style-name="P2"><text:span text:style-name="T4">-1</text:span></text:p>
          </draw:text-box>
        </draw:frame>
        <draw:polygon draw:style-name="gr5" draw:text-style-name="P6" draw:layer="layout" svg:width="1.856cm" svg:height="1.332cm" svg:x="8.269cm" svg:y="9.72cm" svg:viewBox="0 0 1857 1333" draw:points="930,1333 0,1333 0,0 1857,0 1857,1333">
          <text:p/>
        </draw:polygon>
        <draw:frame draw:style-name="gr4" draw:text-style-name="P5" draw:layer="layout" svg:width="2.445cm" svg:height="0.615cm" svg:x="10.975cm" svg:y="13.627cm">
          <draw:text-box>
            <text:p text:style-name="P2"><text:span text:style-name="T2">pedaço 3</text:span></text:p>
          </draw:text-box>
        </draw:frame>
        <draw:polygon draw:style-name="gr7" draw:text-style-name="P8" draw:layer="layout" svg:width="1.856cm" svg:height="0.793cm" svg:x="8.269cm" svg:y="11.075cm" svg:viewBox="0 0 1857 794" draw:points="930,794 0,794 0,0 1857,0 1857,794">
          <text:p/>
        </draw:polygon>
        <draw:frame draw:style-name="gr8" draw:text-style-name="P9" draw:layer="layout" svg:width="1.145cm" svg:height="0.53cm" svg:x="8.625cm" svg:y="10.147cm">
          <draw:text-box>
            <text:p text:style-name="P2"><text:span text:style-name="T4">dado</text:span></text:p>
          </draw:text-box>
        </draw:frame>
        <draw:polygon draw:style-name="gr5" draw:text-style-name="P6" draw:layer="layout" svg:width="1.855cm" svg:height="1.332cm" svg:x="10.261cm" svg:y="9.718cm" svg:viewBox="0 0 1856 1333" draw:points="928,1333 0,1333 0,0 1856,0 1856,1333">
          <text:p/>
        </draw:polygon>
        <draw:frame draw:style-name="gr16" draw:text-style-name="P5" draw:layer="layout" svg:width="0.679cm" svg:height="0.615cm" svg:x="8.858cm" svg:y="11.193cm">
          <draw:text-box>
            <text:p text:style-name="P2"><text:span text:style-name="T2">32</text:span></text:p>
          </draw:text-box>
        </draw:frame>
        <draw:polygon draw:style-name="gr7" draw:text-style-name="P8" draw:layer="layout" svg:width="1.855cm" svg:height="0.794cm" svg:x="10.261cm" svg:y="11.072cm" svg:viewBox="0 0 1856 795" draw:points="928,795 0,795 0,0 1856,0 1856,795">
          <text:p/>
        </draw:polygon>
        <draw:frame draw:style-name="gr8" draw:text-style-name="P9" draw:layer="layout" svg:width="1.145cm" svg:height="0.53cm" svg:x="10.619cm" svg:y="10.143cm">
          <draw:text-box>
            <text:p text:style-name="P2"><text:span text:style-name="T4">dado</text:span></text:p>
          </draw:text-box>
        </draw:frame>
        <draw:polygon draw:style-name="gr5" draw:text-style-name="P6" draw:layer="layout" svg:width="1.856cm" svg:height="1.33cm" svg:x="12.249cm" svg:y="9.72cm" svg:viewBox="0 0 1857 1331" draw:points="927,1331 0,1331 0,0 1857,0 1857,1331">
          <text:p/>
        </draw:polygon>
        <draw:frame draw:style-name="gr16" draw:text-style-name="P5" draw:layer="layout" svg:width="0.679cm" svg:height="0.615cm" svg:x="10.851cm" svg:y="11.189cm">
          <draw:text-box>
            <text:p text:style-name="P2"><text:span text:style-name="T2">35</text:span></text:p>
          </draw:text-box>
        </draw:frame>
        <draw:polygon draw:style-name="gr7" draw:text-style-name="P8" draw:layer="layout" svg:width="1.856cm" svg:height="0.792cm" svg:x="12.249cm" svg:y="11.073cm" svg:viewBox="0 0 1857 793" draw:points="927,793 0,793 0,0 1857,0 1857,793">
          <text:p/>
        </draw:polygon>
        <draw:frame draw:style-name="gr8" draw:text-style-name="P9" draw:layer="layout" svg:width="1.145cm" svg:height="0.53cm" svg:x="12.605cm" svg:y="10.143cm">
          <draw:text-box>
            <text:p text:style-name="P2"><text:span text:style-name="T4">dado</text:span></text:p>
          </draw:text-box>
        </draw:frame>
        <draw:polygon draw:style-name="gr5" draw:text-style-name="P6" draw:layer="layout" svg:width="1.856cm" svg:height="1.332cm" svg:x="14.203cm" svg:y="9.72cm" svg:viewBox="0 0 1857 1333" draw:points="929,1333 0,1333 0,0 1857,0 1857,1333">
          <text:p/>
        </draw:polygon>
        <draw:frame draw:style-name="gr17" draw:text-style-name="P5" draw:layer="layout" svg:width="0.595cm" svg:height="0.589cm" svg:x="12.88cm" svg:y="11.201cm">
          <draw:text-box>
            <text:p text:style-name="P2"><text:span text:style-name="T5">38</text:span></text:p>
          </draw:text-box>
        </draw:frame>
        <draw:polygon draw:style-name="gr7" draw:text-style-name="P8" draw:layer="layout" svg:width="1.856cm" svg:height="0.793cm" svg:x="14.203cm" svg:y="11.075cm" svg:viewBox="0 0 1857 794" draw:points="929,794 0,794 0,0 1857,0 1857,794">
          <text:p/>
        </draw:polygon>
        <draw:frame draw:style-name="gr8" draw:text-style-name="P9" draw:layer="layout" svg:width="1.145cm" svg:height="0.53cm" svg:x="14.563cm" svg:y="10.147cm">
          <draw:text-box>
            <text:p text:style-name="P2"><text:span text:style-name="T4">dado</text:span></text:p>
          </draw:text-box>
        </draw:frame>
        <draw:polygon draw:style-name="gr27" draw:text-style-name="P10" draw:layer="layout" svg:width="1.856cm" svg:height="1.331cm" svg:x="8.269cm" svg:y="12.089cm" svg:viewBox="0 0 1857 1332" draw:points="930,1332 0,1332 0,0 1857,0 1857,1332">
          <text:p/>
        </draw:polygon>
        <draw:polygon draw:style-name="gr12" draw:text-style-name="P12" draw:layer="layout" svg:width="1.856cm" svg:height="1.331cm" svg:x="8.269cm" svg:y="12.089cm" svg:viewBox="0 0 1857 1332" draw:points="930,1332 0,1332 0,0 1857,0 1857,1332">
          <text:p/>
        </draw:polygon>
        <draw:frame draw:style-name="gr17" draw:text-style-name="P5" draw:layer="layout" svg:width="0.595cm" svg:height="0.589cm" svg:x="14.834cm" svg:y="11.205cm">
          <draw:text-box>
            <text:p text:style-name="P2"><text:span text:style-name="T5">40</text:span></text:p>
          </draw:text-box>
        </draw:frame>
        <draw:polygon draw:style-name="gr14" draw:text-style-name="P11" draw:layer="layout" svg:width="1.192cm" svg:height="1.331cm" svg:x="10.079cm" svg:y="12.089cm" svg:viewBox="0 0 1193 1332" draw:points="598,1332 0,1332 0,0 1193,0 1193,1332">
          <text:p/>
        </draw:polygon>
        <draw:frame draw:style-name="gr13" draw:text-style-name="P9" draw:layer="layout" svg:width="0.832cm" svg:height="0.53cm" svg:x="8.784cm" svg:y="12.514cm">
          <draw:text-box>
            <text:p text:style-name="P2"><text:span text:style-name="T4">Qtd</text:span></text:p>
          </draw:text-box>
        </draw:frame>
        <draw:polygon draw:style-name="gr10" draw:text-style-name="P10" draw:layer="layout" svg:width="1.856cm" svg:height="1.331cm" svg:x="13.066cm" svg:y="12.089cm" svg:viewBox="0 0 1857 1332" draw:points="930,1332 0,1332 0,0 1857,0 1857,1332">
          <text:p/>
        </draw:polygon>
        <draw:frame draw:style-name="gr9" draw:text-style-name="P5" draw:layer="layout" svg:width="0.528cm" svg:height="0.615cm" svg:x="10.506cm" svg:y="12.477cm">
          <draw:text-box>
            <text:p text:style-name="P2"><text:span text:style-name="T2">4</text:span></text:p>
          </draw:text-box>
        </draw:frame>
        <draw:polygon draw:style-name="gr14" draw:text-style-name="P11" draw:layer="layout" svg:width="1.192cm" svg:height="1.331cm" svg:x="14.876cm" svg:y="12.089cm" svg:viewBox="0 0 1193 1332" draw:points="598,1332 0,1332 0,0 1193,0 1193,1332">
          <text:p/>
        </draw:polygon>
        <draw:frame draw:style-name="gr15" draw:text-style-name="P9" draw:layer="layout" svg:width="1.014cm" svg:height="0.53cm" svg:x="13.504cm" svg:y="12.514cm">
          <draw:text-box>
            <text:p text:style-name="P2"><text:span text:style-name="T4">Prox</text:span></text:p>
          </draw:text-box>
        </draw:frame>
        <draw:polygon draw:style-name="gr3" draw:text-style-name="P4" draw:layer="layout" svg:width="3.513cm" svg:height="4.938cm" svg:x="1.287cm" svg:y="9.862cm" svg:viewBox="0 0 3514 4939" draw:points="1758,4939 0,4939 0,0 3514,0 3514,4939">
          <text:p/>
        </draw:polygon>
        <draw:frame draw:style-name="gr9" draw:text-style-name="P5" draw:layer="layout" svg:width="0.528cm" svg:height="0.615cm" svg:x="15.304cm" svg:y="12.477cm">
          <draw:text-box>
            <text:p text:style-name="P2"><text:span text:style-name="T2">1</text:span></text:p>
          </draw:text-box>
        </draw:frame>
        <draw:polygon draw:style-name="gr10" draw:text-style-name="P10" draw:layer="layout" svg:width="1.659cm" svg:height="1.197cm" svg:x="1.665cm" svg:y="10.02cm" svg:viewBox="0 0 1660 1198" draw:points="830,1198 0,1198 0,0 1660,0 1660,1198">
          <text:p/>
        </draw:polygon>
        <draw:frame draw:style-name="gr21" draw:text-style-name="P14" draw:layer="layout" svg:width="1.801cm" svg:height="0.412cm" svg:x="2.145cm" svg:y="14.065cm">
          <draw:text-box>
            <text:p text:style-name="P2"><text:span text:style-name="T7">cabeçalho</text:span></text:p>
          </draw:text-box>
        </draw:frame>
        <draw:polygon draw:style-name="gr14" draw:text-style-name="P11" draw:layer="layout" svg:width="1.067cm" svg:height="1.197cm" svg:x="3.282cm" svg:y="10.02cm" svg:viewBox="0 0 1068 1198" draw:points="534,1198 0,1198 0,0 1068,0 1068,1198">
          <text:p/>
        </draw:polygon>
        <draw:frame draw:style-name="gr22" draw:text-style-name="P14" draw:layer="layout" svg:width="0.891cm" svg:height="0.412cm" svg:x="2.05cm" svg:y="10.432cm">
          <draw:text-box>
            <text:p text:style-name="P2"><text:span text:style-name="T7">nSeq</text:span></text:p>
          </draw:text-box>
        </draw:frame>
        <draw:polygon draw:style-name="gr10" draw:text-style-name="P10" draw:layer="layout" svg:width="1.659cm" svg:height="1.198cm" svg:x="1.665cm" svg:y="11.328cm" svg:viewBox="0 0 1660 1199" draw:points="830,1199 0,1199 0,0 1660,0 1660,1199">
          <text:p/>
        </draw:polygon>
        <draw:frame draw:style-name="gr9" draw:text-style-name="P5" draw:layer="layout" svg:width="0.528cm" svg:height="0.615cm" svg:x="3.648cm" svg:y="10.339cm">
          <draw:text-box>
            <text:p text:style-name="P2"><text:span text:style-name="T2">5</text:span></text:p>
          </draw:text-box>
        </draw:frame>
        <draw:polygon draw:style-name="gr11" draw:text-style-name="P11" draw:layer="layout" svg:width="1.067cm" svg:height="1.198cm" svg:x="3.282cm" svg:y="11.328cm" svg:viewBox="0 0 1068 1199" draw:points="534,1199 0,1199 0,0 1068,0 1068,1199">
          <text:p/>
        </draw:polygon>
        <draw:polygon draw:style-name="gr12" draw:text-style-name="P12" draw:layer="layout" svg:width="1.067cm" svg:height="1.198cm" svg:x="3.282cm" svg:y="11.328cm" svg:viewBox="0 0 1068 1199" draw:points="534,1199 0,1199 0,0 1068,0 1068,1199">
          <text:p/>
        </draw:polygon>
        <draw:frame draw:style-name="gr22" draw:text-style-name="P14" draw:layer="layout" svg:width="0.891cm" svg:height="0.412cm" svg:x="2.05cm" svg:y="11.741cm">
          <draw:text-box>
            <text:p text:style-name="P2"><text:span text:style-name="T7">pSeq</text:span></text:p>
          </draw:text-box>
        </draw:frame>
        <draw:polygon draw:style-name="gr10" draw:text-style-name="P10" draw:layer="layout" svg:width="1.659cm" svg:height="1.198cm" svg:x="1.665cm" svg:y="12.65cm" svg:viewBox="0 0 1660 1199" draw:points="830,1199 0,1199 0,0 1660,0 1660,1199">
          <text:p/>
        </draw:polygon>
        <draw:frame draw:style-name="gr9" draw:text-style-name="P5" draw:layer="layout" svg:width="0.528cm" svg:height="0.615cm" svg:x="3.648cm" svg:y="11.648cm">
          <draw:text-box>
            <text:p text:style-name="P2"><text:span text:style-name="T2">2</text:span></text:p>
          </draw:text-box>
        </draw:frame>
        <draw:polygon draw:style-name="gr14" draw:text-style-name="P11" draw:layer="layout" svg:width="1.067cm" svg:height="1.198cm" svg:x="3.282cm" svg:y="12.65cm" svg:viewBox="0 0 1068 1199" draw:points="534,1199 0,1199 0,0 1068,0 1068,1199">
          <text:p/>
        </draw:polygon>
        <draw:frame draw:style-name="gr23" draw:text-style-name="P14" draw:layer="layout" svg:width="0.781cm" svg:height="0.412cm" svg:x="2.117cm" svg:y="13.063cm">
          <draw:text-box>
            <text:p text:style-name="P2"><text:span text:style-name="T7">Prox</text:span></text:p>
          </draw:text-box>
        </draw:frame>
        <draw:frame draw:style-name="gr9" draw:text-style-name="P5" draw:layer="layout" svg:width="0.528cm" svg:height="0.615cm" svg:x="3.648cm" svg:y="12.971cm">
          <draw:text-box>
            <text:p text:style-name="P2"><text:span text:style-name="T2">5</text:span></text:p>
          </draw:text-box>
        </draw:frame>
      </draw:page>
      <draw:page draw:name="page14" draw:style-name="dp1" draw:master-page-name="master-page3">
        <draw:polygon draw:style-name="gr1" draw:text-style-name="P1" draw:layer="layout" svg:width="27.998cm" svg:height="15.749cm" svg:x="0cm" svg:y="0cm" svg:viewBox="0 0 27999 15750" draw:points="0,0 27999,0 27999,15750 0,15750">
          <text:p/>
        </draw:polygon>
        <draw:frame draw:style-name="gr2" draw:text-style-name="P3" draw:layer="layout" svg:width="0.493cm" svg:height="0.547cm" svg:x="1.401cm" svg:y="14.348cm">
          <draw:text-box>
            <text:p text:style-name="P2"><text:span text:style-name="T1"><text:s/></text:span></text:p>
          </draw:text-box>
        </draw:frame>
        <draw:polygon draw:style-name="gr3" draw:text-style-name="P4" draw:layer="layout" svg:width="8.021cm" svg:height="5cm" svg:x="1.198cm" svg:y="4cm" svg:viewBox="0 0 8022 5001" draw:points="4012,5001 0,5001 0,0 8022,0 8022,5001">
          <text:p/>
        </draw:polygon>
        <draw:frame draw:style-name="gr2" draw:text-style-name="P3" draw:layer="layout" svg:width="0.493cm" svg:height="0.547cm" svg:x="13.952cm" svg:y="14.348cm">
          <draw:text-box>
            <text:p text:style-name="P2"><text:span text:style-name="T1"><text:s/></text:span></text:p>
          </draw:text-box>
        </draw:frame>
        <draw:frame draw:style-name="gr4" draw:text-style-name="P5" draw:layer="layout" svg:width="2.445cm" svg:height="0.615cm" svg:x="3.99cm" svg:y="8.067cm">
          <draw:text-box>
            <text:p text:style-name="P2"><text:span text:style-name="T2">pedaço 0</text:span></text:p>
          </draw:text-box>
        </draw:frame>
        <draw:polygon draw:style-name="gr5" draw:text-style-name="P6" draw:layer="layout" svg:width="1.856cm" svg:height="1.332cm" svg:x="1.284cm" svg:y="4.16cm" svg:viewBox="0 0 1857 1333" draw:points="929,1333 0,1333 0,0 1857,0 1857,1333">
          <text:p/>
        </draw:polygon>
        <draw:frame draw:style-name="gr24" draw:text-style-name="P15" draw:layer="layout" svg:width="12.461cm" svg:height="1.182cm" svg:x="1.401cm" svg:y="1.354cm">
          <draw:text-box>
            <text:p text:style-name="P2"><text:span text:style-name="T8">3. Remover o elemento 42</text:span></text:p>
          </draw:text-box>
        </draw:frame>
        <draw:polygon draw:style-name="gr7" draw:text-style-name="P8" draw:layer="layout" svg:width="1.856cm" svg:height="0.793cm" svg:x="1.284cm" svg:y="5.515cm" svg:viewBox="0 0 1857 794" draw:points="929,794 0,794 0,0 1857,0 1857,794">
          <text:p/>
        </draw:polygon>
        <draw:frame draw:style-name="gr8" draw:text-style-name="P9" draw:layer="layout" svg:width="1.145cm" svg:height="0.53cm" svg:x="1.64cm" svg:y="4.583cm">
          <draw:text-box>
            <text:p text:style-name="P2"><text:span text:style-name="T4">dado</text:span></text:p>
          </draw:text-box>
        </draw:frame>
        <draw:polygon draw:style-name="gr5" draw:text-style-name="P6" draw:layer="layout" svg:width="1.855cm" svg:height="1.332cm" svg:x="3.276cm" svg:y="4.158cm" svg:viewBox="0 0 1856 1333" draw:points="928,1333 0,1333 0,0 1856,0 1856,1333">
          <text:p/>
        </draw:polygon>
        <draw:frame draw:style-name="gr9" draw:text-style-name="P5" draw:layer="layout" svg:width="0.528cm" svg:height="0.615cm" svg:x="2.043cm" svg:y="5.633cm">
          <draw:text-box>
            <text:p text:style-name="P2"><text:span text:style-name="T2">3</text:span></text:p>
          </draw:text-box>
        </draw:frame>
        <draw:polygon draw:style-name="gr7" draw:text-style-name="P8" draw:layer="layout" svg:width="1.855cm" svg:height="0.794cm" svg:x="3.276cm" svg:y="5.512cm" svg:viewBox="0 0 1856 795" draw:points="928,795 0,795 0,0 1856,0 1856,795">
          <text:p/>
        </draw:polygon>
        <draw:frame draw:style-name="gr8" draw:text-style-name="P9" draw:layer="layout" svg:width="1.145cm" svg:height="0.53cm" svg:x="3.634cm" svg:y="4.583cm">
          <draw:text-box>
            <text:p text:style-name="P2"><text:span text:style-name="T4">dado</text:span></text:p>
          </draw:text-box>
        </draw:frame>
        <draw:polygon draw:style-name="gr5" draw:text-style-name="P6" draw:layer="layout" svg:width="1.856cm" svg:height="1.33cm" svg:x="5.264cm" svg:y="4.16cm" svg:viewBox="0 0 1857 1331" draw:points="927,1331 0,1331 0,0 1857,0 1857,1331">
          <text:p/>
        </draw:polygon>
        <draw:frame draw:style-name="gr9" draw:text-style-name="P5" draw:layer="layout" svg:width="0.528cm" svg:height="0.615cm" svg:x="4.036cm" svg:y="5.63cm">
          <draw:text-box>
            <text:p text:style-name="P2"><text:span text:style-name="T2">5</text:span></text:p>
          </draw:text-box>
        </draw:frame>
        <draw:polygon draw:style-name="gr7" draw:text-style-name="P8" draw:layer="layout" svg:width="1.856cm" svg:height="0.792cm" svg:x="5.264cm" svg:y="5.513cm" svg:viewBox="0 0 1857 793" draw:points="927,793 0,793 0,0 1857,0 1857,793">
          <text:p/>
        </draw:polygon>
        <draw:polygon draw:style-name="gr5" draw:text-style-name="P6" draw:layer="layout" svg:width="1.856cm" svg:height="1.332cm" svg:x="7.218cm" svg:y="4.16cm" svg:viewBox="0 0 1857 1333" draw:points="929,1333 0,1333 0,0 1857,0 1857,1333">
          <text:p/>
        </draw:polygon>
        <draw:frame draw:style-name="gr8" draw:text-style-name="P9" draw:layer="layout" svg:width="1.145cm" svg:height="0.53cm" svg:x="5.62cm" svg:y="4.583cm">
          <draw:text-box>
            <text:p text:style-name="P2"><text:span text:style-name="T4">dado</text:span></text:p>
          </draw:text-box>
        </draw:frame>
        <draw:polygon draw:style-name="gr7" draw:text-style-name="P8" draw:layer="layout" svg:width="1.856cm" svg:height="0.793cm" svg:x="7.218cm" svg:y="5.515cm" svg:viewBox="0 0 1857 794" draw:points="929,794 0,794 0,0 1857,0 1857,794">
          <text:p/>
        </draw:polygon>
        <draw:polygon draw:style-name="gr10" draw:text-style-name="P10" draw:layer="layout" svg:width="1.856cm" svg:height="1.331cm" svg:x="1.284cm" svg:y="6.529cm" svg:viewBox="0 0 1857 1332" draw:points="929,1332 0,1332 0,0 1857,0 1857,1332">
          <text:p/>
        </draw:polygon>
        <draw:frame draw:style-name="gr8" draw:text-style-name="P9" draw:layer="layout" svg:width="1.145cm" svg:height="0.53cm" svg:x="7.578cm" svg:y="4.583cm">
          <draw:text-box>
            <text:p text:style-name="P2"><text:span text:style-name="T4">dado</text:span></text:p>
          </draw:text-box>
        </draw:frame>
        <draw:polygon draw:style-name="gr11" draw:text-style-name="P11" draw:layer="layout" svg:width="1.192cm" svg:height="1.331cm" svg:x="3.094cm" svg:y="6.529cm" svg:viewBox="0 0 1193 1332" draw:points="597,1332 0,1332 0,0 1193,0 1193,1332">
          <text:p/>
        </draw:polygon>
        <draw:polygon draw:style-name="gr12" draw:text-style-name="P12" draw:layer="layout" svg:width="1.192cm" svg:height="1.331cm" svg:x="3.094cm" svg:y="6.529cm" svg:viewBox="0 0 1193 1332" draw:points="597,1332 0,1332 0,0 1193,0 1193,1332">
          <text:p/>
        </draw:polygon>
        <draw:frame draw:style-name="gr13" draw:text-style-name="P9" draw:layer="layout" svg:width="0.832cm" svg:height="0.53cm" svg:x="1.799cm" svg:y="6.954cm">
          <draw:text-box>
            <text:p text:style-name="P2"><text:span text:style-name="T4">Qtd</text:span></text:p>
          </draw:text-box>
        </draw:frame>
        <draw:polygon draw:style-name="gr10" draw:text-style-name="P10" draw:layer="layout" svg:width="1.856cm" svg:height="1.331cm" svg:x="6.081cm" svg:y="6.529cm" svg:viewBox="0 0 1857 1332" draw:points="930,1332 0,1332 0,0 1857,0 1857,1332">
          <text:p/>
        </draw:polygon>
        <draw:frame draw:style-name="gr9" draw:text-style-name="P5" draw:layer="layout" svg:width="0.528cm" svg:height="0.615cm" svg:x="3.521cm" svg:y="6.917cm">
          <draw:text-box>
            <text:p text:style-name="P2"><text:span text:style-name="T2">2</text:span></text:p>
          </draw:text-box>
        </draw:frame>
        <draw:polygon draw:style-name="gr14" draw:text-style-name="P11" draw:layer="layout" svg:width="1.192cm" svg:height="1.331cm" svg:x="7.891cm" svg:y="6.529cm" svg:viewBox="0 0 1193 1332" draw:points="597,1332 0,1332 0,0 1193,0 1193,1332">
          <text:p/>
        </draw:polygon>
        <draw:frame draw:style-name="gr15" draw:text-style-name="P9" draw:layer="layout" svg:width="1.014cm" svg:height="0.53cm" svg:x="6.519cm" svg:y="6.954cm">
          <draw:text-box>
            <text:p text:style-name="P2"><text:span text:style-name="T4">Prox</text:span></text:p>
          </draw:text-box>
        </draw:frame>
        <draw:polygon draw:style-name="gr3" draw:text-style-name="P4" draw:layer="layout" svg:width="8.021cm" svg:height="5cm" svg:x="9.998cm" svg:y="4cm" svg:viewBox="0 0 8022 5001" draw:points="4013,5001 0,5001 0,0 8022,0 8022,5001">
          <text:p/>
        </draw:polygon>
        <draw:frame draw:style-name="gr9" draw:text-style-name="P5" draw:layer="layout" svg:width="0.528cm" svg:height="0.615cm" svg:x="8.319cm" svg:y="6.917cm">
          <draw:text-box>
            <text:p text:style-name="P2"><text:span text:style-name="T2">3</text:span></text:p>
          </draw:text-box>
        </draw:frame>
        <draw:polygon draw:style-name="gr5" draw:text-style-name="P6" draw:layer="layout" svg:width="1.856cm" svg:height="1.332cm" svg:x="10.084cm" svg:y="4.16cm" svg:viewBox="0 0 1857 1333" draw:points="930,1333 0,1333 0,0 1857,0 1857,1333">
          <text:p/>
        </draw:polygon>
        <draw:frame draw:style-name="gr4" draw:text-style-name="P5" draw:layer="layout" svg:width="2.445cm" svg:height="0.615cm" svg:x="12.788cm" svg:y="8.067cm">
          <draw:text-box>
            <text:p text:style-name="P2"><text:span text:style-name="T2">pedaço 1</text:span></text:p>
          </draw:text-box>
        </draw:frame>
        <draw:polygon draw:style-name="gr7" draw:text-style-name="P8" draw:layer="layout" svg:width="1.856cm" svg:height="0.793cm" svg:x="10.084cm" svg:y="5.515cm" svg:viewBox="0 0 1857 794" draw:points="930,794 0,794 0,0 1857,0 1857,794">
          <text:p/>
        </draw:polygon>
        <draw:frame draw:style-name="gr8" draw:text-style-name="P9" draw:layer="layout" svg:width="1.145cm" svg:height="0.53cm" svg:x="10.442cm" svg:y="4.583cm">
          <draw:text-box>
            <text:p text:style-name="P2"><text:span text:style-name="T4">dado</text:span></text:p>
          </draw:text-box>
        </draw:frame>
        <draw:polygon draw:style-name="gr5" draw:text-style-name="P6" draw:layer="layout" svg:width="1.856cm" svg:height="1.332cm" svg:x="12.076cm" svg:y="4.158cm" svg:viewBox="0 0 1857 1333" draw:points="927,1333 0,1333 0,0 1857,0 1857,1333">
          <text:p/>
        </draw:polygon>
        <draw:polygon draw:style-name="gr7" draw:text-style-name="P8" draw:layer="layout" svg:width="1.856cm" svg:height="0.794cm" svg:x="12.076cm" svg:y="5.512cm" svg:viewBox="0 0 1857 795" draw:points="927,795 0,795 0,0 1857,0 1857,795">
          <text:p/>
        </draw:polygon>
        <draw:polygon draw:style-name="gr5" draw:text-style-name="P6" draw:layer="layout" svg:width="1.856cm" svg:height="1.33cm" svg:x="14.064cm" svg:y="4.16cm" svg:viewBox="0 0 1857 1331" draw:points="927,1331 0,1331 0,0 1857,0 1857,1331">
          <text:p/>
        </draw:polygon>
        <draw:frame draw:style-name="gr8" draw:text-style-name="P9" draw:layer="layout" svg:width="1.145cm" svg:height="0.53cm" svg:x="12.432cm" svg:y="4.583cm">
          <draw:text-box>
            <text:p text:style-name="P2"><text:span text:style-name="T4">dado</text:span></text:p>
          </draw:text-box>
        </draw:frame>
        <draw:polygon draw:style-name="gr7" draw:text-style-name="P8" draw:layer="layout" svg:width="1.856cm" svg:height="0.792cm" svg:x="14.064cm" svg:y="5.513cm" svg:viewBox="0 0 1857 793" draw:points="927,793 0,793 0,0 1857,0 1857,793">
          <text:p/>
        </draw:polygon>
        <draw:polygon draw:style-name="gr5" draw:text-style-name="P6" draw:layer="layout" svg:width="1.856cm" svg:height="1.332cm" svg:x="16.019cm" svg:y="4.16cm" svg:viewBox="0 0 1857 1333" draw:points="927,1333 0,1333 0,0 1857,0 1857,1333">
          <text:p/>
        </draw:polygon>
        <draw:frame draw:style-name="gr8" draw:text-style-name="P9" draw:layer="layout" svg:width="1.145cm" svg:height="0.53cm" svg:x="14.422cm" svg:y="4.583cm">
          <draw:text-box>
            <text:p text:style-name="P2"><text:span text:style-name="T4">dado</text:span></text:p>
          </draw:text-box>
        </draw:frame>
        <draw:polygon draw:style-name="gr7" draw:text-style-name="P8" draw:layer="layout" svg:width="1.856cm" svg:height="0.793cm" svg:x="16.019cm" svg:y="5.515cm" svg:viewBox="0 0 1857 794" draw:points="927,794 0,794 0,0 1857,0 1857,794">
          <text:p/>
        </draw:polygon>
        <draw:polygon draw:style-name="gr10" draw:text-style-name="P10" draw:layer="layout" svg:width="1.856cm" svg:height="1.331cm" svg:x="10.084cm" svg:y="6.529cm" svg:viewBox="0 0 1857 1332" draw:points="930,1332 0,1332 0,0 1857,0 1857,1332">
          <text:p/>
        </draw:polygon>
        <draw:frame draw:style-name="gr8" draw:text-style-name="P9" draw:layer="layout" svg:width="1.145cm" svg:height="0.53cm" svg:x="16.376cm" svg:y="4.583cm">
          <draw:text-box>
            <text:p text:style-name="P2"><text:span text:style-name="T4">dado</text:span></text:p>
          </draw:text-box>
        </draw:frame>
        <draw:polygon draw:style-name="gr14" draw:text-style-name="P11" draw:layer="layout" svg:width="1.192cm" svg:height="1.331cm" svg:x="11.894cm" svg:y="6.529cm" svg:viewBox="0 0 1193 1332" draw:points="597,1332 0,1332 0,0 1193,0 1193,1332">
          <text:p/>
        </draw:polygon>
        <draw:frame draw:style-name="gr13" draw:text-style-name="P9" draw:layer="layout" svg:width="0.832cm" svg:height="0.53cm" svg:x="10.597cm" svg:y="6.954cm">
          <draw:text-box>
            <text:p text:style-name="P2"><text:span text:style-name="T4">Qtd</text:span></text:p>
          </draw:text-box>
        </draw:frame>
        <draw:polygon draw:style-name="gr10" draw:text-style-name="P10" draw:layer="layout" svg:width="1.856cm" svg:height="1.331cm" svg:x="14.882cm" svg:y="6.529cm" svg:viewBox="0 0 1857 1332" draw:points="928,1332 0,1332 0,0 1857,0 1857,1332">
          <text:p/>
        </draw:polygon>
        <draw:frame draw:style-name="gr9" draw:text-style-name="P5" draw:layer="layout" svg:width="0.528cm" svg:height="0.615cm" svg:x="12.323cm" svg:y="6.917cm">
          <draw:text-box>
            <text:p text:style-name="P2"><text:span text:style-name="T2">1</text:span></text:p>
          </draw:text-box>
        </draw:frame>
        <draw:polygon draw:style-name="gr14" draw:text-style-name="P11" draw:layer="layout" svg:width="1.192cm" svg:height="1.331cm" svg:x="16.691cm" svg:y="6.529cm" svg:viewBox="0 0 1193 1332" draw:points="598,1332 0,1332 0,0 1193,0 1193,1332">
          <text:p/>
        </draw:polygon>
        <draw:frame draw:style-name="gr15" draw:text-style-name="P9" draw:layer="layout" svg:width="1.014cm" svg:height="0.53cm" svg:x="15.321cm" svg:y="6.954cm">
          <draw:text-box>
            <text:p text:style-name="P2"><text:span text:style-name="T4">Prox</text:span></text:p>
          </draw:text-box>
        </draw:frame>
        <draw:polygon draw:style-name="gr3" draw:text-style-name="P4" draw:layer="layout" svg:width="8.021cm" svg:height="5cm" svg:x="19.199cm" svg:y="4cm" svg:viewBox="0 0 8022 5001" draw:points="4011,5001 0,5001 0,0 8022,0 8022,5001">
          <text:p/>
        </draw:polygon>
        <draw:frame draw:style-name="gr9" draw:text-style-name="P5" draw:layer="layout" svg:width="0.528cm" svg:height="0.615cm" svg:x="17.12cm" svg:y="6.917cm">
          <draw:text-box>
            <text:p text:style-name="P2"><text:span text:style-name="T2">4</text:span></text:p>
          </draw:text-box>
        </draw:frame>
        <draw:polygon draw:style-name="gr31" draw:text-style-name="P6" draw:layer="layout" svg:width="1.856cm" svg:height="1.332cm" svg:x="19.284cm" svg:y="4.16cm" svg:viewBox="0 0 1857 1333" draw:points="930,1333 0,1333 0,0 1857,0 1857,1333">
          <text:p/>
        </draw:polygon>
        <draw:polygon draw:style-name="gr12" draw:text-style-name="P12" draw:layer="layout" svg:width="1.856cm" svg:height="1.332cm" svg:x="19.284cm" svg:y="4.16cm" svg:viewBox="0 0 1857 1333" draw:points="930,1333 0,1333 0,0 1857,0 1857,1333">
          <text:p/>
        </draw:polygon>
        <draw:frame draw:style-name="gr4" draw:text-style-name="P5" draw:layer="layout" svg:width="2.445cm" svg:height="0.615cm" svg:x="21.989cm" svg:y="8.067cm">
          <draw:text-box>
            <text:p text:style-name="P2"><text:span text:style-name="T2">pedaço 2</text:span></text:p>
          </draw:text-box>
        </draw:frame>
        <draw:polygon draw:style-name="gr7" draw:text-style-name="P8" draw:layer="layout" svg:width="1.856cm" svg:height="0.793cm" svg:x="19.284cm" svg:y="5.515cm" svg:viewBox="0 0 1857 794" draw:points="930,794 0,794 0,0 1857,0 1857,794">
          <text:p/>
        </draw:polygon>
        <draw:frame draw:style-name="gr8" draw:text-style-name="P9" draw:layer="layout" svg:width="1.145cm" svg:height="0.53cm" svg:x="19.643cm" svg:y="4.583cm">
          <draw:text-box>
            <text:p text:style-name="P2"><text:span text:style-name="T4">dado</text:span></text:p>
          </draw:text-box>
        </draw:frame>
        <draw:polygon draw:style-name="gr5" draw:text-style-name="P6" draw:layer="layout" svg:width="1.856cm" svg:height="1.332cm" svg:x="21.275cm" svg:y="4.158cm" svg:viewBox="0 0 1857 1333" draw:points="930,1333 0,1333 0,0 1857,0 1857,1333">
          <text:p/>
        </draw:polygon>
        <draw:frame draw:style-name="gr9" draw:text-style-name="P5" draw:layer="layout" svg:width="0.528cm" svg:height="0.615cm" svg:x="20.045cm" svg:y="5.633cm">
          <draw:text-box>
            <text:p text:style-name="P2"><text:span text:style-name="T2">2</text:span></text:p>
          </draw:text-box>
        </draw:frame>
        <draw:polygon draw:style-name="gr7" draw:text-style-name="P8" draw:layer="layout" svg:width="1.856cm" svg:height="0.794cm" svg:x="21.275cm" svg:y="5.512cm" svg:viewBox="0 0 1857 795" draw:points="930,795 0,795 0,0 1857,0 1857,795">
          <text:p/>
        </draw:polygon>
        <draw:frame draw:style-name="gr8" draw:text-style-name="P9" draw:layer="layout" svg:width="1.145cm" svg:height="0.53cm" svg:x="21.632cm" svg:y="4.583cm">
          <draw:text-box>
            <text:p text:style-name="P2"><text:span text:style-name="T4">dado</text:span></text:p>
          </draw:text-box>
        </draw:frame>
        <draw:polygon draw:style-name="gr5" draw:text-style-name="P6" draw:layer="layout" svg:width="1.856cm" svg:height="1.33cm" svg:x="23.264cm" svg:y="4.16cm" svg:viewBox="0 0 1857 1331" draw:points="927,1331 0,1331 0,0 1857,0 1857,1331">
          <text:p/>
        </draw:polygon>
        <draw:frame draw:style-name="gr9" draw:text-style-name="P5" draw:layer="layout" svg:width="0.528cm" svg:height="0.615cm" svg:x="22.035cm" svg:y="5.63cm">
          <draw:text-box>
            <text:p text:style-name="P2"><text:span text:style-name="T2">8</text:span></text:p>
          </draw:text-box>
        </draw:frame>
        <draw:polygon draw:style-name="gr7" draw:text-style-name="P8" draw:layer="layout" svg:width="1.856cm" svg:height="0.792cm" svg:x="23.264cm" svg:y="5.513cm" svg:viewBox="0 0 1857 793" draw:points="927,793 0,793 0,0 1857,0 1857,793">
          <text:p/>
        </draw:polygon>
        <draw:frame draw:style-name="gr8" draw:text-style-name="P9" draw:layer="layout" svg:width="1.145cm" svg:height="0.53cm" svg:x="23.622cm" svg:y="4.583cm">
          <draw:text-box>
            <text:p text:style-name="P2"><text:span text:style-name="T4">dado</text:span></text:p>
          </draw:text-box>
        </draw:frame>
        <draw:polygon draw:style-name="gr5" draw:text-style-name="P6" draw:layer="layout" svg:width="1.856cm" svg:height="1.332cm" svg:x="25.218cm" svg:y="4.16cm" svg:viewBox="0 0 1857 1333" draw:points="929,1333 0,1333 0,0 1857,0 1857,1333">
          <text:p/>
        </draw:polygon>
        <draw:frame draw:style-name="gr18" draw:text-style-name="P5" draw:layer="layout" svg:width="0.528cm" svg:height="0.589cm" svg:x="24.045cm" svg:y="5.642cm">
          <draw:text-box>
            <text:p text:style-name="P2"><text:span text:style-name="T5">9</text:span></text:p>
          </draw:text-box>
        </draw:frame>
        <draw:polygon draw:style-name="gr7" draw:text-style-name="P8" draw:layer="layout" svg:width="1.856cm" svg:height="0.793cm" svg:x="25.218cm" svg:y="5.515cm" svg:viewBox="0 0 1857 794" draw:points="929,794 0,794 0,0 1857,0 1857,794">
          <text:p/>
        </draw:polygon>
        <draw:frame draw:style-name="gr8" draw:text-style-name="P9" draw:layer="layout" svg:width="1.145cm" svg:height="0.53cm" svg:x="25.576cm" svg:y="4.583cm">
          <draw:text-box>
            <text:p text:style-name="P2"><text:span text:style-name="T4">dado</text:span></text:p>
          </draw:text-box>
        </draw:frame>
        <draw:polygon draw:style-name="gr10" draw:text-style-name="P10" draw:layer="layout" svg:width="1.856cm" svg:height="1.331cm" svg:x="19.284cm" svg:y="6.529cm" svg:viewBox="0 0 1857 1332" draw:points="930,1332 0,1332 0,0 1857,0 1857,1332">
          <text:p/>
        </draw:polygon>
        <draw:frame draw:style-name="gr17" draw:text-style-name="P5" draw:layer="layout" svg:width="0.595cm" svg:height="0.589cm" svg:x="25.873cm" svg:y="5.645cm">
          <draw:text-box>
            <text:p text:style-name="P2"><text:span text:style-name="T5">11</text:span></text:p>
          </draw:text-box>
        </draw:frame>
        <draw:polygon draw:style-name="gr14" draw:text-style-name="P11" draw:layer="layout" svg:width="1.191cm" svg:height="1.331cm" svg:x="21.095cm" svg:y="6.529cm" svg:viewBox="0 0 1192 1332" draw:points="596,1332 0,1332 0,0 1192,0 1192,1332">
          <text:p/>
        </draw:polygon>
        <draw:frame draw:style-name="gr13" draw:text-style-name="P9" draw:layer="layout" svg:width="0.832cm" svg:height="0.53cm" svg:x="19.798cm" svg:y="6.954cm">
          <draw:text-box>
            <text:p text:style-name="P2"><text:span text:style-name="T4">Qtd</text:span></text:p>
          </draw:text-box>
        </draw:frame>
        <draw:polygon draw:style-name="gr10" draw:text-style-name="P10" draw:layer="layout" svg:width="1.856cm" svg:height="1.331cm" svg:x="24.081cm" svg:y="6.529cm" svg:viewBox="0 0 1857 1332" draw:points="929,1332 0,1332 0,0 1857,0 1857,1332">
          <text:p/>
        </draw:polygon>
        <draw:frame draw:style-name="gr9" draw:text-style-name="P5" draw:layer="layout" svg:width="0.528cm" svg:height="0.615cm" svg:x="21.523cm" svg:y="6.917cm">
          <draw:text-box>
            <text:p text:style-name="P2"><text:span text:style-name="T2">4</text:span></text:p>
          </draw:text-box>
        </draw:frame>
        <draw:polygon draw:style-name="gr14" draw:text-style-name="P11" draw:layer="layout" svg:width="1.192cm" svg:height="1.331cm" svg:x="25.891cm" svg:y="6.529cm" svg:viewBox="0 0 1193 1332" draw:points="597,1332 0,1332 0,0 1193,0 1193,1332">
          <text:p/>
        </draw:polygon>
        <draw:frame draw:style-name="gr15" draw:text-style-name="P9" draw:layer="layout" svg:width="1.014cm" svg:height="0.53cm" svg:x="24.522cm" svg:y="6.954cm">
          <draw:text-box>
            <text:p text:style-name="P2"><text:span text:style-name="T4">Prox</text:span></text:p>
          </draw:text-box>
        </draw:frame>
        <draw:polygon draw:style-name="gr3" draw:text-style-name="P4" draw:layer="layout" svg:width="8.021cm" svg:height="5cm" svg:x="1.198cm" svg:y="4cm" svg:viewBox="0 0 8022 5001" draw:points="4012,5001 0,5001 0,0 8022,0 8022,5001">
          <text:p/>
        </draw:polygon>
        <draw:frame draw:style-name="gr9" draw:text-style-name="P5" draw:layer="layout" svg:width="0.528cm" svg:height="0.615cm" svg:x="26.321cm" svg:y="6.917cm">
          <draw:text-box>
            <text:p text:style-name="P2"><text:span text:style-name="T2">0</text:span></text:p>
          </draw:text-box>
        </draw:frame>
        <draw:polygon draw:style-name="gr5" draw:text-style-name="P6" draw:layer="layout" svg:width="1.856cm" svg:height="1.332cm" svg:x="1.284cm" svg:y="4.16cm" svg:viewBox="0 0 1857 1333" draw:points="929,1333 0,1333 0,0 1857,0 1857,1333">
          <text:p/>
        </draw:polygon>
        <draw:frame draw:style-name="gr4" draw:text-style-name="P5" draw:layer="layout" svg:width="2.445cm" svg:height="0.615cm" svg:x="3.99cm" svg:y="8.067cm">
          <draw:text-box>
            <text:p text:style-name="P2"><text:span text:style-name="T2">pedaço 0</text:span></text:p>
          </draw:text-box>
        </draw:frame>
        <draw:polygon draw:style-name="gr7" draw:text-style-name="P8" draw:layer="layout" svg:width="1.856cm" svg:height="0.793cm" svg:x="1.284cm" svg:y="5.515cm" svg:viewBox="0 0 1857 794" draw:points="929,794 0,794 0,0 1857,0 1857,794">
          <text:p/>
        </draw:polygon>
        <draw:frame draw:style-name="gr8" draw:text-style-name="P9" draw:layer="layout" svg:width="1.145cm" svg:height="0.53cm" svg:x="1.64cm" svg:y="4.583cm">
          <draw:text-box>
            <text:p text:style-name="P2"><text:span text:style-name="T4">dado</text:span></text:p>
          </draw:text-box>
        </draw:frame>
        <draw:polygon draw:style-name="gr5" draw:text-style-name="P6" draw:layer="layout" svg:width="1.855cm" svg:height="1.332cm" svg:x="3.276cm" svg:y="4.158cm" svg:viewBox="0 0 1856 1333" draw:points="928,1333 0,1333 0,0 1856,0 1856,1333">
          <text:p/>
        </draw:polygon>
        <draw:frame draw:style-name="gr9" draw:text-style-name="P5" draw:layer="layout" svg:width="0.528cm" svg:height="0.615cm" svg:x="2.043cm" svg:y="5.633cm">
          <draw:text-box>
            <text:p text:style-name="P2"><text:span text:style-name="T2">3</text:span></text:p>
          </draw:text-box>
        </draw:frame>
        <draw:polygon draw:style-name="gr7" draw:text-style-name="P8" draw:layer="layout" svg:width="1.855cm" svg:height="0.794cm" svg:x="3.276cm" svg:y="5.512cm" svg:viewBox="0 0 1856 795" draw:points="928,795 0,795 0,0 1856,0 1856,795">
          <text:p/>
        </draw:polygon>
        <draw:frame draw:style-name="gr8" draw:text-style-name="P9" draw:layer="layout" svg:width="1.145cm" svg:height="0.53cm" svg:x="3.634cm" svg:y="4.583cm">
          <draw:text-box>
            <text:p text:style-name="P2"><text:span text:style-name="T4">dado</text:span></text:p>
          </draw:text-box>
        </draw:frame>
        <draw:polygon draw:style-name="gr5" draw:text-style-name="P6" draw:layer="layout" svg:width="1.856cm" svg:height="1.33cm" svg:x="5.264cm" svg:y="4.16cm" svg:viewBox="0 0 1857 1331" draw:points="927,1331 0,1331 0,0 1857,0 1857,1331">
          <text:p/>
        </draw:polygon>
        <draw:frame draw:style-name="gr9" draw:text-style-name="P5" draw:layer="layout" svg:width="0.528cm" svg:height="0.615cm" svg:x="4.036cm" svg:y="5.63cm">
          <draw:text-box>
            <text:p text:style-name="P2"><text:span text:style-name="T2">5</text:span></text:p>
          </draw:text-box>
        </draw:frame>
        <draw:polygon draw:style-name="gr7" draw:text-style-name="P8" draw:layer="layout" svg:width="1.856cm" svg:height="0.792cm" svg:x="5.264cm" svg:y="5.513cm" svg:viewBox="0 0 1857 793" draw:points="927,793 0,793 0,0 1857,0 1857,793">
          <text:p/>
        </draw:polygon>
        <draw:polygon draw:style-name="gr5" draw:text-style-name="P6" draw:layer="layout" svg:width="1.856cm" svg:height="1.332cm" svg:x="7.218cm" svg:y="4.16cm" svg:viewBox="0 0 1857 1333" draw:points="929,1333 0,1333 0,0 1857,0 1857,1333">
          <text:p/>
        </draw:polygon>
        <draw:frame draw:style-name="gr8" draw:text-style-name="P9" draw:layer="layout" svg:width="1.145cm" svg:height="0.53cm" svg:x="5.62cm" svg:y="4.583cm">
          <draw:text-box>
            <text:p text:style-name="P2"><text:span text:style-name="T4">dado</text:span></text:p>
          </draw:text-box>
        </draw:frame>
        <draw:polygon draw:style-name="gr7" draw:text-style-name="P8" draw:layer="layout" svg:width="1.856cm" svg:height="0.793cm" svg:x="7.218cm" svg:y="5.515cm" svg:viewBox="0 0 1857 794" draw:points="929,794 0,794 0,0 1857,0 1857,794">
          <text:p/>
        </draw:polygon>
        <draw:polygon draw:style-name="gr10" draw:text-style-name="P10" draw:layer="layout" svg:width="1.856cm" svg:height="1.331cm" svg:x="1.284cm" svg:y="6.529cm" svg:viewBox="0 0 1857 1332" draw:points="929,1332 0,1332 0,0 1857,0 1857,1332">
          <text:p/>
        </draw:polygon>
        <draw:frame draw:style-name="gr8" draw:text-style-name="P9" draw:layer="layout" svg:width="1.145cm" svg:height="0.53cm" svg:x="7.578cm" svg:y="4.583cm">
          <draw:text-box>
            <text:p text:style-name="P2"><text:span text:style-name="T4">dado</text:span></text:p>
          </draw:text-box>
        </draw:frame>
        <draw:polygon draw:style-name="gr11" draw:text-style-name="P11" draw:layer="layout" svg:width="1.192cm" svg:height="1.331cm" svg:x="3.094cm" svg:y="6.529cm" svg:viewBox="0 0 1193 1332" draw:points="597,1332 0,1332 0,0 1193,0 1193,1332">
          <text:p/>
        </draw:polygon>
        <draw:polygon draw:style-name="gr12" draw:text-style-name="P12" draw:layer="layout" svg:width="1.192cm" svg:height="1.331cm" svg:x="3.094cm" svg:y="6.529cm" svg:viewBox="0 0 1193 1332" draw:points="597,1332 0,1332 0,0 1193,0 1193,1332">
          <text:p/>
        </draw:polygon>
        <draw:frame draw:style-name="gr13" draw:text-style-name="P9" draw:layer="layout" svg:width="0.832cm" svg:height="0.53cm" svg:x="1.799cm" svg:y="6.954cm">
          <draw:text-box>
            <text:p text:style-name="P2"><text:span text:style-name="T4">Qtd</text:span></text:p>
          </draw:text-box>
        </draw:frame>
        <draw:polygon draw:style-name="gr10" draw:text-style-name="P10" draw:layer="layout" svg:width="1.856cm" svg:height="1.331cm" svg:x="6.081cm" svg:y="6.529cm" svg:viewBox="0 0 1857 1332" draw:points="930,1332 0,1332 0,0 1857,0 1857,1332">
          <text:p/>
        </draw:polygon>
        <draw:frame draw:style-name="gr9" draw:text-style-name="P5" draw:layer="layout" svg:width="0.528cm" svg:height="0.615cm" svg:x="3.521cm" svg:y="6.917cm">
          <draw:text-box>
            <text:p text:style-name="P2"><text:span text:style-name="T2">2</text:span></text:p>
          </draw:text-box>
        </draw:frame>
        <draw:polygon draw:style-name="gr14" draw:text-style-name="P11" draw:layer="layout" svg:width="1.192cm" svg:height="1.331cm" svg:x="7.891cm" svg:y="6.529cm" svg:viewBox="0 0 1193 1332" draw:points="597,1332 0,1332 0,0 1193,0 1193,1332">
          <text:p/>
        </draw:polygon>
        <draw:frame draw:style-name="gr15" draw:text-style-name="P9" draw:layer="layout" svg:width="1.014cm" svg:height="0.53cm" svg:x="6.519cm" svg:y="6.954cm">
          <draw:text-box>
            <text:p text:style-name="P2"><text:span text:style-name="T4">Prox</text:span></text:p>
          </draw:text-box>
        </draw:frame>
        <draw:polygon draw:style-name="gr3" draw:text-style-name="P4" draw:layer="layout" svg:width="8.021cm" svg:height="5cm" svg:x="1.198cm" svg:y="4cm" svg:viewBox="0 0 8022 5001" draw:points="4012,5001 0,5001 0,0 8022,0 8022,5001">
          <text:p/>
        </draw:polygon>
        <draw:frame draw:style-name="gr9" draw:text-style-name="P5" draw:layer="layout" svg:width="0.528cm" svg:height="0.615cm" svg:x="8.319cm" svg:y="6.917cm">
          <draw:text-box>
            <text:p text:style-name="P2"><text:span text:style-name="T2">3</text:span></text:p>
          </draw:text-box>
        </draw:frame>
        <draw:polygon draw:style-name="gr5" draw:text-style-name="P6" draw:layer="layout" svg:width="1.856cm" svg:height="1.332cm" svg:x="1.284cm" svg:y="4.16cm" svg:viewBox="0 0 1857 1333" draw:points="929,1333 0,1333 0,0 1857,0 1857,1333">
          <text:p/>
        </draw:polygon>
        <draw:frame draw:style-name="gr4" draw:text-style-name="P5" draw:layer="layout" svg:width="2.445cm" svg:height="0.615cm" svg:x="3.99cm" svg:y="8.067cm">
          <draw:text-box>
            <text:p text:style-name="P2"><text:span text:style-name="T2">pedaço 0</text:span></text:p>
          </draw:text-box>
        </draw:frame>
        <draw:polygon draw:style-name="gr7" draw:text-style-name="P8" draw:layer="layout" svg:width="1.856cm" svg:height="0.793cm" svg:x="1.284cm" svg:y="5.515cm" svg:viewBox="0 0 1857 794" draw:points="929,794 0,794 0,0 1857,0 1857,794">
          <text:p/>
        </draw:polygon>
        <draw:frame draw:style-name="gr8" draw:text-style-name="P9" draw:layer="layout" svg:width="1.145cm" svg:height="0.53cm" svg:x="1.64cm" svg:y="4.583cm">
          <draw:text-box>
            <text:p text:style-name="P2"><text:span text:style-name="T4">dado</text:span></text:p>
          </draw:text-box>
        </draw:frame>
        <draw:polygon draw:style-name="gr5" draw:text-style-name="P6" draw:layer="layout" svg:width="1.855cm" svg:height="1.332cm" svg:x="3.276cm" svg:y="4.158cm" svg:viewBox="0 0 1856 1333" draw:points="928,1333 0,1333 0,0 1856,0 1856,1333">
          <text:p/>
        </draw:polygon>
        <draw:frame draw:style-name="gr16" draw:text-style-name="P5" draw:layer="layout" svg:width="0.679cm" svg:height="0.615cm" svg:x="1.873cm" svg:y="5.633cm">
          <draw:text-box>
            <text:p text:style-name="P2"><text:span text:style-name="T2">14</text:span></text:p>
          </draw:text-box>
        </draw:frame>
        <draw:polygon draw:style-name="gr7" draw:text-style-name="P8" draw:layer="layout" svg:width="1.855cm" svg:height="0.794cm" svg:x="3.276cm" svg:y="5.512cm" svg:viewBox="0 0 1856 795" draw:points="928,795 0,795 0,0 1856,0 1856,795">
          <text:p/>
        </draw:polygon>
        <draw:frame draw:style-name="gr8" draw:text-style-name="P9" draw:layer="layout" svg:width="1.145cm" svg:height="0.53cm" svg:x="3.634cm" svg:y="4.583cm">
          <draw:text-box>
            <text:p text:style-name="P2"><text:span text:style-name="T4">dado</text:span></text:p>
          </draw:text-box>
        </draw:frame>
        <draw:polygon draw:style-name="gr5" draw:text-style-name="P6" draw:layer="layout" svg:width="1.856cm" svg:height="1.33cm" svg:x="5.264cm" svg:y="4.16cm" svg:viewBox="0 0 1857 1331" draw:points="927,1331 0,1331 0,0 1857,0 1857,1331">
          <text:p/>
        </draw:polygon>
        <draw:frame draw:style-name="gr16" draw:text-style-name="P5" draw:layer="layout" svg:width="0.679cm" svg:height="0.615cm" svg:x="3.866cm" svg:y="5.63cm">
          <draw:text-box>
            <text:p text:style-name="P2"><text:span text:style-name="T2">18</text:span></text:p>
          </draw:text-box>
        </draw:frame>
        <draw:polygon draw:style-name="gr7" draw:text-style-name="P8" draw:layer="layout" svg:width="1.856cm" svg:height="0.792cm" svg:x="5.264cm" svg:y="5.513cm" svg:viewBox="0 0 1857 793" draw:points="927,793 0,793 0,0 1857,0 1857,793">
          <text:p/>
        </draw:polygon>
        <draw:frame draw:style-name="gr8" draw:text-style-name="P9" draw:layer="layout" svg:width="1.145cm" svg:height="0.53cm" svg:x="5.62cm" svg:y="4.583cm">
          <draw:text-box>
            <text:p text:style-name="P2"><text:span text:style-name="T4">dado</text:span></text:p>
          </draw:text-box>
        </draw:frame>
        <draw:polygon draw:style-name="gr5" draw:text-style-name="P6" draw:layer="layout" svg:width="1.856cm" svg:height="1.332cm" svg:x="7.218cm" svg:y="4.16cm" svg:viewBox="0 0 1857 1333" draw:points="929,1333 0,1333 0,0 1857,0 1857,1333">
          <text:p/>
        </draw:polygon>
        <draw:frame draw:style-name="gr19" draw:text-style-name="P13" draw:layer="layout" svg:width="0.705cm" svg:height="0.712cm" svg:x="5.842cm" svg:y="5.588cm">
          <draw:text-box>
            <text:p text:style-name="P2"><text:span text:style-name="T6">23</text:span></text:p>
          </draw:text-box>
        </draw:frame>
        <draw:polygon draw:style-name="gr7" draw:text-style-name="P8" draw:layer="layout" svg:width="1.856cm" svg:height="0.793cm" svg:x="7.218cm" svg:y="5.515cm" svg:viewBox="0 0 1857 794" draw:points="929,794 0,794 0,0 1857,0 1857,794">
          <text:p/>
        </draw:polygon>
        <draw:frame draw:style-name="gr8" draw:text-style-name="P9" draw:layer="layout" svg:width="1.145cm" svg:height="0.53cm" svg:x="7.578cm" svg:y="4.583cm">
          <draw:text-box>
            <text:p text:style-name="P2"><text:span text:style-name="T4">dado</text:span></text:p>
          </draw:text-box>
        </draw:frame>
        <draw:polygon draw:style-name="gr10" draw:text-style-name="P10" draw:layer="layout" svg:width="1.856cm" svg:height="1.331cm" svg:x="1.284cm" svg:y="6.529cm" svg:viewBox="0 0 1857 1332" draw:points="929,1332 0,1332 0,0 1857,0 1857,1332">
          <text:p/>
        </draw:polygon>
        <draw:frame draw:style-name="gr17" draw:text-style-name="P5" draw:layer="layout" svg:width="0.595cm" svg:height="0.589cm" svg:x="7.849cm" svg:y="5.645cm">
          <draw:text-box>
            <text:p text:style-name="P2"><text:span text:style-name="T5">31</text:span></text:p>
          </draw:text-box>
        </draw:frame>
        <draw:polygon draw:style-name="gr14" draw:text-style-name="P11" draw:layer="layout" svg:width="1.192cm" svg:height="1.331cm" svg:x="3.094cm" svg:y="6.529cm" svg:viewBox="0 0 1193 1332" draw:points="597,1332 0,1332 0,0 1193,0 1193,1332">
          <text:p/>
        </draw:polygon>
        <draw:frame draw:style-name="gr13" draw:text-style-name="P9" draw:layer="layout" svg:width="0.832cm" svg:height="0.53cm" svg:x="1.799cm" svg:y="6.954cm">
          <draw:text-box>
            <text:p text:style-name="P2"><text:span text:style-name="T4">Qtd</text:span></text:p>
          </draw:text-box>
        </draw:frame>
        <draw:polygon draw:style-name="gr10" draw:text-style-name="P10" draw:layer="layout" svg:width="1.856cm" svg:height="1.331cm" svg:x="6.081cm" svg:y="6.529cm" svg:viewBox="0 0 1857 1332" draw:points="930,1332 0,1332 0,0 1857,0 1857,1332">
          <text:p/>
        </draw:polygon>
        <draw:frame draw:style-name="gr9" draw:text-style-name="P5" draw:layer="layout" svg:width="0.528cm" svg:height="0.615cm" svg:x="3.521cm" svg:y="6.917cm">
          <draw:text-box>
            <text:p text:style-name="P2"><text:span text:style-name="T2">4</text:span></text:p>
          </draw:text-box>
        </draw:frame>
        <draw:polygon draw:style-name="gr14" draw:text-style-name="P11" draw:layer="layout" svg:width="1.192cm" svg:height="1.331cm" svg:x="7.891cm" svg:y="6.529cm" svg:viewBox="0 0 1193 1332" draw:points="597,1332 0,1332 0,0 1193,0 1193,1332">
          <text:p/>
        </draw:polygon>
        <draw:frame draw:style-name="gr15" draw:text-style-name="P9" draw:layer="layout" svg:width="1.014cm" svg:height="0.53cm" svg:x="6.519cm" svg:y="6.954cm">
          <draw:text-box>
            <text:p text:style-name="P2"><text:span text:style-name="T4">Prox</text:span></text:p>
          </draw:text-box>
        </draw:frame>
        <draw:polygon draw:style-name="gr3" draw:text-style-name="P4" draw:layer="layout" svg:width="8.021cm" svg:height="5cm" svg:x="17.378cm" svg:y="9.6cm" svg:viewBox="0 0 8022 5001" draw:points="4011,5001 0,5001 0,0 8022,0 8022,5001">
          <text:p/>
        </draw:polygon>
        <draw:frame draw:style-name="gr9" draw:text-style-name="P5" draw:layer="layout" svg:width="0.528cm" svg:height="0.615cm" svg:x="8.319cm" svg:y="6.917cm">
          <draw:text-box>
            <text:p text:style-name="P2"><text:span text:style-name="T2">3</text:span></text:p>
          </draw:text-box>
        </draw:frame>
        <draw:polygon draw:style-name="gr5" draw:text-style-name="P6" draw:layer="layout" svg:width="1.856cm" svg:height="1.332cm" svg:x="17.464cm" svg:y="9.76cm" svg:viewBox="0 0 1857 1333" draw:points="928,1333 0,1333 0,0 1857,0 1857,1333">
          <text:p/>
        </draw:polygon>
        <draw:frame draw:style-name="gr4" draw:text-style-name="P5" draw:layer="layout" svg:width="2.445cm" svg:height="0.615cm" svg:x="20.168cm" svg:y="13.666cm">
          <draw:text-box>
            <text:p text:style-name="P2"><text:span text:style-name="T2">pedaço 4</text:span></text:p>
          </draw:text-box>
        </draw:frame>
        <draw:polygon draw:style-name="gr7" draw:text-style-name="P8" draw:layer="layout" svg:width="1.856cm" svg:height="0.793cm" svg:x="17.464cm" svg:y="11.115cm" svg:viewBox="0 0 1857 794" draw:points="928,794 0,794 0,0 1857,0 1857,794">
          <text:p/>
        </draw:polygon>
        <draw:frame draw:style-name="gr8" draw:text-style-name="P9" draw:layer="layout" svg:width="1.145cm" svg:height="0.53cm" svg:x="17.822cm" svg:y="10.186cm">
          <draw:text-box>
            <text:p text:style-name="P2"><text:span text:style-name="T4">dado</text:span></text:p>
          </draw:text-box>
        </draw:frame>
        <draw:polygon draw:style-name="gr5" draw:text-style-name="P6" draw:layer="layout" svg:width="1.856cm" svg:height="1.332cm" svg:x="19.454cm" svg:y="9.758cm" svg:viewBox="0 0 1857 1333" draw:points="930,1333 0,1333 0,0 1857,0 1857,1333">
          <text:p/>
        </draw:polygon>
        <draw:frame draw:style-name="gr16" draw:text-style-name="P5" draw:layer="layout" svg:width="0.679cm" svg:height="0.615cm" svg:x="18.055cm" svg:y="11.232cm">
          <draw:text-box>
            <text:p text:style-name="P2"><text:span text:style-name="T2">51</text:span></text:p>
          </draw:text-box>
        </draw:frame>
        <draw:polygon draw:style-name="gr7" draw:text-style-name="P8" draw:layer="layout" svg:width="1.856cm" svg:height="0.794cm" svg:x="19.454cm" svg:y="11.112cm" svg:viewBox="0 0 1857 795" draw:points="930,795 0,795 0,0 1857,0 1857,795">
          <text:p/>
        </draw:polygon>
        <draw:frame draw:style-name="gr8" draw:text-style-name="P9" draw:layer="layout" svg:width="1.145cm" svg:height="0.53cm" svg:x="19.812cm" svg:y="10.182cm">
          <draw:text-box>
            <text:p text:style-name="P2"><text:span text:style-name="T4">dado</text:span></text:p>
          </draw:text-box>
        </draw:frame>
        <draw:polygon draw:style-name="gr5" draw:text-style-name="P6" draw:layer="layout" svg:width="1.856cm" svg:height="1.33cm" svg:x="21.442cm" svg:y="9.76cm" svg:viewBox="0 0 1857 1331" draw:points="929,1331 0,1331 0,0 1857,0 1857,1331">
          <text:p/>
        </draw:polygon>
        <draw:frame draw:style-name="gr16" draw:text-style-name="P5" draw:layer="layout" svg:width="0.679cm" svg:height="0.615cm" svg:x="20.045cm" svg:y="11.232cm">
          <draw:text-box>
            <text:p text:style-name="P2"><text:span text:style-name="T2">72</text:span></text:p>
          </draw:text-box>
        </draw:frame>
        <draw:polygon draw:style-name="gr33" draw:text-style-name="P21" draw:layer="layout" svg:width="1.856cm" svg:height="0.792cm" svg:x="21.442cm" svg:y="11.113cm" svg:viewBox="0 0 1857 793" draw:points="929,793 0,793 0,0 1857,0 1857,793">
          <text:p text:style-name="P20"><text:span text:style-name="T2">80</text:span></text:p>
        </draw:polygon>
        <draw:polygon draw:style-name="gr5" draw:text-style-name="P6" draw:layer="layout" svg:width="1.856cm" svg:height="1.332cm" svg:x="23.397cm" svg:y="9.76cm" svg:viewBox="0 0 1857 1333" draw:points="929,1333 0,1333 0,0 1857,0 1857,1333">
          <text:p/>
        </draw:polygon>
        <draw:frame draw:style-name="gr8" draw:text-style-name="P9" draw:layer="layout" svg:width="1.145cm" svg:height="0.53cm" svg:x="21.802cm" svg:y="10.186cm">
          <draw:text-box>
            <text:p text:style-name="P2"><text:span text:style-name="T4">dado</text:span></text:p>
          </draw:text-box>
        </draw:frame>
        <draw:polygon draw:style-name="gr7" draw:text-style-name="P8" draw:layer="layout" svg:width="1.856cm" svg:height="0.793cm" svg:x="23.397cm" svg:y="11.115cm" svg:viewBox="0 0 1857 794" draw:points="929,794 0,794 0,0 1857,0 1857,794">
          <text:p/>
        </draw:polygon>
        <draw:polygon draw:style-name="gr10" draw:text-style-name="P10" draw:layer="layout" svg:width="1.856cm" svg:height="1.331cm" svg:x="17.464cm" svg:y="12.129cm" svg:viewBox="0 0 1857 1332" draw:points="928,1332 0,1332 0,0 1857,0 1857,1332">
          <text:p/>
        </draw:polygon>
        <draw:frame draw:style-name="gr8" draw:text-style-name="P9" draw:layer="layout" svg:width="1.145cm" svg:height="0.53cm" svg:x="23.756cm" svg:y="10.186cm">
          <draw:text-box>
            <text:p text:style-name="P2"><text:span text:style-name="T4">dado</text:span></text:p>
          </draw:text-box>
        </draw:frame>
        <draw:polygon draw:style-name="gr28" draw:text-style-name="P22" draw:layer="layout" svg:width="1.192cm" svg:height="1.331cm" svg:x="19.274cm" svg:y="12.129cm" svg:viewBox="0 0 1193 1332" draw:points="596,1332 0,1332 0,0 1193,0 1193,1332">
          <text:p/>
        </draw:polygon>
        <draw:frame draw:style-name="gr13" draw:text-style-name="P9" draw:layer="layout" svg:width="0.832cm" svg:height="0.53cm" svg:x="17.978cm" svg:y="12.553cm">
          <draw:text-box>
            <text:p text:style-name="P2"><text:span text:style-name="T4">Qtd</text:span></text:p>
          </draw:text-box>
        </draw:frame>
        <draw:polygon draw:style-name="gr10" draw:text-style-name="P10" draw:layer="layout" svg:width="1.856cm" svg:height="1.331cm" svg:x="22.26cm" svg:y="12.129cm" svg:viewBox="0 0 1857 1332" draw:points="930,1332 0,1332 0,0 1857,0 1857,1332">
          <text:p/>
        </draw:polygon>
        <draw:frame draw:style-name="gr9" draw:text-style-name="P5" draw:layer="layout" svg:width="0.528cm" svg:height="0.615cm" svg:x="19.703cm" svg:y="12.516cm">
          <draw:text-box>
            <text:p text:style-name="P2"><text:span text:style-name="T2">3</text:span></text:p>
          </draw:text-box>
        </draw:frame>
        <draw:polygon draw:style-name="gr14" draw:text-style-name="P11" draw:layer="layout" svg:width="1.192cm" svg:height="1.331cm" svg:x="24.071cm" svg:y="12.129cm" svg:viewBox="0 0 1193 1332" draw:points="596,1332 0,1332 0,0 1193,0 1193,1332">
          <text:p/>
        </draw:polygon>
        <draw:frame draw:style-name="gr15" draw:text-style-name="P9" draw:layer="layout" svg:width="1.014cm" svg:height="0.53cm" svg:x="22.698cm" svg:y="12.553cm">
          <draw:text-box>
            <text:p text:style-name="P2"><text:span text:style-name="T4">Prox</text:span></text:p>
          </draw:text-box>
        </draw:frame>
        <draw:polygon draw:style-name="gr3" draw:text-style-name="P4" draw:layer="layout" svg:width="8.021cm" svg:height="5cm" svg:x="8.183cm" svg:y="9.56cm" svg:viewBox="0 0 8022 5001" draw:points="4012,5001 0,5001 0,0 8022,0 8022,5001">
          <text:p/>
        </draw:polygon>
        <draw:frame draw:style-name="gr20" draw:text-style-name="P9" draw:layer="layout" svg:width="0.459cm" svg:height="0.53cm" svg:x="24.44cm" svg:y="12.553cm">
          <draw:text-box>
            <text:p text:style-name="P2"><text:span text:style-name="T4">-1</text:span></text:p>
          </draw:text-box>
        </draw:frame>
        <draw:polygon draw:style-name="gr5" draw:text-style-name="P6" draw:layer="layout" svg:width="1.856cm" svg:height="1.332cm" svg:x="8.269cm" svg:y="9.72cm" svg:viewBox="0 0 1857 1333" draw:points="930,1333 0,1333 0,0 1857,0 1857,1333">
          <text:p/>
        </draw:polygon>
        <draw:frame draw:style-name="gr4" draw:text-style-name="P5" draw:layer="layout" svg:width="2.445cm" svg:height="0.615cm" svg:x="10.975cm" svg:y="13.627cm">
          <draw:text-box>
            <text:p text:style-name="P2"><text:span text:style-name="T2">pedaço 3</text:span></text:p>
          </draw:text-box>
        </draw:frame>
        <draw:polygon draw:style-name="gr7" draw:text-style-name="P8" draw:layer="layout" svg:width="1.856cm" svg:height="0.793cm" svg:x="8.269cm" svg:y="11.075cm" svg:viewBox="0 0 1857 794" draw:points="930,794 0,794 0,0 1857,0 1857,794">
          <text:p/>
        </draw:polygon>
        <draw:frame draw:style-name="gr8" draw:text-style-name="P9" draw:layer="layout" svg:width="1.145cm" svg:height="0.53cm" svg:x="8.625cm" svg:y="10.147cm">
          <draw:text-box>
            <text:p text:style-name="P2"><text:span text:style-name="T4">dado</text:span></text:p>
          </draw:text-box>
        </draw:frame>
        <draw:polygon draw:style-name="gr5" draw:text-style-name="P6" draw:layer="layout" svg:width="1.855cm" svg:height="1.332cm" svg:x="10.261cm" svg:y="9.718cm" svg:viewBox="0 0 1856 1333" draw:points="928,1333 0,1333 0,0 1856,0 1856,1333">
          <text:p/>
        </draw:polygon>
        <draw:frame draw:style-name="gr16" draw:text-style-name="P5" draw:layer="layout" svg:width="0.679cm" svg:height="0.615cm" svg:x="8.858cm" svg:y="11.193cm">
          <draw:text-box>
            <text:p text:style-name="P2"><text:span text:style-name="T2">32</text:span></text:p>
          </draw:text-box>
        </draw:frame>
        <draw:polygon draw:style-name="gr7" draw:text-style-name="P8" draw:layer="layout" svg:width="1.855cm" svg:height="0.794cm" svg:x="10.261cm" svg:y="11.072cm" svg:viewBox="0 0 1856 795" draw:points="928,795 0,795 0,0 1856,0 1856,795">
          <text:p/>
        </draw:polygon>
        <draw:frame draw:style-name="gr8" draw:text-style-name="P9" draw:layer="layout" svg:width="1.145cm" svg:height="0.53cm" svg:x="10.619cm" svg:y="10.143cm">
          <draw:text-box>
            <text:p text:style-name="P2"><text:span text:style-name="T4">dado</text:span></text:p>
          </draw:text-box>
        </draw:frame>
        <draw:polygon draw:style-name="gr5" draw:text-style-name="P6" draw:layer="layout" svg:width="1.856cm" svg:height="1.33cm" svg:x="12.249cm" svg:y="9.72cm" svg:viewBox="0 0 1857 1331" draw:points="927,1331 0,1331 0,0 1857,0 1857,1331">
          <text:p/>
        </draw:polygon>
        <draw:frame draw:style-name="gr16" draw:text-style-name="P5" draw:layer="layout" svg:width="0.679cm" svg:height="0.615cm" svg:x="10.851cm" svg:y="11.189cm">
          <draw:text-box>
            <text:p text:style-name="P2"><text:span text:style-name="T2">35</text:span></text:p>
          </draw:text-box>
        </draw:frame>
        <draw:polygon draw:style-name="gr7" draw:text-style-name="P8" draw:layer="layout" svg:width="1.856cm" svg:height="0.792cm" svg:x="12.249cm" svg:y="11.073cm" svg:viewBox="0 0 1857 793" draw:points="927,793 0,793 0,0 1857,0 1857,793">
          <text:p/>
        </draw:polygon>
        <draw:frame draw:style-name="gr8" draw:text-style-name="P9" draw:layer="layout" svg:width="1.145cm" svg:height="0.53cm" svg:x="12.605cm" svg:y="10.143cm">
          <draw:text-box>
            <text:p text:style-name="P2"><text:span text:style-name="T4">dado</text:span></text:p>
          </draw:text-box>
        </draw:frame>
        <draw:polygon draw:style-name="gr5" draw:text-style-name="P6" draw:layer="layout" svg:width="1.856cm" svg:height="1.332cm" svg:x="14.203cm" svg:y="9.72cm" svg:viewBox="0 0 1857 1333" draw:points="929,1333 0,1333 0,0 1857,0 1857,1333">
          <text:p/>
        </draw:polygon>
        <draw:frame draw:style-name="gr17" draw:text-style-name="P5" draw:layer="layout" svg:width="0.595cm" svg:height="0.589cm" svg:x="12.88cm" svg:y="11.201cm">
          <draw:text-box>
            <text:p text:style-name="P2"><text:span text:style-name="T5">38</text:span></text:p>
          </draw:text-box>
        </draw:frame>
        <draw:polygon draw:style-name="gr7" draw:text-style-name="P8" draw:layer="layout" svg:width="1.856cm" svg:height="0.793cm" svg:x="14.203cm" svg:y="11.075cm" svg:viewBox="0 0 1857 794" draw:points="929,794 0,794 0,0 1857,0 1857,794">
          <text:p/>
        </draw:polygon>
        <draw:frame draw:style-name="gr8" draw:text-style-name="P9" draw:layer="layout" svg:width="1.145cm" svg:height="0.53cm" svg:x="14.563cm" svg:y="10.147cm">
          <draw:text-box>
            <text:p text:style-name="P2"><text:span text:style-name="T4">dado</text:span></text:p>
          </draw:text-box>
        </draw:frame>
        <draw:polygon draw:style-name="gr27" draw:text-style-name="P10" draw:layer="layout" svg:width="1.856cm" svg:height="1.331cm" svg:x="8.269cm" svg:y="12.089cm" svg:viewBox="0 0 1857 1332" draw:points="930,1332 0,1332 0,0 1857,0 1857,1332">
          <text:p/>
        </draw:polygon>
        <draw:polygon draw:style-name="gr12" draw:text-style-name="P12" draw:layer="layout" svg:width="1.856cm" svg:height="1.331cm" svg:x="8.269cm" svg:y="12.089cm" svg:viewBox="0 0 1857 1332" draw:points="930,1332 0,1332 0,0 1857,0 1857,1332">
          <text:p/>
        </draw:polygon>
        <draw:frame draw:style-name="gr17" draw:text-style-name="P5" draw:layer="layout" svg:width="0.595cm" svg:height="0.589cm" svg:x="14.834cm" svg:y="11.205cm">
          <draw:text-box>
            <text:p text:style-name="P2"><text:span text:style-name="T5">40</text:span></text:p>
          </draw:text-box>
        </draw:frame>
        <draw:polygon draw:style-name="gr14" draw:text-style-name="P11" draw:layer="layout" svg:width="1.192cm" svg:height="1.331cm" svg:x="10.079cm" svg:y="12.089cm" svg:viewBox="0 0 1193 1332" draw:points="598,1332 0,1332 0,0 1193,0 1193,1332">
          <text:p/>
        </draw:polygon>
        <draw:frame draw:style-name="gr13" draw:text-style-name="P9" draw:layer="layout" svg:width="0.832cm" svg:height="0.53cm" svg:x="8.784cm" svg:y="12.514cm">
          <draw:text-box>
            <text:p text:style-name="P2"><text:span text:style-name="T4">Qtd</text:span></text:p>
          </draw:text-box>
        </draw:frame>
        <draw:polygon draw:style-name="gr10" draw:text-style-name="P10" draw:layer="layout" svg:width="1.856cm" svg:height="1.331cm" svg:x="13.066cm" svg:y="12.089cm" svg:viewBox="0 0 1857 1332" draw:points="930,1332 0,1332 0,0 1857,0 1857,1332">
          <text:p/>
        </draw:polygon>
        <draw:frame draw:style-name="gr9" draw:text-style-name="P5" draw:layer="layout" svg:width="0.528cm" svg:height="0.615cm" svg:x="10.506cm" svg:y="12.477cm">
          <draw:text-box>
            <text:p text:style-name="P2"><text:span text:style-name="T2">4</text:span></text:p>
          </draw:text-box>
        </draw:frame>
        <draw:polygon draw:style-name="gr14" draw:text-style-name="P11" draw:layer="layout" svg:width="1.192cm" svg:height="1.331cm" svg:x="14.876cm" svg:y="12.089cm" svg:viewBox="0 0 1193 1332" draw:points="598,1332 0,1332 0,0 1193,0 1193,1332">
          <text:p/>
        </draw:polygon>
        <draw:frame draw:style-name="gr15" draw:text-style-name="P9" draw:layer="layout" svg:width="1.014cm" svg:height="0.53cm" svg:x="13.504cm" svg:y="12.514cm">
          <draw:text-box>
            <text:p text:style-name="P2"><text:span text:style-name="T4">Prox</text:span></text:p>
          </draw:text-box>
        </draw:frame>
        <draw:polygon draw:style-name="gr3" draw:text-style-name="P4" draw:layer="layout" svg:width="3.513cm" svg:height="4.938cm" svg:x="1.287cm" svg:y="9.862cm" svg:viewBox="0 0 3514 4939" draw:points="1758,4939 0,4939 0,0 3514,0 3514,4939">
          <text:p/>
        </draw:polygon>
        <draw:frame draw:style-name="gr9" draw:text-style-name="P5" draw:layer="layout" svg:width="0.528cm" svg:height="0.615cm" svg:x="15.304cm" svg:y="12.477cm">
          <draw:text-box>
            <text:p text:style-name="P2"><text:span text:style-name="T2">1</text:span></text:p>
          </draw:text-box>
        </draw:frame>
        <draw:polygon draw:style-name="gr10" draw:text-style-name="P10" draw:layer="layout" svg:width="1.659cm" svg:height="1.197cm" svg:x="1.665cm" svg:y="10.02cm" svg:viewBox="0 0 1660 1198" draw:points="830,1198 0,1198 0,0 1660,0 1660,1198">
          <text:p/>
        </draw:polygon>
        <draw:frame draw:style-name="gr21" draw:text-style-name="P14" draw:layer="layout" svg:width="1.801cm" svg:height="0.412cm" svg:x="2.145cm" svg:y="14.065cm">
          <draw:text-box>
            <text:p text:style-name="P2"><text:span text:style-name="T7">cabeçalho</text:span></text:p>
          </draw:text-box>
        </draw:frame>
        <draw:polygon draw:style-name="gr14" draw:text-style-name="P11" draw:layer="layout" svg:width="1.067cm" svg:height="1.197cm" svg:x="3.282cm" svg:y="10.02cm" svg:viewBox="0 0 1068 1198" draw:points="534,1198 0,1198 0,0 1068,0 1068,1198">
          <text:p/>
        </draw:polygon>
        <draw:frame draw:style-name="gr22" draw:text-style-name="P14" draw:layer="layout" svg:width="0.891cm" svg:height="0.412cm" svg:x="2.05cm" svg:y="10.432cm">
          <draw:text-box>
            <text:p text:style-name="P2"><text:span text:style-name="T7">nSeq</text:span></text:p>
          </draw:text-box>
        </draw:frame>
        <draw:polygon draw:style-name="gr10" draw:text-style-name="P10" draw:layer="layout" svg:width="1.659cm" svg:height="1.198cm" svg:x="1.665cm" svg:y="11.328cm" svg:viewBox="0 0 1660 1199" draw:points="830,1199 0,1199 0,0 1660,0 1660,1199">
          <text:p/>
        </draw:polygon>
        <draw:frame draw:style-name="gr9" draw:text-style-name="P5" draw:layer="layout" svg:width="0.528cm" svg:height="0.615cm" svg:x="3.648cm" svg:y="10.339cm">
          <draw:text-box>
            <text:p text:style-name="P2"><text:span text:style-name="T2">5</text:span></text:p>
          </draw:text-box>
        </draw:frame>
        <draw:polygon draw:style-name="gr11" draw:text-style-name="P11" draw:layer="layout" svg:width="1.067cm" svg:height="1.198cm" svg:x="3.282cm" svg:y="11.328cm" svg:viewBox="0 0 1068 1199" draw:points="534,1199 0,1199 0,0 1068,0 1068,1199">
          <text:p/>
        </draw:polygon>
        <draw:polygon draw:style-name="gr12" draw:text-style-name="P12" draw:layer="layout" svg:width="1.067cm" svg:height="1.198cm" svg:x="3.282cm" svg:y="11.328cm" svg:viewBox="0 0 1068 1199" draw:points="534,1199 0,1199 0,0 1068,0 1068,1199">
          <text:p/>
        </draw:polygon>
        <draw:frame draw:style-name="gr22" draw:text-style-name="P14" draw:layer="layout" svg:width="0.891cm" svg:height="0.412cm" svg:x="2.05cm" svg:y="11.741cm">
          <draw:text-box>
            <text:p text:style-name="P2"><text:span text:style-name="T7">pSeq</text:span></text:p>
          </draw:text-box>
        </draw:frame>
        <draw:polygon draw:style-name="gr10" draw:text-style-name="P10" draw:layer="layout" svg:width="1.659cm" svg:height="1.198cm" svg:x="1.665cm" svg:y="12.65cm" svg:viewBox="0 0 1660 1199" draw:points="830,1199 0,1199 0,0 1660,0 1660,1199">
          <text:p/>
        </draw:polygon>
        <draw:frame draw:style-name="gr9" draw:text-style-name="P5" draw:layer="layout" svg:width="0.528cm" svg:height="0.615cm" svg:x="3.648cm" svg:y="11.648cm">
          <draw:text-box>
            <text:p text:style-name="P2"><text:span text:style-name="T2">2</text:span></text:p>
          </draw:text-box>
        </draw:frame>
        <draw:polygon draw:style-name="gr14" draw:text-style-name="P11" draw:layer="layout" svg:width="1.067cm" svg:height="1.198cm" svg:x="3.282cm" svg:y="12.65cm" svg:viewBox="0 0 1068 1199" draw:points="534,1199 0,1199 0,0 1068,0 1068,1199">
          <text:p/>
        </draw:polygon>
        <draw:frame draw:style-name="gr23" draw:text-style-name="P14" draw:layer="layout" svg:width="0.781cm" svg:height="0.412cm" svg:x="2.117cm" svg:y="13.063cm">
          <draw:text-box>
            <text:p text:style-name="P2"><text:span text:style-name="T7">Prox</text:span></text:p>
          </draw:text-box>
        </draw:frame>
        <draw:frame draw:style-name="gr9" draw:text-style-name="P5" draw:layer="layout" svg:width="0.528cm" svg:height="0.615cm" svg:x="3.648cm" svg:y="12.971cm">
          <draw:text-box>
            <text:p text:style-name="P2"><text:span text:style-name="T2">5</text:span></text:p>
          </draw:text-box>
        </draw:frame>
      </draw:page>
      <draw:page draw:name="page15" draw:style-name="dp1" draw:master-page-name="master-page3">
        <draw:polygon draw:style-name="gr1" draw:text-style-name="P1" draw:layer="layout" svg:width="27.998cm" svg:height="15.749cm" svg:x="0cm" svg:y="0cm" svg:viewBox="0 0 27999 15750" draw:points="0,0 27999,0 27999,15750 0,15750">
          <text:p/>
        </draw:polygon>
        <draw:frame draw:style-name="gr2" draw:text-style-name="P3" draw:layer="layout" svg:width="0.493cm" svg:height="0.547cm" svg:x="1.401cm" svg:y="14.348cm">
          <draw:text-box>
            <text:p text:style-name="P2"><text:span text:style-name="T1"><text:s/></text:span></text:p>
          </draw:text-box>
        </draw:frame>
        <draw:polygon draw:style-name="gr3" draw:text-style-name="P4" draw:layer="layout" svg:width="8.021cm" svg:height="5cm" svg:x="1.198cm" svg:y="4cm" svg:viewBox="0 0 8022 5001" draw:points="4012,5001 0,5001 0,0 8022,0 8022,5001">
          <text:p/>
        </draw:polygon>
        <draw:frame draw:style-name="gr2" draw:text-style-name="P3" draw:layer="layout" svg:width="0.493cm" svg:height="0.547cm" svg:x="13.952cm" svg:y="14.348cm">
          <draw:text-box>
            <text:p text:style-name="P2"><text:span text:style-name="T1"><text:s/></text:span></text:p>
          </draw:text-box>
        </draw:frame>
        <draw:frame draw:style-name="gr4" draw:text-style-name="P5" draw:layer="layout" svg:width="2.445cm" svg:height="0.615cm" svg:x="3.99cm" svg:y="8.067cm">
          <draw:text-box>
            <text:p text:style-name="P2"><text:span text:style-name="T2">pedaço 0</text:span></text:p>
          </draw:text-box>
        </draw:frame>
        <draw:polygon draw:style-name="gr5" draw:text-style-name="P6" draw:layer="layout" svg:width="1.856cm" svg:height="1.332cm" svg:x="1.284cm" svg:y="4.16cm" svg:viewBox="0 0 1857 1333" draw:points="929,1333 0,1333 0,0 1857,0 1857,1333">
          <text:p/>
        </draw:polygon>
        <draw:frame draw:style-name="gr24" draw:text-style-name="P15" draw:layer="layout" svg:width="12.461cm" svg:height="1.182cm" svg:x="1.401cm" svg:y="1.354cm">
          <draw:text-box>
            <text:p text:style-name="P2"><text:span text:style-name="T8">3. Remover o elemento 42</text:span></text:p>
          </draw:text-box>
        </draw:frame>
        <draw:polygon draw:style-name="gr7" draw:text-style-name="P8" draw:layer="layout" svg:width="1.856cm" svg:height="0.793cm" svg:x="1.284cm" svg:y="5.515cm" svg:viewBox="0 0 1857 794" draw:points="929,794 0,794 0,0 1857,0 1857,794">
          <text:p/>
        </draw:polygon>
        <draw:frame draw:style-name="gr8" draw:text-style-name="P9" draw:layer="layout" svg:width="1.145cm" svg:height="0.53cm" svg:x="1.64cm" svg:y="4.583cm">
          <draw:text-box>
            <text:p text:style-name="P2"><text:span text:style-name="T4">dado</text:span></text:p>
          </draw:text-box>
        </draw:frame>
        <draw:polygon draw:style-name="gr5" draw:text-style-name="P6" draw:layer="layout" svg:width="1.855cm" svg:height="1.332cm" svg:x="3.276cm" svg:y="4.158cm" svg:viewBox="0 0 1856 1333" draw:points="928,1333 0,1333 0,0 1856,0 1856,1333">
          <text:p/>
        </draw:polygon>
        <draw:frame draw:style-name="gr9" draw:text-style-name="P5" draw:layer="layout" svg:width="0.528cm" svg:height="0.615cm" svg:x="2.043cm" svg:y="5.633cm">
          <draw:text-box>
            <text:p text:style-name="P2"><text:span text:style-name="T2">3</text:span></text:p>
          </draw:text-box>
        </draw:frame>
        <draw:polygon draw:style-name="gr7" draw:text-style-name="P8" draw:layer="layout" svg:width="1.855cm" svg:height="0.794cm" svg:x="3.276cm" svg:y="5.512cm" svg:viewBox="0 0 1856 795" draw:points="928,795 0,795 0,0 1856,0 1856,795">
          <text:p/>
        </draw:polygon>
        <draw:frame draw:style-name="gr8" draw:text-style-name="P9" draw:layer="layout" svg:width="1.145cm" svg:height="0.53cm" svg:x="3.634cm" svg:y="4.583cm">
          <draw:text-box>
            <text:p text:style-name="P2"><text:span text:style-name="T4">dado</text:span></text:p>
          </draw:text-box>
        </draw:frame>
        <draw:polygon draw:style-name="gr5" draw:text-style-name="P6" draw:layer="layout" svg:width="1.856cm" svg:height="1.33cm" svg:x="5.264cm" svg:y="4.16cm" svg:viewBox="0 0 1857 1331" draw:points="927,1331 0,1331 0,0 1857,0 1857,1331">
          <text:p/>
        </draw:polygon>
        <draw:frame draw:style-name="gr9" draw:text-style-name="P5" draw:layer="layout" svg:width="0.528cm" svg:height="0.615cm" svg:x="4.036cm" svg:y="5.63cm">
          <draw:text-box>
            <text:p text:style-name="P2"><text:span text:style-name="T2">5</text:span></text:p>
          </draw:text-box>
        </draw:frame>
        <draw:polygon draw:style-name="gr7" draw:text-style-name="P8" draw:layer="layout" svg:width="1.856cm" svg:height="0.792cm" svg:x="5.264cm" svg:y="5.513cm" svg:viewBox="0 0 1857 793" draw:points="927,793 0,793 0,0 1857,0 1857,793">
          <text:p/>
        </draw:polygon>
        <draw:polygon draw:style-name="gr5" draw:text-style-name="P6" draw:layer="layout" svg:width="1.856cm" svg:height="1.332cm" svg:x="7.218cm" svg:y="4.16cm" svg:viewBox="0 0 1857 1333" draw:points="929,1333 0,1333 0,0 1857,0 1857,1333">
          <text:p/>
        </draw:polygon>
        <draw:frame draw:style-name="gr8" draw:text-style-name="P9" draw:layer="layout" svg:width="1.145cm" svg:height="0.53cm" svg:x="5.62cm" svg:y="4.583cm">
          <draw:text-box>
            <text:p text:style-name="P2"><text:span text:style-name="T4">dado</text:span></text:p>
          </draw:text-box>
        </draw:frame>
        <draw:polygon draw:style-name="gr7" draw:text-style-name="P8" draw:layer="layout" svg:width="1.856cm" svg:height="0.793cm" svg:x="7.218cm" svg:y="5.515cm" svg:viewBox="0 0 1857 794" draw:points="929,794 0,794 0,0 1857,0 1857,794">
          <text:p/>
        </draw:polygon>
        <draw:polygon draw:style-name="gr10" draw:text-style-name="P10" draw:layer="layout" svg:width="1.856cm" svg:height="1.331cm" svg:x="1.284cm" svg:y="6.529cm" svg:viewBox="0 0 1857 1332" draw:points="929,1332 0,1332 0,0 1857,0 1857,1332">
          <text:p/>
        </draw:polygon>
        <draw:frame draw:style-name="gr8" draw:text-style-name="P9" draw:layer="layout" svg:width="1.145cm" svg:height="0.53cm" svg:x="7.578cm" svg:y="4.583cm">
          <draw:text-box>
            <text:p text:style-name="P2"><text:span text:style-name="T4">dado</text:span></text:p>
          </draw:text-box>
        </draw:frame>
        <draw:polygon draw:style-name="gr11" draw:text-style-name="P11" draw:layer="layout" svg:width="1.192cm" svg:height="1.331cm" svg:x="3.094cm" svg:y="6.529cm" svg:viewBox="0 0 1193 1332" draw:points="597,1332 0,1332 0,0 1193,0 1193,1332">
          <text:p/>
        </draw:polygon>
        <draw:polygon draw:style-name="gr12" draw:text-style-name="P12" draw:layer="layout" svg:width="1.192cm" svg:height="1.331cm" svg:x="3.094cm" svg:y="6.529cm" svg:viewBox="0 0 1193 1332" draw:points="597,1332 0,1332 0,0 1193,0 1193,1332">
          <text:p/>
        </draw:polygon>
        <draw:frame draw:style-name="gr13" draw:text-style-name="P9" draw:layer="layout" svg:width="0.832cm" svg:height="0.53cm" svg:x="1.799cm" svg:y="6.954cm">
          <draw:text-box>
            <text:p text:style-name="P2"><text:span text:style-name="T4">Qtd</text:span></text:p>
          </draw:text-box>
        </draw:frame>
        <draw:polygon draw:style-name="gr10" draw:text-style-name="P10" draw:layer="layout" svg:width="1.856cm" svg:height="1.331cm" svg:x="6.081cm" svg:y="6.529cm" svg:viewBox="0 0 1857 1332" draw:points="930,1332 0,1332 0,0 1857,0 1857,1332">
          <text:p/>
        </draw:polygon>
        <draw:frame draw:style-name="gr9" draw:text-style-name="P5" draw:layer="layout" svg:width="0.528cm" svg:height="0.615cm" svg:x="3.521cm" svg:y="6.917cm">
          <draw:text-box>
            <text:p text:style-name="P2"><text:span text:style-name="T2">2</text:span></text:p>
          </draw:text-box>
        </draw:frame>
        <draw:polygon draw:style-name="gr14" draw:text-style-name="P11" draw:layer="layout" svg:width="1.192cm" svg:height="1.331cm" svg:x="7.891cm" svg:y="6.529cm" svg:viewBox="0 0 1193 1332" draw:points="597,1332 0,1332 0,0 1193,0 1193,1332">
          <text:p/>
        </draw:polygon>
        <draw:frame draw:style-name="gr15" draw:text-style-name="P9" draw:layer="layout" svg:width="1.014cm" svg:height="0.53cm" svg:x="6.519cm" svg:y="6.954cm">
          <draw:text-box>
            <text:p text:style-name="P2"><text:span text:style-name="T4">Prox</text:span></text:p>
          </draw:text-box>
        </draw:frame>
        <draw:polygon draw:style-name="gr3" draw:text-style-name="P4" draw:layer="layout" svg:width="8.021cm" svg:height="5cm" svg:x="9.998cm" svg:y="4cm" svg:viewBox="0 0 8022 5001" draw:points="4013,5001 0,5001 0,0 8022,0 8022,5001">
          <text:p/>
        </draw:polygon>
        <draw:frame draw:style-name="gr9" draw:text-style-name="P5" draw:layer="layout" svg:width="0.528cm" svg:height="0.615cm" svg:x="8.319cm" svg:y="6.917cm">
          <draw:text-box>
            <text:p text:style-name="P2"><text:span text:style-name="T2">3</text:span></text:p>
          </draw:text-box>
        </draw:frame>
        <draw:polygon draw:style-name="gr5" draw:text-style-name="P6" draw:layer="layout" svg:width="1.856cm" svg:height="1.332cm" svg:x="10.084cm" svg:y="4.16cm" svg:viewBox="0 0 1857 1333" draw:points="930,1333 0,1333 0,0 1857,0 1857,1333">
          <text:p/>
        </draw:polygon>
        <draw:frame draw:style-name="gr4" draw:text-style-name="P5" draw:layer="layout" svg:width="2.445cm" svg:height="0.615cm" svg:x="12.788cm" svg:y="8.067cm">
          <draw:text-box>
            <text:p text:style-name="P2"><text:span text:style-name="T2">pedaço 1</text:span></text:p>
          </draw:text-box>
        </draw:frame>
        <draw:polygon draw:style-name="gr7" draw:text-style-name="P8" draw:layer="layout" svg:width="1.856cm" svg:height="0.793cm" svg:x="10.084cm" svg:y="5.515cm" svg:viewBox="0 0 1857 794" draw:points="930,794 0,794 0,0 1857,0 1857,794">
          <text:p/>
        </draw:polygon>
        <draw:frame draw:style-name="gr8" draw:text-style-name="P9" draw:layer="layout" svg:width="1.145cm" svg:height="0.53cm" svg:x="10.442cm" svg:y="4.583cm">
          <draw:text-box>
            <text:p text:style-name="P2"><text:span text:style-name="T4">dado</text:span></text:p>
          </draw:text-box>
        </draw:frame>
        <draw:polygon draw:style-name="gr5" draw:text-style-name="P6" draw:layer="layout" svg:width="1.856cm" svg:height="1.332cm" svg:x="12.076cm" svg:y="4.158cm" svg:viewBox="0 0 1857 1333" draw:points="927,1333 0,1333 0,0 1857,0 1857,1333">
          <text:p/>
        </draw:polygon>
        <draw:polygon draw:style-name="gr7" draw:text-style-name="P8" draw:layer="layout" svg:width="1.856cm" svg:height="0.794cm" svg:x="12.076cm" svg:y="5.512cm" svg:viewBox="0 0 1857 795" draw:points="927,795 0,795 0,0 1857,0 1857,795">
          <text:p/>
        </draw:polygon>
        <draw:polygon draw:style-name="gr5" draw:text-style-name="P6" draw:layer="layout" svg:width="1.856cm" svg:height="1.33cm" svg:x="14.064cm" svg:y="4.16cm" svg:viewBox="0 0 1857 1331" draw:points="927,1331 0,1331 0,0 1857,0 1857,1331">
          <text:p/>
        </draw:polygon>
        <draw:frame draw:style-name="gr8" draw:text-style-name="P9" draw:layer="layout" svg:width="1.145cm" svg:height="0.53cm" svg:x="12.432cm" svg:y="4.583cm">
          <draw:text-box>
            <text:p text:style-name="P2"><text:span text:style-name="T4">dado</text:span></text:p>
          </draw:text-box>
        </draw:frame>
        <draw:polygon draw:style-name="gr7" draw:text-style-name="P8" draw:layer="layout" svg:width="1.856cm" svg:height="0.792cm" svg:x="14.064cm" svg:y="5.513cm" svg:viewBox="0 0 1857 793" draw:points="927,793 0,793 0,0 1857,0 1857,793">
          <text:p/>
        </draw:polygon>
        <draw:polygon draw:style-name="gr5" draw:text-style-name="P6" draw:layer="layout" svg:width="1.856cm" svg:height="1.332cm" svg:x="16.019cm" svg:y="4.16cm" svg:viewBox="0 0 1857 1333" draw:points="927,1333 0,1333 0,0 1857,0 1857,1333">
          <text:p/>
        </draw:polygon>
        <draw:frame draw:style-name="gr8" draw:text-style-name="P9" draw:layer="layout" svg:width="1.145cm" svg:height="0.53cm" svg:x="14.422cm" svg:y="4.583cm">
          <draw:text-box>
            <text:p text:style-name="P2"><text:span text:style-name="T4">dado</text:span></text:p>
          </draw:text-box>
        </draw:frame>
        <draw:polygon draw:style-name="gr7" draw:text-style-name="P8" draw:layer="layout" svg:width="1.856cm" svg:height="0.793cm" svg:x="16.019cm" svg:y="5.515cm" svg:viewBox="0 0 1857 794" draw:points="927,794 0,794 0,0 1857,0 1857,794">
          <text:p/>
        </draw:polygon>
        <draw:polygon draw:style-name="gr10" draw:text-style-name="P10" draw:layer="layout" svg:width="1.856cm" svg:height="1.331cm" svg:x="10.084cm" svg:y="6.529cm" svg:viewBox="0 0 1857 1332" draw:points="930,1332 0,1332 0,0 1857,0 1857,1332">
          <text:p/>
        </draw:polygon>
        <draw:frame draw:style-name="gr8" draw:text-style-name="P9" draw:layer="layout" svg:width="1.145cm" svg:height="0.53cm" svg:x="16.376cm" svg:y="4.583cm">
          <draw:text-box>
            <text:p text:style-name="P2"><text:span text:style-name="T4">dado</text:span></text:p>
          </draw:text-box>
        </draw:frame>
        <draw:polygon draw:style-name="gr28" draw:text-style-name="P18" draw:layer="layout" svg:width="1.192cm" svg:height="1.331cm" svg:x="11.894cm" svg:y="6.529cm" svg:viewBox="0 0 1193 1332" draw:points="597,1332 0,1332 0,0 1193,0 1193,1332">
          <text:p/>
        </draw:polygon>
        <draw:frame draw:style-name="gr13" draw:text-style-name="P9" draw:layer="layout" svg:width="0.832cm" svg:height="0.53cm" svg:x="10.597cm" svg:y="6.954cm">
          <draw:text-box>
            <text:p text:style-name="P2"><text:span text:style-name="T4">Qtd</text:span></text:p>
          </draw:text-box>
        </draw:frame>
        <draw:polygon draw:style-name="gr10" draw:text-style-name="P10" draw:layer="layout" svg:width="1.856cm" svg:height="1.331cm" svg:x="14.882cm" svg:y="6.529cm" svg:viewBox="0 0 1857 1332" draw:points="928,1332 0,1332 0,0 1857,0 1857,1332">
          <text:p/>
        </draw:polygon>
        <draw:frame draw:style-name="gr9" draw:text-style-name="P5" draw:layer="layout" svg:width="0.528cm" svg:height="0.615cm" svg:x="12.323cm" svg:y="6.917cm">
          <draw:text-box>
            <text:p text:style-name="P2"><text:span text:style-name="T2">0</text:span></text:p>
          </draw:text-box>
        </draw:frame>
        <draw:polygon draw:style-name="gr14" draw:text-style-name="P11" draw:layer="layout" svg:width="1.192cm" svg:height="1.331cm" svg:x="16.691cm" svg:y="6.529cm" svg:viewBox="0 0 1193 1332" draw:points="598,1332 0,1332 0,0 1193,0 1193,1332">
          <text:p/>
        </draw:polygon>
        <draw:frame draw:style-name="gr15" draw:text-style-name="P9" draw:layer="layout" svg:width="1.014cm" svg:height="0.53cm" svg:x="15.321cm" svg:y="6.954cm">
          <draw:text-box>
            <text:p text:style-name="P2"><text:span text:style-name="T4">Prox</text:span></text:p>
          </draw:text-box>
        </draw:frame>
        <draw:polygon draw:style-name="gr3" draw:text-style-name="P4" draw:layer="layout" svg:width="8.021cm" svg:height="5cm" svg:x="19.199cm" svg:y="4cm" svg:viewBox="0 0 8022 5001" draw:points="4011,5001 0,5001 0,0 8022,0 8022,5001">
          <text:p/>
        </draw:polygon>
        <draw:frame draw:style-name="gr9" draw:text-style-name="P5" draw:layer="layout" svg:width="0.528cm" svg:height="0.615cm" svg:x="17.12cm" svg:y="6.917cm">
          <draw:text-box>
            <text:p text:style-name="P2"><text:span text:style-name="T2">4</text:span></text:p>
          </draw:text-box>
        </draw:frame>
        <draw:polygon draw:style-name="gr31" draw:text-style-name="P6" draw:layer="layout" svg:width="1.856cm" svg:height="1.332cm" svg:x="19.284cm" svg:y="4.16cm" svg:viewBox="0 0 1857 1333" draw:points="930,1333 0,1333 0,0 1857,0 1857,1333">
          <text:p/>
        </draw:polygon>
        <draw:polygon draw:style-name="gr12" draw:text-style-name="P12" draw:layer="layout" svg:width="1.856cm" svg:height="1.332cm" svg:x="19.284cm" svg:y="4.16cm" svg:viewBox="0 0 1857 1333" draw:points="930,1333 0,1333 0,0 1857,0 1857,1333">
          <text:p/>
        </draw:polygon>
        <draw:frame draw:style-name="gr4" draw:text-style-name="P5" draw:layer="layout" svg:width="2.445cm" svg:height="0.615cm" svg:x="21.989cm" svg:y="8.067cm">
          <draw:text-box>
            <text:p text:style-name="P2"><text:span text:style-name="T2">pedaço 2</text:span></text:p>
          </draw:text-box>
        </draw:frame>
        <draw:polygon draw:style-name="gr7" draw:text-style-name="P8" draw:layer="layout" svg:width="1.856cm" svg:height="0.793cm" svg:x="19.284cm" svg:y="5.515cm" svg:viewBox="0 0 1857 794" draw:points="930,794 0,794 0,0 1857,0 1857,794">
          <text:p/>
        </draw:polygon>
        <draw:frame draw:style-name="gr8" draw:text-style-name="P9" draw:layer="layout" svg:width="1.145cm" svg:height="0.53cm" svg:x="19.643cm" svg:y="4.583cm">
          <draw:text-box>
            <text:p text:style-name="P2"><text:span text:style-name="T4">dado</text:span></text:p>
          </draw:text-box>
        </draw:frame>
        <draw:polygon draw:style-name="gr5" draw:text-style-name="P6" draw:layer="layout" svg:width="1.856cm" svg:height="1.332cm" svg:x="21.275cm" svg:y="4.158cm" svg:viewBox="0 0 1857 1333" draw:points="930,1333 0,1333 0,0 1857,0 1857,1333">
          <text:p/>
        </draw:polygon>
        <draw:frame draw:style-name="gr9" draw:text-style-name="P5" draw:layer="layout" svg:width="0.528cm" svg:height="0.615cm" svg:x="20.045cm" svg:y="5.633cm">
          <draw:text-box>
            <text:p text:style-name="P2"><text:span text:style-name="T2">2</text:span></text:p>
          </draw:text-box>
        </draw:frame>
        <draw:polygon draw:style-name="gr7" draw:text-style-name="P8" draw:layer="layout" svg:width="1.856cm" svg:height="0.794cm" svg:x="21.275cm" svg:y="5.512cm" svg:viewBox="0 0 1857 795" draw:points="930,795 0,795 0,0 1857,0 1857,795">
          <text:p/>
        </draw:polygon>
        <draw:frame draw:style-name="gr8" draw:text-style-name="P9" draw:layer="layout" svg:width="1.145cm" svg:height="0.53cm" svg:x="21.632cm" svg:y="4.583cm">
          <draw:text-box>
            <text:p text:style-name="P2"><text:span text:style-name="T4">dado</text:span></text:p>
          </draw:text-box>
        </draw:frame>
        <draw:polygon draw:style-name="gr5" draw:text-style-name="P6" draw:layer="layout" svg:width="1.856cm" svg:height="1.33cm" svg:x="23.264cm" svg:y="4.16cm" svg:viewBox="0 0 1857 1331" draw:points="927,1331 0,1331 0,0 1857,0 1857,1331">
          <text:p/>
        </draw:polygon>
        <draw:frame draw:style-name="gr9" draw:text-style-name="P5" draw:layer="layout" svg:width="0.528cm" svg:height="0.615cm" svg:x="22.035cm" svg:y="5.63cm">
          <draw:text-box>
            <text:p text:style-name="P2"><text:span text:style-name="T2">8</text:span></text:p>
          </draw:text-box>
        </draw:frame>
        <draw:polygon draw:style-name="gr7" draw:text-style-name="P8" draw:layer="layout" svg:width="1.856cm" svg:height="0.792cm" svg:x="23.264cm" svg:y="5.513cm" svg:viewBox="0 0 1857 793" draw:points="927,793 0,793 0,0 1857,0 1857,793">
          <text:p/>
        </draw:polygon>
        <draw:frame draw:style-name="gr8" draw:text-style-name="P9" draw:layer="layout" svg:width="1.145cm" svg:height="0.53cm" svg:x="23.622cm" svg:y="4.583cm">
          <draw:text-box>
            <text:p text:style-name="P2"><text:span text:style-name="T4">dado</text:span></text:p>
          </draw:text-box>
        </draw:frame>
        <draw:polygon draw:style-name="gr5" draw:text-style-name="P6" draw:layer="layout" svg:width="1.856cm" svg:height="1.332cm" svg:x="25.218cm" svg:y="4.16cm" svg:viewBox="0 0 1857 1333" draw:points="929,1333 0,1333 0,0 1857,0 1857,1333">
          <text:p/>
        </draw:polygon>
        <draw:frame draw:style-name="gr18" draw:text-style-name="P5" draw:layer="layout" svg:width="0.528cm" svg:height="0.589cm" svg:x="24.045cm" svg:y="5.642cm">
          <draw:text-box>
            <text:p text:style-name="P2"><text:span text:style-name="T5">9</text:span></text:p>
          </draw:text-box>
        </draw:frame>
        <draw:polygon draw:style-name="gr7" draw:text-style-name="P8" draw:layer="layout" svg:width="1.856cm" svg:height="0.793cm" svg:x="25.218cm" svg:y="5.515cm" svg:viewBox="0 0 1857 794" draw:points="929,794 0,794 0,0 1857,0 1857,794">
          <text:p/>
        </draw:polygon>
        <draw:frame draw:style-name="gr8" draw:text-style-name="P9" draw:layer="layout" svg:width="1.145cm" svg:height="0.53cm" svg:x="25.576cm" svg:y="4.583cm">
          <draw:text-box>
            <text:p text:style-name="P2"><text:span text:style-name="T4">dado</text:span></text:p>
          </draw:text-box>
        </draw:frame>
        <draw:polygon draw:style-name="gr10" draw:text-style-name="P10" draw:layer="layout" svg:width="1.856cm" svg:height="1.331cm" svg:x="19.284cm" svg:y="6.529cm" svg:viewBox="0 0 1857 1332" draw:points="930,1332 0,1332 0,0 1857,0 1857,1332">
          <text:p/>
        </draw:polygon>
        <draw:frame draw:style-name="gr17" draw:text-style-name="P5" draw:layer="layout" svg:width="0.595cm" svg:height="0.589cm" svg:x="25.873cm" svg:y="5.645cm">
          <draw:text-box>
            <text:p text:style-name="P2"><text:span text:style-name="T5">11</text:span></text:p>
          </draw:text-box>
        </draw:frame>
        <draw:polygon draw:style-name="gr14" draw:text-style-name="P11" draw:layer="layout" svg:width="1.191cm" svg:height="1.331cm" svg:x="21.095cm" svg:y="6.529cm" svg:viewBox="0 0 1192 1332" draw:points="596,1332 0,1332 0,0 1192,0 1192,1332">
          <text:p/>
        </draw:polygon>
        <draw:frame draw:style-name="gr13" draw:text-style-name="P9" draw:layer="layout" svg:width="0.832cm" svg:height="0.53cm" svg:x="19.798cm" svg:y="6.954cm">
          <draw:text-box>
            <text:p text:style-name="P2"><text:span text:style-name="T4">Qtd</text:span></text:p>
          </draw:text-box>
        </draw:frame>
        <draw:polygon draw:style-name="gr10" draw:text-style-name="P10" draw:layer="layout" svg:width="1.856cm" svg:height="1.331cm" svg:x="24.081cm" svg:y="6.529cm" svg:viewBox="0 0 1857 1332" draw:points="929,1332 0,1332 0,0 1857,0 1857,1332">
          <text:p/>
        </draw:polygon>
        <draw:frame draw:style-name="gr9" draw:text-style-name="P5" draw:layer="layout" svg:width="0.528cm" svg:height="0.615cm" svg:x="21.523cm" svg:y="6.917cm">
          <draw:text-box>
            <text:p text:style-name="P2"><text:span text:style-name="T2">4</text:span></text:p>
          </draw:text-box>
        </draw:frame>
        <draw:polygon draw:style-name="gr14" draw:text-style-name="P11" draw:layer="layout" svg:width="1.192cm" svg:height="1.331cm" svg:x="25.891cm" svg:y="6.529cm" svg:viewBox="0 0 1193 1332" draw:points="597,1332 0,1332 0,0 1193,0 1193,1332">
          <text:p/>
        </draw:polygon>
        <draw:frame draw:style-name="gr15" draw:text-style-name="P9" draw:layer="layout" svg:width="1.014cm" svg:height="0.53cm" svg:x="24.522cm" svg:y="6.954cm">
          <draw:text-box>
            <text:p text:style-name="P2"><text:span text:style-name="T4">Prox</text:span></text:p>
          </draw:text-box>
        </draw:frame>
        <draw:polygon draw:style-name="gr3" draw:text-style-name="P4" draw:layer="layout" svg:width="8.021cm" svg:height="5cm" svg:x="1.198cm" svg:y="4cm" svg:viewBox="0 0 8022 5001" draw:points="4012,5001 0,5001 0,0 8022,0 8022,5001">
          <text:p/>
        </draw:polygon>
        <draw:frame draw:style-name="gr9" draw:text-style-name="P5" draw:layer="layout" svg:width="0.528cm" svg:height="0.615cm" svg:x="26.321cm" svg:y="6.917cm">
          <draw:text-box>
            <text:p text:style-name="P2"><text:span text:style-name="T2">0</text:span></text:p>
          </draw:text-box>
        </draw:frame>
        <draw:polygon draw:style-name="gr5" draw:text-style-name="P6" draw:layer="layout" svg:width="1.856cm" svg:height="1.332cm" svg:x="1.284cm" svg:y="4.16cm" svg:viewBox="0 0 1857 1333" draw:points="929,1333 0,1333 0,0 1857,0 1857,1333">
          <text:p/>
        </draw:polygon>
        <draw:frame draw:style-name="gr4" draw:text-style-name="P5" draw:layer="layout" svg:width="2.445cm" svg:height="0.615cm" svg:x="3.99cm" svg:y="8.067cm">
          <draw:text-box>
            <text:p text:style-name="P2"><text:span text:style-name="T2">pedaço 0</text:span></text:p>
          </draw:text-box>
        </draw:frame>
        <draw:polygon draw:style-name="gr7" draw:text-style-name="P8" draw:layer="layout" svg:width="1.856cm" svg:height="0.793cm" svg:x="1.284cm" svg:y="5.515cm" svg:viewBox="0 0 1857 794" draw:points="929,794 0,794 0,0 1857,0 1857,794">
          <text:p/>
        </draw:polygon>
        <draw:frame draw:style-name="gr8" draw:text-style-name="P9" draw:layer="layout" svg:width="1.145cm" svg:height="0.53cm" svg:x="1.64cm" svg:y="4.583cm">
          <draw:text-box>
            <text:p text:style-name="P2"><text:span text:style-name="T4">dado</text:span></text:p>
          </draw:text-box>
        </draw:frame>
        <draw:polygon draw:style-name="gr5" draw:text-style-name="P6" draw:layer="layout" svg:width="1.855cm" svg:height="1.332cm" svg:x="3.276cm" svg:y="4.158cm" svg:viewBox="0 0 1856 1333" draw:points="928,1333 0,1333 0,0 1856,0 1856,1333">
          <text:p/>
        </draw:polygon>
        <draw:frame draw:style-name="gr9" draw:text-style-name="P5" draw:layer="layout" svg:width="0.528cm" svg:height="0.615cm" svg:x="2.043cm" svg:y="5.633cm">
          <draw:text-box>
            <text:p text:style-name="P2"><text:span text:style-name="T2">3</text:span></text:p>
          </draw:text-box>
        </draw:frame>
        <draw:polygon draw:style-name="gr7" draw:text-style-name="P8" draw:layer="layout" svg:width="1.855cm" svg:height="0.794cm" svg:x="3.276cm" svg:y="5.512cm" svg:viewBox="0 0 1856 795" draw:points="928,795 0,795 0,0 1856,0 1856,795">
          <text:p/>
        </draw:polygon>
        <draw:frame draw:style-name="gr8" draw:text-style-name="P9" draw:layer="layout" svg:width="1.145cm" svg:height="0.53cm" svg:x="3.634cm" svg:y="4.583cm">
          <draw:text-box>
            <text:p text:style-name="P2"><text:span text:style-name="T4">dado</text:span></text:p>
          </draw:text-box>
        </draw:frame>
        <draw:polygon draw:style-name="gr5" draw:text-style-name="P6" draw:layer="layout" svg:width="1.856cm" svg:height="1.33cm" svg:x="5.264cm" svg:y="4.16cm" svg:viewBox="0 0 1857 1331" draw:points="927,1331 0,1331 0,0 1857,0 1857,1331">
          <text:p/>
        </draw:polygon>
        <draw:frame draw:style-name="gr9" draw:text-style-name="P5" draw:layer="layout" svg:width="0.528cm" svg:height="0.615cm" svg:x="4.036cm" svg:y="5.63cm">
          <draw:text-box>
            <text:p text:style-name="P2"><text:span text:style-name="T2">5</text:span></text:p>
          </draw:text-box>
        </draw:frame>
        <draw:polygon draw:style-name="gr7" draw:text-style-name="P8" draw:layer="layout" svg:width="1.856cm" svg:height="0.792cm" svg:x="5.264cm" svg:y="5.513cm" svg:viewBox="0 0 1857 793" draw:points="927,793 0,793 0,0 1857,0 1857,793">
          <text:p/>
        </draw:polygon>
        <draw:polygon draw:style-name="gr5" draw:text-style-name="P6" draw:layer="layout" svg:width="1.856cm" svg:height="1.332cm" svg:x="7.218cm" svg:y="4.16cm" svg:viewBox="0 0 1857 1333" draw:points="929,1333 0,1333 0,0 1857,0 1857,1333">
          <text:p/>
        </draw:polygon>
        <draw:frame draw:style-name="gr8" draw:text-style-name="P9" draw:layer="layout" svg:width="1.145cm" svg:height="0.53cm" svg:x="5.62cm" svg:y="4.583cm">
          <draw:text-box>
            <text:p text:style-name="P2"><text:span text:style-name="T4">dado</text:span></text:p>
          </draw:text-box>
        </draw:frame>
        <draw:polygon draw:style-name="gr7" draw:text-style-name="P8" draw:layer="layout" svg:width="1.856cm" svg:height="0.793cm" svg:x="7.218cm" svg:y="5.515cm" svg:viewBox="0 0 1857 794" draw:points="929,794 0,794 0,0 1857,0 1857,794">
          <text:p/>
        </draw:polygon>
        <draw:polygon draw:style-name="gr10" draw:text-style-name="P10" draw:layer="layout" svg:width="1.856cm" svg:height="1.331cm" svg:x="1.284cm" svg:y="6.529cm" svg:viewBox="0 0 1857 1332" draw:points="929,1332 0,1332 0,0 1857,0 1857,1332">
          <text:p/>
        </draw:polygon>
        <draw:frame draw:style-name="gr8" draw:text-style-name="P9" draw:layer="layout" svg:width="1.145cm" svg:height="0.53cm" svg:x="7.578cm" svg:y="4.583cm">
          <draw:text-box>
            <text:p text:style-name="P2"><text:span text:style-name="T4">dado</text:span></text:p>
          </draw:text-box>
        </draw:frame>
        <draw:polygon draw:style-name="gr11" draw:text-style-name="P11" draw:layer="layout" svg:width="1.192cm" svg:height="1.331cm" svg:x="3.094cm" svg:y="6.529cm" svg:viewBox="0 0 1193 1332" draw:points="597,1332 0,1332 0,0 1193,0 1193,1332">
          <text:p/>
        </draw:polygon>
        <draw:polygon draw:style-name="gr12" draw:text-style-name="P12" draw:layer="layout" svg:width="1.192cm" svg:height="1.331cm" svg:x="3.094cm" svg:y="6.529cm" svg:viewBox="0 0 1193 1332" draw:points="597,1332 0,1332 0,0 1193,0 1193,1332">
          <text:p/>
        </draw:polygon>
        <draw:frame draw:style-name="gr13" draw:text-style-name="P9" draw:layer="layout" svg:width="0.832cm" svg:height="0.53cm" svg:x="1.799cm" svg:y="6.954cm">
          <draw:text-box>
            <text:p text:style-name="P2"><text:span text:style-name="T4">Qtd</text:span></text:p>
          </draw:text-box>
        </draw:frame>
        <draw:polygon draw:style-name="gr10" draw:text-style-name="P10" draw:layer="layout" svg:width="1.856cm" svg:height="1.331cm" svg:x="6.081cm" svg:y="6.529cm" svg:viewBox="0 0 1857 1332" draw:points="930,1332 0,1332 0,0 1857,0 1857,1332">
          <text:p/>
        </draw:polygon>
        <draw:frame draw:style-name="gr9" draw:text-style-name="P5" draw:layer="layout" svg:width="0.528cm" svg:height="0.615cm" svg:x="3.521cm" svg:y="6.917cm">
          <draw:text-box>
            <text:p text:style-name="P2"><text:span text:style-name="T2">2</text:span></text:p>
          </draw:text-box>
        </draw:frame>
        <draw:polygon draw:style-name="gr14" draw:text-style-name="P11" draw:layer="layout" svg:width="1.192cm" svg:height="1.331cm" svg:x="7.891cm" svg:y="6.529cm" svg:viewBox="0 0 1193 1332" draw:points="597,1332 0,1332 0,0 1193,0 1193,1332">
          <text:p/>
        </draw:polygon>
        <draw:frame draw:style-name="gr15" draw:text-style-name="P9" draw:layer="layout" svg:width="1.014cm" svg:height="0.53cm" svg:x="6.519cm" svg:y="6.954cm">
          <draw:text-box>
            <text:p text:style-name="P2"><text:span text:style-name="T4">Prox</text:span></text:p>
          </draw:text-box>
        </draw:frame>
        <draw:polygon draw:style-name="gr3" draw:text-style-name="P4" draw:layer="layout" svg:width="8.021cm" svg:height="5cm" svg:x="1.198cm" svg:y="4cm" svg:viewBox="0 0 8022 5001" draw:points="4012,5001 0,5001 0,0 8022,0 8022,5001">
          <text:p/>
        </draw:polygon>
        <draw:frame draw:style-name="gr9" draw:text-style-name="P5" draw:layer="layout" svg:width="0.528cm" svg:height="0.615cm" svg:x="8.319cm" svg:y="6.917cm">
          <draw:text-box>
            <text:p text:style-name="P2"><text:span text:style-name="T2">3</text:span></text:p>
          </draw:text-box>
        </draw:frame>
        <draw:polygon draw:style-name="gr5" draw:text-style-name="P6" draw:layer="layout" svg:width="1.856cm" svg:height="1.332cm" svg:x="1.284cm" svg:y="4.16cm" svg:viewBox="0 0 1857 1333" draw:points="929,1333 0,1333 0,0 1857,0 1857,1333">
          <text:p/>
        </draw:polygon>
        <draw:frame draw:style-name="gr4" draw:text-style-name="P5" draw:layer="layout" svg:width="2.445cm" svg:height="0.615cm" svg:x="3.99cm" svg:y="8.067cm">
          <draw:text-box>
            <text:p text:style-name="P2"><text:span text:style-name="T2">pedaço 0</text:span></text:p>
          </draw:text-box>
        </draw:frame>
        <draw:polygon draw:style-name="gr7" draw:text-style-name="P8" draw:layer="layout" svg:width="1.856cm" svg:height="0.793cm" svg:x="1.284cm" svg:y="5.515cm" svg:viewBox="0 0 1857 794" draw:points="929,794 0,794 0,0 1857,0 1857,794">
          <text:p/>
        </draw:polygon>
        <draw:frame draw:style-name="gr8" draw:text-style-name="P9" draw:layer="layout" svg:width="1.145cm" svg:height="0.53cm" svg:x="1.64cm" svg:y="4.583cm">
          <draw:text-box>
            <text:p text:style-name="P2"><text:span text:style-name="T4">dado</text:span></text:p>
          </draw:text-box>
        </draw:frame>
        <draw:polygon draw:style-name="gr5" draw:text-style-name="P6" draw:layer="layout" svg:width="1.855cm" svg:height="1.332cm" svg:x="3.276cm" svg:y="4.158cm" svg:viewBox="0 0 1856 1333" draw:points="928,1333 0,1333 0,0 1856,0 1856,1333">
          <text:p/>
        </draw:polygon>
        <draw:frame draw:style-name="gr16" draw:text-style-name="P5" draw:layer="layout" svg:width="0.679cm" svg:height="0.615cm" svg:x="1.873cm" svg:y="5.633cm">
          <draw:text-box>
            <text:p text:style-name="P2"><text:span text:style-name="T2">14</text:span></text:p>
          </draw:text-box>
        </draw:frame>
        <draw:polygon draw:style-name="gr7" draw:text-style-name="P8" draw:layer="layout" svg:width="1.855cm" svg:height="0.794cm" svg:x="3.276cm" svg:y="5.512cm" svg:viewBox="0 0 1856 795" draw:points="928,795 0,795 0,0 1856,0 1856,795">
          <text:p/>
        </draw:polygon>
        <draw:frame draw:style-name="gr8" draw:text-style-name="P9" draw:layer="layout" svg:width="1.145cm" svg:height="0.53cm" svg:x="3.634cm" svg:y="4.583cm">
          <draw:text-box>
            <text:p text:style-name="P2"><text:span text:style-name="T4">dado</text:span></text:p>
          </draw:text-box>
        </draw:frame>
        <draw:polygon draw:style-name="gr5" draw:text-style-name="P6" draw:layer="layout" svg:width="1.856cm" svg:height="1.33cm" svg:x="5.264cm" svg:y="4.16cm" svg:viewBox="0 0 1857 1331" draw:points="927,1331 0,1331 0,0 1857,0 1857,1331">
          <text:p/>
        </draw:polygon>
        <draw:frame draw:style-name="gr16" draw:text-style-name="P5" draw:layer="layout" svg:width="0.679cm" svg:height="0.615cm" svg:x="3.866cm" svg:y="5.63cm">
          <draw:text-box>
            <text:p text:style-name="P2"><text:span text:style-name="T2">18</text:span></text:p>
          </draw:text-box>
        </draw:frame>
        <draw:polygon draw:style-name="gr7" draw:text-style-name="P8" draw:layer="layout" svg:width="1.856cm" svg:height="0.792cm" svg:x="5.264cm" svg:y="5.513cm" svg:viewBox="0 0 1857 793" draw:points="927,793 0,793 0,0 1857,0 1857,793">
          <text:p/>
        </draw:polygon>
        <draw:frame draw:style-name="gr8" draw:text-style-name="P9" draw:layer="layout" svg:width="1.145cm" svg:height="0.53cm" svg:x="5.62cm" svg:y="4.583cm">
          <draw:text-box>
            <text:p text:style-name="P2"><text:span text:style-name="T4">dado</text:span></text:p>
          </draw:text-box>
        </draw:frame>
        <draw:polygon draw:style-name="gr5" draw:text-style-name="P6" draw:layer="layout" svg:width="1.856cm" svg:height="1.332cm" svg:x="7.218cm" svg:y="4.16cm" svg:viewBox="0 0 1857 1333" draw:points="929,1333 0,1333 0,0 1857,0 1857,1333">
          <text:p/>
        </draw:polygon>
        <draw:frame draw:style-name="gr19" draw:text-style-name="P13" draw:layer="layout" svg:width="0.705cm" svg:height="0.712cm" svg:x="5.842cm" svg:y="5.588cm">
          <draw:text-box>
            <text:p text:style-name="P2"><text:span text:style-name="T6">23</text:span></text:p>
          </draw:text-box>
        </draw:frame>
        <draw:polygon draw:style-name="gr7" draw:text-style-name="P8" draw:layer="layout" svg:width="1.856cm" svg:height="0.793cm" svg:x="7.218cm" svg:y="5.515cm" svg:viewBox="0 0 1857 794" draw:points="929,794 0,794 0,0 1857,0 1857,794">
          <text:p/>
        </draw:polygon>
        <draw:frame draw:style-name="gr8" draw:text-style-name="P9" draw:layer="layout" svg:width="1.145cm" svg:height="0.53cm" svg:x="7.578cm" svg:y="4.583cm">
          <draw:text-box>
            <text:p text:style-name="P2"><text:span text:style-name="T4">dado</text:span></text:p>
          </draw:text-box>
        </draw:frame>
        <draw:polygon draw:style-name="gr10" draw:text-style-name="P10" draw:layer="layout" svg:width="1.856cm" svg:height="1.331cm" svg:x="1.284cm" svg:y="6.529cm" svg:viewBox="0 0 1857 1332" draw:points="929,1332 0,1332 0,0 1857,0 1857,1332">
          <text:p/>
        </draw:polygon>
        <draw:frame draw:style-name="gr17" draw:text-style-name="P5" draw:layer="layout" svg:width="0.595cm" svg:height="0.589cm" svg:x="7.849cm" svg:y="5.645cm">
          <draw:text-box>
            <text:p text:style-name="P2"><text:span text:style-name="T5">31</text:span></text:p>
          </draw:text-box>
        </draw:frame>
        <draw:polygon draw:style-name="gr14" draw:text-style-name="P11" draw:layer="layout" svg:width="1.192cm" svg:height="1.331cm" svg:x="3.094cm" svg:y="6.529cm" svg:viewBox="0 0 1193 1332" draw:points="597,1332 0,1332 0,0 1193,0 1193,1332">
          <text:p/>
        </draw:polygon>
        <draw:frame draw:style-name="gr13" draw:text-style-name="P9" draw:layer="layout" svg:width="0.832cm" svg:height="0.53cm" svg:x="1.799cm" svg:y="6.954cm">
          <draw:text-box>
            <text:p text:style-name="P2"><text:span text:style-name="T4">Qtd</text:span></text:p>
          </draw:text-box>
        </draw:frame>
        <draw:polygon draw:style-name="gr10" draw:text-style-name="P10" draw:layer="layout" svg:width="1.856cm" svg:height="1.331cm" svg:x="6.081cm" svg:y="6.529cm" svg:viewBox="0 0 1857 1332" draw:points="930,1332 0,1332 0,0 1857,0 1857,1332">
          <text:p/>
        </draw:polygon>
        <draw:frame draw:style-name="gr9" draw:text-style-name="P5" draw:layer="layout" svg:width="0.528cm" svg:height="0.615cm" svg:x="3.521cm" svg:y="6.917cm">
          <draw:text-box>
            <text:p text:style-name="P2"><text:span text:style-name="T2">4</text:span></text:p>
          </draw:text-box>
        </draw:frame>
        <draw:polygon draw:style-name="gr14" draw:text-style-name="P11" draw:layer="layout" svg:width="1.192cm" svg:height="1.331cm" svg:x="7.891cm" svg:y="6.529cm" svg:viewBox="0 0 1193 1332" draw:points="597,1332 0,1332 0,0 1193,0 1193,1332">
          <text:p/>
        </draw:polygon>
        <draw:frame draw:style-name="gr15" draw:text-style-name="P9" draw:layer="layout" svg:width="1.014cm" svg:height="0.53cm" svg:x="6.519cm" svg:y="6.954cm">
          <draw:text-box>
            <text:p text:style-name="P2"><text:span text:style-name="T4">Prox</text:span></text:p>
          </draw:text-box>
        </draw:frame>
        <draw:polygon draw:style-name="gr3" draw:text-style-name="P4" draw:layer="layout" svg:width="8.021cm" svg:height="5cm" svg:x="17.378cm" svg:y="9.6cm" svg:viewBox="0 0 8022 5001" draw:points="4011,5001 0,5001 0,0 8022,0 8022,5001">
          <text:p/>
        </draw:polygon>
        <draw:frame draw:style-name="gr9" draw:text-style-name="P5" draw:layer="layout" svg:width="0.528cm" svg:height="0.615cm" svg:x="8.319cm" svg:y="6.917cm">
          <draw:text-box>
            <text:p text:style-name="P2"><text:span text:style-name="T2">3</text:span></text:p>
          </draw:text-box>
        </draw:frame>
        <draw:polygon draw:style-name="gr5" draw:text-style-name="P6" draw:layer="layout" svg:width="1.856cm" svg:height="1.332cm" svg:x="17.464cm" svg:y="9.76cm" svg:viewBox="0 0 1857 1333" draw:points="928,1333 0,1333 0,0 1857,0 1857,1333">
          <text:p/>
        </draw:polygon>
        <draw:frame draw:style-name="gr4" draw:text-style-name="P5" draw:layer="layout" svg:width="2.445cm" svg:height="0.615cm" svg:x="20.168cm" svg:y="13.666cm">
          <draw:text-box>
            <text:p text:style-name="P2"><text:span text:style-name="T2">pedaço 4</text:span></text:p>
          </draw:text-box>
        </draw:frame>
        <draw:polygon draw:style-name="gr7" draw:text-style-name="P8" draw:layer="layout" svg:width="1.856cm" svg:height="0.793cm" svg:x="17.464cm" svg:y="11.115cm" svg:viewBox="0 0 1857 794" draw:points="928,794 0,794 0,0 1857,0 1857,794">
          <text:p/>
        </draw:polygon>
        <draw:frame draw:style-name="gr8" draw:text-style-name="P9" draw:layer="layout" svg:width="1.145cm" svg:height="0.53cm" svg:x="17.822cm" svg:y="10.186cm">
          <draw:text-box>
            <text:p text:style-name="P2"><text:span text:style-name="T4">dado</text:span></text:p>
          </draw:text-box>
        </draw:frame>
        <draw:polygon draw:style-name="gr5" draw:text-style-name="P6" draw:layer="layout" svg:width="1.856cm" svg:height="1.332cm" svg:x="19.454cm" svg:y="9.758cm" svg:viewBox="0 0 1857 1333" draw:points="930,1333 0,1333 0,0 1857,0 1857,1333">
          <text:p/>
        </draw:polygon>
        <draw:frame draw:style-name="gr16" draw:text-style-name="P5" draw:layer="layout" svg:width="0.679cm" svg:height="0.615cm" svg:x="18.055cm" svg:y="11.232cm">
          <draw:text-box>
            <text:p text:style-name="P2"><text:span text:style-name="T2">51</text:span></text:p>
          </draw:text-box>
        </draw:frame>
        <draw:polygon draw:style-name="gr7" draw:text-style-name="P8" draw:layer="layout" svg:width="1.856cm" svg:height="0.794cm" svg:x="19.454cm" svg:y="11.112cm" svg:viewBox="0 0 1857 795" draw:points="930,795 0,795 0,0 1857,0 1857,795">
          <text:p/>
        </draw:polygon>
        <draw:frame draw:style-name="gr8" draw:text-style-name="P9" draw:layer="layout" svg:width="1.145cm" svg:height="0.53cm" svg:x="19.812cm" svg:y="10.182cm">
          <draw:text-box>
            <text:p text:style-name="P2"><text:span text:style-name="T4">dado</text:span></text:p>
          </draw:text-box>
        </draw:frame>
        <draw:polygon draw:style-name="gr5" draw:text-style-name="P6" draw:layer="layout" svg:width="1.856cm" svg:height="1.33cm" svg:x="21.442cm" svg:y="9.76cm" svg:viewBox="0 0 1857 1331" draw:points="929,1331 0,1331 0,0 1857,0 1857,1331">
          <text:p/>
        </draw:polygon>
        <draw:frame draw:style-name="gr16" draw:text-style-name="P5" draw:layer="layout" svg:width="0.679cm" svg:height="0.615cm" svg:x="20.045cm" svg:y="11.232cm">
          <draw:text-box>
            <text:p text:style-name="P2"><text:span text:style-name="T2">72</text:span></text:p>
          </draw:text-box>
        </draw:frame>
        <draw:polygon draw:style-name="gr33" draw:text-style-name="P21" draw:layer="layout" svg:width="1.856cm" svg:height="0.792cm" svg:x="21.442cm" svg:y="11.113cm" svg:viewBox="0 0 1857 793" draw:points="929,793 0,793 0,0 1857,0 1857,793">
          <text:p text:style-name="P20"><text:span text:style-name="T2">80</text:span></text:p>
        </draw:polygon>
        <draw:polygon draw:style-name="gr5" draw:text-style-name="P6" draw:layer="layout" svg:width="1.856cm" svg:height="1.332cm" svg:x="23.397cm" svg:y="9.76cm" svg:viewBox="0 0 1857 1333" draw:points="929,1333 0,1333 0,0 1857,0 1857,1333">
          <text:p/>
        </draw:polygon>
        <draw:frame draw:style-name="gr8" draw:text-style-name="P9" draw:layer="layout" svg:width="1.145cm" svg:height="0.53cm" svg:x="21.802cm" svg:y="10.186cm">
          <draw:text-box>
            <text:p text:style-name="P2"><text:span text:style-name="T4">dado</text:span></text:p>
          </draw:text-box>
        </draw:frame>
        <draw:polygon draw:style-name="gr7" draw:text-style-name="P8" draw:layer="layout" svg:width="1.856cm" svg:height="0.793cm" svg:x="23.397cm" svg:y="11.115cm" svg:viewBox="0 0 1857 794" draw:points="929,794 0,794 0,0 1857,0 1857,794">
          <text:p/>
        </draw:polygon>
        <draw:polygon draw:style-name="gr10" draw:text-style-name="P10" draw:layer="layout" svg:width="1.856cm" svg:height="1.331cm" svg:x="17.464cm" svg:y="12.129cm" svg:viewBox="0 0 1857 1332" draw:points="928,1332 0,1332 0,0 1857,0 1857,1332">
          <text:p/>
        </draw:polygon>
        <draw:frame draw:style-name="gr8" draw:text-style-name="P9" draw:layer="layout" svg:width="1.145cm" svg:height="0.53cm" svg:x="23.756cm" svg:y="10.186cm">
          <draw:text-box>
            <text:p text:style-name="P2"><text:span text:style-name="T4">dado</text:span></text:p>
          </draw:text-box>
        </draw:frame>
        <draw:polygon draw:style-name="gr14" draw:text-style-name="P23" draw:layer="layout" svg:width="1.192cm" svg:height="1.331cm" svg:x="19.274cm" svg:y="12.129cm" svg:viewBox="0 0 1193 1332" draw:points="596,1332 0,1332 0,0 1193,0 1193,1332">
          <text:p/>
        </draw:polygon>
        <draw:frame draw:style-name="gr13" draw:text-style-name="P9" draw:layer="layout" svg:width="0.832cm" svg:height="0.53cm" svg:x="17.978cm" svg:y="12.553cm">
          <draw:text-box>
            <text:p text:style-name="P2"><text:span text:style-name="T4">Qtd</text:span></text:p>
          </draw:text-box>
        </draw:frame>
        <draw:polygon draw:style-name="gr10" draw:text-style-name="P10" draw:layer="layout" svg:width="1.856cm" svg:height="1.331cm" svg:x="22.26cm" svg:y="12.129cm" svg:viewBox="0 0 1857 1332" draw:points="930,1332 0,1332 0,0 1857,0 1857,1332">
          <text:p/>
        </draw:polygon>
        <draw:frame draw:style-name="gr9" draw:text-style-name="P5" draw:layer="layout" svg:width="0.528cm" svg:height="0.615cm" svg:x="19.703cm" svg:y="12.516cm">
          <draw:text-box>
            <text:p text:style-name="P2"><text:span text:style-name="T2">3</text:span></text:p>
          </draw:text-box>
        </draw:frame>
        <draw:polygon draw:style-name="gr14" draw:text-style-name="P11" draw:layer="layout" svg:width="1.192cm" svg:height="1.331cm" svg:x="24.071cm" svg:y="12.129cm" svg:viewBox="0 0 1193 1332" draw:points="596,1332 0,1332 0,0 1193,0 1193,1332">
          <text:p/>
        </draw:polygon>
        <draw:frame draw:style-name="gr15" draw:text-style-name="P9" draw:layer="layout" svg:width="1.014cm" svg:height="0.53cm" svg:x="22.698cm" svg:y="12.553cm">
          <draw:text-box>
            <text:p text:style-name="P2"><text:span text:style-name="T4">Prox</text:span></text:p>
          </draw:text-box>
        </draw:frame>
        <draw:polygon draw:style-name="gr3" draw:text-style-name="P4" draw:layer="layout" svg:width="8.021cm" svg:height="5cm" svg:x="8.183cm" svg:y="9.56cm" svg:viewBox="0 0 8022 5001" draw:points="4012,5001 0,5001 0,0 8022,0 8022,5001">
          <text:p/>
        </draw:polygon>
        <draw:frame draw:style-name="gr20" draw:text-style-name="P9" draw:layer="layout" svg:width="0.459cm" svg:height="0.53cm" svg:x="24.44cm" svg:y="12.553cm">
          <draw:text-box>
            <text:p text:style-name="P2"><text:span text:style-name="T4">-1</text:span></text:p>
          </draw:text-box>
        </draw:frame>
        <draw:polygon draw:style-name="gr5" draw:text-style-name="P6" draw:layer="layout" svg:width="1.856cm" svg:height="1.332cm" svg:x="8.269cm" svg:y="9.72cm" svg:viewBox="0 0 1857 1333" draw:points="930,1333 0,1333 0,0 1857,0 1857,1333">
          <text:p/>
        </draw:polygon>
        <draw:frame draw:style-name="gr4" draw:text-style-name="P5" draw:layer="layout" svg:width="2.445cm" svg:height="0.615cm" svg:x="10.975cm" svg:y="13.627cm">
          <draw:text-box>
            <text:p text:style-name="P2"><text:span text:style-name="T2">pedaço 3</text:span></text:p>
          </draw:text-box>
        </draw:frame>
        <draw:polygon draw:style-name="gr7" draw:text-style-name="P8" draw:layer="layout" svg:width="1.856cm" svg:height="0.793cm" svg:x="8.269cm" svg:y="11.075cm" svg:viewBox="0 0 1857 794" draw:points="930,794 0,794 0,0 1857,0 1857,794">
          <text:p/>
        </draw:polygon>
        <draw:frame draw:style-name="gr8" draw:text-style-name="P9" draw:layer="layout" svg:width="1.145cm" svg:height="0.53cm" svg:x="8.625cm" svg:y="10.147cm">
          <draw:text-box>
            <text:p text:style-name="P2"><text:span text:style-name="T4">dado</text:span></text:p>
          </draw:text-box>
        </draw:frame>
        <draw:polygon draw:style-name="gr5" draw:text-style-name="P6" draw:layer="layout" svg:width="1.855cm" svg:height="1.332cm" svg:x="10.261cm" svg:y="9.718cm" svg:viewBox="0 0 1856 1333" draw:points="928,1333 0,1333 0,0 1856,0 1856,1333">
          <text:p/>
        </draw:polygon>
        <draw:frame draw:style-name="gr16" draw:text-style-name="P5" draw:layer="layout" svg:width="0.679cm" svg:height="0.615cm" svg:x="8.858cm" svg:y="11.193cm">
          <draw:text-box>
            <text:p text:style-name="P2"><text:span text:style-name="T2">32</text:span></text:p>
          </draw:text-box>
        </draw:frame>
        <draw:polygon draw:style-name="gr7" draw:text-style-name="P8" draw:layer="layout" svg:width="1.855cm" svg:height="0.794cm" svg:x="10.261cm" svg:y="11.072cm" svg:viewBox="0 0 1856 795" draw:points="928,795 0,795 0,0 1856,0 1856,795">
          <text:p/>
        </draw:polygon>
        <draw:frame draw:style-name="gr8" draw:text-style-name="P9" draw:layer="layout" svg:width="1.145cm" svg:height="0.53cm" svg:x="10.619cm" svg:y="10.143cm">
          <draw:text-box>
            <text:p text:style-name="P2"><text:span text:style-name="T4">dado</text:span></text:p>
          </draw:text-box>
        </draw:frame>
        <draw:polygon draw:style-name="gr5" draw:text-style-name="P6" draw:layer="layout" svg:width="1.856cm" svg:height="1.33cm" svg:x="12.249cm" svg:y="9.72cm" svg:viewBox="0 0 1857 1331" draw:points="927,1331 0,1331 0,0 1857,0 1857,1331">
          <text:p/>
        </draw:polygon>
        <draw:frame draw:style-name="gr16" draw:text-style-name="P5" draw:layer="layout" svg:width="0.679cm" svg:height="0.615cm" svg:x="10.851cm" svg:y="11.189cm">
          <draw:text-box>
            <text:p text:style-name="P2"><text:span text:style-name="T2">35</text:span></text:p>
          </draw:text-box>
        </draw:frame>
        <draw:polygon draw:style-name="gr7" draw:text-style-name="P8" draw:layer="layout" svg:width="1.856cm" svg:height="0.792cm" svg:x="12.249cm" svg:y="11.073cm" svg:viewBox="0 0 1857 793" draw:points="927,793 0,793 0,0 1857,0 1857,793">
          <text:p/>
        </draw:polygon>
        <draw:frame draw:style-name="gr8" draw:text-style-name="P9" draw:layer="layout" svg:width="1.145cm" svg:height="0.53cm" svg:x="12.605cm" svg:y="10.143cm">
          <draw:text-box>
            <text:p text:style-name="P2"><text:span text:style-name="T4">dado</text:span></text:p>
          </draw:text-box>
        </draw:frame>
        <draw:polygon draw:style-name="gr5" draw:text-style-name="P6" draw:layer="layout" svg:width="1.856cm" svg:height="1.332cm" svg:x="14.203cm" svg:y="9.72cm" svg:viewBox="0 0 1857 1333" draw:points="929,1333 0,1333 0,0 1857,0 1857,1333">
          <text:p/>
        </draw:polygon>
        <draw:frame draw:style-name="gr17" draw:text-style-name="P5" draw:layer="layout" svg:width="0.595cm" svg:height="0.589cm" svg:x="12.88cm" svg:y="11.201cm">
          <draw:text-box>
            <text:p text:style-name="P2"><text:span text:style-name="T5">38</text:span></text:p>
          </draw:text-box>
        </draw:frame>
        <draw:polygon draw:style-name="gr7" draw:text-style-name="P8" draw:layer="layout" svg:width="1.856cm" svg:height="0.793cm" svg:x="14.203cm" svg:y="11.075cm" svg:viewBox="0 0 1857 794" draw:points="929,794 0,794 0,0 1857,0 1857,794">
          <text:p/>
        </draw:polygon>
        <draw:frame draw:style-name="gr8" draw:text-style-name="P9" draw:layer="layout" svg:width="1.145cm" svg:height="0.53cm" svg:x="14.563cm" svg:y="10.147cm">
          <draw:text-box>
            <text:p text:style-name="P2"><text:span text:style-name="T4">dado</text:span></text:p>
          </draw:text-box>
        </draw:frame>
        <draw:polygon draw:style-name="gr27" draw:text-style-name="P10" draw:layer="layout" svg:width="1.856cm" svg:height="1.331cm" svg:x="8.269cm" svg:y="12.089cm" svg:viewBox="0 0 1857 1332" draw:points="930,1332 0,1332 0,0 1857,0 1857,1332">
          <text:p/>
        </draw:polygon>
        <draw:polygon draw:style-name="gr12" draw:text-style-name="P12" draw:layer="layout" svg:width="1.856cm" svg:height="1.331cm" svg:x="8.269cm" svg:y="12.089cm" svg:viewBox="0 0 1857 1332" draw:points="930,1332 0,1332 0,0 1857,0 1857,1332">
          <text:p/>
        </draw:polygon>
        <draw:frame draw:style-name="gr17" draw:text-style-name="P5" draw:layer="layout" svg:width="0.595cm" svg:height="0.589cm" svg:x="14.834cm" svg:y="11.205cm">
          <draw:text-box>
            <text:p text:style-name="P2"><text:span text:style-name="T5">40</text:span></text:p>
          </draw:text-box>
        </draw:frame>
        <draw:polygon draw:style-name="gr14" draw:text-style-name="P11" draw:layer="layout" svg:width="1.192cm" svg:height="1.331cm" svg:x="10.079cm" svg:y="12.089cm" svg:viewBox="0 0 1193 1332" draw:points="598,1332 0,1332 0,0 1193,0 1193,1332">
          <text:p/>
        </draw:polygon>
        <draw:frame draw:style-name="gr13" draw:text-style-name="P9" draw:layer="layout" svg:width="0.832cm" svg:height="0.53cm" svg:x="8.784cm" svg:y="12.514cm">
          <draw:text-box>
            <text:p text:style-name="P2"><text:span text:style-name="T4">Qtd</text:span></text:p>
          </draw:text-box>
        </draw:frame>
        <draw:polygon draw:style-name="gr10" draw:text-style-name="P10" draw:layer="layout" svg:width="1.856cm" svg:height="1.331cm" svg:x="13.066cm" svg:y="12.089cm" svg:viewBox="0 0 1857 1332" draw:points="930,1332 0,1332 0,0 1857,0 1857,1332">
          <text:p/>
        </draw:polygon>
        <draw:frame draw:style-name="gr9" draw:text-style-name="P5" draw:layer="layout" svg:width="0.528cm" svg:height="0.615cm" svg:x="10.506cm" svg:y="12.477cm">
          <draw:text-box>
            <text:p text:style-name="P2"><text:span text:style-name="T2">4</text:span></text:p>
          </draw:text-box>
        </draw:frame>
        <draw:polygon draw:style-name="gr14" draw:text-style-name="P11" draw:layer="layout" svg:width="1.192cm" svg:height="1.331cm" svg:x="14.876cm" svg:y="12.089cm" svg:viewBox="0 0 1193 1332" draw:points="598,1332 0,1332 0,0 1193,0 1193,1332">
          <text:p/>
        </draw:polygon>
        <draw:frame draw:style-name="gr15" draw:text-style-name="P9" draw:layer="layout" svg:width="1.014cm" svg:height="0.53cm" svg:x="13.504cm" svg:y="12.514cm">
          <draw:text-box>
            <text:p text:style-name="P2"><text:span text:style-name="T4">Prox</text:span></text:p>
          </draw:text-box>
        </draw:frame>
        <draw:polygon draw:style-name="gr3" draw:text-style-name="P4" draw:layer="layout" svg:width="3.513cm" svg:height="4.938cm" svg:x="1.287cm" svg:y="9.862cm" svg:viewBox="0 0 3514 4939" draw:points="1758,4939 0,4939 0,0 3514,0 3514,4939">
          <text:p/>
        </draw:polygon>
        <draw:frame draw:style-name="gr9" draw:text-style-name="P5" draw:layer="layout" svg:width="0.528cm" svg:height="0.615cm" svg:x="15.304cm" svg:y="12.477cm">
          <draw:text-box>
            <text:p text:style-name="P2"><text:span text:style-name="T2">1</text:span></text:p>
          </draw:text-box>
        </draw:frame>
        <draw:polygon draw:style-name="gr10" draw:text-style-name="P10" draw:layer="layout" svg:width="1.659cm" svg:height="1.197cm" svg:x="1.665cm" svg:y="10.02cm" svg:viewBox="0 0 1660 1198" draw:points="830,1198 0,1198 0,0 1660,0 1660,1198">
          <text:p/>
        </draw:polygon>
        <draw:frame draw:style-name="gr21" draw:text-style-name="P14" draw:layer="layout" svg:width="1.801cm" svg:height="0.412cm" svg:x="2.145cm" svg:y="14.065cm">
          <draw:text-box>
            <text:p text:style-name="P2"><text:span text:style-name="T7">cabeçalho</text:span></text:p>
          </draw:text-box>
        </draw:frame>
        <draw:polygon draw:style-name="gr14" draw:text-style-name="P11" draw:layer="layout" svg:width="1.067cm" svg:height="1.197cm" svg:x="3.282cm" svg:y="10.02cm" svg:viewBox="0 0 1068 1198" draw:points="534,1198 0,1198 0,0 1068,0 1068,1198">
          <text:p/>
        </draw:polygon>
        <draw:frame draw:style-name="gr22" draw:text-style-name="P14" draw:layer="layout" svg:width="0.891cm" svg:height="0.412cm" svg:x="2.05cm" svg:y="10.432cm">
          <draw:text-box>
            <text:p text:style-name="P2"><text:span text:style-name="T7">nSeq</text:span></text:p>
          </draw:text-box>
        </draw:frame>
        <draw:polygon draw:style-name="gr10" draw:text-style-name="P10" draw:layer="layout" svg:width="1.659cm" svg:height="1.198cm" svg:x="1.665cm" svg:y="11.328cm" svg:viewBox="0 0 1660 1199" draw:points="830,1199 0,1199 0,0 1660,0 1660,1199">
          <text:p/>
        </draw:polygon>
        <draw:frame draw:style-name="gr9" draw:text-style-name="P5" draw:layer="layout" svg:width="0.528cm" svg:height="0.615cm" svg:x="3.648cm" svg:y="10.339cm">
          <draw:text-box>
            <text:p text:style-name="P2"><text:span text:style-name="T2">5</text:span></text:p>
          </draw:text-box>
        </draw:frame>
        <draw:polygon draw:style-name="gr11" draw:text-style-name="P11" draw:layer="layout" svg:width="1.067cm" svg:height="1.198cm" svg:x="3.282cm" svg:y="11.328cm" svg:viewBox="0 0 1068 1199" draw:points="534,1199 0,1199 0,0 1068,0 1068,1199">
          <text:p/>
        </draw:polygon>
        <draw:polygon draw:style-name="gr12" draw:text-style-name="P12" draw:layer="layout" svg:width="1.067cm" svg:height="1.198cm" svg:x="3.282cm" svg:y="11.328cm" svg:viewBox="0 0 1068 1199" draw:points="534,1199 0,1199 0,0 1068,0 1068,1199">
          <text:p/>
        </draw:polygon>
        <draw:frame draw:style-name="gr22" draw:text-style-name="P14" draw:layer="layout" svg:width="0.891cm" svg:height="0.412cm" svg:x="2.05cm" svg:y="11.741cm">
          <draw:text-box>
            <text:p text:style-name="P2"><text:span text:style-name="T7">pSeq</text:span></text:p>
          </draw:text-box>
        </draw:frame>
        <draw:polygon draw:style-name="gr10" draw:text-style-name="P10" draw:layer="layout" svg:width="1.659cm" svg:height="1.198cm" svg:x="1.665cm" svg:y="12.65cm" svg:viewBox="0 0 1660 1199" draw:points="830,1199 0,1199 0,0 1660,0 1660,1199">
          <text:p/>
        </draw:polygon>
        <draw:frame draw:style-name="gr9" draw:text-style-name="P5" draw:layer="layout" svg:width="0.528cm" svg:height="0.615cm" svg:x="3.648cm" svg:y="11.648cm">
          <draw:text-box>
            <text:p text:style-name="P2"><text:span text:style-name="T2">2</text:span></text:p>
          </draw:text-box>
        </draw:frame>
        <draw:polygon draw:style-name="gr14" draw:text-style-name="P11" draw:layer="layout" svg:width="1.067cm" svg:height="1.198cm" svg:x="3.282cm" svg:y="12.65cm" svg:viewBox="0 0 1068 1199" draw:points="534,1199 0,1199 0,0 1068,0 1068,1199">
          <text:p/>
        </draw:polygon>
        <draw:frame draw:style-name="gr23" draw:text-style-name="P14" draw:layer="layout" svg:width="0.781cm" svg:height="0.412cm" svg:x="2.117cm" svg:y="13.063cm">
          <draw:text-box>
            <text:p text:style-name="P2"><text:span text:style-name="T7">Prox</text:span></text:p>
          </draw:text-box>
        </draw:frame>
        <draw:frame draw:style-name="gr9" draw:text-style-name="P5" draw:layer="layout" svg:width="0.528cm" svg:height="0.615cm" svg:x="3.648cm" svg:y="12.971cm">
          <draw:text-box>
            <text:p text:style-name="P2"><text:span text:style-name="T2">5</text:span></text:p>
          </draw:text-box>
        </draw:frame>
      </draw:page>
      <draw:page draw:name="page16" draw:style-name="dp1" draw:master-page-name="master-page3">
        <draw:polygon draw:style-name="gr1" draw:text-style-name="P1" draw:layer="layout" svg:width="27.998cm" svg:height="15.749cm" svg:x="0cm" svg:y="0cm" svg:viewBox="0 0 27999 15750" draw:points="0,0 27999,0 27999,15750 0,15750">
          <text:p/>
        </draw:polygon>
        <draw:frame draw:style-name="gr2" draw:text-style-name="P3" draw:layer="layout" svg:width="0.493cm" svg:height="0.547cm" svg:x="1.401cm" svg:y="14.348cm">
          <draw:text-box>
            <text:p text:style-name="P2"><text:span text:style-name="T1"><text:s/></text:span></text:p>
          </draw:text-box>
        </draw:frame>
        <draw:polygon draw:style-name="gr3" draw:text-style-name="P4" draw:layer="layout" svg:width="8.021cm" svg:height="5cm" svg:x="1.198cm" svg:y="4cm" svg:viewBox="0 0 8022 5001" draw:points="4012,5001 0,5001 0,0 8022,0 8022,5001">
          <text:p/>
        </draw:polygon>
        <draw:frame draw:style-name="gr2" draw:text-style-name="P3" draw:layer="layout" svg:width="0.493cm" svg:height="0.547cm" svg:x="13.952cm" svg:y="14.348cm">
          <draw:text-box>
            <text:p text:style-name="P2"><text:span text:style-name="T1"><text:s/></text:span></text:p>
          </draw:text-box>
        </draw:frame>
        <draw:frame draw:style-name="gr4" draw:text-style-name="P5" draw:layer="layout" svg:width="2.445cm" svg:height="0.615cm" svg:x="3.99cm" svg:y="8.067cm">
          <draw:text-box>
            <text:p text:style-name="P2"><text:span text:style-name="T2">pedaço 0</text:span></text:p>
          </draw:text-box>
        </draw:frame>
        <draw:polygon draw:style-name="gr5" draw:text-style-name="P6" draw:layer="layout" svg:width="1.856cm" svg:height="1.332cm" svg:x="1.284cm" svg:y="4.16cm" svg:viewBox="0 0 1857 1333" draw:points="929,1333 0,1333 0,0 1857,0 1857,1333">
          <text:p/>
        </draw:polygon>
        <draw:frame draw:style-name="gr24" draw:text-style-name="P15" draw:layer="layout" svg:width="12.461cm" svg:height="1.182cm" svg:x="1.401cm" svg:y="1.354cm">
          <draw:text-box>
            <text:p text:style-name="P2"><text:span text:style-name="T8">3. Remover o elemento 42</text:span></text:p>
          </draw:text-box>
        </draw:frame>
        <draw:polygon draw:style-name="gr7" draw:text-style-name="P8" draw:layer="layout" svg:width="1.856cm" svg:height="0.793cm" svg:x="1.284cm" svg:y="5.515cm" svg:viewBox="0 0 1857 794" draw:points="929,794 0,794 0,0 1857,0 1857,794">
          <text:p/>
        </draw:polygon>
        <draw:frame draw:style-name="gr8" draw:text-style-name="P9" draw:layer="layout" svg:width="1.145cm" svg:height="0.53cm" svg:x="1.64cm" svg:y="4.583cm">
          <draw:text-box>
            <text:p text:style-name="P2"><text:span text:style-name="T4">dado</text:span></text:p>
          </draw:text-box>
        </draw:frame>
        <draw:polygon draw:style-name="gr5" draw:text-style-name="P6" draw:layer="layout" svg:width="1.855cm" svg:height="1.332cm" svg:x="3.276cm" svg:y="4.158cm" svg:viewBox="0 0 1856 1333" draw:points="928,1333 0,1333 0,0 1856,0 1856,1333">
          <text:p/>
        </draw:polygon>
        <draw:frame draw:style-name="gr9" draw:text-style-name="P5" draw:layer="layout" svg:width="0.528cm" svg:height="0.615cm" svg:x="2.043cm" svg:y="5.633cm">
          <draw:text-box>
            <text:p text:style-name="P2"><text:span text:style-name="T2">3</text:span></text:p>
          </draw:text-box>
        </draw:frame>
        <draw:polygon draw:style-name="gr7" draw:text-style-name="P8" draw:layer="layout" svg:width="1.855cm" svg:height="0.794cm" svg:x="3.276cm" svg:y="5.512cm" svg:viewBox="0 0 1856 795" draw:points="928,795 0,795 0,0 1856,0 1856,795">
          <text:p/>
        </draw:polygon>
        <draw:frame draw:style-name="gr8" draw:text-style-name="P9" draw:layer="layout" svg:width="1.145cm" svg:height="0.53cm" svg:x="3.634cm" svg:y="4.583cm">
          <draw:text-box>
            <text:p text:style-name="P2"><text:span text:style-name="T4">dado</text:span></text:p>
          </draw:text-box>
        </draw:frame>
        <draw:polygon draw:style-name="gr5" draw:text-style-name="P6" draw:layer="layout" svg:width="1.856cm" svg:height="1.33cm" svg:x="5.264cm" svg:y="4.16cm" svg:viewBox="0 0 1857 1331" draw:points="927,1331 0,1331 0,0 1857,0 1857,1331">
          <text:p/>
        </draw:polygon>
        <draw:frame draw:style-name="gr9" draw:text-style-name="P5" draw:layer="layout" svg:width="0.528cm" svg:height="0.615cm" svg:x="4.036cm" svg:y="5.63cm">
          <draw:text-box>
            <text:p text:style-name="P2"><text:span text:style-name="T2">5</text:span></text:p>
          </draw:text-box>
        </draw:frame>
        <draw:polygon draw:style-name="gr7" draw:text-style-name="P8" draw:layer="layout" svg:width="1.856cm" svg:height="0.792cm" svg:x="5.264cm" svg:y="5.513cm" svg:viewBox="0 0 1857 793" draw:points="927,793 0,793 0,0 1857,0 1857,793">
          <text:p/>
        </draw:polygon>
        <draw:polygon draw:style-name="gr5" draw:text-style-name="P6" draw:layer="layout" svg:width="1.856cm" svg:height="1.332cm" svg:x="7.218cm" svg:y="4.16cm" svg:viewBox="0 0 1857 1333" draw:points="929,1333 0,1333 0,0 1857,0 1857,1333">
          <text:p/>
        </draw:polygon>
        <draw:frame draw:style-name="gr8" draw:text-style-name="P9" draw:layer="layout" svg:width="1.145cm" svg:height="0.53cm" svg:x="5.62cm" svg:y="4.583cm">
          <draw:text-box>
            <text:p text:style-name="P2"><text:span text:style-name="T4">dado</text:span></text:p>
          </draw:text-box>
        </draw:frame>
        <draw:polygon draw:style-name="gr7" draw:text-style-name="P8" draw:layer="layout" svg:width="1.856cm" svg:height="0.793cm" svg:x="7.218cm" svg:y="5.515cm" svg:viewBox="0 0 1857 794" draw:points="929,794 0,794 0,0 1857,0 1857,794">
          <text:p/>
        </draw:polygon>
        <draw:polygon draw:style-name="gr10" draw:text-style-name="P10" draw:layer="layout" svg:width="1.856cm" svg:height="1.331cm" svg:x="1.284cm" svg:y="6.529cm" svg:viewBox="0 0 1857 1332" draw:points="929,1332 0,1332 0,0 1857,0 1857,1332">
          <text:p/>
        </draw:polygon>
        <draw:frame draw:style-name="gr8" draw:text-style-name="P9" draw:layer="layout" svg:width="1.145cm" svg:height="0.53cm" svg:x="7.578cm" svg:y="4.583cm">
          <draw:text-box>
            <text:p text:style-name="P2"><text:span text:style-name="T4">dado</text:span></text:p>
          </draw:text-box>
        </draw:frame>
        <draw:polygon draw:style-name="gr11" draw:text-style-name="P11" draw:layer="layout" svg:width="1.192cm" svg:height="1.331cm" svg:x="3.094cm" svg:y="6.529cm" svg:viewBox="0 0 1193 1332" draw:points="597,1332 0,1332 0,0 1193,0 1193,1332">
          <text:p/>
        </draw:polygon>
        <draw:polygon draw:style-name="gr12" draw:text-style-name="P12" draw:layer="layout" svg:width="1.192cm" svg:height="1.331cm" svg:x="3.094cm" svg:y="6.529cm" svg:viewBox="0 0 1193 1332" draw:points="597,1332 0,1332 0,0 1193,0 1193,1332">
          <text:p/>
        </draw:polygon>
        <draw:frame draw:style-name="gr13" draw:text-style-name="P9" draw:layer="layout" svg:width="0.832cm" svg:height="0.53cm" svg:x="1.799cm" svg:y="6.954cm">
          <draw:text-box>
            <text:p text:style-name="P2"><text:span text:style-name="T4">Qtd</text:span></text:p>
          </draw:text-box>
        </draw:frame>
        <draw:polygon draw:style-name="gr10" draw:text-style-name="P10" draw:layer="layout" svg:width="1.856cm" svg:height="1.331cm" svg:x="6.081cm" svg:y="6.529cm" svg:viewBox="0 0 1857 1332" draw:points="930,1332 0,1332 0,0 1857,0 1857,1332">
          <text:p/>
        </draw:polygon>
        <draw:frame draw:style-name="gr9" draw:text-style-name="P5" draw:layer="layout" svg:width="0.528cm" svg:height="0.615cm" svg:x="3.521cm" svg:y="6.917cm">
          <draw:text-box>
            <text:p text:style-name="P2"><text:span text:style-name="T2">2</text:span></text:p>
          </draw:text-box>
        </draw:frame>
        <draw:polygon draw:style-name="gr14" draw:text-style-name="P11" draw:layer="layout" svg:width="1.192cm" svg:height="1.331cm" svg:x="7.891cm" svg:y="6.529cm" svg:viewBox="0 0 1193 1332" draw:points="597,1332 0,1332 0,0 1193,0 1193,1332">
          <text:p/>
        </draw:polygon>
        <draw:frame draw:style-name="gr15" draw:text-style-name="P9" draw:layer="layout" svg:width="1.014cm" svg:height="0.53cm" svg:x="6.519cm" svg:y="6.954cm">
          <draw:text-box>
            <text:p text:style-name="P2"><text:span text:style-name="T4">Prox</text:span></text:p>
          </draw:text-box>
        </draw:frame>
        <draw:polygon draw:style-name="gr3" draw:text-style-name="P4" draw:layer="layout" svg:width="8.021cm" svg:height="5cm" svg:x="9.998cm" svg:y="4cm" svg:viewBox="0 0 8022 5001" draw:points="4013,5001 0,5001 0,0 8022,0 8022,5001">
          <text:p/>
        </draw:polygon>
        <draw:frame draw:style-name="gr9" draw:text-style-name="P5" draw:layer="layout" svg:width="0.528cm" svg:height="0.615cm" svg:x="8.319cm" svg:y="6.917cm">
          <draw:text-box>
            <text:p text:style-name="P2"><text:span text:style-name="T2">3</text:span></text:p>
          </draw:text-box>
        </draw:frame>
        <draw:polygon draw:style-name="gr5" draw:text-style-name="P6" draw:layer="layout" svg:width="1.856cm" svg:height="1.332cm" svg:x="10.084cm" svg:y="4.16cm" svg:viewBox="0 0 1857 1333" draw:points="930,1333 0,1333 0,0 1857,0 1857,1333">
          <text:p/>
        </draw:polygon>
        <draw:frame draw:style-name="gr4" draw:text-style-name="P5" draw:layer="layout" svg:width="2.445cm" svg:height="0.615cm" svg:x="12.788cm" svg:y="8.067cm">
          <draw:text-box>
            <text:p text:style-name="P2"><text:span text:style-name="T2">pedaço 1</text:span></text:p>
          </draw:text-box>
        </draw:frame>
        <draw:polygon draw:style-name="gr7" draw:text-style-name="P8" draw:layer="layout" svg:width="1.856cm" svg:height="0.793cm" svg:x="10.084cm" svg:y="5.515cm" svg:viewBox="0 0 1857 794" draw:points="930,794 0,794 0,0 1857,0 1857,794">
          <text:p/>
        </draw:polygon>
        <draw:frame draw:style-name="gr8" draw:text-style-name="P9" draw:layer="layout" svg:width="1.145cm" svg:height="0.53cm" svg:x="10.442cm" svg:y="4.583cm">
          <draw:text-box>
            <text:p text:style-name="P2"><text:span text:style-name="T4">dado</text:span></text:p>
          </draw:text-box>
        </draw:frame>
        <draw:polygon draw:style-name="gr5" draw:text-style-name="P6" draw:layer="layout" svg:width="1.856cm" svg:height="1.332cm" svg:x="12.076cm" svg:y="4.158cm" svg:viewBox="0 0 1857 1333" draw:points="927,1333 0,1333 0,0 1857,0 1857,1333">
          <text:p/>
        </draw:polygon>
        <draw:polygon draw:style-name="gr7" draw:text-style-name="P8" draw:layer="layout" svg:width="1.856cm" svg:height="0.794cm" svg:x="12.076cm" svg:y="5.512cm" svg:viewBox="0 0 1857 795" draw:points="927,795 0,795 0,0 1857,0 1857,795">
          <text:p/>
        </draw:polygon>
        <draw:polygon draw:style-name="gr5" draw:text-style-name="P6" draw:layer="layout" svg:width="1.856cm" svg:height="1.33cm" svg:x="14.064cm" svg:y="4.16cm" svg:viewBox="0 0 1857 1331" draw:points="927,1331 0,1331 0,0 1857,0 1857,1331">
          <text:p/>
        </draw:polygon>
        <draw:frame draw:style-name="gr8" draw:text-style-name="P9" draw:layer="layout" svg:width="1.145cm" svg:height="0.53cm" svg:x="12.432cm" svg:y="4.583cm">
          <draw:text-box>
            <text:p text:style-name="P2"><text:span text:style-name="T4">dado</text:span></text:p>
          </draw:text-box>
        </draw:frame>
        <draw:polygon draw:style-name="gr7" draw:text-style-name="P8" draw:layer="layout" svg:width="1.856cm" svg:height="0.792cm" svg:x="14.064cm" svg:y="5.513cm" svg:viewBox="0 0 1857 793" draw:points="927,793 0,793 0,0 1857,0 1857,793">
          <text:p/>
        </draw:polygon>
        <draw:polygon draw:style-name="gr5" draw:text-style-name="P6" draw:layer="layout" svg:width="1.856cm" svg:height="1.332cm" svg:x="16.019cm" svg:y="4.16cm" svg:viewBox="0 0 1857 1333" draw:points="927,1333 0,1333 0,0 1857,0 1857,1333">
          <text:p/>
        </draw:polygon>
        <draw:frame draw:style-name="gr8" draw:text-style-name="P9" draw:layer="layout" svg:width="1.145cm" svg:height="0.53cm" svg:x="14.422cm" svg:y="4.583cm">
          <draw:text-box>
            <text:p text:style-name="P2"><text:span text:style-name="T4">dado</text:span></text:p>
          </draw:text-box>
        </draw:frame>
        <draw:polygon draw:style-name="gr7" draw:text-style-name="P8" draw:layer="layout" svg:width="1.856cm" svg:height="0.793cm" svg:x="16.019cm" svg:y="5.515cm" svg:viewBox="0 0 1857 794" draw:points="927,794 0,794 0,0 1857,0 1857,794">
          <text:p/>
        </draw:polygon>
        <draw:polygon draw:style-name="gr10" draw:text-style-name="P10" draw:layer="layout" svg:width="1.856cm" svg:height="1.331cm" svg:x="10.084cm" svg:y="6.529cm" svg:viewBox="0 0 1857 1332" draw:points="930,1332 0,1332 0,0 1857,0 1857,1332">
          <text:p/>
        </draw:polygon>
        <draw:frame draw:style-name="gr8" draw:text-style-name="P9" draw:layer="layout" svg:width="1.145cm" svg:height="0.53cm" svg:x="16.376cm" svg:y="4.583cm">
          <draw:text-box>
            <text:p text:style-name="P2"><text:span text:style-name="T4">dado</text:span></text:p>
          </draw:text-box>
        </draw:frame>
        <draw:polygon draw:style-name="gr14" draw:text-style-name="P11" draw:layer="layout" svg:width="1.192cm" svg:height="1.331cm" svg:x="11.894cm" svg:y="6.529cm" svg:viewBox="0 0 1193 1332" draw:points="597,1332 0,1332 0,0 1193,0 1193,1332">
          <text:p/>
        </draw:polygon>
        <draw:frame draw:style-name="gr13" draw:text-style-name="P9" draw:layer="layout" svg:width="0.832cm" svg:height="0.53cm" svg:x="10.597cm" svg:y="6.954cm">
          <draw:text-box>
            <text:p text:style-name="P2"><text:span text:style-name="T4">Qtd</text:span></text:p>
          </draw:text-box>
        </draw:frame>
        <draw:polygon draw:style-name="gr10" draw:text-style-name="P10" draw:layer="layout" svg:width="1.856cm" svg:height="1.331cm" svg:x="14.882cm" svg:y="6.529cm" svg:viewBox="0 0 1857 1332" draw:points="928,1332 0,1332 0,0 1857,0 1857,1332">
          <text:p/>
        </draw:polygon>
        <draw:frame draw:style-name="gr9" draw:text-style-name="P5" draw:layer="layout" svg:width="0.528cm" svg:height="0.615cm" svg:x="12.323cm" svg:y="6.917cm">
          <draw:text-box>
            <text:p text:style-name="P2"><text:span text:style-name="T2">0</text:span></text:p>
          </draw:text-box>
        </draw:frame>
        <draw:polygon draw:style-name="gr28" draw:text-style-name="P18" draw:layer="layout" svg:width="1.192cm" svg:height="1.331cm" svg:x="16.691cm" svg:y="6.529cm" svg:viewBox="0 0 1193 1332" draw:points="598,1332 0,1332 0,0 1193,0 1193,1332">
          <text:p/>
        </draw:polygon>
        <draw:frame draw:style-name="gr15" draw:text-style-name="P9" draw:layer="layout" svg:width="1.014cm" svg:height="0.53cm" svg:x="15.321cm" svg:y="6.954cm">
          <draw:text-box>
            <text:p text:style-name="P2"><text:span text:style-name="T4">Prox</text:span></text:p>
          </draw:text-box>
        </draw:frame>
        <draw:polygon draw:style-name="gr3" draw:text-style-name="P4" draw:layer="layout" svg:width="8.021cm" svg:height="5cm" svg:x="19.199cm" svg:y="4cm" svg:viewBox="0 0 8022 5001" draw:points="4011,5001 0,5001 0,0 8022,0 8022,5001">
          <text:p/>
        </draw:polygon>
        <draw:frame draw:style-name="gr9" draw:text-style-name="P5" draw:layer="layout" svg:width="0.528cm" svg:height="0.615cm" svg:x="17.12cm" svg:y="6.917cm">
          <draw:text-box>
            <text:p text:style-name="P2"><text:span text:style-name="T2">5</text:span></text:p>
          </draw:text-box>
        </draw:frame>
        <draw:polygon draw:style-name="gr31" draw:text-style-name="P6" draw:layer="layout" svg:width="1.856cm" svg:height="1.332cm" svg:x="19.284cm" svg:y="4.16cm" svg:viewBox="0 0 1857 1333" draw:points="930,1333 0,1333 0,0 1857,0 1857,1333">
          <text:p/>
        </draw:polygon>
        <draw:polygon draw:style-name="gr12" draw:text-style-name="P12" draw:layer="layout" svg:width="1.856cm" svg:height="1.332cm" svg:x="19.284cm" svg:y="4.16cm" svg:viewBox="0 0 1857 1333" draw:points="930,1333 0,1333 0,0 1857,0 1857,1333">
          <text:p/>
        </draw:polygon>
        <draw:frame draw:style-name="gr4" draw:text-style-name="P5" draw:layer="layout" svg:width="2.445cm" svg:height="0.615cm" svg:x="21.989cm" svg:y="8.067cm">
          <draw:text-box>
            <text:p text:style-name="P2"><text:span text:style-name="T2">pedaço 2</text:span></text:p>
          </draw:text-box>
        </draw:frame>
        <draw:polygon draw:style-name="gr7" draw:text-style-name="P8" draw:layer="layout" svg:width="1.856cm" svg:height="0.793cm" svg:x="19.284cm" svg:y="5.515cm" svg:viewBox="0 0 1857 794" draw:points="930,794 0,794 0,0 1857,0 1857,794">
          <text:p/>
        </draw:polygon>
        <draw:frame draw:style-name="gr8" draw:text-style-name="P9" draw:layer="layout" svg:width="1.145cm" svg:height="0.53cm" svg:x="19.643cm" svg:y="4.583cm">
          <draw:text-box>
            <text:p text:style-name="P2"><text:span text:style-name="T4">dado</text:span></text:p>
          </draw:text-box>
        </draw:frame>
        <draw:polygon draw:style-name="gr5" draw:text-style-name="P6" draw:layer="layout" svg:width="1.856cm" svg:height="1.332cm" svg:x="21.275cm" svg:y="4.158cm" svg:viewBox="0 0 1857 1333" draw:points="930,1333 0,1333 0,0 1857,0 1857,1333">
          <text:p/>
        </draw:polygon>
        <draw:frame draw:style-name="gr9" draw:text-style-name="P5" draw:layer="layout" svg:width="0.528cm" svg:height="0.615cm" svg:x="20.045cm" svg:y="5.633cm">
          <draw:text-box>
            <text:p text:style-name="P2"><text:span text:style-name="T2">2</text:span></text:p>
          </draw:text-box>
        </draw:frame>
        <draw:polygon draw:style-name="gr7" draw:text-style-name="P8" draw:layer="layout" svg:width="1.856cm" svg:height="0.794cm" svg:x="21.275cm" svg:y="5.512cm" svg:viewBox="0 0 1857 795" draw:points="930,795 0,795 0,0 1857,0 1857,795">
          <text:p/>
        </draw:polygon>
        <draw:frame draw:style-name="gr8" draw:text-style-name="P9" draw:layer="layout" svg:width="1.145cm" svg:height="0.53cm" svg:x="21.632cm" svg:y="4.583cm">
          <draw:text-box>
            <text:p text:style-name="P2"><text:span text:style-name="T4">dado</text:span></text:p>
          </draw:text-box>
        </draw:frame>
        <draw:polygon draw:style-name="gr5" draw:text-style-name="P6" draw:layer="layout" svg:width="1.856cm" svg:height="1.33cm" svg:x="23.264cm" svg:y="4.16cm" svg:viewBox="0 0 1857 1331" draw:points="927,1331 0,1331 0,0 1857,0 1857,1331">
          <text:p/>
        </draw:polygon>
        <draw:frame draw:style-name="gr9" draw:text-style-name="P5" draw:layer="layout" svg:width="0.528cm" svg:height="0.615cm" svg:x="22.035cm" svg:y="5.63cm">
          <draw:text-box>
            <text:p text:style-name="P2"><text:span text:style-name="T2">8</text:span></text:p>
          </draw:text-box>
        </draw:frame>
        <draw:polygon draw:style-name="gr7" draw:text-style-name="P8" draw:layer="layout" svg:width="1.856cm" svg:height="0.792cm" svg:x="23.264cm" svg:y="5.513cm" svg:viewBox="0 0 1857 793" draw:points="927,793 0,793 0,0 1857,0 1857,793">
          <text:p/>
        </draw:polygon>
        <draw:frame draw:style-name="gr8" draw:text-style-name="P9" draw:layer="layout" svg:width="1.145cm" svg:height="0.53cm" svg:x="23.622cm" svg:y="4.583cm">
          <draw:text-box>
            <text:p text:style-name="P2"><text:span text:style-name="T4">dado</text:span></text:p>
          </draw:text-box>
        </draw:frame>
        <draw:polygon draw:style-name="gr5" draw:text-style-name="P6" draw:layer="layout" svg:width="1.856cm" svg:height="1.332cm" svg:x="25.218cm" svg:y="4.16cm" svg:viewBox="0 0 1857 1333" draw:points="929,1333 0,1333 0,0 1857,0 1857,1333">
          <text:p/>
        </draw:polygon>
        <draw:frame draw:style-name="gr18" draw:text-style-name="P5" draw:layer="layout" svg:width="0.528cm" svg:height="0.589cm" svg:x="24.045cm" svg:y="5.642cm">
          <draw:text-box>
            <text:p text:style-name="P2"><text:span text:style-name="T5">9</text:span></text:p>
          </draw:text-box>
        </draw:frame>
        <draw:polygon draw:style-name="gr7" draw:text-style-name="P8" draw:layer="layout" svg:width="1.856cm" svg:height="0.793cm" svg:x="25.218cm" svg:y="5.515cm" svg:viewBox="0 0 1857 794" draw:points="929,794 0,794 0,0 1857,0 1857,794">
          <text:p/>
        </draw:polygon>
        <draw:frame draw:style-name="gr8" draw:text-style-name="P9" draw:layer="layout" svg:width="1.145cm" svg:height="0.53cm" svg:x="25.576cm" svg:y="4.583cm">
          <draw:text-box>
            <text:p text:style-name="P2"><text:span text:style-name="T4">dado</text:span></text:p>
          </draw:text-box>
        </draw:frame>
        <draw:polygon draw:style-name="gr10" draw:text-style-name="P10" draw:layer="layout" svg:width="1.856cm" svg:height="1.331cm" svg:x="19.284cm" svg:y="6.529cm" svg:viewBox="0 0 1857 1332" draw:points="930,1332 0,1332 0,0 1857,0 1857,1332">
          <text:p/>
        </draw:polygon>
        <draw:frame draw:style-name="gr17" draw:text-style-name="P5" draw:layer="layout" svg:width="0.595cm" svg:height="0.589cm" svg:x="25.873cm" svg:y="5.645cm">
          <draw:text-box>
            <text:p text:style-name="P2"><text:span text:style-name="T5">11</text:span></text:p>
          </draw:text-box>
        </draw:frame>
        <draw:polygon draw:style-name="gr14" draw:text-style-name="P11" draw:layer="layout" svg:width="1.191cm" svg:height="1.331cm" svg:x="21.095cm" svg:y="6.529cm" svg:viewBox="0 0 1192 1332" draw:points="596,1332 0,1332 0,0 1192,0 1192,1332">
          <text:p/>
        </draw:polygon>
        <draw:frame draw:style-name="gr13" draw:text-style-name="P9" draw:layer="layout" svg:width="0.832cm" svg:height="0.53cm" svg:x="19.798cm" svg:y="6.954cm">
          <draw:text-box>
            <text:p text:style-name="P2"><text:span text:style-name="T4">Qtd</text:span></text:p>
          </draw:text-box>
        </draw:frame>
        <draw:polygon draw:style-name="gr10" draw:text-style-name="P10" draw:layer="layout" svg:width="1.856cm" svg:height="1.331cm" svg:x="24.081cm" svg:y="6.529cm" svg:viewBox="0 0 1857 1332" draw:points="929,1332 0,1332 0,0 1857,0 1857,1332">
          <text:p/>
        </draw:polygon>
        <draw:frame draw:style-name="gr9" draw:text-style-name="P5" draw:layer="layout" svg:width="0.528cm" svg:height="0.615cm" svg:x="21.523cm" svg:y="6.917cm">
          <draw:text-box>
            <text:p text:style-name="P2"><text:span text:style-name="T2">4</text:span></text:p>
          </draw:text-box>
        </draw:frame>
        <draw:polygon draw:style-name="gr14" draw:text-style-name="P11" draw:layer="layout" svg:width="1.192cm" svg:height="1.331cm" svg:x="25.891cm" svg:y="6.529cm" svg:viewBox="0 0 1193 1332" draw:points="597,1332 0,1332 0,0 1193,0 1193,1332">
          <text:p/>
        </draw:polygon>
        <draw:frame draw:style-name="gr15" draw:text-style-name="P9" draw:layer="layout" svg:width="1.014cm" svg:height="0.53cm" svg:x="24.522cm" svg:y="6.954cm">
          <draw:text-box>
            <text:p text:style-name="P2"><text:span text:style-name="T4">Prox</text:span></text:p>
          </draw:text-box>
        </draw:frame>
        <draw:polygon draw:style-name="gr3" draw:text-style-name="P4" draw:layer="layout" svg:width="8.021cm" svg:height="5cm" svg:x="1.198cm" svg:y="4cm" svg:viewBox="0 0 8022 5001" draw:points="4012,5001 0,5001 0,0 8022,0 8022,5001">
          <text:p/>
        </draw:polygon>
        <draw:frame draw:style-name="gr9" draw:text-style-name="P5" draw:layer="layout" svg:width="0.528cm" svg:height="0.615cm" svg:x="26.321cm" svg:y="6.917cm">
          <draw:text-box>
            <text:p text:style-name="P2"><text:span text:style-name="T2">0</text:span></text:p>
          </draw:text-box>
        </draw:frame>
        <draw:polygon draw:style-name="gr5" draw:text-style-name="P6" draw:layer="layout" svg:width="1.856cm" svg:height="1.332cm" svg:x="1.284cm" svg:y="4.16cm" svg:viewBox="0 0 1857 1333" draw:points="929,1333 0,1333 0,0 1857,0 1857,1333">
          <text:p/>
        </draw:polygon>
        <draw:frame draw:style-name="gr4" draw:text-style-name="P5" draw:layer="layout" svg:width="2.445cm" svg:height="0.615cm" svg:x="3.99cm" svg:y="8.067cm">
          <draw:text-box>
            <text:p text:style-name="P2"><text:span text:style-name="T2">pedaço 0</text:span></text:p>
          </draw:text-box>
        </draw:frame>
        <draw:polygon draw:style-name="gr7" draw:text-style-name="P8" draw:layer="layout" svg:width="1.856cm" svg:height="0.793cm" svg:x="1.284cm" svg:y="5.515cm" svg:viewBox="0 0 1857 794" draw:points="929,794 0,794 0,0 1857,0 1857,794">
          <text:p/>
        </draw:polygon>
        <draw:frame draw:style-name="gr8" draw:text-style-name="P9" draw:layer="layout" svg:width="1.145cm" svg:height="0.53cm" svg:x="1.64cm" svg:y="4.583cm">
          <draw:text-box>
            <text:p text:style-name="P2"><text:span text:style-name="T4">dado</text:span></text:p>
          </draw:text-box>
        </draw:frame>
        <draw:polygon draw:style-name="gr5" draw:text-style-name="P6" draw:layer="layout" svg:width="1.855cm" svg:height="1.332cm" svg:x="3.276cm" svg:y="4.158cm" svg:viewBox="0 0 1856 1333" draw:points="928,1333 0,1333 0,0 1856,0 1856,1333">
          <text:p/>
        </draw:polygon>
        <draw:frame draw:style-name="gr9" draw:text-style-name="P5" draw:layer="layout" svg:width="0.528cm" svg:height="0.615cm" svg:x="2.043cm" svg:y="5.633cm">
          <draw:text-box>
            <text:p text:style-name="P2"><text:span text:style-name="T2">3</text:span></text:p>
          </draw:text-box>
        </draw:frame>
        <draw:polygon draw:style-name="gr7" draw:text-style-name="P8" draw:layer="layout" svg:width="1.855cm" svg:height="0.794cm" svg:x="3.276cm" svg:y="5.512cm" svg:viewBox="0 0 1856 795" draw:points="928,795 0,795 0,0 1856,0 1856,795">
          <text:p/>
        </draw:polygon>
        <draw:frame draw:style-name="gr8" draw:text-style-name="P9" draw:layer="layout" svg:width="1.145cm" svg:height="0.53cm" svg:x="3.634cm" svg:y="4.583cm">
          <draw:text-box>
            <text:p text:style-name="P2"><text:span text:style-name="T4">dado</text:span></text:p>
          </draw:text-box>
        </draw:frame>
        <draw:polygon draw:style-name="gr5" draw:text-style-name="P6" draw:layer="layout" svg:width="1.856cm" svg:height="1.33cm" svg:x="5.264cm" svg:y="4.16cm" svg:viewBox="0 0 1857 1331" draw:points="927,1331 0,1331 0,0 1857,0 1857,1331">
          <text:p/>
        </draw:polygon>
        <draw:frame draw:style-name="gr9" draw:text-style-name="P5" draw:layer="layout" svg:width="0.528cm" svg:height="0.615cm" svg:x="4.036cm" svg:y="5.63cm">
          <draw:text-box>
            <text:p text:style-name="P2"><text:span text:style-name="T2">5</text:span></text:p>
          </draw:text-box>
        </draw:frame>
        <draw:polygon draw:style-name="gr7" draw:text-style-name="P8" draw:layer="layout" svg:width="1.856cm" svg:height="0.792cm" svg:x="5.264cm" svg:y="5.513cm" svg:viewBox="0 0 1857 793" draw:points="927,793 0,793 0,0 1857,0 1857,793">
          <text:p/>
        </draw:polygon>
        <draw:polygon draw:style-name="gr5" draw:text-style-name="P6" draw:layer="layout" svg:width="1.856cm" svg:height="1.332cm" svg:x="7.218cm" svg:y="4.16cm" svg:viewBox="0 0 1857 1333" draw:points="929,1333 0,1333 0,0 1857,0 1857,1333">
          <text:p/>
        </draw:polygon>
        <draw:frame draw:style-name="gr8" draw:text-style-name="P9" draw:layer="layout" svg:width="1.145cm" svg:height="0.53cm" svg:x="5.62cm" svg:y="4.583cm">
          <draw:text-box>
            <text:p text:style-name="P2"><text:span text:style-name="T4">dado</text:span></text:p>
          </draw:text-box>
        </draw:frame>
        <draw:polygon draw:style-name="gr7" draw:text-style-name="P8" draw:layer="layout" svg:width="1.856cm" svg:height="0.793cm" svg:x="7.218cm" svg:y="5.515cm" svg:viewBox="0 0 1857 794" draw:points="929,794 0,794 0,0 1857,0 1857,794">
          <text:p/>
        </draw:polygon>
        <draw:polygon draw:style-name="gr10" draw:text-style-name="P10" draw:layer="layout" svg:width="1.856cm" svg:height="1.331cm" svg:x="1.284cm" svg:y="6.529cm" svg:viewBox="0 0 1857 1332" draw:points="929,1332 0,1332 0,0 1857,0 1857,1332">
          <text:p/>
        </draw:polygon>
        <draw:frame draw:style-name="gr8" draw:text-style-name="P9" draw:layer="layout" svg:width="1.145cm" svg:height="0.53cm" svg:x="7.578cm" svg:y="4.583cm">
          <draw:text-box>
            <text:p text:style-name="P2"><text:span text:style-name="T4">dado</text:span></text:p>
          </draw:text-box>
        </draw:frame>
        <draw:polygon draw:style-name="gr11" draw:text-style-name="P11" draw:layer="layout" svg:width="1.192cm" svg:height="1.331cm" svg:x="3.094cm" svg:y="6.529cm" svg:viewBox="0 0 1193 1332" draw:points="597,1332 0,1332 0,0 1193,0 1193,1332">
          <text:p/>
        </draw:polygon>
        <draw:polygon draw:style-name="gr12" draw:text-style-name="P12" draw:layer="layout" svg:width="1.192cm" svg:height="1.331cm" svg:x="3.094cm" svg:y="6.529cm" svg:viewBox="0 0 1193 1332" draw:points="597,1332 0,1332 0,0 1193,0 1193,1332">
          <text:p/>
        </draw:polygon>
        <draw:frame draw:style-name="gr13" draw:text-style-name="P9" draw:layer="layout" svg:width="0.832cm" svg:height="0.53cm" svg:x="1.799cm" svg:y="6.954cm">
          <draw:text-box>
            <text:p text:style-name="P2"><text:span text:style-name="T4">Qtd</text:span></text:p>
          </draw:text-box>
        </draw:frame>
        <draw:polygon draw:style-name="gr10" draw:text-style-name="P10" draw:layer="layout" svg:width="1.856cm" svg:height="1.331cm" svg:x="6.081cm" svg:y="6.529cm" svg:viewBox="0 0 1857 1332" draw:points="930,1332 0,1332 0,0 1857,0 1857,1332">
          <text:p/>
        </draw:polygon>
        <draw:frame draw:style-name="gr9" draw:text-style-name="P5" draw:layer="layout" svg:width="0.528cm" svg:height="0.615cm" svg:x="3.521cm" svg:y="6.917cm">
          <draw:text-box>
            <text:p text:style-name="P2"><text:span text:style-name="T2">2</text:span></text:p>
          </draw:text-box>
        </draw:frame>
        <draw:polygon draw:style-name="gr14" draw:text-style-name="P11" draw:layer="layout" svg:width="1.192cm" svg:height="1.331cm" svg:x="7.891cm" svg:y="6.529cm" svg:viewBox="0 0 1193 1332" draw:points="597,1332 0,1332 0,0 1193,0 1193,1332">
          <text:p/>
        </draw:polygon>
        <draw:frame draw:style-name="gr15" draw:text-style-name="P9" draw:layer="layout" svg:width="1.014cm" svg:height="0.53cm" svg:x="6.519cm" svg:y="6.954cm">
          <draw:text-box>
            <text:p text:style-name="P2"><text:span text:style-name="T4">Prox</text:span></text:p>
          </draw:text-box>
        </draw:frame>
        <draw:polygon draw:style-name="gr3" draw:text-style-name="P4" draw:layer="layout" svg:width="8.021cm" svg:height="5cm" svg:x="1.198cm" svg:y="4cm" svg:viewBox="0 0 8022 5001" draw:points="4012,5001 0,5001 0,0 8022,0 8022,5001">
          <text:p/>
        </draw:polygon>
        <draw:frame draw:style-name="gr9" draw:text-style-name="P5" draw:layer="layout" svg:width="0.528cm" svg:height="0.615cm" svg:x="8.319cm" svg:y="6.917cm">
          <draw:text-box>
            <text:p text:style-name="P2"><text:span text:style-name="T2">3</text:span></text:p>
          </draw:text-box>
        </draw:frame>
        <draw:polygon draw:style-name="gr5" draw:text-style-name="P6" draw:layer="layout" svg:width="1.856cm" svg:height="1.332cm" svg:x="1.284cm" svg:y="4.16cm" svg:viewBox="0 0 1857 1333" draw:points="929,1333 0,1333 0,0 1857,0 1857,1333">
          <text:p/>
        </draw:polygon>
        <draw:frame draw:style-name="gr4" draw:text-style-name="P5" draw:layer="layout" svg:width="2.445cm" svg:height="0.615cm" svg:x="3.99cm" svg:y="8.067cm">
          <draw:text-box>
            <text:p text:style-name="P2"><text:span text:style-name="T2">pedaço 0</text:span></text:p>
          </draw:text-box>
        </draw:frame>
        <draw:polygon draw:style-name="gr7" draw:text-style-name="P8" draw:layer="layout" svg:width="1.856cm" svg:height="0.793cm" svg:x="1.284cm" svg:y="5.515cm" svg:viewBox="0 0 1857 794" draw:points="929,794 0,794 0,0 1857,0 1857,794">
          <text:p/>
        </draw:polygon>
        <draw:frame draw:style-name="gr8" draw:text-style-name="P9" draw:layer="layout" svg:width="1.145cm" svg:height="0.53cm" svg:x="1.64cm" svg:y="4.583cm">
          <draw:text-box>
            <text:p text:style-name="P2"><text:span text:style-name="T4">dado</text:span></text:p>
          </draw:text-box>
        </draw:frame>
        <draw:polygon draw:style-name="gr5" draw:text-style-name="P6" draw:layer="layout" svg:width="1.855cm" svg:height="1.332cm" svg:x="3.276cm" svg:y="4.158cm" svg:viewBox="0 0 1856 1333" draw:points="928,1333 0,1333 0,0 1856,0 1856,1333">
          <text:p/>
        </draw:polygon>
        <draw:frame draw:style-name="gr16" draw:text-style-name="P5" draw:layer="layout" svg:width="0.679cm" svg:height="0.615cm" svg:x="1.873cm" svg:y="5.633cm">
          <draw:text-box>
            <text:p text:style-name="P2"><text:span text:style-name="T2">14</text:span></text:p>
          </draw:text-box>
        </draw:frame>
        <draw:polygon draw:style-name="gr7" draw:text-style-name="P8" draw:layer="layout" svg:width="1.855cm" svg:height="0.794cm" svg:x="3.276cm" svg:y="5.512cm" svg:viewBox="0 0 1856 795" draw:points="928,795 0,795 0,0 1856,0 1856,795">
          <text:p/>
        </draw:polygon>
        <draw:frame draw:style-name="gr8" draw:text-style-name="P9" draw:layer="layout" svg:width="1.145cm" svg:height="0.53cm" svg:x="3.634cm" svg:y="4.583cm">
          <draw:text-box>
            <text:p text:style-name="P2"><text:span text:style-name="T4">dado</text:span></text:p>
          </draw:text-box>
        </draw:frame>
        <draw:polygon draw:style-name="gr5" draw:text-style-name="P6" draw:layer="layout" svg:width="1.856cm" svg:height="1.33cm" svg:x="5.264cm" svg:y="4.16cm" svg:viewBox="0 0 1857 1331" draw:points="927,1331 0,1331 0,0 1857,0 1857,1331">
          <text:p/>
        </draw:polygon>
        <draw:frame draw:style-name="gr16" draw:text-style-name="P5" draw:layer="layout" svg:width="0.679cm" svg:height="0.615cm" svg:x="3.866cm" svg:y="5.63cm">
          <draw:text-box>
            <text:p text:style-name="P2"><text:span text:style-name="T2">18</text:span></text:p>
          </draw:text-box>
        </draw:frame>
        <draw:polygon draw:style-name="gr7" draw:text-style-name="P8" draw:layer="layout" svg:width="1.856cm" svg:height="0.792cm" svg:x="5.264cm" svg:y="5.513cm" svg:viewBox="0 0 1857 793" draw:points="927,793 0,793 0,0 1857,0 1857,793">
          <text:p/>
        </draw:polygon>
        <draw:frame draw:style-name="gr8" draw:text-style-name="P9" draw:layer="layout" svg:width="1.145cm" svg:height="0.53cm" svg:x="5.62cm" svg:y="4.583cm">
          <draw:text-box>
            <text:p text:style-name="P2"><text:span text:style-name="T4">dado</text:span></text:p>
          </draw:text-box>
        </draw:frame>
        <draw:polygon draw:style-name="gr5" draw:text-style-name="P6" draw:layer="layout" svg:width="1.856cm" svg:height="1.332cm" svg:x="7.218cm" svg:y="4.16cm" svg:viewBox="0 0 1857 1333" draw:points="929,1333 0,1333 0,0 1857,0 1857,1333">
          <text:p/>
        </draw:polygon>
        <draw:frame draw:style-name="gr19" draw:text-style-name="P13" draw:layer="layout" svg:width="0.705cm" svg:height="0.712cm" svg:x="5.842cm" svg:y="5.588cm">
          <draw:text-box>
            <text:p text:style-name="P2"><text:span text:style-name="T6">23</text:span></text:p>
          </draw:text-box>
        </draw:frame>
        <draw:polygon draw:style-name="gr7" draw:text-style-name="P8" draw:layer="layout" svg:width="1.856cm" svg:height="0.793cm" svg:x="7.218cm" svg:y="5.515cm" svg:viewBox="0 0 1857 794" draw:points="929,794 0,794 0,0 1857,0 1857,794">
          <text:p/>
        </draw:polygon>
        <draw:frame draw:style-name="gr8" draw:text-style-name="P9" draw:layer="layout" svg:width="1.145cm" svg:height="0.53cm" svg:x="7.578cm" svg:y="4.583cm">
          <draw:text-box>
            <text:p text:style-name="P2"><text:span text:style-name="T4">dado</text:span></text:p>
          </draw:text-box>
        </draw:frame>
        <draw:polygon draw:style-name="gr10" draw:text-style-name="P10" draw:layer="layout" svg:width="1.856cm" svg:height="1.331cm" svg:x="1.284cm" svg:y="6.529cm" svg:viewBox="0 0 1857 1332" draw:points="929,1332 0,1332 0,0 1857,0 1857,1332">
          <text:p/>
        </draw:polygon>
        <draw:frame draw:style-name="gr17" draw:text-style-name="P5" draw:layer="layout" svg:width="0.595cm" svg:height="0.589cm" svg:x="7.849cm" svg:y="5.645cm">
          <draw:text-box>
            <text:p text:style-name="P2"><text:span text:style-name="T5">31</text:span></text:p>
          </draw:text-box>
        </draw:frame>
        <draw:polygon draw:style-name="gr14" draw:text-style-name="P11" draw:layer="layout" svg:width="1.192cm" svg:height="1.331cm" svg:x="3.094cm" svg:y="6.529cm" svg:viewBox="0 0 1193 1332" draw:points="597,1332 0,1332 0,0 1193,0 1193,1332">
          <text:p/>
        </draw:polygon>
        <draw:frame draw:style-name="gr13" draw:text-style-name="P9" draw:layer="layout" svg:width="0.832cm" svg:height="0.53cm" svg:x="1.799cm" svg:y="6.954cm">
          <draw:text-box>
            <text:p text:style-name="P2"><text:span text:style-name="T4">Qtd</text:span></text:p>
          </draw:text-box>
        </draw:frame>
        <draw:polygon draw:style-name="gr10" draw:text-style-name="P10" draw:layer="layout" svg:width="1.856cm" svg:height="1.331cm" svg:x="6.081cm" svg:y="6.529cm" svg:viewBox="0 0 1857 1332" draw:points="930,1332 0,1332 0,0 1857,0 1857,1332">
          <text:p/>
        </draw:polygon>
        <draw:frame draw:style-name="gr9" draw:text-style-name="P5" draw:layer="layout" svg:width="0.528cm" svg:height="0.615cm" svg:x="3.521cm" svg:y="6.917cm">
          <draw:text-box>
            <text:p text:style-name="P2"><text:span text:style-name="T2">4</text:span></text:p>
          </draw:text-box>
        </draw:frame>
        <draw:polygon draw:style-name="gr14" draw:text-style-name="P11" draw:layer="layout" svg:width="1.192cm" svg:height="1.331cm" svg:x="7.891cm" svg:y="6.529cm" svg:viewBox="0 0 1193 1332" draw:points="597,1332 0,1332 0,0 1193,0 1193,1332">
          <text:p/>
        </draw:polygon>
        <draw:frame draw:style-name="gr15" draw:text-style-name="P9" draw:layer="layout" svg:width="1.014cm" svg:height="0.53cm" svg:x="6.519cm" svg:y="6.954cm">
          <draw:text-box>
            <text:p text:style-name="P2"><text:span text:style-name="T4">Prox</text:span></text:p>
          </draw:text-box>
        </draw:frame>
        <draw:polygon draw:style-name="gr3" draw:text-style-name="P4" draw:layer="layout" svg:width="8.021cm" svg:height="5cm" svg:x="17.378cm" svg:y="9.6cm" svg:viewBox="0 0 8022 5001" draw:points="4011,5001 0,5001 0,0 8022,0 8022,5001">
          <text:p/>
        </draw:polygon>
        <draw:frame draw:style-name="gr9" draw:text-style-name="P5" draw:layer="layout" svg:width="0.528cm" svg:height="0.615cm" svg:x="8.319cm" svg:y="6.917cm">
          <draw:text-box>
            <text:p text:style-name="P2"><text:span text:style-name="T2">3</text:span></text:p>
          </draw:text-box>
        </draw:frame>
        <draw:polygon draw:style-name="gr5" draw:text-style-name="P6" draw:layer="layout" svg:width="1.856cm" svg:height="1.332cm" svg:x="17.464cm" svg:y="9.76cm" svg:viewBox="0 0 1857 1333" draw:points="928,1333 0,1333 0,0 1857,0 1857,1333">
          <text:p/>
        </draw:polygon>
        <draw:frame draw:style-name="gr4" draw:text-style-name="P5" draw:layer="layout" svg:width="2.445cm" svg:height="0.615cm" svg:x="20.168cm" svg:y="13.666cm">
          <draw:text-box>
            <text:p text:style-name="P2"><text:span text:style-name="T2">pedaço 4</text:span></text:p>
          </draw:text-box>
        </draw:frame>
        <draw:polygon draw:style-name="gr7" draw:text-style-name="P8" draw:layer="layout" svg:width="1.856cm" svg:height="0.793cm" svg:x="17.464cm" svg:y="11.115cm" svg:viewBox="0 0 1857 794" draw:points="928,794 0,794 0,0 1857,0 1857,794">
          <text:p/>
        </draw:polygon>
        <draw:frame draw:style-name="gr8" draw:text-style-name="P9" draw:layer="layout" svg:width="1.145cm" svg:height="0.53cm" svg:x="17.822cm" svg:y="10.186cm">
          <draw:text-box>
            <text:p text:style-name="P2"><text:span text:style-name="T4">dado</text:span></text:p>
          </draw:text-box>
        </draw:frame>
        <draw:polygon draw:style-name="gr5" draw:text-style-name="P6" draw:layer="layout" svg:width="1.856cm" svg:height="1.332cm" svg:x="19.454cm" svg:y="9.758cm" svg:viewBox="0 0 1857 1333" draw:points="930,1333 0,1333 0,0 1857,0 1857,1333">
          <text:p/>
        </draw:polygon>
        <draw:frame draw:style-name="gr16" draw:text-style-name="P5" draw:layer="layout" svg:width="0.679cm" svg:height="0.615cm" svg:x="18.055cm" svg:y="11.232cm">
          <draw:text-box>
            <text:p text:style-name="P2"><text:span text:style-name="T2">51</text:span></text:p>
          </draw:text-box>
        </draw:frame>
        <draw:polygon draw:style-name="gr7" draw:text-style-name="P8" draw:layer="layout" svg:width="1.856cm" svg:height="0.794cm" svg:x="19.454cm" svg:y="11.112cm" svg:viewBox="0 0 1857 795" draw:points="930,795 0,795 0,0 1857,0 1857,795">
          <text:p/>
        </draw:polygon>
        <draw:frame draw:style-name="gr8" draw:text-style-name="P9" draw:layer="layout" svg:width="1.145cm" svg:height="0.53cm" svg:x="19.812cm" svg:y="10.182cm">
          <draw:text-box>
            <text:p text:style-name="P2"><text:span text:style-name="T4">dado</text:span></text:p>
          </draw:text-box>
        </draw:frame>
        <draw:polygon draw:style-name="gr5" draw:text-style-name="P6" draw:layer="layout" svg:width="1.856cm" svg:height="1.33cm" svg:x="21.442cm" svg:y="9.76cm" svg:viewBox="0 0 1857 1331" draw:points="929,1331 0,1331 0,0 1857,0 1857,1331">
          <text:p/>
        </draw:polygon>
        <draw:frame draw:style-name="gr16" draw:text-style-name="P5" draw:layer="layout" svg:width="0.679cm" svg:height="0.615cm" svg:x="20.045cm" svg:y="11.232cm">
          <draw:text-box>
            <text:p text:style-name="P2"><text:span text:style-name="T2">72</text:span></text:p>
          </draw:text-box>
        </draw:frame>
        <draw:polygon draw:style-name="gr33" draw:text-style-name="P21" draw:layer="layout" svg:width="1.856cm" svg:height="0.792cm" svg:x="21.442cm" svg:y="11.113cm" svg:viewBox="0 0 1857 793" draw:points="929,793 0,793 0,0 1857,0 1857,793">
          <text:p text:style-name="P20"><text:span text:style-name="T2">80</text:span></text:p>
        </draw:polygon>
        <draw:polygon draw:style-name="gr5" draw:text-style-name="P6" draw:layer="layout" svg:width="1.856cm" svg:height="1.332cm" svg:x="23.397cm" svg:y="9.76cm" svg:viewBox="0 0 1857 1333" draw:points="929,1333 0,1333 0,0 1857,0 1857,1333">
          <text:p/>
        </draw:polygon>
        <draw:frame draw:style-name="gr8" draw:text-style-name="P9" draw:layer="layout" svg:width="1.145cm" svg:height="0.53cm" svg:x="21.802cm" svg:y="10.186cm">
          <draw:text-box>
            <text:p text:style-name="P2"><text:span text:style-name="T4">dado</text:span></text:p>
          </draw:text-box>
        </draw:frame>
        <draw:polygon draw:style-name="gr7" draw:text-style-name="P8" draw:layer="layout" svg:width="1.856cm" svg:height="0.793cm" svg:x="23.397cm" svg:y="11.115cm" svg:viewBox="0 0 1857 794" draw:points="929,794 0,794 0,0 1857,0 1857,794">
          <text:p/>
        </draw:polygon>
        <draw:polygon draw:style-name="gr10" draw:text-style-name="P10" draw:layer="layout" svg:width="1.856cm" svg:height="1.331cm" svg:x="17.464cm" svg:y="12.129cm" svg:viewBox="0 0 1857 1332" draw:points="928,1332 0,1332 0,0 1857,0 1857,1332">
          <text:p/>
        </draw:polygon>
        <draw:frame draw:style-name="gr8" draw:text-style-name="P9" draw:layer="layout" svg:width="1.145cm" svg:height="0.53cm" svg:x="23.756cm" svg:y="10.186cm">
          <draw:text-box>
            <text:p text:style-name="P2"><text:span text:style-name="T4">dado</text:span></text:p>
          </draw:text-box>
        </draw:frame>
        <draw:polygon draw:style-name="gr14" draw:text-style-name="P23" draw:layer="layout" svg:width="1.192cm" svg:height="1.331cm" svg:x="19.274cm" svg:y="12.129cm" svg:viewBox="0 0 1193 1332" draw:points="596,1332 0,1332 0,0 1193,0 1193,1332">
          <text:p/>
        </draw:polygon>
        <draw:frame draw:style-name="gr13" draw:text-style-name="P9" draw:layer="layout" svg:width="0.832cm" svg:height="0.53cm" svg:x="17.978cm" svg:y="12.553cm">
          <draw:text-box>
            <text:p text:style-name="P2"><text:span text:style-name="T4">Qtd</text:span></text:p>
          </draw:text-box>
        </draw:frame>
        <draw:polygon draw:style-name="gr10" draw:text-style-name="P10" draw:layer="layout" svg:width="1.856cm" svg:height="1.331cm" svg:x="22.26cm" svg:y="12.129cm" svg:viewBox="0 0 1857 1332" draw:points="930,1332 0,1332 0,0 1857,0 1857,1332">
          <text:p/>
        </draw:polygon>
        <draw:frame draw:style-name="gr9" draw:text-style-name="P5" draw:layer="layout" svg:width="0.528cm" svg:height="0.615cm" svg:x="19.703cm" svg:y="12.516cm">
          <draw:text-box>
            <text:p text:style-name="P2"><text:span text:style-name="T2">3</text:span></text:p>
          </draw:text-box>
        </draw:frame>
        <draw:polygon draw:style-name="gr14" draw:text-style-name="P11" draw:layer="layout" svg:width="1.192cm" svg:height="1.331cm" svg:x="24.071cm" svg:y="12.129cm" svg:viewBox="0 0 1193 1332" draw:points="596,1332 0,1332 0,0 1193,0 1193,1332">
          <text:p/>
        </draw:polygon>
        <draw:frame draw:style-name="gr15" draw:text-style-name="P9" draw:layer="layout" svg:width="1.014cm" svg:height="0.53cm" svg:x="22.698cm" svg:y="12.553cm">
          <draw:text-box>
            <text:p text:style-name="P2"><text:span text:style-name="T4">Prox</text:span></text:p>
          </draw:text-box>
        </draw:frame>
        <draw:polygon draw:style-name="gr3" draw:text-style-name="P4" draw:layer="layout" svg:width="8.021cm" svg:height="5cm" svg:x="8.183cm" svg:y="9.56cm" svg:viewBox="0 0 8022 5001" draw:points="4012,5001 0,5001 0,0 8022,0 8022,5001">
          <text:p/>
        </draw:polygon>
        <draw:frame draw:style-name="gr20" draw:text-style-name="P9" draw:layer="layout" svg:width="0.459cm" svg:height="0.53cm" svg:x="24.44cm" svg:y="12.553cm">
          <draw:text-box>
            <text:p text:style-name="P2"><text:span text:style-name="T4">-1</text:span></text:p>
          </draw:text-box>
        </draw:frame>
        <draw:polygon draw:style-name="gr5" draw:text-style-name="P6" draw:layer="layout" svg:width="1.856cm" svg:height="1.332cm" svg:x="8.269cm" svg:y="9.72cm" svg:viewBox="0 0 1857 1333" draw:points="930,1333 0,1333 0,0 1857,0 1857,1333">
          <text:p/>
        </draw:polygon>
        <draw:frame draw:style-name="gr4" draw:text-style-name="P5" draw:layer="layout" svg:width="2.445cm" svg:height="0.615cm" svg:x="10.975cm" svg:y="13.627cm">
          <draw:text-box>
            <text:p text:style-name="P2"><text:span text:style-name="T2">pedaço 3</text:span></text:p>
          </draw:text-box>
        </draw:frame>
        <draw:polygon draw:style-name="gr7" draw:text-style-name="P8" draw:layer="layout" svg:width="1.856cm" svg:height="0.793cm" svg:x="8.269cm" svg:y="11.075cm" svg:viewBox="0 0 1857 794" draw:points="930,794 0,794 0,0 1857,0 1857,794">
          <text:p/>
        </draw:polygon>
        <draw:frame draw:style-name="gr8" draw:text-style-name="P9" draw:layer="layout" svg:width="1.145cm" svg:height="0.53cm" svg:x="8.625cm" svg:y="10.147cm">
          <draw:text-box>
            <text:p text:style-name="P2"><text:span text:style-name="T4">dado</text:span></text:p>
          </draw:text-box>
        </draw:frame>
        <draw:polygon draw:style-name="gr5" draw:text-style-name="P6" draw:layer="layout" svg:width="1.855cm" svg:height="1.332cm" svg:x="10.261cm" svg:y="9.718cm" svg:viewBox="0 0 1856 1333" draw:points="928,1333 0,1333 0,0 1856,0 1856,1333">
          <text:p/>
        </draw:polygon>
        <draw:frame draw:style-name="gr16" draw:text-style-name="P5" draw:layer="layout" svg:width="0.679cm" svg:height="0.615cm" svg:x="8.858cm" svg:y="11.193cm">
          <draw:text-box>
            <text:p text:style-name="P2"><text:span text:style-name="T2">32</text:span></text:p>
          </draw:text-box>
        </draw:frame>
        <draw:polygon draw:style-name="gr7" draw:text-style-name="P8" draw:layer="layout" svg:width="1.855cm" svg:height="0.794cm" svg:x="10.261cm" svg:y="11.072cm" svg:viewBox="0 0 1856 795" draw:points="928,795 0,795 0,0 1856,0 1856,795">
          <text:p/>
        </draw:polygon>
        <draw:frame draw:style-name="gr8" draw:text-style-name="P9" draw:layer="layout" svg:width="1.145cm" svg:height="0.53cm" svg:x="10.619cm" svg:y="10.143cm">
          <draw:text-box>
            <text:p text:style-name="P2"><text:span text:style-name="T4">dado</text:span></text:p>
          </draw:text-box>
        </draw:frame>
        <draw:polygon draw:style-name="gr5" draw:text-style-name="P6" draw:layer="layout" svg:width="1.856cm" svg:height="1.33cm" svg:x="12.249cm" svg:y="9.72cm" svg:viewBox="0 0 1857 1331" draw:points="927,1331 0,1331 0,0 1857,0 1857,1331">
          <text:p/>
        </draw:polygon>
        <draw:frame draw:style-name="gr16" draw:text-style-name="P5" draw:layer="layout" svg:width="0.679cm" svg:height="0.615cm" svg:x="10.851cm" svg:y="11.189cm">
          <draw:text-box>
            <text:p text:style-name="P2"><text:span text:style-name="T2">35</text:span></text:p>
          </draw:text-box>
        </draw:frame>
        <draw:polygon draw:style-name="gr7" draw:text-style-name="P8" draw:layer="layout" svg:width="1.856cm" svg:height="0.792cm" svg:x="12.249cm" svg:y="11.073cm" svg:viewBox="0 0 1857 793" draw:points="927,793 0,793 0,0 1857,0 1857,793">
          <text:p/>
        </draw:polygon>
        <draw:frame draw:style-name="gr8" draw:text-style-name="P9" draw:layer="layout" svg:width="1.145cm" svg:height="0.53cm" svg:x="12.605cm" svg:y="10.143cm">
          <draw:text-box>
            <text:p text:style-name="P2"><text:span text:style-name="T4">dado</text:span></text:p>
          </draw:text-box>
        </draw:frame>
        <draw:polygon draw:style-name="gr5" draw:text-style-name="P6" draw:layer="layout" svg:width="1.856cm" svg:height="1.332cm" svg:x="14.203cm" svg:y="9.72cm" svg:viewBox="0 0 1857 1333" draw:points="929,1333 0,1333 0,0 1857,0 1857,1333">
          <text:p/>
        </draw:polygon>
        <draw:frame draw:style-name="gr17" draw:text-style-name="P5" draw:layer="layout" svg:width="0.595cm" svg:height="0.589cm" svg:x="12.88cm" svg:y="11.201cm">
          <draw:text-box>
            <text:p text:style-name="P2"><text:span text:style-name="T5">38</text:span></text:p>
          </draw:text-box>
        </draw:frame>
        <draw:polygon draw:style-name="gr7" draw:text-style-name="P8" draw:layer="layout" svg:width="1.856cm" svg:height="0.793cm" svg:x="14.203cm" svg:y="11.075cm" svg:viewBox="0 0 1857 794" draw:points="929,794 0,794 0,0 1857,0 1857,794">
          <text:p/>
        </draw:polygon>
        <draw:frame draw:style-name="gr8" draw:text-style-name="P9" draw:layer="layout" svg:width="1.145cm" svg:height="0.53cm" svg:x="14.563cm" svg:y="10.147cm">
          <draw:text-box>
            <text:p text:style-name="P2"><text:span text:style-name="T4">dado</text:span></text:p>
          </draw:text-box>
        </draw:frame>
        <draw:polygon draw:style-name="gr27" draw:text-style-name="P10" draw:layer="layout" svg:width="1.856cm" svg:height="1.331cm" svg:x="8.269cm" svg:y="12.089cm" svg:viewBox="0 0 1857 1332" draw:points="930,1332 0,1332 0,0 1857,0 1857,1332">
          <text:p/>
        </draw:polygon>
        <draw:polygon draw:style-name="gr12" draw:text-style-name="P12" draw:layer="layout" svg:width="1.856cm" svg:height="1.331cm" svg:x="8.269cm" svg:y="12.089cm" svg:viewBox="0 0 1857 1332" draw:points="930,1332 0,1332 0,0 1857,0 1857,1332">
          <text:p/>
        </draw:polygon>
        <draw:frame draw:style-name="gr17" draw:text-style-name="P5" draw:layer="layout" svg:width="0.595cm" svg:height="0.589cm" svg:x="14.834cm" svg:y="11.205cm">
          <draw:text-box>
            <text:p text:style-name="P2"><text:span text:style-name="T5">40</text:span></text:p>
          </draw:text-box>
        </draw:frame>
        <draw:polygon draw:style-name="gr14" draw:text-style-name="P11" draw:layer="layout" svg:width="1.192cm" svg:height="1.331cm" svg:x="10.079cm" svg:y="12.089cm" svg:viewBox="0 0 1193 1332" draw:points="598,1332 0,1332 0,0 1193,0 1193,1332">
          <text:p/>
        </draw:polygon>
        <draw:frame draw:style-name="gr13" draw:text-style-name="P9" draw:layer="layout" svg:width="0.832cm" svg:height="0.53cm" svg:x="8.784cm" svg:y="12.514cm">
          <draw:text-box>
            <text:p text:style-name="P2"><text:span text:style-name="T4">Qtd</text:span></text:p>
          </draw:text-box>
        </draw:frame>
        <draw:polygon draw:style-name="gr10" draw:text-style-name="P10" draw:layer="layout" svg:width="1.856cm" svg:height="1.331cm" svg:x="13.066cm" svg:y="12.089cm" svg:viewBox="0 0 1857 1332" draw:points="930,1332 0,1332 0,0 1857,0 1857,1332">
          <text:p/>
        </draw:polygon>
        <draw:frame draw:style-name="gr9" draw:text-style-name="P5" draw:layer="layout" svg:width="0.528cm" svg:height="0.615cm" svg:x="10.506cm" svg:y="12.477cm">
          <draw:text-box>
            <text:p text:style-name="P2"><text:span text:style-name="T2">4</text:span></text:p>
          </draw:text-box>
        </draw:frame>
        <draw:polygon draw:style-name="gr14" draw:text-style-name="P11" draw:layer="layout" svg:width="1.192cm" svg:height="1.331cm" svg:x="14.876cm" svg:y="12.089cm" svg:viewBox="0 0 1193 1332" draw:points="598,1332 0,1332 0,0 1193,0 1193,1332">
          <text:p/>
        </draw:polygon>
        <draw:frame draw:style-name="gr15" draw:text-style-name="P9" draw:layer="layout" svg:width="1.014cm" svg:height="0.53cm" svg:x="13.504cm" svg:y="12.514cm">
          <draw:text-box>
            <text:p text:style-name="P2"><text:span text:style-name="T4">Prox</text:span></text:p>
          </draw:text-box>
        </draw:frame>
        <draw:polygon draw:style-name="gr3" draw:text-style-name="P4" draw:layer="layout" svg:width="3.513cm" svg:height="4.938cm" svg:x="1.287cm" svg:y="9.862cm" svg:viewBox="0 0 3514 4939" draw:points="1758,4939 0,4939 0,0 3514,0 3514,4939">
          <text:p/>
        </draw:polygon>
        <draw:frame draw:style-name="gr9" draw:text-style-name="P5" draw:layer="layout" svg:width="0.528cm" svg:height="0.615cm" svg:x="15.304cm" svg:y="12.477cm">
          <draw:text-box>
            <text:p text:style-name="P2"><text:span text:style-name="T2">1</text:span></text:p>
          </draw:text-box>
        </draw:frame>
        <draw:polygon draw:style-name="gr10" draw:text-style-name="P10" draw:layer="layout" svg:width="1.659cm" svg:height="1.197cm" svg:x="1.665cm" svg:y="10.02cm" svg:viewBox="0 0 1660 1198" draw:points="830,1198 0,1198 0,0 1660,0 1660,1198">
          <text:p/>
        </draw:polygon>
        <draw:frame draw:style-name="gr21" draw:text-style-name="P14" draw:layer="layout" svg:width="1.801cm" svg:height="0.412cm" svg:x="2.145cm" svg:y="14.065cm">
          <draw:text-box>
            <text:p text:style-name="P2"><text:span text:style-name="T7">cabeçalho</text:span></text:p>
          </draw:text-box>
        </draw:frame>
        <draw:polygon draw:style-name="gr14" draw:text-style-name="P11" draw:layer="layout" svg:width="1.067cm" svg:height="1.197cm" svg:x="3.282cm" svg:y="10.02cm" svg:viewBox="0 0 1068 1198" draw:points="534,1198 0,1198 0,0 1068,0 1068,1198">
          <text:p/>
        </draw:polygon>
        <draw:frame draw:style-name="gr22" draw:text-style-name="P14" draw:layer="layout" svg:width="0.891cm" svg:height="0.412cm" svg:x="2.05cm" svg:y="10.432cm">
          <draw:text-box>
            <text:p text:style-name="P2"><text:span text:style-name="T7">nSeq</text:span></text:p>
          </draw:text-box>
        </draw:frame>
        <draw:polygon draw:style-name="gr10" draw:text-style-name="P10" draw:layer="layout" svg:width="1.659cm" svg:height="1.198cm" svg:x="1.665cm" svg:y="11.328cm" svg:viewBox="0 0 1660 1199" draw:points="830,1199 0,1199 0,0 1660,0 1660,1199">
          <text:p/>
        </draw:polygon>
        <draw:frame draw:style-name="gr9" draw:text-style-name="P5" draw:layer="layout" svg:width="0.528cm" svg:height="0.615cm" svg:x="3.648cm" svg:y="10.339cm">
          <draw:text-box>
            <text:p text:style-name="P2"><text:span text:style-name="T2">5</text:span></text:p>
          </draw:text-box>
        </draw:frame>
        <draw:polygon draw:style-name="gr11" draw:text-style-name="P11" draw:layer="layout" svg:width="1.067cm" svg:height="1.198cm" svg:x="3.282cm" svg:y="11.328cm" svg:viewBox="0 0 1068 1199" draw:points="534,1199 0,1199 0,0 1068,0 1068,1199">
          <text:p/>
        </draw:polygon>
        <draw:polygon draw:style-name="gr12" draw:text-style-name="P12" draw:layer="layout" svg:width="1.067cm" svg:height="1.198cm" svg:x="3.282cm" svg:y="11.328cm" svg:viewBox="0 0 1068 1199" draw:points="534,1199 0,1199 0,0 1068,0 1068,1199">
          <text:p/>
        </draw:polygon>
        <draw:frame draw:style-name="gr22" draw:text-style-name="P14" draw:layer="layout" svg:width="0.891cm" svg:height="0.412cm" svg:x="2.05cm" svg:y="11.741cm">
          <draw:text-box>
            <text:p text:style-name="P2"><text:span text:style-name="T7">pSeq</text:span></text:p>
          </draw:text-box>
        </draw:frame>
        <draw:polygon draw:style-name="gr10" draw:text-style-name="P10" draw:layer="layout" svg:width="1.659cm" svg:height="1.198cm" svg:x="1.665cm" svg:y="12.65cm" svg:viewBox="0 0 1660 1199" draw:points="830,1199 0,1199 0,0 1660,0 1660,1199">
          <text:p/>
        </draw:polygon>
        <draw:frame draw:style-name="gr9" draw:text-style-name="P5" draw:layer="layout" svg:width="0.528cm" svg:height="0.615cm" svg:x="3.648cm" svg:y="11.648cm">
          <draw:text-box>
            <text:p text:style-name="P2"><text:span text:style-name="T2">2</text:span></text:p>
          </draw:text-box>
        </draw:frame>
        <draw:polygon draw:style-name="gr14" draw:text-style-name="P11" draw:layer="layout" svg:width="1.067cm" svg:height="1.198cm" svg:x="3.282cm" svg:y="12.65cm" svg:viewBox="0 0 1068 1199" draw:points="534,1199 0,1199 0,0 1068,0 1068,1199">
          <text:p/>
        </draw:polygon>
        <draw:frame draw:style-name="gr23" draw:text-style-name="P14" draw:layer="layout" svg:width="0.781cm" svg:height="0.412cm" svg:x="2.117cm" svg:y="13.063cm">
          <draw:text-box>
            <text:p text:style-name="P2"><text:span text:style-name="T7">Prox</text:span></text:p>
          </draw:text-box>
        </draw:frame>
        <draw:frame draw:style-name="gr9" draw:text-style-name="P5" draw:layer="layout" svg:width="0.528cm" svg:height="0.615cm" svg:x="3.648cm" svg:y="12.971cm">
          <draw:text-box>
            <text:p text:style-name="P2"><text:span text:style-name="T2">5</text:span></text:p>
          </draw:text-box>
        </draw:frame>
      </draw:page>
      <draw:page draw:name="page17" draw:style-name="dp1" draw:master-page-name="master-page3">
        <draw:polygon draw:style-name="gr1" draw:text-style-name="P1" draw:layer="layout" svg:width="27.998cm" svg:height="15.749cm" svg:x="0cm" svg:y="0cm" svg:viewBox="0 0 27999 15750" draw:points="0,0 27999,0 27999,15750 0,15750">
          <text:p/>
        </draw:polygon>
        <draw:frame draw:style-name="gr2" draw:text-style-name="P3" draw:layer="layout" svg:width="0.493cm" svg:height="0.547cm" svg:x="1.401cm" svg:y="14.348cm">
          <draw:text-box>
            <text:p text:style-name="P2"><text:span text:style-name="T1"><text:s/></text:span></text:p>
          </draw:text-box>
        </draw:frame>
        <draw:polygon draw:style-name="gr3" draw:text-style-name="P4" draw:layer="layout" svg:width="8.021cm" svg:height="5cm" svg:x="1.198cm" svg:y="4cm" svg:viewBox="0 0 8022 5001" draw:points="4012,5001 0,5001 0,0 8022,0 8022,5001">
          <text:p/>
        </draw:polygon>
        <draw:frame draw:style-name="gr2" draw:text-style-name="P3" draw:layer="layout" svg:width="0.493cm" svg:height="0.547cm" svg:x="13.952cm" svg:y="14.348cm">
          <draw:text-box>
            <text:p text:style-name="P2"><text:span text:style-name="T1"><text:s/></text:span></text:p>
          </draw:text-box>
        </draw:frame>
        <draw:frame draw:style-name="gr4" draw:text-style-name="P5" draw:layer="layout" svg:width="2.445cm" svg:height="0.615cm" svg:x="3.99cm" svg:y="8.067cm">
          <draw:text-box>
            <text:p text:style-name="P2"><text:span text:style-name="T2">pedaço 0</text:span></text:p>
          </draw:text-box>
        </draw:frame>
        <draw:polygon draw:style-name="gr5" draw:text-style-name="P6" draw:layer="layout" svg:width="1.856cm" svg:height="1.332cm" svg:x="1.284cm" svg:y="4.16cm" svg:viewBox="0 0 1857 1333" draw:points="929,1333 0,1333 0,0 1857,0 1857,1333">
          <text:p/>
        </draw:polygon>
        <draw:frame draw:style-name="gr24" draw:text-style-name="P15" draw:layer="layout" svg:width="12.461cm" svg:height="1.182cm" svg:x="1.401cm" svg:y="1.354cm">
          <draw:text-box>
            <text:p text:style-name="P2"><text:span text:style-name="T8">3. Remover o elemento 42</text:span></text:p>
          </draw:text-box>
        </draw:frame>
        <draw:polygon draw:style-name="gr7" draw:text-style-name="P8" draw:layer="layout" svg:width="1.856cm" svg:height="0.793cm" svg:x="1.284cm" svg:y="5.515cm" svg:viewBox="0 0 1857 794" draw:points="929,794 0,794 0,0 1857,0 1857,794">
          <text:p/>
        </draw:polygon>
        <draw:frame draw:style-name="gr8" draw:text-style-name="P9" draw:layer="layout" svg:width="1.145cm" svg:height="0.53cm" svg:x="1.64cm" svg:y="4.583cm">
          <draw:text-box>
            <text:p text:style-name="P2"><text:span text:style-name="T4">dado</text:span></text:p>
          </draw:text-box>
        </draw:frame>
        <draw:polygon draw:style-name="gr5" draw:text-style-name="P6" draw:layer="layout" svg:width="1.855cm" svg:height="1.332cm" svg:x="3.276cm" svg:y="4.158cm" svg:viewBox="0 0 1856 1333" draw:points="928,1333 0,1333 0,0 1856,0 1856,1333">
          <text:p/>
        </draw:polygon>
        <draw:frame draw:style-name="gr9" draw:text-style-name="P5" draw:layer="layout" svg:width="0.528cm" svg:height="0.615cm" svg:x="2.043cm" svg:y="5.633cm">
          <draw:text-box>
            <text:p text:style-name="P2"><text:span text:style-name="T2">3</text:span></text:p>
          </draw:text-box>
        </draw:frame>
        <draw:polygon draw:style-name="gr7" draw:text-style-name="P8" draw:layer="layout" svg:width="1.855cm" svg:height="0.794cm" svg:x="3.276cm" svg:y="5.512cm" svg:viewBox="0 0 1856 795" draw:points="928,795 0,795 0,0 1856,0 1856,795">
          <text:p/>
        </draw:polygon>
        <draw:frame draw:style-name="gr8" draw:text-style-name="P9" draw:layer="layout" svg:width="1.145cm" svg:height="0.53cm" svg:x="3.634cm" svg:y="4.583cm">
          <draw:text-box>
            <text:p text:style-name="P2"><text:span text:style-name="T4">dado</text:span></text:p>
          </draw:text-box>
        </draw:frame>
        <draw:polygon draw:style-name="gr5" draw:text-style-name="P6" draw:layer="layout" svg:width="1.856cm" svg:height="1.33cm" svg:x="5.264cm" svg:y="4.16cm" svg:viewBox="0 0 1857 1331" draw:points="927,1331 0,1331 0,0 1857,0 1857,1331">
          <text:p/>
        </draw:polygon>
        <draw:frame draw:style-name="gr9" draw:text-style-name="P5" draw:layer="layout" svg:width="0.528cm" svg:height="0.615cm" svg:x="4.036cm" svg:y="5.63cm">
          <draw:text-box>
            <text:p text:style-name="P2"><text:span text:style-name="T2">5</text:span></text:p>
          </draw:text-box>
        </draw:frame>
        <draw:polygon draw:style-name="gr7" draw:text-style-name="P8" draw:layer="layout" svg:width="1.856cm" svg:height="0.792cm" svg:x="5.264cm" svg:y="5.513cm" svg:viewBox="0 0 1857 793" draw:points="927,793 0,793 0,0 1857,0 1857,793">
          <text:p/>
        </draw:polygon>
        <draw:polygon draw:style-name="gr5" draw:text-style-name="P6" draw:layer="layout" svg:width="1.856cm" svg:height="1.332cm" svg:x="7.218cm" svg:y="4.16cm" svg:viewBox="0 0 1857 1333" draw:points="929,1333 0,1333 0,0 1857,0 1857,1333">
          <text:p/>
        </draw:polygon>
        <draw:frame draw:style-name="gr8" draw:text-style-name="P9" draw:layer="layout" svg:width="1.145cm" svg:height="0.53cm" svg:x="5.62cm" svg:y="4.583cm">
          <draw:text-box>
            <text:p text:style-name="P2"><text:span text:style-name="T4">dado</text:span></text:p>
          </draw:text-box>
        </draw:frame>
        <draw:polygon draw:style-name="gr7" draw:text-style-name="P8" draw:layer="layout" svg:width="1.856cm" svg:height="0.793cm" svg:x="7.218cm" svg:y="5.515cm" svg:viewBox="0 0 1857 794" draw:points="929,794 0,794 0,0 1857,0 1857,794">
          <text:p/>
        </draw:polygon>
        <draw:polygon draw:style-name="gr10" draw:text-style-name="P10" draw:layer="layout" svg:width="1.856cm" svg:height="1.331cm" svg:x="1.284cm" svg:y="6.529cm" svg:viewBox="0 0 1857 1332" draw:points="929,1332 0,1332 0,0 1857,0 1857,1332">
          <text:p/>
        </draw:polygon>
        <draw:frame draw:style-name="gr8" draw:text-style-name="P9" draw:layer="layout" svg:width="1.145cm" svg:height="0.53cm" svg:x="7.578cm" svg:y="4.583cm">
          <draw:text-box>
            <text:p text:style-name="P2"><text:span text:style-name="T4">dado</text:span></text:p>
          </draw:text-box>
        </draw:frame>
        <draw:polygon draw:style-name="gr11" draw:text-style-name="P11" draw:layer="layout" svg:width="1.192cm" svg:height="1.331cm" svg:x="3.094cm" svg:y="6.529cm" svg:viewBox="0 0 1193 1332" draw:points="597,1332 0,1332 0,0 1193,0 1193,1332">
          <text:p/>
        </draw:polygon>
        <draw:polygon draw:style-name="gr12" draw:text-style-name="P12" draw:layer="layout" svg:width="1.192cm" svg:height="1.331cm" svg:x="3.094cm" svg:y="6.529cm" svg:viewBox="0 0 1193 1332" draw:points="597,1332 0,1332 0,0 1193,0 1193,1332">
          <text:p/>
        </draw:polygon>
        <draw:frame draw:style-name="gr13" draw:text-style-name="P9" draw:layer="layout" svg:width="0.832cm" svg:height="0.53cm" svg:x="1.799cm" svg:y="6.954cm">
          <draw:text-box>
            <text:p text:style-name="P2"><text:span text:style-name="T4">Qtd</text:span></text:p>
          </draw:text-box>
        </draw:frame>
        <draw:polygon draw:style-name="gr10" draw:text-style-name="P10" draw:layer="layout" svg:width="1.856cm" svg:height="1.331cm" svg:x="6.081cm" svg:y="6.529cm" svg:viewBox="0 0 1857 1332" draw:points="930,1332 0,1332 0,0 1857,0 1857,1332">
          <text:p/>
        </draw:polygon>
        <draw:frame draw:style-name="gr9" draw:text-style-name="P5" draw:layer="layout" svg:width="0.528cm" svg:height="0.615cm" svg:x="3.521cm" svg:y="6.917cm">
          <draw:text-box>
            <text:p text:style-name="P2"><text:span text:style-name="T2">2</text:span></text:p>
          </draw:text-box>
        </draw:frame>
        <draw:polygon draw:style-name="gr14" draw:text-style-name="P11" draw:layer="layout" svg:width="1.192cm" svg:height="1.331cm" svg:x="7.891cm" svg:y="6.529cm" svg:viewBox="0 0 1193 1332" draw:points="597,1332 0,1332 0,0 1193,0 1193,1332">
          <text:p/>
        </draw:polygon>
        <draw:frame draw:style-name="gr15" draw:text-style-name="P9" draw:layer="layout" svg:width="1.014cm" svg:height="0.53cm" svg:x="6.519cm" svg:y="6.954cm">
          <draw:text-box>
            <text:p text:style-name="P2"><text:span text:style-name="T4">Prox</text:span></text:p>
          </draw:text-box>
        </draw:frame>
        <draw:polygon draw:style-name="gr3" draw:text-style-name="P4" draw:layer="layout" svg:width="8.021cm" svg:height="5cm" svg:x="9.998cm" svg:y="4cm" svg:viewBox="0 0 8022 5001" draw:points="4013,5001 0,5001 0,0 8022,0 8022,5001">
          <text:p/>
        </draw:polygon>
        <draw:frame draw:style-name="gr9" draw:text-style-name="P5" draw:layer="layout" svg:width="0.528cm" svg:height="0.615cm" svg:x="8.319cm" svg:y="6.917cm">
          <draw:text-box>
            <text:p text:style-name="P2"><text:span text:style-name="T2">3</text:span></text:p>
          </draw:text-box>
        </draw:frame>
        <draw:polygon draw:style-name="gr5" draw:text-style-name="P6" draw:layer="layout" svg:width="1.856cm" svg:height="1.332cm" svg:x="10.084cm" svg:y="4.16cm" svg:viewBox="0 0 1857 1333" draw:points="930,1333 0,1333 0,0 1857,0 1857,1333">
          <text:p/>
        </draw:polygon>
        <draw:frame draw:style-name="gr4" draw:text-style-name="P5" draw:layer="layout" svg:width="2.445cm" svg:height="0.615cm" svg:x="12.788cm" svg:y="8.067cm">
          <draw:text-box>
            <text:p text:style-name="P2"><text:span text:style-name="T2">pedaço 1</text:span></text:p>
          </draw:text-box>
        </draw:frame>
        <draw:polygon draw:style-name="gr7" draw:text-style-name="P8" draw:layer="layout" svg:width="1.856cm" svg:height="0.793cm" svg:x="10.084cm" svg:y="5.515cm" svg:viewBox="0 0 1857 794" draw:points="930,794 0,794 0,0 1857,0 1857,794">
          <text:p/>
        </draw:polygon>
        <draw:frame draw:style-name="gr8" draw:text-style-name="P9" draw:layer="layout" svg:width="1.145cm" svg:height="0.53cm" svg:x="10.442cm" svg:y="4.583cm">
          <draw:text-box>
            <text:p text:style-name="P2"><text:span text:style-name="T4">dado</text:span></text:p>
          </draw:text-box>
        </draw:frame>
        <draw:polygon draw:style-name="gr5" draw:text-style-name="P6" draw:layer="layout" svg:width="1.856cm" svg:height="1.332cm" svg:x="12.076cm" svg:y="4.158cm" svg:viewBox="0 0 1857 1333" draw:points="927,1333 0,1333 0,0 1857,0 1857,1333">
          <text:p/>
        </draw:polygon>
        <draw:polygon draw:style-name="gr7" draw:text-style-name="P8" draw:layer="layout" svg:width="1.856cm" svg:height="0.794cm" svg:x="12.076cm" svg:y="5.512cm" svg:viewBox="0 0 1857 795" draw:points="927,795 0,795 0,0 1857,0 1857,795">
          <text:p/>
        </draw:polygon>
        <draw:polygon draw:style-name="gr5" draw:text-style-name="P6" draw:layer="layout" svg:width="1.856cm" svg:height="1.33cm" svg:x="14.064cm" svg:y="4.16cm" svg:viewBox="0 0 1857 1331" draw:points="927,1331 0,1331 0,0 1857,0 1857,1331">
          <text:p/>
        </draw:polygon>
        <draw:frame draw:style-name="gr8" draw:text-style-name="P9" draw:layer="layout" svg:width="1.145cm" svg:height="0.53cm" svg:x="12.432cm" svg:y="4.583cm">
          <draw:text-box>
            <text:p text:style-name="P2"><text:span text:style-name="T4">dado</text:span></text:p>
          </draw:text-box>
        </draw:frame>
        <draw:polygon draw:style-name="gr7" draw:text-style-name="P8" draw:layer="layout" svg:width="1.856cm" svg:height="0.792cm" svg:x="14.064cm" svg:y="5.513cm" svg:viewBox="0 0 1857 793" draw:points="927,793 0,793 0,0 1857,0 1857,793">
          <text:p/>
        </draw:polygon>
        <draw:polygon draw:style-name="gr5" draw:text-style-name="P6" draw:layer="layout" svg:width="1.856cm" svg:height="1.332cm" svg:x="16.019cm" svg:y="4.16cm" svg:viewBox="0 0 1857 1333" draw:points="927,1333 0,1333 0,0 1857,0 1857,1333">
          <text:p/>
        </draw:polygon>
        <draw:frame draw:style-name="gr8" draw:text-style-name="P9" draw:layer="layout" svg:width="1.145cm" svg:height="0.53cm" svg:x="14.422cm" svg:y="4.583cm">
          <draw:text-box>
            <text:p text:style-name="P2"><text:span text:style-name="T4">dado</text:span></text:p>
          </draw:text-box>
        </draw:frame>
        <draw:polygon draw:style-name="gr7" draw:text-style-name="P8" draw:layer="layout" svg:width="1.856cm" svg:height="0.793cm" svg:x="16.019cm" svg:y="5.515cm" svg:viewBox="0 0 1857 794" draw:points="927,794 0,794 0,0 1857,0 1857,794">
          <text:p/>
        </draw:polygon>
        <draw:polygon draw:style-name="gr10" draw:text-style-name="P10" draw:layer="layout" svg:width="1.856cm" svg:height="1.331cm" svg:x="10.084cm" svg:y="6.529cm" svg:viewBox="0 0 1857 1332" draw:points="930,1332 0,1332 0,0 1857,0 1857,1332">
          <text:p/>
        </draw:polygon>
        <draw:frame draw:style-name="gr8" draw:text-style-name="P9" draw:layer="layout" svg:width="1.145cm" svg:height="0.53cm" svg:x="16.376cm" svg:y="4.583cm">
          <draw:text-box>
            <text:p text:style-name="P2"><text:span text:style-name="T4">dado</text:span></text:p>
          </draw:text-box>
        </draw:frame>
        <draw:polygon draw:style-name="gr14" draw:text-style-name="P11" draw:layer="layout" svg:width="1.192cm" svg:height="1.331cm" svg:x="11.894cm" svg:y="6.529cm" svg:viewBox="0 0 1193 1332" draw:points="597,1332 0,1332 0,0 1193,0 1193,1332">
          <text:p/>
        </draw:polygon>
        <draw:frame draw:style-name="gr13" draw:text-style-name="P9" draw:layer="layout" svg:width="0.832cm" svg:height="0.53cm" svg:x="10.597cm" svg:y="6.954cm">
          <draw:text-box>
            <text:p text:style-name="P2"><text:span text:style-name="T4">Qtd</text:span></text:p>
          </draw:text-box>
        </draw:frame>
        <draw:polygon draw:style-name="gr10" draw:text-style-name="P10" draw:layer="layout" svg:width="1.856cm" svg:height="1.331cm" svg:x="14.882cm" svg:y="6.529cm" svg:viewBox="0 0 1857 1332" draw:points="928,1332 0,1332 0,0 1857,0 1857,1332">
          <text:p/>
        </draw:polygon>
        <draw:frame draw:style-name="gr9" draw:text-style-name="P5" draw:layer="layout" svg:width="0.528cm" svg:height="0.615cm" svg:x="12.323cm" svg:y="6.917cm">
          <draw:text-box>
            <text:p text:style-name="P2"><text:span text:style-name="T2">0</text:span></text:p>
          </draw:text-box>
        </draw:frame>
        <draw:polygon draw:style-name="gr14" draw:text-style-name="P11" draw:layer="layout" svg:width="1.192cm" svg:height="1.331cm" svg:x="16.691cm" svg:y="6.529cm" svg:viewBox="0 0 1193 1332" draw:points="598,1332 0,1332 0,0 1193,0 1193,1332">
          <text:p/>
        </draw:polygon>
        <draw:frame draw:style-name="gr15" draw:text-style-name="P9" draw:layer="layout" svg:width="1.014cm" svg:height="0.53cm" svg:x="15.321cm" svg:y="6.954cm">
          <draw:text-box>
            <text:p text:style-name="P2"><text:span text:style-name="T4">Prox</text:span></text:p>
          </draw:text-box>
        </draw:frame>
        <draw:polygon draw:style-name="gr3" draw:text-style-name="P4" draw:layer="layout" svg:width="8.021cm" svg:height="5cm" svg:x="19.199cm" svg:y="4cm" svg:viewBox="0 0 8022 5001" draw:points="4011,5001 0,5001 0,0 8022,0 8022,5001">
          <text:p/>
        </draw:polygon>
        <draw:frame draw:style-name="gr9" draw:text-style-name="P5" draw:layer="layout" svg:width="0.528cm" svg:height="0.615cm" svg:x="17.12cm" svg:y="6.917cm">
          <draw:text-box>
            <text:p text:style-name="P2"><text:span text:style-name="T2">5</text:span></text:p>
          </draw:text-box>
        </draw:frame>
        <draw:polygon draw:style-name="gr31" draw:text-style-name="P6" draw:layer="layout" svg:width="1.856cm" svg:height="1.332cm" svg:x="19.284cm" svg:y="4.16cm" svg:viewBox="0 0 1857 1333" draw:points="930,1333 0,1333 0,0 1857,0 1857,1333">
          <text:p/>
        </draw:polygon>
        <draw:polygon draw:style-name="gr12" draw:text-style-name="P12" draw:layer="layout" svg:width="1.856cm" svg:height="1.332cm" svg:x="19.284cm" svg:y="4.16cm" svg:viewBox="0 0 1857 1333" draw:points="930,1333 0,1333 0,0 1857,0 1857,1333">
          <text:p/>
        </draw:polygon>
        <draw:frame draw:style-name="gr4" draw:text-style-name="P5" draw:layer="layout" svg:width="2.445cm" svg:height="0.615cm" svg:x="21.989cm" svg:y="8.067cm">
          <draw:text-box>
            <text:p text:style-name="P2"><text:span text:style-name="T2">pedaço 2</text:span></text:p>
          </draw:text-box>
        </draw:frame>
        <draw:polygon draw:style-name="gr7" draw:text-style-name="P8" draw:layer="layout" svg:width="1.856cm" svg:height="0.793cm" svg:x="19.284cm" svg:y="5.515cm" svg:viewBox="0 0 1857 794" draw:points="930,794 0,794 0,0 1857,0 1857,794">
          <text:p/>
        </draw:polygon>
        <draw:frame draw:style-name="gr8" draw:text-style-name="P9" draw:layer="layout" svg:width="1.145cm" svg:height="0.53cm" svg:x="19.643cm" svg:y="4.583cm">
          <draw:text-box>
            <text:p text:style-name="P2"><text:span text:style-name="T4">dado</text:span></text:p>
          </draw:text-box>
        </draw:frame>
        <draw:polygon draw:style-name="gr5" draw:text-style-name="P6" draw:layer="layout" svg:width="1.856cm" svg:height="1.332cm" svg:x="21.275cm" svg:y="4.158cm" svg:viewBox="0 0 1857 1333" draw:points="930,1333 0,1333 0,0 1857,0 1857,1333">
          <text:p/>
        </draw:polygon>
        <draw:frame draw:style-name="gr9" draw:text-style-name="P5" draw:layer="layout" svg:width="0.528cm" svg:height="0.615cm" svg:x="20.045cm" svg:y="5.633cm">
          <draw:text-box>
            <text:p text:style-name="P2"><text:span text:style-name="T2">2</text:span></text:p>
          </draw:text-box>
        </draw:frame>
        <draw:polygon draw:style-name="gr7" draw:text-style-name="P8" draw:layer="layout" svg:width="1.856cm" svg:height="0.794cm" svg:x="21.275cm" svg:y="5.512cm" svg:viewBox="0 0 1857 795" draw:points="930,795 0,795 0,0 1857,0 1857,795">
          <text:p/>
        </draw:polygon>
        <draw:frame draw:style-name="gr8" draw:text-style-name="P9" draw:layer="layout" svg:width="1.145cm" svg:height="0.53cm" svg:x="21.632cm" svg:y="4.583cm">
          <draw:text-box>
            <text:p text:style-name="P2"><text:span text:style-name="T4">dado</text:span></text:p>
          </draw:text-box>
        </draw:frame>
        <draw:polygon draw:style-name="gr5" draw:text-style-name="P6" draw:layer="layout" svg:width="1.856cm" svg:height="1.33cm" svg:x="23.264cm" svg:y="4.16cm" svg:viewBox="0 0 1857 1331" draw:points="927,1331 0,1331 0,0 1857,0 1857,1331">
          <text:p/>
        </draw:polygon>
        <draw:frame draw:style-name="gr9" draw:text-style-name="P5" draw:layer="layout" svg:width="0.528cm" svg:height="0.615cm" svg:x="22.035cm" svg:y="5.63cm">
          <draw:text-box>
            <text:p text:style-name="P2"><text:span text:style-name="T2">8</text:span></text:p>
          </draw:text-box>
        </draw:frame>
        <draw:polygon draw:style-name="gr7" draw:text-style-name="P8" draw:layer="layout" svg:width="1.856cm" svg:height="0.792cm" svg:x="23.264cm" svg:y="5.513cm" svg:viewBox="0 0 1857 793" draw:points="927,793 0,793 0,0 1857,0 1857,793">
          <text:p/>
        </draw:polygon>
        <draw:frame draw:style-name="gr8" draw:text-style-name="P9" draw:layer="layout" svg:width="1.145cm" svg:height="0.53cm" svg:x="23.622cm" svg:y="4.583cm">
          <draw:text-box>
            <text:p text:style-name="P2"><text:span text:style-name="T4">dado</text:span></text:p>
          </draw:text-box>
        </draw:frame>
        <draw:polygon draw:style-name="gr5" draw:text-style-name="P6" draw:layer="layout" svg:width="1.856cm" svg:height="1.332cm" svg:x="25.218cm" svg:y="4.16cm" svg:viewBox="0 0 1857 1333" draw:points="929,1333 0,1333 0,0 1857,0 1857,1333">
          <text:p/>
        </draw:polygon>
        <draw:frame draw:style-name="gr18" draw:text-style-name="P5" draw:layer="layout" svg:width="0.528cm" svg:height="0.589cm" svg:x="24.045cm" svg:y="5.642cm">
          <draw:text-box>
            <text:p text:style-name="P2"><text:span text:style-name="T5">9</text:span></text:p>
          </draw:text-box>
        </draw:frame>
        <draw:polygon draw:style-name="gr7" draw:text-style-name="P8" draw:layer="layout" svg:width="1.856cm" svg:height="0.793cm" svg:x="25.218cm" svg:y="5.515cm" svg:viewBox="0 0 1857 794" draw:points="929,794 0,794 0,0 1857,0 1857,794">
          <text:p/>
        </draw:polygon>
        <draw:frame draw:style-name="gr8" draw:text-style-name="P9" draw:layer="layout" svg:width="1.145cm" svg:height="0.53cm" svg:x="25.576cm" svg:y="4.583cm">
          <draw:text-box>
            <text:p text:style-name="P2"><text:span text:style-name="T4">dado</text:span></text:p>
          </draw:text-box>
        </draw:frame>
        <draw:polygon draw:style-name="gr10" draw:text-style-name="P10" draw:layer="layout" svg:width="1.856cm" svg:height="1.331cm" svg:x="19.284cm" svg:y="6.529cm" svg:viewBox="0 0 1857 1332" draw:points="930,1332 0,1332 0,0 1857,0 1857,1332">
          <text:p/>
        </draw:polygon>
        <draw:frame draw:style-name="gr17" draw:text-style-name="P5" draw:layer="layout" svg:width="0.595cm" svg:height="0.589cm" svg:x="25.873cm" svg:y="5.645cm">
          <draw:text-box>
            <text:p text:style-name="P2"><text:span text:style-name="T5">11</text:span></text:p>
          </draw:text-box>
        </draw:frame>
        <draw:polygon draw:style-name="gr14" draw:text-style-name="P11" draw:layer="layout" svg:width="1.191cm" svg:height="1.331cm" svg:x="21.095cm" svg:y="6.529cm" svg:viewBox="0 0 1192 1332" draw:points="596,1332 0,1332 0,0 1192,0 1192,1332">
          <text:p/>
        </draw:polygon>
        <draw:frame draw:style-name="gr13" draw:text-style-name="P9" draw:layer="layout" svg:width="0.832cm" svg:height="0.53cm" svg:x="19.798cm" svg:y="6.954cm">
          <draw:text-box>
            <text:p text:style-name="P2"><text:span text:style-name="T4">Qtd</text:span></text:p>
          </draw:text-box>
        </draw:frame>
        <draw:polygon draw:style-name="gr10" draw:text-style-name="P10" draw:layer="layout" svg:width="1.856cm" svg:height="1.331cm" svg:x="24.081cm" svg:y="6.529cm" svg:viewBox="0 0 1857 1332" draw:points="929,1332 0,1332 0,0 1857,0 1857,1332">
          <text:p/>
        </draw:polygon>
        <draw:frame draw:style-name="gr9" draw:text-style-name="P5" draw:layer="layout" svg:width="0.528cm" svg:height="0.615cm" svg:x="21.523cm" svg:y="6.917cm">
          <draw:text-box>
            <text:p text:style-name="P2"><text:span text:style-name="T2">4</text:span></text:p>
          </draw:text-box>
        </draw:frame>
        <draw:polygon draw:style-name="gr14" draw:text-style-name="P11" draw:layer="layout" svg:width="1.192cm" svg:height="1.331cm" svg:x="25.891cm" svg:y="6.529cm" svg:viewBox="0 0 1193 1332" draw:points="597,1332 0,1332 0,0 1193,0 1193,1332">
          <text:p/>
        </draw:polygon>
        <draw:frame draw:style-name="gr15" draw:text-style-name="P9" draw:layer="layout" svg:width="1.014cm" svg:height="0.53cm" svg:x="24.522cm" svg:y="6.954cm">
          <draw:text-box>
            <text:p text:style-name="P2"><text:span text:style-name="T4">Prox</text:span></text:p>
          </draw:text-box>
        </draw:frame>
        <draw:polygon draw:style-name="gr3" draw:text-style-name="P4" draw:layer="layout" svg:width="8.021cm" svg:height="5cm" svg:x="1.198cm" svg:y="4cm" svg:viewBox="0 0 8022 5001" draw:points="4012,5001 0,5001 0,0 8022,0 8022,5001">
          <text:p/>
        </draw:polygon>
        <draw:frame draw:style-name="gr9" draw:text-style-name="P5" draw:layer="layout" svg:width="0.528cm" svg:height="0.615cm" svg:x="26.321cm" svg:y="6.917cm">
          <draw:text-box>
            <text:p text:style-name="P2"><text:span text:style-name="T2">0</text:span></text:p>
          </draw:text-box>
        </draw:frame>
        <draw:polygon draw:style-name="gr5" draw:text-style-name="P6" draw:layer="layout" svg:width="1.856cm" svg:height="1.332cm" svg:x="1.284cm" svg:y="4.16cm" svg:viewBox="0 0 1857 1333" draw:points="929,1333 0,1333 0,0 1857,0 1857,1333">
          <text:p/>
        </draw:polygon>
        <draw:frame draw:style-name="gr4" draw:text-style-name="P5" draw:layer="layout" svg:width="2.445cm" svg:height="0.615cm" svg:x="3.99cm" svg:y="8.067cm">
          <draw:text-box>
            <text:p text:style-name="P2"><text:span text:style-name="T2">pedaço 0</text:span></text:p>
          </draw:text-box>
        </draw:frame>
        <draw:polygon draw:style-name="gr7" draw:text-style-name="P8" draw:layer="layout" svg:width="1.856cm" svg:height="0.793cm" svg:x="1.284cm" svg:y="5.515cm" svg:viewBox="0 0 1857 794" draw:points="929,794 0,794 0,0 1857,0 1857,794">
          <text:p/>
        </draw:polygon>
        <draw:frame draw:style-name="gr8" draw:text-style-name="P9" draw:layer="layout" svg:width="1.145cm" svg:height="0.53cm" svg:x="1.64cm" svg:y="4.583cm">
          <draw:text-box>
            <text:p text:style-name="P2"><text:span text:style-name="T4">dado</text:span></text:p>
          </draw:text-box>
        </draw:frame>
        <draw:polygon draw:style-name="gr5" draw:text-style-name="P6" draw:layer="layout" svg:width="1.855cm" svg:height="1.332cm" svg:x="3.276cm" svg:y="4.158cm" svg:viewBox="0 0 1856 1333" draw:points="928,1333 0,1333 0,0 1856,0 1856,1333">
          <text:p/>
        </draw:polygon>
        <draw:frame draw:style-name="gr9" draw:text-style-name="P5" draw:layer="layout" svg:width="0.528cm" svg:height="0.615cm" svg:x="2.043cm" svg:y="5.633cm">
          <draw:text-box>
            <text:p text:style-name="P2"><text:span text:style-name="T2">3</text:span></text:p>
          </draw:text-box>
        </draw:frame>
        <draw:polygon draw:style-name="gr7" draw:text-style-name="P8" draw:layer="layout" svg:width="1.855cm" svg:height="0.794cm" svg:x="3.276cm" svg:y="5.512cm" svg:viewBox="0 0 1856 795" draw:points="928,795 0,795 0,0 1856,0 1856,795">
          <text:p/>
        </draw:polygon>
        <draw:frame draw:style-name="gr8" draw:text-style-name="P9" draw:layer="layout" svg:width="1.145cm" svg:height="0.53cm" svg:x="3.634cm" svg:y="4.583cm">
          <draw:text-box>
            <text:p text:style-name="P2"><text:span text:style-name="T4">dado</text:span></text:p>
          </draw:text-box>
        </draw:frame>
        <draw:polygon draw:style-name="gr5" draw:text-style-name="P6" draw:layer="layout" svg:width="1.856cm" svg:height="1.33cm" svg:x="5.264cm" svg:y="4.16cm" svg:viewBox="0 0 1857 1331" draw:points="927,1331 0,1331 0,0 1857,0 1857,1331">
          <text:p/>
        </draw:polygon>
        <draw:frame draw:style-name="gr9" draw:text-style-name="P5" draw:layer="layout" svg:width="0.528cm" svg:height="0.615cm" svg:x="4.036cm" svg:y="5.63cm">
          <draw:text-box>
            <text:p text:style-name="P2"><text:span text:style-name="T2">5</text:span></text:p>
          </draw:text-box>
        </draw:frame>
        <draw:polygon draw:style-name="gr7" draw:text-style-name="P8" draw:layer="layout" svg:width="1.856cm" svg:height="0.792cm" svg:x="5.264cm" svg:y="5.513cm" svg:viewBox="0 0 1857 793" draw:points="927,793 0,793 0,0 1857,0 1857,793">
          <text:p/>
        </draw:polygon>
        <draw:polygon draw:style-name="gr5" draw:text-style-name="P6" draw:layer="layout" svg:width="1.856cm" svg:height="1.332cm" svg:x="7.218cm" svg:y="4.16cm" svg:viewBox="0 0 1857 1333" draw:points="929,1333 0,1333 0,0 1857,0 1857,1333">
          <text:p/>
        </draw:polygon>
        <draw:frame draw:style-name="gr8" draw:text-style-name="P9" draw:layer="layout" svg:width="1.145cm" svg:height="0.53cm" svg:x="5.62cm" svg:y="4.583cm">
          <draw:text-box>
            <text:p text:style-name="P2"><text:span text:style-name="T4">dado</text:span></text:p>
          </draw:text-box>
        </draw:frame>
        <draw:polygon draw:style-name="gr7" draw:text-style-name="P8" draw:layer="layout" svg:width="1.856cm" svg:height="0.793cm" svg:x="7.218cm" svg:y="5.515cm" svg:viewBox="0 0 1857 794" draw:points="929,794 0,794 0,0 1857,0 1857,794">
          <text:p/>
        </draw:polygon>
        <draw:polygon draw:style-name="gr10" draw:text-style-name="P10" draw:layer="layout" svg:width="1.856cm" svg:height="1.331cm" svg:x="1.284cm" svg:y="6.529cm" svg:viewBox="0 0 1857 1332" draw:points="929,1332 0,1332 0,0 1857,0 1857,1332">
          <text:p/>
        </draw:polygon>
        <draw:frame draw:style-name="gr8" draw:text-style-name="P9" draw:layer="layout" svg:width="1.145cm" svg:height="0.53cm" svg:x="7.578cm" svg:y="4.583cm">
          <draw:text-box>
            <text:p text:style-name="P2"><text:span text:style-name="T4">dado</text:span></text:p>
          </draw:text-box>
        </draw:frame>
        <draw:polygon draw:style-name="gr11" draw:text-style-name="P11" draw:layer="layout" svg:width="1.192cm" svg:height="1.331cm" svg:x="3.094cm" svg:y="6.529cm" svg:viewBox="0 0 1193 1332" draw:points="597,1332 0,1332 0,0 1193,0 1193,1332">
          <text:p/>
        </draw:polygon>
        <draw:polygon draw:style-name="gr12" draw:text-style-name="P12" draw:layer="layout" svg:width="1.192cm" svg:height="1.331cm" svg:x="3.094cm" svg:y="6.529cm" svg:viewBox="0 0 1193 1332" draw:points="597,1332 0,1332 0,0 1193,0 1193,1332">
          <text:p/>
        </draw:polygon>
        <draw:frame draw:style-name="gr13" draw:text-style-name="P9" draw:layer="layout" svg:width="0.832cm" svg:height="0.53cm" svg:x="1.799cm" svg:y="6.954cm">
          <draw:text-box>
            <text:p text:style-name="P2"><text:span text:style-name="T4">Qtd</text:span></text:p>
          </draw:text-box>
        </draw:frame>
        <draw:polygon draw:style-name="gr10" draw:text-style-name="P10" draw:layer="layout" svg:width="1.856cm" svg:height="1.331cm" svg:x="6.081cm" svg:y="6.529cm" svg:viewBox="0 0 1857 1332" draw:points="930,1332 0,1332 0,0 1857,0 1857,1332">
          <text:p/>
        </draw:polygon>
        <draw:frame draw:style-name="gr9" draw:text-style-name="P5" draw:layer="layout" svg:width="0.528cm" svg:height="0.615cm" svg:x="3.521cm" svg:y="6.917cm">
          <draw:text-box>
            <text:p text:style-name="P2"><text:span text:style-name="T2">2</text:span></text:p>
          </draw:text-box>
        </draw:frame>
        <draw:polygon draw:style-name="gr14" draw:text-style-name="P11" draw:layer="layout" svg:width="1.192cm" svg:height="1.331cm" svg:x="7.891cm" svg:y="6.529cm" svg:viewBox="0 0 1193 1332" draw:points="597,1332 0,1332 0,0 1193,0 1193,1332">
          <text:p/>
        </draw:polygon>
        <draw:frame draw:style-name="gr15" draw:text-style-name="P9" draw:layer="layout" svg:width="1.014cm" svg:height="0.53cm" svg:x="6.519cm" svg:y="6.954cm">
          <draw:text-box>
            <text:p text:style-name="P2"><text:span text:style-name="T4">Prox</text:span></text:p>
          </draw:text-box>
        </draw:frame>
        <draw:polygon draw:style-name="gr3" draw:text-style-name="P4" draw:layer="layout" svg:width="8.021cm" svg:height="5cm" svg:x="1.198cm" svg:y="4cm" svg:viewBox="0 0 8022 5001" draw:points="4012,5001 0,5001 0,0 8022,0 8022,5001">
          <text:p/>
        </draw:polygon>
        <draw:frame draw:style-name="gr9" draw:text-style-name="P5" draw:layer="layout" svg:width="0.528cm" svg:height="0.615cm" svg:x="8.319cm" svg:y="6.917cm">
          <draw:text-box>
            <text:p text:style-name="P2"><text:span text:style-name="T2">3</text:span></text:p>
          </draw:text-box>
        </draw:frame>
        <draw:polygon draw:style-name="gr5" draw:text-style-name="P6" draw:layer="layout" svg:width="1.856cm" svg:height="1.332cm" svg:x="1.284cm" svg:y="4.16cm" svg:viewBox="0 0 1857 1333" draw:points="929,1333 0,1333 0,0 1857,0 1857,1333">
          <text:p/>
        </draw:polygon>
        <draw:frame draw:style-name="gr4" draw:text-style-name="P5" draw:layer="layout" svg:width="2.445cm" svg:height="0.615cm" svg:x="3.99cm" svg:y="8.067cm">
          <draw:text-box>
            <text:p text:style-name="P2"><text:span text:style-name="T2">pedaço 0</text:span></text:p>
          </draw:text-box>
        </draw:frame>
        <draw:polygon draw:style-name="gr7" draw:text-style-name="P8" draw:layer="layout" svg:width="1.856cm" svg:height="0.793cm" svg:x="1.284cm" svg:y="5.515cm" svg:viewBox="0 0 1857 794" draw:points="929,794 0,794 0,0 1857,0 1857,794">
          <text:p/>
        </draw:polygon>
        <draw:frame draw:style-name="gr8" draw:text-style-name="P9" draw:layer="layout" svg:width="1.145cm" svg:height="0.53cm" svg:x="1.64cm" svg:y="4.583cm">
          <draw:text-box>
            <text:p text:style-name="P2"><text:span text:style-name="T4">dado</text:span></text:p>
          </draw:text-box>
        </draw:frame>
        <draw:polygon draw:style-name="gr5" draw:text-style-name="P6" draw:layer="layout" svg:width="1.855cm" svg:height="1.332cm" svg:x="3.276cm" svg:y="4.158cm" svg:viewBox="0 0 1856 1333" draw:points="928,1333 0,1333 0,0 1856,0 1856,1333">
          <text:p/>
        </draw:polygon>
        <draw:frame draw:style-name="gr16" draw:text-style-name="P5" draw:layer="layout" svg:width="0.679cm" svg:height="0.615cm" svg:x="1.873cm" svg:y="5.633cm">
          <draw:text-box>
            <text:p text:style-name="P2"><text:span text:style-name="T2">14</text:span></text:p>
          </draw:text-box>
        </draw:frame>
        <draw:polygon draw:style-name="gr7" draw:text-style-name="P8" draw:layer="layout" svg:width="1.855cm" svg:height="0.794cm" svg:x="3.276cm" svg:y="5.512cm" svg:viewBox="0 0 1856 795" draw:points="928,795 0,795 0,0 1856,0 1856,795">
          <text:p/>
        </draw:polygon>
        <draw:frame draw:style-name="gr8" draw:text-style-name="P9" draw:layer="layout" svg:width="1.145cm" svg:height="0.53cm" svg:x="3.634cm" svg:y="4.583cm">
          <draw:text-box>
            <text:p text:style-name="P2"><text:span text:style-name="T4">dado</text:span></text:p>
          </draw:text-box>
        </draw:frame>
        <draw:polygon draw:style-name="gr5" draw:text-style-name="P6" draw:layer="layout" svg:width="1.856cm" svg:height="1.33cm" svg:x="5.264cm" svg:y="4.16cm" svg:viewBox="0 0 1857 1331" draw:points="927,1331 0,1331 0,0 1857,0 1857,1331">
          <text:p/>
        </draw:polygon>
        <draw:frame draw:style-name="gr16" draw:text-style-name="P5" draw:layer="layout" svg:width="0.679cm" svg:height="0.615cm" svg:x="3.866cm" svg:y="5.63cm">
          <draw:text-box>
            <text:p text:style-name="P2"><text:span text:style-name="T2">18</text:span></text:p>
          </draw:text-box>
        </draw:frame>
        <draw:polygon draw:style-name="gr7" draw:text-style-name="P8" draw:layer="layout" svg:width="1.856cm" svg:height="0.792cm" svg:x="5.264cm" svg:y="5.513cm" svg:viewBox="0 0 1857 793" draw:points="927,793 0,793 0,0 1857,0 1857,793">
          <text:p/>
        </draw:polygon>
        <draw:frame draw:style-name="gr8" draw:text-style-name="P9" draw:layer="layout" svg:width="1.145cm" svg:height="0.53cm" svg:x="5.62cm" svg:y="4.583cm">
          <draw:text-box>
            <text:p text:style-name="P2"><text:span text:style-name="T4">dado</text:span></text:p>
          </draw:text-box>
        </draw:frame>
        <draw:polygon draw:style-name="gr5" draw:text-style-name="P6" draw:layer="layout" svg:width="1.856cm" svg:height="1.332cm" svg:x="7.218cm" svg:y="4.16cm" svg:viewBox="0 0 1857 1333" draw:points="929,1333 0,1333 0,0 1857,0 1857,1333">
          <text:p/>
        </draw:polygon>
        <draw:frame draw:style-name="gr19" draw:text-style-name="P13" draw:layer="layout" svg:width="0.705cm" svg:height="0.712cm" svg:x="5.842cm" svg:y="5.588cm">
          <draw:text-box>
            <text:p text:style-name="P2"><text:span text:style-name="T6">23</text:span></text:p>
          </draw:text-box>
        </draw:frame>
        <draw:polygon draw:style-name="gr7" draw:text-style-name="P8" draw:layer="layout" svg:width="1.856cm" svg:height="0.793cm" svg:x="7.218cm" svg:y="5.515cm" svg:viewBox="0 0 1857 794" draw:points="929,794 0,794 0,0 1857,0 1857,794">
          <text:p/>
        </draw:polygon>
        <draw:frame draw:style-name="gr8" draw:text-style-name="P9" draw:layer="layout" svg:width="1.145cm" svg:height="0.53cm" svg:x="7.578cm" svg:y="4.583cm">
          <draw:text-box>
            <text:p text:style-name="P2"><text:span text:style-name="T4">dado</text:span></text:p>
          </draw:text-box>
        </draw:frame>
        <draw:polygon draw:style-name="gr10" draw:text-style-name="P10" draw:layer="layout" svg:width="1.856cm" svg:height="1.331cm" svg:x="1.284cm" svg:y="6.529cm" svg:viewBox="0 0 1857 1332" draw:points="929,1332 0,1332 0,0 1857,0 1857,1332">
          <text:p/>
        </draw:polygon>
        <draw:frame draw:style-name="gr17" draw:text-style-name="P5" draw:layer="layout" svg:width="0.595cm" svg:height="0.589cm" svg:x="7.849cm" svg:y="5.645cm">
          <draw:text-box>
            <text:p text:style-name="P2"><text:span text:style-name="T5">31</text:span></text:p>
          </draw:text-box>
        </draw:frame>
        <draw:polygon draw:style-name="gr14" draw:text-style-name="P11" draw:layer="layout" svg:width="1.192cm" svg:height="1.331cm" svg:x="3.094cm" svg:y="6.529cm" svg:viewBox="0 0 1193 1332" draw:points="597,1332 0,1332 0,0 1193,0 1193,1332">
          <text:p/>
        </draw:polygon>
        <draw:frame draw:style-name="gr13" draw:text-style-name="P9" draw:layer="layout" svg:width="0.832cm" svg:height="0.53cm" svg:x="1.799cm" svg:y="6.954cm">
          <draw:text-box>
            <text:p text:style-name="P2"><text:span text:style-name="T4">Qtd</text:span></text:p>
          </draw:text-box>
        </draw:frame>
        <draw:polygon draw:style-name="gr10" draw:text-style-name="P10" draw:layer="layout" svg:width="1.856cm" svg:height="1.331cm" svg:x="6.081cm" svg:y="6.529cm" svg:viewBox="0 0 1857 1332" draw:points="930,1332 0,1332 0,0 1857,0 1857,1332">
          <text:p/>
        </draw:polygon>
        <draw:frame draw:style-name="gr9" draw:text-style-name="P5" draw:layer="layout" svg:width="0.528cm" svg:height="0.615cm" svg:x="3.521cm" svg:y="6.917cm">
          <draw:text-box>
            <text:p text:style-name="P2"><text:span text:style-name="T2">4</text:span></text:p>
          </draw:text-box>
        </draw:frame>
        <draw:polygon draw:style-name="gr14" draw:text-style-name="P11" draw:layer="layout" svg:width="1.192cm" svg:height="1.331cm" svg:x="7.891cm" svg:y="6.529cm" svg:viewBox="0 0 1193 1332" draw:points="597,1332 0,1332 0,0 1193,0 1193,1332">
          <text:p/>
        </draw:polygon>
        <draw:frame draw:style-name="gr15" draw:text-style-name="P9" draw:layer="layout" svg:width="1.014cm" svg:height="0.53cm" svg:x="6.519cm" svg:y="6.954cm">
          <draw:text-box>
            <text:p text:style-name="P2"><text:span text:style-name="T4">Prox</text:span></text:p>
          </draw:text-box>
        </draw:frame>
        <draw:polygon draw:style-name="gr3" draw:text-style-name="P4" draw:layer="layout" svg:width="8.021cm" svg:height="5cm" svg:x="17.378cm" svg:y="9.6cm" svg:viewBox="0 0 8022 5001" draw:points="4011,5001 0,5001 0,0 8022,0 8022,5001">
          <text:p/>
        </draw:polygon>
        <draw:frame draw:style-name="gr9" draw:text-style-name="P5" draw:layer="layout" svg:width="0.528cm" svg:height="0.615cm" svg:x="8.319cm" svg:y="6.917cm">
          <draw:text-box>
            <text:p text:style-name="P2"><text:span text:style-name="T2">3</text:span></text:p>
          </draw:text-box>
        </draw:frame>
        <draw:polygon draw:style-name="gr5" draw:text-style-name="P6" draw:layer="layout" svg:width="1.856cm" svg:height="1.332cm" svg:x="17.464cm" svg:y="9.76cm" svg:viewBox="0 0 1857 1333" draw:points="928,1333 0,1333 0,0 1857,0 1857,1333">
          <text:p/>
        </draw:polygon>
        <draw:frame draw:style-name="gr4" draw:text-style-name="P5" draw:layer="layout" svg:width="2.445cm" svg:height="0.615cm" svg:x="20.168cm" svg:y="13.666cm">
          <draw:text-box>
            <text:p text:style-name="P2"><text:span text:style-name="T2">pedaço 4</text:span></text:p>
          </draw:text-box>
        </draw:frame>
        <draw:polygon draw:style-name="gr7" draw:text-style-name="P8" draw:layer="layout" svg:width="1.856cm" svg:height="0.793cm" svg:x="17.464cm" svg:y="11.115cm" svg:viewBox="0 0 1857 794" draw:points="928,794 0,794 0,0 1857,0 1857,794">
          <text:p/>
        </draw:polygon>
        <draw:frame draw:style-name="gr8" draw:text-style-name="P9" draw:layer="layout" svg:width="1.145cm" svg:height="0.53cm" svg:x="17.822cm" svg:y="10.186cm">
          <draw:text-box>
            <text:p text:style-name="P2"><text:span text:style-name="T4">dado</text:span></text:p>
          </draw:text-box>
        </draw:frame>
        <draw:polygon draw:style-name="gr5" draw:text-style-name="P6" draw:layer="layout" svg:width="1.856cm" svg:height="1.332cm" svg:x="19.454cm" svg:y="9.758cm" svg:viewBox="0 0 1857 1333" draw:points="930,1333 0,1333 0,0 1857,0 1857,1333">
          <text:p/>
        </draw:polygon>
        <draw:frame draw:style-name="gr16" draw:text-style-name="P5" draw:layer="layout" svg:width="0.679cm" svg:height="0.615cm" svg:x="18.055cm" svg:y="11.232cm">
          <draw:text-box>
            <text:p text:style-name="P2"><text:span text:style-name="T2">51</text:span></text:p>
          </draw:text-box>
        </draw:frame>
        <draw:polygon draw:style-name="gr7" draw:text-style-name="P8" draw:layer="layout" svg:width="1.856cm" svg:height="0.794cm" svg:x="19.454cm" svg:y="11.112cm" svg:viewBox="0 0 1857 795" draw:points="930,795 0,795 0,0 1857,0 1857,795">
          <text:p/>
        </draw:polygon>
        <draw:frame draw:style-name="gr8" draw:text-style-name="P9" draw:layer="layout" svg:width="1.145cm" svg:height="0.53cm" svg:x="19.812cm" svg:y="10.182cm">
          <draw:text-box>
            <text:p text:style-name="P2"><text:span text:style-name="T4">dado</text:span></text:p>
          </draw:text-box>
        </draw:frame>
        <draw:polygon draw:style-name="gr5" draw:text-style-name="P6" draw:layer="layout" svg:width="1.856cm" svg:height="1.33cm" svg:x="21.442cm" svg:y="9.76cm" svg:viewBox="0 0 1857 1331" draw:points="929,1331 0,1331 0,0 1857,0 1857,1331">
          <text:p/>
        </draw:polygon>
        <draw:frame draw:style-name="gr16" draw:text-style-name="P5" draw:layer="layout" svg:width="0.679cm" svg:height="0.615cm" svg:x="20.045cm" svg:y="11.232cm">
          <draw:text-box>
            <text:p text:style-name="P2"><text:span text:style-name="T2">72</text:span></text:p>
          </draw:text-box>
        </draw:frame>
        <draw:polygon draw:style-name="gr33" draw:text-style-name="P21" draw:layer="layout" svg:width="1.856cm" svg:height="0.792cm" svg:x="21.442cm" svg:y="11.113cm" svg:viewBox="0 0 1857 793" draw:points="929,793 0,793 0,0 1857,0 1857,793">
          <text:p text:style-name="P20"><text:span text:style-name="T2">80</text:span></text:p>
        </draw:polygon>
        <draw:polygon draw:style-name="gr5" draw:text-style-name="P6" draw:layer="layout" svg:width="1.856cm" svg:height="1.332cm" svg:x="23.397cm" svg:y="9.76cm" svg:viewBox="0 0 1857 1333" draw:points="929,1333 0,1333 0,0 1857,0 1857,1333">
          <text:p/>
        </draw:polygon>
        <draw:frame draw:style-name="gr8" draw:text-style-name="P9" draw:layer="layout" svg:width="1.145cm" svg:height="0.53cm" svg:x="21.802cm" svg:y="10.186cm">
          <draw:text-box>
            <text:p text:style-name="P2"><text:span text:style-name="T4">dado</text:span></text:p>
          </draw:text-box>
        </draw:frame>
        <draw:polygon draw:style-name="gr7" draw:text-style-name="P8" draw:layer="layout" svg:width="1.856cm" svg:height="0.793cm" svg:x="23.397cm" svg:y="11.115cm" svg:viewBox="0 0 1857 794" draw:points="929,794 0,794 0,0 1857,0 1857,794">
          <text:p/>
        </draw:polygon>
        <draw:polygon draw:style-name="gr10" draw:text-style-name="P10" draw:layer="layout" svg:width="1.856cm" svg:height="1.331cm" svg:x="17.464cm" svg:y="12.129cm" svg:viewBox="0 0 1857 1332" draw:points="928,1332 0,1332 0,0 1857,0 1857,1332">
          <text:p/>
        </draw:polygon>
        <draw:frame draw:style-name="gr8" draw:text-style-name="P9" draw:layer="layout" svg:width="1.145cm" svg:height="0.53cm" svg:x="23.756cm" svg:y="10.186cm">
          <draw:text-box>
            <text:p text:style-name="P2"><text:span text:style-name="T4">dado</text:span></text:p>
          </draw:text-box>
        </draw:frame>
        <draw:polygon draw:style-name="gr14" draw:text-style-name="P23" draw:layer="layout" svg:width="1.192cm" svg:height="1.331cm" svg:x="19.274cm" svg:y="12.129cm" svg:viewBox="0 0 1193 1332" draw:points="596,1332 0,1332 0,0 1193,0 1193,1332">
          <text:p/>
        </draw:polygon>
        <draw:frame draw:style-name="gr13" draw:text-style-name="P9" draw:layer="layout" svg:width="0.832cm" svg:height="0.53cm" svg:x="17.978cm" svg:y="12.553cm">
          <draw:text-box>
            <text:p text:style-name="P2"><text:span text:style-name="T4">Qtd</text:span></text:p>
          </draw:text-box>
        </draw:frame>
        <draw:polygon draw:style-name="gr10" draw:text-style-name="P10" draw:layer="layout" svg:width="1.856cm" svg:height="1.331cm" svg:x="22.26cm" svg:y="12.129cm" svg:viewBox="0 0 1857 1332" draw:points="930,1332 0,1332 0,0 1857,0 1857,1332">
          <text:p/>
        </draw:polygon>
        <draw:frame draw:style-name="gr9" draw:text-style-name="P5" draw:layer="layout" svg:width="0.528cm" svg:height="0.615cm" svg:x="19.703cm" svg:y="12.516cm">
          <draw:text-box>
            <text:p text:style-name="P2"><text:span text:style-name="T2">3</text:span></text:p>
          </draw:text-box>
        </draw:frame>
        <draw:polygon draw:style-name="gr14" draw:text-style-name="P11" draw:layer="layout" svg:width="1.192cm" svg:height="1.331cm" svg:x="24.071cm" svg:y="12.129cm" svg:viewBox="0 0 1193 1332" draw:points="596,1332 0,1332 0,0 1193,0 1193,1332">
          <text:p/>
        </draw:polygon>
        <draw:frame draw:style-name="gr15" draw:text-style-name="P9" draw:layer="layout" svg:width="1.014cm" svg:height="0.53cm" svg:x="22.698cm" svg:y="12.553cm">
          <draw:text-box>
            <text:p text:style-name="P2"><text:span text:style-name="T4">Prox</text:span></text:p>
          </draw:text-box>
        </draw:frame>
        <draw:polygon draw:style-name="gr3" draw:text-style-name="P4" draw:layer="layout" svg:width="8.021cm" svg:height="5cm" svg:x="8.183cm" svg:y="9.56cm" svg:viewBox="0 0 8022 5001" draw:points="4012,5001 0,5001 0,0 8022,0 8022,5001">
          <text:p/>
        </draw:polygon>
        <draw:frame draw:style-name="gr20" draw:text-style-name="P9" draw:layer="layout" svg:width="0.459cm" svg:height="0.53cm" svg:x="24.44cm" svg:y="12.553cm">
          <draw:text-box>
            <text:p text:style-name="P2"><text:span text:style-name="T4">-1</text:span></text:p>
          </draw:text-box>
        </draw:frame>
        <draw:polygon draw:style-name="gr5" draw:text-style-name="P6" draw:layer="layout" svg:width="1.856cm" svg:height="1.332cm" svg:x="8.269cm" svg:y="9.72cm" svg:viewBox="0 0 1857 1333" draw:points="930,1333 0,1333 0,0 1857,0 1857,1333">
          <text:p/>
        </draw:polygon>
        <draw:frame draw:style-name="gr4" draw:text-style-name="P5" draw:layer="layout" svg:width="2.445cm" svg:height="0.615cm" svg:x="10.975cm" svg:y="13.627cm">
          <draw:text-box>
            <text:p text:style-name="P2"><text:span text:style-name="T2">pedaço 3</text:span></text:p>
          </draw:text-box>
        </draw:frame>
        <draw:polygon draw:style-name="gr7" draw:text-style-name="P8" draw:layer="layout" svg:width="1.856cm" svg:height="0.793cm" svg:x="8.269cm" svg:y="11.075cm" svg:viewBox="0 0 1857 794" draw:points="930,794 0,794 0,0 1857,0 1857,794">
          <text:p/>
        </draw:polygon>
        <draw:frame draw:style-name="gr8" draw:text-style-name="P9" draw:layer="layout" svg:width="1.145cm" svg:height="0.53cm" svg:x="8.625cm" svg:y="10.147cm">
          <draw:text-box>
            <text:p text:style-name="P2"><text:span text:style-name="T4">dado</text:span></text:p>
          </draw:text-box>
        </draw:frame>
        <draw:polygon draw:style-name="gr5" draw:text-style-name="P6" draw:layer="layout" svg:width="1.855cm" svg:height="1.332cm" svg:x="10.261cm" svg:y="9.718cm" svg:viewBox="0 0 1856 1333" draw:points="928,1333 0,1333 0,0 1856,0 1856,1333">
          <text:p/>
        </draw:polygon>
        <draw:frame draw:style-name="gr16" draw:text-style-name="P5" draw:layer="layout" svg:width="0.679cm" svg:height="0.615cm" svg:x="8.858cm" svg:y="11.193cm">
          <draw:text-box>
            <text:p text:style-name="P2"><text:span text:style-name="T2">32</text:span></text:p>
          </draw:text-box>
        </draw:frame>
        <draw:polygon draw:style-name="gr7" draw:text-style-name="P8" draw:layer="layout" svg:width="1.855cm" svg:height="0.794cm" svg:x="10.261cm" svg:y="11.072cm" svg:viewBox="0 0 1856 795" draw:points="928,795 0,795 0,0 1856,0 1856,795">
          <text:p/>
        </draw:polygon>
        <draw:frame draw:style-name="gr8" draw:text-style-name="P9" draw:layer="layout" svg:width="1.145cm" svg:height="0.53cm" svg:x="10.619cm" svg:y="10.143cm">
          <draw:text-box>
            <text:p text:style-name="P2"><text:span text:style-name="T4">dado</text:span></text:p>
          </draw:text-box>
        </draw:frame>
        <draw:polygon draw:style-name="gr5" draw:text-style-name="P6" draw:layer="layout" svg:width="1.856cm" svg:height="1.33cm" svg:x="12.249cm" svg:y="9.72cm" svg:viewBox="0 0 1857 1331" draw:points="927,1331 0,1331 0,0 1857,0 1857,1331">
          <text:p/>
        </draw:polygon>
        <draw:frame draw:style-name="gr16" draw:text-style-name="P5" draw:layer="layout" svg:width="0.679cm" svg:height="0.615cm" svg:x="10.851cm" svg:y="11.189cm">
          <draw:text-box>
            <text:p text:style-name="P2"><text:span text:style-name="T2">35</text:span></text:p>
          </draw:text-box>
        </draw:frame>
        <draw:polygon draw:style-name="gr7" draw:text-style-name="P8" draw:layer="layout" svg:width="1.856cm" svg:height="0.792cm" svg:x="12.249cm" svg:y="11.073cm" svg:viewBox="0 0 1857 793" draw:points="927,793 0,793 0,0 1857,0 1857,793">
          <text:p/>
        </draw:polygon>
        <draw:frame draw:style-name="gr8" draw:text-style-name="P9" draw:layer="layout" svg:width="1.145cm" svg:height="0.53cm" svg:x="12.605cm" svg:y="10.143cm">
          <draw:text-box>
            <text:p text:style-name="P2"><text:span text:style-name="T4">dado</text:span></text:p>
          </draw:text-box>
        </draw:frame>
        <draw:polygon draw:style-name="gr5" draw:text-style-name="P6" draw:layer="layout" svg:width="1.856cm" svg:height="1.332cm" svg:x="14.203cm" svg:y="9.72cm" svg:viewBox="0 0 1857 1333" draw:points="929,1333 0,1333 0,0 1857,0 1857,1333">
          <text:p/>
        </draw:polygon>
        <draw:frame draw:style-name="gr17" draw:text-style-name="P5" draw:layer="layout" svg:width="0.595cm" svg:height="0.589cm" svg:x="12.88cm" svg:y="11.201cm">
          <draw:text-box>
            <text:p text:style-name="P2"><text:span text:style-name="T5">38</text:span></text:p>
          </draw:text-box>
        </draw:frame>
        <draw:polygon draw:style-name="gr7" draw:text-style-name="P8" draw:layer="layout" svg:width="1.856cm" svg:height="0.793cm" svg:x="14.203cm" svg:y="11.075cm" svg:viewBox="0 0 1857 794" draw:points="929,794 0,794 0,0 1857,0 1857,794">
          <text:p/>
        </draw:polygon>
        <draw:frame draw:style-name="gr8" draw:text-style-name="P9" draw:layer="layout" svg:width="1.145cm" svg:height="0.53cm" svg:x="14.563cm" svg:y="10.147cm">
          <draw:text-box>
            <text:p text:style-name="P2"><text:span text:style-name="T4">dado</text:span></text:p>
          </draw:text-box>
        </draw:frame>
        <draw:polygon draw:style-name="gr27" draw:text-style-name="P10" draw:layer="layout" svg:width="1.856cm" svg:height="1.331cm" svg:x="8.269cm" svg:y="12.089cm" svg:viewBox="0 0 1857 1332" draw:points="930,1332 0,1332 0,0 1857,0 1857,1332">
          <text:p/>
        </draw:polygon>
        <draw:polygon draw:style-name="gr12" draw:text-style-name="P12" draw:layer="layout" svg:width="1.856cm" svg:height="1.331cm" svg:x="8.269cm" svg:y="12.089cm" svg:viewBox="0 0 1857 1332" draw:points="930,1332 0,1332 0,0 1857,0 1857,1332">
          <text:p/>
        </draw:polygon>
        <draw:frame draw:style-name="gr17" draw:text-style-name="P5" draw:layer="layout" svg:width="0.595cm" svg:height="0.589cm" svg:x="14.834cm" svg:y="11.205cm">
          <draw:text-box>
            <text:p text:style-name="P2"><text:span text:style-name="T5">40</text:span></text:p>
          </draw:text-box>
        </draw:frame>
        <draw:polygon draw:style-name="gr14" draw:text-style-name="P11" draw:layer="layout" svg:width="1.192cm" svg:height="1.331cm" svg:x="10.079cm" svg:y="12.089cm" svg:viewBox="0 0 1193 1332" draw:points="598,1332 0,1332 0,0 1193,0 1193,1332">
          <text:p/>
        </draw:polygon>
        <draw:frame draw:style-name="gr13" draw:text-style-name="P9" draw:layer="layout" svg:width="0.832cm" svg:height="0.53cm" svg:x="8.784cm" svg:y="12.514cm">
          <draw:text-box>
            <text:p text:style-name="P2"><text:span text:style-name="T4">Qtd</text:span></text:p>
          </draw:text-box>
        </draw:frame>
        <draw:polygon draw:style-name="gr10" draw:text-style-name="P10" draw:layer="layout" svg:width="1.856cm" svg:height="1.331cm" svg:x="13.066cm" svg:y="12.089cm" svg:viewBox="0 0 1857 1332" draw:points="930,1332 0,1332 0,0 1857,0 1857,1332">
          <text:p/>
        </draw:polygon>
        <draw:frame draw:style-name="gr9" draw:text-style-name="P5" draw:layer="layout" svg:width="0.528cm" svg:height="0.615cm" svg:x="10.506cm" svg:y="12.477cm">
          <draw:text-box>
            <text:p text:style-name="P2"><text:span text:style-name="T2">4</text:span></text:p>
          </draw:text-box>
        </draw:frame>
        <draw:polygon draw:style-name="gr14" draw:text-style-name="P11" draw:layer="layout" svg:width="1.192cm" svg:height="1.331cm" svg:x="14.876cm" svg:y="12.089cm" svg:viewBox="0 0 1193 1332" draw:points="598,1332 0,1332 0,0 1193,0 1193,1332">
          <text:p/>
        </draw:polygon>
        <draw:frame draw:style-name="gr15" draw:text-style-name="P9" draw:layer="layout" svg:width="1.014cm" svg:height="0.53cm" svg:x="13.504cm" svg:y="12.514cm">
          <draw:text-box>
            <text:p text:style-name="P2"><text:span text:style-name="T4">Prox</text:span></text:p>
          </draw:text-box>
        </draw:frame>
        <draw:polygon draw:style-name="gr3" draw:text-style-name="P4" draw:layer="layout" svg:width="3.513cm" svg:height="4.938cm" svg:x="1.287cm" svg:y="9.862cm" svg:viewBox="0 0 3514 4939" draw:points="1758,4939 0,4939 0,0 3514,0 3514,4939">
          <text:p/>
        </draw:polygon>
        <draw:frame draw:style-name="gr9" draw:text-style-name="P5" draw:layer="layout" svg:width="0.528cm" svg:height="0.615cm" svg:x="15.304cm" svg:y="12.477cm">
          <draw:text-box>
            <text:p text:style-name="P2"><text:span text:style-name="T2">1</text:span></text:p>
          </draw:text-box>
        </draw:frame>
        <draw:polygon draw:style-name="gr10" draw:text-style-name="P10" draw:layer="layout" svg:width="1.659cm" svg:height="1.197cm" svg:x="1.665cm" svg:y="10.02cm" svg:viewBox="0 0 1660 1198" draw:points="830,1198 0,1198 0,0 1660,0 1660,1198">
          <text:p/>
        </draw:polygon>
        <draw:frame draw:style-name="gr21" draw:text-style-name="P14" draw:layer="layout" svg:width="1.801cm" svg:height="0.412cm" svg:x="2.145cm" svg:y="14.065cm">
          <draw:text-box>
            <text:p text:style-name="P2"><text:span text:style-name="T7">cabeçalho</text:span></text:p>
          </draw:text-box>
        </draw:frame>
        <draw:polygon draw:style-name="gr14" draw:text-style-name="P11" draw:layer="layout" svg:width="1.067cm" svg:height="1.197cm" svg:x="3.282cm" svg:y="10.02cm" svg:viewBox="0 0 1068 1198" draw:points="534,1198 0,1198 0,0 1068,0 1068,1198">
          <text:p/>
        </draw:polygon>
        <draw:frame draw:style-name="gr22" draw:text-style-name="P14" draw:layer="layout" svg:width="0.891cm" svg:height="0.412cm" svg:x="2.05cm" svg:y="10.432cm">
          <draw:text-box>
            <text:p text:style-name="P2"><text:span text:style-name="T7">nSeq</text:span></text:p>
          </draw:text-box>
        </draw:frame>
        <draw:polygon draw:style-name="gr10" draw:text-style-name="P10" draw:layer="layout" svg:width="1.659cm" svg:height="1.198cm" svg:x="1.665cm" svg:y="11.328cm" svg:viewBox="0 0 1660 1199" draw:points="830,1199 0,1199 0,0 1660,0 1660,1199">
          <text:p/>
        </draw:polygon>
        <draw:frame draw:style-name="gr9" draw:text-style-name="P5" draw:layer="layout" svg:width="0.528cm" svg:height="0.615cm" svg:x="3.648cm" svg:y="10.339cm">
          <draw:text-box>
            <text:p text:style-name="P2"><text:span text:style-name="T2">5</text:span></text:p>
          </draw:text-box>
        </draw:frame>
        <draw:polygon draw:style-name="gr11" draw:text-style-name="P11" draw:layer="layout" svg:width="1.067cm" svg:height="1.198cm" svg:x="3.282cm" svg:y="11.328cm" svg:viewBox="0 0 1068 1199" draw:points="534,1199 0,1199 0,0 1068,0 1068,1199">
          <text:p/>
        </draw:polygon>
        <draw:polygon draw:style-name="gr12" draw:text-style-name="P12" draw:layer="layout" svg:width="1.067cm" svg:height="1.198cm" svg:x="3.282cm" svg:y="11.328cm" svg:viewBox="0 0 1068 1199" draw:points="534,1199 0,1199 0,0 1068,0 1068,1199">
          <text:p/>
        </draw:polygon>
        <draw:frame draw:style-name="gr22" draw:text-style-name="P14" draw:layer="layout" svg:width="0.891cm" svg:height="0.412cm" svg:x="2.05cm" svg:y="11.741cm">
          <draw:text-box>
            <text:p text:style-name="P2"><text:span text:style-name="T7">pSeq</text:span></text:p>
          </draw:text-box>
        </draw:frame>
        <draw:polygon draw:style-name="gr10" draw:text-style-name="P10" draw:layer="layout" svg:width="1.659cm" svg:height="1.198cm" svg:x="1.665cm" svg:y="12.65cm" svg:viewBox="0 0 1660 1199" draw:points="830,1199 0,1199 0,0 1660,0 1660,1199">
          <text:p/>
        </draw:polygon>
        <draw:frame draw:style-name="gr9" draw:text-style-name="P5" draw:layer="layout" svg:width="0.528cm" svg:height="0.615cm" svg:x="3.648cm" svg:y="11.648cm">
          <draw:text-box>
            <text:p text:style-name="P2"><text:span text:style-name="T2">2</text:span></text:p>
          </draw:text-box>
        </draw:frame>
        <draw:polygon draw:style-name="gr28" draw:text-style-name="P18" draw:layer="layout" svg:width="1.067cm" svg:height="1.198cm" svg:x="3.282cm" svg:y="12.65cm" svg:viewBox="0 0 1068 1199" draw:points="534,1199 0,1199 0,0 1068,0 1068,1199">
          <text:p/>
        </draw:polygon>
        <draw:frame draw:style-name="gr23" draw:text-style-name="P14" draw:layer="layout" svg:width="0.781cm" svg:height="0.412cm" svg:x="2.117cm" svg:y="13.063cm">
          <draw:text-box>
            <text:p text:style-name="P2"><text:span text:style-name="T7">Prox</text:span></text:p>
          </draw:text-box>
        </draw:frame>
        <draw:frame draw:style-name="gr9" draw:text-style-name="P5" draw:layer="layout" svg:width="0.528cm" svg:height="0.615cm" svg:x="3.648cm" svg:y="12.971cm">
          <draw:text-box>
            <text:p text:style-name="P2"><text:span text:style-name="T2">1</text:span></text:p>
          </draw:text-box>
        </draw:frame>
      </draw:page>
      <draw:page draw:name="page18" draw:style-name="dp1" draw:master-page-name="master-page3">
        <draw:polygon draw:style-name="gr1" draw:text-style-name="P1" draw:layer="layout" svg:width="27.998cm" svg:height="15.749cm" svg:x="0cm" svg:y="0cm" svg:viewBox="0 0 27999 15750" draw:points="0,0 27999,0 27999,15750 0,15750">
          <text:p/>
        </draw:polygon>
        <draw:frame draw:style-name="gr2" draw:text-style-name="P3" draw:layer="layout" svg:width="0.493cm" svg:height="0.547cm" svg:x="1.401cm" svg:y="14.348cm">
          <draw:text-box>
            <text:p text:style-name="P2"><text:span text:style-name="T1"><text:s/></text:span></text:p>
          </draw:text-box>
        </draw:frame>
        <draw:polygon draw:style-name="gr3" draw:text-style-name="P4" draw:layer="layout" svg:width="8.021cm" svg:height="5cm" svg:x="1.198cm" svg:y="4cm" svg:viewBox="0 0 8022 5001" draw:points="4012,5001 0,5001 0,0 8022,0 8022,5001">
          <text:p/>
        </draw:polygon>
        <draw:frame draw:style-name="gr2" draw:text-style-name="P3" draw:layer="layout" svg:width="0.493cm" svg:height="0.547cm" svg:x="13.952cm" svg:y="14.348cm">
          <draw:text-box>
            <text:p text:style-name="P2"><text:span text:style-name="T1"><text:s/></text:span></text:p>
          </draw:text-box>
        </draw:frame>
        <draw:frame draw:style-name="gr4" draw:text-style-name="P5" draw:layer="layout" svg:width="2.445cm" svg:height="0.615cm" svg:x="3.99cm" svg:y="8.067cm">
          <draw:text-box>
            <text:p text:style-name="P2"><text:span text:style-name="T2">pedaço 0</text:span></text:p>
          </draw:text-box>
        </draw:frame>
        <draw:polygon draw:style-name="gr5" draw:text-style-name="P6" draw:layer="layout" svg:width="1.856cm" svg:height="1.332cm" svg:x="1.284cm" svg:y="4.16cm" svg:viewBox="0 0 1857 1333" draw:points="929,1333 0,1333 0,0 1857,0 1857,1333">
          <text:p/>
        </draw:polygon>
        <draw:frame draw:style-name="gr24" draw:text-style-name="P15" draw:layer="layout" svg:width="12.461cm" svg:height="1.182cm" svg:x="1.401cm" svg:y="1.354cm">
          <draw:text-box>
            <text:p text:style-name="P2"><text:span text:style-name="T8">3. Remover o elemento 42</text:span></text:p>
          </draw:text-box>
        </draw:frame>
        <draw:polygon draw:style-name="gr7" draw:text-style-name="P8" draw:layer="layout" svg:width="1.856cm" svg:height="0.793cm" svg:x="1.284cm" svg:y="5.515cm" svg:viewBox="0 0 1857 794" draw:points="929,794 0,794 0,0 1857,0 1857,794">
          <text:p/>
        </draw:polygon>
        <draw:frame draw:style-name="gr8" draw:text-style-name="P9" draw:layer="layout" svg:width="1.145cm" svg:height="0.53cm" svg:x="1.64cm" svg:y="4.583cm">
          <draw:text-box>
            <text:p text:style-name="P2"><text:span text:style-name="T4">dado</text:span></text:p>
          </draw:text-box>
        </draw:frame>
        <draw:polygon draw:style-name="gr5" draw:text-style-name="P6" draw:layer="layout" svg:width="1.855cm" svg:height="1.332cm" svg:x="3.276cm" svg:y="4.158cm" svg:viewBox="0 0 1856 1333" draw:points="928,1333 0,1333 0,0 1856,0 1856,1333">
          <text:p/>
        </draw:polygon>
        <draw:frame draw:style-name="gr9" draw:text-style-name="P5" draw:layer="layout" svg:width="0.528cm" svg:height="0.615cm" svg:x="2.043cm" svg:y="5.633cm">
          <draw:text-box>
            <text:p text:style-name="P2"><text:span text:style-name="T2">3</text:span></text:p>
          </draw:text-box>
        </draw:frame>
        <draw:polygon draw:style-name="gr7" draw:text-style-name="P8" draw:layer="layout" svg:width="1.855cm" svg:height="0.794cm" svg:x="3.276cm" svg:y="5.512cm" svg:viewBox="0 0 1856 795" draw:points="928,795 0,795 0,0 1856,0 1856,795">
          <text:p/>
        </draw:polygon>
        <draw:frame draw:style-name="gr8" draw:text-style-name="P9" draw:layer="layout" svg:width="1.145cm" svg:height="0.53cm" svg:x="3.634cm" svg:y="4.583cm">
          <draw:text-box>
            <text:p text:style-name="P2"><text:span text:style-name="T4">dado</text:span></text:p>
          </draw:text-box>
        </draw:frame>
        <draw:polygon draw:style-name="gr5" draw:text-style-name="P6" draw:layer="layout" svg:width="1.856cm" svg:height="1.33cm" svg:x="5.264cm" svg:y="4.16cm" svg:viewBox="0 0 1857 1331" draw:points="927,1331 0,1331 0,0 1857,0 1857,1331">
          <text:p/>
        </draw:polygon>
        <draw:frame draw:style-name="gr9" draw:text-style-name="P5" draw:layer="layout" svg:width="0.528cm" svg:height="0.615cm" svg:x="4.036cm" svg:y="5.63cm">
          <draw:text-box>
            <text:p text:style-name="P2"><text:span text:style-name="T2">5</text:span></text:p>
          </draw:text-box>
        </draw:frame>
        <draw:polygon draw:style-name="gr7" draw:text-style-name="P8" draw:layer="layout" svg:width="1.856cm" svg:height="0.792cm" svg:x="5.264cm" svg:y="5.513cm" svg:viewBox="0 0 1857 793" draw:points="927,793 0,793 0,0 1857,0 1857,793">
          <text:p/>
        </draw:polygon>
        <draw:polygon draw:style-name="gr5" draw:text-style-name="P6" draw:layer="layout" svg:width="1.856cm" svg:height="1.332cm" svg:x="7.218cm" svg:y="4.16cm" svg:viewBox="0 0 1857 1333" draw:points="929,1333 0,1333 0,0 1857,0 1857,1333">
          <text:p/>
        </draw:polygon>
        <draw:frame draw:style-name="gr8" draw:text-style-name="P9" draw:layer="layout" svg:width="1.145cm" svg:height="0.53cm" svg:x="5.62cm" svg:y="4.583cm">
          <draw:text-box>
            <text:p text:style-name="P2"><text:span text:style-name="T4">dado</text:span></text:p>
          </draw:text-box>
        </draw:frame>
        <draw:polygon draw:style-name="gr7" draw:text-style-name="P8" draw:layer="layout" svg:width="1.856cm" svg:height="0.793cm" svg:x="7.218cm" svg:y="5.515cm" svg:viewBox="0 0 1857 794" draw:points="929,794 0,794 0,0 1857,0 1857,794">
          <text:p/>
        </draw:polygon>
        <draw:polygon draw:style-name="gr10" draw:text-style-name="P10" draw:layer="layout" svg:width="1.856cm" svg:height="1.331cm" svg:x="1.284cm" svg:y="6.529cm" svg:viewBox="0 0 1857 1332" draw:points="929,1332 0,1332 0,0 1857,0 1857,1332">
          <text:p/>
        </draw:polygon>
        <draw:frame draw:style-name="gr8" draw:text-style-name="P9" draw:layer="layout" svg:width="1.145cm" svg:height="0.53cm" svg:x="7.578cm" svg:y="4.583cm">
          <draw:text-box>
            <text:p text:style-name="P2"><text:span text:style-name="T4">dado</text:span></text:p>
          </draw:text-box>
        </draw:frame>
        <draw:polygon draw:style-name="gr11" draw:text-style-name="P11" draw:layer="layout" svg:width="1.192cm" svg:height="1.331cm" svg:x="3.094cm" svg:y="6.529cm" svg:viewBox="0 0 1193 1332" draw:points="597,1332 0,1332 0,0 1193,0 1193,1332">
          <text:p/>
        </draw:polygon>
        <draw:polygon draw:style-name="gr12" draw:text-style-name="P12" draw:layer="layout" svg:width="1.192cm" svg:height="1.331cm" svg:x="3.094cm" svg:y="6.529cm" svg:viewBox="0 0 1193 1332" draw:points="597,1332 0,1332 0,0 1193,0 1193,1332">
          <text:p/>
        </draw:polygon>
        <draw:frame draw:style-name="gr13" draw:text-style-name="P9" draw:layer="layout" svg:width="0.832cm" svg:height="0.53cm" svg:x="1.799cm" svg:y="6.954cm">
          <draw:text-box>
            <text:p text:style-name="P2"><text:span text:style-name="T4">Qtd</text:span></text:p>
          </draw:text-box>
        </draw:frame>
        <draw:polygon draw:style-name="gr10" draw:text-style-name="P10" draw:layer="layout" svg:width="1.856cm" svg:height="1.331cm" svg:x="6.081cm" svg:y="6.529cm" svg:viewBox="0 0 1857 1332" draw:points="930,1332 0,1332 0,0 1857,0 1857,1332">
          <text:p/>
        </draw:polygon>
        <draw:frame draw:style-name="gr9" draw:text-style-name="P5" draw:layer="layout" svg:width="0.528cm" svg:height="0.615cm" svg:x="3.521cm" svg:y="6.917cm">
          <draw:text-box>
            <text:p text:style-name="P2"><text:span text:style-name="T2">2</text:span></text:p>
          </draw:text-box>
        </draw:frame>
        <draw:polygon draw:style-name="gr14" draw:text-style-name="P11" draw:layer="layout" svg:width="1.192cm" svg:height="1.331cm" svg:x="7.891cm" svg:y="6.529cm" svg:viewBox="0 0 1193 1332" draw:points="597,1332 0,1332 0,0 1193,0 1193,1332">
          <text:p/>
        </draw:polygon>
        <draw:frame draw:style-name="gr15" draw:text-style-name="P9" draw:layer="layout" svg:width="1.014cm" svg:height="0.53cm" svg:x="6.519cm" svg:y="6.954cm">
          <draw:text-box>
            <text:p text:style-name="P2"><text:span text:style-name="T4">Prox</text:span></text:p>
          </draw:text-box>
        </draw:frame>
        <draw:polygon draw:style-name="gr3" draw:text-style-name="P4" draw:layer="layout" svg:width="8.021cm" svg:height="5cm" svg:x="9.998cm" svg:y="4cm" svg:viewBox="0 0 8022 5001" draw:points="4013,5001 0,5001 0,0 8022,0 8022,5001">
          <text:p/>
        </draw:polygon>
        <draw:frame draw:style-name="gr9" draw:text-style-name="P5" draw:layer="layout" svg:width="0.528cm" svg:height="0.615cm" svg:x="8.319cm" svg:y="6.917cm">
          <draw:text-box>
            <text:p text:style-name="P2"><text:span text:style-name="T2">3</text:span></text:p>
          </draw:text-box>
        </draw:frame>
        <draw:polygon draw:style-name="gr5" draw:text-style-name="P6" draw:layer="layout" svg:width="1.856cm" svg:height="1.332cm" svg:x="10.084cm" svg:y="4.16cm" svg:viewBox="0 0 1857 1333" draw:points="930,1333 0,1333 0,0 1857,0 1857,1333">
          <text:p/>
        </draw:polygon>
        <draw:frame draw:style-name="gr4" draw:text-style-name="P5" draw:layer="layout" svg:width="2.445cm" svg:height="0.615cm" svg:x="12.788cm" svg:y="8.067cm">
          <draw:text-box>
            <text:p text:style-name="P2"><text:span text:style-name="T2">pedaço 1</text:span></text:p>
          </draw:text-box>
        </draw:frame>
        <draw:polygon draw:style-name="gr7" draw:text-style-name="P8" draw:layer="layout" svg:width="1.856cm" svg:height="0.793cm" svg:x="10.084cm" svg:y="5.515cm" svg:viewBox="0 0 1857 794" draw:points="930,794 0,794 0,0 1857,0 1857,794">
          <text:p/>
        </draw:polygon>
        <draw:frame draw:style-name="gr8" draw:text-style-name="P9" draw:layer="layout" svg:width="1.145cm" svg:height="0.53cm" svg:x="10.442cm" svg:y="4.583cm">
          <draw:text-box>
            <text:p text:style-name="P2"><text:span text:style-name="T4">dado</text:span></text:p>
          </draw:text-box>
        </draw:frame>
        <draw:polygon draw:style-name="gr5" draw:text-style-name="P6" draw:layer="layout" svg:width="1.856cm" svg:height="1.332cm" svg:x="12.076cm" svg:y="4.158cm" svg:viewBox="0 0 1857 1333" draw:points="927,1333 0,1333 0,0 1857,0 1857,1333">
          <text:p/>
        </draw:polygon>
        <draw:polygon draw:style-name="gr7" draw:text-style-name="P8" draw:layer="layout" svg:width="1.856cm" svg:height="0.794cm" svg:x="12.076cm" svg:y="5.512cm" svg:viewBox="0 0 1857 795" draw:points="927,795 0,795 0,0 1857,0 1857,795">
          <text:p/>
        </draw:polygon>
        <draw:polygon draw:style-name="gr5" draw:text-style-name="P6" draw:layer="layout" svg:width="1.856cm" svg:height="1.33cm" svg:x="14.064cm" svg:y="4.16cm" svg:viewBox="0 0 1857 1331" draw:points="927,1331 0,1331 0,0 1857,0 1857,1331">
          <text:p/>
        </draw:polygon>
        <draw:frame draw:style-name="gr8" draw:text-style-name="P9" draw:layer="layout" svg:width="1.145cm" svg:height="0.53cm" svg:x="12.432cm" svg:y="4.583cm">
          <draw:text-box>
            <text:p text:style-name="P2"><text:span text:style-name="T4">dado</text:span></text:p>
          </draw:text-box>
        </draw:frame>
        <draw:polygon draw:style-name="gr7" draw:text-style-name="P8" draw:layer="layout" svg:width="1.856cm" svg:height="0.792cm" svg:x="14.064cm" svg:y="5.513cm" svg:viewBox="0 0 1857 793" draw:points="927,793 0,793 0,0 1857,0 1857,793">
          <text:p/>
        </draw:polygon>
        <draw:polygon draw:style-name="gr5" draw:text-style-name="P6" draw:layer="layout" svg:width="1.856cm" svg:height="1.332cm" svg:x="16.019cm" svg:y="4.16cm" svg:viewBox="0 0 1857 1333" draw:points="927,1333 0,1333 0,0 1857,0 1857,1333">
          <text:p/>
        </draw:polygon>
        <draw:frame draw:style-name="gr8" draw:text-style-name="P9" draw:layer="layout" svg:width="1.145cm" svg:height="0.53cm" svg:x="14.422cm" svg:y="4.583cm">
          <draw:text-box>
            <text:p text:style-name="P2"><text:span text:style-name="T4">dado</text:span></text:p>
          </draw:text-box>
        </draw:frame>
        <draw:polygon draw:style-name="gr7" draw:text-style-name="P8" draw:layer="layout" svg:width="1.856cm" svg:height="0.793cm" svg:x="16.019cm" svg:y="5.515cm" svg:viewBox="0 0 1857 794" draw:points="927,794 0,794 0,0 1857,0 1857,794">
          <text:p/>
        </draw:polygon>
        <draw:polygon draw:style-name="gr10" draw:text-style-name="P10" draw:layer="layout" svg:width="1.856cm" svg:height="1.331cm" svg:x="10.084cm" svg:y="6.529cm" svg:viewBox="0 0 1857 1332" draw:points="930,1332 0,1332 0,0 1857,0 1857,1332">
          <text:p/>
        </draw:polygon>
        <draw:frame draw:style-name="gr8" draw:text-style-name="P9" draw:layer="layout" svg:width="1.145cm" svg:height="0.53cm" svg:x="16.376cm" svg:y="4.583cm">
          <draw:text-box>
            <text:p text:style-name="P2"><text:span text:style-name="T4">dado</text:span></text:p>
          </draw:text-box>
        </draw:frame>
        <draw:polygon draw:style-name="gr14" draw:text-style-name="P11" draw:layer="layout" svg:width="1.192cm" svg:height="1.331cm" svg:x="11.894cm" svg:y="6.529cm" svg:viewBox="0 0 1193 1332" draw:points="597,1332 0,1332 0,0 1193,0 1193,1332">
          <text:p/>
        </draw:polygon>
        <draw:frame draw:style-name="gr13" draw:text-style-name="P9" draw:layer="layout" svg:width="0.832cm" svg:height="0.53cm" svg:x="10.597cm" svg:y="6.954cm">
          <draw:text-box>
            <text:p text:style-name="P2"><text:span text:style-name="T4">Qtd</text:span></text:p>
          </draw:text-box>
        </draw:frame>
        <draw:polygon draw:style-name="gr10" draw:text-style-name="P10" draw:layer="layout" svg:width="1.856cm" svg:height="1.331cm" svg:x="14.882cm" svg:y="6.529cm" svg:viewBox="0 0 1857 1332" draw:points="928,1332 0,1332 0,0 1857,0 1857,1332">
          <text:p/>
        </draw:polygon>
        <draw:frame draw:style-name="gr9" draw:text-style-name="P5" draw:layer="layout" svg:width="0.528cm" svg:height="0.615cm" svg:x="12.323cm" svg:y="6.917cm">
          <draw:text-box>
            <text:p text:style-name="P2"><text:span text:style-name="T2">0</text:span></text:p>
          </draw:text-box>
        </draw:frame>
        <draw:polygon draw:style-name="gr14" draw:text-style-name="P11" draw:layer="layout" svg:width="1.192cm" svg:height="1.331cm" svg:x="16.691cm" svg:y="6.529cm" svg:viewBox="0 0 1193 1332" draw:points="598,1332 0,1332 0,0 1193,0 1193,1332">
          <text:p/>
        </draw:polygon>
        <draw:frame draw:style-name="gr15" draw:text-style-name="P9" draw:layer="layout" svg:width="1.014cm" svg:height="0.53cm" svg:x="15.321cm" svg:y="6.954cm">
          <draw:text-box>
            <text:p text:style-name="P2"><text:span text:style-name="T4">Prox</text:span></text:p>
          </draw:text-box>
        </draw:frame>
        <draw:polygon draw:style-name="gr3" draw:text-style-name="P4" draw:layer="layout" svg:width="8.021cm" svg:height="5cm" svg:x="19.199cm" svg:y="4cm" svg:viewBox="0 0 8022 5001" draw:points="4011,5001 0,5001 0,0 8022,0 8022,5001">
          <text:p/>
        </draw:polygon>
        <draw:frame draw:style-name="gr9" draw:text-style-name="P5" draw:layer="layout" svg:width="0.528cm" svg:height="0.615cm" svg:x="17.12cm" svg:y="6.917cm">
          <draw:text-box>
            <text:p text:style-name="P2"><text:span text:style-name="T2">5</text:span></text:p>
          </draw:text-box>
        </draw:frame>
        <draw:polygon draw:style-name="gr31" draw:text-style-name="P6" draw:layer="layout" svg:width="1.856cm" svg:height="1.332cm" svg:x="19.284cm" svg:y="4.16cm" svg:viewBox="0 0 1857 1333" draw:points="930,1333 0,1333 0,0 1857,0 1857,1333">
          <text:p/>
        </draw:polygon>
        <draw:polygon draw:style-name="gr12" draw:text-style-name="P12" draw:layer="layout" svg:width="1.856cm" svg:height="1.332cm" svg:x="19.284cm" svg:y="4.16cm" svg:viewBox="0 0 1857 1333" draw:points="930,1333 0,1333 0,0 1857,0 1857,1333">
          <text:p/>
        </draw:polygon>
        <draw:frame draw:style-name="gr4" draw:text-style-name="P5" draw:layer="layout" svg:width="2.445cm" svg:height="0.615cm" svg:x="21.989cm" svg:y="8.067cm">
          <draw:text-box>
            <text:p text:style-name="P2"><text:span text:style-name="T2">pedaço 2</text:span></text:p>
          </draw:text-box>
        </draw:frame>
        <draw:polygon draw:style-name="gr7" draw:text-style-name="P8" draw:layer="layout" svg:width="1.856cm" svg:height="0.793cm" svg:x="19.284cm" svg:y="5.515cm" svg:viewBox="0 0 1857 794" draw:points="930,794 0,794 0,0 1857,0 1857,794">
          <text:p/>
        </draw:polygon>
        <draw:frame draw:style-name="gr8" draw:text-style-name="P9" draw:layer="layout" svg:width="1.145cm" svg:height="0.53cm" svg:x="19.643cm" svg:y="4.583cm">
          <draw:text-box>
            <text:p text:style-name="P2"><text:span text:style-name="T4">dado</text:span></text:p>
          </draw:text-box>
        </draw:frame>
        <draw:polygon draw:style-name="gr5" draw:text-style-name="P6" draw:layer="layout" svg:width="1.856cm" svg:height="1.332cm" svg:x="21.275cm" svg:y="4.158cm" svg:viewBox="0 0 1857 1333" draw:points="930,1333 0,1333 0,0 1857,0 1857,1333">
          <text:p/>
        </draw:polygon>
        <draw:frame draw:style-name="gr9" draw:text-style-name="P5" draw:layer="layout" svg:width="0.528cm" svg:height="0.615cm" svg:x="20.045cm" svg:y="5.633cm">
          <draw:text-box>
            <text:p text:style-name="P2"><text:span text:style-name="T2">2</text:span></text:p>
          </draw:text-box>
        </draw:frame>
        <draw:polygon draw:style-name="gr7" draw:text-style-name="P8" draw:layer="layout" svg:width="1.856cm" svg:height="0.794cm" svg:x="21.275cm" svg:y="5.512cm" svg:viewBox="0 0 1857 795" draw:points="930,795 0,795 0,0 1857,0 1857,795">
          <text:p/>
        </draw:polygon>
        <draw:frame draw:style-name="gr8" draw:text-style-name="P9" draw:layer="layout" svg:width="1.145cm" svg:height="0.53cm" svg:x="21.632cm" svg:y="4.583cm">
          <draw:text-box>
            <text:p text:style-name="P2"><text:span text:style-name="T4">dado</text:span></text:p>
          </draw:text-box>
        </draw:frame>
        <draw:polygon draw:style-name="gr5" draw:text-style-name="P6" draw:layer="layout" svg:width="1.856cm" svg:height="1.33cm" svg:x="23.264cm" svg:y="4.16cm" svg:viewBox="0 0 1857 1331" draw:points="927,1331 0,1331 0,0 1857,0 1857,1331">
          <text:p/>
        </draw:polygon>
        <draw:frame draw:style-name="gr9" draw:text-style-name="P5" draw:layer="layout" svg:width="0.528cm" svg:height="0.615cm" svg:x="22.035cm" svg:y="5.63cm">
          <draw:text-box>
            <text:p text:style-name="P2"><text:span text:style-name="T2">8</text:span></text:p>
          </draw:text-box>
        </draw:frame>
        <draw:polygon draw:style-name="gr7" draw:text-style-name="P8" draw:layer="layout" svg:width="1.856cm" svg:height="0.792cm" svg:x="23.264cm" svg:y="5.513cm" svg:viewBox="0 0 1857 793" draw:points="927,793 0,793 0,0 1857,0 1857,793">
          <text:p/>
        </draw:polygon>
        <draw:frame draw:style-name="gr8" draw:text-style-name="P9" draw:layer="layout" svg:width="1.145cm" svg:height="0.53cm" svg:x="23.622cm" svg:y="4.583cm">
          <draw:text-box>
            <text:p text:style-name="P2"><text:span text:style-name="T4">dado</text:span></text:p>
          </draw:text-box>
        </draw:frame>
        <draw:polygon draw:style-name="gr5" draw:text-style-name="P6" draw:layer="layout" svg:width="1.856cm" svg:height="1.332cm" svg:x="25.218cm" svg:y="4.16cm" svg:viewBox="0 0 1857 1333" draw:points="929,1333 0,1333 0,0 1857,0 1857,1333">
          <text:p/>
        </draw:polygon>
        <draw:frame draw:style-name="gr18" draw:text-style-name="P5" draw:layer="layout" svg:width="0.528cm" svg:height="0.589cm" svg:x="24.045cm" svg:y="5.642cm">
          <draw:text-box>
            <text:p text:style-name="P2"><text:span text:style-name="T5">9</text:span></text:p>
          </draw:text-box>
        </draw:frame>
        <draw:polygon draw:style-name="gr7" draw:text-style-name="P8" draw:layer="layout" svg:width="1.856cm" svg:height="0.793cm" svg:x="25.218cm" svg:y="5.515cm" svg:viewBox="0 0 1857 794" draw:points="929,794 0,794 0,0 1857,0 1857,794">
          <text:p/>
        </draw:polygon>
        <draw:frame draw:style-name="gr8" draw:text-style-name="P9" draw:layer="layout" svg:width="1.145cm" svg:height="0.53cm" svg:x="25.576cm" svg:y="4.583cm">
          <draw:text-box>
            <text:p text:style-name="P2"><text:span text:style-name="T4">dado</text:span></text:p>
          </draw:text-box>
        </draw:frame>
        <draw:polygon draw:style-name="gr10" draw:text-style-name="P10" draw:layer="layout" svg:width="1.856cm" svg:height="1.331cm" svg:x="19.284cm" svg:y="6.529cm" svg:viewBox="0 0 1857 1332" draw:points="930,1332 0,1332 0,0 1857,0 1857,1332">
          <text:p/>
        </draw:polygon>
        <draw:frame draw:style-name="gr17" draw:text-style-name="P5" draw:layer="layout" svg:width="0.595cm" svg:height="0.589cm" svg:x="25.873cm" svg:y="5.645cm">
          <draw:text-box>
            <text:p text:style-name="P2"><text:span text:style-name="T5">11</text:span></text:p>
          </draw:text-box>
        </draw:frame>
        <draw:polygon draw:style-name="gr14" draw:text-style-name="P11" draw:layer="layout" svg:width="1.191cm" svg:height="1.331cm" svg:x="21.095cm" svg:y="6.529cm" svg:viewBox="0 0 1192 1332" draw:points="596,1332 0,1332 0,0 1192,0 1192,1332">
          <text:p/>
        </draw:polygon>
        <draw:frame draw:style-name="gr13" draw:text-style-name="P9" draw:layer="layout" svg:width="0.832cm" svg:height="0.53cm" svg:x="19.798cm" svg:y="6.954cm">
          <draw:text-box>
            <text:p text:style-name="P2"><text:span text:style-name="T4">Qtd</text:span></text:p>
          </draw:text-box>
        </draw:frame>
        <draw:polygon draw:style-name="gr10" draw:text-style-name="P10" draw:layer="layout" svg:width="1.856cm" svg:height="1.331cm" svg:x="24.081cm" svg:y="6.529cm" svg:viewBox="0 0 1857 1332" draw:points="929,1332 0,1332 0,0 1857,0 1857,1332">
          <text:p/>
        </draw:polygon>
        <draw:frame draw:style-name="gr9" draw:text-style-name="P5" draw:layer="layout" svg:width="0.528cm" svg:height="0.615cm" svg:x="21.523cm" svg:y="6.917cm">
          <draw:text-box>
            <text:p text:style-name="P2"><text:span text:style-name="T2">4</text:span></text:p>
          </draw:text-box>
        </draw:frame>
        <draw:polygon draw:style-name="gr14" draw:text-style-name="P11" draw:layer="layout" svg:width="1.192cm" svg:height="1.331cm" svg:x="25.891cm" svg:y="6.529cm" svg:viewBox="0 0 1193 1332" draw:points="597,1332 0,1332 0,0 1193,0 1193,1332">
          <text:p/>
        </draw:polygon>
        <draw:frame draw:style-name="gr15" draw:text-style-name="P9" draw:layer="layout" svg:width="1.014cm" svg:height="0.53cm" svg:x="24.522cm" svg:y="6.954cm">
          <draw:text-box>
            <text:p text:style-name="P2"><text:span text:style-name="T4">Prox</text:span></text:p>
          </draw:text-box>
        </draw:frame>
        <draw:polygon draw:style-name="gr3" draw:text-style-name="P4" draw:layer="layout" svg:width="8.021cm" svg:height="5cm" svg:x="1.198cm" svg:y="4cm" svg:viewBox="0 0 8022 5001" draw:points="4012,5001 0,5001 0,0 8022,0 8022,5001">
          <text:p/>
        </draw:polygon>
        <draw:frame draw:style-name="gr9" draw:text-style-name="P5" draw:layer="layout" svg:width="0.528cm" svg:height="0.615cm" svg:x="26.321cm" svg:y="6.917cm">
          <draw:text-box>
            <text:p text:style-name="P2"><text:span text:style-name="T2">0</text:span></text:p>
          </draw:text-box>
        </draw:frame>
        <draw:polygon draw:style-name="gr5" draw:text-style-name="P6" draw:layer="layout" svg:width="1.856cm" svg:height="1.332cm" svg:x="1.284cm" svg:y="4.16cm" svg:viewBox="0 0 1857 1333" draw:points="929,1333 0,1333 0,0 1857,0 1857,1333">
          <text:p/>
        </draw:polygon>
        <draw:frame draw:style-name="gr4" draw:text-style-name="P5" draw:layer="layout" svg:width="2.445cm" svg:height="0.615cm" svg:x="3.99cm" svg:y="8.067cm">
          <draw:text-box>
            <text:p text:style-name="P2"><text:span text:style-name="T2">pedaço 0</text:span></text:p>
          </draw:text-box>
        </draw:frame>
        <draw:polygon draw:style-name="gr7" draw:text-style-name="P8" draw:layer="layout" svg:width="1.856cm" svg:height="0.793cm" svg:x="1.284cm" svg:y="5.515cm" svg:viewBox="0 0 1857 794" draw:points="929,794 0,794 0,0 1857,0 1857,794">
          <text:p/>
        </draw:polygon>
        <draw:frame draw:style-name="gr8" draw:text-style-name="P9" draw:layer="layout" svg:width="1.145cm" svg:height="0.53cm" svg:x="1.64cm" svg:y="4.583cm">
          <draw:text-box>
            <text:p text:style-name="P2"><text:span text:style-name="T4">dado</text:span></text:p>
          </draw:text-box>
        </draw:frame>
        <draw:polygon draw:style-name="gr5" draw:text-style-name="P6" draw:layer="layout" svg:width="1.855cm" svg:height="1.332cm" svg:x="3.276cm" svg:y="4.158cm" svg:viewBox="0 0 1856 1333" draw:points="928,1333 0,1333 0,0 1856,0 1856,1333">
          <text:p/>
        </draw:polygon>
        <draw:frame draw:style-name="gr9" draw:text-style-name="P5" draw:layer="layout" svg:width="0.528cm" svg:height="0.615cm" svg:x="2.043cm" svg:y="5.633cm">
          <draw:text-box>
            <text:p text:style-name="P2"><text:span text:style-name="T2">3</text:span></text:p>
          </draw:text-box>
        </draw:frame>
        <draw:polygon draw:style-name="gr7" draw:text-style-name="P8" draw:layer="layout" svg:width="1.855cm" svg:height="0.794cm" svg:x="3.276cm" svg:y="5.512cm" svg:viewBox="0 0 1856 795" draw:points="928,795 0,795 0,0 1856,0 1856,795">
          <text:p/>
        </draw:polygon>
        <draw:frame draw:style-name="gr8" draw:text-style-name="P9" draw:layer="layout" svg:width="1.145cm" svg:height="0.53cm" svg:x="3.634cm" svg:y="4.583cm">
          <draw:text-box>
            <text:p text:style-name="P2"><text:span text:style-name="T4">dado</text:span></text:p>
          </draw:text-box>
        </draw:frame>
        <draw:polygon draw:style-name="gr5" draw:text-style-name="P6" draw:layer="layout" svg:width="1.856cm" svg:height="1.33cm" svg:x="5.264cm" svg:y="4.16cm" svg:viewBox="0 0 1857 1331" draw:points="927,1331 0,1331 0,0 1857,0 1857,1331">
          <text:p/>
        </draw:polygon>
        <draw:frame draw:style-name="gr9" draw:text-style-name="P5" draw:layer="layout" svg:width="0.528cm" svg:height="0.615cm" svg:x="4.036cm" svg:y="5.63cm">
          <draw:text-box>
            <text:p text:style-name="P2"><text:span text:style-name="T2">5</text:span></text:p>
          </draw:text-box>
        </draw:frame>
        <draw:polygon draw:style-name="gr7" draw:text-style-name="P8" draw:layer="layout" svg:width="1.856cm" svg:height="0.792cm" svg:x="5.264cm" svg:y="5.513cm" svg:viewBox="0 0 1857 793" draw:points="927,793 0,793 0,0 1857,0 1857,793">
          <text:p/>
        </draw:polygon>
        <draw:polygon draw:style-name="gr5" draw:text-style-name="P6" draw:layer="layout" svg:width="1.856cm" svg:height="1.332cm" svg:x="7.218cm" svg:y="4.16cm" svg:viewBox="0 0 1857 1333" draw:points="929,1333 0,1333 0,0 1857,0 1857,1333">
          <text:p/>
        </draw:polygon>
        <draw:frame draw:style-name="gr8" draw:text-style-name="P9" draw:layer="layout" svg:width="1.145cm" svg:height="0.53cm" svg:x="5.62cm" svg:y="4.583cm">
          <draw:text-box>
            <text:p text:style-name="P2"><text:span text:style-name="T4">dado</text:span></text:p>
          </draw:text-box>
        </draw:frame>
        <draw:polygon draw:style-name="gr7" draw:text-style-name="P8" draw:layer="layout" svg:width="1.856cm" svg:height="0.793cm" svg:x="7.218cm" svg:y="5.515cm" svg:viewBox="0 0 1857 794" draw:points="929,794 0,794 0,0 1857,0 1857,794">
          <text:p/>
        </draw:polygon>
        <draw:polygon draw:style-name="gr10" draw:text-style-name="P10" draw:layer="layout" svg:width="1.856cm" svg:height="1.331cm" svg:x="1.284cm" svg:y="6.529cm" svg:viewBox="0 0 1857 1332" draw:points="929,1332 0,1332 0,0 1857,0 1857,1332">
          <text:p/>
        </draw:polygon>
        <draw:frame draw:style-name="gr8" draw:text-style-name="P9" draw:layer="layout" svg:width="1.145cm" svg:height="0.53cm" svg:x="7.578cm" svg:y="4.583cm">
          <draw:text-box>
            <text:p text:style-name="P2"><text:span text:style-name="T4">dado</text:span></text:p>
          </draw:text-box>
        </draw:frame>
        <draw:polygon draw:style-name="gr11" draw:text-style-name="P11" draw:layer="layout" svg:width="1.192cm" svg:height="1.331cm" svg:x="3.094cm" svg:y="6.529cm" svg:viewBox="0 0 1193 1332" draw:points="597,1332 0,1332 0,0 1193,0 1193,1332">
          <text:p/>
        </draw:polygon>
        <draw:polygon draw:style-name="gr12" draw:text-style-name="P12" draw:layer="layout" svg:width="1.192cm" svg:height="1.331cm" svg:x="3.094cm" svg:y="6.529cm" svg:viewBox="0 0 1193 1332" draw:points="597,1332 0,1332 0,0 1193,0 1193,1332">
          <text:p/>
        </draw:polygon>
        <draw:frame draw:style-name="gr13" draw:text-style-name="P9" draw:layer="layout" svg:width="0.832cm" svg:height="0.53cm" svg:x="1.799cm" svg:y="6.954cm">
          <draw:text-box>
            <text:p text:style-name="P2"><text:span text:style-name="T4">Qtd</text:span></text:p>
          </draw:text-box>
        </draw:frame>
        <draw:polygon draw:style-name="gr10" draw:text-style-name="P10" draw:layer="layout" svg:width="1.856cm" svg:height="1.331cm" svg:x="6.081cm" svg:y="6.529cm" svg:viewBox="0 0 1857 1332" draw:points="930,1332 0,1332 0,0 1857,0 1857,1332">
          <text:p/>
        </draw:polygon>
        <draw:frame draw:style-name="gr9" draw:text-style-name="P5" draw:layer="layout" svg:width="0.528cm" svg:height="0.615cm" svg:x="3.521cm" svg:y="6.917cm">
          <draw:text-box>
            <text:p text:style-name="P2"><text:span text:style-name="T2">2</text:span></text:p>
          </draw:text-box>
        </draw:frame>
        <draw:polygon draw:style-name="gr14" draw:text-style-name="P11" draw:layer="layout" svg:width="1.192cm" svg:height="1.331cm" svg:x="7.891cm" svg:y="6.529cm" svg:viewBox="0 0 1193 1332" draw:points="597,1332 0,1332 0,0 1193,0 1193,1332">
          <text:p/>
        </draw:polygon>
        <draw:frame draw:style-name="gr15" draw:text-style-name="P9" draw:layer="layout" svg:width="1.014cm" svg:height="0.53cm" svg:x="6.519cm" svg:y="6.954cm">
          <draw:text-box>
            <text:p text:style-name="P2"><text:span text:style-name="T4">Prox</text:span></text:p>
          </draw:text-box>
        </draw:frame>
        <draw:polygon draw:style-name="gr3" draw:text-style-name="P4" draw:layer="layout" svg:width="8.021cm" svg:height="5cm" svg:x="1.198cm" svg:y="4cm" svg:viewBox="0 0 8022 5001" draw:points="4012,5001 0,5001 0,0 8022,0 8022,5001">
          <text:p/>
        </draw:polygon>
        <draw:frame draw:style-name="gr9" draw:text-style-name="P5" draw:layer="layout" svg:width="0.528cm" svg:height="0.615cm" svg:x="8.319cm" svg:y="6.917cm">
          <draw:text-box>
            <text:p text:style-name="P2"><text:span text:style-name="T2">3</text:span></text:p>
          </draw:text-box>
        </draw:frame>
        <draw:polygon draw:style-name="gr5" draw:text-style-name="P6" draw:layer="layout" svg:width="1.856cm" svg:height="1.332cm" svg:x="1.284cm" svg:y="4.16cm" svg:viewBox="0 0 1857 1333" draw:points="929,1333 0,1333 0,0 1857,0 1857,1333">
          <text:p/>
        </draw:polygon>
        <draw:frame draw:style-name="gr4" draw:text-style-name="P5" draw:layer="layout" svg:width="2.445cm" svg:height="0.615cm" svg:x="3.99cm" svg:y="8.067cm">
          <draw:text-box>
            <text:p text:style-name="P2"><text:span text:style-name="T2">pedaço 0</text:span></text:p>
          </draw:text-box>
        </draw:frame>
        <draw:polygon draw:style-name="gr7" draw:text-style-name="P8" draw:layer="layout" svg:width="1.856cm" svg:height="0.793cm" svg:x="1.284cm" svg:y="5.515cm" svg:viewBox="0 0 1857 794" draw:points="929,794 0,794 0,0 1857,0 1857,794">
          <text:p/>
        </draw:polygon>
        <draw:frame draw:style-name="gr8" draw:text-style-name="P9" draw:layer="layout" svg:width="1.145cm" svg:height="0.53cm" svg:x="1.64cm" svg:y="4.583cm">
          <draw:text-box>
            <text:p text:style-name="P2"><text:span text:style-name="T4">dado</text:span></text:p>
          </draw:text-box>
        </draw:frame>
        <draw:polygon draw:style-name="gr5" draw:text-style-name="P6" draw:layer="layout" svg:width="1.855cm" svg:height="1.332cm" svg:x="3.276cm" svg:y="4.158cm" svg:viewBox="0 0 1856 1333" draw:points="928,1333 0,1333 0,0 1856,0 1856,1333">
          <text:p/>
        </draw:polygon>
        <draw:frame draw:style-name="gr16" draw:text-style-name="P5" draw:layer="layout" svg:width="0.679cm" svg:height="0.615cm" svg:x="1.873cm" svg:y="5.633cm">
          <draw:text-box>
            <text:p text:style-name="P2"><text:span text:style-name="T2">14</text:span></text:p>
          </draw:text-box>
        </draw:frame>
        <draw:polygon draw:style-name="gr7" draw:text-style-name="P8" draw:layer="layout" svg:width="1.855cm" svg:height="0.794cm" svg:x="3.276cm" svg:y="5.512cm" svg:viewBox="0 0 1856 795" draw:points="928,795 0,795 0,0 1856,0 1856,795">
          <text:p/>
        </draw:polygon>
        <draw:frame draw:style-name="gr8" draw:text-style-name="P9" draw:layer="layout" svg:width="1.145cm" svg:height="0.53cm" svg:x="3.634cm" svg:y="4.583cm">
          <draw:text-box>
            <text:p text:style-name="P2"><text:span text:style-name="T4">dado</text:span></text:p>
          </draw:text-box>
        </draw:frame>
        <draw:polygon draw:style-name="gr5" draw:text-style-name="P6" draw:layer="layout" svg:width="1.856cm" svg:height="1.33cm" svg:x="5.264cm" svg:y="4.16cm" svg:viewBox="0 0 1857 1331" draw:points="927,1331 0,1331 0,0 1857,0 1857,1331">
          <text:p/>
        </draw:polygon>
        <draw:frame draw:style-name="gr16" draw:text-style-name="P5" draw:layer="layout" svg:width="0.679cm" svg:height="0.615cm" svg:x="3.866cm" svg:y="5.63cm">
          <draw:text-box>
            <text:p text:style-name="P2"><text:span text:style-name="T2">18</text:span></text:p>
          </draw:text-box>
        </draw:frame>
        <draw:polygon draw:style-name="gr7" draw:text-style-name="P8" draw:layer="layout" svg:width="1.856cm" svg:height="0.792cm" svg:x="5.264cm" svg:y="5.513cm" svg:viewBox="0 0 1857 793" draw:points="927,793 0,793 0,0 1857,0 1857,793">
          <text:p/>
        </draw:polygon>
        <draw:frame draw:style-name="gr8" draw:text-style-name="P9" draw:layer="layout" svg:width="1.145cm" svg:height="0.53cm" svg:x="5.62cm" svg:y="4.583cm">
          <draw:text-box>
            <text:p text:style-name="P2"><text:span text:style-name="T4">dado</text:span></text:p>
          </draw:text-box>
        </draw:frame>
        <draw:polygon draw:style-name="gr5" draw:text-style-name="P6" draw:layer="layout" svg:width="1.856cm" svg:height="1.332cm" svg:x="7.218cm" svg:y="4.16cm" svg:viewBox="0 0 1857 1333" draw:points="929,1333 0,1333 0,0 1857,0 1857,1333">
          <text:p/>
        </draw:polygon>
        <draw:frame draw:style-name="gr19" draw:text-style-name="P13" draw:layer="layout" svg:width="0.705cm" svg:height="0.712cm" svg:x="5.842cm" svg:y="5.588cm">
          <draw:text-box>
            <text:p text:style-name="P2"><text:span text:style-name="T6">23</text:span></text:p>
          </draw:text-box>
        </draw:frame>
        <draw:polygon draw:style-name="gr7" draw:text-style-name="P8" draw:layer="layout" svg:width="1.856cm" svg:height="0.793cm" svg:x="7.218cm" svg:y="5.515cm" svg:viewBox="0 0 1857 794" draw:points="929,794 0,794 0,0 1857,0 1857,794">
          <text:p/>
        </draw:polygon>
        <draw:frame draw:style-name="gr8" draw:text-style-name="P9" draw:layer="layout" svg:width="1.145cm" svg:height="0.53cm" svg:x="7.578cm" svg:y="4.583cm">
          <draw:text-box>
            <text:p text:style-name="P2"><text:span text:style-name="T4">dado</text:span></text:p>
          </draw:text-box>
        </draw:frame>
        <draw:polygon draw:style-name="gr10" draw:text-style-name="P10" draw:layer="layout" svg:width="1.856cm" svg:height="1.331cm" svg:x="1.284cm" svg:y="6.529cm" svg:viewBox="0 0 1857 1332" draw:points="929,1332 0,1332 0,0 1857,0 1857,1332">
          <text:p/>
        </draw:polygon>
        <draw:frame draw:style-name="gr17" draw:text-style-name="P5" draw:layer="layout" svg:width="0.595cm" svg:height="0.589cm" svg:x="7.849cm" svg:y="5.645cm">
          <draw:text-box>
            <text:p text:style-name="P2"><text:span text:style-name="T5">31</text:span></text:p>
          </draw:text-box>
        </draw:frame>
        <draw:polygon draw:style-name="gr14" draw:text-style-name="P11" draw:layer="layout" svg:width="1.192cm" svg:height="1.331cm" svg:x="3.094cm" svg:y="6.529cm" svg:viewBox="0 0 1193 1332" draw:points="597,1332 0,1332 0,0 1193,0 1193,1332">
          <text:p/>
        </draw:polygon>
        <draw:frame draw:style-name="gr13" draw:text-style-name="P9" draw:layer="layout" svg:width="0.832cm" svg:height="0.53cm" svg:x="1.799cm" svg:y="6.954cm">
          <draw:text-box>
            <text:p text:style-name="P2"><text:span text:style-name="T4">Qtd</text:span></text:p>
          </draw:text-box>
        </draw:frame>
        <draw:polygon draw:style-name="gr10" draw:text-style-name="P10" draw:layer="layout" svg:width="1.856cm" svg:height="1.331cm" svg:x="6.081cm" svg:y="6.529cm" svg:viewBox="0 0 1857 1332" draw:points="930,1332 0,1332 0,0 1857,0 1857,1332">
          <text:p/>
        </draw:polygon>
        <draw:frame draw:style-name="gr9" draw:text-style-name="P5" draw:layer="layout" svg:width="0.528cm" svg:height="0.615cm" svg:x="3.521cm" svg:y="6.917cm">
          <draw:text-box>
            <text:p text:style-name="P2"><text:span text:style-name="T2">4</text:span></text:p>
          </draw:text-box>
        </draw:frame>
        <draw:polygon draw:style-name="gr14" draw:text-style-name="P11" draw:layer="layout" svg:width="1.192cm" svg:height="1.331cm" svg:x="7.891cm" svg:y="6.529cm" svg:viewBox="0 0 1193 1332" draw:points="597,1332 0,1332 0,0 1193,0 1193,1332">
          <text:p/>
        </draw:polygon>
        <draw:frame draw:style-name="gr15" draw:text-style-name="P9" draw:layer="layout" svg:width="1.014cm" svg:height="0.53cm" svg:x="6.519cm" svg:y="6.954cm">
          <draw:text-box>
            <text:p text:style-name="P2"><text:span text:style-name="T4">Prox</text:span></text:p>
          </draw:text-box>
        </draw:frame>
        <draw:polygon draw:style-name="gr3" draw:text-style-name="P4" draw:layer="layout" svg:width="8.021cm" svg:height="5cm" svg:x="17.378cm" svg:y="9.6cm" svg:viewBox="0 0 8022 5001" draw:points="4011,5001 0,5001 0,0 8022,0 8022,5001">
          <text:p/>
        </draw:polygon>
        <draw:frame draw:style-name="gr9" draw:text-style-name="P5" draw:layer="layout" svg:width="0.528cm" svg:height="0.615cm" svg:x="8.319cm" svg:y="6.917cm">
          <draw:text-box>
            <text:p text:style-name="P2"><text:span text:style-name="T2">3</text:span></text:p>
          </draw:text-box>
        </draw:frame>
        <draw:polygon draw:style-name="gr5" draw:text-style-name="P6" draw:layer="layout" svg:width="1.856cm" svg:height="1.332cm" svg:x="17.464cm" svg:y="9.76cm" svg:viewBox="0 0 1857 1333" draw:points="928,1333 0,1333 0,0 1857,0 1857,1333">
          <text:p/>
        </draw:polygon>
        <draw:frame draw:style-name="gr4" draw:text-style-name="P5" draw:layer="layout" svg:width="2.445cm" svg:height="0.615cm" svg:x="20.168cm" svg:y="13.666cm">
          <draw:text-box>
            <text:p text:style-name="P2"><text:span text:style-name="T2">pedaço 4</text:span></text:p>
          </draw:text-box>
        </draw:frame>
        <draw:polygon draw:style-name="gr7" draw:text-style-name="P8" draw:layer="layout" svg:width="1.856cm" svg:height="0.793cm" svg:x="17.464cm" svg:y="11.115cm" svg:viewBox="0 0 1857 794" draw:points="928,794 0,794 0,0 1857,0 1857,794">
          <text:p/>
        </draw:polygon>
        <draw:frame draw:style-name="gr8" draw:text-style-name="P9" draw:layer="layout" svg:width="1.145cm" svg:height="0.53cm" svg:x="17.822cm" svg:y="10.186cm">
          <draw:text-box>
            <text:p text:style-name="P2"><text:span text:style-name="T4">dado</text:span></text:p>
          </draw:text-box>
        </draw:frame>
        <draw:polygon draw:style-name="gr5" draw:text-style-name="P6" draw:layer="layout" svg:width="1.856cm" svg:height="1.332cm" svg:x="19.454cm" svg:y="9.758cm" svg:viewBox="0 0 1857 1333" draw:points="930,1333 0,1333 0,0 1857,0 1857,1333">
          <text:p/>
        </draw:polygon>
        <draw:frame draw:style-name="gr16" draw:text-style-name="P5" draw:layer="layout" svg:width="0.679cm" svg:height="0.615cm" svg:x="18.055cm" svg:y="11.232cm">
          <draw:text-box>
            <text:p text:style-name="P2"><text:span text:style-name="T2">51</text:span></text:p>
          </draw:text-box>
        </draw:frame>
        <draw:polygon draw:style-name="gr7" draw:text-style-name="P8" draw:layer="layout" svg:width="1.856cm" svg:height="0.794cm" svg:x="19.454cm" svg:y="11.112cm" svg:viewBox="0 0 1857 795" draw:points="930,795 0,795 0,0 1857,0 1857,795">
          <text:p/>
        </draw:polygon>
        <draw:frame draw:style-name="gr8" draw:text-style-name="P9" draw:layer="layout" svg:width="1.145cm" svg:height="0.53cm" svg:x="19.812cm" svg:y="10.182cm">
          <draw:text-box>
            <text:p text:style-name="P2"><text:span text:style-name="T4">dado</text:span></text:p>
          </draw:text-box>
        </draw:frame>
        <draw:polygon draw:style-name="gr5" draw:text-style-name="P6" draw:layer="layout" svg:width="1.856cm" svg:height="1.33cm" svg:x="21.442cm" svg:y="9.76cm" svg:viewBox="0 0 1857 1331" draw:points="929,1331 0,1331 0,0 1857,0 1857,1331">
          <text:p/>
        </draw:polygon>
        <draw:frame draw:style-name="gr16" draw:text-style-name="P5" draw:layer="layout" svg:width="0.679cm" svg:height="0.615cm" svg:x="20.045cm" svg:y="11.232cm">
          <draw:text-box>
            <text:p text:style-name="P2"><text:span text:style-name="T2">72</text:span></text:p>
          </draw:text-box>
        </draw:frame>
        <draw:polygon draw:style-name="gr33" draw:text-style-name="P21" draw:layer="layout" svg:width="1.856cm" svg:height="0.792cm" svg:x="21.442cm" svg:y="11.113cm" svg:viewBox="0 0 1857 793" draw:points="929,793 0,793 0,0 1857,0 1857,793">
          <text:p text:style-name="P20"><text:span text:style-name="T2">80</text:span></text:p>
        </draw:polygon>
        <draw:polygon draw:style-name="gr5" draw:text-style-name="P6" draw:layer="layout" svg:width="1.856cm" svg:height="1.332cm" svg:x="23.397cm" svg:y="9.76cm" svg:viewBox="0 0 1857 1333" draw:points="929,1333 0,1333 0,0 1857,0 1857,1333">
          <text:p/>
        </draw:polygon>
        <draw:frame draw:style-name="gr8" draw:text-style-name="P9" draw:layer="layout" svg:width="1.145cm" svg:height="0.53cm" svg:x="21.802cm" svg:y="10.186cm">
          <draw:text-box>
            <text:p text:style-name="P2"><text:span text:style-name="T4">dado</text:span></text:p>
          </draw:text-box>
        </draw:frame>
        <draw:polygon draw:style-name="gr7" draw:text-style-name="P8" draw:layer="layout" svg:width="1.856cm" svg:height="0.793cm" svg:x="23.397cm" svg:y="11.115cm" svg:viewBox="0 0 1857 794" draw:points="929,794 0,794 0,0 1857,0 1857,794">
          <text:p/>
        </draw:polygon>
        <draw:polygon draw:style-name="gr10" draw:text-style-name="P10" draw:layer="layout" svg:width="1.856cm" svg:height="1.331cm" svg:x="17.464cm" svg:y="12.129cm" svg:viewBox="0 0 1857 1332" draw:points="928,1332 0,1332 0,0 1857,0 1857,1332">
          <text:p/>
        </draw:polygon>
        <draw:frame draw:style-name="gr8" draw:text-style-name="P9" draw:layer="layout" svg:width="1.145cm" svg:height="0.53cm" svg:x="23.756cm" svg:y="10.186cm">
          <draw:text-box>
            <text:p text:style-name="P2"><text:span text:style-name="T4">dado</text:span></text:p>
          </draw:text-box>
        </draw:frame>
        <draw:polygon draw:style-name="gr14" draw:text-style-name="P23" draw:layer="layout" svg:width="1.192cm" svg:height="1.331cm" svg:x="19.274cm" svg:y="12.129cm" svg:viewBox="0 0 1193 1332" draw:points="596,1332 0,1332 0,0 1193,0 1193,1332">
          <text:p/>
        </draw:polygon>
        <draw:frame draw:style-name="gr13" draw:text-style-name="P9" draw:layer="layout" svg:width="0.832cm" svg:height="0.53cm" svg:x="17.978cm" svg:y="12.553cm">
          <draw:text-box>
            <text:p text:style-name="P2"><text:span text:style-name="T4">Qtd</text:span></text:p>
          </draw:text-box>
        </draw:frame>
        <draw:polygon draw:style-name="gr10" draw:text-style-name="P10" draw:layer="layout" svg:width="1.856cm" svg:height="1.331cm" svg:x="22.26cm" svg:y="12.129cm" svg:viewBox="0 0 1857 1332" draw:points="930,1332 0,1332 0,0 1857,0 1857,1332">
          <text:p/>
        </draw:polygon>
        <draw:frame draw:style-name="gr9" draw:text-style-name="P5" draw:layer="layout" svg:width="0.528cm" svg:height="0.615cm" svg:x="19.703cm" svg:y="12.516cm">
          <draw:text-box>
            <text:p text:style-name="P2"><text:span text:style-name="T2">3</text:span></text:p>
          </draw:text-box>
        </draw:frame>
        <draw:polygon draw:style-name="gr14" draw:text-style-name="P11" draw:layer="layout" svg:width="1.192cm" svg:height="1.331cm" svg:x="24.071cm" svg:y="12.129cm" svg:viewBox="0 0 1193 1332" draw:points="596,1332 0,1332 0,0 1193,0 1193,1332">
          <text:p/>
        </draw:polygon>
        <draw:frame draw:style-name="gr15" draw:text-style-name="P9" draw:layer="layout" svg:width="1.014cm" svg:height="0.53cm" svg:x="22.698cm" svg:y="12.553cm">
          <draw:text-box>
            <text:p text:style-name="P2"><text:span text:style-name="T4">Prox</text:span></text:p>
          </draw:text-box>
        </draw:frame>
        <draw:polygon draw:style-name="gr3" draw:text-style-name="P4" draw:layer="layout" svg:width="8.021cm" svg:height="5cm" svg:x="8.183cm" svg:y="9.56cm" svg:viewBox="0 0 8022 5001" draw:points="4012,5001 0,5001 0,0 8022,0 8022,5001">
          <text:p/>
        </draw:polygon>
        <draw:frame draw:style-name="gr20" draw:text-style-name="P9" draw:layer="layout" svg:width="0.459cm" svg:height="0.53cm" svg:x="24.44cm" svg:y="12.553cm">
          <draw:text-box>
            <text:p text:style-name="P2"><text:span text:style-name="T4">-1</text:span></text:p>
          </draw:text-box>
        </draw:frame>
        <draw:polygon draw:style-name="gr5" draw:text-style-name="P6" draw:layer="layout" svg:width="1.856cm" svg:height="1.332cm" svg:x="8.269cm" svg:y="9.72cm" svg:viewBox="0 0 1857 1333" draw:points="930,1333 0,1333 0,0 1857,0 1857,1333">
          <text:p/>
        </draw:polygon>
        <draw:frame draw:style-name="gr4" draw:text-style-name="P5" draw:layer="layout" svg:width="2.445cm" svg:height="0.615cm" svg:x="10.975cm" svg:y="13.627cm">
          <draw:text-box>
            <text:p text:style-name="P2"><text:span text:style-name="T2">pedaço 3</text:span></text:p>
          </draw:text-box>
        </draw:frame>
        <draw:polygon draw:style-name="gr7" draw:text-style-name="P8" draw:layer="layout" svg:width="1.856cm" svg:height="0.793cm" svg:x="8.269cm" svg:y="11.075cm" svg:viewBox="0 0 1857 794" draw:points="930,794 0,794 0,0 1857,0 1857,794">
          <text:p/>
        </draw:polygon>
        <draw:frame draw:style-name="gr8" draw:text-style-name="P9" draw:layer="layout" svg:width="1.145cm" svg:height="0.53cm" svg:x="8.625cm" svg:y="10.147cm">
          <draw:text-box>
            <text:p text:style-name="P2"><text:span text:style-name="T4">dado</text:span></text:p>
          </draw:text-box>
        </draw:frame>
        <draw:polygon draw:style-name="gr5" draw:text-style-name="P6" draw:layer="layout" svg:width="1.855cm" svg:height="1.332cm" svg:x="10.261cm" svg:y="9.718cm" svg:viewBox="0 0 1856 1333" draw:points="928,1333 0,1333 0,0 1856,0 1856,1333">
          <text:p/>
        </draw:polygon>
        <draw:frame draw:style-name="gr16" draw:text-style-name="P5" draw:layer="layout" svg:width="0.679cm" svg:height="0.615cm" svg:x="8.858cm" svg:y="11.193cm">
          <draw:text-box>
            <text:p text:style-name="P2"><text:span text:style-name="T2">32</text:span></text:p>
          </draw:text-box>
        </draw:frame>
        <draw:polygon draw:style-name="gr7" draw:text-style-name="P8" draw:layer="layout" svg:width="1.855cm" svg:height="0.794cm" svg:x="10.261cm" svg:y="11.072cm" svg:viewBox="0 0 1856 795" draw:points="928,795 0,795 0,0 1856,0 1856,795">
          <text:p/>
        </draw:polygon>
        <draw:frame draw:style-name="gr8" draw:text-style-name="P9" draw:layer="layout" svg:width="1.145cm" svg:height="0.53cm" svg:x="10.619cm" svg:y="10.143cm">
          <draw:text-box>
            <text:p text:style-name="P2"><text:span text:style-name="T4">dado</text:span></text:p>
          </draw:text-box>
        </draw:frame>
        <draw:polygon draw:style-name="gr5" draw:text-style-name="P6" draw:layer="layout" svg:width="1.856cm" svg:height="1.33cm" svg:x="12.249cm" svg:y="9.72cm" svg:viewBox="0 0 1857 1331" draw:points="927,1331 0,1331 0,0 1857,0 1857,1331">
          <text:p/>
        </draw:polygon>
        <draw:frame draw:style-name="gr16" draw:text-style-name="P5" draw:layer="layout" svg:width="0.679cm" svg:height="0.615cm" svg:x="10.851cm" svg:y="11.189cm">
          <draw:text-box>
            <text:p text:style-name="P2"><text:span text:style-name="T2">35</text:span></text:p>
          </draw:text-box>
        </draw:frame>
        <draw:polygon draw:style-name="gr7" draw:text-style-name="P8" draw:layer="layout" svg:width="1.856cm" svg:height="0.792cm" svg:x="12.249cm" svg:y="11.073cm" svg:viewBox="0 0 1857 793" draw:points="927,793 0,793 0,0 1857,0 1857,793">
          <text:p/>
        </draw:polygon>
        <draw:frame draw:style-name="gr8" draw:text-style-name="P9" draw:layer="layout" svg:width="1.145cm" svg:height="0.53cm" svg:x="12.605cm" svg:y="10.143cm">
          <draw:text-box>
            <text:p text:style-name="P2"><text:span text:style-name="T4">dado</text:span></text:p>
          </draw:text-box>
        </draw:frame>
        <draw:polygon draw:style-name="gr5" draw:text-style-name="P6" draw:layer="layout" svg:width="1.856cm" svg:height="1.332cm" svg:x="14.203cm" svg:y="9.72cm" svg:viewBox="0 0 1857 1333" draw:points="929,1333 0,1333 0,0 1857,0 1857,1333">
          <text:p/>
        </draw:polygon>
        <draw:frame draw:style-name="gr17" draw:text-style-name="P5" draw:layer="layout" svg:width="0.595cm" svg:height="0.589cm" svg:x="12.88cm" svg:y="11.201cm">
          <draw:text-box>
            <text:p text:style-name="P2"><text:span text:style-name="T5">38</text:span></text:p>
          </draw:text-box>
        </draw:frame>
        <draw:polygon draw:style-name="gr7" draw:text-style-name="P8" draw:layer="layout" svg:width="1.856cm" svg:height="0.793cm" svg:x="14.203cm" svg:y="11.075cm" svg:viewBox="0 0 1857 794" draw:points="929,794 0,794 0,0 1857,0 1857,794">
          <text:p/>
        </draw:polygon>
        <draw:frame draw:style-name="gr8" draw:text-style-name="P9" draw:layer="layout" svg:width="1.145cm" svg:height="0.53cm" svg:x="14.563cm" svg:y="10.147cm">
          <draw:text-box>
            <text:p text:style-name="P2"><text:span text:style-name="T4">dado</text:span></text:p>
          </draw:text-box>
        </draw:frame>
        <draw:polygon draw:style-name="gr27" draw:text-style-name="P10" draw:layer="layout" svg:width="1.856cm" svg:height="1.331cm" svg:x="8.269cm" svg:y="12.089cm" svg:viewBox="0 0 1857 1332" draw:points="930,1332 0,1332 0,0 1857,0 1857,1332">
          <text:p/>
        </draw:polygon>
        <draw:polygon draw:style-name="gr12" draw:text-style-name="P12" draw:layer="layout" svg:width="1.856cm" svg:height="1.331cm" svg:x="8.269cm" svg:y="12.089cm" svg:viewBox="0 0 1857 1332" draw:points="930,1332 0,1332 0,0 1857,0 1857,1332">
          <text:p/>
        </draw:polygon>
        <draw:frame draw:style-name="gr17" draw:text-style-name="P5" draw:layer="layout" svg:width="0.595cm" svg:height="0.589cm" svg:x="14.834cm" svg:y="11.205cm">
          <draw:text-box>
            <text:p text:style-name="P2"><text:span text:style-name="T5">40</text:span></text:p>
          </draw:text-box>
        </draw:frame>
        <draw:polygon draw:style-name="gr14" draw:text-style-name="P11" draw:layer="layout" svg:width="1.192cm" svg:height="1.331cm" svg:x="10.079cm" svg:y="12.089cm" svg:viewBox="0 0 1193 1332" draw:points="598,1332 0,1332 0,0 1193,0 1193,1332">
          <text:p/>
        </draw:polygon>
        <draw:frame draw:style-name="gr13" draw:text-style-name="P9" draw:layer="layout" svg:width="0.832cm" svg:height="0.53cm" svg:x="8.784cm" svg:y="12.514cm">
          <draw:text-box>
            <text:p text:style-name="P2"><text:span text:style-name="T4">Qtd</text:span></text:p>
          </draw:text-box>
        </draw:frame>
        <draw:polygon draw:style-name="gr10" draw:text-style-name="P10" draw:layer="layout" svg:width="1.856cm" svg:height="1.331cm" svg:x="13.066cm" svg:y="12.089cm" svg:viewBox="0 0 1857 1332" draw:points="930,1332 0,1332 0,0 1857,0 1857,1332">
          <text:p/>
        </draw:polygon>
        <draw:frame draw:style-name="gr9" draw:text-style-name="P5" draw:layer="layout" svg:width="0.528cm" svg:height="0.615cm" svg:x="10.506cm" svg:y="12.477cm">
          <draw:text-box>
            <text:p text:style-name="P2"><text:span text:style-name="T2">4</text:span></text:p>
          </draw:text-box>
        </draw:frame>
        <draw:polygon draw:style-name="gr14" draw:text-style-name="P11" draw:layer="layout" svg:width="1.192cm" svg:height="1.331cm" svg:x="14.876cm" svg:y="12.089cm" svg:viewBox="0 0 1193 1332" draw:points="598,1332 0,1332 0,0 1193,0 1193,1332">
          <text:p/>
        </draw:polygon>
        <draw:frame draw:style-name="gr15" draw:text-style-name="P9" draw:layer="layout" svg:width="1.014cm" svg:height="0.53cm" svg:x="13.504cm" svg:y="12.514cm">
          <draw:text-box>
            <text:p text:style-name="P2"><text:span text:style-name="T4">Prox</text:span></text:p>
          </draw:text-box>
        </draw:frame>
        <draw:polygon draw:style-name="gr3" draw:text-style-name="P4" draw:layer="layout" svg:width="3.513cm" svg:height="4.938cm" svg:x="1.287cm" svg:y="9.862cm" svg:viewBox="0 0 3514 4939" draw:points="1758,4939 0,4939 0,0 3514,0 3514,4939">
          <text:p/>
        </draw:polygon>
        <draw:frame draw:style-name="gr9" draw:text-style-name="P5" draw:layer="layout" svg:width="0.528cm" svg:height="0.615cm" svg:x="15.304cm" svg:y="12.477cm">
          <draw:text-box>
            <text:p text:style-name="P2"><text:span text:style-name="T2">1</text:span></text:p>
          </draw:text-box>
        </draw:frame>
        <draw:polygon draw:style-name="gr10" draw:text-style-name="P10" draw:layer="layout" svg:width="1.659cm" svg:height="1.197cm" svg:x="1.665cm" svg:y="10.02cm" svg:viewBox="0 0 1660 1198" draw:points="830,1198 0,1198 0,0 1660,0 1660,1198">
          <text:p/>
        </draw:polygon>
        <draw:frame draw:style-name="gr21" draw:text-style-name="P14" draw:layer="layout" svg:width="1.801cm" svg:height="0.412cm" svg:x="2.145cm" svg:y="14.065cm">
          <draw:text-box>
            <text:p text:style-name="P2"><text:span text:style-name="T7">cabeçalho</text:span></text:p>
          </draw:text-box>
        </draw:frame>
        <draw:polygon draw:style-name="gr14" draw:text-style-name="P11" draw:layer="layout" svg:width="1.067cm" svg:height="1.197cm" svg:x="3.282cm" svg:y="10.02cm" svg:viewBox="0 0 1068 1198" draw:points="534,1198 0,1198 0,0 1068,0 1068,1198">
          <text:p/>
        </draw:polygon>
        <draw:frame draw:style-name="gr22" draw:text-style-name="P14" draw:layer="layout" svg:width="0.891cm" svg:height="0.412cm" svg:x="2.05cm" svg:y="10.432cm">
          <draw:text-box>
            <text:p text:style-name="P2"><text:span text:style-name="T7">nSeq</text:span></text:p>
          </draw:text-box>
        </draw:frame>
        <draw:polygon draw:style-name="gr10" draw:text-style-name="P10" draw:layer="layout" svg:width="1.659cm" svg:height="1.198cm" svg:x="1.665cm" svg:y="11.328cm" svg:viewBox="0 0 1660 1199" draw:points="830,1199 0,1199 0,0 1660,0 1660,1199">
          <text:p/>
        </draw:polygon>
        <draw:frame draw:style-name="gr9" draw:text-style-name="P5" draw:layer="layout" svg:width="0.528cm" svg:height="0.615cm" svg:x="3.648cm" svg:y="10.339cm">
          <draw:text-box>
            <text:p text:style-name="P2"><text:span text:style-name="T2">5</text:span></text:p>
          </draw:text-box>
        </draw:frame>
        <draw:polygon draw:style-name="gr11" draw:text-style-name="P11" draw:layer="layout" svg:width="1.067cm" svg:height="1.198cm" svg:x="3.282cm" svg:y="11.328cm" svg:viewBox="0 0 1068 1199" draw:points="534,1199 0,1199 0,0 1068,0 1068,1199">
          <text:p/>
        </draw:polygon>
        <draw:polygon draw:style-name="gr12" draw:text-style-name="P12" draw:layer="layout" svg:width="1.067cm" svg:height="1.198cm" svg:x="3.282cm" svg:y="11.328cm" svg:viewBox="0 0 1068 1199" draw:points="534,1199 0,1199 0,0 1068,0 1068,1199">
          <text:p/>
        </draw:polygon>
        <draw:frame draw:style-name="gr22" draw:text-style-name="P14" draw:layer="layout" svg:width="0.891cm" svg:height="0.412cm" svg:x="2.05cm" svg:y="11.741cm">
          <draw:text-box>
            <text:p text:style-name="P2"><text:span text:style-name="T7">pSeq</text:span></text:p>
          </draw:text-box>
        </draw:frame>
        <draw:polygon draw:style-name="gr10" draw:text-style-name="P10" draw:layer="layout" svg:width="1.659cm" svg:height="1.198cm" svg:x="1.665cm" svg:y="12.65cm" svg:viewBox="0 0 1660 1199" draw:points="830,1199 0,1199 0,0 1660,0 1660,1199">
          <text:p/>
        </draw:polygon>
        <draw:frame draw:style-name="gr9" draw:text-style-name="P5" draw:layer="layout" svg:width="0.528cm" svg:height="0.615cm" svg:x="3.648cm" svg:y="11.648cm">
          <draw:text-box>
            <text:p text:style-name="P2"><text:span text:style-name="T2">2</text:span></text:p>
          </draw:text-box>
        </draw:frame>
        <draw:polygon draw:style-name="gr14" draw:text-style-name="P24" draw:layer="layout" svg:width="1.067cm" svg:height="1.198cm" svg:x="3.282cm" svg:y="12.65cm" svg:viewBox="0 0 1068 1199" draw:points="534,1199 0,1199 0,0 1068,0 1068,1199">
          <text:p/>
        </draw:polygon>
        <draw:frame draw:style-name="gr23" draw:text-style-name="P14" draw:layer="layout" svg:width="0.781cm" svg:height="0.412cm" svg:x="2.117cm" svg:y="13.063cm">
          <draw:text-box>
            <text:p text:style-name="P2"><text:span text:style-name="T7">Prox</text:span></text:p>
          </draw:text-box>
        </draw:frame>
        <draw:frame draw:style-name="gr9" draw:text-style-name="P5" draw:layer="layout" svg:width="0.528cm" svg:height="0.615cm" svg:x="3.648cm" svg:y="12.971cm">
          <draw:text-box>
            <text:p text:style-name="P2"><text:span text:style-name="T2">1</text:span></text:p>
          </draw:text-box>
        </draw:frame>
      </draw:page>
      <draw:page draw:name="page19" draw:style-name="dp1" draw:master-page-name="master-page3">
        <draw:polygon draw:style-name="gr1" draw:text-style-name="P1" draw:layer="layout" svg:width="27.998cm" svg:height="15.749cm" svg:x="0cm" svg:y="0cm" svg:viewBox="0 0 27999 15750" draw:points="0,0 27999,0 27999,15750 0,15750">
          <text:p/>
        </draw:polygon>
        <draw:frame draw:style-name="gr2" draw:text-style-name="P3" draw:layer="layout" svg:width="0.493cm" svg:height="0.547cm" svg:x="1.401cm" svg:y="14.348cm">
          <draw:text-box>
            <text:p text:style-name="P2"><text:span text:style-name="T1"><text:s/></text:span></text:p>
          </draw:text-box>
        </draw:frame>
        <draw:polygon draw:style-name="gr3" draw:text-style-name="P4" draw:layer="layout" svg:width="8.021cm" svg:height="5cm" svg:x="1.198cm" svg:y="4cm" svg:viewBox="0 0 8022 5001" draw:points="4012,5001 0,5001 0,0 8022,0 8022,5001">
          <text:p/>
        </draw:polygon>
        <draw:frame draw:style-name="gr2" draw:text-style-name="P3" draw:layer="layout" svg:width="0.493cm" svg:height="0.547cm" svg:x="13.952cm" svg:y="14.348cm">
          <draw:text-box>
            <text:p text:style-name="P2"><text:span text:style-name="T1"><text:s/></text:span></text:p>
          </draw:text-box>
        </draw:frame>
        <draw:frame draw:style-name="gr4" draw:text-style-name="P5" draw:layer="layout" svg:width="2.445cm" svg:height="0.615cm" svg:x="3.99cm" svg:y="8.067cm">
          <draw:text-box>
            <text:p text:style-name="P2"><text:span text:style-name="T2">pedaço 0</text:span></text:p>
          </draw:text-box>
        </draw:frame>
        <draw:polygon draw:style-name="gr5" draw:text-style-name="P6" draw:layer="layout" svg:width="1.856cm" svg:height="1.332cm" svg:x="1.284cm" svg:y="4.16cm" svg:viewBox="0 0 1857 1333" draw:points="929,1333 0,1333 0,0 1857,0 1857,1333">
          <text:p/>
        </draw:polygon>
        <draw:frame draw:style-name="gr24" draw:text-style-name="P15" draw:layer="layout" svg:width="12.461cm" svg:height="1.182cm" svg:x="1.401cm" svg:y="1.354cm">
          <draw:text-box>
            <text:p text:style-name="P2"><text:span text:style-name="T8">3. Remover o elemento 42</text:span></text:p>
          </draw:text-box>
        </draw:frame>
        <draw:polygon draw:style-name="gr7" draw:text-style-name="P8" draw:layer="layout" svg:width="1.856cm" svg:height="0.793cm" svg:x="1.284cm" svg:y="5.515cm" svg:viewBox="0 0 1857 794" draw:points="929,794 0,794 0,0 1857,0 1857,794">
          <text:p/>
        </draw:polygon>
        <draw:frame draw:style-name="gr8" draw:text-style-name="P9" draw:layer="layout" svg:width="1.145cm" svg:height="0.53cm" svg:x="1.64cm" svg:y="4.583cm">
          <draw:text-box>
            <text:p text:style-name="P2"><text:span text:style-name="T4">dado</text:span></text:p>
          </draw:text-box>
        </draw:frame>
        <draw:polygon draw:style-name="gr5" draw:text-style-name="P6" draw:layer="layout" svg:width="1.855cm" svg:height="1.332cm" svg:x="3.276cm" svg:y="4.158cm" svg:viewBox="0 0 1856 1333" draw:points="928,1333 0,1333 0,0 1856,0 1856,1333">
          <text:p/>
        </draw:polygon>
        <draw:frame draw:style-name="gr9" draw:text-style-name="P5" draw:layer="layout" svg:width="0.528cm" svg:height="0.615cm" svg:x="2.043cm" svg:y="5.633cm">
          <draw:text-box>
            <text:p text:style-name="P2"><text:span text:style-name="T2">3</text:span></text:p>
          </draw:text-box>
        </draw:frame>
        <draw:polygon draw:style-name="gr7" draw:text-style-name="P8" draw:layer="layout" svg:width="1.855cm" svg:height="0.794cm" svg:x="3.276cm" svg:y="5.512cm" svg:viewBox="0 0 1856 795" draw:points="928,795 0,795 0,0 1856,0 1856,795">
          <text:p/>
        </draw:polygon>
        <draw:frame draw:style-name="gr8" draw:text-style-name="P9" draw:layer="layout" svg:width="1.145cm" svg:height="0.53cm" svg:x="3.634cm" svg:y="4.583cm">
          <draw:text-box>
            <text:p text:style-name="P2"><text:span text:style-name="T4">dado</text:span></text:p>
          </draw:text-box>
        </draw:frame>
        <draw:polygon draw:style-name="gr5" draw:text-style-name="P6" draw:layer="layout" svg:width="1.856cm" svg:height="1.33cm" svg:x="5.264cm" svg:y="4.16cm" svg:viewBox="0 0 1857 1331" draw:points="927,1331 0,1331 0,0 1857,0 1857,1331">
          <text:p/>
        </draw:polygon>
        <draw:frame draw:style-name="gr9" draw:text-style-name="P5" draw:layer="layout" svg:width="0.528cm" svg:height="0.615cm" svg:x="4.036cm" svg:y="5.63cm">
          <draw:text-box>
            <text:p text:style-name="P2"><text:span text:style-name="T2">5</text:span></text:p>
          </draw:text-box>
        </draw:frame>
        <draw:polygon draw:style-name="gr7" draw:text-style-name="P8" draw:layer="layout" svg:width="1.856cm" svg:height="0.792cm" svg:x="5.264cm" svg:y="5.513cm" svg:viewBox="0 0 1857 793" draw:points="927,793 0,793 0,0 1857,0 1857,793">
          <text:p/>
        </draw:polygon>
        <draw:polygon draw:style-name="gr5" draw:text-style-name="P6" draw:layer="layout" svg:width="1.856cm" svg:height="1.332cm" svg:x="7.218cm" svg:y="4.16cm" svg:viewBox="0 0 1857 1333" draw:points="929,1333 0,1333 0,0 1857,0 1857,1333">
          <text:p/>
        </draw:polygon>
        <draw:frame draw:style-name="gr8" draw:text-style-name="P9" draw:layer="layout" svg:width="1.145cm" svg:height="0.53cm" svg:x="5.62cm" svg:y="4.583cm">
          <draw:text-box>
            <text:p text:style-name="P2"><text:span text:style-name="T4">dado</text:span></text:p>
          </draw:text-box>
        </draw:frame>
        <draw:polygon draw:style-name="gr7" draw:text-style-name="P8" draw:layer="layout" svg:width="1.856cm" svg:height="0.793cm" svg:x="7.218cm" svg:y="5.515cm" svg:viewBox="0 0 1857 794" draw:points="929,794 0,794 0,0 1857,0 1857,794">
          <text:p/>
        </draw:polygon>
        <draw:polygon draw:style-name="gr10" draw:text-style-name="P10" draw:layer="layout" svg:width="1.856cm" svg:height="1.331cm" svg:x="1.284cm" svg:y="6.529cm" svg:viewBox="0 0 1857 1332" draw:points="929,1332 0,1332 0,0 1857,0 1857,1332">
          <text:p/>
        </draw:polygon>
        <draw:frame draw:style-name="gr8" draw:text-style-name="P9" draw:layer="layout" svg:width="1.145cm" svg:height="0.53cm" svg:x="7.578cm" svg:y="4.583cm">
          <draw:text-box>
            <text:p text:style-name="P2"><text:span text:style-name="T4">dado</text:span></text:p>
          </draw:text-box>
        </draw:frame>
        <draw:polygon draw:style-name="gr11" draw:text-style-name="P11" draw:layer="layout" svg:width="1.192cm" svg:height="1.331cm" svg:x="3.094cm" svg:y="6.529cm" svg:viewBox="0 0 1193 1332" draw:points="597,1332 0,1332 0,0 1193,0 1193,1332">
          <text:p/>
        </draw:polygon>
        <draw:polygon draw:style-name="gr12" draw:text-style-name="P12" draw:layer="layout" svg:width="1.192cm" svg:height="1.331cm" svg:x="3.094cm" svg:y="6.529cm" svg:viewBox="0 0 1193 1332" draw:points="597,1332 0,1332 0,0 1193,0 1193,1332">
          <text:p/>
        </draw:polygon>
        <draw:frame draw:style-name="gr13" draw:text-style-name="P9" draw:layer="layout" svg:width="0.832cm" svg:height="0.53cm" svg:x="1.799cm" svg:y="6.954cm">
          <draw:text-box>
            <text:p text:style-name="P2"><text:span text:style-name="T4">Qtd</text:span></text:p>
          </draw:text-box>
        </draw:frame>
        <draw:polygon draw:style-name="gr10" draw:text-style-name="P10" draw:layer="layout" svg:width="1.856cm" svg:height="1.331cm" svg:x="6.081cm" svg:y="6.529cm" svg:viewBox="0 0 1857 1332" draw:points="930,1332 0,1332 0,0 1857,0 1857,1332">
          <text:p/>
        </draw:polygon>
        <draw:frame draw:style-name="gr9" draw:text-style-name="P5" draw:layer="layout" svg:width="0.528cm" svg:height="0.615cm" svg:x="3.521cm" svg:y="6.917cm">
          <draw:text-box>
            <text:p text:style-name="P2"><text:span text:style-name="T2">2</text:span></text:p>
          </draw:text-box>
        </draw:frame>
        <draw:polygon draw:style-name="gr14" draw:text-style-name="P11" draw:layer="layout" svg:width="1.192cm" svg:height="1.331cm" svg:x="7.891cm" svg:y="6.529cm" svg:viewBox="0 0 1193 1332" draw:points="597,1332 0,1332 0,0 1193,0 1193,1332">
          <text:p/>
        </draw:polygon>
        <draw:frame draw:style-name="gr15" draw:text-style-name="P9" draw:layer="layout" svg:width="1.014cm" svg:height="0.53cm" svg:x="6.519cm" svg:y="6.954cm">
          <draw:text-box>
            <text:p text:style-name="P2"><text:span text:style-name="T4">Prox</text:span></text:p>
          </draw:text-box>
        </draw:frame>
        <draw:polygon draw:style-name="gr3" draw:text-style-name="P4" draw:layer="layout" svg:width="8.021cm" svg:height="5cm" svg:x="9.998cm" svg:y="4cm" svg:viewBox="0 0 8022 5001" draw:points="4013,5001 0,5001 0,0 8022,0 8022,5001">
          <text:p/>
        </draw:polygon>
        <draw:frame draw:style-name="gr9" draw:text-style-name="P5" draw:layer="layout" svg:width="0.528cm" svg:height="0.615cm" svg:x="8.319cm" svg:y="6.917cm">
          <draw:text-box>
            <text:p text:style-name="P2"><text:span text:style-name="T2">3</text:span></text:p>
          </draw:text-box>
        </draw:frame>
        <draw:polygon draw:style-name="gr5" draw:text-style-name="P6" draw:layer="layout" svg:width="1.856cm" svg:height="1.332cm" svg:x="10.084cm" svg:y="4.16cm" svg:viewBox="0 0 1857 1333" draw:points="930,1333 0,1333 0,0 1857,0 1857,1333">
          <text:p/>
        </draw:polygon>
        <draw:frame draw:style-name="gr4" draw:text-style-name="P5" draw:layer="layout" svg:width="2.445cm" svg:height="0.615cm" svg:x="12.788cm" svg:y="8.067cm">
          <draw:text-box>
            <text:p text:style-name="P2"><text:span text:style-name="T2">pedaço 1</text:span></text:p>
          </draw:text-box>
        </draw:frame>
        <draw:polygon draw:style-name="gr7" draw:text-style-name="P8" draw:layer="layout" svg:width="1.856cm" svg:height="0.793cm" svg:x="10.084cm" svg:y="5.515cm" svg:viewBox="0 0 1857 794" draw:points="930,794 0,794 0,0 1857,0 1857,794">
          <text:p/>
        </draw:polygon>
        <draw:frame draw:style-name="gr8" draw:text-style-name="P9" draw:layer="layout" svg:width="1.145cm" svg:height="0.53cm" svg:x="10.442cm" svg:y="4.583cm">
          <draw:text-box>
            <text:p text:style-name="P2"><text:span text:style-name="T4">dado</text:span></text:p>
          </draw:text-box>
        </draw:frame>
        <draw:polygon draw:style-name="gr5" draw:text-style-name="P6" draw:layer="layout" svg:width="1.856cm" svg:height="1.332cm" svg:x="12.076cm" svg:y="4.158cm" svg:viewBox="0 0 1857 1333" draw:points="927,1333 0,1333 0,0 1857,0 1857,1333">
          <text:p/>
        </draw:polygon>
        <draw:polygon draw:style-name="gr7" draw:text-style-name="P8" draw:layer="layout" svg:width="1.856cm" svg:height="0.794cm" svg:x="12.076cm" svg:y="5.512cm" svg:viewBox="0 0 1857 795" draw:points="927,795 0,795 0,0 1857,0 1857,795">
          <text:p/>
        </draw:polygon>
        <draw:polygon draw:style-name="gr5" draw:text-style-name="P6" draw:layer="layout" svg:width="1.856cm" svg:height="1.33cm" svg:x="14.064cm" svg:y="4.16cm" svg:viewBox="0 0 1857 1331" draw:points="927,1331 0,1331 0,0 1857,0 1857,1331">
          <text:p/>
        </draw:polygon>
        <draw:frame draw:style-name="gr8" draw:text-style-name="P9" draw:layer="layout" svg:width="1.145cm" svg:height="0.53cm" svg:x="12.432cm" svg:y="4.583cm">
          <draw:text-box>
            <text:p text:style-name="P2"><text:span text:style-name="T4">dado</text:span></text:p>
          </draw:text-box>
        </draw:frame>
        <draw:polygon draw:style-name="gr7" draw:text-style-name="P8" draw:layer="layout" svg:width="1.856cm" svg:height="0.792cm" svg:x="14.064cm" svg:y="5.513cm" svg:viewBox="0 0 1857 793" draw:points="927,793 0,793 0,0 1857,0 1857,793">
          <text:p/>
        </draw:polygon>
        <draw:polygon draw:style-name="gr5" draw:text-style-name="P6" draw:layer="layout" svg:width="1.856cm" svg:height="1.332cm" svg:x="16.019cm" svg:y="4.16cm" svg:viewBox="0 0 1857 1333" draw:points="927,1333 0,1333 0,0 1857,0 1857,1333">
          <text:p/>
        </draw:polygon>
        <draw:frame draw:style-name="gr8" draw:text-style-name="P9" draw:layer="layout" svg:width="1.145cm" svg:height="0.53cm" svg:x="14.422cm" svg:y="4.583cm">
          <draw:text-box>
            <text:p text:style-name="P2"><text:span text:style-name="T4">dado</text:span></text:p>
          </draw:text-box>
        </draw:frame>
        <draw:polygon draw:style-name="gr7" draw:text-style-name="P8" draw:layer="layout" svg:width="1.856cm" svg:height="0.793cm" svg:x="16.019cm" svg:y="5.515cm" svg:viewBox="0 0 1857 794" draw:points="927,794 0,794 0,0 1857,0 1857,794">
          <text:p/>
        </draw:polygon>
        <draw:polygon draw:style-name="gr10" draw:text-style-name="P10" draw:layer="layout" svg:width="1.856cm" svg:height="1.331cm" svg:x="10.084cm" svg:y="6.529cm" svg:viewBox="0 0 1857 1332" draw:points="930,1332 0,1332 0,0 1857,0 1857,1332">
          <text:p/>
        </draw:polygon>
        <draw:frame draw:style-name="gr8" draw:text-style-name="P9" draw:layer="layout" svg:width="1.145cm" svg:height="0.53cm" svg:x="16.376cm" svg:y="4.583cm">
          <draw:text-box>
            <text:p text:style-name="P2"><text:span text:style-name="T4">dado</text:span></text:p>
          </draw:text-box>
        </draw:frame>
        <draw:polygon draw:style-name="gr14" draw:text-style-name="P11" draw:layer="layout" svg:width="1.192cm" svg:height="1.331cm" svg:x="11.894cm" svg:y="6.529cm" svg:viewBox="0 0 1193 1332" draw:points="597,1332 0,1332 0,0 1193,0 1193,1332">
          <text:p/>
        </draw:polygon>
        <draw:frame draw:style-name="gr13" draw:text-style-name="P9" draw:layer="layout" svg:width="0.832cm" svg:height="0.53cm" svg:x="10.597cm" svg:y="6.954cm">
          <draw:text-box>
            <text:p text:style-name="P2"><text:span text:style-name="T4">Qtd</text:span></text:p>
          </draw:text-box>
        </draw:frame>
        <draw:polygon draw:style-name="gr10" draw:text-style-name="P10" draw:layer="layout" svg:width="1.856cm" svg:height="1.331cm" svg:x="14.882cm" svg:y="6.529cm" svg:viewBox="0 0 1857 1332" draw:points="928,1332 0,1332 0,0 1857,0 1857,1332">
          <text:p/>
        </draw:polygon>
        <draw:frame draw:style-name="gr9" draw:text-style-name="P5" draw:layer="layout" svg:width="0.528cm" svg:height="0.615cm" svg:x="12.323cm" svg:y="6.917cm">
          <draw:text-box>
            <text:p text:style-name="P2"><text:span text:style-name="T2">0</text:span></text:p>
          </draw:text-box>
        </draw:frame>
        <draw:polygon draw:style-name="gr14" draw:text-style-name="P11" draw:layer="layout" svg:width="1.192cm" svg:height="1.331cm" svg:x="16.691cm" svg:y="6.529cm" svg:viewBox="0 0 1193 1332" draw:points="598,1332 0,1332 0,0 1193,0 1193,1332">
          <text:p/>
        </draw:polygon>
        <draw:frame draw:style-name="gr15" draw:text-style-name="P9" draw:layer="layout" svg:width="1.014cm" svg:height="0.53cm" svg:x="15.321cm" svg:y="6.954cm">
          <draw:text-box>
            <text:p text:style-name="P2"><text:span text:style-name="T4">Prox</text:span></text:p>
          </draw:text-box>
        </draw:frame>
        <draw:polygon draw:style-name="gr3" draw:text-style-name="P4" draw:layer="layout" svg:width="8.021cm" svg:height="5cm" svg:x="19.199cm" svg:y="4cm" svg:viewBox="0 0 8022 5001" draw:points="4011,5001 0,5001 0,0 8022,0 8022,5001">
          <text:p/>
        </draw:polygon>
        <draw:frame draw:style-name="gr9" draw:text-style-name="P5" draw:layer="layout" svg:width="0.528cm" svg:height="0.615cm" svg:x="17.12cm" svg:y="6.917cm">
          <draw:text-box>
            <text:p text:style-name="P2"><text:span text:style-name="T2">5</text:span></text:p>
          </draw:text-box>
        </draw:frame>
        <draw:polygon draw:style-name="gr31" draw:text-style-name="P6" draw:layer="layout" svg:width="1.856cm" svg:height="1.332cm" svg:x="19.284cm" svg:y="4.16cm" svg:viewBox="0 0 1857 1333" draw:points="930,1333 0,1333 0,0 1857,0 1857,1333">
          <text:p/>
        </draw:polygon>
        <draw:polygon draw:style-name="gr12" draw:text-style-name="P12" draw:layer="layout" svg:width="1.856cm" svg:height="1.332cm" svg:x="19.284cm" svg:y="4.16cm" svg:viewBox="0 0 1857 1333" draw:points="930,1333 0,1333 0,0 1857,0 1857,1333">
          <text:p/>
        </draw:polygon>
        <draw:frame draw:style-name="gr4" draw:text-style-name="P5" draw:layer="layout" svg:width="2.445cm" svg:height="0.615cm" svg:x="21.989cm" svg:y="8.067cm">
          <draw:text-box>
            <text:p text:style-name="P2"><text:span text:style-name="T2">pedaço 2</text:span></text:p>
          </draw:text-box>
        </draw:frame>
        <draw:polygon draw:style-name="gr7" draw:text-style-name="P8" draw:layer="layout" svg:width="1.856cm" svg:height="0.793cm" svg:x="19.284cm" svg:y="5.515cm" svg:viewBox="0 0 1857 794" draw:points="930,794 0,794 0,0 1857,0 1857,794">
          <text:p/>
        </draw:polygon>
        <draw:frame draw:style-name="gr8" draw:text-style-name="P9" draw:layer="layout" svg:width="1.145cm" svg:height="0.53cm" svg:x="19.643cm" svg:y="4.583cm">
          <draw:text-box>
            <text:p text:style-name="P2"><text:span text:style-name="T4">dado</text:span></text:p>
          </draw:text-box>
        </draw:frame>
        <draw:polygon draw:style-name="gr5" draw:text-style-name="P6" draw:layer="layout" svg:width="1.856cm" svg:height="1.332cm" svg:x="21.275cm" svg:y="4.158cm" svg:viewBox="0 0 1857 1333" draw:points="930,1333 0,1333 0,0 1857,0 1857,1333">
          <text:p/>
        </draw:polygon>
        <draw:frame draw:style-name="gr9" draw:text-style-name="P5" draw:layer="layout" svg:width="0.528cm" svg:height="0.615cm" svg:x="20.045cm" svg:y="5.633cm">
          <draw:text-box>
            <text:p text:style-name="P2"><text:span text:style-name="T2">2</text:span></text:p>
          </draw:text-box>
        </draw:frame>
        <draw:polygon draw:style-name="gr7" draw:text-style-name="P8" draw:layer="layout" svg:width="1.856cm" svg:height="0.794cm" svg:x="21.275cm" svg:y="5.512cm" svg:viewBox="0 0 1857 795" draw:points="930,795 0,795 0,0 1857,0 1857,795">
          <text:p/>
        </draw:polygon>
        <draw:frame draw:style-name="gr8" draw:text-style-name="P9" draw:layer="layout" svg:width="1.145cm" svg:height="0.53cm" svg:x="21.632cm" svg:y="4.583cm">
          <draw:text-box>
            <text:p text:style-name="P2"><text:span text:style-name="T4">dado</text:span></text:p>
          </draw:text-box>
        </draw:frame>
        <draw:polygon draw:style-name="gr5" draw:text-style-name="P6" draw:layer="layout" svg:width="1.856cm" svg:height="1.33cm" svg:x="23.264cm" svg:y="4.16cm" svg:viewBox="0 0 1857 1331" draw:points="927,1331 0,1331 0,0 1857,0 1857,1331">
          <text:p/>
        </draw:polygon>
        <draw:frame draw:style-name="gr9" draw:text-style-name="P5" draw:layer="layout" svg:width="0.528cm" svg:height="0.615cm" svg:x="22.035cm" svg:y="5.63cm">
          <draw:text-box>
            <text:p text:style-name="P2"><text:span text:style-name="T2">8</text:span></text:p>
          </draw:text-box>
        </draw:frame>
        <draw:polygon draw:style-name="gr7" draw:text-style-name="P8" draw:layer="layout" svg:width="1.856cm" svg:height="0.792cm" svg:x="23.264cm" svg:y="5.513cm" svg:viewBox="0 0 1857 793" draw:points="927,793 0,793 0,0 1857,0 1857,793">
          <text:p/>
        </draw:polygon>
        <draw:frame draw:style-name="gr8" draw:text-style-name="P9" draw:layer="layout" svg:width="1.145cm" svg:height="0.53cm" svg:x="23.622cm" svg:y="4.583cm">
          <draw:text-box>
            <text:p text:style-name="P2"><text:span text:style-name="T4">dado</text:span></text:p>
          </draw:text-box>
        </draw:frame>
        <draw:polygon draw:style-name="gr5" draw:text-style-name="P6" draw:layer="layout" svg:width="1.856cm" svg:height="1.332cm" svg:x="25.218cm" svg:y="4.16cm" svg:viewBox="0 0 1857 1333" draw:points="929,1333 0,1333 0,0 1857,0 1857,1333">
          <text:p/>
        </draw:polygon>
        <draw:frame draw:style-name="gr18" draw:text-style-name="P5" draw:layer="layout" svg:width="0.528cm" svg:height="0.589cm" svg:x="24.045cm" svg:y="5.642cm">
          <draw:text-box>
            <text:p text:style-name="P2"><text:span text:style-name="T5">9</text:span></text:p>
          </draw:text-box>
        </draw:frame>
        <draw:polygon draw:style-name="gr7" draw:text-style-name="P8" draw:layer="layout" svg:width="1.856cm" svg:height="0.793cm" svg:x="25.218cm" svg:y="5.515cm" svg:viewBox="0 0 1857 794" draw:points="929,794 0,794 0,0 1857,0 1857,794">
          <text:p/>
        </draw:polygon>
        <draw:frame draw:style-name="gr8" draw:text-style-name="P9" draw:layer="layout" svg:width="1.145cm" svg:height="0.53cm" svg:x="25.576cm" svg:y="4.583cm">
          <draw:text-box>
            <text:p text:style-name="P2"><text:span text:style-name="T4">dado</text:span></text:p>
          </draw:text-box>
        </draw:frame>
        <draw:polygon draw:style-name="gr10" draw:text-style-name="P10" draw:layer="layout" svg:width="1.856cm" svg:height="1.331cm" svg:x="19.284cm" svg:y="6.529cm" svg:viewBox="0 0 1857 1332" draw:points="930,1332 0,1332 0,0 1857,0 1857,1332">
          <text:p/>
        </draw:polygon>
        <draw:frame draw:style-name="gr17" draw:text-style-name="P5" draw:layer="layout" svg:width="0.595cm" svg:height="0.589cm" svg:x="25.873cm" svg:y="5.645cm">
          <draw:text-box>
            <text:p text:style-name="P2"><text:span text:style-name="T5">11</text:span></text:p>
          </draw:text-box>
        </draw:frame>
        <draw:polygon draw:style-name="gr14" draw:text-style-name="P11" draw:layer="layout" svg:width="1.191cm" svg:height="1.331cm" svg:x="21.095cm" svg:y="6.529cm" svg:viewBox="0 0 1192 1332" draw:points="596,1332 0,1332 0,0 1192,0 1192,1332">
          <text:p/>
        </draw:polygon>
        <draw:frame draw:style-name="gr13" draw:text-style-name="P9" draw:layer="layout" svg:width="0.832cm" svg:height="0.53cm" svg:x="19.798cm" svg:y="6.954cm">
          <draw:text-box>
            <text:p text:style-name="P2"><text:span text:style-name="T4">Qtd</text:span></text:p>
          </draw:text-box>
        </draw:frame>
        <draw:polygon draw:style-name="gr10" draw:text-style-name="P10" draw:layer="layout" svg:width="1.856cm" svg:height="1.331cm" svg:x="24.081cm" svg:y="6.529cm" svg:viewBox="0 0 1857 1332" draw:points="929,1332 0,1332 0,0 1857,0 1857,1332">
          <text:p/>
        </draw:polygon>
        <draw:frame draw:style-name="gr9" draw:text-style-name="P5" draw:layer="layout" svg:width="0.528cm" svg:height="0.615cm" svg:x="21.523cm" svg:y="6.917cm">
          <draw:text-box>
            <text:p text:style-name="P2"><text:span text:style-name="T2">4</text:span></text:p>
          </draw:text-box>
        </draw:frame>
        <draw:polygon draw:style-name="gr14" draw:text-style-name="P11" draw:layer="layout" svg:width="1.192cm" svg:height="1.331cm" svg:x="25.891cm" svg:y="6.529cm" svg:viewBox="0 0 1193 1332" draw:points="597,1332 0,1332 0,0 1193,0 1193,1332">
          <text:p/>
        </draw:polygon>
        <draw:frame draw:style-name="gr15" draw:text-style-name="P9" draw:layer="layout" svg:width="1.014cm" svg:height="0.53cm" svg:x="24.522cm" svg:y="6.954cm">
          <draw:text-box>
            <text:p text:style-name="P2"><text:span text:style-name="T4">Prox</text:span></text:p>
          </draw:text-box>
        </draw:frame>
        <draw:polygon draw:style-name="gr3" draw:text-style-name="P4" draw:layer="layout" svg:width="8.021cm" svg:height="5cm" svg:x="1.198cm" svg:y="4cm" svg:viewBox="0 0 8022 5001" draw:points="4012,5001 0,5001 0,0 8022,0 8022,5001">
          <text:p/>
        </draw:polygon>
        <draw:frame draw:style-name="gr9" draw:text-style-name="P5" draw:layer="layout" svg:width="0.528cm" svg:height="0.615cm" svg:x="26.321cm" svg:y="6.917cm">
          <draw:text-box>
            <text:p text:style-name="P2"><text:span text:style-name="T2">0</text:span></text:p>
          </draw:text-box>
        </draw:frame>
        <draw:polygon draw:style-name="gr5" draw:text-style-name="P6" draw:layer="layout" svg:width="1.856cm" svg:height="1.332cm" svg:x="1.284cm" svg:y="4.16cm" svg:viewBox="0 0 1857 1333" draw:points="929,1333 0,1333 0,0 1857,0 1857,1333">
          <text:p/>
        </draw:polygon>
        <draw:frame draw:style-name="gr4" draw:text-style-name="P5" draw:layer="layout" svg:width="2.445cm" svg:height="0.615cm" svg:x="3.99cm" svg:y="8.067cm">
          <draw:text-box>
            <text:p text:style-name="P2"><text:span text:style-name="T2">pedaço 0</text:span></text:p>
          </draw:text-box>
        </draw:frame>
        <draw:polygon draw:style-name="gr7" draw:text-style-name="P8" draw:layer="layout" svg:width="1.856cm" svg:height="0.793cm" svg:x="1.284cm" svg:y="5.515cm" svg:viewBox="0 0 1857 794" draw:points="929,794 0,794 0,0 1857,0 1857,794">
          <text:p/>
        </draw:polygon>
        <draw:frame draw:style-name="gr8" draw:text-style-name="P9" draw:layer="layout" svg:width="1.145cm" svg:height="0.53cm" svg:x="1.64cm" svg:y="4.583cm">
          <draw:text-box>
            <text:p text:style-name="P2"><text:span text:style-name="T4">dado</text:span></text:p>
          </draw:text-box>
        </draw:frame>
        <draw:polygon draw:style-name="gr5" draw:text-style-name="P6" draw:layer="layout" svg:width="1.855cm" svg:height="1.332cm" svg:x="3.276cm" svg:y="4.158cm" svg:viewBox="0 0 1856 1333" draw:points="928,1333 0,1333 0,0 1856,0 1856,1333">
          <text:p/>
        </draw:polygon>
        <draw:frame draw:style-name="gr9" draw:text-style-name="P5" draw:layer="layout" svg:width="0.528cm" svg:height="0.615cm" svg:x="2.043cm" svg:y="5.633cm">
          <draw:text-box>
            <text:p text:style-name="P2"><text:span text:style-name="T2">3</text:span></text:p>
          </draw:text-box>
        </draw:frame>
        <draw:polygon draw:style-name="gr7" draw:text-style-name="P8" draw:layer="layout" svg:width="1.855cm" svg:height="0.794cm" svg:x="3.276cm" svg:y="5.512cm" svg:viewBox="0 0 1856 795" draw:points="928,795 0,795 0,0 1856,0 1856,795">
          <text:p/>
        </draw:polygon>
        <draw:frame draw:style-name="gr8" draw:text-style-name="P9" draw:layer="layout" svg:width="1.145cm" svg:height="0.53cm" svg:x="3.634cm" svg:y="4.583cm">
          <draw:text-box>
            <text:p text:style-name="P2"><text:span text:style-name="T4">dado</text:span></text:p>
          </draw:text-box>
        </draw:frame>
        <draw:polygon draw:style-name="gr5" draw:text-style-name="P6" draw:layer="layout" svg:width="1.856cm" svg:height="1.33cm" svg:x="5.264cm" svg:y="4.16cm" svg:viewBox="0 0 1857 1331" draw:points="927,1331 0,1331 0,0 1857,0 1857,1331">
          <text:p/>
        </draw:polygon>
        <draw:frame draw:style-name="gr9" draw:text-style-name="P5" draw:layer="layout" svg:width="0.528cm" svg:height="0.615cm" svg:x="4.036cm" svg:y="5.63cm">
          <draw:text-box>
            <text:p text:style-name="P2"><text:span text:style-name="T2">5</text:span></text:p>
          </draw:text-box>
        </draw:frame>
        <draw:polygon draw:style-name="gr7" draw:text-style-name="P8" draw:layer="layout" svg:width="1.856cm" svg:height="0.792cm" svg:x="5.264cm" svg:y="5.513cm" svg:viewBox="0 0 1857 793" draw:points="927,793 0,793 0,0 1857,0 1857,793">
          <text:p/>
        </draw:polygon>
        <draw:polygon draw:style-name="gr5" draw:text-style-name="P6" draw:layer="layout" svg:width="1.856cm" svg:height="1.332cm" svg:x="7.218cm" svg:y="4.16cm" svg:viewBox="0 0 1857 1333" draw:points="929,1333 0,1333 0,0 1857,0 1857,1333">
          <text:p/>
        </draw:polygon>
        <draw:frame draw:style-name="gr8" draw:text-style-name="P9" draw:layer="layout" svg:width="1.145cm" svg:height="0.53cm" svg:x="5.62cm" svg:y="4.583cm">
          <draw:text-box>
            <text:p text:style-name="P2"><text:span text:style-name="T4">dado</text:span></text:p>
          </draw:text-box>
        </draw:frame>
        <draw:polygon draw:style-name="gr7" draw:text-style-name="P8" draw:layer="layout" svg:width="1.856cm" svg:height="0.793cm" svg:x="7.218cm" svg:y="5.515cm" svg:viewBox="0 0 1857 794" draw:points="929,794 0,794 0,0 1857,0 1857,794">
          <text:p/>
        </draw:polygon>
        <draw:polygon draw:style-name="gr10" draw:text-style-name="P10" draw:layer="layout" svg:width="1.856cm" svg:height="1.331cm" svg:x="1.284cm" svg:y="6.529cm" svg:viewBox="0 0 1857 1332" draw:points="929,1332 0,1332 0,0 1857,0 1857,1332">
          <text:p/>
        </draw:polygon>
        <draw:frame draw:style-name="gr8" draw:text-style-name="P9" draw:layer="layout" svg:width="1.145cm" svg:height="0.53cm" svg:x="7.578cm" svg:y="4.583cm">
          <draw:text-box>
            <text:p text:style-name="P2"><text:span text:style-name="T4">dado</text:span></text:p>
          </draw:text-box>
        </draw:frame>
        <draw:polygon draw:style-name="gr11" draw:text-style-name="P11" draw:layer="layout" svg:width="1.192cm" svg:height="1.331cm" svg:x="3.094cm" svg:y="6.529cm" svg:viewBox="0 0 1193 1332" draw:points="597,1332 0,1332 0,0 1193,0 1193,1332">
          <text:p/>
        </draw:polygon>
        <draw:polygon draw:style-name="gr12" draw:text-style-name="P12" draw:layer="layout" svg:width="1.192cm" svg:height="1.331cm" svg:x="3.094cm" svg:y="6.529cm" svg:viewBox="0 0 1193 1332" draw:points="597,1332 0,1332 0,0 1193,0 1193,1332">
          <text:p/>
        </draw:polygon>
        <draw:frame draw:style-name="gr13" draw:text-style-name="P9" draw:layer="layout" svg:width="0.832cm" svg:height="0.53cm" svg:x="1.799cm" svg:y="6.954cm">
          <draw:text-box>
            <text:p text:style-name="P2"><text:span text:style-name="T4">Qtd</text:span></text:p>
          </draw:text-box>
        </draw:frame>
        <draw:polygon draw:style-name="gr10" draw:text-style-name="P10" draw:layer="layout" svg:width="1.856cm" svg:height="1.331cm" svg:x="6.081cm" svg:y="6.529cm" svg:viewBox="0 0 1857 1332" draw:points="930,1332 0,1332 0,0 1857,0 1857,1332">
          <text:p/>
        </draw:polygon>
        <draw:frame draw:style-name="gr9" draw:text-style-name="P5" draw:layer="layout" svg:width="0.528cm" svg:height="0.615cm" svg:x="3.521cm" svg:y="6.917cm">
          <draw:text-box>
            <text:p text:style-name="P2"><text:span text:style-name="T2">2</text:span></text:p>
          </draw:text-box>
        </draw:frame>
        <draw:polygon draw:style-name="gr14" draw:text-style-name="P11" draw:layer="layout" svg:width="1.192cm" svg:height="1.331cm" svg:x="7.891cm" svg:y="6.529cm" svg:viewBox="0 0 1193 1332" draw:points="597,1332 0,1332 0,0 1193,0 1193,1332">
          <text:p/>
        </draw:polygon>
        <draw:frame draw:style-name="gr15" draw:text-style-name="P9" draw:layer="layout" svg:width="1.014cm" svg:height="0.53cm" svg:x="6.519cm" svg:y="6.954cm">
          <draw:text-box>
            <text:p text:style-name="P2"><text:span text:style-name="T4">Prox</text:span></text:p>
          </draw:text-box>
        </draw:frame>
        <draw:polygon draw:style-name="gr3" draw:text-style-name="P4" draw:layer="layout" svg:width="8.021cm" svg:height="5cm" svg:x="1.198cm" svg:y="4cm" svg:viewBox="0 0 8022 5001" draw:points="4012,5001 0,5001 0,0 8022,0 8022,5001">
          <text:p/>
        </draw:polygon>
        <draw:frame draw:style-name="gr9" draw:text-style-name="P5" draw:layer="layout" svg:width="0.528cm" svg:height="0.615cm" svg:x="8.319cm" svg:y="6.917cm">
          <draw:text-box>
            <text:p text:style-name="P2"><text:span text:style-name="T2">3</text:span></text:p>
          </draw:text-box>
        </draw:frame>
        <draw:polygon draw:style-name="gr5" draw:text-style-name="P6" draw:layer="layout" svg:width="1.856cm" svg:height="1.332cm" svg:x="1.284cm" svg:y="4.16cm" svg:viewBox="0 0 1857 1333" draw:points="929,1333 0,1333 0,0 1857,0 1857,1333">
          <text:p/>
        </draw:polygon>
        <draw:frame draw:style-name="gr4" draw:text-style-name="P5" draw:layer="layout" svg:width="2.445cm" svg:height="0.615cm" svg:x="3.99cm" svg:y="8.067cm">
          <draw:text-box>
            <text:p text:style-name="P2"><text:span text:style-name="T2">pedaço 0</text:span></text:p>
          </draw:text-box>
        </draw:frame>
        <draw:polygon draw:style-name="gr7" draw:text-style-name="P8" draw:layer="layout" svg:width="1.856cm" svg:height="0.793cm" svg:x="1.284cm" svg:y="5.515cm" svg:viewBox="0 0 1857 794" draw:points="929,794 0,794 0,0 1857,0 1857,794">
          <text:p/>
        </draw:polygon>
        <draw:frame draw:style-name="gr8" draw:text-style-name="P9" draw:layer="layout" svg:width="1.145cm" svg:height="0.53cm" svg:x="1.64cm" svg:y="4.583cm">
          <draw:text-box>
            <text:p text:style-name="P2"><text:span text:style-name="T4">dado</text:span></text:p>
          </draw:text-box>
        </draw:frame>
        <draw:polygon draw:style-name="gr5" draw:text-style-name="P6" draw:layer="layout" svg:width="1.855cm" svg:height="1.332cm" svg:x="3.276cm" svg:y="4.158cm" svg:viewBox="0 0 1856 1333" draw:points="928,1333 0,1333 0,0 1856,0 1856,1333">
          <text:p/>
        </draw:polygon>
        <draw:frame draw:style-name="gr16" draw:text-style-name="P5" draw:layer="layout" svg:width="0.679cm" svg:height="0.615cm" svg:x="1.873cm" svg:y="5.633cm">
          <draw:text-box>
            <text:p text:style-name="P2"><text:span text:style-name="T2">14</text:span></text:p>
          </draw:text-box>
        </draw:frame>
        <draw:polygon draw:style-name="gr7" draw:text-style-name="P8" draw:layer="layout" svg:width="1.855cm" svg:height="0.794cm" svg:x="3.276cm" svg:y="5.512cm" svg:viewBox="0 0 1856 795" draw:points="928,795 0,795 0,0 1856,0 1856,795">
          <text:p/>
        </draw:polygon>
        <draw:frame draw:style-name="gr8" draw:text-style-name="P9" draw:layer="layout" svg:width="1.145cm" svg:height="0.53cm" svg:x="3.634cm" svg:y="4.583cm">
          <draw:text-box>
            <text:p text:style-name="P2"><text:span text:style-name="T4">dado</text:span></text:p>
          </draw:text-box>
        </draw:frame>
        <draw:polygon draw:style-name="gr5" draw:text-style-name="P6" draw:layer="layout" svg:width="1.856cm" svg:height="1.33cm" svg:x="5.264cm" svg:y="4.16cm" svg:viewBox="0 0 1857 1331" draw:points="927,1331 0,1331 0,0 1857,0 1857,1331">
          <text:p/>
        </draw:polygon>
        <draw:frame draw:style-name="gr16" draw:text-style-name="P5" draw:layer="layout" svg:width="0.679cm" svg:height="0.615cm" svg:x="3.866cm" svg:y="5.63cm">
          <draw:text-box>
            <text:p text:style-name="P2"><text:span text:style-name="T2">18</text:span></text:p>
          </draw:text-box>
        </draw:frame>
        <draw:polygon draw:style-name="gr7" draw:text-style-name="P8" draw:layer="layout" svg:width="1.856cm" svg:height="0.792cm" svg:x="5.264cm" svg:y="5.513cm" svg:viewBox="0 0 1857 793" draw:points="927,793 0,793 0,0 1857,0 1857,793">
          <text:p/>
        </draw:polygon>
        <draw:frame draw:style-name="gr8" draw:text-style-name="P9" draw:layer="layout" svg:width="1.145cm" svg:height="0.53cm" svg:x="5.62cm" svg:y="4.583cm">
          <draw:text-box>
            <text:p text:style-name="P2"><text:span text:style-name="T4">dado</text:span></text:p>
          </draw:text-box>
        </draw:frame>
        <draw:polygon draw:style-name="gr5" draw:text-style-name="P6" draw:layer="layout" svg:width="1.856cm" svg:height="1.332cm" svg:x="7.218cm" svg:y="4.16cm" svg:viewBox="0 0 1857 1333" draw:points="929,1333 0,1333 0,0 1857,0 1857,1333">
          <text:p/>
        </draw:polygon>
        <draw:frame draw:style-name="gr19" draw:text-style-name="P13" draw:layer="layout" svg:width="0.705cm" svg:height="0.712cm" svg:x="5.842cm" svg:y="5.588cm">
          <draw:text-box>
            <text:p text:style-name="P2"><text:span text:style-name="T6">23</text:span></text:p>
          </draw:text-box>
        </draw:frame>
        <draw:polygon draw:style-name="gr7" draw:text-style-name="P8" draw:layer="layout" svg:width="1.856cm" svg:height="0.793cm" svg:x="7.218cm" svg:y="5.515cm" svg:viewBox="0 0 1857 794" draw:points="929,794 0,794 0,0 1857,0 1857,794">
          <text:p/>
        </draw:polygon>
        <draw:frame draw:style-name="gr8" draw:text-style-name="P9" draw:layer="layout" svg:width="1.145cm" svg:height="0.53cm" svg:x="7.578cm" svg:y="4.583cm">
          <draw:text-box>
            <text:p text:style-name="P2"><text:span text:style-name="T4">dado</text:span></text:p>
          </draw:text-box>
        </draw:frame>
        <draw:polygon draw:style-name="gr10" draw:text-style-name="P10" draw:layer="layout" svg:width="1.856cm" svg:height="1.331cm" svg:x="1.284cm" svg:y="6.529cm" svg:viewBox="0 0 1857 1332" draw:points="929,1332 0,1332 0,0 1857,0 1857,1332">
          <text:p/>
        </draw:polygon>
        <draw:frame draw:style-name="gr17" draw:text-style-name="P5" draw:layer="layout" svg:width="0.595cm" svg:height="0.589cm" svg:x="7.849cm" svg:y="5.645cm">
          <draw:text-box>
            <text:p text:style-name="P2"><text:span text:style-name="T5">31</text:span></text:p>
          </draw:text-box>
        </draw:frame>
        <draw:polygon draw:style-name="gr14" draw:text-style-name="P11" draw:layer="layout" svg:width="1.192cm" svg:height="1.331cm" svg:x="3.094cm" svg:y="6.529cm" svg:viewBox="0 0 1193 1332" draw:points="597,1332 0,1332 0,0 1193,0 1193,1332">
          <text:p/>
        </draw:polygon>
        <draw:frame draw:style-name="gr13" draw:text-style-name="P9" draw:layer="layout" svg:width="0.832cm" svg:height="0.53cm" svg:x="1.799cm" svg:y="6.954cm">
          <draw:text-box>
            <text:p text:style-name="P2"><text:span text:style-name="T4">Qtd</text:span></text:p>
          </draw:text-box>
        </draw:frame>
        <draw:polygon draw:style-name="gr10" draw:text-style-name="P10" draw:layer="layout" svg:width="1.856cm" svg:height="1.331cm" svg:x="6.081cm" svg:y="6.529cm" svg:viewBox="0 0 1857 1332" draw:points="930,1332 0,1332 0,0 1857,0 1857,1332">
          <text:p/>
        </draw:polygon>
        <draw:frame draw:style-name="gr9" draw:text-style-name="P5" draw:layer="layout" svg:width="0.528cm" svg:height="0.615cm" svg:x="3.521cm" svg:y="6.917cm">
          <draw:text-box>
            <text:p text:style-name="P2"><text:span text:style-name="T2">4</text:span></text:p>
          </draw:text-box>
        </draw:frame>
        <draw:polygon draw:style-name="gr14" draw:text-style-name="P11" draw:layer="layout" svg:width="1.192cm" svg:height="1.331cm" svg:x="7.891cm" svg:y="6.529cm" svg:viewBox="0 0 1193 1332" draw:points="597,1332 0,1332 0,0 1193,0 1193,1332">
          <text:p/>
        </draw:polygon>
        <draw:frame draw:style-name="gr15" draw:text-style-name="P9" draw:layer="layout" svg:width="1.014cm" svg:height="0.53cm" svg:x="6.519cm" svg:y="6.954cm">
          <draw:text-box>
            <text:p text:style-name="P2"><text:span text:style-name="T4">Prox</text:span></text:p>
          </draw:text-box>
        </draw:frame>
        <draw:polygon draw:style-name="gr3" draw:text-style-name="P4" draw:layer="layout" svg:width="8.021cm" svg:height="5cm" svg:x="17.378cm" svg:y="9.6cm" svg:viewBox="0 0 8022 5001" draw:points="4011,5001 0,5001 0,0 8022,0 8022,5001">
          <text:p/>
        </draw:polygon>
        <draw:frame draw:style-name="gr9" draw:text-style-name="P5" draw:layer="layout" svg:width="0.528cm" svg:height="0.615cm" svg:x="8.319cm" svg:y="6.917cm">
          <draw:text-box>
            <text:p text:style-name="P2"><text:span text:style-name="T2">3</text:span></text:p>
          </draw:text-box>
        </draw:frame>
        <draw:polygon draw:style-name="gr5" draw:text-style-name="P6" draw:layer="layout" svg:width="1.856cm" svg:height="1.332cm" svg:x="17.464cm" svg:y="9.76cm" svg:viewBox="0 0 1857 1333" draw:points="928,1333 0,1333 0,0 1857,0 1857,1333">
          <text:p/>
        </draw:polygon>
        <draw:frame draw:style-name="gr4" draw:text-style-name="P5" draw:layer="layout" svg:width="2.445cm" svg:height="0.615cm" svg:x="20.168cm" svg:y="13.666cm">
          <draw:text-box>
            <text:p text:style-name="P2"><text:span text:style-name="T2">pedaço 4</text:span></text:p>
          </draw:text-box>
        </draw:frame>
        <draw:polygon draw:style-name="gr7" draw:text-style-name="P8" draw:layer="layout" svg:width="1.856cm" svg:height="0.793cm" svg:x="17.464cm" svg:y="11.115cm" svg:viewBox="0 0 1857 794" draw:points="928,794 0,794 0,0 1857,0 1857,794">
          <text:p/>
        </draw:polygon>
        <draw:frame draw:style-name="gr8" draw:text-style-name="P9" draw:layer="layout" svg:width="1.145cm" svg:height="0.53cm" svg:x="17.822cm" svg:y="10.186cm">
          <draw:text-box>
            <text:p text:style-name="P2"><text:span text:style-name="T4">dado</text:span></text:p>
          </draw:text-box>
        </draw:frame>
        <draw:polygon draw:style-name="gr5" draw:text-style-name="P6" draw:layer="layout" svg:width="1.856cm" svg:height="1.332cm" svg:x="19.454cm" svg:y="9.758cm" svg:viewBox="0 0 1857 1333" draw:points="930,1333 0,1333 0,0 1857,0 1857,1333">
          <text:p/>
        </draw:polygon>
        <draw:frame draw:style-name="gr16" draw:text-style-name="P5" draw:layer="layout" svg:width="0.679cm" svg:height="0.615cm" svg:x="18.055cm" svg:y="11.232cm">
          <draw:text-box>
            <text:p text:style-name="P2"><text:span text:style-name="T2">51</text:span></text:p>
          </draw:text-box>
        </draw:frame>
        <draw:polygon draw:style-name="gr7" draw:text-style-name="P8" draw:layer="layout" svg:width="1.856cm" svg:height="0.794cm" svg:x="19.454cm" svg:y="11.112cm" svg:viewBox="0 0 1857 795" draw:points="930,795 0,795 0,0 1857,0 1857,795">
          <text:p/>
        </draw:polygon>
        <draw:frame draw:style-name="gr8" draw:text-style-name="P9" draw:layer="layout" svg:width="1.145cm" svg:height="0.53cm" svg:x="19.812cm" svg:y="10.182cm">
          <draw:text-box>
            <text:p text:style-name="P2"><text:span text:style-name="T4">dado</text:span></text:p>
          </draw:text-box>
        </draw:frame>
        <draw:polygon draw:style-name="gr5" draw:text-style-name="P6" draw:layer="layout" svg:width="1.856cm" svg:height="1.33cm" svg:x="21.442cm" svg:y="9.76cm" svg:viewBox="0 0 1857 1331" draw:points="929,1331 0,1331 0,0 1857,0 1857,1331">
          <text:p/>
        </draw:polygon>
        <draw:frame draw:style-name="gr16" draw:text-style-name="P5" draw:layer="layout" svg:width="0.679cm" svg:height="0.615cm" svg:x="20.045cm" svg:y="11.232cm">
          <draw:text-box>
            <text:p text:style-name="P2"><text:span text:style-name="T2">72</text:span></text:p>
          </draw:text-box>
        </draw:frame>
        <draw:polygon draw:style-name="gr33" draw:text-style-name="P21" draw:layer="layout" svg:width="1.856cm" svg:height="0.792cm" svg:x="21.442cm" svg:y="11.113cm" svg:viewBox="0 0 1857 793" draw:points="929,793 0,793 0,0 1857,0 1857,793">
          <text:p text:style-name="P20"><text:span text:style-name="T2">80</text:span></text:p>
        </draw:polygon>
        <draw:polygon draw:style-name="gr5" draw:text-style-name="P6" draw:layer="layout" svg:width="1.856cm" svg:height="1.332cm" svg:x="23.397cm" svg:y="9.76cm" svg:viewBox="0 0 1857 1333" draw:points="929,1333 0,1333 0,0 1857,0 1857,1333">
          <text:p/>
        </draw:polygon>
        <draw:frame draw:style-name="gr8" draw:text-style-name="P9" draw:layer="layout" svg:width="1.145cm" svg:height="0.53cm" svg:x="21.802cm" svg:y="10.186cm">
          <draw:text-box>
            <text:p text:style-name="P2"><text:span text:style-name="T4">dado</text:span></text:p>
          </draw:text-box>
        </draw:frame>
        <draw:polygon draw:style-name="gr7" draw:text-style-name="P8" draw:layer="layout" svg:width="1.856cm" svg:height="0.793cm" svg:x="23.397cm" svg:y="11.115cm" svg:viewBox="0 0 1857 794" draw:points="929,794 0,794 0,0 1857,0 1857,794">
          <text:p/>
        </draw:polygon>
        <draw:polygon draw:style-name="gr10" draw:text-style-name="P10" draw:layer="layout" svg:width="1.856cm" svg:height="1.331cm" svg:x="17.464cm" svg:y="12.129cm" svg:viewBox="0 0 1857 1332" draw:points="928,1332 0,1332 0,0 1857,0 1857,1332">
          <text:p/>
        </draw:polygon>
        <draw:frame draw:style-name="gr8" draw:text-style-name="P9" draw:layer="layout" svg:width="1.145cm" svg:height="0.53cm" svg:x="23.756cm" svg:y="10.186cm">
          <draw:text-box>
            <text:p text:style-name="P2"><text:span text:style-name="T4">dado</text:span></text:p>
          </draw:text-box>
        </draw:frame>
        <draw:polygon draw:style-name="gr14" draw:text-style-name="P23" draw:layer="layout" svg:width="1.192cm" svg:height="1.331cm" svg:x="19.274cm" svg:y="12.129cm" svg:viewBox="0 0 1193 1332" draw:points="596,1332 0,1332 0,0 1193,0 1193,1332">
          <text:p/>
        </draw:polygon>
        <draw:frame draw:style-name="gr13" draw:text-style-name="P9" draw:layer="layout" svg:width="0.832cm" svg:height="0.53cm" svg:x="17.978cm" svg:y="12.553cm">
          <draw:text-box>
            <text:p text:style-name="P2"><text:span text:style-name="T4">Qtd</text:span></text:p>
          </draw:text-box>
        </draw:frame>
        <draw:polygon draw:style-name="gr10" draw:text-style-name="P10" draw:layer="layout" svg:width="1.856cm" svg:height="1.331cm" svg:x="22.26cm" svg:y="12.129cm" svg:viewBox="0 0 1857 1332" draw:points="930,1332 0,1332 0,0 1857,0 1857,1332">
          <text:p/>
        </draw:polygon>
        <draw:frame draw:style-name="gr9" draw:text-style-name="P5" draw:layer="layout" svg:width="0.528cm" svg:height="0.615cm" svg:x="19.703cm" svg:y="12.516cm">
          <draw:text-box>
            <text:p text:style-name="P2"><text:span text:style-name="T2">3</text:span></text:p>
          </draw:text-box>
        </draw:frame>
        <draw:polygon draw:style-name="gr14" draw:text-style-name="P11" draw:layer="layout" svg:width="1.192cm" svg:height="1.331cm" svg:x="24.071cm" svg:y="12.129cm" svg:viewBox="0 0 1193 1332" draw:points="596,1332 0,1332 0,0 1193,0 1193,1332">
          <text:p/>
        </draw:polygon>
        <draw:frame draw:style-name="gr15" draw:text-style-name="P9" draw:layer="layout" svg:width="1.014cm" svg:height="0.53cm" svg:x="22.698cm" svg:y="12.553cm">
          <draw:text-box>
            <text:p text:style-name="P2"><text:span text:style-name="T4">Prox</text:span></text:p>
          </draw:text-box>
        </draw:frame>
        <draw:polygon draw:style-name="gr3" draw:text-style-name="P4" draw:layer="layout" svg:width="8.021cm" svg:height="5cm" svg:x="8.183cm" svg:y="9.56cm" svg:viewBox="0 0 8022 5001" draw:points="4012,5001 0,5001 0,0 8022,0 8022,5001">
          <text:p/>
        </draw:polygon>
        <draw:frame draw:style-name="gr20" draw:text-style-name="P9" draw:layer="layout" svg:width="0.459cm" svg:height="0.53cm" svg:x="24.44cm" svg:y="12.553cm">
          <draw:text-box>
            <text:p text:style-name="P2"><text:span text:style-name="T4">-1</text:span></text:p>
          </draw:text-box>
        </draw:frame>
        <draw:polygon draw:style-name="gr5" draw:text-style-name="P6" draw:layer="layout" svg:width="1.856cm" svg:height="1.332cm" svg:x="8.269cm" svg:y="9.72cm" svg:viewBox="0 0 1857 1333" draw:points="930,1333 0,1333 0,0 1857,0 1857,1333">
          <text:p/>
        </draw:polygon>
        <draw:frame draw:style-name="gr4" draw:text-style-name="P5" draw:layer="layout" svg:width="2.445cm" svg:height="0.615cm" svg:x="10.975cm" svg:y="13.627cm">
          <draw:text-box>
            <text:p text:style-name="P2"><text:span text:style-name="T2">pedaço 3</text:span></text:p>
          </draw:text-box>
        </draw:frame>
        <draw:polygon draw:style-name="gr7" draw:text-style-name="P8" draw:layer="layout" svg:width="1.856cm" svg:height="0.793cm" svg:x="8.269cm" svg:y="11.075cm" svg:viewBox="0 0 1857 794" draw:points="930,794 0,794 0,0 1857,0 1857,794">
          <text:p/>
        </draw:polygon>
        <draw:frame draw:style-name="gr8" draw:text-style-name="P9" draw:layer="layout" svg:width="1.145cm" svg:height="0.53cm" svg:x="8.625cm" svg:y="10.147cm">
          <draw:text-box>
            <text:p text:style-name="P2"><text:span text:style-name="T4">dado</text:span></text:p>
          </draw:text-box>
        </draw:frame>
        <draw:polygon draw:style-name="gr5" draw:text-style-name="P6" draw:layer="layout" svg:width="1.855cm" svg:height="1.332cm" svg:x="10.261cm" svg:y="9.718cm" svg:viewBox="0 0 1856 1333" draw:points="928,1333 0,1333 0,0 1856,0 1856,1333">
          <text:p/>
        </draw:polygon>
        <draw:frame draw:style-name="gr16" draw:text-style-name="P5" draw:layer="layout" svg:width="0.679cm" svg:height="0.615cm" svg:x="8.858cm" svg:y="11.193cm">
          <draw:text-box>
            <text:p text:style-name="P2"><text:span text:style-name="T2">32</text:span></text:p>
          </draw:text-box>
        </draw:frame>
        <draw:polygon draw:style-name="gr7" draw:text-style-name="P8" draw:layer="layout" svg:width="1.855cm" svg:height="0.794cm" svg:x="10.261cm" svg:y="11.072cm" svg:viewBox="0 0 1856 795" draw:points="928,795 0,795 0,0 1856,0 1856,795">
          <text:p/>
        </draw:polygon>
        <draw:frame draw:style-name="gr8" draw:text-style-name="P9" draw:layer="layout" svg:width="1.145cm" svg:height="0.53cm" svg:x="10.619cm" svg:y="10.143cm">
          <draw:text-box>
            <text:p text:style-name="P2"><text:span text:style-name="T4">dado</text:span></text:p>
          </draw:text-box>
        </draw:frame>
        <draw:polygon draw:style-name="gr5" draw:text-style-name="P6" draw:layer="layout" svg:width="1.856cm" svg:height="1.33cm" svg:x="12.249cm" svg:y="9.72cm" svg:viewBox="0 0 1857 1331" draw:points="927,1331 0,1331 0,0 1857,0 1857,1331">
          <text:p/>
        </draw:polygon>
        <draw:frame draw:style-name="gr16" draw:text-style-name="P5" draw:layer="layout" svg:width="0.679cm" svg:height="0.615cm" svg:x="10.851cm" svg:y="11.189cm">
          <draw:text-box>
            <text:p text:style-name="P2"><text:span text:style-name="T2">35</text:span></text:p>
          </draw:text-box>
        </draw:frame>
        <draw:polygon draw:style-name="gr7" draw:text-style-name="P8" draw:layer="layout" svg:width="1.856cm" svg:height="0.792cm" svg:x="12.249cm" svg:y="11.073cm" svg:viewBox="0 0 1857 793" draw:points="927,793 0,793 0,0 1857,0 1857,793">
          <text:p/>
        </draw:polygon>
        <draw:frame draw:style-name="gr8" draw:text-style-name="P9" draw:layer="layout" svg:width="1.145cm" svg:height="0.53cm" svg:x="12.605cm" svg:y="10.143cm">
          <draw:text-box>
            <text:p text:style-name="P2"><text:span text:style-name="T4">dado</text:span></text:p>
          </draw:text-box>
        </draw:frame>
        <draw:polygon draw:style-name="gr5" draw:text-style-name="P6" draw:layer="layout" svg:width="1.856cm" svg:height="1.332cm" svg:x="14.203cm" svg:y="9.72cm" svg:viewBox="0 0 1857 1333" draw:points="929,1333 0,1333 0,0 1857,0 1857,1333">
          <text:p/>
        </draw:polygon>
        <draw:frame draw:style-name="gr17" draw:text-style-name="P5" draw:layer="layout" svg:width="0.595cm" svg:height="0.589cm" svg:x="12.88cm" svg:y="11.201cm">
          <draw:text-box>
            <text:p text:style-name="P2"><text:span text:style-name="T5">38</text:span></text:p>
          </draw:text-box>
        </draw:frame>
        <draw:polygon draw:style-name="gr7" draw:text-style-name="P8" draw:layer="layout" svg:width="1.856cm" svg:height="0.793cm" svg:x="14.203cm" svg:y="11.075cm" svg:viewBox="0 0 1857 794" draw:points="929,794 0,794 0,0 1857,0 1857,794">
          <text:p/>
        </draw:polygon>
        <draw:frame draw:style-name="gr8" draw:text-style-name="P9" draw:layer="layout" svg:width="1.145cm" svg:height="0.53cm" svg:x="14.563cm" svg:y="10.147cm">
          <draw:text-box>
            <text:p text:style-name="P2"><text:span text:style-name="T4">dado</text:span></text:p>
          </draw:text-box>
        </draw:frame>
        <draw:polygon draw:style-name="gr27" draw:text-style-name="P10" draw:layer="layout" svg:width="1.856cm" svg:height="1.331cm" svg:x="8.269cm" svg:y="12.089cm" svg:viewBox="0 0 1857 1332" draw:points="930,1332 0,1332 0,0 1857,0 1857,1332">
          <text:p/>
        </draw:polygon>
        <draw:polygon draw:style-name="gr12" draw:text-style-name="P12" draw:layer="layout" svg:width="1.856cm" svg:height="1.331cm" svg:x="8.269cm" svg:y="12.089cm" svg:viewBox="0 0 1857 1332" draw:points="930,1332 0,1332 0,0 1857,0 1857,1332">
          <text:p/>
        </draw:polygon>
        <draw:frame draw:style-name="gr17" draw:text-style-name="P5" draw:layer="layout" svg:width="0.595cm" svg:height="0.589cm" svg:x="14.834cm" svg:y="11.205cm">
          <draw:text-box>
            <text:p text:style-name="P2"><text:span text:style-name="T5">40</text:span></text:p>
          </draw:text-box>
        </draw:frame>
        <draw:polygon draw:style-name="gr14" draw:text-style-name="P11" draw:layer="layout" svg:width="1.192cm" svg:height="1.331cm" svg:x="10.079cm" svg:y="12.089cm" svg:viewBox="0 0 1193 1332" draw:points="598,1332 0,1332 0,0 1193,0 1193,1332">
          <text:p/>
        </draw:polygon>
        <draw:frame draw:style-name="gr13" draw:text-style-name="P9" draw:layer="layout" svg:width="0.832cm" svg:height="0.53cm" svg:x="8.784cm" svg:y="12.514cm">
          <draw:text-box>
            <text:p text:style-name="P2"><text:span text:style-name="T4">Qtd</text:span></text:p>
          </draw:text-box>
        </draw:frame>
        <draw:polygon draw:style-name="gr10" draw:text-style-name="P10" draw:layer="layout" svg:width="1.856cm" svg:height="1.331cm" svg:x="13.066cm" svg:y="12.089cm" svg:viewBox="0 0 1857 1332" draw:points="930,1332 0,1332 0,0 1857,0 1857,1332">
          <text:p/>
        </draw:polygon>
        <draw:frame draw:style-name="gr9" draw:text-style-name="P5" draw:layer="layout" svg:width="0.528cm" svg:height="0.615cm" svg:x="10.506cm" svg:y="12.477cm">
          <draw:text-box>
            <text:p text:style-name="P2"><text:span text:style-name="T2">4</text:span></text:p>
          </draw:text-box>
        </draw:frame>
        <draw:polygon draw:style-name="gr28" draw:text-style-name="P18" draw:layer="layout" svg:width="1.192cm" svg:height="1.331cm" svg:x="14.876cm" svg:y="12.089cm" svg:viewBox="0 0 1193 1332" draw:points="598,1332 0,1332 0,0 1193,0 1193,1332">
          <text:p/>
        </draw:polygon>
        <draw:frame draw:style-name="gr15" draw:text-style-name="P9" draw:layer="layout" svg:width="1.014cm" svg:height="0.53cm" svg:x="13.504cm" svg:y="12.514cm">
          <draw:text-box>
            <text:p text:style-name="P2"><text:span text:style-name="T4">Prox</text:span></text:p>
          </draw:text-box>
        </draw:frame>
        <draw:polygon draw:style-name="gr3" draw:text-style-name="P4" draw:layer="layout" svg:width="3.513cm" svg:height="4.938cm" svg:x="1.287cm" svg:y="9.862cm" svg:viewBox="0 0 3514 4939" draw:points="1758,4939 0,4939 0,0 3514,0 3514,4939">
          <text:p/>
        </draw:polygon>
        <draw:frame draw:style-name="gr9" draw:text-style-name="P5" draw:layer="layout" svg:width="0.528cm" svg:height="0.615cm" svg:x="15.304cm" svg:y="12.477cm">
          <draw:text-box>
            <text:p text:style-name="P2"><text:span text:style-name="T2">4</text:span></text:p>
          </draw:text-box>
        </draw:frame>
        <draw:polygon draw:style-name="gr10" draw:text-style-name="P10" draw:layer="layout" svg:width="1.659cm" svg:height="1.197cm" svg:x="1.665cm" svg:y="10.02cm" svg:viewBox="0 0 1660 1198" draw:points="830,1198 0,1198 0,0 1660,0 1660,1198">
          <text:p/>
        </draw:polygon>
        <draw:frame draw:style-name="gr21" draw:text-style-name="P14" draw:layer="layout" svg:width="1.801cm" svg:height="0.412cm" svg:x="2.145cm" svg:y="14.065cm">
          <draw:text-box>
            <text:p text:style-name="P2"><text:span text:style-name="T7">cabeçalho</text:span></text:p>
          </draw:text-box>
        </draw:frame>
        <draw:polygon draw:style-name="gr14" draw:text-style-name="P11" draw:layer="layout" svg:width="1.067cm" svg:height="1.197cm" svg:x="3.282cm" svg:y="10.02cm" svg:viewBox="0 0 1068 1198" draw:points="534,1198 0,1198 0,0 1068,0 1068,1198">
          <text:p/>
        </draw:polygon>
        <draw:frame draw:style-name="gr22" draw:text-style-name="P14" draw:layer="layout" svg:width="0.891cm" svg:height="0.412cm" svg:x="2.05cm" svg:y="10.432cm">
          <draw:text-box>
            <text:p text:style-name="P2"><text:span text:style-name="T7">nSeq</text:span></text:p>
          </draw:text-box>
        </draw:frame>
        <draw:polygon draw:style-name="gr10" draw:text-style-name="P10" draw:layer="layout" svg:width="1.659cm" svg:height="1.198cm" svg:x="1.665cm" svg:y="11.328cm" svg:viewBox="0 0 1660 1199" draw:points="830,1199 0,1199 0,0 1660,0 1660,1199">
          <text:p/>
        </draw:polygon>
        <draw:frame draw:style-name="gr9" draw:text-style-name="P5" draw:layer="layout" svg:width="0.528cm" svg:height="0.615cm" svg:x="3.648cm" svg:y="10.339cm">
          <draw:text-box>
            <text:p text:style-name="P2"><text:span text:style-name="T2">5</text:span></text:p>
          </draw:text-box>
        </draw:frame>
        <draw:polygon draw:style-name="gr11" draw:text-style-name="P11" draw:layer="layout" svg:width="1.067cm" svg:height="1.198cm" svg:x="3.282cm" svg:y="11.328cm" svg:viewBox="0 0 1068 1199" draw:points="534,1199 0,1199 0,0 1068,0 1068,1199">
          <text:p/>
        </draw:polygon>
        <draw:polygon draw:style-name="gr12" draw:text-style-name="P12" draw:layer="layout" svg:width="1.067cm" svg:height="1.198cm" svg:x="3.282cm" svg:y="11.328cm" svg:viewBox="0 0 1068 1199" draw:points="534,1199 0,1199 0,0 1068,0 1068,1199">
          <text:p/>
        </draw:polygon>
        <draw:frame draw:style-name="gr22" draw:text-style-name="P14" draw:layer="layout" svg:width="0.891cm" svg:height="0.412cm" svg:x="2.05cm" svg:y="11.741cm">
          <draw:text-box>
            <text:p text:style-name="P2"><text:span text:style-name="T7">pSeq</text:span></text:p>
          </draw:text-box>
        </draw:frame>
        <draw:polygon draw:style-name="gr10" draw:text-style-name="P10" draw:layer="layout" svg:width="1.659cm" svg:height="1.198cm" svg:x="1.665cm" svg:y="12.65cm" svg:viewBox="0 0 1660 1199" draw:points="830,1199 0,1199 0,0 1660,0 1660,1199">
          <text:p/>
        </draw:polygon>
        <draw:frame draw:style-name="gr9" draw:text-style-name="P5" draw:layer="layout" svg:width="0.528cm" svg:height="0.615cm" svg:x="3.648cm" svg:y="11.648cm">
          <draw:text-box>
            <text:p text:style-name="P2"><text:span text:style-name="T2">2</text:span></text:p>
          </draw:text-box>
        </draw:frame>
        <draw:polygon draw:style-name="gr14" draw:text-style-name="P24" draw:layer="layout" svg:width="1.067cm" svg:height="1.198cm" svg:x="3.282cm" svg:y="12.65cm" svg:viewBox="0 0 1068 1199" draw:points="534,1199 0,1199 0,0 1068,0 1068,1199">
          <text:p/>
        </draw:polygon>
        <draw:frame draw:style-name="gr23" draw:text-style-name="P14" draw:layer="layout" svg:width="0.781cm" svg:height="0.412cm" svg:x="2.117cm" svg:y="13.063cm">
          <draw:text-box>
            <text:p text:style-name="P2"><text:span text:style-name="T7">Prox</text:span></text:p>
          </draw:text-box>
        </draw:frame>
        <draw:frame draw:style-name="gr9" draw:text-style-name="P5" draw:layer="layout" svg:width="0.528cm" svg:height="0.615cm" svg:x="3.648cm" svg:y="12.971cm">
          <draw:text-box>
            <text:p text:style-name="P2"><text:span text:style-name="T2">1</text:span></text:p>
          </draw:text-box>
        </draw:frame>
      </draw:page>
      <draw:page draw:name="page20" draw:style-name="dp1" draw:master-page-name="master-page3">
        <draw:polygon draw:style-name="gr1" draw:text-style-name="P1" draw:layer="layout" svg:width="27.998cm" svg:height="15.749cm" svg:x="0cm" svg:y="0cm" svg:viewBox="0 0 27999 15750" draw:points="0,0 27999,0 27999,15750 0,15750">
          <text:p/>
        </draw:polygon>
        <draw:frame draw:style-name="gr2" draw:text-style-name="P3" draw:layer="layout" svg:width="0.493cm" svg:height="0.547cm" svg:x="1.401cm" svg:y="14.348cm">
          <draw:text-box>
            <text:p text:style-name="P2"><text:span text:style-name="T1"><text:s/></text:span></text:p>
          </draw:text-box>
        </draw:frame>
        <draw:polygon draw:style-name="gr3" draw:text-style-name="P4" draw:layer="layout" svg:width="8.021cm" svg:height="5cm" svg:x="1.198cm" svg:y="4cm" svg:viewBox="0 0 8022 5001" draw:points="4012,5001 0,5001 0,0 8022,0 8022,5001">
          <text:p/>
        </draw:polygon>
        <draw:frame draw:style-name="gr2" draw:text-style-name="P3" draw:layer="layout" svg:width="0.493cm" svg:height="0.547cm" svg:x="13.952cm" svg:y="14.348cm">
          <draw:text-box>
            <text:p text:style-name="P2"><text:span text:style-name="T1"><text:s/></text:span></text:p>
          </draw:text-box>
        </draw:frame>
        <draw:frame draw:style-name="gr4" draw:text-style-name="P5" draw:layer="layout" svg:width="2.445cm" svg:height="0.615cm" svg:x="3.99cm" svg:y="8.067cm">
          <draw:text-box>
            <text:p text:style-name="P2"><text:span text:style-name="T2">pedaço 0</text:span></text:p>
          </draw:text-box>
        </draw:frame>
        <draw:polygon draw:style-name="gr5" draw:text-style-name="P6" draw:layer="layout" svg:width="1.856cm" svg:height="1.332cm" svg:x="1.284cm" svg:y="4.16cm" svg:viewBox="0 0 1857 1333" draw:points="929,1333 0,1333 0,0 1857,0 1857,1333">
          <text:p/>
        </draw:polygon>
        <draw:frame draw:style-name="gr34" draw:text-style-name="P15" draw:layer="layout" svg:width="11.872cm" svg:height="1.182cm" svg:x="1.401cm" svg:y="1.354cm">
          <draw:text-box>
            <text:p text:style-name="P2"><text:span text:style-name="T8">4. Remover o elemento 9</text:span></text:p>
          </draw:text-box>
        </draw:frame>
        <draw:polygon draw:style-name="gr7" draw:text-style-name="P8" draw:layer="layout" svg:width="1.856cm" svg:height="0.793cm" svg:x="1.284cm" svg:y="5.515cm" svg:viewBox="0 0 1857 794" draw:points="929,794 0,794 0,0 1857,0 1857,794">
          <text:p/>
        </draw:polygon>
        <draw:frame draw:style-name="gr8" draw:text-style-name="P9" draw:layer="layout" svg:width="1.145cm" svg:height="0.53cm" svg:x="1.64cm" svg:y="4.583cm">
          <draw:text-box>
            <text:p text:style-name="P2"><text:span text:style-name="T4">dado</text:span></text:p>
          </draw:text-box>
        </draw:frame>
        <draw:polygon draw:style-name="gr5" draw:text-style-name="P6" draw:layer="layout" svg:width="1.855cm" svg:height="1.332cm" svg:x="3.276cm" svg:y="4.158cm" svg:viewBox="0 0 1856 1333" draw:points="928,1333 0,1333 0,0 1856,0 1856,1333">
          <text:p/>
        </draw:polygon>
        <draw:frame draw:style-name="gr9" draw:text-style-name="P5" draw:layer="layout" svg:width="0.528cm" svg:height="0.615cm" svg:x="2.043cm" svg:y="5.633cm">
          <draw:text-box>
            <text:p text:style-name="P2"><text:span text:style-name="T2">3</text:span></text:p>
          </draw:text-box>
        </draw:frame>
        <draw:polygon draw:style-name="gr7" draw:text-style-name="P8" draw:layer="layout" svg:width="1.855cm" svg:height="0.794cm" svg:x="3.276cm" svg:y="5.512cm" svg:viewBox="0 0 1856 795" draw:points="928,795 0,795 0,0 1856,0 1856,795">
          <text:p/>
        </draw:polygon>
        <draw:frame draw:style-name="gr8" draw:text-style-name="P9" draw:layer="layout" svg:width="1.145cm" svg:height="0.53cm" svg:x="3.634cm" svg:y="4.583cm">
          <draw:text-box>
            <text:p text:style-name="P2"><text:span text:style-name="T4">dado</text:span></text:p>
          </draw:text-box>
        </draw:frame>
        <draw:polygon draw:style-name="gr5" draw:text-style-name="P6" draw:layer="layout" svg:width="1.856cm" svg:height="1.33cm" svg:x="5.264cm" svg:y="4.16cm" svg:viewBox="0 0 1857 1331" draw:points="927,1331 0,1331 0,0 1857,0 1857,1331">
          <text:p/>
        </draw:polygon>
        <draw:frame draw:style-name="gr9" draw:text-style-name="P5" draw:layer="layout" svg:width="0.528cm" svg:height="0.615cm" svg:x="4.036cm" svg:y="5.63cm">
          <draw:text-box>
            <text:p text:style-name="P2"><text:span text:style-name="T2">5</text:span></text:p>
          </draw:text-box>
        </draw:frame>
        <draw:polygon draw:style-name="gr7" draw:text-style-name="P8" draw:layer="layout" svg:width="1.856cm" svg:height="0.792cm" svg:x="5.264cm" svg:y="5.513cm" svg:viewBox="0 0 1857 793" draw:points="927,793 0,793 0,0 1857,0 1857,793">
          <text:p/>
        </draw:polygon>
        <draw:polygon draw:style-name="gr5" draw:text-style-name="P6" draw:layer="layout" svg:width="1.856cm" svg:height="1.332cm" svg:x="7.218cm" svg:y="4.16cm" svg:viewBox="0 0 1857 1333" draw:points="929,1333 0,1333 0,0 1857,0 1857,1333">
          <text:p/>
        </draw:polygon>
        <draw:frame draw:style-name="gr8" draw:text-style-name="P9" draw:layer="layout" svg:width="1.145cm" svg:height="0.53cm" svg:x="5.62cm" svg:y="4.583cm">
          <draw:text-box>
            <text:p text:style-name="P2"><text:span text:style-name="T4">dado</text:span></text:p>
          </draw:text-box>
        </draw:frame>
        <draw:polygon draw:style-name="gr7" draw:text-style-name="P8" draw:layer="layout" svg:width="1.856cm" svg:height="0.793cm" svg:x="7.218cm" svg:y="5.515cm" svg:viewBox="0 0 1857 794" draw:points="929,794 0,794 0,0 1857,0 1857,794">
          <text:p/>
        </draw:polygon>
        <draw:polygon draw:style-name="gr10" draw:text-style-name="P10" draw:layer="layout" svg:width="1.856cm" svg:height="1.331cm" svg:x="1.284cm" svg:y="6.529cm" svg:viewBox="0 0 1857 1332" draw:points="929,1332 0,1332 0,0 1857,0 1857,1332">
          <text:p/>
        </draw:polygon>
        <draw:frame draw:style-name="gr8" draw:text-style-name="P9" draw:layer="layout" svg:width="1.145cm" svg:height="0.53cm" svg:x="7.578cm" svg:y="4.583cm">
          <draw:text-box>
            <text:p text:style-name="P2"><text:span text:style-name="T4">dado</text:span></text:p>
          </draw:text-box>
        </draw:frame>
        <draw:polygon draw:style-name="gr11" draw:text-style-name="P11" draw:layer="layout" svg:width="1.192cm" svg:height="1.331cm" svg:x="3.094cm" svg:y="6.529cm" svg:viewBox="0 0 1193 1332" draw:points="597,1332 0,1332 0,0 1193,0 1193,1332">
          <text:p/>
        </draw:polygon>
        <draw:polygon draw:style-name="gr12" draw:text-style-name="P12" draw:layer="layout" svg:width="1.192cm" svg:height="1.331cm" svg:x="3.094cm" svg:y="6.529cm" svg:viewBox="0 0 1193 1332" draw:points="597,1332 0,1332 0,0 1193,0 1193,1332">
          <text:p/>
        </draw:polygon>
        <draw:frame draw:style-name="gr13" draw:text-style-name="P9" draw:layer="layout" svg:width="0.832cm" svg:height="0.53cm" svg:x="1.799cm" svg:y="6.954cm">
          <draw:text-box>
            <text:p text:style-name="P2"><text:span text:style-name="T4">Qtd</text:span></text:p>
          </draw:text-box>
        </draw:frame>
        <draw:polygon draw:style-name="gr10" draw:text-style-name="P10" draw:layer="layout" svg:width="1.856cm" svg:height="1.331cm" svg:x="6.081cm" svg:y="6.529cm" svg:viewBox="0 0 1857 1332" draw:points="930,1332 0,1332 0,0 1857,0 1857,1332">
          <text:p/>
        </draw:polygon>
        <draw:frame draw:style-name="gr9" draw:text-style-name="P5" draw:layer="layout" svg:width="0.528cm" svg:height="0.615cm" svg:x="3.521cm" svg:y="6.917cm">
          <draw:text-box>
            <text:p text:style-name="P2"><text:span text:style-name="T2">2</text:span></text:p>
          </draw:text-box>
        </draw:frame>
        <draw:polygon draw:style-name="gr14" draw:text-style-name="P11" draw:layer="layout" svg:width="1.192cm" svg:height="1.331cm" svg:x="7.891cm" svg:y="6.529cm" svg:viewBox="0 0 1193 1332" draw:points="597,1332 0,1332 0,0 1193,0 1193,1332">
          <text:p/>
        </draw:polygon>
        <draw:frame draw:style-name="gr15" draw:text-style-name="P9" draw:layer="layout" svg:width="1.014cm" svg:height="0.53cm" svg:x="6.519cm" svg:y="6.954cm">
          <draw:text-box>
            <text:p text:style-name="P2"><text:span text:style-name="T4">Prox</text:span></text:p>
          </draw:text-box>
        </draw:frame>
        <draw:polygon draw:style-name="gr3" draw:text-style-name="P4" draw:layer="layout" svg:width="8.021cm" svg:height="5cm" svg:x="9.998cm" svg:y="4cm" svg:viewBox="0 0 8022 5001" draw:points="4013,5001 0,5001 0,0 8022,0 8022,5001">
          <text:p/>
        </draw:polygon>
        <draw:frame draw:style-name="gr9" draw:text-style-name="P5" draw:layer="layout" svg:width="0.528cm" svg:height="0.615cm" svg:x="8.319cm" svg:y="6.917cm">
          <draw:text-box>
            <text:p text:style-name="P2"><text:span text:style-name="T2">3</text:span></text:p>
          </draw:text-box>
        </draw:frame>
        <draw:polygon draw:style-name="gr5" draw:text-style-name="P6" draw:layer="layout" svg:width="1.856cm" svg:height="1.332cm" svg:x="10.084cm" svg:y="4.16cm" svg:viewBox="0 0 1857 1333" draw:points="930,1333 0,1333 0,0 1857,0 1857,1333">
          <text:p/>
        </draw:polygon>
        <draw:frame draw:style-name="gr4" draw:text-style-name="P5" draw:layer="layout" svg:width="2.445cm" svg:height="0.615cm" svg:x="12.788cm" svg:y="8.067cm">
          <draw:text-box>
            <text:p text:style-name="P2"><text:span text:style-name="T2">pedaço 1</text:span></text:p>
          </draw:text-box>
        </draw:frame>
        <draw:polygon draw:style-name="gr7" draw:text-style-name="P8" draw:layer="layout" svg:width="1.856cm" svg:height="0.793cm" svg:x="10.084cm" svg:y="5.515cm" svg:viewBox="0 0 1857 794" draw:points="930,794 0,794 0,0 1857,0 1857,794">
          <text:p/>
        </draw:polygon>
        <draw:frame draw:style-name="gr8" draw:text-style-name="P9" draw:layer="layout" svg:width="1.145cm" svg:height="0.53cm" svg:x="10.442cm" svg:y="4.583cm">
          <draw:text-box>
            <text:p text:style-name="P2"><text:span text:style-name="T4">dado</text:span></text:p>
          </draw:text-box>
        </draw:frame>
        <draw:polygon draw:style-name="gr5" draw:text-style-name="P6" draw:layer="layout" svg:width="1.856cm" svg:height="1.332cm" svg:x="12.076cm" svg:y="4.158cm" svg:viewBox="0 0 1857 1333" draw:points="927,1333 0,1333 0,0 1857,0 1857,1333">
          <text:p/>
        </draw:polygon>
        <draw:polygon draw:style-name="gr7" draw:text-style-name="P8" draw:layer="layout" svg:width="1.856cm" svg:height="0.794cm" svg:x="12.076cm" svg:y="5.512cm" svg:viewBox="0 0 1857 795" draw:points="927,795 0,795 0,0 1857,0 1857,795">
          <text:p/>
        </draw:polygon>
        <draw:polygon draw:style-name="gr5" draw:text-style-name="P6" draw:layer="layout" svg:width="1.856cm" svg:height="1.33cm" svg:x="14.064cm" svg:y="4.16cm" svg:viewBox="0 0 1857 1331" draw:points="927,1331 0,1331 0,0 1857,0 1857,1331">
          <text:p/>
        </draw:polygon>
        <draw:frame draw:style-name="gr8" draw:text-style-name="P9" draw:layer="layout" svg:width="1.145cm" svg:height="0.53cm" svg:x="12.432cm" svg:y="4.583cm">
          <draw:text-box>
            <text:p text:style-name="P2"><text:span text:style-name="T4">dado</text:span></text:p>
          </draw:text-box>
        </draw:frame>
        <draw:polygon draw:style-name="gr7" draw:text-style-name="P8" draw:layer="layout" svg:width="1.856cm" svg:height="0.792cm" svg:x="14.064cm" svg:y="5.513cm" svg:viewBox="0 0 1857 793" draw:points="927,793 0,793 0,0 1857,0 1857,793">
          <text:p/>
        </draw:polygon>
        <draw:polygon draw:style-name="gr5" draw:text-style-name="P6" draw:layer="layout" svg:width="1.856cm" svg:height="1.332cm" svg:x="16.019cm" svg:y="4.16cm" svg:viewBox="0 0 1857 1333" draw:points="927,1333 0,1333 0,0 1857,0 1857,1333">
          <text:p/>
        </draw:polygon>
        <draw:frame draw:style-name="gr8" draw:text-style-name="P9" draw:layer="layout" svg:width="1.145cm" svg:height="0.53cm" svg:x="14.422cm" svg:y="4.583cm">
          <draw:text-box>
            <text:p text:style-name="P2"><text:span text:style-name="T4">dado</text:span></text:p>
          </draw:text-box>
        </draw:frame>
        <draw:polygon draw:style-name="gr7" draw:text-style-name="P8" draw:layer="layout" svg:width="1.856cm" svg:height="0.793cm" svg:x="16.019cm" svg:y="5.515cm" svg:viewBox="0 0 1857 794" draw:points="927,794 0,794 0,0 1857,0 1857,794">
          <text:p/>
        </draw:polygon>
        <draw:polygon draw:style-name="gr10" draw:text-style-name="P10" draw:layer="layout" svg:width="1.856cm" svg:height="1.331cm" svg:x="10.084cm" svg:y="6.529cm" svg:viewBox="0 0 1857 1332" draw:points="930,1332 0,1332 0,0 1857,0 1857,1332">
          <text:p/>
        </draw:polygon>
        <draw:frame draw:style-name="gr8" draw:text-style-name="P9" draw:layer="layout" svg:width="1.145cm" svg:height="0.53cm" svg:x="16.376cm" svg:y="4.583cm">
          <draw:text-box>
            <text:p text:style-name="P2"><text:span text:style-name="T4">dado</text:span></text:p>
          </draw:text-box>
        </draw:frame>
        <draw:polygon draw:style-name="gr14" draw:text-style-name="P11" draw:layer="layout" svg:width="1.192cm" svg:height="1.331cm" svg:x="11.894cm" svg:y="6.529cm" svg:viewBox="0 0 1193 1332" draw:points="597,1332 0,1332 0,0 1193,0 1193,1332">
          <text:p/>
        </draw:polygon>
        <draw:frame draw:style-name="gr13" draw:text-style-name="P9" draw:layer="layout" svg:width="0.832cm" svg:height="0.53cm" svg:x="10.597cm" svg:y="6.954cm">
          <draw:text-box>
            <text:p text:style-name="P2"><text:span text:style-name="T4">Qtd</text:span></text:p>
          </draw:text-box>
        </draw:frame>
        <draw:polygon draw:style-name="gr10" draw:text-style-name="P10" draw:layer="layout" svg:width="1.856cm" svg:height="1.331cm" svg:x="14.882cm" svg:y="6.529cm" svg:viewBox="0 0 1857 1332" draw:points="928,1332 0,1332 0,0 1857,0 1857,1332">
          <text:p/>
        </draw:polygon>
        <draw:frame draw:style-name="gr9" draw:text-style-name="P5" draw:layer="layout" svg:width="0.528cm" svg:height="0.615cm" svg:x="12.323cm" svg:y="6.917cm">
          <draw:text-box>
            <text:p text:style-name="P2"><text:span text:style-name="T2">0</text:span></text:p>
          </draw:text-box>
        </draw:frame>
        <draw:polygon draw:style-name="gr14" draw:text-style-name="P11" draw:layer="layout" svg:width="1.192cm" svg:height="1.331cm" svg:x="16.691cm" svg:y="6.529cm" svg:viewBox="0 0 1193 1332" draw:points="598,1332 0,1332 0,0 1193,0 1193,1332">
          <text:p/>
        </draw:polygon>
        <draw:frame draw:style-name="gr15" draw:text-style-name="P9" draw:layer="layout" svg:width="1.014cm" svg:height="0.53cm" svg:x="15.321cm" svg:y="6.954cm">
          <draw:text-box>
            <text:p text:style-name="P2"><text:span text:style-name="T4">Prox</text:span></text:p>
          </draw:text-box>
        </draw:frame>
        <draw:polygon draw:style-name="gr3" draw:text-style-name="P4" draw:layer="layout" svg:width="8.021cm" svg:height="5cm" svg:x="19.199cm" svg:y="4cm" svg:viewBox="0 0 8022 5001" draw:points="4011,5001 0,5001 0,0 8022,0 8022,5001">
          <text:p/>
        </draw:polygon>
        <draw:frame draw:style-name="gr9" draw:text-style-name="P5" draw:layer="layout" svg:width="0.528cm" svg:height="0.615cm" svg:x="17.12cm" svg:y="6.917cm">
          <draw:text-box>
            <text:p text:style-name="P2"><text:span text:style-name="T2">5</text:span></text:p>
          </draw:text-box>
        </draw:frame>
        <draw:polygon draw:style-name="gr31" draw:text-style-name="P6" draw:layer="layout" svg:width="1.856cm" svg:height="1.332cm" svg:x="19.284cm" svg:y="4.16cm" svg:viewBox="0 0 1857 1333" draw:points="930,1333 0,1333 0,0 1857,0 1857,1333">
          <text:p/>
        </draw:polygon>
        <draw:polygon draw:style-name="gr12" draw:text-style-name="P12" draw:layer="layout" svg:width="1.856cm" svg:height="1.332cm" svg:x="19.284cm" svg:y="4.16cm" svg:viewBox="0 0 1857 1333" draw:points="930,1333 0,1333 0,0 1857,0 1857,1333">
          <text:p/>
        </draw:polygon>
        <draw:frame draw:style-name="gr4" draw:text-style-name="P5" draw:layer="layout" svg:width="2.445cm" svg:height="0.615cm" svg:x="21.989cm" svg:y="8.067cm">
          <draw:text-box>
            <text:p text:style-name="P2"><text:span text:style-name="T2">pedaço 2</text:span></text:p>
          </draw:text-box>
        </draw:frame>
        <draw:polygon draw:style-name="gr7" draw:text-style-name="P8" draw:layer="layout" svg:width="1.856cm" svg:height="0.793cm" svg:x="19.284cm" svg:y="5.515cm" svg:viewBox="0 0 1857 794" draw:points="930,794 0,794 0,0 1857,0 1857,794">
          <text:p/>
        </draw:polygon>
        <draw:frame draw:style-name="gr8" draw:text-style-name="P9" draw:layer="layout" svg:width="1.145cm" svg:height="0.53cm" svg:x="19.643cm" svg:y="4.583cm">
          <draw:text-box>
            <text:p text:style-name="P2"><text:span text:style-name="T4">dado</text:span></text:p>
          </draw:text-box>
        </draw:frame>
        <draw:polygon draw:style-name="gr5" draw:text-style-name="P6" draw:layer="layout" svg:width="1.856cm" svg:height="1.332cm" svg:x="21.275cm" svg:y="4.158cm" svg:viewBox="0 0 1857 1333" draw:points="930,1333 0,1333 0,0 1857,0 1857,1333">
          <text:p/>
        </draw:polygon>
        <draw:frame draw:style-name="gr9" draw:text-style-name="P5" draw:layer="layout" svg:width="0.528cm" svg:height="0.615cm" svg:x="20.045cm" svg:y="5.633cm">
          <draw:text-box>
            <text:p text:style-name="P2"><text:span text:style-name="T2">2</text:span></text:p>
          </draw:text-box>
        </draw:frame>
        <draw:polygon draw:style-name="gr7" draw:text-style-name="P8" draw:layer="layout" svg:width="1.856cm" svg:height="0.794cm" svg:x="21.275cm" svg:y="5.512cm" svg:viewBox="0 0 1857 795" draw:points="930,795 0,795 0,0 1857,0 1857,795">
          <text:p/>
        </draw:polygon>
        <draw:frame draw:style-name="gr8" draw:text-style-name="P9" draw:layer="layout" svg:width="1.145cm" svg:height="0.53cm" svg:x="21.632cm" svg:y="4.583cm">
          <draw:text-box>
            <text:p text:style-name="P2"><text:span text:style-name="T4">dado</text:span></text:p>
          </draw:text-box>
        </draw:frame>
        <draw:polygon draw:style-name="gr5" draw:text-style-name="P6" draw:layer="layout" svg:width="1.856cm" svg:height="1.33cm" svg:x="23.264cm" svg:y="4.16cm" svg:viewBox="0 0 1857 1331" draw:points="927,1331 0,1331 0,0 1857,0 1857,1331">
          <text:p/>
        </draw:polygon>
        <draw:frame draw:style-name="gr9" draw:text-style-name="P5" draw:layer="layout" svg:width="0.528cm" svg:height="0.615cm" svg:x="22.035cm" svg:y="5.63cm">
          <draw:text-box>
            <text:p text:style-name="P2"><text:span text:style-name="T2">8</text:span></text:p>
          </draw:text-box>
        </draw:frame>
        <draw:polygon draw:style-name="gr25" draw:text-style-name="P16" draw:layer="layout" svg:width="1.856cm" svg:height="0.792cm" svg:x="23.264cm" svg:y="5.513cm" svg:viewBox="0 0 1857 793" draw:points="927,793 0,793 0,0 1857,0 1857,793">
          <text:p/>
        </draw:polygon>
        <draw:frame draw:style-name="gr8" draw:text-style-name="P9" draw:layer="layout" svg:width="1.145cm" svg:height="0.53cm" svg:x="23.622cm" svg:y="4.583cm">
          <draw:text-box>
            <text:p text:style-name="P2"><text:span text:style-name="T4">dado</text:span></text:p>
          </draw:text-box>
        </draw:frame>
        <draw:polygon draw:style-name="gr5" draw:text-style-name="P6" draw:layer="layout" svg:width="1.856cm" svg:height="1.332cm" svg:x="25.218cm" svg:y="4.16cm" svg:viewBox="0 0 1857 1333" draw:points="929,1333 0,1333 0,0 1857,0 1857,1333">
          <text:p/>
        </draw:polygon>
        <draw:frame draw:style-name="gr18" draw:text-style-name="P5" draw:layer="layout" svg:width="0.528cm" svg:height="0.589cm" svg:x="24.045cm" svg:y="5.642cm">
          <draw:text-box>
            <text:p text:style-name="P2"><text:span text:style-name="T5">9</text:span></text:p>
          </draw:text-box>
        </draw:frame>
        <draw:polygon draw:style-name="gr7" draw:text-style-name="P8" draw:layer="layout" svg:width="1.856cm" svg:height="0.793cm" svg:x="25.218cm" svg:y="5.515cm" svg:viewBox="0 0 1857 794" draw:points="929,794 0,794 0,0 1857,0 1857,794">
          <text:p/>
        </draw:polygon>
        <draw:frame draw:style-name="gr8" draw:text-style-name="P9" draw:layer="layout" svg:width="1.145cm" svg:height="0.53cm" svg:x="25.576cm" svg:y="4.583cm">
          <draw:text-box>
            <text:p text:style-name="P2"><text:span text:style-name="T4">dado</text:span></text:p>
          </draw:text-box>
        </draw:frame>
        <draw:polygon draw:style-name="gr10" draw:text-style-name="P10" draw:layer="layout" svg:width="1.856cm" svg:height="1.331cm" svg:x="19.284cm" svg:y="6.529cm" svg:viewBox="0 0 1857 1332" draw:points="930,1332 0,1332 0,0 1857,0 1857,1332">
          <text:p/>
        </draw:polygon>
        <draw:frame draw:style-name="gr17" draw:text-style-name="P5" draw:layer="layout" svg:width="0.595cm" svg:height="0.589cm" svg:x="25.873cm" svg:y="5.645cm">
          <draw:text-box>
            <text:p text:style-name="P2"><text:span text:style-name="T5">11</text:span></text:p>
          </draw:text-box>
        </draw:frame>
        <draw:polygon draw:style-name="gr14" draw:text-style-name="P11" draw:layer="layout" svg:width="1.191cm" svg:height="1.331cm" svg:x="21.095cm" svg:y="6.529cm" svg:viewBox="0 0 1192 1332" draw:points="596,1332 0,1332 0,0 1192,0 1192,1332">
          <text:p/>
        </draw:polygon>
        <draw:frame draw:style-name="gr13" draw:text-style-name="P9" draw:layer="layout" svg:width="0.832cm" svg:height="0.53cm" svg:x="19.798cm" svg:y="6.954cm">
          <draw:text-box>
            <text:p text:style-name="P2"><text:span text:style-name="T4">Qtd</text:span></text:p>
          </draw:text-box>
        </draw:frame>
        <draw:polygon draw:style-name="gr10" draw:text-style-name="P10" draw:layer="layout" svg:width="1.856cm" svg:height="1.331cm" svg:x="24.081cm" svg:y="6.529cm" svg:viewBox="0 0 1857 1332" draw:points="929,1332 0,1332 0,0 1857,0 1857,1332">
          <text:p/>
        </draw:polygon>
        <draw:frame draw:style-name="gr9" draw:text-style-name="P5" draw:layer="layout" svg:width="0.528cm" svg:height="0.615cm" svg:x="21.523cm" svg:y="6.917cm">
          <draw:text-box>
            <text:p text:style-name="P2"><text:span text:style-name="T2">4</text:span></text:p>
          </draw:text-box>
        </draw:frame>
        <draw:polygon draw:style-name="gr14" draw:text-style-name="P11" draw:layer="layout" svg:width="1.192cm" svg:height="1.331cm" svg:x="25.891cm" svg:y="6.529cm" svg:viewBox="0 0 1193 1332" draw:points="597,1332 0,1332 0,0 1193,0 1193,1332">
          <text:p/>
        </draw:polygon>
        <draw:frame draw:style-name="gr15" draw:text-style-name="P9" draw:layer="layout" svg:width="1.014cm" svg:height="0.53cm" svg:x="24.522cm" svg:y="6.954cm">
          <draw:text-box>
            <text:p text:style-name="P2"><text:span text:style-name="T4">Prox</text:span></text:p>
          </draw:text-box>
        </draw:frame>
        <draw:polygon draw:style-name="gr3" draw:text-style-name="P4" draw:layer="layout" svg:width="8.021cm" svg:height="5cm" svg:x="1.198cm" svg:y="4cm" svg:viewBox="0 0 8022 5001" draw:points="4012,5001 0,5001 0,0 8022,0 8022,5001">
          <text:p/>
        </draw:polygon>
        <draw:frame draw:style-name="gr9" draw:text-style-name="P5" draw:layer="layout" svg:width="0.528cm" svg:height="0.615cm" svg:x="26.321cm" svg:y="6.917cm">
          <draw:text-box>
            <text:p text:style-name="P2"><text:span text:style-name="T2">0</text:span></text:p>
          </draw:text-box>
        </draw:frame>
        <draw:polygon draw:style-name="gr5" draw:text-style-name="P6" draw:layer="layout" svg:width="1.856cm" svg:height="1.332cm" svg:x="1.284cm" svg:y="4.16cm" svg:viewBox="0 0 1857 1333" draw:points="929,1333 0,1333 0,0 1857,0 1857,1333">
          <text:p/>
        </draw:polygon>
        <draw:frame draw:style-name="gr4" draw:text-style-name="P5" draw:layer="layout" svg:width="2.445cm" svg:height="0.615cm" svg:x="3.99cm" svg:y="8.067cm">
          <draw:text-box>
            <text:p text:style-name="P2"><text:span text:style-name="T2">pedaço 0</text:span></text:p>
          </draw:text-box>
        </draw:frame>
        <draw:polygon draw:style-name="gr7" draw:text-style-name="P8" draw:layer="layout" svg:width="1.856cm" svg:height="0.793cm" svg:x="1.284cm" svg:y="5.515cm" svg:viewBox="0 0 1857 794" draw:points="929,794 0,794 0,0 1857,0 1857,794">
          <text:p/>
        </draw:polygon>
        <draw:frame draw:style-name="gr8" draw:text-style-name="P9" draw:layer="layout" svg:width="1.145cm" svg:height="0.53cm" svg:x="1.64cm" svg:y="4.583cm">
          <draw:text-box>
            <text:p text:style-name="P2"><text:span text:style-name="T4">dado</text:span></text:p>
          </draw:text-box>
        </draw:frame>
        <draw:polygon draw:style-name="gr5" draw:text-style-name="P6" draw:layer="layout" svg:width="1.855cm" svg:height="1.332cm" svg:x="3.276cm" svg:y="4.158cm" svg:viewBox="0 0 1856 1333" draw:points="928,1333 0,1333 0,0 1856,0 1856,1333">
          <text:p/>
        </draw:polygon>
        <draw:frame draw:style-name="gr9" draw:text-style-name="P5" draw:layer="layout" svg:width="0.528cm" svg:height="0.615cm" svg:x="2.043cm" svg:y="5.633cm">
          <draw:text-box>
            <text:p text:style-name="P2"><text:span text:style-name="T2">3</text:span></text:p>
          </draw:text-box>
        </draw:frame>
        <draw:polygon draw:style-name="gr7" draw:text-style-name="P8" draw:layer="layout" svg:width="1.855cm" svg:height="0.794cm" svg:x="3.276cm" svg:y="5.512cm" svg:viewBox="0 0 1856 795" draw:points="928,795 0,795 0,0 1856,0 1856,795">
          <text:p/>
        </draw:polygon>
        <draw:frame draw:style-name="gr8" draw:text-style-name="P9" draw:layer="layout" svg:width="1.145cm" svg:height="0.53cm" svg:x="3.634cm" svg:y="4.583cm">
          <draw:text-box>
            <text:p text:style-name="P2"><text:span text:style-name="T4">dado</text:span></text:p>
          </draw:text-box>
        </draw:frame>
        <draw:polygon draw:style-name="gr5" draw:text-style-name="P6" draw:layer="layout" svg:width="1.856cm" svg:height="1.33cm" svg:x="5.264cm" svg:y="4.16cm" svg:viewBox="0 0 1857 1331" draw:points="927,1331 0,1331 0,0 1857,0 1857,1331">
          <text:p/>
        </draw:polygon>
        <draw:frame draw:style-name="gr9" draw:text-style-name="P5" draw:layer="layout" svg:width="0.528cm" svg:height="0.615cm" svg:x="4.036cm" svg:y="5.63cm">
          <draw:text-box>
            <text:p text:style-name="P2"><text:span text:style-name="T2">5</text:span></text:p>
          </draw:text-box>
        </draw:frame>
        <draw:polygon draw:style-name="gr7" draw:text-style-name="P8" draw:layer="layout" svg:width="1.856cm" svg:height="0.792cm" svg:x="5.264cm" svg:y="5.513cm" svg:viewBox="0 0 1857 793" draw:points="927,793 0,793 0,0 1857,0 1857,793">
          <text:p/>
        </draw:polygon>
        <draw:polygon draw:style-name="gr5" draw:text-style-name="P6" draw:layer="layout" svg:width="1.856cm" svg:height="1.332cm" svg:x="7.218cm" svg:y="4.16cm" svg:viewBox="0 0 1857 1333" draw:points="929,1333 0,1333 0,0 1857,0 1857,1333">
          <text:p/>
        </draw:polygon>
        <draw:frame draw:style-name="gr8" draw:text-style-name="P9" draw:layer="layout" svg:width="1.145cm" svg:height="0.53cm" svg:x="5.62cm" svg:y="4.583cm">
          <draw:text-box>
            <text:p text:style-name="P2"><text:span text:style-name="T4">dado</text:span></text:p>
          </draw:text-box>
        </draw:frame>
        <draw:polygon draw:style-name="gr7" draw:text-style-name="P8" draw:layer="layout" svg:width="1.856cm" svg:height="0.793cm" svg:x="7.218cm" svg:y="5.515cm" svg:viewBox="0 0 1857 794" draw:points="929,794 0,794 0,0 1857,0 1857,794">
          <text:p/>
        </draw:polygon>
        <draw:polygon draw:style-name="gr10" draw:text-style-name="P10" draw:layer="layout" svg:width="1.856cm" svg:height="1.331cm" svg:x="1.284cm" svg:y="6.529cm" svg:viewBox="0 0 1857 1332" draw:points="929,1332 0,1332 0,0 1857,0 1857,1332">
          <text:p/>
        </draw:polygon>
        <draw:frame draw:style-name="gr8" draw:text-style-name="P9" draw:layer="layout" svg:width="1.145cm" svg:height="0.53cm" svg:x="7.578cm" svg:y="4.583cm">
          <draw:text-box>
            <text:p text:style-name="P2"><text:span text:style-name="T4">dado</text:span></text:p>
          </draw:text-box>
        </draw:frame>
        <draw:polygon draw:style-name="gr11" draw:text-style-name="P11" draw:layer="layout" svg:width="1.192cm" svg:height="1.331cm" svg:x="3.094cm" svg:y="6.529cm" svg:viewBox="0 0 1193 1332" draw:points="597,1332 0,1332 0,0 1193,0 1193,1332">
          <text:p/>
        </draw:polygon>
        <draw:polygon draw:style-name="gr12" draw:text-style-name="P12" draw:layer="layout" svg:width="1.192cm" svg:height="1.331cm" svg:x="3.094cm" svg:y="6.529cm" svg:viewBox="0 0 1193 1332" draw:points="597,1332 0,1332 0,0 1193,0 1193,1332">
          <text:p/>
        </draw:polygon>
        <draw:frame draw:style-name="gr13" draw:text-style-name="P9" draw:layer="layout" svg:width="0.832cm" svg:height="0.53cm" svg:x="1.799cm" svg:y="6.954cm">
          <draw:text-box>
            <text:p text:style-name="P2"><text:span text:style-name="T4">Qtd</text:span></text:p>
          </draw:text-box>
        </draw:frame>
        <draw:polygon draw:style-name="gr10" draw:text-style-name="P10" draw:layer="layout" svg:width="1.856cm" svg:height="1.331cm" svg:x="6.081cm" svg:y="6.529cm" svg:viewBox="0 0 1857 1332" draw:points="930,1332 0,1332 0,0 1857,0 1857,1332">
          <text:p/>
        </draw:polygon>
        <draw:frame draw:style-name="gr9" draw:text-style-name="P5" draw:layer="layout" svg:width="0.528cm" svg:height="0.615cm" svg:x="3.521cm" svg:y="6.917cm">
          <draw:text-box>
            <text:p text:style-name="P2"><text:span text:style-name="T2">2</text:span></text:p>
          </draw:text-box>
        </draw:frame>
        <draw:polygon draw:style-name="gr14" draw:text-style-name="P11" draw:layer="layout" svg:width="1.192cm" svg:height="1.331cm" svg:x="7.891cm" svg:y="6.529cm" svg:viewBox="0 0 1193 1332" draw:points="597,1332 0,1332 0,0 1193,0 1193,1332">
          <text:p/>
        </draw:polygon>
        <draw:frame draw:style-name="gr15" draw:text-style-name="P9" draw:layer="layout" svg:width="1.014cm" svg:height="0.53cm" svg:x="6.519cm" svg:y="6.954cm">
          <draw:text-box>
            <text:p text:style-name="P2"><text:span text:style-name="T4">Prox</text:span></text:p>
          </draw:text-box>
        </draw:frame>
        <draw:polygon draw:style-name="gr3" draw:text-style-name="P4" draw:layer="layout" svg:width="8.021cm" svg:height="5cm" svg:x="1.198cm" svg:y="4cm" svg:viewBox="0 0 8022 5001" draw:points="4012,5001 0,5001 0,0 8022,0 8022,5001">
          <text:p/>
        </draw:polygon>
        <draw:frame draw:style-name="gr9" draw:text-style-name="P5" draw:layer="layout" svg:width="0.528cm" svg:height="0.615cm" svg:x="8.319cm" svg:y="6.917cm">
          <draw:text-box>
            <text:p text:style-name="P2"><text:span text:style-name="T2">3</text:span></text:p>
          </draw:text-box>
        </draw:frame>
        <draw:polygon draw:style-name="gr5" draw:text-style-name="P6" draw:layer="layout" svg:width="1.856cm" svg:height="1.332cm" svg:x="1.284cm" svg:y="4.16cm" svg:viewBox="0 0 1857 1333" draw:points="929,1333 0,1333 0,0 1857,0 1857,1333">
          <text:p/>
        </draw:polygon>
        <draw:frame draw:style-name="gr4" draw:text-style-name="P5" draw:layer="layout" svg:width="2.445cm" svg:height="0.615cm" svg:x="3.99cm" svg:y="8.067cm">
          <draw:text-box>
            <text:p text:style-name="P2"><text:span text:style-name="T2">p</text:span><text:span text:style-name="T2">e</text:span><text:span text:style-name="T2">d</text:span><text:span text:style-name="T2">a</text:span><text:span text:style-name="T2">ç</text:span><text:span text:style-name="T2">o </text:span><text:span text:style-name="T2">0</text:span></text:p>
          </draw:text-box>
        </draw:frame>
        <draw:polygon draw:style-name="gr7" draw:text-style-name="P8" draw:layer="layout" svg:width="1.856cm" svg:height="0.793cm" svg:x="1.284cm" svg:y="5.515cm" svg:viewBox="0 0 1857 794" draw:points="929,794 0,794 0,0 1857,0 1857,794">
          <text:p/>
        </draw:polygon>
        <draw:frame draw:style-name="gr8" draw:text-style-name="P9" draw:layer="layout" svg:width="1.145cm" svg:height="0.53cm" svg:x="1.64cm" svg:y="4.583cm">
          <draw:text-box>
            <text:p text:style-name="P2"><text:span text:style-name="T4">d</text:span><text:span text:style-name="T4">a</text:span><text:span text:style-name="T4">d</text:span><text:span text:style-name="T4">o</text:span></text:p>
          </draw:text-box>
        </draw:frame>
        <draw:polygon draw:style-name="gr5" draw:text-style-name="P6" draw:layer="layout" svg:width="1.855cm" svg:height="1.332cm" svg:x="3.276cm" svg:y="4.158cm" svg:viewBox="0 0 1856 1333" draw:points="928,1333 0,1333 0,0 1856,0 1856,1333">
          <text:p/>
        </draw:polygon>
        <draw:frame draw:style-name="gr16" draw:text-style-name="P5" draw:layer="layout" svg:width="0.679cm" svg:height="0.615cm" svg:x="1.873cm" svg:y="5.633cm">
          <draw:text-box>
            <text:p text:style-name="P2"><text:span text:style-name="T2">14</text:span></text:p>
          </draw:text-box>
        </draw:frame>
        <draw:polygon draw:style-name="gr7" draw:text-style-name="P8" draw:layer="layout" svg:width="1.855cm" svg:height="0.794cm" svg:x="3.276cm" svg:y="5.512cm" svg:viewBox="0 0 1856 795" draw:points="928,795 0,795 0,0 1856,0 1856,795">
          <text:p/>
        </draw:polygon>
        <draw:frame draw:style-name="gr8" draw:text-style-name="P9" draw:layer="layout" svg:width="1.145cm" svg:height="0.53cm" svg:x="3.634cm" svg:y="4.583cm">
          <draw:text-box>
            <text:p text:style-name="P2"><text:span text:style-name="T4">dad</text:span><text:span text:style-name="T4">o</text:span></text:p>
          </draw:text-box>
        </draw:frame>
        <draw:polygon draw:style-name="gr5" draw:text-style-name="P6" draw:layer="layout" svg:width="1.856cm" svg:height="1.33cm" svg:x="5.264cm" svg:y="4.16cm" svg:viewBox="0 0 1857 1331" draw:points="927,1331 0,1331 0,0 1857,0 1857,1331">
          <text:p/>
        </draw:polygon>
        <draw:frame draw:style-name="gr16" draw:text-style-name="P5" draw:layer="layout" svg:width="0.679cm" svg:height="0.615cm" svg:x="3.866cm" svg:y="5.63cm">
          <draw:text-box>
            <text:p text:style-name="P2"><text:span text:style-name="T2">18</text:span></text:p>
          </draw:text-box>
        </draw:frame>
        <draw:polygon draw:style-name="gr7" draw:text-style-name="P8" draw:layer="layout" svg:width="1.856cm" svg:height="0.792cm" svg:x="5.264cm" svg:y="5.513cm" svg:viewBox="0 0 1857 793" draw:points="927,793 0,793 0,0 1857,0 1857,793">
          <text:p/>
        </draw:polygon>
        <draw:frame draw:style-name="gr8" draw:text-style-name="P9" draw:layer="layout" svg:width="1.145cm" svg:height="0.53cm" svg:x="5.62cm" svg:y="4.583cm">
          <draw:text-box>
            <text:p text:style-name="P2"><text:span text:style-name="T4">dado</text:span></text:p>
          </draw:text-box>
        </draw:frame>
        <draw:polygon draw:style-name="gr5" draw:text-style-name="P6" draw:layer="layout" svg:width="1.856cm" svg:height="1.332cm" svg:x="7.218cm" svg:y="4.16cm" svg:viewBox="0 0 1857 1333" draw:points="929,1333 0,1333 0,0 1857,0 1857,1333">
          <text:p/>
        </draw:polygon>
        <draw:frame draw:style-name="gr19" draw:text-style-name="P13" draw:layer="layout" svg:width="0.705cm" svg:height="0.712cm" svg:x="5.842cm" svg:y="5.588cm">
          <draw:text-box>
            <text:p text:style-name="P2"><text:span text:style-name="T6">23</text:span></text:p>
          </draw:text-box>
        </draw:frame>
        <draw:polygon draw:style-name="gr7" draw:text-style-name="P8" draw:layer="layout" svg:width="1.856cm" svg:height="0.793cm" svg:x="7.218cm" svg:y="5.515cm" svg:viewBox="0 0 1857 794" draw:points="929,794 0,794 0,0 1857,0 1857,794">
          <text:p/>
        </draw:polygon>
        <draw:frame draw:style-name="gr8" draw:text-style-name="P9" draw:layer="layout" svg:width="1.145cm" svg:height="0.53cm" svg:x="7.578cm" svg:y="4.583cm">
          <draw:text-box>
            <text:p text:style-name="P2"><text:span text:style-name="T4">dado</text:span></text:p>
          </draw:text-box>
        </draw:frame>
        <draw:polygon draw:style-name="gr10" draw:text-style-name="P10" draw:layer="layout" svg:width="1.856cm" svg:height="1.331cm" svg:x="1.284cm" svg:y="6.529cm" svg:viewBox="0 0 1857 1332" draw:points="929,1332 0,1332 0,0 1857,0 1857,1332">
          <text:p/>
        </draw:polygon>
        <draw:frame draw:style-name="gr17" draw:text-style-name="P5" draw:layer="layout" svg:width="0.595cm" svg:height="0.589cm" svg:x="7.849cm" svg:y="5.645cm">
          <draw:text-box>
            <text:p text:style-name="P2"><text:span text:style-name="T5">31</text:span></text:p>
          </draw:text-box>
        </draw:frame>
        <draw:polygon draw:style-name="gr14" draw:text-style-name="P11" draw:layer="layout" svg:width="1.192cm" svg:height="1.331cm" svg:x="3.094cm" svg:y="6.529cm" svg:viewBox="0 0 1193 1332" draw:points="597,1332 0,1332 0,0 1193,0 1193,1332">
          <text:p/>
        </draw:polygon>
        <draw:frame draw:style-name="gr13" draw:text-style-name="P9" draw:layer="layout" svg:width="0.832cm" svg:height="0.53cm" svg:x="1.799cm" svg:y="6.954cm">
          <draw:text-box>
            <text:p text:style-name="P2"><text:span text:style-name="T4">Q</text:span><text:span text:style-name="T4">t</text:span><text:span text:style-name="T4">d</text:span></text:p>
          </draw:text-box>
        </draw:frame>
        <draw:polygon draw:style-name="gr10" draw:text-style-name="P10" draw:layer="layout" svg:width="1.856cm" svg:height="1.331cm" svg:x="6.081cm" svg:y="6.529cm" svg:viewBox="0 0 1857 1332" draw:points="930,1332 0,1332 0,0 1857,0 1857,1332">
          <text:p/>
        </draw:polygon>
        <draw:frame draw:style-name="gr9" draw:text-style-name="P5" draw:layer="layout" svg:width="0.528cm" svg:height="0.615cm" svg:x="3.521cm" svg:y="6.917cm">
          <draw:text-box>
            <text:p text:style-name="P2"><text:span text:style-name="T2">4</text:span></text:p>
          </draw:text-box>
        </draw:frame>
        <draw:polygon draw:style-name="gr14" draw:text-style-name="P11" draw:layer="layout" svg:width="1.192cm" svg:height="1.331cm" svg:x="7.891cm" svg:y="6.529cm" svg:viewBox="0 0 1193 1332" draw:points="597,1332 0,1332 0,0 1193,0 1193,1332">
          <text:p/>
        </draw:polygon>
        <draw:frame draw:style-name="gr15" draw:text-style-name="P9" draw:layer="layout" svg:width="1.014cm" svg:height="0.53cm" svg:x="6.519cm" svg:y="6.954cm">
          <draw:text-box>
            <text:p text:style-name="P2"><text:span text:style-name="T4">Prox</text:span></text:p>
          </draw:text-box>
        </draw:frame>
        <draw:polygon draw:style-name="gr3" draw:text-style-name="P4" draw:layer="layout" svg:width="8.021cm" svg:height="5cm" svg:x="17.378cm" svg:y="9.6cm" svg:viewBox="0 0 8022 5001" draw:points="4011,5001 0,5001 0,0 8022,0 8022,5001">
          <text:p/>
        </draw:polygon>
        <draw:frame draw:style-name="gr9" draw:text-style-name="P5" draw:layer="layout" svg:width="0.528cm" svg:height="0.615cm" svg:x="8.319cm" svg:y="6.917cm">
          <draw:text-box>
            <text:p text:style-name="P2"><text:span text:style-name="T2">3</text:span></text:p>
          </draw:text-box>
        </draw:frame>
        <draw:polygon draw:style-name="gr5" draw:text-style-name="P6" draw:layer="layout" svg:width="1.856cm" svg:height="1.332cm" svg:x="17.464cm" svg:y="9.76cm" svg:viewBox="0 0 1857 1333" draw:points="928,1333 0,1333 0,0 1857,0 1857,1333">
          <text:p/>
        </draw:polygon>
        <draw:frame draw:style-name="gr4" draw:text-style-name="P5" draw:layer="layout" svg:width="2.445cm" svg:height="0.615cm" svg:x="20.168cm" svg:y="13.666cm">
          <draw:text-box>
            <text:p text:style-name="P2"><text:span text:style-name="T2">ped</text:span><text:span text:style-name="T2">aço </text:span><text:span text:style-name="T2">4</text:span></text:p>
          </draw:text-box>
        </draw:frame>
        <draw:polygon draw:style-name="gr7" draw:text-style-name="P8" draw:layer="layout" svg:width="1.856cm" svg:height="0.793cm" svg:x="17.464cm" svg:y="11.115cm" svg:viewBox="0 0 1857 794" draw:points="928,794 0,794 0,0 1857,0 1857,794">
          <text:p/>
        </draw:polygon>
        <draw:frame draw:style-name="gr8" draw:text-style-name="P9" draw:layer="layout" svg:width="1.145cm" svg:height="0.53cm" svg:x="17.822cm" svg:y="10.186cm">
          <draw:text-box>
            <text:p text:style-name="P2"><text:span text:style-name="T4">dado</text:span></text:p>
          </draw:text-box>
        </draw:frame>
        <draw:polygon draw:style-name="gr5" draw:text-style-name="P6" draw:layer="layout" svg:width="1.856cm" svg:height="1.332cm" svg:x="19.454cm" svg:y="9.758cm" svg:viewBox="0 0 1857 1333" draw:points="930,1333 0,1333 0,0 1857,0 1857,1333">
          <text:p/>
        </draw:polygon>
        <draw:frame draw:style-name="gr16" draw:text-style-name="P5" draw:layer="layout" svg:width="0.679cm" svg:height="0.615cm" svg:x="18.055cm" svg:y="11.232cm">
          <draw:text-box>
            <text:p text:style-name="P2"><text:span text:style-name="T2">5</text:span><text:span text:style-name="T2">1</text:span></text:p>
          </draw:text-box>
        </draw:frame>
        <draw:polygon draw:style-name="gr7" draw:text-style-name="P8" draw:layer="layout" svg:width="1.856cm" svg:height="0.794cm" svg:x="19.454cm" svg:y="11.112cm" svg:viewBox="0 0 1857 795" draw:points="930,795 0,795 0,0 1857,0 1857,795">
          <text:p/>
        </draw:polygon>
        <draw:frame draw:style-name="gr8" draw:text-style-name="P9" draw:layer="layout" svg:width="1.145cm" svg:height="0.53cm" svg:x="19.812cm" svg:y="10.182cm">
          <draw:text-box>
            <text:p text:style-name="P2"><text:span text:style-name="T4">d</text:span><text:span text:style-name="T4">a</text:span><text:span text:style-name="T4">d</text:span><text:span text:style-name="T4">o</text:span></text:p>
          </draw:text-box>
        </draw:frame>
        <draw:polygon draw:style-name="gr5" draw:text-style-name="P6" draw:layer="layout" svg:width="1.856cm" svg:height="1.33cm" svg:x="21.442cm" svg:y="9.76cm" svg:viewBox="0 0 1857 1331" draw:points="929,1331 0,1331 0,0 1857,0 1857,1331">
          <text:p/>
        </draw:polygon>
        <draw:frame draw:style-name="gr16" draw:text-style-name="P5" draw:layer="layout" svg:width="0.679cm" svg:height="0.615cm" svg:x="20.045cm" svg:y="11.232cm">
          <draw:text-box>
            <text:p text:style-name="P2"><text:span text:style-name="T2">7</text:span><text:span text:style-name="T2">2</text:span></text:p>
          </draw:text-box>
        </draw:frame>
        <draw:polygon draw:style-name="gr33" draw:text-style-name="P21" draw:layer="layout" svg:width="1.856cm" svg:height="0.792cm" svg:x="21.442cm" svg:y="11.113cm" svg:viewBox="0 0 1857 793" draw:points="929,793 0,793 0,0 1857,0 1857,793">
          <text:p text:style-name="P20"><text:span text:style-name="T2">80</text:span></text:p>
        </draw:polygon>
        <draw:polygon draw:style-name="gr5" draw:text-style-name="P6" draw:layer="layout" svg:width="1.856cm" svg:height="1.332cm" svg:x="23.397cm" svg:y="9.76cm" svg:viewBox="0 0 1857 1333" draw:points="929,1333 0,1333 0,0 1857,0 1857,1333">
          <text:p/>
        </draw:polygon>
        <draw:frame draw:style-name="gr8" draw:text-style-name="P9" draw:layer="layout" svg:width="1.145cm" svg:height="0.53cm" svg:x="21.802cm" svg:y="10.186cm">
          <draw:text-box>
            <text:p text:style-name="P2"><text:span text:style-name="T4">dado</text:span></text:p>
          </draw:text-box>
        </draw:frame>
        <draw:polygon draw:style-name="gr7" draw:text-style-name="P8" draw:layer="layout" svg:width="1.856cm" svg:height="0.793cm" svg:x="23.397cm" svg:y="11.115cm" svg:viewBox="0 0 1857 794" draw:points="929,794 0,794 0,0 1857,0 1857,794">
          <text:p/>
        </draw:polygon>
        <draw:polygon draw:style-name="gr10" draw:text-style-name="P10" draw:layer="layout" svg:width="1.856cm" svg:height="1.331cm" svg:x="17.464cm" svg:y="12.129cm" svg:viewBox="0 0 1857 1332" draw:points="928,1332 0,1332 0,0 1857,0 1857,1332">
          <text:p/>
        </draw:polygon>
        <draw:frame draw:style-name="gr8" draw:text-style-name="P9" draw:layer="layout" svg:width="1.145cm" svg:height="0.53cm" svg:x="23.756cm" svg:y="10.186cm">
          <draw:text-box>
            <text:p text:style-name="P2"><text:span text:style-name="T4">d</text:span><text:span text:style-name="T4">a</text:span><text:span text:style-name="T4">d</text:span><text:span text:style-name="T4">o</text:span></text:p>
          </draw:text-box>
        </draw:frame>
        <draw:polygon draw:style-name="gr14" draw:text-style-name="P23" draw:layer="layout" svg:width="1.192cm" svg:height="1.331cm" svg:x="19.274cm" svg:y="12.129cm" svg:viewBox="0 0 1193 1332" draw:points="596,1332 0,1332 0,0 1193,0 1193,1332">
          <text:p/>
        </draw:polygon>
        <draw:frame draw:style-name="gr13" draw:text-style-name="P9" draw:layer="layout" svg:width="0.832cm" svg:height="0.53cm" svg:x="17.978cm" svg:y="12.553cm">
          <draw:text-box>
            <text:p text:style-name="P2"><text:span text:style-name="T4">Qtd</text:span></text:p>
          </draw:text-box>
        </draw:frame>
        <draw:polygon draw:style-name="gr10" draw:text-style-name="P10" draw:layer="layout" svg:width="1.856cm" svg:height="1.331cm" svg:x="22.26cm" svg:y="12.129cm" svg:viewBox="0 0 1857 1332" draw:points="930,1332 0,1332 0,0 1857,0 1857,1332">
          <text:p/>
        </draw:polygon>
        <draw:frame draw:style-name="gr9" draw:text-style-name="P5" draw:layer="layout" svg:width="0.528cm" svg:height="0.615cm" svg:x="19.703cm" svg:y="12.516cm">
          <draw:text-box>
            <text:p text:style-name="P2"><text:span text:style-name="T2">3</text:span></text:p>
          </draw:text-box>
        </draw:frame>
        <draw:polygon draw:style-name="gr14" draw:text-style-name="P11" draw:layer="layout" svg:width="1.192cm" svg:height="1.331cm" svg:x="24.071cm" svg:y="12.129cm" svg:viewBox="0 0 1193 1332" draw:points="596,1332 0,1332 0,0 1193,0 1193,1332">
          <text:p/>
        </draw:polygon>
        <draw:frame draw:style-name="gr15" draw:text-style-name="P9" draw:layer="layout" svg:width="1.014cm" svg:height="0.53cm" svg:x="22.698cm" svg:y="12.553cm">
          <draw:text-box>
            <text:p text:style-name="P2"><text:span text:style-name="T4">Pro</text:span><text:span text:style-name="T4">x</text:span></text:p>
          </draw:text-box>
        </draw:frame>
        <draw:polygon draw:style-name="gr3" draw:text-style-name="P4" draw:layer="layout" svg:width="8.021cm" svg:height="5cm" svg:x="8.183cm" svg:y="9.56cm" svg:viewBox="0 0 8022 5001" draw:points="4012,5001 0,5001 0,0 8022,0 8022,5001">
          <text:p/>
        </draw:polygon>
        <draw:frame draw:style-name="gr20" draw:text-style-name="P9" draw:layer="layout" svg:width="0.459cm" svg:height="0.53cm" svg:x="24.44cm" svg:y="12.553cm">
          <draw:text-box>
            <text:p text:style-name="P2"><text:span text:style-name="T4">-1</text:span></text:p>
          </draw:text-box>
        </draw:frame>
        <draw:polygon draw:style-name="gr5" draw:text-style-name="P6" draw:layer="layout" svg:width="1.856cm" svg:height="1.332cm" svg:x="8.269cm" svg:y="9.72cm" svg:viewBox="0 0 1857 1333" draw:points="930,1333 0,1333 0,0 1857,0 1857,1333">
          <text:p/>
        </draw:polygon>
        <draw:frame draw:style-name="gr4" draw:text-style-name="P5" draw:layer="layout" svg:width="2.445cm" svg:height="0.615cm" svg:x="10.975cm" svg:y="13.627cm">
          <draw:text-box>
            <text:p text:style-name="P2"><text:span text:style-name="T2">ped</text:span><text:span text:style-name="T2">aço </text:span><text:span text:style-name="T2">3</text:span></text:p>
          </draw:text-box>
        </draw:frame>
        <draw:polygon draw:style-name="gr7" draw:text-style-name="P8" draw:layer="layout" svg:width="1.856cm" svg:height="0.793cm" svg:x="8.269cm" svg:y="11.075cm" svg:viewBox="0 0 1857 794" draw:points="930,794 0,794 0,0 1857,0 1857,794">
          <text:p/>
        </draw:polygon>
        <draw:frame draw:style-name="gr8" draw:text-style-name="P9" draw:layer="layout" svg:width="1.145cm" svg:height="0.53cm" svg:x="8.625cm" svg:y="10.147cm">
          <draw:text-box>
            <text:p text:style-name="P2"><text:span text:style-name="T4">dado</text:span></text:p>
          </draw:text-box>
        </draw:frame>
        <draw:polygon draw:style-name="gr5" draw:text-style-name="P6" draw:layer="layout" svg:width="1.855cm" svg:height="1.332cm" svg:x="10.261cm" svg:y="9.718cm" svg:viewBox="0 0 1856 1333" draw:points="928,1333 0,1333 0,0 1856,0 1856,1333">
          <text:p/>
        </draw:polygon>
        <draw:frame draw:style-name="gr16" draw:text-style-name="P5" draw:layer="layout" svg:width="0.679cm" svg:height="0.615cm" svg:x="8.858cm" svg:y="11.193cm">
          <draw:text-box>
            <text:p text:style-name="P2"><text:span text:style-name="T2">3</text:span><text:span text:style-name="T2">2</text:span></text:p>
          </draw:text-box>
        </draw:frame>
        <draw:polygon draw:style-name="gr7" draw:text-style-name="P8" draw:layer="layout" svg:width="1.855cm" svg:height="0.794cm" svg:x="10.261cm" svg:y="11.072cm" svg:viewBox="0 0 1856 795" draw:points="928,795 0,795 0,0 1856,0 1856,795">
          <text:p/>
        </draw:polygon>
        <draw:frame draw:style-name="gr8" draw:text-style-name="P9" draw:layer="layout" svg:width="1.145cm" svg:height="0.53cm" svg:x="10.619cm" svg:y="10.143cm">
          <draw:text-box>
            <text:p text:style-name="P2"><text:span text:style-name="T4">d</text:span><text:span text:style-name="T4">a</text:span><text:span text:style-name="T4">d</text:span><text:span text:style-name="T4">o</text:span></text:p>
          </draw:text-box>
        </draw:frame>
        <draw:polygon draw:style-name="gr5" draw:text-style-name="P6" draw:layer="layout" svg:width="1.856cm" svg:height="1.33cm" svg:x="12.249cm" svg:y="9.72cm" svg:viewBox="0 0 1857 1331" draw:points="927,1331 0,1331 0,0 1857,0 1857,1331">
          <text:p/>
        </draw:polygon>
        <draw:frame draw:style-name="gr16" draw:text-style-name="P5" draw:layer="layout" svg:width="0.679cm" svg:height="0.615cm" svg:x="10.851cm" svg:y="11.189cm">
          <draw:text-box>
            <text:p text:style-name="P2"><text:span text:style-name="T2">3</text:span><text:span text:style-name="T2">5</text:span></text:p>
          </draw:text-box>
        </draw:frame>
        <draw:polygon draw:style-name="gr7" draw:text-style-name="P8" draw:layer="layout" svg:width="1.856cm" svg:height="0.792cm" svg:x="12.249cm" svg:y="11.073cm" svg:viewBox="0 0 1857 793" draw:points="927,793 0,793 0,0 1857,0 1857,793">
          <text:p/>
        </draw:polygon>
        <draw:frame draw:style-name="gr8" draw:text-style-name="P9" draw:layer="layout" svg:width="1.145cm" svg:height="0.53cm" svg:x="12.605cm" svg:y="10.143cm">
          <draw:text-box>
            <text:p text:style-name="P2"><text:span text:style-name="T4">d</text:span><text:span text:style-name="T4">a</text:span><text:span text:style-name="T4">d</text:span><text:span text:style-name="T4">o</text:span></text:p>
          </draw:text-box>
        </draw:frame>
        <draw:polygon draw:style-name="gr5" draw:text-style-name="P6" draw:layer="layout" svg:width="1.856cm" svg:height="1.332cm" svg:x="14.203cm" svg:y="9.72cm" svg:viewBox="0 0 1857 1333" draw:points="929,1333 0,1333 0,0 1857,0 1857,1333">
          <text:p/>
        </draw:polygon>
        <draw:frame draw:style-name="gr17" draw:text-style-name="P5" draw:layer="layout" svg:width="0.595cm" svg:height="0.589cm" svg:x="12.88cm" svg:y="11.201cm">
          <draw:text-box>
            <text:p text:style-name="P2"><text:span text:style-name="T5">3</text:span><text:span text:style-name="T5">8</text:span></text:p>
          </draw:text-box>
        </draw:frame>
        <draw:polygon draw:style-name="gr7" draw:text-style-name="P8" draw:layer="layout" svg:width="1.856cm" svg:height="0.793cm" svg:x="14.203cm" svg:y="11.075cm" svg:viewBox="0 0 1857 794" draw:points="929,794 0,794 0,0 1857,0 1857,794">
          <text:p/>
        </draw:polygon>
        <draw:frame draw:style-name="gr8" draw:text-style-name="P9" draw:layer="layout" svg:width="1.145cm" svg:height="0.53cm" svg:x="14.563cm" svg:y="10.147cm">
          <draw:text-box>
            <text:p text:style-name="P2"><text:span text:style-name="T4">d</text:span><text:span text:style-name="T4">a</text:span><text:span text:style-name="T4">d</text:span><text:span text:style-name="T4">o</text:span></text:p>
          </draw:text-box>
        </draw:frame>
        <draw:polygon draw:style-name="gr27" draw:text-style-name="P10" draw:layer="layout" svg:width="1.856cm" svg:height="1.331cm" svg:x="8.269cm" svg:y="12.089cm" svg:viewBox="0 0 1857 1332" draw:points="930,1332 0,1332 0,0 1857,0 1857,1332">
          <text:p/>
        </draw:polygon>
        <draw:polygon draw:style-name="gr12" draw:text-style-name="P12" draw:layer="layout" svg:width="1.856cm" svg:height="1.331cm" svg:x="8.269cm" svg:y="12.089cm" svg:viewBox="0 0 1857 1332" draw:points="930,1332 0,1332 0,0 1857,0 1857,1332">
          <text:p/>
        </draw:polygon>
        <draw:frame draw:style-name="gr17" draw:text-style-name="P5" draw:layer="layout" svg:width="0.595cm" svg:height="0.589cm" svg:x="14.834cm" svg:y="11.205cm">
          <draw:text-box>
            <text:p text:style-name="P2"><text:span text:style-name="T5">4</text:span><text:span text:style-name="T5">0</text:span></text:p>
          </draw:text-box>
        </draw:frame>
        <draw:polygon draw:style-name="gr14" draw:text-style-name="P11" draw:layer="layout" svg:width="1.192cm" svg:height="1.331cm" svg:x="10.079cm" svg:y="12.089cm" svg:viewBox="0 0 1193 1332" draw:points="598,1332 0,1332 0,0 1193,0 1193,1332">
          <text:p/>
        </draw:polygon>
        <draw:frame draw:style-name="gr13" draw:text-style-name="P9" draw:layer="layout" svg:width="0.832cm" svg:height="0.53cm" svg:x="8.784cm" svg:y="12.514cm">
          <draw:text-box>
            <text:p text:style-name="P2"><text:span text:style-name="T4">Q</text:span><text:span text:style-name="T4">t</text:span><text:span text:style-name="T4">d</text:span></text:p>
          </draw:text-box>
        </draw:frame>
        <draw:polygon draw:style-name="gr10" draw:text-style-name="P10" draw:layer="layout" svg:width="1.856cm" svg:height="1.331cm" svg:x="13.066cm" svg:y="12.089cm" svg:viewBox="0 0 1857 1332" draw:points="930,1332 0,1332 0,0 1857,0 1857,1332">
          <text:p/>
        </draw:polygon>
        <draw:frame draw:style-name="gr9" draw:text-style-name="P5" draw:layer="layout" svg:width="0.528cm" svg:height="0.615cm" svg:x="10.506cm" svg:y="12.477cm">
          <draw:text-box>
            <text:p text:style-name="P2"><text:span text:style-name="T2">4</text:span></text:p>
          </draw:text-box>
        </draw:frame>
        <draw:polygon draw:style-name="gr14" draw:text-style-name="P11" draw:layer="layout" svg:width="1.192cm" svg:height="1.331cm" svg:x="14.876cm" svg:y="12.089cm" svg:viewBox="0 0 1193 1332" draw:points="598,1332 0,1332 0,0 1193,0 1193,1332">
          <text:p/>
        </draw:polygon>
        <draw:frame draw:style-name="gr15" draw:text-style-name="P9" draw:layer="layout" svg:width="1.014cm" svg:height="0.53cm" svg:x="13.504cm" svg:y="12.514cm">
          <draw:text-box>
            <text:p text:style-name="P2"><text:span text:style-name="T4">Prox</text:span></text:p>
          </draw:text-box>
        </draw:frame>
        <draw:polygon draw:style-name="gr3" draw:text-style-name="P4" draw:layer="layout" svg:width="3.513cm" svg:height="4.938cm" svg:x="1.287cm" svg:y="9.862cm" svg:viewBox="0 0 3514 4939" draw:points="1758,4939 0,4939 0,0 3514,0 3514,4939">
          <text:p/>
        </draw:polygon>
        <draw:frame draw:style-name="gr9" draw:text-style-name="P5" draw:layer="layout" svg:width="0.528cm" svg:height="0.615cm" svg:x="15.304cm" svg:y="12.477cm">
          <draw:text-box>
            <text:p text:style-name="P2"><text:span text:style-name="T2">4</text:span></text:p>
          </draw:text-box>
        </draw:frame>
        <draw:polygon draw:style-name="gr10" draw:text-style-name="P10" draw:layer="layout" svg:width="1.659cm" svg:height="1.197cm" svg:x="1.665cm" svg:y="10.02cm" svg:viewBox="0 0 1660 1198" draw:points="830,1198 0,1198 0,0 1660,0 1660,1198">
          <text:p/>
        </draw:polygon>
        <draw:frame draw:style-name="gr21" draw:text-style-name="P14" draw:layer="layout" svg:width="1.801cm" svg:height="0.412cm" svg:x="2.145cm" svg:y="14.065cm">
          <draw:text-box>
            <text:p text:style-name="P2"><text:span text:style-name="T7">cabe</text:span><text:span text:style-name="T7">çalho</text:span></text:p>
          </draw:text-box>
        </draw:frame>
        <draw:polygon draw:style-name="gr14" draw:text-style-name="P11" draw:layer="layout" svg:width="1.067cm" svg:height="1.197cm" svg:x="3.282cm" svg:y="10.02cm" svg:viewBox="0 0 1068 1198" draw:points="534,1198 0,1198 0,0 1068,0 1068,1198">
          <text:p/>
        </draw:polygon>
        <draw:frame draw:style-name="gr22" draw:text-style-name="P14" draw:layer="layout" svg:width="0.891cm" svg:height="0.412cm" svg:x="2.05cm" svg:y="10.432cm">
          <draw:text-box>
            <text:p text:style-name="P2"><text:span text:style-name="T7">nSe</text:span><text:span text:style-name="T7">q</text:span></text:p>
          </draw:text-box>
        </draw:frame>
        <draw:polygon draw:style-name="gr10" draw:text-style-name="P10" draw:layer="layout" svg:width="1.659cm" svg:height="1.198cm" svg:x="1.665cm" svg:y="11.328cm" svg:viewBox="0 0 1660 1199" draw:points="830,1199 0,1199 0,0 1660,0 1660,1199">
          <text:p/>
        </draw:polygon>
        <draw:frame draw:style-name="gr9" draw:text-style-name="P5" draw:layer="layout" svg:width="0.528cm" svg:height="0.615cm" svg:x="3.648cm" svg:y="10.339cm">
          <draw:text-box>
            <text:p text:style-name="P2"><text:span text:style-name="T2">5</text:span></text:p>
          </draw:text-box>
        </draw:frame>
        <draw:polygon draw:style-name="gr11" draw:text-style-name="P11" draw:layer="layout" svg:width="1.067cm" svg:height="1.198cm" svg:x="3.282cm" svg:y="11.328cm" svg:viewBox="0 0 1068 1199" draw:points="534,1199 0,1199 0,0 1068,0 1068,1199">
          <text:p/>
        </draw:polygon>
        <draw:polygon draw:style-name="gr12" draw:text-style-name="P12" draw:layer="layout" svg:width="1.067cm" svg:height="1.198cm" svg:x="3.282cm" svg:y="11.328cm" svg:viewBox="0 0 1068 1199" draw:points="534,1199 0,1199 0,0 1068,0 1068,1199">
          <text:p/>
        </draw:polygon>
        <draw:frame draw:style-name="gr22" draw:text-style-name="P14" draw:layer="layout" svg:width="0.891cm" svg:height="0.412cm" svg:x="2.05cm" svg:y="11.741cm">
          <draw:text-box>
            <text:p text:style-name="P2"><text:span text:style-name="T7">p</text:span><text:span text:style-name="T7">S</text:span><text:span text:style-name="T7">e</text:span><text:span text:style-name="T7">q</text:span></text:p>
          </draw:text-box>
        </draw:frame>
        <draw:polygon draw:style-name="gr10" draw:text-style-name="P10" draw:layer="layout" svg:width="1.659cm" svg:height="1.198cm" svg:x="1.665cm" svg:y="12.65cm" svg:viewBox="0 0 1660 1199" draw:points="830,1199 0,1199 0,0 1660,0 1660,1199">
          <text:p/>
        </draw:polygon>
        <draw:frame draw:style-name="gr9" draw:text-style-name="P5" draw:layer="layout" svg:width="0.528cm" svg:height="0.615cm" svg:x="3.648cm" svg:y="11.648cm">
          <draw:text-box>
            <text:p text:style-name="P2"><text:span text:style-name="T2">2</text:span></text:p>
          </draw:text-box>
        </draw:frame>
        <draw:polygon draw:style-name="gr14" draw:text-style-name="P24" draw:layer="layout" svg:width="1.067cm" svg:height="1.198cm" svg:x="3.282cm" svg:y="12.65cm" svg:viewBox="0 0 1068 1199" draw:points="534,1199 0,1199 0,0 1068,0 1068,1199">
          <text:p/>
        </draw:polygon>
        <draw:frame draw:style-name="gr23" draw:text-style-name="P14" draw:layer="layout" svg:width="0.781cm" svg:height="0.412cm" svg:x="2.117cm" svg:y="13.063cm">
          <draw:text-box>
            <text:p text:style-name="P2"><text:span text:style-name="T7">P</text:span><text:span text:style-name="T7">r</text:span><text:span text:style-name="T7">o</text:span><text:span text:style-name="T7">x</text:span></text:p>
          </draw:text-box>
        </draw:frame>
        <draw:frame draw:style-name="gr9" draw:text-style-name="P5" draw:layer="layout" svg:width="0.528cm" svg:height="0.615cm" svg:x="3.648cm" svg:y="12.971cm">
          <draw:text-box>
            <text:p text:style-name="P2"><text:span text:style-name="T2">1</text:span></text:p>
          </draw:text-box>
        </draw:frame>
      </draw:page>
      <draw:page draw:name="page21" draw:style-name="dp1" draw:master-page-name="master-page3">
        <draw:polygon draw:style-name="gr1" draw:text-style-name="P1" draw:layer="layout" svg:width="27.998cm" svg:height="15.749cm" svg:x="0cm" svg:y="0cm" svg:viewBox="0 0 27999 15750" draw:points="0,0 27999,0 27999,15750 0,15750">
          <text:p/>
        </draw:polygon>
        <draw:frame draw:style-name="gr2" draw:text-style-name="P3" draw:layer="layout" svg:width="0.493cm" svg:height="0.547cm" svg:x="1.401cm" svg:y="14.348cm">
          <draw:text-box>
            <text:p text:style-name="P2"><text:span text:style-name="T1"><text:s/></text:span></text:p>
          </draw:text-box>
        </draw:frame>
        <draw:polygon draw:style-name="gr3" draw:text-style-name="P4" draw:layer="layout" svg:width="8.021cm" svg:height="5cm" svg:x="1.198cm" svg:y="4cm" svg:viewBox="0 0 8022 5001" draw:points="4012,5001 0,5001 0,0 8022,0 8022,5001">
          <text:p/>
        </draw:polygon>
        <draw:frame draw:style-name="gr2" draw:text-style-name="P3" draw:layer="layout" svg:width="0.493cm" svg:height="0.547cm" svg:x="13.952cm" svg:y="14.348cm">
          <draw:text-box>
            <text:p text:style-name="P2"><text:span text:style-name="T1"><text:s/></text:span></text:p>
          </draw:text-box>
        </draw:frame>
        <draw:frame draw:style-name="gr4" draw:text-style-name="P5" draw:layer="layout" svg:width="2.445cm" svg:height="0.615cm" svg:x="3.99cm" svg:y="8.067cm">
          <draw:text-box>
            <text:p text:style-name="P2"><text:span text:style-name="T2">pedaço 0</text:span></text:p>
          </draw:text-box>
        </draw:frame>
        <draw:polygon draw:style-name="gr5" draw:text-style-name="P6" draw:layer="layout" svg:width="1.856cm" svg:height="1.332cm" svg:x="1.284cm" svg:y="4.16cm" svg:viewBox="0 0 1857 1333" draw:points="929,1333 0,1333 0,0 1857,0 1857,1333">
          <text:p/>
        </draw:polygon>
        <draw:frame draw:style-name="gr34" draw:text-style-name="P15" draw:layer="layout" svg:width="11.872cm" svg:height="1.182cm" svg:x="1.401cm" svg:y="1.354cm">
          <draw:text-box>
            <text:p text:style-name="P2"><text:span text:style-name="T8">4. Remover o elemento 9</text:span></text:p>
          </draw:text-box>
        </draw:frame>
        <draw:polygon draw:style-name="gr7" draw:text-style-name="P8" draw:layer="layout" svg:width="1.856cm" svg:height="0.793cm" svg:x="1.284cm" svg:y="5.515cm" svg:viewBox="0 0 1857 794" draw:points="929,794 0,794 0,0 1857,0 1857,794">
          <text:p/>
        </draw:polygon>
        <draw:frame draw:style-name="gr8" draw:text-style-name="P9" draw:layer="layout" svg:width="1.145cm" svg:height="0.53cm" svg:x="1.64cm" svg:y="4.583cm">
          <draw:text-box>
            <text:p text:style-name="P2"><text:span text:style-name="T4">dado</text:span></text:p>
          </draw:text-box>
        </draw:frame>
        <draw:polygon draw:style-name="gr5" draw:text-style-name="P6" draw:layer="layout" svg:width="1.855cm" svg:height="1.332cm" svg:x="3.276cm" svg:y="4.158cm" svg:viewBox="0 0 1856 1333" draw:points="928,1333 0,1333 0,0 1856,0 1856,1333">
          <text:p/>
        </draw:polygon>
        <draw:frame draw:style-name="gr9" draw:text-style-name="P5" draw:layer="layout" svg:width="0.528cm" svg:height="0.615cm" svg:x="2.043cm" svg:y="5.633cm">
          <draw:text-box>
            <text:p text:style-name="P2"><text:span text:style-name="T2">3</text:span></text:p>
          </draw:text-box>
        </draw:frame>
        <draw:polygon draw:style-name="gr7" draw:text-style-name="P8" draw:layer="layout" svg:width="1.855cm" svg:height="0.794cm" svg:x="3.276cm" svg:y="5.512cm" svg:viewBox="0 0 1856 795" draw:points="928,795 0,795 0,0 1856,0 1856,795">
          <text:p/>
        </draw:polygon>
        <draw:frame draw:style-name="gr8" draw:text-style-name="P9" draw:layer="layout" svg:width="1.145cm" svg:height="0.53cm" svg:x="3.634cm" svg:y="4.583cm">
          <draw:text-box>
            <text:p text:style-name="P2"><text:span text:style-name="T4">dado</text:span></text:p>
          </draw:text-box>
        </draw:frame>
        <draw:polygon draw:style-name="gr5" draw:text-style-name="P6" draw:layer="layout" svg:width="1.856cm" svg:height="1.33cm" svg:x="5.264cm" svg:y="4.16cm" svg:viewBox="0 0 1857 1331" draw:points="927,1331 0,1331 0,0 1857,0 1857,1331">
          <text:p/>
        </draw:polygon>
        <draw:frame draw:style-name="gr9" draw:text-style-name="P5" draw:layer="layout" svg:width="0.528cm" svg:height="0.615cm" svg:x="4.036cm" svg:y="5.63cm">
          <draw:text-box>
            <text:p text:style-name="P2"><text:span text:style-name="T2">5</text:span></text:p>
          </draw:text-box>
        </draw:frame>
        <draw:polygon draw:style-name="gr7" draw:text-style-name="P8" draw:layer="layout" svg:width="1.856cm" svg:height="0.792cm" svg:x="5.264cm" svg:y="5.513cm" svg:viewBox="0 0 1857 793" draw:points="927,793 0,793 0,0 1857,0 1857,793">
          <text:p/>
        </draw:polygon>
        <draw:polygon draw:style-name="gr5" draw:text-style-name="P6" draw:layer="layout" svg:width="1.856cm" svg:height="1.332cm" svg:x="7.218cm" svg:y="4.16cm" svg:viewBox="0 0 1857 1333" draw:points="929,1333 0,1333 0,0 1857,0 1857,1333">
          <text:p/>
        </draw:polygon>
        <draw:frame draw:style-name="gr8" draw:text-style-name="P9" draw:layer="layout" svg:width="1.145cm" svg:height="0.53cm" svg:x="5.62cm" svg:y="4.583cm">
          <draw:text-box>
            <text:p text:style-name="P2"><text:span text:style-name="T4">dado</text:span></text:p>
          </draw:text-box>
        </draw:frame>
        <draw:polygon draw:style-name="gr7" draw:text-style-name="P8" draw:layer="layout" svg:width="1.856cm" svg:height="0.793cm" svg:x="7.218cm" svg:y="5.515cm" svg:viewBox="0 0 1857 794" draw:points="929,794 0,794 0,0 1857,0 1857,794">
          <text:p/>
        </draw:polygon>
        <draw:polygon draw:style-name="gr10" draw:text-style-name="P10" draw:layer="layout" svg:width="1.856cm" svg:height="1.331cm" svg:x="1.284cm" svg:y="6.529cm" svg:viewBox="0 0 1857 1332" draw:points="929,1332 0,1332 0,0 1857,0 1857,1332">
          <text:p/>
        </draw:polygon>
        <draw:frame draw:style-name="gr8" draw:text-style-name="P9" draw:layer="layout" svg:width="1.145cm" svg:height="0.53cm" svg:x="7.578cm" svg:y="4.583cm">
          <draw:text-box>
            <text:p text:style-name="P2"><text:span text:style-name="T4">dado</text:span></text:p>
          </draw:text-box>
        </draw:frame>
        <draw:polygon draw:style-name="gr11" draw:text-style-name="P11" draw:layer="layout" svg:width="1.192cm" svg:height="1.331cm" svg:x="3.094cm" svg:y="6.529cm" svg:viewBox="0 0 1193 1332" draw:points="597,1332 0,1332 0,0 1193,0 1193,1332">
          <text:p/>
        </draw:polygon>
        <draw:polygon draw:style-name="gr12" draw:text-style-name="P12" draw:layer="layout" svg:width="1.192cm" svg:height="1.331cm" svg:x="3.094cm" svg:y="6.529cm" svg:viewBox="0 0 1193 1332" draw:points="597,1332 0,1332 0,0 1193,0 1193,1332">
          <text:p/>
        </draw:polygon>
        <draw:frame draw:style-name="gr13" draw:text-style-name="P9" draw:layer="layout" svg:width="0.832cm" svg:height="0.53cm" svg:x="1.799cm" svg:y="6.954cm">
          <draw:text-box>
            <text:p text:style-name="P2"><text:span text:style-name="T4">Qtd</text:span></text:p>
          </draw:text-box>
        </draw:frame>
        <draw:polygon draw:style-name="gr10" draw:text-style-name="P10" draw:layer="layout" svg:width="1.856cm" svg:height="1.331cm" svg:x="6.081cm" svg:y="6.529cm" svg:viewBox="0 0 1857 1332" draw:points="930,1332 0,1332 0,0 1857,0 1857,1332">
          <text:p/>
        </draw:polygon>
        <draw:frame draw:style-name="gr9" draw:text-style-name="P5" draw:layer="layout" svg:width="0.528cm" svg:height="0.615cm" svg:x="3.521cm" svg:y="6.917cm">
          <draw:text-box>
            <text:p text:style-name="P2"><text:span text:style-name="T2">2</text:span></text:p>
          </draw:text-box>
        </draw:frame>
        <draw:polygon draw:style-name="gr14" draw:text-style-name="P11" draw:layer="layout" svg:width="1.192cm" svg:height="1.331cm" svg:x="7.891cm" svg:y="6.529cm" svg:viewBox="0 0 1193 1332" draw:points="597,1332 0,1332 0,0 1193,0 1193,1332">
          <text:p/>
        </draw:polygon>
        <draw:frame draw:style-name="gr15" draw:text-style-name="P9" draw:layer="layout" svg:width="1.014cm" svg:height="0.53cm" svg:x="6.519cm" svg:y="6.954cm">
          <draw:text-box>
            <text:p text:style-name="P2"><text:span text:style-name="T4">Prox</text:span></text:p>
          </draw:text-box>
        </draw:frame>
        <draw:polygon draw:style-name="gr3" draw:text-style-name="P4" draw:layer="layout" svg:width="8.021cm" svg:height="5cm" svg:x="9.998cm" svg:y="4cm" svg:viewBox="0 0 8022 5001" draw:points="4013,5001 0,5001 0,0 8022,0 8022,5001">
          <text:p/>
        </draw:polygon>
        <draw:frame draw:style-name="gr9" draw:text-style-name="P5" draw:layer="layout" svg:width="0.528cm" svg:height="0.615cm" svg:x="8.319cm" svg:y="6.917cm">
          <draw:text-box>
            <text:p text:style-name="P2"><text:span text:style-name="T2">3</text:span></text:p>
          </draw:text-box>
        </draw:frame>
        <draw:polygon draw:style-name="gr5" draw:text-style-name="P6" draw:layer="layout" svg:width="1.856cm" svg:height="1.332cm" svg:x="10.084cm" svg:y="4.16cm" svg:viewBox="0 0 1857 1333" draw:points="930,1333 0,1333 0,0 1857,0 1857,1333">
          <text:p/>
        </draw:polygon>
        <draw:frame draw:style-name="gr4" draw:text-style-name="P5" draw:layer="layout" svg:width="2.445cm" svg:height="0.615cm" svg:x="12.788cm" svg:y="8.067cm">
          <draw:text-box>
            <text:p text:style-name="P2"><text:span text:style-name="T2">pedaço 1</text:span></text:p>
          </draw:text-box>
        </draw:frame>
        <draw:polygon draw:style-name="gr7" draw:text-style-name="P8" draw:layer="layout" svg:width="1.856cm" svg:height="0.793cm" svg:x="10.084cm" svg:y="5.515cm" svg:viewBox="0 0 1857 794" draw:points="930,794 0,794 0,0 1857,0 1857,794">
          <text:p/>
        </draw:polygon>
        <draw:frame draw:style-name="gr8" draw:text-style-name="P9" draw:layer="layout" svg:width="1.145cm" svg:height="0.53cm" svg:x="10.442cm" svg:y="4.583cm">
          <draw:text-box>
            <text:p text:style-name="P2"><text:span text:style-name="T4">dado</text:span></text:p>
          </draw:text-box>
        </draw:frame>
        <draw:polygon draw:style-name="gr5" draw:text-style-name="P6" draw:layer="layout" svg:width="1.856cm" svg:height="1.332cm" svg:x="12.076cm" svg:y="4.158cm" svg:viewBox="0 0 1857 1333" draw:points="927,1333 0,1333 0,0 1857,0 1857,1333">
          <text:p/>
        </draw:polygon>
        <draw:polygon draw:style-name="gr7" draw:text-style-name="P8" draw:layer="layout" svg:width="1.856cm" svg:height="0.794cm" svg:x="12.076cm" svg:y="5.512cm" svg:viewBox="0 0 1857 795" draw:points="927,795 0,795 0,0 1857,0 1857,795">
          <text:p/>
        </draw:polygon>
        <draw:polygon draw:style-name="gr5" draw:text-style-name="P6" draw:layer="layout" svg:width="1.856cm" svg:height="1.33cm" svg:x="14.064cm" svg:y="4.16cm" svg:viewBox="0 0 1857 1331" draw:points="927,1331 0,1331 0,0 1857,0 1857,1331">
          <text:p/>
        </draw:polygon>
        <draw:frame draw:style-name="gr8" draw:text-style-name="P9" draw:layer="layout" svg:width="1.145cm" svg:height="0.53cm" svg:x="12.432cm" svg:y="4.583cm">
          <draw:text-box>
            <text:p text:style-name="P2"><text:span text:style-name="T4">dado</text:span></text:p>
          </draw:text-box>
        </draw:frame>
        <draw:polygon draw:style-name="gr7" draw:text-style-name="P8" draw:layer="layout" svg:width="1.856cm" svg:height="0.792cm" svg:x="14.064cm" svg:y="5.513cm" svg:viewBox="0 0 1857 793" draw:points="927,793 0,793 0,0 1857,0 1857,793">
          <text:p/>
        </draw:polygon>
        <draw:polygon draw:style-name="gr5" draw:text-style-name="P6" draw:layer="layout" svg:width="1.856cm" svg:height="1.332cm" svg:x="16.019cm" svg:y="4.16cm" svg:viewBox="0 0 1857 1333" draw:points="927,1333 0,1333 0,0 1857,0 1857,1333">
          <text:p/>
        </draw:polygon>
        <draw:frame draw:style-name="gr8" draw:text-style-name="P9" draw:layer="layout" svg:width="1.145cm" svg:height="0.53cm" svg:x="14.422cm" svg:y="4.583cm">
          <draw:text-box>
            <text:p text:style-name="P2"><text:span text:style-name="T4">dado</text:span></text:p>
          </draw:text-box>
        </draw:frame>
        <draw:polygon draw:style-name="gr7" draw:text-style-name="P8" draw:layer="layout" svg:width="1.856cm" svg:height="0.793cm" svg:x="16.019cm" svg:y="5.515cm" svg:viewBox="0 0 1857 794" draw:points="927,794 0,794 0,0 1857,0 1857,794">
          <text:p/>
        </draw:polygon>
        <draw:polygon draw:style-name="gr10" draw:text-style-name="P10" draw:layer="layout" svg:width="1.856cm" svg:height="1.331cm" svg:x="10.084cm" svg:y="6.529cm" svg:viewBox="0 0 1857 1332" draw:points="930,1332 0,1332 0,0 1857,0 1857,1332">
          <text:p/>
        </draw:polygon>
        <draw:frame draw:style-name="gr8" draw:text-style-name="P9" draw:layer="layout" svg:width="1.145cm" svg:height="0.53cm" svg:x="16.376cm" svg:y="4.583cm">
          <draw:text-box>
            <text:p text:style-name="P2"><text:span text:style-name="T4">dado</text:span></text:p>
          </draw:text-box>
        </draw:frame>
        <draw:polygon draw:style-name="gr14" draw:text-style-name="P11" draw:layer="layout" svg:width="1.192cm" svg:height="1.331cm" svg:x="11.894cm" svg:y="6.529cm" svg:viewBox="0 0 1193 1332" draw:points="597,1332 0,1332 0,0 1193,0 1193,1332">
          <text:p/>
        </draw:polygon>
        <draw:frame draw:style-name="gr13" draw:text-style-name="P9" draw:layer="layout" svg:width="0.832cm" svg:height="0.53cm" svg:x="10.597cm" svg:y="6.954cm">
          <draw:text-box>
            <text:p text:style-name="P2"><text:span text:style-name="T4">Qtd</text:span></text:p>
          </draw:text-box>
        </draw:frame>
        <draw:polygon draw:style-name="gr10" draw:text-style-name="P10" draw:layer="layout" svg:width="1.856cm" svg:height="1.331cm" svg:x="14.882cm" svg:y="6.529cm" svg:viewBox="0 0 1857 1332" draw:points="928,1332 0,1332 0,0 1857,0 1857,1332">
          <text:p/>
        </draw:polygon>
        <draw:frame draw:style-name="gr9" draw:text-style-name="P5" draw:layer="layout" svg:width="0.528cm" svg:height="0.615cm" svg:x="12.323cm" svg:y="6.917cm">
          <draw:text-box>
            <text:p text:style-name="P2"><text:span text:style-name="T2">0</text:span></text:p>
          </draw:text-box>
        </draw:frame>
        <draw:polygon draw:style-name="gr14" draw:text-style-name="P11" draw:layer="layout" svg:width="1.192cm" svg:height="1.331cm" svg:x="16.691cm" svg:y="6.529cm" svg:viewBox="0 0 1193 1332" draw:points="598,1332 0,1332 0,0 1193,0 1193,1332">
          <text:p/>
        </draw:polygon>
        <draw:frame draw:style-name="gr15" draw:text-style-name="P9" draw:layer="layout" svg:width="1.014cm" svg:height="0.53cm" svg:x="15.321cm" svg:y="6.954cm">
          <draw:text-box>
            <text:p text:style-name="P2"><text:span text:style-name="T4">Prox</text:span></text:p>
          </draw:text-box>
        </draw:frame>
        <draw:polygon draw:style-name="gr3" draw:text-style-name="P4" draw:layer="layout" svg:width="8.021cm" svg:height="5cm" svg:x="19.199cm" svg:y="4cm" svg:viewBox="0 0 8022 5001" draw:points="4011,5001 0,5001 0,0 8022,0 8022,5001">
          <text:p/>
        </draw:polygon>
        <draw:frame draw:style-name="gr9" draw:text-style-name="P5" draw:layer="layout" svg:width="0.528cm" svg:height="0.615cm" svg:x="17.12cm" svg:y="6.917cm">
          <draw:text-box>
            <text:p text:style-name="P2"><text:span text:style-name="T2">5</text:span></text:p>
          </draw:text-box>
        </draw:frame>
        <draw:polygon draw:style-name="gr31" draw:text-style-name="P6" draw:layer="layout" svg:width="1.856cm" svg:height="1.332cm" svg:x="19.284cm" svg:y="4.16cm" svg:viewBox="0 0 1857 1333" draw:points="930,1333 0,1333 0,0 1857,0 1857,1333">
          <text:p/>
        </draw:polygon>
        <draw:polygon draw:style-name="gr12" draw:text-style-name="P12" draw:layer="layout" svg:width="1.856cm" svg:height="1.332cm" svg:x="19.284cm" svg:y="4.16cm" svg:viewBox="0 0 1857 1333" draw:points="930,1333 0,1333 0,0 1857,0 1857,1333">
          <text:p/>
        </draw:polygon>
        <draw:frame draw:style-name="gr4" draw:text-style-name="P5" draw:layer="layout" svg:width="2.445cm" svg:height="0.615cm" svg:x="21.989cm" svg:y="8.067cm">
          <draw:text-box>
            <text:p text:style-name="P2"><text:span text:style-name="T2">pedaço 2</text:span></text:p>
          </draw:text-box>
        </draw:frame>
        <draw:polygon draw:style-name="gr7" draw:text-style-name="P8" draw:layer="layout" svg:width="1.856cm" svg:height="0.793cm" svg:x="19.284cm" svg:y="5.515cm" svg:viewBox="0 0 1857 794" draw:points="930,794 0,794 0,0 1857,0 1857,794">
          <text:p/>
        </draw:polygon>
        <draw:frame draw:style-name="gr8" draw:text-style-name="P9" draw:layer="layout" svg:width="1.145cm" svg:height="0.53cm" svg:x="19.643cm" svg:y="4.583cm">
          <draw:text-box>
            <text:p text:style-name="P2"><text:span text:style-name="T4">dado</text:span></text:p>
          </draw:text-box>
        </draw:frame>
        <draw:polygon draw:style-name="gr5" draw:text-style-name="P6" draw:layer="layout" svg:width="1.856cm" svg:height="1.332cm" svg:x="21.275cm" svg:y="4.158cm" svg:viewBox="0 0 1857 1333" draw:points="930,1333 0,1333 0,0 1857,0 1857,1333">
          <text:p/>
        </draw:polygon>
        <draw:frame draw:style-name="gr9" draw:text-style-name="P5" draw:layer="layout" svg:width="0.528cm" svg:height="0.615cm" svg:x="20.045cm" svg:y="5.633cm">
          <draw:text-box>
            <text:p text:style-name="P2"><text:span text:style-name="T2">2</text:span></text:p>
          </draw:text-box>
        </draw:frame>
        <draw:polygon draw:style-name="gr7" draw:text-style-name="P8" draw:layer="layout" svg:width="1.856cm" svg:height="0.794cm" svg:x="21.275cm" svg:y="5.512cm" svg:viewBox="0 0 1857 795" draw:points="930,795 0,795 0,0 1857,0 1857,795">
          <text:p/>
        </draw:polygon>
        <draw:frame draw:style-name="gr8" draw:text-style-name="P9" draw:layer="layout" svg:width="1.145cm" svg:height="0.53cm" svg:x="21.632cm" svg:y="4.583cm">
          <draw:text-box>
            <text:p text:style-name="P2"><text:span text:style-name="T4">dado</text:span></text:p>
          </draw:text-box>
        </draw:frame>
        <draw:polygon draw:style-name="gr5" draw:text-style-name="P6" draw:layer="layout" svg:width="1.856cm" svg:height="1.33cm" svg:x="23.264cm" svg:y="4.16cm" svg:viewBox="0 0 1857 1331" draw:points="927,1331 0,1331 0,0 1857,0 1857,1331">
          <text:p/>
        </draw:polygon>
        <draw:frame draw:style-name="gr9" draw:text-style-name="P5" draw:layer="layout" svg:width="0.528cm" svg:height="0.615cm" svg:x="22.035cm" svg:y="5.63cm">
          <draw:text-box>
            <text:p text:style-name="P2"><text:span text:style-name="T2">8</text:span></text:p>
          </draw:text-box>
        </draw:frame>
        <draw:polygon draw:style-name="gr35" draw:text-style-name="P25" draw:layer="layout" svg:width="1.856cm" svg:height="0.792cm" svg:x="23.264cm" svg:y="5.513cm" svg:viewBox="0 0 1857 793" draw:points="927,793 0,793 0,0 1857,0 1857,793">
          <text:p/>
        </draw:polygon>
        <draw:frame draw:style-name="gr8" draw:text-style-name="P9" draw:layer="layout" svg:width="1.145cm" svg:height="0.53cm" svg:x="23.622cm" svg:y="4.583cm">
          <draw:text-box>
            <text:p text:style-name="P2"><text:span text:style-name="T4">dado</text:span></text:p>
          </draw:text-box>
        </draw:frame>
        <draw:polygon draw:style-name="gr5" draw:text-style-name="P6" draw:layer="layout" svg:width="1.856cm" svg:height="1.332cm" svg:x="25.218cm" svg:y="4.16cm" svg:viewBox="0 0 1857 1333" draw:points="929,1333 0,1333 0,0 1857,0 1857,1333">
          <text:p/>
        </draw:polygon>
        <draw:frame draw:style-name="gr17" draw:text-style-name="P5" draw:layer="layout" svg:width="0.595cm" svg:height="0.589cm" svg:x="23.945cm" svg:y="5.642cm">
          <draw:text-box>
            <text:p text:style-name="P2"><text:span text:style-name="T5">11</text:span></text:p>
          </draw:text-box>
        </draw:frame>
        <draw:polygon draw:style-name="gr7" draw:text-style-name="P8" draw:layer="layout" svg:width="1.856cm" svg:height="0.793cm" svg:x="25.218cm" svg:y="5.515cm" svg:viewBox="0 0 1857 794" draw:points="929,794 0,794 0,0 1857,0 1857,794">
          <text:p/>
        </draw:polygon>
        <draw:frame draw:style-name="gr8" draw:text-style-name="P9" draw:layer="layout" svg:width="1.145cm" svg:height="0.53cm" svg:x="25.576cm" svg:y="4.583cm">
          <draw:text-box>
            <text:p text:style-name="P2"><text:span text:style-name="T4">dado</text:span></text:p>
          </draw:text-box>
        </draw:frame>
        <draw:polygon draw:style-name="gr10" draw:text-style-name="P10" draw:layer="layout" svg:width="1.856cm" svg:height="1.331cm" svg:x="19.284cm" svg:y="6.529cm" svg:viewBox="0 0 1857 1332" draw:points="930,1332 0,1332 0,0 1857,0 1857,1332">
          <text:p/>
        </draw:polygon>
        <draw:polygon draw:style-name="gr14" draw:text-style-name="P11" draw:layer="layout" svg:width="1.191cm" svg:height="1.331cm" svg:x="21.095cm" svg:y="6.529cm" svg:viewBox="0 0 1192 1332" draw:points="596,1332 0,1332 0,0 1192,0 1192,1332">
          <text:p/>
        </draw:polygon>
        <draw:frame draw:style-name="gr13" draw:text-style-name="P9" draw:layer="layout" svg:width="0.832cm" svg:height="0.53cm" svg:x="19.798cm" svg:y="6.954cm">
          <draw:text-box>
            <text:p text:style-name="P2"><text:span text:style-name="T4">Qtd</text:span></text:p>
          </draw:text-box>
        </draw:frame>
        <draw:polygon draw:style-name="gr10" draw:text-style-name="P10" draw:layer="layout" svg:width="1.856cm" svg:height="1.331cm" svg:x="24.081cm" svg:y="6.529cm" svg:viewBox="0 0 1857 1332" draw:points="929,1332 0,1332 0,0 1857,0 1857,1332">
          <text:p/>
        </draw:polygon>
        <draw:frame draw:style-name="gr9" draw:text-style-name="P5" draw:layer="layout" svg:width="0.528cm" svg:height="0.615cm" svg:x="21.523cm" svg:y="6.917cm">
          <draw:text-box>
            <text:p text:style-name="P2"><text:span text:style-name="T2">4</text:span></text:p>
          </draw:text-box>
        </draw:frame>
        <draw:polygon draw:style-name="gr14" draw:text-style-name="P11" draw:layer="layout" svg:width="1.192cm" svg:height="1.331cm" svg:x="25.891cm" svg:y="6.529cm" svg:viewBox="0 0 1193 1332" draw:points="597,1332 0,1332 0,0 1193,0 1193,1332">
          <text:p/>
        </draw:polygon>
        <draw:frame draw:style-name="gr15" draw:text-style-name="P9" draw:layer="layout" svg:width="1.014cm" svg:height="0.53cm" svg:x="24.522cm" svg:y="6.954cm">
          <draw:text-box>
            <text:p text:style-name="P2"><text:span text:style-name="T4">Prox</text:span></text:p>
          </draw:text-box>
        </draw:frame>
        <draw:polygon draw:style-name="gr3" draw:text-style-name="P4" draw:layer="layout" svg:width="8.021cm" svg:height="5cm" svg:x="1.198cm" svg:y="4cm" svg:viewBox="0 0 8022 5001" draw:points="4012,5001 0,5001 0,0 8022,0 8022,5001">
          <text:p/>
        </draw:polygon>
        <draw:frame draw:style-name="gr9" draw:text-style-name="P5" draw:layer="layout" svg:width="0.528cm" svg:height="0.615cm" svg:x="26.321cm" svg:y="6.917cm">
          <draw:text-box>
            <text:p text:style-name="P2"><text:span text:style-name="T2">0</text:span></text:p>
          </draw:text-box>
        </draw:frame>
        <draw:polygon draw:style-name="gr5" draw:text-style-name="P6" draw:layer="layout" svg:width="1.856cm" svg:height="1.332cm" svg:x="1.284cm" svg:y="4.16cm" svg:viewBox="0 0 1857 1333" draw:points="929,1333 0,1333 0,0 1857,0 1857,1333">
          <text:p/>
        </draw:polygon>
        <draw:frame draw:style-name="gr4" draw:text-style-name="P5" draw:layer="layout" svg:width="2.445cm" svg:height="0.615cm" svg:x="3.99cm" svg:y="8.067cm">
          <draw:text-box>
            <text:p text:style-name="P2"><text:span text:style-name="T2">pedaço 0</text:span></text:p>
          </draw:text-box>
        </draw:frame>
        <draw:polygon draw:style-name="gr7" draw:text-style-name="P8" draw:layer="layout" svg:width="1.856cm" svg:height="0.793cm" svg:x="1.284cm" svg:y="5.515cm" svg:viewBox="0 0 1857 794" draw:points="929,794 0,794 0,0 1857,0 1857,794">
          <text:p/>
        </draw:polygon>
        <draw:frame draw:style-name="gr8" draw:text-style-name="P9" draw:layer="layout" svg:width="1.145cm" svg:height="0.53cm" svg:x="1.64cm" svg:y="4.583cm">
          <draw:text-box>
            <text:p text:style-name="P2"><text:span text:style-name="T4">dado</text:span></text:p>
          </draw:text-box>
        </draw:frame>
        <draw:polygon draw:style-name="gr5" draw:text-style-name="P6" draw:layer="layout" svg:width="1.855cm" svg:height="1.332cm" svg:x="3.276cm" svg:y="4.158cm" svg:viewBox="0 0 1856 1333" draw:points="928,1333 0,1333 0,0 1856,0 1856,1333">
          <text:p/>
        </draw:polygon>
        <draw:frame draw:style-name="gr9" draw:text-style-name="P5" draw:layer="layout" svg:width="0.528cm" svg:height="0.615cm" svg:x="2.043cm" svg:y="5.633cm">
          <draw:text-box>
            <text:p text:style-name="P2"><text:span text:style-name="T2">3</text:span></text:p>
          </draw:text-box>
        </draw:frame>
        <draw:polygon draw:style-name="gr7" draw:text-style-name="P8" draw:layer="layout" svg:width="1.855cm" svg:height="0.794cm" svg:x="3.276cm" svg:y="5.512cm" svg:viewBox="0 0 1856 795" draw:points="928,795 0,795 0,0 1856,0 1856,795">
          <text:p/>
        </draw:polygon>
        <draw:frame draw:style-name="gr8" draw:text-style-name="P9" draw:layer="layout" svg:width="1.145cm" svg:height="0.53cm" svg:x="3.634cm" svg:y="4.583cm">
          <draw:text-box>
            <text:p text:style-name="P2"><text:span text:style-name="T4">dado</text:span></text:p>
          </draw:text-box>
        </draw:frame>
        <draw:polygon draw:style-name="gr5" draw:text-style-name="P6" draw:layer="layout" svg:width="1.856cm" svg:height="1.33cm" svg:x="5.264cm" svg:y="4.16cm" svg:viewBox="0 0 1857 1331" draw:points="927,1331 0,1331 0,0 1857,0 1857,1331">
          <text:p/>
        </draw:polygon>
        <draw:frame draw:style-name="gr9" draw:text-style-name="P5" draw:layer="layout" svg:width="0.528cm" svg:height="0.615cm" svg:x="4.036cm" svg:y="5.63cm">
          <draw:text-box>
            <text:p text:style-name="P2"><text:span text:style-name="T2">5</text:span></text:p>
          </draw:text-box>
        </draw:frame>
        <draw:polygon draw:style-name="gr7" draw:text-style-name="P8" draw:layer="layout" svg:width="1.856cm" svg:height="0.792cm" svg:x="5.264cm" svg:y="5.513cm" svg:viewBox="0 0 1857 793" draw:points="927,793 0,793 0,0 1857,0 1857,793">
          <text:p/>
        </draw:polygon>
        <draw:polygon draw:style-name="gr5" draw:text-style-name="P6" draw:layer="layout" svg:width="1.856cm" svg:height="1.332cm" svg:x="7.218cm" svg:y="4.16cm" svg:viewBox="0 0 1857 1333" draw:points="929,1333 0,1333 0,0 1857,0 1857,1333">
          <text:p/>
        </draw:polygon>
        <draw:frame draw:style-name="gr8" draw:text-style-name="P9" draw:layer="layout" svg:width="1.145cm" svg:height="0.53cm" svg:x="5.62cm" svg:y="4.583cm">
          <draw:text-box>
            <text:p text:style-name="P2"><text:span text:style-name="T4">dado</text:span></text:p>
          </draw:text-box>
        </draw:frame>
        <draw:polygon draw:style-name="gr7" draw:text-style-name="P8" draw:layer="layout" svg:width="1.856cm" svg:height="0.793cm" svg:x="7.218cm" svg:y="5.515cm" svg:viewBox="0 0 1857 794" draw:points="929,794 0,794 0,0 1857,0 1857,794">
          <text:p/>
        </draw:polygon>
        <draw:polygon draw:style-name="gr10" draw:text-style-name="P10" draw:layer="layout" svg:width="1.856cm" svg:height="1.331cm" svg:x="1.284cm" svg:y="6.529cm" svg:viewBox="0 0 1857 1332" draw:points="929,1332 0,1332 0,0 1857,0 1857,1332">
          <text:p/>
        </draw:polygon>
        <draw:frame draw:style-name="gr8" draw:text-style-name="P9" draw:layer="layout" svg:width="1.145cm" svg:height="0.53cm" svg:x="7.578cm" svg:y="4.583cm">
          <draw:text-box>
            <text:p text:style-name="P2"><text:span text:style-name="T4">dado</text:span></text:p>
          </draw:text-box>
        </draw:frame>
        <draw:polygon draw:style-name="gr11" draw:text-style-name="P11" draw:layer="layout" svg:width="1.192cm" svg:height="1.331cm" svg:x="3.094cm" svg:y="6.529cm" svg:viewBox="0 0 1193 1332" draw:points="597,1332 0,1332 0,0 1193,0 1193,1332">
          <text:p/>
        </draw:polygon>
        <draw:polygon draw:style-name="gr12" draw:text-style-name="P12" draw:layer="layout" svg:width="1.192cm" svg:height="1.331cm" svg:x="3.094cm" svg:y="6.529cm" svg:viewBox="0 0 1193 1332" draw:points="597,1332 0,1332 0,0 1193,0 1193,1332">
          <text:p/>
        </draw:polygon>
        <draw:frame draw:style-name="gr13" draw:text-style-name="P9" draw:layer="layout" svg:width="0.832cm" svg:height="0.53cm" svg:x="1.799cm" svg:y="6.954cm">
          <draw:text-box>
            <text:p text:style-name="P2"><text:span text:style-name="T4">Qtd</text:span></text:p>
          </draw:text-box>
        </draw:frame>
        <draw:polygon draw:style-name="gr10" draw:text-style-name="P10" draw:layer="layout" svg:width="1.856cm" svg:height="1.331cm" svg:x="6.081cm" svg:y="6.529cm" svg:viewBox="0 0 1857 1332" draw:points="930,1332 0,1332 0,0 1857,0 1857,1332">
          <text:p/>
        </draw:polygon>
        <draw:frame draw:style-name="gr9" draw:text-style-name="P5" draw:layer="layout" svg:width="0.528cm" svg:height="0.615cm" svg:x="3.521cm" svg:y="6.917cm">
          <draw:text-box>
            <text:p text:style-name="P2"><text:span text:style-name="T2">2</text:span></text:p>
          </draw:text-box>
        </draw:frame>
        <draw:polygon draw:style-name="gr14" draw:text-style-name="P11" draw:layer="layout" svg:width="1.192cm" svg:height="1.331cm" svg:x="7.891cm" svg:y="6.529cm" svg:viewBox="0 0 1193 1332" draw:points="597,1332 0,1332 0,0 1193,0 1193,1332">
          <text:p/>
        </draw:polygon>
        <draw:frame draw:style-name="gr15" draw:text-style-name="P9" draw:layer="layout" svg:width="1.014cm" svg:height="0.53cm" svg:x="6.519cm" svg:y="6.954cm">
          <draw:text-box>
            <text:p text:style-name="P2"><text:span text:style-name="T4">Prox</text:span></text:p>
          </draw:text-box>
        </draw:frame>
        <draw:polygon draw:style-name="gr3" draw:text-style-name="P4" draw:layer="layout" svg:width="8.021cm" svg:height="5cm" svg:x="1.198cm" svg:y="4cm" svg:viewBox="0 0 8022 5001" draw:points="4012,5001 0,5001 0,0 8022,0 8022,5001">
          <text:p/>
        </draw:polygon>
        <draw:frame draw:style-name="gr9" draw:text-style-name="P5" draw:layer="layout" svg:width="0.528cm" svg:height="0.615cm" svg:x="8.319cm" svg:y="6.917cm">
          <draw:text-box>
            <text:p text:style-name="P2"><text:span text:style-name="T2">3</text:span></text:p>
          </draw:text-box>
        </draw:frame>
        <draw:polygon draw:style-name="gr5" draw:text-style-name="P6" draw:layer="layout" svg:width="1.856cm" svg:height="1.332cm" svg:x="1.284cm" svg:y="4.16cm" svg:viewBox="0 0 1857 1333" draw:points="929,1333 0,1333 0,0 1857,0 1857,1333">
          <text:p/>
        </draw:polygon>
        <draw:frame draw:style-name="gr4" draw:text-style-name="P5" draw:layer="layout" svg:width="2.445cm" svg:height="0.615cm" svg:x="3.99cm" svg:y="8.067cm">
          <draw:text-box>
            <text:p text:style-name="P2"><text:span text:style-name="T2">pedaço 0</text:span></text:p>
          </draw:text-box>
        </draw:frame>
        <draw:polygon draw:style-name="gr7" draw:text-style-name="P8" draw:layer="layout" svg:width="1.856cm" svg:height="0.793cm" svg:x="1.284cm" svg:y="5.515cm" svg:viewBox="0 0 1857 794" draw:points="929,794 0,794 0,0 1857,0 1857,794">
          <text:p/>
        </draw:polygon>
        <draw:frame draw:style-name="gr8" draw:text-style-name="P9" draw:layer="layout" svg:width="1.145cm" svg:height="0.53cm" svg:x="1.64cm" svg:y="4.583cm">
          <draw:text-box>
            <text:p text:style-name="P2"><text:span text:style-name="T4">dado</text:span></text:p>
          </draw:text-box>
        </draw:frame>
        <draw:polygon draw:style-name="gr5" draw:text-style-name="P6" draw:layer="layout" svg:width="1.855cm" svg:height="1.332cm" svg:x="3.276cm" svg:y="4.158cm" svg:viewBox="0 0 1856 1333" draw:points="928,1333 0,1333 0,0 1856,0 1856,1333">
          <text:p/>
        </draw:polygon>
        <draw:frame draw:style-name="gr16" draw:text-style-name="P5" draw:layer="layout" svg:width="0.679cm" svg:height="0.615cm" svg:x="1.873cm" svg:y="5.633cm">
          <draw:text-box>
            <text:p text:style-name="P2"><text:span text:style-name="T2">14</text:span></text:p>
          </draw:text-box>
        </draw:frame>
        <draw:polygon draw:style-name="gr7" draw:text-style-name="P8" draw:layer="layout" svg:width="1.855cm" svg:height="0.794cm" svg:x="3.276cm" svg:y="5.512cm" svg:viewBox="0 0 1856 795" draw:points="928,795 0,795 0,0 1856,0 1856,795">
          <text:p/>
        </draw:polygon>
        <draw:frame draw:style-name="gr8" draw:text-style-name="P9" draw:layer="layout" svg:width="1.145cm" svg:height="0.53cm" svg:x="3.634cm" svg:y="4.583cm">
          <draw:text-box>
            <text:p text:style-name="P2"><text:span text:style-name="T4">dado</text:span></text:p>
          </draw:text-box>
        </draw:frame>
        <draw:polygon draw:style-name="gr5" draw:text-style-name="P6" draw:layer="layout" svg:width="1.856cm" svg:height="1.33cm" svg:x="5.264cm" svg:y="4.16cm" svg:viewBox="0 0 1857 1331" draw:points="927,1331 0,1331 0,0 1857,0 1857,1331">
          <text:p/>
        </draw:polygon>
        <draw:frame draw:style-name="gr16" draw:text-style-name="P5" draw:layer="layout" svg:width="0.679cm" svg:height="0.615cm" svg:x="3.866cm" svg:y="5.63cm">
          <draw:text-box>
            <text:p text:style-name="P2"><text:span text:style-name="T2">18</text:span></text:p>
          </draw:text-box>
        </draw:frame>
        <draw:polygon draw:style-name="gr7" draw:text-style-name="P8" draw:layer="layout" svg:width="1.856cm" svg:height="0.792cm" svg:x="5.264cm" svg:y="5.513cm" svg:viewBox="0 0 1857 793" draw:points="927,793 0,793 0,0 1857,0 1857,793">
          <text:p/>
        </draw:polygon>
        <draw:frame draw:style-name="gr8" draw:text-style-name="P9" draw:layer="layout" svg:width="1.145cm" svg:height="0.53cm" svg:x="5.62cm" svg:y="4.583cm">
          <draw:text-box>
            <text:p text:style-name="P2"><text:span text:style-name="T4">dado</text:span></text:p>
          </draw:text-box>
        </draw:frame>
        <draw:polygon draw:style-name="gr5" draw:text-style-name="P6" draw:layer="layout" svg:width="1.856cm" svg:height="1.332cm" svg:x="7.218cm" svg:y="4.16cm" svg:viewBox="0 0 1857 1333" draw:points="929,1333 0,1333 0,0 1857,0 1857,1333">
          <text:p/>
        </draw:polygon>
        <draw:frame draw:style-name="gr19" draw:text-style-name="P13" draw:layer="layout" svg:width="0.705cm" svg:height="0.712cm" svg:x="5.842cm" svg:y="5.588cm">
          <draw:text-box>
            <text:p text:style-name="P2"><text:span text:style-name="T6">23</text:span></text:p>
          </draw:text-box>
        </draw:frame>
        <draw:polygon draw:style-name="gr7" draw:text-style-name="P8" draw:layer="layout" svg:width="1.856cm" svg:height="0.793cm" svg:x="7.218cm" svg:y="5.515cm" svg:viewBox="0 0 1857 794" draw:points="929,794 0,794 0,0 1857,0 1857,794">
          <text:p/>
        </draw:polygon>
        <draw:frame draw:style-name="gr8" draw:text-style-name="P9" draw:layer="layout" svg:width="1.145cm" svg:height="0.53cm" svg:x="7.578cm" svg:y="4.583cm">
          <draw:text-box>
            <text:p text:style-name="P2"><text:span text:style-name="T4">dado</text:span></text:p>
          </draw:text-box>
        </draw:frame>
        <draw:polygon draw:style-name="gr10" draw:text-style-name="P10" draw:layer="layout" svg:width="1.856cm" svg:height="1.331cm" svg:x="1.284cm" svg:y="6.529cm" svg:viewBox="0 0 1857 1332" draw:points="929,1332 0,1332 0,0 1857,0 1857,1332">
          <text:p/>
        </draw:polygon>
        <draw:frame draw:style-name="gr17" draw:text-style-name="P5" draw:layer="layout" svg:width="0.595cm" svg:height="0.589cm" svg:x="7.849cm" svg:y="5.645cm">
          <draw:text-box>
            <text:p text:style-name="P2"><text:span text:style-name="T5">31</text:span></text:p>
          </draw:text-box>
        </draw:frame>
        <draw:polygon draw:style-name="gr14" draw:text-style-name="P11" draw:layer="layout" svg:width="1.192cm" svg:height="1.331cm" svg:x="3.094cm" svg:y="6.529cm" svg:viewBox="0 0 1193 1332" draw:points="597,1332 0,1332 0,0 1193,0 1193,1332">
          <text:p/>
        </draw:polygon>
        <draw:frame draw:style-name="gr13" draw:text-style-name="P9" draw:layer="layout" svg:width="0.832cm" svg:height="0.53cm" svg:x="1.799cm" svg:y="6.954cm">
          <draw:text-box>
            <text:p text:style-name="P2"><text:span text:style-name="T4">Qtd</text:span></text:p>
          </draw:text-box>
        </draw:frame>
        <draw:polygon draw:style-name="gr10" draw:text-style-name="P10" draw:layer="layout" svg:width="1.856cm" svg:height="1.331cm" svg:x="6.081cm" svg:y="6.529cm" svg:viewBox="0 0 1857 1332" draw:points="930,1332 0,1332 0,0 1857,0 1857,1332">
          <text:p/>
        </draw:polygon>
        <draw:frame draw:style-name="gr9" draw:text-style-name="P5" draw:layer="layout" svg:width="0.528cm" svg:height="0.615cm" svg:x="3.521cm" svg:y="6.917cm">
          <draw:text-box>
            <text:p text:style-name="P2"><text:span text:style-name="T2">4</text:span></text:p>
          </draw:text-box>
        </draw:frame>
        <draw:polygon draw:style-name="gr14" draw:text-style-name="P11" draw:layer="layout" svg:width="1.192cm" svg:height="1.331cm" svg:x="7.891cm" svg:y="6.529cm" svg:viewBox="0 0 1193 1332" draw:points="597,1332 0,1332 0,0 1193,0 1193,1332">
          <text:p/>
        </draw:polygon>
        <draw:frame draw:style-name="gr15" draw:text-style-name="P9" draw:layer="layout" svg:width="1.014cm" svg:height="0.53cm" svg:x="6.519cm" svg:y="6.954cm">
          <draw:text-box>
            <text:p text:style-name="P2"><text:span text:style-name="T4">Prox</text:span></text:p>
          </draw:text-box>
        </draw:frame>
        <draw:polygon draw:style-name="gr3" draw:text-style-name="P4" draw:layer="layout" svg:width="8.021cm" svg:height="5cm" svg:x="17.378cm" svg:y="9.6cm" svg:viewBox="0 0 8022 5001" draw:points="4011,5001 0,5001 0,0 8022,0 8022,5001">
          <text:p/>
        </draw:polygon>
        <draw:frame draw:style-name="gr9" draw:text-style-name="P5" draw:layer="layout" svg:width="0.528cm" svg:height="0.615cm" svg:x="8.319cm" svg:y="6.917cm">
          <draw:text-box>
            <text:p text:style-name="P2"><text:span text:style-name="T2">3</text:span></text:p>
          </draw:text-box>
        </draw:frame>
        <draw:polygon draw:style-name="gr5" draw:text-style-name="P6" draw:layer="layout" svg:width="1.856cm" svg:height="1.332cm" svg:x="17.464cm" svg:y="9.76cm" svg:viewBox="0 0 1857 1333" draw:points="928,1333 0,1333 0,0 1857,0 1857,1333">
          <text:p/>
        </draw:polygon>
        <draw:frame draw:style-name="gr4" draw:text-style-name="P5" draw:layer="layout" svg:width="2.445cm" svg:height="0.615cm" svg:x="20.168cm" svg:y="13.666cm">
          <draw:text-box>
            <text:p text:style-name="P2"><text:span text:style-name="T2">pedaço 4</text:span></text:p>
          </draw:text-box>
        </draw:frame>
        <draw:polygon draw:style-name="gr7" draw:text-style-name="P8" draw:layer="layout" svg:width="1.856cm" svg:height="0.793cm" svg:x="17.464cm" svg:y="11.115cm" svg:viewBox="0 0 1857 794" draw:points="928,794 0,794 0,0 1857,0 1857,794">
          <text:p/>
        </draw:polygon>
        <draw:frame draw:style-name="gr8" draw:text-style-name="P9" draw:layer="layout" svg:width="1.145cm" svg:height="0.53cm" svg:x="17.822cm" svg:y="10.186cm">
          <draw:text-box>
            <text:p text:style-name="P2"><text:span text:style-name="T4">dado</text:span></text:p>
          </draw:text-box>
        </draw:frame>
        <draw:polygon draw:style-name="gr5" draw:text-style-name="P6" draw:layer="layout" svg:width="1.856cm" svg:height="1.332cm" svg:x="19.454cm" svg:y="9.758cm" svg:viewBox="0 0 1857 1333" draw:points="930,1333 0,1333 0,0 1857,0 1857,1333">
          <text:p/>
        </draw:polygon>
        <draw:frame draw:style-name="gr16" draw:text-style-name="P5" draw:layer="layout" svg:width="0.679cm" svg:height="0.615cm" svg:x="18.055cm" svg:y="11.232cm">
          <draw:text-box>
            <text:p text:style-name="P2"><text:span text:style-name="T2">51</text:span></text:p>
          </draw:text-box>
        </draw:frame>
        <draw:polygon draw:style-name="gr7" draw:text-style-name="P8" draw:layer="layout" svg:width="1.856cm" svg:height="0.794cm" svg:x="19.454cm" svg:y="11.112cm" svg:viewBox="0 0 1857 795" draw:points="930,795 0,795 0,0 1857,0 1857,795">
          <text:p/>
        </draw:polygon>
        <draw:frame draw:style-name="gr8" draw:text-style-name="P9" draw:layer="layout" svg:width="1.145cm" svg:height="0.53cm" svg:x="19.812cm" svg:y="10.182cm">
          <draw:text-box>
            <text:p text:style-name="P2"><text:span text:style-name="T4">dado</text:span></text:p>
          </draw:text-box>
        </draw:frame>
        <draw:polygon draw:style-name="gr5" draw:text-style-name="P6" draw:layer="layout" svg:width="1.856cm" svg:height="1.33cm" svg:x="21.442cm" svg:y="9.76cm" svg:viewBox="0 0 1857 1331" draw:points="929,1331 0,1331 0,0 1857,0 1857,1331">
          <text:p/>
        </draw:polygon>
        <draw:frame draw:style-name="gr16" draw:text-style-name="P5" draw:layer="layout" svg:width="0.679cm" svg:height="0.615cm" svg:x="20.045cm" svg:y="11.232cm">
          <draw:text-box>
            <text:p text:style-name="P2"><text:span text:style-name="T2">72</text:span></text:p>
          </draw:text-box>
        </draw:frame>
        <draw:polygon draw:style-name="gr33" draw:text-style-name="P21" draw:layer="layout" svg:width="1.856cm" svg:height="0.792cm" svg:x="21.442cm" svg:y="11.113cm" svg:viewBox="0 0 1857 793" draw:points="929,793 0,793 0,0 1857,0 1857,793">
          <text:p text:style-name="P20"><text:span text:style-name="T2">80</text:span></text:p>
        </draw:polygon>
        <draw:polygon draw:style-name="gr5" draw:text-style-name="P6" draw:layer="layout" svg:width="1.856cm" svg:height="1.332cm" svg:x="23.397cm" svg:y="9.76cm" svg:viewBox="0 0 1857 1333" draw:points="929,1333 0,1333 0,0 1857,0 1857,1333">
          <text:p/>
        </draw:polygon>
        <draw:frame draw:style-name="gr8" draw:text-style-name="P9" draw:layer="layout" svg:width="1.145cm" svg:height="0.53cm" svg:x="21.802cm" svg:y="10.186cm">
          <draw:text-box>
            <text:p text:style-name="P2"><text:span text:style-name="T4">dado</text:span></text:p>
          </draw:text-box>
        </draw:frame>
        <draw:polygon draw:style-name="gr7" draw:text-style-name="P8" draw:layer="layout" svg:width="1.856cm" svg:height="0.793cm" svg:x="23.397cm" svg:y="11.115cm" svg:viewBox="0 0 1857 794" draw:points="929,794 0,794 0,0 1857,0 1857,794">
          <text:p/>
        </draw:polygon>
        <draw:polygon draw:style-name="gr10" draw:text-style-name="P10" draw:layer="layout" svg:width="1.856cm" svg:height="1.331cm" svg:x="17.464cm" svg:y="12.129cm" svg:viewBox="0 0 1857 1332" draw:points="928,1332 0,1332 0,0 1857,0 1857,1332">
          <text:p/>
        </draw:polygon>
        <draw:frame draw:style-name="gr8" draw:text-style-name="P9" draw:layer="layout" svg:width="1.145cm" svg:height="0.53cm" svg:x="23.756cm" svg:y="10.186cm">
          <draw:text-box>
            <text:p text:style-name="P2"><text:span text:style-name="T4">dado</text:span></text:p>
          </draw:text-box>
        </draw:frame>
        <draw:polygon draw:style-name="gr14" draw:text-style-name="P23" draw:layer="layout" svg:width="1.192cm" svg:height="1.331cm" svg:x="19.274cm" svg:y="12.129cm" svg:viewBox="0 0 1193 1332" draw:points="596,1332 0,1332 0,0 1193,0 1193,1332">
          <text:p/>
        </draw:polygon>
        <draw:frame draw:style-name="gr13" draw:text-style-name="P9" draw:layer="layout" svg:width="0.832cm" svg:height="0.53cm" svg:x="17.978cm" svg:y="12.553cm">
          <draw:text-box>
            <text:p text:style-name="P2"><text:span text:style-name="T4">Qtd</text:span></text:p>
          </draw:text-box>
        </draw:frame>
        <draw:polygon draw:style-name="gr10" draw:text-style-name="P10" draw:layer="layout" svg:width="1.856cm" svg:height="1.331cm" svg:x="22.26cm" svg:y="12.129cm" svg:viewBox="0 0 1857 1332" draw:points="930,1332 0,1332 0,0 1857,0 1857,1332">
          <text:p/>
        </draw:polygon>
        <draw:frame draw:style-name="gr9" draw:text-style-name="P5" draw:layer="layout" svg:width="0.528cm" svg:height="0.615cm" svg:x="19.703cm" svg:y="12.516cm">
          <draw:text-box>
            <text:p text:style-name="P2"><text:span text:style-name="T2">3</text:span></text:p>
          </draw:text-box>
        </draw:frame>
        <draw:polygon draw:style-name="gr14" draw:text-style-name="P11" draw:layer="layout" svg:width="1.192cm" svg:height="1.331cm" svg:x="24.071cm" svg:y="12.129cm" svg:viewBox="0 0 1193 1332" draw:points="596,1332 0,1332 0,0 1193,0 1193,1332">
          <text:p/>
        </draw:polygon>
        <draw:frame draw:style-name="gr15" draw:text-style-name="P9" draw:layer="layout" svg:width="1.014cm" svg:height="0.53cm" svg:x="22.698cm" svg:y="12.553cm">
          <draw:text-box>
            <text:p text:style-name="P2"><text:span text:style-name="T4">Prox</text:span></text:p>
          </draw:text-box>
        </draw:frame>
        <draw:polygon draw:style-name="gr3" draw:text-style-name="P4" draw:layer="layout" svg:width="8.021cm" svg:height="5cm" svg:x="8.183cm" svg:y="9.56cm" svg:viewBox="0 0 8022 5001" draw:points="4012,5001 0,5001 0,0 8022,0 8022,5001">
          <text:p/>
        </draw:polygon>
        <draw:frame draw:style-name="gr20" draw:text-style-name="P9" draw:layer="layout" svg:width="0.459cm" svg:height="0.53cm" svg:x="24.44cm" svg:y="12.553cm">
          <draw:text-box>
            <text:p text:style-name="P2"><text:span text:style-name="T4">-1</text:span></text:p>
          </draw:text-box>
        </draw:frame>
        <draw:polygon draw:style-name="gr5" draw:text-style-name="P6" draw:layer="layout" svg:width="1.856cm" svg:height="1.332cm" svg:x="8.269cm" svg:y="9.72cm" svg:viewBox="0 0 1857 1333" draw:points="930,1333 0,1333 0,0 1857,0 1857,1333">
          <text:p/>
        </draw:polygon>
        <draw:frame draw:style-name="gr4" draw:text-style-name="P5" draw:layer="layout" svg:width="2.445cm" svg:height="0.615cm" svg:x="10.975cm" svg:y="13.627cm">
          <draw:text-box>
            <text:p text:style-name="P2"><text:span text:style-name="T2">pedaço 3</text:span></text:p>
          </draw:text-box>
        </draw:frame>
        <draw:polygon draw:style-name="gr7" draw:text-style-name="P8" draw:layer="layout" svg:width="1.856cm" svg:height="0.793cm" svg:x="8.269cm" svg:y="11.075cm" svg:viewBox="0 0 1857 794" draw:points="930,794 0,794 0,0 1857,0 1857,794">
          <text:p/>
        </draw:polygon>
        <draw:frame draw:style-name="gr8" draw:text-style-name="P9" draw:layer="layout" svg:width="1.145cm" svg:height="0.53cm" svg:x="8.625cm" svg:y="10.147cm">
          <draw:text-box>
            <text:p text:style-name="P2"><text:span text:style-name="T4">dado</text:span></text:p>
          </draw:text-box>
        </draw:frame>
        <draw:polygon draw:style-name="gr5" draw:text-style-name="P6" draw:layer="layout" svg:width="1.855cm" svg:height="1.332cm" svg:x="10.261cm" svg:y="9.718cm" svg:viewBox="0 0 1856 1333" draw:points="928,1333 0,1333 0,0 1856,0 1856,1333">
          <text:p/>
        </draw:polygon>
        <draw:frame draw:style-name="gr16" draw:text-style-name="P5" draw:layer="layout" svg:width="0.679cm" svg:height="0.615cm" svg:x="8.858cm" svg:y="11.193cm">
          <draw:text-box>
            <text:p text:style-name="P2"><text:span text:style-name="T2">32</text:span></text:p>
          </draw:text-box>
        </draw:frame>
        <draw:polygon draw:style-name="gr7" draw:text-style-name="P8" draw:layer="layout" svg:width="1.855cm" svg:height="0.794cm" svg:x="10.261cm" svg:y="11.072cm" svg:viewBox="0 0 1856 795" draw:points="928,795 0,795 0,0 1856,0 1856,795">
          <text:p/>
        </draw:polygon>
        <draw:frame draw:style-name="gr8" draw:text-style-name="P9" draw:layer="layout" svg:width="1.145cm" svg:height="0.53cm" svg:x="10.619cm" svg:y="10.143cm">
          <draw:text-box>
            <text:p text:style-name="P2"><text:span text:style-name="T4">dado</text:span></text:p>
          </draw:text-box>
        </draw:frame>
        <draw:polygon draw:style-name="gr5" draw:text-style-name="P6" draw:layer="layout" svg:width="1.856cm" svg:height="1.33cm" svg:x="12.249cm" svg:y="9.72cm" svg:viewBox="0 0 1857 1331" draw:points="927,1331 0,1331 0,0 1857,0 1857,1331">
          <text:p/>
        </draw:polygon>
        <draw:frame draw:style-name="gr16" draw:text-style-name="P5" draw:layer="layout" svg:width="0.679cm" svg:height="0.615cm" svg:x="10.851cm" svg:y="11.189cm">
          <draw:text-box>
            <text:p text:style-name="P2"><text:span text:style-name="T2">35</text:span></text:p>
          </draw:text-box>
        </draw:frame>
        <draw:polygon draw:style-name="gr7" draw:text-style-name="P8" draw:layer="layout" svg:width="1.856cm" svg:height="0.792cm" svg:x="12.249cm" svg:y="11.073cm" svg:viewBox="0 0 1857 793" draw:points="927,793 0,793 0,0 1857,0 1857,793">
          <text:p/>
        </draw:polygon>
        <draw:frame draw:style-name="gr8" draw:text-style-name="P9" draw:layer="layout" svg:width="1.145cm" svg:height="0.53cm" svg:x="12.605cm" svg:y="10.143cm">
          <draw:text-box>
            <text:p text:style-name="P2"><text:span text:style-name="T4">dado</text:span></text:p>
          </draw:text-box>
        </draw:frame>
        <draw:polygon draw:style-name="gr5" draw:text-style-name="P6" draw:layer="layout" svg:width="1.856cm" svg:height="1.332cm" svg:x="14.203cm" svg:y="9.72cm" svg:viewBox="0 0 1857 1333" draw:points="929,1333 0,1333 0,0 1857,0 1857,1333">
          <text:p/>
        </draw:polygon>
        <draw:frame draw:style-name="gr17" draw:text-style-name="P5" draw:layer="layout" svg:width="0.595cm" svg:height="0.589cm" svg:x="12.88cm" svg:y="11.201cm">
          <draw:text-box>
            <text:p text:style-name="P2"><text:span text:style-name="T5">38</text:span></text:p>
          </draw:text-box>
        </draw:frame>
        <draw:polygon draw:style-name="gr7" draw:text-style-name="P8" draw:layer="layout" svg:width="1.856cm" svg:height="0.793cm" svg:x="14.203cm" svg:y="11.075cm" svg:viewBox="0 0 1857 794" draw:points="929,794 0,794 0,0 1857,0 1857,794">
          <text:p/>
        </draw:polygon>
        <draw:frame draw:style-name="gr8" draw:text-style-name="P9" draw:layer="layout" svg:width="1.145cm" svg:height="0.53cm" svg:x="14.563cm" svg:y="10.147cm">
          <draw:text-box>
            <text:p text:style-name="P2"><text:span text:style-name="T4">dado</text:span></text:p>
          </draw:text-box>
        </draw:frame>
        <draw:polygon draw:style-name="gr27" draw:text-style-name="P10" draw:layer="layout" svg:width="1.856cm" svg:height="1.331cm" svg:x="8.269cm" svg:y="12.089cm" svg:viewBox="0 0 1857 1332" draw:points="930,1332 0,1332 0,0 1857,0 1857,1332">
          <text:p/>
        </draw:polygon>
        <draw:polygon draw:style-name="gr12" draw:text-style-name="P12" draw:layer="layout" svg:width="1.856cm" svg:height="1.331cm" svg:x="8.269cm" svg:y="12.089cm" svg:viewBox="0 0 1857 1332" draw:points="930,1332 0,1332 0,0 1857,0 1857,1332">
          <text:p/>
        </draw:polygon>
        <draw:frame draw:style-name="gr17" draw:text-style-name="P5" draw:layer="layout" svg:width="0.595cm" svg:height="0.589cm" svg:x="14.834cm" svg:y="11.205cm">
          <draw:text-box>
            <text:p text:style-name="P2"><text:span text:style-name="T5">40</text:span></text:p>
          </draw:text-box>
        </draw:frame>
        <draw:polygon draw:style-name="gr14" draw:text-style-name="P11" draw:layer="layout" svg:width="1.192cm" svg:height="1.331cm" svg:x="10.079cm" svg:y="12.089cm" svg:viewBox="0 0 1193 1332" draw:points="598,1332 0,1332 0,0 1193,0 1193,1332">
          <text:p/>
        </draw:polygon>
        <draw:frame draw:style-name="gr13" draw:text-style-name="P9" draw:layer="layout" svg:width="0.832cm" svg:height="0.53cm" svg:x="8.784cm" svg:y="12.514cm">
          <draw:text-box>
            <text:p text:style-name="P2"><text:span text:style-name="T4">Qtd</text:span></text:p>
          </draw:text-box>
        </draw:frame>
        <draw:polygon draw:style-name="gr10" draw:text-style-name="P10" draw:layer="layout" svg:width="1.856cm" svg:height="1.331cm" svg:x="13.066cm" svg:y="12.089cm" svg:viewBox="0 0 1857 1332" draw:points="930,1332 0,1332 0,0 1857,0 1857,1332">
          <text:p/>
        </draw:polygon>
        <draw:frame draw:style-name="gr9" draw:text-style-name="P5" draw:layer="layout" svg:width="0.528cm" svg:height="0.615cm" svg:x="10.506cm" svg:y="12.477cm">
          <draw:text-box>
            <text:p text:style-name="P2"><text:span text:style-name="T2">4</text:span></text:p>
          </draw:text-box>
        </draw:frame>
        <draw:polygon draw:style-name="gr14" draw:text-style-name="P11" draw:layer="layout" svg:width="1.192cm" svg:height="1.331cm" svg:x="14.876cm" svg:y="12.089cm" svg:viewBox="0 0 1193 1332" draw:points="598,1332 0,1332 0,0 1193,0 1193,1332">
          <text:p/>
        </draw:polygon>
        <draw:frame draw:style-name="gr15" draw:text-style-name="P9" draw:layer="layout" svg:width="1.014cm" svg:height="0.53cm" svg:x="13.504cm" svg:y="12.514cm">
          <draw:text-box>
            <text:p text:style-name="P2"><text:span text:style-name="T4">Prox</text:span></text:p>
          </draw:text-box>
        </draw:frame>
        <draw:polygon draw:style-name="gr3" draw:text-style-name="P4" draw:layer="layout" svg:width="3.513cm" svg:height="4.938cm" svg:x="1.287cm" svg:y="9.862cm" svg:viewBox="0 0 3514 4939" draw:points="1758,4939 0,4939 0,0 3514,0 3514,4939">
          <text:p/>
        </draw:polygon>
        <draw:frame draw:style-name="gr9" draw:text-style-name="P5" draw:layer="layout" svg:width="0.528cm" svg:height="0.615cm" svg:x="15.304cm" svg:y="12.477cm">
          <draw:text-box>
            <text:p text:style-name="P2"><text:span text:style-name="T2">4</text:span></text:p>
          </draw:text-box>
        </draw:frame>
        <draw:polygon draw:style-name="gr10" draw:text-style-name="P10" draw:layer="layout" svg:width="1.659cm" svg:height="1.197cm" svg:x="1.665cm" svg:y="10.02cm" svg:viewBox="0 0 1660 1198" draw:points="830,1198 0,1198 0,0 1660,0 1660,1198">
          <text:p/>
        </draw:polygon>
        <draw:frame draw:style-name="gr21" draw:text-style-name="P14" draw:layer="layout" svg:width="1.801cm" svg:height="0.412cm" svg:x="2.145cm" svg:y="14.065cm">
          <draw:text-box>
            <text:p text:style-name="P2"><text:span text:style-name="T7">cabeçalho</text:span></text:p>
          </draw:text-box>
        </draw:frame>
        <draw:polygon draw:style-name="gr14" draw:text-style-name="P11" draw:layer="layout" svg:width="1.067cm" svg:height="1.197cm" svg:x="3.282cm" svg:y="10.02cm" svg:viewBox="0 0 1068 1198" draw:points="534,1198 0,1198 0,0 1068,0 1068,1198">
          <text:p/>
        </draw:polygon>
        <draw:frame draw:style-name="gr22" draw:text-style-name="P14" draw:layer="layout" svg:width="0.891cm" svg:height="0.412cm" svg:x="2.05cm" svg:y="10.432cm">
          <draw:text-box>
            <text:p text:style-name="P2"><text:span text:style-name="T7">nSeq</text:span></text:p>
          </draw:text-box>
        </draw:frame>
        <draw:polygon draw:style-name="gr10" draw:text-style-name="P10" draw:layer="layout" svg:width="1.659cm" svg:height="1.198cm" svg:x="1.665cm" svg:y="11.328cm" svg:viewBox="0 0 1660 1199" draw:points="830,1199 0,1199 0,0 1660,0 1660,1199">
          <text:p/>
        </draw:polygon>
        <draw:frame draw:style-name="gr9" draw:text-style-name="P5" draw:layer="layout" svg:width="0.528cm" svg:height="0.615cm" svg:x="3.648cm" svg:y="10.339cm">
          <draw:text-box>
            <text:p text:style-name="P2"><text:span text:style-name="T2">5</text:span></text:p>
          </draw:text-box>
        </draw:frame>
        <draw:polygon draw:style-name="gr11" draw:text-style-name="P11" draw:layer="layout" svg:width="1.067cm" svg:height="1.198cm" svg:x="3.282cm" svg:y="11.328cm" svg:viewBox="0 0 1068 1199" draw:points="534,1199 0,1199 0,0 1068,0 1068,1199">
          <text:p/>
        </draw:polygon>
        <draw:polygon draw:style-name="gr12" draw:text-style-name="P12" draw:layer="layout" svg:width="1.067cm" svg:height="1.198cm" svg:x="3.282cm" svg:y="11.328cm" svg:viewBox="0 0 1068 1199" draw:points="534,1199 0,1199 0,0 1068,0 1068,1199">
          <text:p/>
        </draw:polygon>
        <draw:frame draw:style-name="gr22" draw:text-style-name="P14" draw:layer="layout" svg:width="0.891cm" svg:height="0.412cm" svg:x="2.05cm" svg:y="11.741cm">
          <draw:text-box>
            <text:p text:style-name="P2"><text:span text:style-name="T7">pSeq</text:span></text:p>
          </draw:text-box>
        </draw:frame>
        <draw:polygon draw:style-name="gr10" draw:text-style-name="P10" draw:layer="layout" svg:width="1.659cm" svg:height="1.198cm" svg:x="1.665cm" svg:y="12.65cm" svg:viewBox="0 0 1660 1199" draw:points="830,1199 0,1199 0,0 1660,0 1660,1199">
          <text:p/>
        </draw:polygon>
        <draw:frame draw:style-name="gr9" draw:text-style-name="P5" draw:layer="layout" svg:width="0.528cm" svg:height="0.615cm" svg:x="3.648cm" svg:y="11.648cm">
          <draw:text-box>
            <text:p text:style-name="P2"><text:span text:style-name="T2">2</text:span></text:p>
          </draw:text-box>
        </draw:frame>
        <draw:polygon draw:style-name="gr14" draw:text-style-name="P24" draw:layer="layout" svg:width="1.067cm" svg:height="1.198cm" svg:x="3.282cm" svg:y="12.65cm" svg:viewBox="0 0 1068 1199" draw:points="534,1199 0,1199 0,0 1068,0 1068,1199">
          <text:p/>
        </draw:polygon>
        <draw:frame draw:style-name="gr23" draw:text-style-name="P14" draw:layer="layout" svg:width="0.781cm" svg:height="0.412cm" svg:x="2.117cm" svg:y="13.063cm">
          <draw:text-box>
            <text:p text:style-name="P2"><text:span text:style-name="T7">Prox</text:span></text:p>
          </draw:text-box>
        </draw:frame>
        <draw:frame draw:style-name="gr9" draw:text-style-name="P5" draw:layer="layout" svg:width="0.528cm" svg:height="0.615cm" svg:x="3.648cm" svg:y="12.971cm">
          <draw:text-box>
            <text:p text:style-name="P2"><text:span text:style-name="T2">1</text:span></text:p>
          </draw:text-box>
        </draw:frame>
      </draw:page>
      <draw:page draw:name="page22" draw:style-name="dp1" draw:master-page-name="master-page3">
        <draw:polygon draw:style-name="gr1" draw:text-style-name="P1" draw:layer="layout" svg:width="27.998cm" svg:height="15.749cm" svg:x="0cm" svg:y="0cm" svg:viewBox="0 0 27999 15750" draw:points="0,0 27999,0 27999,15750 0,15750">
          <text:p/>
        </draw:polygon>
        <draw:frame draw:style-name="gr2" draw:text-style-name="P3" draw:layer="layout" svg:width="0.493cm" svg:height="0.547cm" svg:x="1.401cm" svg:y="14.348cm">
          <draw:text-box>
            <text:p text:style-name="P2"><text:span text:style-name="T1"><text:s/></text:span></text:p>
          </draw:text-box>
        </draw:frame>
        <draw:polygon draw:style-name="gr3" draw:text-style-name="P4" draw:layer="layout" svg:width="8.021cm" svg:height="5cm" svg:x="1.198cm" svg:y="4cm" svg:viewBox="0 0 8022 5001" draw:points="4012,5001 0,5001 0,0 8022,0 8022,5001">
          <text:p/>
        </draw:polygon>
        <draw:frame draw:style-name="gr2" draw:text-style-name="P3" draw:layer="layout" svg:width="0.493cm" svg:height="0.547cm" svg:x="13.952cm" svg:y="14.348cm">
          <draw:text-box>
            <text:p text:style-name="P2"><text:span text:style-name="T1"><text:s/></text:span></text:p>
          </draw:text-box>
        </draw:frame>
        <draw:frame draw:style-name="gr4" draw:text-style-name="P5" draw:layer="layout" svg:width="2.445cm" svg:height="0.615cm" svg:x="3.99cm" svg:y="8.067cm">
          <draw:text-box>
            <text:p text:style-name="P2"><text:span text:style-name="T2">pedaço 0</text:span></text:p>
          </draw:text-box>
        </draw:frame>
        <draw:polygon draw:style-name="gr5" draw:text-style-name="P6" draw:layer="layout" svg:width="1.856cm" svg:height="1.332cm" svg:x="1.284cm" svg:y="4.16cm" svg:viewBox="0 0 1857 1333" draw:points="929,1333 0,1333 0,0 1857,0 1857,1333">
          <text:p/>
        </draw:polygon>
        <draw:frame draw:style-name="gr34" draw:text-style-name="P15" draw:layer="layout" svg:width="11.872cm" svg:height="1.182cm" svg:x="1.401cm" svg:y="1.354cm">
          <draw:text-box>
            <text:p text:style-name="P2"><text:span text:style-name="T8">4. Remover o elemento 9</text:span></text:p>
          </draw:text-box>
        </draw:frame>
        <draw:polygon draw:style-name="gr7" draw:text-style-name="P8" draw:layer="layout" svg:width="1.856cm" svg:height="0.793cm" svg:x="1.284cm" svg:y="5.515cm" svg:viewBox="0 0 1857 794" draw:points="929,794 0,794 0,0 1857,0 1857,794">
          <text:p/>
        </draw:polygon>
        <draw:frame draw:style-name="gr8" draw:text-style-name="P9" draw:layer="layout" svg:width="1.145cm" svg:height="0.53cm" svg:x="1.64cm" svg:y="4.583cm">
          <draw:text-box>
            <text:p text:style-name="P2"><text:span text:style-name="T4">dado</text:span></text:p>
          </draw:text-box>
        </draw:frame>
        <draw:polygon draw:style-name="gr5" draw:text-style-name="P6" draw:layer="layout" svg:width="1.855cm" svg:height="1.332cm" svg:x="3.276cm" svg:y="4.158cm" svg:viewBox="0 0 1856 1333" draw:points="928,1333 0,1333 0,0 1856,0 1856,1333">
          <text:p/>
        </draw:polygon>
        <draw:frame draw:style-name="gr9" draw:text-style-name="P5" draw:layer="layout" svg:width="0.528cm" svg:height="0.615cm" svg:x="2.043cm" svg:y="5.633cm">
          <draw:text-box>
            <text:p text:style-name="P2"><text:span text:style-name="T2">3</text:span></text:p>
          </draw:text-box>
        </draw:frame>
        <draw:polygon draw:style-name="gr7" draw:text-style-name="P8" draw:layer="layout" svg:width="1.855cm" svg:height="0.794cm" svg:x="3.276cm" svg:y="5.512cm" svg:viewBox="0 0 1856 795" draw:points="928,795 0,795 0,0 1856,0 1856,795">
          <text:p/>
        </draw:polygon>
        <draw:frame draw:style-name="gr8" draw:text-style-name="P9" draw:layer="layout" svg:width="1.145cm" svg:height="0.53cm" svg:x="3.634cm" svg:y="4.583cm">
          <draw:text-box>
            <text:p text:style-name="P2"><text:span text:style-name="T4">dado</text:span></text:p>
          </draw:text-box>
        </draw:frame>
        <draw:polygon draw:style-name="gr5" draw:text-style-name="P6" draw:layer="layout" svg:width="1.856cm" svg:height="1.33cm" svg:x="5.264cm" svg:y="4.16cm" svg:viewBox="0 0 1857 1331" draw:points="927,1331 0,1331 0,0 1857,0 1857,1331">
          <text:p/>
        </draw:polygon>
        <draw:frame draw:style-name="gr9" draw:text-style-name="P5" draw:layer="layout" svg:width="0.528cm" svg:height="0.615cm" svg:x="4.036cm" svg:y="5.63cm">
          <draw:text-box>
            <text:p text:style-name="P2"><text:span text:style-name="T2">5</text:span></text:p>
          </draw:text-box>
        </draw:frame>
        <draw:polygon draw:style-name="gr7" draw:text-style-name="P8" draw:layer="layout" svg:width="1.856cm" svg:height="0.792cm" svg:x="5.264cm" svg:y="5.513cm" svg:viewBox="0 0 1857 793" draw:points="927,793 0,793 0,0 1857,0 1857,793">
          <text:p/>
        </draw:polygon>
        <draw:polygon draw:style-name="gr5" draw:text-style-name="P6" draw:layer="layout" svg:width="1.856cm" svg:height="1.332cm" svg:x="7.218cm" svg:y="4.16cm" svg:viewBox="0 0 1857 1333" draw:points="929,1333 0,1333 0,0 1857,0 1857,1333">
          <text:p/>
        </draw:polygon>
        <draw:frame draw:style-name="gr8" draw:text-style-name="P9" draw:layer="layout" svg:width="1.145cm" svg:height="0.53cm" svg:x="5.62cm" svg:y="4.583cm">
          <draw:text-box>
            <text:p text:style-name="P2"><text:span text:style-name="T4">dado</text:span></text:p>
          </draw:text-box>
        </draw:frame>
        <draw:polygon draw:style-name="gr7" draw:text-style-name="P8" draw:layer="layout" svg:width="1.856cm" svg:height="0.793cm" svg:x="7.218cm" svg:y="5.515cm" svg:viewBox="0 0 1857 794" draw:points="929,794 0,794 0,0 1857,0 1857,794">
          <text:p/>
        </draw:polygon>
        <draw:polygon draw:style-name="gr10" draw:text-style-name="P10" draw:layer="layout" svg:width="1.856cm" svg:height="1.331cm" svg:x="1.284cm" svg:y="6.529cm" svg:viewBox="0 0 1857 1332" draw:points="929,1332 0,1332 0,0 1857,0 1857,1332">
          <text:p/>
        </draw:polygon>
        <draw:frame draw:style-name="gr8" draw:text-style-name="P9" draw:layer="layout" svg:width="1.145cm" svg:height="0.53cm" svg:x="7.578cm" svg:y="4.583cm">
          <draw:text-box>
            <text:p text:style-name="P2"><text:span text:style-name="T4">dado</text:span></text:p>
          </draw:text-box>
        </draw:frame>
        <draw:polygon draw:style-name="gr11" draw:text-style-name="P11" draw:layer="layout" svg:width="1.192cm" svg:height="1.331cm" svg:x="3.094cm" svg:y="6.529cm" svg:viewBox="0 0 1193 1332" draw:points="597,1332 0,1332 0,0 1193,0 1193,1332">
          <text:p/>
        </draw:polygon>
        <draw:polygon draw:style-name="gr12" draw:text-style-name="P12" draw:layer="layout" svg:width="1.192cm" svg:height="1.331cm" svg:x="3.094cm" svg:y="6.529cm" svg:viewBox="0 0 1193 1332" draw:points="597,1332 0,1332 0,0 1193,0 1193,1332">
          <text:p/>
        </draw:polygon>
        <draw:frame draw:style-name="gr13" draw:text-style-name="P9" draw:layer="layout" svg:width="0.832cm" svg:height="0.53cm" svg:x="1.799cm" svg:y="6.954cm">
          <draw:text-box>
            <text:p text:style-name="P2"><text:span text:style-name="T4">Qtd</text:span></text:p>
          </draw:text-box>
        </draw:frame>
        <draw:polygon draw:style-name="gr10" draw:text-style-name="P10" draw:layer="layout" svg:width="1.856cm" svg:height="1.331cm" svg:x="6.081cm" svg:y="6.529cm" svg:viewBox="0 0 1857 1332" draw:points="930,1332 0,1332 0,0 1857,0 1857,1332">
          <text:p/>
        </draw:polygon>
        <draw:frame draw:style-name="gr9" draw:text-style-name="P5" draw:layer="layout" svg:width="0.528cm" svg:height="0.615cm" svg:x="3.521cm" svg:y="6.917cm">
          <draw:text-box>
            <text:p text:style-name="P2"><text:span text:style-name="T2">2</text:span></text:p>
          </draw:text-box>
        </draw:frame>
        <draw:polygon draw:style-name="gr14" draw:text-style-name="P11" draw:layer="layout" svg:width="1.192cm" svg:height="1.331cm" svg:x="7.891cm" svg:y="6.529cm" svg:viewBox="0 0 1193 1332" draw:points="597,1332 0,1332 0,0 1193,0 1193,1332">
          <text:p/>
        </draw:polygon>
        <draw:frame draw:style-name="gr15" draw:text-style-name="P9" draw:layer="layout" svg:width="1.014cm" svg:height="0.53cm" svg:x="6.519cm" svg:y="6.954cm">
          <draw:text-box>
            <text:p text:style-name="P2"><text:span text:style-name="T4">Prox</text:span></text:p>
          </draw:text-box>
        </draw:frame>
        <draw:polygon draw:style-name="gr3" draw:text-style-name="P4" draw:layer="layout" svg:width="8.021cm" svg:height="5cm" svg:x="9.998cm" svg:y="4cm" svg:viewBox="0 0 8022 5001" draw:points="4013,5001 0,5001 0,0 8022,0 8022,5001">
          <text:p/>
        </draw:polygon>
        <draw:frame draw:style-name="gr9" draw:text-style-name="P5" draw:layer="layout" svg:width="0.528cm" svg:height="0.615cm" svg:x="8.319cm" svg:y="6.917cm">
          <draw:text-box>
            <text:p text:style-name="P2"><text:span text:style-name="T2">3</text:span></text:p>
          </draw:text-box>
        </draw:frame>
        <draw:polygon draw:style-name="gr5" draw:text-style-name="P6" draw:layer="layout" svg:width="1.856cm" svg:height="1.332cm" svg:x="10.084cm" svg:y="4.16cm" svg:viewBox="0 0 1857 1333" draw:points="930,1333 0,1333 0,0 1857,0 1857,1333">
          <text:p/>
        </draw:polygon>
        <draw:frame draw:style-name="gr4" draw:text-style-name="P5" draw:layer="layout" svg:width="2.445cm" svg:height="0.615cm" svg:x="12.788cm" svg:y="8.067cm">
          <draw:text-box>
            <text:p text:style-name="P2"><text:span text:style-name="T2">pedaço 1</text:span></text:p>
          </draw:text-box>
        </draw:frame>
        <draw:polygon draw:style-name="gr7" draw:text-style-name="P8" draw:layer="layout" svg:width="1.856cm" svg:height="0.793cm" svg:x="10.084cm" svg:y="5.515cm" svg:viewBox="0 0 1857 794" draw:points="930,794 0,794 0,0 1857,0 1857,794">
          <text:p/>
        </draw:polygon>
        <draw:frame draw:style-name="gr8" draw:text-style-name="P9" draw:layer="layout" svg:width="1.145cm" svg:height="0.53cm" svg:x="10.442cm" svg:y="4.583cm">
          <draw:text-box>
            <text:p text:style-name="P2"><text:span text:style-name="T4">dado</text:span></text:p>
          </draw:text-box>
        </draw:frame>
        <draw:polygon draw:style-name="gr5" draw:text-style-name="P6" draw:layer="layout" svg:width="1.856cm" svg:height="1.332cm" svg:x="12.076cm" svg:y="4.158cm" svg:viewBox="0 0 1857 1333" draw:points="927,1333 0,1333 0,0 1857,0 1857,1333">
          <text:p/>
        </draw:polygon>
        <draw:polygon draw:style-name="gr7" draw:text-style-name="P8" draw:layer="layout" svg:width="1.856cm" svg:height="0.794cm" svg:x="12.076cm" svg:y="5.512cm" svg:viewBox="0 0 1857 795" draw:points="927,795 0,795 0,0 1857,0 1857,795">
          <text:p/>
        </draw:polygon>
        <draw:polygon draw:style-name="gr5" draw:text-style-name="P6" draw:layer="layout" svg:width="1.856cm" svg:height="1.33cm" svg:x="14.064cm" svg:y="4.16cm" svg:viewBox="0 0 1857 1331" draw:points="927,1331 0,1331 0,0 1857,0 1857,1331">
          <text:p/>
        </draw:polygon>
        <draw:frame draw:style-name="gr8" draw:text-style-name="P9" draw:layer="layout" svg:width="1.145cm" svg:height="0.53cm" svg:x="12.432cm" svg:y="4.583cm">
          <draw:text-box>
            <text:p text:style-name="P2"><text:span text:style-name="T4">dado</text:span></text:p>
          </draw:text-box>
        </draw:frame>
        <draw:polygon draw:style-name="gr7" draw:text-style-name="P8" draw:layer="layout" svg:width="1.856cm" svg:height="0.792cm" svg:x="14.064cm" svg:y="5.513cm" svg:viewBox="0 0 1857 793" draw:points="927,793 0,793 0,0 1857,0 1857,793">
          <text:p/>
        </draw:polygon>
        <draw:polygon draw:style-name="gr5" draw:text-style-name="P6" draw:layer="layout" svg:width="1.856cm" svg:height="1.332cm" svg:x="16.019cm" svg:y="4.16cm" svg:viewBox="0 0 1857 1333" draw:points="927,1333 0,1333 0,0 1857,0 1857,1333">
          <text:p/>
        </draw:polygon>
        <draw:frame draw:style-name="gr8" draw:text-style-name="P9" draw:layer="layout" svg:width="1.145cm" svg:height="0.53cm" svg:x="14.422cm" svg:y="4.583cm">
          <draw:text-box>
            <text:p text:style-name="P2"><text:span text:style-name="T4">dado</text:span></text:p>
          </draw:text-box>
        </draw:frame>
        <draw:polygon draw:style-name="gr7" draw:text-style-name="P8" draw:layer="layout" svg:width="1.856cm" svg:height="0.793cm" svg:x="16.019cm" svg:y="5.515cm" svg:viewBox="0 0 1857 794" draw:points="927,794 0,794 0,0 1857,0 1857,794">
          <text:p/>
        </draw:polygon>
        <draw:polygon draw:style-name="gr10" draw:text-style-name="P10" draw:layer="layout" svg:width="1.856cm" svg:height="1.331cm" svg:x="10.084cm" svg:y="6.529cm" svg:viewBox="0 0 1857 1332" draw:points="930,1332 0,1332 0,0 1857,0 1857,1332">
          <text:p/>
        </draw:polygon>
        <draw:frame draw:style-name="gr8" draw:text-style-name="P9" draw:layer="layout" svg:width="1.145cm" svg:height="0.53cm" svg:x="16.376cm" svg:y="4.583cm">
          <draw:text-box>
            <text:p text:style-name="P2"><text:span text:style-name="T4">dado</text:span></text:p>
          </draw:text-box>
        </draw:frame>
        <draw:polygon draw:style-name="gr14" draw:text-style-name="P11" draw:layer="layout" svg:width="1.192cm" svg:height="1.331cm" svg:x="11.894cm" svg:y="6.529cm" svg:viewBox="0 0 1193 1332" draw:points="597,1332 0,1332 0,0 1193,0 1193,1332">
          <text:p/>
        </draw:polygon>
        <draw:frame draw:style-name="gr13" draw:text-style-name="P9" draw:layer="layout" svg:width="0.832cm" svg:height="0.53cm" svg:x="10.597cm" svg:y="6.954cm">
          <draw:text-box>
            <text:p text:style-name="P2"><text:span text:style-name="T4">Qtd</text:span></text:p>
          </draw:text-box>
        </draw:frame>
        <draw:polygon draw:style-name="gr10" draw:text-style-name="P10" draw:layer="layout" svg:width="1.856cm" svg:height="1.331cm" svg:x="14.882cm" svg:y="6.529cm" svg:viewBox="0 0 1857 1332" draw:points="928,1332 0,1332 0,0 1857,0 1857,1332">
          <text:p/>
        </draw:polygon>
        <draw:frame draw:style-name="gr9" draw:text-style-name="P5" draw:layer="layout" svg:width="0.528cm" svg:height="0.615cm" svg:x="12.323cm" svg:y="6.917cm">
          <draw:text-box>
            <text:p text:style-name="P2"><text:span text:style-name="T2">0</text:span></text:p>
          </draw:text-box>
        </draw:frame>
        <draw:polygon draw:style-name="gr14" draw:text-style-name="P11" draw:layer="layout" svg:width="1.192cm" svg:height="1.331cm" svg:x="16.691cm" svg:y="6.529cm" svg:viewBox="0 0 1193 1332" draw:points="598,1332 0,1332 0,0 1193,0 1193,1332">
          <text:p/>
        </draw:polygon>
        <draw:frame draw:style-name="gr15" draw:text-style-name="P9" draw:layer="layout" svg:width="1.014cm" svg:height="0.53cm" svg:x="15.321cm" svg:y="6.954cm">
          <draw:text-box>
            <text:p text:style-name="P2"><text:span text:style-name="T4">Prox</text:span></text:p>
          </draw:text-box>
        </draw:frame>
        <draw:polygon draw:style-name="gr3" draw:text-style-name="P4" draw:layer="layout" svg:width="8.021cm" svg:height="5cm" svg:x="19.199cm" svg:y="4cm" svg:viewBox="0 0 8022 5001" draw:points="4011,5001 0,5001 0,0 8022,0 8022,5001">
          <text:p/>
        </draw:polygon>
        <draw:frame draw:style-name="gr9" draw:text-style-name="P5" draw:layer="layout" svg:width="0.528cm" svg:height="0.615cm" svg:x="17.12cm" svg:y="6.917cm">
          <draw:text-box>
            <text:p text:style-name="P2"><text:span text:style-name="T2">5</text:span></text:p>
          </draw:text-box>
        </draw:frame>
        <draw:polygon draw:style-name="gr31" draw:text-style-name="P6" draw:layer="layout" svg:width="1.856cm" svg:height="1.332cm" svg:x="19.284cm" svg:y="4.16cm" svg:viewBox="0 0 1857 1333" draw:points="930,1333 0,1333 0,0 1857,0 1857,1333">
          <text:p/>
        </draw:polygon>
        <draw:polygon draw:style-name="gr12" draw:text-style-name="P12" draw:layer="layout" svg:width="1.856cm" svg:height="1.332cm" svg:x="19.284cm" svg:y="4.16cm" svg:viewBox="0 0 1857 1333" draw:points="930,1333 0,1333 0,0 1857,0 1857,1333">
          <text:p/>
        </draw:polygon>
        <draw:frame draw:style-name="gr4" draw:text-style-name="P5" draw:layer="layout" svg:width="2.445cm" svg:height="0.615cm" svg:x="21.989cm" svg:y="8.067cm">
          <draw:text-box>
            <text:p text:style-name="P2"><text:span text:style-name="T2">pedaço 2</text:span></text:p>
          </draw:text-box>
        </draw:frame>
        <draw:polygon draw:style-name="gr7" draw:text-style-name="P8" draw:layer="layout" svg:width="1.856cm" svg:height="0.793cm" svg:x="19.284cm" svg:y="5.515cm" svg:viewBox="0 0 1857 794" draw:points="930,794 0,794 0,0 1857,0 1857,794">
          <text:p/>
        </draw:polygon>
        <draw:frame draw:style-name="gr8" draw:text-style-name="P9" draw:layer="layout" svg:width="1.145cm" svg:height="0.53cm" svg:x="19.643cm" svg:y="4.583cm">
          <draw:text-box>
            <text:p text:style-name="P2"><text:span text:style-name="T4">dado</text:span></text:p>
          </draw:text-box>
        </draw:frame>
        <draw:polygon draw:style-name="gr5" draw:text-style-name="P6" draw:layer="layout" svg:width="1.856cm" svg:height="1.332cm" svg:x="21.275cm" svg:y="4.158cm" svg:viewBox="0 0 1857 1333" draw:points="930,1333 0,1333 0,0 1857,0 1857,1333">
          <text:p/>
        </draw:polygon>
        <draw:frame draw:style-name="gr9" draw:text-style-name="P5" draw:layer="layout" svg:width="0.528cm" svg:height="0.615cm" svg:x="20.045cm" svg:y="5.633cm">
          <draw:text-box>
            <text:p text:style-name="P2"><text:span text:style-name="T2">2</text:span></text:p>
          </draw:text-box>
        </draw:frame>
        <draw:polygon draw:style-name="gr7" draw:text-style-name="P8" draw:layer="layout" svg:width="1.856cm" svg:height="0.794cm" svg:x="21.275cm" svg:y="5.512cm" svg:viewBox="0 0 1857 795" draw:points="930,795 0,795 0,0 1857,0 1857,795">
          <text:p/>
        </draw:polygon>
        <draw:frame draw:style-name="gr8" draw:text-style-name="P9" draw:layer="layout" svg:width="1.145cm" svg:height="0.53cm" svg:x="21.632cm" svg:y="4.583cm">
          <draw:text-box>
            <text:p text:style-name="P2"><text:span text:style-name="T4">dado</text:span></text:p>
          </draw:text-box>
        </draw:frame>
        <draw:polygon draw:style-name="gr5" draw:text-style-name="P6" draw:layer="layout" svg:width="1.856cm" svg:height="1.33cm" svg:x="23.264cm" svg:y="4.16cm" svg:viewBox="0 0 1857 1331" draw:points="927,1331 0,1331 0,0 1857,0 1857,1331">
          <text:p/>
        </draw:polygon>
        <draw:frame draw:style-name="gr9" draw:text-style-name="P5" draw:layer="layout" svg:width="0.528cm" svg:height="0.615cm" svg:x="22.035cm" svg:y="5.63cm">
          <draw:text-box>
            <text:p text:style-name="P2"><text:span text:style-name="T2">8</text:span></text:p>
          </draw:text-box>
        </draw:frame>
        <draw:polygon draw:style-name="gr35" draw:text-style-name="P25" draw:layer="layout" svg:width="1.856cm" svg:height="0.792cm" svg:x="23.264cm" svg:y="5.513cm" svg:viewBox="0 0 1857 793" draw:points="927,793 0,793 0,0 1857,0 1857,793">
          <text:p/>
        </draw:polygon>
        <draw:frame draw:style-name="gr8" draw:text-style-name="P9" draw:layer="layout" svg:width="1.145cm" svg:height="0.53cm" svg:x="23.622cm" svg:y="4.583cm">
          <draw:text-box>
            <text:p text:style-name="P2"><text:span text:style-name="T4">dado</text:span></text:p>
          </draw:text-box>
        </draw:frame>
        <draw:polygon draw:style-name="gr5" draw:text-style-name="P6" draw:layer="layout" svg:width="1.856cm" svg:height="1.332cm" svg:x="25.218cm" svg:y="4.16cm" svg:viewBox="0 0 1857 1333" draw:points="929,1333 0,1333 0,0 1857,0 1857,1333">
          <text:p/>
        </draw:polygon>
        <draw:frame draw:style-name="gr17" draw:text-style-name="P5" draw:layer="layout" svg:width="0.595cm" svg:height="0.589cm" svg:x="23.945cm" svg:y="5.642cm">
          <draw:text-box>
            <text:p text:style-name="P2"><text:span text:style-name="T5">11</text:span></text:p>
          </draw:text-box>
        </draw:frame>
        <draw:polygon draw:style-name="gr7" draw:text-style-name="P8" draw:layer="layout" svg:width="1.856cm" svg:height="0.793cm" svg:x="25.218cm" svg:y="5.515cm" svg:viewBox="0 0 1857 794" draw:points="929,794 0,794 0,0 1857,0 1857,794">
          <text:p/>
        </draw:polygon>
        <draw:frame draw:style-name="gr8" draw:text-style-name="P9" draw:layer="layout" svg:width="1.145cm" svg:height="0.53cm" svg:x="25.576cm" svg:y="4.583cm">
          <draw:text-box>
            <text:p text:style-name="P2"><text:span text:style-name="T4">dado</text:span></text:p>
          </draw:text-box>
        </draw:frame>
        <draw:polygon draw:style-name="gr10" draw:text-style-name="P10" draw:layer="layout" svg:width="1.856cm" svg:height="1.331cm" svg:x="19.284cm" svg:y="6.529cm" svg:viewBox="0 0 1857 1332" draw:points="930,1332 0,1332 0,0 1857,0 1857,1332">
          <text:p/>
        </draw:polygon>
        <draw:polygon draw:style-name="gr28" draw:text-style-name="P18" draw:layer="layout" svg:width="1.191cm" svg:height="1.331cm" svg:x="21.095cm" svg:y="6.529cm" svg:viewBox="0 0 1192 1332" draw:points="596,1332 0,1332 0,0 1192,0 1192,1332">
          <text:p/>
        </draw:polygon>
        <draw:frame draw:style-name="gr13" draw:text-style-name="P9" draw:layer="layout" svg:width="0.832cm" svg:height="0.53cm" svg:x="19.798cm" svg:y="6.954cm">
          <draw:text-box>
            <text:p text:style-name="P2"><text:span text:style-name="T4">Qtd</text:span></text:p>
          </draw:text-box>
        </draw:frame>
        <draw:polygon draw:style-name="gr10" draw:text-style-name="P10" draw:layer="layout" svg:width="1.856cm" svg:height="1.331cm" svg:x="24.081cm" svg:y="6.529cm" svg:viewBox="0 0 1857 1332" draw:points="929,1332 0,1332 0,0 1857,0 1857,1332">
          <text:p/>
        </draw:polygon>
        <draw:frame draw:style-name="gr9" draw:text-style-name="P5" draw:layer="layout" svg:width="0.528cm" svg:height="0.615cm" svg:x="21.523cm" svg:y="6.917cm">
          <draw:text-box>
            <text:p text:style-name="P2"><text:span text:style-name="T2">3</text:span></text:p>
          </draw:text-box>
        </draw:frame>
        <draw:polygon draw:style-name="gr14" draw:text-style-name="P11" draw:layer="layout" svg:width="1.192cm" svg:height="1.331cm" svg:x="25.891cm" svg:y="6.529cm" svg:viewBox="0 0 1193 1332" draw:points="597,1332 0,1332 0,0 1193,0 1193,1332">
          <text:p/>
        </draw:polygon>
        <draw:frame draw:style-name="gr15" draw:text-style-name="P9" draw:layer="layout" svg:width="1.014cm" svg:height="0.53cm" svg:x="24.522cm" svg:y="6.954cm">
          <draw:text-box>
            <text:p text:style-name="P2"><text:span text:style-name="T4">Prox</text:span></text:p>
          </draw:text-box>
        </draw:frame>
        <draw:polygon draw:style-name="gr3" draw:text-style-name="P4" draw:layer="layout" svg:width="8.021cm" svg:height="5cm" svg:x="1.198cm" svg:y="4cm" svg:viewBox="0 0 8022 5001" draw:points="4012,5001 0,5001 0,0 8022,0 8022,5001">
          <text:p/>
        </draw:polygon>
        <draw:frame draw:style-name="gr9" draw:text-style-name="P5" draw:layer="layout" svg:width="0.528cm" svg:height="0.615cm" svg:x="26.321cm" svg:y="6.917cm">
          <draw:text-box>
            <text:p text:style-name="P2"><text:span text:style-name="T2">0</text:span></text:p>
          </draw:text-box>
        </draw:frame>
        <draw:polygon draw:style-name="gr5" draw:text-style-name="P6" draw:layer="layout" svg:width="1.856cm" svg:height="1.332cm" svg:x="1.284cm" svg:y="4.16cm" svg:viewBox="0 0 1857 1333" draw:points="929,1333 0,1333 0,0 1857,0 1857,1333">
          <text:p/>
        </draw:polygon>
        <draw:frame draw:style-name="gr4" draw:text-style-name="P5" draw:layer="layout" svg:width="2.445cm" svg:height="0.615cm" svg:x="3.99cm" svg:y="8.067cm">
          <draw:text-box>
            <text:p text:style-name="P2"><text:span text:style-name="T2">pedaço 0</text:span></text:p>
          </draw:text-box>
        </draw:frame>
        <draw:polygon draw:style-name="gr7" draw:text-style-name="P8" draw:layer="layout" svg:width="1.856cm" svg:height="0.793cm" svg:x="1.284cm" svg:y="5.515cm" svg:viewBox="0 0 1857 794" draw:points="929,794 0,794 0,0 1857,0 1857,794">
          <text:p/>
        </draw:polygon>
        <draw:frame draw:style-name="gr8" draw:text-style-name="P9" draw:layer="layout" svg:width="1.145cm" svg:height="0.53cm" svg:x="1.64cm" svg:y="4.583cm">
          <draw:text-box>
            <text:p text:style-name="P2"><text:span text:style-name="T4">dado</text:span></text:p>
          </draw:text-box>
        </draw:frame>
        <draw:polygon draw:style-name="gr5" draw:text-style-name="P6" draw:layer="layout" svg:width="1.855cm" svg:height="1.332cm" svg:x="3.276cm" svg:y="4.158cm" svg:viewBox="0 0 1856 1333" draw:points="928,1333 0,1333 0,0 1856,0 1856,1333">
          <text:p/>
        </draw:polygon>
        <draw:frame draw:style-name="gr9" draw:text-style-name="P5" draw:layer="layout" svg:width="0.528cm" svg:height="0.615cm" svg:x="2.043cm" svg:y="5.633cm">
          <draw:text-box>
            <text:p text:style-name="P2"><text:span text:style-name="T2">3</text:span></text:p>
          </draw:text-box>
        </draw:frame>
        <draw:polygon draw:style-name="gr7" draw:text-style-name="P8" draw:layer="layout" svg:width="1.855cm" svg:height="0.794cm" svg:x="3.276cm" svg:y="5.512cm" svg:viewBox="0 0 1856 795" draw:points="928,795 0,795 0,0 1856,0 1856,795">
          <text:p/>
        </draw:polygon>
        <draw:frame draw:style-name="gr8" draw:text-style-name="P9" draw:layer="layout" svg:width="1.145cm" svg:height="0.53cm" svg:x="3.634cm" svg:y="4.583cm">
          <draw:text-box>
            <text:p text:style-name="P2"><text:span text:style-name="T4">dado</text:span></text:p>
          </draw:text-box>
        </draw:frame>
        <draw:polygon draw:style-name="gr5" draw:text-style-name="P6" draw:layer="layout" svg:width="1.856cm" svg:height="1.33cm" svg:x="5.264cm" svg:y="4.16cm" svg:viewBox="0 0 1857 1331" draw:points="927,1331 0,1331 0,0 1857,0 1857,1331">
          <text:p/>
        </draw:polygon>
        <draw:frame draw:style-name="gr9" draw:text-style-name="P5" draw:layer="layout" svg:width="0.528cm" svg:height="0.615cm" svg:x="4.036cm" svg:y="5.63cm">
          <draw:text-box>
            <text:p text:style-name="P2"><text:span text:style-name="T2">5</text:span></text:p>
          </draw:text-box>
        </draw:frame>
        <draw:polygon draw:style-name="gr7" draw:text-style-name="P8" draw:layer="layout" svg:width="1.856cm" svg:height="0.792cm" svg:x="5.264cm" svg:y="5.513cm" svg:viewBox="0 0 1857 793" draw:points="927,793 0,793 0,0 1857,0 1857,793">
          <text:p/>
        </draw:polygon>
        <draw:polygon draw:style-name="gr5" draw:text-style-name="P6" draw:layer="layout" svg:width="1.856cm" svg:height="1.332cm" svg:x="7.218cm" svg:y="4.16cm" svg:viewBox="0 0 1857 1333" draw:points="929,1333 0,1333 0,0 1857,0 1857,1333">
          <text:p/>
        </draw:polygon>
        <draw:frame draw:style-name="gr8" draw:text-style-name="P9" draw:layer="layout" svg:width="1.145cm" svg:height="0.53cm" svg:x="5.62cm" svg:y="4.583cm">
          <draw:text-box>
            <text:p text:style-name="P2"><text:span text:style-name="T4">dado</text:span></text:p>
          </draw:text-box>
        </draw:frame>
        <draw:polygon draw:style-name="gr7" draw:text-style-name="P8" draw:layer="layout" svg:width="1.856cm" svg:height="0.793cm" svg:x="7.218cm" svg:y="5.515cm" svg:viewBox="0 0 1857 794" draw:points="929,794 0,794 0,0 1857,0 1857,794">
          <text:p/>
        </draw:polygon>
        <draw:polygon draw:style-name="gr10" draw:text-style-name="P10" draw:layer="layout" svg:width="1.856cm" svg:height="1.331cm" svg:x="1.284cm" svg:y="6.529cm" svg:viewBox="0 0 1857 1332" draw:points="929,1332 0,1332 0,0 1857,0 1857,1332">
          <text:p/>
        </draw:polygon>
        <draw:frame draw:style-name="gr8" draw:text-style-name="P9" draw:layer="layout" svg:width="1.145cm" svg:height="0.53cm" svg:x="7.578cm" svg:y="4.583cm">
          <draw:text-box>
            <text:p text:style-name="P2"><text:span text:style-name="T4">dado</text:span></text:p>
          </draw:text-box>
        </draw:frame>
        <draw:polygon draw:style-name="gr11" draw:text-style-name="P11" draw:layer="layout" svg:width="1.192cm" svg:height="1.331cm" svg:x="3.094cm" svg:y="6.529cm" svg:viewBox="0 0 1193 1332" draw:points="597,1332 0,1332 0,0 1193,0 1193,1332">
          <text:p/>
        </draw:polygon>
        <draw:polygon draw:style-name="gr12" draw:text-style-name="P12" draw:layer="layout" svg:width="1.192cm" svg:height="1.331cm" svg:x="3.094cm" svg:y="6.529cm" svg:viewBox="0 0 1193 1332" draw:points="597,1332 0,1332 0,0 1193,0 1193,1332">
          <text:p/>
        </draw:polygon>
        <draw:frame draw:style-name="gr13" draw:text-style-name="P9" draw:layer="layout" svg:width="0.832cm" svg:height="0.53cm" svg:x="1.799cm" svg:y="6.954cm">
          <draw:text-box>
            <text:p text:style-name="P2"><text:span text:style-name="T4">Qtd</text:span></text:p>
          </draw:text-box>
        </draw:frame>
        <draw:polygon draw:style-name="gr10" draw:text-style-name="P10" draw:layer="layout" svg:width="1.856cm" svg:height="1.331cm" svg:x="6.081cm" svg:y="6.529cm" svg:viewBox="0 0 1857 1332" draw:points="930,1332 0,1332 0,0 1857,0 1857,1332">
          <text:p/>
        </draw:polygon>
        <draw:frame draw:style-name="gr9" draw:text-style-name="P5" draw:layer="layout" svg:width="0.528cm" svg:height="0.615cm" svg:x="3.521cm" svg:y="6.917cm">
          <draw:text-box>
            <text:p text:style-name="P2"><text:span text:style-name="T2">2</text:span></text:p>
          </draw:text-box>
        </draw:frame>
        <draw:polygon draw:style-name="gr14" draw:text-style-name="P11" draw:layer="layout" svg:width="1.192cm" svg:height="1.331cm" svg:x="7.891cm" svg:y="6.529cm" svg:viewBox="0 0 1193 1332" draw:points="597,1332 0,1332 0,0 1193,0 1193,1332">
          <text:p/>
        </draw:polygon>
        <draw:frame draw:style-name="gr15" draw:text-style-name="P9" draw:layer="layout" svg:width="1.014cm" svg:height="0.53cm" svg:x="6.519cm" svg:y="6.954cm">
          <draw:text-box>
            <text:p text:style-name="P2"><text:span text:style-name="T4">Prox</text:span></text:p>
          </draw:text-box>
        </draw:frame>
        <draw:polygon draw:style-name="gr3" draw:text-style-name="P4" draw:layer="layout" svg:width="8.021cm" svg:height="5cm" svg:x="1.198cm" svg:y="4cm" svg:viewBox="0 0 8022 5001" draw:points="4012,5001 0,5001 0,0 8022,0 8022,5001">
          <text:p/>
        </draw:polygon>
        <draw:frame draw:style-name="gr9" draw:text-style-name="P5" draw:layer="layout" svg:width="0.528cm" svg:height="0.615cm" svg:x="8.319cm" svg:y="6.917cm">
          <draw:text-box>
            <text:p text:style-name="P2"><text:span text:style-name="T2">3</text:span></text:p>
          </draw:text-box>
        </draw:frame>
        <draw:polygon draw:style-name="gr5" draw:text-style-name="P6" draw:layer="layout" svg:width="1.856cm" svg:height="1.332cm" svg:x="1.284cm" svg:y="4.16cm" svg:viewBox="0 0 1857 1333" draw:points="929,1333 0,1333 0,0 1857,0 1857,1333">
          <text:p/>
        </draw:polygon>
        <draw:frame draw:style-name="gr4" draw:text-style-name="P5" draw:layer="layout" svg:width="2.445cm" svg:height="0.615cm" svg:x="3.99cm" svg:y="8.067cm">
          <draw:text-box>
            <text:p text:style-name="P2"><text:span text:style-name="T2">pedaço 0</text:span></text:p>
          </draw:text-box>
        </draw:frame>
        <draw:polygon draw:style-name="gr7" draw:text-style-name="P8" draw:layer="layout" svg:width="1.856cm" svg:height="0.793cm" svg:x="1.284cm" svg:y="5.515cm" svg:viewBox="0 0 1857 794" draw:points="929,794 0,794 0,0 1857,0 1857,794">
          <text:p/>
        </draw:polygon>
        <draw:frame draw:style-name="gr8" draw:text-style-name="P9" draw:layer="layout" svg:width="1.145cm" svg:height="0.53cm" svg:x="1.64cm" svg:y="4.583cm">
          <draw:text-box>
            <text:p text:style-name="P2"><text:span text:style-name="T4">dado</text:span></text:p>
          </draw:text-box>
        </draw:frame>
        <draw:polygon draw:style-name="gr5" draw:text-style-name="P6" draw:layer="layout" svg:width="1.855cm" svg:height="1.332cm" svg:x="3.276cm" svg:y="4.158cm" svg:viewBox="0 0 1856 1333" draw:points="928,1333 0,1333 0,0 1856,0 1856,1333">
          <text:p/>
        </draw:polygon>
        <draw:frame draw:style-name="gr16" draw:text-style-name="P5" draw:layer="layout" svg:width="0.679cm" svg:height="0.615cm" svg:x="1.873cm" svg:y="5.633cm">
          <draw:text-box>
            <text:p text:style-name="P2"><text:span text:style-name="T2">14</text:span></text:p>
          </draw:text-box>
        </draw:frame>
        <draw:polygon draw:style-name="gr7" draw:text-style-name="P8" draw:layer="layout" svg:width="1.855cm" svg:height="0.794cm" svg:x="3.276cm" svg:y="5.512cm" svg:viewBox="0 0 1856 795" draw:points="928,795 0,795 0,0 1856,0 1856,795">
          <text:p/>
        </draw:polygon>
        <draw:frame draw:style-name="gr8" draw:text-style-name="P9" draw:layer="layout" svg:width="1.145cm" svg:height="0.53cm" svg:x="3.634cm" svg:y="4.583cm">
          <draw:text-box>
            <text:p text:style-name="P2"><text:span text:style-name="T4">dado</text:span></text:p>
          </draw:text-box>
        </draw:frame>
        <draw:polygon draw:style-name="gr5" draw:text-style-name="P6" draw:layer="layout" svg:width="1.856cm" svg:height="1.33cm" svg:x="5.264cm" svg:y="4.16cm" svg:viewBox="0 0 1857 1331" draw:points="927,1331 0,1331 0,0 1857,0 1857,1331">
          <text:p/>
        </draw:polygon>
        <draw:frame draw:style-name="gr16" draw:text-style-name="P5" draw:layer="layout" svg:width="0.679cm" svg:height="0.615cm" svg:x="3.866cm" svg:y="5.63cm">
          <draw:text-box>
            <text:p text:style-name="P2"><text:span text:style-name="T2">18</text:span></text:p>
          </draw:text-box>
        </draw:frame>
        <draw:polygon draw:style-name="gr7" draw:text-style-name="P8" draw:layer="layout" svg:width="1.856cm" svg:height="0.792cm" svg:x="5.264cm" svg:y="5.513cm" svg:viewBox="0 0 1857 793" draw:points="927,793 0,793 0,0 1857,0 1857,793">
          <text:p/>
        </draw:polygon>
        <draw:frame draw:style-name="gr8" draw:text-style-name="P9" draw:layer="layout" svg:width="1.145cm" svg:height="0.53cm" svg:x="5.62cm" svg:y="4.583cm">
          <draw:text-box>
            <text:p text:style-name="P2"><text:span text:style-name="T4">dado</text:span></text:p>
          </draw:text-box>
        </draw:frame>
        <draw:polygon draw:style-name="gr5" draw:text-style-name="P6" draw:layer="layout" svg:width="1.856cm" svg:height="1.332cm" svg:x="7.218cm" svg:y="4.16cm" svg:viewBox="0 0 1857 1333" draw:points="929,1333 0,1333 0,0 1857,0 1857,1333">
          <text:p/>
        </draw:polygon>
        <draw:frame draw:style-name="gr19" draw:text-style-name="P13" draw:layer="layout" svg:width="0.705cm" svg:height="0.712cm" svg:x="5.842cm" svg:y="5.588cm">
          <draw:text-box>
            <text:p text:style-name="P2"><text:span text:style-name="T6">23</text:span></text:p>
          </draw:text-box>
        </draw:frame>
        <draw:polygon draw:style-name="gr7" draw:text-style-name="P8" draw:layer="layout" svg:width="1.856cm" svg:height="0.793cm" svg:x="7.218cm" svg:y="5.515cm" svg:viewBox="0 0 1857 794" draw:points="929,794 0,794 0,0 1857,0 1857,794">
          <text:p/>
        </draw:polygon>
        <draw:frame draw:style-name="gr8" draw:text-style-name="P9" draw:layer="layout" svg:width="1.145cm" svg:height="0.53cm" svg:x="7.578cm" svg:y="4.583cm">
          <draw:text-box>
            <text:p text:style-name="P2"><text:span text:style-name="T4">dado</text:span></text:p>
          </draw:text-box>
        </draw:frame>
        <draw:polygon draw:style-name="gr10" draw:text-style-name="P10" draw:layer="layout" svg:width="1.856cm" svg:height="1.331cm" svg:x="1.284cm" svg:y="6.529cm" svg:viewBox="0 0 1857 1332" draw:points="929,1332 0,1332 0,0 1857,0 1857,1332">
          <text:p/>
        </draw:polygon>
        <draw:frame draw:style-name="gr17" draw:text-style-name="P5" draw:layer="layout" svg:width="0.595cm" svg:height="0.589cm" svg:x="7.849cm" svg:y="5.645cm">
          <draw:text-box>
            <text:p text:style-name="P2"><text:span text:style-name="T5">31</text:span></text:p>
          </draw:text-box>
        </draw:frame>
        <draw:polygon draw:style-name="gr14" draw:text-style-name="P11" draw:layer="layout" svg:width="1.192cm" svg:height="1.331cm" svg:x="3.094cm" svg:y="6.529cm" svg:viewBox="0 0 1193 1332" draw:points="597,1332 0,1332 0,0 1193,0 1193,1332">
          <text:p/>
        </draw:polygon>
        <draw:frame draw:style-name="gr13" draw:text-style-name="P9" draw:layer="layout" svg:width="0.832cm" svg:height="0.53cm" svg:x="1.799cm" svg:y="6.954cm">
          <draw:text-box>
            <text:p text:style-name="P2"><text:span text:style-name="T4">Qtd</text:span></text:p>
          </draw:text-box>
        </draw:frame>
        <draw:polygon draw:style-name="gr10" draw:text-style-name="P10" draw:layer="layout" svg:width="1.856cm" svg:height="1.331cm" svg:x="6.081cm" svg:y="6.529cm" svg:viewBox="0 0 1857 1332" draw:points="930,1332 0,1332 0,0 1857,0 1857,1332">
          <text:p/>
        </draw:polygon>
        <draw:frame draw:style-name="gr9" draw:text-style-name="P5" draw:layer="layout" svg:width="0.528cm" svg:height="0.615cm" svg:x="3.521cm" svg:y="6.917cm">
          <draw:text-box>
            <text:p text:style-name="P2"><text:span text:style-name="T2">4</text:span></text:p>
          </draw:text-box>
        </draw:frame>
        <draw:polygon draw:style-name="gr14" draw:text-style-name="P11" draw:layer="layout" svg:width="1.192cm" svg:height="1.331cm" svg:x="7.891cm" svg:y="6.529cm" svg:viewBox="0 0 1193 1332" draw:points="597,1332 0,1332 0,0 1193,0 1193,1332">
          <text:p/>
        </draw:polygon>
        <draw:frame draw:style-name="gr15" draw:text-style-name="P9" draw:layer="layout" svg:width="1.014cm" svg:height="0.53cm" svg:x="6.519cm" svg:y="6.954cm">
          <draw:text-box>
            <text:p text:style-name="P2"><text:span text:style-name="T4">Prox</text:span></text:p>
          </draw:text-box>
        </draw:frame>
        <draw:polygon draw:style-name="gr3" draw:text-style-name="P4" draw:layer="layout" svg:width="8.021cm" svg:height="5cm" svg:x="17.378cm" svg:y="9.6cm" svg:viewBox="0 0 8022 5001" draw:points="4011,5001 0,5001 0,0 8022,0 8022,5001">
          <text:p/>
        </draw:polygon>
        <draw:frame draw:style-name="gr9" draw:text-style-name="P5" draw:layer="layout" svg:width="0.528cm" svg:height="0.615cm" svg:x="8.319cm" svg:y="6.917cm">
          <draw:text-box>
            <text:p text:style-name="P2"><text:span text:style-name="T2">3</text:span></text:p>
          </draw:text-box>
        </draw:frame>
        <draw:polygon draw:style-name="gr5" draw:text-style-name="P6" draw:layer="layout" svg:width="1.856cm" svg:height="1.332cm" svg:x="17.464cm" svg:y="9.76cm" svg:viewBox="0 0 1857 1333" draw:points="928,1333 0,1333 0,0 1857,0 1857,1333">
          <text:p/>
        </draw:polygon>
        <draw:frame draw:style-name="gr4" draw:text-style-name="P5" draw:layer="layout" svg:width="2.445cm" svg:height="0.615cm" svg:x="20.168cm" svg:y="13.666cm">
          <draw:text-box>
            <text:p text:style-name="P2"><text:span text:style-name="T2">pedaço 4</text:span></text:p>
          </draw:text-box>
        </draw:frame>
        <draw:polygon draw:style-name="gr7" draw:text-style-name="P8" draw:layer="layout" svg:width="1.856cm" svg:height="0.793cm" svg:x="17.464cm" svg:y="11.115cm" svg:viewBox="0 0 1857 794" draw:points="928,794 0,794 0,0 1857,0 1857,794">
          <text:p/>
        </draw:polygon>
        <draw:frame draw:style-name="gr8" draw:text-style-name="P9" draw:layer="layout" svg:width="1.145cm" svg:height="0.53cm" svg:x="17.822cm" svg:y="10.186cm">
          <draw:text-box>
            <text:p text:style-name="P2"><text:span text:style-name="T4">dado</text:span></text:p>
          </draw:text-box>
        </draw:frame>
        <draw:polygon draw:style-name="gr5" draw:text-style-name="P6" draw:layer="layout" svg:width="1.856cm" svg:height="1.332cm" svg:x="19.454cm" svg:y="9.758cm" svg:viewBox="0 0 1857 1333" draw:points="930,1333 0,1333 0,0 1857,0 1857,1333">
          <text:p/>
        </draw:polygon>
        <draw:frame draw:style-name="gr16" draw:text-style-name="P5" draw:layer="layout" svg:width="0.679cm" svg:height="0.615cm" svg:x="18.055cm" svg:y="11.232cm">
          <draw:text-box>
            <text:p text:style-name="P2"><text:span text:style-name="T2">51</text:span></text:p>
          </draw:text-box>
        </draw:frame>
        <draw:polygon draw:style-name="gr7" draw:text-style-name="P8" draw:layer="layout" svg:width="1.856cm" svg:height="0.794cm" svg:x="19.454cm" svg:y="11.112cm" svg:viewBox="0 0 1857 795" draw:points="930,795 0,795 0,0 1857,0 1857,795">
          <text:p/>
        </draw:polygon>
        <draw:frame draw:style-name="gr8" draw:text-style-name="P9" draw:layer="layout" svg:width="1.145cm" svg:height="0.53cm" svg:x="19.812cm" svg:y="10.182cm">
          <draw:text-box>
            <text:p text:style-name="P2"><text:span text:style-name="T4">dado</text:span></text:p>
          </draw:text-box>
        </draw:frame>
        <draw:polygon draw:style-name="gr5" draw:text-style-name="P6" draw:layer="layout" svg:width="1.856cm" svg:height="1.33cm" svg:x="21.442cm" svg:y="9.76cm" svg:viewBox="0 0 1857 1331" draw:points="929,1331 0,1331 0,0 1857,0 1857,1331">
          <text:p/>
        </draw:polygon>
        <draw:frame draw:style-name="gr16" draw:text-style-name="P5" draw:layer="layout" svg:width="0.679cm" svg:height="0.615cm" svg:x="20.045cm" svg:y="11.232cm">
          <draw:text-box>
            <text:p text:style-name="P2"><text:span text:style-name="T2">72</text:span></text:p>
          </draw:text-box>
        </draw:frame>
        <draw:polygon draw:style-name="gr33" draw:text-style-name="P21" draw:layer="layout" svg:width="1.856cm" svg:height="0.792cm" svg:x="21.442cm" svg:y="11.113cm" svg:viewBox="0 0 1857 793" draw:points="929,793 0,793 0,0 1857,0 1857,793">
          <text:p text:style-name="P20"><text:span text:style-name="T2">80</text:span></text:p>
        </draw:polygon>
        <draw:polygon draw:style-name="gr5" draw:text-style-name="P6" draw:layer="layout" svg:width="1.856cm" svg:height="1.332cm" svg:x="23.397cm" svg:y="9.76cm" svg:viewBox="0 0 1857 1333" draw:points="929,1333 0,1333 0,0 1857,0 1857,1333">
          <text:p/>
        </draw:polygon>
        <draw:frame draw:style-name="gr8" draw:text-style-name="P9" draw:layer="layout" svg:width="1.145cm" svg:height="0.53cm" svg:x="21.802cm" svg:y="10.186cm">
          <draw:text-box>
            <text:p text:style-name="P2"><text:span text:style-name="T4">dado</text:span></text:p>
          </draw:text-box>
        </draw:frame>
        <draw:polygon draw:style-name="gr7" draw:text-style-name="P8" draw:layer="layout" svg:width="1.856cm" svg:height="0.793cm" svg:x="23.397cm" svg:y="11.115cm" svg:viewBox="0 0 1857 794" draw:points="929,794 0,794 0,0 1857,0 1857,794">
          <text:p/>
        </draw:polygon>
        <draw:polygon draw:style-name="gr10" draw:text-style-name="P10" draw:layer="layout" svg:width="1.856cm" svg:height="1.331cm" svg:x="17.464cm" svg:y="12.129cm" svg:viewBox="0 0 1857 1332" draw:points="928,1332 0,1332 0,0 1857,0 1857,1332">
          <text:p/>
        </draw:polygon>
        <draw:frame draw:style-name="gr8" draw:text-style-name="P9" draw:layer="layout" svg:width="1.145cm" svg:height="0.53cm" svg:x="23.756cm" svg:y="10.186cm">
          <draw:text-box>
            <text:p text:style-name="P2"><text:span text:style-name="T4">dado</text:span></text:p>
          </draw:text-box>
        </draw:frame>
        <draw:polygon draw:style-name="gr14" draw:text-style-name="P23" draw:layer="layout" svg:width="1.192cm" svg:height="1.331cm" svg:x="19.274cm" svg:y="12.129cm" svg:viewBox="0 0 1193 1332" draw:points="596,1332 0,1332 0,0 1193,0 1193,1332">
          <text:p/>
        </draw:polygon>
        <draw:frame draw:style-name="gr13" draw:text-style-name="P9" draw:layer="layout" svg:width="0.832cm" svg:height="0.53cm" svg:x="17.978cm" svg:y="12.553cm">
          <draw:text-box>
            <text:p text:style-name="P2"><text:span text:style-name="T4">Qtd</text:span></text:p>
          </draw:text-box>
        </draw:frame>
        <draw:polygon draw:style-name="gr10" draw:text-style-name="P10" draw:layer="layout" svg:width="1.856cm" svg:height="1.331cm" svg:x="22.26cm" svg:y="12.129cm" svg:viewBox="0 0 1857 1332" draw:points="930,1332 0,1332 0,0 1857,0 1857,1332">
          <text:p/>
        </draw:polygon>
        <draw:frame draw:style-name="gr9" draw:text-style-name="P5" draw:layer="layout" svg:width="0.528cm" svg:height="0.615cm" svg:x="19.703cm" svg:y="12.516cm">
          <draw:text-box>
            <text:p text:style-name="P2"><text:span text:style-name="T2">3</text:span></text:p>
          </draw:text-box>
        </draw:frame>
        <draw:polygon draw:style-name="gr14" draw:text-style-name="P11" draw:layer="layout" svg:width="1.192cm" svg:height="1.331cm" svg:x="24.071cm" svg:y="12.129cm" svg:viewBox="0 0 1193 1332" draw:points="596,1332 0,1332 0,0 1193,0 1193,1332">
          <text:p/>
        </draw:polygon>
        <draw:frame draw:style-name="gr15" draw:text-style-name="P9" draw:layer="layout" svg:width="1.014cm" svg:height="0.53cm" svg:x="22.698cm" svg:y="12.553cm">
          <draw:text-box>
            <text:p text:style-name="P2"><text:span text:style-name="T4">Prox</text:span></text:p>
          </draw:text-box>
        </draw:frame>
        <draw:polygon draw:style-name="gr3" draw:text-style-name="P4" draw:layer="layout" svg:width="8.021cm" svg:height="5cm" svg:x="8.183cm" svg:y="9.56cm" svg:viewBox="0 0 8022 5001" draw:points="4012,5001 0,5001 0,0 8022,0 8022,5001">
          <text:p/>
        </draw:polygon>
        <draw:frame draw:style-name="gr20" draw:text-style-name="P9" draw:layer="layout" svg:width="0.459cm" svg:height="0.53cm" svg:x="24.44cm" svg:y="12.553cm">
          <draw:text-box>
            <text:p text:style-name="P2"><text:span text:style-name="T4">-1</text:span></text:p>
          </draw:text-box>
        </draw:frame>
        <draw:polygon draw:style-name="gr5" draw:text-style-name="P6" draw:layer="layout" svg:width="1.856cm" svg:height="1.332cm" svg:x="8.269cm" svg:y="9.72cm" svg:viewBox="0 0 1857 1333" draw:points="930,1333 0,1333 0,0 1857,0 1857,1333">
          <text:p/>
        </draw:polygon>
        <draw:frame draw:style-name="gr4" draw:text-style-name="P5" draw:layer="layout" svg:width="2.445cm" svg:height="0.615cm" svg:x="10.975cm" svg:y="13.627cm">
          <draw:text-box>
            <text:p text:style-name="P2"><text:span text:style-name="T2">pedaço 3</text:span></text:p>
          </draw:text-box>
        </draw:frame>
        <draw:polygon draw:style-name="gr7" draw:text-style-name="P8" draw:layer="layout" svg:width="1.856cm" svg:height="0.793cm" svg:x="8.269cm" svg:y="11.075cm" svg:viewBox="0 0 1857 794" draw:points="930,794 0,794 0,0 1857,0 1857,794">
          <text:p/>
        </draw:polygon>
        <draw:frame draw:style-name="gr8" draw:text-style-name="P9" draw:layer="layout" svg:width="1.145cm" svg:height="0.53cm" svg:x="8.625cm" svg:y="10.147cm">
          <draw:text-box>
            <text:p text:style-name="P2"><text:span text:style-name="T4">dado</text:span></text:p>
          </draw:text-box>
        </draw:frame>
        <draw:polygon draw:style-name="gr5" draw:text-style-name="P6" draw:layer="layout" svg:width="1.855cm" svg:height="1.332cm" svg:x="10.261cm" svg:y="9.718cm" svg:viewBox="0 0 1856 1333" draw:points="928,1333 0,1333 0,0 1856,0 1856,1333">
          <text:p/>
        </draw:polygon>
        <draw:frame draw:style-name="gr16" draw:text-style-name="P5" draw:layer="layout" svg:width="0.679cm" svg:height="0.615cm" svg:x="8.858cm" svg:y="11.193cm">
          <draw:text-box>
            <text:p text:style-name="P2"><text:span text:style-name="T2">32</text:span></text:p>
          </draw:text-box>
        </draw:frame>
        <draw:polygon draw:style-name="gr7" draw:text-style-name="P8" draw:layer="layout" svg:width="1.855cm" svg:height="0.794cm" svg:x="10.261cm" svg:y="11.072cm" svg:viewBox="0 0 1856 795" draw:points="928,795 0,795 0,0 1856,0 1856,795">
          <text:p/>
        </draw:polygon>
        <draw:frame draw:style-name="gr8" draw:text-style-name="P9" draw:layer="layout" svg:width="1.145cm" svg:height="0.53cm" svg:x="10.619cm" svg:y="10.143cm">
          <draw:text-box>
            <text:p text:style-name="P2"><text:span text:style-name="T4">dado</text:span></text:p>
          </draw:text-box>
        </draw:frame>
        <draw:polygon draw:style-name="gr5" draw:text-style-name="P6" draw:layer="layout" svg:width="1.856cm" svg:height="1.33cm" svg:x="12.249cm" svg:y="9.72cm" svg:viewBox="0 0 1857 1331" draw:points="927,1331 0,1331 0,0 1857,0 1857,1331">
          <text:p/>
        </draw:polygon>
        <draw:frame draw:style-name="gr16" draw:text-style-name="P5" draw:layer="layout" svg:width="0.679cm" svg:height="0.615cm" svg:x="10.851cm" svg:y="11.189cm">
          <draw:text-box>
            <text:p text:style-name="P2"><text:span text:style-name="T2">35</text:span></text:p>
          </draw:text-box>
        </draw:frame>
        <draw:polygon draw:style-name="gr7" draw:text-style-name="P8" draw:layer="layout" svg:width="1.856cm" svg:height="0.792cm" svg:x="12.249cm" svg:y="11.073cm" svg:viewBox="0 0 1857 793" draw:points="927,793 0,793 0,0 1857,0 1857,793">
          <text:p/>
        </draw:polygon>
        <draw:frame draw:style-name="gr8" draw:text-style-name="P9" draw:layer="layout" svg:width="1.145cm" svg:height="0.53cm" svg:x="12.605cm" svg:y="10.143cm">
          <draw:text-box>
            <text:p text:style-name="P2"><text:span text:style-name="T4">dado</text:span></text:p>
          </draw:text-box>
        </draw:frame>
        <draw:polygon draw:style-name="gr5" draw:text-style-name="P6" draw:layer="layout" svg:width="1.856cm" svg:height="1.332cm" svg:x="14.203cm" svg:y="9.72cm" svg:viewBox="0 0 1857 1333" draw:points="929,1333 0,1333 0,0 1857,0 1857,1333">
          <text:p/>
        </draw:polygon>
        <draw:frame draw:style-name="gr17" draw:text-style-name="P5" draw:layer="layout" svg:width="0.595cm" svg:height="0.589cm" svg:x="12.88cm" svg:y="11.201cm">
          <draw:text-box>
            <text:p text:style-name="P2"><text:span text:style-name="T5">38</text:span></text:p>
          </draw:text-box>
        </draw:frame>
        <draw:polygon draw:style-name="gr7" draw:text-style-name="P8" draw:layer="layout" svg:width="1.856cm" svg:height="0.793cm" svg:x="14.203cm" svg:y="11.075cm" svg:viewBox="0 0 1857 794" draw:points="929,794 0,794 0,0 1857,0 1857,794">
          <text:p/>
        </draw:polygon>
        <draw:frame draw:style-name="gr8" draw:text-style-name="P9" draw:layer="layout" svg:width="1.145cm" svg:height="0.53cm" svg:x="14.563cm" svg:y="10.147cm">
          <draw:text-box>
            <text:p text:style-name="P2"><text:span text:style-name="T4">dado</text:span></text:p>
          </draw:text-box>
        </draw:frame>
        <draw:polygon draw:style-name="gr27" draw:text-style-name="P10" draw:layer="layout" svg:width="1.856cm" svg:height="1.331cm" svg:x="8.269cm" svg:y="12.089cm" svg:viewBox="0 0 1857 1332" draw:points="930,1332 0,1332 0,0 1857,0 1857,1332">
          <text:p/>
        </draw:polygon>
        <draw:polygon draw:style-name="gr12" draw:text-style-name="P12" draw:layer="layout" svg:width="1.856cm" svg:height="1.331cm" svg:x="8.269cm" svg:y="12.089cm" svg:viewBox="0 0 1857 1332" draw:points="930,1332 0,1332 0,0 1857,0 1857,1332">
          <text:p/>
        </draw:polygon>
        <draw:frame draw:style-name="gr17" draw:text-style-name="P5" draw:layer="layout" svg:width="0.595cm" svg:height="0.589cm" svg:x="14.834cm" svg:y="11.205cm">
          <draw:text-box>
            <text:p text:style-name="P2"><text:span text:style-name="T5">40</text:span></text:p>
          </draw:text-box>
        </draw:frame>
        <draw:polygon draw:style-name="gr14" draw:text-style-name="P11" draw:layer="layout" svg:width="1.192cm" svg:height="1.331cm" svg:x="10.079cm" svg:y="12.089cm" svg:viewBox="0 0 1193 1332" draw:points="598,1332 0,1332 0,0 1193,0 1193,1332">
          <text:p/>
        </draw:polygon>
        <draw:frame draw:style-name="gr13" draw:text-style-name="P9" draw:layer="layout" svg:width="0.832cm" svg:height="0.53cm" svg:x="8.784cm" svg:y="12.514cm">
          <draw:text-box>
            <text:p text:style-name="P2"><text:span text:style-name="T4">Qtd</text:span></text:p>
          </draw:text-box>
        </draw:frame>
        <draw:polygon draw:style-name="gr10" draw:text-style-name="P10" draw:layer="layout" svg:width="1.856cm" svg:height="1.331cm" svg:x="13.066cm" svg:y="12.089cm" svg:viewBox="0 0 1857 1332" draw:points="930,1332 0,1332 0,0 1857,0 1857,1332">
          <text:p/>
        </draw:polygon>
        <draw:frame draw:style-name="gr9" draw:text-style-name="P5" draw:layer="layout" svg:width="0.528cm" svg:height="0.615cm" svg:x="10.506cm" svg:y="12.477cm">
          <draw:text-box>
            <text:p text:style-name="P2"><text:span text:style-name="T2">4</text:span></text:p>
          </draw:text-box>
        </draw:frame>
        <draw:polygon draw:style-name="gr14" draw:text-style-name="P11" draw:layer="layout" svg:width="1.192cm" svg:height="1.331cm" svg:x="14.876cm" svg:y="12.089cm" svg:viewBox="0 0 1193 1332" draw:points="598,1332 0,1332 0,0 1193,0 1193,1332">
          <text:p/>
        </draw:polygon>
        <draw:frame draw:style-name="gr15" draw:text-style-name="P9" draw:layer="layout" svg:width="1.014cm" svg:height="0.53cm" svg:x="13.504cm" svg:y="12.514cm">
          <draw:text-box>
            <text:p text:style-name="P2"><text:span text:style-name="T4">Prox</text:span></text:p>
          </draw:text-box>
        </draw:frame>
        <draw:polygon draw:style-name="gr3" draw:text-style-name="P4" draw:layer="layout" svg:width="3.513cm" svg:height="4.938cm" svg:x="1.287cm" svg:y="9.862cm" svg:viewBox="0 0 3514 4939" draw:points="1758,4939 0,4939 0,0 3514,0 3514,4939">
          <text:p/>
        </draw:polygon>
        <draw:frame draw:style-name="gr9" draw:text-style-name="P5" draw:layer="layout" svg:width="0.528cm" svg:height="0.615cm" svg:x="15.304cm" svg:y="12.477cm">
          <draw:text-box>
            <text:p text:style-name="P2"><text:span text:style-name="T2">4</text:span></text:p>
          </draw:text-box>
        </draw:frame>
        <draw:polygon draw:style-name="gr10" draw:text-style-name="P10" draw:layer="layout" svg:width="1.659cm" svg:height="1.197cm" svg:x="1.665cm" svg:y="10.02cm" svg:viewBox="0 0 1660 1198" draw:points="830,1198 0,1198 0,0 1660,0 1660,1198">
          <text:p/>
        </draw:polygon>
        <draw:frame draw:style-name="gr21" draw:text-style-name="P14" draw:layer="layout" svg:width="1.801cm" svg:height="0.412cm" svg:x="2.145cm" svg:y="14.065cm">
          <draw:text-box>
            <text:p text:style-name="P2"><text:span text:style-name="T7">cabeçalho</text:span></text:p>
          </draw:text-box>
        </draw:frame>
        <draw:polygon draw:style-name="gr14" draw:text-style-name="P11" draw:layer="layout" svg:width="1.067cm" svg:height="1.197cm" svg:x="3.282cm" svg:y="10.02cm" svg:viewBox="0 0 1068 1198" draw:points="534,1198 0,1198 0,0 1068,0 1068,1198">
          <text:p/>
        </draw:polygon>
        <draw:frame draw:style-name="gr22" draw:text-style-name="P14" draw:layer="layout" svg:width="0.891cm" svg:height="0.412cm" svg:x="2.05cm" svg:y="10.432cm">
          <draw:text-box>
            <text:p text:style-name="P2"><text:span text:style-name="T7">nSeq</text:span></text:p>
          </draw:text-box>
        </draw:frame>
        <draw:polygon draw:style-name="gr10" draw:text-style-name="P10" draw:layer="layout" svg:width="1.659cm" svg:height="1.198cm" svg:x="1.665cm" svg:y="11.328cm" svg:viewBox="0 0 1660 1199" draw:points="830,1199 0,1199 0,0 1660,0 1660,1199">
          <text:p/>
        </draw:polygon>
        <draw:frame draw:style-name="gr9" draw:text-style-name="P5" draw:layer="layout" svg:width="0.528cm" svg:height="0.615cm" svg:x="3.648cm" svg:y="10.339cm">
          <draw:text-box>
            <text:p text:style-name="P2"><text:span text:style-name="T2">5</text:span></text:p>
          </draw:text-box>
        </draw:frame>
        <draw:polygon draw:style-name="gr11" draw:text-style-name="P11" draw:layer="layout" svg:width="1.067cm" svg:height="1.198cm" svg:x="3.282cm" svg:y="11.328cm" svg:viewBox="0 0 1068 1199" draw:points="534,1199 0,1199 0,0 1068,0 1068,1199">
          <text:p/>
        </draw:polygon>
        <draw:polygon draw:style-name="gr12" draw:text-style-name="P12" draw:layer="layout" svg:width="1.067cm" svg:height="1.198cm" svg:x="3.282cm" svg:y="11.328cm" svg:viewBox="0 0 1068 1199" draw:points="534,1199 0,1199 0,0 1068,0 1068,1199">
          <text:p/>
        </draw:polygon>
        <draw:frame draw:style-name="gr22" draw:text-style-name="P14" draw:layer="layout" svg:width="0.891cm" svg:height="0.412cm" svg:x="2.05cm" svg:y="11.741cm">
          <draw:text-box>
            <text:p text:style-name="P2"><text:span text:style-name="T7">pSeq</text:span></text:p>
          </draw:text-box>
        </draw:frame>
        <draw:polygon draw:style-name="gr10" draw:text-style-name="P10" draw:layer="layout" svg:width="1.659cm" svg:height="1.198cm" svg:x="1.665cm" svg:y="12.65cm" svg:viewBox="0 0 1660 1199" draw:points="830,1199 0,1199 0,0 1660,0 1660,1199">
          <text:p/>
        </draw:polygon>
        <draw:frame draw:style-name="gr9" draw:text-style-name="P5" draw:layer="layout" svg:width="0.528cm" svg:height="0.615cm" svg:x="3.648cm" svg:y="11.648cm">
          <draw:text-box>
            <text:p text:style-name="P2"><text:span text:style-name="T2">2</text:span></text:p>
          </draw:text-box>
        </draw:frame>
        <draw:polygon draw:style-name="gr14" draw:text-style-name="P24" draw:layer="layout" svg:width="1.067cm" svg:height="1.198cm" svg:x="3.282cm" svg:y="12.65cm" svg:viewBox="0 0 1068 1199" draw:points="534,1199 0,1199 0,0 1068,0 1068,1199">
          <text:p/>
        </draw:polygon>
        <draw:frame draw:style-name="gr23" draw:text-style-name="P14" draw:layer="layout" svg:width="0.781cm" svg:height="0.412cm" svg:x="2.117cm" svg:y="13.063cm">
          <draw:text-box>
            <text:p text:style-name="P2"><text:span text:style-name="T7">Prox</text:span></text:p>
          </draw:text-box>
        </draw:frame>
        <draw:frame draw:style-name="gr9" draw:text-style-name="P5" draw:layer="layout" svg:width="0.528cm" svg:height="0.615cm" svg:x="3.648cm" svg:y="12.971cm">
          <draw:text-box>
            <text:p text:style-name="P2"><text:span text:style-name="T2">1</text:span></text:p>
          </draw:text-box>
        </draw:frame>
      </draw:page>
      <draw:page draw:name="page23" draw:style-name="dp1" draw:master-page-name="master-page3">
        <draw:polygon draw:style-name="gr1" draw:text-style-name="P1" draw:layer="layout" svg:width="27.998cm" svg:height="15.749cm" svg:x="0cm" svg:y="0cm" svg:viewBox="0 0 27999 15750" draw:points="0,0 27999,0 27999,15750 0,15750">
          <text:p/>
        </draw:polygon>
        <draw:frame draw:style-name="gr2" draw:text-style-name="P3" draw:layer="layout" svg:width="0.493cm" svg:height="0.547cm" svg:x="1.401cm" svg:y="14.348cm">
          <draw:text-box>
            <text:p text:style-name="P2"><text:span text:style-name="T1"><text:s/></text:span></text:p>
          </draw:text-box>
        </draw:frame>
        <draw:polygon draw:style-name="gr3" draw:text-style-name="P4" draw:layer="layout" svg:width="8.021cm" svg:height="5cm" svg:x="1.198cm" svg:y="4cm" svg:viewBox="0 0 8022 5001" draw:points="4012,5001 0,5001 0,0 8022,0 8022,5001">
          <text:p/>
        </draw:polygon>
        <draw:frame draw:style-name="gr2" draw:text-style-name="P3" draw:layer="layout" svg:width="0.493cm" svg:height="0.547cm" svg:x="13.952cm" svg:y="14.348cm">
          <draw:text-box>
            <text:p text:style-name="P2"><text:span text:style-name="T1"><text:s/></text:span></text:p>
          </draw:text-box>
        </draw:frame>
        <draw:frame draw:style-name="gr4" draw:text-style-name="P5" draw:layer="layout" svg:width="2.445cm" svg:height="0.615cm" svg:x="3.99cm" svg:y="8.067cm">
          <draw:text-box>
            <text:p text:style-name="P2"><text:span text:style-name="T2">pedaço 0</text:span></text:p>
          </draw:text-box>
        </draw:frame>
        <draw:polygon draw:style-name="gr5" draw:text-style-name="P6" draw:layer="layout" svg:width="1.856cm" svg:height="1.332cm" svg:x="1.284cm" svg:y="4.16cm" svg:viewBox="0 0 1857 1333" draw:points="929,1333 0,1333 0,0 1857,0 1857,1333">
          <text:p/>
        </draw:polygon>
        <draw:frame draw:style-name="gr24" draw:text-style-name="P15" draw:layer="layout" svg:width="12.461cm" svg:height="1.182cm" svg:x="1.401cm" svg:y="1.354cm">
          <draw:text-box>
            <text:p text:style-name="P2"><text:span text:style-name="T8">5. Remover o elemento 40</text:span></text:p>
          </draw:text-box>
        </draw:frame>
        <draw:polygon draw:style-name="gr7" draw:text-style-name="P8" draw:layer="layout" svg:width="1.856cm" svg:height="0.793cm" svg:x="1.284cm" svg:y="5.515cm" svg:viewBox="0 0 1857 794" draw:points="929,794 0,794 0,0 1857,0 1857,794">
          <text:p/>
        </draw:polygon>
        <draw:frame draw:style-name="gr8" draw:text-style-name="P9" draw:layer="layout" svg:width="1.145cm" svg:height="0.53cm" svg:x="1.64cm" svg:y="4.583cm">
          <draw:text-box>
            <text:p text:style-name="P2"><text:span text:style-name="T4">dado</text:span></text:p>
          </draw:text-box>
        </draw:frame>
        <draw:polygon draw:style-name="gr5" draw:text-style-name="P6" draw:layer="layout" svg:width="1.855cm" svg:height="1.332cm" svg:x="3.276cm" svg:y="4.158cm" svg:viewBox="0 0 1856 1333" draw:points="928,1333 0,1333 0,0 1856,0 1856,1333">
          <text:p/>
        </draw:polygon>
        <draw:frame draw:style-name="gr9" draw:text-style-name="P5" draw:layer="layout" svg:width="0.528cm" svg:height="0.615cm" svg:x="2.043cm" svg:y="5.633cm">
          <draw:text-box>
            <text:p text:style-name="P2"><text:span text:style-name="T2">3</text:span></text:p>
          </draw:text-box>
        </draw:frame>
        <draw:polygon draw:style-name="gr7" draw:text-style-name="P8" draw:layer="layout" svg:width="1.855cm" svg:height="0.794cm" svg:x="3.276cm" svg:y="5.512cm" svg:viewBox="0 0 1856 795" draw:points="928,795 0,795 0,0 1856,0 1856,795">
          <text:p/>
        </draw:polygon>
        <draw:frame draw:style-name="gr8" draw:text-style-name="P9" draw:layer="layout" svg:width="1.145cm" svg:height="0.53cm" svg:x="3.634cm" svg:y="4.583cm">
          <draw:text-box>
            <text:p text:style-name="P2"><text:span text:style-name="T4">dado</text:span></text:p>
          </draw:text-box>
        </draw:frame>
        <draw:polygon draw:style-name="gr5" draw:text-style-name="P6" draw:layer="layout" svg:width="1.856cm" svg:height="1.33cm" svg:x="5.264cm" svg:y="4.16cm" svg:viewBox="0 0 1857 1331" draw:points="927,1331 0,1331 0,0 1857,0 1857,1331">
          <text:p/>
        </draw:polygon>
        <draw:frame draw:style-name="gr9" draw:text-style-name="P5" draw:layer="layout" svg:width="0.528cm" svg:height="0.615cm" svg:x="4.036cm" svg:y="5.63cm">
          <draw:text-box>
            <text:p text:style-name="P2"><text:span text:style-name="T2">5</text:span></text:p>
          </draw:text-box>
        </draw:frame>
        <draw:polygon draw:style-name="gr7" draw:text-style-name="P8" draw:layer="layout" svg:width="1.856cm" svg:height="0.792cm" svg:x="5.264cm" svg:y="5.513cm" svg:viewBox="0 0 1857 793" draw:points="927,793 0,793 0,0 1857,0 1857,793">
          <text:p/>
        </draw:polygon>
        <draw:polygon draw:style-name="gr5" draw:text-style-name="P6" draw:layer="layout" svg:width="1.856cm" svg:height="1.332cm" svg:x="7.218cm" svg:y="4.16cm" svg:viewBox="0 0 1857 1333" draw:points="929,1333 0,1333 0,0 1857,0 1857,1333">
          <text:p/>
        </draw:polygon>
        <draw:frame draw:style-name="gr8" draw:text-style-name="P9" draw:layer="layout" svg:width="1.145cm" svg:height="0.53cm" svg:x="5.62cm" svg:y="4.583cm">
          <draw:text-box>
            <text:p text:style-name="P2"><text:span text:style-name="T4">dado</text:span></text:p>
          </draw:text-box>
        </draw:frame>
        <draw:polygon draw:style-name="gr7" draw:text-style-name="P8" draw:layer="layout" svg:width="1.856cm" svg:height="0.793cm" svg:x="7.218cm" svg:y="5.515cm" svg:viewBox="0 0 1857 794" draw:points="929,794 0,794 0,0 1857,0 1857,794">
          <text:p/>
        </draw:polygon>
        <draw:polygon draw:style-name="gr10" draw:text-style-name="P10" draw:layer="layout" svg:width="1.856cm" svg:height="1.331cm" svg:x="1.284cm" svg:y="6.529cm" svg:viewBox="0 0 1857 1332" draw:points="929,1332 0,1332 0,0 1857,0 1857,1332">
          <text:p/>
        </draw:polygon>
        <draw:frame draw:style-name="gr8" draw:text-style-name="P9" draw:layer="layout" svg:width="1.145cm" svg:height="0.53cm" svg:x="7.578cm" svg:y="4.583cm">
          <draw:text-box>
            <text:p text:style-name="P2"><text:span text:style-name="T4">dado</text:span></text:p>
          </draw:text-box>
        </draw:frame>
        <draw:polygon draw:style-name="gr11" draw:text-style-name="P11" draw:layer="layout" svg:width="1.192cm" svg:height="1.331cm" svg:x="3.094cm" svg:y="6.529cm" svg:viewBox="0 0 1193 1332" draw:points="597,1332 0,1332 0,0 1193,0 1193,1332">
          <text:p/>
        </draw:polygon>
        <draw:polygon draw:style-name="gr12" draw:text-style-name="P12" draw:layer="layout" svg:width="1.192cm" svg:height="1.331cm" svg:x="3.094cm" svg:y="6.529cm" svg:viewBox="0 0 1193 1332" draw:points="597,1332 0,1332 0,0 1193,0 1193,1332">
          <text:p/>
        </draw:polygon>
        <draw:frame draw:style-name="gr13" draw:text-style-name="P9" draw:layer="layout" svg:width="0.832cm" svg:height="0.53cm" svg:x="1.799cm" svg:y="6.954cm">
          <draw:text-box>
            <text:p text:style-name="P2"><text:span text:style-name="T4">Qtd</text:span></text:p>
          </draw:text-box>
        </draw:frame>
        <draw:polygon draw:style-name="gr10" draw:text-style-name="P10" draw:layer="layout" svg:width="1.856cm" svg:height="1.331cm" svg:x="6.081cm" svg:y="6.529cm" svg:viewBox="0 0 1857 1332" draw:points="930,1332 0,1332 0,0 1857,0 1857,1332">
          <text:p/>
        </draw:polygon>
        <draw:frame draw:style-name="gr9" draw:text-style-name="P5" draw:layer="layout" svg:width="0.528cm" svg:height="0.615cm" svg:x="3.521cm" svg:y="6.917cm">
          <draw:text-box>
            <text:p text:style-name="P2"><text:span text:style-name="T2">2</text:span></text:p>
          </draw:text-box>
        </draw:frame>
        <draw:polygon draw:style-name="gr14" draw:text-style-name="P11" draw:layer="layout" svg:width="1.192cm" svg:height="1.331cm" svg:x="7.891cm" svg:y="6.529cm" svg:viewBox="0 0 1193 1332" draw:points="597,1332 0,1332 0,0 1193,0 1193,1332">
          <text:p/>
        </draw:polygon>
        <draw:frame draw:style-name="gr15" draw:text-style-name="P9" draw:layer="layout" svg:width="1.014cm" svg:height="0.53cm" svg:x="6.519cm" svg:y="6.954cm">
          <draw:text-box>
            <text:p text:style-name="P2"><text:span text:style-name="T4">Prox</text:span></text:p>
          </draw:text-box>
        </draw:frame>
        <draw:polygon draw:style-name="gr3" draw:text-style-name="P4" draw:layer="layout" svg:width="8.021cm" svg:height="5cm" svg:x="9.998cm" svg:y="4cm" svg:viewBox="0 0 8022 5001" draw:points="4013,5001 0,5001 0,0 8022,0 8022,5001">
          <text:p/>
        </draw:polygon>
        <draw:frame draw:style-name="gr9" draw:text-style-name="P5" draw:layer="layout" svg:width="0.528cm" svg:height="0.615cm" svg:x="8.319cm" svg:y="6.917cm">
          <draw:text-box>
            <text:p text:style-name="P2"><text:span text:style-name="T2">3</text:span></text:p>
          </draw:text-box>
        </draw:frame>
        <draw:polygon draw:style-name="gr5" draw:text-style-name="P6" draw:layer="layout" svg:width="1.856cm" svg:height="1.332cm" svg:x="10.084cm" svg:y="4.16cm" svg:viewBox="0 0 1857 1333" draw:points="930,1333 0,1333 0,0 1857,0 1857,1333">
          <text:p/>
        </draw:polygon>
        <draw:frame draw:style-name="gr4" draw:text-style-name="P5" draw:layer="layout" svg:width="2.445cm" svg:height="0.615cm" svg:x="12.788cm" svg:y="8.067cm">
          <draw:text-box>
            <text:p text:style-name="P2"><text:span text:style-name="T2">pedaço 1</text:span></text:p>
          </draw:text-box>
        </draw:frame>
        <draw:polygon draw:style-name="gr7" draw:text-style-name="P8" draw:layer="layout" svg:width="1.856cm" svg:height="0.793cm" svg:x="10.084cm" svg:y="5.515cm" svg:viewBox="0 0 1857 794" draw:points="930,794 0,794 0,0 1857,0 1857,794">
          <text:p/>
        </draw:polygon>
        <draw:frame draw:style-name="gr8" draw:text-style-name="P9" draw:layer="layout" svg:width="1.145cm" svg:height="0.53cm" svg:x="10.442cm" svg:y="4.583cm">
          <draw:text-box>
            <text:p text:style-name="P2"><text:span text:style-name="T4">dado</text:span></text:p>
          </draw:text-box>
        </draw:frame>
        <draw:polygon draw:style-name="gr5" draw:text-style-name="P6" draw:layer="layout" svg:width="1.856cm" svg:height="1.332cm" svg:x="12.076cm" svg:y="4.158cm" svg:viewBox="0 0 1857 1333" draw:points="927,1333 0,1333 0,0 1857,0 1857,1333">
          <text:p/>
        </draw:polygon>
        <draw:polygon draw:style-name="gr7" draw:text-style-name="P8" draw:layer="layout" svg:width="1.856cm" svg:height="0.794cm" svg:x="12.076cm" svg:y="5.512cm" svg:viewBox="0 0 1857 795" draw:points="927,795 0,795 0,0 1857,0 1857,795">
          <text:p/>
        </draw:polygon>
        <draw:polygon draw:style-name="gr5" draw:text-style-name="P6" draw:layer="layout" svg:width="1.856cm" svg:height="1.33cm" svg:x="14.064cm" svg:y="4.16cm" svg:viewBox="0 0 1857 1331" draw:points="927,1331 0,1331 0,0 1857,0 1857,1331">
          <text:p/>
        </draw:polygon>
        <draw:frame draw:style-name="gr8" draw:text-style-name="P9" draw:layer="layout" svg:width="1.145cm" svg:height="0.53cm" svg:x="12.432cm" svg:y="4.583cm">
          <draw:text-box>
            <text:p text:style-name="P2"><text:span text:style-name="T4">dado</text:span></text:p>
          </draw:text-box>
        </draw:frame>
        <draw:polygon draw:style-name="gr7" draw:text-style-name="P8" draw:layer="layout" svg:width="1.856cm" svg:height="0.792cm" svg:x="14.064cm" svg:y="5.513cm" svg:viewBox="0 0 1857 793" draw:points="927,793 0,793 0,0 1857,0 1857,793">
          <text:p/>
        </draw:polygon>
        <draw:polygon draw:style-name="gr5" draw:text-style-name="P6" draw:layer="layout" svg:width="1.856cm" svg:height="1.332cm" svg:x="16.019cm" svg:y="4.16cm" svg:viewBox="0 0 1857 1333" draw:points="927,1333 0,1333 0,0 1857,0 1857,1333">
          <text:p/>
        </draw:polygon>
        <draw:frame draw:style-name="gr8" draw:text-style-name="P9" draw:layer="layout" svg:width="1.145cm" svg:height="0.53cm" svg:x="14.422cm" svg:y="4.583cm">
          <draw:text-box>
            <text:p text:style-name="P2"><text:span text:style-name="T4">dado</text:span></text:p>
          </draw:text-box>
        </draw:frame>
        <draw:polygon draw:style-name="gr7" draw:text-style-name="P8" draw:layer="layout" svg:width="1.856cm" svg:height="0.793cm" svg:x="16.019cm" svg:y="5.515cm" svg:viewBox="0 0 1857 794" draw:points="927,794 0,794 0,0 1857,0 1857,794">
          <text:p/>
        </draw:polygon>
        <draw:polygon draw:style-name="gr10" draw:text-style-name="P10" draw:layer="layout" svg:width="1.856cm" svg:height="1.331cm" svg:x="10.084cm" svg:y="6.529cm" svg:viewBox="0 0 1857 1332" draw:points="930,1332 0,1332 0,0 1857,0 1857,1332">
          <text:p/>
        </draw:polygon>
        <draw:frame draw:style-name="gr8" draw:text-style-name="P9" draw:layer="layout" svg:width="1.145cm" svg:height="0.53cm" svg:x="16.376cm" svg:y="4.583cm">
          <draw:text-box>
            <text:p text:style-name="P2"><text:span text:style-name="T4">dado</text:span></text:p>
          </draw:text-box>
        </draw:frame>
        <draw:polygon draw:style-name="gr14" draw:text-style-name="P11" draw:layer="layout" svg:width="1.192cm" svg:height="1.331cm" svg:x="11.894cm" svg:y="6.529cm" svg:viewBox="0 0 1193 1332" draw:points="597,1332 0,1332 0,0 1193,0 1193,1332">
          <text:p/>
        </draw:polygon>
        <draw:frame draw:style-name="gr13" draw:text-style-name="P9" draw:layer="layout" svg:width="0.832cm" svg:height="0.53cm" svg:x="10.597cm" svg:y="6.954cm">
          <draw:text-box>
            <text:p text:style-name="P2"><text:span text:style-name="T4">Qtd</text:span></text:p>
          </draw:text-box>
        </draw:frame>
        <draw:polygon draw:style-name="gr10" draw:text-style-name="P10" draw:layer="layout" svg:width="1.856cm" svg:height="1.331cm" svg:x="14.882cm" svg:y="6.529cm" svg:viewBox="0 0 1857 1332" draw:points="928,1332 0,1332 0,0 1857,0 1857,1332">
          <text:p/>
        </draw:polygon>
        <draw:frame draw:style-name="gr9" draw:text-style-name="P5" draw:layer="layout" svg:width="0.528cm" svg:height="0.615cm" svg:x="12.323cm" svg:y="6.917cm">
          <draw:text-box>
            <text:p text:style-name="P2"><text:span text:style-name="T2">0</text:span></text:p>
          </draw:text-box>
        </draw:frame>
        <draw:polygon draw:style-name="gr14" draw:text-style-name="P11" draw:layer="layout" svg:width="1.192cm" svg:height="1.331cm" svg:x="16.691cm" svg:y="6.529cm" svg:viewBox="0 0 1193 1332" draw:points="598,1332 0,1332 0,0 1193,0 1193,1332">
          <text:p/>
        </draw:polygon>
        <draw:frame draw:style-name="gr15" draw:text-style-name="P9" draw:layer="layout" svg:width="1.014cm" svg:height="0.53cm" svg:x="15.321cm" svg:y="6.954cm">
          <draw:text-box>
            <text:p text:style-name="P2"><text:span text:style-name="T4">Prox</text:span></text:p>
          </draw:text-box>
        </draw:frame>
        <draw:polygon draw:style-name="gr3" draw:text-style-name="P4" draw:layer="layout" svg:width="8.021cm" svg:height="5cm" svg:x="19.199cm" svg:y="4cm" svg:viewBox="0 0 8022 5001" draw:points="4011,5001 0,5001 0,0 8022,0 8022,5001">
          <text:p/>
        </draw:polygon>
        <draw:frame draw:style-name="gr9" draw:text-style-name="P5" draw:layer="layout" svg:width="0.528cm" svg:height="0.615cm" svg:x="17.12cm" svg:y="6.917cm">
          <draw:text-box>
            <text:p text:style-name="P2"><text:span text:style-name="T2">5</text:span></text:p>
          </draw:text-box>
        </draw:frame>
        <draw:polygon draw:style-name="gr31" draw:text-style-name="P6" draw:layer="layout" svg:width="1.856cm" svg:height="1.332cm" svg:x="19.284cm" svg:y="4.16cm" svg:viewBox="0 0 1857 1333" draw:points="930,1333 0,1333 0,0 1857,0 1857,1333">
          <text:p/>
        </draw:polygon>
        <draw:polygon draw:style-name="gr12" draw:text-style-name="P12" draw:layer="layout" svg:width="1.856cm" svg:height="1.332cm" svg:x="19.284cm" svg:y="4.16cm" svg:viewBox="0 0 1857 1333" draw:points="930,1333 0,1333 0,0 1857,0 1857,1333">
          <text:p/>
        </draw:polygon>
        <draw:frame draw:style-name="gr4" draw:text-style-name="P5" draw:layer="layout" svg:width="2.445cm" svg:height="0.615cm" svg:x="21.989cm" svg:y="8.067cm">
          <draw:text-box>
            <text:p text:style-name="P2"><text:span text:style-name="T2">pedaço 2</text:span></text:p>
          </draw:text-box>
        </draw:frame>
        <draw:polygon draw:style-name="gr7" draw:text-style-name="P8" draw:layer="layout" svg:width="1.856cm" svg:height="0.793cm" svg:x="19.284cm" svg:y="5.515cm" svg:viewBox="0 0 1857 794" draw:points="930,794 0,794 0,0 1857,0 1857,794">
          <text:p/>
        </draw:polygon>
        <draw:frame draw:style-name="gr8" draw:text-style-name="P9" draw:layer="layout" svg:width="1.145cm" svg:height="0.53cm" svg:x="19.643cm" svg:y="4.583cm">
          <draw:text-box>
            <text:p text:style-name="P2"><text:span text:style-name="T4">dado</text:span></text:p>
          </draw:text-box>
        </draw:frame>
        <draw:polygon draw:style-name="gr5" draw:text-style-name="P6" draw:layer="layout" svg:width="1.856cm" svg:height="1.332cm" svg:x="21.275cm" svg:y="4.158cm" svg:viewBox="0 0 1857 1333" draw:points="930,1333 0,1333 0,0 1857,0 1857,1333">
          <text:p/>
        </draw:polygon>
        <draw:frame draw:style-name="gr9" draw:text-style-name="P5" draw:layer="layout" svg:width="0.528cm" svg:height="0.615cm" svg:x="20.045cm" svg:y="5.633cm">
          <draw:text-box>
            <text:p text:style-name="P2"><text:span text:style-name="T2">2</text:span></text:p>
          </draw:text-box>
        </draw:frame>
        <draw:polygon draw:style-name="gr7" draw:text-style-name="P8" draw:layer="layout" svg:width="1.856cm" svg:height="0.794cm" svg:x="21.275cm" svg:y="5.512cm" svg:viewBox="0 0 1857 795" draw:points="930,795 0,795 0,0 1857,0 1857,795">
          <text:p/>
        </draw:polygon>
        <draw:frame draw:style-name="gr8" draw:text-style-name="P9" draw:layer="layout" svg:width="1.145cm" svg:height="0.53cm" svg:x="21.632cm" svg:y="4.583cm">
          <draw:text-box>
            <text:p text:style-name="P2"><text:span text:style-name="T4">dado</text:span></text:p>
          </draw:text-box>
        </draw:frame>
        <draw:polygon draw:style-name="gr5" draw:text-style-name="P6" draw:layer="layout" svg:width="1.856cm" svg:height="1.33cm" svg:x="23.264cm" svg:y="4.16cm" svg:viewBox="0 0 1857 1331" draw:points="927,1331 0,1331 0,0 1857,0 1857,1331">
          <text:p/>
        </draw:polygon>
        <draw:frame draw:style-name="gr9" draw:text-style-name="P5" draw:layer="layout" svg:width="0.528cm" svg:height="0.615cm" svg:x="22.035cm" svg:y="5.63cm">
          <draw:text-box>
            <text:p text:style-name="P2"><text:span text:style-name="T2">8</text:span></text:p>
          </draw:text-box>
        </draw:frame>
        <draw:polygon draw:style-name="gr35" draw:text-style-name="P25" draw:layer="layout" svg:width="1.856cm" svg:height="0.792cm" svg:x="23.264cm" svg:y="5.513cm" svg:viewBox="0 0 1857 793" draw:points="927,793 0,793 0,0 1857,0 1857,793">
          <text:p/>
        </draw:polygon>
        <draw:frame draw:style-name="gr8" draw:text-style-name="P9" draw:layer="layout" svg:width="1.145cm" svg:height="0.53cm" svg:x="23.622cm" svg:y="4.583cm">
          <draw:text-box>
            <text:p text:style-name="P2"><text:span text:style-name="T4">dado</text:span></text:p>
          </draw:text-box>
        </draw:frame>
        <draw:polygon draw:style-name="gr5" draw:text-style-name="P6" draw:layer="layout" svg:width="1.856cm" svg:height="1.332cm" svg:x="25.218cm" svg:y="4.16cm" svg:viewBox="0 0 1857 1333" draw:points="929,1333 0,1333 0,0 1857,0 1857,1333">
          <text:p/>
        </draw:polygon>
        <draw:frame draw:style-name="gr17" draw:text-style-name="P5" draw:layer="layout" svg:width="0.595cm" svg:height="0.589cm" svg:x="23.945cm" svg:y="5.642cm">
          <draw:text-box>
            <text:p text:style-name="P2"><text:span text:style-name="T5">11</text:span></text:p>
          </draw:text-box>
        </draw:frame>
        <draw:polygon draw:style-name="gr7" draw:text-style-name="P8" draw:layer="layout" svg:width="1.856cm" svg:height="0.793cm" svg:x="25.218cm" svg:y="5.515cm" svg:viewBox="0 0 1857 794" draw:points="929,794 0,794 0,0 1857,0 1857,794">
          <text:p/>
        </draw:polygon>
        <draw:frame draw:style-name="gr8" draw:text-style-name="P9" draw:layer="layout" svg:width="1.145cm" svg:height="0.53cm" svg:x="25.576cm" svg:y="4.583cm">
          <draw:text-box>
            <text:p text:style-name="P2"><text:span text:style-name="T4">dado</text:span></text:p>
          </draw:text-box>
        </draw:frame>
        <draw:polygon draw:style-name="gr10" draw:text-style-name="P10" draw:layer="layout" svg:width="1.856cm" svg:height="1.331cm" svg:x="19.284cm" svg:y="6.529cm" svg:viewBox="0 0 1857 1332" draw:points="930,1332 0,1332 0,0 1857,0 1857,1332">
          <text:p/>
        </draw:polygon>
        <draw:polygon draw:style-name="gr14" draw:text-style-name="P11" draw:layer="layout" svg:width="1.191cm" svg:height="1.331cm" svg:x="21.095cm" svg:y="6.529cm" svg:viewBox="0 0 1192 1332" draw:points="596,1332 0,1332 0,0 1192,0 1192,1332">
          <text:p/>
        </draw:polygon>
        <draw:frame draw:style-name="gr13" draw:text-style-name="P9" draw:layer="layout" svg:width="0.832cm" svg:height="0.53cm" svg:x="19.798cm" svg:y="6.954cm">
          <draw:text-box>
            <text:p text:style-name="P2"><text:span text:style-name="T4">Qtd</text:span></text:p>
          </draw:text-box>
        </draw:frame>
        <draw:polygon draw:style-name="gr10" draw:text-style-name="P10" draw:layer="layout" svg:width="1.856cm" svg:height="1.331cm" svg:x="24.081cm" svg:y="6.529cm" svg:viewBox="0 0 1857 1332" draw:points="929,1332 0,1332 0,0 1857,0 1857,1332">
          <text:p/>
        </draw:polygon>
        <draw:frame draw:style-name="gr9" draw:text-style-name="P5" draw:layer="layout" svg:width="0.528cm" svg:height="0.615cm" svg:x="21.523cm" svg:y="6.917cm">
          <draw:text-box>
            <text:p text:style-name="P2"><text:span text:style-name="T2">3</text:span></text:p>
          </draw:text-box>
        </draw:frame>
        <draw:polygon draw:style-name="gr14" draw:text-style-name="P11" draw:layer="layout" svg:width="1.192cm" svg:height="1.331cm" svg:x="25.891cm" svg:y="6.529cm" svg:viewBox="0 0 1193 1332" draw:points="597,1332 0,1332 0,0 1193,0 1193,1332">
          <text:p/>
        </draw:polygon>
        <draw:frame draw:style-name="gr15" draw:text-style-name="P9" draw:layer="layout" svg:width="1.014cm" svg:height="0.53cm" svg:x="24.522cm" svg:y="6.954cm">
          <draw:text-box>
            <text:p text:style-name="P2"><text:span text:style-name="T4">Prox</text:span></text:p>
          </draw:text-box>
        </draw:frame>
        <draw:polygon draw:style-name="gr3" draw:text-style-name="P4" draw:layer="layout" svg:width="8.021cm" svg:height="5cm" svg:x="1.198cm" svg:y="4cm" svg:viewBox="0 0 8022 5001" draw:points="4012,5001 0,5001 0,0 8022,0 8022,5001">
          <text:p/>
        </draw:polygon>
        <draw:frame draw:style-name="gr9" draw:text-style-name="P5" draw:layer="layout" svg:width="0.528cm" svg:height="0.615cm" svg:x="26.321cm" svg:y="6.917cm">
          <draw:text-box>
            <text:p text:style-name="P2"><text:span text:style-name="T2">0</text:span></text:p>
          </draw:text-box>
        </draw:frame>
        <draw:polygon draw:style-name="gr5" draw:text-style-name="P6" draw:layer="layout" svg:width="1.856cm" svg:height="1.332cm" svg:x="1.284cm" svg:y="4.16cm" svg:viewBox="0 0 1857 1333" draw:points="929,1333 0,1333 0,0 1857,0 1857,1333">
          <text:p/>
        </draw:polygon>
        <draw:frame draw:style-name="gr4" draw:text-style-name="P5" draw:layer="layout" svg:width="2.445cm" svg:height="0.615cm" svg:x="3.99cm" svg:y="8.067cm">
          <draw:text-box>
            <text:p text:style-name="P2"><text:span text:style-name="T2">pedaço 0</text:span></text:p>
          </draw:text-box>
        </draw:frame>
        <draw:polygon draw:style-name="gr7" draw:text-style-name="P8" draw:layer="layout" svg:width="1.856cm" svg:height="0.793cm" svg:x="1.284cm" svg:y="5.515cm" svg:viewBox="0 0 1857 794" draw:points="929,794 0,794 0,0 1857,0 1857,794">
          <text:p/>
        </draw:polygon>
        <draw:frame draw:style-name="gr8" draw:text-style-name="P9" draw:layer="layout" svg:width="1.145cm" svg:height="0.53cm" svg:x="1.64cm" svg:y="4.583cm">
          <draw:text-box>
            <text:p text:style-name="P2"><text:span text:style-name="T4">dado</text:span></text:p>
          </draw:text-box>
        </draw:frame>
        <draw:polygon draw:style-name="gr5" draw:text-style-name="P6" draw:layer="layout" svg:width="1.855cm" svg:height="1.332cm" svg:x="3.276cm" svg:y="4.158cm" svg:viewBox="0 0 1856 1333" draw:points="928,1333 0,1333 0,0 1856,0 1856,1333">
          <text:p/>
        </draw:polygon>
        <draw:frame draw:style-name="gr9" draw:text-style-name="P5" draw:layer="layout" svg:width="0.528cm" svg:height="0.615cm" svg:x="2.043cm" svg:y="5.633cm">
          <draw:text-box>
            <text:p text:style-name="P2"><text:span text:style-name="T2">3</text:span></text:p>
          </draw:text-box>
        </draw:frame>
        <draw:polygon draw:style-name="gr7" draw:text-style-name="P8" draw:layer="layout" svg:width="1.855cm" svg:height="0.794cm" svg:x="3.276cm" svg:y="5.512cm" svg:viewBox="0 0 1856 795" draw:points="928,795 0,795 0,0 1856,0 1856,795">
          <text:p/>
        </draw:polygon>
        <draw:frame draw:style-name="gr8" draw:text-style-name="P9" draw:layer="layout" svg:width="1.145cm" svg:height="0.53cm" svg:x="3.634cm" svg:y="4.583cm">
          <draw:text-box>
            <text:p text:style-name="P2"><text:span text:style-name="T4">dado</text:span></text:p>
          </draw:text-box>
        </draw:frame>
        <draw:polygon draw:style-name="gr5" draw:text-style-name="P6" draw:layer="layout" svg:width="1.856cm" svg:height="1.33cm" svg:x="5.264cm" svg:y="4.16cm" svg:viewBox="0 0 1857 1331" draw:points="927,1331 0,1331 0,0 1857,0 1857,1331">
          <text:p/>
        </draw:polygon>
        <draw:frame draw:style-name="gr9" draw:text-style-name="P5" draw:layer="layout" svg:width="0.528cm" svg:height="0.615cm" svg:x="4.036cm" svg:y="5.63cm">
          <draw:text-box>
            <text:p text:style-name="P2"><text:span text:style-name="T2">5</text:span></text:p>
          </draw:text-box>
        </draw:frame>
        <draw:polygon draw:style-name="gr7" draw:text-style-name="P8" draw:layer="layout" svg:width="1.856cm" svg:height="0.792cm" svg:x="5.264cm" svg:y="5.513cm" svg:viewBox="0 0 1857 793" draw:points="927,793 0,793 0,0 1857,0 1857,793">
          <text:p/>
        </draw:polygon>
        <draw:polygon draw:style-name="gr5" draw:text-style-name="P6" draw:layer="layout" svg:width="1.856cm" svg:height="1.332cm" svg:x="7.218cm" svg:y="4.16cm" svg:viewBox="0 0 1857 1333" draw:points="929,1333 0,1333 0,0 1857,0 1857,1333">
          <text:p/>
        </draw:polygon>
        <draw:frame draw:style-name="gr8" draw:text-style-name="P9" draw:layer="layout" svg:width="1.145cm" svg:height="0.53cm" svg:x="5.62cm" svg:y="4.583cm">
          <draw:text-box>
            <text:p text:style-name="P2"><text:span text:style-name="T4">dado</text:span></text:p>
          </draw:text-box>
        </draw:frame>
        <draw:polygon draw:style-name="gr7" draw:text-style-name="P8" draw:layer="layout" svg:width="1.856cm" svg:height="0.793cm" svg:x="7.218cm" svg:y="5.515cm" svg:viewBox="0 0 1857 794" draw:points="929,794 0,794 0,0 1857,0 1857,794">
          <text:p/>
        </draw:polygon>
        <draw:polygon draw:style-name="gr10" draw:text-style-name="P10" draw:layer="layout" svg:width="1.856cm" svg:height="1.331cm" svg:x="1.284cm" svg:y="6.529cm" svg:viewBox="0 0 1857 1332" draw:points="929,1332 0,1332 0,0 1857,0 1857,1332">
          <text:p/>
        </draw:polygon>
        <draw:frame draw:style-name="gr8" draw:text-style-name="P9" draw:layer="layout" svg:width="1.145cm" svg:height="0.53cm" svg:x="7.578cm" svg:y="4.583cm">
          <draw:text-box>
            <text:p text:style-name="P2"><text:span text:style-name="T4">dado</text:span></text:p>
          </draw:text-box>
        </draw:frame>
        <draw:polygon draw:style-name="gr11" draw:text-style-name="P11" draw:layer="layout" svg:width="1.192cm" svg:height="1.331cm" svg:x="3.094cm" svg:y="6.529cm" svg:viewBox="0 0 1193 1332" draw:points="597,1332 0,1332 0,0 1193,0 1193,1332">
          <text:p/>
        </draw:polygon>
        <draw:polygon draw:style-name="gr12" draw:text-style-name="P12" draw:layer="layout" svg:width="1.192cm" svg:height="1.331cm" svg:x="3.094cm" svg:y="6.529cm" svg:viewBox="0 0 1193 1332" draw:points="597,1332 0,1332 0,0 1193,0 1193,1332">
          <text:p/>
        </draw:polygon>
        <draw:frame draw:style-name="gr13" draw:text-style-name="P9" draw:layer="layout" svg:width="0.832cm" svg:height="0.53cm" svg:x="1.799cm" svg:y="6.954cm">
          <draw:text-box>
            <text:p text:style-name="P2"><text:span text:style-name="T4">Qtd</text:span></text:p>
          </draw:text-box>
        </draw:frame>
        <draw:polygon draw:style-name="gr10" draw:text-style-name="P10" draw:layer="layout" svg:width="1.856cm" svg:height="1.331cm" svg:x="6.081cm" svg:y="6.529cm" svg:viewBox="0 0 1857 1332" draw:points="930,1332 0,1332 0,0 1857,0 1857,1332">
          <text:p/>
        </draw:polygon>
        <draw:frame draw:style-name="gr9" draw:text-style-name="P5" draw:layer="layout" svg:width="0.528cm" svg:height="0.615cm" svg:x="3.521cm" svg:y="6.917cm">
          <draw:text-box>
            <text:p text:style-name="P2"><text:span text:style-name="T2">2</text:span></text:p>
          </draw:text-box>
        </draw:frame>
        <draw:polygon draw:style-name="gr14" draw:text-style-name="P11" draw:layer="layout" svg:width="1.192cm" svg:height="1.331cm" svg:x="7.891cm" svg:y="6.529cm" svg:viewBox="0 0 1193 1332" draw:points="597,1332 0,1332 0,0 1193,0 1193,1332">
          <text:p/>
        </draw:polygon>
        <draw:frame draw:style-name="gr15" draw:text-style-name="P9" draw:layer="layout" svg:width="1.014cm" svg:height="0.53cm" svg:x="6.519cm" svg:y="6.954cm">
          <draw:text-box>
            <text:p text:style-name="P2"><text:span text:style-name="T4">Prox</text:span></text:p>
          </draw:text-box>
        </draw:frame>
        <draw:polygon draw:style-name="gr3" draw:text-style-name="P4" draw:layer="layout" svg:width="8.021cm" svg:height="5cm" svg:x="1.198cm" svg:y="4cm" svg:viewBox="0 0 8022 5001" draw:points="4012,5001 0,5001 0,0 8022,0 8022,5001">
          <text:p/>
        </draw:polygon>
        <draw:frame draw:style-name="gr9" draw:text-style-name="P5" draw:layer="layout" svg:width="0.528cm" svg:height="0.615cm" svg:x="8.319cm" svg:y="6.917cm">
          <draw:text-box>
            <text:p text:style-name="P2"><text:span text:style-name="T2">3</text:span></text:p>
          </draw:text-box>
        </draw:frame>
        <draw:polygon draw:style-name="gr5" draw:text-style-name="P6" draw:layer="layout" svg:width="1.856cm" svg:height="1.332cm" svg:x="1.284cm" svg:y="4.16cm" svg:viewBox="0 0 1857 1333" draw:points="929,1333 0,1333 0,0 1857,0 1857,1333">
          <text:p/>
        </draw:polygon>
        <draw:frame draw:style-name="gr4" draw:text-style-name="P5" draw:layer="layout" svg:width="2.445cm" svg:height="0.615cm" svg:x="3.99cm" svg:y="8.067cm">
          <draw:text-box>
            <text:p text:style-name="P2"><text:span text:style-name="T2">pedaço 0</text:span></text:p>
          </draw:text-box>
        </draw:frame>
        <draw:polygon draw:style-name="gr7" draw:text-style-name="P8" draw:layer="layout" svg:width="1.856cm" svg:height="0.793cm" svg:x="1.284cm" svg:y="5.515cm" svg:viewBox="0 0 1857 794" draw:points="929,794 0,794 0,0 1857,0 1857,794">
          <text:p/>
        </draw:polygon>
        <draw:frame draw:style-name="gr8" draw:text-style-name="P9" draw:layer="layout" svg:width="1.145cm" svg:height="0.53cm" svg:x="1.64cm" svg:y="4.583cm">
          <draw:text-box>
            <text:p text:style-name="P2"><text:span text:style-name="T4">dado</text:span></text:p>
          </draw:text-box>
        </draw:frame>
        <draw:polygon draw:style-name="gr5" draw:text-style-name="P6" draw:layer="layout" svg:width="1.855cm" svg:height="1.332cm" svg:x="3.276cm" svg:y="4.158cm" svg:viewBox="0 0 1856 1333" draw:points="928,1333 0,1333 0,0 1856,0 1856,1333">
          <text:p/>
        </draw:polygon>
        <draw:frame draw:style-name="gr16" draw:text-style-name="P5" draw:layer="layout" svg:width="0.679cm" svg:height="0.615cm" svg:x="1.873cm" svg:y="5.633cm">
          <draw:text-box>
            <text:p text:style-name="P2"><text:span text:style-name="T2">14</text:span></text:p>
          </draw:text-box>
        </draw:frame>
        <draw:polygon draw:style-name="gr7" draw:text-style-name="P8" draw:layer="layout" svg:width="1.855cm" svg:height="0.794cm" svg:x="3.276cm" svg:y="5.512cm" svg:viewBox="0 0 1856 795" draw:points="928,795 0,795 0,0 1856,0 1856,795">
          <text:p/>
        </draw:polygon>
        <draw:frame draw:style-name="gr8" draw:text-style-name="P9" draw:layer="layout" svg:width="1.145cm" svg:height="0.53cm" svg:x="3.634cm" svg:y="4.583cm">
          <draw:text-box>
            <text:p text:style-name="P2"><text:span text:style-name="T4">dado</text:span></text:p>
          </draw:text-box>
        </draw:frame>
        <draw:polygon draw:style-name="gr5" draw:text-style-name="P6" draw:layer="layout" svg:width="1.856cm" svg:height="1.33cm" svg:x="5.264cm" svg:y="4.16cm" svg:viewBox="0 0 1857 1331" draw:points="927,1331 0,1331 0,0 1857,0 1857,1331">
          <text:p/>
        </draw:polygon>
        <draw:frame draw:style-name="gr16" draw:text-style-name="P5" draw:layer="layout" svg:width="0.679cm" svg:height="0.615cm" svg:x="3.866cm" svg:y="5.63cm">
          <draw:text-box>
            <text:p text:style-name="P2"><text:span text:style-name="T2">18</text:span></text:p>
          </draw:text-box>
        </draw:frame>
        <draw:polygon draw:style-name="gr7" draw:text-style-name="P8" draw:layer="layout" svg:width="1.856cm" svg:height="0.792cm" svg:x="5.264cm" svg:y="5.513cm" svg:viewBox="0 0 1857 793" draw:points="927,793 0,793 0,0 1857,0 1857,793">
          <text:p/>
        </draw:polygon>
        <draw:frame draw:style-name="gr8" draw:text-style-name="P9" draw:layer="layout" svg:width="1.145cm" svg:height="0.53cm" svg:x="5.62cm" svg:y="4.583cm">
          <draw:text-box>
            <text:p text:style-name="P2"><text:span text:style-name="T4">dado</text:span></text:p>
          </draw:text-box>
        </draw:frame>
        <draw:polygon draw:style-name="gr5" draw:text-style-name="P6" draw:layer="layout" svg:width="1.856cm" svg:height="1.332cm" svg:x="7.218cm" svg:y="4.16cm" svg:viewBox="0 0 1857 1333" draw:points="929,1333 0,1333 0,0 1857,0 1857,1333">
          <text:p/>
        </draw:polygon>
        <draw:frame draw:style-name="gr19" draw:text-style-name="P13" draw:layer="layout" svg:width="0.705cm" svg:height="0.712cm" svg:x="5.842cm" svg:y="5.588cm">
          <draw:text-box>
            <text:p text:style-name="P2"><text:span text:style-name="T6">23</text:span></text:p>
          </draw:text-box>
        </draw:frame>
        <draw:polygon draw:style-name="gr7" draw:text-style-name="P8" draw:layer="layout" svg:width="1.856cm" svg:height="0.793cm" svg:x="7.218cm" svg:y="5.515cm" svg:viewBox="0 0 1857 794" draw:points="929,794 0,794 0,0 1857,0 1857,794">
          <text:p/>
        </draw:polygon>
        <draw:frame draw:style-name="gr8" draw:text-style-name="P9" draw:layer="layout" svg:width="1.145cm" svg:height="0.53cm" svg:x="7.578cm" svg:y="4.583cm">
          <draw:text-box>
            <text:p text:style-name="P2"><text:span text:style-name="T4">dado</text:span></text:p>
          </draw:text-box>
        </draw:frame>
        <draw:polygon draw:style-name="gr10" draw:text-style-name="P10" draw:layer="layout" svg:width="1.856cm" svg:height="1.331cm" svg:x="1.284cm" svg:y="6.529cm" svg:viewBox="0 0 1857 1332" draw:points="929,1332 0,1332 0,0 1857,0 1857,1332">
          <text:p/>
        </draw:polygon>
        <draw:frame draw:style-name="gr17" draw:text-style-name="P5" draw:layer="layout" svg:width="0.595cm" svg:height="0.589cm" svg:x="7.849cm" svg:y="5.645cm">
          <draw:text-box>
            <text:p text:style-name="P2"><text:span text:style-name="T5">31</text:span></text:p>
          </draw:text-box>
        </draw:frame>
        <draw:polygon draw:style-name="gr14" draw:text-style-name="P11" draw:layer="layout" svg:width="1.192cm" svg:height="1.331cm" svg:x="3.094cm" svg:y="6.529cm" svg:viewBox="0 0 1193 1332" draw:points="597,1332 0,1332 0,0 1193,0 1193,1332">
          <text:p/>
        </draw:polygon>
        <draw:frame draw:style-name="gr13" draw:text-style-name="P9" draw:layer="layout" svg:width="0.832cm" svg:height="0.53cm" svg:x="1.799cm" svg:y="6.954cm">
          <draw:text-box>
            <text:p text:style-name="P2"><text:span text:style-name="T4">Qtd</text:span></text:p>
          </draw:text-box>
        </draw:frame>
        <draw:polygon draw:style-name="gr10" draw:text-style-name="P10" draw:layer="layout" svg:width="1.856cm" svg:height="1.331cm" svg:x="6.081cm" svg:y="6.529cm" svg:viewBox="0 0 1857 1332" draw:points="930,1332 0,1332 0,0 1857,0 1857,1332">
          <text:p/>
        </draw:polygon>
        <draw:frame draw:style-name="gr9" draw:text-style-name="P5" draw:layer="layout" svg:width="0.528cm" svg:height="0.615cm" svg:x="3.521cm" svg:y="6.917cm">
          <draw:text-box>
            <text:p text:style-name="P2"><text:span text:style-name="T2">4</text:span></text:p>
          </draw:text-box>
        </draw:frame>
        <draw:polygon draw:style-name="gr14" draw:text-style-name="P11" draw:layer="layout" svg:width="1.192cm" svg:height="1.331cm" svg:x="7.891cm" svg:y="6.529cm" svg:viewBox="0 0 1193 1332" draw:points="597,1332 0,1332 0,0 1193,0 1193,1332">
          <text:p/>
        </draw:polygon>
        <draw:frame draw:style-name="gr15" draw:text-style-name="P9" draw:layer="layout" svg:width="1.014cm" svg:height="0.53cm" svg:x="6.519cm" svg:y="6.954cm">
          <draw:text-box>
            <text:p text:style-name="P2"><text:span text:style-name="T4">Prox</text:span></text:p>
          </draw:text-box>
        </draw:frame>
        <draw:polygon draw:style-name="gr3" draw:text-style-name="P4" draw:layer="layout" svg:width="8.021cm" svg:height="5cm" svg:x="17.378cm" svg:y="9.6cm" svg:viewBox="0 0 8022 5001" draw:points="4011,5001 0,5001 0,0 8022,0 8022,5001">
          <text:p/>
        </draw:polygon>
        <draw:frame draw:style-name="gr9" draw:text-style-name="P5" draw:layer="layout" svg:width="0.528cm" svg:height="0.615cm" svg:x="8.319cm" svg:y="6.917cm">
          <draw:text-box>
            <text:p text:style-name="P2"><text:span text:style-name="T2">3</text:span></text:p>
          </draw:text-box>
        </draw:frame>
        <draw:polygon draw:style-name="gr5" draw:text-style-name="P6" draw:layer="layout" svg:width="1.856cm" svg:height="1.332cm" svg:x="17.464cm" svg:y="9.76cm" svg:viewBox="0 0 1857 1333" draw:points="928,1333 0,1333 0,0 1857,0 1857,1333">
          <text:p/>
        </draw:polygon>
        <draw:frame draw:style-name="gr4" draw:text-style-name="P5" draw:layer="layout" svg:width="2.445cm" svg:height="0.615cm" svg:x="20.168cm" svg:y="13.666cm">
          <draw:text-box>
            <text:p text:style-name="P2"><text:span text:style-name="T2">pedaço 4</text:span></text:p>
          </draw:text-box>
        </draw:frame>
        <draw:polygon draw:style-name="gr7" draw:text-style-name="P8" draw:layer="layout" svg:width="1.856cm" svg:height="0.793cm" svg:x="17.464cm" svg:y="11.115cm" svg:viewBox="0 0 1857 794" draw:points="928,794 0,794 0,0 1857,0 1857,794">
          <text:p/>
        </draw:polygon>
        <draw:frame draw:style-name="gr8" draw:text-style-name="P9" draw:layer="layout" svg:width="1.145cm" svg:height="0.53cm" svg:x="17.822cm" svg:y="10.186cm">
          <draw:text-box>
            <text:p text:style-name="P2"><text:span text:style-name="T4">dado</text:span></text:p>
          </draw:text-box>
        </draw:frame>
        <draw:polygon draw:style-name="gr5" draw:text-style-name="P6" draw:layer="layout" svg:width="1.856cm" svg:height="1.332cm" svg:x="19.454cm" svg:y="9.758cm" svg:viewBox="0 0 1857 1333" draw:points="930,1333 0,1333 0,0 1857,0 1857,1333">
          <text:p/>
        </draw:polygon>
        <draw:frame draw:style-name="gr16" draw:text-style-name="P5" draw:layer="layout" svg:width="0.679cm" svg:height="0.615cm" svg:x="18.055cm" svg:y="11.232cm">
          <draw:text-box>
            <text:p text:style-name="P2"><text:span text:style-name="T2">51</text:span></text:p>
          </draw:text-box>
        </draw:frame>
        <draw:polygon draw:style-name="gr7" draw:text-style-name="P8" draw:layer="layout" svg:width="1.856cm" svg:height="0.794cm" svg:x="19.454cm" svg:y="11.112cm" svg:viewBox="0 0 1857 795" draw:points="930,795 0,795 0,0 1857,0 1857,795">
          <text:p/>
        </draw:polygon>
        <draw:frame draw:style-name="gr8" draw:text-style-name="P9" draw:layer="layout" svg:width="1.145cm" svg:height="0.53cm" svg:x="19.812cm" svg:y="10.182cm">
          <draw:text-box>
            <text:p text:style-name="P2"><text:span text:style-name="T4">dado</text:span></text:p>
          </draw:text-box>
        </draw:frame>
        <draw:polygon draw:style-name="gr5" draw:text-style-name="P6" draw:layer="layout" svg:width="1.856cm" svg:height="1.33cm" svg:x="21.442cm" svg:y="9.76cm" svg:viewBox="0 0 1857 1331" draw:points="929,1331 0,1331 0,0 1857,0 1857,1331">
          <text:p/>
        </draw:polygon>
        <draw:frame draw:style-name="gr16" draw:text-style-name="P5" draw:layer="layout" svg:width="0.679cm" svg:height="0.615cm" svg:x="20.045cm" svg:y="11.232cm">
          <draw:text-box>
            <text:p text:style-name="P2"><text:span text:style-name="T2">72</text:span></text:p>
          </draw:text-box>
        </draw:frame>
        <draw:polygon draw:style-name="gr33" draw:text-style-name="P21" draw:layer="layout" svg:width="1.856cm" svg:height="0.792cm" svg:x="21.442cm" svg:y="11.113cm" svg:viewBox="0 0 1857 793" draw:points="929,793 0,793 0,0 1857,0 1857,793">
          <text:p text:style-name="P20"><text:span text:style-name="T2">80</text:span></text:p>
        </draw:polygon>
        <draw:polygon draw:style-name="gr5" draw:text-style-name="P6" draw:layer="layout" svg:width="1.856cm" svg:height="1.332cm" svg:x="23.397cm" svg:y="9.76cm" svg:viewBox="0 0 1857 1333" draw:points="929,1333 0,1333 0,0 1857,0 1857,1333">
          <text:p/>
        </draw:polygon>
        <draw:frame draw:style-name="gr8" draw:text-style-name="P9" draw:layer="layout" svg:width="1.145cm" svg:height="0.53cm" svg:x="21.802cm" svg:y="10.186cm">
          <draw:text-box>
            <text:p text:style-name="P2"><text:span text:style-name="T4">dado</text:span></text:p>
          </draw:text-box>
        </draw:frame>
        <draw:polygon draw:style-name="gr7" draw:text-style-name="P8" draw:layer="layout" svg:width="1.856cm" svg:height="0.793cm" svg:x="23.397cm" svg:y="11.115cm" svg:viewBox="0 0 1857 794" draw:points="929,794 0,794 0,0 1857,0 1857,794">
          <text:p/>
        </draw:polygon>
        <draw:polygon draw:style-name="gr10" draw:text-style-name="P10" draw:layer="layout" svg:width="1.856cm" svg:height="1.331cm" svg:x="17.464cm" svg:y="12.129cm" svg:viewBox="0 0 1857 1332" draw:points="928,1332 0,1332 0,0 1857,0 1857,1332">
          <text:p/>
        </draw:polygon>
        <draw:frame draw:style-name="gr8" draw:text-style-name="P9" draw:layer="layout" svg:width="1.145cm" svg:height="0.53cm" svg:x="23.756cm" svg:y="10.186cm">
          <draw:text-box>
            <text:p text:style-name="P2"><text:span text:style-name="T4">dado</text:span></text:p>
          </draw:text-box>
        </draw:frame>
        <draw:polygon draw:style-name="gr14" draw:text-style-name="P23" draw:layer="layout" svg:width="1.192cm" svg:height="1.331cm" svg:x="19.274cm" svg:y="12.129cm" svg:viewBox="0 0 1193 1332" draw:points="596,1332 0,1332 0,0 1193,0 1193,1332">
          <text:p/>
        </draw:polygon>
        <draw:frame draw:style-name="gr13" draw:text-style-name="P9" draw:layer="layout" svg:width="0.832cm" svg:height="0.53cm" svg:x="17.978cm" svg:y="12.553cm">
          <draw:text-box>
            <text:p text:style-name="P2"><text:span text:style-name="T4">Qtd</text:span></text:p>
          </draw:text-box>
        </draw:frame>
        <draw:polygon draw:style-name="gr10" draw:text-style-name="P10" draw:layer="layout" svg:width="1.856cm" svg:height="1.331cm" svg:x="22.26cm" svg:y="12.129cm" svg:viewBox="0 0 1857 1332" draw:points="930,1332 0,1332 0,0 1857,0 1857,1332">
          <text:p/>
        </draw:polygon>
        <draw:frame draw:style-name="gr9" draw:text-style-name="P5" draw:layer="layout" svg:width="0.528cm" svg:height="0.615cm" svg:x="19.703cm" svg:y="12.516cm">
          <draw:text-box>
            <text:p text:style-name="P2"><text:span text:style-name="T2">3</text:span></text:p>
          </draw:text-box>
        </draw:frame>
        <draw:polygon draw:style-name="gr14" draw:text-style-name="P11" draw:layer="layout" svg:width="1.192cm" svg:height="1.331cm" svg:x="24.071cm" svg:y="12.129cm" svg:viewBox="0 0 1193 1332" draw:points="596,1332 0,1332 0,0 1193,0 1193,1332">
          <text:p/>
        </draw:polygon>
        <draw:frame draw:style-name="gr15" draw:text-style-name="P9" draw:layer="layout" svg:width="1.014cm" svg:height="0.53cm" svg:x="22.698cm" svg:y="12.553cm">
          <draw:text-box>
            <text:p text:style-name="P2"><text:span text:style-name="T4">Prox</text:span></text:p>
          </draw:text-box>
        </draw:frame>
        <draw:polygon draw:style-name="gr3" draw:text-style-name="P4" draw:layer="layout" svg:width="8.021cm" svg:height="5cm" svg:x="8.183cm" svg:y="9.56cm" svg:viewBox="0 0 8022 5001" draw:points="4012,5001 0,5001 0,0 8022,0 8022,5001">
          <text:p/>
        </draw:polygon>
        <draw:frame draw:style-name="gr20" draw:text-style-name="P9" draw:layer="layout" svg:width="0.459cm" svg:height="0.53cm" svg:x="24.44cm" svg:y="12.553cm">
          <draw:text-box>
            <text:p text:style-name="P2"><text:span text:style-name="T4">-1</text:span></text:p>
          </draw:text-box>
        </draw:frame>
        <draw:polygon draw:style-name="gr5" draw:text-style-name="P6" draw:layer="layout" svg:width="1.856cm" svg:height="1.332cm" svg:x="8.269cm" svg:y="9.72cm" svg:viewBox="0 0 1857 1333" draw:points="930,1333 0,1333 0,0 1857,0 1857,1333">
          <text:p/>
        </draw:polygon>
        <draw:frame draw:style-name="gr4" draw:text-style-name="P5" draw:layer="layout" svg:width="2.445cm" svg:height="0.615cm" svg:x="10.975cm" svg:y="13.627cm">
          <draw:text-box>
            <text:p text:style-name="P2"><text:span text:style-name="T2">pedaço 3</text:span></text:p>
          </draw:text-box>
        </draw:frame>
        <draw:polygon draw:style-name="gr7" draw:text-style-name="P8" draw:layer="layout" svg:width="1.856cm" svg:height="0.793cm" svg:x="8.269cm" svg:y="11.075cm" svg:viewBox="0 0 1857 794" draw:points="930,794 0,794 0,0 1857,0 1857,794">
          <text:p/>
        </draw:polygon>
        <draw:frame draw:style-name="gr8" draw:text-style-name="P9" draw:layer="layout" svg:width="1.145cm" svg:height="0.53cm" svg:x="8.625cm" svg:y="10.147cm">
          <draw:text-box>
            <text:p text:style-name="P2"><text:span text:style-name="T4">dado</text:span></text:p>
          </draw:text-box>
        </draw:frame>
        <draw:polygon draw:style-name="gr5" draw:text-style-name="P6" draw:layer="layout" svg:width="1.855cm" svg:height="1.332cm" svg:x="10.261cm" svg:y="9.718cm" svg:viewBox="0 0 1856 1333" draw:points="928,1333 0,1333 0,0 1856,0 1856,1333">
          <text:p/>
        </draw:polygon>
        <draw:frame draw:style-name="gr16" draw:text-style-name="P5" draw:layer="layout" svg:width="0.679cm" svg:height="0.615cm" svg:x="8.858cm" svg:y="11.193cm">
          <draw:text-box>
            <text:p text:style-name="P2"><text:span text:style-name="T2">32</text:span></text:p>
          </draw:text-box>
        </draw:frame>
        <draw:polygon draw:style-name="gr7" draw:text-style-name="P8" draw:layer="layout" svg:width="1.855cm" svg:height="0.794cm" svg:x="10.261cm" svg:y="11.072cm" svg:viewBox="0 0 1856 795" draw:points="928,795 0,795 0,0 1856,0 1856,795">
          <text:p/>
        </draw:polygon>
        <draw:frame draw:style-name="gr8" draw:text-style-name="P9" draw:layer="layout" svg:width="1.145cm" svg:height="0.53cm" svg:x="10.619cm" svg:y="10.143cm">
          <draw:text-box>
            <text:p text:style-name="P2"><text:span text:style-name="T4">dado</text:span></text:p>
          </draw:text-box>
        </draw:frame>
        <draw:polygon draw:style-name="gr5" draw:text-style-name="P6" draw:layer="layout" svg:width="1.856cm" svg:height="1.33cm" svg:x="12.249cm" svg:y="9.72cm" svg:viewBox="0 0 1857 1331" draw:points="927,1331 0,1331 0,0 1857,0 1857,1331">
          <text:p/>
        </draw:polygon>
        <draw:frame draw:style-name="gr16" draw:text-style-name="P5" draw:layer="layout" svg:width="0.679cm" svg:height="0.615cm" svg:x="10.851cm" svg:y="11.189cm">
          <draw:text-box>
            <text:p text:style-name="P2"><text:span text:style-name="T2">35</text:span></text:p>
          </draw:text-box>
        </draw:frame>
        <draw:polygon draw:style-name="gr7" draw:text-style-name="P8" draw:layer="layout" svg:width="1.856cm" svg:height="0.792cm" svg:x="12.249cm" svg:y="11.073cm" svg:viewBox="0 0 1857 793" draw:points="927,793 0,793 0,0 1857,0 1857,793">
          <text:p/>
        </draw:polygon>
        <draw:frame draw:style-name="gr8" draw:text-style-name="P9" draw:layer="layout" svg:width="1.145cm" svg:height="0.53cm" svg:x="12.605cm" svg:y="10.143cm">
          <draw:text-box>
            <text:p text:style-name="P2"><text:span text:style-name="T4">dado</text:span></text:p>
          </draw:text-box>
        </draw:frame>
        <draw:polygon draw:style-name="gr5" draw:text-style-name="P6" draw:layer="layout" svg:width="1.856cm" svg:height="1.332cm" svg:x="14.203cm" svg:y="9.72cm" svg:viewBox="0 0 1857 1333" draw:points="929,1333 0,1333 0,0 1857,0 1857,1333">
          <text:p/>
        </draw:polygon>
        <draw:frame draw:style-name="gr17" draw:text-style-name="P5" draw:layer="layout" svg:width="0.595cm" svg:height="0.589cm" svg:x="12.88cm" svg:y="11.201cm">
          <draw:text-box>
            <text:p text:style-name="P2"><text:span text:style-name="T5">38</text:span></text:p>
          </draw:text-box>
        </draw:frame>
        <draw:polygon draw:style-name="gr25" draw:text-style-name="P16" draw:layer="layout" svg:width="1.856cm" svg:height="0.793cm" svg:x="14.203cm" svg:y="11.075cm" svg:viewBox="0 0 1857 794" draw:points="929,794 0,794 0,0 1857,0 1857,794">
          <text:p/>
        </draw:polygon>
        <draw:frame draw:style-name="gr8" draw:text-style-name="P9" draw:layer="layout" svg:width="1.145cm" svg:height="0.53cm" svg:x="14.563cm" svg:y="10.147cm">
          <draw:text-box>
            <text:p text:style-name="P2"><text:span text:style-name="T4">dado</text:span></text:p>
          </draw:text-box>
        </draw:frame>
        <draw:polygon draw:style-name="gr27" draw:text-style-name="P10" draw:layer="layout" svg:width="1.856cm" svg:height="1.331cm" svg:x="8.269cm" svg:y="12.089cm" svg:viewBox="0 0 1857 1332" draw:points="930,1332 0,1332 0,0 1857,0 1857,1332">
          <text:p/>
        </draw:polygon>
        <draw:polygon draw:style-name="gr12" draw:text-style-name="P12" draw:layer="layout" svg:width="1.856cm" svg:height="1.331cm" svg:x="8.269cm" svg:y="12.089cm" svg:viewBox="0 0 1857 1332" draw:points="930,1332 0,1332 0,0 1857,0 1857,1332">
          <text:p/>
        </draw:polygon>
        <draw:frame draw:style-name="gr17" draw:text-style-name="P5" draw:layer="layout" svg:width="0.595cm" svg:height="0.589cm" svg:x="14.834cm" svg:y="11.205cm">
          <draw:text-box>
            <text:p text:style-name="P2"><text:span text:style-name="T5">40</text:span></text:p>
          </draw:text-box>
        </draw:frame>
        <draw:polygon draw:style-name="gr14" draw:text-style-name="P11" draw:layer="layout" svg:width="1.192cm" svg:height="1.331cm" svg:x="10.079cm" svg:y="12.089cm" svg:viewBox="0 0 1193 1332" draw:points="598,1332 0,1332 0,0 1193,0 1193,1332">
          <text:p/>
        </draw:polygon>
        <draw:frame draw:style-name="gr13" draw:text-style-name="P9" draw:layer="layout" svg:width="0.832cm" svg:height="0.53cm" svg:x="8.784cm" svg:y="12.514cm">
          <draw:text-box>
            <text:p text:style-name="P2"><text:span text:style-name="T4">Qtd</text:span></text:p>
          </draw:text-box>
        </draw:frame>
        <draw:polygon draw:style-name="gr10" draw:text-style-name="P10" draw:layer="layout" svg:width="1.856cm" svg:height="1.331cm" svg:x="13.066cm" svg:y="12.089cm" svg:viewBox="0 0 1857 1332" draw:points="930,1332 0,1332 0,0 1857,0 1857,1332">
          <text:p/>
        </draw:polygon>
        <draw:frame draw:style-name="gr9" draw:text-style-name="P5" draw:layer="layout" svg:width="0.528cm" svg:height="0.615cm" svg:x="10.506cm" svg:y="12.477cm">
          <draw:text-box>
            <text:p text:style-name="P2"><text:span text:style-name="T2">4</text:span></text:p>
          </draw:text-box>
        </draw:frame>
        <draw:polygon draw:style-name="gr14" draw:text-style-name="P11" draw:layer="layout" svg:width="1.192cm" svg:height="1.331cm" svg:x="14.876cm" svg:y="12.089cm" svg:viewBox="0 0 1193 1332" draw:points="598,1332 0,1332 0,0 1193,0 1193,1332">
          <text:p/>
        </draw:polygon>
        <draw:frame draw:style-name="gr15" draw:text-style-name="P9" draw:layer="layout" svg:width="1.014cm" svg:height="0.53cm" svg:x="13.504cm" svg:y="12.514cm">
          <draw:text-box>
            <text:p text:style-name="P2"><text:span text:style-name="T4">Prox</text:span></text:p>
          </draw:text-box>
        </draw:frame>
        <draw:polygon draw:style-name="gr3" draw:text-style-name="P4" draw:layer="layout" svg:width="3.513cm" svg:height="4.938cm" svg:x="1.287cm" svg:y="9.862cm" svg:viewBox="0 0 3514 4939" draw:points="1758,4939 0,4939 0,0 3514,0 3514,4939">
          <text:p/>
        </draw:polygon>
        <draw:frame draw:style-name="gr9" draw:text-style-name="P5" draw:layer="layout" svg:width="0.528cm" svg:height="0.615cm" svg:x="15.304cm" svg:y="12.477cm">
          <draw:text-box>
            <text:p text:style-name="P2"><text:span text:style-name="T2">4</text:span></text:p>
          </draw:text-box>
        </draw:frame>
        <draw:polygon draw:style-name="gr10" draw:text-style-name="P10" draw:layer="layout" svg:width="1.659cm" svg:height="1.197cm" svg:x="1.665cm" svg:y="10.02cm" svg:viewBox="0 0 1660 1198" draw:points="830,1198 0,1198 0,0 1660,0 1660,1198">
          <text:p/>
        </draw:polygon>
        <draw:frame draw:style-name="gr21" draw:text-style-name="P14" draw:layer="layout" svg:width="1.801cm" svg:height="0.412cm" svg:x="2.145cm" svg:y="14.065cm">
          <draw:text-box>
            <text:p text:style-name="P2"><text:span text:style-name="T7">cabeçalho</text:span></text:p>
          </draw:text-box>
        </draw:frame>
        <draw:polygon draw:style-name="gr14" draw:text-style-name="P11" draw:layer="layout" svg:width="1.067cm" svg:height="1.197cm" svg:x="3.282cm" svg:y="10.02cm" svg:viewBox="0 0 1068 1198" draw:points="534,1198 0,1198 0,0 1068,0 1068,1198">
          <text:p/>
        </draw:polygon>
        <draw:frame draw:style-name="gr22" draw:text-style-name="P14" draw:layer="layout" svg:width="0.891cm" svg:height="0.412cm" svg:x="2.05cm" svg:y="10.432cm">
          <draw:text-box>
            <text:p text:style-name="P2"><text:span text:style-name="T7">nSeq</text:span></text:p>
          </draw:text-box>
        </draw:frame>
        <draw:polygon draw:style-name="gr10" draw:text-style-name="P10" draw:layer="layout" svg:width="1.659cm" svg:height="1.198cm" svg:x="1.665cm" svg:y="11.328cm" svg:viewBox="0 0 1660 1199" draw:points="830,1199 0,1199 0,0 1660,0 1660,1199">
          <text:p/>
        </draw:polygon>
        <draw:frame draw:style-name="gr9" draw:text-style-name="P5" draw:layer="layout" svg:width="0.528cm" svg:height="0.615cm" svg:x="3.648cm" svg:y="10.339cm">
          <draw:text-box>
            <text:p text:style-name="P2"><text:span text:style-name="T2">5</text:span></text:p>
          </draw:text-box>
        </draw:frame>
        <draw:polygon draw:style-name="gr11" draw:text-style-name="P11" draw:layer="layout" svg:width="1.067cm" svg:height="1.198cm" svg:x="3.282cm" svg:y="11.328cm" svg:viewBox="0 0 1068 1199" draw:points="534,1199 0,1199 0,0 1068,0 1068,1199">
          <text:p/>
        </draw:polygon>
        <draw:polygon draw:style-name="gr12" draw:text-style-name="P12" draw:layer="layout" svg:width="1.067cm" svg:height="1.198cm" svg:x="3.282cm" svg:y="11.328cm" svg:viewBox="0 0 1068 1199" draw:points="534,1199 0,1199 0,0 1068,0 1068,1199">
          <text:p/>
        </draw:polygon>
        <draw:frame draw:style-name="gr22" draw:text-style-name="P14" draw:layer="layout" svg:width="0.891cm" svg:height="0.412cm" svg:x="2.05cm" svg:y="11.741cm">
          <draw:text-box>
            <text:p text:style-name="P2"><text:span text:style-name="T7">pSeq</text:span></text:p>
          </draw:text-box>
        </draw:frame>
        <draw:polygon draw:style-name="gr10" draw:text-style-name="P10" draw:layer="layout" svg:width="1.659cm" svg:height="1.198cm" svg:x="1.665cm" svg:y="12.65cm" svg:viewBox="0 0 1660 1199" draw:points="830,1199 0,1199 0,0 1660,0 1660,1199">
          <text:p/>
        </draw:polygon>
        <draw:frame draw:style-name="gr9" draw:text-style-name="P5" draw:layer="layout" svg:width="0.528cm" svg:height="0.615cm" svg:x="3.648cm" svg:y="11.648cm">
          <draw:text-box>
            <text:p text:style-name="P2"><text:span text:style-name="T2">2</text:span></text:p>
          </draw:text-box>
        </draw:frame>
        <draw:polygon draw:style-name="gr14" draw:text-style-name="P24" draw:layer="layout" svg:width="1.067cm" svg:height="1.198cm" svg:x="3.282cm" svg:y="12.65cm" svg:viewBox="0 0 1068 1199" draw:points="534,1199 0,1199 0,0 1068,0 1068,1199">
          <text:p/>
        </draw:polygon>
        <draw:frame draw:style-name="gr23" draw:text-style-name="P14" draw:layer="layout" svg:width="0.781cm" svg:height="0.412cm" svg:x="2.117cm" svg:y="13.063cm">
          <draw:text-box>
            <text:p text:style-name="P2"><text:span text:style-name="T7">Prox</text:span></text:p>
          </draw:text-box>
        </draw:frame>
        <draw:frame draw:style-name="gr9" draw:text-style-name="P5" draw:layer="layout" svg:width="0.528cm" svg:height="0.615cm" svg:x="3.648cm" svg:y="12.971cm">
          <draw:text-box>
            <text:p text:style-name="P2"><text:span text:style-name="T2">1</text:span></text:p>
          </draw:text-box>
        </draw:frame>
      </draw:page>
      <draw:page draw:name="page24" draw:style-name="dp1" draw:master-page-name="master-page3">
        <draw:polygon draw:style-name="gr1" draw:text-style-name="P1" draw:layer="layout" svg:width="27.998cm" svg:height="15.749cm" svg:x="0cm" svg:y="0cm" svg:viewBox="0 0 27999 15750" draw:points="0,0 27999,0 27999,15750 0,15750">
          <text:p/>
        </draw:polygon>
        <draw:frame draw:style-name="gr2" draw:text-style-name="P3" draw:layer="layout" svg:width="0.493cm" svg:height="0.547cm" svg:x="1.401cm" svg:y="14.348cm">
          <draw:text-box>
            <text:p text:style-name="P2"><text:span text:style-name="T1"><text:s/></text:span></text:p>
          </draw:text-box>
        </draw:frame>
        <draw:polygon draw:style-name="gr3" draw:text-style-name="P4" draw:layer="layout" svg:width="8.021cm" svg:height="5cm" svg:x="1.198cm" svg:y="4cm" svg:viewBox="0 0 8022 5001" draw:points="4012,5001 0,5001 0,0 8022,0 8022,5001">
          <text:p/>
        </draw:polygon>
        <draw:frame draw:style-name="gr2" draw:text-style-name="P3" draw:layer="layout" svg:width="0.493cm" svg:height="0.547cm" svg:x="13.952cm" svg:y="14.348cm">
          <draw:text-box>
            <text:p text:style-name="P2"><text:span text:style-name="T1"><text:s/></text:span></text:p>
          </draw:text-box>
        </draw:frame>
        <draw:frame draw:style-name="gr4" draw:text-style-name="P5" draw:layer="layout" svg:width="2.445cm" svg:height="0.615cm" svg:x="3.99cm" svg:y="8.067cm">
          <draw:text-box>
            <text:p text:style-name="P2"><text:span text:style-name="T2">pedaço 0</text:span></text:p>
          </draw:text-box>
        </draw:frame>
        <draw:polygon draw:style-name="gr5" draw:text-style-name="P6" draw:layer="layout" svg:width="1.856cm" svg:height="1.332cm" svg:x="1.284cm" svg:y="4.16cm" svg:viewBox="0 0 1857 1333" draw:points="929,1333 0,1333 0,0 1857,0 1857,1333">
          <text:p/>
        </draw:polygon>
        <draw:frame draw:style-name="gr24" draw:text-style-name="P15" draw:layer="layout" svg:width="12.461cm" svg:height="1.182cm" svg:x="1.401cm" svg:y="1.354cm">
          <draw:text-box>
            <text:p text:style-name="P2"><text:span text:style-name="T8">5. Remover o elemento 40</text:span></text:p>
          </draw:text-box>
        </draw:frame>
        <draw:polygon draw:style-name="gr7" draw:text-style-name="P8" draw:layer="layout" svg:width="1.856cm" svg:height="0.793cm" svg:x="1.284cm" svg:y="5.515cm" svg:viewBox="0 0 1857 794" draw:points="929,794 0,794 0,0 1857,0 1857,794">
          <text:p/>
        </draw:polygon>
        <draw:frame draw:style-name="gr8" draw:text-style-name="P9" draw:layer="layout" svg:width="1.145cm" svg:height="0.53cm" svg:x="1.64cm" svg:y="4.583cm">
          <draw:text-box>
            <text:p text:style-name="P2"><text:span text:style-name="T4">dado</text:span></text:p>
          </draw:text-box>
        </draw:frame>
        <draw:polygon draw:style-name="gr5" draw:text-style-name="P6" draw:layer="layout" svg:width="1.855cm" svg:height="1.332cm" svg:x="3.276cm" svg:y="4.158cm" svg:viewBox="0 0 1856 1333" draw:points="928,1333 0,1333 0,0 1856,0 1856,1333">
          <text:p/>
        </draw:polygon>
        <draw:frame draw:style-name="gr9" draw:text-style-name="P5" draw:layer="layout" svg:width="0.528cm" svg:height="0.615cm" svg:x="2.043cm" svg:y="5.633cm">
          <draw:text-box>
            <text:p text:style-name="P2"><text:span text:style-name="T2">3</text:span></text:p>
          </draw:text-box>
        </draw:frame>
        <draw:polygon draw:style-name="gr7" draw:text-style-name="P8" draw:layer="layout" svg:width="1.855cm" svg:height="0.794cm" svg:x="3.276cm" svg:y="5.512cm" svg:viewBox="0 0 1856 795" draw:points="928,795 0,795 0,0 1856,0 1856,795">
          <text:p/>
        </draw:polygon>
        <draw:frame draw:style-name="gr8" draw:text-style-name="P9" draw:layer="layout" svg:width="1.145cm" svg:height="0.53cm" svg:x="3.634cm" svg:y="4.583cm">
          <draw:text-box>
            <text:p text:style-name="P2"><text:span text:style-name="T4">dado</text:span></text:p>
          </draw:text-box>
        </draw:frame>
        <draw:polygon draw:style-name="gr5" draw:text-style-name="P6" draw:layer="layout" svg:width="1.856cm" svg:height="1.33cm" svg:x="5.264cm" svg:y="4.16cm" svg:viewBox="0 0 1857 1331" draw:points="927,1331 0,1331 0,0 1857,0 1857,1331">
          <text:p/>
        </draw:polygon>
        <draw:frame draw:style-name="gr9" draw:text-style-name="P5" draw:layer="layout" svg:width="0.528cm" svg:height="0.615cm" svg:x="4.036cm" svg:y="5.63cm">
          <draw:text-box>
            <text:p text:style-name="P2"><text:span text:style-name="T2">5</text:span></text:p>
          </draw:text-box>
        </draw:frame>
        <draw:polygon draw:style-name="gr7" draw:text-style-name="P8" draw:layer="layout" svg:width="1.856cm" svg:height="0.792cm" svg:x="5.264cm" svg:y="5.513cm" svg:viewBox="0 0 1857 793" draw:points="927,793 0,793 0,0 1857,0 1857,793">
          <text:p/>
        </draw:polygon>
        <draw:polygon draw:style-name="gr5" draw:text-style-name="P6" draw:layer="layout" svg:width="1.856cm" svg:height="1.332cm" svg:x="7.218cm" svg:y="4.16cm" svg:viewBox="0 0 1857 1333" draw:points="929,1333 0,1333 0,0 1857,0 1857,1333">
          <text:p/>
        </draw:polygon>
        <draw:frame draw:style-name="gr8" draw:text-style-name="P9" draw:layer="layout" svg:width="1.145cm" svg:height="0.53cm" svg:x="5.62cm" svg:y="4.583cm">
          <draw:text-box>
            <text:p text:style-name="P2"><text:span text:style-name="T4">dado</text:span></text:p>
          </draw:text-box>
        </draw:frame>
        <draw:polygon draw:style-name="gr7" draw:text-style-name="P8" draw:layer="layout" svg:width="1.856cm" svg:height="0.793cm" svg:x="7.218cm" svg:y="5.515cm" svg:viewBox="0 0 1857 794" draw:points="929,794 0,794 0,0 1857,0 1857,794">
          <text:p/>
        </draw:polygon>
        <draw:polygon draw:style-name="gr10" draw:text-style-name="P10" draw:layer="layout" svg:width="1.856cm" svg:height="1.331cm" svg:x="1.284cm" svg:y="6.529cm" svg:viewBox="0 0 1857 1332" draw:points="929,1332 0,1332 0,0 1857,0 1857,1332">
          <text:p/>
        </draw:polygon>
        <draw:frame draw:style-name="gr8" draw:text-style-name="P9" draw:layer="layout" svg:width="1.145cm" svg:height="0.53cm" svg:x="7.578cm" svg:y="4.583cm">
          <draw:text-box>
            <text:p text:style-name="P2"><text:span text:style-name="T4">dado</text:span></text:p>
          </draw:text-box>
        </draw:frame>
        <draw:polygon draw:style-name="gr11" draw:text-style-name="P11" draw:layer="layout" svg:width="1.192cm" svg:height="1.331cm" svg:x="3.094cm" svg:y="6.529cm" svg:viewBox="0 0 1193 1332" draw:points="597,1332 0,1332 0,0 1193,0 1193,1332">
          <text:p/>
        </draw:polygon>
        <draw:polygon draw:style-name="gr12" draw:text-style-name="P12" draw:layer="layout" svg:width="1.192cm" svg:height="1.331cm" svg:x="3.094cm" svg:y="6.529cm" svg:viewBox="0 0 1193 1332" draw:points="597,1332 0,1332 0,0 1193,0 1193,1332">
          <text:p/>
        </draw:polygon>
        <draw:frame draw:style-name="gr13" draw:text-style-name="P9" draw:layer="layout" svg:width="0.832cm" svg:height="0.53cm" svg:x="1.799cm" svg:y="6.954cm">
          <draw:text-box>
            <text:p text:style-name="P2"><text:span text:style-name="T4">Qtd</text:span></text:p>
          </draw:text-box>
        </draw:frame>
        <draw:polygon draw:style-name="gr10" draw:text-style-name="P10" draw:layer="layout" svg:width="1.856cm" svg:height="1.331cm" svg:x="6.081cm" svg:y="6.529cm" svg:viewBox="0 0 1857 1332" draw:points="930,1332 0,1332 0,0 1857,0 1857,1332">
          <text:p/>
        </draw:polygon>
        <draw:frame draw:style-name="gr9" draw:text-style-name="P5" draw:layer="layout" svg:width="0.528cm" svg:height="0.615cm" svg:x="3.521cm" svg:y="6.917cm">
          <draw:text-box>
            <text:p text:style-name="P2"><text:span text:style-name="T2">2</text:span></text:p>
          </draw:text-box>
        </draw:frame>
        <draw:polygon draw:style-name="gr14" draw:text-style-name="P11" draw:layer="layout" svg:width="1.192cm" svg:height="1.331cm" svg:x="7.891cm" svg:y="6.529cm" svg:viewBox="0 0 1193 1332" draw:points="597,1332 0,1332 0,0 1193,0 1193,1332">
          <text:p/>
        </draw:polygon>
        <draw:frame draw:style-name="gr15" draw:text-style-name="P9" draw:layer="layout" svg:width="1.014cm" svg:height="0.53cm" svg:x="6.519cm" svg:y="6.954cm">
          <draw:text-box>
            <text:p text:style-name="P2"><text:span text:style-name="T4">Prox</text:span></text:p>
          </draw:text-box>
        </draw:frame>
        <draw:polygon draw:style-name="gr3" draw:text-style-name="P4" draw:layer="layout" svg:width="8.021cm" svg:height="5cm" svg:x="9.998cm" svg:y="4cm" svg:viewBox="0 0 8022 5001" draw:points="4013,5001 0,5001 0,0 8022,0 8022,5001">
          <text:p/>
        </draw:polygon>
        <draw:frame draw:style-name="gr9" draw:text-style-name="P5" draw:layer="layout" svg:width="0.528cm" svg:height="0.615cm" svg:x="8.319cm" svg:y="6.917cm">
          <draw:text-box>
            <text:p text:style-name="P2"><text:span text:style-name="T2">3</text:span></text:p>
          </draw:text-box>
        </draw:frame>
        <draw:polygon draw:style-name="gr5" draw:text-style-name="P6" draw:layer="layout" svg:width="1.856cm" svg:height="1.332cm" svg:x="10.084cm" svg:y="4.16cm" svg:viewBox="0 0 1857 1333" draw:points="930,1333 0,1333 0,0 1857,0 1857,1333">
          <text:p/>
        </draw:polygon>
        <draw:frame draw:style-name="gr4" draw:text-style-name="P5" draw:layer="layout" svg:width="2.445cm" svg:height="0.615cm" svg:x="12.788cm" svg:y="8.067cm">
          <draw:text-box>
            <text:p text:style-name="P2"><text:span text:style-name="T2">pedaço 1</text:span></text:p>
          </draw:text-box>
        </draw:frame>
        <draw:polygon draw:style-name="gr7" draw:text-style-name="P8" draw:layer="layout" svg:width="1.856cm" svg:height="0.793cm" svg:x="10.084cm" svg:y="5.515cm" svg:viewBox="0 0 1857 794" draw:points="930,794 0,794 0,0 1857,0 1857,794">
          <text:p/>
        </draw:polygon>
        <draw:frame draw:style-name="gr8" draw:text-style-name="P9" draw:layer="layout" svg:width="1.145cm" svg:height="0.53cm" svg:x="10.442cm" svg:y="4.583cm">
          <draw:text-box>
            <text:p text:style-name="P2"><text:span text:style-name="T4">dado</text:span></text:p>
          </draw:text-box>
        </draw:frame>
        <draw:polygon draw:style-name="gr5" draw:text-style-name="P6" draw:layer="layout" svg:width="1.856cm" svg:height="1.332cm" svg:x="12.076cm" svg:y="4.158cm" svg:viewBox="0 0 1857 1333" draw:points="927,1333 0,1333 0,0 1857,0 1857,1333">
          <text:p/>
        </draw:polygon>
        <draw:polygon draw:style-name="gr7" draw:text-style-name="P8" draw:layer="layout" svg:width="1.856cm" svg:height="0.794cm" svg:x="12.076cm" svg:y="5.512cm" svg:viewBox="0 0 1857 795" draw:points="927,795 0,795 0,0 1857,0 1857,795">
          <text:p/>
        </draw:polygon>
        <draw:polygon draw:style-name="gr5" draw:text-style-name="P6" draw:layer="layout" svg:width="1.856cm" svg:height="1.33cm" svg:x="14.064cm" svg:y="4.16cm" svg:viewBox="0 0 1857 1331" draw:points="927,1331 0,1331 0,0 1857,0 1857,1331">
          <text:p/>
        </draw:polygon>
        <draw:frame draw:style-name="gr8" draw:text-style-name="P9" draw:layer="layout" svg:width="1.145cm" svg:height="0.53cm" svg:x="12.432cm" svg:y="4.583cm">
          <draw:text-box>
            <text:p text:style-name="P2"><text:span text:style-name="T4">dado</text:span></text:p>
          </draw:text-box>
        </draw:frame>
        <draw:polygon draw:style-name="gr7" draw:text-style-name="P8" draw:layer="layout" svg:width="1.856cm" svg:height="0.792cm" svg:x="14.064cm" svg:y="5.513cm" svg:viewBox="0 0 1857 793" draw:points="927,793 0,793 0,0 1857,0 1857,793">
          <text:p/>
        </draw:polygon>
        <draw:polygon draw:style-name="gr5" draw:text-style-name="P6" draw:layer="layout" svg:width="1.856cm" svg:height="1.332cm" svg:x="16.019cm" svg:y="4.16cm" svg:viewBox="0 0 1857 1333" draw:points="927,1333 0,1333 0,0 1857,0 1857,1333">
          <text:p/>
        </draw:polygon>
        <draw:frame draw:style-name="gr8" draw:text-style-name="P9" draw:layer="layout" svg:width="1.145cm" svg:height="0.53cm" svg:x="14.422cm" svg:y="4.583cm">
          <draw:text-box>
            <text:p text:style-name="P2"><text:span text:style-name="T4">dado</text:span></text:p>
          </draw:text-box>
        </draw:frame>
        <draw:polygon draw:style-name="gr7" draw:text-style-name="P8" draw:layer="layout" svg:width="1.856cm" svg:height="0.793cm" svg:x="16.019cm" svg:y="5.515cm" svg:viewBox="0 0 1857 794" draw:points="927,794 0,794 0,0 1857,0 1857,794">
          <text:p/>
        </draw:polygon>
        <draw:polygon draw:style-name="gr10" draw:text-style-name="P10" draw:layer="layout" svg:width="1.856cm" svg:height="1.331cm" svg:x="10.084cm" svg:y="6.529cm" svg:viewBox="0 0 1857 1332" draw:points="930,1332 0,1332 0,0 1857,0 1857,1332">
          <text:p/>
        </draw:polygon>
        <draw:frame draw:style-name="gr8" draw:text-style-name="P9" draw:layer="layout" svg:width="1.145cm" svg:height="0.53cm" svg:x="16.376cm" svg:y="4.583cm">
          <draw:text-box>
            <text:p text:style-name="P2"><text:span text:style-name="T4">dado</text:span></text:p>
          </draw:text-box>
        </draw:frame>
        <draw:polygon draw:style-name="gr14" draw:text-style-name="P11" draw:layer="layout" svg:width="1.192cm" svg:height="1.331cm" svg:x="11.894cm" svg:y="6.529cm" svg:viewBox="0 0 1193 1332" draw:points="597,1332 0,1332 0,0 1193,0 1193,1332">
          <text:p/>
        </draw:polygon>
        <draw:frame draw:style-name="gr13" draw:text-style-name="P9" draw:layer="layout" svg:width="0.832cm" svg:height="0.53cm" svg:x="10.597cm" svg:y="6.954cm">
          <draw:text-box>
            <text:p text:style-name="P2"><text:span text:style-name="T4">Qtd</text:span></text:p>
          </draw:text-box>
        </draw:frame>
        <draw:polygon draw:style-name="gr10" draw:text-style-name="P10" draw:layer="layout" svg:width="1.856cm" svg:height="1.331cm" svg:x="14.882cm" svg:y="6.529cm" svg:viewBox="0 0 1857 1332" draw:points="928,1332 0,1332 0,0 1857,0 1857,1332">
          <text:p/>
        </draw:polygon>
        <draw:frame draw:style-name="gr9" draw:text-style-name="P5" draw:layer="layout" svg:width="0.528cm" svg:height="0.615cm" svg:x="12.323cm" svg:y="6.917cm">
          <draw:text-box>
            <text:p text:style-name="P2"><text:span text:style-name="T2">0</text:span></text:p>
          </draw:text-box>
        </draw:frame>
        <draw:polygon draw:style-name="gr14" draw:text-style-name="P11" draw:layer="layout" svg:width="1.192cm" svg:height="1.331cm" svg:x="16.691cm" svg:y="6.529cm" svg:viewBox="0 0 1193 1332" draw:points="598,1332 0,1332 0,0 1193,0 1193,1332">
          <text:p/>
        </draw:polygon>
        <draw:frame draw:style-name="gr15" draw:text-style-name="P9" draw:layer="layout" svg:width="1.014cm" svg:height="0.53cm" svg:x="15.321cm" svg:y="6.954cm">
          <draw:text-box>
            <text:p text:style-name="P2"><text:span text:style-name="T4">Prox</text:span></text:p>
          </draw:text-box>
        </draw:frame>
        <draw:polygon draw:style-name="gr3" draw:text-style-name="P4" draw:layer="layout" svg:width="8.021cm" svg:height="5cm" svg:x="19.199cm" svg:y="4cm" svg:viewBox="0 0 8022 5001" draw:points="4011,5001 0,5001 0,0 8022,0 8022,5001">
          <text:p/>
        </draw:polygon>
        <draw:frame draw:style-name="gr9" draw:text-style-name="P5" draw:layer="layout" svg:width="0.528cm" svg:height="0.615cm" svg:x="17.12cm" svg:y="6.917cm">
          <draw:text-box>
            <text:p text:style-name="P2"><text:span text:style-name="T2">5</text:span></text:p>
          </draw:text-box>
        </draw:frame>
        <draw:polygon draw:style-name="gr31" draw:text-style-name="P6" draw:layer="layout" svg:width="1.856cm" svg:height="1.332cm" svg:x="19.284cm" svg:y="4.16cm" svg:viewBox="0 0 1857 1333" draw:points="930,1333 0,1333 0,0 1857,0 1857,1333">
          <text:p/>
        </draw:polygon>
        <draw:polygon draw:style-name="gr12" draw:text-style-name="P12" draw:layer="layout" svg:width="1.856cm" svg:height="1.332cm" svg:x="19.284cm" svg:y="4.16cm" svg:viewBox="0 0 1857 1333" draw:points="930,1333 0,1333 0,0 1857,0 1857,1333">
          <text:p/>
        </draw:polygon>
        <draw:frame draw:style-name="gr4" draw:text-style-name="P5" draw:layer="layout" svg:width="2.445cm" svg:height="0.615cm" svg:x="21.989cm" svg:y="8.067cm">
          <draw:text-box>
            <text:p text:style-name="P2"><text:span text:style-name="T2">pedaço 2</text:span></text:p>
          </draw:text-box>
        </draw:frame>
        <draw:polygon draw:style-name="gr7" draw:text-style-name="P8" draw:layer="layout" svg:width="1.856cm" svg:height="0.793cm" svg:x="19.284cm" svg:y="5.515cm" svg:viewBox="0 0 1857 794" draw:points="930,794 0,794 0,0 1857,0 1857,794">
          <text:p/>
        </draw:polygon>
        <draw:frame draw:style-name="gr8" draw:text-style-name="P9" draw:layer="layout" svg:width="1.145cm" svg:height="0.53cm" svg:x="19.643cm" svg:y="4.583cm">
          <draw:text-box>
            <text:p text:style-name="P2"><text:span text:style-name="T4">dado</text:span></text:p>
          </draw:text-box>
        </draw:frame>
        <draw:polygon draw:style-name="gr5" draw:text-style-name="P6" draw:layer="layout" svg:width="1.856cm" svg:height="1.332cm" svg:x="21.275cm" svg:y="4.158cm" svg:viewBox="0 0 1857 1333" draw:points="930,1333 0,1333 0,0 1857,0 1857,1333">
          <text:p/>
        </draw:polygon>
        <draw:frame draw:style-name="gr9" draw:text-style-name="P5" draw:layer="layout" svg:width="0.528cm" svg:height="0.615cm" svg:x="20.045cm" svg:y="5.633cm">
          <draw:text-box>
            <text:p text:style-name="P2"><text:span text:style-name="T2">2</text:span></text:p>
          </draw:text-box>
        </draw:frame>
        <draw:polygon draw:style-name="gr7" draw:text-style-name="P8" draw:layer="layout" svg:width="1.856cm" svg:height="0.794cm" svg:x="21.275cm" svg:y="5.512cm" svg:viewBox="0 0 1857 795" draw:points="930,795 0,795 0,0 1857,0 1857,795">
          <text:p/>
        </draw:polygon>
        <draw:frame draw:style-name="gr8" draw:text-style-name="P9" draw:layer="layout" svg:width="1.145cm" svg:height="0.53cm" svg:x="21.632cm" svg:y="4.583cm">
          <draw:text-box>
            <text:p text:style-name="P2"><text:span text:style-name="T4">dado</text:span></text:p>
          </draw:text-box>
        </draw:frame>
        <draw:polygon draw:style-name="gr5" draw:text-style-name="P6" draw:layer="layout" svg:width="1.856cm" svg:height="1.33cm" svg:x="23.264cm" svg:y="4.16cm" svg:viewBox="0 0 1857 1331" draw:points="927,1331 0,1331 0,0 1857,0 1857,1331">
          <text:p/>
        </draw:polygon>
        <draw:frame draw:style-name="gr9" draw:text-style-name="P5" draw:layer="layout" svg:width="0.528cm" svg:height="0.615cm" svg:x="22.035cm" svg:y="5.63cm">
          <draw:text-box>
            <text:p text:style-name="P2"><text:span text:style-name="T2">8</text:span></text:p>
          </draw:text-box>
        </draw:frame>
        <draw:polygon draw:style-name="gr35" draw:text-style-name="P25" draw:layer="layout" svg:width="1.856cm" svg:height="0.792cm" svg:x="23.264cm" svg:y="5.513cm" svg:viewBox="0 0 1857 793" draw:points="927,793 0,793 0,0 1857,0 1857,793">
          <text:p/>
        </draw:polygon>
        <draw:frame draw:style-name="gr8" draw:text-style-name="P9" draw:layer="layout" svg:width="1.145cm" svg:height="0.53cm" svg:x="23.622cm" svg:y="4.583cm">
          <draw:text-box>
            <text:p text:style-name="P2"><text:span text:style-name="T4">dado</text:span></text:p>
          </draw:text-box>
        </draw:frame>
        <draw:polygon draw:style-name="gr5" draw:text-style-name="P6" draw:layer="layout" svg:width="1.856cm" svg:height="1.332cm" svg:x="25.218cm" svg:y="4.16cm" svg:viewBox="0 0 1857 1333" draw:points="929,1333 0,1333 0,0 1857,0 1857,1333">
          <text:p/>
        </draw:polygon>
        <draw:frame draw:style-name="gr17" draw:text-style-name="P5" draw:layer="layout" svg:width="0.595cm" svg:height="0.589cm" svg:x="23.945cm" svg:y="5.642cm">
          <draw:text-box>
            <text:p text:style-name="P2"><text:span text:style-name="T5">11</text:span></text:p>
          </draw:text-box>
        </draw:frame>
        <draw:polygon draw:style-name="gr7" draw:text-style-name="P8" draw:layer="layout" svg:width="1.856cm" svg:height="0.793cm" svg:x="25.218cm" svg:y="5.515cm" svg:viewBox="0 0 1857 794" draw:points="929,794 0,794 0,0 1857,0 1857,794">
          <text:p/>
        </draw:polygon>
        <draw:frame draw:style-name="gr8" draw:text-style-name="P9" draw:layer="layout" svg:width="1.145cm" svg:height="0.53cm" svg:x="25.576cm" svg:y="4.583cm">
          <draw:text-box>
            <text:p text:style-name="P2"><text:span text:style-name="T4">dado</text:span></text:p>
          </draw:text-box>
        </draw:frame>
        <draw:polygon draw:style-name="gr10" draw:text-style-name="P10" draw:layer="layout" svg:width="1.856cm" svg:height="1.331cm" svg:x="19.284cm" svg:y="6.529cm" svg:viewBox="0 0 1857 1332" draw:points="930,1332 0,1332 0,0 1857,0 1857,1332">
          <text:p/>
        </draw:polygon>
        <draw:polygon draw:style-name="gr14" draw:text-style-name="P11" draw:layer="layout" svg:width="1.191cm" svg:height="1.331cm" svg:x="21.095cm" svg:y="6.529cm" svg:viewBox="0 0 1192 1332" draw:points="596,1332 0,1332 0,0 1192,0 1192,1332">
          <text:p/>
        </draw:polygon>
        <draw:frame draw:style-name="gr13" draw:text-style-name="P9" draw:layer="layout" svg:width="0.832cm" svg:height="0.53cm" svg:x="19.798cm" svg:y="6.954cm">
          <draw:text-box>
            <text:p text:style-name="P2"><text:span text:style-name="T4">Qtd</text:span></text:p>
          </draw:text-box>
        </draw:frame>
        <draw:polygon draw:style-name="gr10" draw:text-style-name="P10" draw:layer="layout" svg:width="1.856cm" svg:height="1.331cm" svg:x="24.081cm" svg:y="6.529cm" svg:viewBox="0 0 1857 1332" draw:points="929,1332 0,1332 0,0 1857,0 1857,1332">
          <text:p/>
        </draw:polygon>
        <draw:frame draw:style-name="gr9" draw:text-style-name="P5" draw:layer="layout" svg:width="0.528cm" svg:height="0.615cm" svg:x="21.523cm" svg:y="6.917cm">
          <draw:text-box>
            <text:p text:style-name="P2"><text:span text:style-name="T2">3</text:span></text:p>
          </draw:text-box>
        </draw:frame>
        <draw:polygon draw:style-name="gr14" draw:text-style-name="P11" draw:layer="layout" svg:width="1.192cm" svg:height="1.331cm" svg:x="25.891cm" svg:y="6.529cm" svg:viewBox="0 0 1193 1332" draw:points="597,1332 0,1332 0,0 1193,0 1193,1332">
          <text:p/>
        </draw:polygon>
        <draw:frame draw:style-name="gr15" draw:text-style-name="P9" draw:layer="layout" svg:width="1.014cm" svg:height="0.53cm" svg:x="24.522cm" svg:y="6.954cm">
          <draw:text-box>
            <text:p text:style-name="P2"><text:span text:style-name="T4">Prox</text:span></text:p>
          </draw:text-box>
        </draw:frame>
        <draw:polygon draw:style-name="gr3" draw:text-style-name="P4" draw:layer="layout" svg:width="8.021cm" svg:height="5cm" svg:x="1.198cm" svg:y="4cm" svg:viewBox="0 0 8022 5001" draw:points="4012,5001 0,5001 0,0 8022,0 8022,5001">
          <text:p/>
        </draw:polygon>
        <draw:frame draw:style-name="gr9" draw:text-style-name="P5" draw:layer="layout" svg:width="0.528cm" svg:height="0.615cm" svg:x="26.321cm" svg:y="6.917cm">
          <draw:text-box>
            <text:p text:style-name="P2"><text:span text:style-name="T2">0</text:span></text:p>
          </draw:text-box>
        </draw:frame>
        <draw:polygon draw:style-name="gr5" draw:text-style-name="P6" draw:layer="layout" svg:width="1.856cm" svg:height="1.332cm" svg:x="1.284cm" svg:y="4.16cm" svg:viewBox="0 0 1857 1333" draw:points="929,1333 0,1333 0,0 1857,0 1857,1333">
          <text:p/>
        </draw:polygon>
        <draw:frame draw:style-name="gr4" draw:text-style-name="P5" draw:layer="layout" svg:width="2.445cm" svg:height="0.615cm" svg:x="3.99cm" svg:y="8.067cm">
          <draw:text-box>
            <text:p text:style-name="P2"><text:span text:style-name="T2">pedaço 0</text:span></text:p>
          </draw:text-box>
        </draw:frame>
        <draw:polygon draw:style-name="gr7" draw:text-style-name="P8" draw:layer="layout" svg:width="1.856cm" svg:height="0.793cm" svg:x="1.284cm" svg:y="5.515cm" svg:viewBox="0 0 1857 794" draw:points="929,794 0,794 0,0 1857,0 1857,794">
          <text:p/>
        </draw:polygon>
        <draw:frame draw:style-name="gr8" draw:text-style-name="P9" draw:layer="layout" svg:width="1.145cm" svg:height="0.53cm" svg:x="1.64cm" svg:y="4.583cm">
          <draw:text-box>
            <text:p text:style-name="P2"><text:span text:style-name="T4">dado</text:span></text:p>
          </draw:text-box>
        </draw:frame>
        <draw:polygon draw:style-name="gr5" draw:text-style-name="P6" draw:layer="layout" svg:width="1.855cm" svg:height="1.332cm" svg:x="3.276cm" svg:y="4.158cm" svg:viewBox="0 0 1856 1333" draw:points="928,1333 0,1333 0,0 1856,0 1856,1333">
          <text:p/>
        </draw:polygon>
        <draw:frame draw:style-name="gr9" draw:text-style-name="P5" draw:layer="layout" svg:width="0.528cm" svg:height="0.615cm" svg:x="2.043cm" svg:y="5.633cm">
          <draw:text-box>
            <text:p text:style-name="P2"><text:span text:style-name="T2">3</text:span></text:p>
          </draw:text-box>
        </draw:frame>
        <draw:polygon draw:style-name="gr7" draw:text-style-name="P8" draw:layer="layout" svg:width="1.855cm" svg:height="0.794cm" svg:x="3.276cm" svg:y="5.512cm" svg:viewBox="0 0 1856 795" draw:points="928,795 0,795 0,0 1856,0 1856,795">
          <text:p/>
        </draw:polygon>
        <draw:frame draw:style-name="gr8" draw:text-style-name="P9" draw:layer="layout" svg:width="1.145cm" svg:height="0.53cm" svg:x="3.634cm" svg:y="4.583cm">
          <draw:text-box>
            <text:p text:style-name="P2"><text:span text:style-name="T4">dado</text:span></text:p>
          </draw:text-box>
        </draw:frame>
        <draw:polygon draw:style-name="gr5" draw:text-style-name="P6" draw:layer="layout" svg:width="1.856cm" svg:height="1.33cm" svg:x="5.264cm" svg:y="4.16cm" svg:viewBox="0 0 1857 1331" draw:points="927,1331 0,1331 0,0 1857,0 1857,1331">
          <text:p/>
        </draw:polygon>
        <draw:frame draw:style-name="gr9" draw:text-style-name="P5" draw:layer="layout" svg:width="0.528cm" svg:height="0.615cm" svg:x="4.036cm" svg:y="5.63cm">
          <draw:text-box>
            <text:p text:style-name="P2"><text:span text:style-name="T2">5</text:span></text:p>
          </draw:text-box>
        </draw:frame>
        <draw:polygon draw:style-name="gr7" draw:text-style-name="P8" draw:layer="layout" svg:width="1.856cm" svg:height="0.792cm" svg:x="5.264cm" svg:y="5.513cm" svg:viewBox="0 0 1857 793" draw:points="927,793 0,793 0,0 1857,0 1857,793">
          <text:p/>
        </draw:polygon>
        <draw:polygon draw:style-name="gr5" draw:text-style-name="P6" draw:layer="layout" svg:width="1.856cm" svg:height="1.332cm" svg:x="7.218cm" svg:y="4.16cm" svg:viewBox="0 0 1857 1333" draw:points="929,1333 0,1333 0,0 1857,0 1857,1333">
          <text:p/>
        </draw:polygon>
        <draw:frame draw:style-name="gr8" draw:text-style-name="P9" draw:layer="layout" svg:width="1.145cm" svg:height="0.53cm" svg:x="5.62cm" svg:y="4.583cm">
          <draw:text-box>
            <text:p text:style-name="P2"><text:span text:style-name="T4">dado</text:span></text:p>
          </draw:text-box>
        </draw:frame>
        <draw:polygon draw:style-name="gr7" draw:text-style-name="P8" draw:layer="layout" svg:width="1.856cm" svg:height="0.793cm" svg:x="7.218cm" svg:y="5.515cm" svg:viewBox="0 0 1857 794" draw:points="929,794 0,794 0,0 1857,0 1857,794">
          <text:p/>
        </draw:polygon>
        <draw:polygon draw:style-name="gr10" draw:text-style-name="P10" draw:layer="layout" svg:width="1.856cm" svg:height="1.331cm" svg:x="1.284cm" svg:y="6.529cm" svg:viewBox="0 0 1857 1332" draw:points="929,1332 0,1332 0,0 1857,0 1857,1332">
          <text:p/>
        </draw:polygon>
        <draw:frame draw:style-name="gr8" draw:text-style-name="P9" draw:layer="layout" svg:width="1.145cm" svg:height="0.53cm" svg:x="7.578cm" svg:y="4.583cm">
          <draw:text-box>
            <text:p text:style-name="P2"><text:span text:style-name="T4">dado</text:span></text:p>
          </draw:text-box>
        </draw:frame>
        <draw:polygon draw:style-name="gr11" draw:text-style-name="P11" draw:layer="layout" svg:width="1.192cm" svg:height="1.331cm" svg:x="3.094cm" svg:y="6.529cm" svg:viewBox="0 0 1193 1332" draw:points="597,1332 0,1332 0,0 1193,0 1193,1332">
          <text:p/>
        </draw:polygon>
        <draw:polygon draw:style-name="gr12" draw:text-style-name="P12" draw:layer="layout" svg:width="1.192cm" svg:height="1.331cm" svg:x="3.094cm" svg:y="6.529cm" svg:viewBox="0 0 1193 1332" draw:points="597,1332 0,1332 0,0 1193,0 1193,1332">
          <text:p/>
        </draw:polygon>
        <draw:frame draw:style-name="gr13" draw:text-style-name="P9" draw:layer="layout" svg:width="0.832cm" svg:height="0.53cm" svg:x="1.799cm" svg:y="6.954cm">
          <draw:text-box>
            <text:p text:style-name="P2"><text:span text:style-name="T4">Qtd</text:span></text:p>
          </draw:text-box>
        </draw:frame>
        <draw:polygon draw:style-name="gr10" draw:text-style-name="P10" draw:layer="layout" svg:width="1.856cm" svg:height="1.331cm" svg:x="6.081cm" svg:y="6.529cm" svg:viewBox="0 0 1857 1332" draw:points="930,1332 0,1332 0,0 1857,0 1857,1332">
          <text:p/>
        </draw:polygon>
        <draw:frame draw:style-name="gr9" draw:text-style-name="P5" draw:layer="layout" svg:width="0.528cm" svg:height="0.615cm" svg:x="3.521cm" svg:y="6.917cm">
          <draw:text-box>
            <text:p text:style-name="P2"><text:span text:style-name="T2">2</text:span></text:p>
          </draw:text-box>
        </draw:frame>
        <draw:polygon draw:style-name="gr14" draw:text-style-name="P11" draw:layer="layout" svg:width="1.192cm" svg:height="1.331cm" svg:x="7.891cm" svg:y="6.529cm" svg:viewBox="0 0 1193 1332" draw:points="597,1332 0,1332 0,0 1193,0 1193,1332">
          <text:p/>
        </draw:polygon>
        <draw:frame draw:style-name="gr15" draw:text-style-name="P9" draw:layer="layout" svg:width="1.014cm" svg:height="0.53cm" svg:x="6.519cm" svg:y="6.954cm">
          <draw:text-box>
            <text:p text:style-name="P2"><text:span text:style-name="T4">Prox</text:span></text:p>
          </draw:text-box>
        </draw:frame>
        <draw:polygon draw:style-name="gr3" draw:text-style-name="P4" draw:layer="layout" svg:width="8.021cm" svg:height="5cm" svg:x="1.198cm" svg:y="4cm" svg:viewBox="0 0 8022 5001" draw:points="4012,5001 0,5001 0,0 8022,0 8022,5001">
          <text:p/>
        </draw:polygon>
        <draw:frame draw:style-name="gr9" draw:text-style-name="P5" draw:layer="layout" svg:width="0.528cm" svg:height="0.615cm" svg:x="8.319cm" svg:y="6.917cm">
          <draw:text-box>
            <text:p text:style-name="P2"><text:span text:style-name="T2">3</text:span></text:p>
          </draw:text-box>
        </draw:frame>
        <draw:polygon draw:style-name="gr5" draw:text-style-name="P6" draw:layer="layout" svg:width="1.856cm" svg:height="1.332cm" svg:x="1.284cm" svg:y="4.16cm" svg:viewBox="0 0 1857 1333" draw:points="929,1333 0,1333 0,0 1857,0 1857,1333">
          <text:p/>
        </draw:polygon>
        <draw:frame draw:style-name="gr4" draw:text-style-name="P5" draw:layer="layout" svg:width="2.445cm" svg:height="0.615cm" svg:x="3.99cm" svg:y="8.067cm">
          <draw:text-box>
            <text:p text:style-name="P2"><text:span text:style-name="T2">pedaço 0</text:span></text:p>
          </draw:text-box>
        </draw:frame>
        <draw:polygon draw:style-name="gr7" draw:text-style-name="P8" draw:layer="layout" svg:width="1.856cm" svg:height="0.793cm" svg:x="1.284cm" svg:y="5.515cm" svg:viewBox="0 0 1857 794" draw:points="929,794 0,794 0,0 1857,0 1857,794">
          <text:p/>
        </draw:polygon>
        <draw:frame draw:style-name="gr8" draw:text-style-name="P9" draw:layer="layout" svg:width="1.145cm" svg:height="0.53cm" svg:x="1.64cm" svg:y="4.583cm">
          <draw:text-box>
            <text:p text:style-name="P2"><text:span text:style-name="T4">dado</text:span></text:p>
          </draw:text-box>
        </draw:frame>
        <draw:polygon draw:style-name="gr5" draw:text-style-name="P6" draw:layer="layout" svg:width="1.855cm" svg:height="1.332cm" svg:x="3.276cm" svg:y="4.158cm" svg:viewBox="0 0 1856 1333" draw:points="928,1333 0,1333 0,0 1856,0 1856,1333">
          <text:p/>
        </draw:polygon>
        <draw:frame draw:style-name="gr16" draw:text-style-name="P5" draw:layer="layout" svg:width="0.679cm" svg:height="0.615cm" svg:x="1.873cm" svg:y="5.633cm">
          <draw:text-box>
            <text:p text:style-name="P2"><text:span text:style-name="T2">14</text:span></text:p>
          </draw:text-box>
        </draw:frame>
        <draw:polygon draw:style-name="gr7" draw:text-style-name="P8" draw:layer="layout" svg:width="1.855cm" svg:height="0.794cm" svg:x="3.276cm" svg:y="5.512cm" svg:viewBox="0 0 1856 795" draw:points="928,795 0,795 0,0 1856,0 1856,795">
          <text:p/>
        </draw:polygon>
        <draw:frame draw:style-name="gr8" draw:text-style-name="P9" draw:layer="layout" svg:width="1.145cm" svg:height="0.53cm" svg:x="3.634cm" svg:y="4.583cm">
          <draw:text-box>
            <text:p text:style-name="P2"><text:span text:style-name="T4">dado</text:span></text:p>
          </draw:text-box>
        </draw:frame>
        <draw:polygon draw:style-name="gr5" draw:text-style-name="P6" draw:layer="layout" svg:width="1.856cm" svg:height="1.33cm" svg:x="5.264cm" svg:y="4.16cm" svg:viewBox="0 0 1857 1331" draw:points="927,1331 0,1331 0,0 1857,0 1857,1331">
          <text:p/>
        </draw:polygon>
        <draw:frame draw:style-name="gr16" draw:text-style-name="P5" draw:layer="layout" svg:width="0.679cm" svg:height="0.615cm" svg:x="3.866cm" svg:y="5.63cm">
          <draw:text-box>
            <text:p text:style-name="P2"><text:span text:style-name="T2">18</text:span></text:p>
          </draw:text-box>
        </draw:frame>
        <draw:polygon draw:style-name="gr7" draw:text-style-name="P8" draw:layer="layout" svg:width="1.856cm" svg:height="0.792cm" svg:x="5.264cm" svg:y="5.513cm" svg:viewBox="0 0 1857 793" draw:points="927,793 0,793 0,0 1857,0 1857,793">
          <text:p/>
        </draw:polygon>
        <draw:frame draw:style-name="gr8" draw:text-style-name="P9" draw:layer="layout" svg:width="1.145cm" svg:height="0.53cm" svg:x="5.62cm" svg:y="4.583cm">
          <draw:text-box>
            <text:p text:style-name="P2"><text:span text:style-name="T4">dado</text:span></text:p>
          </draw:text-box>
        </draw:frame>
        <draw:polygon draw:style-name="gr5" draw:text-style-name="P6" draw:layer="layout" svg:width="1.856cm" svg:height="1.332cm" svg:x="7.218cm" svg:y="4.16cm" svg:viewBox="0 0 1857 1333" draw:points="929,1333 0,1333 0,0 1857,0 1857,1333">
          <text:p/>
        </draw:polygon>
        <draw:frame draw:style-name="gr19" draw:text-style-name="P13" draw:layer="layout" svg:width="0.705cm" svg:height="0.712cm" svg:x="5.842cm" svg:y="5.588cm">
          <draw:text-box>
            <text:p text:style-name="P2"><text:span text:style-name="T6">23</text:span></text:p>
          </draw:text-box>
        </draw:frame>
        <draw:polygon draw:style-name="gr7" draw:text-style-name="P8" draw:layer="layout" svg:width="1.856cm" svg:height="0.793cm" svg:x="7.218cm" svg:y="5.515cm" svg:viewBox="0 0 1857 794" draw:points="929,794 0,794 0,0 1857,0 1857,794">
          <text:p/>
        </draw:polygon>
        <draw:frame draw:style-name="gr8" draw:text-style-name="P9" draw:layer="layout" svg:width="1.145cm" svg:height="0.53cm" svg:x="7.578cm" svg:y="4.583cm">
          <draw:text-box>
            <text:p text:style-name="P2"><text:span text:style-name="T4">dado</text:span></text:p>
          </draw:text-box>
        </draw:frame>
        <draw:polygon draw:style-name="gr10" draw:text-style-name="P10" draw:layer="layout" svg:width="1.856cm" svg:height="1.331cm" svg:x="1.284cm" svg:y="6.529cm" svg:viewBox="0 0 1857 1332" draw:points="929,1332 0,1332 0,0 1857,0 1857,1332">
          <text:p/>
        </draw:polygon>
        <draw:frame draw:style-name="gr17" draw:text-style-name="P5" draw:layer="layout" svg:width="0.595cm" svg:height="0.589cm" svg:x="7.849cm" svg:y="5.645cm">
          <draw:text-box>
            <text:p text:style-name="P2"><text:span text:style-name="T5">31</text:span></text:p>
          </draw:text-box>
        </draw:frame>
        <draw:polygon draw:style-name="gr14" draw:text-style-name="P11" draw:layer="layout" svg:width="1.192cm" svg:height="1.331cm" svg:x="3.094cm" svg:y="6.529cm" svg:viewBox="0 0 1193 1332" draw:points="597,1332 0,1332 0,0 1193,0 1193,1332">
          <text:p/>
        </draw:polygon>
        <draw:frame draw:style-name="gr13" draw:text-style-name="P9" draw:layer="layout" svg:width="0.832cm" svg:height="0.53cm" svg:x="1.799cm" svg:y="6.954cm">
          <draw:text-box>
            <text:p text:style-name="P2"><text:span text:style-name="T4">Qtd</text:span></text:p>
          </draw:text-box>
        </draw:frame>
        <draw:polygon draw:style-name="gr10" draw:text-style-name="P10" draw:layer="layout" svg:width="1.856cm" svg:height="1.331cm" svg:x="6.081cm" svg:y="6.529cm" svg:viewBox="0 0 1857 1332" draw:points="930,1332 0,1332 0,0 1857,0 1857,1332">
          <text:p/>
        </draw:polygon>
        <draw:frame draw:style-name="gr9" draw:text-style-name="P5" draw:layer="layout" svg:width="0.528cm" svg:height="0.615cm" svg:x="3.521cm" svg:y="6.917cm">
          <draw:text-box>
            <text:p text:style-name="P2"><text:span text:style-name="T2">4</text:span></text:p>
          </draw:text-box>
        </draw:frame>
        <draw:polygon draw:style-name="gr14" draw:text-style-name="P11" draw:layer="layout" svg:width="1.192cm" svg:height="1.331cm" svg:x="7.891cm" svg:y="6.529cm" svg:viewBox="0 0 1193 1332" draw:points="597,1332 0,1332 0,0 1193,0 1193,1332">
          <text:p/>
        </draw:polygon>
        <draw:frame draw:style-name="gr15" draw:text-style-name="P9" draw:layer="layout" svg:width="1.014cm" svg:height="0.53cm" svg:x="6.519cm" svg:y="6.954cm">
          <draw:text-box>
            <text:p text:style-name="P2"><text:span text:style-name="T4">Prox</text:span></text:p>
          </draw:text-box>
        </draw:frame>
        <draw:polygon draw:style-name="gr3" draw:text-style-name="P4" draw:layer="layout" svg:width="8.021cm" svg:height="5cm" svg:x="17.378cm" svg:y="9.6cm" svg:viewBox="0 0 8022 5001" draw:points="4011,5001 0,5001 0,0 8022,0 8022,5001">
          <text:p/>
        </draw:polygon>
        <draw:frame draw:style-name="gr9" draw:text-style-name="P5" draw:layer="layout" svg:width="0.528cm" svg:height="0.615cm" svg:x="8.319cm" svg:y="6.917cm">
          <draw:text-box>
            <text:p text:style-name="P2"><text:span text:style-name="T2">3</text:span></text:p>
          </draw:text-box>
        </draw:frame>
        <draw:polygon draw:style-name="gr5" draw:text-style-name="P6" draw:layer="layout" svg:width="1.856cm" svg:height="1.332cm" svg:x="17.464cm" svg:y="9.76cm" svg:viewBox="0 0 1857 1333" draw:points="928,1333 0,1333 0,0 1857,0 1857,1333">
          <text:p/>
        </draw:polygon>
        <draw:frame draw:style-name="gr4" draw:text-style-name="P5" draw:layer="layout" svg:width="2.445cm" svg:height="0.615cm" svg:x="20.168cm" svg:y="13.666cm">
          <draw:text-box>
            <text:p text:style-name="P2"><text:span text:style-name="T2">pedaço 4</text:span></text:p>
          </draw:text-box>
        </draw:frame>
        <draw:polygon draw:style-name="gr7" draw:text-style-name="P8" draw:layer="layout" svg:width="1.856cm" svg:height="0.793cm" svg:x="17.464cm" svg:y="11.115cm" svg:viewBox="0 0 1857 794" draw:points="928,794 0,794 0,0 1857,0 1857,794">
          <text:p/>
        </draw:polygon>
        <draw:frame draw:style-name="gr8" draw:text-style-name="P9" draw:layer="layout" svg:width="1.145cm" svg:height="0.53cm" svg:x="17.822cm" svg:y="10.186cm">
          <draw:text-box>
            <text:p text:style-name="P2"><text:span text:style-name="T4">dado</text:span></text:p>
          </draw:text-box>
        </draw:frame>
        <draw:polygon draw:style-name="gr5" draw:text-style-name="P6" draw:layer="layout" svg:width="1.856cm" svg:height="1.332cm" svg:x="19.454cm" svg:y="9.758cm" svg:viewBox="0 0 1857 1333" draw:points="930,1333 0,1333 0,0 1857,0 1857,1333">
          <text:p/>
        </draw:polygon>
        <draw:frame draw:style-name="gr16" draw:text-style-name="P5" draw:layer="layout" svg:width="0.679cm" svg:height="0.615cm" svg:x="18.055cm" svg:y="11.232cm">
          <draw:text-box>
            <text:p text:style-name="P2"><text:span text:style-name="T2">51</text:span></text:p>
          </draw:text-box>
        </draw:frame>
        <draw:polygon draw:style-name="gr7" draw:text-style-name="P8" draw:layer="layout" svg:width="1.856cm" svg:height="0.794cm" svg:x="19.454cm" svg:y="11.112cm" svg:viewBox="0 0 1857 795" draw:points="930,795 0,795 0,0 1857,0 1857,795">
          <text:p/>
        </draw:polygon>
        <draw:frame draw:style-name="gr8" draw:text-style-name="P9" draw:layer="layout" svg:width="1.145cm" svg:height="0.53cm" svg:x="19.812cm" svg:y="10.182cm">
          <draw:text-box>
            <text:p text:style-name="P2"><text:span text:style-name="T4">dado</text:span></text:p>
          </draw:text-box>
        </draw:frame>
        <draw:polygon draw:style-name="gr5" draw:text-style-name="P6" draw:layer="layout" svg:width="1.856cm" svg:height="1.33cm" svg:x="21.442cm" svg:y="9.76cm" svg:viewBox="0 0 1857 1331" draw:points="929,1331 0,1331 0,0 1857,0 1857,1331">
          <text:p/>
        </draw:polygon>
        <draw:frame draw:style-name="gr16" draw:text-style-name="P5" draw:layer="layout" svg:width="0.679cm" svg:height="0.615cm" svg:x="20.045cm" svg:y="11.232cm">
          <draw:text-box>
            <text:p text:style-name="P2"><text:span text:style-name="T2">72</text:span></text:p>
          </draw:text-box>
        </draw:frame>
        <draw:polygon draw:style-name="gr33" draw:text-style-name="P21" draw:layer="layout" svg:width="1.856cm" svg:height="0.792cm" svg:x="21.442cm" svg:y="11.113cm" svg:viewBox="0 0 1857 793" draw:points="929,793 0,793 0,0 1857,0 1857,793">
          <text:p text:style-name="P20"><text:span text:style-name="T2">80</text:span></text:p>
        </draw:polygon>
        <draw:polygon draw:style-name="gr5" draw:text-style-name="P6" draw:layer="layout" svg:width="1.856cm" svg:height="1.332cm" svg:x="23.397cm" svg:y="9.76cm" svg:viewBox="0 0 1857 1333" draw:points="929,1333 0,1333 0,0 1857,0 1857,1333">
          <text:p/>
        </draw:polygon>
        <draw:frame draw:style-name="gr8" draw:text-style-name="P9" draw:layer="layout" svg:width="1.145cm" svg:height="0.53cm" svg:x="21.802cm" svg:y="10.186cm">
          <draw:text-box>
            <text:p text:style-name="P2"><text:span text:style-name="T4">dado</text:span></text:p>
          </draw:text-box>
        </draw:frame>
        <draw:polygon draw:style-name="gr7" draw:text-style-name="P8" draw:layer="layout" svg:width="1.856cm" svg:height="0.793cm" svg:x="23.397cm" svg:y="11.115cm" svg:viewBox="0 0 1857 794" draw:points="929,794 0,794 0,0 1857,0 1857,794">
          <text:p/>
        </draw:polygon>
        <draw:polygon draw:style-name="gr10" draw:text-style-name="P10" draw:layer="layout" svg:width="1.856cm" svg:height="1.331cm" svg:x="17.464cm" svg:y="12.129cm" svg:viewBox="0 0 1857 1332" draw:points="928,1332 0,1332 0,0 1857,0 1857,1332">
          <text:p/>
        </draw:polygon>
        <draw:frame draw:style-name="gr8" draw:text-style-name="P9" draw:layer="layout" svg:width="1.145cm" svg:height="0.53cm" svg:x="23.756cm" svg:y="10.186cm">
          <draw:text-box>
            <text:p text:style-name="P2"><text:span text:style-name="T4">dado</text:span></text:p>
          </draw:text-box>
        </draw:frame>
        <draw:polygon draw:style-name="gr14" draw:text-style-name="P23" draw:layer="layout" svg:width="1.192cm" svg:height="1.331cm" svg:x="19.274cm" svg:y="12.129cm" svg:viewBox="0 0 1193 1332" draw:points="596,1332 0,1332 0,0 1193,0 1193,1332">
          <text:p/>
        </draw:polygon>
        <draw:frame draw:style-name="gr13" draw:text-style-name="P9" draw:layer="layout" svg:width="0.832cm" svg:height="0.53cm" svg:x="17.978cm" svg:y="12.553cm">
          <draw:text-box>
            <text:p text:style-name="P2"><text:span text:style-name="T4">Qtd</text:span></text:p>
          </draw:text-box>
        </draw:frame>
        <draw:polygon draw:style-name="gr10" draw:text-style-name="P10" draw:layer="layout" svg:width="1.856cm" svg:height="1.331cm" svg:x="22.26cm" svg:y="12.129cm" svg:viewBox="0 0 1857 1332" draw:points="930,1332 0,1332 0,0 1857,0 1857,1332">
          <text:p/>
        </draw:polygon>
        <draw:frame draw:style-name="gr9" draw:text-style-name="P5" draw:layer="layout" svg:width="0.528cm" svg:height="0.615cm" svg:x="19.703cm" svg:y="12.516cm">
          <draw:text-box>
            <text:p text:style-name="P2"><text:span text:style-name="T2">3</text:span></text:p>
          </draw:text-box>
        </draw:frame>
        <draw:polygon draw:style-name="gr14" draw:text-style-name="P11" draw:layer="layout" svg:width="1.192cm" svg:height="1.331cm" svg:x="24.071cm" svg:y="12.129cm" svg:viewBox="0 0 1193 1332" draw:points="596,1332 0,1332 0,0 1193,0 1193,1332">
          <text:p/>
        </draw:polygon>
        <draw:frame draw:style-name="gr15" draw:text-style-name="P9" draw:layer="layout" svg:width="1.014cm" svg:height="0.53cm" svg:x="22.698cm" svg:y="12.553cm">
          <draw:text-box>
            <text:p text:style-name="P2"><text:span text:style-name="T4">Prox</text:span></text:p>
          </draw:text-box>
        </draw:frame>
        <draw:polygon draw:style-name="gr3" draw:text-style-name="P4" draw:layer="layout" svg:width="8.021cm" svg:height="5cm" svg:x="8.183cm" svg:y="9.56cm" svg:viewBox="0 0 8022 5001" draw:points="4012,5001 0,5001 0,0 8022,0 8022,5001">
          <text:p/>
        </draw:polygon>
        <draw:frame draw:style-name="gr20" draw:text-style-name="P9" draw:layer="layout" svg:width="0.459cm" svg:height="0.53cm" svg:x="24.44cm" svg:y="12.553cm">
          <draw:text-box>
            <text:p text:style-name="P2"><text:span text:style-name="T4">-1</text:span></text:p>
          </draw:text-box>
        </draw:frame>
        <draw:polygon draw:style-name="gr5" draw:text-style-name="P6" draw:layer="layout" svg:width="1.856cm" svg:height="1.332cm" svg:x="8.269cm" svg:y="9.72cm" svg:viewBox="0 0 1857 1333" draw:points="930,1333 0,1333 0,0 1857,0 1857,1333">
          <text:p/>
        </draw:polygon>
        <draw:frame draw:style-name="gr4" draw:text-style-name="P5" draw:layer="layout" svg:width="2.445cm" svg:height="0.615cm" svg:x="10.975cm" svg:y="13.627cm">
          <draw:text-box>
            <text:p text:style-name="P2"><text:span text:style-name="T2">pedaço 3</text:span></text:p>
          </draw:text-box>
        </draw:frame>
        <draw:polygon draw:style-name="gr7" draw:text-style-name="P8" draw:layer="layout" svg:width="1.856cm" svg:height="0.793cm" svg:x="8.269cm" svg:y="11.075cm" svg:viewBox="0 0 1857 794" draw:points="930,794 0,794 0,0 1857,0 1857,794">
          <text:p/>
        </draw:polygon>
        <draw:frame draw:style-name="gr8" draw:text-style-name="P9" draw:layer="layout" svg:width="1.145cm" svg:height="0.53cm" svg:x="8.625cm" svg:y="10.147cm">
          <draw:text-box>
            <text:p text:style-name="P2"><text:span text:style-name="T4">dado</text:span></text:p>
          </draw:text-box>
        </draw:frame>
        <draw:polygon draw:style-name="gr5" draw:text-style-name="P6" draw:layer="layout" svg:width="1.855cm" svg:height="1.332cm" svg:x="10.261cm" svg:y="9.718cm" svg:viewBox="0 0 1856 1333" draw:points="928,1333 0,1333 0,0 1856,0 1856,1333">
          <text:p/>
        </draw:polygon>
        <draw:frame draw:style-name="gr16" draw:text-style-name="P5" draw:layer="layout" svg:width="0.679cm" svg:height="0.615cm" svg:x="8.858cm" svg:y="11.193cm">
          <draw:text-box>
            <text:p text:style-name="P2"><text:span text:style-name="T2">32</text:span></text:p>
          </draw:text-box>
        </draw:frame>
        <draw:polygon draw:style-name="gr7" draw:text-style-name="P8" draw:layer="layout" svg:width="1.855cm" svg:height="0.794cm" svg:x="10.261cm" svg:y="11.072cm" svg:viewBox="0 0 1856 795" draw:points="928,795 0,795 0,0 1856,0 1856,795">
          <text:p/>
        </draw:polygon>
        <draw:frame draw:style-name="gr8" draw:text-style-name="P9" draw:layer="layout" svg:width="1.145cm" svg:height="0.53cm" svg:x="10.619cm" svg:y="10.143cm">
          <draw:text-box>
            <text:p text:style-name="P2"><text:span text:style-name="T4">dado</text:span></text:p>
          </draw:text-box>
        </draw:frame>
        <draw:polygon draw:style-name="gr5" draw:text-style-name="P6" draw:layer="layout" svg:width="1.856cm" svg:height="1.33cm" svg:x="12.249cm" svg:y="9.72cm" svg:viewBox="0 0 1857 1331" draw:points="927,1331 0,1331 0,0 1857,0 1857,1331">
          <text:p/>
        </draw:polygon>
        <draw:frame draw:style-name="gr16" draw:text-style-name="P5" draw:layer="layout" svg:width="0.679cm" svg:height="0.615cm" svg:x="10.851cm" svg:y="11.189cm">
          <draw:text-box>
            <text:p text:style-name="P2"><text:span text:style-name="T2">35</text:span></text:p>
          </draw:text-box>
        </draw:frame>
        <draw:polygon draw:style-name="gr7" draw:text-style-name="P8" draw:layer="layout" svg:width="1.856cm" svg:height="0.792cm" svg:x="12.249cm" svg:y="11.073cm" svg:viewBox="0 0 1857 793" draw:points="927,793 0,793 0,0 1857,0 1857,793">
          <text:p/>
        </draw:polygon>
        <draw:frame draw:style-name="gr8" draw:text-style-name="P9" draw:layer="layout" svg:width="1.145cm" svg:height="0.53cm" svg:x="12.605cm" svg:y="10.143cm">
          <draw:text-box>
            <text:p text:style-name="P2"><text:span text:style-name="T4">dado</text:span></text:p>
          </draw:text-box>
        </draw:frame>
        <draw:polygon draw:style-name="gr5" draw:text-style-name="P6" draw:layer="layout" svg:width="1.856cm" svg:height="1.332cm" svg:x="14.203cm" svg:y="9.72cm" svg:viewBox="0 0 1857 1333" draw:points="929,1333 0,1333 0,0 1857,0 1857,1333">
          <text:p/>
        </draw:polygon>
        <draw:frame draw:style-name="gr17" draw:text-style-name="P5" draw:layer="layout" svg:width="0.595cm" svg:height="0.589cm" svg:x="12.88cm" svg:y="11.201cm">
          <draw:text-box>
            <text:p text:style-name="P2"><text:span text:style-name="T5">38</text:span></text:p>
          </draw:text-box>
        </draw:frame>
        <draw:polygon draw:style-name="gr7" draw:text-style-name="P8" draw:layer="layout" svg:width="1.856cm" svg:height="0.793cm" svg:x="14.203cm" svg:y="11.075cm" svg:viewBox="0 0 1857 794" draw:points="929,794 0,794 0,0 1857,0 1857,794">
          <text:p/>
        </draw:polygon>
        <draw:frame draw:style-name="gr8" draw:text-style-name="P9" draw:layer="layout" svg:width="1.145cm" svg:height="0.53cm" svg:x="14.563cm" svg:y="10.147cm">
          <draw:text-box>
            <text:p text:style-name="P2"><text:span text:style-name="T4">dado</text:span></text:p>
          </draw:text-box>
        </draw:frame>
        <draw:polygon draw:style-name="gr27" draw:text-style-name="P10" draw:layer="layout" svg:width="1.856cm" svg:height="1.331cm" svg:x="8.269cm" svg:y="12.089cm" svg:viewBox="0 0 1857 1332" draw:points="930,1332 0,1332 0,0 1857,0 1857,1332">
          <text:p/>
        </draw:polygon>
        <draw:polygon draw:style-name="gr12" draw:text-style-name="P12" draw:layer="layout" svg:width="1.856cm" svg:height="1.331cm" svg:x="8.269cm" svg:y="12.089cm" svg:viewBox="0 0 1857 1332" draw:points="930,1332 0,1332 0,0 1857,0 1857,1332">
          <text:p/>
        </draw:polygon>
        <draw:polygon draw:style-name="gr14" draw:text-style-name="P11" draw:layer="layout" svg:width="1.192cm" svg:height="1.331cm" svg:x="10.079cm" svg:y="12.089cm" svg:viewBox="0 0 1193 1332" draw:points="598,1332 0,1332 0,0 1193,0 1193,1332">
          <text:p/>
        </draw:polygon>
        <draw:frame draw:style-name="gr13" draw:text-style-name="P9" draw:layer="layout" svg:width="0.832cm" svg:height="0.53cm" svg:x="8.784cm" svg:y="12.514cm">
          <draw:text-box>
            <text:p text:style-name="P2"><text:span text:style-name="T4">Qtd</text:span></text:p>
          </draw:text-box>
        </draw:frame>
        <draw:polygon draw:style-name="gr10" draw:text-style-name="P10" draw:layer="layout" svg:width="1.856cm" svg:height="1.331cm" svg:x="13.066cm" svg:y="12.089cm" svg:viewBox="0 0 1857 1332" draw:points="930,1332 0,1332 0,0 1857,0 1857,1332">
          <text:p/>
        </draw:polygon>
        <draw:frame draw:style-name="gr9" draw:text-style-name="P5" draw:layer="layout" svg:width="0.528cm" svg:height="0.615cm" svg:x="10.506cm" svg:y="12.477cm">
          <draw:text-box>
            <text:p text:style-name="P2"><text:span text:style-name="T2">4</text:span></text:p>
          </draw:text-box>
        </draw:frame>
        <draw:polygon draw:style-name="gr14" draw:text-style-name="P11" draw:layer="layout" svg:width="1.192cm" svg:height="1.331cm" svg:x="14.876cm" svg:y="12.089cm" svg:viewBox="0 0 1193 1332" draw:points="598,1332 0,1332 0,0 1193,0 1193,1332">
          <text:p/>
        </draw:polygon>
        <draw:frame draw:style-name="gr15" draw:text-style-name="P9" draw:layer="layout" svg:width="1.014cm" svg:height="0.53cm" svg:x="13.504cm" svg:y="12.514cm">
          <draw:text-box>
            <text:p text:style-name="P2"><text:span text:style-name="T4">Prox</text:span></text:p>
          </draw:text-box>
        </draw:frame>
        <draw:polygon draw:style-name="gr3" draw:text-style-name="P4" draw:layer="layout" svg:width="3.513cm" svg:height="4.938cm" svg:x="1.287cm" svg:y="9.862cm" svg:viewBox="0 0 3514 4939" draw:points="1758,4939 0,4939 0,0 3514,0 3514,4939">
          <text:p/>
        </draw:polygon>
        <draw:frame draw:style-name="gr9" draw:text-style-name="P5" draw:layer="layout" svg:width="0.528cm" svg:height="0.615cm" svg:x="15.304cm" svg:y="12.477cm">
          <draw:text-box>
            <text:p text:style-name="P2"><text:span text:style-name="T2">4</text:span></text:p>
          </draw:text-box>
        </draw:frame>
        <draw:polygon draw:style-name="gr10" draw:text-style-name="P10" draw:layer="layout" svg:width="1.659cm" svg:height="1.197cm" svg:x="1.665cm" svg:y="10.02cm" svg:viewBox="0 0 1660 1198" draw:points="830,1198 0,1198 0,0 1660,0 1660,1198">
          <text:p/>
        </draw:polygon>
        <draw:frame draw:style-name="gr21" draw:text-style-name="P14" draw:layer="layout" svg:width="1.801cm" svg:height="0.412cm" svg:x="2.145cm" svg:y="14.065cm">
          <draw:text-box>
            <text:p text:style-name="P2"><text:span text:style-name="T7">cabeçalho</text:span></text:p>
          </draw:text-box>
        </draw:frame>
        <draw:polygon draw:style-name="gr14" draw:text-style-name="P11" draw:layer="layout" svg:width="1.067cm" svg:height="1.197cm" svg:x="3.282cm" svg:y="10.02cm" svg:viewBox="0 0 1068 1198" draw:points="534,1198 0,1198 0,0 1068,0 1068,1198">
          <text:p/>
        </draw:polygon>
        <draw:frame draw:style-name="gr22" draw:text-style-name="P14" draw:layer="layout" svg:width="0.891cm" svg:height="0.412cm" svg:x="2.05cm" svg:y="10.432cm">
          <draw:text-box>
            <text:p text:style-name="P2"><text:span text:style-name="T7">nSeq</text:span></text:p>
          </draw:text-box>
        </draw:frame>
        <draw:polygon draw:style-name="gr10" draw:text-style-name="P10" draw:layer="layout" svg:width="1.659cm" svg:height="1.198cm" svg:x="1.665cm" svg:y="11.328cm" svg:viewBox="0 0 1660 1199" draw:points="830,1199 0,1199 0,0 1660,0 1660,1199">
          <text:p/>
        </draw:polygon>
        <draw:frame draw:style-name="gr9" draw:text-style-name="P5" draw:layer="layout" svg:width="0.528cm" svg:height="0.615cm" svg:x="3.648cm" svg:y="10.339cm">
          <draw:text-box>
            <text:p text:style-name="P2"><text:span text:style-name="T2">5</text:span></text:p>
          </draw:text-box>
        </draw:frame>
        <draw:polygon draw:style-name="gr11" draw:text-style-name="P11" draw:layer="layout" svg:width="1.067cm" svg:height="1.198cm" svg:x="3.282cm" svg:y="11.328cm" svg:viewBox="0 0 1068 1199" draw:points="534,1199 0,1199 0,0 1068,0 1068,1199">
          <text:p/>
        </draw:polygon>
        <draw:polygon draw:style-name="gr12" draw:text-style-name="P12" draw:layer="layout" svg:width="1.067cm" svg:height="1.198cm" svg:x="3.282cm" svg:y="11.328cm" svg:viewBox="0 0 1068 1199" draw:points="534,1199 0,1199 0,0 1068,0 1068,1199">
          <text:p/>
        </draw:polygon>
        <draw:frame draw:style-name="gr22" draw:text-style-name="P14" draw:layer="layout" svg:width="0.891cm" svg:height="0.412cm" svg:x="2.05cm" svg:y="11.741cm">
          <draw:text-box>
            <text:p text:style-name="P2"><text:span text:style-name="T7">pSeq</text:span></text:p>
          </draw:text-box>
        </draw:frame>
        <draw:polygon draw:style-name="gr10" draw:text-style-name="P10" draw:layer="layout" svg:width="1.659cm" svg:height="1.198cm" svg:x="1.665cm" svg:y="12.65cm" svg:viewBox="0 0 1660 1199" draw:points="830,1199 0,1199 0,0 1660,0 1660,1199">
          <text:p/>
        </draw:polygon>
        <draw:frame draw:style-name="gr9" draw:text-style-name="P5" draw:layer="layout" svg:width="0.528cm" svg:height="0.615cm" svg:x="3.648cm" svg:y="11.648cm">
          <draw:text-box>
            <text:p text:style-name="P2"><text:span text:style-name="T2">2</text:span></text:p>
          </draw:text-box>
        </draw:frame>
        <draw:polygon draw:style-name="gr14" draw:text-style-name="P24" draw:layer="layout" svg:width="1.067cm" svg:height="1.198cm" svg:x="3.282cm" svg:y="12.65cm" svg:viewBox="0 0 1068 1199" draw:points="534,1199 0,1199 0,0 1068,0 1068,1199">
          <text:p/>
        </draw:polygon>
        <draw:frame draw:style-name="gr23" draw:text-style-name="P14" draw:layer="layout" svg:width="0.781cm" svg:height="0.412cm" svg:x="2.117cm" svg:y="13.063cm">
          <draw:text-box>
            <text:p text:style-name="P2"><text:span text:style-name="T7">Prox</text:span></text:p>
          </draw:text-box>
        </draw:frame>
        <draw:frame draw:style-name="gr9" draw:text-style-name="P5" draw:layer="layout" svg:width="0.528cm" svg:height="0.615cm" svg:x="3.648cm" svg:y="12.971cm">
          <draw:text-box>
            <text:p text:style-name="P2"><text:span text:style-name="T2">1</text:span></text:p>
          </draw:text-box>
        </draw:frame>
      </draw:page>
      <draw:page draw:name="page25" draw:style-name="dp1" draw:master-page-name="master-page3">
        <draw:polygon draw:style-name="gr1" draw:text-style-name="P1" draw:layer="layout" svg:width="27.998cm" svg:height="15.749cm" svg:x="0cm" svg:y="0cm" svg:viewBox="0 0 27999 15750" draw:points="0,0 27999,0 27999,15750 0,15750">
          <text:p/>
        </draw:polygon>
        <draw:frame draw:style-name="gr2" draw:text-style-name="P3" draw:layer="layout" svg:width="0.493cm" svg:height="0.547cm" svg:x="1.401cm" svg:y="14.348cm">
          <draw:text-box>
            <text:p text:style-name="P2"><text:span text:style-name="T1"><text:s/></text:span></text:p>
          </draw:text-box>
        </draw:frame>
        <draw:polygon draw:style-name="gr3" draw:text-style-name="P4" draw:layer="layout" svg:width="8.021cm" svg:height="5cm" svg:x="1.198cm" svg:y="4cm" svg:viewBox="0 0 8022 5001" draw:points="4012,5001 0,5001 0,0 8022,0 8022,5001">
          <text:p/>
        </draw:polygon>
        <draw:frame draw:style-name="gr2" draw:text-style-name="P3" draw:layer="layout" svg:width="0.493cm" svg:height="0.547cm" svg:x="13.952cm" svg:y="14.348cm">
          <draw:text-box>
            <text:p text:style-name="P2"><text:span text:style-name="T1"><text:s/></text:span></text:p>
          </draw:text-box>
        </draw:frame>
        <draw:frame draw:style-name="gr4" draw:text-style-name="P5" draw:layer="layout" svg:width="2.445cm" svg:height="0.615cm" svg:x="3.99cm" svg:y="8.067cm">
          <draw:text-box>
            <text:p text:style-name="P2"><text:span text:style-name="T2">pedaço 0</text:span></text:p>
          </draw:text-box>
        </draw:frame>
        <draw:polygon draw:style-name="gr5" draw:text-style-name="P6" draw:layer="layout" svg:width="1.856cm" svg:height="1.332cm" svg:x="1.284cm" svg:y="4.16cm" svg:viewBox="0 0 1857 1333" draw:points="929,1333 0,1333 0,0 1857,0 1857,1333">
          <text:p/>
        </draw:polygon>
        <draw:frame draw:style-name="gr24" draw:text-style-name="P15" draw:layer="layout" svg:width="12.461cm" svg:height="1.182cm" svg:x="1.401cm" svg:y="1.354cm">
          <draw:text-box>
            <text:p text:style-name="P2"><text:span text:style-name="T8">5. Remover o elemento 40</text:span></text:p>
          </draw:text-box>
        </draw:frame>
        <draw:polygon draw:style-name="gr7" draw:text-style-name="P8" draw:layer="layout" svg:width="1.856cm" svg:height="0.793cm" svg:x="1.284cm" svg:y="5.515cm" svg:viewBox="0 0 1857 794" draw:points="929,794 0,794 0,0 1857,0 1857,794">
          <text:p/>
        </draw:polygon>
        <draw:frame draw:style-name="gr8" draw:text-style-name="P9" draw:layer="layout" svg:width="1.145cm" svg:height="0.53cm" svg:x="1.64cm" svg:y="4.583cm">
          <draw:text-box>
            <text:p text:style-name="P2"><text:span text:style-name="T4">dado</text:span></text:p>
          </draw:text-box>
        </draw:frame>
        <draw:polygon draw:style-name="gr5" draw:text-style-name="P6" draw:layer="layout" svg:width="1.855cm" svg:height="1.332cm" svg:x="3.276cm" svg:y="4.158cm" svg:viewBox="0 0 1856 1333" draw:points="928,1333 0,1333 0,0 1856,0 1856,1333">
          <text:p/>
        </draw:polygon>
        <draw:frame draw:style-name="gr9" draw:text-style-name="P5" draw:layer="layout" svg:width="0.528cm" svg:height="0.615cm" svg:x="2.043cm" svg:y="5.633cm">
          <draw:text-box>
            <text:p text:style-name="P2"><text:span text:style-name="T2">3</text:span></text:p>
          </draw:text-box>
        </draw:frame>
        <draw:polygon draw:style-name="gr7" draw:text-style-name="P8" draw:layer="layout" svg:width="1.855cm" svg:height="0.794cm" svg:x="3.276cm" svg:y="5.512cm" svg:viewBox="0 0 1856 795" draw:points="928,795 0,795 0,0 1856,0 1856,795">
          <text:p/>
        </draw:polygon>
        <draw:frame draw:style-name="gr8" draw:text-style-name="P9" draw:layer="layout" svg:width="1.145cm" svg:height="0.53cm" svg:x="3.634cm" svg:y="4.583cm">
          <draw:text-box>
            <text:p text:style-name="P2"><text:span text:style-name="T4">dado</text:span></text:p>
          </draw:text-box>
        </draw:frame>
        <draw:polygon draw:style-name="gr5" draw:text-style-name="P6" draw:layer="layout" svg:width="1.856cm" svg:height="1.33cm" svg:x="5.264cm" svg:y="4.16cm" svg:viewBox="0 0 1857 1331" draw:points="927,1331 0,1331 0,0 1857,0 1857,1331">
          <text:p/>
        </draw:polygon>
        <draw:frame draw:style-name="gr9" draw:text-style-name="P5" draw:layer="layout" svg:width="0.528cm" svg:height="0.615cm" svg:x="4.036cm" svg:y="5.63cm">
          <draw:text-box>
            <text:p text:style-name="P2"><text:span text:style-name="T2">5</text:span></text:p>
          </draw:text-box>
        </draw:frame>
        <draw:polygon draw:style-name="gr7" draw:text-style-name="P8" draw:layer="layout" svg:width="1.856cm" svg:height="0.792cm" svg:x="5.264cm" svg:y="5.513cm" svg:viewBox="0 0 1857 793" draw:points="927,793 0,793 0,0 1857,0 1857,793">
          <text:p/>
        </draw:polygon>
        <draw:polygon draw:style-name="gr5" draw:text-style-name="P6" draw:layer="layout" svg:width="1.856cm" svg:height="1.332cm" svg:x="7.218cm" svg:y="4.16cm" svg:viewBox="0 0 1857 1333" draw:points="929,1333 0,1333 0,0 1857,0 1857,1333">
          <text:p/>
        </draw:polygon>
        <draw:frame draw:style-name="gr8" draw:text-style-name="P9" draw:layer="layout" svg:width="1.145cm" svg:height="0.53cm" svg:x="5.62cm" svg:y="4.583cm">
          <draw:text-box>
            <text:p text:style-name="P2"><text:span text:style-name="T4">dado</text:span></text:p>
          </draw:text-box>
        </draw:frame>
        <draw:polygon draw:style-name="gr7" draw:text-style-name="P8" draw:layer="layout" svg:width="1.856cm" svg:height="0.793cm" svg:x="7.218cm" svg:y="5.515cm" svg:viewBox="0 0 1857 794" draw:points="929,794 0,794 0,0 1857,0 1857,794">
          <text:p/>
        </draw:polygon>
        <draw:polygon draw:style-name="gr10" draw:text-style-name="P10" draw:layer="layout" svg:width="1.856cm" svg:height="1.331cm" svg:x="1.284cm" svg:y="6.529cm" svg:viewBox="0 0 1857 1332" draw:points="929,1332 0,1332 0,0 1857,0 1857,1332">
          <text:p/>
        </draw:polygon>
        <draw:frame draw:style-name="gr8" draw:text-style-name="P9" draw:layer="layout" svg:width="1.145cm" svg:height="0.53cm" svg:x="7.578cm" svg:y="4.583cm">
          <draw:text-box>
            <text:p text:style-name="P2"><text:span text:style-name="T4">dado</text:span></text:p>
          </draw:text-box>
        </draw:frame>
        <draw:polygon draw:style-name="gr11" draw:text-style-name="P11" draw:layer="layout" svg:width="1.192cm" svg:height="1.331cm" svg:x="3.094cm" svg:y="6.529cm" svg:viewBox="0 0 1193 1332" draw:points="597,1332 0,1332 0,0 1193,0 1193,1332">
          <text:p/>
        </draw:polygon>
        <draw:polygon draw:style-name="gr12" draw:text-style-name="P12" draw:layer="layout" svg:width="1.192cm" svg:height="1.331cm" svg:x="3.094cm" svg:y="6.529cm" svg:viewBox="0 0 1193 1332" draw:points="597,1332 0,1332 0,0 1193,0 1193,1332">
          <text:p/>
        </draw:polygon>
        <draw:frame draw:style-name="gr13" draw:text-style-name="P9" draw:layer="layout" svg:width="0.832cm" svg:height="0.53cm" svg:x="1.799cm" svg:y="6.954cm">
          <draw:text-box>
            <text:p text:style-name="P2"><text:span text:style-name="T4">Qtd</text:span></text:p>
          </draw:text-box>
        </draw:frame>
        <draw:polygon draw:style-name="gr10" draw:text-style-name="P10" draw:layer="layout" svg:width="1.856cm" svg:height="1.331cm" svg:x="6.081cm" svg:y="6.529cm" svg:viewBox="0 0 1857 1332" draw:points="930,1332 0,1332 0,0 1857,0 1857,1332">
          <text:p/>
        </draw:polygon>
        <draw:frame draw:style-name="gr9" draw:text-style-name="P5" draw:layer="layout" svg:width="0.528cm" svg:height="0.615cm" svg:x="3.521cm" svg:y="6.917cm">
          <draw:text-box>
            <text:p text:style-name="P2"><text:span text:style-name="T2">2</text:span></text:p>
          </draw:text-box>
        </draw:frame>
        <draw:polygon draw:style-name="gr14" draw:text-style-name="P11" draw:layer="layout" svg:width="1.192cm" svg:height="1.331cm" svg:x="7.891cm" svg:y="6.529cm" svg:viewBox="0 0 1193 1332" draw:points="597,1332 0,1332 0,0 1193,0 1193,1332">
          <text:p/>
        </draw:polygon>
        <draw:frame draw:style-name="gr15" draw:text-style-name="P9" draw:layer="layout" svg:width="1.014cm" svg:height="0.53cm" svg:x="6.519cm" svg:y="6.954cm">
          <draw:text-box>
            <text:p text:style-name="P2"><text:span text:style-name="T4">Prox</text:span></text:p>
          </draw:text-box>
        </draw:frame>
        <draw:polygon draw:style-name="gr3" draw:text-style-name="P4" draw:layer="layout" svg:width="8.021cm" svg:height="5cm" svg:x="9.998cm" svg:y="4cm" svg:viewBox="0 0 8022 5001" draw:points="4013,5001 0,5001 0,0 8022,0 8022,5001">
          <text:p/>
        </draw:polygon>
        <draw:frame draw:style-name="gr9" draw:text-style-name="P5" draw:layer="layout" svg:width="0.528cm" svg:height="0.615cm" svg:x="8.319cm" svg:y="6.917cm">
          <draw:text-box>
            <text:p text:style-name="P2"><text:span text:style-name="T2">3</text:span></text:p>
          </draw:text-box>
        </draw:frame>
        <draw:polygon draw:style-name="gr5" draw:text-style-name="P6" draw:layer="layout" svg:width="1.856cm" svg:height="1.332cm" svg:x="10.084cm" svg:y="4.16cm" svg:viewBox="0 0 1857 1333" draw:points="930,1333 0,1333 0,0 1857,0 1857,1333">
          <text:p/>
        </draw:polygon>
        <draw:frame draw:style-name="gr4" draw:text-style-name="P5" draw:layer="layout" svg:width="2.445cm" svg:height="0.615cm" svg:x="12.788cm" svg:y="8.067cm">
          <draw:text-box>
            <text:p text:style-name="P2"><text:span text:style-name="T2">pedaço 1</text:span></text:p>
          </draw:text-box>
        </draw:frame>
        <draw:polygon draw:style-name="gr7" draw:text-style-name="P8" draw:layer="layout" svg:width="1.856cm" svg:height="0.793cm" svg:x="10.084cm" svg:y="5.515cm" svg:viewBox="0 0 1857 794" draw:points="930,794 0,794 0,0 1857,0 1857,794">
          <text:p/>
        </draw:polygon>
        <draw:frame draw:style-name="gr8" draw:text-style-name="P9" draw:layer="layout" svg:width="1.145cm" svg:height="0.53cm" svg:x="10.442cm" svg:y="4.583cm">
          <draw:text-box>
            <text:p text:style-name="P2"><text:span text:style-name="T4">dado</text:span></text:p>
          </draw:text-box>
        </draw:frame>
        <draw:polygon draw:style-name="gr5" draw:text-style-name="P6" draw:layer="layout" svg:width="1.856cm" svg:height="1.332cm" svg:x="12.076cm" svg:y="4.158cm" svg:viewBox="0 0 1857 1333" draw:points="927,1333 0,1333 0,0 1857,0 1857,1333">
          <text:p/>
        </draw:polygon>
        <draw:polygon draw:style-name="gr7" draw:text-style-name="P8" draw:layer="layout" svg:width="1.856cm" svg:height="0.794cm" svg:x="12.076cm" svg:y="5.512cm" svg:viewBox="0 0 1857 795" draw:points="927,795 0,795 0,0 1857,0 1857,795">
          <text:p/>
        </draw:polygon>
        <draw:polygon draw:style-name="gr5" draw:text-style-name="P6" draw:layer="layout" svg:width="1.856cm" svg:height="1.33cm" svg:x="14.064cm" svg:y="4.16cm" svg:viewBox="0 0 1857 1331" draw:points="927,1331 0,1331 0,0 1857,0 1857,1331">
          <text:p/>
        </draw:polygon>
        <draw:frame draw:style-name="gr8" draw:text-style-name="P9" draw:layer="layout" svg:width="1.145cm" svg:height="0.53cm" svg:x="12.432cm" svg:y="4.583cm">
          <draw:text-box>
            <text:p text:style-name="P2"><text:span text:style-name="T4">dado</text:span></text:p>
          </draw:text-box>
        </draw:frame>
        <draw:polygon draw:style-name="gr7" draw:text-style-name="P8" draw:layer="layout" svg:width="1.856cm" svg:height="0.792cm" svg:x="14.064cm" svg:y="5.513cm" svg:viewBox="0 0 1857 793" draw:points="927,793 0,793 0,0 1857,0 1857,793">
          <text:p/>
        </draw:polygon>
        <draw:polygon draw:style-name="gr5" draw:text-style-name="P6" draw:layer="layout" svg:width="1.856cm" svg:height="1.332cm" svg:x="16.019cm" svg:y="4.16cm" svg:viewBox="0 0 1857 1333" draw:points="927,1333 0,1333 0,0 1857,0 1857,1333">
          <text:p/>
        </draw:polygon>
        <draw:frame draw:style-name="gr8" draw:text-style-name="P9" draw:layer="layout" svg:width="1.145cm" svg:height="0.53cm" svg:x="14.422cm" svg:y="4.583cm">
          <draw:text-box>
            <text:p text:style-name="P2"><text:span text:style-name="T4">dado</text:span></text:p>
          </draw:text-box>
        </draw:frame>
        <draw:polygon draw:style-name="gr7" draw:text-style-name="P8" draw:layer="layout" svg:width="1.856cm" svg:height="0.793cm" svg:x="16.019cm" svg:y="5.515cm" svg:viewBox="0 0 1857 794" draw:points="927,794 0,794 0,0 1857,0 1857,794">
          <text:p/>
        </draw:polygon>
        <draw:polygon draw:style-name="gr10" draw:text-style-name="P10" draw:layer="layout" svg:width="1.856cm" svg:height="1.331cm" svg:x="10.084cm" svg:y="6.529cm" svg:viewBox="0 0 1857 1332" draw:points="930,1332 0,1332 0,0 1857,0 1857,1332">
          <text:p/>
        </draw:polygon>
        <draw:frame draw:style-name="gr8" draw:text-style-name="P9" draw:layer="layout" svg:width="1.145cm" svg:height="0.53cm" svg:x="16.376cm" svg:y="4.583cm">
          <draw:text-box>
            <text:p text:style-name="P2"><text:span text:style-name="T4">dado</text:span></text:p>
          </draw:text-box>
        </draw:frame>
        <draw:polygon draw:style-name="gr14" draw:text-style-name="P11" draw:layer="layout" svg:width="1.192cm" svg:height="1.331cm" svg:x="11.894cm" svg:y="6.529cm" svg:viewBox="0 0 1193 1332" draw:points="597,1332 0,1332 0,0 1193,0 1193,1332">
          <text:p/>
        </draw:polygon>
        <draw:frame draw:style-name="gr13" draw:text-style-name="P9" draw:layer="layout" svg:width="0.832cm" svg:height="0.53cm" svg:x="10.597cm" svg:y="6.954cm">
          <draw:text-box>
            <text:p text:style-name="P2"><text:span text:style-name="T4">Qtd</text:span></text:p>
          </draw:text-box>
        </draw:frame>
        <draw:polygon draw:style-name="gr10" draw:text-style-name="P10" draw:layer="layout" svg:width="1.856cm" svg:height="1.331cm" svg:x="14.882cm" svg:y="6.529cm" svg:viewBox="0 0 1857 1332" draw:points="928,1332 0,1332 0,0 1857,0 1857,1332">
          <text:p/>
        </draw:polygon>
        <draw:frame draw:style-name="gr9" draw:text-style-name="P5" draw:layer="layout" svg:width="0.528cm" svg:height="0.615cm" svg:x="12.323cm" svg:y="6.917cm">
          <draw:text-box>
            <text:p text:style-name="P2"><text:span text:style-name="T2">0</text:span></text:p>
          </draw:text-box>
        </draw:frame>
        <draw:polygon draw:style-name="gr14" draw:text-style-name="P11" draw:layer="layout" svg:width="1.192cm" svg:height="1.331cm" svg:x="16.691cm" svg:y="6.529cm" svg:viewBox="0 0 1193 1332" draw:points="598,1332 0,1332 0,0 1193,0 1193,1332">
          <text:p/>
        </draw:polygon>
        <draw:frame draw:style-name="gr15" draw:text-style-name="P9" draw:layer="layout" svg:width="1.014cm" svg:height="0.53cm" svg:x="15.321cm" svg:y="6.954cm">
          <draw:text-box>
            <text:p text:style-name="P2"><text:span text:style-name="T4">Prox</text:span></text:p>
          </draw:text-box>
        </draw:frame>
        <draw:polygon draw:style-name="gr3" draw:text-style-name="P4" draw:layer="layout" svg:width="8.021cm" svg:height="5cm" svg:x="19.199cm" svg:y="4cm" svg:viewBox="0 0 8022 5001" draw:points="4011,5001 0,5001 0,0 8022,0 8022,5001">
          <text:p/>
        </draw:polygon>
        <draw:frame draw:style-name="gr9" draw:text-style-name="P5" draw:layer="layout" svg:width="0.528cm" svg:height="0.615cm" svg:x="17.12cm" svg:y="6.917cm">
          <draw:text-box>
            <text:p text:style-name="P2"><text:span text:style-name="T2">5</text:span></text:p>
          </draw:text-box>
        </draw:frame>
        <draw:polygon draw:style-name="gr31" draw:text-style-name="P6" draw:layer="layout" svg:width="1.856cm" svg:height="1.332cm" svg:x="19.284cm" svg:y="4.16cm" svg:viewBox="0 0 1857 1333" draw:points="930,1333 0,1333 0,0 1857,0 1857,1333">
          <text:p/>
        </draw:polygon>
        <draw:polygon draw:style-name="gr12" draw:text-style-name="P12" draw:layer="layout" svg:width="1.856cm" svg:height="1.332cm" svg:x="19.284cm" svg:y="4.16cm" svg:viewBox="0 0 1857 1333" draw:points="930,1333 0,1333 0,0 1857,0 1857,1333">
          <text:p/>
        </draw:polygon>
        <draw:frame draw:style-name="gr4" draw:text-style-name="P5" draw:layer="layout" svg:width="2.445cm" svg:height="0.615cm" svg:x="21.989cm" svg:y="8.067cm">
          <draw:text-box>
            <text:p text:style-name="P2"><text:span text:style-name="T2">pedaço 2</text:span></text:p>
          </draw:text-box>
        </draw:frame>
        <draw:polygon draw:style-name="gr7" draw:text-style-name="P8" draw:layer="layout" svg:width="1.856cm" svg:height="0.793cm" svg:x="19.284cm" svg:y="5.515cm" svg:viewBox="0 0 1857 794" draw:points="930,794 0,794 0,0 1857,0 1857,794">
          <text:p/>
        </draw:polygon>
        <draw:frame draw:style-name="gr8" draw:text-style-name="P9" draw:layer="layout" svg:width="1.145cm" svg:height="0.53cm" svg:x="19.643cm" svg:y="4.583cm">
          <draw:text-box>
            <text:p text:style-name="P2"><text:span text:style-name="T4">dado</text:span></text:p>
          </draw:text-box>
        </draw:frame>
        <draw:polygon draw:style-name="gr5" draw:text-style-name="P6" draw:layer="layout" svg:width="1.856cm" svg:height="1.332cm" svg:x="21.275cm" svg:y="4.158cm" svg:viewBox="0 0 1857 1333" draw:points="930,1333 0,1333 0,0 1857,0 1857,1333">
          <text:p/>
        </draw:polygon>
        <draw:frame draw:style-name="gr9" draw:text-style-name="P5" draw:layer="layout" svg:width="0.528cm" svg:height="0.615cm" svg:x="20.045cm" svg:y="5.633cm">
          <draw:text-box>
            <text:p text:style-name="P2"><text:span text:style-name="T2">2</text:span></text:p>
          </draw:text-box>
        </draw:frame>
        <draw:polygon draw:style-name="gr7" draw:text-style-name="P8" draw:layer="layout" svg:width="1.856cm" svg:height="0.794cm" svg:x="21.275cm" svg:y="5.512cm" svg:viewBox="0 0 1857 795" draw:points="930,795 0,795 0,0 1857,0 1857,795">
          <text:p/>
        </draw:polygon>
        <draw:frame draw:style-name="gr8" draw:text-style-name="P9" draw:layer="layout" svg:width="1.145cm" svg:height="0.53cm" svg:x="21.632cm" svg:y="4.583cm">
          <draw:text-box>
            <text:p text:style-name="P2"><text:span text:style-name="T4">dado</text:span></text:p>
          </draw:text-box>
        </draw:frame>
        <draw:polygon draw:style-name="gr5" draw:text-style-name="P6" draw:layer="layout" svg:width="1.856cm" svg:height="1.33cm" svg:x="23.264cm" svg:y="4.16cm" svg:viewBox="0 0 1857 1331" draw:points="927,1331 0,1331 0,0 1857,0 1857,1331">
          <text:p/>
        </draw:polygon>
        <draw:frame draw:style-name="gr9" draw:text-style-name="P5" draw:layer="layout" svg:width="0.528cm" svg:height="0.615cm" svg:x="22.035cm" svg:y="5.63cm">
          <draw:text-box>
            <text:p text:style-name="P2"><text:span text:style-name="T2">8</text:span></text:p>
          </draw:text-box>
        </draw:frame>
        <draw:polygon draw:style-name="gr35" draw:text-style-name="P25" draw:layer="layout" svg:width="1.856cm" svg:height="0.792cm" svg:x="23.264cm" svg:y="5.513cm" svg:viewBox="0 0 1857 793" draw:points="927,793 0,793 0,0 1857,0 1857,793">
          <text:p/>
        </draw:polygon>
        <draw:frame draw:style-name="gr8" draw:text-style-name="P9" draw:layer="layout" svg:width="1.145cm" svg:height="0.53cm" svg:x="23.622cm" svg:y="4.583cm">
          <draw:text-box>
            <text:p text:style-name="P2"><text:span text:style-name="T4">dado</text:span></text:p>
          </draw:text-box>
        </draw:frame>
        <draw:polygon draw:style-name="gr5" draw:text-style-name="P6" draw:layer="layout" svg:width="1.856cm" svg:height="1.332cm" svg:x="25.218cm" svg:y="4.16cm" svg:viewBox="0 0 1857 1333" draw:points="929,1333 0,1333 0,0 1857,0 1857,1333">
          <text:p/>
        </draw:polygon>
        <draw:frame draw:style-name="gr17" draw:text-style-name="P5" draw:layer="layout" svg:width="0.595cm" svg:height="0.589cm" svg:x="23.945cm" svg:y="5.642cm">
          <draw:text-box>
            <text:p text:style-name="P2"><text:span text:style-name="T5">11</text:span></text:p>
          </draw:text-box>
        </draw:frame>
        <draw:polygon draw:style-name="gr7" draw:text-style-name="P8" draw:layer="layout" svg:width="1.856cm" svg:height="0.793cm" svg:x="25.218cm" svg:y="5.515cm" svg:viewBox="0 0 1857 794" draw:points="929,794 0,794 0,0 1857,0 1857,794">
          <text:p/>
        </draw:polygon>
        <draw:frame draw:style-name="gr8" draw:text-style-name="P9" draw:layer="layout" svg:width="1.145cm" svg:height="0.53cm" svg:x="25.576cm" svg:y="4.583cm">
          <draw:text-box>
            <text:p text:style-name="P2"><text:span text:style-name="T4">dado</text:span></text:p>
          </draw:text-box>
        </draw:frame>
        <draw:polygon draw:style-name="gr10" draw:text-style-name="P10" draw:layer="layout" svg:width="1.856cm" svg:height="1.331cm" svg:x="19.284cm" svg:y="6.529cm" svg:viewBox="0 0 1857 1332" draw:points="930,1332 0,1332 0,0 1857,0 1857,1332">
          <text:p/>
        </draw:polygon>
        <draw:polygon draw:style-name="gr14" draw:text-style-name="P11" draw:layer="layout" svg:width="1.191cm" svg:height="1.331cm" svg:x="21.095cm" svg:y="6.529cm" svg:viewBox="0 0 1192 1332" draw:points="596,1332 0,1332 0,0 1192,0 1192,1332">
          <text:p/>
        </draw:polygon>
        <draw:frame draw:style-name="gr13" draw:text-style-name="P9" draw:layer="layout" svg:width="0.832cm" svg:height="0.53cm" svg:x="19.798cm" svg:y="6.954cm">
          <draw:text-box>
            <text:p text:style-name="P2"><text:span text:style-name="T4">Qtd</text:span></text:p>
          </draw:text-box>
        </draw:frame>
        <draw:polygon draw:style-name="gr10" draw:text-style-name="P10" draw:layer="layout" svg:width="1.856cm" svg:height="1.331cm" svg:x="24.081cm" svg:y="6.529cm" svg:viewBox="0 0 1857 1332" draw:points="929,1332 0,1332 0,0 1857,0 1857,1332">
          <text:p/>
        </draw:polygon>
        <draw:frame draw:style-name="gr9" draw:text-style-name="P5" draw:layer="layout" svg:width="0.528cm" svg:height="0.615cm" svg:x="21.523cm" svg:y="6.917cm">
          <draw:text-box>
            <text:p text:style-name="P2"><text:span text:style-name="T2">3</text:span></text:p>
          </draw:text-box>
        </draw:frame>
        <draw:polygon draw:style-name="gr14" draw:text-style-name="P11" draw:layer="layout" svg:width="1.192cm" svg:height="1.331cm" svg:x="25.891cm" svg:y="6.529cm" svg:viewBox="0 0 1193 1332" draw:points="597,1332 0,1332 0,0 1193,0 1193,1332">
          <text:p/>
        </draw:polygon>
        <draw:frame draw:style-name="gr15" draw:text-style-name="P9" draw:layer="layout" svg:width="1.014cm" svg:height="0.53cm" svg:x="24.522cm" svg:y="6.954cm">
          <draw:text-box>
            <text:p text:style-name="P2"><text:span text:style-name="T4">Prox</text:span></text:p>
          </draw:text-box>
        </draw:frame>
        <draw:polygon draw:style-name="gr3" draw:text-style-name="P4" draw:layer="layout" svg:width="8.021cm" svg:height="5cm" svg:x="1.198cm" svg:y="4cm" svg:viewBox="0 0 8022 5001" draw:points="4012,5001 0,5001 0,0 8022,0 8022,5001">
          <text:p/>
        </draw:polygon>
        <draw:frame draw:style-name="gr9" draw:text-style-name="P5" draw:layer="layout" svg:width="0.528cm" svg:height="0.615cm" svg:x="26.321cm" svg:y="6.917cm">
          <draw:text-box>
            <text:p text:style-name="P2"><text:span text:style-name="T2">0</text:span></text:p>
          </draw:text-box>
        </draw:frame>
        <draw:polygon draw:style-name="gr5" draw:text-style-name="P6" draw:layer="layout" svg:width="1.856cm" svg:height="1.332cm" svg:x="1.284cm" svg:y="4.16cm" svg:viewBox="0 0 1857 1333" draw:points="929,1333 0,1333 0,0 1857,0 1857,1333">
          <text:p/>
        </draw:polygon>
        <draw:frame draw:style-name="gr4" draw:text-style-name="P5" draw:layer="layout" svg:width="2.445cm" svg:height="0.615cm" svg:x="3.99cm" svg:y="8.067cm">
          <draw:text-box>
            <text:p text:style-name="P2"><text:span text:style-name="T2">pedaço 0</text:span></text:p>
          </draw:text-box>
        </draw:frame>
        <draw:polygon draw:style-name="gr7" draw:text-style-name="P8" draw:layer="layout" svg:width="1.856cm" svg:height="0.793cm" svg:x="1.284cm" svg:y="5.515cm" svg:viewBox="0 0 1857 794" draw:points="929,794 0,794 0,0 1857,0 1857,794">
          <text:p/>
        </draw:polygon>
        <draw:frame draw:style-name="gr8" draw:text-style-name="P9" draw:layer="layout" svg:width="1.145cm" svg:height="0.53cm" svg:x="1.64cm" svg:y="4.583cm">
          <draw:text-box>
            <text:p text:style-name="P2"><text:span text:style-name="T4">dado</text:span></text:p>
          </draw:text-box>
        </draw:frame>
        <draw:polygon draw:style-name="gr5" draw:text-style-name="P6" draw:layer="layout" svg:width="1.855cm" svg:height="1.332cm" svg:x="3.276cm" svg:y="4.158cm" svg:viewBox="0 0 1856 1333" draw:points="928,1333 0,1333 0,0 1856,0 1856,1333">
          <text:p/>
        </draw:polygon>
        <draw:frame draw:style-name="gr9" draw:text-style-name="P5" draw:layer="layout" svg:width="0.528cm" svg:height="0.615cm" svg:x="2.043cm" svg:y="5.633cm">
          <draw:text-box>
            <text:p text:style-name="P2"><text:span text:style-name="T2">3</text:span></text:p>
          </draw:text-box>
        </draw:frame>
        <draw:polygon draw:style-name="gr7" draw:text-style-name="P8" draw:layer="layout" svg:width="1.855cm" svg:height="0.794cm" svg:x="3.276cm" svg:y="5.512cm" svg:viewBox="0 0 1856 795" draw:points="928,795 0,795 0,0 1856,0 1856,795">
          <text:p/>
        </draw:polygon>
        <draw:frame draw:style-name="gr8" draw:text-style-name="P9" draw:layer="layout" svg:width="1.145cm" svg:height="0.53cm" svg:x="3.634cm" svg:y="4.583cm">
          <draw:text-box>
            <text:p text:style-name="P2"><text:span text:style-name="T4">dado</text:span></text:p>
          </draw:text-box>
        </draw:frame>
        <draw:polygon draw:style-name="gr5" draw:text-style-name="P6" draw:layer="layout" svg:width="1.856cm" svg:height="1.33cm" svg:x="5.264cm" svg:y="4.16cm" svg:viewBox="0 0 1857 1331" draw:points="927,1331 0,1331 0,0 1857,0 1857,1331">
          <text:p/>
        </draw:polygon>
        <draw:frame draw:style-name="gr9" draw:text-style-name="P5" draw:layer="layout" svg:width="0.528cm" svg:height="0.615cm" svg:x="4.036cm" svg:y="5.63cm">
          <draw:text-box>
            <text:p text:style-name="P2"><text:span text:style-name="T2">5</text:span></text:p>
          </draw:text-box>
        </draw:frame>
        <draw:polygon draw:style-name="gr7" draw:text-style-name="P8" draw:layer="layout" svg:width="1.856cm" svg:height="0.792cm" svg:x="5.264cm" svg:y="5.513cm" svg:viewBox="0 0 1857 793" draw:points="927,793 0,793 0,0 1857,0 1857,793">
          <text:p/>
        </draw:polygon>
        <draw:polygon draw:style-name="gr5" draw:text-style-name="P6" draw:layer="layout" svg:width="1.856cm" svg:height="1.332cm" svg:x="7.218cm" svg:y="4.16cm" svg:viewBox="0 0 1857 1333" draw:points="929,1333 0,1333 0,0 1857,0 1857,1333">
          <text:p/>
        </draw:polygon>
        <draw:frame draw:style-name="gr8" draw:text-style-name="P9" draw:layer="layout" svg:width="1.145cm" svg:height="0.53cm" svg:x="5.62cm" svg:y="4.583cm">
          <draw:text-box>
            <text:p text:style-name="P2"><text:span text:style-name="T4">dado</text:span></text:p>
          </draw:text-box>
        </draw:frame>
        <draw:polygon draw:style-name="gr7" draw:text-style-name="P8" draw:layer="layout" svg:width="1.856cm" svg:height="0.793cm" svg:x="7.218cm" svg:y="5.515cm" svg:viewBox="0 0 1857 794" draw:points="929,794 0,794 0,0 1857,0 1857,794">
          <text:p/>
        </draw:polygon>
        <draw:polygon draw:style-name="gr10" draw:text-style-name="P10" draw:layer="layout" svg:width="1.856cm" svg:height="1.331cm" svg:x="1.284cm" svg:y="6.529cm" svg:viewBox="0 0 1857 1332" draw:points="929,1332 0,1332 0,0 1857,0 1857,1332">
          <text:p/>
        </draw:polygon>
        <draw:frame draw:style-name="gr8" draw:text-style-name="P9" draw:layer="layout" svg:width="1.145cm" svg:height="0.53cm" svg:x="7.578cm" svg:y="4.583cm">
          <draw:text-box>
            <text:p text:style-name="P2"><text:span text:style-name="T4">dado</text:span></text:p>
          </draw:text-box>
        </draw:frame>
        <draw:polygon draw:style-name="gr11" draw:text-style-name="P11" draw:layer="layout" svg:width="1.192cm" svg:height="1.331cm" svg:x="3.094cm" svg:y="6.529cm" svg:viewBox="0 0 1193 1332" draw:points="597,1332 0,1332 0,0 1193,0 1193,1332">
          <text:p/>
        </draw:polygon>
        <draw:polygon draw:style-name="gr12" draw:text-style-name="P12" draw:layer="layout" svg:width="1.192cm" svg:height="1.331cm" svg:x="3.094cm" svg:y="6.529cm" svg:viewBox="0 0 1193 1332" draw:points="597,1332 0,1332 0,0 1193,0 1193,1332">
          <text:p/>
        </draw:polygon>
        <draw:frame draw:style-name="gr13" draw:text-style-name="P9" draw:layer="layout" svg:width="0.832cm" svg:height="0.53cm" svg:x="1.799cm" svg:y="6.954cm">
          <draw:text-box>
            <text:p text:style-name="P2"><text:span text:style-name="T4">Qtd</text:span></text:p>
          </draw:text-box>
        </draw:frame>
        <draw:polygon draw:style-name="gr10" draw:text-style-name="P10" draw:layer="layout" svg:width="1.856cm" svg:height="1.331cm" svg:x="6.081cm" svg:y="6.529cm" svg:viewBox="0 0 1857 1332" draw:points="930,1332 0,1332 0,0 1857,0 1857,1332">
          <text:p/>
        </draw:polygon>
        <draw:frame draw:style-name="gr9" draw:text-style-name="P5" draw:layer="layout" svg:width="0.528cm" svg:height="0.615cm" svg:x="3.521cm" svg:y="6.917cm">
          <draw:text-box>
            <text:p text:style-name="P2"><text:span text:style-name="T2">2</text:span></text:p>
          </draw:text-box>
        </draw:frame>
        <draw:polygon draw:style-name="gr14" draw:text-style-name="P11" draw:layer="layout" svg:width="1.192cm" svg:height="1.331cm" svg:x="7.891cm" svg:y="6.529cm" svg:viewBox="0 0 1193 1332" draw:points="597,1332 0,1332 0,0 1193,0 1193,1332">
          <text:p/>
        </draw:polygon>
        <draw:frame draw:style-name="gr15" draw:text-style-name="P9" draw:layer="layout" svg:width="1.014cm" svg:height="0.53cm" svg:x="6.519cm" svg:y="6.954cm">
          <draw:text-box>
            <text:p text:style-name="P2"><text:span text:style-name="T4">Prox</text:span></text:p>
          </draw:text-box>
        </draw:frame>
        <draw:polygon draw:style-name="gr3" draw:text-style-name="P4" draw:layer="layout" svg:width="8.021cm" svg:height="5cm" svg:x="1.198cm" svg:y="4cm" svg:viewBox="0 0 8022 5001" draw:points="4012,5001 0,5001 0,0 8022,0 8022,5001">
          <text:p/>
        </draw:polygon>
        <draw:frame draw:style-name="gr9" draw:text-style-name="P5" draw:layer="layout" svg:width="0.528cm" svg:height="0.615cm" svg:x="8.319cm" svg:y="6.917cm">
          <draw:text-box>
            <text:p text:style-name="P2"><text:span text:style-name="T2">3</text:span></text:p>
          </draw:text-box>
        </draw:frame>
        <draw:polygon draw:style-name="gr5" draw:text-style-name="P6" draw:layer="layout" svg:width="1.856cm" svg:height="1.332cm" svg:x="1.284cm" svg:y="4.16cm" svg:viewBox="0 0 1857 1333" draw:points="929,1333 0,1333 0,0 1857,0 1857,1333">
          <text:p/>
        </draw:polygon>
        <draw:frame draw:style-name="gr4" draw:text-style-name="P5" draw:layer="layout" svg:width="2.445cm" svg:height="0.615cm" svg:x="3.99cm" svg:y="8.067cm">
          <draw:text-box>
            <text:p text:style-name="P2"><text:span text:style-name="T2">pedaço 0</text:span></text:p>
          </draw:text-box>
        </draw:frame>
        <draw:polygon draw:style-name="gr7" draw:text-style-name="P8" draw:layer="layout" svg:width="1.856cm" svg:height="0.793cm" svg:x="1.284cm" svg:y="5.515cm" svg:viewBox="0 0 1857 794" draw:points="929,794 0,794 0,0 1857,0 1857,794">
          <text:p/>
        </draw:polygon>
        <draw:frame draw:style-name="gr8" draw:text-style-name="P9" draw:layer="layout" svg:width="1.145cm" svg:height="0.53cm" svg:x="1.64cm" svg:y="4.583cm">
          <draw:text-box>
            <text:p text:style-name="P2"><text:span text:style-name="T4">dado</text:span></text:p>
          </draw:text-box>
        </draw:frame>
        <draw:polygon draw:style-name="gr5" draw:text-style-name="P6" draw:layer="layout" svg:width="1.855cm" svg:height="1.332cm" svg:x="3.276cm" svg:y="4.158cm" svg:viewBox="0 0 1856 1333" draw:points="928,1333 0,1333 0,0 1856,0 1856,1333">
          <text:p/>
        </draw:polygon>
        <draw:frame draw:style-name="gr16" draw:text-style-name="P5" draw:layer="layout" svg:width="0.679cm" svg:height="0.615cm" svg:x="1.873cm" svg:y="5.633cm">
          <draw:text-box>
            <text:p text:style-name="P2"><text:span text:style-name="T2">14</text:span></text:p>
          </draw:text-box>
        </draw:frame>
        <draw:polygon draw:style-name="gr7" draw:text-style-name="P8" draw:layer="layout" svg:width="1.855cm" svg:height="0.794cm" svg:x="3.276cm" svg:y="5.512cm" svg:viewBox="0 0 1856 795" draw:points="928,795 0,795 0,0 1856,0 1856,795">
          <text:p/>
        </draw:polygon>
        <draw:frame draw:style-name="gr8" draw:text-style-name="P9" draw:layer="layout" svg:width="1.145cm" svg:height="0.53cm" svg:x="3.634cm" svg:y="4.583cm">
          <draw:text-box>
            <text:p text:style-name="P2"><text:span text:style-name="T4">dado</text:span></text:p>
          </draw:text-box>
        </draw:frame>
        <draw:polygon draw:style-name="gr5" draw:text-style-name="P6" draw:layer="layout" svg:width="1.856cm" svg:height="1.33cm" svg:x="5.264cm" svg:y="4.16cm" svg:viewBox="0 0 1857 1331" draw:points="927,1331 0,1331 0,0 1857,0 1857,1331">
          <text:p/>
        </draw:polygon>
        <draw:frame draw:style-name="gr16" draw:text-style-name="P5" draw:layer="layout" svg:width="0.679cm" svg:height="0.615cm" svg:x="3.866cm" svg:y="5.63cm">
          <draw:text-box>
            <text:p text:style-name="P2"><text:span text:style-name="T2">18</text:span></text:p>
          </draw:text-box>
        </draw:frame>
        <draw:polygon draw:style-name="gr7" draw:text-style-name="P8" draw:layer="layout" svg:width="1.856cm" svg:height="0.792cm" svg:x="5.264cm" svg:y="5.513cm" svg:viewBox="0 0 1857 793" draw:points="927,793 0,793 0,0 1857,0 1857,793">
          <text:p/>
        </draw:polygon>
        <draw:frame draw:style-name="gr8" draw:text-style-name="P9" draw:layer="layout" svg:width="1.145cm" svg:height="0.53cm" svg:x="5.62cm" svg:y="4.583cm">
          <draw:text-box>
            <text:p text:style-name="P2"><text:span text:style-name="T4">dado</text:span></text:p>
          </draw:text-box>
        </draw:frame>
        <draw:polygon draw:style-name="gr5" draw:text-style-name="P6" draw:layer="layout" svg:width="1.856cm" svg:height="1.332cm" svg:x="7.218cm" svg:y="4.16cm" svg:viewBox="0 0 1857 1333" draw:points="929,1333 0,1333 0,0 1857,0 1857,1333">
          <text:p/>
        </draw:polygon>
        <draw:frame draw:style-name="gr19" draw:text-style-name="P13" draw:layer="layout" svg:width="0.705cm" svg:height="0.712cm" svg:x="5.842cm" svg:y="5.588cm">
          <draw:text-box>
            <text:p text:style-name="P2"><text:span text:style-name="T6">23</text:span></text:p>
          </draw:text-box>
        </draw:frame>
        <draw:polygon draw:style-name="gr7" draw:text-style-name="P8" draw:layer="layout" svg:width="1.856cm" svg:height="0.793cm" svg:x="7.218cm" svg:y="5.515cm" svg:viewBox="0 0 1857 794" draw:points="929,794 0,794 0,0 1857,0 1857,794">
          <text:p/>
        </draw:polygon>
        <draw:frame draw:style-name="gr8" draw:text-style-name="P9" draw:layer="layout" svg:width="1.145cm" svg:height="0.53cm" svg:x="7.578cm" svg:y="4.583cm">
          <draw:text-box>
            <text:p text:style-name="P2"><text:span text:style-name="T4">dado</text:span></text:p>
          </draw:text-box>
        </draw:frame>
        <draw:polygon draw:style-name="gr10" draw:text-style-name="P10" draw:layer="layout" svg:width="1.856cm" svg:height="1.331cm" svg:x="1.284cm" svg:y="6.529cm" svg:viewBox="0 0 1857 1332" draw:points="929,1332 0,1332 0,0 1857,0 1857,1332">
          <text:p/>
        </draw:polygon>
        <draw:frame draw:style-name="gr17" draw:text-style-name="P5" draw:layer="layout" svg:width="0.595cm" svg:height="0.589cm" svg:x="7.849cm" svg:y="5.645cm">
          <draw:text-box>
            <text:p text:style-name="P2"><text:span text:style-name="T5">31</text:span></text:p>
          </draw:text-box>
        </draw:frame>
        <draw:polygon draw:style-name="gr14" draw:text-style-name="P11" draw:layer="layout" svg:width="1.192cm" svg:height="1.331cm" svg:x="3.094cm" svg:y="6.529cm" svg:viewBox="0 0 1193 1332" draw:points="597,1332 0,1332 0,0 1193,0 1193,1332">
          <text:p/>
        </draw:polygon>
        <draw:frame draw:style-name="gr13" draw:text-style-name="P9" draw:layer="layout" svg:width="0.832cm" svg:height="0.53cm" svg:x="1.799cm" svg:y="6.954cm">
          <draw:text-box>
            <text:p text:style-name="P2"><text:span text:style-name="T4">Qtd</text:span></text:p>
          </draw:text-box>
        </draw:frame>
        <draw:polygon draw:style-name="gr10" draw:text-style-name="P10" draw:layer="layout" svg:width="1.856cm" svg:height="1.331cm" svg:x="6.081cm" svg:y="6.529cm" svg:viewBox="0 0 1857 1332" draw:points="930,1332 0,1332 0,0 1857,0 1857,1332">
          <text:p/>
        </draw:polygon>
        <draw:frame draw:style-name="gr9" draw:text-style-name="P5" draw:layer="layout" svg:width="0.528cm" svg:height="0.615cm" svg:x="3.521cm" svg:y="6.917cm">
          <draw:text-box>
            <text:p text:style-name="P2"><text:span text:style-name="T2">4</text:span></text:p>
          </draw:text-box>
        </draw:frame>
        <draw:polygon draw:style-name="gr14" draw:text-style-name="P11" draw:layer="layout" svg:width="1.192cm" svg:height="1.331cm" svg:x="7.891cm" svg:y="6.529cm" svg:viewBox="0 0 1193 1332" draw:points="597,1332 0,1332 0,0 1193,0 1193,1332">
          <text:p/>
        </draw:polygon>
        <draw:frame draw:style-name="gr15" draw:text-style-name="P9" draw:layer="layout" svg:width="1.014cm" svg:height="0.53cm" svg:x="6.519cm" svg:y="6.954cm">
          <draw:text-box>
            <text:p text:style-name="P2"><text:span text:style-name="T4">Prox</text:span></text:p>
          </draw:text-box>
        </draw:frame>
        <draw:polygon draw:style-name="gr3" draw:text-style-name="P4" draw:layer="layout" svg:width="8.021cm" svg:height="5cm" svg:x="17.378cm" svg:y="9.6cm" svg:viewBox="0 0 8022 5001" draw:points="4011,5001 0,5001 0,0 8022,0 8022,5001">
          <text:p/>
        </draw:polygon>
        <draw:frame draw:style-name="gr9" draw:text-style-name="P5" draw:layer="layout" svg:width="0.528cm" svg:height="0.615cm" svg:x="8.319cm" svg:y="6.917cm">
          <draw:text-box>
            <text:p text:style-name="P2"><text:span text:style-name="T2">3</text:span></text:p>
          </draw:text-box>
        </draw:frame>
        <draw:polygon draw:style-name="gr5" draw:text-style-name="P6" draw:layer="layout" svg:width="1.856cm" svg:height="1.332cm" svg:x="17.464cm" svg:y="9.76cm" svg:viewBox="0 0 1857 1333" draw:points="928,1333 0,1333 0,0 1857,0 1857,1333">
          <text:p/>
        </draw:polygon>
        <draw:frame draw:style-name="gr4" draw:text-style-name="P5" draw:layer="layout" svg:width="2.445cm" svg:height="0.615cm" svg:x="20.168cm" svg:y="13.666cm">
          <draw:text-box>
            <text:p text:style-name="P2"><text:span text:style-name="T2">pedaço 4</text:span></text:p>
          </draw:text-box>
        </draw:frame>
        <draw:polygon draw:style-name="gr7" draw:text-style-name="P8" draw:layer="layout" svg:width="1.856cm" svg:height="0.793cm" svg:x="17.464cm" svg:y="11.115cm" svg:viewBox="0 0 1857 794" draw:points="928,794 0,794 0,0 1857,0 1857,794">
          <text:p/>
        </draw:polygon>
        <draw:frame draw:style-name="gr8" draw:text-style-name="P9" draw:layer="layout" svg:width="1.145cm" svg:height="0.53cm" svg:x="17.822cm" svg:y="10.186cm">
          <draw:text-box>
            <text:p text:style-name="P2"><text:span text:style-name="T4">dado</text:span></text:p>
          </draw:text-box>
        </draw:frame>
        <draw:polygon draw:style-name="gr5" draw:text-style-name="P6" draw:layer="layout" svg:width="1.856cm" svg:height="1.332cm" svg:x="19.454cm" svg:y="9.758cm" svg:viewBox="0 0 1857 1333" draw:points="930,1333 0,1333 0,0 1857,0 1857,1333">
          <text:p/>
        </draw:polygon>
        <draw:frame draw:style-name="gr16" draw:text-style-name="P5" draw:layer="layout" svg:width="0.679cm" svg:height="0.615cm" svg:x="18.055cm" svg:y="11.232cm">
          <draw:text-box>
            <text:p text:style-name="P2"><text:span text:style-name="T2">51</text:span></text:p>
          </draw:text-box>
        </draw:frame>
        <draw:polygon draw:style-name="gr7" draw:text-style-name="P8" draw:layer="layout" svg:width="1.856cm" svg:height="0.794cm" svg:x="19.454cm" svg:y="11.112cm" svg:viewBox="0 0 1857 795" draw:points="930,795 0,795 0,0 1857,0 1857,795">
          <text:p/>
        </draw:polygon>
        <draw:frame draw:style-name="gr8" draw:text-style-name="P9" draw:layer="layout" svg:width="1.145cm" svg:height="0.53cm" svg:x="19.812cm" svg:y="10.182cm">
          <draw:text-box>
            <text:p text:style-name="P2"><text:span text:style-name="T4">dado</text:span></text:p>
          </draw:text-box>
        </draw:frame>
        <draw:polygon draw:style-name="gr5" draw:text-style-name="P6" draw:layer="layout" svg:width="1.856cm" svg:height="1.33cm" svg:x="21.442cm" svg:y="9.76cm" svg:viewBox="0 0 1857 1331" draw:points="929,1331 0,1331 0,0 1857,0 1857,1331">
          <text:p/>
        </draw:polygon>
        <draw:frame draw:style-name="gr16" draw:text-style-name="P5" draw:layer="layout" svg:width="0.679cm" svg:height="0.615cm" svg:x="20.045cm" svg:y="11.232cm">
          <draw:text-box>
            <text:p text:style-name="P2"><text:span text:style-name="T2">72</text:span></text:p>
          </draw:text-box>
        </draw:frame>
        <draw:polygon draw:style-name="gr33" draw:text-style-name="P21" draw:layer="layout" svg:width="1.856cm" svg:height="0.792cm" svg:x="21.442cm" svg:y="11.113cm" svg:viewBox="0 0 1857 793" draw:points="929,793 0,793 0,0 1857,0 1857,793">
          <text:p text:style-name="P20"><text:span text:style-name="T2">80</text:span></text:p>
        </draw:polygon>
        <draw:polygon draw:style-name="gr5" draw:text-style-name="P6" draw:layer="layout" svg:width="1.856cm" svg:height="1.332cm" svg:x="23.397cm" svg:y="9.76cm" svg:viewBox="0 0 1857 1333" draw:points="929,1333 0,1333 0,0 1857,0 1857,1333">
          <text:p/>
        </draw:polygon>
        <draw:frame draw:style-name="gr8" draw:text-style-name="P9" draw:layer="layout" svg:width="1.145cm" svg:height="0.53cm" svg:x="21.802cm" svg:y="10.186cm">
          <draw:text-box>
            <text:p text:style-name="P2"><text:span text:style-name="T4">dado</text:span></text:p>
          </draw:text-box>
        </draw:frame>
        <draw:polygon draw:style-name="gr7" draw:text-style-name="P8" draw:layer="layout" svg:width="1.856cm" svg:height="0.793cm" svg:x="23.397cm" svg:y="11.115cm" svg:viewBox="0 0 1857 794" draw:points="929,794 0,794 0,0 1857,0 1857,794">
          <text:p/>
        </draw:polygon>
        <draw:polygon draw:style-name="gr10" draw:text-style-name="P10" draw:layer="layout" svg:width="1.856cm" svg:height="1.331cm" svg:x="17.464cm" svg:y="12.129cm" svg:viewBox="0 0 1857 1332" draw:points="928,1332 0,1332 0,0 1857,0 1857,1332">
          <text:p/>
        </draw:polygon>
        <draw:frame draw:style-name="gr8" draw:text-style-name="P9" draw:layer="layout" svg:width="1.145cm" svg:height="0.53cm" svg:x="23.756cm" svg:y="10.186cm">
          <draw:text-box>
            <text:p text:style-name="P2"><text:span text:style-name="T4">dado</text:span></text:p>
          </draw:text-box>
        </draw:frame>
        <draw:polygon draw:style-name="gr14" draw:text-style-name="P23" draw:layer="layout" svg:width="1.192cm" svg:height="1.331cm" svg:x="19.274cm" svg:y="12.129cm" svg:viewBox="0 0 1193 1332" draw:points="596,1332 0,1332 0,0 1193,0 1193,1332">
          <text:p/>
        </draw:polygon>
        <draw:frame draw:style-name="gr13" draw:text-style-name="P9" draw:layer="layout" svg:width="0.832cm" svg:height="0.53cm" svg:x="17.978cm" svg:y="12.553cm">
          <draw:text-box>
            <text:p text:style-name="P2"><text:span text:style-name="T4">Qtd</text:span></text:p>
          </draw:text-box>
        </draw:frame>
        <draw:polygon draw:style-name="gr10" draw:text-style-name="P10" draw:layer="layout" svg:width="1.856cm" svg:height="1.331cm" svg:x="22.26cm" svg:y="12.129cm" svg:viewBox="0 0 1857 1332" draw:points="930,1332 0,1332 0,0 1857,0 1857,1332">
          <text:p/>
        </draw:polygon>
        <draw:frame draw:style-name="gr9" draw:text-style-name="P5" draw:layer="layout" svg:width="0.528cm" svg:height="0.615cm" svg:x="19.703cm" svg:y="12.516cm">
          <draw:text-box>
            <text:p text:style-name="P2"><text:span text:style-name="T2">3</text:span></text:p>
          </draw:text-box>
        </draw:frame>
        <draw:polygon draw:style-name="gr14" draw:text-style-name="P11" draw:layer="layout" svg:width="1.192cm" svg:height="1.331cm" svg:x="24.071cm" svg:y="12.129cm" svg:viewBox="0 0 1193 1332" draw:points="596,1332 0,1332 0,0 1193,0 1193,1332">
          <text:p/>
        </draw:polygon>
        <draw:frame draw:style-name="gr15" draw:text-style-name="P9" draw:layer="layout" svg:width="1.014cm" svg:height="0.53cm" svg:x="22.698cm" svg:y="12.553cm">
          <draw:text-box>
            <text:p text:style-name="P2"><text:span text:style-name="T4">Prox</text:span></text:p>
          </draw:text-box>
        </draw:frame>
        <draw:polygon draw:style-name="gr3" draw:text-style-name="P4" draw:layer="layout" svg:width="8.021cm" svg:height="5cm" svg:x="8.183cm" svg:y="9.56cm" svg:viewBox="0 0 8022 5001" draw:points="4012,5001 0,5001 0,0 8022,0 8022,5001">
          <text:p/>
        </draw:polygon>
        <draw:frame draw:style-name="gr20" draw:text-style-name="P9" draw:layer="layout" svg:width="0.459cm" svg:height="0.53cm" svg:x="24.44cm" svg:y="12.553cm">
          <draw:text-box>
            <text:p text:style-name="P2"><text:span text:style-name="T4">-1</text:span></text:p>
          </draw:text-box>
        </draw:frame>
        <draw:polygon draw:style-name="gr5" draw:text-style-name="P6" draw:layer="layout" svg:width="1.856cm" svg:height="1.332cm" svg:x="8.269cm" svg:y="9.72cm" svg:viewBox="0 0 1857 1333" draw:points="930,1333 0,1333 0,0 1857,0 1857,1333">
          <text:p/>
        </draw:polygon>
        <draw:frame draw:style-name="gr4" draw:text-style-name="P5" draw:layer="layout" svg:width="2.445cm" svg:height="0.615cm" svg:x="10.975cm" svg:y="13.627cm">
          <draw:text-box>
            <text:p text:style-name="P2"><text:span text:style-name="T2">pedaço 3</text:span></text:p>
          </draw:text-box>
        </draw:frame>
        <draw:polygon draw:style-name="gr7" draw:text-style-name="P8" draw:layer="layout" svg:width="1.856cm" svg:height="0.793cm" svg:x="8.269cm" svg:y="11.075cm" svg:viewBox="0 0 1857 794" draw:points="930,794 0,794 0,0 1857,0 1857,794">
          <text:p/>
        </draw:polygon>
        <draw:frame draw:style-name="gr8" draw:text-style-name="P9" draw:layer="layout" svg:width="1.145cm" svg:height="0.53cm" svg:x="8.625cm" svg:y="10.147cm">
          <draw:text-box>
            <text:p text:style-name="P2"><text:span text:style-name="T4">dado</text:span></text:p>
          </draw:text-box>
        </draw:frame>
        <draw:polygon draw:style-name="gr5" draw:text-style-name="P6" draw:layer="layout" svg:width="1.855cm" svg:height="1.332cm" svg:x="10.261cm" svg:y="9.718cm" svg:viewBox="0 0 1856 1333" draw:points="928,1333 0,1333 0,0 1856,0 1856,1333">
          <text:p/>
        </draw:polygon>
        <draw:frame draw:style-name="gr16" draw:text-style-name="P5" draw:layer="layout" svg:width="0.679cm" svg:height="0.615cm" svg:x="8.858cm" svg:y="11.193cm">
          <draw:text-box>
            <text:p text:style-name="P2"><text:span text:style-name="T2">32</text:span></text:p>
          </draw:text-box>
        </draw:frame>
        <draw:polygon draw:style-name="gr7" draw:text-style-name="P8" draw:layer="layout" svg:width="1.855cm" svg:height="0.794cm" svg:x="10.261cm" svg:y="11.072cm" svg:viewBox="0 0 1856 795" draw:points="928,795 0,795 0,0 1856,0 1856,795">
          <text:p/>
        </draw:polygon>
        <draw:frame draw:style-name="gr8" draw:text-style-name="P9" draw:layer="layout" svg:width="1.145cm" svg:height="0.53cm" svg:x="10.619cm" svg:y="10.143cm">
          <draw:text-box>
            <text:p text:style-name="P2"><text:span text:style-name="T4">dado</text:span></text:p>
          </draw:text-box>
        </draw:frame>
        <draw:polygon draw:style-name="gr5" draw:text-style-name="P6" draw:layer="layout" svg:width="1.856cm" svg:height="1.33cm" svg:x="12.249cm" svg:y="9.72cm" svg:viewBox="0 0 1857 1331" draw:points="927,1331 0,1331 0,0 1857,0 1857,1331">
          <text:p/>
        </draw:polygon>
        <draw:frame draw:style-name="gr16" draw:text-style-name="P5" draw:layer="layout" svg:width="0.679cm" svg:height="0.615cm" svg:x="10.851cm" svg:y="11.189cm">
          <draw:text-box>
            <text:p text:style-name="P2"><text:span text:style-name="T2">35</text:span></text:p>
          </draw:text-box>
        </draw:frame>
        <draw:polygon draw:style-name="gr7" draw:text-style-name="P8" draw:layer="layout" svg:width="1.856cm" svg:height="0.792cm" svg:x="12.249cm" svg:y="11.073cm" svg:viewBox="0 0 1857 793" draw:points="927,793 0,793 0,0 1857,0 1857,793">
          <text:p/>
        </draw:polygon>
        <draw:frame draw:style-name="gr8" draw:text-style-name="P9" draw:layer="layout" svg:width="1.145cm" svg:height="0.53cm" svg:x="12.605cm" svg:y="10.143cm">
          <draw:text-box>
            <text:p text:style-name="P2"><text:span text:style-name="T4">dado</text:span></text:p>
          </draw:text-box>
        </draw:frame>
        <draw:polygon draw:style-name="gr5" draw:text-style-name="P6" draw:layer="layout" svg:width="1.856cm" svg:height="1.332cm" svg:x="14.203cm" svg:y="9.72cm" svg:viewBox="0 0 1857 1333" draw:points="929,1333 0,1333 0,0 1857,0 1857,1333">
          <text:p/>
        </draw:polygon>
        <draw:frame draw:style-name="gr17" draw:text-style-name="P5" draw:layer="layout" svg:width="0.595cm" svg:height="0.589cm" svg:x="12.88cm" svg:y="11.201cm">
          <draw:text-box>
            <text:p text:style-name="P2"><text:span text:style-name="T5">38</text:span></text:p>
          </draw:text-box>
        </draw:frame>
        <draw:polygon draw:style-name="gr7" draw:text-style-name="P8" draw:layer="layout" svg:width="1.856cm" svg:height="0.793cm" svg:x="14.203cm" svg:y="11.075cm" svg:viewBox="0 0 1857 794" draw:points="929,794 0,794 0,0 1857,0 1857,794">
          <text:p/>
        </draw:polygon>
        <draw:frame draw:style-name="gr8" draw:text-style-name="P9" draw:layer="layout" svg:width="1.145cm" svg:height="0.53cm" svg:x="14.563cm" svg:y="10.147cm">
          <draw:text-box>
            <text:p text:style-name="P2"><text:span text:style-name="T4">dado</text:span></text:p>
          </draw:text-box>
        </draw:frame>
        <draw:polygon draw:style-name="gr27" draw:text-style-name="P10" draw:layer="layout" svg:width="1.856cm" svg:height="1.331cm" svg:x="8.269cm" svg:y="12.089cm" svg:viewBox="0 0 1857 1332" draw:points="930,1332 0,1332 0,0 1857,0 1857,1332">
          <text:p/>
        </draw:polygon>
        <draw:polygon draw:style-name="gr12" draw:text-style-name="P12" draw:layer="layout" svg:width="1.856cm" svg:height="1.331cm" svg:x="8.269cm" svg:y="12.089cm" svg:viewBox="0 0 1857 1332" draw:points="930,1332 0,1332 0,0 1857,0 1857,1332">
          <text:p/>
        </draw:polygon>
        <draw:polygon draw:style-name="gr28" draw:text-style-name="P18" draw:layer="layout" svg:width="1.192cm" svg:height="1.331cm" svg:x="10.079cm" svg:y="12.089cm" svg:viewBox="0 0 1193 1332" draw:points="598,1332 0,1332 0,0 1193,0 1193,1332">
          <text:p/>
        </draw:polygon>
        <draw:frame draw:style-name="gr13" draw:text-style-name="P9" draw:layer="layout" svg:width="0.832cm" svg:height="0.53cm" svg:x="8.784cm" svg:y="12.514cm">
          <draw:text-box>
            <text:p text:style-name="P2"><text:span text:style-name="T4">Qtd</text:span></text:p>
          </draw:text-box>
        </draw:frame>
        <draw:polygon draw:style-name="gr10" draw:text-style-name="P10" draw:layer="layout" svg:width="1.856cm" svg:height="1.331cm" svg:x="13.066cm" svg:y="12.089cm" svg:viewBox="0 0 1857 1332" draw:points="930,1332 0,1332 0,0 1857,0 1857,1332">
          <text:p/>
        </draw:polygon>
        <draw:frame draw:style-name="gr9" draw:text-style-name="P5" draw:layer="layout" svg:width="0.528cm" svg:height="0.615cm" svg:x="10.506cm" svg:y="12.477cm">
          <draw:text-box>
            <text:p text:style-name="P2"><text:span text:style-name="T2">3</text:span></text:p>
          </draw:text-box>
        </draw:frame>
        <draw:polygon draw:style-name="gr14" draw:text-style-name="P11" draw:layer="layout" svg:width="1.192cm" svg:height="1.331cm" svg:x="14.876cm" svg:y="12.089cm" svg:viewBox="0 0 1193 1332" draw:points="598,1332 0,1332 0,0 1193,0 1193,1332">
          <text:p/>
        </draw:polygon>
        <draw:frame draw:style-name="gr15" draw:text-style-name="P9" draw:layer="layout" svg:width="1.014cm" svg:height="0.53cm" svg:x="13.504cm" svg:y="12.514cm">
          <draw:text-box>
            <text:p text:style-name="P2"><text:span text:style-name="T4">Prox</text:span></text:p>
          </draw:text-box>
        </draw:frame>
        <draw:polygon draw:style-name="gr3" draw:text-style-name="P4" draw:layer="layout" svg:width="3.513cm" svg:height="4.938cm" svg:x="1.287cm" svg:y="9.862cm" svg:viewBox="0 0 3514 4939" draw:points="1758,4939 0,4939 0,0 3514,0 3514,4939">
          <text:p/>
        </draw:polygon>
        <draw:frame draw:style-name="gr9" draw:text-style-name="P5" draw:layer="layout" svg:width="0.528cm" svg:height="0.615cm" svg:x="15.304cm" svg:y="12.477cm">
          <draw:text-box>
            <text:p text:style-name="P2"><text:span text:style-name="T2">4</text:span></text:p>
          </draw:text-box>
        </draw:frame>
        <draw:polygon draw:style-name="gr10" draw:text-style-name="P10" draw:layer="layout" svg:width="1.659cm" svg:height="1.197cm" svg:x="1.665cm" svg:y="10.02cm" svg:viewBox="0 0 1660 1198" draw:points="830,1198 0,1198 0,0 1660,0 1660,1198">
          <text:p/>
        </draw:polygon>
        <draw:frame draw:style-name="gr21" draw:text-style-name="P14" draw:layer="layout" svg:width="1.801cm" svg:height="0.412cm" svg:x="2.145cm" svg:y="14.065cm">
          <draw:text-box>
            <text:p text:style-name="P2"><text:span text:style-name="T7">cabeçalho</text:span></text:p>
          </draw:text-box>
        </draw:frame>
        <draw:polygon draw:style-name="gr14" draw:text-style-name="P11" draw:layer="layout" svg:width="1.067cm" svg:height="1.197cm" svg:x="3.282cm" svg:y="10.02cm" svg:viewBox="0 0 1068 1198" draw:points="534,1198 0,1198 0,0 1068,0 1068,1198">
          <text:p/>
        </draw:polygon>
        <draw:frame draw:style-name="gr22" draw:text-style-name="P14" draw:layer="layout" svg:width="0.891cm" svg:height="0.412cm" svg:x="2.05cm" svg:y="10.432cm">
          <draw:text-box>
            <text:p text:style-name="P2"><text:span text:style-name="T7">nSeq</text:span></text:p>
          </draw:text-box>
        </draw:frame>
        <draw:polygon draw:style-name="gr10" draw:text-style-name="P10" draw:layer="layout" svg:width="1.659cm" svg:height="1.198cm" svg:x="1.665cm" svg:y="11.328cm" svg:viewBox="0 0 1660 1199" draw:points="830,1199 0,1199 0,0 1660,0 1660,1199">
          <text:p/>
        </draw:polygon>
        <draw:frame draw:style-name="gr9" draw:text-style-name="P5" draw:layer="layout" svg:width="0.528cm" svg:height="0.615cm" svg:x="3.648cm" svg:y="10.339cm">
          <draw:text-box>
            <text:p text:style-name="P2"><text:span text:style-name="T2">5</text:span></text:p>
          </draw:text-box>
        </draw:frame>
        <draw:polygon draw:style-name="gr11" draw:text-style-name="P11" draw:layer="layout" svg:width="1.067cm" svg:height="1.198cm" svg:x="3.282cm" svg:y="11.328cm" svg:viewBox="0 0 1068 1199" draw:points="534,1199 0,1199 0,0 1068,0 1068,1199">
          <text:p/>
        </draw:polygon>
        <draw:polygon draw:style-name="gr12" draw:text-style-name="P12" draw:layer="layout" svg:width="1.067cm" svg:height="1.198cm" svg:x="3.282cm" svg:y="11.328cm" svg:viewBox="0 0 1068 1199" draw:points="534,1199 0,1199 0,0 1068,0 1068,1199">
          <text:p/>
        </draw:polygon>
        <draw:frame draw:style-name="gr22" draw:text-style-name="P14" draw:layer="layout" svg:width="0.891cm" svg:height="0.412cm" svg:x="2.05cm" svg:y="11.741cm">
          <draw:text-box>
            <text:p text:style-name="P2"><text:span text:style-name="T7">pSeq</text:span></text:p>
          </draw:text-box>
        </draw:frame>
        <draw:polygon draw:style-name="gr10" draw:text-style-name="P10" draw:layer="layout" svg:width="1.659cm" svg:height="1.198cm" svg:x="1.665cm" svg:y="12.65cm" svg:viewBox="0 0 1660 1199" draw:points="830,1199 0,1199 0,0 1660,0 1660,1199">
          <text:p/>
        </draw:polygon>
        <draw:frame draw:style-name="gr9" draw:text-style-name="P5" draw:layer="layout" svg:width="0.528cm" svg:height="0.615cm" svg:x="3.648cm" svg:y="11.648cm">
          <draw:text-box>
            <text:p text:style-name="P2"><text:span text:style-name="T2">2</text:span></text:p>
          </draw:text-box>
        </draw:frame>
        <draw:polygon draw:style-name="gr14" draw:text-style-name="P24" draw:layer="layout" svg:width="1.067cm" svg:height="1.198cm" svg:x="3.282cm" svg:y="12.65cm" svg:viewBox="0 0 1068 1199" draw:points="534,1199 0,1199 0,0 1068,0 1068,1199">
          <text:p/>
        </draw:polygon>
        <draw:frame draw:style-name="gr23" draw:text-style-name="P14" draw:layer="layout" svg:width="0.781cm" svg:height="0.412cm" svg:x="2.117cm" svg:y="13.063cm">
          <draw:text-box>
            <text:p text:style-name="P2"><text:span text:style-name="T7">Prox</text:span></text:p>
          </draw:text-box>
        </draw:frame>
        <draw:frame draw:style-name="gr9" draw:text-style-name="P5" draw:layer="layout" svg:width="0.528cm" svg:height="0.615cm" svg:x="3.648cm" svg:y="12.971cm">
          <draw:text-box>
            <text:p text:style-name="P2"><text:span text:style-name="T2">1</text:span></text:p>
          </draw:text-box>
        </draw:frame>
      </draw:page>
      <draw:page draw:name="page26" draw:style-name="dp1" draw:master-page-name="master-page3">
        <draw:polygon draw:style-name="gr1" draw:text-style-name="P1" draw:layer="layout" svg:width="27.998cm" svg:height="15.749cm" svg:x="0cm" svg:y="0cm" svg:viewBox="0 0 27999 15750" draw:points="0,0 27999,0 27999,15750 0,15750">
          <text:p/>
        </draw:polygon>
        <draw:frame draw:style-name="gr2" draw:text-style-name="P3" draw:layer="layout" svg:width="0.493cm" svg:height="0.547cm" svg:x="1.401cm" svg:y="14.348cm">
          <draw:text-box>
            <text:p text:style-name="P2"><text:span text:style-name="T1"><text:s/></text:span></text:p>
          </draw:text-box>
        </draw:frame>
        <draw:polygon draw:style-name="gr3" draw:text-style-name="P4" draw:layer="layout" svg:width="8.021cm" svg:height="5cm" svg:x="1.198cm" svg:y="4cm" svg:viewBox="0 0 8022 5001" draw:points="4012,5001 0,5001 0,0 8022,0 8022,5001">
          <text:p/>
        </draw:polygon>
        <draw:frame draw:style-name="gr2" draw:text-style-name="P3" draw:layer="layout" svg:width="0.493cm" svg:height="0.547cm" svg:x="13.952cm" svg:y="14.348cm">
          <draw:text-box>
            <text:p text:style-name="P2"><text:span text:style-name="T1"><text:s/></text:span></text:p>
          </draw:text-box>
        </draw:frame>
        <draw:frame draw:style-name="gr4" draw:text-style-name="P5" draw:layer="layout" svg:width="2.445cm" svg:height="0.615cm" svg:x="3.99cm" svg:y="8.067cm">
          <draw:text-box>
            <text:p text:style-name="P2"><text:span text:style-name="T2">pedaço 0</text:span></text:p>
          </draw:text-box>
        </draw:frame>
        <draw:polygon draw:style-name="gr5" draw:text-style-name="P6" draw:layer="layout" svg:width="1.856cm" svg:height="1.332cm" svg:x="1.284cm" svg:y="4.16cm" svg:viewBox="0 0 1857 1333" draw:points="929,1333 0,1333 0,0 1857,0 1857,1333">
          <text:p/>
        </draw:polygon>
        <draw:frame draw:style-name="gr29" draw:text-style-name="P15" draw:layer="layout" svg:width="11.106cm" svg:height="1.182cm" svg:x="1.401cm" svg:y="1.354cm">
          <draw:text-box>
            <text:p text:style-name="P2"><text:span text:style-name="T8">6. Inserir o elemento 89</text:span></text:p>
          </draw:text-box>
        </draw:frame>
        <draw:polygon draw:style-name="gr7" draw:text-style-name="P8" draw:layer="layout" svg:width="1.856cm" svg:height="0.793cm" svg:x="1.284cm" svg:y="5.515cm" svg:viewBox="0 0 1857 794" draw:points="929,794 0,794 0,0 1857,0 1857,794">
          <text:p/>
        </draw:polygon>
        <draw:frame draw:style-name="gr8" draw:text-style-name="P9" draw:layer="layout" svg:width="1.145cm" svg:height="0.53cm" svg:x="1.64cm" svg:y="4.583cm">
          <draw:text-box>
            <text:p text:style-name="P2"><text:span text:style-name="T4">dado</text:span></text:p>
          </draw:text-box>
        </draw:frame>
        <draw:polygon draw:style-name="gr5" draw:text-style-name="P6" draw:layer="layout" svg:width="1.855cm" svg:height="1.332cm" svg:x="3.276cm" svg:y="4.158cm" svg:viewBox="0 0 1856 1333" draw:points="928,1333 0,1333 0,0 1856,0 1856,1333">
          <text:p/>
        </draw:polygon>
        <draw:frame draw:style-name="gr9" draw:text-style-name="P5" draw:layer="layout" svg:width="0.528cm" svg:height="0.615cm" svg:x="2.043cm" svg:y="5.633cm">
          <draw:text-box>
            <text:p text:style-name="P2"><text:span text:style-name="T2">3</text:span></text:p>
          </draw:text-box>
        </draw:frame>
        <draw:polygon draw:style-name="gr7" draw:text-style-name="P8" draw:layer="layout" svg:width="1.855cm" svg:height="0.794cm" svg:x="3.276cm" svg:y="5.512cm" svg:viewBox="0 0 1856 795" draw:points="928,795 0,795 0,0 1856,0 1856,795">
          <text:p/>
        </draw:polygon>
        <draw:frame draw:style-name="gr8" draw:text-style-name="P9" draw:layer="layout" svg:width="1.145cm" svg:height="0.53cm" svg:x="3.634cm" svg:y="4.583cm">
          <draw:text-box>
            <text:p text:style-name="P2"><text:span text:style-name="T4">dado</text:span></text:p>
          </draw:text-box>
        </draw:frame>
        <draw:polygon draw:style-name="gr5" draw:text-style-name="P6" draw:layer="layout" svg:width="1.856cm" svg:height="1.33cm" svg:x="5.264cm" svg:y="4.16cm" svg:viewBox="0 0 1857 1331" draw:points="927,1331 0,1331 0,0 1857,0 1857,1331">
          <text:p/>
        </draw:polygon>
        <draw:frame draw:style-name="gr9" draw:text-style-name="P5" draw:layer="layout" svg:width="0.528cm" svg:height="0.615cm" svg:x="4.036cm" svg:y="5.63cm">
          <draw:text-box>
            <text:p text:style-name="P2"><text:span text:style-name="T2">5</text:span></text:p>
          </draw:text-box>
        </draw:frame>
        <draw:polygon draw:style-name="gr7" draw:text-style-name="P8" draw:layer="layout" svg:width="1.856cm" svg:height="0.792cm" svg:x="5.264cm" svg:y="5.513cm" svg:viewBox="0 0 1857 793" draw:points="927,793 0,793 0,0 1857,0 1857,793">
          <text:p/>
        </draw:polygon>
        <draw:polygon draw:style-name="gr5" draw:text-style-name="P6" draw:layer="layout" svg:width="1.856cm" svg:height="1.332cm" svg:x="7.218cm" svg:y="4.16cm" svg:viewBox="0 0 1857 1333" draw:points="929,1333 0,1333 0,0 1857,0 1857,1333">
          <text:p/>
        </draw:polygon>
        <draw:frame draw:style-name="gr8" draw:text-style-name="P9" draw:layer="layout" svg:width="1.145cm" svg:height="0.53cm" svg:x="5.62cm" svg:y="4.583cm">
          <draw:text-box>
            <text:p text:style-name="P2"><text:span text:style-name="T4">dado</text:span></text:p>
          </draw:text-box>
        </draw:frame>
        <draw:polygon draw:style-name="gr7" draw:text-style-name="P8" draw:layer="layout" svg:width="1.856cm" svg:height="0.793cm" svg:x="7.218cm" svg:y="5.515cm" svg:viewBox="0 0 1857 794" draw:points="929,794 0,794 0,0 1857,0 1857,794">
          <text:p/>
        </draw:polygon>
        <draw:polygon draw:style-name="gr10" draw:text-style-name="P10" draw:layer="layout" svg:width="1.856cm" svg:height="1.331cm" svg:x="1.284cm" svg:y="6.529cm" svg:viewBox="0 0 1857 1332" draw:points="929,1332 0,1332 0,0 1857,0 1857,1332">
          <text:p/>
        </draw:polygon>
        <draw:frame draw:style-name="gr8" draw:text-style-name="P9" draw:layer="layout" svg:width="1.145cm" svg:height="0.53cm" svg:x="7.578cm" svg:y="4.583cm">
          <draw:text-box>
            <text:p text:style-name="P2"><text:span text:style-name="T4">dado</text:span></text:p>
          </draw:text-box>
        </draw:frame>
        <draw:polygon draw:style-name="gr11" draw:text-style-name="P11" draw:layer="layout" svg:width="1.192cm" svg:height="1.331cm" svg:x="3.094cm" svg:y="6.529cm" svg:viewBox="0 0 1193 1332" draw:points="597,1332 0,1332 0,0 1193,0 1193,1332">
          <text:p/>
        </draw:polygon>
        <draw:polygon draw:style-name="gr12" draw:text-style-name="P12" draw:layer="layout" svg:width="1.192cm" svg:height="1.331cm" svg:x="3.094cm" svg:y="6.529cm" svg:viewBox="0 0 1193 1332" draw:points="597,1332 0,1332 0,0 1193,0 1193,1332">
          <text:p/>
        </draw:polygon>
        <draw:frame draw:style-name="gr13" draw:text-style-name="P9" draw:layer="layout" svg:width="0.832cm" svg:height="0.53cm" svg:x="1.799cm" svg:y="6.954cm">
          <draw:text-box>
            <text:p text:style-name="P2"><text:span text:style-name="T4">Qtd</text:span></text:p>
          </draw:text-box>
        </draw:frame>
        <draw:polygon draw:style-name="gr10" draw:text-style-name="P10" draw:layer="layout" svg:width="1.856cm" svg:height="1.331cm" svg:x="6.081cm" svg:y="6.529cm" svg:viewBox="0 0 1857 1332" draw:points="930,1332 0,1332 0,0 1857,0 1857,1332">
          <text:p/>
        </draw:polygon>
        <draw:frame draw:style-name="gr9" draw:text-style-name="P5" draw:layer="layout" svg:width="0.528cm" svg:height="0.615cm" svg:x="3.521cm" svg:y="6.917cm">
          <draw:text-box>
            <text:p text:style-name="P2"><text:span text:style-name="T2">2</text:span></text:p>
          </draw:text-box>
        </draw:frame>
        <draw:polygon draw:style-name="gr14" draw:text-style-name="P11" draw:layer="layout" svg:width="1.192cm" svg:height="1.331cm" svg:x="7.891cm" svg:y="6.529cm" svg:viewBox="0 0 1193 1332" draw:points="597,1332 0,1332 0,0 1193,0 1193,1332">
          <text:p/>
        </draw:polygon>
        <draw:frame draw:style-name="gr15" draw:text-style-name="P9" draw:layer="layout" svg:width="1.014cm" svg:height="0.53cm" svg:x="6.519cm" svg:y="6.954cm">
          <draw:text-box>
            <text:p text:style-name="P2"><text:span text:style-name="T4">Prox</text:span></text:p>
          </draw:text-box>
        </draw:frame>
        <draw:polygon draw:style-name="gr3" draw:text-style-name="P4" draw:layer="layout" svg:width="8.021cm" svg:height="5cm" svg:x="9.998cm" svg:y="4cm" svg:viewBox="0 0 8022 5001" draw:points="4013,5001 0,5001 0,0 8022,0 8022,5001">
          <text:p/>
        </draw:polygon>
        <draw:frame draw:style-name="gr9" draw:text-style-name="P5" draw:layer="layout" svg:width="0.528cm" svg:height="0.615cm" svg:x="8.319cm" svg:y="6.917cm">
          <draw:text-box>
            <text:p text:style-name="P2"><text:span text:style-name="T2">3</text:span></text:p>
          </draw:text-box>
        </draw:frame>
        <draw:polygon draw:style-name="gr5" draw:text-style-name="P6" draw:layer="layout" svg:width="1.856cm" svg:height="1.332cm" svg:x="10.084cm" svg:y="4.16cm" svg:viewBox="0 0 1857 1333" draw:points="930,1333 0,1333 0,0 1857,0 1857,1333">
          <text:p/>
        </draw:polygon>
        <draw:frame draw:style-name="gr4" draw:text-style-name="P5" draw:layer="layout" svg:width="2.445cm" svg:height="0.615cm" svg:x="12.788cm" svg:y="8.067cm">
          <draw:text-box>
            <text:p text:style-name="P2"><text:span text:style-name="T2">pedaço 1</text:span></text:p>
          </draw:text-box>
        </draw:frame>
        <draw:polygon draw:style-name="gr7" draw:text-style-name="P8" draw:layer="layout" svg:width="1.856cm" svg:height="0.793cm" svg:x="10.084cm" svg:y="5.515cm" svg:viewBox="0 0 1857 794" draw:points="930,794 0,794 0,0 1857,0 1857,794">
          <text:p/>
        </draw:polygon>
        <draw:frame draw:style-name="gr8" draw:text-style-name="P9" draw:layer="layout" svg:width="1.145cm" svg:height="0.53cm" svg:x="10.442cm" svg:y="4.583cm">
          <draw:text-box>
            <text:p text:style-name="P2"><text:span text:style-name="T4">dado</text:span></text:p>
          </draw:text-box>
        </draw:frame>
        <draw:polygon draw:style-name="gr5" draw:text-style-name="P6" draw:layer="layout" svg:width="1.856cm" svg:height="1.332cm" svg:x="12.076cm" svg:y="4.158cm" svg:viewBox="0 0 1857 1333" draw:points="927,1333 0,1333 0,0 1857,0 1857,1333">
          <text:p/>
        </draw:polygon>
        <draw:polygon draw:style-name="gr7" draw:text-style-name="P8" draw:layer="layout" svg:width="1.856cm" svg:height="0.794cm" svg:x="12.076cm" svg:y="5.512cm" svg:viewBox="0 0 1857 795" draw:points="927,795 0,795 0,0 1857,0 1857,795">
          <text:p/>
        </draw:polygon>
        <draw:polygon draw:style-name="gr5" draw:text-style-name="P6" draw:layer="layout" svg:width="1.856cm" svg:height="1.33cm" svg:x="14.064cm" svg:y="4.16cm" svg:viewBox="0 0 1857 1331" draw:points="927,1331 0,1331 0,0 1857,0 1857,1331">
          <text:p/>
        </draw:polygon>
        <draw:frame draw:style-name="gr8" draw:text-style-name="P9" draw:layer="layout" svg:width="1.145cm" svg:height="0.53cm" svg:x="12.432cm" svg:y="4.583cm">
          <draw:text-box>
            <text:p text:style-name="P2"><text:span text:style-name="T4">dado</text:span></text:p>
          </draw:text-box>
        </draw:frame>
        <draw:polygon draw:style-name="gr7" draw:text-style-name="P8" draw:layer="layout" svg:width="1.856cm" svg:height="0.792cm" svg:x="14.064cm" svg:y="5.513cm" svg:viewBox="0 0 1857 793" draw:points="927,793 0,793 0,0 1857,0 1857,793">
          <text:p/>
        </draw:polygon>
        <draw:polygon draw:style-name="gr5" draw:text-style-name="P6" draw:layer="layout" svg:width="1.856cm" svg:height="1.332cm" svg:x="16.019cm" svg:y="4.16cm" svg:viewBox="0 0 1857 1333" draw:points="927,1333 0,1333 0,0 1857,0 1857,1333">
          <text:p/>
        </draw:polygon>
        <draw:frame draw:style-name="gr8" draw:text-style-name="P9" draw:layer="layout" svg:width="1.145cm" svg:height="0.53cm" svg:x="14.422cm" svg:y="4.583cm">
          <draw:text-box>
            <text:p text:style-name="P2"><text:span text:style-name="T4">dado</text:span></text:p>
          </draw:text-box>
        </draw:frame>
        <draw:polygon draw:style-name="gr7" draw:text-style-name="P8" draw:layer="layout" svg:width="1.856cm" svg:height="0.793cm" svg:x="16.019cm" svg:y="5.515cm" svg:viewBox="0 0 1857 794" draw:points="927,794 0,794 0,0 1857,0 1857,794">
          <text:p/>
        </draw:polygon>
        <draw:polygon draw:style-name="gr10" draw:text-style-name="P10" draw:layer="layout" svg:width="1.856cm" svg:height="1.331cm" svg:x="10.084cm" svg:y="6.529cm" svg:viewBox="0 0 1857 1332" draw:points="930,1332 0,1332 0,0 1857,0 1857,1332">
          <text:p/>
        </draw:polygon>
        <draw:frame draw:style-name="gr8" draw:text-style-name="P9" draw:layer="layout" svg:width="1.145cm" svg:height="0.53cm" svg:x="16.376cm" svg:y="4.583cm">
          <draw:text-box>
            <text:p text:style-name="P2"><text:span text:style-name="T4">dado</text:span></text:p>
          </draw:text-box>
        </draw:frame>
        <draw:polygon draw:style-name="gr14" draw:text-style-name="P11" draw:layer="layout" svg:width="1.192cm" svg:height="1.331cm" svg:x="11.894cm" svg:y="6.529cm" svg:viewBox="0 0 1193 1332" draw:points="597,1332 0,1332 0,0 1193,0 1193,1332">
          <text:p/>
        </draw:polygon>
        <draw:frame draw:style-name="gr13" draw:text-style-name="P9" draw:layer="layout" svg:width="0.832cm" svg:height="0.53cm" svg:x="10.597cm" svg:y="6.954cm">
          <draw:text-box>
            <text:p text:style-name="P2"><text:span text:style-name="T4">Qtd</text:span></text:p>
          </draw:text-box>
        </draw:frame>
        <draw:polygon draw:style-name="gr10" draw:text-style-name="P10" draw:layer="layout" svg:width="1.856cm" svg:height="1.331cm" svg:x="14.882cm" svg:y="6.529cm" svg:viewBox="0 0 1857 1332" draw:points="928,1332 0,1332 0,0 1857,0 1857,1332">
          <text:p/>
        </draw:polygon>
        <draw:frame draw:style-name="gr9" draw:text-style-name="P5" draw:layer="layout" svg:width="0.528cm" svg:height="0.615cm" svg:x="12.323cm" svg:y="6.917cm">
          <draw:text-box>
            <text:p text:style-name="P2"><text:span text:style-name="T2">0</text:span></text:p>
          </draw:text-box>
        </draw:frame>
        <draw:polygon draw:style-name="gr14" draw:text-style-name="P11" draw:layer="layout" svg:width="1.192cm" svg:height="1.331cm" svg:x="16.691cm" svg:y="6.529cm" svg:viewBox="0 0 1193 1332" draw:points="598,1332 0,1332 0,0 1193,0 1193,1332">
          <text:p/>
        </draw:polygon>
        <draw:frame draw:style-name="gr15" draw:text-style-name="P9" draw:layer="layout" svg:width="1.014cm" svg:height="0.53cm" svg:x="15.321cm" svg:y="6.954cm">
          <draw:text-box>
            <text:p text:style-name="P2"><text:span text:style-name="T4">Prox</text:span></text:p>
          </draw:text-box>
        </draw:frame>
        <draw:polygon draw:style-name="gr3" draw:text-style-name="P4" draw:layer="layout" svg:width="8.021cm" svg:height="5cm" svg:x="19.199cm" svg:y="4cm" svg:viewBox="0 0 8022 5001" draw:points="4011,5001 0,5001 0,0 8022,0 8022,5001">
          <text:p/>
        </draw:polygon>
        <draw:frame draw:style-name="gr9" draw:text-style-name="P5" draw:layer="layout" svg:width="0.528cm" svg:height="0.615cm" svg:x="17.12cm" svg:y="6.917cm">
          <draw:text-box>
            <text:p text:style-name="P2"><text:span text:style-name="T2">5</text:span></text:p>
          </draw:text-box>
        </draw:frame>
        <draw:polygon draw:style-name="gr31" draw:text-style-name="P6" draw:layer="layout" svg:width="1.856cm" svg:height="1.332cm" svg:x="19.284cm" svg:y="4.16cm" svg:viewBox="0 0 1857 1333" draw:points="930,1333 0,1333 0,0 1857,0 1857,1333">
          <text:p/>
        </draw:polygon>
        <draw:polygon draw:style-name="gr12" draw:text-style-name="P12" draw:layer="layout" svg:width="1.856cm" svg:height="1.332cm" svg:x="19.284cm" svg:y="4.16cm" svg:viewBox="0 0 1857 1333" draw:points="930,1333 0,1333 0,0 1857,0 1857,1333">
          <text:p/>
        </draw:polygon>
        <draw:frame draw:style-name="gr4" draw:text-style-name="P5" draw:layer="layout" svg:width="2.445cm" svg:height="0.615cm" svg:x="21.989cm" svg:y="8.067cm">
          <draw:text-box>
            <text:p text:style-name="P2"><text:span text:style-name="T2">pedaço 2</text:span></text:p>
          </draw:text-box>
        </draw:frame>
        <draw:polygon draw:style-name="gr7" draw:text-style-name="P8" draw:layer="layout" svg:width="1.856cm" svg:height="0.793cm" svg:x="19.284cm" svg:y="5.515cm" svg:viewBox="0 0 1857 794" draw:points="930,794 0,794 0,0 1857,0 1857,794">
          <text:p/>
        </draw:polygon>
        <draw:frame draw:style-name="gr8" draw:text-style-name="P9" draw:layer="layout" svg:width="1.145cm" svg:height="0.53cm" svg:x="19.643cm" svg:y="4.583cm">
          <draw:text-box>
            <text:p text:style-name="P2"><text:span text:style-name="T4">dado</text:span></text:p>
          </draw:text-box>
        </draw:frame>
        <draw:polygon draw:style-name="gr5" draw:text-style-name="P6" draw:layer="layout" svg:width="1.856cm" svg:height="1.332cm" svg:x="21.275cm" svg:y="4.158cm" svg:viewBox="0 0 1857 1333" draw:points="930,1333 0,1333 0,0 1857,0 1857,1333">
          <text:p/>
        </draw:polygon>
        <draw:frame draw:style-name="gr9" draw:text-style-name="P5" draw:layer="layout" svg:width="0.528cm" svg:height="0.615cm" svg:x="20.045cm" svg:y="5.633cm">
          <draw:text-box>
            <text:p text:style-name="P2"><text:span text:style-name="T2">2</text:span></text:p>
          </draw:text-box>
        </draw:frame>
        <draw:polygon draw:style-name="gr7" draw:text-style-name="P8" draw:layer="layout" svg:width="1.856cm" svg:height="0.794cm" svg:x="21.275cm" svg:y="5.512cm" svg:viewBox="0 0 1857 795" draw:points="930,795 0,795 0,0 1857,0 1857,795">
          <text:p/>
        </draw:polygon>
        <draw:frame draw:style-name="gr8" draw:text-style-name="P9" draw:layer="layout" svg:width="1.145cm" svg:height="0.53cm" svg:x="21.632cm" svg:y="4.583cm">
          <draw:text-box>
            <text:p text:style-name="P2"><text:span text:style-name="T4">dado</text:span></text:p>
          </draw:text-box>
        </draw:frame>
        <draw:polygon draw:style-name="gr5" draw:text-style-name="P6" draw:layer="layout" svg:width="1.856cm" svg:height="1.33cm" svg:x="23.264cm" svg:y="4.16cm" svg:viewBox="0 0 1857 1331" draw:points="927,1331 0,1331 0,0 1857,0 1857,1331">
          <text:p/>
        </draw:polygon>
        <draw:frame draw:style-name="gr9" draw:text-style-name="P5" draw:layer="layout" svg:width="0.528cm" svg:height="0.615cm" svg:x="22.035cm" svg:y="5.63cm">
          <draw:text-box>
            <text:p text:style-name="P2"><text:span text:style-name="T2">8</text:span></text:p>
          </draw:text-box>
        </draw:frame>
        <draw:polygon draw:style-name="gr35" draw:text-style-name="P25" draw:layer="layout" svg:width="1.856cm" svg:height="0.792cm" svg:x="23.264cm" svg:y="5.513cm" svg:viewBox="0 0 1857 793" draw:points="927,793 0,793 0,0 1857,0 1857,793">
          <text:p/>
        </draw:polygon>
        <draw:frame draw:style-name="gr8" draw:text-style-name="P9" draw:layer="layout" svg:width="1.145cm" svg:height="0.53cm" svg:x="23.622cm" svg:y="4.583cm">
          <draw:text-box>
            <text:p text:style-name="P2"><text:span text:style-name="T4">dado</text:span></text:p>
          </draw:text-box>
        </draw:frame>
        <draw:polygon draw:style-name="gr5" draw:text-style-name="P6" draw:layer="layout" svg:width="1.856cm" svg:height="1.332cm" svg:x="25.218cm" svg:y="4.16cm" svg:viewBox="0 0 1857 1333" draw:points="929,1333 0,1333 0,0 1857,0 1857,1333">
          <text:p/>
        </draw:polygon>
        <draw:frame draw:style-name="gr17" draw:text-style-name="P5" draw:layer="layout" svg:width="0.595cm" svg:height="0.589cm" svg:x="23.945cm" svg:y="5.642cm">
          <draw:text-box>
            <text:p text:style-name="P2"><text:span text:style-name="T5">11</text:span></text:p>
          </draw:text-box>
        </draw:frame>
        <draw:polygon draw:style-name="gr7" draw:text-style-name="P8" draw:layer="layout" svg:width="1.856cm" svg:height="0.793cm" svg:x="25.218cm" svg:y="5.515cm" svg:viewBox="0 0 1857 794" draw:points="929,794 0,794 0,0 1857,0 1857,794">
          <text:p/>
        </draw:polygon>
        <draw:frame draw:style-name="gr8" draw:text-style-name="P9" draw:layer="layout" svg:width="1.145cm" svg:height="0.53cm" svg:x="25.576cm" svg:y="4.583cm">
          <draw:text-box>
            <text:p text:style-name="P2"><text:span text:style-name="T4">dado</text:span></text:p>
          </draw:text-box>
        </draw:frame>
        <draw:polygon draw:style-name="gr10" draw:text-style-name="P10" draw:layer="layout" svg:width="1.856cm" svg:height="1.331cm" svg:x="19.284cm" svg:y="6.529cm" svg:viewBox="0 0 1857 1332" draw:points="930,1332 0,1332 0,0 1857,0 1857,1332">
          <text:p/>
        </draw:polygon>
        <draw:polygon draw:style-name="gr14" draw:text-style-name="P11" draw:layer="layout" svg:width="1.191cm" svg:height="1.331cm" svg:x="21.095cm" svg:y="6.529cm" svg:viewBox="0 0 1192 1332" draw:points="596,1332 0,1332 0,0 1192,0 1192,1332">
          <text:p/>
        </draw:polygon>
        <draw:frame draw:style-name="gr13" draw:text-style-name="P9" draw:layer="layout" svg:width="0.832cm" svg:height="0.53cm" svg:x="19.798cm" svg:y="6.954cm">
          <draw:text-box>
            <text:p text:style-name="P2"><text:span text:style-name="T4">Qtd</text:span></text:p>
          </draw:text-box>
        </draw:frame>
        <draw:polygon draw:style-name="gr10" draw:text-style-name="P10" draw:layer="layout" svg:width="1.856cm" svg:height="1.331cm" svg:x="24.081cm" svg:y="6.529cm" svg:viewBox="0 0 1857 1332" draw:points="929,1332 0,1332 0,0 1857,0 1857,1332">
          <text:p/>
        </draw:polygon>
        <draw:frame draw:style-name="gr9" draw:text-style-name="P5" draw:layer="layout" svg:width="0.528cm" svg:height="0.615cm" svg:x="21.523cm" svg:y="6.917cm">
          <draw:text-box>
            <text:p text:style-name="P2"><text:span text:style-name="T2">3</text:span></text:p>
          </draw:text-box>
        </draw:frame>
        <draw:polygon draw:style-name="gr14" draw:text-style-name="P11" draw:layer="layout" svg:width="1.192cm" svg:height="1.331cm" svg:x="25.891cm" svg:y="6.529cm" svg:viewBox="0 0 1193 1332" draw:points="597,1332 0,1332 0,0 1193,0 1193,1332">
          <text:p/>
        </draw:polygon>
        <draw:frame draw:style-name="gr15" draw:text-style-name="P9" draw:layer="layout" svg:width="1.014cm" svg:height="0.53cm" svg:x="24.522cm" svg:y="6.954cm">
          <draw:text-box>
            <text:p text:style-name="P2"><text:span text:style-name="T4">Prox</text:span></text:p>
          </draw:text-box>
        </draw:frame>
        <draw:polygon draw:style-name="gr3" draw:text-style-name="P4" draw:layer="layout" svg:width="8.021cm" svg:height="5cm" svg:x="1.198cm" svg:y="4cm" svg:viewBox="0 0 8022 5001" draw:points="4012,5001 0,5001 0,0 8022,0 8022,5001">
          <text:p/>
        </draw:polygon>
        <draw:frame draw:style-name="gr9" draw:text-style-name="P5" draw:layer="layout" svg:width="0.528cm" svg:height="0.615cm" svg:x="26.321cm" svg:y="6.917cm">
          <draw:text-box>
            <text:p text:style-name="P2"><text:span text:style-name="T2">0</text:span></text:p>
          </draw:text-box>
        </draw:frame>
        <draw:polygon draw:style-name="gr5" draw:text-style-name="P6" draw:layer="layout" svg:width="1.856cm" svg:height="1.332cm" svg:x="1.284cm" svg:y="4.16cm" svg:viewBox="0 0 1857 1333" draw:points="929,1333 0,1333 0,0 1857,0 1857,1333">
          <text:p/>
        </draw:polygon>
        <draw:frame draw:style-name="gr4" draw:text-style-name="P5" draw:layer="layout" svg:width="2.445cm" svg:height="0.615cm" svg:x="3.99cm" svg:y="8.067cm">
          <draw:text-box>
            <text:p text:style-name="P2"><text:span text:style-name="T2">pedaço 0</text:span></text:p>
          </draw:text-box>
        </draw:frame>
        <draw:polygon draw:style-name="gr7" draw:text-style-name="P8" draw:layer="layout" svg:width="1.856cm" svg:height="0.793cm" svg:x="1.284cm" svg:y="5.515cm" svg:viewBox="0 0 1857 794" draw:points="929,794 0,794 0,0 1857,0 1857,794">
          <text:p/>
        </draw:polygon>
        <draw:frame draw:style-name="gr8" draw:text-style-name="P9" draw:layer="layout" svg:width="1.145cm" svg:height="0.53cm" svg:x="1.64cm" svg:y="4.583cm">
          <draw:text-box>
            <text:p text:style-name="P2"><text:span text:style-name="T4">dado</text:span></text:p>
          </draw:text-box>
        </draw:frame>
        <draw:polygon draw:style-name="gr5" draw:text-style-name="P6" draw:layer="layout" svg:width="1.855cm" svg:height="1.332cm" svg:x="3.276cm" svg:y="4.158cm" svg:viewBox="0 0 1856 1333" draw:points="928,1333 0,1333 0,0 1856,0 1856,1333">
          <text:p/>
        </draw:polygon>
        <draw:frame draw:style-name="gr9" draw:text-style-name="P5" draw:layer="layout" svg:width="0.528cm" svg:height="0.615cm" svg:x="2.043cm" svg:y="5.633cm">
          <draw:text-box>
            <text:p text:style-name="P2"><text:span text:style-name="T2">3</text:span></text:p>
          </draw:text-box>
        </draw:frame>
        <draw:polygon draw:style-name="gr7" draw:text-style-name="P8" draw:layer="layout" svg:width="1.855cm" svg:height="0.794cm" svg:x="3.276cm" svg:y="5.512cm" svg:viewBox="0 0 1856 795" draw:points="928,795 0,795 0,0 1856,0 1856,795">
          <text:p/>
        </draw:polygon>
        <draw:frame draw:style-name="gr8" draw:text-style-name="P9" draw:layer="layout" svg:width="1.145cm" svg:height="0.53cm" svg:x="3.634cm" svg:y="4.583cm">
          <draw:text-box>
            <text:p text:style-name="P2"><text:span text:style-name="T4">dado</text:span></text:p>
          </draw:text-box>
        </draw:frame>
        <draw:polygon draw:style-name="gr5" draw:text-style-name="P6" draw:layer="layout" svg:width="1.856cm" svg:height="1.33cm" svg:x="5.264cm" svg:y="4.16cm" svg:viewBox="0 0 1857 1331" draw:points="927,1331 0,1331 0,0 1857,0 1857,1331">
          <text:p/>
        </draw:polygon>
        <draw:frame draw:style-name="gr9" draw:text-style-name="P5" draw:layer="layout" svg:width="0.528cm" svg:height="0.615cm" svg:x="4.036cm" svg:y="5.63cm">
          <draw:text-box>
            <text:p text:style-name="P2"><text:span text:style-name="T2">5</text:span></text:p>
          </draw:text-box>
        </draw:frame>
        <draw:polygon draw:style-name="gr7" draw:text-style-name="P8" draw:layer="layout" svg:width="1.856cm" svg:height="0.792cm" svg:x="5.264cm" svg:y="5.513cm" svg:viewBox="0 0 1857 793" draw:points="927,793 0,793 0,0 1857,0 1857,793">
          <text:p/>
        </draw:polygon>
        <draw:polygon draw:style-name="gr5" draw:text-style-name="P6" draw:layer="layout" svg:width="1.856cm" svg:height="1.332cm" svg:x="7.218cm" svg:y="4.16cm" svg:viewBox="0 0 1857 1333" draw:points="929,1333 0,1333 0,0 1857,0 1857,1333">
          <text:p/>
        </draw:polygon>
        <draw:frame draw:style-name="gr8" draw:text-style-name="P9" draw:layer="layout" svg:width="1.145cm" svg:height="0.53cm" svg:x="5.62cm" svg:y="4.583cm">
          <draw:text-box>
            <text:p text:style-name="P2"><text:span text:style-name="T4">dado</text:span></text:p>
          </draw:text-box>
        </draw:frame>
        <draw:polygon draw:style-name="gr7" draw:text-style-name="P8" draw:layer="layout" svg:width="1.856cm" svg:height="0.793cm" svg:x="7.218cm" svg:y="5.515cm" svg:viewBox="0 0 1857 794" draw:points="929,794 0,794 0,0 1857,0 1857,794">
          <text:p/>
        </draw:polygon>
        <draw:polygon draw:style-name="gr10" draw:text-style-name="P10" draw:layer="layout" svg:width="1.856cm" svg:height="1.331cm" svg:x="1.284cm" svg:y="6.529cm" svg:viewBox="0 0 1857 1332" draw:points="929,1332 0,1332 0,0 1857,0 1857,1332">
          <text:p/>
        </draw:polygon>
        <draw:frame draw:style-name="gr8" draw:text-style-name="P9" draw:layer="layout" svg:width="1.145cm" svg:height="0.53cm" svg:x="7.578cm" svg:y="4.583cm">
          <draw:text-box>
            <text:p text:style-name="P2"><text:span text:style-name="T4">dado</text:span></text:p>
          </draw:text-box>
        </draw:frame>
        <draw:polygon draw:style-name="gr11" draw:text-style-name="P11" draw:layer="layout" svg:width="1.192cm" svg:height="1.331cm" svg:x="3.094cm" svg:y="6.529cm" svg:viewBox="0 0 1193 1332" draw:points="597,1332 0,1332 0,0 1193,0 1193,1332">
          <text:p/>
        </draw:polygon>
        <draw:polygon draw:style-name="gr12" draw:text-style-name="P12" draw:layer="layout" svg:width="1.192cm" svg:height="1.331cm" svg:x="3.094cm" svg:y="6.529cm" svg:viewBox="0 0 1193 1332" draw:points="597,1332 0,1332 0,0 1193,0 1193,1332">
          <text:p/>
        </draw:polygon>
        <draw:frame draw:style-name="gr13" draw:text-style-name="P9" draw:layer="layout" svg:width="0.832cm" svg:height="0.53cm" svg:x="1.799cm" svg:y="6.954cm">
          <draw:text-box>
            <text:p text:style-name="P2"><text:span text:style-name="T4">Qtd</text:span></text:p>
          </draw:text-box>
        </draw:frame>
        <draw:polygon draw:style-name="gr10" draw:text-style-name="P10" draw:layer="layout" svg:width="1.856cm" svg:height="1.331cm" svg:x="6.081cm" svg:y="6.529cm" svg:viewBox="0 0 1857 1332" draw:points="930,1332 0,1332 0,0 1857,0 1857,1332">
          <text:p/>
        </draw:polygon>
        <draw:frame draw:style-name="gr9" draw:text-style-name="P5" draw:layer="layout" svg:width="0.528cm" svg:height="0.615cm" svg:x="3.521cm" svg:y="6.917cm">
          <draw:text-box>
            <text:p text:style-name="P2"><text:span text:style-name="T2">2</text:span></text:p>
          </draw:text-box>
        </draw:frame>
        <draw:polygon draw:style-name="gr14" draw:text-style-name="P11" draw:layer="layout" svg:width="1.192cm" svg:height="1.331cm" svg:x="7.891cm" svg:y="6.529cm" svg:viewBox="0 0 1193 1332" draw:points="597,1332 0,1332 0,0 1193,0 1193,1332">
          <text:p/>
        </draw:polygon>
        <draw:frame draw:style-name="gr15" draw:text-style-name="P9" draw:layer="layout" svg:width="1.014cm" svg:height="0.53cm" svg:x="6.519cm" svg:y="6.954cm">
          <draw:text-box>
            <text:p text:style-name="P2"><text:span text:style-name="T4">Prox</text:span></text:p>
          </draw:text-box>
        </draw:frame>
        <draw:polygon draw:style-name="gr3" draw:text-style-name="P4" draw:layer="layout" svg:width="8.021cm" svg:height="5cm" svg:x="1.198cm" svg:y="4cm" svg:viewBox="0 0 8022 5001" draw:points="4012,5001 0,5001 0,0 8022,0 8022,5001">
          <text:p/>
        </draw:polygon>
        <draw:frame draw:style-name="gr9" draw:text-style-name="P5" draw:layer="layout" svg:width="0.528cm" svg:height="0.615cm" svg:x="8.319cm" svg:y="6.917cm">
          <draw:text-box>
            <text:p text:style-name="P2"><text:span text:style-name="T2">3</text:span></text:p>
          </draw:text-box>
        </draw:frame>
        <draw:polygon draw:style-name="gr5" draw:text-style-name="P6" draw:layer="layout" svg:width="1.856cm" svg:height="1.332cm" svg:x="1.284cm" svg:y="4.16cm" svg:viewBox="0 0 1857 1333" draw:points="929,1333 0,1333 0,0 1857,0 1857,1333">
          <text:p/>
        </draw:polygon>
        <draw:frame draw:style-name="gr4" draw:text-style-name="P5" draw:layer="layout" svg:width="2.445cm" svg:height="0.615cm" svg:x="3.99cm" svg:y="8.067cm">
          <draw:text-box>
            <text:p text:style-name="P2"><text:span text:style-name="T2">pedaço 0</text:span></text:p>
          </draw:text-box>
        </draw:frame>
        <draw:polygon draw:style-name="gr7" draw:text-style-name="P8" draw:layer="layout" svg:width="1.856cm" svg:height="0.793cm" svg:x="1.284cm" svg:y="5.515cm" svg:viewBox="0 0 1857 794" draw:points="929,794 0,794 0,0 1857,0 1857,794">
          <text:p/>
        </draw:polygon>
        <draw:frame draw:style-name="gr8" draw:text-style-name="P9" draw:layer="layout" svg:width="1.145cm" svg:height="0.53cm" svg:x="1.64cm" svg:y="4.583cm">
          <draw:text-box>
            <text:p text:style-name="P2"><text:span text:style-name="T4">dado</text:span></text:p>
          </draw:text-box>
        </draw:frame>
        <draw:polygon draw:style-name="gr5" draw:text-style-name="P6" draw:layer="layout" svg:width="1.855cm" svg:height="1.332cm" svg:x="3.276cm" svg:y="4.158cm" svg:viewBox="0 0 1856 1333" draw:points="928,1333 0,1333 0,0 1856,0 1856,1333">
          <text:p/>
        </draw:polygon>
        <draw:frame draw:style-name="gr16" draw:text-style-name="P5" draw:layer="layout" svg:width="0.679cm" svg:height="0.615cm" svg:x="1.873cm" svg:y="5.633cm">
          <draw:text-box>
            <text:p text:style-name="P2"><text:span text:style-name="T2">14</text:span></text:p>
          </draw:text-box>
        </draw:frame>
        <draw:polygon draw:style-name="gr7" draw:text-style-name="P8" draw:layer="layout" svg:width="1.855cm" svg:height="0.794cm" svg:x="3.276cm" svg:y="5.512cm" svg:viewBox="0 0 1856 795" draw:points="928,795 0,795 0,0 1856,0 1856,795">
          <text:p/>
        </draw:polygon>
        <draw:frame draw:style-name="gr8" draw:text-style-name="P9" draw:layer="layout" svg:width="1.145cm" svg:height="0.53cm" svg:x="3.634cm" svg:y="4.583cm">
          <draw:text-box>
            <text:p text:style-name="P2"><text:span text:style-name="T4">dado</text:span></text:p>
          </draw:text-box>
        </draw:frame>
        <draw:polygon draw:style-name="gr5" draw:text-style-name="P6" draw:layer="layout" svg:width="1.856cm" svg:height="1.33cm" svg:x="5.264cm" svg:y="4.16cm" svg:viewBox="0 0 1857 1331" draw:points="927,1331 0,1331 0,0 1857,0 1857,1331">
          <text:p/>
        </draw:polygon>
        <draw:frame draw:style-name="gr16" draw:text-style-name="P5" draw:layer="layout" svg:width="0.679cm" svg:height="0.615cm" svg:x="3.866cm" svg:y="5.63cm">
          <draw:text-box>
            <text:p text:style-name="P2"><text:span text:style-name="T2">18</text:span></text:p>
          </draw:text-box>
        </draw:frame>
        <draw:polygon draw:style-name="gr7" draw:text-style-name="P8" draw:layer="layout" svg:width="1.856cm" svg:height="0.792cm" svg:x="5.264cm" svg:y="5.513cm" svg:viewBox="0 0 1857 793" draw:points="927,793 0,793 0,0 1857,0 1857,793">
          <text:p/>
        </draw:polygon>
        <draw:frame draw:style-name="gr8" draw:text-style-name="P9" draw:layer="layout" svg:width="1.145cm" svg:height="0.53cm" svg:x="5.62cm" svg:y="4.583cm">
          <draw:text-box>
            <text:p text:style-name="P2"><text:span text:style-name="T4">dado</text:span></text:p>
          </draw:text-box>
        </draw:frame>
        <draw:polygon draw:style-name="gr5" draw:text-style-name="P6" draw:layer="layout" svg:width="1.856cm" svg:height="1.332cm" svg:x="7.218cm" svg:y="4.16cm" svg:viewBox="0 0 1857 1333" draw:points="929,1333 0,1333 0,0 1857,0 1857,1333">
          <text:p/>
        </draw:polygon>
        <draw:frame draw:style-name="gr19" draw:text-style-name="P13" draw:layer="layout" svg:width="0.705cm" svg:height="0.712cm" svg:x="5.842cm" svg:y="5.588cm">
          <draw:text-box>
            <text:p text:style-name="P2"><text:span text:style-name="T6">23</text:span></text:p>
          </draw:text-box>
        </draw:frame>
        <draw:polygon draw:style-name="gr7" draw:text-style-name="P8" draw:layer="layout" svg:width="1.856cm" svg:height="0.793cm" svg:x="7.218cm" svg:y="5.515cm" svg:viewBox="0 0 1857 794" draw:points="929,794 0,794 0,0 1857,0 1857,794">
          <text:p/>
        </draw:polygon>
        <draw:frame draw:style-name="gr8" draw:text-style-name="P9" draw:layer="layout" svg:width="1.145cm" svg:height="0.53cm" svg:x="7.578cm" svg:y="4.583cm">
          <draw:text-box>
            <text:p text:style-name="P2"><text:span text:style-name="T4">dado</text:span></text:p>
          </draw:text-box>
        </draw:frame>
        <draw:polygon draw:style-name="gr10" draw:text-style-name="P10" draw:layer="layout" svg:width="1.856cm" svg:height="1.331cm" svg:x="1.284cm" svg:y="6.529cm" svg:viewBox="0 0 1857 1332" draw:points="929,1332 0,1332 0,0 1857,0 1857,1332">
          <text:p/>
        </draw:polygon>
        <draw:frame draw:style-name="gr17" draw:text-style-name="P5" draw:layer="layout" svg:width="0.595cm" svg:height="0.589cm" svg:x="7.849cm" svg:y="5.645cm">
          <draw:text-box>
            <text:p text:style-name="P2"><text:span text:style-name="T5">31</text:span></text:p>
          </draw:text-box>
        </draw:frame>
        <draw:polygon draw:style-name="gr14" draw:text-style-name="P11" draw:layer="layout" svg:width="1.192cm" svg:height="1.331cm" svg:x="3.094cm" svg:y="6.529cm" svg:viewBox="0 0 1193 1332" draw:points="597,1332 0,1332 0,0 1193,0 1193,1332">
          <text:p/>
        </draw:polygon>
        <draw:frame draw:style-name="gr13" draw:text-style-name="P9" draw:layer="layout" svg:width="0.832cm" svg:height="0.53cm" svg:x="1.799cm" svg:y="6.954cm">
          <draw:text-box>
            <text:p text:style-name="P2"><text:span text:style-name="T4">Qtd</text:span></text:p>
          </draw:text-box>
        </draw:frame>
        <draw:polygon draw:style-name="gr10" draw:text-style-name="P10" draw:layer="layout" svg:width="1.856cm" svg:height="1.331cm" svg:x="6.081cm" svg:y="6.529cm" svg:viewBox="0 0 1857 1332" draw:points="930,1332 0,1332 0,0 1857,0 1857,1332">
          <text:p/>
        </draw:polygon>
        <draw:frame draw:style-name="gr9" draw:text-style-name="P5" draw:layer="layout" svg:width="0.528cm" svg:height="0.615cm" svg:x="3.521cm" svg:y="6.917cm">
          <draw:text-box>
            <text:p text:style-name="P2"><text:span text:style-name="T2">4</text:span></text:p>
          </draw:text-box>
        </draw:frame>
        <draw:polygon draw:style-name="gr14" draw:text-style-name="P11" draw:layer="layout" svg:width="1.192cm" svg:height="1.331cm" svg:x="7.891cm" svg:y="6.529cm" svg:viewBox="0 0 1193 1332" draw:points="597,1332 0,1332 0,0 1193,0 1193,1332">
          <text:p/>
        </draw:polygon>
        <draw:frame draw:style-name="gr15" draw:text-style-name="P9" draw:layer="layout" svg:width="1.014cm" svg:height="0.53cm" svg:x="6.519cm" svg:y="6.954cm">
          <draw:text-box>
            <text:p text:style-name="P2"><text:span text:style-name="T4">Prox</text:span></text:p>
          </draw:text-box>
        </draw:frame>
        <draw:polygon draw:style-name="gr3" draw:text-style-name="P4" draw:layer="layout" svg:width="8.021cm" svg:height="5cm" svg:x="17.378cm" svg:y="9.6cm" svg:viewBox="0 0 8022 5001" draw:points="4011,5001 0,5001 0,0 8022,0 8022,5001">
          <text:p/>
        </draw:polygon>
        <draw:frame draw:style-name="gr9" draw:text-style-name="P5" draw:layer="layout" svg:width="0.528cm" svg:height="0.615cm" svg:x="8.319cm" svg:y="6.917cm">
          <draw:text-box>
            <text:p text:style-name="P2"><text:span text:style-name="T2">3</text:span></text:p>
          </draw:text-box>
        </draw:frame>
        <draw:polygon draw:style-name="gr5" draw:text-style-name="P6" draw:layer="layout" svg:width="1.856cm" svg:height="1.332cm" svg:x="17.464cm" svg:y="9.76cm" svg:viewBox="0 0 1857 1333" draw:points="928,1333 0,1333 0,0 1857,0 1857,1333">
          <text:p/>
        </draw:polygon>
        <draw:frame draw:style-name="gr4" draw:text-style-name="P5" draw:layer="layout" svg:width="2.445cm" svg:height="0.615cm" svg:x="20.168cm" svg:y="13.666cm">
          <draw:text-box>
            <text:p text:style-name="P2"><text:span text:style-name="T2">pedaço 4</text:span></text:p>
          </draw:text-box>
        </draw:frame>
        <draw:polygon draw:style-name="gr7" draw:text-style-name="P8" draw:layer="layout" svg:width="1.856cm" svg:height="0.793cm" svg:x="17.464cm" svg:y="11.115cm" svg:viewBox="0 0 1857 794" draw:points="928,794 0,794 0,0 1857,0 1857,794">
          <text:p/>
        </draw:polygon>
        <draw:frame draw:style-name="gr8" draw:text-style-name="P9" draw:layer="layout" svg:width="1.145cm" svg:height="0.53cm" svg:x="17.822cm" svg:y="10.186cm">
          <draw:text-box>
            <text:p text:style-name="P2"><text:span text:style-name="T4">dado</text:span></text:p>
          </draw:text-box>
        </draw:frame>
        <draw:polygon draw:style-name="gr5" draw:text-style-name="P6" draw:layer="layout" svg:width="1.856cm" svg:height="1.332cm" svg:x="19.454cm" svg:y="9.758cm" svg:viewBox="0 0 1857 1333" draw:points="930,1333 0,1333 0,0 1857,0 1857,1333">
          <text:p/>
        </draw:polygon>
        <draw:frame draw:style-name="gr16" draw:text-style-name="P5" draw:layer="layout" svg:width="0.679cm" svg:height="0.615cm" svg:x="18.055cm" svg:y="11.232cm">
          <draw:text-box>
            <text:p text:style-name="P2"><text:span text:style-name="T2">51</text:span></text:p>
          </draw:text-box>
        </draw:frame>
        <draw:polygon draw:style-name="gr7" draw:text-style-name="P8" draw:layer="layout" svg:width="1.856cm" svg:height="0.794cm" svg:x="19.454cm" svg:y="11.112cm" svg:viewBox="0 0 1857 795" draw:points="930,795 0,795 0,0 1857,0 1857,795">
          <text:p/>
        </draw:polygon>
        <draw:frame draw:style-name="gr8" draw:text-style-name="P9" draw:layer="layout" svg:width="1.145cm" svg:height="0.53cm" svg:x="19.812cm" svg:y="10.182cm">
          <draw:text-box>
            <text:p text:style-name="P2"><text:span text:style-name="T4">dado</text:span></text:p>
          </draw:text-box>
        </draw:frame>
        <draw:polygon draw:style-name="gr5" draw:text-style-name="P6" draw:layer="layout" svg:width="1.856cm" svg:height="1.33cm" svg:x="21.442cm" svg:y="9.76cm" svg:viewBox="0 0 1857 1331" draw:points="929,1331 0,1331 0,0 1857,0 1857,1331">
          <text:p/>
        </draw:polygon>
        <draw:frame draw:style-name="gr16" draw:text-style-name="P5" draw:layer="layout" svg:width="0.679cm" svg:height="0.615cm" svg:x="20.045cm" svg:y="11.232cm">
          <draw:text-box>
            <text:p text:style-name="P2"><text:span text:style-name="T2">72</text:span></text:p>
          </draw:text-box>
        </draw:frame>
        <draw:polygon draw:style-name="gr33" draw:text-style-name="P21" draw:layer="layout" svg:width="1.856cm" svg:height="0.792cm" svg:x="21.442cm" svg:y="11.113cm" svg:viewBox="0 0 1857 793" draw:points="929,793 0,793 0,0 1857,0 1857,793">
          <text:p text:style-name="P20"><text:span text:style-name="T2">80</text:span></text:p>
        </draw:polygon>
        <draw:polygon draw:style-name="gr5" draw:text-style-name="P6" draw:layer="layout" svg:width="1.856cm" svg:height="1.332cm" svg:x="23.397cm" svg:y="9.76cm" svg:viewBox="0 0 1857 1333" draw:points="929,1333 0,1333 0,0 1857,0 1857,1333">
          <text:p/>
        </draw:polygon>
        <draw:frame draw:style-name="gr8" draw:text-style-name="P9" draw:layer="layout" svg:width="1.145cm" svg:height="0.53cm" svg:x="21.802cm" svg:y="10.186cm">
          <draw:text-box>
            <text:p text:style-name="P2"><text:span text:style-name="T4">dado</text:span></text:p>
          </draw:text-box>
        </draw:frame>
        <draw:polygon draw:style-name="gr7" draw:text-style-name="P8" draw:layer="layout" svg:width="1.856cm" svg:height="0.793cm" svg:x="23.397cm" svg:y="11.115cm" svg:viewBox="0 0 1857 794" draw:points="929,794 0,794 0,0 1857,0 1857,794">
          <text:p/>
        </draw:polygon>
        <draw:polygon draw:style-name="gr10" draw:text-style-name="P10" draw:layer="layout" svg:width="1.856cm" svg:height="1.331cm" svg:x="17.464cm" svg:y="12.129cm" svg:viewBox="0 0 1857 1332" draw:points="928,1332 0,1332 0,0 1857,0 1857,1332">
          <text:p/>
        </draw:polygon>
        <draw:frame draw:style-name="gr8" draw:text-style-name="P9" draw:layer="layout" svg:width="1.145cm" svg:height="0.53cm" svg:x="23.756cm" svg:y="10.186cm">
          <draw:text-box>
            <text:p text:style-name="P2"><text:span text:style-name="T4">dado</text:span></text:p>
          </draw:text-box>
        </draw:frame>
        <draw:polygon draw:style-name="gr14" draw:text-style-name="P23" draw:layer="layout" svg:width="1.192cm" svg:height="1.331cm" svg:x="19.274cm" svg:y="12.129cm" svg:viewBox="0 0 1193 1332" draw:points="596,1332 0,1332 0,0 1193,0 1193,1332">
          <text:p/>
        </draw:polygon>
        <draw:frame draw:style-name="gr13" draw:text-style-name="P9" draw:layer="layout" svg:width="0.832cm" svg:height="0.53cm" svg:x="17.978cm" svg:y="12.553cm">
          <draw:text-box>
            <text:p text:style-name="P2"><text:span text:style-name="T4">Qtd</text:span></text:p>
          </draw:text-box>
        </draw:frame>
        <draw:polygon draw:style-name="gr10" draw:text-style-name="P10" draw:layer="layout" svg:width="1.856cm" svg:height="1.331cm" svg:x="22.26cm" svg:y="12.129cm" svg:viewBox="0 0 1857 1332" draw:points="930,1332 0,1332 0,0 1857,0 1857,1332">
          <text:p/>
        </draw:polygon>
        <draw:frame draw:style-name="gr9" draw:text-style-name="P5" draw:layer="layout" svg:width="0.528cm" svg:height="0.615cm" svg:x="19.703cm" svg:y="12.516cm">
          <draw:text-box>
            <text:p text:style-name="P2"><text:span text:style-name="T2">3</text:span></text:p>
          </draw:text-box>
        </draw:frame>
        <draw:polygon draw:style-name="gr14" draw:text-style-name="P11" draw:layer="layout" svg:width="1.192cm" svg:height="1.331cm" svg:x="24.071cm" svg:y="12.129cm" svg:viewBox="0 0 1193 1332" draw:points="596,1332 0,1332 0,0 1193,0 1193,1332">
          <text:p/>
        </draw:polygon>
        <draw:frame draw:style-name="gr15" draw:text-style-name="P9" draw:layer="layout" svg:width="1.014cm" svg:height="0.53cm" svg:x="22.698cm" svg:y="12.553cm">
          <draw:text-box>
            <text:p text:style-name="P2"><text:span text:style-name="T4">Prox</text:span></text:p>
          </draw:text-box>
        </draw:frame>
        <draw:polygon draw:style-name="gr3" draw:text-style-name="P4" draw:layer="layout" svg:width="8.021cm" svg:height="5cm" svg:x="8.183cm" svg:y="9.56cm" svg:viewBox="0 0 8022 5001" draw:points="4012,5001 0,5001 0,0 8022,0 8022,5001">
          <text:p/>
        </draw:polygon>
        <draw:frame draw:style-name="gr20" draw:text-style-name="P9" draw:layer="layout" svg:width="0.459cm" svg:height="0.53cm" svg:x="24.44cm" svg:y="12.553cm">
          <draw:text-box>
            <text:p text:style-name="P2"><text:span text:style-name="T4">-1</text:span></text:p>
          </draw:text-box>
        </draw:frame>
        <draw:polygon draw:style-name="gr5" draw:text-style-name="P6" draw:layer="layout" svg:width="1.856cm" svg:height="1.332cm" svg:x="8.269cm" svg:y="9.72cm" svg:viewBox="0 0 1857 1333" draw:points="930,1333 0,1333 0,0 1857,0 1857,1333">
          <text:p/>
        </draw:polygon>
        <draw:frame draw:style-name="gr4" draw:text-style-name="P5" draw:layer="layout" svg:width="2.445cm" svg:height="0.615cm" svg:x="10.975cm" svg:y="13.627cm">
          <draw:text-box>
            <text:p text:style-name="P2"><text:span text:style-name="T2">pedaço 3</text:span></text:p>
          </draw:text-box>
        </draw:frame>
        <draw:polygon draw:style-name="gr7" draw:text-style-name="P8" draw:layer="layout" svg:width="1.856cm" svg:height="0.793cm" svg:x="8.269cm" svg:y="11.075cm" svg:viewBox="0 0 1857 794" draw:points="930,794 0,794 0,0 1857,0 1857,794">
          <text:p/>
        </draw:polygon>
        <draw:frame draw:style-name="gr8" draw:text-style-name="P9" draw:layer="layout" svg:width="1.145cm" svg:height="0.53cm" svg:x="8.625cm" svg:y="10.147cm">
          <draw:text-box>
            <text:p text:style-name="P2"><text:span text:style-name="T4">dado</text:span></text:p>
          </draw:text-box>
        </draw:frame>
        <draw:polygon draw:style-name="gr5" draw:text-style-name="P6" draw:layer="layout" svg:width="1.855cm" svg:height="1.332cm" svg:x="10.261cm" svg:y="9.718cm" svg:viewBox="0 0 1856 1333" draw:points="928,1333 0,1333 0,0 1856,0 1856,1333">
          <text:p/>
        </draw:polygon>
        <draw:frame draw:style-name="gr16" draw:text-style-name="P5" draw:layer="layout" svg:width="0.679cm" svg:height="0.615cm" svg:x="8.858cm" svg:y="11.193cm">
          <draw:text-box>
            <text:p text:style-name="P2"><text:span text:style-name="T2">32</text:span></text:p>
          </draw:text-box>
        </draw:frame>
        <draw:polygon draw:style-name="gr7" draw:text-style-name="P8" draw:layer="layout" svg:width="1.855cm" svg:height="0.794cm" svg:x="10.261cm" svg:y="11.072cm" svg:viewBox="0 0 1856 795" draw:points="928,795 0,795 0,0 1856,0 1856,795">
          <text:p/>
        </draw:polygon>
        <draw:frame draw:style-name="gr8" draw:text-style-name="P9" draw:layer="layout" svg:width="1.145cm" svg:height="0.53cm" svg:x="10.619cm" svg:y="10.143cm">
          <draw:text-box>
            <text:p text:style-name="P2"><text:span text:style-name="T4">dado</text:span></text:p>
          </draw:text-box>
        </draw:frame>
        <draw:polygon draw:style-name="gr5" draw:text-style-name="P6" draw:layer="layout" svg:width="1.856cm" svg:height="1.33cm" svg:x="12.249cm" svg:y="9.72cm" svg:viewBox="0 0 1857 1331" draw:points="927,1331 0,1331 0,0 1857,0 1857,1331">
          <text:p/>
        </draw:polygon>
        <draw:frame draw:style-name="gr16" draw:text-style-name="P5" draw:layer="layout" svg:width="0.679cm" svg:height="0.615cm" svg:x="10.851cm" svg:y="11.189cm">
          <draw:text-box>
            <text:p text:style-name="P2"><text:span text:style-name="T2">35</text:span></text:p>
          </draw:text-box>
        </draw:frame>
        <draw:polygon draw:style-name="gr7" draw:text-style-name="P8" draw:layer="layout" svg:width="1.856cm" svg:height="0.792cm" svg:x="12.249cm" svg:y="11.073cm" svg:viewBox="0 0 1857 793" draw:points="927,793 0,793 0,0 1857,0 1857,793">
          <text:p/>
        </draw:polygon>
        <draw:frame draw:style-name="gr8" draw:text-style-name="P9" draw:layer="layout" svg:width="1.145cm" svg:height="0.53cm" svg:x="12.605cm" svg:y="10.143cm">
          <draw:text-box>
            <text:p text:style-name="P2"><text:span text:style-name="T4">dado</text:span></text:p>
          </draw:text-box>
        </draw:frame>
        <draw:polygon draw:style-name="gr5" draw:text-style-name="P6" draw:layer="layout" svg:width="1.856cm" svg:height="1.332cm" svg:x="14.203cm" svg:y="9.72cm" svg:viewBox="0 0 1857 1333" draw:points="929,1333 0,1333 0,0 1857,0 1857,1333">
          <text:p/>
        </draw:polygon>
        <draw:frame draw:style-name="gr17" draw:text-style-name="P5" draw:layer="layout" svg:width="0.595cm" svg:height="0.589cm" svg:x="12.88cm" svg:y="11.201cm">
          <draw:text-box>
            <text:p text:style-name="P2"><text:span text:style-name="T5">38</text:span></text:p>
          </draw:text-box>
        </draw:frame>
        <draw:polygon draw:style-name="gr7" draw:text-style-name="P8" draw:layer="layout" svg:width="1.856cm" svg:height="0.793cm" svg:x="14.203cm" svg:y="11.075cm" svg:viewBox="0 0 1857 794" draw:points="929,794 0,794 0,0 1857,0 1857,794">
          <text:p/>
        </draw:polygon>
        <draw:frame draw:style-name="gr8" draw:text-style-name="P9" draw:layer="layout" svg:width="1.145cm" svg:height="0.53cm" svg:x="14.563cm" svg:y="10.147cm">
          <draw:text-box>
            <text:p text:style-name="P2"><text:span text:style-name="T4">dado</text:span></text:p>
          </draw:text-box>
        </draw:frame>
        <draw:polygon draw:style-name="gr27" draw:text-style-name="P10" draw:layer="layout" svg:width="1.856cm" svg:height="1.331cm" svg:x="8.269cm" svg:y="12.089cm" svg:viewBox="0 0 1857 1332" draw:points="930,1332 0,1332 0,0 1857,0 1857,1332">
          <text:p/>
        </draw:polygon>
        <draw:polygon draw:style-name="gr12" draw:text-style-name="P12" draw:layer="layout" svg:width="1.856cm" svg:height="1.331cm" svg:x="8.269cm" svg:y="12.089cm" svg:viewBox="0 0 1857 1332" draw:points="930,1332 0,1332 0,0 1857,0 1857,1332">
          <text:p/>
        </draw:polygon>
        <draw:polygon draw:style-name="gr14" draw:text-style-name="P11" draw:layer="layout" svg:width="1.192cm" svg:height="1.331cm" svg:x="10.079cm" svg:y="12.089cm" svg:viewBox="0 0 1193 1332" draw:points="598,1332 0,1332 0,0 1193,0 1193,1332">
          <text:p/>
        </draw:polygon>
        <draw:frame draw:style-name="gr13" draw:text-style-name="P9" draw:layer="layout" svg:width="0.832cm" svg:height="0.53cm" svg:x="8.784cm" svg:y="12.514cm">
          <draw:text-box>
            <text:p text:style-name="P2"><text:span text:style-name="T4">Qtd</text:span></text:p>
          </draw:text-box>
        </draw:frame>
        <draw:polygon draw:style-name="gr10" draw:text-style-name="P10" draw:layer="layout" svg:width="1.856cm" svg:height="1.331cm" svg:x="13.066cm" svg:y="12.089cm" svg:viewBox="0 0 1857 1332" draw:points="930,1332 0,1332 0,0 1857,0 1857,1332">
          <text:p/>
        </draw:polygon>
        <draw:frame draw:style-name="gr9" draw:text-style-name="P5" draw:layer="layout" svg:width="0.528cm" svg:height="0.615cm" svg:x="10.506cm" svg:y="12.477cm">
          <draw:text-box>
            <text:p text:style-name="P2"><text:span text:style-name="T2">3</text:span></text:p>
          </draw:text-box>
        </draw:frame>
        <draw:polygon draw:style-name="gr14" draw:text-style-name="P11" draw:layer="layout" svg:width="1.192cm" svg:height="1.331cm" svg:x="14.876cm" svg:y="12.089cm" svg:viewBox="0 0 1193 1332" draw:points="598,1332 0,1332 0,0 1193,0 1193,1332">
          <text:p/>
        </draw:polygon>
        <draw:frame draw:style-name="gr15" draw:text-style-name="P9" draw:layer="layout" svg:width="1.014cm" svg:height="0.53cm" svg:x="13.504cm" svg:y="12.514cm">
          <draw:text-box>
            <text:p text:style-name="P2"><text:span text:style-name="T4">Prox</text:span></text:p>
          </draw:text-box>
        </draw:frame>
        <draw:polygon draw:style-name="gr3" draw:text-style-name="P4" draw:layer="layout" svg:width="3.513cm" svg:height="4.938cm" svg:x="1.287cm" svg:y="9.862cm" svg:viewBox="0 0 3514 4939" draw:points="1758,4939 0,4939 0,0 3514,0 3514,4939">
          <text:p/>
        </draw:polygon>
        <draw:frame draw:style-name="gr9" draw:text-style-name="P5" draw:layer="layout" svg:width="0.528cm" svg:height="0.615cm" svg:x="15.304cm" svg:y="12.477cm">
          <draw:text-box>
            <text:p text:style-name="P2"><text:span text:style-name="T2">4</text:span></text:p>
          </draw:text-box>
        </draw:frame>
        <draw:polygon draw:style-name="gr10" draw:text-style-name="P10" draw:layer="layout" svg:width="1.659cm" svg:height="1.197cm" svg:x="1.665cm" svg:y="10.02cm" svg:viewBox="0 0 1660 1198" draw:points="830,1198 0,1198 0,0 1660,0 1660,1198">
          <text:p/>
        </draw:polygon>
        <draw:frame draw:style-name="gr21" draw:text-style-name="P14" draw:layer="layout" svg:width="1.801cm" svg:height="0.412cm" svg:x="2.145cm" svg:y="14.065cm">
          <draw:text-box>
            <text:p text:style-name="P2"><text:span text:style-name="T7">cabeçalho</text:span></text:p>
          </draw:text-box>
        </draw:frame>
        <draw:polygon draw:style-name="gr14" draw:text-style-name="P11" draw:layer="layout" svg:width="1.067cm" svg:height="1.197cm" svg:x="3.282cm" svg:y="10.02cm" svg:viewBox="0 0 1068 1198" draw:points="534,1198 0,1198 0,0 1068,0 1068,1198">
          <text:p/>
        </draw:polygon>
        <draw:frame draw:style-name="gr22" draw:text-style-name="P14" draw:layer="layout" svg:width="0.891cm" svg:height="0.412cm" svg:x="2.05cm" svg:y="10.432cm">
          <draw:text-box>
            <text:p text:style-name="P2"><text:span text:style-name="T7">nSeq</text:span></text:p>
          </draw:text-box>
        </draw:frame>
        <draw:polygon draw:style-name="gr10" draw:text-style-name="P10" draw:layer="layout" svg:width="1.659cm" svg:height="1.198cm" svg:x="1.665cm" svg:y="11.328cm" svg:viewBox="0 0 1660 1199" draw:points="830,1199 0,1199 0,0 1660,0 1660,1199">
          <text:p/>
        </draw:polygon>
        <draw:frame draw:style-name="gr9" draw:text-style-name="P5" draw:layer="layout" svg:width="0.528cm" svg:height="0.615cm" svg:x="3.648cm" svg:y="10.339cm">
          <draw:text-box>
            <text:p text:style-name="P2"><text:span text:style-name="T2">5</text:span></text:p>
          </draw:text-box>
        </draw:frame>
        <draw:polygon draw:style-name="gr11" draw:text-style-name="P11" draw:layer="layout" svg:width="1.067cm" svg:height="1.198cm" svg:x="3.282cm" svg:y="11.328cm" svg:viewBox="0 0 1068 1199" draw:points="534,1199 0,1199 0,0 1068,0 1068,1199">
          <text:p/>
        </draw:polygon>
        <draw:polygon draw:style-name="gr12" draw:text-style-name="P12" draw:layer="layout" svg:width="1.067cm" svg:height="1.198cm" svg:x="3.282cm" svg:y="11.328cm" svg:viewBox="0 0 1068 1199" draw:points="534,1199 0,1199 0,0 1068,0 1068,1199">
          <text:p/>
        </draw:polygon>
        <draw:frame draw:style-name="gr22" draw:text-style-name="P14" draw:layer="layout" svg:width="0.891cm" svg:height="0.412cm" svg:x="2.05cm" svg:y="11.741cm">
          <draw:text-box>
            <text:p text:style-name="P2"><text:span text:style-name="T7">pSeq</text:span></text:p>
          </draw:text-box>
        </draw:frame>
        <draw:polygon draw:style-name="gr10" draw:text-style-name="P10" draw:layer="layout" svg:width="1.659cm" svg:height="1.198cm" svg:x="1.665cm" svg:y="12.65cm" svg:viewBox="0 0 1660 1199" draw:points="830,1199 0,1199 0,0 1660,0 1660,1199">
          <text:p/>
        </draw:polygon>
        <draw:frame draw:style-name="gr9" draw:text-style-name="P5" draw:layer="layout" svg:width="0.528cm" svg:height="0.615cm" svg:x="3.648cm" svg:y="11.648cm">
          <draw:text-box>
            <text:p text:style-name="P2"><text:span text:style-name="T2">2</text:span></text:p>
          </draw:text-box>
        </draw:frame>
        <draw:polygon draw:style-name="gr14" draw:text-style-name="P24" draw:layer="layout" svg:width="1.067cm" svg:height="1.198cm" svg:x="3.282cm" svg:y="12.65cm" svg:viewBox="0 0 1068 1199" draw:points="534,1199 0,1199 0,0 1068,0 1068,1199">
          <text:p/>
        </draw:polygon>
        <draw:frame draw:style-name="gr23" draw:text-style-name="P14" draw:layer="layout" svg:width="0.781cm" svg:height="0.412cm" svg:x="2.117cm" svg:y="13.063cm">
          <draw:text-box>
            <text:p text:style-name="P2"><text:span text:style-name="T7">Prox</text:span></text:p>
          </draw:text-box>
        </draw:frame>
        <draw:frame draw:style-name="gr9" draw:text-style-name="P5" draw:layer="layout" svg:width="0.528cm" svg:height="0.615cm" svg:x="3.648cm" svg:y="12.971cm">
          <draw:text-box>
            <text:p text:style-name="P2"><text:span text:style-name="T2">1</text:span></text:p>
          </draw:text-box>
        </draw:frame>
      </draw:page>
      <draw:page draw:name="page27" draw:style-name="dp1" draw:master-page-name="master-page3">
        <draw:polygon draw:style-name="gr1" draw:text-style-name="P1" draw:layer="layout" svg:width="27.998cm" svg:height="15.749cm" svg:x="0cm" svg:y="0cm" svg:viewBox="0 0 27999 15750" draw:points="0,0 27999,0 27999,15750 0,15750">
          <text:p/>
        </draw:polygon>
        <draw:frame draw:style-name="gr2" draw:text-style-name="P3" draw:layer="layout" svg:width="0.493cm" svg:height="0.547cm" svg:x="1.401cm" svg:y="14.348cm">
          <draw:text-box>
            <text:p text:style-name="P2"><text:span text:style-name="T1"><text:s/></text:span></text:p>
          </draw:text-box>
        </draw:frame>
        <draw:polygon draw:style-name="gr3" draw:text-style-name="P4" draw:layer="layout" svg:width="8.021cm" svg:height="5cm" svg:x="1.198cm" svg:y="4cm" svg:viewBox="0 0 8022 5001" draw:points="4012,5001 0,5001 0,0 8022,0 8022,5001">
          <text:p/>
        </draw:polygon>
        <draw:frame draw:style-name="gr2" draw:text-style-name="P3" draw:layer="layout" svg:width="0.493cm" svg:height="0.547cm" svg:x="13.952cm" svg:y="14.348cm">
          <draw:text-box>
            <text:p text:style-name="P2"><text:span text:style-name="T1"><text:s/></text:span></text:p>
          </draw:text-box>
        </draw:frame>
        <draw:frame draw:style-name="gr4" draw:text-style-name="P5" draw:layer="layout" svg:width="2.445cm" svg:height="0.615cm" svg:x="3.99cm" svg:y="8.067cm">
          <draw:text-box>
            <text:p text:style-name="P2"><text:span text:style-name="T2">pedaço 0</text:span></text:p>
          </draw:text-box>
        </draw:frame>
        <draw:polygon draw:style-name="gr5" draw:text-style-name="P6" draw:layer="layout" svg:width="1.856cm" svg:height="1.332cm" svg:x="1.284cm" svg:y="4.16cm" svg:viewBox="0 0 1857 1333" draw:points="929,1333 0,1333 0,0 1857,0 1857,1333">
          <text:p/>
        </draw:polygon>
        <draw:frame draw:style-name="gr29" draw:text-style-name="P15" draw:layer="layout" svg:width="11.106cm" svg:height="1.182cm" svg:x="1.401cm" svg:y="1.354cm">
          <draw:text-box>
            <text:p text:style-name="P2"><text:span text:style-name="T8">6. Inserir o elemento 89</text:span></text:p>
          </draw:text-box>
        </draw:frame>
        <draw:polygon draw:style-name="gr7" draw:text-style-name="P8" draw:layer="layout" svg:width="1.856cm" svg:height="0.793cm" svg:x="1.284cm" svg:y="5.515cm" svg:viewBox="0 0 1857 794" draw:points="929,794 0,794 0,0 1857,0 1857,794">
          <text:p/>
        </draw:polygon>
        <draw:frame draw:style-name="gr8" draw:text-style-name="P9" draw:layer="layout" svg:width="1.145cm" svg:height="0.53cm" svg:x="1.64cm" svg:y="4.583cm">
          <draw:text-box>
            <text:p text:style-name="P2"><text:span text:style-name="T4">dado</text:span></text:p>
          </draw:text-box>
        </draw:frame>
        <draw:polygon draw:style-name="gr5" draw:text-style-name="P6" draw:layer="layout" svg:width="1.855cm" svg:height="1.332cm" svg:x="3.276cm" svg:y="4.158cm" svg:viewBox="0 0 1856 1333" draw:points="928,1333 0,1333 0,0 1856,0 1856,1333">
          <text:p/>
        </draw:polygon>
        <draw:frame draw:style-name="gr9" draw:text-style-name="P5" draw:layer="layout" svg:width="0.528cm" svg:height="0.615cm" svg:x="2.043cm" svg:y="5.633cm">
          <draw:text-box>
            <text:p text:style-name="P2"><text:span text:style-name="T2">3</text:span></text:p>
          </draw:text-box>
        </draw:frame>
        <draw:polygon draw:style-name="gr7" draw:text-style-name="P8" draw:layer="layout" svg:width="1.855cm" svg:height="0.794cm" svg:x="3.276cm" svg:y="5.512cm" svg:viewBox="0 0 1856 795" draw:points="928,795 0,795 0,0 1856,0 1856,795">
          <text:p/>
        </draw:polygon>
        <draw:frame draw:style-name="gr8" draw:text-style-name="P9" draw:layer="layout" svg:width="1.145cm" svg:height="0.53cm" svg:x="3.634cm" svg:y="4.583cm">
          <draw:text-box>
            <text:p text:style-name="P2"><text:span text:style-name="T4">dado</text:span></text:p>
          </draw:text-box>
        </draw:frame>
        <draw:polygon draw:style-name="gr5" draw:text-style-name="P6" draw:layer="layout" svg:width="1.856cm" svg:height="1.33cm" svg:x="5.264cm" svg:y="4.16cm" svg:viewBox="0 0 1857 1331" draw:points="927,1331 0,1331 0,0 1857,0 1857,1331">
          <text:p/>
        </draw:polygon>
        <draw:frame draw:style-name="gr9" draw:text-style-name="P5" draw:layer="layout" svg:width="0.528cm" svg:height="0.615cm" svg:x="4.036cm" svg:y="5.63cm">
          <draw:text-box>
            <text:p text:style-name="P2"><text:span text:style-name="T2">5</text:span></text:p>
          </draw:text-box>
        </draw:frame>
        <draw:polygon draw:style-name="gr7" draw:text-style-name="P8" draw:layer="layout" svg:width="1.856cm" svg:height="0.792cm" svg:x="5.264cm" svg:y="5.513cm" svg:viewBox="0 0 1857 793" draw:points="927,793 0,793 0,0 1857,0 1857,793">
          <text:p/>
        </draw:polygon>
        <draw:polygon draw:style-name="gr5" draw:text-style-name="P6" draw:layer="layout" svg:width="1.856cm" svg:height="1.332cm" svg:x="7.218cm" svg:y="4.16cm" svg:viewBox="0 0 1857 1333" draw:points="929,1333 0,1333 0,0 1857,0 1857,1333">
          <text:p/>
        </draw:polygon>
        <draw:frame draw:style-name="gr8" draw:text-style-name="P9" draw:layer="layout" svg:width="1.145cm" svg:height="0.53cm" svg:x="5.62cm" svg:y="4.583cm">
          <draw:text-box>
            <text:p text:style-name="P2"><text:span text:style-name="T4">dado</text:span></text:p>
          </draw:text-box>
        </draw:frame>
        <draw:polygon draw:style-name="gr7" draw:text-style-name="P8" draw:layer="layout" svg:width="1.856cm" svg:height="0.793cm" svg:x="7.218cm" svg:y="5.515cm" svg:viewBox="0 0 1857 794" draw:points="929,794 0,794 0,0 1857,0 1857,794">
          <text:p/>
        </draw:polygon>
        <draw:polygon draw:style-name="gr10" draw:text-style-name="P10" draw:layer="layout" svg:width="1.856cm" svg:height="1.331cm" svg:x="1.284cm" svg:y="6.529cm" svg:viewBox="0 0 1857 1332" draw:points="929,1332 0,1332 0,0 1857,0 1857,1332">
          <text:p/>
        </draw:polygon>
        <draw:frame draw:style-name="gr8" draw:text-style-name="P9" draw:layer="layout" svg:width="1.145cm" svg:height="0.53cm" svg:x="7.578cm" svg:y="4.583cm">
          <draw:text-box>
            <text:p text:style-name="P2"><text:span text:style-name="T4">dado</text:span></text:p>
          </draw:text-box>
        </draw:frame>
        <draw:polygon draw:style-name="gr11" draw:text-style-name="P11" draw:layer="layout" svg:width="1.192cm" svg:height="1.331cm" svg:x="3.094cm" svg:y="6.529cm" svg:viewBox="0 0 1193 1332" draw:points="597,1332 0,1332 0,0 1193,0 1193,1332">
          <text:p/>
        </draw:polygon>
        <draw:polygon draw:style-name="gr12" draw:text-style-name="P12" draw:layer="layout" svg:width="1.192cm" svg:height="1.331cm" svg:x="3.094cm" svg:y="6.529cm" svg:viewBox="0 0 1193 1332" draw:points="597,1332 0,1332 0,0 1193,0 1193,1332">
          <text:p/>
        </draw:polygon>
        <draw:frame draw:style-name="gr13" draw:text-style-name="P9" draw:layer="layout" svg:width="0.832cm" svg:height="0.53cm" svg:x="1.799cm" svg:y="6.954cm">
          <draw:text-box>
            <text:p text:style-name="P2"><text:span text:style-name="T4">Qtd</text:span></text:p>
          </draw:text-box>
        </draw:frame>
        <draw:polygon draw:style-name="gr10" draw:text-style-name="P10" draw:layer="layout" svg:width="1.856cm" svg:height="1.331cm" svg:x="6.081cm" svg:y="6.529cm" svg:viewBox="0 0 1857 1332" draw:points="930,1332 0,1332 0,0 1857,0 1857,1332">
          <text:p/>
        </draw:polygon>
        <draw:frame draw:style-name="gr9" draw:text-style-name="P5" draw:layer="layout" svg:width="0.528cm" svg:height="0.615cm" svg:x="3.521cm" svg:y="6.917cm">
          <draw:text-box>
            <text:p text:style-name="P2"><text:span text:style-name="T2">2</text:span></text:p>
          </draw:text-box>
        </draw:frame>
        <draw:polygon draw:style-name="gr14" draw:text-style-name="P11" draw:layer="layout" svg:width="1.192cm" svg:height="1.331cm" svg:x="7.891cm" svg:y="6.529cm" svg:viewBox="0 0 1193 1332" draw:points="597,1332 0,1332 0,0 1193,0 1193,1332">
          <text:p/>
        </draw:polygon>
        <draw:frame draw:style-name="gr15" draw:text-style-name="P9" draw:layer="layout" svg:width="1.014cm" svg:height="0.53cm" svg:x="6.519cm" svg:y="6.954cm">
          <draw:text-box>
            <text:p text:style-name="P2"><text:span text:style-name="T4">Prox</text:span></text:p>
          </draw:text-box>
        </draw:frame>
        <draw:polygon draw:style-name="gr3" draw:text-style-name="P4" draw:layer="layout" svg:width="8.021cm" svg:height="5cm" svg:x="9.998cm" svg:y="4cm" svg:viewBox="0 0 8022 5001" draw:points="4013,5001 0,5001 0,0 8022,0 8022,5001">
          <text:p/>
        </draw:polygon>
        <draw:frame draw:style-name="gr9" draw:text-style-name="P5" draw:layer="layout" svg:width="0.528cm" svg:height="0.615cm" svg:x="8.319cm" svg:y="6.917cm">
          <draw:text-box>
            <text:p text:style-name="P2"><text:span text:style-name="T2">3</text:span></text:p>
          </draw:text-box>
        </draw:frame>
        <draw:polygon draw:style-name="gr5" draw:text-style-name="P6" draw:layer="layout" svg:width="1.856cm" svg:height="1.332cm" svg:x="10.084cm" svg:y="4.16cm" svg:viewBox="0 0 1857 1333" draw:points="930,1333 0,1333 0,0 1857,0 1857,1333">
          <text:p/>
        </draw:polygon>
        <draw:frame draw:style-name="gr4" draw:text-style-name="P5" draw:layer="layout" svg:width="2.445cm" svg:height="0.615cm" svg:x="12.788cm" svg:y="8.067cm">
          <draw:text-box>
            <text:p text:style-name="P2"><text:span text:style-name="T2">pedaço 1</text:span></text:p>
          </draw:text-box>
        </draw:frame>
        <draw:polygon draw:style-name="gr7" draw:text-style-name="P8" draw:layer="layout" svg:width="1.856cm" svg:height="0.793cm" svg:x="10.084cm" svg:y="5.515cm" svg:viewBox="0 0 1857 794" draw:points="930,794 0,794 0,0 1857,0 1857,794">
          <text:p/>
        </draw:polygon>
        <draw:frame draw:style-name="gr8" draw:text-style-name="P9" draw:layer="layout" svg:width="1.145cm" svg:height="0.53cm" svg:x="10.442cm" svg:y="4.583cm">
          <draw:text-box>
            <text:p text:style-name="P2"><text:span text:style-name="T4">dado</text:span></text:p>
          </draw:text-box>
        </draw:frame>
        <draw:polygon draw:style-name="gr5" draw:text-style-name="P6" draw:layer="layout" svg:width="1.856cm" svg:height="1.332cm" svg:x="12.076cm" svg:y="4.158cm" svg:viewBox="0 0 1857 1333" draw:points="927,1333 0,1333 0,0 1857,0 1857,1333">
          <text:p/>
        </draw:polygon>
        <draw:polygon draw:style-name="gr7" draw:text-style-name="P8" draw:layer="layout" svg:width="1.856cm" svg:height="0.794cm" svg:x="12.076cm" svg:y="5.512cm" svg:viewBox="0 0 1857 795" draw:points="927,795 0,795 0,0 1857,0 1857,795">
          <text:p/>
        </draw:polygon>
        <draw:polygon draw:style-name="gr5" draw:text-style-name="P6" draw:layer="layout" svg:width="1.856cm" svg:height="1.33cm" svg:x="14.064cm" svg:y="4.16cm" svg:viewBox="0 0 1857 1331" draw:points="927,1331 0,1331 0,0 1857,0 1857,1331">
          <text:p/>
        </draw:polygon>
        <draw:frame draw:style-name="gr8" draw:text-style-name="P9" draw:layer="layout" svg:width="1.145cm" svg:height="0.53cm" svg:x="12.432cm" svg:y="4.583cm">
          <draw:text-box>
            <text:p text:style-name="P2"><text:span text:style-name="T4">dado</text:span></text:p>
          </draw:text-box>
        </draw:frame>
        <draw:polygon draw:style-name="gr7" draw:text-style-name="P8" draw:layer="layout" svg:width="1.856cm" svg:height="0.792cm" svg:x="14.064cm" svg:y="5.513cm" svg:viewBox="0 0 1857 793" draw:points="927,793 0,793 0,0 1857,0 1857,793">
          <text:p/>
        </draw:polygon>
        <draw:polygon draw:style-name="gr5" draw:text-style-name="P6" draw:layer="layout" svg:width="1.856cm" svg:height="1.332cm" svg:x="16.019cm" svg:y="4.16cm" svg:viewBox="0 0 1857 1333" draw:points="927,1333 0,1333 0,0 1857,0 1857,1333">
          <text:p/>
        </draw:polygon>
        <draw:frame draw:style-name="gr8" draw:text-style-name="P9" draw:layer="layout" svg:width="1.145cm" svg:height="0.53cm" svg:x="14.422cm" svg:y="4.583cm">
          <draw:text-box>
            <text:p text:style-name="P2"><text:span text:style-name="T4">dado</text:span></text:p>
          </draw:text-box>
        </draw:frame>
        <draw:polygon draw:style-name="gr7" draw:text-style-name="P8" draw:layer="layout" svg:width="1.856cm" svg:height="0.793cm" svg:x="16.019cm" svg:y="5.515cm" svg:viewBox="0 0 1857 794" draw:points="927,794 0,794 0,0 1857,0 1857,794">
          <text:p/>
        </draw:polygon>
        <draw:polygon draw:style-name="gr10" draw:text-style-name="P10" draw:layer="layout" svg:width="1.856cm" svg:height="1.331cm" svg:x="10.084cm" svg:y="6.529cm" svg:viewBox="0 0 1857 1332" draw:points="930,1332 0,1332 0,0 1857,0 1857,1332">
          <text:p/>
        </draw:polygon>
        <draw:frame draw:style-name="gr8" draw:text-style-name="P9" draw:layer="layout" svg:width="1.145cm" svg:height="0.53cm" svg:x="16.376cm" svg:y="4.583cm">
          <draw:text-box>
            <text:p text:style-name="P2"><text:span text:style-name="T4">dado</text:span></text:p>
          </draw:text-box>
        </draw:frame>
        <draw:polygon draw:style-name="gr14" draw:text-style-name="P11" draw:layer="layout" svg:width="1.192cm" svg:height="1.331cm" svg:x="11.894cm" svg:y="6.529cm" svg:viewBox="0 0 1193 1332" draw:points="597,1332 0,1332 0,0 1193,0 1193,1332">
          <text:p/>
        </draw:polygon>
        <draw:frame draw:style-name="gr13" draw:text-style-name="P9" draw:layer="layout" svg:width="0.832cm" svg:height="0.53cm" svg:x="10.597cm" svg:y="6.954cm">
          <draw:text-box>
            <text:p text:style-name="P2"><text:span text:style-name="T4">Qtd</text:span></text:p>
          </draw:text-box>
        </draw:frame>
        <draw:polygon draw:style-name="gr10" draw:text-style-name="P10" draw:layer="layout" svg:width="1.856cm" svg:height="1.331cm" svg:x="14.882cm" svg:y="6.529cm" svg:viewBox="0 0 1857 1332" draw:points="928,1332 0,1332 0,0 1857,0 1857,1332">
          <text:p/>
        </draw:polygon>
        <draw:frame draw:style-name="gr9" draw:text-style-name="P5" draw:layer="layout" svg:width="0.528cm" svg:height="0.615cm" svg:x="12.323cm" svg:y="6.917cm">
          <draw:text-box>
            <text:p text:style-name="P2"><text:span text:style-name="T2">0</text:span></text:p>
          </draw:text-box>
        </draw:frame>
        <draw:polygon draw:style-name="gr14" draw:text-style-name="P11" draw:layer="layout" svg:width="1.192cm" svg:height="1.331cm" svg:x="16.691cm" svg:y="6.529cm" svg:viewBox="0 0 1193 1332" draw:points="598,1332 0,1332 0,0 1193,0 1193,1332">
          <text:p/>
        </draw:polygon>
        <draw:frame draw:style-name="gr15" draw:text-style-name="P9" draw:layer="layout" svg:width="1.014cm" svg:height="0.53cm" svg:x="15.321cm" svg:y="6.954cm">
          <draw:text-box>
            <text:p text:style-name="P2"><text:span text:style-name="T4">Prox</text:span></text:p>
          </draw:text-box>
        </draw:frame>
        <draw:polygon draw:style-name="gr3" draw:text-style-name="P4" draw:layer="layout" svg:width="8.021cm" svg:height="5cm" svg:x="19.199cm" svg:y="4cm" svg:viewBox="0 0 8022 5001" draw:points="4011,5001 0,5001 0,0 8022,0 8022,5001">
          <text:p/>
        </draw:polygon>
        <draw:frame draw:style-name="gr9" draw:text-style-name="P5" draw:layer="layout" svg:width="0.528cm" svg:height="0.615cm" svg:x="17.12cm" svg:y="6.917cm">
          <draw:text-box>
            <text:p text:style-name="P2"><text:span text:style-name="T2">5</text:span></text:p>
          </draw:text-box>
        </draw:frame>
        <draw:polygon draw:style-name="gr31" draw:text-style-name="P6" draw:layer="layout" svg:width="1.856cm" svg:height="1.332cm" svg:x="19.284cm" svg:y="4.16cm" svg:viewBox="0 0 1857 1333" draw:points="930,1333 0,1333 0,0 1857,0 1857,1333">
          <text:p/>
        </draw:polygon>
        <draw:polygon draw:style-name="gr12" draw:text-style-name="P12" draw:layer="layout" svg:width="1.856cm" svg:height="1.332cm" svg:x="19.284cm" svg:y="4.16cm" svg:viewBox="0 0 1857 1333" draw:points="930,1333 0,1333 0,0 1857,0 1857,1333">
          <text:p/>
        </draw:polygon>
        <draw:frame draw:style-name="gr4" draw:text-style-name="P5" draw:layer="layout" svg:width="2.445cm" svg:height="0.615cm" svg:x="21.989cm" svg:y="8.067cm">
          <draw:text-box>
            <text:p text:style-name="P2"><text:span text:style-name="T2">pedaço 2</text:span></text:p>
          </draw:text-box>
        </draw:frame>
        <draw:polygon draw:style-name="gr7" draw:text-style-name="P8" draw:layer="layout" svg:width="1.856cm" svg:height="0.793cm" svg:x="19.284cm" svg:y="5.515cm" svg:viewBox="0 0 1857 794" draw:points="930,794 0,794 0,0 1857,0 1857,794">
          <text:p/>
        </draw:polygon>
        <draw:frame draw:style-name="gr8" draw:text-style-name="P9" draw:layer="layout" svg:width="1.145cm" svg:height="0.53cm" svg:x="19.643cm" svg:y="4.583cm">
          <draw:text-box>
            <text:p text:style-name="P2"><text:span text:style-name="T4">dado</text:span></text:p>
          </draw:text-box>
        </draw:frame>
        <draw:polygon draw:style-name="gr5" draw:text-style-name="P6" draw:layer="layout" svg:width="1.856cm" svg:height="1.332cm" svg:x="21.275cm" svg:y="4.158cm" svg:viewBox="0 0 1857 1333" draw:points="930,1333 0,1333 0,0 1857,0 1857,1333">
          <text:p/>
        </draw:polygon>
        <draw:frame draw:style-name="gr9" draw:text-style-name="P5" draw:layer="layout" svg:width="0.528cm" svg:height="0.615cm" svg:x="20.045cm" svg:y="5.633cm">
          <draw:text-box>
            <text:p text:style-name="P2"><text:span text:style-name="T2">2</text:span></text:p>
          </draw:text-box>
        </draw:frame>
        <draw:polygon draw:style-name="gr7" draw:text-style-name="P8" draw:layer="layout" svg:width="1.856cm" svg:height="0.794cm" svg:x="21.275cm" svg:y="5.512cm" svg:viewBox="0 0 1857 795" draw:points="930,795 0,795 0,0 1857,0 1857,795">
          <text:p/>
        </draw:polygon>
        <draw:frame draw:style-name="gr8" draw:text-style-name="P9" draw:layer="layout" svg:width="1.145cm" svg:height="0.53cm" svg:x="21.632cm" svg:y="4.583cm">
          <draw:text-box>
            <text:p text:style-name="P2"><text:span text:style-name="T4">dado</text:span></text:p>
          </draw:text-box>
        </draw:frame>
        <draw:polygon draw:style-name="gr5" draw:text-style-name="P6" draw:layer="layout" svg:width="1.856cm" svg:height="1.33cm" svg:x="23.264cm" svg:y="4.16cm" svg:viewBox="0 0 1857 1331" draw:points="927,1331 0,1331 0,0 1857,0 1857,1331">
          <text:p/>
        </draw:polygon>
        <draw:frame draw:style-name="gr9" draw:text-style-name="P5" draw:layer="layout" svg:width="0.528cm" svg:height="0.615cm" svg:x="22.035cm" svg:y="5.63cm">
          <draw:text-box>
            <text:p text:style-name="P2"><text:span text:style-name="T2">8</text:span></text:p>
          </draw:text-box>
        </draw:frame>
        <draw:polygon draw:style-name="gr35" draw:text-style-name="P25" draw:layer="layout" svg:width="1.856cm" svg:height="0.792cm" svg:x="23.264cm" svg:y="5.513cm" svg:viewBox="0 0 1857 793" draw:points="927,793 0,793 0,0 1857,0 1857,793">
          <text:p/>
        </draw:polygon>
        <draw:frame draw:style-name="gr8" draw:text-style-name="P9" draw:layer="layout" svg:width="1.145cm" svg:height="0.53cm" svg:x="23.622cm" svg:y="4.583cm">
          <draw:text-box>
            <text:p text:style-name="P2"><text:span text:style-name="T4">dado</text:span></text:p>
          </draw:text-box>
        </draw:frame>
        <draw:polygon draw:style-name="gr5" draw:text-style-name="P6" draw:layer="layout" svg:width="1.856cm" svg:height="1.332cm" svg:x="25.218cm" svg:y="4.16cm" svg:viewBox="0 0 1857 1333" draw:points="929,1333 0,1333 0,0 1857,0 1857,1333">
          <text:p/>
        </draw:polygon>
        <draw:frame draw:style-name="gr17" draw:text-style-name="P5" draw:layer="layout" svg:width="0.595cm" svg:height="0.589cm" svg:x="23.945cm" svg:y="5.642cm">
          <draw:text-box>
            <text:p text:style-name="P2"><text:span text:style-name="T5">11</text:span></text:p>
          </draw:text-box>
        </draw:frame>
        <draw:polygon draw:style-name="gr7" draw:text-style-name="P8" draw:layer="layout" svg:width="1.856cm" svg:height="0.793cm" svg:x="25.218cm" svg:y="5.515cm" svg:viewBox="0 0 1857 794" draw:points="929,794 0,794 0,0 1857,0 1857,794">
          <text:p/>
        </draw:polygon>
        <draw:frame draw:style-name="gr8" draw:text-style-name="P9" draw:layer="layout" svg:width="1.145cm" svg:height="0.53cm" svg:x="25.576cm" svg:y="4.583cm">
          <draw:text-box>
            <text:p text:style-name="P2"><text:span text:style-name="T4">dado</text:span></text:p>
          </draw:text-box>
        </draw:frame>
        <draw:polygon draw:style-name="gr10" draw:text-style-name="P10" draw:layer="layout" svg:width="1.856cm" svg:height="1.331cm" svg:x="19.284cm" svg:y="6.529cm" svg:viewBox="0 0 1857 1332" draw:points="930,1332 0,1332 0,0 1857,0 1857,1332">
          <text:p/>
        </draw:polygon>
        <draw:polygon draw:style-name="gr14" draw:text-style-name="P11" draw:layer="layout" svg:width="1.191cm" svg:height="1.331cm" svg:x="21.095cm" svg:y="6.529cm" svg:viewBox="0 0 1192 1332" draw:points="596,1332 0,1332 0,0 1192,0 1192,1332">
          <text:p/>
        </draw:polygon>
        <draw:frame draw:style-name="gr13" draw:text-style-name="P9" draw:layer="layout" svg:width="0.832cm" svg:height="0.53cm" svg:x="19.798cm" svg:y="6.954cm">
          <draw:text-box>
            <text:p text:style-name="P2"><text:span text:style-name="T4">Qtd</text:span></text:p>
          </draw:text-box>
        </draw:frame>
        <draw:polygon draw:style-name="gr10" draw:text-style-name="P10" draw:layer="layout" svg:width="1.856cm" svg:height="1.331cm" svg:x="24.081cm" svg:y="6.529cm" svg:viewBox="0 0 1857 1332" draw:points="929,1332 0,1332 0,0 1857,0 1857,1332">
          <text:p/>
        </draw:polygon>
        <draw:frame draw:style-name="gr9" draw:text-style-name="P5" draw:layer="layout" svg:width="0.528cm" svg:height="0.615cm" svg:x="21.523cm" svg:y="6.917cm">
          <draw:text-box>
            <text:p text:style-name="P2"><text:span text:style-name="T2">3</text:span></text:p>
          </draw:text-box>
        </draw:frame>
        <draw:polygon draw:style-name="gr14" draw:text-style-name="P11" draw:layer="layout" svg:width="1.192cm" svg:height="1.331cm" svg:x="25.891cm" svg:y="6.529cm" svg:viewBox="0 0 1193 1332" draw:points="597,1332 0,1332 0,0 1193,0 1193,1332">
          <text:p/>
        </draw:polygon>
        <draw:frame draw:style-name="gr15" draw:text-style-name="P9" draw:layer="layout" svg:width="1.014cm" svg:height="0.53cm" svg:x="24.522cm" svg:y="6.954cm">
          <draw:text-box>
            <text:p text:style-name="P2"><text:span text:style-name="T4">Prox</text:span></text:p>
          </draw:text-box>
        </draw:frame>
        <draw:polygon draw:style-name="gr3" draw:text-style-name="P4" draw:layer="layout" svg:width="8.021cm" svg:height="5cm" svg:x="1.198cm" svg:y="4cm" svg:viewBox="0 0 8022 5001" draw:points="4012,5001 0,5001 0,0 8022,0 8022,5001">
          <text:p/>
        </draw:polygon>
        <draw:frame draw:style-name="gr9" draw:text-style-name="P5" draw:layer="layout" svg:width="0.528cm" svg:height="0.615cm" svg:x="26.321cm" svg:y="6.917cm">
          <draw:text-box>
            <text:p text:style-name="P2"><text:span text:style-name="T2">0</text:span></text:p>
          </draw:text-box>
        </draw:frame>
        <draw:polygon draw:style-name="gr5" draw:text-style-name="P6" draw:layer="layout" svg:width="1.856cm" svg:height="1.332cm" svg:x="1.284cm" svg:y="4.16cm" svg:viewBox="0 0 1857 1333" draw:points="929,1333 0,1333 0,0 1857,0 1857,1333">
          <text:p/>
        </draw:polygon>
        <draw:frame draw:style-name="gr4" draw:text-style-name="P5" draw:layer="layout" svg:width="2.445cm" svg:height="0.615cm" svg:x="3.99cm" svg:y="8.067cm">
          <draw:text-box>
            <text:p text:style-name="P2"><text:span text:style-name="T2">pedaço 0</text:span></text:p>
          </draw:text-box>
        </draw:frame>
        <draw:polygon draw:style-name="gr7" draw:text-style-name="P8" draw:layer="layout" svg:width="1.856cm" svg:height="0.793cm" svg:x="1.284cm" svg:y="5.515cm" svg:viewBox="0 0 1857 794" draw:points="929,794 0,794 0,0 1857,0 1857,794">
          <text:p/>
        </draw:polygon>
        <draw:frame draw:style-name="gr8" draw:text-style-name="P9" draw:layer="layout" svg:width="1.145cm" svg:height="0.53cm" svg:x="1.64cm" svg:y="4.583cm">
          <draw:text-box>
            <text:p text:style-name="P2"><text:span text:style-name="T4">dado</text:span></text:p>
          </draw:text-box>
        </draw:frame>
        <draw:polygon draw:style-name="gr5" draw:text-style-name="P6" draw:layer="layout" svg:width="1.855cm" svg:height="1.332cm" svg:x="3.276cm" svg:y="4.158cm" svg:viewBox="0 0 1856 1333" draw:points="928,1333 0,1333 0,0 1856,0 1856,1333">
          <text:p/>
        </draw:polygon>
        <draw:frame draw:style-name="gr9" draw:text-style-name="P5" draw:layer="layout" svg:width="0.528cm" svg:height="0.615cm" svg:x="2.043cm" svg:y="5.633cm">
          <draw:text-box>
            <text:p text:style-name="P2"><text:span text:style-name="T2">3</text:span></text:p>
          </draw:text-box>
        </draw:frame>
        <draw:polygon draw:style-name="gr7" draw:text-style-name="P8" draw:layer="layout" svg:width="1.855cm" svg:height="0.794cm" svg:x="3.276cm" svg:y="5.512cm" svg:viewBox="0 0 1856 795" draw:points="928,795 0,795 0,0 1856,0 1856,795">
          <text:p/>
        </draw:polygon>
        <draw:frame draw:style-name="gr8" draw:text-style-name="P9" draw:layer="layout" svg:width="1.145cm" svg:height="0.53cm" svg:x="3.634cm" svg:y="4.583cm">
          <draw:text-box>
            <text:p text:style-name="P2"><text:span text:style-name="T4">dado</text:span></text:p>
          </draw:text-box>
        </draw:frame>
        <draw:polygon draw:style-name="gr5" draw:text-style-name="P6" draw:layer="layout" svg:width="1.856cm" svg:height="1.33cm" svg:x="5.264cm" svg:y="4.16cm" svg:viewBox="0 0 1857 1331" draw:points="927,1331 0,1331 0,0 1857,0 1857,1331">
          <text:p/>
        </draw:polygon>
        <draw:frame draw:style-name="gr9" draw:text-style-name="P5" draw:layer="layout" svg:width="0.528cm" svg:height="0.615cm" svg:x="4.036cm" svg:y="5.63cm">
          <draw:text-box>
            <text:p text:style-name="P2"><text:span text:style-name="T2">5</text:span></text:p>
          </draw:text-box>
        </draw:frame>
        <draw:polygon draw:style-name="gr7" draw:text-style-name="P8" draw:layer="layout" svg:width="1.856cm" svg:height="0.792cm" svg:x="5.264cm" svg:y="5.513cm" svg:viewBox="0 0 1857 793" draw:points="927,793 0,793 0,0 1857,0 1857,793">
          <text:p/>
        </draw:polygon>
        <draw:polygon draw:style-name="gr5" draw:text-style-name="P6" draw:layer="layout" svg:width="1.856cm" svg:height="1.332cm" svg:x="7.218cm" svg:y="4.16cm" svg:viewBox="0 0 1857 1333" draw:points="929,1333 0,1333 0,0 1857,0 1857,1333">
          <text:p/>
        </draw:polygon>
        <draw:frame draw:style-name="gr8" draw:text-style-name="P9" draw:layer="layout" svg:width="1.145cm" svg:height="0.53cm" svg:x="5.62cm" svg:y="4.583cm">
          <draw:text-box>
            <text:p text:style-name="P2"><text:span text:style-name="T4">dado</text:span></text:p>
          </draw:text-box>
        </draw:frame>
        <draw:polygon draw:style-name="gr7" draw:text-style-name="P8" draw:layer="layout" svg:width="1.856cm" svg:height="0.793cm" svg:x="7.218cm" svg:y="5.515cm" svg:viewBox="0 0 1857 794" draw:points="929,794 0,794 0,0 1857,0 1857,794">
          <text:p/>
        </draw:polygon>
        <draw:polygon draw:style-name="gr10" draw:text-style-name="P10" draw:layer="layout" svg:width="1.856cm" svg:height="1.331cm" svg:x="1.284cm" svg:y="6.529cm" svg:viewBox="0 0 1857 1332" draw:points="929,1332 0,1332 0,0 1857,0 1857,1332">
          <text:p/>
        </draw:polygon>
        <draw:frame draw:style-name="gr8" draw:text-style-name="P9" draw:layer="layout" svg:width="1.145cm" svg:height="0.53cm" svg:x="7.578cm" svg:y="4.583cm">
          <draw:text-box>
            <text:p text:style-name="P2"><text:span text:style-name="T4">dado</text:span></text:p>
          </draw:text-box>
        </draw:frame>
        <draw:polygon draw:style-name="gr11" draw:text-style-name="P11" draw:layer="layout" svg:width="1.192cm" svg:height="1.331cm" svg:x="3.094cm" svg:y="6.529cm" svg:viewBox="0 0 1193 1332" draw:points="597,1332 0,1332 0,0 1193,0 1193,1332">
          <text:p/>
        </draw:polygon>
        <draw:polygon draw:style-name="gr12" draw:text-style-name="P12" draw:layer="layout" svg:width="1.192cm" svg:height="1.331cm" svg:x="3.094cm" svg:y="6.529cm" svg:viewBox="0 0 1193 1332" draw:points="597,1332 0,1332 0,0 1193,0 1193,1332">
          <text:p/>
        </draw:polygon>
        <draw:frame draw:style-name="gr13" draw:text-style-name="P9" draw:layer="layout" svg:width="0.832cm" svg:height="0.53cm" svg:x="1.799cm" svg:y="6.954cm">
          <draw:text-box>
            <text:p text:style-name="P2"><text:span text:style-name="T4">Qtd</text:span></text:p>
          </draw:text-box>
        </draw:frame>
        <draw:polygon draw:style-name="gr10" draw:text-style-name="P10" draw:layer="layout" svg:width="1.856cm" svg:height="1.331cm" svg:x="6.081cm" svg:y="6.529cm" svg:viewBox="0 0 1857 1332" draw:points="930,1332 0,1332 0,0 1857,0 1857,1332">
          <text:p/>
        </draw:polygon>
        <draw:frame draw:style-name="gr9" draw:text-style-name="P5" draw:layer="layout" svg:width="0.528cm" svg:height="0.615cm" svg:x="3.521cm" svg:y="6.917cm">
          <draw:text-box>
            <text:p text:style-name="P2"><text:span text:style-name="T2">2</text:span></text:p>
          </draw:text-box>
        </draw:frame>
        <draw:polygon draw:style-name="gr14" draw:text-style-name="P11" draw:layer="layout" svg:width="1.192cm" svg:height="1.331cm" svg:x="7.891cm" svg:y="6.529cm" svg:viewBox="0 0 1193 1332" draw:points="597,1332 0,1332 0,0 1193,0 1193,1332">
          <text:p/>
        </draw:polygon>
        <draw:frame draw:style-name="gr15" draw:text-style-name="P9" draw:layer="layout" svg:width="1.014cm" svg:height="0.53cm" svg:x="6.519cm" svg:y="6.954cm">
          <draw:text-box>
            <text:p text:style-name="P2"><text:span text:style-name="T4">Prox</text:span></text:p>
          </draw:text-box>
        </draw:frame>
        <draw:polygon draw:style-name="gr3" draw:text-style-name="P4" draw:layer="layout" svg:width="8.021cm" svg:height="5cm" svg:x="1.198cm" svg:y="4cm" svg:viewBox="0 0 8022 5001" draw:points="4012,5001 0,5001 0,0 8022,0 8022,5001">
          <text:p/>
        </draw:polygon>
        <draw:frame draw:style-name="gr9" draw:text-style-name="P5" draw:layer="layout" svg:width="0.528cm" svg:height="0.615cm" svg:x="8.319cm" svg:y="6.917cm">
          <draw:text-box>
            <text:p text:style-name="P2"><text:span text:style-name="T2">3</text:span></text:p>
          </draw:text-box>
        </draw:frame>
        <draw:polygon draw:style-name="gr5" draw:text-style-name="P6" draw:layer="layout" svg:width="1.856cm" svg:height="1.332cm" svg:x="1.284cm" svg:y="4.16cm" svg:viewBox="0 0 1857 1333" draw:points="929,1333 0,1333 0,0 1857,0 1857,1333">
          <text:p/>
        </draw:polygon>
        <draw:frame draw:style-name="gr4" draw:text-style-name="P5" draw:layer="layout" svg:width="2.445cm" svg:height="0.615cm" svg:x="3.99cm" svg:y="8.067cm">
          <draw:text-box>
            <text:p text:style-name="P2"><text:span text:style-name="T2">pedaço 0</text:span></text:p>
          </draw:text-box>
        </draw:frame>
        <draw:polygon draw:style-name="gr7" draw:text-style-name="P8" draw:layer="layout" svg:width="1.856cm" svg:height="0.793cm" svg:x="1.284cm" svg:y="5.515cm" svg:viewBox="0 0 1857 794" draw:points="929,794 0,794 0,0 1857,0 1857,794">
          <text:p/>
        </draw:polygon>
        <draw:frame draw:style-name="gr8" draw:text-style-name="P9" draw:layer="layout" svg:width="1.145cm" svg:height="0.53cm" svg:x="1.64cm" svg:y="4.583cm">
          <draw:text-box>
            <text:p text:style-name="P2"><text:span text:style-name="T4">dado</text:span></text:p>
          </draw:text-box>
        </draw:frame>
        <draw:polygon draw:style-name="gr5" draw:text-style-name="P6" draw:layer="layout" svg:width="1.855cm" svg:height="1.332cm" svg:x="3.276cm" svg:y="4.158cm" svg:viewBox="0 0 1856 1333" draw:points="928,1333 0,1333 0,0 1856,0 1856,1333">
          <text:p/>
        </draw:polygon>
        <draw:frame draw:style-name="gr16" draw:text-style-name="P5" draw:layer="layout" svg:width="0.679cm" svg:height="0.615cm" svg:x="1.873cm" svg:y="5.633cm">
          <draw:text-box>
            <text:p text:style-name="P2"><text:span text:style-name="T2">14</text:span></text:p>
          </draw:text-box>
        </draw:frame>
        <draw:polygon draw:style-name="gr7" draw:text-style-name="P8" draw:layer="layout" svg:width="1.855cm" svg:height="0.794cm" svg:x="3.276cm" svg:y="5.512cm" svg:viewBox="0 0 1856 795" draw:points="928,795 0,795 0,0 1856,0 1856,795">
          <text:p/>
        </draw:polygon>
        <draw:frame draw:style-name="gr8" draw:text-style-name="P9" draw:layer="layout" svg:width="1.145cm" svg:height="0.53cm" svg:x="3.634cm" svg:y="4.583cm">
          <draw:text-box>
            <text:p text:style-name="P2"><text:span text:style-name="T4">dado</text:span></text:p>
          </draw:text-box>
        </draw:frame>
        <draw:polygon draw:style-name="gr5" draw:text-style-name="P6" draw:layer="layout" svg:width="1.856cm" svg:height="1.33cm" svg:x="5.264cm" svg:y="4.16cm" svg:viewBox="0 0 1857 1331" draw:points="927,1331 0,1331 0,0 1857,0 1857,1331">
          <text:p/>
        </draw:polygon>
        <draw:frame draw:style-name="gr16" draw:text-style-name="P5" draw:layer="layout" svg:width="0.679cm" svg:height="0.615cm" svg:x="3.866cm" svg:y="5.63cm">
          <draw:text-box>
            <text:p text:style-name="P2"><text:span text:style-name="T2">18</text:span></text:p>
          </draw:text-box>
        </draw:frame>
        <draw:polygon draw:style-name="gr7" draw:text-style-name="P8" draw:layer="layout" svg:width="1.856cm" svg:height="0.792cm" svg:x="5.264cm" svg:y="5.513cm" svg:viewBox="0 0 1857 793" draw:points="927,793 0,793 0,0 1857,0 1857,793">
          <text:p/>
        </draw:polygon>
        <draw:frame draw:style-name="gr8" draw:text-style-name="P9" draw:layer="layout" svg:width="1.145cm" svg:height="0.53cm" svg:x="5.62cm" svg:y="4.583cm">
          <draw:text-box>
            <text:p text:style-name="P2"><text:span text:style-name="T4">dado</text:span></text:p>
          </draw:text-box>
        </draw:frame>
        <draw:polygon draw:style-name="gr5" draw:text-style-name="P6" draw:layer="layout" svg:width="1.856cm" svg:height="1.332cm" svg:x="7.218cm" svg:y="4.16cm" svg:viewBox="0 0 1857 1333" draw:points="929,1333 0,1333 0,0 1857,0 1857,1333">
          <text:p/>
        </draw:polygon>
        <draw:frame draw:style-name="gr19" draw:text-style-name="P13" draw:layer="layout" svg:width="0.705cm" svg:height="0.712cm" svg:x="5.842cm" svg:y="5.588cm">
          <draw:text-box>
            <text:p text:style-name="P2"><text:span text:style-name="T6">23</text:span></text:p>
          </draw:text-box>
        </draw:frame>
        <draw:polygon draw:style-name="gr7" draw:text-style-name="P8" draw:layer="layout" svg:width="1.856cm" svg:height="0.793cm" svg:x="7.218cm" svg:y="5.515cm" svg:viewBox="0 0 1857 794" draw:points="929,794 0,794 0,0 1857,0 1857,794">
          <text:p/>
        </draw:polygon>
        <draw:frame draw:style-name="gr8" draw:text-style-name="P9" draw:layer="layout" svg:width="1.145cm" svg:height="0.53cm" svg:x="7.578cm" svg:y="4.583cm">
          <draw:text-box>
            <text:p text:style-name="P2"><text:span text:style-name="T4">dado</text:span></text:p>
          </draw:text-box>
        </draw:frame>
        <draw:polygon draw:style-name="gr10" draw:text-style-name="P10" draw:layer="layout" svg:width="1.856cm" svg:height="1.331cm" svg:x="1.284cm" svg:y="6.529cm" svg:viewBox="0 0 1857 1332" draw:points="929,1332 0,1332 0,0 1857,0 1857,1332">
          <text:p/>
        </draw:polygon>
        <draw:frame draw:style-name="gr17" draw:text-style-name="P5" draw:layer="layout" svg:width="0.595cm" svg:height="0.589cm" svg:x="7.849cm" svg:y="5.645cm">
          <draw:text-box>
            <text:p text:style-name="P2"><text:span text:style-name="T5">31</text:span></text:p>
          </draw:text-box>
        </draw:frame>
        <draw:polygon draw:style-name="gr14" draw:text-style-name="P11" draw:layer="layout" svg:width="1.192cm" svg:height="1.331cm" svg:x="3.094cm" svg:y="6.529cm" svg:viewBox="0 0 1193 1332" draw:points="597,1332 0,1332 0,0 1193,0 1193,1332">
          <text:p/>
        </draw:polygon>
        <draw:frame draw:style-name="gr13" draw:text-style-name="P9" draw:layer="layout" svg:width="0.832cm" svg:height="0.53cm" svg:x="1.799cm" svg:y="6.954cm">
          <draw:text-box>
            <text:p text:style-name="P2"><text:span text:style-name="T4">Qtd</text:span></text:p>
          </draw:text-box>
        </draw:frame>
        <draw:polygon draw:style-name="gr10" draw:text-style-name="P10" draw:layer="layout" svg:width="1.856cm" svg:height="1.331cm" svg:x="6.081cm" svg:y="6.529cm" svg:viewBox="0 0 1857 1332" draw:points="930,1332 0,1332 0,0 1857,0 1857,1332">
          <text:p/>
        </draw:polygon>
        <draw:frame draw:style-name="gr9" draw:text-style-name="P5" draw:layer="layout" svg:width="0.528cm" svg:height="0.615cm" svg:x="3.521cm" svg:y="6.917cm">
          <draw:text-box>
            <text:p text:style-name="P2"><text:span text:style-name="T2">4</text:span></text:p>
          </draw:text-box>
        </draw:frame>
        <draw:polygon draw:style-name="gr14" draw:text-style-name="P11" draw:layer="layout" svg:width="1.192cm" svg:height="1.331cm" svg:x="7.891cm" svg:y="6.529cm" svg:viewBox="0 0 1193 1332" draw:points="597,1332 0,1332 0,0 1193,0 1193,1332">
          <text:p/>
        </draw:polygon>
        <draw:frame draw:style-name="gr15" draw:text-style-name="P9" draw:layer="layout" svg:width="1.014cm" svg:height="0.53cm" svg:x="6.519cm" svg:y="6.954cm">
          <draw:text-box>
            <text:p text:style-name="P2"><text:span text:style-name="T4">Prox</text:span></text:p>
          </draw:text-box>
        </draw:frame>
        <draw:polygon draw:style-name="gr3" draw:text-style-name="P4" draw:layer="layout" svg:width="8.021cm" svg:height="5cm" svg:x="17.378cm" svg:y="9.6cm" svg:viewBox="0 0 8022 5001" draw:points="4011,5001 0,5001 0,0 8022,0 8022,5001">
          <text:p/>
        </draw:polygon>
        <draw:frame draw:style-name="gr9" draw:text-style-name="P5" draw:layer="layout" svg:width="0.528cm" svg:height="0.615cm" svg:x="8.319cm" svg:y="6.917cm">
          <draw:text-box>
            <text:p text:style-name="P2"><text:span text:style-name="T2">3</text:span></text:p>
          </draw:text-box>
        </draw:frame>
        <draw:polygon draw:style-name="gr5" draw:text-style-name="P6" draw:layer="layout" svg:width="1.856cm" svg:height="1.332cm" svg:x="17.464cm" svg:y="9.76cm" svg:viewBox="0 0 1857 1333" draw:points="928,1333 0,1333 0,0 1857,0 1857,1333">
          <text:p/>
        </draw:polygon>
        <draw:frame draw:style-name="gr4" draw:text-style-name="P5" draw:layer="layout" svg:width="2.445cm" svg:height="0.615cm" svg:x="20.168cm" svg:y="13.666cm">
          <draw:text-box>
            <text:p text:style-name="P2"><text:span text:style-name="T2">pedaço 4</text:span></text:p>
          </draw:text-box>
        </draw:frame>
        <draw:polygon draw:style-name="gr7" draw:text-style-name="P8" draw:layer="layout" svg:width="1.856cm" svg:height="0.793cm" svg:x="17.464cm" svg:y="11.115cm" svg:viewBox="0 0 1857 794" draw:points="928,794 0,794 0,0 1857,0 1857,794">
          <text:p/>
        </draw:polygon>
        <draw:frame draw:style-name="gr8" draw:text-style-name="P9" draw:layer="layout" svg:width="1.145cm" svg:height="0.53cm" svg:x="17.822cm" svg:y="10.186cm">
          <draw:text-box>
            <text:p text:style-name="P2"><text:span text:style-name="T4">dado</text:span></text:p>
          </draw:text-box>
        </draw:frame>
        <draw:polygon draw:style-name="gr5" draw:text-style-name="P6" draw:layer="layout" svg:width="1.856cm" svg:height="1.332cm" svg:x="19.454cm" svg:y="9.758cm" svg:viewBox="0 0 1857 1333" draw:points="930,1333 0,1333 0,0 1857,0 1857,1333">
          <text:p/>
        </draw:polygon>
        <draw:polygon draw:style-name="gr7" draw:text-style-name="P8" draw:layer="layout" svg:width="1.856cm" svg:height="0.794cm" svg:x="19.454cm" svg:y="11.112cm" svg:viewBox="0 0 1857 795" draw:points="930,795 0,795 0,0 1857,0 1857,795">
          <text:p/>
        </draw:polygon>
        <draw:frame draw:style-name="gr8" draw:text-style-name="P9" draw:layer="layout" svg:width="1.145cm" svg:height="0.53cm" svg:x="19.812cm" svg:y="10.182cm">
          <draw:text-box>
            <text:p text:style-name="P2"><text:span text:style-name="T4">dado</text:span></text:p>
          </draw:text-box>
        </draw:frame>
        <draw:polygon draw:style-name="gr5" draw:text-style-name="P6" draw:layer="layout" svg:width="1.856cm" svg:height="1.33cm" svg:x="21.442cm" svg:y="9.76cm" svg:viewBox="0 0 1857 1331" draw:points="929,1331 0,1331 0,0 1857,0 1857,1331">
          <text:p/>
        </draw:polygon>
        <draw:frame draw:style-name="gr16" draw:text-style-name="P5" draw:layer="layout" svg:width="0.679cm" svg:height="0.615cm" svg:x="20.045cm" svg:y="11.232cm">
          <draw:text-box>
            <text:p text:style-name="P2"><text:span text:style-name="T2">72</text:span></text:p>
          </draw:text-box>
        </draw:frame>
        <draw:polygon draw:style-name="gr36" draw:text-style-name="P26" draw:layer="layout" svg:width="1.856cm" svg:height="0.792cm" svg:x="21.442cm" svg:y="11.113cm" svg:viewBox="0 0 1857 793" draw:points="929,793 0,793 0,0 1857,0 1857,793">
          <text:p/>
        </draw:polygon>
        <draw:polygon draw:style-name="gr5" draw:text-style-name="P6" draw:layer="layout" svg:width="1.856cm" svg:height="1.332cm" svg:x="23.397cm" svg:y="9.76cm" svg:viewBox="0 0 1857 1333" draw:points="929,1333 0,1333 0,0 1857,0 1857,1333">
          <text:p/>
        </draw:polygon>
        <draw:frame draw:style-name="gr8" draw:text-style-name="P9" draw:layer="layout" svg:width="1.145cm" svg:height="0.53cm" svg:x="21.802cm" svg:y="10.186cm">
          <draw:text-box>
            <text:p text:style-name="P2"><text:span text:style-name="T4">dado</text:span></text:p>
          </draw:text-box>
        </draw:frame>
        <draw:polygon draw:style-name="gr7" draw:text-style-name="P8" draw:layer="layout" svg:width="1.856cm" svg:height="0.793cm" svg:x="23.397cm" svg:y="11.115cm" svg:viewBox="0 0 1857 794" draw:points="929,794 0,794 0,0 1857,0 1857,794">
          <text:p/>
        </draw:polygon>
        <draw:polygon draw:style-name="gr10" draw:text-style-name="P10" draw:layer="layout" svg:width="1.856cm" svg:height="1.331cm" svg:x="17.464cm" svg:y="12.129cm" svg:viewBox="0 0 1857 1332" draw:points="928,1332 0,1332 0,0 1857,0 1857,1332">
          <text:p/>
        </draw:polygon>
        <draw:frame draw:style-name="gr8" draw:text-style-name="P9" draw:layer="layout" svg:width="1.145cm" svg:height="0.53cm" svg:x="23.756cm" svg:y="10.186cm">
          <draw:text-box>
            <text:p text:style-name="P2"><text:span text:style-name="T4">dado</text:span></text:p>
          </draw:text-box>
        </draw:frame>
        <draw:polygon draw:style-name="gr14" draw:text-style-name="P23" draw:layer="layout" svg:width="1.192cm" svg:height="1.331cm" svg:x="19.274cm" svg:y="12.129cm" svg:viewBox="0 0 1193 1332" draw:points="596,1332 0,1332 0,0 1193,0 1193,1332">
          <text:p/>
        </draw:polygon>
        <draw:frame draw:style-name="gr13" draw:text-style-name="P9" draw:layer="layout" svg:width="0.832cm" svg:height="0.53cm" svg:x="17.978cm" svg:y="12.553cm">
          <draw:text-box>
            <text:p text:style-name="P2"><text:span text:style-name="T4">Qtd</text:span></text:p>
          </draw:text-box>
        </draw:frame>
        <draw:polygon draw:style-name="gr10" draw:text-style-name="P10" draw:layer="layout" svg:width="1.856cm" svg:height="1.331cm" svg:x="22.26cm" svg:y="12.129cm" svg:viewBox="0 0 1857 1332" draw:points="930,1332 0,1332 0,0 1857,0 1857,1332">
          <text:p/>
        </draw:polygon>
        <draw:frame draw:style-name="gr9" draw:text-style-name="P5" draw:layer="layout" svg:width="0.528cm" svg:height="0.615cm" svg:x="19.703cm" svg:y="12.516cm">
          <draw:text-box>
            <text:p text:style-name="P2"><text:span text:style-name="T2">3</text:span></text:p>
          </draw:text-box>
        </draw:frame>
        <draw:polygon draw:style-name="gr14" draw:text-style-name="P11" draw:layer="layout" svg:width="1.192cm" svg:height="1.331cm" svg:x="24.071cm" svg:y="12.129cm" svg:viewBox="0 0 1193 1332" draw:points="596,1332 0,1332 0,0 1193,0 1193,1332">
          <text:p/>
        </draw:polygon>
        <draw:frame draw:style-name="gr15" draw:text-style-name="P9" draw:layer="layout" svg:width="1.014cm" svg:height="0.53cm" svg:x="22.698cm" svg:y="12.553cm">
          <draw:text-box>
            <text:p text:style-name="P2"><text:span text:style-name="T4">Prox</text:span></text:p>
          </draw:text-box>
        </draw:frame>
        <draw:polygon draw:style-name="gr3" draw:text-style-name="P4" draw:layer="layout" svg:width="8.021cm" svg:height="5cm" svg:x="8.183cm" svg:y="9.56cm" svg:viewBox="0 0 8022 5001" draw:points="4012,5001 0,5001 0,0 8022,0 8022,5001">
          <text:p/>
        </draw:polygon>
        <draw:frame draw:style-name="gr20" draw:text-style-name="P9" draw:layer="layout" svg:width="0.459cm" svg:height="0.53cm" svg:x="24.44cm" svg:y="12.553cm">
          <draw:text-box>
            <text:p text:style-name="P2"><text:span text:style-name="T4">-1</text:span></text:p>
          </draw:text-box>
        </draw:frame>
        <draw:polygon draw:style-name="gr5" draw:text-style-name="P6" draw:layer="layout" svg:width="1.856cm" svg:height="1.332cm" svg:x="8.269cm" svg:y="9.72cm" svg:viewBox="0 0 1857 1333" draw:points="930,1333 0,1333 0,0 1857,0 1857,1333">
          <text:p/>
        </draw:polygon>
        <draw:frame draw:style-name="gr4" draw:text-style-name="P5" draw:layer="layout" svg:width="2.445cm" svg:height="0.615cm" svg:x="10.975cm" svg:y="13.627cm">
          <draw:text-box>
            <text:p text:style-name="P2"><text:span text:style-name="T2">pedaço 3</text:span></text:p>
          </draw:text-box>
        </draw:frame>
        <draw:polygon draw:style-name="gr7" draw:text-style-name="P8" draw:layer="layout" svg:width="1.856cm" svg:height="0.793cm" svg:x="8.269cm" svg:y="11.075cm" svg:viewBox="0 0 1857 794" draw:points="930,794 0,794 0,0 1857,0 1857,794">
          <text:p/>
        </draw:polygon>
        <draw:frame draw:style-name="gr8" draw:text-style-name="P9" draw:layer="layout" svg:width="1.145cm" svg:height="0.53cm" svg:x="8.625cm" svg:y="10.147cm">
          <draw:text-box>
            <text:p text:style-name="P2"><text:span text:style-name="T4">dado</text:span></text:p>
          </draw:text-box>
        </draw:frame>
        <draw:polygon draw:style-name="gr5" draw:text-style-name="P6" draw:layer="layout" svg:width="1.855cm" svg:height="1.332cm" svg:x="10.261cm" svg:y="9.718cm" svg:viewBox="0 0 1856 1333" draw:points="928,1333 0,1333 0,0 1856,0 1856,1333">
          <text:p/>
        </draw:polygon>
        <draw:frame draw:style-name="gr16" draw:text-style-name="P5" draw:layer="layout" svg:width="0.679cm" svg:height="0.615cm" svg:x="8.858cm" svg:y="11.193cm">
          <draw:text-box>
            <text:p text:style-name="P2"><text:span text:style-name="T2">32</text:span></text:p>
          </draw:text-box>
        </draw:frame>
        <draw:polygon draw:style-name="gr7" draw:text-style-name="P8" draw:layer="layout" svg:width="1.855cm" svg:height="0.794cm" svg:x="10.261cm" svg:y="11.072cm" svg:viewBox="0 0 1856 795" draw:points="928,795 0,795 0,0 1856,0 1856,795">
          <text:p/>
        </draw:polygon>
        <draw:frame draw:style-name="gr8" draw:text-style-name="P9" draw:layer="layout" svg:width="1.145cm" svg:height="0.53cm" svg:x="10.619cm" svg:y="10.143cm">
          <draw:text-box>
            <text:p text:style-name="P2"><text:span text:style-name="T4">dado</text:span></text:p>
          </draw:text-box>
        </draw:frame>
        <draw:polygon draw:style-name="gr5" draw:text-style-name="P6" draw:layer="layout" svg:width="1.856cm" svg:height="1.33cm" svg:x="12.249cm" svg:y="9.72cm" svg:viewBox="0 0 1857 1331" draw:points="927,1331 0,1331 0,0 1857,0 1857,1331">
          <text:p/>
        </draw:polygon>
        <draw:frame draw:style-name="gr16" draw:text-style-name="P5" draw:layer="layout" svg:width="0.679cm" svg:height="0.615cm" svg:x="10.851cm" svg:y="11.189cm">
          <draw:text-box>
            <text:p text:style-name="P2"><text:span text:style-name="T2">35</text:span></text:p>
          </draw:text-box>
        </draw:frame>
        <draw:polygon draw:style-name="gr7" draw:text-style-name="P8" draw:layer="layout" svg:width="1.856cm" svg:height="0.792cm" svg:x="12.249cm" svg:y="11.073cm" svg:viewBox="0 0 1857 793" draw:points="927,793 0,793 0,0 1857,0 1857,793">
          <text:p/>
        </draw:polygon>
        <draw:frame draw:style-name="gr8" draw:text-style-name="P9" draw:layer="layout" svg:width="1.145cm" svg:height="0.53cm" svg:x="12.605cm" svg:y="10.143cm">
          <draw:text-box>
            <text:p text:style-name="P2"><text:span text:style-name="T4">dado</text:span></text:p>
          </draw:text-box>
        </draw:frame>
        <draw:polygon draw:style-name="gr5" draw:text-style-name="P6" draw:layer="layout" svg:width="1.856cm" svg:height="1.332cm" svg:x="14.203cm" svg:y="9.72cm" svg:viewBox="0 0 1857 1333" draw:points="929,1333 0,1333 0,0 1857,0 1857,1333">
          <text:p/>
        </draw:polygon>
        <draw:frame draw:style-name="gr17" draw:text-style-name="P5" draw:layer="layout" svg:width="0.595cm" svg:height="0.589cm" svg:x="12.88cm" svg:y="11.201cm">
          <draw:text-box>
            <text:p text:style-name="P2"><text:span text:style-name="T5">38</text:span></text:p>
          </draw:text-box>
        </draw:frame>
        <draw:polygon draw:style-name="gr7" draw:text-style-name="P8" draw:layer="layout" svg:width="1.856cm" svg:height="0.793cm" svg:x="14.203cm" svg:y="11.075cm" svg:viewBox="0 0 1857 794" draw:points="929,794 0,794 0,0 1857,0 1857,794">
          <text:p/>
        </draw:polygon>
        <draw:frame draw:style-name="gr8" draw:text-style-name="P9" draw:layer="layout" svg:width="1.145cm" svg:height="0.53cm" svg:x="14.563cm" svg:y="10.147cm">
          <draw:text-box>
            <text:p text:style-name="P2"><text:span text:style-name="T4">dado</text:span></text:p>
          </draw:text-box>
        </draw:frame>
        <draw:polygon draw:style-name="gr27" draw:text-style-name="P10" draw:layer="layout" svg:width="1.856cm" svg:height="1.331cm" svg:x="8.269cm" svg:y="12.089cm" svg:viewBox="0 0 1857 1332" draw:points="930,1332 0,1332 0,0 1857,0 1857,1332">
          <text:p/>
        </draw:polygon>
        <draw:polygon draw:style-name="gr12" draw:text-style-name="P12" draw:layer="layout" svg:width="1.856cm" svg:height="1.331cm" svg:x="8.269cm" svg:y="12.089cm" svg:viewBox="0 0 1857 1332" draw:points="930,1332 0,1332 0,0 1857,0 1857,1332">
          <text:p/>
        </draw:polygon>
        <draw:polygon draw:style-name="gr14" draw:text-style-name="P11" draw:layer="layout" svg:width="1.192cm" svg:height="1.331cm" svg:x="10.079cm" svg:y="12.089cm" svg:viewBox="0 0 1193 1332" draw:points="598,1332 0,1332 0,0 1193,0 1193,1332">
          <text:p/>
        </draw:polygon>
        <draw:frame draw:style-name="gr13" draw:text-style-name="P9" draw:layer="layout" svg:width="0.832cm" svg:height="0.53cm" svg:x="8.784cm" svg:y="12.514cm">
          <draw:text-box>
            <text:p text:style-name="P2"><text:span text:style-name="T4">Qtd</text:span></text:p>
          </draw:text-box>
        </draw:frame>
        <draw:polygon draw:style-name="gr10" draw:text-style-name="P10" draw:layer="layout" svg:width="1.856cm" svg:height="1.331cm" svg:x="13.066cm" svg:y="12.089cm" svg:viewBox="0 0 1857 1332" draw:points="930,1332 0,1332 0,0 1857,0 1857,1332">
          <text:p/>
        </draw:polygon>
        <draw:frame draw:style-name="gr9" draw:text-style-name="P5" draw:layer="layout" svg:width="0.528cm" svg:height="0.615cm" svg:x="10.506cm" svg:y="12.477cm">
          <draw:text-box>
            <text:p text:style-name="P2"><text:span text:style-name="T2">3</text:span></text:p>
          </draw:text-box>
        </draw:frame>
        <draw:polygon draw:style-name="gr14" draw:text-style-name="P11" draw:layer="layout" svg:width="1.192cm" svg:height="1.331cm" svg:x="14.876cm" svg:y="12.089cm" svg:viewBox="0 0 1193 1332" draw:points="598,1332 0,1332 0,0 1193,0 1193,1332">
          <text:p/>
        </draw:polygon>
        <draw:frame draw:style-name="gr15" draw:text-style-name="P9" draw:layer="layout" svg:width="1.014cm" svg:height="0.53cm" svg:x="13.504cm" svg:y="12.514cm">
          <draw:text-box>
            <text:p text:style-name="P2"><text:span text:style-name="T4">Prox</text:span></text:p>
          </draw:text-box>
        </draw:frame>
        <draw:polygon draw:style-name="gr3" draw:text-style-name="P4" draw:layer="layout" svg:width="3.513cm" svg:height="4.938cm" svg:x="1.287cm" svg:y="9.862cm" svg:viewBox="0 0 3514 4939" draw:points="1758,4939 0,4939 0,0 3514,0 3514,4939">
          <text:p/>
        </draw:polygon>
        <draw:frame draw:style-name="gr9" draw:text-style-name="P5" draw:layer="layout" svg:width="0.528cm" svg:height="0.615cm" svg:x="15.304cm" svg:y="12.477cm">
          <draw:text-box>
            <text:p text:style-name="P2"><text:span text:style-name="T2">4</text:span></text:p>
          </draw:text-box>
        </draw:frame>
        <draw:polygon draw:style-name="gr10" draw:text-style-name="P10" draw:layer="layout" svg:width="1.659cm" svg:height="1.197cm" svg:x="1.665cm" svg:y="10.02cm" svg:viewBox="0 0 1660 1198" draw:points="830,1198 0,1198 0,0 1660,0 1660,1198">
          <text:p/>
        </draw:polygon>
        <draw:frame draw:style-name="gr21" draw:text-style-name="P14" draw:layer="layout" svg:width="1.801cm" svg:height="0.412cm" svg:x="2.145cm" svg:y="14.065cm">
          <draw:text-box>
            <text:p text:style-name="P2"><text:span text:style-name="T7">cabeçalho</text:span></text:p>
          </draw:text-box>
        </draw:frame>
        <draw:polygon draw:style-name="gr14" draw:text-style-name="P11" draw:layer="layout" svg:width="1.067cm" svg:height="1.197cm" svg:x="3.282cm" svg:y="10.02cm" svg:viewBox="0 0 1068 1198" draw:points="534,1198 0,1198 0,0 1068,0 1068,1198">
          <text:p/>
        </draw:polygon>
        <draw:frame draw:style-name="gr22" draw:text-style-name="P14" draw:layer="layout" svg:width="0.891cm" svg:height="0.412cm" svg:x="2.05cm" svg:y="10.432cm">
          <draw:text-box>
            <text:p text:style-name="P2"><text:span text:style-name="T7">nSeq</text:span></text:p>
          </draw:text-box>
        </draw:frame>
        <draw:polygon draw:style-name="gr10" draw:text-style-name="P10" draw:layer="layout" svg:width="1.659cm" svg:height="1.198cm" svg:x="1.665cm" svg:y="11.328cm" svg:viewBox="0 0 1660 1199" draw:points="830,1199 0,1199 0,0 1660,0 1660,1199">
          <text:p/>
        </draw:polygon>
        <draw:frame draw:style-name="gr9" draw:text-style-name="P5" draw:layer="layout" svg:width="0.528cm" svg:height="0.615cm" svg:x="3.648cm" svg:y="10.339cm">
          <draw:text-box>
            <text:p text:style-name="P2"><text:span text:style-name="T2">5</text:span></text:p>
          </draw:text-box>
        </draw:frame>
        <draw:polygon draw:style-name="gr11" draw:text-style-name="P11" draw:layer="layout" svg:width="1.067cm" svg:height="1.198cm" svg:x="3.282cm" svg:y="11.328cm" svg:viewBox="0 0 1068 1199" draw:points="534,1199 0,1199 0,0 1068,0 1068,1199">
          <text:p/>
        </draw:polygon>
        <draw:polygon draw:style-name="gr12" draw:text-style-name="P12" draw:layer="layout" svg:width="1.067cm" svg:height="1.198cm" svg:x="3.282cm" svg:y="11.328cm" svg:viewBox="0 0 1068 1199" draw:points="534,1199 0,1199 0,0 1068,0 1068,1199">
          <text:p/>
        </draw:polygon>
        <draw:frame draw:style-name="gr22" draw:text-style-name="P14" draw:layer="layout" svg:width="0.891cm" svg:height="0.412cm" svg:x="2.05cm" svg:y="11.741cm">
          <draw:text-box>
            <text:p text:style-name="P2"><text:span text:style-name="T7">pSeq</text:span></text:p>
          </draw:text-box>
        </draw:frame>
        <draw:polygon draw:style-name="gr10" draw:text-style-name="P10" draw:layer="layout" svg:width="1.659cm" svg:height="1.198cm" svg:x="1.665cm" svg:y="12.65cm" svg:viewBox="0 0 1660 1199" draw:points="830,1199 0,1199 0,0 1660,0 1660,1199">
          <text:p/>
        </draw:polygon>
        <draw:frame draw:style-name="gr9" draw:text-style-name="P5" draw:layer="layout" svg:width="0.528cm" svg:height="0.615cm" svg:x="3.648cm" svg:y="11.648cm">
          <draw:text-box>
            <text:p text:style-name="P2"><text:span text:style-name="T2">2</text:span></text:p>
          </draw:text-box>
        </draw:frame>
        <draw:polygon draw:style-name="gr14" draw:text-style-name="P24" draw:layer="layout" svg:width="1.067cm" svg:height="1.198cm" svg:x="3.282cm" svg:y="12.65cm" svg:viewBox="0 0 1068 1199" draw:points="534,1199 0,1199 0,0 1068,0 1068,1199">
          <text:p/>
        </draw:polygon>
        <draw:frame draw:style-name="gr23" draw:text-style-name="P14" draw:layer="layout" svg:width="0.781cm" svg:height="0.412cm" svg:x="2.117cm" svg:y="13.063cm">
          <draw:text-box>
            <text:p text:style-name="P2"><text:span text:style-name="T7">Prox</text:span></text:p>
          </draw:text-box>
        </draw:frame>
        <draw:frame draw:style-name="gr9" draw:text-style-name="P5" draw:layer="layout" svg:width="0.528cm" svg:height="0.615cm" svg:x="3.648cm" svg:y="12.971cm">
          <draw:text-box>
            <text:p text:style-name="P2"><text:span text:style-name="T2">1</text:span></text:p>
          </draw:text-box>
        </draw:frame>
        <draw:frame draw:style-name="gr16" draw:text-style-name="P5" draw:layer="layout" svg:width="0.679cm" svg:height="0.615cm" svg:x="18.046cm" svg:y="11.233cm">
          <draw:text-box>
            <text:p text:style-name="P2"><text:span text:style-name="T2">51</text:span></text:p>
          </draw:text-box>
        </draw:frame>
        <draw:polygon draw:style-name="gr37" draw:text-style-name="P26" draw:layer="layout" svg:width="1.856cm" svg:height="0.792cm" svg:x="23.443cm" svg:y="11.114cm" svg:viewBox="0 0 1857 793" draw:points="929,793 0,793 0,0 1857,0 1857,793">
          <text:p/>
        </draw:polygon>
        <draw:frame draw:style-name="gr16" draw:text-style-name="P5" draw:layer="layout" svg:width="0.679cm" svg:height="0.615cm" svg:x="24.047cm" svg:y="11.234cm">
          <draw:text-box>
            <text:p text:style-name="P2"><text:span text:style-name="T2">89</text:span></text:p>
          </draw:text-box>
        </draw:frame>
        <draw:polygon draw:style-name="gr7" draw:text-style-name="P8" draw:layer="layout" svg:width="1.856cm" svg:height="0.794cm" svg:x="21.455cm" svg:y="11.113cm" svg:viewBox="0 0 1857 795" draw:points="930,795 0,795 0,0 1857,0 1857,795">
          <text:p/>
        </draw:polygon>
        <draw:frame draw:style-name="gr16" draw:text-style-name="P5" draw:layer="layout" svg:width="0.679cm" svg:height="0.615cm" svg:x="22.046cm" svg:y="11.233cm">
          <draw:text-box>
            <text:p text:style-name="P2"><text:span text:style-name="T2">80</text:span></text:p>
          </draw:text-box>
        </draw:frame>
      </draw:page>
      <draw:page draw:name="page28" draw:style-name="dp1" draw:master-page-name="master-page3">
        <draw:polygon draw:style-name="gr1" draw:text-style-name="P1" draw:layer="layout" svg:width="27.998cm" svg:height="15.749cm" svg:x="0cm" svg:y="0cm" svg:viewBox="0 0 27999 15750" draw:points="0,0 27999,0 27999,15750 0,15750">
          <text:p/>
        </draw:polygon>
        <draw:frame draw:style-name="gr2" draw:text-style-name="P3" draw:layer="layout" svg:width="0.493cm" svg:height="0.547cm" svg:x="1.401cm" svg:y="14.348cm">
          <draw:text-box>
            <text:p text:style-name="P2"><text:span text:style-name="T1"><text:s/></text:span></text:p>
          </draw:text-box>
        </draw:frame>
        <draw:polygon draw:style-name="gr3" draw:text-style-name="P4" draw:layer="layout" svg:width="8.021cm" svg:height="5cm" svg:x="1.198cm" svg:y="4cm" svg:viewBox="0 0 8022 5001" draw:points="4012,5001 0,5001 0,0 8022,0 8022,5001">
          <text:p/>
        </draw:polygon>
        <draw:frame draw:style-name="gr2" draw:text-style-name="P3" draw:layer="layout" svg:width="0.493cm" svg:height="0.547cm" svg:x="13.952cm" svg:y="14.348cm">
          <draw:text-box>
            <text:p text:style-name="P2"><text:span text:style-name="T1"><text:s/></text:span></text:p>
          </draw:text-box>
        </draw:frame>
        <draw:frame draw:style-name="gr4" draw:text-style-name="P5" draw:layer="layout" svg:width="2.445cm" svg:height="0.615cm" svg:x="3.99cm" svg:y="8.067cm">
          <draw:text-box>
            <text:p text:style-name="P2"><text:span text:style-name="T2">pedaço 0</text:span></text:p>
          </draw:text-box>
        </draw:frame>
        <draw:polygon draw:style-name="gr5" draw:text-style-name="P6" draw:layer="layout" svg:width="1.856cm" svg:height="1.332cm" svg:x="1.284cm" svg:y="4.16cm" svg:viewBox="0 0 1857 1333" draw:points="929,1333 0,1333 0,0 1857,0 1857,1333">
          <text:p/>
        </draw:polygon>
        <draw:frame draw:style-name="gr29" draw:text-style-name="P15" draw:layer="layout" svg:width="11.106cm" svg:height="1.182cm" svg:x="1.401cm" svg:y="1.354cm">
          <draw:text-box>
            <text:p text:style-name="P2"><text:span text:style-name="T8">6. Inserir o elemento 89</text:span></text:p>
          </draw:text-box>
        </draw:frame>
        <draw:polygon draw:style-name="gr7" draw:text-style-name="P8" draw:layer="layout" svg:width="1.856cm" svg:height="0.793cm" svg:x="1.284cm" svg:y="5.515cm" svg:viewBox="0 0 1857 794" draw:points="929,794 0,794 0,0 1857,0 1857,794">
          <text:p/>
        </draw:polygon>
        <draw:frame draw:style-name="gr8" draw:text-style-name="P9" draw:layer="layout" svg:width="1.145cm" svg:height="0.53cm" svg:x="1.64cm" svg:y="4.583cm">
          <draw:text-box>
            <text:p text:style-name="P2"><text:span text:style-name="T4">dado</text:span></text:p>
          </draw:text-box>
        </draw:frame>
        <draw:polygon draw:style-name="gr5" draw:text-style-name="P6" draw:layer="layout" svg:width="1.855cm" svg:height="1.332cm" svg:x="3.276cm" svg:y="4.158cm" svg:viewBox="0 0 1856 1333" draw:points="928,1333 0,1333 0,0 1856,0 1856,1333">
          <text:p/>
        </draw:polygon>
        <draw:frame draw:style-name="gr9" draw:text-style-name="P5" draw:layer="layout" svg:width="0.528cm" svg:height="0.615cm" svg:x="2.043cm" svg:y="5.633cm">
          <draw:text-box>
            <text:p text:style-name="P2"><text:span text:style-name="T2">3</text:span></text:p>
          </draw:text-box>
        </draw:frame>
        <draw:polygon draw:style-name="gr7" draw:text-style-name="P8" draw:layer="layout" svg:width="1.855cm" svg:height="0.794cm" svg:x="3.276cm" svg:y="5.512cm" svg:viewBox="0 0 1856 795" draw:points="928,795 0,795 0,0 1856,0 1856,795">
          <text:p/>
        </draw:polygon>
        <draw:frame draw:style-name="gr8" draw:text-style-name="P9" draw:layer="layout" svg:width="1.145cm" svg:height="0.53cm" svg:x="3.634cm" svg:y="4.583cm">
          <draw:text-box>
            <text:p text:style-name="P2"><text:span text:style-name="T4">dado</text:span></text:p>
          </draw:text-box>
        </draw:frame>
        <draw:polygon draw:style-name="gr5" draw:text-style-name="P6" draw:layer="layout" svg:width="1.856cm" svg:height="1.33cm" svg:x="5.264cm" svg:y="4.16cm" svg:viewBox="0 0 1857 1331" draw:points="927,1331 0,1331 0,0 1857,0 1857,1331">
          <text:p/>
        </draw:polygon>
        <draw:frame draw:style-name="gr9" draw:text-style-name="P5" draw:layer="layout" svg:width="0.528cm" svg:height="0.615cm" svg:x="4.036cm" svg:y="5.63cm">
          <draw:text-box>
            <text:p text:style-name="P2"><text:span text:style-name="T2">5</text:span></text:p>
          </draw:text-box>
        </draw:frame>
        <draw:polygon draw:style-name="gr7" draw:text-style-name="P8" draw:layer="layout" svg:width="1.856cm" svg:height="0.792cm" svg:x="5.264cm" svg:y="5.513cm" svg:viewBox="0 0 1857 793" draw:points="927,793 0,793 0,0 1857,0 1857,793">
          <text:p/>
        </draw:polygon>
        <draw:polygon draw:style-name="gr5" draw:text-style-name="P6" draw:layer="layout" svg:width="1.856cm" svg:height="1.332cm" svg:x="7.218cm" svg:y="4.16cm" svg:viewBox="0 0 1857 1333" draw:points="929,1333 0,1333 0,0 1857,0 1857,1333">
          <text:p/>
        </draw:polygon>
        <draw:frame draw:style-name="gr8" draw:text-style-name="P9" draw:layer="layout" svg:width="1.145cm" svg:height="0.53cm" svg:x="5.62cm" svg:y="4.583cm">
          <draw:text-box>
            <text:p text:style-name="P2"><text:span text:style-name="T4">dado</text:span></text:p>
          </draw:text-box>
        </draw:frame>
        <draw:polygon draw:style-name="gr7" draw:text-style-name="P8" draw:layer="layout" svg:width="1.856cm" svg:height="0.793cm" svg:x="7.218cm" svg:y="5.515cm" svg:viewBox="0 0 1857 794" draw:points="929,794 0,794 0,0 1857,0 1857,794">
          <text:p/>
        </draw:polygon>
        <draw:polygon draw:style-name="gr10" draw:text-style-name="P10" draw:layer="layout" svg:width="1.856cm" svg:height="1.331cm" svg:x="1.284cm" svg:y="6.529cm" svg:viewBox="0 0 1857 1332" draw:points="929,1332 0,1332 0,0 1857,0 1857,1332">
          <text:p/>
        </draw:polygon>
        <draw:frame draw:style-name="gr8" draw:text-style-name="P9" draw:layer="layout" svg:width="1.145cm" svg:height="0.53cm" svg:x="7.578cm" svg:y="4.583cm">
          <draw:text-box>
            <text:p text:style-name="P2"><text:span text:style-name="T4">dado</text:span></text:p>
          </draw:text-box>
        </draw:frame>
        <draw:polygon draw:style-name="gr11" draw:text-style-name="P11" draw:layer="layout" svg:width="1.192cm" svg:height="1.331cm" svg:x="3.094cm" svg:y="6.529cm" svg:viewBox="0 0 1193 1332" draw:points="597,1332 0,1332 0,0 1193,0 1193,1332">
          <text:p/>
        </draw:polygon>
        <draw:polygon draw:style-name="gr12" draw:text-style-name="P12" draw:layer="layout" svg:width="1.192cm" svg:height="1.331cm" svg:x="3.094cm" svg:y="6.529cm" svg:viewBox="0 0 1193 1332" draw:points="597,1332 0,1332 0,0 1193,0 1193,1332">
          <text:p/>
        </draw:polygon>
        <draw:frame draw:style-name="gr13" draw:text-style-name="P9" draw:layer="layout" svg:width="0.832cm" svg:height="0.53cm" svg:x="1.799cm" svg:y="6.954cm">
          <draw:text-box>
            <text:p text:style-name="P2"><text:span text:style-name="T4">Qtd</text:span></text:p>
          </draw:text-box>
        </draw:frame>
        <draw:polygon draw:style-name="gr10" draw:text-style-name="P10" draw:layer="layout" svg:width="1.856cm" svg:height="1.331cm" svg:x="6.081cm" svg:y="6.529cm" svg:viewBox="0 0 1857 1332" draw:points="930,1332 0,1332 0,0 1857,0 1857,1332">
          <text:p/>
        </draw:polygon>
        <draw:frame draw:style-name="gr9" draw:text-style-name="P5" draw:layer="layout" svg:width="0.528cm" svg:height="0.615cm" svg:x="3.521cm" svg:y="6.917cm">
          <draw:text-box>
            <text:p text:style-name="P2"><text:span text:style-name="T2">2</text:span></text:p>
          </draw:text-box>
        </draw:frame>
        <draw:polygon draw:style-name="gr14" draw:text-style-name="P11" draw:layer="layout" svg:width="1.192cm" svg:height="1.331cm" svg:x="7.891cm" svg:y="6.529cm" svg:viewBox="0 0 1193 1332" draw:points="597,1332 0,1332 0,0 1193,0 1193,1332">
          <text:p/>
        </draw:polygon>
        <draw:frame draw:style-name="gr15" draw:text-style-name="P9" draw:layer="layout" svg:width="1.014cm" svg:height="0.53cm" svg:x="6.519cm" svg:y="6.954cm">
          <draw:text-box>
            <text:p text:style-name="P2"><text:span text:style-name="T4">Prox</text:span></text:p>
          </draw:text-box>
        </draw:frame>
        <draw:polygon draw:style-name="gr3" draw:text-style-name="P4" draw:layer="layout" svg:width="8.021cm" svg:height="5cm" svg:x="9.998cm" svg:y="4cm" svg:viewBox="0 0 8022 5001" draw:points="4013,5001 0,5001 0,0 8022,0 8022,5001">
          <text:p/>
        </draw:polygon>
        <draw:frame draw:style-name="gr9" draw:text-style-name="P5" draw:layer="layout" svg:width="0.528cm" svg:height="0.615cm" svg:x="8.319cm" svg:y="6.917cm">
          <draw:text-box>
            <text:p text:style-name="P2"><text:span text:style-name="T2">3</text:span></text:p>
          </draw:text-box>
        </draw:frame>
        <draw:polygon draw:style-name="gr5" draw:text-style-name="P6" draw:layer="layout" svg:width="1.856cm" svg:height="1.332cm" svg:x="10.084cm" svg:y="4.16cm" svg:viewBox="0 0 1857 1333" draw:points="930,1333 0,1333 0,0 1857,0 1857,1333">
          <text:p/>
        </draw:polygon>
        <draw:frame draw:style-name="gr4" draw:text-style-name="P5" draw:layer="layout" svg:width="2.445cm" svg:height="0.615cm" svg:x="12.788cm" svg:y="8.067cm">
          <draw:text-box>
            <text:p text:style-name="P2"><text:span text:style-name="T2">pedaço 1</text:span></text:p>
          </draw:text-box>
        </draw:frame>
        <draw:polygon draw:style-name="gr7" draw:text-style-name="P8" draw:layer="layout" svg:width="1.856cm" svg:height="0.793cm" svg:x="10.084cm" svg:y="5.515cm" svg:viewBox="0 0 1857 794" draw:points="930,794 0,794 0,0 1857,0 1857,794">
          <text:p/>
        </draw:polygon>
        <draw:frame draw:style-name="gr8" draw:text-style-name="P9" draw:layer="layout" svg:width="1.145cm" svg:height="0.53cm" svg:x="10.442cm" svg:y="4.583cm">
          <draw:text-box>
            <text:p text:style-name="P2"><text:span text:style-name="T4">dado</text:span></text:p>
          </draw:text-box>
        </draw:frame>
        <draw:polygon draw:style-name="gr5" draw:text-style-name="P6" draw:layer="layout" svg:width="1.856cm" svg:height="1.332cm" svg:x="12.076cm" svg:y="4.158cm" svg:viewBox="0 0 1857 1333" draw:points="927,1333 0,1333 0,0 1857,0 1857,1333">
          <text:p/>
        </draw:polygon>
        <draw:polygon draw:style-name="gr7" draw:text-style-name="P8" draw:layer="layout" svg:width="1.856cm" svg:height="0.794cm" svg:x="12.076cm" svg:y="5.512cm" svg:viewBox="0 0 1857 795" draw:points="927,795 0,795 0,0 1857,0 1857,795">
          <text:p/>
        </draw:polygon>
        <draw:polygon draw:style-name="gr5" draw:text-style-name="P6" draw:layer="layout" svg:width="1.856cm" svg:height="1.33cm" svg:x="14.064cm" svg:y="4.16cm" svg:viewBox="0 0 1857 1331" draw:points="927,1331 0,1331 0,0 1857,0 1857,1331">
          <text:p/>
        </draw:polygon>
        <draw:frame draw:style-name="gr8" draw:text-style-name="P9" draw:layer="layout" svg:width="1.145cm" svg:height="0.53cm" svg:x="12.432cm" svg:y="4.583cm">
          <draw:text-box>
            <text:p text:style-name="P2"><text:span text:style-name="T4">dado</text:span></text:p>
          </draw:text-box>
        </draw:frame>
        <draw:polygon draw:style-name="gr7" draw:text-style-name="P8" draw:layer="layout" svg:width="1.856cm" svg:height="0.792cm" svg:x="14.064cm" svg:y="5.513cm" svg:viewBox="0 0 1857 793" draw:points="927,793 0,793 0,0 1857,0 1857,793">
          <text:p/>
        </draw:polygon>
        <draw:polygon draw:style-name="gr5" draw:text-style-name="P6" draw:layer="layout" svg:width="1.856cm" svg:height="1.332cm" svg:x="16.019cm" svg:y="4.16cm" svg:viewBox="0 0 1857 1333" draw:points="927,1333 0,1333 0,0 1857,0 1857,1333">
          <text:p/>
        </draw:polygon>
        <draw:frame draw:style-name="gr8" draw:text-style-name="P9" draw:layer="layout" svg:width="1.145cm" svg:height="0.53cm" svg:x="14.422cm" svg:y="4.583cm">
          <draw:text-box>
            <text:p text:style-name="P2"><text:span text:style-name="T4">dado</text:span></text:p>
          </draw:text-box>
        </draw:frame>
        <draw:polygon draw:style-name="gr7" draw:text-style-name="P8" draw:layer="layout" svg:width="1.856cm" svg:height="0.793cm" svg:x="16.019cm" svg:y="5.515cm" svg:viewBox="0 0 1857 794" draw:points="927,794 0,794 0,0 1857,0 1857,794">
          <text:p/>
        </draw:polygon>
        <draw:polygon draw:style-name="gr10" draw:text-style-name="P10" draw:layer="layout" svg:width="1.856cm" svg:height="1.331cm" svg:x="10.084cm" svg:y="6.529cm" svg:viewBox="0 0 1857 1332" draw:points="930,1332 0,1332 0,0 1857,0 1857,1332">
          <text:p/>
        </draw:polygon>
        <draw:frame draw:style-name="gr8" draw:text-style-name="P9" draw:layer="layout" svg:width="1.145cm" svg:height="0.53cm" svg:x="16.376cm" svg:y="4.583cm">
          <draw:text-box>
            <text:p text:style-name="P2"><text:span text:style-name="T4">dado</text:span></text:p>
          </draw:text-box>
        </draw:frame>
        <draw:polygon draw:style-name="gr14" draw:text-style-name="P11" draw:layer="layout" svg:width="1.192cm" svg:height="1.331cm" svg:x="11.894cm" svg:y="6.529cm" svg:viewBox="0 0 1193 1332" draw:points="597,1332 0,1332 0,0 1193,0 1193,1332">
          <text:p/>
        </draw:polygon>
        <draw:frame draw:style-name="gr13" draw:text-style-name="P9" draw:layer="layout" svg:width="0.832cm" svg:height="0.53cm" svg:x="10.597cm" svg:y="6.954cm">
          <draw:text-box>
            <text:p text:style-name="P2"><text:span text:style-name="T4">Qtd</text:span></text:p>
          </draw:text-box>
        </draw:frame>
        <draw:polygon draw:style-name="gr10" draw:text-style-name="P10" draw:layer="layout" svg:width="1.856cm" svg:height="1.331cm" svg:x="14.882cm" svg:y="6.529cm" svg:viewBox="0 0 1857 1332" draw:points="928,1332 0,1332 0,0 1857,0 1857,1332">
          <text:p/>
        </draw:polygon>
        <draw:frame draw:style-name="gr9" draw:text-style-name="P5" draw:layer="layout" svg:width="0.528cm" svg:height="0.615cm" svg:x="12.323cm" svg:y="6.917cm">
          <draw:text-box>
            <text:p text:style-name="P2"><text:span text:style-name="T2">0</text:span></text:p>
          </draw:text-box>
        </draw:frame>
        <draw:polygon draw:style-name="gr14" draw:text-style-name="P11" draw:layer="layout" svg:width="1.192cm" svg:height="1.331cm" svg:x="16.691cm" svg:y="6.529cm" svg:viewBox="0 0 1193 1332" draw:points="598,1332 0,1332 0,0 1193,0 1193,1332">
          <text:p/>
        </draw:polygon>
        <draw:frame draw:style-name="gr15" draw:text-style-name="P9" draw:layer="layout" svg:width="1.014cm" svg:height="0.53cm" svg:x="15.321cm" svg:y="6.954cm">
          <draw:text-box>
            <text:p text:style-name="P2"><text:span text:style-name="T4">Prox</text:span></text:p>
          </draw:text-box>
        </draw:frame>
        <draw:polygon draw:style-name="gr3" draw:text-style-name="P4" draw:layer="layout" svg:width="8.021cm" svg:height="5cm" svg:x="19.199cm" svg:y="4cm" svg:viewBox="0 0 8022 5001" draw:points="4011,5001 0,5001 0,0 8022,0 8022,5001">
          <text:p/>
        </draw:polygon>
        <draw:frame draw:style-name="gr9" draw:text-style-name="P5" draw:layer="layout" svg:width="0.528cm" svg:height="0.615cm" svg:x="17.12cm" svg:y="6.917cm">
          <draw:text-box>
            <text:p text:style-name="P2"><text:span text:style-name="T2">5</text:span></text:p>
          </draw:text-box>
        </draw:frame>
        <draw:polygon draw:style-name="gr31" draw:text-style-name="P6" draw:layer="layout" svg:width="1.856cm" svg:height="1.332cm" svg:x="19.284cm" svg:y="4.16cm" svg:viewBox="0 0 1857 1333" draw:points="930,1333 0,1333 0,0 1857,0 1857,1333">
          <text:p/>
        </draw:polygon>
        <draw:polygon draw:style-name="gr12" draw:text-style-name="P12" draw:layer="layout" svg:width="1.856cm" svg:height="1.332cm" svg:x="19.284cm" svg:y="4.16cm" svg:viewBox="0 0 1857 1333" draw:points="930,1333 0,1333 0,0 1857,0 1857,1333">
          <text:p/>
        </draw:polygon>
        <draw:frame draw:style-name="gr4" draw:text-style-name="P5" draw:layer="layout" svg:width="2.445cm" svg:height="0.615cm" svg:x="21.989cm" svg:y="8.067cm">
          <draw:text-box>
            <text:p text:style-name="P2"><text:span text:style-name="T2">pedaço 2</text:span></text:p>
          </draw:text-box>
        </draw:frame>
        <draw:polygon draw:style-name="gr7" draw:text-style-name="P8" draw:layer="layout" svg:width="1.856cm" svg:height="0.793cm" svg:x="19.284cm" svg:y="5.515cm" svg:viewBox="0 0 1857 794" draw:points="930,794 0,794 0,0 1857,0 1857,794">
          <text:p/>
        </draw:polygon>
        <draw:frame draw:style-name="gr8" draw:text-style-name="P9" draw:layer="layout" svg:width="1.145cm" svg:height="0.53cm" svg:x="19.643cm" svg:y="4.583cm">
          <draw:text-box>
            <text:p text:style-name="P2"><text:span text:style-name="T4">dado</text:span></text:p>
          </draw:text-box>
        </draw:frame>
        <draw:polygon draw:style-name="gr5" draw:text-style-name="P6" draw:layer="layout" svg:width="1.856cm" svg:height="1.332cm" svg:x="21.275cm" svg:y="4.158cm" svg:viewBox="0 0 1857 1333" draw:points="930,1333 0,1333 0,0 1857,0 1857,1333">
          <text:p/>
        </draw:polygon>
        <draw:frame draw:style-name="gr9" draw:text-style-name="P5" draw:layer="layout" svg:width="0.528cm" svg:height="0.615cm" svg:x="20.045cm" svg:y="5.633cm">
          <draw:text-box>
            <text:p text:style-name="P2"><text:span text:style-name="T2">2</text:span></text:p>
          </draw:text-box>
        </draw:frame>
        <draw:polygon draw:style-name="gr7" draw:text-style-name="P8" draw:layer="layout" svg:width="1.856cm" svg:height="0.794cm" svg:x="21.275cm" svg:y="5.512cm" svg:viewBox="0 0 1857 795" draw:points="930,795 0,795 0,0 1857,0 1857,795">
          <text:p/>
        </draw:polygon>
        <draw:frame draw:style-name="gr8" draw:text-style-name="P9" draw:layer="layout" svg:width="1.145cm" svg:height="0.53cm" svg:x="21.632cm" svg:y="4.583cm">
          <draw:text-box>
            <text:p text:style-name="P2"><text:span text:style-name="T4">dado</text:span></text:p>
          </draw:text-box>
        </draw:frame>
        <draw:polygon draw:style-name="gr5" draw:text-style-name="P6" draw:layer="layout" svg:width="1.856cm" svg:height="1.33cm" svg:x="23.264cm" svg:y="4.16cm" svg:viewBox="0 0 1857 1331" draw:points="927,1331 0,1331 0,0 1857,0 1857,1331">
          <text:p/>
        </draw:polygon>
        <draw:frame draw:style-name="gr9" draw:text-style-name="P5" draw:layer="layout" svg:width="0.528cm" svg:height="0.615cm" svg:x="22.035cm" svg:y="5.63cm">
          <draw:text-box>
            <text:p text:style-name="P2"><text:span text:style-name="T2">8</text:span></text:p>
          </draw:text-box>
        </draw:frame>
        <draw:polygon draw:style-name="gr35" draw:text-style-name="P25" draw:layer="layout" svg:width="1.856cm" svg:height="0.792cm" svg:x="23.264cm" svg:y="5.513cm" svg:viewBox="0 0 1857 793" draw:points="927,793 0,793 0,0 1857,0 1857,793">
          <text:p/>
        </draw:polygon>
        <draw:frame draw:style-name="gr8" draw:text-style-name="P9" draw:layer="layout" svg:width="1.145cm" svg:height="0.53cm" svg:x="23.622cm" svg:y="4.583cm">
          <draw:text-box>
            <text:p text:style-name="P2"><text:span text:style-name="T4">dado</text:span></text:p>
          </draw:text-box>
        </draw:frame>
        <draw:polygon draw:style-name="gr5" draw:text-style-name="P6" draw:layer="layout" svg:width="1.856cm" svg:height="1.332cm" svg:x="25.218cm" svg:y="4.16cm" svg:viewBox="0 0 1857 1333" draw:points="929,1333 0,1333 0,0 1857,0 1857,1333">
          <text:p/>
        </draw:polygon>
        <draw:frame draw:style-name="gr17" draw:text-style-name="P5" draw:layer="layout" svg:width="0.595cm" svg:height="0.589cm" svg:x="23.945cm" svg:y="5.642cm">
          <draw:text-box>
            <text:p text:style-name="P2"><text:span text:style-name="T5">11</text:span></text:p>
          </draw:text-box>
        </draw:frame>
        <draw:polygon draw:style-name="gr7" draw:text-style-name="P8" draw:layer="layout" svg:width="1.856cm" svg:height="0.793cm" svg:x="25.218cm" svg:y="5.515cm" svg:viewBox="0 0 1857 794" draw:points="929,794 0,794 0,0 1857,0 1857,794">
          <text:p/>
        </draw:polygon>
        <draw:frame draw:style-name="gr8" draw:text-style-name="P9" draw:layer="layout" svg:width="1.145cm" svg:height="0.53cm" svg:x="25.576cm" svg:y="4.583cm">
          <draw:text-box>
            <text:p text:style-name="P2"><text:span text:style-name="T4">dado</text:span></text:p>
          </draw:text-box>
        </draw:frame>
        <draw:polygon draw:style-name="gr10" draw:text-style-name="P10" draw:layer="layout" svg:width="1.856cm" svg:height="1.331cm" svg:x="19.284cm" svg:y="6.529cm" svg:viewBox="0 0 1857 1332" draw:points="930,1332 0,1332 0,0 1857,0 1857,1332">
          <text:p/>
        </draw:polygon>
        <draw:polygon draw:style-name="gr14" draw:text-style-name="P11" draw:layer="layout" svg:width="1.191cm" svg:height="1.331cm" svg:x="21.095cm" svg:y="6.529cm" svg:viewBox="0 0 1192 1332" draw:points="596,1332 0,1332 0,0 1192,0 1192,1332">
          <text:p/>
        </draw:polygon>
        <draw:frame draw:style-name="gr13" draw:text-style-name="P9" draw:layer="layout" svg:width="0.832cm" svg:height="0.53cm" svg:x="19.798cm" svg:y="6.954cm">
          <draw:text-box>
            <text:p text:style-name="P2"><text:span text:style-name="T4">Qtd</text:span></text:p>
          </draw:text-box>
        </draw:frame>
        <draw:polygon draw:style-name="gr10" draw:text-style-name="P10" draw:layer="layout" svg:width="1.856cm" svg:height="1.331cm" svg:x="24.081cm" svg:y="6.529cm" svg:viewBox="0 0 1857 1332" draw:points="929,1332 0,1332 0,0 1857,0 1857,1332">
          <text:p/>
        </draw:polygon>
        <draw:frame draw:style-name="gr9" draw:text-style-name="P5" draw:layer="layout" svg:width="0.528cm" svg:height="0.615cm" svg:x="21.523cm" svg:y="6.917cm">
          <draw:text-box>
            <text:p text:style-name="P2"><text:span text:style-name="T2">3</text:span></text:p>
          </draw:text-box>
        </draw:frame>
        <draw:polygon draw:style-name="gr14" draw:text-style-name="P11" draw:layer="layout" svg:width="1.192cm" svg:height="1.331cm" svg:x="25.891cm" svg:y="6.529cm" svg:viewBox="0 0 1193 1332" draw:points="597,1332 0,1332 0,0 1193,0 1193,1332">
          <text:p/>
        </draw:polygon>
        <draw:frame draw:style-name="gr15" draw:text-style-name="P9" draw:layer="layout" svg:width="1.014cm" svg:height="0.53cm" svg:x="24.522cm" svg:y="6.954cm">
          <draw:text-box>
            <text:p text:style-name="P2"><text:span text:style-name="T4">Prox</text:span></text:p>
          </draw:text-box>
        </draw:frame>
        <draw:polygon draw:style-name="gr3" draw:text-style-name="P4" draw:layer="layout" svg:width="8.021cm" svg:height="5cm" svg:x="1.198cm" svg:y="4cm" svg:viewBox="0 0 8022 5001" draw:points="4012,5001 0,5001 0,0 8022,0 8022,5001">
          <text:p/>
        </draw:polygon>
        <draw:frame draw:style-name="gr9" draw:text-style-name="P5" draw:layer="layout" svg:width="0.528cm" svg:height="0.615cm" svg:x="26.321cm" svg:y="6.917cm">
          <draw:text-box>
            <text:p text:style-name="P2"><text:span text:style-name="T2">0</text:span></text:p>
          </draw:text-box>
        </draw:frame>
        <draw:polygon draw:style-name="gr5" draw:text-style-name="P6" draw:layer="layout" svg:width="1.856cm" svg:height="1.332cm" svg:x="1.284cm" svg:y="4.16cm" svg:viewBox="0 0 1857 1333" draw:points="929,1333 0,1333 0,0 1857,0 1857,1333">
          <text:p/>
        </draw:polygon>
        <draw:frame draw:style-name="gr4" draw:text-style-name="P5" draw:layer="layout" svg:width="2.445cm" svg:height="0.615cm" svg:x="3.99cm" svg:y="8.067cm">
          <draw:text-box>
            <text:p text:style-name="P2"><text:span text:style-name="T2">pedaço 0</text:span></text:p>
          </draw:text-box>
        </draw:frame>
        <draw:polygon draw:style-name="gr7" draw:text-style-name="P8" draw:layer="layout" svg:width="1.856cm" svg:height="0.793cm" svg:x="1.284cm" svg:y="5.515cm" svg:viewBox="0 0 1857 794" draw:points="929,794 0,794 0,0 1857,0 1857,794">
          <text:p/>
        </draw:polygon>
        <draw:frame draw:style-name="gr8" draw:text-style-name="P9" draw:layer="layout" svg:width="1.145cm" svg:height="0.53cm" svg:x="1.64cm" svg:y="4.583cm">
          <draw:text-box>
            <text:p text:style-name="P2"><text:span text:style-name="T4">dado</text:span></text:p>
          </draw:text-box>
        </draw:frame>
        <draw:polygon draw:style-name="gr5" draw:text-style-name="P6" draw:layer="layout" svg:width="1.855cm" svg:height="1.332cm" svg:x="3.276cm" svg:y="4.158cm" svg:viewBox="0 0 1856 1333" draw:points="928,1333 0,1333 0,0 1856,0 1856,1333">
          <text:p/>
        </draw:polygon>
        <draw:frame draw:style-name="gr9" draw:text-style-name="P5" draw:layer="layout" svg:width="0.528cm" svg:height="0.615cm" svg:x="2.043cm" svg:y="5.633cm">
          <draw:text-box>
            <text:p text:style-name="P2"><text:span text:style-name="T2">3</text:span></text:p>
          </draw:text-box>
        </draw:frame>
        <draw:polygon draw:style-name="gr7" draw:text-style-name="P8" draw:layer="layout" svg:width="1.855cm" svg:height="0.794cm" svg:x="3.276cm" svg:y="5.512cm" svg:viewBox="0 0 1856 795" draw:points="928,795 0,795 0,0 1856,0 1856,795">
          <text:p/>
        </draw:polygon>
        <draw:frame draw:style-name="gr8" draw:text-style-name="P9" draw:layer="layout" svg:width="1.145cm" svg:height="0.53cm" svg:x="3.634cm" svg:y="4.583cm">
          <draw:text-box>
            <text:p text:style-name="P2"><text:span text:style-name="T4">dado</text:span></text:p>
          </draw:text-box>
        </draw:frame>
        <draw:polygon draw:style-name="gr5" draw:text-style-name="P6" draw:layer="layout" svg:width="1.856cm" svg:height="1.33cm" svg:x="5.264cm" svg:y="4.16cm" svg:viewBox="0 0 1857 1331" draw:points="927,1331 0,1331 0,0 1857,0 1857,1331">
          <text:p/>
        </draw:polygon>
        <draw:frame draw:style-name="gr9" draw:text-style-name="P5" draw:layer="layout" svg:width="0.528cm" svg:height="0.615cm" svg:x="4.036cm" svg:y="5.63cm">
          <draw:text-box>
            <text:p text:style-name="P2"><text:span text:style-name="T2">5</text:span></text:p>
          </draw:text-box>
        </draw:frame>
        <draw:polygon draw:style-name="gr7" draw:text-style-name="P8" draw:layer="layout" svg:width="1.856cm" svg:height="0.792cm" svg:x="5.264cm" svg:y="5.513cm" svg:viewBox="0 0 1857 793" draw:points="927,793 0,793 0,0 1857,0 1857,793">
          <text:p/>
        </draw:polygon>
        <draw:polygon draw:style-name="gr5" draw:text-style-name="P6" draw:layer="layout" svg:width="1.856cm" svg:height="1.332cm" svg:x="7.218cm" svg:y="4.16cm" svg:viewBox="0 0 1857 1333" draw:points="929,1333 0,1333 0,0 1857,0 1857,1333">
          <text:p/>
        </draw:polygon>
        <draw:frame draw:style-name="gr8" draw:text-style-name="P9" draw:layer="layout" svg:width="1.145cm" svg:height="0.53cm" svg:x="5.62cm" svg:y="4.583cm">
          <draw:text-box>
            <text:p text:style-name="P2"><text:span text:style-name="T4">dado</text:span></text:p>
          </draw:text-box>
        </draw:frame>
        <draw:polygon draw:style-name="gr7" draw:text-style-name="P8" draw:layer="layout" svg:width="1.856cm" svg:height="0.793cm" svg:x="7.218cm" svg:y="5.515cm" svg:viewBox="0 0 1857 794" draw:points="929,794 0,794 0,0 1857,0 1857,794">
          <text:p/>
        </draw:polygon>
        <draw:polygon draw:style-name="gr10" draw:text-style-name="P10" draw:layer="layout" svg:width="1.856cm" svg:height="1.331cm" svg:x="1.284cm" svg:y="6.529cm" svg:viewBox="0 0 1857 1332" draw:points="929,1332 0,1332 0,0 1857,0 1857,1332">
          <text:p/>
        </draw:polygon>
        <draw:frame draw:style-name="gr8" draw:text-style-name="P9" draw:layer="layout" svg:width="1.145cm" svg:height="0.53cm" svg:x="7.578cm" svg:y="4.583cm">
          <draw:text-box>
            <text:p text:style-name="P2"><text:span text:style-name="T4">dado</text:span></text:p>
          </draw:text-box>
        </draw:frame>
        <draw:polygon draw:style-name="gr11" draw:text-style-name="P11" draw:layer="layout" svg:width="1.192cm" svg:height="1.331cm" svg:x="3.094cm" svg:y="6.529cm" svg:viewBox="0 0 1193 1332" draw:points="597,1332 0,1332 0,0 1193,0 1193,1332">
          <text:p/>
        </draw:polygon>
        <draw:polygon draw:style-name="gr12" draw:text-style-name="P12" draw:layer="layout" svg:width="1.192cm" svg:height="1.331cm" svg:x="3.094cm" svg:y="6.529cm" svg:viewBox="0 0 1193 1332" draw:points="597,1332 0,1332 0,0 1193,0 1193,1332">
          <text:p/>
        </draw:polygon>
        <draw:frame draw:style-name="gr13" draw:text-style-name="P9" draw:layer="layout" svg:width="0.832cm" svg:height="0.53cm" svg:x="1.799cm" svg:y="6.954cm">
          <draw:text-box>
            <text:p text:style-name="P2"><text:span text:style-name="T4">Qtd</text:span></text:p>
          </draw:text-box>
        </draw:frame>
        <draw:polygon draw:style-name="gr10" draw:text-style-name="P10" draw:layer="layout" svg:width="1.856cm" svg:height="1.331cm" svg:x="6.081cm" svg:y="6.529cm" svg:viewBox="0 0 1857 1332" draw:points="930,1332 0,1332 0,0 1857,0 1857,1332">
          <text:p/>
        </draw:polygon>
        <draw:frame draw:style-name="gr9" draw:text-style-name="P5" draw:layer="layout" svg:width="0.528cm" svg:height="0.615cm" svg:x="3.521cm" svg:y="6.917cm">
          <draw:text-box>
            <text:p text:style-name="P2"><text:span text:style-name="T2">2</text:span></text:p>
          </draw:text-box>
        </draw:frame>
        <draw:polygon draw:style-name="gr14" draw:text-style-name="P11" draw:layer="layout" svg:width="1.192cm" svg:height="1.331cm" svg:x="7.891cm" svg:y="6.529cm" svg:viewBox="0 0 1193 1332" draw:points="597,1332 0,1332 0,0 1193,0 1193,1332">
          <text:p/>
        </draw:polygon>
        <draw:frame draw:style-name="gr15" draw:text-style-name="P9" draw:layer="layout" svg:width="1.014cm" svg:height="0.53cm" svg:x="6.519cm" svg:y="6.954cm">
          <draw:text-box>
            <text:p text:style-name="P2"><text:span text:style-name="T4">Prox</text:span></text:p>
          </draw:text-box>
        </draw:frame>
        <draw:polygon draw:style-name="gr3" draw:text-style-name="P4" draw:layer="layout" svg:width="8.021cm" svg:height="5cm" svg:x="1.198cm" svg:y="4cm" svg:viewBox="0 0 8022 5001" draw:points="4012,5001 0,5001 0,0 8022,0 8022,5001">
          <text:p/>
        </draw:polygon>
        <draw:frame draw:style-name="gr9" draw:text-style-name="P5" draw:layer="layout" svg:width="0.528cm" svg:height="0.615cm" svg:x="8.319cm" svg:y="6.917cm">
          <draw:text-box>
            <text:p text:style-name="P2"><text:span text:style-name="T2">3</text:span></text:p>
          </draw:text-box>
        </draw:frame>
        <draw:polygon draw:style-name="gr5" draw:text-style-name="P6" draw:layer="layout" svg:width="1.856cm" svg:height="1.332cm" svg:x="1.284cm" svg:y="4.16cm" svg:viewBox="0 0 1857 1333" draw:points="929,1333 0,1333 0,0 1857,0 1857,1333">
          <text:p/>
        </draw:polygon>
        <draw:frame draw:style-name="gr4" draw:text-style-name="P5" draw:layer="layout" svg:width="2.445cm" svg:height="0.615cm" svg:x="3.99cm" svg:y="8.067cm">
          <draw:text-box>
            <text:p text:style-name="P2"><text:span text:style-name="T2">pedaço 0</text:span></text:p>
          </draw:text-box>
        </draw:frame>
        <draw:polygon draw:style-name="gr7" draw:text-style-name="P8" draw:layer="layout" svg:width="1.856cm" svg:height="0.793cm" svg:x="1.284cm" svg:y="5.515cm" svg:viewBox="0 0 1857 794" draw:points="929,794 0,794 0,0 1857,0 1857,794">
          <text:p/>
        </draw:polygon>
        <draw:frame draw:style-name="gr8" draw:text-style-name="P9" draw:layer="layout" svg:width="1.145cm" svg:height="0.53cm" svg:x="1.64cm" svg:y="4.583cm">
          <draw:text-box>
            <text:p text:style-name="P2"><text:span text:style-name="T4">dado</text:span></text:p>
          </draw:text-box>
        </draw:frame>
        <draw:polygon draw:style-name="gr5" draw:text-style-name="P6" draw:layer="layout" svg:width="1.855cm" svg:height="1.332cm" svg:x="3.276cm" svg:y="4.158cm" svg:viewBox="0 0 1856 1333" draw:points="928,1333 0,1333 0,0 1856,0 1856,1333">
          <text:p/>
        </draw:polygon>
        <draw:frame draw:style-name="gr16" draw:text-style-name="P5" draw:layer="layout" svg:width="0.679cm" svg:height="0.615cm" svg:x="1.873cm" svg:y="5.633cm">
          <draw:text-box>
            <text:p text:style-name="P2"><text:span text:style-name="T2">14</text:span></text:p>
          </draw:text-box>
        </draw:frame>
        <draw:polygon draw:style-name="gr7" draw:text-style-name="P8" draw:layer="layout" svg:width="1.855cm" svg:height="0.794cm" svg:x="3.276cm" svg:y="5.512cm" svg:viewBox="0 0 1856 795" draw:points="928,795 0,795 0,0 1856,0 1856,795">
          <text:p/>
        </draw:polygon>
        <draw:frame draw:style-name="gr8" draw:text-style-name="P9" draw:layer="layout" svg:width="1.145cm" svg:height="0.53cm" svg:x="3.634cm" svg:y="4.583cm">
          <draw:text-box>
            <text:p text:style-name="P2"><text:span text:style-name="T4">dado</text:span></text:p>
          </draw:text-box>
        </draw:frame>
        <draw:polygon draw:style-name="gr5" draw:text-style-name="P6" draw:layer="layout" svg:width="1.856cm" svg:height="1.33cm" svg:x="5.264cm" svg:y="4.16cm" svg:viewBox="0 0 1857 1331" draw:points="927,1331 0,1331 0,0 1857,0 1857,1331">
          <text:p/>
        </draw:polygon>
        <draw:frame draw:style-name="gr16" draw:text-style-name="P5" draw:layer="layout" svg:width="0.679cm" svg:height="0.615cm" svg:x="3.866cm" svg:y="5.63cm">
          <draw:text-box>
            <text:p text:style-name="P2"><text:span text:style-name="T2">18</text:span></text:p>
          </draw:text-box>
        </draw:frame>
        <draw:polygon draw:style-name="gr7" draw:text-style-name="P8" draw:layer="layout" svg:width="1.856cm" svg:height="0.792cm" svg:x="5.264cm" svg:y="5.513cm" svg:viewBox="0 0 1857 793" draw:points="927,793 0,793 0,0 1857,0 1857,793">
          <text:p/>
        </draw:polygon>
        <draw:frame draw:style-name="gr8" draw:text-style-name="P9" draw:layer="layout" svg:width="1.145cm" svg:height="0.53cm" svg:x="5.62cm" svg:y="4.583cm">
          <draw:text-box>
            <text:p text:style-name="P2"><text:span text:style-name="T4">dado</text:span></text:p>
          </draw:text-box>
        </draw:frame>
        <draw:polygon draw:style-name="gr5" draw:text-style-name="P6" draw:layer="layout" svg:width="1.856cm" svg:height="1.332cm" svg:x="7.218cm" svg:y="4.16cm" svg:viewBox="0 0 1857 1333" draw:points="929,1333 0,1333 0,0 1857,0 1857,1333">
          <text:p/>
        </draw:polygon>
        <draw:frame draw:style-name="gr19" draw:text-style-name="P13" draw:layer="layout" svg:width="0.705cm" svg:height="0.712cm" svg:x="5.842cm" svg:y="5.588cm">
          <draw:text-box>
            <text:p text:style-name="P2"><text:span text:style-name="T6">23</text:span></text:p>
          </draw:text-box>
        </draw:frame>
        <draw:polygon draw:style-name="gr7" draw:text-style-name="P8" draw:layer="layout" svg:width="1.856cm" svg:height="0.793cm" svg:x="7.218cm" svg:y="5.515cm" svg:viewBox="0 0 1857 794" draw:points="929,794 0,794 0,0 1857,0 1857,794">
          <text:p/>
        </draw:polygon>
        <draw:frame draw:style-name="gr8" draw:text-style-name="P9" draw:layer="layout" svg:width="1.145cm" svg:height="0.53cm" svg:x="7.578cm" svg:y="4.583cm">
          <draw:text-box>
            <text:p text:style-name="P2"><text:span text:style-name="T4">dado</text:span></text:p>
          </draw:text-box>
        </draw:frame>
        <draw:polygon draw:style-name="gr10" draw:text-style-name="P10" draw:layer="layout" svg:width="1.856cm" svg:height="1.331cm" svg:x="1.284cm" svg:y="6.529cm" svg:viewBox="0 0 1857 1332" draw:points="929,1332 0,1332 0,0 1857,0 1857,1332">
          <text:p/>
        </draw:polygon>
        <draw:frame draw:style-name="gr17" draw:text-style-name="P5" draw:layer="layout" svg:width="0.595cm" svg:height="0.589cm" svg:x="7.849cm" svg:y="5.645cm">
          <draw:text-box>
            <text:p text:style-name="P2"><text:span text:style-name="T5">31</text:span></text:p>
          </draw:text-box>
        </draw:frame>
        <draw:polygon draw:style-name="gr14" draw:text-style-name="P11" draw:layer="layout" svg:width="1.192cm" svg:height="1.331cm" svg:x="3.094cm" svg:y="6.529cm" svg:viewBox="0 0 1193 1332" draw:points="597,1332 0,1332 0,0 1193,0 1193,1332">
          <text:p/>
        </draw:polygon>
        <draw:frame draw:style-name="gr13" draw:text-style-name="P9" draw:layer="layout" svg:width="0.832cm" svg:height="0.53cm" svg:x="1.799cm" svg:y="6.954cm">
          <draw:text-box>
            <text:p text:style-name="P2"><text:span text:style-name="T4">Qtd</text:span></text:p>
          </draw:text-box>
        </draw:frame>
        <draw:polygon draw:style-name="gr10" draw:text-style-name="P10" draw:layer="layout" svg:width="1.856cm" svg:height="1.331cm" svg:x="6.081cm" svg:y="6.529cm" svg:viewBox="0 0 1857 1332" draw:points="930,1332 0,1332 0,0 1857,0 1857,1332">
          <text:p/>
        </draw:polygon>
        <draw:frame draw:style-name="gr9" draw:text-style-name="P5" draw:layer="layout" svg:width="0.528cm" svg:height="0.615cm" svg:x="3.521cm" svg:y="6.917cm">
          <draw:text-box>
            <text:p text:style-name="P2"><text:span text:style-name="T2">4</text:span></text:p>
          </draw:text-box>
        </draw:frame>
        <draw:polygon draw:style-name="gr14" draw:text-style-name="P11" draw:layer="layout" svg:width="1.192cm" svg:height="1.331cm" svg:x="7.891cm" svg:y="6.529cm" svg:viewBox="0 0 1193 1332" draw:points="597,1332 0,1332 0,0 1193,0 1193,1332">
          <text:p/>
        </draw:polygon>
        <draw:frame draw:style-name="gr15" draw:text-style-name="P9" draw:layer="layout" svg:width="1.014cm" svg:height="0.53cm" svg:x="6.519cm" svg:y="6.954cm">
          <draw:text-box>
            <text:p text:style-name="P2"><text:span text:style-name="T4">Prox</text:span></text:p>
          </draw:text-box>
        </draw:frame>
        <draw:polygon draw:style-name="gr3" draw:text-style-name="P4" draw:layer="layout" svg:width="8.021cm" svg:height="5cm" svg:x="17.378cm" svg:y="9.6cm" svg:viewBox="0 0 8022 5001" draw:points="4011,5001 0,5001 0,0 8022,0 8022,5001">
          <text:p/>
        </draw:polygon>
        <draw:frame draw:style-name="gr9" draw:text-style-name="P5" draw:layer="layout" svg:width="0.528cm" svg:height="0.615cm" svg:x="8.319cm" svg:y="6.917cm">
          <draw:text-box>
            <text:p text:style-name="P2"><text:span text:style-name="T2">3</text:span></text:p>
          </draw:text-box>
        </draw:frame>
        <draw:polygon draw:style-name="gr5" draw:text-style-name="P6" draw:layer="layout" svg:width="1.856cm" svg:height="1.332cm" svg:x="17.464cm" svg:y="9.76cm" svg:viewBox="0 0 1857 1333" draw:points="928,1333 0,1333 0,0 1857,0 1857,1333">
          <text:p/>
        </draw:polygon>
        <draw:frame draw:style-name="gr4" draw:text-style-name="P5" draw:layer="layout" svg:width="2.445cm" svg:height="0.615cm" svg:x="20.168cm" svg:y="13.666cm">
          <draw:text-box>
            <text:p text:style-name="P2"><text:span text:style-name="T2">pedaço 4</text:span></text:p>
          </draw:text-box>
        </draw:frame>
        <draw:polygon draw:style-name="gr7" draw:text-style-name="P8" draw:layer="layout" svg:width="1.856cm" svg:height="0.793cm" svg:x="17.464cm" svg:y="11.115cm" svg:viewBox="0 0 1857 794" draw:points="928,794 0,794 0,0 1857,0 1857,794">
          <text:p/>
        </draw:polygon>
        <draw:frame draw:style-name="gr8" draw:text-style-name="P9" draw:layer="layout" svg:width="1.145cm" svg:height="0.53cm" svg:x="17.822cm" svg:y="10.186cm">
          <draw:text-box>
            <text:p text:style-name="P2"><text:span text:style-name="T4">dado</text:span></text:p>
          </draw:text-box>
        </draw:frame>
        <draw:polygon draw:style-name="gr5" draw:text-style-name="P6" draw:layer="layout" svg:width="1.856cm" svg:height="1.332cm" svg:x="19.454cm" svg:y="9.758cm" svg:viewBox="0 0 1857 1333" draw:points="930,1333 0,1333 0,0 1857,0 1857,1333">
          <text:p/>
        </draw:polygon>
        <draw:polygon draw:style-name="gr7" draw:text-style-name="P8" draw:layer="layout" svg:width="1.856cm" svg:height="0.794cm" svg:x="19.454cm" svg:y="11.112cm" svg:viewBox="0 0 1857 795" draw:points="930,795 0,795 0,0 1857,0 1857,795">
          <text:p/>
        </draw:polygon>
        <draw:frame draw:style-name="gr8" draw:text-style-name="P9" draw:layer="layout" svg:width="1.145cm" svg:height="0.53cm" svg:x="19.812cm" svg:y="10.182cm">
          <draw:text-box>
            <text:p text:style-name="P2"><text:span text:style-name="T4">dado</text:span></text:p>
          </draw:text-box>
        </draw:frame>
        <draw:polygon draw:style-name="gr5" draw:text-style-name="P6" draw:layer="layout" svg:width="1.856cm" svg:height="1.33cm" svg:x="21.442cm" svg:y="9.76cm" svg:viewBox="0 0 1857 1331" draw:points="929,1331 0,1331 0,0 1857,0 1857,1331">
          <text:p/>
        </draw:polygon>
        <draw:frame draw:style-name="gr16" draw:text-style-name="P5" draw:layer="layout" svg:width="0.679cm" svg:height="0.615cm" svg:x="20.045cm" svg:y="11.232cm">
          <draw:text-box>
            <text:p text:style-name="P2"><text:span text:style-name="T2">72</text:span></text:p>
          </draw:text-box>
        </draw:frame>
        <draw:polygon draw:style-name="gr36" draw:text-style-name="P26" draw:layer="layout" svg:width="1.856cm" svg:height="0.792cm" svg:x="21.442cm" svg:y="11.113cm" svg:viewBox="0 0 1857 793" draw:points="929,793 0,793 0,0 1857,0 1857,793">
          <text:p/>
        </draw:polygon>
        <draw:polygon draw:style-name="gr5" draw:text-style-name="P6" draw:layer="layout" svg:width="1.856cm" svg:height="1.332cm" svg:x="23.397cm" svg:y="9.76cm" svg:viewBox="0 0 1857 1333" draw:points="929,1333 0,1333 0,0 1857,0 1857,1333">
          <text:p/>
        </draw:polygon>
        <draw:frame draw:style-name="gr8" draw:text-style-name="P9" draw:layer="layout" svg:width="1.145cm" svg:height="0.53cm" svg:x="21.802cm" svg:y="10.186cm">
          <draw:text-box>
            <text:p text:style-name="P2"><text:span text:style-name="T4">dado</text:span></text:p>
          </draw:text-box>
        </draw:frame>
        <draw:polygon draw:style-name="gr7" draw:text-style-name="P8" draw:layer="layout" svg:width="1.856cm" svg:height="0.793cm" svg:x="23.397cm" svg:y="11.115cm" svg:viewBox="0 0 1857 794" draw:points="929,794 0,794 0,0 1857,0 1857,794">
          <text:p/>
        </draw:polygon>
        <draw:polygon draw:style-name="gr10" draw:text-style-name="P10" draw:layer="layout" svg:width="1.856cm" svg:height="1.331cm" svg:x="17.464cm" svg:y="12.129cm" svg:viewBox="0 0 1857 1332" draw:points="928,1332 0,1332 0,0 1857,0 1857,1332">
          <text:p/>
        </draw:polygon>
        <draw:frame draw:style-name="gr8" draw:text-style-name="P9" draw:layer="layout" svg:width="1.145cm" svg:height="0.53cm" svg:x="23.756cm" svg:y="10.186cm">
          <draw:text-box>
            <text:p text:style-name="P2"><text:span text:style-name="T4">dado</text:span></text:p>
          </draw:text-box>
        </draw:frame>
        <draw:polygon draw:style-name="gr28" draw:text-style-name="P22" draw:layer="layout" svg:width="1.192cm" svg:height="1.331cm" svg:x="19.274cm" svg:y="12.129cm" svg:viewBox="0 0 1193 1332" draw:points="596,1332 0,1332 0,0 1193,0 1193,1332">
          <text:p/>
        </draw:polygon>
        <draw:frame draw:style-name="gr13" draw:text-style-name="P9" draw:layer="layout" svg:width="0.832cm" svg:height="0.53cm" svg:x="17.978cm" svg:y="12.553cm">
          <draw:text-box>
            <text:p text:style-name="P2"><text:span text:style-name="T4">Qtd</text:span></text:p>
          </draw:text-box>
        </draw:frame>
        <draw:polygon draw:style-name="gr10" draw:text-style-name="P10" draw:layer="layout" svg:width="1.856cm" svg:height="1.331cm" svg:x="22.26cm" svg:y="12.129cm" svg:viewBox="0 0 1857 1332" draw:points="930,1332 0,1332 0,0 1857,0 1857,1332">
          <text:p/>
        </draw:polygon>
        <draw:frame draw:style-name="gr9" draw:text-style-name="P5" draw:layer="layout" svg:width="0.528cm" svg:height="0.615cm" svg:x="19.703cm" svg:y="12.516cm">
          <draw:text-box>
            <text:p text:style-name="P2"><text:span text:style-name="T2">4</text:span></text:p>
          </draw:text-box>
        </draw:frame>
        <draw:polygon draw:style-name="gr14" draw:text-style-name="P11" draw:layer="layout" svg:width="1.192cm" svg:height="1.331cm" svg:x="24.071cm" svg:y="12.129cm" svg:viewBox="0 0 1193 1332" draw:points="596,1332 0,1332 0,0 1193,0 1193,1332">
          <text:p/>
        </draw:polygon>
        <draw:frame draw:style-name="gr15" draw:text-style-name="P9" draw:layer="layout" svg:width="1.014cm" svg:height="0.53cm" svg:x="22.698cm" svg:y="12.553cm">
          <draw:text-box>
            <text:p text:style-name="P2"><text:span text:style-name="T4">Prox</text:span></text:p>
          </draw:text-box>
        </draw:frame>
        <draw:polygon draw:style-name="gr3" draw:text-style-name="P4" draw:layer="layout" svg:width="8.021cm" svg:height="5cm" svg:x="8.183cm" svg:y="9.56cm" svg:viewBox="0 0 8022 5001" draw:points="4012,5001 0,5001 0,0 8022,0 8022,5001">
          <text:p/>
        </draw:polygon>
        <draw:frame draw:style-name="gr20" draw:text-style-name="P9" draw:layer="layout" svg:width="0.459cm" svg:height="0.53cm" svg:x="24.44cm" svg:y="12.553cm">
          <draw:text-box>
            <text:p text:style-name="P2"><text:span text:style-name="T4">-1</text:span></text:p>
          </draw:text-box>
        </draw:frame>
        <draw:polygon draw:style-name="gr5" draw:text-style-name="P6" draw:layer="layout" svg:width="1.856cm" svg:height="1.332cm" svg:x="8.269cm" svg:y="9.72cm" svg:viewBox="0 0 1857 1333" draw:points="930,1333 0,1333 0,0 1857,0 1857,1333">
          <text:p/>
        </draw:polygon>
        <draw:frame draw:style-name="gr4" draw:text-style-name="P5" draw:layer="layout" svg:width="2.445cm" svg:height="0.615cm" svg:x="10.975cm" svg:y="13.627cm">
          <draw:text-box>
            <text:p text:style-name="P2"><text:span text:style-name="T2">pedaço 3</text:span></text:p>
          </draw:text-box>
        </draw:frame>
        <draw:polygon draw:style-name="gr7" draw:text-style-name="P8" draw:layer="layout" svg:width="1.856cm" svg:height="0.793cm" svg:x="8.269cm" svg:y="11.075cm" svg:viewBox="0 0 1857 794" draw:points="930,794 0,794 0,0 1857,0 1857,794">
          <text:p/>
        </draw:polygon>
        <draw:frame draw:style-name="gr8" draw:text-style-name="P9" draw:layer="layout" svg:width="1.145cm" svg:height="0.53cm" svg:x="8.625cm" svg:y="10.147cm">
          <draw:text-box>
            <text:p text:style-name="P2"><text:span text:style-name="T4">dado</text:span></text:p>
          </draw:text-box>
        </draw:frame>
        <draw:polygon draw:style-name="gr5" draw:text-style-name="P6" draw:layer="layout" svg:width="1.855cm" svg:height="1.332cm" svg:x="10.261cm" svg:y="9.718cm" svg:viewBox="0 0 1856 1333" draw:points="928,1333 0,1333 0,0 1856,0 1856,1333">
          <text:p/>
        </draw:polygon>
        <draw:frame draw:style-name="gr16" draw:text-style-name="P5" draw:layer="layout" svg:width="0.679cm" svg:height="0.615cm" svg:x="8.858cm" svg:y="11.193cm">
          <draw:text-box>
            <text:p text:style-name="P2"><text:span text:style-name="T2">32</text:span></text:p>
          </draw:text-box>
        </draw:frame>
        <draw:polygon draw:style-name="gr7" draw:text-style-name="P8" draw:layer="layout" svg:width="1.855cm" svg:height="0.794cm" svg:x="10.261cm" svg:y="11.072cm" svg:viewBox="0 0 1856 795" draw:points="928,795 0,795 0,0 1856,0 1856,795">
          <text:p/>
        </draw:polygon>
        <draw:frame draw:style-name="gr8" draw:text-style-name="P9" draw:layer="layout" svg:width="1.145cm" svg:height="0.53cm" svg:x="10.619cm" svg:y="10.143cm">
          <draw:text-box>
            <text:p text:style-name="P2"><text:span text:style-name="T4">dado</text:span></text:p>
          </draw:text-box>
        </draw:frame>
        <draw:polygon draw:style-name="gr5" draw:text-style-name="P6" draw:layer="layout" svg:width="1.856cm" svg:height="1.33cm" svg:x="12.249cm" svg:y="9.72cm" svg:viewBox="0 0 1857 1331" draw:points="927,1331 0,1331 0,0 1857,0 1857,1331">
          <text:p/>
        </draw:polygon>
        <draw:frame draw:style-name="gr16" draw:text-style-name="P5" draw:layer="layout" svg:width="0.679cm" svg:height="0.615cm" svg:x="10.851cm" svg:y="11.189cm">
          <draw:text-box>
            <text:p text:style-name="P2"><text:span text:style-name="T2">35</text:span></text:p>
          </draw:text-box>
        </draw:frame>
        <draw:polygon draw:style-name="gr7" draw:text-style-name="P8" draw:layer="layout" svg:width="1.856cm" svg:height="0.792cm" svg:x="12.249cm" svg:y="11.073cm" svg:viewBox="0 0 1857 793" draw:points="927,793 0,793 0,0 1857,0 1857,793">
          <text:p/>
        </draw:polygon>
        <draw:frame draw:style-name="gr8" draw:text-style-name="P9" draw:layer="layout" svg:width="1.145cm" svg:height="0.53cm" svg:x="12.605cm" svg:y="10.143cm">
          <draw:text-box>
            <text:p text:style-name="P2"><text:span text:style-name="T4">dado</text:span></text:p>
          </draw:text-box>
        </draw:frame>
        <draw:polygon draw:style-name="gr5" draw:text-style-name="P6" draw:layer="layout" svg:width="1.856cm" svg:height="1.332cm" svg:x="14.203cm" svg:y="9.72cm" svg:viewBox="0 0 1857 1333" draw:points="929,1333 0,1333 0,0 1857,0 1857,1333">
          <text:p/>
        </draw:polygon>
        <draw:frame draw:style-name="gr17" draw:text-style-name="P5" draw:layer="layout" svg:width="0.595cm" svg:height="0.589cm" svg:x="12.88cm" svg:y="11.201cm">
          <draw:text-box>
            <text:p text:style-name="P2"><text:span text:style-name="T5">38</text:span></text:p>
          </draw:text-box>
        </draw:frame>
        <draw:polygon draw:style-name="gr7" draw:text-style-name="P8" draw:layer="layout" svg:width="1.856cm" svg:height="0.793cm" svg:x="14.203cm" svg:y="11.075cm" svg:viewBox="0 0 1857 794" draw:points="929,794 0,794 0,0 1857,0 1857,794">
          <text:p/>
        </draw:polygon>
        <draw:frame draw:style-name="gr8" draw:text-style-name="P9" draw:layer="layout" svg:width="1.145cm" svg:height="0.53cm" svg:x="14.563cm" svg:y="10.147cm">
          <draw:text-box>
            <text:p text:style-name="P2"><text:span text:style-name="T4">dado</text:span></text:p>
          </draw:text-box>
        </draw:frame>
        <draw:polygon draw:style-name="gr27" draw:text-style-name="P10" draw:layer="layout" svg:width="1.856cm" svg:height="1.331cm" svg:x="8.269cm" svg:y="12.089cm" svg:viewBox="0 0 1857 1332" draw:points="930,1332 0,1332 0,0 1857,0 1857,1332">
          <text:p/>
        </draw:polygon>
        <draw:polygon draw:style-name="gr12" draw:text-style-name="P12" draw:layer="layout" svg:width="1.856cm" svg:height="1.331cm" svg:x="8.269cm" svg:y="12.089cm" svg:viewBox="0 0 1857 1332" draw:points="930,1332 0,1332 0,0 1857,0 1857,1332">
          <text:p/>
        </draw:polygon>
        <draw:polygon draw:style-name="gr14" draw:text-style-name="P11" draw:layer="layout" svg:width="1.192cm" svg:height="1.331cm" svg:x="10.079cm" svg:y="12.089cm" svg:viewBox="0 0 1193 1332" draw:points="598,1332 0,1332 0,0 1193,0 1193,1332">
          <text:p/>
        </draw:polygon>
        <draw:frame draw:style-name="gr13" draw:text-style-name="P9" draw:layer="layout" svg:width="0.832cm" svg:height="0.53cm" svg:x="8.784cm" svg:y="12.514cm">
          <draw:text-box>
            <text:p text:style-name="P2"><text:span text:style-name="T4">Qtd</text:span></text:p>
          </draw:text-box>
        </draw:frame>
        <draw:polygon draw:style-name="gr10" draw:text-style-name="P10" draw:layer="layout" svg:width="1.856cm" svg:height="1.331cm" svg:x="13.066cm" svg:y="12.089cm" svg:viewBox="0 0 1857 1332" draw:points="930,1332 0,1332 0,0 1857,0 1857,1332">
          <text:p/>
        </draw:polygon>
        <draw:frame draw:style-name="gr9" draw:text-style-name="P5" draw:layer="layout" svg:width="0.528cm" svg:height="0.615cm" svg:x="10.506cm" svg:y="12.477cm">
          <draw:text-box>
            <text:p text:style-name="P2"><text:span text:style-name="T2">3</text:span></text:p>
          </draw:text-box>
        </draw:frame>
        <draw:polygon draw:style-name="gr14" draw:text-style-name="P11" draw:layer="layout" svg:width="1.192cm" svg:height="1.331cm" svg:x="14.876cm" svg:y="12.089cm" svg:viewBox="0 0 1193 1332" draw:points="598,1332 0,1332 0,0 1193,0 1193,1332">
          <text:p/>
        </draw:polygon>
        <draw:frame draw:style-name="gr15" draw:text-style-name="P9" draw:layer="layout" svg:width="1.014cm" svg:height="0.53cm" svg:x="13.504cm" svg:y="12.514cm">
          <draw:text-box>
            <text:p text:style-name="P2"><text:span text:style-name="T4">Prox</text:span></text:p>
          </draw:text-box>
        </draw:frame>
        <draw:polygon draw:style-name="gr3" draw:text-style-name="P4" draw:layer="layout" svg:width="3.513cm" svg:height="4.938cm" svg:x="1.287cm" svg:y="9.862cm" svg:viewBox="0 0 3514 4939" draw:points="1758,4939 0,4939 0,0 3514,0 3514,4939">
          <text:p/>
        </draw:polygon>
        <draw:frame draw:style-name="gr9" draw:text-style-name="P5" draw:layer="layout" svg:width="0.528cm" svg:height="0.615cm" svg:x="15.304cm" svg:y="12.477cm">
          <draw:text-box>
            <text:p text:style-name="P2"><text:span text:style-name="T2">4</text:span></text:p>
          </draw:text-box>
        </draw:frame>
        <draw:polygon draw:style-name="gr10" draw:text-style-name="P10" draw:layer="layout" svg:width="1.659cm" svg:height="1.197cm" svg:x="1.665cm" svg:y="10.02cm" svg:viewBox="0 0 1660 1198" draw:points="830,1198 0,1198 0,0 1660,0 1660,1198">
          <text:p/>
        </draw:polygon>
        <draw:frame draw:style-name="gr21" draw:text-style-name="P14" draw:layer="layout" svg:width="1.801cm" svg:height="0.412cm" svg:x="2.145cm" svg:y="14.065cm">
          <draw:text-box>
            <text:p text:style-name="P2"><text:span text:style-name="T7">cabeçalho</text:span></text:p>
          </draw:text-box>
        </draw:frame>
        <draw:polygon draw:style-name="gr14" draw:text-style-name="P11" draw:layer="layout" svg:width="1.067cm" svg:height="1.197cm" svg:x="3.282cm" svg:y="10.02cm" svg:viewBox="0 0 1068 1198" draw:points="534,1198 0,1198 0,0 1068,0 1068,1198">
          <text:p/>
        </draw:polygon>
        <draw:frame draw:style-name="gr22" draw:text-style-name="P14" draw:layer="layout" svg:width="0.891cm" svg:height="0.412cm" svg:x="2.05cm" svg:y="10.432cm">
          <draw:text-box>
            <text:p text:style-name="P2"><text:span text:style-name="T7">nSeq</text:span></text:p>
          </draw:text-box>
        </draw:frame>
        <draw:polygon draw:style-name="gr10" draw:text-style-name="P10" draw:layer="layout" svg:width="1.659cm" svg:height="1.198cm" svg:x="1.665cm" svg:y="11.328cm" svg:viewBox="0 0 1660 1199" draw:points="830,1199 0,1199 0,0 1660,0 1660,1199">
          <text:p/>
        </draw:polygon>
        <draw:frame draw:style-name="gr9" draw:text-style-name="P5" draw:layer="layout" svg:width="0.528cm" svg:height="0.615cm" svg:x="3.648cm" svg:y="10.339cm">
          <draw:text-box>
            <text:p text:style-name="P2"><text:span text:style-name="T2">5</text:span></text:p>
          </draw:text-box>
        </draw:frame>
        <draw:polygon draw:style-name="gr11" draw:text-style-name="P11" draw:layer="layout" svg:width="1.067cm" svg:height="1.198cm" svg:x="3.282cm" svg:y="11.328cm" svg:viewBox="0 0 1068 1199" draw:points="534,1199 0,1199 0,0 1068,0 1068,1199">
          <text:p/>
        </draw:polygon>
        <draw:polygon draw:style-name="gr12" draw:text-style-name="P12" draw:layer="layout" svg:width="1.067cm" svg:height="1.198cm" svg:x="3.282cm" svg:y="11.328cm" svg:viewBox="0 0 1068 1199" draw:points="534,1199 0,1199 0,0 1068,0 1068,1199">
          <text:p/>
        </draw:polygon>
        <draw:frame draw:style-name="gr22" draw:text-style-name="P14" draw:layer="layout" svg:width="0.891cm" svg:height="0.412cm" svg:x="2.05cm" svg:y="11.741cm">
          <draw:text-box>
            <text:p text:style-name="P2"><text:span text:style-name="T7">pSeq</text:span></text:p>
          </draw:text-box>
        </draw:frame>
        <draw:polygon draw:style-name="gr10" draw:text-style-name="P10" draw:layer="layout" svg:width="1.659cm" svg:height="1.198cm" svg:x="1.665cm" svg:y="12.65cm" svg:viewBox="0 0 1660 1199" draw:points="830,1199 0,1199 0,0 1660,0 1660,1199">
          <text:p/>
        </draw:polygon>
        <draw:frame draw:style-name="gr9" draw:text-style-name="P5" draw:layer="layout" svg:width="0.528cm" svg:height="0.615cm" svg:x="3.648cm" svg:y="11.648cm">
          <draw:text-box>
            <text:p text:style-name="P2"><text:span text:style-name="T2">2</text:span></text:p>
          </draw:text-box>
        </draw:frame>
        <draw:polygon draw:style-name="gr14" draw:text-style-name="P24" draw:layer="layout" svg:width="1.067cm" svg:height="1.198cm" svg:x="3.282cm" svg:y="12.65cm" svg:viewBox="0 0 1068 1199" draw:points="534,1199 0,1199 0,0 1068,0 1068,1199">
          <text:p/>
        </draw:polygon>
        <draw:frame draw:style-name="gr23" draw:text-style-name="P14" draw:layer="layout" svg:width="0.781cm" svg:height="0.412cm" svg:x="2.117cm" svg:y="13.063cm">
          <draw:text-box>
            <text:p text:style-name="P2"><text:span text:style-name="T7">Prox</text:span></text:p>
          </draw:text-box>
        </draw:frame>
        <draw:frame draw:style-name="gr9" draw:text-style-name="P5" draw:layer="layout" svg:width="0.528cm" svg:height="0.615cm" svg:x="3.648cm" svg:y="12.971cm">
          <draw:text-box>
            <text:p text:style-name="P2"><text:span text:style-name="T2">1</text:span></text:p>
          </draw:text-box>
        </draw:frame>
        <draw:frame draw:style-name="gr16" draw:text-style-name="P5" draw:layer="layout" svg:width="0.679cm" svg:height="0.615cm" svg:x="18.046cm" svg:y="11.233cm">
          <draw:text-box>
            <text:p text:style-name="P2"><text:span text:style-name="T2">51</text:span></text:p>
          </draw:text-box>
        </draw:frame>
        <draw:polygon draw:style-name="gr33" draw:text-style-name="P21" draw:layer="layout" svg:width="1.856cm" svg:height="0.792cm" svg:x="23.443cm" svg:y="11.114cm" svg:viewBox="0 0 1857 793" draw:points="929,793 0,793 0,0 1857,0 1857,793">
          <text:p/>
        </draw:polygon>
        <draw:frame draw:style-name="gr16" draw:text-style-name="P5" draw:layer="layout" svg:width="0.679cm" svg:height="0.615cm" svg:x="24.047cm" svg:y="11.234cm">
          <draw:text-box>
            <text:p text:style-name="P2"><text:span text:style-name="T2">89</text:span></text:p>
          </draw:text-box>
        </draw:frame>
        <draw:polygon draw:style-name="gr7" draw:text-style-name="P8" draw:layer="layout" svg:width="1.856cm" svg:height="0.794cm" svg:x="21.455cm" svg:y="11.113cm" svg:viewBox="0 0 1857 795" draw:points="930,795 0,795 0,0 1857,0 1857,795">
          <text:p/>
        </draw:polygon>
        <draw:frame draw:style-name="gr16" draw:text-style-name="P5" draw:layer="layout" svg:width="0.679cm" svg:height="0.615cm" svg:x="22.046cm" svg:y="11.233cm">
          <draw:text-box>
            <text:p text:style-name="P2"><text:span text:style-name="T2">80</text:span></text:p>
          </draw:text-box>
        </draw:frame>
      </draw:page>
      <draw:page draw:name="page29" draw:style-name="dp1" draw:master-page-name="master-page3">
        <draw:polygon draw:style-name="gr1" draw:text-style-name="P1" draw:layer="layout" svg:width="27.998cm" svg:height="15.749cm" svg:x="0cm" svg:y="0cm" svg:viewBox="0 0 27999 15750" draw:points="0,0 27999,0 27999,15750 0,15750">
          <text:p/>
        </draw:polygon>
        <draw:frame draw:style-name="gr2" draw:text-style-name="P3" draw:layer="layout" svg:width="0.493cm" svg:height="0.547cm" svg:x="1.401cm" svg:y="14.348cm">
          <draw:text-box>
            <text:p text:style-name="P2"><text:span text:style-name="T1"><text:s/></text:span></text:p>
          </draw:text-box>
        </draw:frame>
        <draw:polygon draw:style-name="gr3" draw:text-style-name="P4" draw:layer="layout" svg:width="8.021cm" svg:height="5cm" svg:x="1.198cm" svg:y="4cm" svg:viewBox="0 0 8022 5001" draw:points="4012,5001 0,5001 0,0 8022,0 8022,5001">
          <text:p/>
        </draw:polygon>
        <draw:frame draw:style-name="gr2" draw:text-style-name="P3" draw:layer="layout" svg:width="0.493cm" svg:height="0.547cm" svg:x="13.952cm" svg:y="14.348cm">
          <draw:text-box>
            <text:p text:style-name="P2"><text:span text:style-name="T1"><text:s/></text:span></text:p>
          </draw:text-box>
        </draw:frame>
        <draw:frame draw:style-name="gr4" draw:text-style-name="P5" draw:layer="layout" svg:width="2.445cm" svg:height="0.615cm" svg:x="3.99cm" svg:y="8.067cm">
          <draw:text-box>
            <text:p text:style-name="P2"><text:span text:style-name="T2">pedaço 0</text:span></text:p>
          </draw:text-box>
        </draw:frame>
        <draw:polygon draw:style-name="gr5" draw:text-style-name="P6" draw:layer="layout" svg:width="1.856cm" svg:height="1.332cm" svg:x="1.284cm" svg:y="4.16cm" svg:viewBox="0 0 1857 1333" draw:points="929,1333 0,1333 0,0 1857,0 1857,1333">
          <text:p/>
        </draw:polygon>
        <draw:frame draw:style-name="gr29" draw:text-style-name="P15" draw:layer="layout" svg:width="11.106cm" svg:height="1.182cm" svg:x="1.401cm" svg:y="1.354cm">
          <draw:text-box>
            <text:p text:style-name="P2"><text:span text:style-name="T8">6. Inserir o elemento 89</text:span></text:p>
          </draw:text-box>
        </draw:frame>
        <draw:polygon draw:style-name="gr7" draw:text-style-name="P8" draw:layer="layout" svg:width="1.856cm" svg:height="0.793cm" svg:x="1.284cm" svg:y="5.515cm" svg:viewBox="0 0 1857 794" draw:points="929,794 0,794 0,0 1857,0 1857,794">
          <text:p/>
        </draw:polygon>
        <draw:frame draw:style-name="gr8" draw:text-style-name="P9" draw:layer="layout" svg:width="1.145cm" svg:height="0.53cm" svg:x="1.64cm" svg:y="4.583cm">
          <draw:text-box>
            <text:p text:style-name="P2"><text:span text:style-name="T4">dado</text:span></text:p>
          </draw:text-box>
        </draw:frame>
        <draw:polygon draw:style-name="gr5" draw:text-style-name="P6" draw:layer="layout" svg:width="1.855cm" svg:height="1.332cm" svg:x="3.276cm" svg:y="4.158cm" svg:viewBox="0 0 1856 1333" draw:points="928,1333 0,1333 0,0 1856,0 1856,1333">
          <text:p/>
        </draw:polygon>
        <draw:frame draw:style-name="gr9" draw:text-style-name="P5" draw:layer="layout" svg:width="0.528cm" svg:height="0.615cm" svg:x="2.043cm" svg:y="5.633cm">
          <draw:text-box>
            <text:p text:style-name="P2"><text:span text:style-name="T2">3</text:span></text:p>
          </draw:text-box>
        </draw:frame>
        <draw:polygon draw:style-name="gr7" draw:text-style-name="P8" draw:layer="layout" svg:width="1.855cm" svg:height="0.794cm" svg:x="3.276cm" svg:y="5.512cm" svg:viewBox="0 0 1856 795" draw:points="928,795 0,795 0,0 1856,0 1856,795">
          <text:p/>
        </draw:polygon>
        <draw:frame draw:style-name="gr8" draw:text-style-name="P9" draw:layer="layout" svg:width="1.145cm" svg:height="0.53cm" svg:x="3.634cm" svg:y="4.583cm">
          <draw:text-box>
            <text:p text:style-name="P2"><text:span text:style-name="T4">dado</text:span></text:p>
          </draw:text-box>
        </draw:frame>
        <draw:polygon draw:style-name="gr5" draw:text-style-name="P6" draw:layer="layout" svg:width="1.856cm" svg:height="1.33cm" svg:x="5.264cm" svg:y="4.16cm" svg:viewBox="0 0 1857 1331" draw:points="927,1331 0,1331 0,0 1857,0 1857,1331">
          <text:p/>
        </draw:polygon>
        <draw:frame draw:style-name="gr9" draw:text-style-name="P5" draw:layer="layout" svg:width="0.528cm" svg:height="0.615cm" svg:x="4.036cm" svg:y="5.63cm">
          <draw:text-box>
            <text:p text:style-name="P2"><text:span text:style-name="T2">5</text:span></text:p>
          </draw:text-box>
        </draw:frame>
        <draw:polygon draw:style-name="gr7" draw:text-style-name="P8" draw:layer="layout" svg:width="1.856cm" svg:height="0.792cm" svg:x="5.264cm" svg:y="5.513cm" svg:viewBox="0 0 1857 793" draw:points="927,793 0,793 0,0 1857,0 1857,793">
          <text:p/>
        </draw:polygon>
        <draw:polygon draw:style-name="gr5" draw:text-style-name="P6" draw:layer="layout" svg:width="1.856cm" svg:height="1.332cm" svg:x="7.218cm" svg:y="4.16cm" svg:viewBox="0 0 1857 1333" draw:points="929,1333 0,1333 0,0 1857,0 1857,1333">
          <text:p/>
        </draw:polygon>
        <draw:frame draw:style-name="gr8" draw:text-style-name="P9" draw:layer="layout" svg:width="1.145cm" svg:height="0.53cm" svg:x="5.62cm" svg:y="4.583cm">
          <draw:text-box>
            <text:p text:style-name="P2"><text:span text:style-name="T4">dado</text:span></text:p>
          </draw:text-box>
        </draw:frame>
        <draw:polygon draw:style-name="gr7" draw:text-style-name="P8" draw:layer="layout" svg:width="1.856cm" svg:height="0.793cm" svg:x="7.218cm" svg:y="5.515cm" svg:viewBox="0 0 1857 794" draw:points="929,794 0,794 0,0 1857,0 1857,794">
          <text:p/>
        </draw:polygon>
        <draw:polygon draw:style-name="gr10" draw:text-style-name="P10" draw:layer="layout" svg:width="1.856cm" svg:height="1.331cm" svg:x="1.284cm" svg:y="6.529cm" svg:viewBox="0 0 1857 1332" draw:points="929,1332 0,1332 0,0 1857,0 1857,1332">
          <text:p/>
        </draw:polygon>
        <draw:frame draw:style-name="gr8" draw:text-style-name="P9" draw:layer="layout" svg:width="1.145cm" svg:height="0.53cm" svg:x="7.578cm" svg:y="4.583cm">
          <draw:text-box>
            <text:p text:style-name="P2"><text:span text:style-name="T4">dado</text:span></text:p>
          </draw:text-box>
        </draw:frame>
        <draw:polygon draw:style-name="gr11" draw:text-style-name="P11" draw:layer="layout" svg:width="1.192cm" svg:height="1.331cm" svg:x="3.094cm" svg:y="6.529cm" svg:viewBox="0 0 1193 1332" draw:points="597,1332 0,1332 0,0 1193,0 1193,1332">
          <text:p/>
        </draw:polygon>
        <draw:polygon draw:style-name="gr12" draw:text-style-name="P12" draw:layer="layout" svg:width="1.192cm" svg:height="1.331cm" svg:x="3.094cm" svg:y="6.529cm" svg:viewBox="0 0 1193 1332" draw:points="597,1332 0,1332 0,0 1193,0 1193,1332">
          <text:p/>
        </draw:polygon>
        <draw:frame draw:style-name="gr13" draw:text-style-name="P9" draw:layer="layout" svg:width="0.832cm" svg:height="0.53cm" svg:x="1.799cm" svg:y="6.954cm">
          <draw:text-box>
            <text:p text:style-name="P2"><text:span text:style-name="T4">Qtd</text:span></text:p>
          </draw:text-box>
        </draw:frame>
        <draw:polygon draw:style-name="gr10" draw:text-style-name="P10" draw:layer="layout" svg:width="1.856cm" svg:height="1.331cm" svg:x="6.081cm" svg:y="6.529cm" svg:viewBox="0 0 1857 1332" draw:points="930,1332 0,1332 0,0 1857,0 1857,1332">
          <text:p/>
        </draw:polygon>
        <draw:frame draw:style-name="gr9" draw:text-style-name="P5" draw:layer="layout" svg:width="0.528cm" svg:height="0.615cm" svg:x="3.521cm" svg:y="6.917cm">
          <draw:text-box>
            <text:p text:style-name="P2"><text:span text:style-name="T2">2</text:span></text:p>
          </draw:text-box>
        </draw:frame>
        <draw:polygon draw:style-name="gr14" draw:text-style-name="P11" draw:layer="layout" svg:width="1.192cm" svg:height="1.331cm" svg:x="7.891cm" svg:y="6.529cm" svg:viewBox="0 0 1193 1332" draw:points="597,1332 0,1332 0,0 1193,0 1193,1332">
          <text:p/>
        </draw:polygon>
        <draw:frame draw:style-name="gr15" draw:text-style-name="P9" draw:layer="layout" svg:width="1.014cm" svg:height="0.53cm" svg:x="6.519cm" svg:y="6.954cm">
          <draw:text-box>
            <text:p text:style-name="P2"><text:span text:style-name="T4">Prox</text:span></text:p>
          </draw:text-box>
        </draw:frame>
        <draw:polygon draw:style-name="gr3" draw:text-style-name="P4" draw:layer="layout" svg:width="8.021cm" svg:height="5cm" svg:x="9.998cm" svg:y="4cm" svg:viewBox="0 0 8022 5001" draw:points="4013,5001 0,5001 0,0 8022,0 8022,5001">
          <text:p/>
        </draw:polygon>
        <draw:frame draw:style-name="gr9" draw:text-style-name="P5" draw:layer="layout" svg:width="0.528cm" svg:height="0.615cm" svg:x="8.319cm" svg:y="6.917cm">
          <draw:text-box>
            <text:p text:style-name="P2"><text:span text:style-name="T2">3</text:span></text:p>
          </draw:text-box>
        </draw:frame>
        <draw:polygon draw:style-name="gr5" draw:text-style-name="P6" draw:layer="layout" svg:width="1.856cm" svg:height="1.332cm" svg:x="10.084cm" svg:y="4.16cm" svg:viewBox="0 0 1857 1333" draw:points="930,1333 0,1333 0,0 1857,0 1857,1333">
          <text:p/>
        </draw:polygon>
        <draw:frame draw:style-name="gr4" draw:text-style-name="P5" draw:layer="layout" svg:width="2.445cm" svg:height="0.615cm" svg:x="12.788cm" svg:y="8.067cm">
          <draw:text-box>
            <text:p text:style-name="P2"><text:span text:style-name="T2">pedaço 1</text:span></text:p>
          </draw:text-box>
        </draw:frame>
        <draw:polygon draw:style-name="gr7" draw:text-style-name="P8" draw:layer="layout" svg:width="1.856cm" svg:height="0.793cm" svg:x="10.084cm" svg:y="5.515cm" svg:viewBox="0 0 1857 794" draw:points="930,794 0,794 0,0 1857,0 1857,794">
          <text:p/>
        </draw:polygon>
        <draw:frame draw:style-name="gr8" draw:text-style-name="P9" draw:layer="layout" svg:width="1.145cm" svg:height="0.53cm" svg:x="10.442cm" svg:y="4.583cm">
          <draw:text-box>
            <text:p text:style-name="P2"><text:span text:style-name="T4">dado</text:span></text:p>
          </draw:text-box>
        </draw:frame>
        <draw:polygon draw:style-name="gr5" draw:text-style-name="P6" draw:layer="layout" svg:width="1.856cm" svg:height="1.332cm" svg:x="12.076cm" svg:y="4.158cm" svg:viewBox="0 0 1857 1333" draw:points="927,1333 0,1333 0,0 1857,0 1857,1333">
          <text:p/>
        </draw:polygon>
        <draw:polygon draw:style-name="gr7" draw:text-style-name="P8" draw:layer="layout" svg:width="1.856cm" svg:height="0.794cm" svg:x="12.076cm" svg:y="5.512cm" svg:viewBox="0 0 1857 795" draw:points="927,795 0,795 0,0 1857,0 1857,795">
          <text:p/>
        </draw:polygon>
        <draw:polygon draw:style-name="gr5" draw:text-style-name="P6" draw:layer="layout" svg:width="1.856cm" svg:height="1.33cm" svg:x="14.064cm" svg:y="4.16cm" svg:viewBox="0 0 1857 1331" draw:points="927,1331 0,1331 0,0 1857,0 1857,1331">
          <text:p/>
        </draw:polygon>
        <draw:frame draw:style-name="gr8" draw:text-style-name="P9" draw:layer="layout" svg:width="1.145cm" svg:height="0.53cm" svg:x="12.432cm" svg:y="4.583cm">
          <draw:text-box>
            <text:p text:style-name="P2"><text:span text:style-name="T4">dado</text:span></text:p>
          </draw:text-box>
        </draw:frame>
        <draw:polygon draw:style-name="gr7" draw:text-style-name="P8" draw:layer="layout" svg:width="1.856cm" svg:height="0.792cm" svg:x="14.064cm" svg:y="5.513cm" svg:viewBox="0 0 1857 793" draw:points="927,793 0,793 0,0 1857,0 1857,793">
          <text:p/>
        </draw:polygon>
        <draw:polygon draw:style-name="gr5" draw:text-style-name="P6" draw:layer="layout" svg:width="1.856cm" svg:height="1.332cm" svg:x="16.019cm" svg:y="4.16cm" svg:viewBox="0 0 1857 1333" draw:points="927,1333 0,1333 0,0 1857,0 1857,1333">
          <text:p/>
        </draw:polygon>
        <draw:frame draw:style-name="gr8" draw:text-style-name="P9" draw:layer="layout" svg:width="1.145cm" svg:height="0.53cm" svg:x="14.422cm" svg:y="4.583cm">
          <draw:text-box>
            <text:p text:style-name="P2"><text:span text:style-name="T4">dado</text:span></text:p>
          </draw:text-box>
        </draw:frame>
        <draw:polygon draw:style-name="gr7" draw:text-style-name="P8" draw:layer="layout" svg:width="1.856cm" svg:height="0.793cm" svg:x="16.019cm" svg:y="5.515cm" svg:viewBox="0 0 1857 794" draw:points="927,794 0,794 0,0 1857,0 1857,794">
          <text:p/>
        </draw:polygon>
        <draw:polygon draw:style-name="gr10" draw:text-style-name="P10" draw:layer="layout" svg:width="1.856cm" svg:height="1.331cm" svg:x="10.084cm" svg:y="6.529cm" svg:viewBox="0 0 1857 1332" draw:points="930,1332 0,1332 0,0 1857,0 1857,1332">
          <text:p/>
        </draw:polygon>
        <draw:frame draw:style-name="gr8" draw:text-style-name="P9" draw:layer="layout" svg:width="1.145cm" svg:height="0.53cm" svg:x="16.376cm" svg:y="4.583cm">
          <draw:text-box>
            <text:p text:style-name="P2"><text:span text:style-name="T4">dado</text:span></text:p>
          </draw:text-box>
        </draw:frame>
        <draw:polygon draw:style-name="gr14" draw:text-style-name="P11" draw:layer="layout" svg:width="1.192cm" svg:height="1.331cm" svg:x="11.894cm" svg:y="6.529cm" svg:viewBox="0 0 1193 1332" draw:points="597,1332 0,1332 0,0 1193,0 1193,1332">
          <text:p/>
        </draw:polygon>
        <draw:frame draw:style-name="gr13" draw:text-style-name="P9" draw:layer="layout" svg:width="0.832cm" svg:height="0.53cm" svg:x="10.597cm" svg:y="6.954cm">
          <draw:text-box>
            <text:p text:style-name="P2"><text:span text:style-name="T4">Qtd</text:span></text:p>
          </draw:text-box>
        </draw:frame>
        <draw:polygon draw:style-name="gr10" draw:text-style-name="P10" draw:layer="layout" svg:width="1.856cm" svg:height="1.331cm" svg:x="14.882cm" svg:y="6.529cm" svg:viewBox="0 0 1857 1332" draw:points="928,1332 0,1332 0,0 1857,0 1857,1332">
          <text:p/>
        </draw:polygon>
        <draw:frame draw:style-name="gr9" draw:text-style-name="P5" draw:layer="layout" svg:width="0.528cm" svg:height="0.615cm" svg:x="12.323cm" svg:y="6.917cm">
          <draw:text-box>
            <text:p text:style-name="P2"><text:span text:style-name="T2">0</text:span></text:p>
          </draw:text-box>
        </draw:frame>
        <draw:polygon draw:style-name="gr14" draw:text-style-name="P11" draw:layer="layout" svg:width="1.192cm" svg:height="1.331cm" svg:x="16.691cm" svg:y="6.529cm" svg:viewBox="0 0 1193 1332" draw:points="598,1332 0,1332 0,0 1193,0 1193,1332">
          <text:p/>
        </draw:polygon>
        <draw:frame draw:style-name="gr15" draw:text-style-name="P9" draw:layer="layout" svg:width="1.014cm" svg:height="0.53cm" svg:x="15.321cm" svg:y="6.954cm">
          <draw:text-box>
            <text:p text:style-name="P2"><text:span text:style-name="T4">Prox</text:span></text:p>
          </draw:text-box>
        </draw:frame>
        <draw:polygon draw:style-name="gr3" draw:text-style-name="P4" draw:layer="layout" svg:width="8.021cm" svg:height="5cm" svg:x="19.199cm" svg:y="4cm" svg:viewBox="0 0 8022 5001" draw:points="4011,5001 0,5001 0,0 8022,0 8022,5001">
          <text:p/>
        </draw:polygon>
        <draw:frame draw:style-name="gr9" draw:text-style-name="P5" draw:layer="layout" svg:width="0.528cm" svg:height="0.615cm" svg:x="17.12cm" svg:y="6.917cm">
          <draw:text-box>
            <text:p text:style-name="P2"><text:span text:style-name="T2">5</text:span></text:p>
          </draw:text-box>
        </draw:frame>
        <draw:polygon draw:style-name="gr31" draw:text-style-name="P6" draw:layer="layout" svg:width="1.856cm" svg:height="1.332cm" svg:x="19.284cm" svg:y="4.16cm" svg:viewBox="0 0 1857 1333" draw:points="930,1333 0,1333 0,0 1857,0 1857,1333">
          <text:p/>
        </draw:polygon>
        <draw:polygon draw:style-name="gr12" draw:text-style-name="P12" draw:layer="layout" svg:width="1.856cm" svg:height="1.332cm" svg:x="19.284cm" svg:y="4.16cm" svg:viewBox="0 0 1857 1333" draw:points="930,1333 0,1333 0,0 1857,0 1857,1333">
          <text:p/>
        </draw:polygon>
        <draw:frame draw:style-name="gr4" draw:text-style-name="P5" draw:layer="layout" svg:width="2.445cm" svg:height="0.615cm" svg:x="21.989cm" svg:y="8.067cm">
          <draw:text-box>
            <text:p text:style-name="P2"><text:span text:style-name="T2">pedaço 2</text:span></text:p>
          </draw:text-box>
        </draw:frame>
        <draw:polygon draw:style-name="gr7" draw:text-style-name="P8" draw:layer="layout" svg:width="1.856cm" svg:height="0.793cm" svg:x="19.284cm" svg:y="5.515cm" svg:viewBox="0 0 1857 794" draw:points="930,794 0,794 0,0 1857,0 1857,794">
          <text:p/>
        </draw:polygon>
        <draw:frame draw:style-name="gr8" draw:text-style-name="P9" draw:layer="layout" svg:width="1.145cm" svg:height="0.53cm" svg:x="19.643cm" svg:y="4.583cm">
          <draw:text-box>
            <text:p text:style-name="P2"><text:span text:style-name="T4">dado</text:span></text:p>
          </draw:text-box>
        </draw:frame>
        <draw:polygon draw:style-name="gr5" draw:text-style-name="P6" draw:layer="layout" svg:width="1.856cm" svg:height="1.332cm" svg:x="21.275cm" svg:y="4.158cm" svg:viewBox="0 0 1857 1333" draw:points="930,1333 0,1333 0,0 1857,0 1857,1333">
          <text:p/>
        </draw:polygon>
        <draw:frame draw:style-name="gr9" draw:text-style-name="P5" draw:layer="layout" svg:width="0.528cm" svg:height="0.615cm" svg:x="20.045cm" svg:y="5.633cm">
          <draw:text-box>
            <text:p text:style-name="P2"><text:span text:style-name="T2">2</text:span></text:p>
          </draw:text-box>
        </draw:frame>
        <draw:polygon draw:style-name="gr7" draw:text-style-name="P8" draw:layer="layout" svg:width="1.856cm" svg:height="0.794cm" svg:x="21.275cm" svg:y="5.512cm" svg:viewBox="0 0 1857 795" draw:points="930,795 0,795 0,0 1857,0 1857,795">
          <text:p/>
        </draw:polygon>
        <draw:frame draw:style-name="gr8" draw:text-style-name="P9" draw:layer="layout" svg:width="1.145cm" svg:height="0.53cm" svg:x="21.632cm" svg:y="4.583cm">
          <draw:text-box>
            <text:p text:style-name="P2"><text:span text:style-name="T4">dado</text:span></text:p>
          </draw:text-box>
        </draw:frame>
        <draw:polygon draw:style-name="gr5" draw:text-style-name="P6" draw:layer="layout" svg:width="1.856cm" svg:height="1.33cm" svg:x="23.264cm" svg:y="4.16cm" svg:viewBox="0 0 1857 1331" draw:points="927,1331 0,1331 0,0 1857,0 1857,1331">
          <text:p/>
        </draw:polygon>
        <draw:frame draw:style-name="gr9" draw:text-style-name="P5" draw:layer="layout" svg:width="0.528cm" svg:height="0.615cm" svg:x="22.035cm" svg:y="5.63cm">
          <draw:text-box>
            <text:p text:style-name="P2"><text:span text:style-name="T2">8</text:span></text:p>
          </draw:text-box>
        </draw:frame>
        <draw:polygon draw:style-name="gr35" draw:text-style-name="P25" draw:layer="layout" svg:width="1.856cm" svg:height="0.792cm" svg:x="23.264cm" svg:y="5.513cm" svg:viewBox="0 0 1857 793" draw:points="927,793 0,793 0,0 1857,0 1857,793">
          <text:p/>
        </draw:polygon>
        <draw:frame draw:style-name="gr8" draw:text-style-name="P9" draw:layer="layout" svg:width="1.145cm" svg:height="0.53cm" svg:x="23.622cm" svg:y="4.583cm">
          <draw:text-box>
            <text:p text:style-name="P2"><text:span text:style-name="T4">dado</text:span></text:p>
          </draw:text-box>
        </draw:frame>
        <draw:polygon draw:style-name="gr5" draw:text-style-name="P6" draw:layer="layout" svg:width="1.856cm" svg:height="1.332cm" svg:x="25.218cm" svg:y="4.16cm" svg:viewBox="0 0 1857 1333" draw:points="929,1333 0,1333 0,0 1857,0 1857,1333">
          <text:p/>
        </draw:polygon>
        <draw:frame draw:style-name="gr17" draw:text-style-name="P5" draw:layer="layout" svg:width="0.595cm" svg:height="0.589cm" svg:x="23.945cm" svg:y="5.642cm">
          <draw:text-box>
            <text:p text:style-name="P2"><text:span text:style-name="T5">11</text:span></text:p>
          </draw:text-box>
        </draw:frame>
        <draw:polygon draw:style-name="gr7" draw:text-style-name="P8" draw:layer="layout" svg:width="1.856cm" svg:height="0.793cm" svg:x="25.218cm" svg:y="5.515cm" svg:viewBox="0 0 1857 794" draw:points="929,794 0,794 0,0 1857,0 1857,794">
          <text:p/>
        </draw:polygon>
        <draw:frame draw:style-name="gr8" draw:text-style-name="P9" draw:layer="layout" svg:width="1.145cm" svg:height="0.53cm" svg:x="25.576cm" svg:y="4.583cm">
          <draw:text-box>
            <text:p text:style-name="P2"><text:span text:style-name="T4">dado</text:span></text:p>
          </draw:text-box>
        </draw:frame>
        <draw:polygon draw:style-name="gr10" draw:text-style-name="P10" draw:layer="layout" svg:width="1.856cm" svg:height="1.331cm" svg:x="19.284cm" svg:y="6.529cm" svg:viewBox="0 0 1857 1332" draw:points="930,1332 0,1332 0,0 1857,0 1857,1332">
          <text:p/>
        </draw:polygon>
        <draw:polygon draw:style-name="gr14" draw:text-style-name="P11" draw:layer="layout" svg:width="1.191cm" svg:height="1.331cm" svg:x="21.095cm" svg:y="6.529cm" svg:viewBox="0 0 1192 1332" draw:points="596,1332 0,1332 0,0 1192,0 1192,1332">
          <text:p/>
        </draw:polygon>
        <draw:frame draw:style-name="gr13" draw:text-style-name="P9" draw:layer="layout" svg:width="0.832cm" svg:height="0.53cm" svg:x="19.798cm" svg:y="6.954cm">
          <draw:text-box>
            <text:p text:style-name="P2"><text:span text:style-name="T4">Qtd</text:span></text:p>
          </draw:text-box>
        </draw:frame>
        <draw:polygon draw:style-name="gr10" draw:text-style-name="P10" draw:layer="layout" svg:width="1.856cm" svg:height="1.331cm" svg:x="24.081cm" svg:y="6.529cm" svg:viewBox="0 0 1857 1332" draw:points="929,1332 0,1332 0,0 1857,0 1857,1332">
          <text:p/>
        </draw:polygon>
        <draw:frame draw:style-name="gr9" draw:text-style-name="P5" draw:layer="layout" svg:width="0.528cm" svg:height="0.615cm" svg:x="21.523cm" svg:y="6.917cm">
          <draw:text-box>
            <text:p text:style-name="P2"><text:span text:style-name="T2">3</text:span></text:p>
          </draw:text-box>
        </draw:frame>
        <draw:polygon draw:style-name="gr14" draw:text-style-name="P11" draw:layer="layout" svg:width="1.192cm" svg:height="1.331cm" svg:x="25.891cm" svg:y="6.529cm" svg:viewBox="0 0 1193 1332" draw:points="597,1332 0,1332 0,0 1193,0 1193,1332">
          <text:p/>
        </draw:polygon>
        <draw:frame draw:style-name="gr15" draw:text-style-name="P9" draw:layer="layout" svg:width="1.014cm" svg:height="0.53cm" svg:x="24.522cm" svg:y="6.954cm">
          <draw:text-box>
            <text:p text:style-name="P2"><text:span text:style-name="T4">Prox</text:span></text:p>
          </draw:text-box>
        </draw:frame>
        <draw:polygon draw:style-name="gr3" draw:text-style-name="P4" draw:layer="layout" svg:width="8.021cm" svg:height="5cm" svg:x="1.198cm" svg:y="4cm" svg:viewBox="0 0 8022 5001" draw:points="4012,5001 0,5001 0,0 8022,0 8022,5001">
          <text:p/>
        </draw:polygon>
        <draw:frame draw:style-name="gr9" draw:text-style-name="P5" draw:layer="layout" svg:width="0.528cm" svg:height="0.615cm" svg:x="26.321cm" svg:y="6.917cm">
          <draw:text-box>
            <text:p text:style-name="P2"><text:span text:style-name="T2">0</text:span></text:p>
          </draw:text-box>
        </draw:frame>
        <draw:polygon draw:style-name="gr5" draw:text-style-name="P6" draw:layer="layout" svg:width="1.856cm" svg:height="1.332cm" svg:x="1.284cm" svg:y="4.16cm" svg:viewBox="0 0 1857 1333" draw:points="929,1333 0,1333 0,0 1857,0 1857,1333">
          <text:p/>
        </draw:polygon>
        <draw:frame draw:style-name="gr4" draw:text-style-name="P5" draw:layer="layout" svg:width="2.445cm" svg:height="0.615cm" svg:x="3.99cm" svg:y="8.067cm">
          <draw:text-box>
            <text:p text:style-name="P2"><text:span text:style-name="T2">pedaço 0</text:span></text:p>
          </draw:text-box>
        </draw:frame>
        <draw:polygon draw:style-name="gr7" draw:text-style-name="P8" draw:layer="layout" svg:width="1.856cm" svg:height="0.793cm" svg:x="1.284cm" svg:y="5.515cm" svg:viewBox="0 0 1857 794" draw:points="929,794 0,794 0,0 1857,0 1857,794">
          <text:p/>
        </draw:polygon>
        <draw:frame draw:style-name="gr8" draw:text-style-name="P9" draw:layer="layout" svg:width="1.145cm" svg:height="0.53cm" svg:x="1.64cm" svg:y="4.583cm">
          <draw:text-box>
            <text:p text:style-name="P2"><text:span text:style-name="T4">dado</text:span></text:p>
          </draw:text-box>
        </draw:frame>
        <draw:polygon draw:style-name="gr5" draw:text-style-name="P6" draw:layer="layout" svg:width="1.855cm" svg:height="1.332cm" svg:x="3.276cm" svg:y="4.158cm" svg:viewBox="0 0 1856 1333" draw:points="928,1333 0,1333 0,0 1856,0 1856,1333">
          <text:p/>
        </draw:polygon>
        <draw:frame draw:style-name="gr9" draw:text-style-name="P5" draw:layer="layout" svg:width="0.528cm" svg:height="0.615cm" svg:x="2.043cm" svg:y="5.633cm">
          <draw:text-box>
            <text:p text:style-name="P2"><text:span text:style-name="T2">3</text:span></text:p>
          </draw:text-box>
        </draw:frame>
        <draw:polygon draw:style-name="gr7" draw:text-style-name="P8" draw:layer="layout" svg:width="1.855cm" svg:height="0.794cm" svg:x="3.276cm" svg:y="5.512cm" svg:viewBox="0 0 1856 795" draw:points="928,795 0,795 0,0 1856,0 1856,795">
          <text:p/>
        </draw:polygon>
        <draw:frame draw:style-name="gr8" draw:text-style-name="P9" draw:layer="layout" svg:width="1.145cm" svg:height="0.53cm" svg:x="3.634cm" svg:y="4.583cm">
          <draw:text-box>
            <text:p text:style-name="P2"><text:span text:style-name="T4">dado</text:span></text:p>
          </draw:text-box>
        </draw:frame>
        <draw:polygon draw:style-name="gr5" draw:text-style-name="P6" draw:layer="layout" svg:width="1.856cm" svg:height="1.33cm" svg:x="5.264cm" svg:y="4.16cm" svg:viewBox="0 0 1857 1331" draw:points="927,1331 0,1331 0,0 1857,0 1857,1331">
          <text:p/>
        </draw:polygon>
        <draw:frame draw:style-name="gr9" draw:text-style-name="P5" draw:layer="layout" svg:width="0.528cm" svg:height="0.615cm" svg:x="4.036cm" svg:y="5.63cm">
          <draw:text-box>
            <text:p text:style-name="P2"><text:span text:style-name="T2">5</text:span></text:p>
          </draw:text-box>
        </draw:frame>
        <draw:polygon draw:style-name="gr7" draw:text-style-name="P8" draw:layer="layout" svg:width="1.856cm" svg:height="0.792cm" svg:x="5.264cm" svg:y="5.513cm" svg:viewBox="0 0 1857 793" draw:points="927,793 0,793 0,0 1857,0 1857,793">
          <text:p/>
        </draw:polygon>
        <draw:polygon draw:style-name="gr5" draw:text-style-name="P6" draw:layer="layout" svg:width="1.856cm" svg:height="1.332cm" svg:x="7.218cm" svg:y="4.16cm" svg:viewBox="0 0 1857 1333" draw:points="929,1333 0,1333 0,0 1857,0 1857,1333">
          <text:p/>
        </draw:polygon>
        <draw:frame draw:style-name="gr8" draw:text-style-name="P9" draw:layer="layout" svg:width="1.145cm" svg:height="0.53cm" svg:x="5.62cm" svg:y="4.583cm">
          <draw:text-box>
            <text:p text:style-name="P2"><text:span text:style-name="T4">dado</text:span></text:p>
          </draw:text-box>
        </draw:frame>
        <draw:polygon draw:style-name="gr7" draw:text-style-name="P8" draw:layer="layout" svg:width="1.856cm" svg:height="0.793cm" svg:x="7.218cm" svg:y="5.515cm" svg:viewBox="0 0 1857 794" draw:points="929,794 0,794 0,0 1857,0 1857,794">
          <text:p/>
        </draw:polygon>
        <draw:polygon draw:style-name="gr10" draw:text-style-name="P10" draw:layer="layout" svg:width="1.856cm" svg:height="1.331cm" svg:x="1.284cm" svg:y="6.529cm" svg:viewBox="0 0 1857 1332" draw:points="929,1332 0,1332 0,0 1857,0 1857,1332">
          <text:p/>
        </draw:polygon>
        <draw:frame draw:style-name="gr8" draw:text-style-name="P9" draw:layer="layout" svg:width="1.145cm" svg:height="0.53cm" svg:x="7.578cm" svg:y="4.583cm">
          <draw:text-box>
            <text:p text:style-name="P2"><text:span text:style-name="T4">dado</text:span></text:p>
          </draw:text-box>
        </draw:frame>
        <draw:polygon draw:style-name="gr11" draw:text-style-name="P11" draw:layer="layout" svg:width="1.192cm" svg:height="1.331cm" svg:x="3.094cm" svg:y="6.529cm" svg:viewBox="0 0 1193 1332" draw:points="597,1332 0,1332 0,0 1193,0 1193,1332">
          <text:p/>
        </draw:polygon>
        <draw:polygon draw:style-name="gr12" draw:text-style-name="P12" draw:layer="layout" svg:width="1.192cm" svg:height="1.331cm" svg:x="3.094cm" svg:y="6.529cm" svg:viewBox="0 0 1193 1332" draw:points="597,1332 0,1332 0,0 1193,0 1193,1332">
          <text:p/>
        </draw:polygon>
        <draw:frame draw:style-name="gr13" draw:text-style-name="P9" draw:layer="layout" svg:width="0.832cm" svg:height="0.53cm" svg:x="1.799cm" svg:y="6.954cm">
          <draw:text-box>
            <text:p text:style-name="P2"><text:span text:style-name="T4">Qtd</text:span></text:p>
          </draw:text-box>
        </draw:frame>
        <draw:polygon draw:style-name="gr10" draw:text-style-name="P10" draw:layer="layout" svg:width="1.856cm" svg:height="1.331cm" svg:x="6.081cm" svg:y="6.529cm" svg:viewBox="0 0 1857 1332" draw:points="930,1332 0,1332 0,0 1857,0 1857,1332">
          <text:p/>
        </draw:polygon>
        <draw:frame draw:style-name="gr9" draw:text-style-name="P5" draw:layer="layout" svg:width="0.528cm" svg:height="0.615cm" svg:x="3.521cm" svg:y="6.917cm">
          <draw:text-box>
            <text:p text:style-name="P2"><text:span text:style-name="T2">2</text:span></text:p>
          </draw:text-box>
        </draw:frame>
        <draw:polygon draw:style-name="gr14" draw:text-style-name="P11" draw:layer="layout" svg:width="1.192cm" svg:height="1.331cm" svg:x="7.891cm" svg:y="6.529cm" svg:viewBox="0 0 1193 1332" draw:points="597,1332 0,1332 0,0 1193,0 1193,1332">
          <text:p/>
        </draw:polygon>
        <draw:frame draw:style-name="gr15" draw:text-style-name="P9" draw:layer="layout" svg:width="1.014cm" svg:height="0.53cm" svg:x="6.519cm" svg:y="6.954cm">
          <draw:text-box>
            <text:p text:style-name="P2"><text:span text:style-name="T4">Prox</text:span></text:p>
          </draw:text-box>
        </draw:frame>
        <draw:polygon draw:style-name="gr3" draw:text-style-name="P4" draw:layer="layout" svg:width="8.021cm" svg:height="5cm" svg:x="1.198cm" svg:y="4cm" svg:viewBox="0 0 8022 5001" draw:points="4012,5001 0,5001 0,0 8022,0 8022,5001">
          <text:p/>
        </draw:polygon>
        <draw:frame draw:style-name="gr9" draw:text-style-name="P5" draw:layer="layout" svg:width="0.528cm" svg:height="0.615cm" svg:x="8.319cm" svg:y="6.917cm">
          <draw:text-box>
            <text:p text:style-name="P2"><text:span text:style-name="T2">3</text:span></text:p>
          </draw:text-box>
        </draw:frame>
        <draw:polygon draw:style-name="gr5" draw:text-style-name="P6" draw:layer="layout" svg:width="1.856cm" svg:height="1.332cm" svg:x="1.284cm" svg:y="4.16cm" svg:viewBox="0 0 1857 1333" draw:points="929,1333 0,1333 0,0 1857,0 1857,1333">
          <text:p/>
        </draw:polygon>
        <draw:frame draw:style-name="gr4" draw:text-style-name="P5" draw:layer="layout" svg:width="2.445cm" svg:height="0.615cm" svg:x="3.99cm" svg:y="8.067cm">
          <draw:text-box>
            <text:p text:style-name="P2"><text:span text:style-name="T2">pedaço 0</text:span></text:p>
          </draw:text-box>
        </draw:frame>
        <draw:polygon draw:style-name="gr7" draw:text-style-name="P8" draw:layer="layout" svg:width="1.856cm" svg:height="0.793cm" svg:x="1.284cm" svg:y="5.515cm" svg:viewBox="0 0 1857 794" draw:points="929,794 0,794 0,0 1857,0 1857,794">
          <text:p/>
        </draw:polygon>
        <draw:frame draw:style-name="gr8" draw:text-style-name="P9" draw:layer="layout" svg:width="1.145cm" svg:height="0.53cm" svg:x="1.64cm" svg:y="4.583cm">
          <draw:text-box>
            <text:p text:style-name="P2"><text:span text:style-name="T4">dado</text:span></text:p>
          </draw:text-box>
        </draw:frame>
        <draw:polygon draw:style-name="gr5" draw:text-style-name="P6" draw:layer="layout" svg:width="1.855cm" svg:height="1.332cm" svg:x="3.276cm" svg:y="4.158cm" svg:viewBox="0 0 1856 1333" draw:points="928,1333 0,1333 0,0 1856,0 1856,1333">
          <text:p/>
        </draw:polygon>
        <draw:frame draw:style-name="gr16" draw:text-style-name="P5" draw:layer="layout" svg:width="0.679cm" svg:height="0.615cm" svg:x="1.873cm" svg:y="5.633cm">
          <draw:text-box>
            <text:p text:style-name="P2"><text:span text:style-name="T2">14</text:span></text:p>
          </draw:text-box>
        </draw:frame>
        <draw:polygon draw:style-name="gr7" draw:text-style-name="P8" draw:layer="layout" svg:width="1.855cm" svg:height="0.794cm" svg:x="3.276cm" svg:y="5.512cm" svg:viewBox="0 0 1856 795" draw:points="928,795 0,795 0,0 1856,0 1856,795">
          <text:p/>
        </draw:polygon>
        <draw:frame draw:style-name="gr8" draw:text-style-name="P9" draw:layer="layout" svg:width="1.145cm" svg:height="0.53cm" svg:x="3.634cm" svg:y="4.583cm">
          <draw:text-box>
            <text:p text:style-name="P2"><text:span text:style-name="T4">dado</text:span></text:p>
          </draw:text-box>
        </draw:frame>
        <draw:polygon draw:style-name="gr5" draw:text-style-name="P6" draw:layer="layout" svg:width="1.856cm" svg:height="1.33cm" svg:x="5.264cm" svg:y="4.16cm" svg:viewBox="0 0 1857 1331" draw:points="927,1331 0,1331 0,0 1857,0 1857,1331">
          <text:p/>
        </draw:polygon>
        <draw:frame draw:style-name="gr16" draw:text-style-name="P5" draw:layer="layout" svg:width="0.679cm" svg:height="0.615cm" svg:x="3.866cm" svg:y="5.63cm">
          <draw:text-box>
            <text:p text:style-name="P2"><text:span text:style-name="T2">18</text:span></text:p>
          </draw:text-box>
        </draw:frame>
        <draw:polygon draw:style-name="gr7" draw:text-style-name="P8" draw:layer="layout" svg:width="1.856cm" svg:height="0.792cm" svg:x="5.264cm" svg:y="5.513cm" svg:viewBox="0 0 1857 793" draw:points="927,793 0,793 0,0 1857,0 1857,793">
          <text:p/>
        </draw:polygon>
        <draw:frame draw:style-name="gr8" draw:text-style-name="P9" draw:layer="layout" svg:width="1.145cm" svg:height="0.53cm" svg:x="5.62cm" svg:y="4.583cm">
          <draw:text-box>
            <text:p text:style-name="P2"><text:span text:style-name="T4">dado</text:span></text:p>
          </draw:text-box>
        </draw:frame>
        <draw:polygon draw:style-name="gr5" draw:text-style-name="P6" draw:layer="layout" svg:width="1.856cm" svg:height="1.332cm" svg:x="7.218cm" svg:y="4.16cm" svg:viewBox="0 0 1857 1333" draw:points="929,1333 0,1333 0,0 1857,0 1857,1333">
          <text:p/>
        </draw:polygon>
        <draw:frame draw:style-name="gr19" draw:text-style-name="P13" draw:layer="layout" svg:width="0.705cm" svg:height="0.712cm" svg:x="5.842cm" svg:y="5.588cm">
          <draw:text-box>
            <text:p text:style-name="P2"><text:span text:style-name="T6">23</text:span></text:p>
          </draw:text-box>
        </draw:frame>
        <draw:polygon draw:style-name="gr7" draw:text-style-name="P8" draw:layer="layout" svg:width="1.856cm" svg:height="0.793cm" svg:x="7.218cm" svg:y="5.515cm" svg:viewBox="0 0 1857 794" draw:points="929,794 0,794 0,0 1857,0 1857,794">
          <text:p/>
        </draw:polygon>
        <draw:frame draw:style-name="gr8" draw:text-style-name="P9" draw:layer="layout" svg:width="1.145cm" svg:height="0.53cm" svg:x="7.578cm" svg:y="4.583cm">
          <draw:text-box>
            <text:p text:style-name="P2"><text:span text:style-name="T4">dado</text:span></text:p>
          </draw:text-box>
        </draw:frame>
        <draw:polygon draw:style-name="gr10" draw:text-style-name="P10" draw:layer="layout" svg:width="1.856cm" svg:height="1.331cm" svg:x="1.284cm" svg:y="6.529cm" svg:viewBox="0 0 1857 1332" draw:points="929,1332 0,1332 0,0 1857,0 1857,1332">
          <text:p/>
        </draw:polygon>
        <draw:frame draw:style-name="gr17" draw:text-style-name="P5" draw:layer="layout" svg:width="0.595cm" svg:height="0.589cm" svg:x="7.849cm" svg:y="5.645cm">
          <draw:text-box>
            <text:p text:style-name="P2"><text:span text:style-name="T5">31</text:span></text:p>
          </draw:text-box>
        </draw:frame>
        <draw:polygon draw:style-name="gr14" draw:text-style-name="P11" draw:layer="layout" svg:width="1.192cm" svg:height="1.331cm" svg:x="3.094cm" svg:y="6.529cm" svg:viewBox="0 0 1193 1332" draw:points="597,1332 0,1332 0,0 1193,0 1193,1332">
          <text:p/>
        </draw:polygon>
        <draw:frame draw:style-name="gr13" draw:text-style-name="P9" draw:layer="layout" svg:width="0.832cm" svg:height="0.53cm" svg:x="1.799cm" svg:y="6.954cm">
          <draw:text-box>
            <text:p text:style-name="P2"><text:span text:style-name="T4">Qtd</text:span></text:p>
          </draw:text-box>
        </draw:frame>
        <draw:polygon draw:style-name="gr10" draw:text-style-name="P10" draw:layer="layout" svg:width="1.856cm" svg:height="1.331cm" svg:x="6.081cm" svg:y="6.529cm" svg:viewBox="0 0 1857 1332" draw:points="930,1332 0,1332 0,0 1857,0 1857,1332">
          <text:p/>
        </draw:polygon>
        <draw:frame draw:style-name="gr9" draw:text-style-name="P5" draw:layer="layout" svg:width="0.528cm" svg:height="0.615cm" svg:x="3.521cm" svg:y="6.917cm">
          <draw:text-box>
            <text:p text:style-name="P2"><text:span text:style-name="T2">4</text:span></text:p>
          </draw:text-box>
        </draw:frame>
        <draw:polygon draw:style-name="gr14" draw:text-style-name="P11" draw:layer="layout" svg:width="1.192cm" svg:height="1.331cm" svg:x="7.891cm" svg:y="6.529cm" svg:viewBox="0 0 1193 1332" draw:points="597,1332 0,1332 0,0 1193,0 1193,1332">
          <text:p/>
        </draw:polygon>
        <draw:frame draw:style-name="gr15" draw:text-style-name="P9" draw:layer="layout" svg:width="1.014cm" svg:height="0.53cm" svg:x="6.519cm" svg:y="6.954cm">
          <draw:text-box>
            <text:p text:style-name="P2"><text:span text:style-name="T4">Prox</text:span></text:p>
          </draw:text-box>
        </draw:frame>
        <draw:polygon draw:style-name="gr3" draw:text-style-name="P4" draw:layer="layout" svg:width="8.021cm" svg:height="5cm" svg:x="17.378cm" svg:y="9.6cm" svg:viewBox="0 0 8022 5001" draw:points="4011,5001 0,5001 0,0 8022,0 8022,5001">
          <text:p/>
        </draw:polygon>
        <draw:frame draw:style-name="gr9" draw:text-style-name="P5" draw:layer="layout" svg:width="0.528cm" svg:height="0.615cm" svg:x="8.319cm" svg:y="6.917cm">
          <draw:text-box>
            <text:p text:style-name="P2"><text:span text:style-name="T2">3</text:span></text:p>
          </draw:text-box>
        </draw:frame>
        <draw:polygon draw:style-name="gr5" draw:text-style-name="P6" draw:layer="layout" svg:width="1.856cm" svg:height="1.332cm" svg:x="17.464cm" svg:y="9.76cm" svg:viewBox="0 0 1857 1333" draw:points="928,1333 0,1333 0,0 1857,0 1857,1333">
          <text:p/>
        </draw:polygon>
        <draw:frame draw:style-name="gr4" draw:text-style-name="P5" draw:layer="layout" svg:width="2.445cm" svg:height="0.615cm" svg:x="20.168cm" svg:y="13.666cm">
          <draw:text-box>
            <text:p text:style-name="P2"><text:span text:style-name="T2">pedaço 4</text:span></text:p>
          </draw:text-box>
        </draw:frame>
        <draw:polygon draw:style-name="gr7" draw:text-style-name="P8" draw:layer="layout" svg:width="1.856cm" svg:height="0.793cm" svg:x="17.464cm" svg:y="11.115cm" svg:viewBox="0 0 1857 794" draw:points="928,794 0,794 0,0 1857,0 1857,794">
          <text:p/>
        </draw:polygon>
        <draw:frame draw:style-name="gr8" draw:text-style-name="P9" draw:layer="layout" svg:width="1.145cm" svg:height="0.53cm" svg:x="17.822cm" svg:y="10.186cm">
          <draw:text-box>
            <text:p text:style-name="P2"><text:span text:style-name="T4">dado</text:span></text:p>
          </draw:text-box>
        </draw:frame>
        <draw:polygon draw:style-name="gr5" draw:text-style-name="P6" draw:layer="layout" svg:width="1.856cm" svg:height="1.332cm" svg:x="19.454cm" svg:y="9.758cm" svg:viewBox="0 0 1857 1333" draw:points="930,1333 0,1333 0,0 1857,0 1857,1333">
          <text:p/>
        </draw:polygon>
        <draw:polygon draw:style-name="gr7" draw:text-style-name="P8" draw:layer="layout" svg:width="1.856cm" svg:height="0.794cm" svg:x="19.454cm" svg:y="11.112cm" svg:viewBox="0 0 1857 795" draw:points="930,795 0,795 0,0 1857,0 1857,795">
          <text:p/>
        </draw:polygon>
        <draw:frame draw:style-name="gr8" draw:text-style-name="P9" draw:layer="layout" svg:width="1.145cm" svg:height="0.53cm" svg:x="19.812cm" svg:y="10.182cm">
          <draw:text-box>
            <text:p text:style-name="P2"><text:span text:style-name="T4">dado</text:span></text:p>
          </draw:text-box>
        </draw:frame>
        <draw:polygon draw:style-name="gr5" draw:text-style-name="P6" draw:layer="layout" svg:width="1.856cm" svg:height="1.33cm" svg:x="21.442cm" svg:y="9.76cm" svg:viewBox="0 0 1857 1331" draw:points="929,1331 0,1331 0,0 1857,0 1857,1331">
          <text:p/>
        </draw:polygon>
        <draw:frame draw:style-name="gr16" draw:text-style-name="P5" draw:layer="layout" svg:width="0.679cm" svg:height="0.615cm" svg:x="20.045cm" svg:y="11.232cm">
          <draw:text-box>
            <text:p text:style-name="P2"><text:span text:style-name="T2">72</text:span></text:p>
          </draw:text-box>
        </draw:frame>
        <draw:polygon draw:style-name="gr36" draw:text-style-name="P26" draw:layer="layout" svg:width="1.856cm" svg:height="0.792cm" svg:x="21.442cm" svg:y="11.113cm" svg:viewBox="0 0 1857 793" draw:points="929,793 0,793 0,0 1857,0 1857,793">
          <text:p/>
        </draw:polygon>
        <draw:polygon draw:style-name="gr5" draw:text-style-name="P6" draw:layer="layout" svg:width="1.856cm" svg:height="1.332cm" svg:x="23.397cm" svg:y="9.76cm" svg:viewBox="0 0 1857 1333" draw:points="929,1333 0,1333 0,0 1857,0 1857,1333">
          <text:p/>
        </draw:polygon>
        <draw:frame draw:style-name="gr8" draw:text-style-name="P9" draw:layer="layout" svg:width="1.145cm" svg:height="0.53cm" svg:x="21.802cm" svg:y="10.186cm">
          <draw:text-box>
            <text:p text:style-name="P2"><text:span text:style-name="T4">dado</text:span></text:p>
          </draw:text-box>
        </draw:frame>
        <draw:polygon draw:style-name="gr7" draw:text-style-name="P8" draw:layer="layout" svg:width="1.856cm" svg:height="0.793cm" svg:x="23.397cm" svg:y="11.115cm" svg:viewBox="0 0 1857 794" draw:points="929,794 0,794 0,0 1857,0 1857,794">
          <text:p/>
        </draw:polygon>
        <draw:polygon draw:style-name="gr10" draw:text-style-name="P10" draw:layer="layout" svg:width="1.856cm" svg:height="1.331cm" svg:x="17.464cm" svg:y="12.129cm" svg:viewBox="0 0 1857 1332" draw:points="928,1332 0,1332 0,0 1857,0 1857,1332">
          <text:p/>
        </draw:polygon>
        <draw:frame draw:style-name="gr8" draw:text-style-name="P9" draw:layer="layout" svg:width="1.145cm" svg:height="0.53cm" svg:x="23.756cm" svg:y="10.186cm">
          <draw:text-box>
            <text:p text:style-name="P2"><text:span text:style-name="T4">dado</text:span></text:p>
          </draw:text-box>
        </draw:frame>
        <draw:polygon draw:style-name="gr14" draw:text-style-name="P23" draw:layer="layout" svg:width="1.192cm" svg:height="1.331cm" svg:x="19.274cm" svg:y="12.129cm" svg:viewBox="0 0 1193 1332" draw:points="596,1332 0,1332 0,0 1193,0 1193,1332">
          <text:p/>
        </draw:polygon>
        <draw:frame draw:style-name="gr13" draw:text-style-name="P9" draw:layer="layout" svg:width="0.832cm" svg:height="0.53cm" svg:x="17.978cm" svg:y="12.553cm">
          <draw:text-box>
            <text:p text:style-name="P2"><text:span text:style-name="T4">Qtd</text:span></text:p>
          </draw:text-box>
        </draw:frame>
        <draw:polygon draw:style-name="gr10" draw:text-style-name="P10" draw:layer="layout" svg:width="1.856cm" svg:height="1.331cm" svg:x="22.26cm" svg:y="12.129cm" svg:viewBox="0 0 1857 1332" draw:points="930,1332 0,1332 0,0 1857,0 1857,1332">
          <text:p/>
        </draw:polygon>
        <draw:frame draw:style-name="gr9" draw:text-style-name="P5" draw:layer="layout" svg:width="0.528cm" svg:height="0.615cm" svg:x="19.703cm" svg:y="12.516cm">
          <draw:text-box>
            <text:p text:style-name="P2"><text:span text:style-name="T2">4</text:span></text:p>
          </draw:text-box>
        </draw:frame>
        <draw:polygon draw:style-name="gr14" draw:text-style-name="P11" draw:layer="layout" svg:width="1.192cm" svg:height="1.331cm" svg:x="24.071cm" svg:y="12.129cm" svg:viewBox="0 0 1193 1332" draw:points="596,1332 0,1332 0,0 1193,0 1193,1332">
          <text:p/>
        </draw:polygon>
        <draw:frame draw:style-name="gr15" draw:text-style-name="P9" draw:layer="layout" svg:width="1.014cm" svg:height="0.53cm" svg:x="22.698cm" svg:y="12.553cm">
          <draw:text-box>
            <text:p text:style-name="P2"><text:span text:style-name="T4">Prox</text:span></text:p>
          </draw:text-box>
        </draw:frame>
        <draw:polygon draw:style-name="gr3" draw:text-style-name="P4" draw:layer="layout" svg:width="8.021cm" svg:height="5cm" svg:x="8.183cm" svg:y="9.56cm" svg:viewBox="0 0 8022 5001" draw:points="4012,5001 0,5001 0,0 8022,0 8022,5001">
          <text:p/>
        </draw:polygon>
        <draw:frame draw:style-name="gr20" draw:text-style-name="P9" draw:layer="layout" svg:width="0.459cm" svg:height="0.53cm" svg:x="24.44cm" svg:y="12.553cm">
          <draw:text-box>
            <text:p text:style-name="P2"><text:span text:style-name="T4">-1</text:span></text:p>
          </draw:text-box>
        </draw:frame>
        <draw:polygon draw:style-name="gr5" draw:text-style-name="P6" draw:layer="layout" svg:width="1.856cm" svg:height="1.332cm" svg:x="8.269cm" svg:y="9.72cm" svg:viewBox="0 0 1857 1333" draw:points="930,1333 0,1333 0,0 1857,0 1857,1333">
          <text:p/>
        </draw:polygon>
        <draw:frame draw:style-name="gr4" draw:text-style-name="P5" draw:layer="layout" svg:width="2.445cm" svg:height="0.615cm" svg:x="10.975cm" svg:y="13.627cm">
          <draw:text-box>
            <text:p text:style-name="P2"><text:span text:style-name="T2">pedaço 3</text:span></text:p>
          </draw:text-box>
        </draw:frame>
        <draw:polygon draw:style-name="gr7" draw:text-style-name="P8" draw:layer="layout" svg:width="1.856cm" svg:height="0.793cm" svg:x="8.269cm" svg:y="11.075cm" svg:viewBox="0 0 1857 794" draw:points="930,794 0,794 0,0 1857,0 1857,794">
          <text:p/>
        </draw:polygon>
        <draw:frame draw:style-name="gr8" draw:text-style-name="P9" draw:layer="layout" svg:width="1.145cm" svg:height="0.53cm" svg:x="8.625cm" svg:y="10.147cm">
          <draw:text-box>
            <text:p text:style-name="P2"><text:span text:style-name="T4">dado</text:span></text:p>
          </draw:text-box>
        </draw:frame>
        <draw:polygon draw:style-name="gr5" draw:text-style-name="P6" draw:layer="layout" svg:width="1.855cm" svg:height="1.332cm" svg:x="10.261cm" svg:y="9.718cm" svg:viewBox="0 0 1856 1333" draw:points="928,1333 0,1333 0,0 1856,0 1856,1333">
          <text:p/>
        </draw:polygon>
        <draw:frame draw:style-name="gr16" draw:text-style-name="P5" draw:layer="layout" svg:width="0.679cm" svg:height="0.615cm" svg:x="8.858cm" svg:y="11.193cm">
          <draw:text-box>
            <text:p text:style-name="P2"><text:span text:style-name="T2">32</text:span></text:p>
          </draw:text-box>
        </draw:frame>
        <draw:polygon draw:style-name="gr7" draw:text-style-name="P8" draw:layer="layout" svg:width="1.855cm" svg:height="0.794cm" svg:x="10.261cm" svg:y="11.072cm" svg:viewBox="0 0 1856 795" draw:points="928,795 0,795 0,0 1856,0 1856,795">
          <text:p/>
        </draw:polygon>
        <draw:frame draw:style-name="gr8" draw:text-style-name="P9" draw:layer="layout" svg:width="1.145cm" svg:height="0.53cm" svg:x="10.619cm" svg:y="10.143cm">
          <draw:text-box>
            <text:p text:style-name="P2"><text:span text:style-name="T4">dado</text:span></text:p>
          </draw:text-box>
        </draw:frame>
        <draw:polygon draw:style-name="gr5" draw:text-style-name="P6" draw:layer="layout" svg:width="1.856cm" svg:height="1.33cm" svg:x="12.249cm" svg:y="9.72cm" svg:viewBox="0 0 1857 1331" draw:points="927,1331 0,1331 0,0 1857,0 1857,1331">
          <text:p/>
        </draw:polygon>
        <draw:frame draw:style-name="gr16" draw:text-style-name="P5" draw:layer="layout" svg:width="0.679cm" svg:height="0.615cm" svg:x="10.851cm" svg:y="11.189cm">
          <draw:text-box>
            <text:p text:style-name="P2"><text:span text:style-name="T2">35</text:span></text:p>
          </draw:text-box>
        </draw:frame>
        <draw:polygon draw:style-name="gr7" draw:text-style-name="P8" draw:layer="layout" svg:width="1.856cm" svg:height="0.792cm" svg:x="12.249cm" svg:y="11.073cm" svg:viewBox="0 0 1857 793" draw:points="927,793 0,793 0,0 1857,0 1857,793">
          <text:p/>
        </draw:polygon>
        <draw:frame draw:style-name="gr8" draw:text-style-name="P9" draw:layer="layout" svg:width="1.145cm" svg:height="0.53cm" svg:x="12.605cm" svg:y="10.143cm">
          <draw:text-box>
            <text:p text:style-name="P2"><text:span text:style-name="T4">dado</text:span></text:p>
          </draw:text-box>
        </draw:frame>
        <draw:polygon draw:style-name="gr5" draw:text-style-name="P6" draw:layer="layout" svg:width="1.856cm" svg:height="1.332cm" svg:x="14.203cm" svg:y="9.72cm" svg:viewBox="0 0 1857 1333" draw:points="929,1333 0,1333 0,0 1857,0 1857,1333">
          <text:p/>
        </draw:polygon>
        <draw:frame draw:style-name="gr17" draw:text-style-name="P5" draw:layer="layout" svg:width="0.595cm" svg:height="0.589cm" svg:x="12.88cm" svg:y="11.201cm">
          <draw:text-box>
            <text:p text:style-name="P2"><text:span text:style-name="T5">38</text:span></text:p>
          </draw:text-box>
        </draw:frame>
        <draw:polygon draw:style-name="gr7" draw:text-style-name="P8" draw:layer="layout" svg:width="1.856cm" svg:height="0.793cm" svg:x="14.203cm" svg:y="11.075cm" svg:viewBox="0 0 1857 794" draw:points="929,794 0,794 0,0 1857,0 1857,794">
          <text:p/>
        </draw:polygon>
        <draw:frame draw:style-name="gr8" draw:text-style-name="P9" draw:layer="layout" svg:width="1.145cm" svg:height="0.53cm" svg:x="14.563cm" svg:y="10.147cm">
          <draw:text-box>
            <text:p text:style-name="P2"><text:span text:style-name="T4">dado</text:span></text:p>
          </draw:text-box>
        </draw:frame>
        <draw:polygon draw:style-name="gr27" draw:text-style-name="P10" draw:layer="layout" svg:width="1.856cm" svg:height="1.331cm" svg:x="8.269cm" svg:y="12.089cm" svg:viewBox="0 0 1857 1332" draw:points="930,1332 0,1332 0,0 1857,0 1857,1332">
          <text:p/>
        </draw:polygon>
        <draw:polygon draw:style-name="gr12" draw:text-style-name="P12" draw:layer="layout" svg:width="1.856cm" svg:height="1.331cm" svg:x="8.269cm" svg:y="12.089cm" svg:viewBox="0 0 1857 1332" draw:points="930,1332 0,1332 0,0 1857,0 1857,1332">
          <text:p/>
        </draw:polygon>
        <draw:polygon draw:style-name="gr14" draw:text-style-name="P11" draw:layer="layout" svg:width="1.192cm" svg:height="1.331cm" svg:x="10.079cm" svg:y="12.089cm" svg:viewBox="0 0 1193 1332" draw:points="598,1332 0,1332 0,0 1193,0 1193,1332">
          <text:p/>
        </draw:polygon>
        <draw:frame draw:style-name="gr13" draw:text-style-name="P9" draw:layer="layout" svg:width="0.832cm" svg:height="0.53cm" svg:x="8.784cm" svg:y="12.514cm">
          <draw:text-box>
            <text:p text:style-name="P2"><text:span text:style-name="T4">Qtd</text:span></text:p>
          </draw:text-box>
        </draw:frame>
        <draw:polygon draw:style-name="gr10" draw:text-style-name="P10" draw:layer="layout" svg:width="1.856cm" svg:height="1.331cm" svg:x="13.066cm" svg:y="12.089cm" svg:viewBox="0 0 1857 1332" draw:points="930,1332 0,1332 0,0 1857,0 1857,1332">
          <text:p/>
        </draw:polygon>
        <draw:frame draw:style-name="gr9" draw:text-style-name="P5" draw:layer="layout" svg:width="0.528cm" svg:height="0.615cm" svg:x="10.506cm" svg:y="12.477cm">
          <draw:text-box>
            <text:p text:style-name="P2"><text:span text:style-name="T2">3</text:span></text:p>
          </draw:text-box>
        </draw:frame>
        <draw:polygon draw:style-name="gr14" draw:text-style-name="P11" draw:layer="layout" svg:width="1.192cm" svg:height="1.331cm" svg:x="14.876cm" svg:y="12.089cm" svg:viewBox="0 0 1193 1332" draw:points="598,1332 0,1332 0,0 1193,0 1193,1332">
          <text:p/>
        </draw:polygon>
        <draw:frame draw:style-name="gr15" draw:text-style-name="P9" draw:layer="layout" svg:width="1.014cm" svg:height="0.53cm" svg:x="13.504cm" svg:y="12.514cm">
          <draw:text-box>
            <text:p text:style-name="P2"><text:span text:style-name="T4">Prox</text:span></text:p>
          </draw:text-box>
        </draw:frame>
        <draw:polygon draw:style-name="gr3" draw:text-style-name="P4" draw:layer="layout" svg:width="3.513cm" svg:height="4.938cm" svg:x="1.287cm" svg:y="9.862cm" svg:viewBox="0 0 3514 4939" draw:points="1758,4939 0,4939 0,0 3514,0 3514,4939">
          <text:p/>
        </draw:polygon>
        <draw:frame draw:style-name="gr9" draw:text-style-name="P5" draw:layer="layout" svg:width="0.528cm" svg:height="0.615cm" svg:x="15.304cm" svg:y="12.477cm">
          <draw:text-box>
            <text:p text:style-name="P2"><text:span text:style-name="T2">4</text:span></text:p>
          </draw:text-box>
        </draw:frame>
        <draw:polygon draw:style-name="gr10" draw:text-style-name="P10" draw:layer="layout" svg:width="1.659cm" svg:height="1.197cm" svg:x="1.665cm" svg:y="10.02cm" svg:viewBox="0 0 1660 1198" draw:points="830,1198 0,1198 0,0 1660,0 1660,1198">
          <text:p/>
        </draw:polygon>
        <draw:frame draw:style-name="gr21" draw:text-style-name="P14" draw:layer="layout" svg:width="1.801cm" svg:height="0.412cm" svg:x="2.145cm" svg:y="14.065cm">
          <draw:text-box>
            <text:p text:style-name="P2"><text:span text:style-name="T7">cabeçalho</text:span></text:p>
          </draw:text-box>
        </draw:frame>
        <draw:polygon draw:style-name="gr14" draw:text-style-name="P11" draw:layer="layout" svg:width="1.067cm" svg:height="1.197cm" svg:x="3.282cm" svg:y="10.02cm" svg:viewBox="0 0 1068 1198" draw:points="534,1198 0,1198 0,0 1068,0 1068,1198">
          <text:p/>
        </draw:polygon>
        <draw:frame draw:style-name="gr22" draw:text-style-name="P14" draw:layer="layout" svg:width="0.891cm" svg:height="0.412cm" svg:x="2.05cm" svg:y="10.432cm">
          <draw:text-box>
            <text:p text:style-name="P2"><text:span text:style-name="T7">nSeq</text:span></text:p>
          </draw:text-box>
        </draw:frame>
        <draw:polygon draw:style-name="gr10" draw:text-style-name="P10" draw:layer="layout" svg:width="1.659cm" svg:height="1.198cm" svg:x="1.665cm" svg:y="11.328cm" svg:viewBox="0 0 1660 1199" draw:points="830,1199 0,1199 0,0 1660,0 1660,1199">
          <text:p/>
        </draw:polygon>
        <draw:frame draw:style-name="gr9" draw:text-style-name="P5" draw:layer="layout" svg:width="0.528cm" svg:height="0.615cm" svg:x="3.648cm" svg:y="10.339cm">
          <draw:text-box>
            <text:p text:style-name="P2"><text:span text:style-name="T2">5</text:span></text:p>
          </draw:text-box>
        </draw:frame>
        <draw:polygon draw:style-name="gr11" draw:text-style-name="P11" draw:layer="layout" svg:width="1.067cm" svg:height="1.198cm" svg:x="3.282cm" svg:y="11.328cm" svg:viewBox="0 0 1068 1199" draw:points="534,1199 0,1199 0,0 1068,0 1068,1199">
          <text:p/>
        </draw:polygon>
        <draw:polygon draw:style-name="gr12" draw:text-style-name="P12" draw:layer="layout" svg:width="1.067cm" svg:height="1.198cm" svg:x="3.282cm" svg:y="11.328cm" svg:viewBox="0 0 1068 1199" draw:points="534,1199 0,1199 0,0 1068,0 1068,1199">
          <text:p/>
        </draw:polygon>
        <draw:frame draw:style-name="gr22" draw:text-style-name="P14" draw:layer="layout" svg:width="0.891cm" svg:height="0.412cm" svg:x="2.05cm" svg:y="11.741cm">
          <draw:text-box>
            <text:p text:style-name="P2"><text:span text:style-name="T7">pSeq</text:span></text:p>
          </draw:text-box>
        </draw:frame>
        <draw:polygon draw:style-name="gr10" draw:text-style-name="P10" draw:layer="layout" svg:width="1.659cm" svg:height="1.198cm" svg:x="1.665cm" svg:y="12.65cm" svg:viewBox="0 0 1660 1199" draw:points="830,1199 0,1199 0,0 1660,0 1660,1199">
          <text:p/>
        </draw:polygon>
        <draw:frame draw:style-name="gr9" draw:text-style-name="P5" draw:layer="layout" svg:width="0.528cm" svg:height="0.615cm" svg:x="3.648cm" svg:y="11.648cm">
          <draw:text-box>
            <text:p text:style-name="P2"><text:span text:style-name="T2">2</text:span></text:p>
          </draw:text-box>
        </draw:frame>
        <draw:polygon draw:style-name="gr14" draw:text-style-name="P24" draw:layer="layout" svg:width="1.067cm" svg:height="1.198cm" svg:x="3.282cm" svg:y="12.65cm" svg:viewBox="0 0 1068 1199" draw:points="534,1199 0,1199 0,0 1068,0 1068,1199">
          <text:p/>
        </draw:polygon>
        <draw:frame draw:style-name="gr23" draw:text-style-name="P14" draw:layer="layout" svg:width="0.781cm" svg:height="0.412cm" svg:x="2.117cm" svg:y="13.063cm">
          <draw:text-box>
            <text:p text:style-name="P2"><text:span text:style-name="T7">Prox</text:span></text:p>
          </draw:text-box>
        </draw:frame>
        <draw:frame draw:style-name="gr9" draw:text-style-name="P5" draw:layer="layout" svg:width="0.528cm" svg:height="0.615cm" svg:x="3.648cm" svg:y="12.971cm">
          <draw:text-box>
            <text:p text:style-name="P2"><text:span text:style-name="T2">1</text:span></text:p>
          </draw:text-box>
        </draw:frame>
        <draw:frame draw:style-name="gr16" draw:text-style-name="P5" draw:layer="layout" svg:width="0.679cm" svg:height="0.615cm" svg:x="18.046cm" svg:y="11.233cm">
          <draw:text-box>
            <text:p text:style-name="P2"><text:span text:style-name="T2">51</text:span></text:p>
          </draw:text-box>
        </draw:frame>
        <draw:polygon draw:style-name="gr33" draw:text-style-name="P21" draw:layer="layout" svg:width="1.856cm" svg:height="0.792cm" svg:x="23.443cm" svg:y="11.114cm" svg:viewBox="0 0 1857 793" draw:points="929,793 0,793 0,0 1857,0 1857,793">
          <text:p/>
        </draw:polygon>
        <draw:frame draw:style-name="gr16" draw:text-style-name="P5" draw:layer="layout" svg:width="0.679cm" svg:height="0.615cm" svg:x="24.047cm" svg:y="11.234cm">
          <draw:text-box>
            <text:p text:style-name="P2"><text:span text:style-name="T2">89</text:span></text:p>
          </draw:text-box>
        </draw:frame>
        <draw:polygon draw:style-name="gr7" draw:text-style-name="P8" draw:layer="layout" svg:width="1.856cm" svg:height="0.794cm" svg:x="21.455cm" svg:y="11.113cm" svg:viewBox="0 0 1857 795" draw:points="930,795 0,795 0,0 1857,0 1857,795">
          <text:p/>
        </draw:polygon>
        <draw:frame draw:style-name="gr16" draw:text-style-name="P5" draw:layer="layout" svg:width="0.679cm" svg:height="0.615cm" svg:x="22.046cm" svg:y="11.233cm">
          <draw:text-box>
            <text:p text:style-name="P2"><text:span text:style-name="T2">80</text:span></text:p>
          </draw:text-box>
        </draw:frame>
      </draw:page>
      <draw:page draw:name="page30" draw:style-name="dp1" draw:master-page-name="master-page3">
        <draw:polygon draw:style-name="gr1" draw:text-style-name="P1" draw:layer="layout" svg:width="27.998cm" svg:height="15.749cm" svg:x="0cm" svg:y="0cm" svg:viewBox="0 0 27999 15750" draw:points="0,0 27999,0 27999,15750 0,15750">
          <text:p/>
        </draw:polygon>
        <draw:frame draw:style-name="gr2" draw:text-style-name="P3" draw:layer="layout" svg:width="0.493cm" svg:height="0.547cm" svg:x="1.401cm" svg:y="14.348cm">
          <draw:text-box>
            <text:p text:style-name="P2"><text:span text:style-name="T1"><text:s/></text:span></text:p>
          </draw:text-box>
        </draw:frame>
        <draw:polygon draw:style-name="gr3" draw:text-style-name="P4" draw:layer="layout" svg:width="8.021cm" svg:height="5cm" svg:x="1.198cm" svg:y="4cm" svg:viewBox="0 0 8022 5001" draw:points="4012,5001 0,5001 0,0 8022,0 8022,5001">
          <text:p/>
        </draw:polygon>
        <draw:frame draw:style-name="gr2" draw:text-style-name="P3" draw:layer="layout" svg:width="0.493cm" svg:height="0.547cm" svg:x="13.952cm" svg:y="14.348cm">
          <draw:text-box>
            <text:p text:style-name="P2"><text:span text:style-name="T1"><text:s/></text:span></text:p>
          </draw:text-box>
        </draw:frame>
        <draw:frame draw:style-name="gr4" draw:text-style-name="P5" draw:layer="layout" svg:width="2.445cm" svg:height="0.615cm" svg:x="3.99cm" svg:y="8.067cm">
          <draw:text-box>
            <text:p text:style-name="P2"><text:span text:style-name="T2">pedaço 0</text:span></text:p>
          </draw:text-box>
        </draw:frame>
        <draw:polygon draw:style-name="gr5" draw:text-style-name="P6" draw:layer="layout" svg:width="1.856cm" svg:height="1.332cm" svg:x="1.284cm" svg:y="4.16cm" svg:viewBox="0 0 1857 1333" draw:points="929,1333 0,1333 0,0 1857,0 1857,1333">
          <text:p/>
        </draw:polygon>
        <draw:frame draw:style-name="gr24" draw:text-style-name="P15" draw:layer="layout" svg:width="12.461cm" svg:height="1.182cm" svg:x="1.401cm" svg:y="1.354cm">
          <draw:text-box>
            <text:p text:style-name="P2"><text:span text:style-name="T8">7. Remover o elemento 11</text:span></text:p>
          </draw:text-box>
        </draw:frame>
        <draw:polygon draw:style-name="gr7" draw:text-style-name="P8" draw:layer="layout" svg:width="1.856cm" svg:height="0.793cm" svg:x="1.284cm" svg:y="5.515cm" svg:viewBox="0 0 1857 794" draw:points="929,794 0,794 0,0 1857,0 1857,794">
          <text:p/>
        </draw:polygon>
        <draw:frame draw:style-name="gr8" draw:text-style-name="P9" draw:layer="layout" svg:width="1.145cm" svg:height="0.53cm" svg:x="1.64cm" svg:y="4.583cm">
          <draw:text-box>
            <text:p text:style-name="P2"><text:span text:style-name="T4">dado</text:span></text:p>
          </draw:text-box>
        </draw:frame>
        <draw:polygon draw:style-name="gr5" draw:text-style-name="P6" draw:layer="layout" svg:width="1.855cm" svg:height="1.332cm" svg:x="3.276cm" svg:y="4.158cm" svg:viewBox="0 0 1856 1333" draw:points="928,1333 0,1333 0,0 1856,0 1856,1333">
          <text:p/>
        </draw:polygon>
        <draw:frame draw:style-name="gr9" draw:text-style-name="P5" draw:layer="layout" svg:width="0.528cm" svg:height="0.615cm" svg:x="2.043cm" svg:y="5.633cm">
          <draw:text-box>
            <text:p text:style-name="P2"><text:span text:style-name="T2">3</text:span></text:p>
          </draw:text-box>
        </draw:frame>
        <draw:polygon draw:style-name="gr7" draw:text-style-name="P8" draw:layer="layout" svg:width="1.855cm" svg:height="0.794cm" svg:x="3.276cm" svg:y="5.512cm" svg:viewBox="0 0 1856 795" draw:points="928,795 0,795 0,0 1856,0 1856,795">
          <text:p/>
        </draw:polygon>
        <draw:frame draw:style-name="gr8" draw:text-style-name="P9" draw:layer="layout" svg:width="1.145cm" svg:height="0.53cm" svg:x="3.634cm" svg:y="4.583cm">
          <draw:text-box>
            <text:p text:style-name="P2"><text:span text:style-name="T4">dado</text:span></text:p>
          </draw:text-box>
        </draw:frame>
        <draw:polygon draw:style-name="gr5" draw:text-style-name="P6" draw:layer="layout" svg:width="1.856cm" svg:height="1.33cm" svg:x="5.264cm" svg:y="4.16cm" svg:viewBox="0 0 1857 1331" draw:points="927,1331 0,1331 0,0 1857,0 1857,1331">
          <text:p/>
        </draw:polygon>
        <draw:frame draw:style-name="gr9" draw:text-style-name="P5" draw:layer="layout" svg:width="0.528cm" svg:height="0.615cm" svg:x="4.036cm" svg:y="5.63cm">
          <draw:text-box>
            <text:p text:style-name="P2"><text:span text:style-name="T2">5</text:span></text:p>
          </draw:text-box>
        </draw:frame>
        <draw:polygon draw:style-name="gr7" draw:text-style-name="P8" draw:layer="layout" svg:width="1.856cm" svg:height="0.792cm" svg:x="5.264cm" svg:y="5.513cm" svg:viewBox="0 0 1857 793" draw:points="927,793 0,793 0,0 1857,0 1857,793">
          <text:p/>
        </draw:polygon>
        <draw:polygon draw:style-name="gr5" draw:text-style-name="P6" draw:layer="layout" svg:width="1.856cm" svg:height="1.332cm" svg:x="7.218cm" svg:y="4.16cm" svg:viewBox="0 0 1857 1333" draw:points="929,1333 0,1333 0,0 1857,0 1857,1333">
          <text:p/>
        </draw:polygon>
        <draw:frame draw:style-name="gr8" draw:text-style-name="P9" draw:layer="layout" svg:width="1.145cm" svg:height="0.53cm" svg:x="5.62cm" svg:y="4.583cm">
          <draw:text-box>
            <text:p text:style-name="P2"><text:span text:style-name="T4">dado</text:span></text:p>
          </draw:text-box>
        </draw:frame>
        <draw:polygon draw:style-name="gr7" draw:text-style-name="P8" draw:layer="layout" svg:width="1.856cm" svg:height="0.793cm" svg:x="7.218cm" svg:y="5.515cm" svg:viewBox="0 0 1857 794" draw:points="929,794 0,794 0,0 1857,0 1857,794">
          <text:p/>
        </draw:polygon>
        <draw:polygon draw:style-name="gr10" draw:text-style-name="P10" draw:layer="layout" svg:width="1.856cm" svg:height="1.331cm" svg:x="1.284cm" svg:y="6.529cm" svg:viewBox="0 0 1857 1332" draw:points="929,1332 0,1332 0,0 1857,0 1857,1332">
          <text:p/>
        </draw:polygon>
        <draw:frame draw:style-name="gr8" draw:text-style-name="P9" draw:layer="layout" svg:width="1.145cm" svg:height="0.53cm" svg:x="7.578cm" svg:y="4.583cm">
          <draw:text-box>
            <text:p text:style-name="P2"><text:span text:style-name="T4">dado</text:span></text:p>
          </draw:text-box>
        </draw:frame>
        <draw:polygon draw:style-name="gr11" draw:text-style-name="P11" draw:layer="layout" svg:width="1.192cm" svg:height="1.331cm" svg:x="3.094cm" svg:y="6.529cm" svg:viewBox="0 0 1193 1332" draw:points="597,1332 0,1332 0,0 1193,0 1193,1332">
          <text:p/>
        </draw:polygon>
        <draw:polygon draw:style-name="gr12" draw:text-style-name="P12" draw:layer="layout" svg:width="1.192cm" svg:height="1.331cm" svg:x="3.094cm" svg:y="6.529cm" svg:viewBox="0 0 1193 1332" draw:points="597,1332 0,1332 0,0 1193,0 1193,1332">
          <text:p/>
        </draw:polygon>
        <draw:frame draw:style-name="gr13" draw:text-style-name="P9" draw:layer="layout" svg:width="0.832cm" svg:height="0.53cm" svg:x="1.799cm" svg:y="6.954cm">
          <draw:text-box>
            <text:p text:style-name="P2"><text:span text:style-name="T4">Qtd</text:span></text:p>
          </draw:text-box>
        </draw:frame>
        <draw:polygon draw:style-name="gr10" draw:text-style-name="P10" draw:layer="layout" svg:width="1.856cm" svg:height="1.331cm" svg:x="6.081cm" svg:y="6.529cm" svg:viewBox="0 0 1857 1332" draw:points="930,1332 0,1332 0,0 1857,0 1857,1332">
          <text:p/>
        </draw:polygon>
        <draw:frame draw:style-name="gr9" draw:text-style-name="P5" draw:layer="layout" svg:width="0.528cm" svg:height="0.615cm" svg:x="3.521cm" svg:y="6.917cm">
          <draw:text-box>
            <text:p text:style-name="P2"><text:span text:style-name="T2">2</text:span></text:p>
          </draw:text-box>
        </draw:frame>
        <draw:polygon draw:style-name="gr14" draw:text-style-name="P11" draw:layer="layout" svg:width="1.192cm" svg:height="1.331cm" svg:x="7.891cm" svg:y="6.529cm" svg:viewBox="0 0 1193 1332" draw:points="597,1332 0,1332 0,0 1193,0 1193,1332">
          <text:p/>
        </draw:polygon>
        <draw:frame draw:style-name="gr15" draw:text-style-name="P9" draw:layer="layout" svg:width="1.014cm" svg:height="0.53cm" svg:x="6.519cm" svg:y="6.954cm">
          <draw:text-box>
            <text:p text:style-name="P2"><text:span text:style-name="T4">Prox</text:span></text:p>
          </draw:text-box>
        </draw:frame>
        <draw:polygon draw:style-name="gr3" draw:text-style-name="P4" draw:layer="layout" svg:width="8.021cm" svg:height="5cm" svg:x="9.998cm" svg:y="4cm" svg:viewBox="0 0 8022 5001" draw:points="4013,5001 0,5001 0,0 8022,0 8022,5001">
          <text:p/>
        </draw:polygon>
        <draw:frame draw:style-name="gr9" draw:text-style-name="P5" draw:layer="layout" svg:width="0.528cm" svg:height="0.615cm" svg:x="8.319cm" svg:y="6.917cm">
          <draw:text-box>
            <text:p text:style-name="P2"><text:span text:style-name="T2">3</text:span></text:p>
          </draw:text-box>
        </draw:frame>
        <draw:polygon draw:style-name="gr5" draw:text-style-name="P6" draw:layer="layout" svg:width="1.856cm" svg:height="1.332cm" svg:x="10.084cm" svg:y="4.16cm" svg:viewBox="0 0 1857 1333" draw:points="930,1333 0,1333 0,0 1857,0 1857,1333">
          <text:p/>
        </draw:polygon>
        <draw:frame draw:style-name="gr4" draw:text-style-name="P5" draw:layer="layout" svg:width="2.445cm" svg:height="0.615cm" svg:x="12.788cm" svg:y="8.067cm">
          <draw:text-box>
            <text:p text:style-name="P2"><text:span text:style-name="T2">pedaço 1</text:span></text:p>
          </draw:text-box>
        </draw:frame>
        <draw:polygon draw:style-name="gr7" draw:text-style-name="P8" draw:layer="layout" svg:width="1.856cm" svg:height="0.793cm" svg:x="10.084cm" svg:y="5.515cm" svg:viewBox="0 0 1857 794" draw:points="930,794 0,794 0,0 1857,0 1857,794">
          <text:p/>
        </draw:polygon>
        <draw:frame draw:style-name="gr8" draw:text-style-name="P9" draw:layer="layout" svg:width="1.145cm" svg:height="0.53cm" svg:x="10.442cm" svg:y="4.583cm">
          <draw:text-box>
            <text:p text:style-name="P2"><text:span text:style-name="T4">dado</text:span></text:p>
          </draw:text-box>
        </draw:frame>
        <draw:polygon draw:style-name="gr5" draw:text-style-name="P6" draw:layer="layout" svg:width="1.856cm" svg:height="1.332cm" svg:x="12.076cm" svg:y="4.158cm" svg:viewBox="0 0 1857 1333" draw:points="927,1333 0,1333 0,0 1857,0 1857,1333">
          <text:p/>
        </draw:polygon>
        <draw:polygon draw:style-name="gr7" draw:text-style-name="P8" draw:layer="layout" svg:width="1.856cm" svg:height="0.794cm" svg:x="12.076cm" svg:y="5.512cm" svg:viewBox="0 0 1857 795" draw:points="927,795 0,795 0,0 1857,0 1857,795">
          <text:p/>
        </draw:polygon>
        <draw:polygon draw:style-name="gr5" draw:text-style-name="P6" draw:layer="layout" svg:width="1.856cm" svg:height="1.33cm" svg:x="14.064cm" svg:y="4.16cm" svg:viewBox="0 0 1857 1331" draw:points="927,1331 0,1331 0,0 1857,0 1857,1331">
          <text:p/>
        </draw:polygon>
        <draw:frame draw:style-name="gr8" draw:text-style-name="P9" draw:layer="layout" svg:width="1.145cm" svg:height="0.53cm" svg:x="12.432cm" svg:y="4.583cm">
          <draw:text-box>
            <text:p text:style-name="P2"><text:span text:style-name="T4">dado</text:span></text:p>
          </draw:text-box>
        </draw:frame>
        <draw:polygon draw:style-name="gr7" draw:text-style-name="P8" draw:layer="layout" svg:width="1.856cm" svg:height="0.792cm" svg:x="14.064cm" svg:y="5.513cm" svg:viewBox="0 0 1857 793" draw:points="927,793 0,793 0,0 1857,0 1857,793">
          <text:p/>
        </draw:polygon>
        <draw:polygon draw:style-name="gr5" draw:text-style-name="P6" draw:layer="layout" svg:width="1.856cm" svg:height="1.332cm" svg:x="16.019cm" svg:y="4.16cm" svg:viewBox="0 0 1857 1333" draw:points="927,1333 0,1333 0,0 1857,0 1857,1333">
          <text:p/>
        </draw:polygon>
        <draw:frame draw:style-name="gr8" draw:text-style-name="P9" draw:layer="layout" svg:width="1.145cm" svg:height="0.53cm" svg:x="14.422cm" svg:y="4.583cm">
          <draw:text-box>
            <text:p text:style-name="P2"><text:span text:style-name="T4">dado</text:span></text:p>
          </draw:text-box>
        </draw:frame>
        <draw:polygon draw:style-name="gr7" draw:text-style-name="P8" draw:layer="layout" svg:width="1.856cm" svg:height="0.793cm" svg:x="16.019cm" svg:y="5.515cm" svg:viewBox="0 0 1857 794" draw:points="927,794 0,794 0,0 1857,0 1857,794">
          <text:p/>
        </draw:polygon>
        <draw:polygon draw:style-name="gr10" draw:text-style-name="P10" draw:layer="layout" svg:width="1.856cm" svg:height="1.331cm" svg:x="10.084cm" svg:y="6.529cm" svg:viewBox="0 0 1857 1332" draw:points="930,1332 0,1332 0,0 1857,0 1857,1332">
          <text:p/>
        </draw:polygon>
        <draw:frame draw:style-name="gr8" draw:text-style-name="P9" draw:layer="layout" svg:width="1.145cm" svg:height="0.53cm" svg:x="16.376cm" svg:y="4.583cm">
          <draw:text-box>
            <text:p text:style-name="P2"><text:span text:style-name="T4">dado</text:span></text:p>
          </draw:text-box>
        </draw:frame>
        <draw:polygon draw:style-name="gr14" draw:text-style-name="P11" draw:layer="layout" svg:width="1.192cm" svg:height="1.331cm" svg:x="11.894cm" svg:y="6.529cm" svg:viewBox="0 0 1193 1332" draw:points="597,1332 0,1332 0,0 1193,0 1193,1332">
          <text:p/>
        </draw:polygon>
        <draw:frame draw:style-name="gr13" draw:text-style-name="P9" draw:layer="layout" svg:width="0.832cm" svg:height="0.53cm" svg:x="10.597cm" svg:y="6.954cm">
          <draw:text-box>
            <text:p text:style-name="P2"><text:span text:style-name="T4">Qtd</text:span></text:p>
          </draw:text-box>
        </draw:frame>
        <draw:polygon draw:style-name="gr10" draw:text-style-name="P10" draw:layer="layout" svg:width="1.856cm" svg:height="1.331cm" svg:x="14.882cm" svg:y="6.529cm" svg:viewBox="0 0 1857 1332" draw:points="928,1332 0,1332 0,0 1857,0 1857,1332">
          <text:p/>
        </draw:polygon>
        <draw:frame draw:style-name="gr9" draw:text-style-name="P5" draw:layer="layout" svg:width="0.528cm" svg:height="0.615cm" svg:x="12.323cm" svg:y="6.917cm">
          <draw:text-box>
            <text:p text:style-name="P2"><text:span text:style-name="T2">0</text:span></text:p>
          </draw:text-box>
        </draw:frame>
        <draw:polygon draw:style-name="gr14" draw:text-style-name="P11" draw:layer="layout" svg:width="1.192cm" svg:height="1.331cm" svg:x="16.691cm" svg:y="6.529cm" svg:viewBox="0 0 1193 1332" draw:points="598,1332 0,1332 0,0 1193,0 1193,1332">
          <text:p/>
        </draw:polygon>
        <draw:frame draw:style-name="gr15" draw:text-style-name="P9" draw:layer="layout" svg:width="1.014cm" svg:height="0.53cm" svg:x="15.321cm" svg:y="6.954cm">
          <draw:text-box>
            <text:p text:style-name="P2"><text:span text:style-name="T4">Prox</text:span></text:p>
          </draw:text-box>
        </draw:frame>
        <draw:polygon draw:style-name="gr3" draw:text-style-name="P4" draw:layer="layout" svg:width="8.021cm" svg:height="5cm" svg:x="19.199cm" svg:y="4cm" svg:viewBox="0 0 8022 5001" draw:points="4011,5001 0,5001 0,0 8022,0 8022,5001">
          <text:p/>
        </draw:polygon>
        <draw:frame draw:style-name="gr9" draw:text-style-name="P5" draw:layer="layout" svg:width="0.528cm" svg:height="0.615cm" svg:x="17.12cm" svg:y="6.917cm">
          <draw:text-box>
            <text:p text:style-name="P2"><text:span text:style-name="T2">5</text:span></text:p>
          </draw:text-box>
        </draw:frame>
        <draw:polygon draw:style-name="gr31" draw:text-style-name="P6" draw:layer="layout" svg:width="1.856cm" svg:height="1.332cm" svg:x="19.284cm" svg:y="4.16cm" svg:viewBox="0 0 1857 1333" draw:points="930,1333 0,1333 0,0 1857,0 1857,1333">
          <text:p/>
        </draw:polygon>
        <draw:polygon draw:style-name="gr12" draw:text-style-name="P12" draw:layer="layout" svg:width="1.856cm" svg:height="1.332cm" svg:x="19.284cm" svg:y="4.16cm" svg:viewBox="0 0 1857 1333" draw:points="930,1333 0,1333 0,0 1857,0 1857,1333">
          <text:p/>
        </draw:polygon>
        <draw:frame draw:style-name="gr4" draw:text-style-name="P5" draw:layer="layout" svg:width="2.445cm" svg:height="0.615cm" svg:x="21.989cm" svg:y="8.067cm">
          <draw:text-box>
            <text:p text:style-name="P2"><text:span text:style-name="T2">pedaço 2</text:span></text:p>
          </draw:text-box>
        </draw:frame>
        <draw:polygon draw:style-name="gr7" draw:text-style-name="P8" draw:layer="layout" svg:width="1.856cm" svg:height="0.793cm" svg:x="19.284cm" svg:y="5.515cm" svg:viewBox="0 0 1857 794" draw:points="930,794 0,794 0,0 1857,0 1857,794">
          <text:p/>
        </draw:polygon>
        <draw:frame draw:style-name="gr8" draw:text-style-name="P9" draw:layer="layout" svg:width="1.145cm" svg:height="0.53cm" svg:x="19.643cm" svg:y="4.583cm">
          <draw:text-box>
            <text:p text:style-name="P2"><text:span text:style-name="T4">dado</text:span></text:p>
          </draw:text-box>
        </draw:frame>
        <draw:polygon draw:style-name="gr5" draw:text-style-name="P6" draw:layer="layout" svg:width="1.856cm" svg:height="1.332cm" svg:x="21.275cm" svg:y="4.158cm" svg:viewBox="0 0 1857 1333" draw:points="930,1333 0,1333 0,0 1857,0 1857,1333">
          <text:p/>
        </draw:polygon>
        <draw:frame draw:style-name="gr9" draw:text-style-name="P5" draw:layer="layout" svg:width="0.528cm" svg:height="0.615cm" svg:x="20.045cm" svg:y="5.633cm">
          <draw:text-box>
            <text:p text:style-name="P2"><text:span text:style-name="T2">2</text:span></text:p>
          </draw:text-box>
        </draw:frame>
        <draw:polygon draw:style-name="gr7" draw:text-style-name="P8" draw:layer="layout" svg:width="1.856cm" svg:height="0.794cm" svg:x="21.275cm" svg:y="5.512cm" svg:viewBox="0 0 1857 795" draw:points="930,795 0,795 0,0 1857,0 1857,795">
          <text:p/>
        </draw:polygon>
        <draw:frame draw:style-name="gr8" draw:text-style-name="P9" draw:layer="layout" svg:width="1.145cm" svg:height="0.53cm" svg:x="21.632cm" svg:y="4.583cm">
          <draw:text-box>
            <text:p text:style-name="P2"><text:span text:style-name="T4">dado</text:span></text:p>
          </draw:text-box>
        </draw:frame>
        <draw:polygon draw:style-name="gr5" draw:text-style-name="P6" draw:layer="layout" svg:width="1.856cm" svg:height="1.33cm" svg:x="23.264cm" svg:y="4.16cm" svg:viewBox="0 0 1857 1331" draw:points="927,1331 0,1331 0,0 1857,0 1857,1331">
          <text:p/>
        </draw:polygon>
        <draw:frame draw:style-name="gr9" draw:text-style-name="P5" draw:layer="layout" svg:width="0.528cm" svg:height="0.615cm" svg:x="22.035cm" svg:y="5.63cm">
          <draw:text-box>
            <text:p text:style-name="P2"><text:span text:style-name="T2">8</text:span></text:p>
          </draw:text-box>
        </draw:frame>
        <draw:polygon draw:style-name="gr38" draw:text-style-name="P27" draw:layer="layout" svg:width="1.856cm" svg:height="0.792cm" svg:x="23.264cm" svg:y="5.513cm" svg:viewBox="0 0 1857 793" draw:points="927,793 0,793 0,0 1857,0 1857,793">
          <text:p/>
        </draw:polygon>
        <draw:frame draw:style-name="gr8" draw:text-style-name="P9" draw:layer="layout" svg:width="1.145cm" svg:height="0.53cm" svg:x="23.622cm" svg:y="4.583cm">
          <draw:text-box>
            <text:p text:style-name="P2"><text:span text:style-name="T4">dado</text:span></text:p>
          </draw:text-box>
        </draw:frame>
        <draw:polygon draw:style-name="gr5" draw:text-style-name="P6" draw:layer="layout" svg:width="1.856cm" svg:height="1.332cm" svg:x="25.218cm" svg:y="4.16cm" svg:viewBox="0 0 1857 1333" draw:points="929,1333 0,1333 0,0 1857,0 1857,1333">
          <text:p/>
        </draw:polygon>
        <draw:frame draw:style-name="gr17" draw:text-style-name="P5" draw:layer="layout" svg:width="0.595cm" svg:height="0.589cm" svg:x="23.945cm" svg:y="5.642cm">
          <draw:text-box>
            <text:p text:style-name="P2"><text:span text:style-name="T5">11</text:span></text:p>
          </draw:text-box>
        </draw:frame>
        <draw:polygon draw:style-name="gr7" draw:text-style-name="P8" draw:layer="layout" svg:width="1.856cm" svg:height="0.793cm" svg:x="25.218cm" svg:y="5.515cm" svg:viewBox="0 0 1857 794" draw:points="929,794 0,794 0,0 1857,0 1857,794">
          <text:p/>
        </draw:polygon>
        <draw:frame draw:style-name="gr8" draw:text-style-name="P9" draw:layer="layout" svg:width="1.145cm" svg:height="0.53cm" svg:x="25.576cm" svg:y="4.583cm">
          <draw:text-box>
            <text:p text:style-name="P2"><text:span text:style-name="T4">dado</text:span></text:p>
          </draw:text-box>
        </draw:frame>
        <draw:polygon draw:style-name="gr10" draw:text-style-name="P10" draw:layer="layout" svg:width="1.856cm" svg:height="1.331cm" svg:x="19.284cm" svg:y="6.529cm" svg:viewBox="0 0 1857 1332" draw:points="930,1332 0,1332 0,0 1857,0 1857,1332">
          <text:p/>
        </draw:polygon>
        <draw:polygon draw:style-name="gr14" draw:text-style-name="P11" draw:layer="layout" svg:width="1.191cm" svg:height="1.331cm" svg:x="21.095cm" svg:y="6.529cm" svg:viewBox="0 0 1192 1332" draw:points="596,1332 0,1332 0,0 1192,0 1192,1332">
          <text:p/>
        </draw:polygon>
        <draw:frame draw:style-name="gr13" draw:text-style-name="P9" draw:layer="layout" svg:width="0.832cm" svg:height="0.53cm" svg:x="19.798cm" svg:y="6.954cm">
          <draw:text-box>
            <text:p text:style-name="P2"><text:span text:style-name="T4">Qtd</text:span></text:p>
          </draw:text-box>
        </draw:frame>
        <draw:polygon draw:style-name="gr10" draw:text-style-name="P10" draw:layer="layout" svg:width="1.856cm" svg:height="1.331cm" svg:x="24.081cm" svg:y="6.529cm" svg:viewBox="0 0 1857 1332" draw:points="929,1332 0,1332 0,0 1857,0 1857,1332">
          <text:p/>
        </draw:polygon>
        <draw:frame draw:style-name="gr9" draw:text-style-name="P5" draw:layer="layout" svg:width="0.528cm" svg:height="0.615cm" svg:x="21.523cm" svg:y="6.917cm">
          <draw:text-box>
            <text:p text:style-name="P2"><text:span text:style-name="T2">3</text:span></text:p>
          </draw:text-box>
        </draw:frame>
        <draw:polygon draw:style-name="gr14" draw:text-style-name="P11" draw:layer="layout" svg:width="1.192cm" svg:height="1.331cm" svg:x="25.891cm" svg:y="6.529cm" svg:viewBox="0 0 1193 1332" draw:points="597,1332 0,1332 0,0 1193,0 1193,1332">
          <text:p/>
        </draw:polygon>
        <draw:frame draw:style-name="gr15" draw:text-style-name="P9" draw:layer="layout" svg:width="1.014cm" svg:height="0.53cm" svg:x="24.522cm" svg:y="6.954cm">
          <draw:text-box>
            <text:p text:style-name="P2"><text:span text:style-name="T4">Prox</text:span></text:p>
          </draw:text-box>
        </draw:frame>
        <draw:polygon draw:style-name="gr3" draw:text-style-name="P4" draw:layer="layout" svg:width="8.021cm" svg:height="5cm" svg:x="1.198cm" svg:y="4cm" svg:viewBox="0 0 8022 5001" draw:points="4012,5001 0,5001 0,0 8022,0 8022,5001">
          <text:p/>
        </draw:polygon>
        <draw:frame draw:style-name="gr9" draw:text-style-name="P5" draw:layer="layout" svg:width="0.528cm" svg:height="0.615cm" svg:x="26.321cm" svg:y="6.917cm">
          <draw:text-box>
            <text:p text:style-name="P2"><text:span text:style-name="T2">0</text:span></text:p>
          </draw:text-box>
        </draw:frame>
        <draw:polygon draw:style-name="gr5" draw:text-style-name="P6" draw:layer="layout" svg:width="1.856cm" svg:height="1.332cm" svg:x="1.284cm" svg:y="4.16cm" svg:viewBox="0 0 1857 1333" draw:points="929,1333 0,1333 0,0 1857,0 1857,1333">
          <text:p/>
        </draw:polygon>
        <draw:frame draw:style-name="gr4" draw:text-style-name="P5" draw:layer="layout" svg:width="2.445cm" svg:height="0.615cm" svg:x="3.99cm" svg:y="8.067cm">
          <draw:text-box>
            <text:p text:style-name="P2"><text:span text:style-name="T2">pedaço 0</text:span></text:p>
          </draw:text-box>
        </draw:frame>
        <draw:polygon draw:style-name="gr7" draw:text-style-name="P8" draw:layer="layout" svg:width="1.856cm" svg:height="0.793cm" svg:x="1.284cm" svg:y="5.515cm" svg:viewBox="0 0 1857 794" draw:points="929,794 0,794 0,0 1857,0 1857,794">
          <text:p/>
        </draw:polygon>
        <draw:frame draw:style-name="gr8" draw:text-style-name="P9" draw:layer="layout" svg:width="1.145cm" svg:height="0.53cm" svg:x="1.64cm" svg:y="4.583cm">
          <draw:text-box>
            <text:p text:style-name="P2"><text:span text:style-name="T4">dado</text:span></text:p>
          </draw:text-box>
        </draw:frame>
        <draw:polygon draw:style-name="gr5" draw:text-style-name="P6" draw:layer="layout" svg:width="1.855cm" svg:height="1.332cm" svg:x="3.276cm" svg:y="4.158cm" svg:viewBox="0 0 1856 1333" draw:points="928,1333 0,1333 0,0 1856,0 1856,1333">
          <text:p/>
        </draw:polygon>
        <draw:frame draw:style-name="gr9" draw:text-style-name="P5" draw:layer="layout" svg:width="0.528cm" svg:height="0.615cm" svg:x="2.043cm" svg:y="5.633cm">
          <draw:text-box>
            <text:p text:style-name="P2"><text:span text:style-name="T2">3</text:span></text:p>
          </draw:text-box>
        </draw:frame>
        <draw:polygon draw:style-name="gr7" draw:text-style-name="P8" draw:layer="layout" svg:width="1.855cm" svg:height="0.794cm" svg:x="3.276cm" svg:y="5.512cm" svg:viewBox="0 0 1856 795" draw:points="928,795 0,795 0,0 1856,0 1856,795">
          <text:p/>
        </draw:polygon>
        <draw:frame draw:style-name="gr8" draw:text-style-name="P9" draw:layer="layout" svg:width="1.145cm" svg:height="0.53cm" svg:x="3.634cm" svg:y="4.583cm">
          <draw:text-box>
            <text:p text:style-name="P2"><text:span text:style-name="T4">dado</text:span></text:p>
          </draw:text-box>
        </draw:frame>
        <draw:polygon draw:style-name="gr5" draw:text-style-name="P6" draw:layer="layout" svg:width="1.856cm" svg:height="1.33cm" svg:x="5.264cm" svg:y="4.16cm" svg:viewBox="0 0 1857 1331" draw:points="927,1331 0,1331 0,0 1857,0 1857,1331">
          <text:p/>
        </draw:polygon>
        <draw:frame draw:style-name="gr9" draw:text-style-name="P5" draw:layer="layout" svg:width="0.528cm" svg:height="0.615cm" svg:x="4.036cm" svg:y="5.63cm">
          <draw:text-box>
            <text:p text:style-name="P2"><text:span text:style-name="T2">5</text:span></text:p>
          </draw:text-box>
        </draw:frame>
        <draw:polygon draw:style-name="gr7" draw:text-style-name="P8" draw:layer="layout" svg:width="1.856cm" svg:height="0.792cm" svg:x="5.264cm" svg:y="5.513cm" svg:viewBox="0 0 1857 793" draw:points="927,793 0,793 0,0 1857,0 1857,793">
          <text:p/>
        </draw:polygon>
        <draw:polygon draw:style-name="gr5" draw:text-style-name="P6" draw:layer="layout" svg:width="1.856cm" svg:height="1.332cm" svg:x="7.218cm" svg:y="4.16cm" svg:viewBox="0 0 1857 1333" draw:points="929,1333 0,1333 0,0 1857,0 1857,1333">
          <text:p/>
        </draw:polygon>
        <draw:frame draw:style-name="gr8" draw:text-style-name="P9" draw:layer="layout" svg:width="1.145cm" svg:height="0.53cm" svg:x="5.62cm" svg:y="4.583cm">
          <draw:text-box>
            <text:p text:style-name="P2"><text:span text:style-name="T4">dado</text:span></text:p>
          </draw:text-box>
        </draw:frame>
        <draw:polygon draw:style-name="gr7" draw:text-style-name="P8" draw:layer="layout" svg:width="1.856cm" svg:height="0.793cm" svg:x="7.218cm" svg:y="5.515cm" svg:viewBox="0 0 1857 794" draw:points="929,794 0,794 0,0 1857,0 1857,794">
          <text:p/>
        </draw:polygon>
        <draw:polygon draw:style-name="gr10" draw:text-style-name="P10" draw:layer="layout" svg:width="1.856cm" svg:height="1.331cm" svg:x="1.284cm" svg:y="6.529cm" svg:viewBox="0 0 1857 1332" draw:points="929,1332 0,1332 0,0 1857,0 1857,1332">
          <text:p/>
        </draw:polygon>
        <draw:frame draw:style-name="gr8" draw:text-style-name="P9" draw:layer="layout" svg:width="1.145cm" svg:height="0.53cm" svg:x="7.578cm" svg:y="4.583cm">
          <draw:text-box>
            <text:p text:style-name="P2"><text:span text:style-name="T4">dado</text:span></text:p>
          </draw:text-box>
        </draw:frame>
        <draw:polygon draw:style-name="gr11" draw:text-style-name="P11" draw:layer="layout" svg:width="1.192cm" svg:height="1.331cm" svg:x="3.094cm" svg:y="6.529cm" svg:viewBox="0 0 1193 1332" draw:points="597,1332 0,1332 0,0 1193,0 1193,1332">
          <text:p/>
        </draw:polygon>
        <draw:polygon draw:style-name="gr12" draw:text-style-name="P12" draw:layer="layout" svg:width="1.192cm" svg:height="1.331cm" svg:x="3.094cm" svg:y="6.529cm" svg:viewBox="0 0 1193 1332" draw:points="597,1332 0,1332 0,0 1193,0 1193,1332">
          <text:p/>
        </draw:polygon>
        <draw:frame draw:style-name="gr13" draw:text-style-name="P9" draw:layer="layout" svg:width="0.832cm" svg:height="0.53cm" svg:x="1.799cm" svg:y="6.954cm">
          <draw:text-box>
            <text:p text:style-name="P2"><text:span text:style-name="T4">Qtd</text:span></text:p>
          </draw:text-box>
        </draw:frame>
        <draw:polygon draw:style-name="gr10" draw:text-style-name="P10" draw:layer="layout" svg:width="1.856cm" svg:height="1.331cm" svg:x="6.081cm" svg:y="6.529cm" svg:viewBox="0 0 1857 1332" draw:points="930,1332 0,1332 0,0 1857,0 1857,1332">
          <text:p/>
        </draw:polygon>
        <draw:frame draw:style-name="gr9" draw:text-style-name="P5" draw:layer="layout" svg:width="0.528cm" svg:height="0.615cm" svg:x="3.521cm" svg:y="6.917cm">
          <draw:text-box>
            <text:p text:style-name="P2"><text:span text:style-name="T2">2</text:span></text:p>
          </draw:text-box>
        </draw:frame>
        <draw:polygon draw:style-name="gr14" draw:text-style-name="P11" draw:layer="layout" svg:width="1.192cm" svg:height="1.331cm" svg:x="7.891cm" svg:y="6.529cm" svg:viewBox="0 0 1193 1332" draw:points="597,1332 0,1332 0,0 1193,0 1193,1332">
          <text:p/>
        </draw:polygon>
        <draw:frame draw:style-name="gr15" draw:text-style-name="P9" draw:layer="layout" svg:width="1.014cm" svg:height="0.53cm" svg:x="6.519cm" svg:y="6.954cm">
          <draw:text-box>
            <text:p text:style-name="P2"><text:span text:style-name="T4">Prox</text:span></text:p>
          </draw:text-box>
        </draw:frame>
        <draw:polygon draw:style-name="gr3" draw:text-style-name="P4" draw:layer="layout" svg:width="8.021cm" svg:height="5cm" svg:x="1.198cm" svg:y="4cm" svg:viewBox="0 0 8022 5001" draw:points="4012,5001 0,5001 0,0 8022,0 8022,5001">
          <text:p/>
        </draw:polygon>
        <draw:frame draw:style-name="gr9" draw:text-style-name="P5" draw:layer="layout" svg:width="0.528cm" svg:height="0.615cm" svg:x="8.319cm" svg:y="6.917cm">
          <draw:text-box>
            <text:p text:style-name="P2"><text:span text:style-name="T2">3</text:span></text:p>
          </draw:text-box>
        </draw:frame>
        <draw:polygon draw:style-name="gr5" draw:text-style-name="P6" draw:layer="layout" svg:width="1.856cm" svg:height="1.332cm" svg:x="1.284cm" svg:y="4.16cm" svg:viewBox="0 0 1857 1333" draw:points="929,1333 0,1333 0,0 1857,0 1857,1333">
          <text:p/>
        </draw:polygon>
        <draw:frame draw:style-name="gr4" draw:text-style-name="P5" draw:layer="layout" svg:width="2.445cm" svg:height="0.615cm" svg:x="3.99cm" svg:y="8.067cm">
          <draw:text-box>
            <text:p text:style-name="P2"><text:span text:style-name="T2">pedaço 0</text:span></text:p>
          </draw:text-box>
        </draw:frame>
        <draw:polygon draw:style-name="gr7" draw:text-style-name="P8" draw:layer="layout" svg:width="1.856cm" svg:height="0.793cm" svg:x="1.284cm" svg:y="5.515cm" svg:viewBox="0 0 1857 794" draw:points="929,794 0,794 0,0 1857,0 1857,794">
          <text:p/>
        </draw:polygon>
        <draw:frame draw:style-name="gr8" draw:text-style-name="P9" draw:layer="layout" svg:width="1.145cm" svg:height="0.53cm" svg:x="1.64cm" svg:y="4.583cm">
          <draw:text-box>
            <text:p text:style-name="P2"><text:span text:style-name="T4">dado</text:span></text:p>
          </draw:text-box>
        </draw:frame>
        <draw:polygon draw:style-name="gr5" draw:text-style-name="P6" draw:layer="layout" svg:width="1.855cm" svg:height="1.332cm" svg:x="3.276cm" svg:y="4.158cm" svg:viewBox="0 0 1856 1333" draw:points="928,1333 0,1333 0,0 1856,0 1856,1333">
          <text:p/>
        </draw:polygon>
        <draw:frame draw:style-name="gr16" draw:text-style-name="P5" draw:layer="layout" svg:width="0.679cm" svg:height="0.615cm" svg:x="1.873cm" svg:y="5.633cm">
          <draw:text-box>
            <text:p text:style-name="P2"><text:span text:style-name="T2">14</text:span></text:p>
          </draw:text-box>
        </draw:frame>
        <draw:polygon draw:style-name="gr7" draw:text-style-name="P8" draw:layer="layout" svg:width="1.855cm" svg:height="0.794cm" svg:x="3.276cm" svg:y="5.512cm" svg:viewBox="0 0 1856 795" draw:points="928,795 0,795 0,0 1856,0 1856,795">
          <text:p/>
        </draw:polygon>
        <draw:frame draw:style-name="gr8" draw:text-style-name="P9" draw:layer="layout" svg:width="1.145cm" svg:height="0.53cm" svg:x="3.634cm" svg:y="4.583cm">
          <draw:text-box>
            <text:p text:style-name="P2"><text:span text:style-name="T4">dado</text:span></text:p>
          </draw:text-box>
        </draw:frame>
        <draw:polygon draw:style-name="gr5" draw:text-style-name="P6" draw:layer="layout" svg:width="1.856cm" svg:height="1.33cm" svg:x="5.264cm" svg:y="4.16cm" svg:viewBox="0 0 1857 1331" draw:points="927,1331 0,1331 0,0 1857,0 1857,1331">
          <text:p/>
        </draw:polygon>
        <draw:frame draw:style-name="gr16" draw:text-style-name="P5" draw:layer="layout" svg:width="0.679cm" svg:height="0.615cm" svg:x="3.866cm" svg:y="5.63cm">
          <draw:text-box>
            <text:p text:style-name="P2"><text:span text:style-name="T2">18</text:span></text:p>
          </draw:text-box>
        </draw:frame>
        <draw:polygon draw:style-name="gr7" draw:text-style-name="P8" draw:layer="layout" svg:width="1.856cm" svg:height="0.792cm" svg:x="5.264cm" svg:y="5.513cm" svg:viewBox="0 0 1857 793" draw:points="927,793 0,793 0,0 1857,0 1857,793">
          <text:p/>
        </draw:polygon>
        <draw:frame draw:style-name="gr8" draw:text-style-name="P9" draw:layer="layout" svg:width="1.145cm" svg:height="0.53cm" svg:x="5.62cm" svg:y="4.583cm">
          <draw:text-box>
            <text:p text:style-name="P2"><text:span text:style-name="T4">dado</text:span></text:p>
          </draw:text-box>
        </draw:frame>
        <draw:polygon draw:style-name="gr5" draw:text-style-name="P6" draw:layer="layout" svg:width="1.856cm" svg:height="1.332cm" svg:x="7.218cm" svg:y="4.16cm" svg:viewBox="0 0 1857 1333" draw:points="929,1333 0,1333 0,0 1857,0 1857,1333">
          <text:p/>
        </draw:polygon>
        <draw:frame draw:style-name="gr19" draw:text-style-name="P13" draw:layer="layout" svg:width="0.705cm" svg:height="0.712cm" svg:x="5.842cm" svg:y="5.588cm">
          <draw:text-box>
            <text:p text:style-name="P2"><text:span text:style-name="T6">23</text:span></text:p>
          </draw:text-box>
        </draw:frame>
        <draw:polygon draw:style-name="gr7" draw:text-style-name="P8" draw:layer="layout" svg:width="1.856cm" svg:height="0.793cm" svg:x="7.218cm" svg:y="5.515cm" svg:viewBox="0 0 1857 794" draw:points="929,794 0,794 0,0 1857,0 1857,794">
          <text:p/>
        </draw:polygon>
        <draw:frame draw:style-name="gr8" draw:text-style-name="P9" draw:layer="layout" svg:width="1.145cm" svg:height="0.53cm" svg:x="7.578cm" svg:y="4.583cm">
          <draw:text-box>
            <text:p text:style-name="P2"><text:span text:style-name="T4">dado</text:span></text:p>
          </draw:text-box>
        </draw:frame>
        <draw:polygon draw:style-name="gr10" draw:text-style-name="P10" draw:layer="layout" svg:width="1.856cm" svg:height="1.331cm" svg:x="1.284cm" svg:y="6.529cm" svg:viewBox="0 0 1857 1332" draw:points="929,1332 0,1332 0,0 1857,0 1857,1332">
          <text:p/>
        </draw:polygon>
        <draw:frame draw:style-name="gr17" draw:text-style-name="P5" draw:layer="layout" svg:width="0.595cm" svg:height="0.589cm" svg:x="7.849cm" svg:y="5.645cm">
          <draw:text-box>
            <text:p text:style-name="P2"><text:span text:style-name="T5">31</text:span></text:p>
          </draw:text-box>
        </draw:frame>
        <draw:polygon draw:style-name="gr14" draw:text-style-name="P11" draw:layer="layout" svg:width="1.192cm" svg:height="1.331cm" svg:x="3.094cm" svg:y="6.529cm" svg:viewBox="0 0 1193 1332" draw:points="597,1332 0,1332 0,0 1193,0 1193,1332">
          <text:p/>
        </draw:polygon>
        <draw:frame draw:style-name="gr13" draw:text-style-name="P9" draw:layer="layout" svg:width="0.832cm" svg:height="0.53cm" svg:x="1.799cm" svg:y="6.954cm">
          <draw:text-box>
            <text:p text:style-name="P2"><text:span text:style-name="T4">Qtd</text:span></text:p>
          </draw:text-box>
        </draw:frame>
        <draw:polygon draw:style-name="gr10" draw:text-style-name="P10" draw:layer="layout" svg:width="1.856cm" svg:height="1.331cm" svg:x="6.081cm" svg:y="6.529cm" svg:viewBox="0 0 1857 1332" draw:points="930,1332 0,1332 0,0 1857,0 1857,1332">
          <text:p/>
        </draw:polygon>
        <draw:frame draw:style-name="gr9" draw:text-style-name="P5" draw:layer="layout" svg:width="0.528cm" svg:height="0.615cm" svg:x="3.521cm" svg:y="6.917cm">
          <draw:text-box>
            <text:p text:style-name="P2"><text:span text:style-name="T2">4</text:span></text:p>
          </draw:text-box>
        </draw:frame>
        <draw:polygon draw:style-name="gr14" draw:text-style-name="P11" draw:layer="layout" svg:width="1.192cm" svg:height="1.331cm" svg:x="7.891cm" svg:y="6.529cm" svg:viewBox="0 0 1193 1332" draw:points="597,1332 0,1332 0,0 1193,0 1193,1332">
          <text:p/>
        </draw:polygon>
        <draw:frame draw:style-name="gr15" draw:text-style-name="P9" draw:layer="layout" svg:width="1.014cm" svg:height="0.53cm" svg:x="6.519cm" svg:y="6.954cm">
          <draw:text-box>
            <text:p text:style-name="P2"><text:span text:style-name="T4">Prox</text:span></text:p>
          </draw:text-box>
        </draw:frame>
        <draw:polygon draw:style-name="gr3" draw:text-style-name="P4" draw:layer="layout" svg:width="8.021cm" svg:height="5cm" svg:x="17.378cm" svg:y="9.6cm" svg:viewBox="0 0 8022 5001" draw:points="4011,5001 0,5001 0,0 8022,0 8022,5001">
          <text:p/>
        </draw:polygon>
        <draw:frame draw:style-name="gr9" draw:text-style-name="P5" draw:layer="layout" svg:width="0.528cm" svg:height="0.615cm" svg:x="8.319cm" svg:y="6.917cm">
          <draw:text-box>
            <text:p text:style-name="P2"><text:span text:style-name="T2">3</text:span></text:p>
          </draw:text-box>
        </draw:frame>
        <draw:polygon draw:style-name="gr5" draw:text-style-name="P6" draw:layer="layout" svg:width="1.856cm" svg:height="1.332cm" svg:x="17.464cm" svg:y="9.76cm" svg:viewBox="0 0 1857 1333" draw:points="928,1333 0,1333 0,0 1857,0 1857,1333">
          <text:p/>
        </draw:polygon>
        <draw:frame draw:style-name="gr4" draw:text-style-name="P5" draw:layer="layout" svg:width="2.445cm" svg:height="0.615cm" svg:x="20.168cm" svg:y="13.666cm">
          <draw:text-box>
            <text:p text:style-name="P2"><text:span text:style-name="T2">pedaço 4</text:span></text:p>
          </draw:text-box>
        </draw:frame>
        <draw:polygon draw:style-name="gr7" draw:text-style-name="P8" draw:layer="layout" svg:width="1.856cm" svg:height="0.793cm" svg:x="17.464cm" svg:y="11.115cm" svg:viewBox="0 0 1857 794" draw:points="928,794 0,794 0,0 1857,0 1857,794">
          <text:p/>
        </draw:polygon>
        <draw:frame draw:style-name="gr8" draw:text-style-name="P9" draw:layer="layout" svg:width="1.145cm" svg:height="0.53cm" svg:x="17.822cm" svg:y="10.186cm">
          <draw:text-box>
            <text:p text:style-name="P2"><text:span text:style-name="T4">dado</text:span></text:p>
          </draw:text-box>
        </draw:frame>
        <draw:polygon draw:style-name="gr5" draw:text-style-name="P6" draw:layer="layout" svg:width="1.856cm" svg:height="1.332cm" svg:x="19.454cm" svg:y="9.758cm" svg:viewBox="0 0 1857 1333" draw:points="930,1333 0,1333 0,0 1857,0 1857,1333">
          <text:p/>
        </draw:polygon>
        <draw:polygon draw:style-name="gr7" draw:text-style-name="P8" draw:layer="layout" svg:width="1.856cm" svg:height="0.794cm" svg:x="19.454cm" svg:y="11.112cm" svg:viewBox="0 0 1857 795" draw:points="930,795 0,795 0,0 1857,0 1857,795">
          <text:p/>
        </draw:polygon>
        <draw:frame draw:style-name="gr8" draw:text-style-name="P9" draw:layer="layout" svg:width="1.145cm" svg:height="0.53cm" svg:x="19.812cm" svg:y="10.182cm">
          <draw:text-box>
            <text:p text:style-name="P2"><text:span text:style-name="T4">dado</text:span></text:p>
          </draw:text-box>
        </draw:frame>
        <draw:polygon draw:style-name="gr5" draw:text-style-name="P6" draw:layer="layout" svg:width="1.856cm" svg:height="1.33cm" svg:x="21.442cm" svg:y="9.76cm" svg:viewBox="0 0 1857 1331" draw:points="929,1331 0,1331 0,0 1857,0 1857,1331">
          <text:p/>
        </draw:polygon>
        <draw:frame draw:style-name="gr16" draw:text-style-name="P5" draw:layer="layout" svg:width="0.679cm" svg:height="0.615cm" svg:x="20.045cm" svg:y="11.232cm">
          <draw:text-box>
            <text:p text:style-name="P2"><text:span text:style-name="T2">72</text:span></text:p>
          </draw:text-box>
        </draw:frame>
        <draw:polygon draw:style-name="gr35" draw:text-style-name="P21" draw:layer="layout" svg:width="1.856cm" svg:height="0.792cm" svg:x="21.442cm" svg:y="11.113cm" svg:viewBox="0 0 1857 793" draw:points="929,793 0,793 0,0 1857,0 1857,793">
          <text:p/>
        </draw:polygon>
        <draw:polygon draw:style-name="gr5" draw:text-style-name="P6" draw:layer="layout" svg:width="1.856cm" svg:height="1.332cm" svg:x="23.397cm" svg:y="9.76cm" svg:viewBox="0 0 1857 1333" draw:points="929,1333 0,1333 0,0 1857,0 1857,1333">
          <text:p/>
        </draw:polygon>
        <draw:frame draw:style-name="gr8" draw:text-style-name="P9" draw:layer="layout" svg:width="1.145cm" svg:height="0.53cm" svg:x="21.802cm" svg:y="10.186cm">
          <draw:text-box>
            <text:p text:style-name="P2"><text:span text:style-name="T4">dado</text:span></text:p>
          </draw:text-box>
        </draw:frame>
        <draw:polygon draw:style-name="gr7" draw:text-style-name="P8" draw:layer="layout" svg:width="1.856cm" svg:height="0.793cm" svg:x="23.397cm" svg:y="11.115cm" svg:viewBox="0 0 1857 794" draw:points="929,794 0,794 0,0 1857,0 1857,794">
          <text:p/>
        </draw:polygon>
        <draw:polygon draw:style-name="gr10" draw:text-style-name="P10" draw:layer="layout" svg:width="1.856cm" svg:height="1.331cm" svg:x="17.464cm" svg:y="12.129cm" svg:viewBox="0 0 1857 1332" draw:points="928,1332 0,1332 0,0 1857,0 1857,1332">
          <text:p/>
        </draw:polygon>
        <draw:frame draw:style-name="gr8" draw:text-style-name="P9" draw:layer="layout" svg:width="1.145cm" svg:height="0.53cm" svg:x="23.756cm" svg:y="10.186cm">
          <draw:text-box>
            <text:p text:style-name="P2"><text:span text:style-name="T4">dado</text:span></text:p>
          </draw:text-box>
        </draw:frame>
        <draw:polygon draw:style-name="gr14" draw:text-style-name="P23" draw:layer="layout" svg:width="1.192cm" svg:height="1.331cm" svg:x="19.274cm" svg:y="12.129cm" svg:viewBox="0 0 1193 1332" draw:points="596,1332 0,1332 0,0 1193,0 1193,1332">
          <text:p/>
        </draw:polygon>
        <draw:frame draw:style-name="gr13" draw:text-style-name="P9" draw:layer="layout" svg:width="0.832cm" svg:height="0.53cm" svg:x="17.978cm" svg:y="12.553cm">
          <draw:text-box>
            <text:p text:style-name="P2"><text:span text:style-name="T4">Qtd</text:span></text:p>
          </draw:text-box>
        </draw:frame>
        <draw:polygon draw:style-name="gr10" draw:text-style-name="P10" draw:layer="layout" svg:width="1.856cm" svg:height="1.331cm" svg:x="22.26cm" svg:y="12.129cm" svg:viewBox="0 0 1857 1332" draw:points="930,1332 0,1332 0,0 1857,0 1857,1332">
          <text:p/>
        </draw:polygon>
        <draw:frame draw:style-name="gr9" draw:text-style-name="P5" draw:layer="layout" svg:width="0.528cm" svg:height="0.615cm" svg:x="19.703cm" svg:y="12.516cm">
          <draw:text-box>
            <text:p text:style-name="P2"><text:span text:style-name="T2">4</text:span></text:p>
          </draw:text-box>
        </draw:frame>
        <draw:polygon draw:style-name="gr14" draw:text-style-name="P11" draw:layer="layout" svg:width="1.192cm" svg:height="1.331cm" svg:x="24.071cm" svg:y="12.129cm" svg:viewBox="0 0 1193 1332" draw:points="596,1332 0,1332 0,0 1193,0 1193,1332">
          <text:p/>
        </draw:polygon>
        <draw:frame draw:style-name="gr15" draw:text-style-name="P9" draw:layer="layout" svg:width="1.014cm" svg:height="0.53cm" svg:x="22.698cm" svg:y="12.553cm">
          <draw:text-box>
            <text:p text:style-name="P2"><text:span text:style-name="T4">Prox</text:span></text:p>
          </draw:text-box>
        </draw:frame>
        <draw:polygon draw:style-name="gr3" draw:text-style-name="P4" draw:layer="layout" svg:width="8.021cm" svg:height="5cm" svg:x="8.183cm" svg:y="9.56cm" svg:viewBox="0 0 8022 5001" draw:points="4012,5001 0,5001 0,0 8022,0 8022,5001">
          <text:p/>
        </draw:polygon>
        <draw:frame draw:style-name="gr20" draw:text-style-name="P9" draw:layer="layout" svg:width="0.459cm" svg:height="0.53cm" svg:x="24.44cm" svg:y="12.553cm">
          <draw:text-box>
            <text:p text:style-name="P2"><text:span text:style-name="T4">-1</text:span></text:p>
          </draw:text-box>
        </draw:frame>
        <draw:polygon draw:style-name="gr5" draw:text-style-name="P6" draw:layer="layout" svg:width="1.856cm" svg:height="1.332cm" svg:x="8.269cm" svg:y="9.72cm" svg:viewBox="0 0 1857 1333" draw:points="930,1333 0,1333 0,0 1857,0 1857,1333">
          <text:p/>
        </draw:polygon>
        <draw:frame draw:style-name="gr4" draw:text-style-name="P5" draw:layer="layout" svg:width="2.445cm" svg:height="0.615cm" svg:x="10.975cm" svg:y="13.627cm">
          <draw:text-box>
            <text:p text:style-name="P2"><text:span text:style-name="T2">pedaço 3</text:span></text:p>
          </draw:text-box>
        </draw:frame>
        <draw:polygon draw:style-name="gr7" draw:text-style-name="P8" draw:layer="layout" svg:width="1.856cm" svg:height="0.793cm" svg:x="8.269cm" svg:y="11.075cm" svg:viewBox="0 0 1857 794" draw:points="930,794 0,794 0,0 1857,0 1857,794">
          <text:p/>
        </draw:polygon>
        <draw:frame draw:style-name="gr8" draw:text-style-name="P9" draw:layer="layout" svg:width="1.145cm" svg:height="0.53cm" svg:x="8.625cm" svg:y="10.147cm">
          <draw:text-box>
            <text:p text:style-name="P2"><text:span text:style-name="T4">dado</text:span></text:p>
          </draw:text-box>
        </draw:frame>
        <draw:polygon draw:style-name="gr5" draw:text-style-name="P6" draw:layer="layout" svg:width="1.855cm" svg:height="1.332cm" svg:x="10.261cm" svg:y="9.718cm" svg:viewBox="0 0 1856 1333" draw:points="928,1333 0,1333 0,0 1856,0 1856,1333">
          <text:p/>
        </draw:polygon>
        <draw:frame draw:style-name="gr16" draw:text-style-name="P5" draw:layer="layout" svg:width="0.679cm" svg:height="0.615cm" svg:x="8.858cm" svg:y="11.193cm">
          <draw:text-box>
            <text:p text:style-name="P2"><text:span text:style-name="T2">32</text:span></text:p>
          </draw:text-box>
        </draw:frame>
        <draw:polygon draw:style-name="gr7" draw:text-style-name="P8" draw:layer="layout" svg:width="1.855cm" svg:height="0.794cm" svg:x="10.261cm" svg:y="11.072cm" svg:viewBox="0 0 1856 795" draw:points="928,795 0,795 0,0 1856,0 1856,795">
          <text:p/>
        </draw:polygon>
        <draw:frame draw:style-name="gr8" draw:text-style-name="P9" draw:layer="layout" svg:width="1.145cm" svg:height="0.53cm" svg:x="10.619cm" svg:y="10.143cm">
          <draw:text-box>
            <text:p text:style-name="P2"><text:span text:style-name="T4">dado</text:span></text:p>
          </draw:text-box>
        </draw:frame>
        <draw:polygon draw:style-name="gr5" draw:text-style-name="P6" draw:layer="layout" svg:width="1.856cm" svg:height="1.33cm" svg:x="12.249cm" svg:y="9.72cm" svg:viewBox="0 0 1857 1331" draw:points="927,1331 0,1331 0,0 1857,0 1857,1331">
          <text:p/>
        </draw:polygon>
        <draw:frame draw:style-name="gr16" draw:text-style-name="P5" draw:layer="layout" svg:width="0.679cm" svg:height="0.615cm" svg:x="10.851cm" svg:y="11.189cm">
          <draw:text-box>
            <text:p text:style-name="P2"><text:span text:style-name="T2">35</text:span></text:p>
          </draw:text-box>
        </draw:frame>
        <draw:polygon draw:style-name="gr7" draw:text-style-name="P8" draw:layer="layout" svg:width="1.856cm" svg:height="0.792cm" svg:x="12.249cm" svg:y="11.073cm" svg:viewBox="0 0 1857 793" draw:points="927,793 0,793 0,0 1857,0 1857,793">
          <text:p/>
        </draw:polygon>
        <draw:frame draw:style-name="gr8" draw:text-style-name="P9" draw:layer="layout" svg:width="1.145cm" svg:height="0.53cm" svg:x="12.605cm" svg:y="10.143cm">
          <draw:text-box>
            <text:p text:style-name="P2"><text:span text:style-name="T4">dado</text:span></text:p>
          </draw:text-box>
        </draw:frame>
        <draw:polygon draw:style-name="gr5" draw:text-style-name="P6" draw:layer="layout" svg:width="1.856cm" svg:height="1.332cm" svg:x="14.203cm" svg:y="9.72cm" svg:viewBox="0 0 1857 1333" draw:points="929,1333 0,1333 0,0 1857,0 1857,1333">
          <text:p/>
        </draw:polygon>
        <draw:frame draw:style-name="gr17" draw:text-style-name="P5" draw:layer="layout" svg:width="0.595cm" svg:height="0.589cm" svg:x="12.88cm" svg:y="11.201cm">
          <draw:text-box>
            <text:p text:style-name="P2"><text:span text:style-name="T5">38</text:span></text:p>
          </draw:text-box>
        </draw:frame>
        <draw:polygon draw:style-name="gr7" draw:text-style-name="P8" draw:layer="layout" svg:width="1.856cm" svg:height="0.793cm" svg:x="14.203cm" svg:y="11.075cm" svg:viewBox="0 0 1857 794" draw:points="929,794 0,794 0,0 1857,0 1857,794">
          <text:p/>
        </draw:polygon>
        <draw:frame draw:style-name="gr8" draw:text-style-name="P9" draw:layer="layout" svg:width="1.145cm" svg:height="0.53cm" svg:x="14.563cm" svg:y="10.147cm">
          <draw:text-box>
            <text:p text:style-name="P2"><text:span text:style-name="T4">dado</text:span></text:p>
          </draw:text-box>
        </draw:frame>
        <draw:polygon draw:style-name="gr27" draw:text-style-name="P10" draw:layer="layout" svg:width="1.856cm" svg:height="1.331cm" svg:x="8.269cm" svg:y="12.089cm" svg:viewBox="0 0 1857 1332" draw:points="930,1332 0,1332 0,0 1857,0 1857,1332">
          <text:p/>
        </draw:polygon>
        <draw:polygon draw:style-name="gr12" draw:text-style-name="P12" draw:layer="layout" svg:width="1.856cm" svg:height="1.331cm" svg:x="8.269cm" svg:y="12.089cm" svg:viewBox="0 0 1857 1332" draw:points="930,1332 0,1332 0,0 1857,0 1857,1332">
          <text:p/>
        </draw:polygon>
        <draw:polygon draw:style-name="gr14" draw:text-style-name="P11" draw:layer="layout" svg:width="1.192cm" svg:height="1.331cm" svg:x="10.079cm" svg:y="12.089cm" svg:viewBox="0 0 1193 1332" draw:points="598,1332 0,1332 0,0 1193,0 1193,1332">
          <text:p/>
        </draw:polygon>
        <draw:frame draw:style-name="gr13" draw:text-style-name="P9" draw:layer="layout" svg:width="0.832cm" svg:height="0.53cm" svg:x="8.784cm" svg:y="12.514cm">
          <draw:text-box>
            <text:p text:style-name="P2"><text:span text:style-name="T4">Qtd</text:span></text:p>
          </draw:text-box>
        </draw:frame>
        <draw:polygon draw:style-name="gr10" draw:text-style-name="P10" draw:layer="layout" svg:width="1.856cm" svg:height="1.331cm" svg:x="13.066cm" svg:y="12.089cm" svg:viewBox="0 0 1857 1332" draw:points="930,1332 0,1332 0,0 1857,0 1857,1332">
          <text:p/>
        </draw:polygon>
        <draw:frame draw:style-name="gr9" draw:text-style-name="P5" draw:layer="layout" svg:width="0.528cm" svg:height="0.615cm" svg:x="10.506cm" svg:y="12.477cm">
          <draw:text-box>
            <text:p text:style-name="P2"><text:span text:style-name="T2">3</text:span></text:p>
          </draw:text-box>
        </draw:frame>
        <draw:polygon draw:style-name="gr14" draw:text-style-name="P11" draw:layer="layout" svg:width="1.192cm" svg:height="1.331cm" svg:x="14.876cm" svg:y="12.089cm" svg:viewBox="0 0 1193 1332" draw:points="598,1332 0,1332 0,0 1193,0 1193,1332">
          <text:p/>
        </draw:polygon>
        <draw:frame draw:style-name="gr15" draw:text-style-name="P9" draw:layer="layout" svg:width="1.014cm" svg:height="0.53cm" svg:x="13.504cm" svg:y="12.514cm">
          <draw:text-box>
            <text:p text:style-name="P2"><text:span text:style-name="T4">Prox</text:span></text:p>
          </draw:text-box>
        </draw:frame>
        <draw:polygon draw:style-name="gr3" draw:text-style-name="P4" draw:layer="layout" svg:width="3.513cm" svg:height="4.938cm" svg:x="1.287cm" svg:y="9.862cm" svg:viewBox="0 0 3514 4939" draw:points="1758,4939 0,4939 0,0 3514,0 3514,4939">
          <text:p/>
        </draw:polygon>
        <draw:frame draw:style-name="gr9" draw:text-style-name="P5" draw:layer="layout" svg:width="0.528cm" svg:height="0.615cm" svg:x="15.304cm" svg:y="12.477cm">
          <draw:text-box>
            <text:p text:style-name="P2"><text:span text:style-name="T2">4</text:span></text:p>
          </draw:text-box>
        </draw:frame>
        <draw:polygon draw:style-name="gr10" draw:text-style-name="P10" draw:layer="layout" svg:width="1.659cm" svg:height="1.197cm" svg:x="1.665cm" svg:y="10.02cm" svg:viewBox="0 0 1660 1198" draw:points="830,1198 0,1198 0,0 1660,0 1660,1198">
          <text:p/>
        </draw:polygon>
        <draw:frame draw:style-name="gr21" draw:text-style-name="P14" draw:layer="layout" svg:width="1.801cm" svg:height="0.412cm" svg:x="2.145cm" svg:y="14.065cm">
          <draw:text-box>
            <text:p text:style-name="P2"><text:span text:style-name="T7">cabeçalho</text:span></text:p>
          </draw:text-box>
        </draw:frame>
        <draw:polygon draw:style-name="gr14" draw:text-style-name="P11" draw:layer="layout" svg:width="1.067cm" svg:height="1.197cm" svg:x="3.282cm" svg:y="10.02cm" svg:viewBox="0 0 1068 1198" draw:points="534,1198 0,1198 0,0 1068,0 1068,1198">
          <text:p/>
        </draw:polygon>
        <draw:frame draw:style-name="gr22" draw:text-style-name="P14" draw:layer="layout" svg:width="0.891cm" svg:height="0.412cm" svg:x="2.05cm" svg:y="10.432cm">
          <draw:text-box>
            <text:p text:style-name="P2"><text:span text:style-name="T7">nSeq</text:span></text:p>
          </draw:text-box>
        </draw:frame>
        <draw:polygon draw:style-name="gr10" draw:text-style-name="P10" draw:layer="layout" svg:width="1.659cm" svg:height="1.198cm" svg:x="1.665cm" svg:y="11.328cm" svg:viewBox="0 0 1660 1199" draw:points="830,1199 0,1199 0,0 1660,0 1660,1199">
          <text:p/>
        </draw:polygon>
        <draw:frame draw:style-name="gr9" draw:text-style-name="P5" draw:layer="layout" svg:width="0.528cm" svg:height="0.615cm" svg:x="3.648cm" svg:y="10.339cm">
          <draw:text-box>
            <text:p text:style-name="P2"><text:span text:style-name="T2">5</text:span></text:p>
          </draw:text-box>
        </draw:frame>
        <draw:polygon draw:style-name="gr11" draw:text-style-name="P11" draw:layer="layout" svg:width="1.067cm" svg:height="1.198cm" svg:x="3.282cm" svg:y="11.328cm" svg:viewBox="0 0 1068 1199" draw:points="534,1199 0,1199 0,0 1068,0 1068,1199">
          <text:p/>
        </draw:polygon>
        <draw:polygon draw:style-name="gr12" draw:text-style-name="P12" draw:layer="layout" svg:width="1.067cm" svg:height="1.198cm" svg:x="3.282cm" svg:y="11.328cm" svg:viewBox="0 0 1068 1199" draw:points="534,1199 0,1199 0,0 1068,0 1068,1199">
          <text:p/>
        </draw:polygon>
        <draw:frame draw:style-name="gr22" draw:text-style-name="P14" draw:layer="layout" svg:width="0.891cm" svg:height="0.412cm" svg:x="2.05cm" svg:y="11.741cm">
          <draw:text-box>
            <text:p text:style-name="P2"><text:span text:style-name="T7">pSeq</text:span></text:p>
          </draw:text-box>
        </draw:frame>
        <draw:polygon draw:style-name="gr10" draw:text-style-name="P10" draw:layer="layout" svg:width="1.659cm" svg:height="1.198cm" svg:x="1.665cm" svg:y="12.65cm" svg:viewBox="0 0 1660 1199" draw:points="830,1199 0,1199 0,0 1660,0 1660,1199">
          <text:p/>
        </draw:polygon>
        <draw:frame draw:style-name="gr9" draw:text-style-name="P5" draw:layer="layout" svg:width="0.528cm" svg:height="0.615cm" svg:x="3.648cm" svg:y="11.648cm">
          <draw:text-box>
            <text:p text:style-name="P2"><text:span text:style-name="T2">2</text:span></text:p>
          </draw:text-box>
        </draw:frame>
        <draw:polygon draw:style-name="gr14" draw:text-style-name="P24" draw:layer="layout" svg:width="1.067cm" svg:height="1.198cm" svg:x="3.282cm" svg:y="12.65cm" svg:viewBox="0 0 1068 1199" draw:points="534,1199 0,1199 0,0 1068,0 1068,1199">
          <text:p/>
        </draw:polygon>
        <draw:frame draw:style-name="gr23" draw:text-style-name="P14" draw:layer="layout" svg:width="0.781cm" svg:height="0.412cm" svg:x="2.117cm" svg:y="13.063cm">
          <draw:text-box>
            <text:p text:style-name="P2"><text:span text:style-name="T7">Prox</text:span></text:p>
          </draw:text-box>
        </draw:frame>
        <draw:frame draw:style-name="gr9" draw:text-style-name="P5" draw:layer="layout" svg:width="0.528cm" svg:height="0.615cm" svg:x="3.648cm" svg:y="12.971cm">
          <draw:text-box>
            <text:p text:style-name="P2"><text:span text:style-name="T2">1</text:span></text:p>
          </draw:text-box>
        </draw:frame>
        <draw:frame draw:style-name="gr16" draw:text-style-name="P5" draw:layer="layout" svg:width="0.679cm" svg:height="0.615cm" svg:x="18.046cm" svg:y="11.233cm">
          <draw:text-box>
            <text:p text:style-name="P2"><text:span text:style-name="T2">51</text:span></text:p>
          </draw:text-box>
        </draw:frame>
        <draw:frame draw:style-name="gr16" draw:text-style-name="P5" draw:layer="layout" svg:width="0.679cm" svg:height="0.615cm" svg:x="22.046cm" svg:y="11.233cm">
          <draw:text-box>
            <text:p text:style-name="P2"><text:span text:style-name="T2">80</text:span></text:p>
          </draw:text-box>
        </draw:frame>
        <draw:frame draw:style-name="gr16" draw:text-style-name="P5" draw:layer="layout" svg:width="0.679cm" svg:height="0.615cm" svg:x="24.048cm" svg:y="11.235cm">
          <draw:text-box>
            <text:p text:style-name="P2"><text:span text:style-name="T2">89</text:span></text:p>
          </draw:text-box>
        </draw:frame>
      </draw:page>
      <draw:page draw:name="page31" draw:style-name="dp1" draw:master-page-name="master-page3">
        <draw:polygon draw:style-name="gr1" draw:text-style-name="P1" draw:layer="layout" svg:width="27.998cm" svg:height="15.749cm" svg:x="0cm" svg:y="0cm" svg:viewBox="0 0 27999 15750" draw:points="0,0 27999,0 27999,15750 0,15750">
          <text:p/>
        </draw:polygon>
        <draw:frame draw:style-name="gr2" draw:text-style-name="P3" draw:layer="layout" svg:width="0.493cm" svg:height="0.547cm" svg:x="1.401cm" svg:y="14.348cm">
          <draw:text-box>
            <text:p text:style-name="P2"><text:span text:style-name="T1"><text:s/></text:span></text:p>
          </draw:text-box>
        </draw:frame>
        <draw:polygon draw:style-name="gr3" draw:text-style-name="P4" draw:layer="layout" svg:width="8.021cm" svg:height="5cm" svg:x="1.198cm" svg:y="4cm" svg:viewBox="0 0 8022 5001" draw:points="4012,5001 0,5001 0,0 8022,0 8022,5001">
          <text:p/>
        </draw:polygon>
        <draw:frame draw:style-name="gr2" draw:text-style-name="P3" draw:layer="layout" svg:width="0.493cm" svg:height="0.547cm" svg:x="13.952cm" svg:y="14.348cm">
          <draw:text-box>
            <text:p text:style-name="P2"><text:span text:style-name="T1"><text:s/></text:span></text:p>
          </draw:text-box>
        </draw:frame>
        <draw:frame draw:style-name="gr4" draw:text-style-name="P5" draw:layer="layout" svg:width="2.445cm" svg:height="0.615cm" svg:x="3.99cm" svg:y="8.067cm">
          <draw:text-box>
            <text:p text:style-name="P2"><text:span text:style-name="T2">pedaço 0</text:span></text:p>
          </draw:text-box>
        </draw:frame>
        <draw:polygon draw:style-name="gr5" draw:text-style-name="P6" draw:layer="layout" svg:width="1.856cm" svg:height="1.332cm" svg:x="1.284cm" svg:y="4.16cm" svg:viewBox="0 0 1857 1333" draw:points="929,1333 0,1333 0,0 1857,0 1857,1333">
          <text:p/>
        </draw:polygon>
        <draw:frame draw:style-name="gr24" draw:text-style-name="P15" draw:layer="layout" svg:width="12.461cm" svg:height="1.182cm" svg:x="1.401cm" svg:y="1.354cm">
          <draw:text-box>
            <text:p text:style-name="P2"><text:span text:style-name="T8">7. Remover o elemento 11</text:span></text:p>
          </draw:text-box>
        </draw:frame>
        <draw:polygon draw:style-name="gr7" draw:text-style-name="P8" draw:layer="layout" svg:width="1.856cm" svg:height="0.793cm" svg:x="1.284cm" svg:y="5.515cm" svg:viewBox="0 0 1857 794" draw:points="929,794 0,794 0,0 1857,0 1857,794">
          <text:p/>
        </draw:polygon>
        <draw:frame draw:style-name="gr8" draw:text-style-name="P9" draw:layer="layout" svg:width="1.145cm" svg:height="0.53cm" svg:x="1.64cm" svg:y="4.583cm">
          <draw:text-box>
            <text:p text:style-name="P2"><text:span text:style-name="T4">dado</text:span></text:p>
          </draw:text-box>
        </draw:frame>
        <draw:polygon draw:style-name="gr5" draw:text-style-name="P6" draw:layer="layout" svg:width="1.855cm" svg:height="1.332cm" svg:x="3.276cm" svg:y="4.158cm" svg:viewBox="0 0 1856 1333" draw:points="928,1333 0,1333 0,0 1856,0 1856,1333">
          <text:p/>
        </draw:polygon>
        <draw:frame draw:style-name="gr9" draw:text-style-name="P5" draw:layer="layout" svg:width="0.528cm" svg:height="0.615cm" svg:x="2.043cm" svg:y="5.633cm">
          <draw:text-box>
            <text:p text:style-name="P2"><text:span text:style-name="T2">3</text:span></text:p>
          </draw:text-box>
        </draw:frame>
        <draw:polygon draw:style-name="gr7" draw:text-style-name="P8" draw:layer="layout" svg:width="1.855cm" svg:height="0.794cm" svg:x="3.276cm" svg:y="5.512cm" svg:viewBox="0 0 1856 795" draw:points="928,795 0,795 0,0 1856,0 1856,795">
          <text:p/>
        </draw:polygon>
        <draw:frame draw:style-name="gr8" draw:text-style-name="P9" draw:layer="layout" svg:width="1.145cm" svg:height="0.53cm" svg:x="3.634cm" svg:y="4.583cm">
          <draw:text-box>
            <text:p text:style-name="P2"><text:span text:style-name="T4">dado</text:span></text:p>
          </draw:text-box>
        </draw:frame>
        <draw:polygon draw:style-name="gr5" draw:text-style-name="P6" draw:layer="layout" svg:width="1.856cm" svg:height="1.33cm" svg:x="5.264cm" svg:y="4.16cm" svg:viewBox="0 0 1857 1331" draw:points="927,1331 0,1331 0,0 1857,0 1857,1331">
          <text:p/>
        </draw:polygon>
        <draw:frame draw:style-name="gr9" draw:text-style-name="P5" draw:layer="layout" svg:width="0.528cm" svg:height="0.615cm" svg:x="4.036cm" svg:y="5.63cm">
          <draw:text-box>
            <text:p text:style-name="P2"><text:span text:style-name="T2">5</text:span></text:p>
          </draw:text-box>
        </draw:frame>
        <draw:polygon draw:style-name="gr7" draw:text-style-name="P8" draw:layer="layout" svg:width="1.856cm" svg:height="0.792cm" svg:x="5.264cm" svg:y="5.513cm" svg:viewBox="0 0 1857 793" draw:points="927,793 0,793 0,0 1857,0 1857,793">
          <text:p/>
        </draw:polygon>
        <draw:polygon draw:style-name="gr5" draw:text-style-name="P6" draw:layer="layout" svg:width="1.856cm" svg:height="1.332cm" svg:x="7.218cm" svg:y="4.16cm" svg:viewBox="0 0 1857 1333" draw:points="929,1333 0,1333 0,0 1857,0 1857,1333">
          <text:p/>
        </draw:polygon>
        <draw:frame draw:style-name="gr8" draw:text-style-name="P9" draw:layer="layout" svg:width="1.145cm" svg:height="0.53cm" svg:x="5.62cm" svg:y="4.583cm">
          <draw:text-box>
            <text:p text:style-name="P2"><text:span text:style-name="T4">dado</text:span></text:p>
          </draw:text-box>
        </draw:frame>
        <draw:polygon draw:style-name="gr7" draw:text-style-name="P8" draw:layer="layout" svg:width="1.856cm" svg:height="0.793cm" svg:x="7.218cm" svg:y="5.515cm" svg:viewBox="0 0 1857 794" draw:points="929,794 0,794 0,0 1857,0 1857,794">
          <text:p/>
        </draw:polygon>
        <draw:polygon draw:style-name="gr10" draw:text-style-name="P10" draw:layer="layout" svg:width="1.856cm" svg:height="1.331cm" svg:x="1.284cm" svg:y="6.529cm" svg:viewBox="0 0 1857 1332" draw:points="929,1332 0,1332 0,0 1857,0 1857,1332">
          <text:p/>
        </draw:polygon>
        <draw:frame draw:style-name="gr8" draw:text-style-name="P9" draw:layer="layout" svg:width="1.145cm" svg:height="0.53cm" svg:x="7.578cm" svg:y="4.583cm">
          <draw:text-box>
            <text:p text:style-name="P2"><text:span text:style-name="T4">dado</text:span></text:p>
          </draw:text-box>
        </draw:frame>
        <draw:polygon draw:style-name="gr11" draw:text-style-name="P11" draw:layer="layout" svg:width="1.192cm" svg:height="1.331cm" svg:x="3.094cm" svg:y="6.529cm" svg:viewBox="0 0 1193 1332" draw:points="597,1332 0,1332 0,0 1193,0 1193,1332">
          <text:p/>
        </draw:polygon>
        <draw:polygon draw:style-name="gr12" draw:text-style-name="P12" draw:layer="layout" svg:width="1.192cm" svg:height="1.331cm" svg:x="3.094cm" svg:y="6.529cm" svg:viewBox="0 0 1193 1332" draw:points="597,1332 0,1332 0,0 1193,0 1193,1332">
          <text:p/>
        </draw:polygon>
        <draw:frame draw:style-name="gr13" draw:text-style-name="P9" draw:layer="layout" svg:width="0.832cm" svg:height="0.53cm" svg:x="1.799cm" svg:y="6.954cm">
          <draw:text-box>
            <text:p text:style-name="P2"><text:span text:style-name="T4">Qtd</text:span></text:p>
          </draw:text-box>
        </draw:frame>
        <draw:polygon draw:style-name="gr10" draw:text-style-name="P10" draw:layer="layout" svg:width="1.856cm" svg:height="1.331cm" svg:x="6.081cm" svg:y="6.529cm" svg:viewBox="0 0 1857 1332" draw:points="930,1332 0,1332 0,0 1857,0 1857,1332">
          <text:p/>
        </draw:polygon>
        <draw:frame draw:style-name="gr9" draw:text-style-name="P5" draw:layer="layout" svg:width="0.528cm" svg:height="0.615cm" svg:x="3.521cm" svg:y="6.917cm">
          <draw:text-box>
            <text:p text:style-name="P2"><text:span text:style-name="T2">2</text:span></text:p>
          </draw:text-box>
        </draw:frame>
        <draw:polygon draw:style-name="gr14" draw:text-style-name="P11" draw:layer="layout" svg:width="1.192cm" svg:height="1.331cm" svg:x="7.891cm" svg:y="6.529cm" svg:viewBox="0 0 1193 1332" draw:points="597,1332 0,1332 0,0 1193,0 1193,1332">
          <text:p/>
        </draw:polygon>
        <draw:frame draw:style-name="gr15" draw:text-style-name="P9" draw:layer="layout" svg:width="1.014cm" svg:height="0.53cm" svg:x="6.519cm" svg:y="6.954cm">
          <draw:text-box>
            <text:p text:style-name="P2"><text:span text:style-name="T4">Prox</text:span></text:p>
          </draw:text-box>
        </draw:frame>
        <draw:polygon draw:style-name="gr3" draw:text-style-name="P4" draw:layer="layout" svg:width="8.021cm" svg:height="5cm" svg:x="9.998cm" svg:y="4cm" svg:viewBox="0 0 8022 5001" draw:points="4013,5001 0,5001 0,0 8022,0 8022,5001">
          <text:p/>
        </draw:polygon>
        <draw:frame draw:style-name="gr9" draw:text-style-name="P5" draw:layer="layout" svg:width="0.528cm" svg:height="0.615cm" svg:x="8.319cm" svg:y="6.917cm">
          <draw:text-box>
            <text:p text:style-name="P2"><text:span text:style-name="T2">3</text:span></text:p>
          </draw:text-box>
        </draw:frame>
        <draw:polygon draw:style-name="gr5" draw:text-style-name="P6" draw:layer="layout" svg:width="1.856cm" svg:height="1.332cm" svg:x="10.084cm" svg:y="4.16cm" svg:viewBox="0 0 1857 1333" draw:points="930,1333 0,1333 0,0 1857,0 1857,1333">
          <text:p/>
        </draw:polygon>
        <draw:frame draw:style-name="gr4" draw:text-style-name="P5" draw:layer="layout" svg:width="2.445cm" svg:height="0.615cm" svg:x="12.788cm" svg:y="8.067cm">
          <draw:text-box>
            <text:p text:style-name="P2"><text:span text:style-name="T2">pedaço 1</text:span></text:p>
          </draw:text-box>
        </draw:frame>
        <draw:polygon draw:style-name="gr7" draw:text-style-name="P8" draw:layer="layout" svg:width="1.856cm" svg:height="0.793cm" svg:x="10.084cm" svg:y="5.515cm" svg:viewBox="0 0 1857 794" draw:points="930,794 0,794 0,0 1857,0 1857,794">
          <text:p/>
        </draw:polygon>
        <draw:frame draw:style-name="gr8" draw:text-style-name="P9" draw:layer="layout" svg:width="1.145cm" svg:height="0.53cm" svg:x="10.442cm" svg:y="4.583cm">
          <draw:text-box>
            <text:p text:style-name="P2"><text:span text:style-name="T4">dado</text:span></text:p>
          </draw:text-box>
        </draw:frame>
        <draw:polygon draw:style-name="gr5" draw:text-style-name="P6" draw:layer="layout" svg:width="1.856cm" svg:height="1.332cm" svg:x="12.076cm" svg:y="4.158cm" svg:viewBox="0 0 1857 1333" draw:points="927,1333 0,1333 0,0 1857,0 1857,1333">
          <text:p/>
        </draw:polygon>
        <draw:polygon draw:style-name="gr7" draw:text-style-name="P8" draw:layer="layout" svg:width="1.856cm" svg:height="0.794cm" svg:x="12.076cm" svg:y="5.512cm" svg:viewBox="0 0 1857 795" draw:points="927,795 0,795 0,0 1857,0 1857,795">
          <text:p/>
        </draw:polygon>
        <draw:polygon draw:style-name="gr5" draw:text-style-name="P6" draw:layer="layout" svg:width="1.856cm" svg:height="1.33cm" svg:x="14.064cm" svg:y="4.16cm" svg:viewBox="0 0 1857 1331" draw:points="927,1331 0,1331 0,0 1857,0 1857,1331">
          <text:p/>
        </draw:polygon>
        <draw:frame draw:style-name="gr8" draw:text-style-name="P9" draw:layer="layout" svg:width="1.145cm" svg:height="0.53cm" svg:x="12.432cm" svg:y="4.583cm">
          <draw:text-box>
            <text:p text:style-name="P2"><text:span text:style-name="T4">dado</text:span></text:p>
          </draw:text-box>
        </draw:frame>
        <draw:polygon draw:style-name="gr7" draw:text-style-name="P8" draw:layer="layout" svg:width="1.856cm" svg:height="0.792cm" svg:x="14.064cm" svg:y="5.513cm" svg:viewBox="0 0 1857 793" draw:points="927,793 0,793 0,0 1857,0 1857,793">
          <text:p/>
        </draw:polygon>
        <draw:polygon draw:style-name="gr5" draw:text-style-name="P6" draw:layer="layout" svg:width="1.856cm" svg:height="1.332cm" svg:x="16.019cm" svg:y="4.16cm" svg:viewBox="0 0 1857 1333" draw:points="927,1333 0,1333 0,0 1857,0 1857,1333">
          <text:p/>
        </draw:polygon>
        <draw:frame draw:style-name="gr8" draw:text-style-name="P9" draw:layer="layout" svg:width="1.145cm" svg:height="0.53cm" svg:x="14.422cm" svg:y="4.583cm">
          <draw:text-box>
            <text:p text:style-name="P2"><text:span text:style-name="T4">dado</text:span></text:p>
          </draw:text-box>
        </draw:frame>
        <draw:polygon draw:style-name="gr7" draw:text-style-name="P8" draw:layer="layout" svg:width="1.856cm" svg:height="0.793cm" svg:x="16.019cm" svg:y="5.515cm" svg:viewBox="0 0 1857 794" draw:points="927,794 0,794 0,0 1857,0 1857,794">
          <text:p/>
        </draw:polygon>
        <draw:polygon draw:style-name="gr10" draw:text-style-name="P10" draw:layer="layout" svg:width="1.856cm" svg:height="1.331cm" svg:x="10.084cm" svg:y="6.529cm" svg:viewBox="0 0 1857 1332" draw:points="930,1332 0,1332 0,0 1857,0 1857,1332">
          <text:p/>
        </draw:polygon>
        <draw:frame draw:style-name="gr8" draw:text-style-name="P9" draw:layer="layout" svg:width="1.145cm" svg:height="0.53cm" svg:x="16.376cm" svg:y="4.583cm">
          <draw:text-box>
            <text:p text:style-name="P2"><text:span text:style-name="T4">dado</text:span></text:p>
          </draw:text-box>
        </draw:frame>
        <draw:polygon draw:style-name="gr14" draw:text-style-name="P11" draw:layer="layout" svg:width="1.192cm" svg:height="1.331cm" svg:x="11.894cm" svg:y="6.529cm" svg:viewBox="0 0 1193 1332" draw:points="597,1332 0,1332 0,0 1193,0 1193,1332">
          <text:p/>
        </draw:polygon>
        <draw:frame draw:style-name="gr13" draw:text-style-name="P9" draw:layer="layout" svg:width="0.832cm" svg:height="0.53cm" svg:x="10.597cm" svg:y="6.954cm">
          <draw:text-box>
            <text:p text:style-name="P2"><text:span text:style-name="T4">Qtd</text:span></text:p>
          </draw:text-box>
        </draw:frame>
        <draw:polygon draw:style-name="gr10" draw:text-style-name="P10" draw:layer="layout" svg:width="1.856cm" svg:height="1.331cm" svg:x="14.882cm" svg:y="6.529cm" svg:viewBox="0 0 1857 1332" draw:points="928,1332 0,1332 0,0 1857,0 1857,1332">
          <text:p/>
        </draw:polygon>
        <draw:frame draw:style-name="gr9" draw:text-style-name="P5" draw:layer="layout" svg:width="0.528cm" svg:height="0.615cm" svg:x="12.323cm" svg:y="6.917cm">
          <draw:text-box>
            <text:p text:style-name="P2"><text:span text:style-name="T2">0</text:span></text:p>
          </draw:text-box>
        </draw:frame>
        <draw:polygon draw:style-name="gr14" draw:text-style-name="P11" draw:layer="layout" svg:width="1.192cm" svg:height="1.331cm" svg:x="16.691cm" svg:y="6.529cm" svg:viewBox="0 0 1193 1332" draw:points="598,1332 0,1332 0,0 1193,0 1193,1332">
          <text:p/>
        </draw:polygon>
        <draw:frame draw:style-name="gr15" draw:text-style-name="P9" draw:layer="layout" svg:width="1.014cm" svg:height="0.53cm" svg:x="15.321cm" svg:y="6.954cm">
          <draw:text-box>
            <text:p text:style-name="P2"><text:span text:style-name="T4">Prox</text:span></text:p>
          </draw:text-box>
        </draw:frame>
        <draw:polygon draw:style-name="gr3" draw:text-style-name="P4" draw:layer="layout" svg:width="8.021cm" svg:height="5cm" svg:x="19.199cm" svg:y="4cm" svg:viewBox="0 0 8022 5001" draw:points="4011,5001 0,5001 0,0 8022,0 8022,5001">
          <text:p/>
        </draw:polygon>
        <draw:frame draw:style-name="gr9" draw:text-style-name="P5" draw:layer="layout" svg:width="0.528cm" svg:height="0.615cm" svg:x="17.12cm" svg:y="6.917cm">
          <draw:text-box>
            <text:p text:style-name="P2"><text:span text:style-name="T2">5</text:span></text:p>
          </draw:text-box>
        </draw:frame>
        <draw:polygon draw:style-name="gr31" draw:text-style-name="P6" draw:layer="layout" svg:width="1.856cm" svg:height="1.332cm" svg:x="19.284cm" svg:y="4.16cm" svg:viewBox="0 0 1857 1333" draw:points="930,1333 0,1333 0,0 1857,0 1857,1333">
          <text:p/>
        </draw:polygon>
        <draw:polygon draw:style-name="gr12" draw:text-style-name="P12" draw:layer="layout" svg:width="1.856cm" svg:height="1.332cm" svg:x="19.284cm" svg:y="4.16cm" svg:viewBox="0 0 1857 1333" draw:points="930,1333 0,1333 0,0 1857,0 1857,1333">
          <text:p/>
        </draw:polygon>
        <draw:frame draw:style-name="gr4" draw:text-style-name="P5" draw:layer="layout" svg:width="2.445cm" svg:height="0.615cm" svg:x="21.989cm" svg:y="8.067cm">
          <draw:text-box>
            <text:p text:style-name="P2"><text:span text:style-name="T2">pedaço 2</text:span></text:p>
          </draw:text-box>
        </draw:frame>
        <draw:polygon draw:style-name="gr7" draw:text-style-name="P8" draw:layer="layout" svg:width="1.856cm" svg:height="0.793cm" svg:x="19.284cm" svg:y="5.515cm" svg:viewBox="0 0 1857 794" draw:points="930,794 0,794 0,0 1857,0 1857,794">
          <text:p/>
        </draw:polygon>
        <draw:frame draw:style-name="gr8" draw:text-style-name="P9" draw:layer="layout" svg:width="1.145cm" svg:height="0.53cm" svg:x="19.643cm" svg:y="4.583cm">
          <draw:text-box>
            <text:p text:style-name="P2"><text:span text:style-name="T4">dado</text:span></text:p>
          </draw:text-box>
        </draw:frame>
        <draw:polygon draw:style-name="gr5" draw:text-style-name="P6" draw:layer="layout" svg:width="1.856cm" svg:height="1.332cm" svg:x="21.275cm" svg:y="4.158cm" svg:viewBox="0 0 1857 1333" draw:points="930,1333 0,1333 0,0 1857,0 1857,1333">
          <text:p/>
        </draw:polygon>
        <draw:frame draw:style-name="gr9" draw:text-style-name="P5" draw:layer="layout" svg:width="0.528cm" svg:height="0.615cm" svg:x="20.045cm" svg:y="5.633cm">
          <draw:text-box>
            <text:p text:style-name="P2"><text:span text:style-name="T2">2</text:span></text:p>
          </draw:text-box>
        </draw:frame>
        <draw:polygon draw:style-name="gr7" draw:text-style-name="P8" draw:layer="layout" svg:width="1.856cm" svg:height="0.794cm" svg:x="21.275cm" svg:y="5.512cm" svg:viewBox="0 0 1857 795" draw:points="930,795 0,795 0,0 1857,0 1857,795">
          <text:p/>
        </draw:polygon>
        <draw:frame draw:style-name="gr8" draw:text-style-name="P9" draw:layer="layout" svg:width="1.145cm" svg:height="0.53cm" svg:x="21.632cm" svg:y="4.583cm">
          <draw:text-box>
            <text:p text:style-name="P2"><text:span text:style-name="T4">dado</text:span></text:p>
          </draw:text-box>
        </draw:frame>
        <draw:polygon draw:style-name="gr5" draw:text-style-name="P6" draw:layer="layout" svg:width="1.856cm" svg:height="1.33cm" svg:x="23.264cm" svg:y="4.16cm" svg:viewBox="0 0 1857 1331" draw:points="927,1331 0,1331 0,0 1857,0 1857,1331">
          <text:p/>
        </draw:polygon>
        <draw:frame draw:style-name="gr9" draw:text-style-name="P5" draw:layer="layout" svg:width="0.528cm" svg:height="0.615cm" svg:x="22.035cm" svg:y="5.63cm">
          <draw:text-box>
            <text:p text:style-name="P2"><text:span text:style-name="T2">8</text:span></text:p>
          </draw:text-box>
        </draw:frame>
        <draw:polygon draw:style-name="gr35" draw:text-style-name="P25" draw:layer="layout" svg:width="1.856cm" svg:height="0.792cm" svg:x="23.264cm" svg:y="5.513cm" svg:viewBox="0 0 1857 793" draw:points="927,793 0,793 0,0 1857,0 1857,793">
          <text:p/>
        </draw:polygon>
        <draw:frame draw:style-name="gr8" draw:text-style-name="P9" draw:layer="layout" svg:width="1.145cm" svg:height="0.53cm" svg:x="23.622cm" svg:y="4.583cm">
          <draw:text-box>
            <text:p text:style-name="P2"><text:span text:style-name="T4">dado</text:span></text:p>
          </draw:text-box>
        </draw:frame>
        <draw:polygon draw:style-name="gr5" draw:text-style-name="P6" draw:layer="layout" svg:width="1.856cm" svg:height="1.332cm" svg:x="25.218cm" svg:y="4.16cm" svg:viewBox="0 0 1857 1333" draw:points="929,1333 0,1333 0,0 1857,0 1857,1333">
          <text:p/>
        </draw:polygon>
        <draw:polygon draw:style-name="gr7" draw:text-style-name="P8" draw:layer="layout" svg:width="1.856cm" svg:height="0.793cm" svg:x="25.218cm" svg:y="5.515cm" svg:viewBox="0 0 1857 794" draw:points="929,794 0,794 0,0 1857,0 1857,794">
          <text:p/>
        </draw:polygon>
        <draw:frame draw:style-name="gr8" draw:text-style-name="P9" draw:layer="layout" svg:width="1.145cm" svg:height="0.53cm" svg:x="25.576cm" svg:y="4.583cm">
          <draw:text-box>
            <text:p text:style-name="P2"><text:span text:style-name="T4">dado</text:span></text:p>
          </draw:text-box>
        </draw:frame>
        <draw:polygon draw:style-name="gr10" draw:text-style-name="P10" draw:layer="layout" svg:width="1.856cm" svg:height="1.331cm" svg:x="19.284cm" svg:y="6.529cm" svg:viewBox="0 0 1857 1332" draw:points="930,1332 0,1332 0,0 1857,0 1857,1332">
          <text:p/>
        </draw:polygon>
        <draw:polygon draw:style-name="gr28" draw:text-style-name="P18" draw:layer="layout" svg:width="1.191cm" svg:height="1.331cm" svg:x="21.095cm" svg:y="6.529cm" svg:viewBox="0 0 1192 1332" draw:points="596,1332 0,1332 0,0 1192,0 1192,1332">
          <text:p/>
        </draw:polygon>
        <draw:frame draw:style-name="gr13" draw:text-style-name="P9" draw:layer="layout" svg:width="0.832cm" svg:height="0.53cm" svg:x="19.798cm" svg:y="6.954cm">
          <draw:text-box>
            <text:p text:style-name="P2"><text:span text:style-name="T4">Qtd</text:span></text:p>
          </draw:text-box>
        </draw:frame>
        <draw:polygon draw:style-name="gr10" draw:text-style-name="P10" draw:layer="layout" svg:width="1.856cm" svg:height="1.331cm" svg:x="24.081cm" svg:y="6.529cm" svg:viewBox="0 0 1857 1332" draw:points="929,1332 0,1332 0,0 1857,0 1857,1332">
          <text:p/>
        </draw:polygon>
        <draw:frame draw:style-name="gr9" draw:text-style-name="P5" draw:layer="layout" svg:width="0.528cm" svg:height="0.615cm" svg:x="21.523cm" svg:y="6.917cm">
          <draw:text-box>
            <text:p text:style-name="P2"><text:span text:style-name="T2">2</text:span></text:p>
          </draw:text-box>
        </draw:frame>
        <draw:polygon draw:style-name="gr14" draw:text-style-name="P11" draw:layer="layout" svg:width="1.192cm" svg:height="1.331cm" svg:x="25.891cm" svg:y="6.529cm" svg:viewBox="0 0 1193 1332" draw:points="597,1332 0,1332 0,0 1193,0 1193,1332">
          <text:p/>
        </draw:polygon>
        <draw:frame draw:style-name="gr15" draw:text-style-name="P9" draw:layer="layout" svg:width="1.014cm" svg:height="0.53cm" svg:x="24.522cm" svg:y="6.954cm">
          <draw:text-box>
            <text:p text:style-name="P2"><text:span text:style-name="T4">Prox</text:span></text:p>
          </draw:text-box>
        </draw:frame>
        <draw:polygon draw:style-name="gr3" draw:text-style-name="P4" draw:layer="layout" svg:width="8.021cm" svg:height="5cm" svg:x="1.198cm" svg:y="4cm" svg:viewBox="0 0 8022 5001" draw:points="4012,5001 0,5001 0,0 8022,0 8022,5001">
          <text:p/>
        </draw:polygon>
        <draw:frame draw:style-name="gr9" draw:text-style-name="P5" draw:layer="layout" svg:width="0.528cm" svg:height="0.615cm" svg:x="26.321cm" svg:y="6.917cm">
          <draw:text-box>
            <text:p text:style-name="P2"><text:span text:style-name="T2">0</text:span></text:p>
          </draw:text-box>
        </draw:frame>
        <draw:polygon draw:style-name="gr5" draw:text-style-name="P6" draw:layer="layout" svg:width="1.856cm" svg:height="1.332cm" svg:x="1.284cm" svg:y="4.16cm" svg:viewBox="0 0 1857 1333" draw:points="929,1333 0,1333 0,0 1857,0 1857,1333">
          <text:p/>
        </draw:polygon>
        <draw:frame draw:style-name="gr4" draw:text-style-name="P5" draw:layer="layout" svg:width="2.445cm" svg:height="0.615cm" svg:x="3.99cm" svg:y="8.067cm">
          <draw:text-box>
            <text:p text:style-name="P2"><text:span text:style-name="T2">pedaço 0</text:span></text:p>
          </draw:text-box>
        </draw:frame>
        <draw:polygon draw:style-name="gr7" draw:text-style-name="P8" draw:layer="layout" svg:width="1.856cm" svg:height="0.793cm" svg:x="1.284cm" svg:y="5.515cm" svg:viewBox="0 0 1857 794" draw:points="929,794 0,794 0,0 1857,0 1857,794">
          <text:p/>
        </draw:polygon>
        <draw:frame draw:style-name="gr8" draw:text-style-name="P9" draw:layer="layout" svg:width="1.145cm" svg:height="0.53cm" svg:x="1.64cm" svg:y="4.583cm">
          <draw:text-box>
            <text:p text:style-name="P2"><text:span text:style-name="T4">dado</text:span></text:p>
          </draw:text-box>
        </draw:frame>
        <draw:polygon draw:style-name="gr5" draw:text-style-name="P6" draw:layer="layout" svg:width="1.855cm" svg:height="1.332cm" svg:x="3.276cm" svg:y="4.158cm" svg:viewBox="0 0 1856 1333" draw:points="928,1333 0,1333 0,0 1856,0 1856,1333">
          <text:p/>
        </draw:polygon>
        <draw:frame draw:style-name="gr9" draw:text-style-name="P5" draw:layer="layout" svg:width="0.528cm" svg:height="0.615cm" svg:x="2.043cm" svg:y="5.633cm">
          <draw:text-box>
            <text:p text:style-name="P2"><text:span text:style-name="T2">3</text:span></text:p>
          </draw:text-box>
        </draw:frame>
        <draw:polygon draw:style-name="gr7" draw:text-style-name="P8" draw:layer="layout" svg:width="1.855cm" svg:height="0.794cm" svg:x="3.276cm" svg:y="5.512cm" svg:viewBox="0 0 1856 795" draw:points="928,795 0,795 0,0 1856,0 1856,795">
          <text:p/>
        </draw:polygon>
        <draw:frame draw:style-name="gr8" draw:text-style-name="P9" draw:layer="layout" svg:width="1.145cm" svg:height="0.53cm" svg:x="3.634cm" svg:y="4.583cm">
          <draw:text-box>
            <text:p text:style-name="P2"><text:span text:style-name="T4">dado</text:span></text:p>
          </draw:text-box>
        </draw:frame>
        <draw:polygon draw:style-name="gr5" draw:text-style-name="P6" draw:layer="layout" svg:width="1.856cm" svg:height="1.33cm" svg:x="5.264cm" svg:y="4.16cm" svg:viewBox="0 0 1857 1331" draw:points="927,1331 0,1331 0,0 1857,0 1857,1331">
          <text:p/>
        </draw:polygon>
        <draw:frame draw:style-name="gr9" draw:text-style-name="P5" draw:layer="layout" svg:width="0.528cm" svg:height="0.615cm" svg:x="4.036cm" svg:y="5.63cm">
          <draw:text-box>
            <text:p text:style-name="P2"><text:span text:style-name="T2">5</text:span></text:p>
          </draw:text-box>
        </draw:frame>
        <draw:polygon draw:style-name="gr7" draw:text-style-name="P8" draw:layer="layout" svg:width="1.856cm" svg:height="0.792cm" svg:x="5.264cm" svg:y="5.513cm" svg:viewBox="0 0 1857 793" draw:points="927,793 0,793 0,0 1857,0 1857,793">
          <text:p/>
        </draw:polygon>
        <draw:polygon draw:style-name="gr5" draw:text-style-name="P6" draw:layer="layout" svg:width="1.856cm" svg:height="1.332cm" svg:x="7.218cm" svg:y="4.16cm" svg:viewBox="0 0 1857 1333" draw:points="929,1333 0,1333 0,0 1857,0 1857,1333">
          <text:p/>
        </draw:polygon>
        <draw:frame draw:style-name="gr8" draw:text-style-name="P9" draw:layer="layout" svg:width="1.145cm" svg:height="0.53cm" svg:x="5.62cm" svg:y="4.583cm">
          <draw:text-box>
            <text:p text:style-name="P2"><text:span text:style-name="T4">dado</text:span></text:p>
          </draw:text-box>
        </draw:frame>
        <draw:polygon draw:style-name="gr7" draw:text-style-name="P8" draw:layer="layout" svg:width="1.856cm" svg:height="0.793cm" svg:x="7.218cm" svg:y="5.515cm" svg:viewBox="0 0 1857 794" draw:points="929,794 0,794 0,0 1857,0 1857,794">
          <text:p/>
        </draw:polygon>
        <draw:polygon draw:style-name="gr10" draw:text-style-name="P10" draw:layer="layout" svg:width="1.856cm" svg:height="1.331cm" svg:x="1.284cm" svg:y="6.529cm" svg:viewBox="0 0 1857 1332" draw:points="929,1332 0,1332 0,0 1857,0 1857,1332">
          <text:p/>
        </draw:polygon>
        <draw:frame draw:style-name="gr8" draw:text-style-name="P9" draw:layer="layout" svg:width="1.145cm" svg:height="0.53cm" svg:x="7.578cm" svg:y="4.583cm">
          <draw:text-box>
            <text:p text:style-name="P2"><text:span text:style-name="T4">dado</text:span></text:p>
          </draw:text-box>
        </draw:frame>
        <draw:polygon draw:style-name="gr11" draw:text-style-name="P11" draw:layer="layout" svg:width="1.192cm" svg:height="1.331cm" svg:x="3.094cm" svg:y="6.529cm" svg:viewBox="0 0 1193 1332" draw:points="597,1332 0,1332 0,0 1193,0 1193,1332">
          <text:p/>
        </draw:polygon>
        <draw:polygon draw:style-name="gr12" draw:text-style-name="P12" draw:layer="layout" svg:width="1.192cm" svg:height="1.331cm" svg:x="3.094cm" svg:y="6.529cm" svg:viewBox="0 0 1193 1332" draw:points="597,1332 0,1332 0,0 1193,0 1193,1332">
          <text:p/>
        </draw:polygon>
        <draw:frame draw:style-name="gr13" draw:text-style-name="P9" draw:layer="layout" svg:width="0.832cm" svg:height="0.53cm" svg:x="1.799cm" svg:y="6.954cm">
          <draw:text-box>
            <text:p text:style-name="P2"><text:span text:style-name="T4">Qtd</text:span></text:p>
          </draw:text-box>
        </draw:frame>
        <draw:polygon draw:style-name="gr10" draw:text-style-name="P10" draw:layer="layout" svg:width="1.856cm" svg:height="1.331cm" svg:x="6.081cm" svg:y="6.529cm" svg:viewBox="0 0 1857 1332" draw:points="930,1332 0,1332 0,0 1857,0 1857,1332">
          <text:p/>
        </draw:polygon>
        <draw:frame draw:style-name="gr9" draw:text-style-name="P5" draw:layer="layout" svg:width="0.528cm" svg:height="0.615cm" svg:x="3.521cm" svg:y="6.917cm">
          <draw:text-box>
            <text:p text:style-name="P2"><text:span text:style-name="T2">2</text:span></text:p>
          </draw:text-box>
        </draw:frame>
        <draw:polygon draw:style-name="gr14" draw:text-style-name="P11" draw:layer="layout" svg:width="1.192cm" svg:height="1.331cm" svg:x="7.891cm" svg:y="6.529cm" svg:viewBox="0 0 1193 1332" draw:points="597,1332 0,1332 0,0 1193,0 1193,1332">
          <text:p/>
        </draw:polygon>
        <draw:frame draw:style-name="gr15" draw:text-style-name="P9" draw:layer="layout" svg:width="1.014cm" svg:height="0.53cm" svg:x="6.519cm" svg:y="6.954cm">
          <draw:text-box>
            <text:p text:style-name="P2"><text:span text:style-name="T4">Prox</text:span></text:p>
          </draw:text-box>
        </draw:frame>
        <draw:polygon draw:style-name="gr3" draw:text-style-name="P4" draw:layer="layout" svg:width="8.021cm" svg:height="5cm" svg:x="1.198cm" svg:y="4cm" svg:viewBox="0 0 8022 5001" draw:points="4012,5001 0,5001 0,0 8022,0 8022,5001">
          <text:p/>
        </draw:polygon>
        <draw:frame draw:style-name="gr9" draw:text-style-name="P5" draw:layer="layout" svg:width="0.528cm" svg:height="0.615cm" svg:x="8.319cm" svg:y="6.917cm">
          <draw:text-box>
            <text:p text:style-name="P2"><text:span text:style-name="T2">3</text:span></text:p>
          </draw:text-box>
        </draw:frame>
        <draw:polygon draw:style-name="gr5" draw:text-style-name="P6" draw:layer="layout" svg:width="1.856cm" svg:height="1.332cm" svg:x="1.284cm" svg:y="4.16cm" svg:viewBox="0 0 1857 1333" draw:points="929,1333 0,1333 0,0 1857,0 1857,1333">
          <text:p/>
        </draw:polygon>
        <draw:frame draw:style-name="gr4" draw:text-style-name="P5" draw:layer="layout" svg:width="2.445cm" svg:height="0.615cm" svg:x="3.99cm" svg:y="8.067cm">
          <draw:text-box>
            <text:p text:style-name="P2"><text:span text:style-name="T2">pedaço 0</text:span></text:p>
          </draw:text-box>
        </draw:frame>
        <draw:polygon draw:style-name="gr7" draw:text-style-name="P8" draw:layer="layout" svg:width="1.856cm" svg:height="0.793cm" svg:x="1.284cm" svg:y="5.515cm" svg:viewBox="0 0 1857 794" draw:points="929,794 0,794 0,0 1857,0 1857,794">
          <text:p/>
        </draw:polygon>
        <draw:frame draw:style-name="gr8" draw:text-style-name="P9" draw:layer="layout" svg:width="1.145cm" svg:height="0.53cm" svg:x="1.64cm" svg:y="4.583cm">
          <draw:text-box>
            <text:p text:style-name="P2"><text:span text:style-name="T4">dado</text:span></text:p>
          </draw:text-box>
        </draw:frame>
        <draw:polygon draw:style-name="gr5" draw:text-style-name="P6" draw:layer="layout" svg:width="1.855cm" svg:height="1.332cm" svg:x="3.276cm" svg:y="4.158cm" svg:viewBox="0 0 1856 1333" draw:points="928,1333 0,1333 0,0 1856,0 1856,1333">
          <text:p/>
        </draw:polygon>
        <draw:frame draw:style-name="gr16" draw:text-style-name="P5" draw:layer="layout" svg:width="0.679cm" svg:height="0.615cm" svg:x="1.873cm" svg:y="5.633cm">
          <draw:text-box>
            <text:p text:style-name="P2"><text:span text:style-name="T2">14</text:span></text:p>
          </draw:text-box>
        </draw:frame>
        <draw:polygon draw:style-name="gr7" draw:text-style-name="P8" draw:layer="layout" svg:width="1.855cm" svg:height="0.794cm" svg:x="3.276cm" svg:y="5.512cm" svg:viewBox="0 0 1856 795" draw:points="928,795 0,795 0,0 1856,0 1856,795">
          <text:p/>
        </draw:polygon>
        <draw:frame draw:style-name="gr8" draw:text-style-name="P9" draw:layer="layout" svg:width="1.145cm" svg:height="0.53cm" svg:x="3.634cm" svg:y="4.583cm">
          <draw:text-box>
            <text:p text:style-name="P2"><text:span text:style-name="T4">dado</text:span></text:p>
          </draw:text-box>
        </draw:frame>
        <draw:polygon draw:style-name="gr5" draw:text-style-name="P6" draw:layer="layout" svg:width="1.856cm" svg:height="1.33cm" svg:x="5.264cm" svg:y="4.16cm" svg:viewBox="0 0 1857 1331" draw:points="927,1331 0,1331 0,0 1857,0 1857,1331">
          <text:p/>
        </draw:polygon>
        <draw:frame draw:style-name="gr16" draw:text-style-name="P5" draw:layer="layout" svg:width="0.679cm" svg:height="0.615cm" svg:x="3.866cm" svg:y="5.63cm">
          <draw:text-box>
            <text:p text:style-name="P2"><text:span text:style-name="T2">18</text:span></text:p>
          </draw:text-box>
        </draw:frame>
        <draw:polygon draw:style-name="gr7" draw:text-style-name="P8" draw:layer="layout" svg:width="1.856cm" svg:height="0.792cm" svg:x="5.264cm" svg:y="5.513cm" svg:viewBox="0 0 1857 793" draw:points="927,793 0,793 0,0 1857,0 1857,793">
          <text:p/>
        </draw:polygon>
        <draw:frame draw:style-name="gr8" draw:text-style-name="P9" draw:layer="layout" svg:width="1.145cm" svg:height="0.53cm" svg:x="5.62cm" svg:y="4.583cm">
          <draw:text-box>
            <text:p text:style-name="P2"><text:span text:style-name="T4">dado</text:span></text:p>
          </draw:text-box>
        </draw:frame>
        <draw:polygon draw:style-name="gr5" draw:text-style-name="P6" draw:layer="layout" svg:width="1.856cm" svg:height="1.332cm" svg:x="7.218cm" svg:y="4.16cm" svg:viewBox="0 0 1857 1333" draw:points="929,1333 0,1333 0,0 1857,0 1857,1333">
          <text:p/>
        </draw:polygon>
        <draw:frame draw:style-name="gr19" draw:text-style-name="P13" draw:layer="layout" svg:width="0.705cm" svg:height="0.712cm" svg:x="5.842cm" svg:y="5.588cm">
          <draw:text-box>
            <text:p text:style-name="P2"><text:span text:style-name="T6">23</text:span></text:p>
          </draw:text-box>
        </draw:frame>
        <draw:polygon draw:style-name="gr7" draw:text-style-name="P8" draw:layer="layout" svg:width="1.856cm" svg:height="0.793cm" svg:x="7.218cm" svg:y="5.515cm" svg:viewBox="0 0 1857 794" draw:points="929,794 0,794 0,0 1857,0 1857,794">
          <text:p/>
        </draw:polygon>
        <draw:frame draw:style-name="gr8" draw:text-style-name="P9" draw:layer="layout" svg:width="1.145cm" svg:height="0.53cm" svg:x="7.578cm" svg:y="4.583cm">
          <draw:text-box>
            <text:p text:style-name="P2"><text:span text:style-name="T4">dado</text:span></text:p>
          </draw:text-box>
        </draw:frame>
        <draw:polygon draw:style-name="gr10" draw:text-style-name="P10" draw:layer="layout" svg:width="1.856cm" svg:height="1.331cm" svg:x="1.284cm" svg:y="6.529cm" svg:viewBox="0 0 1857 1332" draw:points="929,1332 0,1332 0,0 1857,0 1857,1332">
          <text:p/>
        </draw:polygon>
        <draw:frame draw:style-name="gr17" draw:text-style-name="P5" draw:layer="layout" svg:width="0.595cm" svg:height="0.589cm" svg:x="7.849cm" svg:y="5.645cm">
          <draw:text-box>
            <text:p text:style-name="P2"><text:span text:style-name="T5">31</text:span></text:p>
          </draw:text-box>
        </draw:frame>
        <draw:polygon draw:style-name="gr14" draw:text-style-name="P11" draw:layer="layout" svg:width="1.192cm" svg:height="1.331cm" svg:x="3.094cm" svg:y="6.529cm" svg:viewBox="0 0 1193 1332" draw:points="597,1332 0,1332 0,0 1193,0 1193,1332">
          <text:p/>
        </draw:polygon>
        <draw:frame draw:style-name="gr13" draw:text-style-name="P9" draw:layer="layout" svg:width="0.832cm" svg:height="0.53cm" svg:x="1.799cm" svg:y="6.954cm">
          <draw:text-box>
            <text:p text:style-name="P2"><text:span text:style-name="T4">Qtd</text:span></text:p>
          </draw:text-box>
        </draw:frame>
        <draw:polygon draw:style-name="gr10" draw:text-style-name="P10" draw:layer="layout" svg:width="1.856cm" svg:height="1.331cm" svg:x="6.081cm" svg:y="6.529cm" svg:viewBox="0 0 1857 1332" draw:points="930,1332 0,1332 0,0 1857,0 1857,1332">
          <text:p/>
        </draw:polygon>
        <draw:frame draw:style-name="gr9" draw:text-style-name="P5" draw:layer="layout" svg:width="0.528cm" svg:height="0.615cm" svg:x="3.521cm" svg:y="6.917cm">
          <draw:text-box>
            <text:p text:style-name="P2"><text:span text:style-name="T2">4</text:span></text:p>
          </draw:text-box>
        </draw:frame>
        <draw:polygon draw:style-name="gr14" draw:text-style-name="P11" draw:layer="layout" svg:width="1.192cm" svg:height="1.331cm" svg:x="7.891cm" svg:y="6.529cm" svg:viewBox="0 0 1193 1332" draw:points="597,1332 0,1332 0,0 1193,0 1193,1332">
          <text:p/>
        </draw:polygon>
        <draw:frame draw:style-name="gr15" draw:text-style-name="P9" draw:layer="layout" svg:width="1.014cm" svg:height="0.53cm" svg:x="6.519cm" svg:y="6.954cm">
          <draw:text-box>
            <text:p text:style-name="P2"><text:span text:style-name="T4">Prox</text:span></text:p>
          </draw:text-box>
        </draw:frame>
        <draw:polygon draw:style-name="gr3" draw:text-style-name="P4" draw:layer="layout" svg:width="8.021cm" svg:height="5cm" svg:x="17.378cm" svg:y="9.6cm" svg:viewBox="0 0 8022 5001" draw:points="4011,5001 0,5001 0,0 8022,0 8022,5001">
          <text:p/>
        </draw:polygon>
        <draw:frame draw:style-name="gr9" draw:text-style-name="P5" draw:layer="layout" svg:width="0.528cm" svg:height="0.615cm" svg:x="8.319cm" svg:y="6.917cm">
          <draw:text-box>
            <text:p text:style-name="P2"><text:span text:style-name="T2">3</text:span></text:p>
          </draw:text-box>
        </draw:frame>
        <draw:polygon draw:style-name="gr5" draw:text-style-name="P6" draw:layer="layout" svg:width="1.856cm" svg:height="1.332cm" svg:x="17.464cm" svg:y="9.76cm" svg:viewBox="0 0 1857 1333" draw:points="928,1333 0,1333 0,0 1857,0 1857,1333">
          <text:p/>
        </draw:polygon>
        <draw:frame draw:style-name="gr4" draw:text-style-name="P5" draw:layer="layout" svg:width="2.445cm" svg:height="0.615cm" svg:x="20.168cm" svg:y="13.666cm">
          <draw:text-box>
            <text:p text:style-name="P2"><text:span text:style-name="T2">pedaço 4</text:span></text:p>
          </draw:text-box>
        </draw:frame>
        <draw:polygon draw:style-name="gr7" draw:text-style-name="P8" draw:layer="layout" svg:width="1.856cm" svg:height="0.793cm" svg:x="17.464cm" svg:y="11.115cm" svg:viewBox="0 0 1857 794" draw:points="928,794 0,794 0,0 1857,0 1857,794">
          <text:p/>
        </draw:polygon>
        <draw:frame draw:style-name="gr8" draw:text-style-name="P9" draw:layer="layout" svg:width="1.145cm" svg:height="0.53cm" svg:x="17.822cm" svg:y="10.186cm">
          <draw:text-box>
            <text:p text:style-name="P2"><text:span text:style-name="T4">dado</text:span></text:p>
          </draw:text-box>
        </draw:frame>
        <draw:polygon draw:style-name="gr5" draw:text-style-name="P6" draw:layer="layout" svg:width="1.856cm" svg:height="1.332cm" svg:x="19.454cm" svg:y="9.758cm" svg:viewBox="0 0 1857 1333" draw:points="930,1333 0,1333 0,0 1857,0 1857,1333">
          <text:p/>
        </draw:polygon>
        <draw:polygon draw:style-name="gr7" draw:text-style-name="P8" draw:layer="layout" svg:width="1.856cm" svg:height="0.794cm" svg:x="19.454cm" svg:y="11.112cm" svg:viewBox="0 0 1857 795" draw:points="930,795 0,795 0,0 1857,0 1857,795">
          <text:p/>
        </draw:polygon>
        <draw:frame draw:style-name="gr8" draw:text-style-name="P9" draw:layer="layout" svg:width="1.145cm" svg:height="0.53cm" svg:x="19.812cm" svg:y="10.182cm">
          <draw:text-box>
            <text:p text:style-name="P2"><text:span text:style-name="T4">dado</text:span></text:p>
          </draw:text-box>
        </draw:frame>
        <draw:polygon draw:style-name="gr5" draw:text-style-name="P6" draw:layer="layout" svg:width="1.856cm" svg:height="1.33cm" svg:x="21.442cm" svg:y="9.76cm" svg:viewBox="0 0 1857 1331" draw:points="929,1331 0,1331 0,0 1857,0 1857,1331">
          <text:p/>
        </draw:polygon>
        <draw:frame draw:style-name="gr16" draw:text-style-name="P5" draw:layer="layout" svg:width="0.679cm" svg:height="0.615cm" svg:x="20.045cm" svg:y="11.232cm">
          <draw:text-box>
            <text:p text:style-name="P2"><text:span text:style-name="T2">72</text:span></text:p>
          </draw:text-box>
        </draw:frame>
        <draw:polygon draw:style-name="gr35" draw:text-style-name="P21" draw:layer="layout" svg:width="1.856cm" svg:height="0.792cm" svg:x="21.442cm" svg:y="11.113cm" svg:viewBox="0 0 1857 793" draw:points="929,793 0,793 0,0 1857,0 1857,793">
          <text:p/>
        </draw:polygon>
        <draw:polygon draw:style-name="gr5" draw:text-style-name="P6" draw:layer="layout" svg:width="1.856cm" svg:height="1.332cm" svg:x="23.397cm" svg:y="9.76cm" svg:viewBox="0 0 1857 1333" draw:points="929,1333 0,1333 0,0 1857,0 1857,1333">
          <text:p/>
        </draw:polygon>
        <draw:frame draw:style-name="gr8" draw:text-style-name="P9" draw:layer="layout" svg:width="1.145cm" svg:height="0.53cm" svg:x="21.802cm" svg:y="10.186cm">
          <draw:text-box>
            <text:p text:style-name="P2"><text:span text:style-name="T4">dado</text:span></text:p>
          </draw:text-box>
        </draw:frame>
        <draw:polygon draw:style-name="gr7" draw:text-style-name="P8" draw:layer="layout" svg:width="1.856cm" svg:height="0.793cm" svg:x="23.397cm" svg:y="11.115cm" svg:viewBox="0 0 1857 794" draw:points="929,794 0,794 0,0 1857,0 1857,794">
          <text:p/>
        </draw:polygon>
        <draw:polygon draw:style-name="gr10" draw:text-style-name="P10" draw:layer="layout" svg:width="1.856cm" svg:height="1.331cm" svg:x="17.464cm" svg:y="12.129cm" svg:viewBox="0 0 1857 1332" draw:points="928,1332 0,1332 0,0 1857,0 1857,1332">
          <text:p/>
        </draw:polygon>
        <draw:frame draw:style-name="gr8" draw:text-style-name="P9" draw:layer="layout" svg:width="1.145cm" svg:height="0.53cm" svg:x="23.756cm" svg:y="10.186cm">
          <draw:text-box>
            <text:p text:style-name="P2"><text:span text:style-name="T4">dado</text:span></text:p>
          </draw:text-box>
        </draw:frame>
        <draw:polygon draw:style-name="gr14" draw:text-style-name="P23" draw:layer="layout" svg:width="1.192cm" svg:height="1.331cm" svg:x="19.274cm" svg:y="12.129cm" svg:viewBox="0 0 1193 1332" draw:points="596,1332 0,1332 0,0 1193,0 1193,1332">
          <text:p/>
        </draw:polygon>
        <draw:frame draw:style-name="gr13" draw:text-style-name="P9" draw:layer="layout" svg:width="0.832cm" svg:height="0.53cm" svg:x="17.978cm" svg:y="12.553cm">
          <draw:text-box>
            <text:p text:style-name="P2"><text:span text:style-name="T4">Qtd</text:span></text:p>
          </draw:text-box>
        </draw:frame>
        <draw:polygon draw:style-name="gr10" draw:text-style-name="P10" draw:layer="layout" svg:width="1.856cm" svg:height="1.331cm" svg:x="22.26cm" svg:y="12.129cm" svg:viewBox="0 0 1857 1332" draw:points="930,1332 0,1332 0,0 1857,0 1857,1332">
          <text:p/>
        </draw:polygon>
        <draw:frame draw:style-name="gr9" draw:text-style-name="P5" draw:layer="layout" svg:width="0.528cm" svg:height="0.615cm" svg:x="19.703cm" svg:y="12.516cm">
          <draw:text-box>
            <text:p text:style-name="P2"><text:span text:style-name="T2">4</text:span></text:p>
          </draw:text-box>
        </draw:frame>
        <draw:polygon draw:style-name="gr14" draw:text-style-name="P11" draw:layer="layout" svg:width="1.192cm" svg:height="1.331cm" svg:x="24.071cm" svg:y="12.129cm" svg:viewBox="0 0 1193 1332" draw:points="596,1332 0,1332 0,0 1193,0 1193,1332">
          <text:p/>
        </draw:polygon>
        <draw:frame draw:style-name="gr15" draw:text-style-name="P9" draw:layer="layout" svg:width="1.014cm" svg:height="0.53cm" svg:x="22.698cm" svg:y="12.553cm">
          <draw:text-box>
            <text:p text:style-name="P2"><text:span text:style-name="T4">Prox</text:span></text:p>
          </draw:text-box>
        </draw:frame>
        <draw:polygon draw:style-name="gr3" draw:text-style-name="P4" draw:layer="layout" svg:width="8.021cm" svg:height="5cm" svg:x="8.183cm" svg:y="9.56cm" svg:viewBox="0 0 8022 5001" draw:points="4012,5001 0,5001 0,0 8022,0 8022,5001">
          <text:p/>
        </draw:polygon>
        <draw:frame draw:style-name="gr20" draw:text-style-name="P9" draw:layer="layout" svg:width="0.459cm" svg:height="0.53cm" svg:x="24.44cm" svg:y="12.553cm">
          <draw:text-box>
            <text:p text:style-name="P2"><text:span text:style-name="T4">-1</text:span></text:p>
          </draw:text-box>
        </draw:frame>
        <draw:polygon draw:style-name="gr5" draw:text-style-name="P6" draw:layer="layout" svg:width="1.856cm" svg:height="1.332cm" svg:x="8.269cm" svg:y="9.72cm" svg:viewBox="0 0 1857 1333" draw:points="930,1333 0,1333 0,0 1857,0 1857,1333">
          <text:p/>
        </draw:polygon>
        <draw:frame draw:style-name="gr4" draw:text-style-name="P5" draw:layer="layout" svg:width="2.445cm" svg:height="0.615cm" svg:x="10.975cm" svg:y="13.627cm">
          <draw:text-box>
            <text:p text:style-name="P2"><text:span text:style-name="T2">pedaço 3</text:span></text:p>
          </draw:text-box>
        </draw:frame>
        <draw:polygon draw:style-name="gr7" draw:text-style-name="P8" draw:layer="layout" svg:width="1.856cm" svg:height="0.793cm" svg:x="8.269cm" svg:y="11.075cm" svg:viewBox="0 0 1857 794" draw:points="930,794 0,794 0,0 1857,0 1857,794">
          <text:p/>
        </draw:polygon>
        <draw:frame draw:style-name="gr8" draw:text-style-name="P9" draw:layer="layout" svg:width="1.145cm" svg:height="0.53cm" svg:x="8.625cm" svg:y="10.147cm">
          <draw:text-box>
            <text:p text:style-name="P2"><text:span text:style-name="T4">dado</text:span></text:p>
          </draw:text-box>
        </draw:frame>
        <draw:polygon draw:style-name="gr5" draw:text-style-name="P6" draw:layer="layout" svg:width="1.855cm" svg:height="1.332cm" svg:x="10.261cm" svg:y="9.718cm" svg:viewBox="0 0 1856 1333" draw:points="928,1333 0,1333 0,0 1856,0 1856,1333">
          <text:p/>
        </draw:polygon>
        <draw:frame draw:style-name="gr16" draw:text-style-name="P5" draw:layer="layout" svg:width="0.679cm" svg:height="0.615cm" svg:x="8.858cm" svg:y="11.193cm">
          <draw:text-box>
            <text:p text:style-name="P2"><text:span text:style-name="T2">32</text:span></text:p>
          </draw:text-box>
        </draw:frame>
        <draw:polygon draw:style-name="gr7" draw:text-style-name="P8" draw:layer="layout" svg:width="1.855cm" svg:height="0.794cm" svg:x="10.261cm" svg:y="11.072cm" svg:viewBox="0 0 1856 795" draw:points="928,795 0,795 0,0 1856,0 1856,795">
          <text:p/>
        </draw:polygon>
        <draw:frame draw:style-name="gr8" draw:text-style-name="P9" draw:layer="layout" svg:width="1.145cm" svg:height="0.53cm" svg:x="10.619cm" svg:y="10.143cm">
          <draw:text-box>
            <text:p text:style-name="P2"><text:span text:style-name="T4">dado</text:span></text:p>
          </draw:text-box>
        </draw:frame>
        <draw:polygon draw:style-name="gr5" draw:text-style-name="P6" draw:layer="layout" svg:width="1.856cm" svg:height="1.33cm" svg:x="12.249cm" svg:y="9.72cm" svg:viewBox="0 0 1857 1331" draw:points="927,1331 0,1331 0,0 1857,0 1857,1331">
          <text:p/>
        </draw:polygon>
        <draw:frame draw:style-name="gr16" draw:text-style-name="P5" draw:layer="layout" svg:width="0.679cm" svg:height="0.615cm" svg:x="10.851cm" svg:y="11.189cm">
          <draw:text-box>
            <text:p text:style-name="P2"><text:span text:style-name="T2">35</text:span></text:p>
          </draw:text-box>
        </draw:frame>
        <draw:polygon draw:style-name="gr7" draw:text-style-name="P8" draw:layer="layout" svg:width="1.856cm" svg:height="0.792cm" svg:x="12.249cm" svg:y="11.073cm" svg:viewBox="0 0 1857 793" draw:points="927,793 0,793 0,0 1857,0 1857,793">
          <text:p/>
        </draw:polygon>
        <draw:frame draw:style-name="gr8" draw:text-style-name="P9" draw:layer="layout" svg:width="1.145cm" svg:height="0.53cm" svg:x="12.605cm" svg:y="10.143cm">
          <draw:text-box>
            <text:p text:style-name="P2"><text:span text:style-name="T4">dado</text:span></text:p>
          </draw:text-box>
        </draw:frame>
        <draw:polygon draw:style-name="gr5" draw:text-style-name="P6" draw:layer="layout" svg:width="1.856cm" svg:height="1.332cm" svg:x="14.203cm" svg:y="9.72cm" svg:viewBox="0 0 1857 1333" draw:points="929,1333 0,1333 0,0 1857,0 1857,1333">
          <text:p/>
        </draw:polygon>
        <draw:frame draw:style-name="gr17" draw:text-style-name="P5" draw:layer="layout" svg:width="0.595cm" svg:height="0.589cm" svg:x="12.88cm" svg:y="11.201cm">
          <draw:text-box>
            <text:p text:style-name="P2"><text:span text:style-name="T5">38</text:span></text:p>
          </draw:text-box>
        </draw:frame>
        <draw:polygon draw:style-name="gr7" draw:text-style-name="P8" draw:layer="layout" svg:width="1.856cm" svg:height="0.793cm" svg:x="14.203cm" svg:y="11.075cm" svg:viewBox="0 0 1857 794" draw:points="929,794 0,794 0,0 1857,0 1857,794">
          <text:p/>
        </draw:polygon>
        <draw:frame draw:style-name="gr8" draw:text-style-name="P9" draw:layer="layout" svg:width="1.145cm" svg:height="0.53cm" svg:x="14.563cm" svg:y="10.147cm">
          <draw:text-box>
            <text:p text:style-name="P2"><text:span text:style-name="T4">dado</text:span></text:p>
          </draw:text-box>
        </draw:frame>
        <draw:polygon draw:style-name="gr27" draw:text-style-name="P10" draw:layer="layout" svg:width="1.856cm" svg:height="1.331cm" svg:x="8.269cm" svg:y="12.089cm" svg:viewBox="0 0 1857 1332" draw:points="930,1332 0,1332 0,0 1857,0 1857,1332">
          <text:p/>
        </draw:polygon>
        <draw:polygon draw:style-name="gr12" draw:text-style-name="P12" draw:layer="layout" svg:width="1.856cm" svg:height="1.331cm" svg:x="8.269cm" svg:y="12.089cm" svg:viewBox="0 0 1857 1332" draw:points="930,1332 0,1332 0,0 1857,0 1857,1332">
          <text:p/>
        </draw:polygon>
        <draw:polygon draw:style-name="gr14" draw:text-style-name="P11" draw:layer="layout" svg:width="1.192cm" svg:height="1.331cm" svg:x="10.079cm" svg:y="12.089cm" svg:viewBox="0 0 1193 1332" draw:points="598,1332 0,1332 0,0 1193,0 1193,1332">
          <text:p/>
        </draw:polygon>
        <draw:frame draw:style-name="gr13" draw:text-style-name="P9" draw:layer="layout" svg:width="0.832cm" svg:height="0.53cm" svg:x="8.784cm" svg:y="12.514cm">
          <draw:text-box>
            <text:p text:style-name="P2"><text:span text:style-name="T4">Qtd</text:span></text:p>
          </draw:text-box>
        </draw:frame>
        <draw:polygon draw:style-name="gr10" draw:text-style-name="P10" draw:layer="layout" svg:width="1.856cm" svg:height="1.331cm" svg:x="13.066cm" svg:y="12.089cm" svg:viewBox="0 0 1857 1332" draw:points="930,1332 0,1332 0,0 1857,0 1857,1332">
          <text:p/>
        </draw:polygon>
        <draw:frame draw:style-name="gr9" draw:text-style-name="P5" draw:layer="layout" svg:width="0.528cm" svg:height="0.615cm" svg:x="10.506cm" svg:y="12.477cm">
          <draw:text-box>
            <text:p text:style-name="P2"><text:span text:style-name="T2">3</text:span></text:p>
          </draw:text-box>
        </draw:frame>
        <draw:polygon draw:style-name="gr14" draw:text-style-name="P11" draw:layer="layout" svg:width="1.192cm" svg:height="1.331cm" svg:x="14.876cm" svg:y="12.089cm" svg:viewBox="0 0 1193 1332" draw:points="598,1332 0,1332 0,0 1193,0 1193,1332">
          <text:p/>
        </draw:polygon>
        <draw:frame draw:style-name="gr15" draw:text-style-name="P9" draw:layer="layout" svg:width="1.014cm" svg:height="0.53cm" svg:x="13.504cm" svg:y="12.514cm">
          <draw:text-box>
            <text:p text:style-name="P2"><text:span text:style-name="T4">Prox</text:span></text:p>
          </draw:text-box>
        </draw:frame>
        <draw:polygon draw:style-name="gr3" draw:text-style-name="P4" draw:layer="layout" svg:width="3.513cm" svg:height="4.938cm" svg:x="1.287cm" svg:y="9.862cm" svg:viewBox="0 0 3514 4939" draw:points="1758,4939 0,4939 0,0 3514,0 3514,4939">
          <text:p/>
        </draw:polygon>
        <draw:frame draw:style-name="gr9" draw:text-style-name="P5" draw:layer="layout" svg:width="0.528cm" svg:height="0.615cm" svg:x="15.304cm" svg:y="12.477cm">
          <draw:text-box>
            <text:p text:style-name="P2"><text:span text:style-name="T2">4</text:span></text:p>
          </draw:text-box>
        </draw:frame>
        <draw:polygon draw:style-name="gr10" draw:text-style-name="P10" draw:layer="layout" svg:width="1.659cm" svg:height="1.197cm" svg:x="1.665cm" svg:y="10.02cm" svg:viewBox="0 0 1660 1198" draw:points="830,1198 0,1198 0,0 1660,0 1660,1198">
          <text:p/>
        </draw:polygon>
        <draw:frame draw:style-name="gr21" draw:text-style-name="P14" draw:layer="layout" svg:width="1.801cm" svg:height="0.412cm" svg:x="2.145cm" svg:y="14.065cm">
          <draw:text-box>
            <text:p text:style-name="P2"><text:span text:style-name="T7">cabeçalho</text:span></text:p>
          </draw:text-box>
        </draw:frame>
        <draw:polygon draw:style-name="gr14" draw:text-style-name="P11" draw:layer="layout" svg:width="1.067cm" svg:height="1.197cm" svg:x="3.282cm" svg:y="10.02cm" svg:viewBox="0 0 1068 1198" draw:points="534,1198 0,1198 0,0 1068,0 1068,1198">
          <text:p/>
        </draw:polygon>
        <draw:frame draw:style-name="gr22" draw:text-style-name="P14" draw:layer="layout" svg:width="0.891cm" svg:height="0.412cm" svg:x="2.05cm" svg:y="10.432cm">
          <draw:text-box>
            <text:p text:style-name="P2"><text:span text:style-name="T7">nSeq</text:span></text:p>
          </draw:text-box>
        </draw:frame>
        <draw:polygon draw:style-name="gr10" draw:text-style-name="P10" draw:layer="layout" svg:width="1.659cm" svg:height="1.198cm" svg:x="1.665cm" svg:y="11.328cm" svg:viewBox="0 0 1660 1199" draw:points="830,1199 0,1199 0,0 1660,0 1660,1199">
          <text:p/>
        </draw:polygon>
        <draw:frame draw:style-name="gr9" draw:text-style-name="P5" draw:layer="layout" svg:width="0.528cm" svg:height="0.615cm" svg:x="3.648cm" svg:y="10.339cm">
          <draw:text-box>
            <text:p text:style-name="P2"><text:span text:style-name="T2">5</text:span></text:p>
          </draw:text-box>
        </draw:frame>
        <draw:polygon draw:style-name="gr11" draw:text-style-name="P11" draw:layer="layout" svg:width="1.067cm" svg:height="1.198cm" svg:x="3.282cm" svg:y="11.328cm" svg:viewBox="0 0 1068 1199" draw:points="534,1199 0,1199 0,0 1068,0 1068,1199">
          <text:p/>
        </draw:polygon>
        <draw:polygon draw:style-name="gr12" draw:text-style-name="P12" draw:layer="layout" svg:width="1.067cm" svg:height="1.198cm" svg:x="3.282cm" svg:y="11.328cm" svg:viewBox="0 0 1068 1199" draw:points="534,1199 0,1199 0,0 1068,0 1068,1199">
          <text:p/>
        </draw:polygon>
        <draw:frame draw:style-name="gr22" draw:text-style-name="P14" draw:layer="layout" svg:width="0.891cm" svg:height="0.412cm" svg:x="2.05cm" svg:y="11.741cm">
          <draw:text-box>
            <text:p text:style-name="P2"><text:span text:style-name="T7">pSeq</text:span></text:p>
          </draw:text-box>
        </draw:frame>
        <draw:polygon draw:style-name="gr10" draw:text-style-name="P10" draw:layer="layout" svg:width="1.659cm" svg:height="1.198cm" svg:x="1.665cm" svg:y="12.65cm" svg:viewBox="0 0 1660 1199" draw:points="830,1199 0,1199 0,0 1660,0 1660,1199">
          <text:p/>
        </draw:polygon>
        <draw:frame draw:style-name="gr9" draw:text-style-name="P5" draw:layer="layout" svg:width="0.528cm" svg:height="0.615cm" svg:x="3.648cm" svg:y="11.648cm">
          <draw:text-box>
            <text:p text:style-name="P2"><text:span text:style-name="T2">2</text:span></text:p>
          </draw:text-box>
        </draw:frame>
        <draw:polygon draw:style-name="gr14" draw:text-style-name="P24" draw:layer="layout" svg:width="1.067cm" svg:height="1.198cm" svg:x="3.282cm" svg:y="12.65cm" svg:viewBox="0 0 1068 1199" draw:points="534,1199 0,1199 0,0 1068,0 1068,1199">
          <text:p/>
        </draw:polygon>
        <draw:frame draw:style-name="gr23" draw:text-style-name="P14" draw:layer="layout" svg:width="0.781cm" svg:height="0.412cm" svg:x="2.117cm" svg:y="13.063cm">
          <draw:text-box>
            <text:p text:style-name="P2"><text:span text:style-name="T7">Prox</text:span></text:p>
          </draw:text-box>
        </draw:frame>
        <draw:frame draw:style-name="gr9" draw:text-style-name="P5" draw:layer="layout" svg:width="0.528cm" svg:height="0.615cm" svg:x="3.648cm" svg:y="12.971cm">
          <draw:text-box>
            <text:p text:style-name="P2"><text:span text:style-name="T2">1</text:span></text:p>
          </draw:text-box>
        </draw:frame>
        <draw:frame draw:style-name="gr16" draw:text-style-name="P5" draw:layer="layout" svg:width="0.679cm" svg:height="0.615cm" svg:x="18.046cm" svg:y="11.233cm">
          <draw:text-box>
            <text:p text:style-name="P2"><text:span text:style-name="T2">51</text:span></text:p>
          </draw:text-box>
        </draw:frame>
        <draw:frame draw:style-name="gr16" draw:text-style-name="P5" draw:layer="layout" svg:width="0.679cm" svg:height="0.615cm" svg:x="22.046cm" svg:y="11.233cm">
          <draw:text-box>
            <text:p text:style-name="P2"><text:span text:style-name="T2">80</text:span></text:p>
          </draw:text-box>
        </draw:frame>
        <draw:frame draw:style-name="gr16" draw:text-style-name="P5" draw:layer="layout" svg:width="0.679cm" svg:height="0.615cm" svg:x="24.047cm" svg:y="11.234cm">
          <draw:text-box>
            <text:p text:style-name="P2"><text:span text:style-name="T2">89</text:span></text:p>
          </draw:text-box>
        </draw:frame>
      </draw:page>
      <draw:page draw:name="page32" draw:style-name="dp1" draw:master-page-name="master-page3">
        <draw:polygon draw:style-name="gr1" draw:text-style-name="P1" draw:layer="layout" svg:width="27.998cm" svg:height="15.749cm" svg:x="0cm" svg:y="0cm" svg:viewBox="0 0 27999 15750" draw:points="0,0 27999,0 27999,15750 0,15750">
          <text:p/>
        </draw:polygon>
        <draw:frame draw:style-name="gr2" draw:text-style-name="P3" draw:layer="layout" svg:width="0.493cm" svg:height="0.547cm" svg:x="1.401cm" svg:y="14.348cm">
          <draw:text-box>
            <text:p text:style-name="P2"><text:span text:style-name="T1"><text:s/></text:span></text:p>
          </draw:text-box>
        </draw:frame>
        <draw:polygon draw:style-name="gr3" draw:text-style-name="P4" draw:layer="layout" svg:width="8.021cm" svg:height="5cm" svg:x="1.198cm" svg:y="4cm" svg:viewBox="0 0 8022 5001" draw:points="4012,5001 0,5001 0,0 8022,0 8022,5001">
          <text:p/>
        </draw:polygon>
        <draw:frame draw:style-name="gr2" draw:text-style-name="P3" draw:layer="layout" svg:width="0.493cm" svg:height="0.547cm" svg:x="13.952cm" svg:y="14.348cm">
          <draw:text-box>
            <text:p text:style-name="P2"><text:span text:style-name="T1"><text:s/></text:span></text:p>
          </draw:text-box>
        </draw:frame>
        <draw:frame draw:style-name="gr4" draw:text-style-name="P5" draw:layer="layout" svg:width="2.445cm" svg:height="0.615cm" svg:x="3.99cm" svg:y="8.067cm">
          <draw:text-box>
            <text:p text:style-name="P2"><text:span text:style-name="T2">pedaço 0</text:span></text:p>
          </draw:text-box>
        </draw:frame>
        <draw:polygon draw:style-name="gr5" draw:text-style-name="P6" draw:layer="layout" svg:width="1.856cm" svg:height="1.332cm" svg:x="1.284cm" svg:y="4.16cm" svg:viewBox="0 0 1857 1333" draw:points="929,1333 0,1333 0,0 1857,0 1857,1333">
          <text:p/>
        </draw:polygon>
        <draw:frame draw:style-name="gr24" draw:text-style-name="P15" draw:layer="layout" svg:width="12.461cm" svg:height="1.182cm" svg:x="1.401cm" svg:y="1.354cm">
          <draw:text-box>
            <text:p text:style-name="P2"><text:span text:style-name="T8">7. Remover o elemento 11</text:span></text:p>
          </draw:text-box>
        </draw:frame>
        <draw:polygon draw:style-name="gr7" draw:text-style-name="P8" draw:layer="layout" svg:width="1.856cm" svg:height="0.793cm" svg:x="1.284cm" svg:y="5.515cm" svg:viewBox="0 0 1857 794" draw:points="929,794 0,794 0,0 1857,0 1857,794">
          <text:p/>
        </draw:polygon>
        <draw:frame draw:style-name="gr8" draw:text-style-name="P9" draw:layer="layout" svg:width="1.145cm" svg:height="0.53cm" svg:x="1.64cm" svg:y="4.583cm">
          <draw:text-box>
            <text:p text:style-name="P2"><text:span text:style-name="T4">dado</text:span></text:p>
          </draw:text-box>
        </draw:frame>
        <draw:polygon draw:style-name="gr5" draw:text-style-name="P6" draw:layer="layout" svg:width="1.855cm" svg:height="1.332cm" svg:x="3.276cm" svg:y="4.158cm" svg:viewBox="0 0 1856 1333" draw:points="928,1333 0,1333 0,0 1856,0 1856,1333">
          <text:p/>
        </draw:polygon>
        <draw:frame draw:style-name="gr9" draw:text-style-name="P5" draw:layer="layout" svg:width="0.528cm" svg:height="0.615cm" svg:x="2.043cm" svg:y="5.633cm">
          <draw:text-box>
            <text:p text:style-name="P2"><text:span text:style-name="T2">3</text:span></text:p>
          </draw:text-box>
        </draw:frame>
        <draw:polygon draw:style-name="gr7" draw:text-style-name="P8" draw:layer="layout" svg:width="1.855cm" svg:height="0.794cm" svg:x="3.276cm" svg:y="5.512cm" svg:viewBox="0 0 1856 795" draw:points="928,795 0,795 0,0 1856,0 1856,795">
          <text:p/>
        </draw:polygon>
        <draw:frame draw:style-name="gr8" draw:text-style-name="P9" draw:layer="layout" svg:width="1.145cm" svg:height="0.53cm" svg:x="3.634cm" svg:y="4.583cm">
          <draw:text-box>
            <text:p text:style-name="P2"><text:span text:style-name="T4">dado</text:span></text:p>
          </draw:text-box>
        </draw:frame>
        <draw:polygon draw:style-name="gr5" draw:text-style-name="P6" draw:layer="layout" svg:width="1.856cm" svg:height="1.33cm" svg:x="5.264cm" svg:y="4.16cm" svg:viewBox="0 0 1857 1331" draw:points="927,1331 0,1331 0,0 1857,0 1857,1331">
          <text:p/>
        </draw:polygon>
        <draw:frame draw:style-name="gr9" draw:text-style-name="P5" draw:layer="layout" svg:width="0.528cm" svg:height="0.615cm" svg:x="4.036cm" svg:y="5.63cm">
          <draw:text-box>
            <text:p text:style-name="P2"><text:span text:style-name="T2">5</text:span></text:p>
          </draw:text-box>
        </draw:frame>
        <draw:polygon draw:style-name="gr7" draw:text-style-name="P8" draw:layer="layout" svg:width="1.856cm" svg:height="0.792cm" svg:x="5.264cm" svg:y="5.513cm" svg:viewBox="0 0 1857 793" draw:points="927,793 0,793 0,0 1857,0 1857,793">
          <text:p/>
        </draw:polygon>
        <draw:polygon draw:style-name="gr5" draw:text-style-name="P6" draw:layer="layout" svg:width="1.856cm" svg:height="1.332cm" svg:x="7.218cm" svg:y="4.16cm" svg:viewBox="0 0 1857 1333" draw:points="929,1333 0,1333 0,0 1857,0 1857,1333">
          <text:p/>
        </draw:polygon>
        <draw:frame draw:style-name="gr8" draw:text-style-name="P9" draw:layer="layout" svg:width="1.145cm" svg:height="0.53cm" svg:x="5.62cm" svg:y="4.583cm">
          <draw:text-box>
            <text:p text:style-name="P2"><text:span text:style-name="T4">dado</text:span></text:p>
          </draw:text-box>
        </draw:frame>
        <draw:polygon draw:style-name="gr7" draw:text-style-name="P8" draw:layer="layout" svg:width="1.856cm" svg:height="0.793cm" svg:x="7.218cm" svg:y="5.515cm" svg:viewBox="0 0 1857 794" draw:points="929,794 0,794 0,0 1857,0 1857,794">
          <text:p/>
        </draw:polygon>
        <draw:polygon draw:style-name="gr10" draw:text-style-name="P10" draw:layer="layout" svg:width="1.856cm" svg:height="1.331cm" svg:x="1.284cm" svg:y="6.529cm" svg:viewBox="0 0 1857 1332" draw:points="929,1332 0,1332 0,0 1857,0 1857,1332">
          <text:p/>
        </draw:polygon>
        <draw:frame draw:style-name="gr8" draw:text-style-name="P9" draw:layer="layout" svg:width="1.145cm" svg:height="0.53cm" svg:x="7.578cm" svg:y="4.583cm">
          <draw:text-box>
            <text:p text:style-name="P2"><text:span text:style-name="T4">dado</text:span></text:p>
          </draw:text-box>
        </draw:frame>
        <draw:polygon draw:style-name="gr11" draw:text-style-name="P11" draw:layer="layout" svg:width="1.192cm" svg:height="1.331cm" svg:x="3.094cm" svg:y="6.529cm" svg:viewBox="0 0 1193 1332" draw:points="597,1332 0,1332 0,0 1193,0 1193,1332">
          <text:p/>
        </draw:polygon>
        <draw:polygon draw:style-name="gr12" draw:text-style-name="P12" draw:layer="layout" svg:width="1.192cm" svg:height="1.331cm" svg:x="3.094cm" svg:y="6.529cm" svg:viewBox="0 0 1193 1332" draw:points="597,1332 0,1332 0,0 1193,0 1193,1332">
          <text:p/>
        </draw:polygon>
        <draw:frame draw:style-name="gr13" draw:text-style-name="P9" draw:layer="layout" svg:width="0.832cm" svg:height="0.53cm" svg:x="1.799cm" svg:y="6.954cm">
          <draw:text-box>
            <text:p text:style-name="P2"><text:span text:style-name="T4">Qtd</text:span></text:p>
          </draw:text-box>
        </draw:frame>
        <draw:polygon draw:style-name="gr10" draw:text-style-name="P10" draw:layer="layout" svg:width="1.856cm" svg:height="1.331cm" svg:x="6.081cm" svg:y="6.529cm" svg:viewBox="0 0 1857 1332" draw:points="930,1332 0,1332 0,0 1857,0 1857,1332">
          <text:p/>
        </draw:polygon>
        <draw:frame draw:style-name="gr9" draw:text-style-name="P5" draw:layer="layout" svg:width="0.528cm" svg:height="0.615cm" svg:x="3.521cm" svg:y="6.917cm">
          <draw:text-box>
            <text:p text:style-name="P2"><text:span text:style-name="T2">2</text:span></text:p>
          </draw:text-box>
        </draw:frame>
        <draw:polygon draw:style-name="gr14" draw:text-style-name="P11" draw:layer="layout" svg:width="1.192cm" svg:height="1.331cm" svg:x="7.891cm" svg:y="6.529cm" svg:viewBox="0 0 1193 1332" draw:points="597,1332 0,1332 0,0 1193,0 1193,1332">
          <text:p/>
        </draw:polygon>
        <draw:frame draw:style-name="gr15" draw:text-style-name="P9" draw:layer="layout" svg:width="1.014cm" svg:height="0.53cm" svg:x="6.519cm" svg:y="6.954cm">
          <draw:text-box>
            <text:p text:style-name="P2"><text:span text:style-name="T4">Prox</text:span></text:p>
          </draw:text-box>
        </draw:frame>
        <draw:polygon draw:style-name="gr3" draw:text-style-name="P4" draw:layer="layout" svg:width="8.021cm" svg:height="5cm" svg:x="9.998cm" svg:y="4cm" svg:viewBox="0 0 8022 5001" draw:points="4013,5001 0,5001 0,0 8022,0 8022,5001">
          <text:p/>
        </draw:polygon>
        <draw:frame draw:style-name="gr9" draw:text-style-name="P5" draw:layer="layout" svg:width="0.528cm" svg:height="0.615cm" svg:x="8.319cm" svg:y="6.917cm">
          <draw:text-box>
            <text:p text:style-name="P2"><text:span text:style-name="T2">3</text:span></text:p>
          </draw:text-box>
        </draw:frame>
        <draw:polygon draw:style-name="gr5" draw:text-style-name="P6" draw:layer="layout" svg:width="1.856cm" svg:height="1.332cm" svg:x="10.084cm" svg:y="4.16cm" svg:viewBox="0 0 1857 1333" draw:points="930,1333 0,1333 0,0 1857,0 1857,1333">
          <text:p/>
        </draw:polygon>
        <draw:frame draw:style-name="gr4" draw:text-style-name="P5" draw:layer="layout" svg:width="2.445cm" svg:height="0.615cm" svg:x="12.788cm" svg:y="8.067cm">
          <draw:text-box>
            <text:p text:style-name="P2"><text:span text:style-name="T2">pedaço 1</text:span></text:p>
          </draw:text-box>
        </draw:frame>
        <draw:polygon draw:style-name="gr7" draw:text-style-name="P8" draw:layer="layout" svg:width="1.856cm" svg:height="0.793cm" svg:x="10.084cm" svg:y="5.515cm" svg:viewBox="0 0 1857 794" draw:points="930,794 0,794 0,0 1857,0 1857,794">
          <text:p/>
        </draw:polygon>
        <draw:frame draw:style-name="gr8" draw:text-style-name="P9" draw:layer="layout" svg:width="1.145cm" svg:height="0.53cm" svg:x="10.442cm" svg:y="4.583cm">
          <draw:text-box>
            <text:p text:style-name="P2"><text:span text:style-name="T4">dado</text:span></text:p>
          </draw:text-box>
        </draw:frame>
        <draw:polygon draw:style-name="gr5" draw:text-style-name="P6" draw:layer="layout" svg:width="1.856cm" svg:height="1.332cm" svg:x="12.076cm" svg:y="4.158cm" svg:viewBox="0 0 1857 1333" draw:points="927,1333 0,1333 0,0 1857,0 1857,1333">
          <text:p/>
        </draw:polygon>
        <draw:polygon draw:style-name="gr7" draw:text-style-name="P8" draw:layer="layout" svg:width="1.856cm" svg:height="0.794cm" svg:x="12.076cm" svg:y="5.512cm" svg:viewBox="0 0 1857 795" draw:points="927,795 0,795 0,0 1857,0 1857,795">
          <text:p/>
        </draw:polygon>
        <draw:polygon draw:style-name="gr5" draw:text-style-name="P6" draw:layer="layout" svg:width="1.856cm" svg:height="1.33cm" svg:x="14.064cm" svg:y="4.16cm" svg:viewBox="0 0 1857 1331" draw:points="927,1331 0,1331 0,0 1857,0 1857,1331">
          <text:p/>
        </draw:polygon>
        <draw:frame draw:style-name="gr8" draw:text-style-name="P9" draw:layer="layout" svg:width="1.145cm" svg:height="0.53cm" svg:x="12.432cm" svg:y="4.583cm">
          <draw:text-box>
            <text:p text:style-name="P2"><text:span text:style-name="T4">dado</text:span></text:p>
          </draw:text-box>
        </draw:frame>
        <draw:polygon draw:style-name="gr7" draw:text-style-name="P8" draw:layer="layout" svg:width="1.856cm" svg:height="0.792cm" svg:x="14.064cm" svg:y="5.513cm" svg:viewBox="0 0 1857 793" draw:points="927,793 0,793 0,0 1857,0 1857,793">
          <text:p/>
        </draw:polygon>
        <draw:polygon draw:style-name="gr5" draw:text-style-name="P6" draw:layer="layout" svg:width="1.856cm" svg:height="1.332cm" svg:x="16.019cm" svg:y="4.16cm" svg:viewBox="0 0 1857 1333" draw:points="927,1333 0,1333 0,0 1857,0 1857,1333">
          <text:p/>
        </draw:polygon>
        <draw:frame draw:style-name="gr8" draw:text-style-name="P9" draw:layer="layout" svg:width="1.145cm" svg:height="0.53cm" svg:x="14.422cm" svg:y="4.583cm">
          <draw:text-box>
            <text:p text:style-name="P2"><text:span text:style-name="T4">dado</text:span></text:p>
          </draw:text-box>
        </draw:frame>
        <draw:polygon draw:style-name="gr7" draw:text-style-name="P8" draw:layer="layout" svg:width="1.856cm" svg:height="0.793cm" svg:x="16.019cm" svg:y="5.515cm" svg:viewBox="0 0 1857 794" draw:points="927,794 0,794 0,0 1857,0 1857,794">
          <text:p/>
        </draw:polygon>
        <draw:polygon draw:style-name="gr10" draw:text-style-name="P10" draw:layer="layout" svg:width="1.856cm" svg:height="1.331cm" svg:x="10.084cm" svg:y="6.529cm" svg:viewBox="0 0 1857 1332" draw:points="930,1332 0,1332 0,0 1857,0 1857,1332">
          <text:p/>
        </draw:polygon>
        <draw:frame draw:style-name="gr8" draw:text-style-name="P9" draw:layer="layout" svg:width="1.145cm" svg:height="0.53cm" svg:x="16.376cm" svg:y="4.583cm">
          <draw:text-box>
            <text:p text:style-name="P2"><text:span text:style-name="T4">dado</text:span></text:p>
          </draw:text-box>
        </draw:frame>
        <draw:polygon draw:style-name="gr14" draw:text-style-name="P11" draw:layer="layout" svg:width="1.192cm" svg:height="1.331cm" svg:x="11.894cm" svg:y="6.529cm" svg:viewBox="0 0 1193 1332" draw:points="597,1332 0,1332 0,0 1193,0 1193,1332">
          <text:p/>
        </draw:polygon>
        <draw:frame draw:style-name="gr13" draw:text-style-name="P9" draw:layer="layout" svg:width="0.832cm" svg:height="0.53cm" svg:x="10.597cm" svg:y="6.954cm">
          <draw:text-box>
            <text:p text:style-name="P2"><text:span text:style-name="T4">Qtd</text:span></text:p>
          </draw:text-box>
        </draw:frame>
        <draw:polygon draw:style-name="gr10" draw:text-style-name="P10" draw:layer="layout" svg:width="1.856cm" svg:height="1.331cm" svg:x="14.882cm" svg:y="6.529cm" svg:viewBox="0 0 1857 1332" draw:points="928,1332 0,1332 0,0 1857,0 1857,1332">
          <text:p/>
        </draw:polygon>
        <draw:frame draw:style-name="gr9" draw:text-style-name="P5" draw:layer="layout" svg:width="0.528cm" svg:height="0.615cm" svg:x="12.323cm" svg:y="6.917cm">
          <draw:text-box>
            <text:p text:style-name="P2"><text:span text:style-name="T2">0</text:span></text:p>
          </draw:text-box>
        </draw:frame>
        <draw:polygon draw:style-name="gr14" draw:text-style-name="P11" draw:layer="layout" svg:width="1.192cm" svg:height="1.331cm" svg:x="16.691cm" svg:y="6.529cm" svg:viewBox="0 0 1193 1332" draw:points="598,1332 0,1332 0,0 1193,0 1193,1332">
          <text:p/>
        </draw:polygon>
        <draw:frame draw:style-name="gr15" draw:text-style-name="P9" draw:layer="layout" svg:width="1.014cm" svg:height="0.53cm" svg:x="15.321cm" svg:y="6.954cm">
          <draw:text-box>
            <text:p text:style-name="P2"><text:span text:style-name="T4">Prox</text:span></text:p>
          </draw:text-box>
        </draw:frame>
        <draw:polygon draw:style-name="gr3" draw:text-style-name="P4" draw:layer="layout" svg:width="8.021cm" svg:height="5cm" svg:x="19.199cm" svg:y="4cm" svg:viewBox="0 0 8022 5001" draw:points="4011,5001 0,5001 0,0 8022,0 8022,5001">
          <text:p/>
        </draw:polygon>
        <draw:frame draw:style-name="gr9" draw:text-style-name="P5" draw:layer="layout" svg:width="0.528cm" svg:height="0.615cm" svg:x="17.12cm" svg:y="6.917cm">
          <draw:text-box>
            <text:p text:style-name="P2"><text:span text:style-name="T2">5</text:span></text:p>
          </draw:text-box>
        </draw:frame>
        <draw:polygon draw:style-name="gr31" draw:text-style-name="P6" draw:layer="layout" svg:width="1.856cm" svg:height="1.332cm" svg:x="19.284cm" svg:y="4.16cm" svg:viewBox="0 0 1857 1333" draw:points="930,1333 0,1333 0,0 1857,0 1857,1333">
          <text:p/>
        </draw:polygon>
        <draw:polygon draw:style-name="gr12" draw:text-style-name="P12" draw:layer="layout" svg:width="1.856cm" svg:height="1.332cm" svg:x="19.284cm" svg:y="4.16cm" svg:viewBox="0 0 1857 1333" draw:points="930,1333 0,1333 0,0 1857,0 1857,1333">
          <text:p/>
        </draw:polygon>
        <draw:frame draw:style-name="gr4" draw:text-style-name="P5" draw:layer="layout" svg:width="2.445cm" svg:height="0.615cm" svg:x="21.989cm" svg:y="8.067cm">
          <draw:text-box>
            <text:p text:style-name="P2"><text:span text:style-name="T2">pedaço 2</text:span></text:p>
          </draw:text-box>
        </draw:frame>
        <draw:polygon draw:style-name="gr7" draw:text-style-name="P8" draw:layer="layout" svg:width="1.856cm" svg:height="0.793cm" svg:x="19.284cm" svg:y="5.515cm" svg:viewBox="0 0 1857 794" draw:points="930,794 0,794 0,0 1857,0 1857,794">
          <text:p/>
        </draw:polygon>
        <draw:frame draw:style-name="gr8" draw:text-style-name="P9" draw:layer="layout" svg:width="1.145cm" svg:height="0.53cm" svg:x="19.643cm" svg:y="4.583cm">
          <draw:text-box>
            <text:p text:style-name="P2"><text:span text:style-name="T4">dado</text:span></text:p>
          </draw:text-box>
        </draw:frame>
        <draw:polygon draw:style-name="gr5" draw:text-style-name="P6" draw:layer="layout" svg:width="1.856cm" svg:height="1.332cm" svg:x="21.275cm" svg:y="4.158cm" svg:viewBox="0 0 1857 1333" draw:points="930,1333 0,1333 0,0 1857,0 1857,1333">
          <text:p/>
        </draw:polygon>
        <draw:frame draw:style-name="gr9" draw:text-style-name="P5" draw:layer="layout" svg:width="0.528cm" svg:height="0.615cm" svg:x="20.045cm" svg:y="5.633cm">
          <draw:text-box>
            <text:p text:style-name="P2"><text:span text:style-name="T2">2</text:span></text:p>
          </draw:text-box>
        </draw:frame>
        <draw:polygon draw:style-name="gr7" draw:text-style-name="P8" draw:layer="layout" svg:width="1.856cm" svg:height="0.794cm" svg:x="21.275cm" svg:y="5.512cm" svg:viewBox="0 0 1857 795" draw:points="930,795 0,795 0,0 1857,0 1857,795">
          <text:p/>
        </draw:polygon>
        <draw:frame draw:style-name="gr8" draw:text-style-name="P9" draw:layer="layout" svg:width="1.145cm" svg:height="0.53cm" svg:x="21.632cm" svg:y="4.583cm">
          <draw:text-box>
            <text:p text:style-name="P2"><text:span text:style-name="T4">dado</text:span></text:p>
          </draw:text-box>
        </draw:frame>
        <draw:polygon draw:style-name="gr5" draw:text-style-name="P6" draw:layer="layout" svg:width="1.856cm" svg:height="1.33cm" svg:x="23.264cm" svg:y="4.16cm" svg:viewBox="0 0 1857 1331" draw:points="927,1331 0,1331 0,0 1857,0 1857,1331">
          <text:p/>
        </draw:polygon>
        <draw:frame draw:style-name="gr9" draw:text-style-name="P5" draw:layer="layout" svg:width="0.528cm" svg:height="0.615cm" svg:x="22.035cm" svg:y="5.63cm">
          <draw:text-box>
            <text:p text:style-name="P2"><text:span text:style-name="T2">8</text:span></text:p>
          </draw:text-box>
        </draw:frame>
        <draw:polygon draw:style-name="gr35" draw:text-style-name="P25" draw:layer="layout" svg:width="1.856cm" svg:height="0.792cm" svg:x="23.264cm" svg:y="5.513cm" svg:viewBox="0 0 1857 793" draw:points="927,793 0,793 0,0 1857,0 1857,793">
          <text:p/>
        </draw:polygon>
        <draw:frame draw:style-name="gr8" draw:text-style-name="P9" draw:layer="layout" svg:width="1.145cm" svg:height="0.53cm" svg:x="23.622cm" svg:y="4.583cm">
          <draw:text-box>
            <text:p text:style-name="P2"><text:span text:style-name="T4">dado</text:span></text:p>
          </draw:text-box>
        </draw:frame>
        <draw:polygon draw:style-name="gr5" draw:text-style-name="P6" draw:layer="layout" svg:width="1.856cm" svg:height="1.332cm" svg:x="25.218cm" svg:y="4.16cm" svg:viewBox="0 0 1857 1333" draw:points="929,1333 0,1333 0,0 1857,0 1857,1333">
          <text:p/>
        </draw:polygon>
        <draw:polygon draw:style-name="gr7" draw:text-style-name="P8" draw:layer="layout" svg:width="1.856cm" svg:height="0.793cm" svg:x="25.218cm" svg:y="5.515cm" svg:viewBox="0 0 1857 794" draw:points="929,794 0,794 0,0 1857,0 1857,794">
          <text:p/>
        </draw:polygon>
        <draw:frame draw:style-name="gr8" draw:text-style-name="P9" draw:layer="layout" svg:width="1.145cm" svg:height="0.53cm" svg:x="25.576cm" svg:y="4.583cm">
          <draw:text-box>
            <text:p text:style-name="P2"><text:span text:style-name="T4">dado</text:span></text:p>
          </draw:text-box>
        </draw:frame>
        <draw:polygon draw:style-name="gr10" draw:text-style-name="P10" draw:layer="layout" svg:width="1.856cm" svg:height="1.331cm" svg:x="19.284cm" svg:y="6.529cm" svg:viewBox="0 0 1857 1332" draw:points="930,1332 0,1332 0,0 1857,0 1857,1332">
          <text:p/>
        </draw:polygon>
        <draw:polygon draw:style-name="gr14" draw:text-style-name="P11" draw:layer="layout" svg:width="1.191cm" svg:height="1.331cm" svg:x="21.095cm" svg:y="6.529cm" svg:viewBox="0 0 1192 1332" draw:points="596,1332 0,1332 0,0 1192,0 1192,1332">
          <text:p/>
        </draw:polygon>
        <draw:frame draw:style-name="gr13" draw:text-style-name="P9" draw:layer="layout" svg:width="0.832cm" svg:height="0.53cm" svg:x="19.798cm" svg:y="6.954cm">
          <draw:text-box>
            <text:p text:style-name="P2"><text:span text:style-name="T4">Qtd</text:span></text:p>
          </draw:text-box>
        </draw:frame>
        <draw:polygon draw:style-name="gr10" draw:text-style-name="P10" draw:layer="layout" svg:width="1.856cm" svg:height="1.331cm" svg:x="24.081cm" svg:y="6.529cm" svg:viewBox="0 0 1857 1332" draw:points="929,1332 0,1332 0,0 1857,0 1857,1332">
          <text:p/>
        </draw:polygon>
        <draw:frame draw:style-name="gr9" draw:text-style-name="P5" draw:layer="layout" svg:width="0.528cm" svg:height="0.615cm" svg:x="21.523cm" svg:y="6.917cm">
          <draw:text-box>
            <text:p text:style-name="P2"><text:span text:style-name="T2">2</text:span></text:p>
          </draw:text-box>
        </draw:frame>
        <draw:polygon draw:style-name="gr14" draw:text-style-name="P11" draw:layer="layout" svg:width="1.192cm" svg:height="1.331cm" svg:x="25.891cm" svg:y="6.529cm" svg:viewBox="0 0 1193 1332" draw:points="597,1332 0,1332 0,0 1193,0 1193,1332">
          <text:p/>
        </draw:polygon>
        <draw:frame draw:style-name="gr15" draw:text-style-name="P9" draw:layer="layout" svg:width="1.014cm" svg:height="0.53cm" svg:x="24.522cm" svg:y="6.954cm">
          <draw:text-box>
            <text:p text:style-name="P2"><text:span text:style-name="T4">Prox</text:span></text:p>
          </draw:text-box>
        </draw:frame>
        <draw:polygon draw:style-name="gr3" draw:text-style-name="P4" draw:layer="layout" svg:width="8.021cm" svg:height="5cm" svg:x="1.198cm" svg:y="4cm" svg:viewBox="0 0 8022 5001" draw:points="4012,5001 0,5001 0,0 8022,0 8022,5001">
          <text:p/>
        </draw:polygon>
        <draw:frame draw:style-name="gr9" draw:text-style-name="P5" draw:layer="layout" svg:width="0.528cm" svg:height="0.615cm" svg:x="26.321cm" svg:y="6.917cm">
          <draw:text-box>
            <text:p text:style-name="P2"><text:span text:style-name="T2">0</text:span></text:p>
          </draw:text-box>
        </draw:frame>
        <draw:polygon draw:style-name="gr5" draw:text-style-name="P6" draw:layer="layout" svg:width="1.856cm" svg:height="1.332cm" svg:x="1.284cm" svg:y="4.16cm" svg:viewBox="0 0 1857 1333" draw:points="929,1333 0,1333 0,0 1857,0 1857,1333">
          <text:p/>
        </draw:polygon>
        <draw:frame draw:style-name="gr4" draw:text-style-name="P5" draw:layer="layout" svg:width="2.445cm" svg:height="0.615cm" svg:x="3.99cm" svg:y="8.067cm">
          <draw:text-box>
            <text:p text:style-name="P2"><text:span text:style-name="T2">pedaço 0</text:span></text:p>
          </draw:text-box>
        </draw:frame>
        <draw:polygon draw:style-name="gr7" draw:text-style-name="P8" draw:layer="layout" svg:width="1.856cm" svg:height="0.793cm" svg:x="1.284cm" svg:y="5.515cm" svg:viewBox="0 0 1857 794" draw:points="929,794 0,794 0,0 1857,0 1857,794">
          <text:p/>
        </draw:polygon>
        <draw:frame draw:style-name="gr8" draw:text-style-name="P9" draw:layer="layout" svg:width="1.145cm" svg:height="0.53cm" svg:x="1.64cm" svg:y="4.583cm">
          <draw:text-box>
            <text:p text:style-name="P2"><text:span text:style-name="T4">dado</text:span></text:p>
          </draw:text-box>
        </draw:frame>
        <draw:polygon draw:style-name="gr5" draw:text-style-name="P6" draw:layer="layout" svg:width="1.855cm" svg:height="1.332cm" svg:x="3.276cm" svg:y="4.158cm" svg:viewBox="0 0 1856 1333" draw:points="928,1333 0,1333 0,0 1856,0 1856,1333">
          <text:p/>
        </draw:polygon>
        <draw:frame draw:style-name="gr9" draw:text-style-name="P5" draw:layer="layout" svg:width="0.528cm" svg:height="0.615cm" svg:x="2.043cm" svg:y="5.633cm">
          <draw:text-box>
            <text:p text:style-name="P2"><text:span text:style-name="T2">3</text:span></text:p>
          </draw:text-box>
        </draw:frame>
        <draw:polygon draw:style-name="gr7" draw:text-style-name="P8" draw:layer="layout" svg:width="1.855cm" svg:height="0.794cm" svg:x="3.276cm" svg:y="5.512cm" svg:viewBox="0 0 1856 795" draw:points="928,795 0,795 0,0 1856,0 1856,795">
          <text:p/>
        </draw:polygon>
        <draw:frame draw:style-name="gr8" draw:text-style-name="P9" draw:layer="layout" svg:width="1.145cm" svg:height="0.53cm" svg:x="3.634cm" svg:y="4.583cm">
          <draw:text-box>
            <text:p text:style-name="P2"><text:span text:style-name="T4">dado</text:span></text:p>
          </draw:text-box>
        </draw:frame>
        <draw:polygon draw:style-name="gr5" draw:text-style-name="P6" draw:layer="layout" svg:width="1.856cm" svg:height="1.33cm" svg:x="5.264cm" svg:y="4.16cm" svg:viewBox="0 0 1857 1331" draw:points="927,1331 0,1331 0,0 1857,0 1857,1331">
          <text:p/>
        </draw:polygon>
        <draw:frame draw:style-name="gr9" draw:text-style-name="P5" draw:layer="layout" svg:width="0.528cm" svg:height="0.615cm" svg:x="4.036cm" svg:y="5.63cm">
          <draw:text-box>
            <text:p text:style-name="P2"><text:span text:style-name="T2">5</text:span></text:p>
          </draw:text-box>
        </draw:frame>
        <draw:polygon draw:style-name="gr7" draw:text-style-name="P8" draw:layer="layout" svg:width="1.856cm" svg:height="0.792cm" svg:x="5.264cm" svg:y="5.513cm" svg:viewBox="0 0 1857 793" draw:points="927,793 0,793 0,0 1857,0 1857,793">
          <text:p/>
        </draw:polygon>
        <draw:polygon draw:style-name="gr5" draw:text-style-name="P6" draw:layer="layout" svg:width="1.856cm" svg:height="1.332cm" svg:x="7.218cm" svg:y="4.16cm" svg:viewBox="0 0 1857 1333" draw:points="929,1333 0,1333 0,0 1857,0 1857,1333">
          <text:p/>
        </draw:polygon>
        <draw:frame draw:style-name="gr8" draw:text-style-name="P9" draw:layer="layout" svg:width="1.145cm" svg:height="0.53cm" svg:x="5.62cm" svg:y="4.583cm">
          <draw:text-box>
            <text:p text:style-name="P2"><text:span text:style-name="T4">dado</text:span></text:p>
          </draw:text-box>
        </draw:frame>
        <draw:polygon draw:style-name="gr7" draw:text-style-name="P8" draw:layer="layout" svg:width="1.856cm" svg:height="0.793cm" svg:x="7.218cm" svg:y="5.515cm" svg:viewBox="0 0 1857 794" draw:points="929,794 0,794 0,0 1857,0 1857,794">
          <text:p/>
        </draw:polygon>
        <draw:polygon draw:style-name="gr10" draw:text-style-name="P10" draw:layer="layout" svg:width="1.856cm" svg:height="1.331cm" svg:x="1.284cm" svg:y="6.529cm" svg:viewBox="0 0 1857 1332" draw:points="929,1332 0,1332 0,0 1857,0 1857,1332">
          <text:p/>
        </draw:polygon>
        <draw:frame draw:style-name="gr8" draw:text-style-name="P9" draw:layer="layout" svg:width="1.145cm" svg:height="0.53cm" svg:x="7.578cm" svg:y="4.583cm">
          <draw:text-box>
            <text:p text:style-name="P2"><text:span text:style-name="T4">dado</text:span></text:p>
          </draw:text-box>
        </draw:frame>
        <draw:polygon draw:style-name="gr11" draw:text-style-name="P11" draw:layer="layout" svg:width="1.192cm" svg:height="1.331cm" svg:x="3.094cm" svg:y="6.529cm" svg:viewBox="0 0 1193 1332" draw:points="597,1332 0,1332 0,0 1193,0 1193,1332">
          <text:p/>
        </draw:polygon>
        <draw:polygon draw:style-name="gr12" draw:text-style-name="P12" draw:layer="layout" svg:width="1.192cm" svg:height="1.331cm" svg:x="3.094cm" svg:y="6.529cm" svg:viewBox="0 0 1193 1332" draw:points="597,1332 0,1332 0,0 1193,0 1193,1332">
          <text:p/>
        </draw:polygon>
        <draw:frame draw:style-name="gr13" draw:text-style-name="P9" draw:layer="layout" svg:width="0.832cm" svg:height="0.53cm" svg:x="1.799cm" svg:y="6.954cm">
          <draw:text-box>
            <text:p text:style-name="P2"><text:span text:style-name="T4">Qtd</text:span></text:p>
          </draw:text-box>
        </draw:frame>
        <draw:polygon draw:style-name="gr10" draw:text-style-name="P10" draw:layer="layout" svg:width="1.856cm" svg:height="1.331cm" svg:x="6.081cm" svg:y="6.529cm" svg:viewBox="0 0 1857 1332" draw:points="930,1332 0,1332 0,0 1857,0 1857,1332">
          <text:p/>
        </draw:polygon>
        <draw:frame draw:style-name="gr9" draw:text-style-name="P5" draw:layer="layout" svg:width="0.528cm" svg:height="0.615cm" svg:x="3.521cm" svg:y="6.917cm">
          <draw:text-box>
            <text:p text:style-name="P2"><text:span text:style-name="T2">2</text:span></text:p>
          </draw:text-box>
        </draw:frame>
        <draw:polygon draw:style-name="gr14" draw:text-style-name="P11" draw:layer="layout" svg:width="1.192cm" svg:height="1.331cm" svg:x="7.891cm" svg:y="6.529cm" svg:viewBox="0 0 1193 1332" draw:points="597,1332 0,1332 0,0 1193,0 1193,1332">
          <text:p/>
        </draw:polygon>
        <draw:frame draw:style-name="gr15" draw:text-style-name="P9" draw:layer="layout" svg:width="1.014cm" svg:height="0.53cm" svg:x="6.519cm" svg:y="6.954cm">
          <draw:text-box>
            <text:p text:style-name="P2"><text:span text:style-name="T4">Prox</text:span></text:p>
          </draw:text-box>
        </draw:frame>
        <draw:polygon draw:style-name="gr3" draw:text-style-name="P4" draw:layer="layout" svg:width="8.021cm" svg:height="5cm" svg:x="1.198cm" svg:y="4cm" svg:viewBox="0 0 8022 5001" draw:points="4012,5001 0,5001 0,0 8022,0 8022,5001">
          <text:p/>
        </draw:polygon>
        <draw:frame draw:style-name="gr9" draw:text-style-name="P5" draw:layer="layout" svg:width="0.528cm" svg:height="0.615cm" svg:x="8.319cm" svg:y="6.917cm">
          <draw:text-box>
            <text:p text:style-name="P2"><text:span text:style-name="T2">3</text:span></text:p>
          </draw:text-box>
        </draw:frame>
        <draw:polygon draw:style-name="gr5" draw:text-style-name="P6" draw:layer="layout" svg:width="1.856cm" svg:height="1.332cm" svg:x="1.284cm" svg:y="4.16cm" svg:viewBox="0 0 1857 1333" draw:points="929,1333 0,1333 0,0 1857,0 1857,1333">
          <text:p/>
        </draw:polygon>
        <draw:frame draw:style-name="gr4" draw:text-style-name="P5" draw:layer="layout" svg:width="2.445cm" svg:height="0.615cm" svg:x="3.99cm" svg:y="8.067cm">
          <draw:text-box>
            <text:p text:style-name="P2"><text:span text:style-name="T2">pedaço 0</text:span></text:p>
          </draw:text-box>
        </draw:frame>
        <draw:polygon draw:style-name="gr7" draw:text-style-name="P8" draw:layer="layout" svg:width="1.856cm" svg:height="0.793cm" svg:x="1.284cm" svg:y="5.515cm" svg:viewBox="0 0 1857 794" draw:points="929,794 0,794 0,0 1857,0 1857,794">
          <text:p/>
        </draw:polygon>
        <draw:frame draw:style-name="gr8" draw:text-style-name="P9" draw:layer="layout" svg:width="1.145cm" svg:height="0.53cm" svg:x="1.64cm" svg:y="4.583cm">
          <draw:text-box>
            <text:p text:style-name="P2"><text:span text:style-name="T4">dado</text:span></text:p>
          </draw:text-box>
        </draw:frame>
        <draw:polygon draw:style-name="gr5" draw:text-style-name="P6" draw:layer="layout" svg:width="1.855cm" svg:height="1.332cm" svg:x="3.276cm" svg:y="4.158cm" svg:viewBox="0 0 1856 1333" draw:points="928,1333 0,1333 0,0 1856,0 1856,1333">
          <text:p/>
        </draw:polygon>
        <draw:frame draw:style-name="gr16" draw:text-style-name="P5" draw:layer="layout" svg:width="0.679cm" svg:height="0.615cm" svg:x="1.873cm" svg:y="5.633cm">
          <draw:text-box>
            <text:p text:style-name="P2"><text:span text:style-name="T2">14</text:span></text:p>
          </draw:text-box>
        </draw:frame>
        <draw:polygon draw:style-name="gr7" draw:text-style-name="P8" draw:layer="layout" svg:width="1.855cm" svg:height="0.794cm" svg:x="3.276cm" svg:y="5.512cm" svg:viewBox="0 0 1856 795" draw:points="928,795 0,795 0,0 1856,0 1856,795">
          <text:p/>
        </draw:polygon>
        <draw:frame draw:style-name="gr8" draw:text-style-name="P9" draw:layer="layout" svg:width="1.145cm" svg:height="0.53cm" svg:x="3.634cm" svg:y="4.583cm">
          <draw:text-box>
            <text:p text:style-name="P2"><text:span text:style-name="T4">dado</text:span></text:p>
          </draw:text-box>
        </draw:frame>
        <draw:polygon draw:style-name="gr5" draw:text-style-name="P6" draw:layer="layout" svg:width="1.856cm" svg:height="1.33cm" svg:x="5.264cm" svg:y="4.16cm" svg:viewBox="0 0 1857 1331" draw:points="927,1331 0,1331 0,0 1857,0 1857,1331">
          <text:p/>
        </draw:polygon>
        <draw:frame draw:style-name="gr16" draw:text-style-name="P5" draw:layer="layout" svg:width="0.679cm" svg:height="0.615cm" svg:x="3.866cm" svg:y="5.63cm">
          <draw:text-box>
            <text:p text:style-name="P2"><text:span text:style-name="T2">18</text:span></text:p>
          </draw:text-box>
        </draw:frame>
        <draw:polygon draw:style-name="gr7" draw:text-style-name="P8" draw:layer="layout" svg:width="1.856cm" svg:height="0.792cm" svg:x="5.264cm" svg:y="5.513cm" svg:viewBox="0 0 1857 793" draw:points="927,793 0,793 0,0 1857,0 1857,793">
          <text:p/>
        </draw:polygon>
        <draw:frame draw:style-name="gr8" draw:text-style-name="P9" draw:layer="layout" svg:width="1.145cm" svg:height="0.53cm" svg:x="5.62cm" svg:y="4.583cm">
          <draw:text-box>
            <text:p text:style-name="P2"><text:span text:style-name="T4">dado</text:span></text:p>
          </draw:text-box>
        </draw:frame>
        <draw:polygon draw:style-name="gr5" draw:text-style-name="P6" draw:layer="layout" svg:width="1.856cm" svg:height="1.332cm" svg:x="7.218cm" svg:y="4.16cm" svg:viewBox="0 0 1857 1333" draw:points="929,1333 0,1333 0,0 1857,0 1857,1333">
          <text:p/>
        </draw:polygon>
        <draw:frame draw:style-name="gr19" draw:text-style-name="P13" draw:layer="layout" svg:width="0.705cm" svg:height="0.712cm" svg:x="5.842cm" svg:y="5.588cm">
          <draw:text-box>
            <text:p text:style-name="P2"><text:span text:style-name="T6">23</text:span></text:p>
          </draw:text-box>
        </draw:frame>
        <draw:polygon draw:style-name="gr7" draw:text-style-name="P8" draw:layer="layout" svg:width="1.856cm" svg:height="0.793cm" svg:x="7.218cm" svg:y="5.515cm" svg:viewBox="0 0 1857 794" draw:points="929,794 0,794 0,0 1857,0 1857,794">
          <text:p/>
        </draw:polygon>
        <draw:frame draw:style-name="gr8" draw:text-style-name="P9" draw:layer="layout" svg:width="1.145cm" svg:height="0.53cm" svg:x="7.578cm" svg:y="4.583cm">
          <draw:text-box>
            <text:p text:style-name="P2"><text:span text:style-name="T4">dado</text:span></text:p>
          </draw:text-box>
        </draw:frame>
        <draw:polygon draw:style-name="gr10" draw:text-style-name="P10" draw:layer="layout" svg:width="1.856cm" svg:height="1.331cm" svg:x="1.284cm" svg:y="6.529cm" svg:viewBox="0 0 1857 1332" draw:points="929,1332 0,1332 0,0 1857,0 1857,1332">
          <text:p/>
        </draw:polygon>
        <draw:frame draw:style-name="gr17" draw:text-style-name="P5" draw:layer="layout" svg:width="0.595cm" svg:height="0.589cm" svg:x="7.849cm" svg:y="5.645cm">
          <draw:text-box>
            <text:p text:style-name="P2"><text:span text:style-name="T5">31</text:span></text:p>
          </draw:text-box>
        </draw:frame>
        <draw:polygon draw:style-name="gr14" draw:text-style-name="P11" draw:layer="layout" svg:width="1.192cm" svg:height="1.331cm" svg:x="3.094cm" svg:y="6.529cm" svg:viewBox="0 0 1193 1332" draw:points="597,1332 0,1332 0,0 1193,0 1193,1332">
          <text:p/>
        </draw:polygon>
        <draw:frame draw:style-name="gr13" draw:text-style-name="P9" draw:layer="layout" svg:width="0.832cm" svg:height="0.53cm" svg:x="1.799cm" svg:y="6.954cm">
          <draw:text-box>
            <text:p text:style-name="P2"><text:span text:style-name="T4">Qtd</text:span></text:p>
          </draw:text-box>
        </draw:frame>
        <draw:polygon draw:style-name="gr10" draw:text-style-name="P10" draw:layer="layout" svg:width="1.856cm" svg:height="1.331cm" svg:x="6.081cm" svg:y="6.529cm" svg:viewBox="0 0 1857 1332" draw:points="930,1332 0,1332 0,0 1857,0 1857,1332">
          <text:p/>
        </draw:polygon>
        <draw:frame draw:style-name="gr9" draw:text-style-name="P5" draw:layer="layout" svg:width="0.528cm" svg:height="0.615cm" svg:x="3.521cm" svg:y="6.917cm">
          <draw:text-box>
            <text:p text:style-name="P2"><text:span text:style-name="T2">4</text:span></text:p>
          </draw:text-box>
        </draw:frame>
        <draw:polygon draw:style-name="gr14" draw:text-style-name="P11" draw:layer="layout" svg:width="1.192cm" svg:height="1.331cm" svg:x="7.891cm" svg:y="6.529cm" svg:viewBox="0 0 1193 1332" draw:points="597,1332 0,1332 0,0 1193,0 1193,1332">
          <text:p/>
        </draw:polygon>
        <draw:frame draw:style-name="gr15" draw:text-style-name="P9" draw:layer="layout" svg:width="1.014cm" svg:height="0.53cm" svg:x="6.519cm" svg:y="6.954cm">
          <draw:text-box>
            <text:p text:style-name="P2"><text:span text:style-name="T4">Prox</text:span></text:p>
          </draw:text-box>
        </draw:frame>
        <draw:polygon draw:style-name="gr3" draw:text-style-name="P4" draw:layer="layout" svg:width="8.021cm" svg:height="5cm" svg:x="17.378cm" svg:y="9.6cm" svg:viewBox="0 0 8022 5001" draw:points="4011,5001 0,5001 0,0 8022,0 8022,5001">
          <text:p/>
        </draw:polygon>
        <draw:frame draw:style-name="gr9" draw:text-style-name="P5" draw:layer="layout" svg:width="0.528cm" svg:height="0.615cm" svg:x="8.319cm" svg:y="6.917cm">
          <draw:text-box>
            <text:p text:style-name="P2"><text:span text:style-name="T2">3</text:span></text:p>
          </draw:text-box>
        </draw:frame>
        <draw:polygon draw:style-name="gr5" draw:text-style-name="P6" draw:layer="layout" svg:width="1.856cm" svg:height="1.332cm" svg:x="17.464cm" svg:y="9.76cm" svg:viewBox="0 0 1857 1333" draw:points="928,1333 0,1333 0,0 1857,0 1857,1333">
          <text:p/>
        </draw:polygon>
        <draw:frame draw:style-name="gr4" draw:text-style-name="P5" draw:layer="layout" svg:width="2.445cm" svg:height="0.615cm" svg:x="20.168cm" svg:y="13.666cm">
          <draw:text-box>
            <text:p text:style-name="P2"><text:span text:style-name="T2">pedaço 4</text:span></text:p>
          </draw:text-box>
        </draw:frame>
        <draw:polygon draw:style-name="gr7" draw:text-style-name="P8" draw:layer="layout" svg:width="1.856cm" svg:height="0.793cm" svg:x="17.464cm" svg:y="11.115cm" svg:viewBox="0 0 1857 794" draw:points="928,794 0,794 0,0 1857,0 1857,794">
          <text:p/>
        </draw:polygon>
        <draw:frame draw:style-name="gr8" draw:text-style-name="P9" draw:layer="layout" svg:width="1.145cm" svg:height="0.53cm" svg:x="17.822cm" svg:y="10.186cm">
          <draw:text-box>
            <text:p text:style-name="P2"><text:span text:style-name="T4">dado</text:span></text:p>
          </draw:text-box>
        </draw:frame>
        <draw:polygon draw:style-name="gr5" draw:text-style-name="P6" draw:layer="layout" svg:width="1.856cm" svg:height="1.332cm" svg:x="19.454cm" svg:y="9.758cm" svg:viewBox="0 0 1857 1333" draw:points="930,1333 0,1333 0,0 1857,0 1857,1333">
          <text:p/>
        </draw:polygon>
        <draw:polygon draw:style-name="gr7" draw:text-style-name="P8" draw:layer="layout" svg:width="1.856cm" svg:height="0.794cm" svg:x="19.454cm" svg:y="11.112cm" svg:viewBox="0 0 1857 795" draw:points="930,795 0,795 0,0 1857,0 1857,795">
          <text:p/>
        </draw:polygon>
        <draw:frame draw:style-name="gr8" draw:text-style-name="P9" draw:layer="layout" svg:width="1.145cm" svg:height="0.53cm" svg:x="19.812cm" svg:y="10.182cm">
          <draw:text-box>
            <text:p text:style-name="P2"><text:span text:style-name="T4">dado</text:span></text:p>
          </draw:text-box>
        </draw:frame>
        <draw:polygon draw:style-name="gr5" draw:text-style-name="P6" draw:layer="layout" svg:width="1.856cm" svg:height="1.33cm" svg:x="21.442cm" svg:y="9.76cm" svg:viewBox="0 0 1857 1331" draw:points="929,1331 0,1331 0,0 1857,0 1857,1331">
          <text:p/>
        </draw:polygon>
        <draw:frame draw:style-name="gr16" draw:text-style-name="P5" draw:layer="layout" svg:width="0.679cm" svg:height="0.615cm" svg:x="20.045cm" svg:y="11.232cm">
          <draw:text-box>
            <text:p text:style-name="P2"><text:span text:style-name="T2">72</text:span></text:p>
          </draw:text-box>
        </draw:frame>
        <draw:polygon draw:style-name="gr35" draw:text-style-name="P21" draw:layer="layout" svg:width="1.856cm" svg:height="0.792cm" svg:x="21.442cm" svg:y="11.113cm" svg:viewBox="0 0 1857 793" draw:points="929,793 0,793 0,0 1857,0 1857,793">
          <text:p/>
        </draw:polygon>
        <draw:polygon draw:style-name="gr5" draw:text-style-name="P6" draw:layer="layout" svg:width="1.856cm" svg:height="1.332cm" svg:x="23.397cm" svg:y="9.76cm" svg:viewBox="0 0 1857 1333" draw:points="929,1333 0,1333 0,0 1857,0 1857,1333">
          <text:p/>
        </draw:polygon>
        <draw:frame draw:style-name="gr8" draw:text-style-name="P9" draw:layer="layout" svg:width="1.145cm" svg:height="0.53cm" svg:x="21.802cm" svg:y="10.186cm">
          <draw:text-box>
            <text:p text:style-name="P2"><text:span text:style-name="T4">dado</text:span></text:p>
          </draw:text-box>
        </draw:frame>
        <draw:polygon draw:style-name="gr7" draw:text-style-name="P8" draw:layer="layout" svg:width="1.856cm" svg:height="0.793cm" svg:x="23.397cm" svg:y="11.115cm" svg:viewBox="0 0 1857 794" draw:points="929,794 0,794 0,0 1857,0 1857,794">
          <text:p/>
        </draw:polygon>
        <draw:polygon draw:style-name="gr10" draw:text-style-name="P10" draw:layer="layout" svg:width="1.856cm" svg:height="1.331cm" svg:x="17.464cm" svg:y="12.129cm" svg:viewBox="0 0 1857 1332" draw:points="928,1332 0,1332 0,0 1857,0 1857,1332">
          <text:p/>
        </draw:polygon>
        <draw:frame draw:style-name="gr8" draw:text-style-name="P9" draw:layer="layout" svg:width="1.145cm" svg:height="0.53cm" svg:x="23.756cm" svg:y="10.186cm">
          <draw:text-box>
            <text:p text:style-name="P2"><text:span text:style-name="T4">dado</text:span></text:p>
          </draw:text-box>
        </draw:frame>
        <draw:polygon draw:style-name="gr14" draw:text-style-name="P23" draw:layer="layout" svg:width="1.192cm" svg:height="1.331cm" svg:x="19.274cm" svg:y="12.129cm" svg:viewBox="0 0 1193 1332" draw:points="596,1332 0,1332 0,0 1193,0 1193,1332">
          <text:p/>
        </draw:polygon>
        <draw:frame draw:style-name="gr13" draw:text-style-name="P9" draw:layer="layout" svg:width="0.832cm" svg:height="0.53cm" svg:x="17.978cm" svg:y="12.553cm">
          <draw:text-box>
            <text:p text:style-name="P2"><text:span text:style-name="T4">Qtd</text:span></text:p>
          </draw:text-box>
        </draw:frame>
        <draw:polygon draw:style-name="gr10" draw:text-style-name="P10" draw:layer="layout" svg:width="1.856cm" svg:height="1.331cm" svg:x="22.26cm" svg:y="12.129cm" svg:viewBox="0 0 1857 1332" draw:points="930,1332 0,1332 0,0 1857,0 1857,1332">
          <text:p/>
        </draw:polygon>
        <draw:frame draw:style-name="gr9" draw:text-style-name="P5" draw:layer="layout" svg:width="0.528cm" svg:height="0.615cm" svg:x="19.703cm" svg:y="12.516cm">
          <draw:text-box>
            <text:p text:style-name="P2"><text:span text:style-name="T2">4</text:span></text:p>
          </draw:text-box>
        </draw:frame>
        <draw:polygon draw:style-name="gr14" draw:text-style-name="P11" draw:layer="layout" svg:width="1.192cm" svg:height="1.331cm" svg:x="24.071cm" svg:y="12.129cm" svg:viewBox="0 0 1193 1332" draw:points="596,1332 0,1332 0,0 1193,0 1193,1332">
          <text:p/>
        </draw:polygon>
        <draw:frame draw:style-name="gr15" draw:text-style-name="P9" draw:layer="layout" svg:width="1.014cm" svg:height="0.53cm" svg:x="22.698cm" svg:y="12.553cm">
          <draw:text-box>
            <text:p text:style-name="P2"><text:span text:style-name="T4">Prox</text:span></text:p>
          </draw:text-box>
        </draw:frame>
        <draw:polygon draw:style-name="gr3" draw:text-style-name="P4" draw:layer="layout" svg:width="8.021cm" svg:height="5cm" svg:x="8.183cm" svg:y="9.56cm" svg:viewBox="0 0 8022 5001" draw:points="4012,5001 0,5001 0,0 8022,0 8022,5001">
          <text:p/>
        </draw:polygon>
        <draw:frame draw:style-name="gr20" draw:text-style-name="P9" draw:layer="layout" svg:width="0.459cm" svg:height="0.53cm" svg:x="24.44cm" svg:y="12.553cm">
          <draw:text-box>
            <text:p text:style-name="P2"><text:span text:style-name="T4">-1</text:span></text:p>
          </draw:text-box>
        </draw:frame>
        <draw:polygon draw:style-name="gr5" draw:text-style-name="P6" draw:layer="layout" svg:width="1.856cm" svg:height="1.332cm" svg:x="8.269cm" svg:y="9.72cm" svg:viewBox="0 0 1857 1333" draw:points="930,1333 0,1333 0,0 1857,0 1857,1333">
          <text:p/>
        </draw:polygon>
        <draw:frame draw:style-name="gr4" draw:text-style-name="P5" draw:layer="layout" svg:width="2.445cm" svg:height="0.615cm" svg:x="10.975cm" svg:y="13.627cm">
          <draw:text-box>
            <text:p text:style-name="P2"><text:span text:style-name="T2">pedaço 3</text:span></text:p>
          </draw:text-box>
        </draw:frame>
        <draw:polygon draw:style-name="gr7" draw:text-style-name="P8" draw:layer="layout" svg:width="1.856cm" svg:height="0.793cm" svg:x="8.269cm" svg:y="11.075cm" svg:viewBox="0 0 1857 794" draw:points="930,794 0,794 0,0 1857,0 1857,794">
          <text:p/>
        </draw:polygon>
        <draw:frame draw:style-name="gr8" draw:text-style-name="P9" draw:layer="layout" svg:width="1.145cm" svg:height="0.53cm" svg:x="8.625cm" svg:y="10.147cm">
          <draw:text-box>
            <text:p text:style-name="P2"><text:span text:style-name="T4">dado</text:span></text:p>
          </draw:text-box>
        </draw:frame>
        <draw:polygon draw:style-name="gr5" draw:text-style-name="P6" draw:layer="layout" svg:width="1.855cm" svg:height="1.332cm" svg:x="10.261cm" svg:y="9.718cm" svg:viewBox="0 0 1856 1333" draw:points="928,1333 0,1333 0,0 1856,0 1856,1333">
          <text:p/>
        </draw:polygon>
        <draw:frame draw:style-name="gr16" draw:text-style-name="P5" draw:layer="layout" svg:width="0.679cm" svg:height="0.615cm" svg:x="8.858cm" svg:y="11.193cm">
          <draw:text-box>
            <text:p text:style-name="P2"><text:span text:style-name="T2">32</text:span></text:p>
          </draw:text-box>
        </draw:frame>
        <draw:polygon draw:style-name="gr7" draw:text-style-name="P8" draw:layer="layout" svg:width="1.855cm" svg:height="0.794cm" svg:x="10.261cm" svg:y="11.072cm" svg:viewBox="0 0 1856 795" draw:points="928,795 0,795 0,0 1856,0 1856,795">
          <text:p/>
        </draw:polygon>
        <draw:frame draw:style-name="gr8" draw:text-style-name="P9" draw:layer="layout" svg:width="1.145cm" svg:height="0.53cm" svg:x="10.619cm" svg:y="10.143cm">
          <draw:text-box>
            <text:p text:style-name="P2"><text:span text:style-name="T4">dado</text:span></text:p>
          </draw:text-box>
        </draw:frame>
        <draw:polygon draw:style-name="gr5" draw:text-style-name="P6" draw:layer="layout" svg:width="1.856cm" svg:height="1.33cm" svg:x="12.249cm" svg:y="9.72cm" svg:viewBox="0 0 1857 1331" draw:points="927,1331 0,1331 0,0 1857,0 1857,1331">
          <text:p/>
        </draw:polygon>
        <draw:frame draw:style-name="gr16" draw:text-style-name="P5" draw:layer="layout" svg:width="0.679cm" svg:height="0.615cm" svg:x="10.851cm" svg:y="11.189cm">
          <draw:text-box>
            <text:p text:style-name="P2"><text:span text:style-name="T2">35</text:span></text:p>
          </draw:text-box>
        </draw:frame>
        <draw:polygon draw:style-name="gr7" draw:text-style-name="P8" draw:layer="layout" svg:width="1.856cm" svg:height="0.792cm" svg:x="12.249cm" svg:y="11.073cm" svg:viewBox="0 0 1857 793" draw:points="927,793 0,793 0,0 1857,0 1857,793">
          <text:p/>
        </draw:polygon>
        <draw:frame draw:style-name="gr8" draw:text-style-name="P9" draw:layer="layout" svg:width="1.145cm" svg:height="0.53cm" svg:x="12.605cm" svg:y="10.143cm">
          <draw:text-box>
            <text:p text:style-name="P2"><text:span text:style-name="T4">dado</text:span></text:p>
          </draw:text-box>
        </draw:frame>
        <draw:polygon draw:style-name="gr5" draw:text-style-name="P6" draw:layer="layout" svg:width="1.856cm" svg:height="1.332cm" svg:x="14.203cm" svg:y="9.72cm" svg:viewBox="0 0 1857 1333" draw:points="929,1333 0,1333 0,0 1857,0 1857,1333">
          <text:p/>
        </draw:polygon>
        <draw:frame draw:style-name="gr17" draw:text-style-name="P5" draw:layer="layout" svg:width="0.595cm" svg:height="0.589cm" svg:x="12.88cm" svg:y="11.201cm">
          <draw:text-box>
            <text:p text:style-name="P2"><text:span text:style-name="T5">38</text:span></text:p>
          </draw:text-box>
        </draw:frame>
        <draw:polygon draw:style-name="gr7" draw:text-style-name="P8" draw:layer="layout" svg:width="1.856cm" svg:height="0.793cm" svg:x="14.203cm" svg:y="11.075cm" svg:viewBox="0 0 1857 794" draw:points="929,794 0,794 0,0 1857,0 1857,794">
          <text:p/>
        </draw:polygon>
        <draw:frame draw:style-name="gr8" draw:text-style-name="P9" draw:layer="layout" svg:width="1.145cm" svg:height="0.53cm" svg:x="14.563cm" svg:y="10.147cm">
          <draw:text-box>
            <text:p text:style-name="P2"><text:span text:style-name="T4">dado</text:span></text:p>
          </draw:text-box>
        </draw:frame>
        <draw:polygon draw:style-name="gr27" draw:text-style-name="P10" draw:layer="layout" svg:width="1.856cm" svg:height="1.331cm" svg:x="8.269cm" svg:y="12.089cm" svg:viewBox="0 0 1857 1332" draw:points="930,1332 0,1332 0,0 1857,0 1857,1332">
          <text:p/>
        </draw:polygon>
        <draw:polygon draw:style-name="gr12" draw:text-style-name="P12" draw:layer="layout" svg:width="1.856cm" svg:height="1.331cm" svg:x="8.269cm" svg:y="12.089cm" svg:viewBox="0 0 1857 1332" draw:points="930,1332 0,1332 0,0 1857,0 1857,1332">
          <text:p/>
        </draw:polygon>
        <draw:polygon draw:style-name="gr14" draw:text-style-name="P11" draw:layer="layout" svg:width="1.192cm" svg:height="1.331cm" svg:x="10.079cm" svg:y="12.089cm" svg:viewBox="0 0 1193 1332" draw:points="598,1332 0,1332 0,0 1193,0 1193,1332">
          <text:p/>
        </draw:polygon>
        <draw:frame draw:style-name="gr13" draw:text-style-name="P9" draw:layer="layout" svg:width="0.832cm" svg:height="0.53cm" svg:x="8.784cm" svg:y="12.514cm">
          <draw:text-box>
            <text:p text:style-name="P2"><text:span text:style-name="T4">Qtd</text:span></text:p>
          </draw:text-box>
        </draw:frame>
        <draw:polygon draw:style-name="gr10" draw:text-style-name="P10" draw:layer="layout" svg:width="1.856cm" svg:height="1.331cm" svg:x="13.066cm" svg:y="12.089cm" svg:viewBox="0 0 1857 1332" draw:points="930,1332 0,1332 0,0 1857,0 1857,1332">
          <text:p/>
        </draw:polygon>
        <draw:frame draw:style-name="gr9" draw:text-style-name="P5" draw:layer="layout" svg:width="0.528cm" svg:height="0.615cm" svg:x="10.506cm" svg:y="12.477cm">
          <draw:text-box>
            <text:p text:style-name="P2"><text:span text:style-name="T2">3</text:span></text:p>
          </draw:text-box>
        </draw:frame>
        <draw:polygon draw:style-name="gr14" draw:text-style-name="P11" draw:layer="layout" svg:width="1.192cm" svg:height="1.331cm" svg:x="14.876cm" svg:y="12.089cm" svg:viewBox="0 0 1193 1332" draw:points="598,1332 0,1332 0,0 1193,0 1193,1332">
          <text:p/>
        </draw:polygon>
        <draw:frame draw:style-name="gr15" draw:text-style-name="P9" draw:layer="layout" svg:width="1.014cm" svg:height="0.53cm" svg:x="13.504cm" svg:y="12.514cm">
          <draw:text-box>
            <text:p text:style-name="P2"><text:span text:style-name="T4">Prox</text:span></text:p>
          </draw:text-box>
        </draw:frame>
        <draw:polygon draw:style-name="gr3" draw:text-style-name="P4" draw:layer="layout" svg:width="3.513cm" svg:height="4.938cm" svg:x="1.287cm" svg:y="9.862cm" svg:viewBox="0 0 3514 4939" draw:points="1758,4939 0,4939 0,0 3514,0 3514,4939">
          <text:p/>
        </draw:polygon>
        <draw:frame draw:style-name="gr9" draw:text-style-name="P5" draw:layer="layout" svg:width="0.528cm" svg:height="0.615cm" svg:x="15.304cm" svg:y="12.477cm">
          <draw:text-box>
            <text:p text:style-name="P2"><text:span text:style-name="T2">4</text:span></text:p>
          </draw:text-box>
        </draw:frame>
        <draw:polygon draw:style-name="gr10" draw:text-style-name="P10" draw:layer="layout" svg:width="1.659cm" svg:height="1.197cm" svg:x="1.665cm" svg:y="10.02cm" svg:viewBox="0 0 1660 1198" draw:points="830,1198 0,1198 0,0 1660,0 1660,1198">
          <text:p/>
        </draw:polygon>
        <draw:frame draw:style-name="gr21" draw:text-style-name="P14" draw:layer="layout" svg:width="1.801cm" svg:height="0.412cm" svg:x="2.145cm" svg:y="14.065cm">
          <draw:text-box>
            <text:p text:style-name="P2"><text:span text:style-name="T7">cabeçalho</text:span></text:p>
          </draw:text-box>
        </draw:frame>
        <draw:polygon draw:style-name="gr14" draw:text-style-name="P11" draw:layer="layout" svg:width="1.067cm" svg:height="1.197cm" svg:x="3.282cm" svg:y="10.02cm" svg:viewBox="0 0 1068 1198" draw:points="534,1198 0,1198 0,0 1068,0 1068,1198">
          <text:p/>
        </draw:polygon>
        <draw:frame draw:style-name="gr22" draw:text-style-name="P14" draw:layer="layout" svg:width="0.891cm" svg:height="0.412cm" svg:x="2.05cm" svg:y="10.432cm">
          <draw:text-box>
            <text:p text:style-name="P2"><text:span text:style-name="T7">nSeq</text:span></text:p>
          </draw:text-box>
        </draw:frame>
        <draw:polygon draw:style-name="gr10" draw:text-style-name="P10" draw:layer="layout" svg:width="1.659cm" svg:height="1.198cm" svg:x="1.665cm" svg:y="11.328cm" svg:viewBox="0 0 1660 1199" draw:points="830,1199 0,1199 0,0 1660,0 1660,1199">
          <text:p/>
        </draw:polygon>
        <draw:frame draw:style-name="gr9" draw:text-style-name="P5" draw:layer="layout" svg:width="0.528cm" svg:height="0.615cm" svg:x="3.648cm" svg:y="10.339cm">
          <draw:text-box>
            <text:p text:style-name="P2"><text:span text:style-name="T2">5</text:span></text:p>
          </draw:text-box>
        </draw:frame>
        <draw:polygon draw:style-name="gr11" draw:text-style-name="P11" draw:layer="layout" svg:width="1.067cm" svg:height="1.198cm" svg:x="3.282cm" svg:y="11.328cm" svg:viewBox="0 0 1068 1199" draw:points="534,1199 0,1199 0,0 1068,0 1068,1199">
          <text:p/>
        </draw:polygon>
        <draw:polygon draw:style-name="gr12" draw:text-style-name="P12" draw:layer="layout" svg:width="1.067cm" svg:height="1.198cm" svg:x="3.282cm" svg:y="11.328cm" svg:viewBox="0 0 1068 1199" draw:points="534,1199 0,1199 0,0 1068,0 1068,1199">
          <text:p/>
        </draw:polygon>
        <draw:frame draw:style-name="gr22" draw:text-style-name="P14" draw:layer="layout" svg:width="0.891cm" svg:height="0.412cm" svg:x="2.05cm" svg:y="11.741cm">
          <draw:text-box>
            <text:p text:style-name="P2"><text:span text:style-name="T7">pSeq</text:span></text:p>
          </draw:text-box>
        </draw:frame>
        <draw:polygon draw:style-name="gr10" draw:text-style-name="P10" draw:layer="layout" svg:width="1.659cm" svg:height="1.198cm" svg:x="1.665cm" svg:y="12.65cm" svg:viewBox="0 0 1660 1199" draw:points="830,1199 0,1199 0,0 1660,0 1660,1199">
          <text:p/>
        </draw:polygon>
        <draw:frame draw:style-name="gr9" draw:text-style-name="P5" draw:layer="layout" svg:width="0.528cm" svg:height="0.615cm" svg:x="3.648cm" svg:y="11.648cm">
          <draw:text-box>
            <text:p text:style-name="P2"><text:span text:style-name="T2">2</text:span></text:p>
          </draw:text-box>
        </draw:frame>
        <draw:polygon draw:style-name="gr14" draw:text-style-name="P24" draw:layer="layout" svg:width="1.067cm" svg:height="1.198cm" svg:x="3.282cm" svg:y="12.65cm" svg:viewBox="0 0 1068 1199" draw:points="534,1199 0,1199 0,0 1068,0 1068,1199">
          <text:p/>
        </draw:polygon>
        <draw:frame draw:style-name="gr23" draw:text-style-name="P14" draw:layer="layout" svg:width="0.781cm" svg:height="0.412cm" svg:x="2.117cm" svg:y="13.063cm">
          <draw:text-box>
            <text:p text:style-name="P2"><text:span text:style-name="T7">Prox</text:span></text:p>
          </draw:text-box>
        </draw:frame>
        <draw:frame draw:style-name="gr9" draw:text-style-name="P5" draw:layer="layout" svg:width="0.528cm" svg:height="0.615cm" svg:x="3.648cm" svg:y="12.971cm">
          <draw:text-box>
            <text:p text:style-name="P2"><text:span text:style-name="T2">1</text:span></text:p>
          </draw:text-box>
        </draw:frame>
        <draw:frame draw:style-name="gr16" draw:text-style-name="P5" draw:layer="layout" svg:width="0.679cm" svg:height="0.615cm" svg:x="18.046cm" svg:y="11.233cm">
          <draw:text-box>
            <text:p text:style-name="P2"><text:span text:style-name="T2">51</text:span></text:p>
          </draw:text-box>
        </draw:frame>
        <draw:frame draw:style-name="gr16" draw:text-style-name="P5" draw:layer="layout" svg:width="0.679cm" svg:height="0.615cm" svg:x="22.046cm" svg:y="11.233cm">
          <draw:text-box>
            <text:p text:style-name="P2"><text:span text:style-name="T2">80</text:span></text:p>
          </draw:text-box>
        </draw:frame>
        <draw:frame draw:style-name="gr16" draw:text-style-name="P5" draw:layer="layout" svg:width="0.679cm" svg:height="0.615cm" svg:x="24.047cm" svg:y="11.234cm">
          <draw:text-box>
            <text:p text:style-name="P2"><text:span text:style-name="T2">89</text:span></text:p>
          </draw:text-box>
        </draw:frame>
      </draw:page>
      <draw:page draw:name="page33" draw:style-name="dp1" draw:master-page-name="master-page3">
        <draw:polygon draw:style-name="gr1" draw:text-style-name="P1" draw:layer="layout" svg:width="27.998cm" svg:height="15.749cm" svg:x="0cm" svg:y="0cm" svg:viewBox="0 0 27999 15750" draw:points="0,0 27999,0 27999,15750 0,15750">
          <text:p/>
        </draw:polygon>
        <draw:frame draw:style-name="gr2" draw:text-style-name="P3" draw:layer="layout" svg:width="0.493cm" svg:height="0.547cm" svg:x="1.401cm" svg:y="14.348cm">
          <draw:text-box>
            <text:p text:style-name="P2"><text:span text:style-name="T1"><text:s/></text:span></text:p>
          </draw:text-box>
        </draw:frame>
        <draw:polygon draw:style-name="gr3" draw:text-style-name="P4" draw:layer="layout" svg:width="8.021cm" svg:height="5cm" svg:x="1.198cm" svg:y="4cm" svg:viewBox="0 0 8022 5001" draw:points="4012,5001 0,5001 0,0 8022,0 8022,5001">
          <text:p/>
        </draw:polygon>
        <draw:frame draw:style-name="gr2" draw:text-style-name="P3" draw:layer="layout" svg:width="0.493cm" svg:height="0.547cm" svg:x="13.952cm" svg:y="14.348cm">
          <draw:text-box>
            <text:p text:style-name="P2"><text:span text:style-name="T1"><text:s/></text:span></text:p>
          </draw:text-box>
        </draw:frame>
        <draw:frame draw:style-name="gr4" draw:text-style-name="P5" draw:layer="layout" svg:width="2.445cm" svg:height="0.615cm" svg:x="3.99cm" svg:y="8.067cm">
          <draw:text-box>
            <text:p text:style-name="P2"><text:span text:style-name="T2">pedaço 0</text:span></text:p>
          </draw:text-box>
        </draw:frame>
        <draw:polygon draw:style-name="gr5" draw:text-style-name="P6" draw:layer="layout" svg:width="1.856cm" svg:height="1.332cm" svg:x="1.284cm" svg:y="4.16cm" svg:viewBox="0 0 1857 1333" draw:points="929,1333 0,1333 0,0 1857,0 1857,1333">
          <text:p/>
        </draw:polygon>
        <draw:frame draw:style-name="gr29" draw:text-style-name="P15" draw:layer="layout" svg:width="11.106cm" svg:height="1.182cm" svg:x="1.401cm" svg:y="1.354cm">
          <draw:text-box>
            <text:p text:style-name="P2"><text:span text:style-name="T8">Resultado</text:span></text:p>
          </draw:text-box>
        </draw:frame>
        <draw:polygon draw:style-name="gr7" draw:text-style-name="P8" draw:layer="layout" svg:width="1.856cm" svg:height="0.793cm" svg:x="1.284cm" svg:y="5.515cm" svg:viewBox="0 0 1857 794" draw:points="929,794 0,794 0,0 1857,0 1857,794">
          <text:p/>
        </draw:polygon>
        <draw:frame draw:style-name="gr8" draw:text-style-name="P9" draw:layer="layout" svg:width="1.145cm" svg:height="0.53cm" svg:x="1.64cm" svg:y="4.583cm">
          <draw:text-box>
            <text:p text:style-name="P2"><text:span text:style-name="T4">dado</text:span></text:p>
          </draw:text-box>
        </draw:frame>
        <draw:polygon draw:style-name="gr5" draw:text-style-name="P6" draw:layer="layout" svg:width="1.855cm" svg:height="1.332cm" svg:x="3.276cm" svg:y="4.158cm" svg:viewBox="0 0 1856 1333" draw:points="928,1333 0,1333 0,0 1856,0 1856,1333">
          <text:p/>
        </draw:polygon>
        <draw:frame draw:style-name="gr9" draw:text-style-name="P5" draw:layer="layout" svg:width="0.528cm" svg:height="0.615cm" svg:x="2.043cm" svg:y="5.633cm">
          <draw:text-box>
            <text:p text:style-name="P2"><text:span text:style-name="T2">3</text:span></text:p>
          </draw:text-box>
        </draw:frame>
        <draw:polygon draw:style-name="gr7" draw:text-style-name="P8" draw:layer="layout" svg:width="1.855cm" svg:height="0.794cm" svg:x="3.276cm" svg:y="5.512cm" svg:viewBox="0 0 1856 795" draw:points="928,795 0,795 0,0 1856,0 1856,795">
          <text:p/>
        </draw:polygon>
        <draw:frame draw:style-name="gr8" draw:text-style-name="P9" draw:layer="layout" svg:width="1.145cm" svg:height="0.53cm" svg:x="3.634cm" svg:y="4.583cm">
          <draw:text-box>
            <text:p text:style-name="P2"><text:span text:style-name="T4">dado</text:span></text:p>
          </draw:text-box>
        </draw:frame>
        <draw:polygon draw:style-name="gr5" draw:text-style-name="P6" draw:layer="layout" svg:width="1.856cm" svg:height="1.33cm" svg:x="5.264cm" svg:y="4.16cm" svg:viewBox="0 0 1857 1331" draw:points="927,1331 0,1331 0,0 1857,0 1857,1331">
          <text:p/>
        </draw:polygon>
        <draw:frame draw:style-name="gr9" draw:text-style-name="P5" draw:layer="layout" svg:width="0.528cm" svg:height="0.615cm" svg:x="4.036cm" svg:y="5.63cm">
          <draw:text-box>
            <text:p text:style-name="P2"><text:span text:style-name="T2">5</text:span></text:p>
          </draw:text-box>
        </draw:frame>
        <draw:polygon draw:style-name="gr7" draw:text-style-name="P8" draw:layer="layout" svg:width="1.856cm" svg:height="0.792cm" svg:x="5.264cm" svg:y="5.513cm" svg:viewBox="0 0 1857 793" draw:points="927,793 0,793 0,0 1857,0 1857,793">
          <text:p/>
        </draw:polygon>
        <draw:polygon draw:style-name="gr5" draw:text-style-name="P6" draw:layer="layout" svg:width="1.856cm" svg:height="1.332cm" svg:x="7.218cm" svg:y="4.16cm" svg:viewBox="0 0 1857 1333" draw:points="929,1333 0,1333 0,0 1857,0 1857,1333">
          <text:p/>
        </draw:polygon>
        <draw:frame draw:style-name="gr8" draw:text-style-name="P9" draw:layer="layout" svg:width="1.145cm" svg:height="0.53cm" svg:x="5.62cm" svg:y="4.583cm">
          <draw:text-box>
            <text:p text:style-name="P2"><text:span text:style-name="T4">dado</text:span></text:p>
          </draw:text-box>
        </draw:frame>
        <draw:polygon draw:style-name="gr7" draw:text-style-name="P8" draw:layer="layout" svg:width="1.856cm" svg:height="0.793cm" svg:x="7.218cm" svg:y="5.515cm" svg:viewBox="0 0 1857 794" draw:points="929,794 0,794 0,0 1857,0 1857,794">
          <text:p/>
        </draw:polygon>
        <draw:polygon draw:style-name="gr10" draw:text-style-name="P10" draw:layer="layout" svg:width="1.856cm" svg:height="1.331cm" svg:x="1.284cm" svg:y="6.529cm" svg:viewBox="0 0 1857 1332" draw:points="929,1332 0,1332 0,0 1857,0 1857,1332">
          <text:p/>
        </draw:polygon>
        <draw:frame draw:style-name="gr8" draw:text-style-name="P9" draw:layer="layout" svg:width="1.145cm" svg:height="0.53cm" svg:x="7.578cm" svg:y="4.583cm">
          <draw:text-box>
            <text:p text:style-name="P2"><text:span text:style-name="T4">dado</text:span></text:p>
          </draw:text-box>
        </draw:frame>
        <draw:polygon draw:style-name="gr11" draw:text-style-name="P11" draw:layer="layout" svg:width="1.192cm" svg:height="1.331cm" svg:x="3.094cm" svg:y="6.529cm" svg:viewBox="0 0 1193 1332" draw:points="597,1332 0,1332 0,0 1193,0 1193,1332">
          <text:p/>
        </draw:polygon>
        <draw:polygon draw:style-name="gr12" draw:text-style-name="P12" draw:layer="layout" svg:width="1.192cm" svg:height="1.331cm" svg:x="3.094cm" svg:y="6.529cm" svg:viewBox="0 0 1193 1332" draw:points="597,1332 0,1332 0,0 1193,0 1193,1332">
          <text:p/>
        </draw:polygon>
        <draw:frame draw:style-name="gr13" draw:text-style-name="P9" draw:layer="layout" svg:width="0.832cm" svg:height="0.53cm" svg:x="1.799cm" svg:y="6.954cm">
          <draw:text-box>
            <text:p text:style-name="P2"><text:span text:style-name="T4">Qtd</text:span></text:p>
          </draw:text-box>
        </draw:frame>
        <draw:polygon draw:style-name="gr10" draw:text-style-name="P10" draw:layer="layout" svg:width="1.856cm" svg:height="1.331cm" svg:x="6.081cm" svg:y="6.529cm" svg:viewBox="0 0 1857 1332" draw:points="930,1332 0,1332 0,0 1857,0 1857,1332">
          <text:p/>
        </draw:polygon>
        <draw:frame draw:style-name="gr9" draw:text-style-name="P5" draw:layer="layout" svg:width="0.528cm" svg:height="0.615cm" svg:x="3.521cm" svg:y="6.917cm">
          <draw:text-box>
            <text:p text:style-name="P2"><text:span text:style-name="T2">2</text:span></text:p>
          </draw:text-box>
        </draw:frame>
        <draw:polygon draw:style-name="gr14" draw:text-style-name="P11" draw:layer="layout" svg:width="1.192cm" svg:height="1.331cm" svg:x="7.891cm" svg:y="6.529cm" svg:viewBox="0 0 1193 1332" draw:points="597,1332 0,1332 0,0 1193,0 1193,1332">
          <text:p/>
        </draw:polygon>
        <draw:frame draw:style-name="gr15" draw:text-style-name="P9" draw:layer="layout" svg:width="1.014cm" svg:height="0.53cm" svg:x="6.519cm" svg:y="6.954cm">
          <draw:text-box>
            <text:p text:style-name="P2"><text:span text:style-name="T4">Prox</text:span></text:p>
          </draw:text-box>
        </draw:frame>
        <draw:polygon draw:style-name="gr3" draw:text-style-name="P4" draw:layer="layout" svg:width="8.021cm" svg:height="5cm" svg:x="9.998cm" svg:y="4cm" svg:viewBox="0 0 8022 5001" draw:points="4013,5001 0,5001 0,0 8022,0 8022,5001">
          <text:p/>
        </draw:polygon>
        <draw:frame draw:style-name="gr9" draw:text-style-name="P5" draw:layer="layout" svg:width="0.528cm" svg:height="0.615cm" svg:x="8.319cm" svg:y="6.917cm">
          <draw:text-box>
            <text:p text:style-name="P2"><text:span text:style-name="T2">3</text:span></text:p>
          </draw:text-box>
        </draw:frame>
        <draw:polygon draw:style-name="gr5" draw:text-style-name="P6" draw:layer="layout" svg:width="1.856cm" svg:height="1.332cm" svg:x="10.084cm" svg:y="4.16cm" svg:viewBox="0 0 1857 1333" draw:points="930,1333 0,1333 0,0 1857,0 1857,1333">
          <text:p/>
        </draw:polygon>
        <draw:frame draw:style-name="gr4" draw:text-style-name="P5" draw:layer="layout" svg:width="2.445cm" svg:height="0.615cm" svg:x="12.788cm" svg:y="8.067cm">
          <draw:text-box>
            <text:p text:style-name="P2"><text:span text:style-name="T2">pedaço 1</text:span></text:p>
          </draw:text-box>
        </draw:frame>
        <draw:polygon draw:style-name="gr7" draw:text-style-name="P8" draw:layer="layout" svg:width="1.856cm" svg:height="0.793cm" svg:x="10.084cm" svg:y="5.515cm" svg:viewBox="0 0 1857 794" draw:points="930,794 0,794 0,0 1857,0 1857,794">
          <text:p/>
        </draw:polygon>
        <draw:frame draw:style-name="gr8" draw:text-style-name="P9" draw:layer="layout" svg:width="1.145cm" svg:height="0.53cm" svg:x="10.442cm" svg:y="4.583cm">
          <draw:text-box>
            <text:p text:style-name="P2"><text:span text:style-name="T4">dado</text:span></text:p>
          </draw:text-box>
        </draw:frame>
        <draw:polygon draw:style-name="gr5" draw:text-style-name="P6" draw:layer="layout" svg:width="1.856cm" svg:height="1.332cm" svg:x="12.076cm" svg:y="4.158cm" svg:viewBox="0 0 1857 1333" draw:points="927,1333 0,1333 0,0 1857,0 1857,1333">
          <text:p/>
        </draw:polygon>
        <draw:polygon draw:style-name="gr7" draw:text-style-name="P8" draw:layer="layout" svg:width="1.856cm" svg:height="0.794cm" svg:x="12.076cm" svg:y="5.512cm" svg:viewBox="0 0 1857 795" draw:points="927,795 0,795 0,0 1857,0 1857,795">
          <text:p/>
        </draw:polygon>
        <draw:polygon draw:style-name="gr5" draw:text-style-name="P6" draw:layer="layout" svg:width="1.856cm" svg:height="1.33cm" svg:x="14.064cm" svg:y="4.16cm" svg:viewBox="0 0 1857 1331" draw:points="927,1331 0,1331 0,0 1857,0 1857,1331">
          <text:p/>
        </draw:polygon>
        <draw:frame draw:style-name="gr8" draw:text-style-name="P9" draw:layer="layout" svg:width="1.145cm" svg:height="0.53cm" svg:x="12.432cm" svg:y="4.583cm">
          <draw:text-box>
            <text:p text:style-name="P2"><text:span text:style-name="T4">dado</text:span></text:p>
          </draw:text-box>
        </draw:frame>
        <draw:polygon draw:style-name="gr7" draw:text-style-name="P8" draw:layer="layout" svg:width="1.856cm" svg:height="0.792cm" svg:x="14.064cm" svg:y="5.513cm" svg:viewBox="0 0 1857 793" draw:points="927,793 0,793 0,0 1857,0 1857,793">
          <text:p/>
        </draw:polygon>
        <draw:polygon draw:style-name="gr5" draw:text-style-name="P6" draw:layer="layout" svg:width="1.856cm" svg:height="1.332cm" svg:x="16.019cm" svg:y="4.16cm" svg:viewBox="0 0 1857 1333" draw:points="927,1333 0,1333 0,0 1857,0 1857,1333">
          <text:p/>
        </draw:polygon>
        <draw:frame draw:style-name="gr8" draw:text-style-name="P9" draw:layer="layout" svg:width="1.145cm" svg:height="0.53cm" svg:x="14.422cm" svg:y="4.583cm">
          <draw:text-box>
            <text:p text:style-name="P2"><text:span text:style-name="T4">dado</text:span></text:p>
          </draw:text-box>
        </draw:frame>
        <draw:polygon draw:style-name="gr7" draw:text-style-name="P8" draw:layer="layout" svg:width="1.856cm" svg:height="0.793cm" svg:x="16.019cm" svg:y="5.515cm" svg:viewBox="0 0 1857 794" draw:points="927,794 0,794 0,0 1857,0 1857,794">
          <text:p/>
        </draw:polygon>
        <draw:polygon draw:style-name="gr10" draw:text-style-name="P10" draw:layer="layout" svg:width="1.856cm" svg:height="1.331cm" svg:x="10.084cm" svg:y="6.529cm" svg:viewBox="0 0 1857 1332" draw:points="930,1332 0,1332 0,0 1857,0 1857,1332">
          <text:p/>
        </draw:polygon>
        <draw:frame draw:style-name="gr8" draw:text-style-name="P9" draw:layer="layout" svg:width="1.145cm" svg:height="0.53cm" svg:x="16.376cm" svg:y="4.583cm">
          <draw:text-box>
            <text:p text:style-name="P2"><text:span text:style-name="T4">dado</text:span></text:p>
          </draw:text-box>
        </draw:frame>
        <draw:polygon draw:style-name="gr14" draw:text-style-name="P11" draw:layer="layout" svg:width="1.192cm" svg:height="1.331cm" svg:x="11.894cm" svg:y="6.529cm" svg:viewBox="0 0 1193 1332" draw:points="597,1332 0,1332 0,0 1193,0 1193,1332">
          <text:p/>
        </draw:polygon>
        <draw:frame draw:style-name="gr13" draw:text-style-name="P9" draw:layer="layout" svg:width="0.832cm" svg:height="0.53cm" svg:x="10.597cm" svg:y="6.954cm">
          <draw:text-box>
            <text:p text:style-name="P2"><text:span text:style-name="T4">Qtd</text:span></text:p>
          </draw:text-box>
        </draw:frame>
        <draw:polygon draw:style-name="gr10" draw:text-style-name="P10" draw:layer="layout" svg:width="1.856cm" svg:height="1.331cm" svg:x="14.882cm" svg:y="6.529cm" svg:viewBox="0 0 1857 1332" draw:points="928,1332 0,1332 0,0 1857,0 1857,1332">
          <text:p/>
        </draw:polygon>
        <draw:frame draw:style-name="gr9" draw:text-style-name="P5" draw:layer="layout" svg:width="0.528cm" svg:height="0.615cm" svg:x="12.323cm" svg:y="6.917cm">
          <draw:text-box>
            <text:p text:style-name="P2"><text:span text:style-name="T2">0</text:span></text:p>
          </draw:text-box>
        </draw:frame>
        <draw:polygon draw:style-name="gr14" draw:text-style-name="P11" draw:layer="layout" svg:width="1.192cm" svg:height="1.331cm" svg:x="16.691cm" svg:y="6.529cm" svg:viewBox="0 0 1193 1332" draw:points="598,1332 0,1332 0,0 1193,0 1193,1332">
          <text:p/>
        </draw:polygon>
        <draw:frame draw:style-name="gr15" draw:text-style-name="P9" draw:layer="layout" svg:width="1.014cm" svg:height="0.53cm" svg:x="15.321cm" svg:y="6.954cm">
          <draw:text-box>
            <text:p text:style-name="P2"><text:span text:style-name="T4">Prox</text:span></text:p>
          </draw:text-box>
        </draw:frame>
        <draw:polygon draw:style-name="gr3" draw:text-style-name="P4" draw:layer="layout" svg:width="8.021cm" svg:height="5cm" svg:x="19.199cm" svg:y="4cm" svg:viewBox="0 0 8022 5001" draw:points="4011,5001 0,5001 0,0 8022,0 8022,5001">
          <text:p/>
        </draw:polygon>
        <draw:frame draw:style-name="gr9" draw:text-style-name="P5" draw:layer="layout" svg:width="0.528cm" svg:height="0.615cm" svg:x="17.12cm" svg:y="6.917cm">
          <draw:text-box>
            <text:p text:style-name="P2"><text:span text:style-name="T2">5</text:span></text:p>
          </draw:text-box>
        </draw:frame>
        <draw:polygon draw:style-name="gr31" draw:text-style-name="P6" draw:layer="layout" svg:width="1.856cm" svg:height="1.332cm" svg:x="19.284cm" svg:y="4.16cm" svg:viewBox="0 0 1857 1333" draw:points="930,1333 0,1333 0,0 1857,0 1857,1333">
          <text:p/>
        </draw:polygon>
        <draw:polygon draw:style-name="gr12" draw:text-style-name="P12" draw:layer="layout" svg:width="1.856cm" svg:height="1.332cm" svg:x="19.284cm" svg:y="4.16cm" svg:viewBox="0 0 1857 1333" draw:points="930,1333 0,1333 0,0 1857,0 1857,1333">
          <text:p/>
        </draw:polygon>
        <draw:frame draw:style-name="gr4" draw:text-style-name="P5" draw:layer="layout" svg:width="2.445cm" svg:height="0.615cm" svg:x="21.989cm" svg:y="8.067cm">
          <draw:text-box>
            <text:p text:style-name="P2"><text:span text:style-name="T2">pedaço 2</text:span></text:p>
          </draw:text-box>
        </draw:frame>
        <draw:polygon draw:style-name="gr7" draw:text-style-name="P8" draw:layer="layout" svg:width="1.856cm" svg:height="0.793cm" svg:x="19.284cm" svg:y="5.515cm" svg:viewBox="0 0 1857 794" draw:points="930,794 0,794 0,0 1857,0 1857,794">
          <text:p/>
        </draw:polygon>
        <draw:frame draw:style-name="gr8" draw:text-style-name="P9" draw:layer="layout" svg:width="1.145cm" svg:height="0.53cm" svg:x="19.643cm" svg:y="4.583cm">
          <draw:text-box>
            <text:p text:style-name="P2"><text:span text:style-name="T4">dado</text:span></text:p>
          </draw:text-box>
        </draw:frame>
        <draw:polygon draw:style-name="gr5" draw:text-style-name="P6" draw:layer="layout" svg:width="1.856cm" svg:height="1.332cm" svg:x="21.275cm" svg:y="4.158cm" svg:viewBox="0 0 1857 1333" draw:points="930,1333 0,1333 0,0 1857,0 1857,1333">
          <text:p/>
        </draw:polygon>
        <draw:frame draw:style-name="gr9" draw:text-style-name="P5" draw:layer="layout" svg:width="0.528cm" svg:height="0.615cm" svg:x="20.045cm" svg:y="5.633cm">
          <draw:text-box>
            <text:p text:style-name="P2"><text:span text:style-name="T2">2</text:span></text:p>
          </draw:text-box>
        </draw:frame>
        <draw:polygon draw:style-name="gr7" draw:text-style-name="P8" draw:layer="layout" svg:width="1.856cm" svg:height="0.794cm" svg:x="21.275cm" svg:y="5.512cm" svg:viewBox="0 0 1857 795" draw:points="930,795 0,795 0,0 1857,0 1857,795">
          <text:p/>
        </draw:polygon>
        <draw:frame draw:style-name="gr8" draw:text-style-name="P9" draw:layer="layout" svg:width="1.145cm" svg:height="0.53cm" svg:x="21.632cm" svg:y="4.583cm">
          <draw:text-box>
            <text:p text:style-name="P2"><text:span text:style-name="T4">dado</text:span></text:p>
          </draw:text-box>
        </draw:frame>
        <draw:polygon draw:style-name="gr5" draw:text-style-name="P6" draw:layer="layout" svg:width="1.856cm" svg:height="1.33cm" svg:x="23.264cm" svg:y="4.16cm" svg:viewBox="0 0 1857 1331" draw:points="927,1331 0,1331 0,0 1857,0 1857,1331">
          <text:p/>
        </draw:polygon>
        <draw:frame draw:style-name="gr9" draw:text-style-name="P5" draw:layer="layout" svg:width="0.528cm" svg:height="0.615cm" svg:x="22.035cm" svg:y="5.63cm">
          <draw:text-box>
            <text:p text:style-name="P2"><text:span text:style-name="T2">8</text:span></text:p>
          </draw:text-box>
        </draw:frame>
        <draw:polygon draw:style-name="gr35" draw:text-style-name="P25" draw:layer="layout" svg:width="1.856cm" svg:height="0.792cm" svg:x="23.264cm" svg:y="5.513cm" svg:viewBox="0 0 1857 793" draw:points="927,793 0,793 0,0 1857,0 1857,793">
          <text:p/>
        </draw:polygon>
        <draw:frame draw:style-name="gr8" draw:text-style-name="P9" draw:layer="layout" svg:width="1.145cm" svg:height="0.53cm" svg:x="23.622cm" svg:y="4.583cm">
          <draw:text-box>
            <text:p text:style-name="P2"><text:span text:style-name="T4">dado</text:span></text:p>
          </draw:text-box>
        </draw:frame>
        <draw:polygon draw:style-name="gr5" draw:text-style-name="P6" draw:layer="layout" svg:width="1.856cm" svg:height="1.332cm" svg:x="25.218cm" svg:y="4.16cm" svg:viewBox="0 0 1857 1333" draw:points="929,1333 0,1333 0,0 1857,0 1857,1333">
          <text:p/>
        </draw:polygon>
        <draw:polygon draw:style-name="gr7" draw:text-style-name="P8" draw:layer="layout" svg:width="1.856cm" svg:height="0.793cm" svg:x="25.218cm" svg:y="5.515cm" svg:viewBox="0 0 1857 794" draw:points="929,794 0,794 0,0 1857,0 1857,794">
          <text:p/>
        </draw:polygon>
        <draw:frame draw:style-name="gr8" draw:text-style-name="P9" draw:layer="layout" svg:width="1.145cm" svg:height="0.53cm" svg:x="25.576cm" svg:y="4.583cm">
          <draw:text-box>
            <text:p text:style-name="P2"><text:span text:style-name="T4">dado</text:span></text:p>
          </draw:text-box>
        </draw:frame>
        <draw:polygon draw:style-name="gr10" draw:text-style-name="P10" draw:layer="layout" svg:width="1.856cm" svg:height="1.331cm" svg:x="19.284cm" svg:y="6.529cm" svg:viewBox="0 0 1857 1332" draw:points="930,1332 0,1332 0,0 1857,0 1857,1332">
          <text:p/>
        </draw:polygon>
        <draw:polygon draw:style-name="gr14" draw:text-style-name="P11" draw:layer="layout" svg:width="1.191cm" svg:height="1.331cm" svg:x="21.095cm" svg:y="6.529cm" svg:viewBox="0 0 1192 1332" draw:points="596,1332 0,1332 0,0 1192,0 1192,1332">
          <text:p/>
        </draw:polygon>
        <draw:frame draw:style-name="gr13" draw:text-style-name="P9" draw:layer="layout" svg:width="0.832cm" svg:height="0.53cm" svg:x="19.798cm" svg:y="6.954cm">
          <draw:text-box>
            <text:p text:style-name="P2"><text:span text:style-name="T4">Qtd</text:span></text:p>
          </draw:text-box>
        </draw:frame>
        <draw:polygon draw:style-name="gr10" draw:text-style-name="P10" draw:layer="layout" svg:width="1.856cm" svg:height="1.331cm" svg:x="24.081cm" svg:y="6.529cm" svg:viewBox="0 0 1857 1332" draw:points="929,1332 0,1332 0,0 1857,0 1857,1332">
          <text:p/>
        </draw:polygon>
        <draw:frame draw:style-name="gr9" draw:text-style-name="P5" draw:layer="layout" svg:width="0.528cm" svg:height="0.615cm" svg:x="21.523cm" svg:y="6.917cm">
          <draw:text-box>
            <text:p text:style-name="P2"><text:span text:style-name="T2">2</text:span></text:p>
          </draw:text-box>
        </draw:frame>
        <draw:polygon draw:style-name="gr14" draw:text-style-name="P11" draw:layer="layout" svg:width="1.192cm" svg:height="1.331cm" svg:x="25.891cm" svg:y="6.529cm" svg:viewBox="0 0 1193 1332" draw:points="597,1332 0,1332 0,0 1193,0 1193,1332">
          <text:p/>
        </draw:polygon>
        <draw:frame draw:style-name="gr15" draw:text-style-name="P9" draw:layer="layout" svg:width="1.014cm" svg:height="0.53cm" svg:x="24.522cm" svg:y="6.954cm">
          <draw:text-box>
            <text:p text:style-name="P2"><text:span text:style-name="T4">Prox</text:span></text:p>
          </draw:text-box>
        </draw:frame>
        <draw:polygon draw:style-name="gr3" draw:text-style-name="P4" draw:layer="layout" svg:width="8.021cm" svg:height="5cm" svg:x="1.198cm" svg:y="4cm" svg:viewBox="0 0 8022 5001" draw:points="4012,5001 0,5001 0,0 8022,0 8022,5001">
          <text:p/>
        </draw:polygon>
        <draw:frame draw:style-name="gr9" draw:text-style-name="P5" draw:layer="layout" svg:width="0.528cm" svg:height="0.615cm" svg:x="26.321cm" svg:y="6.917cm">
          <draw:text-box>
            <text:p text:style-name="P2"><text:span text:style-name="T2">0</text:span></text:p>
          </draw:text-box>
        </draw:frame>
        <draw:polygon draw:style-name="gr5" draw:text-style-name="P6" draw:layer="layout" svg:width="1.856cm" svg:height="1.332cm" svg:x="1.284cm" svg:y="4.16cm" svg:viewBox="0 0 1857 1333" draw:points="929,1333 0,1333 0,0 1857,0 1857,1333">
          <text:p/>
        </draw:polygon>
        <draw:frame draw:style-name="gr4" draw:text-style-name="P5" draw:layer="layout" svg:width="2.445cm" svg:height="0.615cm" svg:x="3.99cm" svg:y="8.067cm">
          <draw:text-box>
            <text:p text:style-name="P2"><text:span text:style-name="T2">pedaço 0</text:span></text:p>
          </draw:text-box>
        </draw:frame>
        <draw:polygon draw:style-name="gr7" draw:text-style-name="P8" draw:layer="layout" svg:width="1.856cm" svg:height="0.793cm" svg:x="1.284cm" svg:y="5.515cm" svg:viewBox="0 0 1857 794" draw:points="929,794 0,794 0,0 1857,0 1857,794">
          <text:p/>
        </draw:polygon>
        <draw:frame draw:style-name="gr8" draw:text-style-name="P9" draw:layer="layout" svg:width="1.145cm" svg:height="0.53cm" svg:x="1.64cm" svg:y="4.583cm">
          <draw:text-box>
            <text:p text:style-name="P2"><text:span text:style-name="T4">dado</text:span></text:p>
          </draw:text-box>
        </draw:frame>
        <draw:polygon draw:style-name="gr5" draw:text-style-name="P6" draw:layer="layout" svg:width="1.855cm" svg:height="1.332cm" svg:x="3.276cm" svg:y="4.158cm" svg:viewBox="0 0 1856 1333" draw:points="928,1333 0,1333 0,0 1856,0 1856,1333">
          <text:p/>
        </draw:polygon>
        <draw:frame draw:style-name="gr9" draw:text-style-name="P5" draw:layer="layout" svg:width="0.528cm" svg:height="0.615cm" svg:x="2.043cm" svg:y="5.633cm">
          <draw:text-box>
            <text:p text:style-name="P2"><text:span text:style-name="T2">3</text:span></text:p>
          </draw:text-box>
        </draw:frame>
        <draw:polygon draw:style-name="gr7" draw:text-style-name="P8" draw:layer="layout" svg:width="1.855cm" svg:height="0.794cm" svg:x="3.276cm" svg:y="5.512cm" svg:viewBox="0 0 1856 795" draw:points="928,795 0,795 0,0 1856,0 1856,795">
          <text:p/>
        </draw:polygon>
        <draw:frame draw:style-name="gr8" draw:text-style-name="P9" draw:layer="layout" svg:width="1.145cm" svg:height="0.53cm" svg:x="3.634cm" svg:y="4.583cm">
          <draw:text-box>
            <text:p text:style-name="P2"><text:span text:style-name="T4">dado</text:span></text:p>
          </draw:text-box>
        </draw:frame>
        <draw:polygon draw:style-name="gr5" draw:text-style-name="P6" draw:layer="layout" svg:width="1.856cm" svg:height="1.33cm" svg:x="5.264cm" svg:y="4.16cm" svg:viewBox="0 0 1857 1331" draw:points="927,1331 0,1331 0,0 1857,0 1857,1331">
          <text:p/>
        </draw:polygon>
        <draw:frame draw:style-name="gr9" draw:text-style-name="P5" draw:layer="layout" svg:width="0.528cm" svg:height="0.615cm" svg:x="4.036cm" svg:y="5.63cm">
          <draw:text-box>
            <text:p text:style-name="P2"><text:span text:style-name="T2">5</text:span></text:p>
          </draw:text-box>
        </draw:frame>
        <draw:polygon draw:style-name="gr7" draw:text-style-name="P8" draw:layer="layout" svg:width="1.856cm" svg:height="0.792cm" svg:x="5.264cm" svg:y="5.513cm" svg:viewBox="0 0 1857 793" draw:points="927,793 0,793 0,0 1857,0 1857,793">
          <text:p/>
        </draw:polygon>
        <draw:polygon draw:style-name="gr5" draw:text-style-name="P6" draw:layer="layout" svg:width="1.856cm" svg:height="1.332cm" svg:x="7.218cm" svg:y="4.16cm" svg:viewBox="0 0 1857 1333" draw:points="929,1333 0,1333 0,0 1857,0 1857,1333">
          <text:p/>
        </draw:polygon>
        <draw:frame draw:style-name="gr8" draw:text-style-name="P9" draw:layer="layout" svg:width="1.145cm" svg:height="0.53cm" svg:x="5.62cm" svg:y="4.583cm">
          <draw:text-box>
            <text:p text:style-name="P2"><text:span text:style-name="T4">dado</text:span></text:p>
          </draw:text-box>
        </draw:frame>
        <draw:polygon draw:style-name="gr7" draw:text-style-name="P8" draw:layer="layout" svg:width="1.856cm" svg:height="0.793cm" svg:x="7.218cm" svg:y="5.515cm" svg:viewBox="0 0 1857 794" draw:points="929,794 0,794 0,0 1857,0 1857,794">
          <text:p/>
        </draw:polygon>
        <draw:polygon draw:style-name="gr10" draw:text-style-name="P10" draw:layer="layout" svg:width="1.856cm" svg:height="1.331cm" svg:x="1.284cm" svg:y="6.529cm" svg:viewBox="0 0 1857 1332" draw:points="929,1332 0,1332 0,0 1857,0 1857,1332">
          <text:p/>
        </draw:polygon>
        <draw:frame draw:style-name="gr8" draw:text-style-name="P9" draw:layer="layout" svg:width="1.145cm" svg:height="0.53cm" svg:x="7.578cm" svg:y="4.583cm">
          <draw:text-box>
            <text:p text:style-name="P2"><text:span text:style-name="T4">dado</text:span></text:p>
          </draw:text-box>
        </draw:frame>
        <draw:polygon draw:style-name="gr11" draw:text-style-name="P11" draw:layer="layout" svg:width="1.192cm" svg:height="1.331cm" svg:x="3.094cm" svg:y="6.529cm" svg:viewBox="0 0 1193 1332" draw:points="597,1332 0,1332 0,0 1193,0 1193,1332">
          <text:p/>
        </draw:polygon>
        <draw:polygon draw:style-name="gr12" draw:text-style-name="P12" draw:layer="layout" svg:width="1.192cm" svg:height="1.331cm" svg:x="3.094cm" svg:y="6.529cm" svg:viewBox="0 0 1193 1332" draw:points="597,1332 0,1332 0,0 1193,0 1193,1332">
          <text:p/>
        </draw:polygon>
        <draw:frame draw:style-name="gr13" draw:text-style-name="P9" draw:layer="layout" svg:width="0.832cm" svg:height="0.53cm" svg:x="1.799cm" svg:y="6.954cm">
          <draw:text-box>
            <text:p text:style-name="P2"><text:span text:style-name="T4">Qtd</text:span></text:p>
          </draw:text-box>
        </draw:frame>
        <draw:polygon draw:style-name="gr10" draw:text-style-name="P10" draw:layer="layout" svg:width="1.856cm" svg:height="1.331cm" svg:x="6.081cm" svg:y="6.529cm" svg:viewBox="0 0 1857 1332" draw:points="930,1332 0,1332 0,0 1857,0 1857,1332">
          <text:p/>
        </draw:polygon>
        <draw:frame draw:style-name="gr9" draw:text-style-name="P5" draw:layer="layout" svg:width="0.528cm" svg:height="0.615cm" svg:x="3.521cm" svg:y="6.917cm">
          <draw:text-box>
            <text:p text:style-name="P2"><text:span text:style-name="T2">2</text:span></text:p>
          </draw:text-box>
        </draw:frame>
        <draw:polygon draw:style-name="gr14" draw:text-style-name="P11" draw:layer="layout" svg:width="1.192cm" svg:height="1.331cm" svg:x="7.891cm" svg:y="6.529cm" svg:viewBox="0 0 1193 1332" draw:points="597,1332 0,1332 0,0 1193,0 1193,1332">
          <text:p/>
        </draw:polygon>
        <draw:frame draw:style-name="gr15" draw:text-style-name="P9" draw:layer="layout" svg:width="1.014cm" svg:height="0.53cm" svg:x="6.519cm" svg:y="6.954cm">
          <draw:text-box>
            <text:p text:style-name="P2"><text:span text:style-name="T4">Prox</text:span></text:p>
          </draw:text-box>
        </draw:frame>
        <draw:polygon draw:style-name="gr3" draw:text-style-name="P4" draw:layer="layout" svg:width="8.021cm" svg:height="5cm" svg:x="1.198cm" svg:y="4cm" svg:viewBox="0 0 8022 5001" draw:points="4012,5001 0,5001 0,0 8022,0 8022,5001">
          <text:p/>
        </draw:polygon>
        <draw:frame draw:style-name="gr9" draw:text-style-name="P5" draw:layer="layout" svg:width="0.528cm" svg:height="0.615cm" svg:x="8.319cm" svg:y="6.917cm">
          <draw:text-box>
            <text:p text:style-name="P2"><text:span text:style-name="T2">3</text:span></text:p>
          </draw:text-box>
        </draw:frame>
        <draw:polygon draw:style-name="gr5" draw:text-style-name="P6" draw:layer="layout" svg:width="1.856cm" svg:height="1.332cm" svg:x="1.284cm" svg:y="4.16cm" svg:viewBox="0 0 1857 1333" draw:points="929,1333 0,1333 0,0 1857,0 1857,1333">
          <text:p/>
        </draw:polygon>
        <draw:frame draw:style-name="gr4" draw:text-style-name="P5" draw:layer="layout" svg:width="2.445cm" svg:height="0.615cm" svg:x="3.99cm" svg:y="8.067cm">
          <draw:text-box>
            <text:p text:style-name="P2"><text:span text:style-name="T2">pedaço 0</text:span></text:p>
          </draw:text-box>
        </draw:frame>
        <draw:polygon draw:style-name="gr7" draw:text-style-name="P8" draw:layer="layout" svg:width="1.856cm" svg:height="0.793cm" svg:x="1.284cm" svg:y="5.515cm" svg:viewBox="0 0 1857 794" draw:points="929,794 0,794 0,0 1857,0 1857,794">
          <text:p/>
        </draw:polygon>
        <draw:frame draw:style-name="gr8" draw:text-style-name="P9" draw:layer="layout" svg:width="1.145cm" svg:height="0.53cm" svg:x="1.64cm" svg:y="4.583cm">
          <draw:text-box>
            <text:p text:style-name="P2"><text:span text:style-name="T4">dado</text:span></text:p>
          </draw:text-box>
        </draw:frame>
        <draw:polygon draw:style-name="gr5" draw:text-style-name="P6" draw:layer="layout" svg:width="1.855cm" svg:height="1.332cm" svg:x="3.276cm" svg:y="4.158cm" svg:viewBox="0 0 1856 1333" draw:points="928,1333 0,1333 0,0 1856,0 1856,1333">
          <text:p/>
        </draw:polygon>
        <draw:frame draw:style-name="gr16" draw:text-style-name="P5" draw:layer="layout" svg:width="0.679cm" svg:height="0.615cm" svg:x="1.873cm" svg:y="5.633cm">
          <draw:text-box>
            <text:p text:style-name="P2"><text:span text:style-name="T2">14</text:span></text:p>
          </draw:text-box>
        </draw:frame>
        <draw:polygon draw:style-name="gr7" draw:text-style-name="P8" draw:layer="layout" svg:width="1.855cm" svg:height="0.794cm" svg:x="3.276cm" svg:y="5.512cm" svg:viewBox="0 0 1856 795" draw:points="928,795 0,795 0,0 1856,0 1856,795">
          <text:p/>
        </draw:polygon>
        <draw:frame draw:style-name="gr8" draw:text-style-name="P9" draw:layer="layout" svg:width="1.145cm" svg:height="0.53cm" svg:x="3.634cm" svg:y="4.583cm">
          <draw:text-box>
            <text:p text:style-name="P2"><text:span text:style-name="T4">dado</text:span></text:p>
          </draw:text-box>
        </draw:frame>
        <draw:polygon draw:style-name="gr5" draw:text-style-name="P6" draw:layer="layout" svg:width="1.856cm" svg:height="1.33cm" svg:x="5.264cm" svg:y="4.16cm" svg:viewBox="0 0 1857 1331" draw:points="927,1331 0,1331 0,0 1857,0 1857,1331">
          <text:p/>
        </draw:polygon>
        <draw:frame draw:style-name="gr16" draw:text-style-name="P5" draw:layer="layout" svg:width="0.679cm" svg:height="0.615cm" svg:x="3.866cm" svg:y="5.63cm">
          <draw:text-box>
            <text:p text:style-name="P2"><text:span text:style-name="T2">18</text:span></text:p>
          </draw:text-box>
        </draw:frame>
        <draw:polygon draw:style-name="gr7" draw:text-style-name="P8" draw:layer="layout" svg:width="1.856cm" svg:height="0.792cm" svg:x="5.264cm" svg:y="5.513cm" svg:viewBox="0 0 1857 793" draw:points="927,793 0,793 0,0 1857,0 1857,793">
          <text:p/>
        </draw:polygon>
        <draw:frame draw:style-name="gr8" draw:text-style-name="P9" draw:layer="layout" svg:width="1.145cm" svg:height="0.53cm" svg:x="5.62cm" svg:y="4.583cm">
          <draw:text-box>
            <text:p text:style-name="P2"><text:span text:style-name="T4">dado</text:span></text:p>
          </draw:text-box>
        </draw:frame>
        <draw:polygon draw:style-name="gr5" draw:text-style-name="P6" draw:layer="layout" svg:width="1.856cm" svg:height="1.332cm" svg:x="7.218cm" svg:y="4.16cm" svg:viewBox="0 0 1857 1333" draw:points="929,1333 0,1333 0,0 1857,0 1857,1333">
          <text:p/>
        </draw:polygon>
        <draw:frame draw:style-name="gr19" draw:text-style-name="P13" draw:layer="layout" svg:width="0.705cm" svg:height="0.712cm" svg:x="5.842cm" svg:y="5.588cm">
          <draw:text-box>
            <text:p text:style-name="P2"><text:span text:style-name="T6">23</text:span></text:p>
          </draw:text-box>
        </draw:frame>
        <draw:polygon draw:style-name="gr7" draw:text-style-name="P8" draw:layer="layout" svg:width="1.856cm" svg:height="0.793cm" svg:x="7.218cm" svg:y="5.515cm" svg:viewBox="0 0 1857 794" draw:points="929,794 0,794 0,0 1857,0 1857,794">
          <text:p/>
        </draw:polygon>
        <draw:frame draw:style-name="gr8" draw:text-style-name="P9" draw:layer="layout" svg:width="1.145cm" svg:height="0.53cm" svg:x="7.578cm" svg:y="4.583cm">
          <draw:text-box>
            <text:p text:style-name="P2"><text:span text:style-name="T4">dado</text:span></text:p>
          </draw:text-box>
        </draw:frame>
        <draw:polygon draw:style-name="gr10" draw:text-style-name="P10" draw:layer="layout" svg:width="1.856cm" svg:height="1.331cm" svg:x="1.284cm" svg:y="6.529cm" svg:viewBox="0 0 1857 1332" draw:points="929,1332 0,1332 0,0 1857,0 1857,1332">
          <text:p/>
        </draw:polygon>
        <draw:frame draw:style-name="gr17" draw:text-style-name="P5" draw:layer="layout" svg:width="0.595cm" svg:height="0.589cm" svg:x="7.849cm" svg:y="5.645cm">
          <draw:text-box>
            <text:p text:style-name="P2"><text:span text:style-name="T5">31</text:span></text:p>
          </draw:text-box>
        </draw:frame>
        <draw:polygon draw:style-name="gr14" draw:text-style-name="P11" draw:layer="layout" svg:width="1.192cm" svg:height="1.331cm" svg:x="3.094cm" svg:y="6.529cm" svg:viewBox="0 0 1193 1332" draw:points="597,1332 0,1332 0,0 1193,0 1193,1332">
          <text:p/>
        </draw:polygon>
        <draw:frame draw:style-name="gr13" draw:text-style-name="P9" draw:layer="layout" svg:width="0.832cm" svg:height="0.53cm" svg:x="1.799cm" svg:y="6.954cm">
          <draw:text-box>
            <text:p text:style-name="P2"><text:span text:style-name="T4">Qtd</text:span></text:p>
          </draw:text-box>
        </draw:frame>
        <draw:polygon draw:style-name="gr10" draw:text-style-name="P10" draw:layer="layout" svg:width="1.856cm" svg:height="1.331cm" svg:x="6.081cm" svg:y="6.529cm" svg:viewBox="0 0 1857 1332" draw:points="930,1332 0,1332 0,0 1857,0 1857,1332">
          <text:p/>
        </draw:polygon>
        <draw:frame draw:style-name="gr9" draw:text-style-name="P5" draw:layer="layout" svg:width="0.528cm" svg:height="0.615cm" svg:x="3.521cm" svg:y="6.917cm">
          <draw:text-box>
            <text:p text:style-name="P2"><text:span text:style-name="T2">4</text:span></text:p>
          </draw:text-box>
        </draw:frame>
        <draw:polygon draw:style-name="gr14" draw:text-style-name="P11" draw:layer="layout" svg:width="1.192cm" svg:height="1.331cm" svg:x="7.891cm" svg:y="6.529cm" svg:viewBox="0 0 1193 1332" draw:points="597,1332 0,1332 0,0 1193,0 1193,1332">
          <text:p/>
        </draw:polygon>
        <draw:frame draw:style-name="gr15" draw:text-style-name="P9" draw:layer="layout" svg:width="1.014cm" svg:height="0.53cm" svg:x="6.519cm" svg:y="6.954cm">
          <draw:text-box>
            <text:p text:style-name="P2"><text:span text:style-name="T4">Prox</text:span></text:p>
          </draw:text-box>
        </draw:frame>
        <draw:polygon draw:style-name="gr3" draw:text-style-name="P4" draw:layer="layout" svg:width="8.021cm" svg:height="5cm" svg:x="17.378cm" svg:y="9.6cm" svg:viewBox="0 0 8022 5001" draw:points="4011,5001 0,5001 0,0 8022,0 8022,5001">
          <text:p/>
        </draw:polygon>
        <draw:frame draw:style-name="gr9" draw:text-style-name="P5" draw:layer="layout" svg:width="0.528cm" svg:height="0.615cm" svg:x="8.319cm" svg:y="6.917cm">
          <draw:text-box>
            <text:p text:style-name="P2"><text:span text:style-name="T2">3</text:span></text:p>
          </draw:text-box>
        </draw:frame>
        <draw:polygon draw:style-name="gr5" draw:text-style-name="P6" draw:layer="layout" svg:width="1.856cm" svg:height="1.332cm" svg:x="17.464cm" svg:y="9.76cm" svg:viewBox="0 0 1857 1333" draw:points="928,1333 0,1333 0,0 1857,0 1857,1333">
          <text:p/>
        </draw:polygon>
        <draw:frame draw:style-name="gr4" draw:text-style-name="P5" draw:layer="layout" svg:width="2.445cm" svg:height="0.615cm" svg:x="20.168cm" svg:y="13.666cm">
          <draw:text-box>
            <text:p text:style-name="P2"><text:span text:style-name="T2">pedaço 4</text:span></text:p>
          </draw:text-box>
        </draw:frame>
        <draw:polygon draw:style-name="gr7" draw:text-style-name="P8" draw:layer="layout" svg:width="1.856cm" svg:height="0.793cm" svg:x="17.464cm" svg:y="11.115cm" svg:viewBox="0 0 1857 794" draw:points="928,794 0,794 0,0 1857,0 1857,794">
          <text:p/>
        </draw:polygon>
        <draw:frame draw:style-name="gr8" draw:text-style-name="P9" draw:layer="layout" svg:width="1.145cm" svg:height="0.53cm" svg:x="17.822cm" svg:y="10.186cm">
          <draw:text-box>
            <text:p text:style-name="P2"><text:span text:style-name="T4">dado</text:span></text:p>
          </draw:text-box>
        </draw:frame>
        <draw:polygon draw:style-name="gr5" draw:text-style-name="P6" draw:layer="layout" svg:width="1.856cm" svg:height="1.332cm" svg:x="19.454cm" svg:y="9.758cm" svg:viewBox="0 0 1857 1333" draw:points="930,1333 0,1333 0,0 1857,0 1857,1333">
          <text:p/>
        </draw:polygon>
        <draw:polygon draw:style-name="gr7" draw:text-style-name="P8" draw:layer="layout" svg:width="1.856cm" svg:height="0.794cm" svg:x="19.454cm" svg:y="11.112cm" svg:viewBox="0 0 1857 795" draw:points="930,795 0,795 0,0 1857,0 1857,795">
          <text:p/>
        </draw:polygon>
        <draw:frame draw:style-name="gr8" draw:text-style-name="P9" draw:layer="layout" svg:width="1.145cm" svg:height="0.53cm" svg:x="19.812cm" svg:y="10.182cm">
          <draw:text-box>
            <text:p text:style-name="P2"><text:span text:style-name="T4">dado</text:span></text:p>
          </draw:text-box>
        </draw:frame>
        <draw:polygon draw:style-name="gr5" draw:text-style-name="P6" draw:layer="layout" svg:width="1.856cm" svg:height="1.33cm" svg:x="21.442cm" svg:y="9.76cm" svg:viewBox="0 0 1857 1331" draw:points="929,1331 0,1331 0,0 1857,0 1857,1331">
          <text:p/>
        </draw:polygon>
        <draw:frame draw:style-name="gr16" draw:text-style-name="P5" draw:layer="layout" svg:width="0.679cm" svg:height="0.615cm" svg:x="20.045cm" svg:y="11.232cm">
          <draw:text-box>
            <text:p text:style-name="P2"><text:span text:style-name="T2">72</text:span></text:p>
          </draw:text-box>
        </draw:frame>
        <draw:polygon draw:style-name="gr35" draw:text-style-name="P21" draw:layer="layout" svg:width="1.856cm" svg:height="0.792cm" svg:x="21.442cm" svg:y="11.113cm" svg:viewBox="0 0 1857 793" draw:points="929,793 0,793 0,0 1857,0 1857,793">
          <text:p/>
        </draw:polygon>
        <draw:polygon draw:style-name="gr5" draw:text-style-name="P6" draw:layer="layout" svg:width="1.856cm" svg:height="1.332cm" svg:x="23.397cm" svg:y="9.76cm" svg:viewBox="0 0 1857 1333" draw:points="929,1333 0,1333 0,0 1857,0 1857,1333">
          <text:p/>
        </draw:polygon>
        <draw:frame draw:style-name="gr8" draw:text-style-name="P9" draw:layer="layout" svg:width="1.145cm" svg:height="0.53cm" svg:x="21.802cm" svg:y="10.186cm">
          <draw:text-box>
            <text:p text:style-name="P2"><text:span text:style-name="T4">dado</text:span></text:p>
          </draw:text-box>
        </draw:frame>
        <draw:polygon draw:style-name="gr7" draw:text-style-name="P8" draw:layer="layout" svg:width="1.856cm" svg:height="0.793cm" svg:x="23.397cm" svg:y="11.115cm" svg:viewBox="0 0 1857 794" draw:points="929,794 0,794 0,0 1857,0 1857,794">
          <text:p/>
        </draw:polygon>
        <draw:polygon draw:style-name="gr10" draw:text-style-name="P10" draw:layer="layout" svg:width="1.856cm" svg:height="1.331cm" svg:x="17.464cm" svg:y="12.129cm" svg:viewBox="0 0 1857 1332" draw:points="928,1332 0,1332 0,0 1857,0 1857,1332">
          <text:p/>
        </draw:polygon>
        <draw:frame draw:style-name="gr8" draw:text-style-name="P9" draw:layer="layout" svg:width="1.145cm" svg:height="0.53cm" svg:x="23.756cm" svg:y="10.186cm">
          <draw:text-box>
            <text:p text:style-name="P2"><text:span text:style-name="T4">dado</text:span></text:p>
          </draw:text-box>
        </draw:frame>
        <draw:polygon draw:style-name="gr14" draw:text-style-name="P23" draw:layer="layout" svg:width="1.192cm" svg:height="1.331cm" svg:x="19.274cm" svg:y="12.129cm" svg:viewBox="0 0 1193 1332" draw:points="596,1332 0,1332 0,0 1193,0 1193,1332">
          <text:p/>
        </draw:polygon>
        <draw:frame draw:style-name="gr13" draw:text-style-name="P9" draw:layer="layout" svg:width="0.832cm" svg:height="0.53cm" svg:x="17.978cm" svg:y="12.553cm">
          <draw:text-box>
            <text:p text:style-name="P2"><text:span text:style-name="T4">Qtd</text:span></text:p>
          </draw:text-box>
        </draw:frame>
        <draw:polygon draw:style-name="gr10" draw:text-style-name="P10" draw:layer="layout" svg:width="1.856cm" svg:height="1.331cm" svg:x="22.26cm" svg:y="12.129cm" svg:viewBox="0 0 1857 1332" draw:points="930,1332 0,1332 0,0 1857,0 1857,1332">
          <text:p/>
        </draw:polygon>
        <draw:frame draw:style-name="gr9" draw:text-style-name="P5" draw:layer="layout" svg:width="0.528cm" svg:height="0.615cm" svg:x="19.703cm" svg:y="12.516cm">
          <draw:text-box>
            <text:p text:style-name="P2"><text:span text:style-name="T2">4</text:span></text:p>
          </draw:text-box>
        </draw:frame>
        <draw:polygon draw:style-name="gr14" draw:text-style-name="P11" draw:layer="layout" svg:width="1.192cm" svg:height="1.331cm" svg:x="24.071cm" svg:y="12.129cm" svg:viewBox="0 0 1193 1332" draw:points="596,1332 0,1332 0,0 1193,0 1193,1332">
          <text:p/>
        </draw:polygon>
        <draw:frame draw:style-name="gr15" draw:text-style-name="P9" draw:layer="layout" svg:width="1.014cm" svg:height="0.53cm" svg:x="22.698cm" svg:y="12.553cm">
          <draw:text-box>
            <text:p text:style-name="P2"><text:span text:style-name="T4">Prox</text:span></text:p>
          </draw:text-box>
        </draw:frame>
        <draw:polygon draw:style-name="gr3" draw:text-style-name="P4" draw:layer="layout" svg:width="8.021cm" svg:height="5cm" svg:x="8.183cm" svg:y="9.56cm" svg:viewBox="0 0 8022 5001" draw:points="4012,5001 0,5001 0,0 8022,0 8022,5001">
          <text:p/>
        </draw:polygon>
        <draw:frame draw:style-name="gr20" draw:text-style-name="P9" draw:layer="layout" svg:width="0.459cm" svg:height="0.53cm" svg:x="24.44cm" svg:y="12.553cm">
          <draw:text-box>
            <text:p text:style-name="P2"><text:span text:style-name="T4">-1</text:span></text:p>
          </draw:text-box>
        </draw:frame>
        <draw:polygon draw:style-name="gr5" draw:text-style-name="P6" draw:layer="layout" svg:width="1.856cm" svg:height="1.332cm" svg:x="8.269cm" svg:y="9.72cm" svg:viewBox="0 0 1857 1333" draw:points="930,1333 0,1333 0,0 1857,0 1857,1333">
          <text:p/>
        </draw:polygon>
        <draw:frame draw:style-name="gr4" draw:text-style-name="P5" draw:layer="layout" svg:width="2.445cm" svg:height="0.615cm" svg:x="10.975cm" svg:y="13.627cm">
          <draw:text-box>
            <text:p text:style-name="P2"><text:span text:style-name="T2">pedaço 3</text:span></text:p>
          </draw:text-box>
        </draw:frame>
        <draw:polygon draw:style-name="gr7" draw:text-style-name="P8" draw:layer="layout" svg:width="1.856cm" svg:height="0.793cm" svg:x="8.269cm" svg:y="11.075cm" svg:viewBox="0 0 1857 794" draw:points="930,794 0,794 0,0 1857,0 1857,794">
          <text:p/>
        </draw:polygon>
        <draw:frame draw:style-name="gr8" draw:text-style-name="P9" draw:layer="layout" svg:width="1.145cm" svg:height="0.53cm" svg:x="8.625cm" svg:y="10.147cm">
          <draw:text-box>
            <text:p text:style-name="P2"><text:span text:style-name="T4">dado</text:span></text:p>
          </draw:text-box>
        </draw:frame>
        <draw:polygon draw:style-name="gr5" draw:text-style-name="P6" draw:layer="layout" svg:width="1.855cm" svg:height="1.332cm" svg:x="10.261cm" svg:y="9.718cm" svg:viewBox="0 0 1856 1333" draw:points="928,1333 0,1333 0,0 1856,0 1856,1333">
          <text:p/>
        </draw:polygon>
        <draw:frame draw:style-name="gr16" draw:text-style-name="P5" draw:layer="layout" svg:width="0.679cm" svg:height="0.615cm" svg:x="8.858cm" svg:y="11.193cm">
          <draw:text-box>
            <text:p text:style-name="P2"><text:span text:style-name="T2">32</text:span></text:p>
          </draw:text-box>
        </draw:frame>
        <draw:polygon draw:style-name="gr7" draw:text-style-name="P8" draw:layer="layout" svg:width="1.855cm" svg:height="0.794cm" svg:x="10.261cm" svg:y="11.072cm" svg:viewBox="0 0 1856 795" draw:points="928,795 0,795 0,0 1856,0 1856,795">
          <text:p/>
        </draw:polygon>
        <draw:frame draw:style-name="gr8" draw:text-style-name="P9" draw:layer="layout" svg:width="1.145cm" svg:height="0.53cm" svg:x="10.619cm" svg:y="10.143cm">
          <draw:text-box>
            <text:p text:style-name="P2"><text:span text:style-name="T4">dado</text:span></text:p>
          </draw:text-box>
        </draw:frame>
        <draw:polygon draw:style-name="gr5" draw:text-style-name="P6" draw:layer="layout" svg:width="1.856cm" svg:height="1.33cm" svg:x="12.249cm" svg:y="9.72cm" svg:viewBox="0 0 1857 1331" draw:points="927,1331 0,1331 0,0 1857,0 1857,1331">
          <text:p/>
        </draw:polygon>
        <draw:frame draw:style-name="gr16" draw:text-style-name="P5" draw:layer="layout" svg:width="0.679cm" svg:height="0.615cm" svg:x="10.851cm" svg:y="11.189cm">
          <draw:text-box>
            <text:p text:style-name="P2"><text:span text:style-name="T2">35</text:span></text:p>
          </draw:text-box>
        </draw:frame>
        <draw:polygon draw:style-name="gr7" draw:text-style-name="P8" draw:layer="layout" svg:width="1.856cm" svg:height="0.792cm" svg:x="12.249cm" svg:y="11.073cm" svg:viewBox="0 0 1857 793" draw:points="927,793 0,793 0,0 1857,0 1857,793">
          <text:p/>
        </draw:polygon>
        <draw:frame draw:style-name="gr8" draw:text-style-name="P9" draw:layer="layout" svg:width="1.145cm" svg:height="0.53cm" svg:x="12.605cm" svg:y="10.143cm">
          <draw:text-box>
            <text:p text:style-name="P2"><text:span text:style-name="T4">dado</text:span></text:p>
          </draw:text-box>
        </draw:frame>
        <draw:polygon draw:style-name="gr5" draw:text-style-name="P6" draw:layer="layout" svg:width="1.856cm" svg:height="1.332cm" svg:x="14.203cm" svg:y="9.72cm" svg:viewBox="0 0 1857 1333" draw:points="929,1333 0,1333 0,0 1857,0 1857,1333">
          <text:p/>
        </draw:polygon>
        <draw:frame draw:style-name="gr17" draw:text-style-name="P5" draw:layer="layout" svg:width="0.595cm" svg:height="0.589cm" svg:x="12.88cm" svg:y="11.201cm">
          <draw:text-box>
            <text:p text:style-name="P2"><text:span text:style-name="T5">38</text:span></text:p>
          </draw:text-box>
        </draw:frame>
        <draw:polygon draw:style-name="gr7" draw:text-style-name="P8" draw:layer="layout" svg:width="1.856cm" svg:height="0.793cm" svg:x="14.203cm" svg:y="11.075cm" svg:viewBox="0 0 1857 794" draw:points="929,794 0,794 0,0 1857,0 1857,794">
          <text:p/>
        </draw:polygon>
        <draw:frame draw:style-name="gr8" draw:text-style-name="P9" draw:layer="layout" svg:width="1.145cm" svg:height="0.53cm" svg:x="14.563cm" svg:y="10.147cm">
          <draw:text-box>
            <text:p text:style-name="P2"><text:span text:style-name="T4">dado</text:span></text:p>
          </draw:text-box>
        </draw:frame>
        <draw:polygon draw:style-name="gr27" draw:text-style-name="P10" draw:layer="layout" svg:width="1.856cm" svg:height="1.331cm" svg:x="8.269cm" svg:y="12.089cm" svg:viewBox="0 0 1857 1332" draw:points="930,1332 0,1332 0,0 1857,0 1857,1332">
          <text:p/>
        </draw:polygon>
        <draw:polygon draw:style-name="gr12" draw:text-style-name="P12" draw:layer="layout" svg:width="1.856cm" svg:height="1.331cm" svg:x="8.269cm" svg:y="12.089cm" svg:viewBox="0 0 1857 1332" draw:points="930,1332 0,1332 0,0 1857,0 1857,1332">
          <text:p/>
        </draw:polygon>
        <draw:polygon draw:style-name="gr14" draw:text-style-name="P11" draw:layer="layout" svg:width="1.192cm" svg:height="1.331cm" svg:x="10.079cm" svg:y="12.089cm" svg:viewBox="0 0 1193 1332" draw:points="598,1332 0,1332 0,0 1193,0 1193,1332">
          <text:p/>
        </draw:polygon>
        <draw:frame draw:style-name="gr13" draw:text-style-name="P9" draw:layer="layout" svg:width="0.832cm" svg:height="0.53cm" svg:x="8.784cm" svg:y="12.514cm">
          <draw:text-box>
            <text:p text:style-name="P2"><text:span text:style-name="T4">Qtd</text:span></text:p>
          </draw:text-box>
        </draw:frame>
        <draw:polygon draw:style-name="gr10" draw:text-style-name="P10" draw:layer="layout" svg:width="1.856cm" svg:height="1.331cm" svg:x="13.066cm" svg:y="12.089cm" svg:viewBox="0 0 1857 1332" draw:points="930,1332 0,1332 0,0 1857,0 1857,1332">
          <text:p/>
        </draw:polygon>
        <draw:frame draw:style-name="gr9" draw:text-style-name="P5" draw:layer="layout" svg:width="0.528cm" svg:height="0.615cm" svg:x="10.506cm" svg:y="12.477cm">
          <draw:text-box>
            <text:p text:style-name="P2"><text:span text:style-name="T2">3</text:span></text:p>
          </draw:text-box>
        </draw:frame>
        <draw:polygon draw:style-name="gr14" draw:text-style-name="P11" draw:layer="layout" svg:width="1.192cm" svg:height="1.331cm" svg:x="14.876cm" svg:y="12.089cm" svg:viewBox="0 0 1193 1332" draw:points="598,1332 0,1332 0,0 1193,0 1193,1332">
          <text:p/>
        </draw:polygon>
        <draw:frame draw:style-name="gr15" draw:text-style-name="P9" draw:layer="layout" svg:width="1.014cm" svg:height="0.53cm" svg:x="13.504cm" svg:y="12.514cm">
          <draw:text-box>
            <text:p text:style-name="P2"><text:span text:style-name="T4">Prox</text:span></text:p>
          </draw:text-box>
        </draw:frame>
        <draw:polygon draw:style-name="gr3" draw:text-style-name="P4" draw:layer="layout" svg:width="3.513cm" svg:height="4.938cm" svg:x="1.287cm" svg:y="9.862cm" svg:viewBox="0 0 3514 4939" draw:points="1758,4939 0,4939 0,0 3514,0 3514,4939">
          <text:p/>
        </draw:polygon>
        <draw:frame draw:style-name="gr9" draw:text-style-name="P5" draw:layer="layout" svg:width="0.528cm" svg:height="0.615cm" svg:x="15.304cm" svg:y="12.477cm">
          <draw:text-box>
            <text:p text:style-name="P2"><text:span text:style-name="T2">4</text:span></text:p>
          </draw:text-box>
        </draw:frame>
        <draw:polygon draw:style-name="gr10" draw:text-style-name="P10" draw:layer="layout" svg:width="1.659cm" svg:height="1.197cm" svg:x="1.665cm" svg:y="10.02cm" svg:viewBox="0 0 1660 1198" draw:points="830,1198 0,1198 0,0 1660,0 1660,1198">
          <text:p/>
        </draw:polygon>
        <draw:frame draw:style-name="gr21" draw:text-style-name="P14" draw:layer="layout" svg:width="1.801cm" svg:height="0.412cm" svg:x="2.145cm" svg:y="14.065cm">
          <draw:text-box>
            <text:p text:style-name="P2"><text:span text:style-name="T7">cabeçalho</text:span></text:p>
          </draw:text-box>
        </draw:frame>
        <draw:polygon draw:style-name="gr14" draw:text-style-name="P11" draw:layer="layout" svg:width="1.067cm" svg:height="1.197cm" svg:x="3.282cm" svg:y="10.02cm" svg:viewBox="0 0 1068 1198" draw:points="534,1198 0,1198 0,0 1068,0 1068,1198">
          <text:p/>
        </draw:polygon>
        <draw:frame draw:style-name="gr22" draw:text-style-name="P14" draw:layer="layout" svg:width="0.891cm" svg:height="0.412cm" svg:x="2.05cm" svg:y="10.432cm">
          <draw:text-box>
            <text:p text:style-name="P2"><text:span text:style-name="T7">nSeq</text:span></text:p>
          </draw:text-box>
        </draw:frame>
        <draw:polygon draw:style-name="gr10" draw:text-style-name="P10" draw:layer="layout" svg:width="1.659cm" svg:height="1.198cm" svg:x="1.665cm" svg:y="11.328cm" svg:viewBox="0 0 1660 1199" draw:points="830,1199 0,1199 0,0 1660,0 1660,1199">
          <text:p/>
        </draw:polygon>
        <draw:frame draw:style-name="gr9" draw:text-style-name="P5" draw:layer="layout" svg:width="0.528cm" svg:height="0.615cm" svg:x="3.648cm" svg:y="10.339cm">
          <draw:text-box>
            <text:p text:style-name="P2"><text:span text:style-name="T2">5</text:span></text:p>
          </draw:text-box>
        </draw:frame>
        <draw:polygon draw:style-name="gr11" draw:text-style-name="P11" draw:layer="layout" svg:width="1.067cm" svg:height="1.198cm" svg:x="3.282cm" svg:y="11.328cm" svg:viewBox="0 0 1068 1199" draw:points="534,1199 0,1199 0,0 1068,0 1068,1199">
          <text:p/>
        </draw:polygon>
        <draw:polygon draw:style-name="gr12" draw:text-style-name="P12" draw:layer="layout" svg:width="1.067cm" svg:height="1.198cm" svg:x="3.282cm" svg:y="11.328cm" svg:viewBox="0 0 1068 1199" draw:points="534,1199 0,1199 0,0 1068,0 1068,1199">
          <text:p/>
        </draw:polygon>
        <draw:frame draw:style-name="gr22" draw:text-style-name="P14" draw:layer="layout" svg:width="0.891cm" svg:height="0.412cm" svg:x="2.05cm" svg:y="11.741cm">
          <draw:text-box>
            <text:p text:style-name="P2"><text:span text:style-name="T7">pSeq</text:span></text:p>
          </draw:text-box>
        </draw:frame>
        <draw:polygon draw:style-name="gr10" draw:text-style-name="P10" draw:layer="layout" svg:width="1.659cm" svg:height="1.198cm" svg:x="1.665cm" svg:y="12.65cm" svg:viewBox="0 0 1660 1199" draw:points="830,1199 0,1199 0,0 1660,0 1660,1199">
          <text:p/>
        </draw:polygon>
        <draw:frame draw:style-name="gr9" draw:text-style-name="P5" draw:layer="layout" svg:width="0.528cm" svg:height="0.615cm" svg:x="3.648cm" svg:y="11.648cm">
          <draw:text-box>
            <text:p text:style-name="P2"><text:span text:style-name="T2">2</text:span></text:p>
          </draw:text-box>
        </draw:frame>
        <draw:polygon draw:style-name="gr14" draw:text-style-name="P24" draw:layer="layout" svg:width="1.067cm" svg:height="1.198cm" svg:x="3.282cm" svg:y="12.65cm" svg:viewBox="0 0 1068 1199" draw:points="534,1199 0,1199 0,0 1068,0 1068,1199">
          <text:p/>
        </draw:polygon>
        <draw:frame draw:style-name="gr23" draw:text-style-name="P14" draw:layer="layout" svg:width="0.781cm" svg:height="0.412cm" svg:x="2.117cm" svg:y="13.063cm">
          <draw:text-box>
            <text:p text:style-name="P2"><text:span text:style-name="T7">Prox</text:span></text:p>
          </draw:text-box>
        </draw:frame>
        <draw:frame draw:style-name="gr9" draw:text-style-name="P5" draw:layer="layout" svg:width="0.528cm" svg:height="0.615cm" svg:x="3.648cm" svg:y="12.971cm">
          <draw:text-box>
            <text:p text:style-name="P2"><text:span text:style-name="T2">1</text:span></text:p>
          </draw:text-box>
        </draw:frame>
        <draw:frame draw:style-name="gr16" draw:text-style-name="P5" draw:layer="layout" svg:width="0.679cm" svg:height="0.615cm" svg:x="18.046cm" svg:y="11.233cm">
          <draw:text-box>
            <text:p text:style-name="P2"><text:span text:style-name="T2">51</text:span></text:p>
          </draw:text-box>
        </draw:frame>
        <draw:frame draw:style-name="gr16" draw:text-style-name="P5" draw:layer="layout" svg:width="0.679cm" svg:height="0.615cm" svg:x="22.046cm" svg:y="11.233cm">
          <draw:text-box>
            <text:p text:style-name="P2"><text:span text:style-name="T2">80</text:span></text:p>
          </draw:text-box>
        </draw:frame>
        <draw:frame draw:style-name="gr16" draw:text-style-name="P5" draw:layer="layout" svg:width="0.679cm" svg:height="0.615cm" svg:x="24.047cm" svg:y="11.234cm">
          <draw:text-box>
            <text:p text:style-name="P2"><text:span text:style-name="T2">89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 Sans1" svg:font-family="'DejaVu Sans'"/>
    <style:font-face style:name="Liberation Sans2" svg:font-family="'Liberation Sans'"/>
    <style:font-face style:name="Liberation Serif2" svg:font-family="'Liberation Serif'"/>
    <style:font-face style:name="DejaVu Sans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2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27.999cm" fo:page-height="15.74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10-01T21:29:40.297270760</dc:date>
    <meta:editing-duration>PT29M49S</meta:editing-duration>
    <meta:editing-cycles>5</meta:editing-cycles>
    <meta:generator>LibreOffice/6.4.7.2$Linux_X86_64 LibreOffice_project/40$Build-2</meta:generator>
    <meta:document-statistic meta:object-count="6424"/>
  </office:meta>
</office:document-meta>
</file>